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0.92mm" svg:height="144.03mm" svg:x="73.51mm" svg:y="0.8mm">
            <loext:p draw:notify-on-update-of-ranges="Sheet1.A1:Sheet1.A105 Sheet1.B1:Sheet1.B1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2.7029" calcext:value-type="float">
            <text:p>12.702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.7627" calcext:value-type="float">
            <text:p>12.76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.8225" calcext:value-type="float">
            <text:p>12.82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.8823" calcext:value-type="float">
            <text:p>12.882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.9421" calcext:value-type="float">
            <text:p>12.94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.0019" calcext:value-type="float">
            <text:p>13.001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.0617" calcext:value-type="float">
            <text:p>13.0617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13.1216" calcext:value-type="float">
            <text:p>13.1216</text:p>
          </table:table-cell>
          <table:table-cell office:value-type="float" office:value="85.3333" calcext:value-type="float">
            <text:p>85.3333</text:p>
          </table:table-cell>
        </table:table-row>
        <table:table-row table:style-name="ro1">
          <table:table-cell office:value-type="float" office:value="13.1814" calcext:value-type="float">
            <text:p>13.1814</text:p>
          </table:table-cell>
          <table:table-cell office:value-type="float" office:value="94.2222" calcext:value-type="float">
            <text:p>94.2222</text:p>
          </table:table-cell>
        </table:table-row>
        <table:table-row table:style-name="ro1">
          <table:table-cell office:value-type="float" office:value="13.2412" calcext:value-type="float">
            <text:p>13.2412</text:p>
          </table:table-cell>
          <table:table-cell office:value-type="float" office:value="106.182" calcext:value-type="float">
            <text:p>106.182</text:p>
          </table:table-cell>
        </table:table-row>
        <table:table-row table:style-name="ro1">
          <table:table-cell office:value-type="float" office:value="13.301" calcext:value-type="float">
            <text:p>13.301</text:p>
          </table:table-cell>
          <table:table-cell office:value-type="float" office:value="126.933" calcext:value-type="float">
            <text:p>126.933</text:p>
          </table:table-cell>
        </table:table-row>
        <table:table-row table:style-name="ro1">
          <table:table-cell office:value-type="float" office:value="13.3608" calcext:value-type="float">
            <text:p>13.3608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3.4206" calcext:value-type="float">
            <text:p>13.4206</text:p>
          </table:table-cell>
          <table:table-cell office:value-type="float" office:value="159.36" calcext:value-type="float">
            <text:p>159.36</text:p>
          </table:table-cell>
        </table:table-row>
        <table:table-row table:style-name="ro1">
          <table:table-cell office:value-type="float" office:value="13.4804" calcext:value-type="float">
            <text:p>13.4804</text:p>
          </table:table-cell>
          <table:table-cell office:value-type="float" office:value="163.394" calcext:value-type="float">
            <text:p>163.394</text:p>
          </table:table-cell>
        </table:table-row>
        <table:table-row table:style-name="ro1">
          <table:table-cell office:value-type="float" office:value="13.5402" calcext:value-type="float">
            <text:p>13.5402</text:p>
          </table:table-cell>
          <table:table-cell office:value-type="float" office:value="181.2" calcext:value-type="float">
            <text:p>181.2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75.127" calcext:value-type="float">
            <text:p>175.127</text:p>
          </table:table-cell>
        </table:table-row>
        <table:table-row table:style-name="ro1">
          <table:table-cell office:value-type="float" office:value="13.6598" calcext:value-type="float">
            <text:p>13.6598</text:p>
          </table:table-cell>
          <table:table-cell office:value-type="float" office:value="194.551" calcext:value-type="float">
            <text:p>194.551</text:p>
          </table:table-cell>
        </table:table-row>
        <table:table-row table:style-name="ro1">
          <table:table-cell office:value-type="float" office:value="13.7197" calcext:value-type="float">
            <text:p>13.7197</text:p>
          </table:table-cell>
          <table:table-cell office:value-type="float" office:value="209.714" calcext:value-type="float">
            <text:p>209.714</text:p>
          </table:table-cell>
        </table:table-row>
        <table:table-row table:style-name="ro1">
          <table:table-cell office:value-type="float" office:value="13.7795" calcext:value-type="float">
            <text:p>13.779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3.8393" calcext:value-type="float">
            <text:p>13.8393</text:p>
          </table:table-cell>
          <table:table-cell office:value-type="float" office:value="195.243" calcext:value-type="float">
            <text:p>195.243</text:p>
          </table:table-cell>
        </table:table-row>
        <table:table-row table:style-name="ro1">
          <table:table-cell office:value-type="float" office:value="13.8991" calcext:value-type="float">
            <text:p>13.8991</text:p>
          </table:table-cell>
          <table:table-cell office:value-type="float" office:value="197.636" calcext:value-type="float">
            <text:p>197.636</text:p>
          </table:table-cell>
        </table:table-row>
        <table:table-row table:style-name="ro1">
          <table:table-cell office:value-type="float" office:value="13.9589" calcext:value-type="float">
            <text:p>13.9589</text:p>
          </table:table-cell>
          <table:table-cell office:value-type="float" office:value="183.709" calcext:value-type="float">
            <text:p>183.709</text:p>
          </table:table-cell>
        </table:table-row>
        <table:table-row table:style-name="ro1">
          <table:table-cell office:value-type="float" office:value="14.0187" calcext:value-type="float">
            <text:p>14.0187</text:p>
          </table:table-cell>
          <table:table-cell office:value-type="float" office:value="201.493" calcext:value-type="float">
            <text:p>201.493</text:p>
          </table:table-cell>
        </table:table-row>
        <table:table-row table:style-name="ro1">
          <table:table-cell office:value-type="float" office:value="14.0785" calcext:value-type="float">
            <text:p>14.0785</text:p>
          </table:table-cell>
          <table:table-cell office:value-type="float" office:value="208.97" calcext:value-type="float">
            <text:p>208.97</text:p>
          </table:table-cell>
        </table:table-row>
        <table:table-row table:style-name="ro1">
          <table:table-cell office:value-type="float" office:value="14.1383" calcext:value-type="float">
            <text:p>14.1383</text:p>
          </table:table-cell>
          <table:table-cell office:value-type="float" office:value="221.805" calcext:value-type="float">
            <text:p>221.805</text:p>
          </table:table-cell>
        </table:table-row>
        <table:table-row table:style-name="ro1">
          <table:table-cell office:value-type="float" office:value="14.1981" calcext:value-type="float">
            <text:p>14.1981</text:p>
          </table:table-cell>
          <table:table-cell office:value-type="float" office:value="243.902" calcext:value-type="float">
            <text:p>243.902</text:p>
          </table:table-cell>
        </table:table-row>
        <table:table-row table:style-name="ro1">
          <table:table-cell office:value-type="float" office:value="14.258" calcext:value-type="float">
            <text:p>14.258</text:p>
          </table:table-cell>
          <table:table-cell office:value-type="float" office:value="261.489" calcext:value-type="float">
            <text:p>261.489</text:p>
          </table:table-cell>
        </table:table-row>
        <table:table-row table:style-name="ro1">
          <table:table-cell office:value-type="float" office:value="14.3178" calcext:value-type="float">
            <text:p>14.3178</text:p>
          </table:table-cell>
          <table:table-cell office:value-type="float" office:value="277.757" calcext:value-type="float">
            <text:p>277.757</text:p>
          </table:table-cell>
        </table:table-row>
        <table:table-row table:style-name="ro2">
          <table:table-cell office:value-type="float" office:value="14.3776" calcext:value-type="float">
            <text:p>14.3776</text:p>
          </table:table-cell>
          <table:table-cell office:value-type="float" office:value="297.398" calcext:value-type="float">
            <text:p>297.398</text:p>
          </table:table-cell>
        </table:table-row>
        <table:table-row table:style-name="ro1">
          <table:table-cell office:value-type="float" office:value="14.4374" calcext:value-type="float">
            <text:p>14.4374</text:p>
          </table:table-cell>
          <table:table-cell office:value-type="float" office:value="329.237" calcext:value-type="float">
            <text:p>329.237</text:p>
          </table:table-cell>
        </table:table-row>
        <table:table-row table:style-name="ro1">
          <table:table-cell office:value-type="float" office:value="14.4972" calcext:value-type="float">
            <text:p>14.4972</text:p>
          </table:table-cell>
          <table:table-cell office:value-type="float" office:value="363.385" calcext:value-type="float">
            <text:p>363.385</text:p>
          </table:table-cell>
        </table:table-row>
        <table:table-row table:style-name="ro1">
          <table:table-cell office:value-type="float" office:value="14.557" calcext:value-type="float">
            <text:p>14.557</text:p>
          </table:table-cell>
          <table:table-cell office:value-type="float" office:value="368.827" calcext:value-type="float">
            <text:p>368.827</text:p>
          </table:table-cell>
        </table:table-row>
        <table:table-row table:style-name="ro1">
          <table:table-cell office:value-type="float" office:value="14.6168" calcext:value-type="float">
            <text:p>14.6168</text:p>
          </table:table-cell>
          <table:table-cell office:value-type="float" office:value="382.087" calcext:value-type="float">
            <text:p>382.087</text:p>
          </table:table-cell>
        </table:table-row>
        <table:table-row table:style-name="ro1">
          <table:table-cell office:value-type="float" office:value="14.6766" calcext:value-type="float">
            <text:p>14.6766</text:p>
          </table:table-cell>
          <table:table-cell office:value-type="float" office:value="404.607" calcext:value-type="float">
            <text:p>404.607</text:p>
          </table:table-cell>
        </table:table-row>
        <table:table-row table:style-name="ro1">
          <table:table-cell office:value-type="float" office:value="14.7364" calcext:value-type="float">
            <text:p>14.7364</text:p>
          </table:table-cell>
          <table:table-cell office:value-type="float" office:value="407.077" calcext:value-type="float">
            <text:p>407.077</text:p>
          </table:table-cell>
        </table:table-row>
        <table:table-row table:style-name="ro1">
          <table:table-cell office:value-type="float" office:value="14.7963" calcext:value-type="float">
            <text:p>14.7963</text:p>
          </table:table-cell>
          <table:table-cell office:value-type="float" office:value="409.715" calcext:value-type="float">
            <text:p>409.715</text:p>
          </table:table-cell>
        </table:table-row>
        <table:table-row table:style-name="ro1">
          <table:table-cell office:value-type="float" office:value="14.8561" calcext:value-type="float">
            <text:p>14.8561</text:p>
          </table:table-cell>
          <table:table-cell office:value-type="float" office:value="413.47" calcext:value-type="float">
            <text:p>413.47</text:p>
          </table:table-cell>
        </table:table-row>
        <table:table-row table:style-name="ro1">
          <table:table-cell office:value-type="float" office:value="14.9159" calcext:value-type="float">
            <text:p>14.9159</text:p>
          </table:table-cell>
          <table:table-cell office:value-type="float" office:value="408.173" calcext:value-type="float">
            <text:p>408.173</text:p>
          </table:table-cell>
        </table:table-row>
        <table:table-row table:style-name="ro1">
          <table:table-cell office:value-type="float" office:value="14.9757" calcext:value-type="float">
            <text:p>14.9757</text:p>
          </table:table-cell>
          <table:table-cell office:value-type="float" office:value="399.181" calcext:value-type="float">
            <text:p>399.181</text:p>
          </table:table-cell>
        </table:table-row>
        <table:table-row table:style-name="ro1">
          <table:table-cell office:value-type="float" office:value="15.0355" calcext:value-type="float">
            <text:p>15.0355</text:p>
          </table:table-cell>
          <table:table-cell office:value-type="float" office:value="387.019" calcext:value-type="float">
            <text:p>387.019</text:p>
          </table:table-cell>
        </table:table-row>
        <table:table-row table:style-name="ro1">
          <table:table-cell office:value-type="float" office:value="15.0953" calcext:value-type="float">
            <text:p>15.0953</text:p>
          </table:table-cell>
          <table:table-cell office:value-type="float" office:value="370.46" calcext:value-type="float">
            <text:p>370.46</text:p>
          </table:table-cell>
        </table:table-row>
        <table:table-row table:style-name="ro1">
          <table:table-cell office:value-type="float" office:value="15.1551" calcext:value-type="float">
            <text:p>15.1551</text:p>
          </table:table-cell>
          <table:table-cell office:value-type="float" office:value="356.54" calcext:value-type="float">
            <text:p>356.54</text:p>
          </table:table-cell>
        </table:table-row>
        <table:table-row table:style-name="ro1">
          <table:table-cell office:value-type="float" office:value="15.2149" calcext:value-type="float">
            <text:p>15.2149</text:p>
          </table:table-cell>
          <table:table-cell office:value-type="float" office:value="350.978" calcext:value-type="float">
            <text:p>350.978</text:p>
          </table:table-cell>
        </table:table-row>
        <table:table-row table:style-name="ro1">
          <table:table-cell office:value-type="float" office:value="15.2747" calcext:value-type="float">
            <text:p>15.2747</text:p>
          </table:table-cell>
          <table:table-cell office:value-type="float" office:value="358.548" calcext:value-type="float">
            <text:p>358.548</text:p>
          </table:table-cell>
        </table:table-row>
        <table:table-row table:style-name="ro1">
          <table:table-cell office:value-type="float" office:value="15.3345" calcext:value-type="float">
            <text:p>15.3345</text:p>
          </table:table-cell>
          <table:table-cell office:value-type="float" office:value="350.478" calcext:value-type="float">
            <text:p>350.478</text:p>
          </table:table-cell>
        </table:table-row>
        <table:table-row table:style-name="ro1">
          <table:table-cell office:value-type="float" office:value="15.3944" calcext:value-type="float">
            <text:p>15.3944</text:p>
          </table:table-cell>
          <table:table-cell office:value-type="float" office:value="348.462" calcext:value-type="float">
            <text:p>348.462</text:p>
          </table:table-cell>
        </table:table-row>
        <table:table-row table:style-name="ro1">
          <table:table-cell office:value-type="float" office:value="15.4542" calcext:value-type="float">
            <text:p>15.4542</text:p>
          </table:table-cell>
          <table:table-cell office:value-type="float" office:value="345.897" calcext:value-type="float">
            <text:p>345.897</text:p>
          </table:table-cell>
        </table:table-row>
        <table:table-row table:style-name="ro1">
          <table:table-cell office:value-type="float" office:value="15.514" calcext:value-type="float">
            <text:p>15.514</text:p>
          </table:table-cell>
          <table:table-cell office:value-type="float" office:value="342.87" calcext:value-type="float">
            <text:p>342.87</text:p>
          </table:table-cell>
        </table:table-row>
        <table:table-row table:style-name="ro1">
          <table:table-cell office:value-type="float" office:value="15.5738" calcext:value-type="float">
            <text:p>15.5738</text:p>
          </table:table-cell>
          <table:table-cell office:value-type="float" office:value="349.864" calcext:value-type="float">
            <text:p>349.864</text:p>
          </table:table-cell>
        </table:table-row>
        <table:table-row table:style-name="ro1">
          <table:table-cell office:value-type="float" office:value="15.6336" calcext:value-type="float">
            <text:p>15.6336</text:p>
          </table:table-cell>
          <table:table-cell office:value-type="float" office:value="354.982" calcext:value-type="float">
            <text:p>354.982</text:p>
          </table:table-cell>
        </table:table-row>
        <table:table-row table:style-name="ro1">
          <table:table-cell office:value-type="float" office:value="15.6934" calcext:value-type="float">
            <text:p>15.6934</text:p>
          </table:table-cell>
          <table:table-cell office:value-type="float" office:value="353.174" calcext:value-type="float">
            <text:p>353.174</text:p>
          </table:table-cell>
        </table:table-row>
        <table:table-row table:style-name="ro1">
          <table:table-cell office:value-type="float" office:value="15.7532" calcext:value-type="float">
            <text:p>15.7532</text:p>
          </table:table-cell>
          <table:table-cell office:value-type="float" office:value="347.506" calcext:value-type="float">
            <text:p>347.506</text:p>
          </table:table-cell>
        </table:table-row>
        <table:table-row table:style-name="ro1">
          <table:table-cell office:value-type="float" office:value="15.813" calcext:value-type="float">
            <text:p>15.813</text:p>
          </table:table-cell>
          <table:table-cell office:value-type="float" office:value="345.464" calcext:value-type="float">
            <text:p>345.464</text:p>
          </table:table-cell>
        </table:table-row>
        <table:table-row table:style-name="ro1">
          <table:table-cell office:value-type="float" office:value="15.8728" calcext:value-type="float">
            <text:p>15.8728</text:p>
          </table:table-cell>
          <table:table-cell office:value-type="float" office:value="340.508" calcext:value-type="float">
            <text:p>340.508</text:p>
          </table:table-cell>
        </table:table-row>
        <table:table-row table:style-name="ro1">
          <table:table-cell office:value-type="float" office:value="15.9327" calcext:value-type="float">
            <text:p>15.9327</text:p>
          </table:table-cell>
          <table:table-cell office:value-type="float" office:value="334.879" calcext:value-type="float">
            <text:p>334.879</text:p>
          </table:table-cell>
        </table:table-row>
        <table:table-row table:style-name="ro1">
          <table:table-cell office:value-type="float" office:value="15.9925" calcext:value-type="float">
            <text:p>15.9925</text:p>
          </table:table-cell>
          <table:table-cell office:value-type="float" office:value="337.555" calcext:value-type="float">
            <text:p>337.555</text:p>
          </table:table-cell>
        </table:table-row>
        <table:table-row table:style-name="ro1">
          <table:table-cell office:value-type="float" office:value="16.0523" calcext:value-type="float">
            <text:p>16.0523</text:p>
          </table:table-cell>
          <table:table-cell office:value-type="float" office:value="334.585" calcext:value-type="float">
            <text:p>334.585</text:p>
          </table:table-cell>
        </table:table-row>
        <table:table-row table:style-name="ro1">
          <table:table-cell office:value-type="float" office:value="16.1121" calcext:value-type="float">
            <text:p>16.1121</text:p>
          </table:table-cell>
          <table:table-cell office:value-type="float" office:value="338.715" calcext:value-type="float">
            <text:p>338.715</text:p>
          </table:table-cell>
        </table:table-row>
        <table:table-row table:style-name="ro1">
          <table:table-cell office:value-type="float" office:value="16.1719" calcext:value-type="float">
            <text:p>16.1719</text:p>
          </table:table-cell>
          <table:table-cell office:value-type="float" office:value="348.839" calcext:value-type="float">
            <text:p>348.839</text:p>
          </table:table-cell>
        </table:table-row>
        <table:table-row table:style-name="ro1">
          <table:table-cell office:value-type="float" office:value="16.2317" calcext:value-type="float">
            <text:p>16.2317</text:p>
          </table:table-cell>
          <table:table-cell office:value-type="float" office:value="340.621" calcext:value-type="float">
            <text:p>340.621</text:p>
          </table:table-cell>
        </table:table-row>
        <table:table-row table:style-name="ro1">
          <table:table-cell office:value-type="float" office:value="16.2915" calcext:value-type="float">
            <text:p>16.2915</text:p>
          </table:table-cell>
          <table:table-cell office:value-type="float" office:value="335.16" calcext:value-type="float">
            <text:p>335.16</text:p>
          </table:table-cell>
        </table:table-row>
        <table:table-row table:style-name="ro1">
          <table:table-cell office:value-type="float" office:value="16.3513" calcext:value-type="float">
            <text:p>16.3513</text:p>
          </table:table-cell>
          <table:table-cell office:value-type="float" office:value="330.458" calcext:value-type="float">
            <text:p>330.458</text:p>
          </table:table-cell>
        </table:table-row>
        <table:table-row table:style-name="ro1">
          <table:table-cell office:value-type="float" office:value="16.4111" calcext:value-type="float">
            <text:p>16.4111</text:p>
          </table:table-cell>
          <table:table-cell office:value-type="float" office:value="335.931" calcext:value-type="float">
            <text:p>335.931</text:p>
          </table:table-cell>
        </table:table-row>
        <table:table-row table:style-name="ro1">
          <table:table-cell office:value-type="float" office:value="16.4709" calcext:value-type="float">
            <text:p>16.4709</text:p>
          </table:table-cell>
          <table:table-cell office:value-type="float" office:value="334.364" calcext:value-type="float">
            <text:p>334.364</text:p>
          </table:table-cell>
        </table:table-row>
        <table:table-row table:style-name="ro1">
          <table:table-cell office:value-type="float" office:value="16.5308" calcext:value-type="float">
            <text:p>16.5308</text:p>
          </table:table-cell>
          <table:table-cell office:value-type="float" office:value="334.873" calcext:value-type="float">
            <text:p>334.873</text:p>
          </table:table-cell>
        </table:table-row>
        <table:table-row table:style-name="ro1">
          <table:table-cell office:value-type="float" office:value="16.5906" calcext:value-type="float">
            <text:p>16.5906</text:p>
          </table:table-cell>
          <table:table-cell office:value-type="float" office:value="338.43" calcext:value-type="float">
            <text:p>338.43</text:p>
          </table:table-cell>
        </table:table-row>
        <table:table-row table:style-name="ro1">
          <table:table-cell office:value-type="float" office:value="16.6504" calcext:value-type="float">
            <text:p>16.6504</text:p>
          </table:table-cell>
          <table:table-cell office:value-type="float" office:value="343.987" calcext:value-type="float">
            <text:p>343.987</text:p>
          </table:table-cell>
        </table:table-row>
        <table:table-row table:style-name="ro1">
          <table:table-cell office:value-type="float" office:value="16.7102" calcext:value-type="float">
            <text:p>16.7102</text:p>
          </table:table-cell>
          <table:table-cell office:value-type="float" office:value="358.791" calcext:value-type="float">
            <text:p>358.791</text:p>
          </table:table-cell>
        </table:table-row>
        <table:table-row table:style-name="ro1">
          <table:table-cell office:value-type="float" office:value="16.77" calcext:value-type="float">
            <text:p>16.77</text:p>
          </table:table-cell>
          <table:table-cell office:value-type="float" office:value="360.403" calcext:value-type="float">
            <text:p>360.403</text:p>
          </table:table-cell>
        </table:table-row>
        <table:table-row table:style-name="ro1">
          <table:table-cell office:value-type="float" office:value="16.8298" calcext:value-type="float">
            <text:p>16.8298</text:p>
          </table:table-cell>
          <table:table-cell office:value-type="float" office:value="367.618" calcext:value-type="float">
            <text:p>367.618</text:p>
          </table:table-cell>
        </table:table-row>
        <table:table-row table:style-name="ro1">
          <table:table-cell office:value-type="float" office:value="16.8896" calcext:value-type="float">
            <text:p>16.8896</text:p>
          </table:table-cell>
          <table:table-cell office:value-type="float" office:value="387.934" calcext:value-type="float">
            <text:p>387.934</text:p>
          </table:table-cell>
        </table:table-row>
        <table:table-row table:style-name="ro1">
          <table:table-cell office:value-type="float" office:value="16.9494" calcext:value-type="float">
            <text:p>16.9494</text:p>
          </table:table-cell>
          <table:table-cell office:value-type="float" office:value="404.486" calcext:value-type="float">
            <text:p>404.486</text:p>
          </table:table-cell>
        </table:table-row>
        <table:table-row table:style-name="ro1">
          <table:table-cell office:value-type="float" office:value="17.0092" calcext:value-type="float">
            <text:p>17.0092</text:p>
          </table:table-cell>
          <table:table-cell office:value-type="float" office:value="425.433" calcext:value-type="float">
            <text:p>425.433</text:p>
          </table:table-cell>
        </table:table-row>
        <table:table-row table:style-name="ro1">
          <table:table-cell office:value-type="float" office:value="17.0691" calcext:value-type="float">
            <text:p>17.0691</text:p>
          </table:table-cell>
          <table:table-cell office:value-type="float" office:value="450.7" calcext:value-type="float">
            <text:p>450.7</text:p>
          </table:table-cell>
        </table:table-row>
        <table:table-row table:style-name="ro1">
          <table:table-cell office:value-type="float" office:value="17.1289" calcext:value-type="float">
            <text:p>17.1289</text:p>
          </table:table-cell>
          <table:table-cell office:value-type="float" office:value="462.465" calcext:value-type="float">
            <text:p>462.465</text:p>
          </table:table-cell>
        </table:table-row>
        <table:table-row table:style-name="ro1">
          <table:table-cell office:value-type="float" office:value="17.1887" calcext:value-type="float">
            <text:p>17.1887</text:p>
          </table:table-cell>
          <table:table-cell office:value-type="float" office:value="454.776" calcext:value-type="float">
            <text:p>454.776</text:p>
          </table:table-cell>
        </table:table-row>
        <table:table-row table:style-name="ro1">
          <table:table-cell office:value-type="float" office:value="17.2485" calcext:value-type="float">
            <text:p>17.2485</text:p>
          </table:table-cell>
          <table:table-cell office:value-type="float" office:value="444.363" calcext:value-type="float">
            <text:p>444.363</text:p>
          </table:table-cell>
        </table:table-row>
        <table:table-row table:style-name="ro1">
          <table:table-cell office:value-type="float" office:value="17.3083" calcext:value-type="float">
            <text:p>17.3083</text:p>
          </table:table-cell>
          <table:table-cell office:value-type="float" office:value="431.324" calcext:value-type="float">
            <text:p>431.324</text:p>
          </table:table-cell>
        </table:table-row>
        <table:table-row table:style-name="ro1">
          <table:table-cell office:value-type="float" office:value="17.3681" calcext:value-type="float">
            <text:p>17.3681</text:p>
          </table:table-cell>
          <table:table-cell office:value-type="float" office:value="406.314" calcext:value-type="float">
            <text:p>406.314</text:p>
          </table:table-cell>
        </table:table-row>
        <table:table-row table:style-name="ro1">
          <table:table-cell office:value-type="float" office:value="17.4279" calcext:value-type="float">
            <text:p>17.4279</text:p>
          </table:table-cell>
          <table:table-cell office:value-type="float" office:value="400.585" calcext:value-type="float">
            <text:p>400.585</text:p>
          </table:table-cell>
        </table:table-row>
        <table:table-row table:style-name="ro1">
          <table:table-cell office:value-type="float" office:value="17.4877" calcext:value-type="float">
            <text:p>17.4877</text:p>
          </table:table-cell>
          <table:table-cell office:value-type="float" office:value="386.275" calcext:value-type="float">
            <text:p>386.275</text:p>
          </table:table-cell>
        </table:table-row>
        <table:table-row table:style-name="ro1">
          <table:table-cell office:value-type="float" office:value="17.5475" calcext:value-type="float">
            <text:p>17.5475</text:p>
          </table:table-cell>
          <table:table-cell office:value-type="float" office:value="356.181" calcext:value-type="float">
            <text:p>356.181</text:p>
          </table:table-cell>
        </table:table-row>
        <table:table-row table:style-name="ro1">
          <table:table-cell office:value-type="float" office:value="17.6073" calcext:value-type="float">
            <text:p>17.6073</text:p>
          </table:table-cell>
          <table:table-cell office:value-type="float" office:value="323.995" calcext:value-type="float">
            <text:p>323.995</text:p>
          </table:table-cell>
        </table:table-row>
        <table:table-row table:style-name="ro1">
          <table:table-cell office:value-type="float" office:value="17.6672" calcext:value-type="float">
            <text:p>17.6672</text:p>
          </table:table-cell>
          <table:table-cell office:value-type="float" office:value="323.182" calcext:value-type="float">
            <text:p>323.182</text:p>
          </table:table-cell>
        </table:table-row>
        <table:table-row table:style-name="ro1">
          <table:table-cell office:value-type="float" office:value="17.727" calcext:value-type="float">
            <text:p>17.727</text:p>
          </table:table-cell>
          <table:table-cell office:value-type="float" office:value="290.96" calcext:value-type="float">
            <text:p>290.96</text:p>
          </table:table-cell>
        </table:table-row>
        <table:table-row table:style-name="ro1">
          <table:table-cell office:value-type="float" office:value="17.7868" calcext:value-type="float">
            <text:p>17.7868</text:p>
          </table:table-cell>
          <table:table-cell office:value-type="float" office:value="272.637" calcext:value-type="float">
            <text:p>272.637</text:p>
          </table:table-cell>
        </table:table-row>
        <table:table-row table:style-name="ro1">
          <table:table-cell office:value-type="float" office:value="17.8466" calcext:value-type="float">
            <text:p>17.8466</text:p>
          </table:table-cell>
          <table:table-cell office:value-type="float" office:value="262.728" calcext:value-type="float">
            <text:p>262.728</text:p>
          </table:table-cell>
        </table:table-row>
        <table:table-row table:style-name="ro1">
          <table:table-cell office:value-type="float" office:value="17.9064" calcext:value-type="float">
            <text:p>17.9064</text:p>
          </table:table-cell>
          <table:table-cell office:value-type="float" office:value="252.646" calcext:value-type="float">
            <text:p>252.646</text:p>
          </table:table-cell>
        </table:table-row>
        <table:table-row table:style-name="ro1">
          <table:table-cell office:value-type="float" office:value="17.9662" calcext:value-type="float">
            <text:p>17.9662</text:p>
          </table:table-cell>
          <table:table-cell office:value-type="float" office:value="244.95" calcext:value-type="float">
            <text:p>244.95</text:p>
          </table:table-cell>
        </table:table-row>
        <table:table-row table:style-name="ro1">
          <table:table-cell office:value-type="float" office:value="18.026" calcext:value-type="float">
            <text:p>18.026</text:p>
          </table:table-cell>
          <table:table-cell office:value-type="float" office:value="215.911" calcext:value-type="float">
            <text:p>215.911</text:p>
          </table:table-cell>
        </table:table-row>
        <table:table-row table:style-name="ro1">
          <table:table-cell office:value-type="float" office:value="18.0858" calcext:value-type="float">
            <text:p>18.0858</text:p>
          </table:table-cell>
          <table:table-cell office:value-type="float" office:value="204.757" calcext:value-type="float">
            <text:p>204.757</text:p>
          </table:table-cell>
        </table:table-row>
        <table:table-row table:style-name="ro1">
          <table:table-cell office:value-type="float" office:value="18.1456" calcext:value-type="float">
            <text:p>18.1456</text:p>
          </table:table-cell>
          <table:table-cell office:value-type="float" office:value="197.916" calcext:value-type="float">
            <text:p>197.916</text:p>
          </table:table-cell>
        </table:table-row>
        <table:table-row table:style-name="ro1">
          <table:table-cell office:value-type="float" office:value="18.2055" calcext:value-type="float">
            <text:p>18.2055</text:p>
          </table:table-cell>
          <table:table-cell office:value-type="float" office:value="180.202" calcext:value-type="float">
            <text:p>180.202</text:p>
          </table:table-cell>
        </table:table-row>
        <table:table-row table:style-name="ro1">
          <table:table-cell office:value-type="float" office:value="18.2653" calcext:value-type="float">
            <text:p>18.2653</text:p>
          </table:table-cell>
          <table:table-cell office:value-type="float" office:value="182.575" calcext:value-type="float">
            <text:p>182.575</text:p>
          </table:table-cell>
        </table:table-row>
        <table:table-row table:style-name="ro1">
          <table:table-cell office:value-type="float" office:value="18.3251" calcext:value-type="float">
            <text:p>18.3251</text:p>
          </table:table-cell>
          <table:table-cell office:value-type="float" office:value="174.571" calcext:value-type="float">
            <text:p>174.571</text:p>
          </table:table-cell>
        </table:table-row>
        <table:table-row table:style-name="ro1">
          <table:table-cell office:value-type="float" office:value="18.3849" calcext:value-type="float">
            <text:p>18.3849</text:p>
          </table:table-cell>
          <table:table-cell office:value-type="float" office:value="176.4" calcext:value-type="float">
            <text:p>176.4</text:p>
          </table:table-cell>
        </table:table-row>
        <table:table-row table:style-name="ro1">
          <table:table-cell office:value-type="float" office:value="18.4447" calcext:value-type="float">
            <text:p>18.4447</text:p>
          </table:table-cell>
          <table:table-cell office:value-type="float" office:value="161.067" calcext:value-type="float">
            <text:p>161.067</text:p>
          </table:table-cell>
        </table:table-row>
        <table:table-row table:style-name="ro1">
          <table:table-cell office:value-type="float" office:value="18.5045" calcext:value-type="float">
            <text:p>18.5045</text:p>
          </table:table-cell>
          <table:table-cell office:value-type="float" office:value="152.333" calcext:value-type="float">
            <text:p>152.333</text:p>
          </table:table-cell>
        </table:table-row>
        <table:table-row table:style-name="ro1">
          <table:table-cell office:value-type="float" office:value="18.5643" calcext:value-type="float">
            <text:p>18.5643</text:p>
          </table:table-cell>
          <table:table-cell office:value-type="float" office:value="155.733" calcext:value-type="float">
            <text:p>155.733</text:p>
          </table:table-cell>
        </table:table-row>
        <table:table-row table:style-name="ro1">
          <table:table-cell office:value-type="float" office:value="18.6241" calcext:value-type="float">
            <text:p>18.6241</text:p>
          </table:table-cell>
          <table:table-cell office:value-type="float" office:value="121.455" calcext:value-type="float">
            <text:p>121.455</text:p>
          </table:table-cell>
        </table:table-row>
        <table:table-row table:style-name="ro1">
          <table:table-cell office:value-type="float" office:value="18.6839" calcext:value-type="float">
            <text:p>18.6839</text:p>
          </table:table-cell>
          <table:table-cell office:value-type="float" office:value="98.1333" calcext:value-type="float">
            <text:p>98.1333</text:p>
          </table:table-cell>
        </table:table-row>
        <table:table-row table:style-name="ro1">
          <table:table-cell office:value-type="float" office:value="18.7438" calcext:value-type="float">
            <text:p>18.7438</text:p>
          </table:table-cell>
          <table:table-cell office:value-type="float" office:value="125.333" calcext:value-type="float">
            <text:p>125.333</text:p>
          </table:table-cell>
        </table:table-row>
        <table:table-row table:style-name="ro1">
          <table:table-cell office:value-type="float" office:value="18.8036" calcext:value-type="float">
            <text:p>18.80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.8634" calcext:value-type="float">
            <text:p>18.86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8.9232" calcext:value-type="float">
            <text:p>18.9232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1a3" table:style-name="ta1">
        <table:shapes>
          <draw:frame draw:z-index="0" draw:style-name="gr1" draw:text-style-name="P1" svg:width="235.13mm" svg:height="185.67mm" svg:x="46.26mm" svg:y="1.06mm">
            <loext:p draw:notify-on-update-of-ranges="1a3.A1:1a3.A93 1a3.B1:1a3.B9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3.2417" calcext:value-type="float">
            <text:p>13.2417</text:p>
          </table:table-cell>
          <table:table-cell office:value-type="float" office:value="34.2857" calcext:value-type="float">
            <text:p>34.2857</text:p>
          </table:table-cell>
        </table:table-row>
        <table:table-row table:style-name="ro1">
          <table:table-cell office:value-type="float" office:value="13.3012" calcext:value-type="float">
            <text:p>13.301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3.3608" calcext:value-type="float">
            <text:p>13.3608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13.4204" calcext:value-type="float">
            <text:p>13.4204</text:p>
          </table:table-cell>
          <table:table-cell office:value-type="float" office:value="71.5789" calcext:value-type="float">
            <text:p>71.5789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3.5395" calcext:value-type="float">
            <text:p>13.5395</text:p>
          </table:table-cell>
          <table:table-cell office:value-type="float" office:value="88.1569" calcext:value-type="float">
            <text:p>88.1569</text:p>
          </table:table-cell>
        </table:table-row>
        <table:table-row table:style-name="ro1">
          <table:table-cell office:value-type="float" office:value="13.5991" calcext:value-type="float">
            <text:p>13.5991</text:p>
          </table:table-cell>
          <table:table-cell office:value-type="float" office:value="90.9474" calcext:value-type="float">
            <text:p>90.9474</text:p>
          </table:table-cell>
        </table:table-row>
        <table:table-row table:style-name="ro1">
          <table:table-cell office:value-type="float" office:value="13.6587" calcext:value-type="float">
            <text:p>13.6587</text:p>
          </table:table-cell>
          <table:table-cell office:value-type="float" office:value="96.5714" calcext:value-type="float">
            <text:p>96.5714</text:p>
          </table:table-cell>
        </table:table-row>
        <table:table-row table:style-name="ro1">
          <table:table-cell office:value-type="float" office:value="13.7183" calcext:value-type="float">
            <text:p>13.7183</text:p>
          </table:table-cell>
          <table:table-cell office:value-type="float" office:value="101.058" calcext:value-type="float">
            <text:p>101.058</text:p>
          </table:table-cell>
        </table:table-row>
        <table:table-row table:style-name="ro1">
          <table:table-cell office:value-type="float" office:value="13.7779" calcext:value-type="float">
            <text:p>13.7779</text:p>
          </table:table-cell>
          <table:table-cell office:value-type="float" office:value="108.604" calcext:value-type="float">
            <text:p>108.604</text:p>
          </table:table-cell>
        </table:table-row>
        <table:table-row table:style-name="ro1">
          <table:table-cell office:value-type="float" office:value="13.8374" calcext:value-type="float">
            <text:p>13.8374</text:p>
          </table:table-cell>
          <table:table-cell office:value-type="float" office:value="108.524" calcext:value-type="float">
            <text:p>108.524</text:p>
          </table:table-cell>
        </table:table-row>
        <table:table-row table:style-name="ro1">
          <table:table-cell office:value-type="float" office:value="13.897" calcext:value-type="float">
            <text:p>13.897</text:p>
          </table:table-cell>
          <table:table-cell office:value-type="float" office:value="115.686" calcext:value-type="float">
            <text:p>115.686</text:p>
          </table:table-cell>
        </table:table-row>
        <table:table-row table:style-name="ro1">
          <table:table-cell office:value-type="float" office:value="13.9566" calcext:value-type="float">
            <text:p>13.9566</text:p>
          </table:table-cell>
          <table:table-cell office:value-type="float" office:value="121.989" calcext:value-type="float">
            <text:p>121.989</text:p>
          </table:table-cell>
        </table:table-row>
        <table:table-row table:style-name="ro1">
          <table:table-cell office:value-type="float" office:value="14.0162" calcext:value-type="float">
            <text:p>14.0162</text:p>
          </table:table-cell>
          <table:table-cell office:value-type="float" office:value="128.136" calcext:value-type="float">
            <text:p>128.136</text:p>
          </table:table-cell>
        </table:table-row>
        <table:table-row table:style-name="ro1">
          <table:table-cell office:value-type="float" office:value="14.0757" calcext:value-type="float">
            <text:p>14.0757</text:p>
          </table:table-cell>
          <table:table-cell office:value-type="float" office:value="140.594" calcext:value-type="float">
            <text:p>140.594</text:p>
          </table:table-cell>
        </table:table-row>
        <table:table-row table:style-name="ro1">
          <table:table-cell office:value-type="float" office:value="14.1353" calcext:value-type="float">
            <text:p>14.1353</text:p>
          </table:table-cell>
          <table:table-cell office:value-type="float" office:value="151.029" calcext:value-type="float">
            <text:p>151.029</text:p>
          </table:table-cell>
        </table:table-row>
        <table:table-row table:style-name="ro1">
          <table:table-cell office:value-type="float" office:value="14.1949" calcext:value-type="float">
            <text:p>14.1949</text:p>
          </table:table-cell>
          <table:table-cell office:value-type="float" office:value="162.022" calcext:value-type="float">
            <text:p>162.022</text:p>
          </table:table-cell>
        </table:table-row>
        <table:table-row table:style-name="ro1">
          <table:table-cell office:value-type="float" office:value="14.2545" calcext:value-type="float">
            <text:p>14.2545</text:p>
          </table:table-cell>
          <table:table-cell office:value-type="float" office:value="173.863" calcext:value-type="float">
            <text:p>173.863</text:p>
          </table:table-cell>
        </table:table-row>
        <table:table-row table:style-name="ro1">
          <table:table-cell office:value-type="float" office:value="14.3141" calcext:value-type="float">
            <text:p>14.3141</text:p>
          </table:table-cell>
          <table:table-cell office:value-type="float" office:value="183.737" calcext:value-type="float">
            <text:p>183.737</text:p>
          </table:table-cell>
        </table:table-row>
        <table:table-row table:style-name="ro1">
          <table:table-cell office:value-type="float" office:value="14.3736" calcext:value-type="float">
            <text:p>14.3736</text:p>
          </table:table-cell>
          <table:table-cell office:value-type="float" office:value="199.808" calcext:value-type="float">
            <text:p>199.808</text:p>
          </table:table-cell>
        </table:table-row>
        <table:table-row table:style-name="ro1">
          <table:table-cell office:value-type="float" office:value="14.4332" calcext:value-type="float">
            <text:p>14.4332</text:p>
          </table:table-cell>
          <table:table-cell office:value-type="float" office:value="212.2" calcext:value-type="float">
            <text:p>212.2</text:p>
          </table:table-cell>
        </table:table-row>
        <table:table-row table:style-name="ro1">
          <table:table-cell office:value-type="float" office:value="14.4928" calcext:value-type="float">
            <text:p>14.4928</text:p>
          </table:table-cell>
          <table:table-cell office:value-type="float" office:value="225.607" calcext:value-type="float">
            <text:p>225.607</text:p>
          </table:table-cell>
        </table:table-row>
        <table:table-row table:style-name="ro1">
          <table:table-cell office:value-type="float" office:value="14.5524" calcext:value-type="float">
            <text:p>14.5524</text:p>
          </table:table-cell>
          <table:table-cell office:value-type="float" office:value="238.669" calcext:value-type="float">
            <text:p>238.669</text:p>
          </table:table-cell>
        </table:table-row>
        <table:table-row table:style-name="ro1">
          <table:table-cell office:value-type="float" office:value="14.6119" calcext:value-type="float">
            <text:p>14.6119</text:p>
          </table:table-cell>
          <table:table-cell office:value-type="float" office:value="256.948" calcext:value-type="float">
            <text:p>256.948</text:p>
          </table:table-cell>
        </table:table-row>
        <table:table-row table:style-name="ro1">
          <table:table-cell office:value-type="float" office:value="14.6715" calcext:value-type="float">
            <text:p>14.6715</text:p>
          </table:table-cell>
          <table:table-cell office:value-type="float" office:value="274.311" calcext:value-type="float">
            <text:p>274.311</text:p>
          </table:table-cell>
        </table:table-row>
        <table:table-row table:style-name="ro1">
          <table:table-cell office:value-type="float" office:value="14.7311" calcext:value-type="float">
            <text:p>14.7311</text:p>
          </table:table-cell>
          <table:table-cell office:value-type="float" office:value="287.377" calcext:value-type="float">
            <text:p>287.377</text:p>
          </table:table-cell>
        </table:table-row>
        <table:table-row table:style-name="ro1">
          <table:table-cell office:value-type="float" office:value="14.7907" calcext:value-type="float">
            <text:p>14.7907</text:p>
          </table:table-cell>
          <table:table-cell office:value-type="float" office:value="297.561" calcext:value-type="float">
            <text:p>297.561</text:p>
          </table:table-cell>
        </table:table-row>
        <table:table-row table:style-name="ro1">
          <table:table-cell office:value-type="float" office:value="14.8502" calcext:value-type="float">
            <text:p>14.8502</text:p>
          </table:table-cell>
          <table:table-cell office:value-type="float" office:value="305.747" calcext:value-type="float">
            <text:p>305.747</text:p>
          </table:table-cell>
        </table:table-row>
        <table:table-row table:style-name="ro1">
          <table:table-cell office:value-type="float" office:value="14.9098" calcext:value-type="float">
            <text:p>14.9098</text:p>
          </table:table-cell>
          <table:table-cell office:value-type="float" office:value="313.431" calcext:value-type="float">
            <text:p>313.431</text:p>
          </table:table-cell>
        </table:table-row>
        <table:table-row table:style-name="ro1">
          <table:table-cell office:value-type="float" office:value="14.9694" calcext:value-type="float">
            <text:p>14.9694</text:p>
          </table:table-cell>
          <table:table-cell office:value-type="float" office:value="318.258" calcext:value-type="float">
            <text:p>318.258</text:p>
          </table:table-cell>
        </table:table-row>
        <table:table-row table:style-name="ro1">
          <table:table-cell office:value-type="float" office:value="15.029" calcext:value-type="float">
            <text:p>15.029</text:p>
          </table:table-cell>
          <table:table-cell office:value-type="float" office:value="319.23" calcext:value-type="float">
            <text:p>319.23</text:p>
          </table:table-cell>
        </table:table-row>
        <table:table-row table:style-name="ro1">
          <table:table-cell office:value-type="float" office:value="15.0886" calcext:value-type="float">
            <text:p>15.0886</text:p>
          </table:table-cell>
          <table:table-cell office:value-type="float" office:value="319.361" calcext:value-type="float">
            <text:p>319.361</text:p>
          </table:table-cell>
        </table:table-row>
        <table:table-row table:style-name="ro1">
          <table:table-cell office:value-type="float" office:value="15.1481" calcext:value-type="float">
            <text:p>15.1481</text:p>
          </table:table-cell>
          <table:table-cell office:value-type="float" office:value="321.774" calcext:value-type="float">
            <text:p>321.774</text:p>
          </table:table-cell>
        </table:table-row>
        <table:table-row table:style-name="ro1">
          <table:table-cell office:value-type="float" office:value="15.2077" calcext:value-type="float">
            <text:p>15.2077</text:p>
          </table:table-cell>
          <table:table-cell office:value-type="float" office:value="326.239" calcext:value-type="float">
            <text:p>326.239</text:p>
          </table:table-cell>
        </table:table-row>
        <table:table-row table:style-name="ro1">
          <table:table-cell office:value-type="float" office:value="15.2673" calcext:value-type="float">
            <text:p>15.2673</text:p>
          </table:table-cell>
          <table:table-cell office:value-type="float" office:value="335.198" calcext:value-type="float">
            <text:p>335.198</text:p>
          </table:table-cell>
        </table:table-row>
        <table:table-row table:style-name="ro1">
          <table:table-cell office:value-type="float" office:value="15.3269" calcext:value-type="float">
            <text:p>15.3269</text:p>
          </table:table-cell>
          <table:table-cell office:value-type="float" office:value="336.746" calcext:value-type="float">
            <text:p>336.746</text:p>
          </table:table-cell>
        </table:table-row>
        <table:table-row table:style-name="ro1">
          <table:table-cell office:value-type="float" office:value="15.3864" calcext:value-type="float">
            <text:p>15.3864</text:p>
          </table:table-cell>
          <table:table-cell office:value-type="float" office:value="341.629" calcext:value-type="float">
            <text:p>341.629</text:p>
          </table:table-cell>
        </table:table-row>
        <table:table-row table:style-name="ro1">
          <table:table-cell office:value-type="float" office:value="15.446" calcext:value-type="float">
            <text:p>15.446</text:p>
          </table:table-cell>
          <table:table-cell office:value-type="float" office:value="342.841" calcext:value-type="float">
            <text:p>342.841</text:p>
          </table:table-cell>
        </table:table-row>
        <table:table-row table:style-name="ro1">
          <table:table-cell office:value-type="float" office:value="15.5056" calcext:value-type="float">
            <text:p>15.5056</text:p>
          </table:table-cell>
          <table:table-cell office:value-type="float" office:value="343.285" calcext:value-type="float">
            <text:p>343.285</text:p>
          </table:table-cell>
        </table:table-row>
        <table:table-row table:style-name="ro1">
          <table:table-cell office:value-type="float" office:value="15.5652" calcext:value-type="float">
            <text:p>15.5652</text:p>
          </table:table-cell>
          <table:table-cell office:value-type="float" office:value="344.957" calcext:value-type="float">
            <text:p>344.957</text:p>
          </table:table-cell>
        </table:table-row>
        <table:table-row table:style-name="ro1">
          <table:table-cell office:value-type="float" office:value="15.6248" calcext:value-type="float">
            <text:p>15.6248</text:p>
          </table:table-cell>
          <table:table-cell office:value-type="float" office:value="353.205" calcext:value-type="float">
            <text:p>353.205</text:p>
          </table:table-cell>
        </table:table-row>
        <table:table-row table:style-name="ro1">
          <table:table-cell office:value-type="float" office:value="15.6843" calcext:value-type="float">
            <text:p>15.6843</text:p>
          </table:table-cell>
          <table:table-cell office:value-type="float" office:value="356.025" calcext:value-type="float">
            <text:p>356.025</text:p>
          </table:table-cell>
        </table:table-row>
        <table:table-row table:style-name="ro1">
          <table:table-cell office:value-type="float" office:value="15.7439" calcext:value-type="float">
            <text:p>15.7439</text:p>
          </table:table-cell>
          <table:table-cell office:value-type="float" office:value="360.435" calcext:value-type="float">
            <text:p>360.435</text:p>
          </table:table-cell>
        </table:table-row>
        <table:table-row table:style-name="ro1">
          <table:table-cell office:value-type="float" office:value="15.8035" calcext:value-type="float">
            <text:p>15.8035</text:p>
          </table:table-cell>
          <table:table-cell office:value-type="float" office:value="364.43" calcext:value-type="float">
            <text:p>364.43</text:p>
          </table:table-cell>
        </table:table-row>
        <table:table-row table:style-name="ro1">
          <table:table-cell office:value-type="float" office:value="15.8631" calcext:value-type="float">
            <text:p>15.8631</text:p>
          </table:table-cell>
          <table:table-cell office:value-type="float" office:value="370.259" calcext:value-type="float">
            <text:p>370.259</text:p>
          </table:table-cell>
        </table:table-row>
        <table:table-row table:style-name="ro1">
          <table:table-cell office:value-type="float" office:value="15.9226" calcext:value-type="float">
            <text:p>15.9226</text:p>
          </table:table-cell>
          <table:table-cell office:value-type="float" office:value="370.809" calcext:value-type="float">
            <text:p>370.809</text:p>
          </table:table-cell>
        </table:table-row>
        <table:table-row table:style-name="ro1">
          <table:table-cell office:value-type="float" office:value="15.9822" calcext:value-type="float">
            <text:p>15.9822</text:p>
          </table:table-cell>
          <table:table-cell office:value-type="float" office:value="372.588" calcext:value-type="float">
            <text:p>372.588</text:p>
          </table:table-cell>
        </table:table-row>
        <table:table-row table:style-name="ro1">
          <table:table-cell office:value-type="float" office:value="16.0418" calcext:value-type="float">
            <text:p>16.0418</text:p>
          </table:table-cell>
          <table:table-cell office:value-type="float" office:value="373.485" calcext:value-type="float">
            <text:p>373.485</text:p>
          </table:table-cell>
        </table:table-row>
        <table:table-row table:style-name="ro1">
          <table:table-cell office:value-type="float" office:value="16.1014" calcext:value-type="float">
            <text:p>16.1014</text:p>
          </table:table-cell>
          <table:table-cell office:value-type="float" office:value="372.125" calcext:value-type="float">
            <text:p>372.125</text:p>
          </table:table-cell>
        </table:table-row>
        <table:table-row table:style-name="ro1">
          <table:table-cell office:value-type="float" office:value="16.161" calcext:value-type="float">
            <text:p>16.161</text:p>
          </table:table-cell>
          <table:table-cell office:value-type="float" office:value="369.843" calcext:value-type="float">
            <text:p>369.843</text:p>
          </table:table-cell>
        </table:table-row>
        <table:table-row table:style-name="ro1">
          <table:table-cell office:value-type="float" office:value="16.2205" calcext:value-type="float">
            <text:p>16.2205</text:p>
          </table:table-cell>
          <table:table-cell office:value-type="float" office:value="365.546" calcext:value-type="float">
            <text:p>365.546</text:p>
          </table:table-cell>
        </table:table-row>
        <table:table-row table:style-name="ro1">
          <table:table-cell office:value-type="float" office:value="16.2801" calcext:value-type="float">
            <text:p>16.2801</text:p>
          </table:table-cell>
          <table:table-cell office:value-type="float" office:value="363.132" calcext:value-type="float">
            <text:p>363.132</text:p>
          </table:table-cell>
        </table:table-row>
        <table:table-row table:style-name="ro1">
          <table:table-cell office:value-type="float" office:value="16.3397" calcext:value-type="float">
            <text:p>16.3397</text:p>
          </table:table-cell>
          <table:table-cell office:value-type="float" office:value="355.723" calcext:value-type="float">
            <text:p>355.723</text:p>
          </table:table-cell>
        </table:table-row>
        <table:table-row table:style-name="ro1">
          <table:table-cell office:value-type="float" office:value="16.3993" calcext:value-type="float">
            <text:p>16.3993</text:p>
          </table:table-cell>
          <table:table-cell office:value-type="float" office:value="351.99" calcext:value-type="float">
            <text:p>351.99</text:p>
          </table:table-cell>
        </table:table-row>
        <table:table-row table:style-name="ro1">
          <table:table-cell office:value-type="float" office:value="16.4588" calcext:value-type="float">
            <text:p>16.4588</text:p>
          </table:table-cell>
          <table:table-cell office:value-type="float" office:value="351.821" calcext:value-type="float">
            <text:p>351.821</text:p>
          </table:table-cell>
        </table:table-row>
        <table:table-row table:style-name="ro1">
          <table:table-cell office:value-type="float" office:value="16.5184" calcext:value-type="float">
            <text:p>16.5184</text:p>
          </table:table-cell>
          <table:table-cell office:value-type="float" office:value="348.38" calcext:value-type="float">
            <text:p>348.38</text:p>
          </table:table-cell>
        </table:table-row>
        <table:table-row table:style-name="ro1">
          <table:table-cell office:value-type="float" office:value="16.578" calcext:value-type="float">
            <text:p>16.578</text:p>
          </table:table-cell>
          <table:table-cell office:value-type="float" office:value="343.387" calcext:value-type="float">
            <text:p>343.387</text:p>
          </table:table-cell>
        </table:table-row>
        <table:table-row table:style-name="ro1">
          <table:table-cell office:value-type="float" office:value="16.6376" calcext:value-type="float">
            <text:p>16.6376</text:p>
          </table:table-cell>
          <table:table-cell office:value-type="float" office:value="342.498" calcext:value-type="float">
            <text:p>342.498</text:p>
          </table:table-cell>
        </table:table-row>
        <table:table-row table:style-name="ro1">
          <table:table-cell office:value-type="float" office:value="16.6972" calcext:value-type="float">
            <text:p>16.6972</text:p>
          </table:table-cell>
          <table:table-cell office:value-type="float" office:value="347.091" calcext:value-type="float">
            <text:p>347.091</text:p>
          </table:table-cell>
        </table:table-row>
        <table:table-row table:style-name="ro1">
          <table:table-cell office:value-type="float" office:value="16.7567" calcext:value-type="float">
            <text:p>16.7567</text:p>
          </table:table-cell>
          <table:table-cell office:value-type="float" office:value="351.527" calcext:value-type="float">
            <text:p>351.527</text:p>
          </table:table-cell>
        </table:table-row>
        <table:table-row table:style-name="ro1">
          <table:table-cell office:value-type="float" office:value="16.8163" calcext:value-type="float">
            <text:p>16.8163</text:p>
          </table:table-cell>
          <table:table-cell office:value-type="float" office:value="349.528" calcext:value-type="float">
            <text:p>349.528</text:p>
          </table:table-cell>
        </table:table-row>
        <table:table-row table:style-name="ro1">
          <table:table-cell office:value-type="float" office:value="16.8759" calcext:value-type="float">
            <text:p>16.8759</text:p>
          </table:table-cell>
          <table:table-cell office:value-type="float" office:value="348.378" calcext:value-type="float">
            <text:p>348.378</text:p>
          </table:table-cell>
        </table:table-row>
        <table:table-row table:style-name="ro1">
          <table:table-cell office:value-type="float" office:value="16.9355" calcext:value-type="float">
            <text:p>16.9355</text:p>
          </table:table-cell>
          <table:table-cell office:value-type="float" office:value="344.335" calcext:value-type="float">
            <text:p>344.335</text:p>
          </table:table-cell>
        </table:table-row>
        <table:table-row table:style-name="ro1">
          <table:table-cell office:value-type="float" office:value="16.995" calcext:value-type="float">
            <text:p>16.995</text:p>
          </table:table-cell>
          <table:table-cell office:value-type="float" office:value="345.964" calcext:value-type="float">
            <text:p>345.964</text:p>
          </table:table-cell>
        </table:table-row>
        <table:table-row table:style-name="ro1">
          <table:table-cell office:value-type="float" office:value="17.0546" calcext:value-type="float">
            <text:p>17.0546</text:p>
          </table:table-cell>
          <table:table-cell office:value-type="float" office:value="351.886" calcext:value-type="float">
            <text:p>351.886</text:p>
          </table:table-cell>
        </table:table-row>
        <table:table-row table:style-name="ro1">
          <table:table-cell office:value-type="float" office:value="17.1142" calcext:value-type="float">
            <text:p>17.1142</text:p>
          </table:table-cell>
          <table:table-cell office:value-type="float" office:value="353.327" calcext:value-type="float">
            <text:p>353.327</text:p>
          </table:table-cell>
        </table:table-row>
        <table:table-row table:style-name="ro1">
          <table:table-cell office:value-type="float" office:value="17.1738" calcext:value-type="float">
            <text:p>17.1738</text:p>
          </table:table-cell>
          <table:table-cell office:value-type="float" office:value="355.299" calcext:value-type="float">
            <text:p>355.299</text:p>
          </table:table-cell>
        </table:table-row>
        <table:table-row table:style-name="ro1">
          <table:table-cell office:value-type="float" office:value="17.2334" calcext:value-type="float">
            <text:p>17.2334</text:p>
          </table:table-cell>
          <table:table-cell office:value-type="float" office:value="351.465" calcext:value-type="float">
            <text:p>351.465</text:p>
          </table:table-cell>
        </table:table-row>
        <table:table-row table:style-name="ro1">
          <table:table-cell office:value-type="float" office:value="17.2929" calcext:value-type="float">
            <text:p>17.2929</text:p>
          </table:table-cell>
          <table:table-cell office:value-type="float" office:value="337.879" calcext:value-type="float">
            <text:p>337.879</text:p>
          </table:table-cell>
        </table:table-row>
        <table:table-row table:style-name="ro1">
          <table:table-cell office:value-type="float" office:value="17.3525" calcext:value-type="float">
            <text:p>17.3525</text:p>
          </table:table-cell>
          <table:table-cell office:value-type="float" office:value="320.406" calcext:value-type="float">
            <text:p>320.406</text:p>
          </table:table-cell>
        </table:table-row>
        <table:table-row table:style-name="ro1">
          <table:table-cell office:value-type="float" office:value="17.4121" calcext:value-type="float">
            <text:p>17.4121</text:p>
          </table:table-cell>
          <table:table-cell office:value-type="float" office:value="302.238" calcext:value-type="float">
            <text:p>302.238</text:p>
          </table:table-cell>
        </table:table-row>
        <table:table-row table:style-name="ro1">
          <table:table-cell office:value-type="float" office:value="17.4717" calcext:value-type="float">
            <text:p>17.4717</text:p>
          </table:table-cell>
          <table:table-cell office:value-type="float" office:value="283.872" calcext:value-type="float">
            <text:p>283.872</text:p>
          </table:table-cell>
        </table:table-row>
        <table:table-row table:style-name="ro1">
          <table:table-cell office:value-type="float" office:value="17.5312" calcext:value-type="float">
            <text:p>17.5312</text:p>
          </table:table-cell>
          <table:table-cell office:value-type="float" office:value="261.806" calcext:value-type="float">
            <text:p>261.806</text:p>
          </table:table-cell>
        </table:table-row>
        <table:table-row table:style-name="ro1">
          <table:table-cell office:value-type="float" office:value="17.5908" calcext:value-type="float">
            <text:p>17.5908</text:p>
          </table:table-cell>
          <table:table-cell office:value-type="float" office:value="239.907" calcext:value-type="float">
            <text:p>239.907</text:p>
          </table:table-cell>
        </table:table-row>
        <table:table-row table:style-name="ro1">
          <table:table-cell office:value-type="float" office:value="17.6504" calcext:value-type="float">
            <text:p>17.6504</text:p>
          </table:table-cell>
          <table:table-cell office:value-type="float" office:value="217.556" calcext:value-type="float">
            <text:p>217.556</text:p>
          </table:table-cell>
        </table:table-row>
        <table:table-row table:style-name="ro1">
          <table:table-cell office:value-type="float" office:value="17.71" calcext:value-type="float">
            <text:p>17.71</text:p>
          </table:table-cell>
          <table:table-cell office:value-type="float" office:value="197.652" calcext:value-type="float">
            <text:p>197.652</text:p>
          </table:table-cell>
        </table:table-row>
        <table:table-row table:style-name="ro1">
          <table:table-cell office:value-type="float" office:value="17.7696" calcext:value-type="float">
            <text:p>17.7696</text:p>
          </table:table-cell>
          <table:table-cell office:value-type="float" office:value="183.098" calcext:value-type="float">
            <text:p>183.098</text:p>
          </table:table-cell>
        </table:table-row>
        <table:table-row table:style-name="ro1">
          <table:table-cell office:value-type="float" office:value="17.8291" calcext:value-type="float">
            <text:p>17.8291</text:p>
          </table:table-cell>
          <table:table-cell office:value-type="float" office:value="170.822" calcext:value-type="float">
            <text:p>170.822</text:p>
          </table:table-cell>
        </table:table-row>
        <table:table-row table:style-name="ro1">
          <table:table-cell office:value-type="float" office:value="17.8887" calcext:value-type="float">
            <text:p>17.8887</text:p>
          </table:table-cell>
          <table:table-cell office:value-type="float" office:value="159.815" calcext:value-type="float">
            <text:p>159.815</text:p>
          </table:table-cell>
        </table:table-row>
        <table:table-row table:style-name="ro1">
          <table:table-cell office:value-type="float" office:value="17.9483" calcext:value-type="float">
            <text:p>17.9483</text:p>
          </table:table-cell>
          <table:table-cell office:value-type="float" office:value="146.829" calcext:value-type="float">
            <text:p>146.829</text:p>
          </table:table-cell>
        </table:table-row>
        <table:table-row table:style-name="ro1">
          <table:table-cell office:value-type="float" office:value="18.0079" calcext:value-type="float">
            <text:p>18.0079</text:p>
          </table:table-cell>
          <table:table-cell office:value-type="float" office:value="140.151" calcext:value-type="float">
            <text:p>140.151</text:p>
          </table:table-cell>
        </table:table-row>
        <table:table-row table:style-name="ro1">
          <table:table-cell office:value-type="float" office:value="18.0674" calcext:value-type="float">
            <text:p>18.0674</text:p>
          </table:table-cell>
          <table:table-cell office:value-type="float" office:value="131.215" calcext:value-type="float">
            <text:p>131.215</text:p>
          </table:table-cell>
        </table:table-row>
        <table:table-row table:style-name="ro1">
          <table:table-cell office:value-type="float" office:value="18.127" calcext:value-type="float">
            <text:p>18.127</text:p>
          </table:table-cell>
          <table:table-cell office:value-type="float" office:value="122.251" calcext:value-type="float">
            <text:p>122.251</text:p>
          </table:table-cell>
        </table:table-row>
        <table:table-row table:style-name="ro1">
          <table:table-cell office:value-type="float" office:value="18.1866" calcext:value-type="float">
            <text:p>18.1866</text:p>
          </table:table-cell>
          <table:table-cell office:value-type="float" office:value="111.447" calcext:value-type="float">
            <text:p>111.447</text:p>
          </table:table-cell>
        </table:table-row>
        <table:table-row table:style-name="ro1">
          <table:table-cell office:value-type="float" office:value="18.2462" calcext:value-type="float">
            <text:p>18.2462</text:p>
          </table:table-cell>
          <table:table-cell office:value-type="float" office:value="110.185" calcext:value-type="float">
            <text:p>110.185</text:p>
          </table:table-cell>
        </table:table-row>
        <table:table-row table:style-name="ro1">
          <table:table-cell office:value-type="float" office:value="18.3058" calcext:value-type="float">
            <text:p>18.3058</text:p>
          </table:table-cell>
          <table:table-cell office:value-type="float" office:value="105.371" calcext:value-type="float">
            <text:p>105.371</text:p>
          </table:table-cell>
        </table:table-row>
        <table:table-row table:style-name="ro1">
          <table:table-cell office:value-type="float" office:value="18.3653" calcext:value-type="float">
            <text:p>18.3653</text:p>
          </table:table-cell>
          <table:table-cell office:value-type="float" office:value="106.049" calcext:value-type="float">
            <text:p>106.049</text:p>
          </table:table-cell>
        </table:table-row>
        <table:table-row table:style-name="ro1">
          <table:table-cell office:value-type="float" office:value="18.4249" calcext:value-type="float">
            <text:p>18.4249</text:p>
          </table:table-cell>
          <table:table-cell office:value-type="float" office:value="87.552" calcext:value-type="float">
            <text:p>87.552</text:p>
          </table:table-cell>
        </table:table-row>
        <table:table-row table:style-name="ro1">
          <table:table-cell office:value-type="float" office:value="18.4845" calcext:value-type="float">
            <text:p>18.4845</text:p>
          </table:table-cell>
          <table:table-cell office:value-type="float" office:value="89.5135" calcext:value-type="float">
            <text:p>89.5135</text:p>
          </table:table-cell>
        </table:table-row>
        <table:table-row table:style-name="ro1">
          <table:table-cell office:value-type="float" office:value="18.5441" calcext:value-type="float">
            <text:p>18.5441</text:p>
          </table:table-cell>
          <table:table-cell office:value-type="float" office:value="79.68" calcext:value-type="float">
            <text:p>79.68</text:p>
          </table:table-cell>
        </table:table-row>
        <table:table-row table:style-name="ro1">
          <table:table-cell office:value-type="float" office:value="18.6036" calcext:value-type="float">
            <text:p>18.603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8.6632" calcext:value-type="float">
            <text:p>18.663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8.7228" calcext:value-type="float">
            <text:p>18.7228</text:p>
          </table:table-cell>
          <table:table-cell office:value-type="float" office:value="35.7647" calcext:value-type="float">
            <text:p>35.7647</text:p>
          </table:table-cell>
        </table:table-row>
      </table:table>
      <table:table table:name="test" table:style-name="ta1">
        <table:shapes>
          <draw:frame draw:z-index="0" draw:style-name="gr1" draw:text-style-name="P1" svg:width="253.31mm" svg:height="199.48mm" svg:x="286.35mm" svg:y="6.64mm">
            <loext:p draw:notify-on-update-of-ranges="test.C1:test.C171 test.D1:test.D17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10.08mm" svg:height="153.33mm" svg:x="77.92mm" svg:y="26.76mm">
            <loext:p draw:notify-on-update-of-ranges="test.A1:test.A114 test.B1:test.B1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4.343" calcext:value-type="float">
            <text:p>14.343</text:p>
          </table:table-cell>
          <table:table-cell office:value-type="float" office:value="16" calcext:value-type="float">
            <text:p>16</text:p>
          </table:table-cell>
          <table:table-cell office:value-type="float" office:value="13.4797" calcext:value-type="float">
            <text:p>13.4797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14.3728" calcext:value-type="float">
            <text:p>14.3728</text:p>
          </table:table-cell>
          <table:table-cell office:value-type="float" office:value="29.3333" calcext:value-type="float">
            <text:p>29.3333</text:p>
          </table:table-cell>
          <table:table-cell office:value-type="float" office:value="13.5094" calcext:value-type="float">
            <text:p>13.5094</text:p>
          </table:table-cell>
          <table:table-cell office:value-type="float" office:value="88.6154" calcext:value-type="float">
            <text:p>88.6154</text:p>
          </table:table-cell>
        </table:table-row>
        <table:table-row table:style-name="ro1">
          <table:table-cell office:value-type="float" office:value="14.4026" calcext:value-type="float">
            <text:p>14.4026</text:p>
          </table:table-cell>
          <table:table-cell office:value-type="float" office:value="30" calcext:value-type="float">
            <text:p>30</text:p>
          </table:table-cell>
          <table:table-cell office:value-type="float" office:value="13.5392" calcext:value-type="float">
            <text:p>13.5392</text:p>
          </table:table-cell>
          <table:table-cell office:value-type="float" office:value="104.533" calcext:value-type="float">
            <text:p>104.533</text:p>
          </table:table-cell>
        </table:table-row>
        <table:table-row table:style-name="ro1">
          <table:table-cell office:value-type="float" office:value="14.4324" calcext:value-type="float">
            <text:p>14.4324</text:p>
          </table:table-cell>
          <table:table-cell office:value-type="float" office:value="50.6667" calcext:value-type="float">
            <text:p>50.6667</text:p>
          </table:table-cell>
          <table:table-cell office:value-type="float" office:value="13.569" calcext:value-type="float">
            <text:p>13.569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14.4621" calcext:value-type="float">
            <text:p>14.4621</text:p>
          </table:table-cell>
          <table:table-cell office:value-type="float" office:value="52.8" calcext:value-type="float">
            <text:p>52.8</text:p>
          </table:table-cell>
          <table:table-cell office:value-type="float" office:value="13.5988" calcext:value-type="float">
            <text:p>13.5988</text:p>
          </table:table-cell>
          <table:table-cell office:value-type="float" office:value="91.1515" calcext:value-type="float">
            <text:p>91.1515</text:p>
          </table:table-cell>
        </table:table-row>
        <table:table-row table:style-name="ro1">
          <table:table-cell office:value-type="float" office:value="14.4919" calcext:value-type="float">
            <text:p>14.4919</text:p>
          </table:table-cell>
          <table:table-cell office:value-type="float" office:value="54" calcext:value-type="float">
            <text:p>54</text:p>
          </table:table-cell>
          <table:table-cell office:value-type="float" office:value="13.6285" calcext:value-type="float">
            <text:p>13.6285</text:p>
          </table:table-cell>
          <table:table-cell office:value-type="float" office:value="92.7179" calcext:value-type="float">
            <text:p>92.7179</text:p>
          </table:table-cell>
        </table:table-row>
        <table:table-row table:style-name="ro1">
          <table:table-cell office:value-type="float" office:value="14.5217" calcext:value-type="float">
            <text:p>14.5217</text:p>
          </table:table-cell>
          <table:table-cell office:value-type="float" office:value="54.2222" calcext:value-type="float">
            <text:p>54.2222</text:p>
          </table:table-cell>
          <table:table-cell office:value-type="float" office:value="13.6583" calcext:value-type="float">
            <text:p>13.6583</text:p>
          </table:table-cell>
          <table:table-cell office:value-type="float" office:value="93.44" calcext:value-type="float">
            <text:p>93.44</text:p>
          </table:table-cell>
        </table:table-row>
        <table:table-row table:style-name="ro1">
          <table:table-cell office:value-type="float" office:value="14.5515" calcext:value-type="float">
            <text:p>14.5515</text:p>
          </table:table-cell>
          <table:table-cell office:value-type="float" office:value="60.0889" calcext:value-type="float">
            <text:p>60.0889</text:p>
          </table:table-cell>
          <table:table-cell office:value-type="float" office:value="13.6881" calcext:value-type="float">
            <text:p>13.6881</text:p>
          </table:table-cell>
          <table:table-cell office:value-type="float" office:value="97.0847" calcext:value-type="float">
            <text:p>97.0847</text:p>
          </table:table-cell>
        </table:table-row>
        <table:table-row table:style-name="ro1">
          <table:table-cell office:value-type="float" office:value="14.5813" calcext:value-type="float">
            <text:p>14.5813</text:p>
          </table:table-cell>
          <table:table-cell office:value-type="float" office:value="74.0602" calcext:value-type="float">
            <text:p>74.0602</text:p>
          </table:table-cell>
          <table:table-cell office:value-type="float" office:value="13.7179" calcext:value-type="float">
            <text:p>13.7179</text:p>
          </table:table-cell>
          <table:table-cell office:value-type="float" office:value="108.706" calcext:value-type="float">
            <text:p>108.706</text:p>
          </table:table-cell>
        </table:table-row>
        <table:table-row table:style-name="ro1">
          <table:table-cell office:value-type="float" office:value="14.6111" calcext:value-type="float">
            <text:p>14.6111</text:p>
          </table:table-cell>
          <table:table-cell office:value-type="float" office:value="86.8011" calcext:value-type="float">
            <text:p>86.8011</text:p>
          </table:table-cell>
          <table:table-cell office:value-type="float" office:value="13.7476" calcext:value-type="float">
            <text:p>13.7476</text:p>
          </table:table-cell>
          <table:table-cell office:value-type="float" office:value="104.989" calcext:value-type="float">
            <text:p>104.989</text:p>
          </table:table-cell>
        </table:table-row>
        <table:table-row table:style-name="ro1">
          <table:table-cell office:value-type="float" office:value="14.6409" calcext:value-type="float">
            <text:p>14.6409</text:p>
          </table:table-cell>
          <table:table-cell office:value-type="float" office:value="100.442" calcext:value-type="float">
            <text:p>100.442</text:p>
          </table:table-cell>
          <table:table-cell office:value-type="float" office:value="13.7774" calcext:value-type="float">
            <text:p>13.7774</text:p>
          </table:table-cell>
          <table:table-cell office:value-type="float" office:value="110.414" calcext:value-type="float">
            <text:p>110.414</text:p>
          </table:table-cell>
        </table:table-row>
        <table:table-row table:style-name="ro1">
          <table:table-cell office:value-type="float" office:value="14.6707" calcext:value-type="float">
            <text:p>14.6707</text:p>
          </table:table-cell>
          <table:table-cell office:value-type="float" office:value="116.732" calcext:value-type="float">
            <text:p>116.732</text:p>
          </table:table-cell>
          <table:table-cell office:value-type="float" office:value="13.8072" calcext:value-type="float">
            <text:p>13.8072</text:p>
          </table:table-cell>
          <table:table-cell office:value-type="float" office:value="117.669" calcext:value-type="float">
            <text:p>117.669</text:p>
          </table:table-cell>
        </table:table-row>
        <table:table-row table:style-name="ro1">
          <table:table-cell office:value-type="float" office:value="14.7005" calcext:value-type="float">
            <text:p>14.7005</text:p>
          </table:table-cell>
          <table:table-cell office:value-type="float" office:value="132.617" calcext:value-type="float">
            <text:p>132.617</text:p>
          </table:table-cell>
          <table:table-cell office:value-type="float" office:value="13.837" calcext:value-type="float">
            <text:p>13.837</text:p>
          </table:table-cell>
          <table:table-cell office:value-type="float" office:value="117.542" calcext:value-type="float">
            <text:p>117.542</text:p>
          </table:table-cell>
        </table:table-row>
        <table:table-row table:style-name="ro1">
          <table:table-cell office:value-type="float" office:value="14.7303" calcext:value-type="float">
            <text:p>14.7303</text:p>
          </table:table-cell>
          <table:table-cell office:value-type="float" office:value="154.499" calcext:value-type="float">
            <text:p>154.499</text:p>
          </table:table-cell>
          <table:table-cell office:value-type="float" office:value="13.8667" calcext:value-type="float">
            <text:p>13.8667</text:p>
          </table:table-cell>
          <table:table-cell office:value-type="float" office:value="121.217" calcext:value-type="float">
            <text:p>121.217</text:p>
          </table:table-cell>
        </table:table-row>
        <table:table-row table:style-name="ro1">
          <table:table-cell office:value-type="float" office:value="14.7601" calcext:value-type="float">
            <text:p>14.7601</text:p>
          </table:table-cell>
          <table:table-cell office:value-type="float" office:value="167.922" calcext:value-type="float">
            <text:p>167.922</text:p>
          </table:table-cell>
          <table:table-cell office:value-type="float" office:value="13.8965" calcext:value-type="float">
            <text:p>13.8965</text:p>
          </table:table-cell>
          <table:table-cell office:value-type="float" office:value="128.309" calcext:value-type="float">
            <text:p>128.309</text:p>
          </table:table-cell>
        </table:table-row>
        <table:table-row table:style-name="ro1">
          <table:table-cell office:value-type="float" office:value="14.7899" calcext:value-type="float">
            <text:p>14.7899</text:p>
          </table:table-cell>
          <table:table-cell office:value-type="float" office:value="180" calcext:value-type="float">
            <text:p>180</text:p>
          </table:table-cell>
          <table:table-cell office:value-type="float" office:value="13.9263" calcext:value-type="float">
            <text:p>13.9263</text:p>
          </table:table-cell>
          <table:table-cell office:value-type="float" office:value="130.116" calcext:value-type="float">
            <text:p>130.116</text:p>
          </table:table-cell>
        </table:table-row>
        <table:table-row table:style-name="ro1">
          <table:table-cell office:value-type="float" office:value="14.8197" calcext:value-type="float">
            <text:p>14.8197</text:p>
          </table:table-cell>
          <table:table-cell office:value-type="float" office:value="195.323" calcext:value-type="float">
            <text:p>195.323</text:p>
          </table:table-cell>
          <table:table-cell office:value-type="float" office:value="13.9561" calcext:value-type="float">
            <text:p>13.9561</text:p>
          </table:table-cell>
          <table:table-cell office:value-type="float" office:value="128.783" calcext:value-type="float">
            <text:p>128.783</text:p>
          </table:table-cell>
        </table:table-row>
        <table:table-row table:style-name="ro1">
          <table:table-cell office:value-type="float" office:value="14.8495" calcext:value-type="float">
            <text:p>14.8495</text:p>
          </table:table-cell>
          <table:table-cell office:value-type="float" office:value="213.501" calcext:value-type="float">
            <text:p>213.501</text:p>
          </table:table-cell>
          <table:table-cell office:value-type="float" office:value="13.9858" calcext:value-type="float">
            <text:p>13.9858</text:p>
          </table:table-cell>
          <table:table-cell office:value-type="float" office:value="128.466" calcext:value-type="float">
            <text:p>128.466</text:p>
          </table:table-cell>
        </table:table-row>
        <table:table-row table:style-name="ro1">
          <table:table-cell office:value-type="float" office:value="14.8792" calcext:value-type="float">
            <text:p>14.8792</text:p>
          </table:table-cell>
          <table:table-cell office:value-type="float" office:value="228.437" calcext:value-type="float">
            <text:p>228.437</text:p>
          </table:table-cell>
          <table:table-cell office:value-type="float" office:value="14.0156" calcext:value-type="float">
            <text:p>14.0156</text:p>
          </table:table-cell>
          <table:table-cell office:value-type="float" office:value="130.392" calcext:value-type="float">
            <text:p>130.392</text:p>
          </table:table-cell>
        </table:table-row>
        <table:table-row table:style-name="ro1">
          <table:table-cell office:value-type="float" office:value="14.909" calcext:value-type="float">
            <text:p>14.909</text:p>
          </table:table-cell>
          <table:table-cell office:value-type="float" office:value="236.972" calcext:value-type="float">
            <text:p>236.972</text:p>
          </table:table-cell>
          <table:table-cell office:value-type="float" office:value="14.0454" calcext:value-type="float">
            <text:p>14.0454</text:p>
          </table:table-cell>
          <table:table-cell office:value-type="float" office:value="135.964" calcext:value-type="float">
            <text:p>135.964</text:p>
          </table:table-cell>
        </table:table-row>
        <table:table-row table:style-name="ro1">
          <table:table-cell office:value-type="float" office:value="14.9388" calcext:value-type="float">
            <text:p>14.9388</text:p>
          </table:table-cell>
          <table:table-cell office:value-type="float" office:value="245.66" calcext:value-type="float">
            <text:p>245.66</text:p>
          </table:table-cell>
          <table:table-cell office:value-type="float" office:value="14.0752" calcext:value-type="float">
            <text:p>14.0752</text:p>
          </table:table-cell>
          <table:table-cell office:value-type="float" office:value="142.144" calcext:value-type="float">
            <text:p>142.144</text:p>
          </table:table-cell>
        </table:table-row>
        <table:table-row table:style-name="ro1">
          <table:table-cell office:value-type="float" office:value="14.9686" calcext:value-type="float">
            <text:p>14.9686</text:p>
          </table:table-cell>
          <table:table-cell office:value-type="float" office:value="261.204" calcext:value-type="float">
            <text:p>261.204</text:p>
          </table:table-cell>
          <table:table-cell office:value-type="float" office:value="14.1049" calcext:value-type="float">
            <text:p>14.1049</text:p>
          </table:table-cell>
          <table:table-cell office:value-type="float" office:value="144.895" calcext:value-type="float">
            <text:p>144.895</text:p>
          </table:table-cell>
        </table:table-row>
        <table:table-row table:style-name="ro1">
          <table:table-cell office:value-type="float" office:value="14.9984" calcext:value-type="float">
            <text:p>14.9984</text:p>
          </table:table-cell>
          <table:table-cell office:value-type="float" office:value="272.763" calcext:value-type="float">
            <text:p>272.763</text:p>
          </table:table-cell>
          <table:table-cell office:value-type="float" office:value="14.1347" calcext:value-type="float">
            <text:p>14.1347</text:p>
          </table:table-cell>
          <table:table-cell office:value-type="float" office:value="148.319" calcext:value-type="float">
            <text:p>148.319</text:p>
          </table:table-cell>
        </table:table-row>
        <table:table-row table:style-name="ro1">
          <table:table-cell office:value-type="float" office:value="15.0282" calcext:value-type="float">
            <text:p>15.0282</text:p>
          </table:table-cell>
          <table:table-cell office:value-type="float" office:value="291.29" calcext:value-type="float">
            <text:p>291.29</text:p>
          </table:table-cell>
          <table:table-cell office:value-type="float" office:value="14.1645" calcext:value-type="float">
            <text:p>14.1645</text:p>
          </table:table-cell>
          <table:table-cell office:value-type="float" office:value="154.541" calcext:value-type="float">
            <text:p>154.541</text:p>
          </table:table-cell>
        </table:table-row>
        <table:table-row table:style-name="ro1">
          <table:table-cell office:value-type="float" office:value="15.058" calcext:value-type="float">
            <text:p>15.058</text:p>
          </table:table-cell>
          <table:table-cell office:value-type="float" office:value="300.163" calcext:value-type="float">
            <text:p>300.163</text:p>
          </table:table-cell>
          <table:table-cell office:value-type="float" office:value="14.1943" calcext:value-type="float">
            <text:p>14.1943</text:p>
          </table:table-cell>
          <table:table-cell office:value-type="float" office:value="158.017" calcext:value-type="float">
            <text:p>158.017</text:p>
          </table:table-cell>
        </table:table-row>
        <table:table-row table:style-name="ro1">
          <table:table-cell office:value-type="float" office:value="15.0878" calcext:value-type="float">
            <text:p>15.0878</text:p>
          </table:table-cell>
          <table:table-cell office:value-type="float" office:value="306.444" calcext:value-type="float">
            <text:p>306.444</text:p>
          </table:table-cell>
          <table:table-cell office:value-type="float" office:value="14.224" calcext:value-type="float">
            <text:p>14.224</text:p>
          </table:table-cell>
          <table:table-cell office:value-type="float" office:value="165.489" calcext:value-type="float">
            <text:p>165.489</text:p>
          </table:table-cell>
        </table:table-row>
        <table:table-row table:style-name="ro1">
          <table:table-cell office:value-type="float" office:value="15.1176" calcext:value-type="float">
            <text:p>15.1176</text:p>
          </table:table-cell>
          <table:table-cell office:value-type="float" office:value="309.446" calcext:value-type="float">
            <text:p>309.446</text:p>
          </table:table-cell>
          <table:table-cell office:value-type="float" office:value="14.2538" calcext:value-type="float">
            <text:p>14.2538</text:p>
          </table:table-cell>
          <table:table-cell office:value-type="float" office:value="174.388" calcext:value-type="float">
            <text:p>174.388</text:p>
          </table:table-cell>
        </table:table-row>
        <table:table-row table:style-name="ro1">
          <table:table-cell office:value-type="float" office:value="15.1474" calcext:value-type="float">
            <text:p>15.1474</text:p>
          </table:table-cell>
          <table:table-cell office:value-type="float" office:value="309.333" calcext:value-type="float">
            <text:p>309.333</text:p>
          </table:table-cell>
          <table:table-cell office:value-type="float" office:value="14.2836" calcext:value-type="float">
            <text:p>14.2836</text:p>
          </table:table-cell>
          <table:table-cell office:value-type="float" office:value="180.164" calcext:value-type="float">
            <text:p>180.164</text:p>
          </table:table-cell>
        </table:table-row>
        <table:table-row table:style-name="ro1">
          <table:table-cell office:value-type="float" office:value="15.1772" calcext:value-type="float">
            <text:p>15.1772</text:p>
          </table:table-cell>
          <table:table-cell office:value-type="float" office:value="308.294" calcext:value-type="float">
            <text:p>308.294</text:p>
          </table:table-cell>
          <table:table-cell office:value-type="float" office:value="14.3134" calcext:value-type="float">
            <text:p>14.3134</text:p>
          </table:table-cell>
          <table:table-cell office:value-type="float" office:value="184.086" calcext:value-type="float">
            <text:p>184.086</text:p>
          </table:table-cell>
        </table:table-row>
        <table:table-row table:style-name="ro1">
          <table:table-cell office:value-type="float" office:value="15.207" calcext:value-type="float">
            <text:p>15.207</text:p>
          </table:table-cell>
          <table:table-cell office:value-type="float" office:value="293.939" calcext:value-type="float">
            <text:p>293.939</text:p>
          </table:table-cell>
          <table:table-cell office:value-type="float" office:value="14.3431" calcext:value-type="float">
            <text:p>14.3431</text:p>
          </table:table-cell>
          <table:table-cell office:value-type="float" office:value="189.24" calcext:value-type="float">
            <text:p>189.24</text:p>
          </table:table-cell>
        </table:table-row>
        <table:table-row table:style-name="ro1">
          <table:table-cell office:value-type="float" office:value="15.2368" calcext:value-type="float">
            <text:p>15.2368</text:p>
          </table:table-cell>
          <table:table-cell office:value-type="float" office:value="298.33" calcext:value-type="float">
            <text:p>298.33</text:p>
          </table:table-cell>
          <table:table-cell office:value-type="float" office:value="14.3729" calcext:value-type="float">
            <text:p>14.3729</text:p>
          </table:table-cell>
          <table:table-cell office:value-type="float" office:value="189.809" calcext:value-type="float">
            <text:p>189.809</text:p>
          </table:table-cell>
        </table:table-row>
        <table:table-row table:style-name="ro1">
          <table:table-cell office:value-type="float" office:value="15.2666" calcext:value-type="float">
            <text:p>15.2666</text:p>
          </table:table-cell>
          <table:table-cell office:value-type="float" office:value="289.193" calcext:value-type="float">
            <text:p>289.193</text:p>
          </table:table-cell>
          <table:table-cell office:value-type="float" office:value="14.4027" calcext:value-type="float">
            <text:p>14.4027</text:p>
          </table:table-cell>
          <table:table-cell office:value-type="float" office:value="198.405" calcext:value-type="float">
            <text:p>198.405</text:p>
          </table:table-cell>
        </table:table-row>
        <table:table-row table:style-name="ro1">
          <table:table-cell office:value-type="float" office:value="15.2963" calcext:value-type="float">
            <text:p>15.2963</text:p>
          </table:table-cell>
          <table:table-cell office:value-type="float" office:value="283.294" calcext:value-type="float">
            <text:p>283.294</text:p>
          </table:table-cell>
          <table:table-cell office:value-type="float" office:value="14.4325" calcext:value-type="float">
            <text:p>14.4325</text:p>
          </table:table-cell>
          <table:table-cell office:value-type="float" office:value="204.043" calcext:value-type="float">
            <text:p>204.043</text:p>
          </table:table-cell>
        </table:table-row>
        <table:table-row table:style-name="ro1">
          <table:table-cell office:value-type="float" office:value="15.3261" calcext:value-type="float">
            <text:p>15.3261</text:p>
          </table:table-cell>
          <table:table-cell office:value-type="float" office:value="289.236" calcext:value-type="float">
            <text:p>289.236</text:p>
          </table:table-cell>
          <table:table-cell office:value-type="float" office:value="14.4622" calcext:value-type="float">
            <text:p>14.4622</text:p>
          </table:table-cell>
          <table:table-cell office:value-type="float" office:value="208.099" calcext:value-type="float">
            <text:p>208.099</text:p>
          </table:table-cell>
        </table:table-row>
        <table:table-row table:style-name="ro1">
          <table:table-cell office:value-type="float" office:value="15.3559" calcext:value-type="float">
            <text:p>15.3559</text:p>
          </table:table-cell>
          <table:table-cell office:value-type="float" office:value="288.835" calcext:value-type="float">
            <text:p>288.835</text:p>
          </table:table-cell>
          <table:table-cell office:value-type="float" office:value="14.492" calcext:value-type="float">
            <text:p>14.492</text:p>
          </table:table-cell>
          <table:table-cell office:value-type="float" office:value="221.957" calcext:value-type="float">
            <text:p>221.957</text:p>
          </table:table-cell>
        </table:table-row>
        <table:table-row table:style-name="ro1">
          <table:table-cell office:value-type="float" office:value="15.3857" calcext:value-type="float">
            <text:p>15.3857</text:p>
          </table:table-cell>
          <table:table-cell office:value-type="float" office:value="289.577" calcext:value-type="float">
            <text:p>289.577</text:p>
          </table:table-cell>
          <table:table-cell office:value-type="float" office:value="14.5218" calcext:value-type="float">
            <text:p>14.5218</text:p>
          </table:table-cell>
          <table:table-cell office:value-type="float" office:value="223.122" calcext:value-type="float">
            <text:p>223.122</text:p>
          </table:table-cell>
        </table:table-row>
        <table:table-row table:style-name="ro1">
          <table:table-cell office:value-type="float" office:value="15.4155" calcext:value-type="float">
            <text:p>15.4155</text:p>
          </table:table-cell>
          <table:table-cell office:value-type="float" office:value="277.222" calcext:value-type="float">
            <text:p>277.222</text:p>
          </table:table-cell>
          <table:table-cell office:value-type="float" office:value="14.5516" calcext:value-type="float">
            <text:p>14.5516</text:p>
          </table:table-cell>
          <table:table-cell office:value-type="float" office:value="227.464" calcext:value-type="float">
            <text:p>227.464</text:p>
          </table:table-cell>
        </table:table-row>
        <table:table-row table:style-name="ro1">
          <table:table-cell office:value-type="float" office:value="15.4453" calcext:value-type="float">
            <text:p>15.4453</text:p>
          </table:table-cell>
          <table:table-cell office:value-type="float" office:value="280.105" calcext:value-type="float">
            <text:p>280.105</text:p>
          </table:table-cell>
          <table:table-cell office:value-type="float" office:value="14.5813" calcext:value-type="float">
            <text:p>14.5813</text:p>
          </table:table-cell>
          <table:table-cell office:value-type="float" office:value="237.272" calcext:value-type="float">
            <text:p>237.272</text:p>
          </table:table-cell>
        </table:table-row>
        <table:table-row table:style-name="ro1">
          <table:table-cell office:value-type="float" office:value="15.4751" calcext:value-type="float">
            <text:p>15.4751</text:p>
          </table:table-cell>
          <table:table-cell office:value-type="float" office:value="279.835" calcext:value-type="float">
            <text:p>279.835</text:p>
          </table:table-cell>
          <table:table-cell office:value-type="float" office:value="14.6111" calcext:value-type="float">
            <text:p>14.6111</text:p>
          </table:table-cell>
          <table:table-cell office:value-type="float" office:value="242.361" calcext:value-type="float">
            <text:p>242.361</text:p>
          </table:table-cell>
        </table:table-row>
        <table:table-row table:style-name="ro1">
          <table:table-cell office:value-type="float" office:value="15.5049" calcext:value-type="float">
            <text:p>15.5049</text:p>
          </table:table-cell>
          <table:table-cell office:value-type="float" office:value="279.451" calcext:value-type="float">
            <text:p>279.451</text:p>
          </table:table-cell>
          <table:table-cell office:value-type="float" office:value="14.6409" calcext:value-type="float">
            <text:p>14.6409</text:p>
          </table:table-cell>
          <table:table-cell office:value-type="float" office:value="248.325" calcext:value-type="float">
            <text:p>248.325</text:p>
          </table:table-cell>
        </table:table-row>
        <table:table-row table:style-name="ro1">
          <table:table-cell office:value-type="float" office:value="15.5347" calcext:value-type="float">
            <text:p>15.5347</text:p>
          </table:table-cell>
          <table:table-cell office:value-type="float" office:value="278.738" calcext:value-type="float">
            <text:p>278.738</text:p>
          </table:table-cell>
          <table:table-cell office:value-type="float" office:value="14.6707" calcext:value-type="float">
            <text:p>14.6707</text:p>
          </table:table-cell>
          <table:table-cell office:value-type="float" office:value="256.312" calcext:value-type="float">
            <text:p>256.312</text:p>
          </table:table-cell>
        </table:table-row>
        <table:table-row table:style-name="ro1">
          <table:table-cell office:value-type="float" office:value="15.5645" calcext:value-type="float">
            <text:p>15.5645</text:p>
          </table:table-cell>
          <table:table-cell office:value-type="float" office:value="281.439" calcext:value-type="float">
            <text:p>281.439</text:p>
          </table:table-cell>
          <table:table-cell office:value-type="float" office:value="14.7004" calcext:value-type="float">
            <text:p>14.7004</text:p>
          </table:table-cell>
          <table:table-cell office:value-type="float" office:value="263.262" calcext:value-type="float">
            <text:p>263.262</text:p>
          </table:table-cell>
        </table:table-row>
        <table:table-row table:style-name="ro1">
          <table:table-cell office:value-type="float" office:value="15.5943" calcext:value-type="float">
            <text:p>15.5943</text:p>
          </table:table-cell>
          <table:table-cell office:value-type="float" office:value="284.406" calcext:value-type="float">
            <text:p>284.406</text:p>
          </table:table-cell>
          <table:table-cell office:value-type="float" office:value="14.7302" calcext:value-type="float">
            <text:p>14.7302</text:p>
          </table:table-cell>
          <table:table-cell office:value-type="float" office:value="271.761" calcext:value-type="float">
            <text:p>271.761</text:p>
          </table:table-cell>
        </table:table-row>
        <table:table-row table:style-name="ro1">
          <table:table-cell office:value-type="float" office:value="15.6241" calcext:value-type="float">
            <text:p>15.6241</text:p>
          </table:table-cell>
          <table:table-cell office:value-type="float" office:value="284.127" calcext:value-type="float">
            <text:p>284.127</text:p>
          </table:table-cell>
          <table:table-cell office:value-type="float" office:value="14.76" calcext:value-type="float">
            <text:p>14.76</text:p>
          </table:table-cell>
          <table:table-cell office:value-type="float" office:value="270.556" calcext:value-type="float">
            <text:p>270.556</text:p>
          </table:table-cell>
        </table:table-row>
        <table:table-row table:style-name="ro1">
          <table:table-cell office:value-type="float" office:value="15.6539" calcext:value-type="float">
            <text:p>15.6539</text:p>
          </table:table-cell>
          <table:table-cell office:value-type="float" office:value="285.513" calcext:value-type="float">
            <text:p>285.513</text:p>
          </table:table-cell>
          <table:table-cell office:value-type="float" office:value="14.7898" calcext:value-type="float">
            <text:p>14.7898</text:p>
          </table:table-cell>
          <table:table-cell office:value-type="float" office:value="278.252" calcext:value-type="float">
            <text:p>278.252</text:p>
          </table:table-cell>
        </table:table-row>
        <table:table-row table:style-name="ro1">
          <table:table-cell office:value-type="float" office:value="15.6836" calcext:value-type="float">
            <text:p>15.6836</text:p>
          </table:table-cell>
          <table:table-cell office:value-type="float" office:value="289.573" calcext:value-type="float">
            <text:p>289.573</text:p>
          </table:table-cell>
          <table:table-cell office:value-type="float" office:value="14.8195" calcext:value-type="float">
            <text:p>14.8195</text:p>
          </table:table-cell>
          <table:table-cell office:value-type="float" office:value="283.545" calcext:value-type="float">
            <text:p>283.545</text:p>
          </table:table-cell>
        </table:table-row>
        <table:table-row table:style-name="ro1">
          <table:table-cell office:value-type="float" office:value="15.7134" calcext:value-type="float">
            <text:p>15.7134</text:p>
          </table:table-cell>
          <table:table-cell office:value-type="float" office:value="292.682" calcext:value-type="float">
            <text:p>292.682</text:p>
          </table:table-cell>
          <table:table-cell office:value-type="float" office:value="14.8493" calcext:value-type="float">
            <text:p>14.8493</text:p>
          </table:table-cell>
          <table:table-cell office:value-type="float" office:value="280.367" calcext:value-type="float">
            <text:p>280.367</text:p>
          </table:table-cell>
        </table:table-row>
        <table:table-row table:style-name="ro1">
          <table:table-cell office:value-type="float" office:value="15.7432" calcext:value-type="float">
            <text:p>15.7432</text:p>
          </table:table-cell>
          <table:table-cell office:value-type="float" office:value="297.128" calcext:value-type="float">
            <text:p>297.128</text:p>
          </table:table-cell>
          <table:table-cell office:value-type="float" office:value="14.8791" calcext:value-type="float">
            <text:p>14.8791</text:p>
          </table:table-cell>
          <table:table-cell office:value-type="float" office:value="283.417" calcext:value-type="float">
            <text:p>283.417</text:p>
          </table:table-cell>
        </table:table-row>
        <table:table-row table:style-name="ro1">
          <table:table-cell office:value-type="float" office:value="15.773" calcext:value-type="float">
            <text:p>15.773</text:p>
          </table:table-cell>
          <table:table-cell office:value-type="float" office:value="296.503" calcext:value-type="float">
            <text:p>296.503</text:p>
          </table:table-cell>
          <table:table-cell office:value-type="float" office:value="14.9089" calcext:value-type="float">
            <text:p>14.9089</text:p>
          </table:table-cell>
          <table:table-cell office:value-type="float" office:value="282.319" calcext:value-type="float">
            <text:p>282.319</text:p>
          </table:table-cell>
        </table:table-row>
        <table:table-row table:style-name="ro1">
          <table:table-cell office:value-type="float" office:value="15.8028" calcext:value-type="float">
            <text:p>15.8028</text:p>
          </table:table-cell>
          <table:table-cell office:value-type="float" office:value="301.742" calcext:value-type="float">
            <text:p>301.742</text:p>
          </table:table-cell>
          <table:table-cell office:value-type="float" office:value="14.9386" calcext:value-type="float">
            <text:p>14.9386</text:p>
          </table:table-cell>
          <table:table-cell office:value-type="float" office:value="279.997" calcext:value-type="float">
            <text:p>279.997</text:p>
          </table:table-cell>
        </table:table-row>
        <table:table-row table:style-name="ro1">
          <table:table-cell office:value-type="float" office:value="15.8326" calcext:value-type="float">
            <text:p>15.8326</text:p>
          </table:table-cell>
          <table:table-cell office:value-type="float" office:value="297.592" calcext:value-type="float">
            <text:p>297.592</text:p>
          </table:table-cell>
          <table:table-cell office:value-type="float" office:value="14.9684" calcext:value-type="float">
            <text:p>14.9684</text:p>
          </table:table-cell>
          <table:table-cell office:value-type="float" office:value="278.602" calcext:value-type="float">
            <text:p>278.602</text:p>
          </table:table-cell>
        </table:table-row>
        <table:table-row table:style-name="ro1">
          <table:table-cell office:value-type="float" office:value="15.8624" calcext:value-type="float">
            <text:p>15.8624</text:p>
          </table:table-cell>
          <table:table-cell office:value-type="float" office:value="297.806" calcext:value-type="float">
            <text:p>297.806</text:p>
          </table:table-cell>
          <table:table-cell office:value-type="float" office:value="14.9982" calcext:value-type="float">
            <text:p>14.9982</text:p>
          </table:table-cell>
          <table:table-cell office:value-type="float" office:value="275.301" calcext:value-type="float">
            <text:p>275.301</text:p>
          </table:table-cell>
        </table:table-row>
        <table:table-row table:style-name="ro1">
          <table:table-cell office:value-type="float" office:value="15.8922" calcext:value-type="float">
            <text:p>15.8922</text:p>
          </table:table-cell>
          <table:table-cell office:value-type="float" office:value="301.107" calcext:value-type="float">
            <text:p>301.107</text:p>
          </table:table-cell>
          <table:table-cell office:value-type="float" office:value="15.028" calcext:value-type="float">
            <text:p>15.028</text:p>
          </table:table-cell>
          <table:table-cell office:value-type="float" office:value="274.087" calcext:value-type="float">
            <text:p>274.087</text:p>
          </table:table-cell>
        </table:table-row>
        <table:table-row table:style-name="ro1">
          <table:table-cell office:value-type="float" office:value="15.922" calcext:value-type="float">
            <text:p>15.922</text:p>
          </table:table-cell>
          <table:table-cell office:value-type="float" office:value="304.789" calcext:value-type="float">
            <text:p>304.789</text:p>
          </table:table-cell>
          <table:table-cell office:value-type="float" office:value="15.0577" calcext:value-type="float">
            <text:p>15.0577</text:p>
          </table:table-cell>
          <table:table-cell office:value-type="float" office:value="269.482" calcext:value-type="float">
            <text:p>269.482</text:p>
          </table:table-cell>
        </table:table-row>
        <table:table-row table:style-name="ro1">
          <table:table-cell office:value-type="float" office:value="15.9518" calcext:value-type="float">
            <text:p>15.9518</text:p>
          </table:table-cell>
          <table:table-cell office:value-type="float" office:value="308.828" calcext:value-type="float">
            <text:p>308.828</text:p>
          </table:table-cell>
          <table:table-cell office:value-type="float" office:value="15.0875" calcext:value-type="float">
            <text:p>15.0875</text:p>
          </table:table-cell>
          <table:table-cell office:value-type="float" office:value="266.721" calcext:value-type="float">
            <text:p>266.721</text:p>
          </table:table-cell>
        </table:table-row>
        <table:table-row table:style-name="ro1">
          <table:table-cell office:value-type="float" office:value="15.9816" calcext:value-type="float">
            <text:p>15.9816</text:p>
          </table:table-cell>
          <table:table-cell office:value-type="float" office:value="310.054" calcext:value-type="float">
            <text:p>310.054</text:p>
          </table:table-cell>
          <table:table-cell office:value-type="float" office:value="15.1173" calcext:value-type="float">
            <text:p>15.1173</text:p>
          </table:table-cell>
          <table:table-cell office:value-type="float" office:value="267.864" calcext:value-type="float">
            <text:p>267.864</text:p>
          </table:table-cell>
        </table:table-row>
        <table:table-row table:style-name="ro1">
          <table:table-cell office:value-type="float" office:value="16.0114" calcext:value-type="float">
            <text:p>16.0114</text:p>
          </table:table-cell>
          <table:table-cell office:value-type="float" office:value="311.322" calcext:value-type="float">
            <text:p>311.322</text:p>
          </table:table-cell>
          <table:table-cell office:value-type="float" office:value="15.1471" calcext:value-type="float">
            <text:p>15.1471</text:p>
          </table:table-cell>
          <table:table-cell office:value-type="float" office:value="264.094" calcext:value-type="float">
            <text:p>264.094</text:p>
          </table:table-cell>
        </table:table-row>
        <table:table-row table:style-name="ro1">
          <table:table-cell office:value-type="float" office:value="16.0412" calcext:value-type="float">
            <text:p>16.0412</text:p>
          </table:table-cell>
          <table:table-cell office:value-type="float" office:value="315.424" calcext:value-type="float">
            <text:p>315.424</text:p>
          </table:table-cell>
          <table:table-cell office:value-type="float" office:value="15.1768" calcext:value-type="float">
            <text:p>15.1768</text:p>
          </table:table-cell>
          <table:table-cell office:value-type="float" office:value="261.537" calcext:value-type="float">
            <text:p>261.537</text:p>
          </table:table-cell>
        </table:table-row>
        <table:table-row table:style-name="ro1">
          <table:table-cell office:value-type="float" office:value="16.071" calcext:value-type="float">
            <text:p>16.071</text:p>
          </table:table-cell>
          <table:table-cell office:value-type="float" office:value="311.024" calcext:value-type="float">
            <text:p>311.024</text:p>
          </table:table-cell>
          <table:table-cell office:value-type="float" office:value="15.2066" calcext:value-type="float">
            <text:p>15.2066</text:p>
          </table:table-cell>
          <table:table-cell office:value-type="float" office:value="261.569" calcext:value-type="float">
            <text:p>261.569</text:p>
          </table:table-cell>
        </table:table-row>
        <table:table-row table:style-name="ro1">
          <table:table-cell office:value-type="float" office:value="16.1007" calcext:value-type="float">
            <text:p>16.1007</text:p>
          </table:table-cell>
          <table:table-cell office:value-type="float" office:value="307.98" calcext:value-type="float">
            <text:p>307.98</text:p>
          </table:table-cell>
          <table:table-cell office:value-type="float" office:value="15.2364" calcext:value-type="float">
            <text:p>15.2364</text:p>
          </table:table-cell>
          <table:table-cell office:value-type="float" office:value="259.51" calcext:value-type="float">
            <text:p>259.51</text:p>
          </table:table-cell>
        </table:table-row>
        <table:table-row table:style-name="ro1">
          <table:table-cell office:value-type="float" office:value="16.1305" calcext:value-type="float">
            <text:p>16.1305</text:p>
          </table:table-cell>
          <table:table-cell office:value-type="float" office:value="303.147" calcext:value-type="float">
            <text:p>303.147</text:p>
          </table:table-cell>
          <table:table-cell office:value-type="float" office:value="15.2662" calcext:value-type="float">
            <text:p>15.2662</text:p>
          </table:table-cell>
          <table:table-cell office:value-type="float" office:value="255.351" calcext:value-type="float">
            <text:p>255.351</text:p>
          </table:table-cell>
        </table:table-row>
        <table:table-row table:style-name="ro1">
          <table:table-cell office:value-type="float" office:value="16.1603" calcext:value-type="float">
            <text:p>16.1603</text:p>
          </table:table-cell>
          <table:table-cell office:value-type="float" office:value="299.219" calcext:value-type="float">
            <text:p>299.219</text:p>
          </table:table-cell>
          <table:table-cell office:value-type="float" office:value="15.2959" calcext:value-type="float">
            <text:p>15.2959</text:p>
          </table:table-cell>
          <table:table-cell office:value-type="float" office:value="253.943" calcext:value-type="float">
            <text:p>253.943</text:p>
          </table:table-cell>
        </table:table-row>
        <table:table-row table:style-name="ro1">
          <table:table-cell office:value-type="float" office:value="16.1901" calcext:value-type="float">
            <text:p>16.1901</text:p>
          </table:table-cell>
          <table:table-cell office:value-type="float" office:value="298.559" calcext:value-type="float">
            <text:p>298.559</text:p>
          </table:table-cell>
          <table:table-cell office:value-type="float" office:value="15.3257" calcext:value-type="float">
            <text:p>15.3257</text:p>
          </table:table-cell>
          <table:table-cell office:value-type="float" office:value="253.905" calcext:value-type="float">
            <text:p>253.905</text:p>
          </table:table-cell>
        </table:table-row>
        <table:table-row table:style-name="ro1">
          <table:table-cell office:value-type="float" office:value="16.2199" calcext:value-type="float">
            <text:p>16.2199</text:p>
          </table:table-cell>
          <table:table-cell office:value-type="float" office:value="293.975" calcext:value-type="float">
            <text:p>293.975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255.118" calcext:value-type="float">
            <text:p>255.118</text:p>
          </table:table-cell>
        </table:table-row>
        <table:table-row table:style-name="ro1">
          <table:table-cell office:value-type="float" office:value="16.2497" calcext:value-type="float">
            <text:p>16.2497</text:p>
          </table:table-cell>
          <table:table-cell office:value-type="float" office:value="290.913" calcext:value-type="float">
            <text:p>290.913</text:p>
          </table:table-cell>
          <table:table-cell office:value-type="float" office:value="15.3853" calcext:value-type="float">
            <text:p>15.3853</text:p>
          </table:table-cell>
          <table:table-cell office:value-type="float" office:value="255.032" calcext:value-type="float">
            <text:p>255.032</text:p>
          </table:table-cell>
        </table:table-row>
        <table:table-row table:style-name="ro1">
          <table:table-cell office:value-type="float" office:value="16.2795" calcext:value-type="float">
            <text:p>16.2795</text:p>
          </table:table-cell>
          <table:table-cell office:value-type="float" office:value="284.545" calcext:value-type="float">
            <text:p>284.545</text:p>
          </table:table-cell>
          <table:table-cell office:value-type="float" office:value="15.415" calcext:value-type="float">
            <text:p>15.415</text:p>
          </table:table-cell>
          <table:table-cell office:value-type="float" office:value="252.948" calcext:value-type="float">
            <text:p>252.948</text:p>
          </table:table-cell>
        </table:table-row>
        <table:table-row table:style-name="ro1">
          <table:table-cell office:value-type="float" office:value="16.3093" calcext:value-type="float">
            <text:p>16.3093</text:p>
          </table:table-cell>
          <table:table-cell office:value-type="float" office:value="283.681" calcext:value-type="float">
            <text:p>283.681</text:p>
          </table:table-cell>
          <table:table-cell office:value-type="float" office:value="15.4448" calcext:value-type="float">
            <text:p>15.4448</text:p>
          </table:table-cell>
          <table:table-cell office:value-type="float" office:value="251.795" calcext:value-type="float">
            <text:p>251.795</text:p>
          </table:table-cell>
        </table:table-row>
        <table:table-row table:style-name="ro1">
          <table:table-cell office:value-type="float" office:value="16.3391" calcext:value-type="float">
            <text:p>16.3391</text:p>
          </table:table-cell>
          <table:table-cell office:value-type="float" office:value="292.274" calcext:value-type="float">
            <text:p>292.274</text:p>
          </table:table-cell>
          <table:table-cell office:value-type="float" office:value="15.4746" calcext:value-type="float">
            <text:p>15.4746</text:p>
          </table:table-cell>
          <table:table-cell office:value-type="float" office:value="252.144" calcext:value-type="float">
            <text:p>252.144</text:p>
          </table:table-cell>
        </table:table-row>
        <table:table-row table:style-name="ro1">
          <table:table-cell office:value-type="float" office:value="16.3689" calcext:value-type="float">
            <text:p>16.3689</text:p>
          </table:table-cell>
          <table:table-cell office:value-type="float" office:value="290.569" calcext:value-type="float">
            <text:p>290.569</text:p>
          </table:table-cell>
          <table:table-cell office:value-type="float" office:value="15.5044" calcext:value-type="float">
            <text:p>15.5044</text:p>
          </table:table-cell>
          <table:table-cell office:value-type="float" office:value="253.06" calcext:value-type="float">
            <text:p>253.06</text:p>
          </table:table-cell>
        </table:table-row>
        <table:table-row table:style-name="ro1">
          <table:table-cell office:value-type="float" office:value="16.3987" calcext:value-type="float">
            <text:p>16.3987</text:p>
          </table:table-cell>
          <table:table-cell office:value-type="float" office:value="292.662" calcext:value-type="float">
            <text:p>292.662</text:p>
          </table:table-cell>
          <table:table-cell office:value-type="float" office:value="15.5341" calcext:value-type="float">
            <text:p>15.5341</text:p>
          </table:table-cell>
          <table:table-cell office:value-type="float" office:value="255.919" calcext:value-type="float">
            <text:p>255.919</text:p>
          </table:table-cell>
        </table:table-row>
        <table:table-row table:style-name="ro1">
          <table:table-cell office:value-type="float" office:value="16.4285" calcext:value-type="float">
            <text:p>16.4285</text:p>
          </table:table-cell>
          <table:table-cell office:value-type="float" office:value="286.332" calcext:value-type="float">
            <text:p>286.332</text:p>
          </table:table-cell>
          <table:table-cell office:value-type="float" office:value="15.5639" calcext:value-type="float">
            <text:p>15.5639</text:p>
          </table:table-cell>
          <table:table-cell office:value-type="float" office:value="255.217" calcext:value-type="float">
            <text:p>255.217</text:p>
          </table:table-cell>
        </table:table-row>
        <table:table-row table:style-name="ro1">
          <table:table-cell office:value-type="float" office:value="16.4583" calcext:value-type="float">
            <text:p>16.4583</text:p>
          </table:table-cell>
          <table:table-cell office:value-type="float" office:value="280.846" calcext:value-type="float">
            <text:p>280.846</text:p>
          </table:table-cell>
          <table:table-cell office:value-type="float" office:value="15.5937" calcext:value-type="float">
            <text:p>15.5937</text:p>
          </table:table-cell>
          <table:table-cell office:value-type="float" office:value="256.949" calcext:value-type="float">
            <text:p>256.949</text:p>
          </table:table-cell>
        </table:table-row>
        <table:table-row table:style-name="ro1">
          <table:table-cell office:value-type="float" office:value="16.4881" calcext:value-type="float">
            <text:p>16.4881</text:p>
          </table:table-cell>
          <table:table-cell office:value-type="float" office:value="283.469" calcext:value-type="float">
            <text:p>283.469</text:p>
          </table:table-cell>
          <table:table-cell office:value-type="float" office:value="15.6234" calcext:value-type="float">
            <text:p>15.6234</text:p>
          </table:table-cell>
          <table:table-cell office:value-type="float" office:value="256.116" calcext:value-type="float">
            <text:p>256.116</text:p>
          </table:table-cell>
        </table:table-row>
        <table:table-row table:style-name="ro1">
          <table:table-cell office:value-type="float" office:value="16.5178" calcext:value-type="float">
            <text:p>16.5178</text:p>
          </table:table-cell>
          <table:table-cell office:value-type="float" office:value="283.655" calcext:value-type="float">
            <text:p>283.655</text:p>
          </table:table-cell>
          <table:table-cell office:value-type="float" office:value="15.6532" calcext:value-type="float">
            <text:p>15.6532</text:p>
          </table:table-cell>
          <table:table-cell office:value-type="float" office:value="259.419" calcext:value-type="float">
            <text:p>259.419</text:p>
          </table:table-cell>
        </table:table-row>
        <table:table-row table:style-name="ro1">
          <table:table-cell office:value-type="float" office:value="16.5476" calcext:value-type="float">
            <text:p>16.5476</text:p>
          </table:table-cell>
          <table:table-cell office:value-type="float" office:value="279.642" calcext:value-type="float">
            <text:p>279.642</text:p>
          </table:table-cell>
          <table:table-cell office:value-type="float" office:value="15.683" calcext:value-type="float">
            <text:p>15.683</text:p>
          </table:table-cell>
          <table:table-cell office:value-type="float" office:value="265.28" calcext:value-type="float">
            <text:p>265.28</text:p>
          </table:table-cell>
        </table:table-row>
        <table:table-row table:style-name="ro1">
          <table:table-cell office:value-type="float" office:value="16.5774" calcext:value-type="float">
            <text:p>16.5774</text:p>
          </table:table-cell>
          <table:table-cell office:value-type="float" office:value="280.441" calcext:value-type="float">
            <text:p>280.441</text:p>
          </table:table-cell>
          <table:table-cell office:value-type="float" office:value="15.7128" calcext:value-type="float">
            <text:p>15.7128</text:p>
          </table:table-cell>
          <table:table-cell office:value-type="float" office:value="267.457" calcext:value-type="float">
            <text:p>267.457</text:p>
          </table:table-cell>
        </table:table-row>
        <table:table-row table:style-name="ro1">
          <table:table-cell office:value-type="float" office:value="16.6072" calcext:value-type="float">
            <text:p>16.6072</text:p>
          </table:table-cell>
          <table:table-cell office:value-type="float" office:value="283.331" calcext:value-type="float">
            <text:p>283.331</text:p>
          </table:table-cell>
          <table:table-cell office:value-type="float" office:value="15.7425" calcext:value-type="float">
            <text:p>15.7425</text:p>
          </table:table-cell>
          <table:table-cell office:value-type="float" office:value="263.407" calcext:value-type="float">
            <text:p>263.407</text:p>
          </table:table-cell>
        </table:table-row>
        <table:table-row table:style-name="ro1">
          <table:table-cell office:value-type="float" office:value="16.637" calcext:value-type="float">
            <text:p>16.637</text:p>
          </table:table-cell>
          <table:table-cell office:value-type="float" office:value="287.329" calcext:value-type="float">
            <text:p>287.329</text:p>
          </table:table-cell>
          <table:table-cell office:value-type="float" office:value="15.7723" calcext:value-type="float">
            <text:p>15.7723</text:p>
          </table:table-cell>
          <table:table-cell office:value-type="float" office:value="268.283" calcext:value-type="float">
            <text:p>268.283</text:p>
          </table:table-cell>
        </table:table-row>
        <table:table-row table:style-name="ro1">
          <table:table-cell office:value-type="float" office:value="16.6668" calcext:value-type="float">
            <text:p>16.6668</text:p>
          </table:table-cell>
          <table:table-cell office:value-type="float" office:value="292.488" calcext:value-type="float">
            <text:p>292.488</text:p>
          </table:table-cell>
          <table:table-cell office:value-type="float" office:value="15.8021" calcext:value-type="float">
            <text:p>15.8021</text:p>
          </table:table-cell>
          <table:table-cell office:value-type="float" office:value="270.028" calcext:value-type="float">
            <text:p>270.028</text:p>
          </table:table-cell>
        </table:table-row>
        <table:table-row table:style-name="ro1">
          <table:table-cell office:value-type="float" office:value="16.6966" calcext:value-type="float">
            <text:p>16.6966</text:p>
          </table:table-cell>
          <table:table-cell office:value-type="float" office:value="290.085" calcext:value-type="float">
            <text:p>290.085</text:p>
          </table:table-cell>
          <table:table-cell office:value-type="float" office:value="15.8319" calcext:value-type="float">
            <text:p>15.8319</text:p>
          </table:table-cell>
          <table:table-cell office:value-type="float" office:value="267.065" calcext:value-type="float">
            <text:p>267.065</text:p>
          </table:table-cell>
        </table:table-row>
        <table:table-row table:style-name="ro1">
          <table:table-cell office:value-type="float" office:value="16.7264" calcext:value-type="float">
            <text:p>16.7264</text:p>
          </table:table-cell>
          <table:table-cell office:value-type="float" office:value="286.962" calcext:value-type="float">
            <text:p>286.962</text:p>
          </table:table-cell>
          <table:table-cell office:value-type="float" office:value="15.8616" calcext:value-type="float">
            <text:p>15.8616</text:p>
          </table:table-cell>
          <table:table-cell office:value-type="float" office:value="266.467" calcext:value-type="float">
            <text:p>266.467</text:p>
          </table:table-cell>
        </table:table-row>
        <table:table-row table:style-name="ro1">
          <table:table-cell office:value-type="float" office:value="16.7562" calcext:value-type="float">
            <text:p>16.7562</text:p>
          </table:table-cell>
          <table:table-cell office:value-type="float" office:value="287.772" calcext:value-type="float">
            <text:p>287.772</text:p>
          </table:table-cell>
          <table:table-cell office:value-type="float" office:value="15.8914" calcext:value-type="float">
            <text:p>15.8914</text:p>
          </table:table-cell>
          <table:table-cell office:value-type="float" office:value="268.519" calcext:value-type="float">
            <text:p>268.519</text:p>
          </table:table-cell>
        </table:table-row>
        <table:table-row table:style-name="ro1">
          <table:table-cell office:value-type="float" office:value="16.786" calcext:value-type="float">
            <text:p>16.786</text:p>
          </table:table-cell>
          <table:table-cell office:value-type="float" office:value="296.99" calcext:value-type="float">
            <text:p>296.99</text:p>
          </table:table-cell>
          <table:table-cell office:value-type="float" office:value="15.9212" calcext:value-type="float">
            <text:p>15.9212</text:p>
          </table:table-cell>
          <table:table-cell office:value-type="float" office:value="271.065" calcext:value-type="float">
            <text:p>271.065</text:p>
          </table:table-cell>
        </table:table-row>
        <table:table-row table:style-name="ro1">
          <table:table-cell office:value-type="float" office:value="16.8158" calcext:value-type="float">
            <text:p>16.8158</text:p>
          </table:table-cell>
          <table:table-cell office:value-type="float" office:value="298.718" calcext:value-type="float">
            <text:p>298.718</text:p>
          </table:table-cell>
          <table:table-cell office:value-type="float" office:value="15.951" calcext:value-type="float">
            <text:p>15.951</text:p>
          </table:table-cell>
          <table:table-cell office:value-type="float" office:value="272.641" calcext:value-type="float">
            <text:p>272.641</text:p>
          </table:table-cell>
        </table:table-row>
        <table:table-row table:style-name="ro1">
          <table:table-cell office:value-type="float" office:value="16.8456" calcext:value-type="float">
            <text:p>16.8456</text:p>
          </table:table-cell>
          <table:table-cell office:value-type="float" office:value="303.622" calcext:value-type="float">
            <text:p>303.622</text:p>
          </table:table-cell>
          <table:table-cell office:value-type="float" office:value="15.9807" calcext:value-type="float">
            <text:p>15.9807</text:p>
          </table:table-cell>
          <table:table-cell office:value-type="float" office:value="272.907" calcext:value-type="float">
            <text:p>272.907</text:p>
          </table:table-cell>
        </table:table-row>
        <table:table-row table:style-name="ro1">
          <table:table-cell office:value-type="float" office:value="16.8754" calcext:value-type="float">
            <text:p>16.8754</text:p>
          </table:table-cell>
          <table:table-cell office:value-type="float" office:value="297.313" calcext:value-type="float">
            <text:p>297.313</text:p>
          </table:table-cell>
          <table:table-cell office:value-type="float" office:value="16.0105" calcext:value-type="float">
            <text:p>16.0105</text:p>
          </table:table-cell>
          <table:table-cell office:value-type="float" office:value="271.931" calcext:value-type="float">
            <text:p>271.931</text:p>
          </table:table-cell>
        </table:table-row>
        <table:table-row table:style-name="ro1">
          <table:table-cell office:value-type="float" office:value="16.9051" calcext:value-type="float">
            <text:p>16.9051</text:p>
          </table:table-cell>
          <table:table-cell office:value-type="float" office:value="297.329" calcext:value-type="float">
            <text:p>297.329</text:p>
          </table:table-cell>
          <table:table-cell office:value-type="float" office:value="16.0403" calcext:value-type="float">
            <text:p>16.0403</text:p>
          </table:table-cell>
          <table:table-cell office:value-type="float" office:value="273.44" calcext:value-type="float">
            <text:p>273.44</text:p>
          </table:table-cell>
        </table:table-row>
        <table:table-row table:style-name="ro1">
          <table:table-cell office:value-type="float" office:value="16.9349" calcext:value-type="float">
            <text:p>16.9349</text:p>
          </table:table-cell>
          <table:table-cell office:value-type="float" office:value="295.86" calcext:value-type="float">
            <text:p>295.86</text:p>
          </table:table-cell>
          <table:table-cell office:value-type="float" office:value="16.0701" calcext:value-type="float">
            <text:p>16.0701</text:p>
          </table:table-cell>
          <table:table-cell office:value-type="float" office:value="269.977" calcext:value-type="float">
            <text:p>269.977</text:p>
          </table:table-cell>
        </table:table-row>
        <table:table-row table:style-name="ro1">
          <table:table-cell office:value-type="float" office:value="16.9647" calcext:value-type="float">
            <text:p>16.9647</text:p>
          </table:table-cell>
          <table:table-cell office:value-type="float" office:value="305.559" calcext:value-type="float">
            <text:p>305.559</text:p>
          </table:table-cell>
          <table:table-cell office:value-type="float" office:value="16.0998" calcext:value-type="float">
            <text:p>16.0998</text:p>
          </table:table-cell>
          <table:table-cell office:value-type="float" office:value="267.81" calcext:value-type="float">
            <text:p>267.81</text:p>
          </table:table-cell>
        </table:table-row>
        <table:table-row table:style-name="ro1">
          <table:table-cell office:value-type="float" office:value="16.9945" calcext:value-type="float">
            <text:p>16.9945</text:p>
          </table:table-cell>
          <table:table-cell office:value-type="float" office:value="303.194" calcext:value-type="float">
            <text:p>303.194</text:p>
          </table:table-cell>
          <table:table-cell office:value-type="float" office:value="16.1296" calcext:value-type="float">
            <text:p>16.1296</text:p>
          </table:table-cell>
          <table:table-cell office:value-type="float" office:value="264.205" calcext:value-type="float">
            <text:p>264.205</text:p>
          </table:table-cell>
        </table:table-row>
        <table:table-row table:style-name="ro1">
          <table:table-cell office:value-type="float" office:value="17.0243" calcext:value-type="float">
            <text:p>17.0243</text:p>
          </table:table-cell>
          <table:table-cell office:value-type="float" office:value="293.952" calcext:value-type="float">
            <text:p>293.952</text:p>
          </table:table-cell>
          <table:table-cell office:value-type="float" office:value="16.1594" calcext:value-type="float">
            <text:p>16.1594</text:p>
          </table:table-cell>
          <table:table-cell office:value-type="float" office:value="260.987" calcext:value-type="float">
            <text:p>260.987</text:p>
          </table:table-cell>
        </table:table-row>
        <table:table-row table:style-name="ro1">
          <table:table-cell office:value-type="float" office:value="17.0541" calcext:value-type="float">
            <text:p>17.0541</text:p>
          </table:table-cell>
          <table:table-cell office:value-type="float" office:value="286.52" calcext:value-type="float">
            <text:p>286.52</text:p>
          </table:table-cell>
          <table:table-cell office:value-type="float" office:value="16.1892" calcext:value-type="float">
            <text:p>16.1892</text:p>
          </table:table-cell>
          <table:table-cell office:value-type="float" office:value="260.505" calcext:value-type="float">
            <text:p>260.505</text:p>
          </table:table-cell>
        </table:table-row>
        <table:table-row table:style-name="ro1">
          <table:table-cell office:value-type="float" office:value="17.0839" calcext:value-type="float">
            <text:p>17.0839</text:p>
          </table:table-cell>
          <table:table-cell office:value-type="float" office:value="268.726" calcext:value-type="float">
            <text:p>268.726</text:p>
          </table:table-cell>
          <table:table-cell office:value-type="float" office:value="16.2189" calcext:value-type="float">
            <text:p>16.2189</text:p>
          </table:table-cell>
          <table:table-cell office:value-type="float" office:value="257.389" calcext:value-type="float">
            <text:p>257.389</text:p>
          </table:table-cell>
        </table:table-row>
        <table:table-row table:style-name="ro1">
          <table:table-cell office:value-type="float" office:value="17.1137" calcext:value-type="float">
            <text:p>17.1137</text:p>
          </table:table-cell>
          <table:table-cell office:value-type="float" office:value="255.93" calcext:value-type="float">
            <text:p>255.93</text:p>
          </table:table-cell>
          <table:table-cell office:value-type="float" office:value="16.2487" calcext:value-type="float">
            <text:p>16.2487</text:p>
          </table:table-cell>
          <table:table-cell office:value-type="float" office:value="257.985" calcext:value-type="float">
            <text:p>257.985</text:p>
          </table:table-cell>
        </table:table-row>
        <table:table-row table:style-name="ro1">
          <table:table-cell office:value-type="float" office:value="17.1435" calcext:value-type="float">
            <text:p>17.1435</text:p>
          </table:table-cell>
          <table:table-cell office:value-type="float" office:value="242.846" calcext:value-type="float">
            <text:p>242.846</text:p>
          </table:table-cell>
          <table:table-cell office:value-type="float" office:value="16.2785" calcext:value-type="float">
            <text:p>16.2785</text:p>
          </table:table-cell>
          <table:table-cell office:value-type="float" office:value="254.716" calcext:value-type="float">
            <text:p>254.716</text:p>
          </table:table-cell>
        </table:table-row>
        <table:table-row table:style-name="ro1">
          <table:table-cell office:value-type="float" office:value="17.1733" calcext:value-type="float">
            <text:p>17.1733</text:p>
          </table:table-cell>
          <table:table-cell office:value-type="float" office:value="227.969" calcext:value-type="float">
            <text:p>227.969</text:p>
          </table:table-cell>
          <table:table-cell office:value-type="float" office:value="16.3083" calcext:value-type="float">
            <text:p>16.3083</text:p>
          </table:table-cell>
          <table:table-cell office:value-type="float" office:value="255.31" calcext:value-type="float">
            <text:p>255.31</text:p>
          </table:table-cell>
        </table:table-row>
        <table:table-row table:style-name="ro1">
          <table:table-cell office:value-type="float" office:value="17.2031" calcext:value-type="float">
            <text:p>17.2031</text:p>
          </table:table-cell>
          <table:table-cell office:value-type="float" office:value="211.34" calcext:value-type="float">
            <text:p>211.34</text:p>
          </table:table-cell>
          <table:table-cell office:value-type="float" office:value="16.338" calcext:value-type="float">
            <text:p>16.338</text:p>
          </table:table-cell>
          <table:table-cell office:value-type="float" office:value="258.494" calcext:value-type="float">
            <text:p>258.494</text:p>
          </table:table-cell>
        </table:table-row>
        <table:table-row table:style-name="ro1">
          <table:table-cell office:value-type="float" office:value="17.2329" calcext:value-type="float">
            <text:p>17.2329</text:p>
          </table:table-cell>
          <table:table-cell office:value-type="float" office:value="198.343" calcext:value-type="float">
            <text:p>198.343</text:p>
          </table:table-cell>
          <table:table-cell office:value-type="float" office:value="16.3678" calcext:value-type="float">
            <text:p>16.3678</text:p>
          </table:table-cell>
          <table:table-cell office:value-type="float" office:value="260.172" calcext:value-type="float">
            <text:p>260.172</text:p>
          </table:table-cell>
        </table:table-row>
        <table:table-row table:style-name="ro1">
          <table:table-cell office:value-type="float" office:value="17.2627" calcext:value-type="float">
            <text:p>17.2627</text:p>
          </table:table-cell>
          <table:table-cell office:value-type="float" office:value="185.092" calcext:value-type="float">
            <text:p>185.092</text:p>
          </table:table-cell>
          <table:table-cell office:value-type="float" office:value="16.3976" calcext:value-type="float">
            <text:p>16.3976</text:p>
          </table:table-cell>
          <table:table-cell office:value-type="float" office:value="259.968" calcext:value-type="float">
            <text:p>259.968</text:p>
          </table:table-cell>
        </table:table-row>
        <table:table-row table:style-name="ro1">
          <table:table-cell office:value-type="float" office:value="17.2925" calcext:value-type="float">
            <text:p>17.2925</text:p>
          </table:table-cell>
          <table:table-cell office:value-type="float" office:value="171.416" calcext:value-type="float">
            <text:p>171.416</text:p>
          </table:table-cell>
          <table:table-cell office:value-type="float" office:value="16.4274" calcext:value-type="float">
            <text:p>16.4274</text:p>
          </table:table-cell>
          <table:table-cell office:value-type="float" office:value="259.165" calcext:value-type="float">
            <text:p>259.165</text:p>
          </table:table-cell>
        </table:table-row>
        <table:table-row table:style-name="ro1">
          <table:table-cell office:value-type="float" office:value="17.3222" calcext:value-type="float">
            <text:p>17.3222</text:p>
          </table:table-cell>
          <table:table-cell office:value-type="float" office:value="160.061" calcext:value-type="float">
            <text:p>160.061</text:p>
          </table:table-cell>
          <table:table-cell office:value-type="float" office:value="16.4571" calcext:value-type="float">
            <text:p>16.4571</text:p>
          </table:table-cell>
          <table:table-cell office:value-type="float" office:value="257.183" calcext:value-type="float">
            <text:p>257.183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44.321" calcext:value-type="float">
            <text:p>144.321</text:p>
          </table:table-cell>
          <table:table-cell office:value-type="float" office:value="16.4869" calcext:value-type="float">
            <text:p>16.4869</text:p>
          </table:table-cell>
          <table:table-cell office:value-type="float" office:value="253.268" calcext:value-type="float">
            <text:p>253.268</text:p>
          </table:table-cell>
        </table:table-row>
        <table:table-row table:style-name="ro1">
          <table:table-cell office:value-type="float" office:value="17.3818" calcext:value-type="float">
            <text:p>17.3818</text:p>
          </table:table-cell>
          <table:table-cell office:value-type="float" office:value="129.15" calcext:value-type="float">
            <text:p>129.15</text:p>
          </table:table-cell>
          <table:table-cell office:value-type="float" office:value="16.5167" calcext:value-type="float">
            <text:p>16.5167</text:p>
          </table:table-cell>
          <table:table-cell office:value-type="float" office:value="255.287" calcext:value-type="float">
            <text:p>255.287</text:p>
          </table:table-cell>
        </table:table-row>
        <table:table-row table:style-name="ro1">
          <table:table-cell office:value-type="float" office:value="17.4116" calcext:value-type="float">
            <text:p>17.4116</text:p>
          </table:table-cell>
          <table:table-cell office:value-type="float" office:value="117.534" calcext:value-type="float">
            <text:p>117.534</text:p>
          </table:table-cell>
          <table:table-cell office:value-type="float" office:value="16.5465" calcext:value-type="float">
            <text:p>16.5465</text:p>
          </table:table-cell>
          <table:table-cell office:value-type="float" office:value="253.402" calcext:value-type="float">
            <text:p>253.402</text:p>
          </table:table-cell>
        </table:table-row>
        <table:table-row table:style-name="ro1">
          <table:table-cell office:value-type="float" office:value="17.4414" calcext:value-type="float">
            <text:p>17.4414</text:p>
          </table:table-cell>
          <table:table-cell office:value-type="float" office:value="105.091" calcext:value-type="float">
            <text:p>105.091</text:p>
          </table:table-cell>
          <table:table-cell office:value-type="float" office:value="16.5762" calcext:value-type="float">
            <text:p>16.5762</text:p>
          </table:table-cell>
          <table:table-cell office:value-type="float" office:value="252.001" calcext:value-type="float">
            <text:p>252.001</text:p>
          </table:table-cell>
        </table:table-row>
        <table:table-row table:style-name="ro1">
          <table:table-cell office:value-type="float" office:value="17.4712" calcext:value-type="float">
            <text:p>17.4712</text:p>
          </table:table-cell>
          <table:table-cell office:value-type="float" office:value="90.1192" calcext:value-type="float">
            <text:p>90.1192</text:p>
          </table:table-cell>
          <table:table-cell office:value-type="float" office:value="16.606" calcext:value-type="float">
            <text:p>16.606</text:p>
          </table:table-cell>
          <table:table-cell office:value-type="float" office:value="252.116" calcext:value-type="float">
            <text:p>252.116</text:p>
          </table:table-cell>
        </table:table-row>
        <table:table-row table:style-name="ro1">
          <table:table-cell office:value-type="float" office:value="17.501" calcext:value-type="float">
            <text:p>17.501</text:p>
          </table:table-cell>
          <table:table-cell office:value-type="float" office:value="77.1646" calcext:value-type="float">
            <text:p>77.1646</text:p>
          </table:table-cell>
          <table:table-cell office:value-type="float" office:value="16.6358" calcext:value-type="float">
            <text:p>16.6358</text:p>
          </table:table-cell>
          <table:table-cell office:value-type="float" office:value="253.22" calcext:value-type="float">
            <text:p>253.22</text:p>
          </table:table-cell>
        </table:table-row>
        <table:table-row table:style-name="ro1">
          <table:table-cell office:value-type="float" office:value="17.5308" calcext:value-type="float">
            <text:p>17.5308</text:p>
          </table:table-cell>
          <table:table-cell office:value-type="float" office:value="66.6364" calcext:value-type="float">
            <text:p>66.6364</text:p>
          </table:table-cell>
          <table:table-cell office:value-type="float" office:value="16.6656" calcext:value-type="float">
            <text:p>16.6656</text:p>
          </table:table-cell>
          <table:table-cell office:value-type="float" office:value="253.48" calcext:value-type="float">
            <text:p>253.48</text:p>
          </table:table-cell>
        </table:table-row>
        <table:table-row table:style-name="ro1">
          <table:table-cell office:value-type="float" office:value="17.5606" calcext:value-type="float">
            <text:p>17.5606</text:p>
          </table:table-cell>
          <table:table-cell office:value-type="float" office:value="53.9469" calcext:value-type="float">
            <text:p>53.9469</text:p>
          </table:table-cell>
          <table:table-cell office:value-type="float" office:value="16.6953" calcext:value-type="float">
            <text:p>16.6953</text:p>
          </table:table-cell>
          <table:table-cell office:value-type="float" office:value="252.051" calcext:value-type="float">
            <text:p>252.051</text:p>
          </table:table-cell>
        </table:table-row>
        <table:table-row table:style-name="ro1">
          <table:table-cell office:value-type="float" office:value="17.5904" calcext:value-type="float">
            <text:p>17.5904</text:p>
          </table:table-cell>
          <table:table-cell office:value-type="float" office:value="56" calcext:value-type="float">
            <text:p>56</text:p>
          </table:table-cell>
          <table:table-cell office:value-type="float" office:value="16.7251" calcext:value-type="float">
            <text:p>16.7251</text:p>
          </table:table-cell>
          <table:table-cell office:value-type="float" office:value="254.086" calcext:value-type="float">
            <text:p>254.086</text:p>
          </table:table-cell>
        </table:table-row>
        <table:table-row table:style-name="ro1">
          <table:table-cell office:value-type="float" office:value="17.6202" calcext:value-type="float">
            <text:p>17.6202</text:p>
          </table:table-cell>
          <table:table-cell office:value-type="float" office:value="42.1053" calcext:value-type="float">
            <text:p>42.1053</text:p>
          </table:table-cell>
          <table:table-cell office:value-type="float" office:value="16.7549" calcext:value-type="float">
            <text:p>16.7549</text:p>
          </table:table-cell>
          <table:table-cell office:value-type="float" office:value="254.41" calcext:value-type="float">
            <text:p>254.41</text:p>
          </table:table-cell>
        </table:table-row>
        <table:table-row table:style-name="ro1">
          <table:table-cell office:value-type="float" office:value="17.65" calcext:value-type="float">
            <text:p>17.65</text:p>
          </table:table-cell>
          <table:table-cell office:value-type="float" office:value="36" calcext:value-type="float">
            <text:p>36</text:p>
          </table:table-cell>
          <table:table-cell office:value-type="float" office:value="16.7847" calcext:value-type="float">
            <text:p>16.7847</text:p>
          </table:table-cell>
          <table:table-cell office:value-type="float" office:value="257.397" calcext:value-type="float">
            <text:p>257.397</text:p>
          </table:table-cell>
        </table:table-row>
        <table:table-row table:style-name="ro1">
          <table:table-cell office:value-type="float" office:value="17.6798" calcext:value-type="float">
            <text:p>17.6798</text:p>
          </table:table-cell>
          <table:table-cell office:value-type="float" office:value="40" calcext:value-type="float">
            <text:p>40</text:p>
          </table:table-cell>
          <table:table-cell office:value-type="float" office:value="16.8144" calcext:value-type="float">
            <text:p>16.8144</text:p>
          </table:table-cell>
          <table:table-cell office:value-type="float" office:value="257.058" calcext:value-type="float">
            <text:p>257.058</text:p>
          </table:table-cell>
        </table:table-row>
        <table:table-row table:style-name="ro1">
          <table:table-cell office:value-type="float" office:value="17.7096" calcext:value-type="float">
            <text:p>17.7096</text:p>
          </table:table-cell>
          <table:table-cell office:value-type="float" office:value="32" calcext:value-type="float">
            <text:p>32</text:p>
          </table:table-cell>
          <table:table-cell office:value-type="float" office:value="16.8442" calcext:value-type="float">
            <text:p>16.8442</text:p>
          </table:table-cell>
          <table:table-cell office:value-type="float" office:value="257.773" calcext:value-type="float">
            <text:p>257.773</text:p>
          </table:table-cell>
        </table:table-row>
        <table:table-row table:style-name="ro1">
          <table:table-cell table:number-columns-repeated="2"/>
          <table:table-cell office:value-type="float" office:value="16.874" calcext:value-type="float">
            <text:p>16.874</text:p>
          </table:table-cell>
          <table:table-cell office:value-type="float" office:value="253.858" calcext:value-type="float">
            <text:p>253.858</text:p>
          </table:table-cell>
        </table:table-row>
        <table:table-row table:style-name="ro1">
          <table:table-cell table:number-columns-repeated="2"/>
          <table:table-cell office:value-type="float" office:value="16.9038" calcext:value-type="float">
            <text:p>16.9038</text:p>
          </table:table-cell>
          <table:table-cell office:value-type="float" office:value="254.611" calcext:value-type="float">
            <text:p>254.611</text:p>
          </table:table-cell>
        </table:table-row>
        <table:table-row table:style-name="ro1">
          <table:table-cell table:number-columns-repeated="2"/>
          <table:table-cell office:value-type="float" office:value="16.9335" calcext:value-type="float">
            <text:p>16.9335</text:p>
          </table:table-cell>
          <table:table-cell office:value-type="float" office:value="257.68" calcext:value-type="float">
            <text:p>257.68</text:p>
          </table:table-cell>
        </table:table-row>
        <table:table-row table:style-name="ro1">
          <table:table-cell table:number-columns-repeated="2"/>
          <table:table-cell office:value-type="float" office:value="16.9633" calcext:value-type="float">
            <text:p>16.9633</text:p>
          </table:table-cell>
          <table:table-cell office:value-type="float" office:value="261.495" calcext:value-type="float">
            <text:p>261.495</text:p>
          </table:table-cell>
        </table:table-row>
        <table:table-row table:style-name="ro1">
          <table:table-cell table:number-columns-repeated="2"/>
          <table:table-cell office:value-type="float" office:value="16.9931" calcext:value-type="float">
            <text:p>16.9931</text:p>
          </table:table-cell>
          <table:table-cell office:value-type="float" office:value="263.391" calcext:value-type="float">
            <text:p>263.391</text:p>
          </table:table-cell>
        </table:table-row>
        <table:table-row table:style-name="ro1">
          <table:table-cell table:number-columns-repeated="2"/>
          <table:table-cell office:value-type="float" office:value="17.0229" calcext:value-type="float">
            <text:p>17.0229</text:p>
          </table:table-cell>
          <table:table-cell office:value-type="float" office:value="266.925" calcext:value-type="float">
            <text:p>266.925</text:p>
          </table:table-cell>
        </table:table-row>
        <table:table-row table:style-name="ro1">
          <table:table-cell table:number-columns-repeated="2"/>
          <table:table-cell office:value-type="float" office:value="17.0526" calcext:value-type="float">
            <text:p>17.0526</text:p>
          </table:table-cell>
          <table:table-cell office:value-type="float" office:value="265.023" calcext:value-type="float">
            <text:p>265.023</text:p>
          </table:table-cell>
        </table:table-row>
        <table:table-row table:style-name="ro1">
          <table:table-cell table:number-columns-repeated="2"/>
          <table:table-cell office:value-type="float" office:value="17.0824" calcext:value-type="float">
            <text:p>17.0824</text:p>
          </table:table-cell>
          <table:table-cell office:value-type="float" office:value="265.148" calcext:value-type="float">
            <text:p>265.148</text:p>
          </table:table-cell>
        </table:table-row>
        <table:table-row table:style-name="ro1">
          <table:table-cell table:number-columns-repeated="2"/>
          <table:table-cell office:value-type="float" office:value="17.1122" calcext:value-type="float">
            <text:p>17.1122</text:p>
          </table:table-cell>
          <table:table-cell office:value-type="float" office:value="268.855" calcext:value-type="float">
            <text:p>268.855</text:p>
          </table:table-cell>
        </table:table-row>
        <table:table-row table:style-name="ro1">
          <table:table-cell table:number-columns-repeated="2"/>
          <table:table-cell office:value-type="float" office:value="17.142" calcext:value-type="float">
            <text:p>17.142</text:p>
          </table:table-cell>
          <table:table-cell office:value-type="float" office:value="269.805" calcext:value-type="float">
            <text:p>269.805</text:p>
          </table:table-cell>
        </table:table-row>
        <table:table-row table:style-name="ro1">
          <table:table-cell table:number-columns-repeated="2"/>
          <table:table-cell office:value-type="float" office:value="17.1717" calcext:value-type="float">
            <text:p>17.1717</text:p>
          </table:table-cell>
          <table:table-cell office:value-type="float" office:value="269.485" calcext:value-type="float">
            <text:p>269.485</text:p>
          </table:table-cell>
        </table:table-row>
        <table:table-row table:style-name="ro1">
          <table:table-cell table:number-columns-repeated="2"/>
          <table:table-cell office:value-type="float" office:value="17.2015" calcext:value-type="float">
            <text:p>17.2015</text:p>
          </table:table-cell>
          <table:table-cell office:value-type="float" office:value="272.703" calcext:value-type="float">
            <text:p>272.703</text:p>
          </table:table-cell>
        </table:table-row>
        <table:table-row table:style-name="ro1">
          <table:table-cell table:number-columns-repeated="2"/>
          <table:table-cell office:value-type="float" office:value="17.2313" calcext:value-type="float">
            <text:p>17.2313</text:p>
          </table:table-cell>
          <table:table-cell office:value-type="float" office:value="274.777" calcext:value-type="float">
            <text:p>274.777</text:p>
          </table:table-cell>
        </table:table-row>
        <table:table-row table:style-name="ro1">
          <table:table-cell table:number-columns-repeated="2"/>
          <table:table-cell office:value-type="float" office:value="17.2611" calcext:value-type="float">
            <text:p>17.2611</text:p>
          </table:table-cell>
          <table:table-cell office:value-type="float" office:value="277.232" calcext:value-type="float">
            <text:p>277.232</text:p>
          </table:table-cell>
        </table:table-row>
        <table:table-row table:style-name="ro1">
          <table:table-cell table:number-columns-repeated="2"/>
          <table:table-cell office:value-type="float" office:value="17.2908" calcext:value-type="float">
            <text:p>17.2908</text:p>
          </table:table-cell>
          <table:table-cell office:value-type="float" office:value="275.593" calcext:value-type="float">
            <text:p>275.593</text:p>
          </table:table-cell>
        </table:table-row>
        <table:table-row table:style-name="ro1">
          <table:table-cell table:number-columns-repeated="2"/>
          <table:table-cell office:value-type="float" office:value="17.3206" calcext:value-type="float">
            <text:p>17.3206</text:p>
          </table:table-cell>
          <table:table-cell office:value-type="float" office:value="273.617" calcext:value-type="float">
            <text:p>273.617</text:p>
          </table:table-cell>
        </table:table-row>
        <table:table-row table:style-name="ro1">
          <table:table-cell table:number-columns-repeated="2"/>
          <table:table-cell office:value-type="float" office:value="17.3504" calcext:value-type="float">
            <text:p>17.3504</text:p>
          </table:table-cell>
          <table:table-cell office:value-type="float" office:value="268.981" calcext:value-type="float">
            <text:p>268.981</text:p>
          </table:table-cell>
        </table:table-row>
        <table:table-row table:style-name="ro1">
          <table:table-cell table:number-columns-repeated="2"/>
          <table:table-cell office:value-type="float" office:value="17.3802" calcext:value-type="float">
            <text:p>17.3802</text:p>
          </table:table-cell>
          <table:table-cell office:value-type="float" office:value="267.461" calcext:value-type="float">
            <text:p>267.461</text:p>
          </table:table-cell>
        </table:table-row>
        <table:table-row table:style-name="ro1">
          <table:table-cell table:number-columns-repeated="2"/>
          <table:table-cell office:value-type="float" office:value="17.4099" calcext:value-type="float">
            <text:p>17.4099</text:p>
          </table:table-cell>
          <table:table-cell office:value-type="float" office:value="262.126" calcext:value-type="float">
            <text:p>262.126</text:p>
          </table:table-cell>
        </table:table-row>
        <table:table-row table:style-name="ro1">
          <table:table-cell table:number-columns-repeated="2"/>
          <table:table-cell office:value-type="float" office:value="17.4397" calcext:value-type="float">
            <text:p>17.4397</text:p>
          </table:table-cell>
          <table:table-cell office:value-type="float" office:value="256.068" calcext:value-type="float">
            <text:p>256.068</text:p>
          </table:table-cell>
        </table:table-row>
        <table:table-row table:style-name="ro1">
          <table:table-cell table:number-columns-repeated="2"/>
          <table:table-cell office:value-type="float" office:value="17.4695" calcext:value-type="float">
            <text:p>17.4695</text:p>
          </table:table-cell>
          <table:table-cell office:value-type="float" office:value="252.668" calcext:value-type="float">
            <text:p>252.668</text:p>
          </table:table-cell>
        </table:table-row>
        <table:table-row table:style-name="ro1">
          <table:table-cell table:number-columns-repeated="2"/>
          <table:table-cell office:value-type="float" office:value="17.4993" calcext:value-type="float">
            <text:p>17.4993</text:p>
          </table:table-cell>
          <table:table-cell office:value-type="float" office:value="243.894" calcext:value-type="float">
            <text:p>243.894</text:p>
          </table:table-cell>
        </table:table-row>
        <table:table-row table:style-name="ro1">
          <table:table-cell table:number-columns-repeated="2"/>
          <table:table-cell office:value-type="float" office:value="17.529" calcext:value-type="float">
            <text:p>17.529</text:p>
          </table:table-cell>
          <table:table-cell office:value-type="float" office:value="237.291" calcext:value-type="float">
            <text:p>237.291</text:p>
          </table:table-cell>
        </table:table-row>
        <table:table-row table:style-name="ro1">
          <table:table-cell table:number-columns-repeated="2"/>
          <table:table-cell office:value-type="float" office:value="17.5588" calcext:value-type="float">
            <text:p>17.5588</text:p>
          </table:table-cell>
          <table:table-cell office:value-type="float" office:value="229.655" calcext:value-type="float">
            <text:p>229.655</text:p>
          </table:table-cell>
        </table:table-row>
        <table:table-row table:style-name="ro1">
          <table:table-cell table:number-columns-repeated="2"/>
          <table:table-cell office:value-type="float" office:value="17.5886" calcext:value-type="float">
            <text:p>17.5886</text:p>
          </table:table-cell>
          <table:table-cell office:value-type="float" office:value="222.822" calcext:value-type="float">
            <text:p>222.822</text:p>
          </table:table-cell>
        </table:table-row>
        <table:table-row table:style-name="ro1">
          <table:table-cell table:number-columns-repeated="2"/>
          <table:table-cell office:value-type="float" office:value="17.6184" calcext:value-type="float">
            <text:p>17.6184</text:p>
          </table:table-cell>
          <table:table-cell office:value-type="float" office:value="214.475" calcext:value-type="float">
            <text:p>214.475</text:p>
          </table:table-cell>
        </table:table-row>
        <table:table-row table:style-name="ro1">
          <table:table-cell table:number-columns-repeated="2"/>
          <table:table-cell office:value-type="float" office:value="17.6481" calcext:value-type="float">
            <text:p>17.6481</text:p>
          </table:table-cell>
          <table:table-cell office:value-type="float" office:value="204.8" calcext:value-type="float">
            <text:p>204.8</text:p>
          </table:table-cell>
        </table:table-row>
        <table:table-row table:style-name="ro1">
          <table:table-cell table:number-columns-repeated="2"/>
          <table:table-cell office:value-type="float" office:value="17.6779" calcext:value-type="float">
            <text:p>17.6779</text:p>
          </table:table-cell>
          <table:table-cell office:value-type="float" office:value="195.934" calcext:value-type="float">
            <text:p>195.934</text:p>
          </table:table-cell>
        </table:table-row>
        <table:table-row table:style-name="ro1">
          <table:table-cell table:number-columns-repeated="2"/>
          <table:table-cell office:value-type="float" office:value="17.7077" calcext:value-type="float">
            <text:p>17.7077</text:p>
          </table:table-cell>
          <table:table-cell office:value-type="float" office:value="188.8" calcext:value-type="float">
            <text:p>188.8</text:p>
          </table:table-cell>
        </table:table-row>
        <table:table-row table:style-name="ro1">
          <table:table-cell table:number-columns-repeated="2"/>
          <table:table-cell office:value-type="float" office:value="17.7374" calcext:value-type="float">
            <text:p>17.7374</text:p>
          </table:table-cell>
          <table:table-cell office:value-type="float" office:value="181.342" calcext:value-type="float">
            <text:p>181.342</text:p>
          </table:table-cell>
        </table:table-row>
        <table:table-row table:style-name="ro1">
          <table:table-cell table:number-columns-repeated="2"/>
          <table:table-cell office:value-type="float" office:value="17.7672" calcext:value-type="float">
            <text:p>17.7672</text:p>
          </table:table-cell>
          <table:table-cell office:value-type="float" office:value="175.316" calcext:value-type="float">
            <text:p>175.316</text:p>
          </table:table-cell>
        </table:table-row>
        <table:table-row table:style-name="ro1">
          <table:table-cell table:number-columns-repeated="2"/>
          <table:table-cell office:value-type="float" office:value="17.797" calcext:value-type="float">
            <text:p>17.797</text:p>
          </table:table-cell>
          <table:table-cell office:value-type="float" office:value="167.912" calcext:value-type="float">
            <text:p>167.912</text:p>
          </table:table-cell>
        </table:table-row>
        <table:table-row table:style-name="ro1">
          <table:table-cell table:number-columns-repeated="2"/>
          <table:table-cell office:value-type="float" office:value="17.8268" calcext:value-type="float">
            <text:p>17.8268</text:p>
          </table:table-cell>
          <table:table-cell office:value-type="float" office:value="164.659" calcext:value-type="float">
            <text:p>164.659</text:p>
          </table:table-cell>
        </table:table-row>
        <table:table-row table:style-name="ro1">
          <table:table-cell table:number-columns-repeated="2"/>
          <table:table-cell office:value-type="float" office:value="17.8565" calcext:value-type="float">
            <text:p>17.8565</text:p>
          </table:table-cell>
          <table:table-cell office:value-type="float" office:value="160.499" calcext:value-type="float">
            <text:p>160.499</text:p>
          </table:table-cell>
        </table:table-row>
        <table:table-row table:style-name="ro1">
          <table:table-cell table:number-columns-repeated="2"/>
          <table:table-cell office:value-type="float" office:value="17.8863" calcext:value-type="float">
            <text:p>17.8863</text:p>
          </table:table-cell>
          <table:table-cell office:value-type="float" office:value="158.772" calcext:value-type="float">
            <text:p>158.772</text:p>
          </table:table-cell>
        </table:table-row>
        <table:table-row table:style-name="ro1">
          <table:table-cell table:number-columns-repeated="2"/>
          <table:table-cell office:value-type="float" office:value="17.9161" calcext:value-type="float">
            <text:p>17.9161</text:p>
          </table:table-cell>
          <table:table-cell office:value-type="float" office:value="156.795" calcext:value-type="float">
            <text:p>156.795</text:p>
          </table:table-cell>
        </table:table-row>
        <table:table-row table:style-name="ro1">
          <table:table-cell table:number-columns-repeated="2"/>
          <table:table-cell office:value-type="float" office:value="17.9459" calcext:value-type="float">
            <text:p>17.9459</text:p>
          </table:table-cell>
          <table:table-cell office:value-type="float" office:value="148.715" calcext:value-type="float">
            <text:p>148.715</text:p>
          </table:table-cell>
        </table:table-row>
        <table:table-row table:style-name="ro1">
          <table:table-cell table:number-columns-repeated="2"/>
          <table:table-cell office:value-type="float" office:value="17.9756" calcext:value-type="float">
            <text:p>17.9756</text:p>
          </table:table-cell>
          <table:table-cell office:value-type="float" office:value="142.614" calcext:value-type="float">
            <text:p>142.614</text:p>
          </table:table-cell>
        </table:table-row>
        <table:table-row table:style-name="ro1">
          <table:table-cell table:number-columns-repeated="2"/>
          <table:table-cell office:value-type="float" office:value="18.0054" calcext:value-type="float">
            <text:p>18.0054</text:p>
          </table:table-cell>
          <table:table-cell office:value-type="float" office:value="138.689" calcext:value-type="float">
            <text:p>138.689</text:p>
          </table:table-cell>
        </table:table-row>
        <table:table-row table:style-name="ro1">
          <table:table-cell table:number-columns-repeated="2"/>
          <table:table-cell office:value-type="float" office:value="18.0352" calcext:value-type="float">
            <text:p>18.0352</text:p>
          </table:table-cell>
          <table:table-cell office:value-type="float" office:value="134.445" calcext:value-type="float">
            <text:p>134.445</text:p>
          </table:table-cell>
        </table:table-row>
        <table:table-row table:style-name="ro1">
          <table:table-cell table:number-columns-repeated="2"/>
          <table:table-cell office:value-type="float" office:value="18.065" calcext:value-type="float">
            <text:p>18.065</text:p>
          </table:table-cell>
          <table:table-cell office:value-type="float" office:value="136.807" calcext:value-type="float">
            <text:p>136.807</text:p>
          </table:table-cell>
        </table:table-row>
        <table:table-row table:style-name="ro1">
          <table:table-cell table:number-columns-repeated="2"/>
          <table:table-cell office:value-type="float" office:value="18.0947" calcext:value-type="float">
            <text:p>18.0947</text:p>
          </table:table-cell>
          <table:table-cell office:value-type="float" office:value="131.926" calcext:value-type="float">
            <text:p>131.926</text:p>
          </table:table-cell>
        </table:table-row>
        <table:table-row table:style-name="ro1">
          <table:table-cell table:number-columns-repeated="2"/>
          <table:table-cell office:value-type="float" office:value="18.1245" calcext:value-type="float">
            <text:p>18.1245</text:p>
          </table:table-cell>
          <table:table-cell office:value-type="float" office:value="131.478" calcext:value-type="float">
            <text:p>131.478</text:p>
          </table:table-cell>
        </table:table-row>
        <table:table-row table:style-name="ro1">
          <table:table-cell table:number-columns-repeated="2"/>
          <table:table-cell office:value-type="float" office:value="18.1543" calcext:value-type="float">
            <text:p>18.1543</text:p>
          </table:table-cell>
          <table:table-cell office:value-type="float" office:value="133.857" calcext:value-type="float">
            <text:p>133.857</text:p>
          </table:table-cell>
        </table:table-row>
        <table:table-row table:style-name="ro1">
          <table:table-cell table:number-columns-repeated="2"/>
          <table:table-cell office:value-type="float" office:value="18.1841" calcext:value-type="float">
            <text:p>18.1841</text:p>
          </table:table-cell>
          <table:table-cell office:value-type="float" office:value="131.667" calcext:value-type="float">
            <text:p>131.667</text:p>
          </table:table-cell>
        </table:table-row>
        <table:table-row table:style-name="ro1">
          <table:table-cell table:number-columns-repeated="2"/>
          <table:table-cell office:value-type="float" office:value="18.2138" calcext:value-type="float">
            <text:p>18.2138</text:p>
          </table:table-cell>
          <table:table-cell office:value-type="float" office:value="132.923" calcext:value-type="float">
            <text:p>132.923</text:p>
          </table:table-cell>
        </table:table-row>
        <table:table-row table:style-name="ro1">
          <table:table-cell table:number-columns-repeated="2"/>
          <table:table-cell office:value-type="float" office:value="18.2436" calcext:value-type="float">
            <text:p>18.2436</text:p>
          </table:table-cell>
          <table:table-cell office:value-type="float" office:value="125.63" calcext:value-type="float">
            <text:p>125.63</text:p>
          </table:table-cell>
        </table:table-row>
        <table:table-row table:style-name="ro1">
          <table:table-cell table:number-columns-repeated="2"/>
          <table:table-cell office:value-type="float" office:value="18.2734" calcext:value-type="float">
            <text:p>18.2734</text:p>
          </table:table-cell>
          <table:table-cell office:value-type="float" office:value="126.559" calcext:value-type="float">
            <text:p>126.559</text:p>
          </table:table-cell>
        </table:table-row>
        <table:table-row table:style-name="ro1">
          <table:table-cell table:number-columns-repeated="2"/>
          <table:table-cell office:value-type="float" office:value="18.3032" calcext:value-type="float">
            <text:p>18.3032</text:p>
          </table:table-cell>
          <table:table-cell office:value-type="float" office:value="121.263" calcext:value-type="float">
            <text:p>121.263</text:p>
          </table:table-cell>
        </table:table-row>
        <table:table-row table:style-name="ro1">
          <table:table-cell table:number-columns-repeated="2"/>
          <table:table-cell office:value-type="float" office:value="18.3329" calcext:value-type="float">
            <text:p>18.3329</text:p>
          </table:table-cell>
          <table:table-cell office:value-type="float" office:value="113.694" calcext:value-type="float">
            <text:p>113.694</text:p>
          </table:table-cell>
        </table:table-row>
        <table:table-row table:style-name="ro1">
          <table:table-cell table:number-columns-repeated="2"/>
          <table:table-cell office:value-type="float" office:value="18.3627" calcext:value-type="float">
            <text:p>18.3627</text:p>
          </table:table-cell>
          <table:table-cell office:value-type="float" office:value="103.89" calcext:value-type="float">
            <text:p>103.89</text:p>
          </table:table-cell>
        </table:table-row>
        <table:table-row table:style-name="ro1">
          <table:table-cell table:number-columns-repeated="2"/>
          <table:table-cell office:value-type="float" office:value="18.3925" calcext:value-type="float">
            <text:p>18.3925</text:p>
          </table:table-cell>
          <table:table-cell office:value-type="float" office:value="103.245" calcext:value-type="float">
            <text:p>103.245</text:p>
          </table:table-cell>
        </table:table-row>
        <table:table-row table:style-name="ro1">
          <table:table-cell table:number-columns-repeated="2"/>
          <table:table-cell office:value-type="float" office:value="18.4223" calcext:value-type="float">
            <text:p>18.4223</text:p>
          </table:table-cell>
          <table:table-cell office:value-type="float" office:value="100.978" calcext:value-type="float">
            <text:p>100.978</text:p>
          </table:table-cell>
        </table:table-row>
        <table:table-row table:style-name="ro1">
          <table:table-cell table:number-columns-repeated="2"/>
          <table:table-cell office:value-type="float" office:value="18.452" calcext:value-type="float">
            <text:p>18.452</text:p>
          </table:table-cell>
          <table:table-cell office:value-type="float" office:value="99.6571" calcext:value-type="float">
            <text:p>99.6571</text:p>
          </table:table-cell>
        </table:table-row>
      </table:table>
      <table:table table:name="Sheet4" table:style-name="ta1">
        <table:shapes>
          <draw:frame draw:z-index="0" draw:style-name="gr1" draw:text-style-name="P1" svg:width="247.9mm" svg:height="165.81mm" svg:x="46.16mm" svg:y="1mm">
            <loext:p draw:notify-on-update-of-ranges="Sheet4.A1:Sheet4.A160 Sheet4.B1:Sheet4.B16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4.5524" calcext:value-type="float">
            <text:p>14.55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6119" calcext:value-type="float">
            <text:p>14.61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.6715" calcext:value-type="float">
            <text:p>14.671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4.7311" calcext:value-type="float">
            <text:p>14.731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4.7907" calcext:value-type="float">
            <text:p>14.7907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4.8502" calcext:value-type="float">
            <text:p>14.850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4.9098" calcext:value-type="float">
            <text:p>14.9098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14.9694" calcext:value-type="float">
            <text:p>14.9694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float" office:value="15.029" calcext:value-type="float">
            <text:p>15.029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15.0886" calcext:value-type="float">
            <text:p>15.0886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5.1481" calcext:value-type="float">
            <text:p>15.1481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15.2077" calcext:value-type="float">
            <text:p>15.2077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15.2673" calcext:value-type="float">
            <text:p>15.2673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5.3269" calcext:value-type="float">
            <text:p>15.3269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15.3864" calcext:value-type="float">
            <text:p>15.3864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5.446" calcext:value-type="float">
            <text:p>15.446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15.5056" calcext:value-type="float">
            <text:p>15.505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5.5652" calcext:value-type="float">
            <text:p>15.5652</text:p>
          </table:table-cell>
          <table:table-cell office:value-type="float" office:value="1373" calcext:value-type="float">
            <text:p>1373</text:p>
          </table:table-cell>
        </table:table-row>
        <table:table-row table:style-name="ro1">
          <table:table-cell office:value-type="float" office:value="15.6248" calcext:value-type="float">
            <text:p>15.6248</text:p>
          </table:table-cell>
          <table:table-cell office:value-type="float" office:value="1372" calcext:value-type="float">
            <text:p>1372</text:p>
          </table:table-cell>
        </table:table-row>
        <table:table-row table:style-name="ro1">
          <table:table-cell office:value-type="float" office:value="15.6843" calcext:value-type="float">
            <text:p>15.6843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office:value-type="float" office:value="15.7439" calcext:value-type="float">
            <text:p>15.7439</text:p>
          </table:table-cell>
          <table:table-cell office:value-type="float" office:value="1330" calcext:value-type="float">
            <text:p>1330</text:p>
          </table:table-cell>
        </table:table-row>
        <table:table-row table:style-name="ro1">
          <table:table-cell office:value-type="float" office:value="15.8035" calcext:value-type="float">
            <text:p>15.8035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5.8631" calcext:value-type="float">
            <text:p>15.8631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15.9226" calcext:value-type="float">
            <text:p>15.9226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15.9822" calcext:value-type="float">
            <text:p>15.9822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6.0418" calcext:value-type="float">
            <text:p>16.0418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6.1014" calcext:value-type="float">
            <text:p>16.1014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6.161" calcext:value-type="float">
            <text:p>16.161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6.2205" calcext:value-type="float">
            <text:p>16.2205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16.2801" calcext:value-type="float">
            <text:p>16.2801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16.3397" calcext:value-type="float">
            <text:p>16.3397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6.3993" calcext:value-type="float">
            <text:p>16.3993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6.4588" calcext:value-type="float">
            <text:p>16.4588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16.5184" calcext:value-type="float">
            <text:p>16.5184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6.578" calcext:value-type="float">
            <text:p>16.578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6.6376" calcext:value-type="float">
            <text:p>16.6376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6.6972" calcext:value-type="float">
            <text:p>16.6972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16.7567" calcext:value-type="float">
            <text:p>16.7567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6.8163" calcext:value-type="float">
            <text:p>16.8163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16.8759" calcext:value-type="float">
            <text:p>16.8759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16.9355" calcext:value-type="float">
            <text:p>16.9355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16.995" calcext:value-type="float">
            <text:p>16.99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float" office:value="17.0546" calcext:value-type="float">
            <text:p>17.0546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17.1142" calcext:value-type="float">
            <text:p>17.1142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17.1738" calcext:value-type="float">
            <text:p>17.1738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7.2334" calcext:value-type="float">
            <text:p>17.233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7.2929" calcext:value-type="float">
            <text:p>17.292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7.3525" calcext:value-type="float">
            <text:p>17.35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7.4121" calcext:value-type="float">
            <text:p>17.41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4717" calcext:value-type="float">
            <text:p>17.471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heet5" table:style-name="ta1">
        <table:shapes>
          <draw:frame draw:z-index="0" draw:style-name="gr1" draw:text-style-name="P1" svg:width="186.96mm" svg:height="135.2mm" svg:x="91.41mm" svg:y="1.06mm">
            <loext:p draw:notify-on-update-of-ranges="Sheet5.A2:Sheet5.A134 Sheet5.B2:Sheet5.B134 Sheet5.A2:Sheet5.A134 Sheet5.D2:Sheet5.D1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200fs</text:p>
          </table:table-cell>
          <table:table-cell/>
        </table:table-row>
        <table:table-row table:style-name="ro1">
          <table:table-cell office:value-type="float" office:value="14.0749" calcext:value-type="float">
            <text:p>14.0749</text:p>
          </table:table-cell>
          <table:table-cell office:value-type="float" office:value="139.077" calcext:value-type="float">
            <text:p>139.077</text:p>
          </table:table-cell>
          <table:table-cell office:value-type="float" office:value="14.0749" calcext:value-type="float">
            <text:p>14.0749</text:p>
          </table:table-cell>
          <table:table-cell office:value-type="float" office:value="28.6637" calcext:value-type="float">
            <text:p>28.6637</text:p>
          </table:table-cell>
        </table:table-row>
        <table:table-row table:style-name="ro1">
          <table:table-cell office:value-type="float" office:value="14.1047" calcext:value-type="float">
            <text:p>14.1047</text:p>
          </table:table-cell>
          <table:table-cell office:value-type="float" office:value="142.261" calcext:value-type="float">
            <text:p>142.261</text:p>
          </table:table-cell>
          <table:table-cell office:value-type="float" office:value="14.1047" calcext:value-type="float">
            <text:p>14.1047</text:p>
          </table:table-cell>
          <table:table-cell office:value-type="float" office:value="29.5189" calcext:value-type="float">
            <text:p>29.5189</text:p>
          </table:table-cell>
        </table:table-row>
        <table:table-row table:style-name="ro1">
          <table:table-cell office:value-type="float" office:value="14.1345" calcext:value-type="float">
            <text:p>14.1345</text:p>
          </table:table-cell>
          <table:table-cell office:value-type="float" office:value="145.479" calcext:value-type="float">
            <text:p>145.479</text:p>
          </table:table-cell>
          <table:table-cell office:value-type="float" office:value="14.1345" calcext:value-type="float">
            <text:p>14.1345</text:p>
          </table:table-cell>
          <table:table-cell office:value-type="float" office:value="28.8862" calcext:value-type="float">
            <text:p>28.8862</text:p>
          </table:table-cell>
        </table:table-row>
        <table:table-row table:style-name="ro1">
          <table:table-cell office:value-type="float" office:value="14.1643" calcext:value-type="float">
            <text:p>14.1643</text:p>
          </table:table-cell>
          <table:table-cell office:value-type="float" office:value="148.182" calcext:value-type="float">
            <text:p>148.182</text:p>
          </table:table-cell>
          <table:table-cell office:value-type="float" office:value="14.1643" calcext:value-type="float">
            <text:p>14.1643</text:p>
          </table:table-cell>
          <table:table-cell office:value-type="float" office:value="32.3544" calcext:value-type="float">
            <text:p>32.3544</text:p>
          </table:table-cell>
        </table:table-row>
        <table:table-row table:style-name="ro1">
          <table:table-cell office:value-type="float" office:value="14.1941" calcext:value-type="float">
            <text:p>14.1941</text:p>
          </table:table-cell>
          <table:table-cell office:value-type="float" office:value="152.374" calcext:value-type="float">
            <text:p>152.374</text:p>
          </table:table-cell>
          <table:table-cell office:value-type="float" office:value="14.1941" calcext:value-type="float">
            <text:p>14.1941</text:p>
          </table:table-cell>
          <table:table-cell office:value-type="float" office:value="34.0056" calcext:value-type="float">
            <text:p>34.0056</text:p>
          </table:table-cell>
        </table:table-row>
        <table:table-row table:style-name="ro1">
          <table:table-cell office:value-type="float" office:value="14.2239" calcext:value-type="float">
            <text:p>14.2239</text:p>
          </table:table-cell>
          <table:table-cell office:value-type="float" office:value="156.214" calcext:value-type="float">
            <text:p>156.214</text:p>
          </table:table-cell>
          <table:table-cell office:value-type="float" office:value="14.2239" calcext:value-type="float">
            <text:p>14.2239</text:p>
          </table:table-cell>
          <table:table-cell office:value-type="float" office:value="37.6304" calcext:value-type="float">
            <text:p>37.6304</text:p>
          </table:table-cell>
        </table:table-row>
        <table:table-row table:style-name="ro1">
          <table:table-cell office:value-type="float" office:value="14.2537" calcext:value-type="float">
            <text:p>14.2537</text:p>
          </table:table-cell>
          <table:table-cell office:value-type="float" office:value="163.145" calcext:value-type="float">
            <text:p>163.145</text:p>
          </table:table-cell>
          <table:table-cell office:value-type="float" office:value="14.2537" calcext:value-type="float">
            <text:p>14.2537</text:p>
          </table:table-cell>
          <table:table-cell office:value-type="float" office:value="40.3397" calcext:value-type="float">
            <text:p>40.3397</text:p>
          </table:table-cell>
        </table:table-row>
        <table:table-row table:style-name="ro1">
          <table:table-cell office:value-type="float" office:value="14.2835" calcext:value-type="float">
            <text:p>14.2835</text:p>
          </table:table-cell>
          <table:table-cell office:value-type="float" office:value="168.035" calcext:value-type="float">
            <text:p>168.035</text:p>
          </table:table-cell>
          <table:table-cell office:value-type="float" office:value="14.2835" calcext:value-type="float">
            <text:p>14.2835</text:p>
          </table:table-cell>
          <table:table-cell office:value-type="float" office:value="41.5966" calcext:value-type="float">
            <text:p>41.5966</text:p>
          </table:table-cell>
        </table:table-row>
        <table:table-row table:style-name="ro1">
          <table:table-cell office:value-type="float" office:value="14.3133" calcext:value-type="float">
            <text:p>14.3133</text:p>
          </table:table-cell>
          <table:table-cell office:value-type="float" office:value="171.634" calcext:value-type="float">
            <text:p>171.634</text:p>
          </table:table-cell>
          <table:table-cell office:value-type="float" office:value="14.3133" calcext:value-type="float">
            <text:p>14.3133</text:p>
          </table:table-cell>
          <table:table-cell office:value-type="float" office:value="45.6848" calcext:value-type="float">
            <text:p>45.6848</text:p>
          </table:table-cell>
        </table:table-row>
        <table:table-row table:style-name="ro1">
          <table:table-cell office:value-type="float" office:value="14.3431" calcext:value-type="float">
            <text:p>14.3431</text:p>
          </table:table-cell>
          <table:table-cell office:value-type="float" office:value="179.121" calcext:value-type="float">
            <text:p>179.121</text:p>
          </table:table-cell>
          <table:table-cell office:value-type="float" office:value="14.3431" calcext:value-type="float">
            <text:p>14.3431</text:p>
          </table:table-cell>
          <table:table-cell office:value-type="float" office:value="51.6535" calcext:value-type="float">
            <text:p>51.6535</text:p>
          </table:table-cell>
        </table:table-row>
        <table:table-row table:style-name="ro1">
          <table:table-cell office:value-type="float" office:value="14.3728" calcext:value-type="float">
            <text:p>14.3728</text:p>
          </table:table-cell>
          <table:table-cell office:value-type="float" office:value="185.681" calcext:value-type="float">
            <text:p>185.681</text:p>
          </table:table-cell>
          <table:table-cell office:value-type="float" office:value="14.3728" calcext:value-type="float">
            <text:p>14.3728</text:p>
          </table:table-cell>
          <table:table-cell office:value-type="float" office:value="57.961" calcext:value-type="float">
            <text:p>57.961</text:p>
          </table:table-cell>
        </table:table-row>
        <table:table-row table:style-name="ro1">
          <table:table-cell office:value-type="float" office:value="14.4026" calcext:value-type="float">
            <text:p>14.4026</text:p>
          </table:table-cell>
          <table:table-cell office:value-type="float" office:value="187.64" calcext:value-type="float">
            <text:p>187.64</text:p>
          </table:table-cell>
          <table:table-cell office:value-type="float" office:value="14.4026" calcext:value-type="float">
            <text:p>14.4026</text:p>
          </table:table-cell>
          <table:table-cell office:value-type="float" office:value="63.1299" calcext:value-type="float">
            <text:p>63.1299</text:p>
          </table:table-cell>
        </table:table-row>
        <table:table-row table:style-name="ro1">
          <table:table-cell office:value-type="float" office:value="14.4324" calcext:value-type="float">
            <text:p>14.4324</text:p>
          </table:table-cell>
          <table:table-cell office:value-type="float" office:value="191.544" calcext:value-type="float">
            <text:p>191.544</text:p>
          </table:table-cell>
          <table:table-cell office:value-type="float" office:value="14.4324" calcext:value-type="float">
            <text:p>14.4324</text:p>
          </table:table-cell>
          <table:table-cell office:value-type="float" office:value="68.8444" calcext:value-type="float">
            <text:p>68.8444</text:p>
          </table:table-cell>
        </table:table-row>
        <table:table-row table:style-name="ro1">
          <table:table-cell office:value-type="float" office:value="14.4622" calcext:value-type="float">
            <text:p>14.4622</text:p>
          </table:table-cell>
          <table:table-cell office:value-type="float" office:value="197.395" calcext:value-type="float">
            <text:p>197.395</text:p>
          </table:table-cell>
          <table:table-cell office:value-type="float" office:value="14.4622" calcext:value-type="float">
            <text:p>14.4622</text:p>
          </table:table-cell>
          <table:table-cell office:value-type="float" office:value="71.9972" calcext:value-type="float">
            <text:p>71.9972</text:p>
          </table:table-cell>
        </table:table-row>
        <table:table-row table:style-name="ro1">
          <table:table-cell office:value-type="float" office:value="14.492" calcext:value-type="float">
            <text:p>14.492</text:p>
          </table:table-cell>
          <table:table-cell office:value-type="float" office:value="199.582" calcext:value-type="float">
            <text:p>199.582</text:p>
          </table:table-cell>
          <table:table-cell office:value-type="float" office:value="14.492" calcext:value-type="float">
            <text:p>14.492</text:p>
          </table:table-cell>
          <table:table-cell office:value-type="float" office:value="81.4876" calcext:value-type="float">
            <text:p>81.4876</text:p>
          </table:table-cell>
        </table:table-row>
        <table:table-row table:style-name="ro1">
          <table:table-cell office:value-type="float" office:value="14.5218" calcext:value-type="float">
            <text:p>14.5218</text:p>
          </table:table-cell>
          <table:table-cell office:value-type="float" office:value="209.211" calcext:value-type="float">
            <text:p>209.211</text:p>
          </table:table-cell>
          <table:table-cell office:value-type="float" office:value="14.5218" calcext:value-type="float">
            <text:p>14.5218</text:p>
          </table:table-cell>
          <table:table-cell office:value-type="float" office:value="82.2022" calcext:value-type="float">
            <text:p>82.2022</text:p>
          </table:table-cell>
        </table:table-row>
        <table:table-row table:style-name="ro1">
          <table:table-cell office:value-type="float" office:value="14.5516" calcext:value-type="float">
            <text:p>14.5516</text:p>
          </table:table-cell>
          <table:table-cell office:value-type="float" office:value="211.127" calcext:value-type="float">
            <text:p>211.127</text:p>
          </table:table-cell>
          <table:table-cell office:value-type="float" office:value="14.5516" calcext:value-type="float">
            <text:p>14.5516</text:p>
          </table:table-cell>
          <table:table-cell office:value-type="float" office:value="90.0194" calcext:value-type="float">
            <text:p>90.0194</text:p>
          </table:table-cell>
        </table:table-row>
        <table:table-row table:style-name="ro1">
          <table:table-cell office:value-type="float" office:value="14.5814" calcext:value-type="float">
            <text:p>14.5814</text:p>
          </table:table-cell>
          <table:table-cell office:value-type="float" office:value="216.616" calcext:value-type="float">
            <text:p>216.616</text:p>
          </table:table-cell>
          <table:table-cell office:value-type="float" office:value="14.5814" calcext:value-type="float">
            <text:p>14.5814</text:p>
          </table:table-cell>
          <table:table-cell office:value-type="float" office:value="98.4116" calcext:value-type="float">
            <text:p>98.4116</text:p>
          </table:table-cell>
        </table:table-row>
        <table:table-row table:style-name="ro1">
          <table:table-cell office:value-type="float" office:value="14.6112" calcext:value-type="float">
            <text:p>14.6112</text:p>
          </table:table-cell>
          <table:table-cell office:value-type="float" office:value="220.922" calcext:value-type="float">
            <text:p>220.922</text:p>
          </table:table-cell>
          <table:table-cell office:value-type="float" office:value="14.6112" calcext:value-type="float">
            <text:p>14.6112</text:p>
          </table:table-cell>
          <table:table-cell office:value-type="float" office:value="105.837" calcext:value-type="float">
            <text:p>105.837</text:p>
          </table:table-cell>
        </table:table-row>
        <table:table-row table:style-name="ro1">
          <table:table-cell office:value-type="float" office:value="14.641" calcext:value-type="float">
            <text:p>14.641</text:p>
          </table:table-cell>
          <table:table-cell office:value-type="float" office:value="225.385" calcext:value-type="float">
            <text:p>225.385</text:p>
          </table:table-cell>
          <table:table-cell office:value-type="float" office:value="14.641" calcext:value-type="float">
            <text:p>14.641</text:p>
          </table:table-cell>
          <table:table-cell office:value-type="float" office:value="109.927" calcext:value-type="float">
            <text:p>109.927</text:p>
          </table:table-cell>
        </table:table-row>
        <table:table-row table:style-name="ro1">
          <table:table-cell office:value-type="float" office:value="14.6708" calcext:value-type="float">
            <text:p>14.6708</text:p>
          </table:table-cell>
          <table:table-cell office:value-type="float" office:value="230.692" calcext:value-type="float">
            <text:p>230.692</text:p>
          </table:table-cell>
          <table:table-cell office:value-type="float" office:value="14.6708" calcext:value-type="float">
            <text:p>14.6708</text:p>
          </table:table-cell>
          <table:table-cell office:value-type="float" office:value="118.257" calcext:value-type="float">
            <text:p>118.257</text:p>
          </table:table-cell>
        </table:table-row>
        <table:table-row table:style-name="ro1">
          <table:table-cell office:value-type="float" office:value="14.7006" calcext:value-type="float">
            <text:p>14.7006</text:p>
          </table:table-cell>
          <table:table-cell office:value-type="float" office:value="236.453" calcext:value-type="float">
            <text:p>236.453</text:p>
          </table:table-cell>
          <table:table-cell office:value-type="float" office:value="14.7006" calcext:value-type="float">
            <text:p>14.7006</text:p>
          </table:table-cell>
          <table:table-cell office:value-type="float" office:value="128.519" calcext:value-type="float">
            <text:p>128.519</text:p>
          </table:table-cell>
        </table:table-row>
        <table:table-row table:style-name="ro1">
          <table:table-cell office:value-type="float" office:value="14.7304" calcext:value-type="float">
            <text:p>14.7304</text:p>
          </table:table-cell>
          <table:table-cell office:value-type="float" office:value="238.488" calcext:value-type="float">
            <text:p>238.488</text:p>
          </table:table-cell>
          <table:table-cell office:value-type="float" office:value="14.7304" calcext:value-type="float">
            <text:p>14.7304</text:p>
          </table:table-cell>
          <table:table-cell office:value-type="float" office:value="133.748" calcext:value-type="float">
            <text:p>133.748</text:p>
          </table:table-cell>
        </table:table-row>
        <table:table-row table:style-name="ro1">
          <table:table-cell office:value-type="float" office:value="14.7602" calcext:value-type="float">
            <text:p>14.7602</text:p>
          </table:table-cell>
          <table:table-cell office:value-type="float" office:value="243.668" calcext:value-type="float">
            <text:p>243.668</text:p>
          </table:table-cell>
          <table:table-cell office:value-type="float" office:value="14.7602" calcext:value-type="float">
            <text:p>14.7602</text:p>
          </table:table-cell>
          <table:table-cell office:value-type="float" office:value="134.625" calcext:value-type="float">
            <text:p>134.625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248.661" calcext:value-type="float">
            <text:p>248.661</text:p>
          </table:table-cell>
          <table:table-cell office:value-type="float" office:value="14.79" calcext:value-type="float">
            <text:p>14.79</text:p>
          </table:table-cell>
          <table:table-cell office:value-type="float" office:value="144.656" calcext:value-type="float">
            <text:p>144.656</text:p>
          </table:table-cell>
        </table:table-row>
        <table:table-row table:style-name="ro1">
          <table:table-cell office:value-type="float" office:value="14.8198" calcext:value-type="float">
            <text:p>14.8198</text:p>
          </table:table-cell>
          <table:table-cell office:value-type="float" office:value="249.103" calcext:value-type="float">
            <text:p>249.103</text:p>
          </table:table-cell>
          <table:table-cell office:value-type="float" office:value="14.8198" calcext:value-type="float">
            <text:p>14.8198</text:p>
          </table:table-cell>
          <table:table-cell office:value-type="float" office:value="151.595" calcext:value-type="float">
            <text:p>151.595</text:p>
          </table:table-cell>
        </table:table-row>
        <table:table-row table:style-name="ro1">
          <table:table-cell office:value-type="float" office:value="14.8496" calcext:value-type="float">
            <text:p>14.8496</text:p>
          </table:table-cell>
          <table:table-cell office:value-type="float" office:value="250.918" calcext:value-type="float">
            <text:p>250.918</text:p>
          </table:table-cell>
          <table:table-cell office:value-type="float" office:value="14.8496" calcext:value-type="float">
            <text:p>14.8496</text:p>
          </table:table-cell>
          <table:table-cell office:value-type="float" office:value="151.385" calcext:value-type="float">
            <text:p>151.385</text:p>
          </table:table-cell>
        </table:table-row>
        <table:table-row table:style-name="ro1">
          <table:table-cell office:value-type="float" office:value="14.8793" calcext:value-type="float">
            <text:p>14.8793</text:p>
          </table:table-cell>
          <table:table-cell office:value-type="float" office:value="249.151" calcext:value-type="float">
            <text:p>249.151</text:p>
          </table:table-cell>
          <table:table-cell office:value-type="float" office:value="14.8793" calcext:value-type="float">
            <text:p>14.8793</text:p>
          </table:table-cell>
          <table:table-cell office:value-type="float" office:value="153.716" calcext:value-type="float">
            <text:p>153.716</text:p>
          </table:table-cell>
        </table:table-row>
        <table:table-row table:style-name="ro1">
          <table:table-cell office:value-type="float" office:value="14.9091" calcext:value-type="float">
            <text:p>14.9091</text:p>
          </table:table-cell>
          <table:table-cell office:value-type="float" office:value="249.402" calcext:value-type="float">
            <text:p>249.402</text:p>
          </table:table-cell>
          <table:table-cell office:value-type="float" office:value="14.9091" calcext:value-type="float">
            <text:p>14.9091</text:p>
          </table:table-cell>
          <table:table-cell office:value-type="float" office:value="150.354" calcext:value-type="float">
            <text:p>150.354</text:p>
          </table:table-cell>
        </table:table-row>
        <table:table-row table:style-name="ro1">
          <table:table-cell office:value-type="float" office:value="14.9389" calcext:value-type="float">
            <text:p>14.9389</text:p>
          </table:table-cell>
          <table:table-cell office:value-type="float" office:value="247.772" calcext:value-type="float">
            <text:p>247.772</text:p>
          </table:table-cell>
          <table:table-cell office:value-type="float" office:value="14.9389" calcext:value-type="float">
            <text:p>14.9389</text:p>
          </table:table-cell>
          <table:table-cell office:value-type="float" office:value="147.877" calcext:value-type="float">
            <text:p>147.877</text:p>
          </table:table-cell>
        </table:table-row>
        <table:table-row table:style-name="ro1">
          <table:table-cell office:value-type="float" office:value="14.9687" calcext:value-type="float">
            <text:p>14.9687</text:p>
          </table:table-cell>
          <table:table-cell office:value-type="float" office:value="246.816" calcext:value-type="float">
            <text:p>246.816</text:p>
          </table:table-cell>
          <table:table-cell office:value-type="float" office:value="14.9687" calcext:value-type="float">
            <text:p>14.9687</text:p>
          </table:table-cell>
          <table:table-cell office:value-type="float" office:value="144.769" calcext:value-type="float">
            <text:p>144.769</text:p>
          </table:table-cell>
        </table:table-row>
        <table:table-row table:style-name="ro1">
          <table:table-cell office:value-type="float" office:value="14.9985" calcext:value-type="float">
            <text:p>14.9985</text:p>
          </table:table-cell>
          <table:table-cell office:value-type="float" office:value="244.449" calcext:value-type="float">
            <text:p>244.449</text:p>
          </table:table-cell>
          <table:table-cell office:value-type="float" office:value="14.9985" calcext:value-type="float">
            <text:p>14.9985</text:p>
          </table:table-cell>
          <table:table-cell office:value-type="float" office:value="144.167" calcext:value-type="float">
            <text:p>144.167</text:p>
          </table:table-cell>
        </table:table-row>
        <table:table-row table:style-name="ro1">
          <table:table-cell office:value-type="float" office:value="15.0283" calcext:value-type="float">
            <text:p>15.0283</text:p>
          </table:table-cell>
          <table:table-cell office:value-type="float" office:value="242.558" calcext:value-type="float">
            <text:p>242.558</text:p>
          </table:table-cell>
          <table:table-cell office:value-type="float" office:value="15.0283" calcext:value-type="float">
            <text:p>15.0283</text:p>
          </table:table-cell>
          <table:table-cell office:value-type="float" office:value="143.208" calcext:value-type="float">
            <text:p>143.208</text:p>
          </table:table-cell>
        </table:table-row>
        <table:table-row table:style-name="ro1">
          <table:table-cell office:value-type="float" office:value="15.0581" calcext:value-type="float">
            <text:p>15.0581</text:p>
          </table:table-cell>
          <table:table-cell office:value-type="float" office:value="239.808" calcext:value-type="float">
            <text:p>239.808</text:p>
          </table:table-cell>
          <table:table-cell office:value-type="float" office:value="15.0581" calcext:value-type="float">
            <text:p>15.0581</text:p>
          </table:table-cell>
          <table:table-cell office:value-type="float" office:value="137.504" calcext:value-type="float">
            <text:p>137.504</text:p>
          </table:table-cell>
        </table:table-row>
        <table:table-row table:style-name="ro1">
          <table:table-cell office:value-type="float" office:value="15.0879" calcext:value-type="float">
            <text:p>15.0879</text:p>
          </table:table-cell>
          <table:table-cell office:value-type="float" office:value="239.938" calcext:value-type="float">
            <text:p>239.938</text:p>
          </table:table-cell>
          <table:table-cell office:value-type="float" office:value="15.0879" calcext:value-type="float">
            <text:p>15.0879</text:p>
          </table:table-cell>
          <table:table-cell office:value-type="float" office:value="134.508" calcext:value-type="float">
            <text:p>134.508</text:p>
          </table:table-cell>
        </table:table-row>
        <table:table-row table:style-name="ro1">
          <table:table-cell office:value-type="float" office:value="15.1177" calcext:value-type="float">
            <text:p>15.1177</text:p>
          </table:table-cell>
          <table:table-cell office:value-type="float" office:value="236.966" calcext:value-type="float">
            <text:p>236.966</text:p>
          </table:table-cell>
          <table:table-cell office:value-type="float" office:value="15.1177" calcext:value-type="float">
            <text:p>15.1177</text:p>
          </table:table-cell>
          <table:table-cell office:value-type="float" office:value="134.905" calcext:value-type="float">
            <text:p>134.905</text:p>
          </table:table-cell>
        </table:table-row>
        <table:table-row table:style-name="ro1">
          <table:table-cell office:value-type="float" office:value="15.1475" calcext:value-type="float">
            <text:p>15.1475</text:p>
          </table:table-cell>
          <table:table-cell office:value-type="float" office:value="234.677" calcext:value-type="float">
            <text:p>234.677</text:p>
          </table:table-cell>
          <table:table-cell office:value-type="float" office:value="15.1475" calcext:value-type="float">
            <text:p>15.1475</text:p>
          </table:table-cell>
          <table:table-cell office:value-type="float" office:value="133.198" calcext:value-type="float">
            <text:p>133.198</text:p>
          </table:table-cell>
        </table:table-row>
        <table:table-row table:style-name="ro1">
          <table:table-cell office:value-type="float" office:value="15.1773" calcext:value-type="float">
            <text:p>15.1773</text:p>
          </table:table-cell>
          <table:table-cell office:value-type="float" office:value="236.148" calcext:value-type="float">
            <text:p>236.148</text:p>
          </table:table-cell>
          <table:table-cell office:value-type="float" office:value="15.1773" calcext:value-type="float">
            <text:p>15.1773</text:p>
          </table:table-cell>
          <table:table-cell office:value-type="float" office:value="131.146" calcext:value-type="float">
            <text:p>131.146</text:p>
          </table:table-cell>
        </table:table-row>
        <table:table-row table:style-name="ro1">
          <table:table-cell office:value-type="float" office:value="15.2071" calcext:value-type="float">
            <text:p>15.2071</text:p>
          </table:table-cell>
          <table:table-cell office:value-type="float" office:value="233.213" calcext:value-type="float">
            <text:p>233.213</text:p>
          </table:table-cell>
          <table:table-cell office:value-type="float" office:value="15.2071" calcext:value-type="float">
            <text:p>15.2071</text:p>
          </table:table-cell>
          <table:table-cell office:value-type="float" office:value="131.104" calcext:value-type="float">
            <text:p>131.104</text:p>
          </table:table-cell>
        </table:table-row>
        <table:table-row table:style-name="ro1">
          <table:table-cell office:value-type="float" office:value="15.2369" calcext:value-type="float">
            <text:p>15.2369</text:p>
          </table:table-cell>
          <table:table-cell office:value-type="float" office:value="231.193" calcext:value-type="float">
            <text:p>231.193</text:p>
          </table:table-cell>
          <table:table-cell office:value-type="float" office:value="15.2369" calcext:value-type="float">
            <text:p>15.2369</text:p>
          </table:table-cell>
          <table:table-cell office:value-type="float" office:value="128.722" calcext:value-type="float">
            <text:p>128.722</text:p>
          </table:table-cell>
        </table:table-row>
        <table:table-row table:style-name="ro1">
          <table:table-cell office:value-type="float" office:value="15.2667" calcext:value-type="float">
            <text:p>15.2667</text:p>
          </table:table-cell>
          <table:table-cell office:value-type="float" office:value="230.04" calcext:value-type="float">
            <text:p>230.04</text:p>
          </table:table-cell>
          <table:table-cell office:value-type="float" office:value="15.2667" calcext:value-type="float">
            <text:p>15.2667</text:p>
          </table:table-cell>
          <table:table-cell office:value-type="float" office:value="127.35" calcext:value-type="float">
            <text:p>127.35</text:p>
          </table:table-cell>
        </table:table-row>
        <table:table-row table:style-name="ro1">
          <table:table-cell office:value-type="float" office:value="15.2965" calcext:value-type="float">
            <text:p>15.2965</text:p>
          </table:table-cell>
          <table:table-cell office:value-type="float" office:value="228.443" calcext:value-type="float">
            <text:p>228.443</text:p>
          </table:table-cell>
          <table:table-cell office:value-type="float" office:value="15.2965" calcext:value-type="float">
            <text:p>15.2965</text:p>
          </table:table-cell>
          <table:table-cell office:value-type="float" office:value="123.339" calcext:value-type="float">
            <text:p>123.339</text:p>
          </table:table-cell>
        </table:table-row>
        <table:table-row table:style-name="ro1">
          <table:table-cell office:value-type="float" office:value="15.3263" calcext:value-type="float">
            <text:p>15.3263</text:p>
          </table:table-cell>
          <table:table-cell office:value-type="float" office:value="227.873" calcext:value-type="float">
            <text:p>227.873</text:p>
          </table:table-cell>
          <table:table-cell office:value-type="float" office:value="15.3263" calcext:value-type="float">
            <text:p>15.3263</text:p>
          </table:table-cell>
          <table:table-cell office:value-type="float" office:value="121.837" calcext:value-type="float">
            <text:p>121.837</text:p>
          </table:table-cell>
        </table:table-row>
        <table:table-row table:style-name="ro1">
          <table:table-cell office:value-type="float" office:value="15.356" calcext:value-type="float">
            <text:p>15.356</text:p>
          </table:table-cell>
          <table:table-cell office:value-type="float" office:value="228.09" calcext:value-type="float">
            <text:p>228.09</text:p>
          </table:table-cell>
          <table:table-cell office:value-type="float" office:value="15.356" calcext:value-type="float">
            <text:p>15.356</text:p>
          </table:table-cell>
          <table:table-cell office:value-type="float" office:value="121.629" calcext:value-type="float">
            <text:p>121.629</text:p>
          </table:table-cell>
        </table:table-row>
        <table:table-row table:style-name="ro1">
          <table:table-cell office:value-type="float" office:value="15.3858" calcext:value-type="float">
            <text:p>15.3858</text:p>
          </table:table-cell>
          <table:table-cell office:value-type="float" office:value="226.67" calcext:value-type="float">
            <text:p>226.67</text:p>
          </table:table-cell>
          <table:table-cell office:value-type="float" office:value="15.3858" calcext:value-type="float">
            <text:p>15.3858</text:p>
          </table:table-cell>
          <table:table-cell office:value-type="float" office:value="119.994" calcext:value-type="float">
            <text:p>119.994</text:p>
          </table:table-cell>
        </table:table-row>
        <table:table-row table:style-name="ro1">
          <table:table-cell office:value-type="float" office:value="15.4156" calcext:value-type="float">
            <text:p>15.4156</text:p>
          </table:table-cell>
          <table:table-cell office:value-type="float" office:value="226.186" calcext:value-type="float">
            <text:p>226.186</text:p>
          </table:table-cell>
          <table:table-cell office:value-type="float" office:value="15.4156" calcext:value-type="float">
            <text:p>15.4156</text:p>
          </table:table-cell>
          <table:table-cell office:value-type="float" office:value="116.306" calcext:value-type="float">
            <text:p>116.306</text:p>
          </table:table-cell>
        </table:table-row>
        <table:table-row table:style-name="ro1">
          <table:table-cell office:value-type="float" office:value="15.4454" calcext:value-type="float">
            <text:p>15.4454</text:p>
          </table:table-cell>
          <table:table-cell office:value-type="float" office:value="225.232" calcext:value-type="float">
            <text:p>225.232</text:p>
          </table:table-cell>
          <table:table-cell office:value-type="float" office:value="15.4454" calcext:value-type="float">
            <text:p>15.4454</text:p>
          </table:table-cell>
          <table:table-cell office:value-type="float" office:value="116.374" calcext:value-type="float">
            <text:p>116.374</text:p>
          </table:table-cell>
        </table:table-row>
        <table:table-row table:style-name="ro1">
          <table:table-cell office:value-type="float" office:value="15.4752" calcext:value-type="float">
            <text:p>15.4752</text:p>
          </table:table-cell>
          <table:table-cell office:value-type="float" office:value="225.271" calcext:value-type="float">
            <text:p>225.271</text:p>
          </table:table-cell>
          <table:table-cell office:value-type="float" office:value="15.4752" calcext:value-type="float">
            <text:p>15.4752</text:p>
          </table:table-cell>
          <table:table-cell office:value-type="float" office:value="116.281" calcext:value-type="float">
            <text:p>116.281</text:p>
          </table:table-cell>
        </table:table-row>
        <table:table-row table:style-name="ro1">
          <table:table-cell office:value-type="float" office:value="15.505" calcext:value-type="float">
            <text:p>15.505</text:p>
          </table:table-cell>
          <table:table-cell office:value-type="float" office:value="227.126" calcext:value-type="float">
            <text:p>227.126</text:p>
          </table:table-cell>
          <table:table-cell office:value-type="float" office:value="15.505" calcext:value-type="float">
            <text:p>15.505</text:p>
          </table:table-cell>
          <table:table-cell office:value-type="float" office:value="115.563" calcext:value-type="float">
            <text:p>115.563</text:p>
          </table:table-cell>
        </table:table-row>
        <table:table-row table:style-name="ro1">
          <table:table-cell office:value-type="float" office:value="15.5348" calcext:value-type="float">
            <text:p>15.5348</text:p>
          </table:table-cell>
          <table:table-cell office:value-type="float" office:value="229.187" calcext:value-type="float">
            <text:p>229.187</text:p>
          </table:table-cell>
          <table:table-cell office:value-type="float" office:value="15.5348" calcext:value-type="float">
            <text:p>15.5348</text:p>
          </table:table-cell>
          <table:table-cell office:value-type="float" office:value="118.671" calcext:value-type="float">
            <text:p>118.671</text:p>
          </table:table-cell>
        </table:table-row>
        <table:table-row table:style-name="ro1">
          <table:table-cell office:value-type="float" office:value="15.5646" calcext:value-type="float">
            <text:p>15.5646</text:p>
          </table:table-cell>
          <table:table-cell office:value-type="float" office:value="231.453" calcext:value-type="float">
            <text:p>231.453</text:p>
          </table:table-cell>
          <table:table-cell office:value-type="float" office:value="15.5646" calcext:value-type="float">
            <text:p>15.5646</text:p>
          </table:table-cell>
          <table:table-cell office:value-type="float" office:value="118.113" calcext:value-type="float">
            <text:p>118.113</text:p>
          </table:table-cell>
        </table:table-row>
        <table:table-row table:style-name="ro1">
          <table:table-cell office:value-type="float" office:value="15.5944" calcext:value-type="float">
            <text:p>15.5944</text:p>
          </table:table-cell>
          <table:table-cell office:value-type="float" office:value="230.588" calcext:value-type="float">
            <text:p>230.588</text:p>
          </table:table-cell>
          <table:table-cell office:value-type="float" office:value="15.5944" calcext:value-type="float">
            <text:p>15.5944</text:p>
          </table:table-cell>
          <table:table-cell office:value-type="float" office:value="119.184" calcext:value-type="float">
            <text:p>119.184</text:p>
          </table:table-cell>
        </table:table-row>
        <table:table-row table:style-name="ro1">
          <table:table-cell office:value-type="float" office:value="15.6242" calcext:value-type="float">
            <text:p>15.6242</text:p>
          </table:table-cell>
          <table:table-cell office:value-type="float" office:value="231.111" calcext:value-type="float">
            <text:p>231.111</text:p>
          </table:table-cell>
          <table:table-cell office:value-type="float" office:value="15.6242" calcext:value-type="float">
            <text:p>15.6242</text:p>
          </table:table-cell>
          <table:table-cell office:value-type="float" office:value="120.826" calcext:value-type="float">
            <text:p>120.826</text:p>
          </table:table-cell>
        </table:table-row>
        <table:table-row table:style-name="ro1">
          <table:table-cell office:value-type="float" office:value="15.654" calcext:value-type="float">
            <text:p>15.654</text:p>
          </table:table-cell>
          <table:table-cell office:value-type="float" office:value="233.388" calcext:value-type="float">
            <text:p>233.388</text:p>
          </table:table-cell>
          <table:table-cell office:value-type="float" office:value="15.654" calcext:value-type="float">
            <text:p>15.654</text:p>
          </table:table-cell>
          <table:table-cell office:value-type="float" office:value="124.608" calcext:value-type="float">
            <text:p>124.608</text:p>
          </table:table-cell>
        </table:table-row>
        <table:table-row table:style-name="ro1">
          <table:table-cell office:value-type="float" office:value="15.6838" calcext:value-type="float">
            <text:p>15.6838</text:p>
          </table:table-cell>
          <table:table-cell office:value-type="float" office:value="235.061" calcext:value-type="float">
            <text:p>235.061</text:p>
          </table:table-cell>
          <table:table-cell office:value-type="float" office:value="15.6838" calcext:value-type="float">
            <text:p>15.6838</text:p>
          </table:table-cell>
          <table:table-cell office:value-type="float" office:value="131.924" calcext:value-type="float">
            <text:p>131.924</text:p>
          </table:table-cell>
        </table:table-row>
        <table:table-row table:style-name="ro1">
          <table:table-cell office:value-type="float" office:value="15.7136" calcext:value-type="float">
            <text:p>15.7136</text:p>
          </table:table-cell>
          <table:table-cell office:value-type="float" office:value="237.305" calcext:value-type="float">
            <text:p>237.305</text:p>
          </table:table-cell>
          <table:table-cell office:value-type="float" office:value="15.7136" calcext:value-type="float">
            <text:p>15.7136</text:p>
          </table:table-cell>
          <table:table-cell office:value-type="float" office:value="131.927" calcext:value-type="float">
            <text:p>131.927</text:p>
          </table:table-cell>
        </table:table-row>
        <table:table-row table:style-name="ro1">
          <table:table-cell office:value-type="float" office:value="15.7434" calcext:value-type="float">
            <text:p>15.7434</text:p>
          </table:table-cell>
          <table:table-cell office:value-type="float" office:value="240.967" calcext:value-type="float">
            <text:p>240.967</text:p>
          </table:table-cell>
          <table:table-cell office:value-type="float" office:value="15.7434" calcext:value-type="float">
            <text:p>15.7434</text:p>
          </table:table-cell>
          <table:table-cell office:value-type="float" office:value="130.115" calcext:value-type="float">
            <text:p>130.115</text:p>
          </table:table-cell>
        </table:table-row>
        <table:table-row table:style-name="ro1">
          <table:table-cell office:value-type="float" office:value="15.7732" calcext:value-type="float">
            <text:p>15.7732</text:p>
          </table:table-cell>
          <table:table-cell office:value-type="float" office:value="241.832" calcext:value-type="float">
            <text:p>241.832</text:p>
          </table:table-cell>
          <table:table-cell office:value-type="float" office:value="15.7732" calcext:value-type="float">
            <text:p>15.7732</text:p>
          </table:table-cell>
          <table:table-cell office:value-type="float" office:value="132.365" calcext:value-type="float">
            <text:p>132.365</text:p>
          </table:table-cell>
        </table:table-row>
        <table:table-row table:style-name="ro1">
          <table:table-cell office:value-type="float" office:value="15.803" calcext:value-type="float">
            <text:p>15.803</text:p>
          </table:table-cell>
          <table:table-cell office:value-type="float" office:value="240.513" calcext:value-type="float">
            <text:p>240.513</text:p>
          </table:table-cell>
          <table:table-cell office:value-type="float" office:value="15.803" calcext:value-type="float">
            <text:p>15.803</text:p>
          </table:table-cell>
          <table:table-cell office:value-type="float" office:value="132.888" calcext:value-type="float">
            <text:p>132.888</text:p>
          </table:table-cell>
        </table:table-row>
        <table:table-row table:style-name="ro1">
          <table:table-cell office:value-type="float" office:value="15.8327" calcext:value-type="float">
            <text:p>15.8327</text:p>
          </table:table-cell>
          <table:table-cell office:value-type="float" office:value="239.479" calcext:value-type="float">
            <text:p>239.479</text:p>
          </table:table-cell>
          <table:table-cell office:value-type="float" office:value="15.8327" calcext:value-type="float">
            <text:p>15.8327</text:p>
          </table:table-cell>
          <table:table-cell office:value-type="float" office:value="131.559" calcext:value-type="float">
            <text:p>131.559</text:p>
          </table:table-cell>
        </table:table-row>
        <table:table-row table:style-name="ro1">
          <table:table-cell office:value-type="float" office:value="15.8625" calcext:value-type="float">
            <text:p>15.8625</text:p>
          </table:table-cell>
          <table:table-cell office:value-type="float" office:value="240.994" calcext:value-type="float">
            <text:p>240.994</text:p>
          </table:table-cell>
          <table:table-cell office:value-type="float" office:value="15.8625" calcext:value-type="float">
            <text:p>15.8625</text:p>
          </table:table-cell>
          <table:table-cell office:value-type="float" office:value="131.851" calcext:value-type="float">
            <text:p>131.851</text:p>
          </table:table-cell>
        </table:table-row>
        <table:table-row table:style-name="ro1">
          <table:table-cell office:value-type="float" office:value="15.8923" calcext:value-type="float">
            <text:p>15.8923</text:p>
          </table:table-cell>
          <table:table-cell office:value-type="float" office:value="242.417" calcext:value-type="float">
            <text:p>242.417</text:p>
          </table:table-cell>
          <table:table-cell office:value-type="float" office:value="15.8923" calcext:value-type="float">
            <text:p>15.8923</text:p>
          </table:table-cell>
          <table:table-cell office:value-type="float" office:value="133.705" calcext:value-type="float">
            <text:p>133.705</text:p>
          </table:table-cell>
        </table:table-row>
        <table:table-row table:style-name="ro1">
          <table:table-cell office:value-type="float" office:value="15.9221" calcext:value-type="float">
            <text:p>15.9221</text:p>
          </table:table-cell>
          <table:table-cell office:value-type="float" office:value="241.694" calcext:value-type="float">
            <text:p>241.694</text:p>
          </table:table-cell>
          <table:table-cell office:value-type="float" office:value="15.9221" calcext:value-type="float">
            <text:p>15.9221</text:p>
          </table:table-cell>
          <table:table-cell office:value-type="float" office:value="134.677" calcext:value-type="float">
            <text:p>134.677</text:p>
          </table:table-cell>
        </table:table-row>
        <table:table-row table:style-name="ro1">
          <table:table-cell office:value-type="float" office:value="15.9519" calcext:value-type="float">
            <text:p>15.9519</text:p>
          </table:table-cell>
          <table:table-cell office:value-type="float" office:value="242.396" calcext:value-type="float">
            <text:p>242.396</text:p>
          </table:table-cell>
          <table:table-cell office:value-type="float" office:value="15.9519" calcext:value-type="float">
            <text:p>15.9519</text:p>
          </table:table-cell>
          <table:table-cell office:value-type="float" office:value="136.394" calcext:value-type="float">
            <text:p>136.394</text:p>
          </table:table-cell>
        </table:table-row>
        <table:table-row table:style-name="ro1">
          <table:table-cell office:value-type="float" office:value="15.9817" calcext:value-type="float">
            <text:p>15.9817</text:p>
          </table:table-cell>
          <table:table-cell office:value-type="float" office:value="242.761" calcext:value-type="float">
            <text:p>242.761</text:p>
          </table:table-cell>
          <table:table-cell office:value-type="float" office:value="15.9817" calcext:value-type="float">
            <text:p>15.9817</text:p>
          </table:table-cell>
          <table:table-cell office:value-type="float" office:value="139.473" calcext:value-type="float">
            <text:p>139.473</text:p>
          </table:table-cell>
        </table:table-row>
        <table:table-row table:style-name="ro1">
          <table:table-cell office:value-type="float" office:value="16.0115" calcext:value-type="float">
            <text:p>16.0115</text:p>
          </table:table-cell>
          <table:table-cell office:value-type="float" office:value="243.337" calcext:value-type="float">
            <text:p>243.337</text:p>
          </table:table-cell>
          <table:table-cell office:value-type="float" office:value="16.0115" calcext:value-type="float">
            <text:p>16.0115</text:p>
          </table:table-cell>
          <table:table-cell office:value-type="float" office:value="136.181" calcext:value-type="float">
            <text:p>136.181</text:p>
          </table:table-cell>
        </table:table-row>
        <table:table-row table:style-name="ro1">
          <table:table-cell office:value-type="float" office:value="16.0413" calcext:value-type="float">
            <text:p>16.0413</text:p>
          </table:table-cell>
          <table:table-cell office:value-type="float" office:value="241.926" calcext:value-type="float">
            <text:p>241.926</text:p>
          </table:table-cell>
          <table:table-cell office:value-type="float" office:value="16.0413" calcext:value-type="float">
            <text:p>16.0413</text:p>
          </table:table-cell>
          <table:table-cell office:value-type="float" office:value="136.279" calcext:value-type="float">
            <text:p>136.279</text:p>
          </table:table-cell>
        </table:table-row>
        <table:table-row table:style-name="ro1">
          <table:table-cell office:value-type="float" office:value="16.0711" calcext:value-type="float">
            <text:p>16.0711</text:p>
          </table:table-cell>
          <table:table-cell office:value-type="float" office:value="244.648" calcext:value-type="float">
            <text:p>244.648</text:p>
          </table:table-cell>
          <table:table-cell office:value-type="float" office:value="16.0711" calcext:value-type="float">
            <text:p>16.0711</text:p>
          </table:table-cell>
          <table:table-cell office:value-type="float" office:value="135.543" calcext:value-type="float">
            <text:p>135.543</text:p>
          </table:table-cell>
        </table:table-row>
        <table:table-row table:style-name="ro1">
          <table:table-cell office:value-type="float" office:value="16.1009" calcext:value-type="float">
            <text:p>16.1009</text:p>
          </table:table-cell>
          <table:table-cell office:value-type="float" office:value="241.13" calcext:value-type="float">
            <text:p>241.13</text:p>
          </table:table-cell>
          <table:table-cell office:value-type="float" office:value="16.1009" calcext:value-type="float">
            <text:p>16.1009</text:p>
          </table:table-cell>
          <table:table-cell office:value-type="float" office:value="135.686" calcext:value-type="float">
            <text:p>135.686</text:p>
          </table:table-cell>
        </table:table-row>
        <table:table-row table:style-name="ro1">
          <table:table-cell office:value-type="float" office:value="16.1307" calcext:value-type="float">
            <text:p>16.1307</text:p>
          </table:table-cell>
          <table:table-cell office:value-type="float" office:value="233.911" calcext:value-type="float">
            <text:p>233.911</text:p>
          </table:table-cell>
          <table:table-cell office:value-type="float" office:value="16.1307" calcext:value-type="float">
            <text:p>16.1307</text:p>
          </table:table-cell>
          <table:table-cell office:value-type="float" office:value="131.875" calcext:value-type="float">
            <text:p>131.875</text:p>
          </table:table-cell>
        </table:table-row>
        <table:table-row table:style-name="ro1">
          <table:table-cell office:value-type="float" office:value="16.1605" calcext:value-type="float">
            <text:p>16.1605</text:p>
          </table:table-cell>
          <table:table-cell office:value-type="float" office:value="233.419" calcext:value-type="float">
            <text:p>233.419</text:p>
          </table:table-cell>
          <table:table-cell office:value-type="float" office:value="16.1605" calcext:value-type="float">
            <text:p>16.1605</text:p>
          </table:table-cell>
          <table:table-cell office:value-type="float" office:value="131.177" calcext:value-type="float">
            <text:p>131.177</text:p>
          </table:table-cell>
        </table:table-row>
        <table:table-row table:style-name="ro1">
          <table:table-cell office:value-type="float" office:value="16.1903" calcext:value-type="float">
            <text:p>16.1903</text:p>
          </table:table-cell>
          <table:table-cell office:value-type="float" office:value="232.375" calcext:value-type="float">
            <text:p>232.375</text:p>
          </table:table-cell>
          <table:table-cell office:value-type="float" office:value="16.1903" calcext:value-type="float">
            <text:p>16.1903</text:p>
          </table:table-cell>
          <table:table-cell office:value-type="float" office:value="130.665" calcext:value-type="float">
            <text:p>130.665</text:p>
          </table:table-cell>
        </table:table-row>
        <table:table-row table:style-name="ro1">
          <table:table-cell office:value-type="float" office:value="16.2201" calcext:value-type="float">
            <text:p>16.2201</text:p>
          </table:table-cell>
          <table:table-cell office:value-type="float" office:value="231.197" calcext:value-type="float">
            <text:p>231.197</text:p>
          </table:table-cell>
          <table:table-cell office:value-type="float" office:value="16.2201" calcext:value-type="float">
            <text:p>16.2201</text:p>
          </table:table-cell>
          <table:table-cell office:value-type="float" office:value="129.994" calcext:value-type="float">
            <text:p>129.994</text:p>
          </table:table-cell>
        </table:table-row>
        <table:table-row table:style-name="ro1">
          <table:table-cell office:value-type="float" office:value="16.2499" calcext:value-type="float">
            <text:p>16.2499</text:p>
          </table:table-cell>
          <table:table-cell office:value-type="float" office:value="231.815" calcext:value-type="float">
            <text:p>231.815</text:p>
          </table:table-cell>
          <table:table-cell office:value-type="float" office:value="16.2499" calcext:value-type="float">
            <text:p>16.2499</text:p>
          </table:table-cell>
          <table:table-cell office:value-type="float" office:value="130.64" calcext:value-type="float">
            <text:p>130.64</text:p>
          </table:table-cell>
        </table:table-row>
        <table:table-row table:style-name="ro1">
          <table:table-cell office:value-type="float" office:value="16.2797" calcext:value-type="float">
            <text:p>16.2797</text:p>
          </table:table-cell>
          <table:table-cell office:value-type="float" office:value="234.925" calcext:value-type="float">
            <text:p>234.925</text:p>
          </table:table-cell>
          <table:table-cell office:value-type="float" office:value="16.2797" calcext:value-type="float">
            <text:p>16.2797</text:p>
          </table:table-cell>
          <table:table-cell office:value-type="float" office:value="130.777" calcext:value-type="float">
            <text:p>130.777</text:p>
          </table:table-cell>
        </table:table-row>
        <table:table-row table:style-name="ro1">
          <table:table-cell office:value-type="float" office:value="16.3094" calcext:value-type="float">
            <text:p>16.3094</text:p>
          </table:table-cell>
          <table:table-cell office:value-type="float" office:value="233.82" calcext:value-type="float">
            <text:p>233.82</text:p>
          </table:table-cell>
          <table:table-cell office:value-type="float" office:value="16.3094" calcext:value-type="float">
            <text:p>16.3094</text:p>
          </table:table-cell>
          <table:table-cell office:value-type="float" office:value="128.835" calcext:value-type="float">
            <text:p>128.835</text:p>
          </table:table-cell>
        </table:table-row>
        <table:table-row table:style-name="ro1">
          <table:table-cell office:value-type="float" office:value="16.3392" calcext:value-type="float">
            <text:p>16.3392</text:p>
          </table:table-cell>
          <table:table-cell office:value-type="float" office:value="234.018" calcext:value-type="float">
            <text:p>234.018</text:p>
          </table:table-cell>
          <table:table-cell office:value-type="float" office:value="16.3392" calcext:value-type="float">
            <text:p>16.3392</text:p>
          </table:table-cell>
          <table:table-cell office:value-type="float" office:value="129.642" calcext:value-type="float">
            <text:p>129.642</text:p>
          </table:table-cell>
        </table:table-row>
        <table:table-row table:style-name="ro1">
          <table:table-cell office:value-type="float" office:value="16.369" calcext:value-type="float">
            <text:p>16.369</text:p>
          </table:table-cell>
          <table:table-cell office:value-type="float" office:value="234.455" calcext:value-type="float">
            <text:p>234.455</text:p>
          </table:table-cell>
          <table:table-cell office:value-type="float" office:value="16.369" calcext:value-type="float">
            <text:p>16.369</text:p>
          </table:table-cell>
          <table:table-cell office:value-type="float" office:value="130.231" calcext:value-type="float">
            <text:p>130.231</text:p>
          </table:table-cell>
        </table:table-row>
        <table:table-row table:style-name="ro1">
          <table:table-cell office:value-type="float" office:value="16.3988" calcext:value-type="float">
            <text:p>16.3988</text:p>
          </table:table-cell>
          <table:table-cell office:value-type="float" office:value="234.291" calcext:value-type="float">
            <text:p>234.291</text:p>
          </table:table-cell>
          <table:table-cell office:value-type="float" office:value="16.3988" calcext:value-type="float">
            <text:p>16.3988</text:p>
          </table:table-cell>
          <table:table-cell office:value-type="float" office:value="126.422" calcext:value-type="float">
            <text:p>126.422</text:p>
          </table:table-cell>
        </table:table-row>
        <table:table-row table:style-name="ro1">
          <table:table-cell office:value-type="float" office:value="16.4286" calcext:value-type="float">
            <text:p>16.4286</text:p>
          </table:table-cell>
          <table:table-cell office:value-type="float" office:value="232.919" calcext:value-type="float">
            <text:p>232.919</text:p>
          </table:table-cell>
          <table:table-cell office:value-type="float" office:value="16.4286" calcext:value-type="float">
            <text:p>16.4286</text:p>
          </table:table-cell>
          <table:table-cell office:value-type="float" office:value="124.93" calcext:value-type="float">
            <text:p>124.93</text:p>
          </table:table-cell>
        </table:table-row>
        <table:table-row table:style-name="ro1">
          <table:table-cell office:value-type="float" office:value="16.4584" calcext:value-type="float">
            <text:p>16.4584</text:p>
          </table:table-cell>
          <table:table-cell office:value-type="float" office:value="231.907" calcext:value-type="float">
            <text:p>231.907</text:p>
          </table:table-cell>
          <table:table-cell office:value-type="float" office:value="16.4584" calcext:value-type="float">
            <text:p>16.4584</text:p>
          </table:table-cell>
          <table:table-cell office:value-type="float" office:value="121.788" calcext:value-type="float">
            <text:p>121.788</text:p>
          </table:table-cell>
        </table:table-row>
        <table:table-row table:style-name="ro1">
          <table:table-cell office:value-type="float" office:value="16.4882" calcext:value-type="float">
            <text:p>16.4882</text:p>
          </table:table-cell>
          <table:table-cell office:value-type="float" office:value="232.238" calcext:value-type="float">
            <text:p>232.238</text:p>
          </table:table-cell>
          <table:table-cell office:value-type="float" office:value="16.4882" calcext:value-type="float">
            <text:p>16.4882</text:p>
          </table:table-cell>
          <table:table-cell office:value-type="float" office:value="120.648" calcext:value-type="float">
            <text:p>120.648</text:p>
          </table:table-cell>
        </table:table-row>
        <table:table-row table:style-name="ro1">
          <table:table-cell office:value-type="float" office:value="16.518" calcext:value-type="float">
            <text:p>16.518</text:p>
          </table:table-cell>
          <table:table-cell office:value-type="float" office:value="230.729" calcext:value-type="float">
            <text:p>230.729</text:p>
          </table:table-cell>
          <table:table-cell office:value-type="float" office:value="16.518" calcext:value-type="float">
            <text:p>16.518</text:p>
          </table:table-cell>
          <table:table-cell office:value-type="float" office:value="123.028" calcext:value-type="float">
            <text:p>123.028</text:p>
          </table:table-cell>
        </table:table-row>
        <table:table-row table:style-name="ro1">
          <table:table-cell office:value-type="float" office:value="16.5478" calcext:value-type="float">
            <text:p>16.5478</text:p>
          </table:table-cell>
          <table:table-cell office:value-type="float" office:value="230.372" calcext:value-type="float">
            <text:p>230.372</text:p>
          </table:table-cell>
          <table:table-cell office:value-type="float" office:value="16.5478" calcext:value-type="float">
            <text:p>16.5478</text:p>
          </table:table-cell>
          <table:table-cell office:value-type="float" office:value="122.009" calcext:value-type="float">
            <text:p>122.009</text:p>
          </table:table-cell>
        </table:table-row>
        <table:table-row table:style-name="ro1">
          <table:table-cell office:value-type="float" office:value="16.5776" calcext:value-type="float">
            <text:p>16.5776</text:p>
          </table:table-cell>
          <table:table-cell office:value-type="float" office:value="227.586" calcext:value-type="float">
            <text:p>227.586</text:p>
          </table:table-cell>
          <table:table-cell office:value-type="float" office:value="16.5776" calcext:value-type="float">
            <text:p>16.5776</text:p>
          </table:table-cell>
          <table:table-cell office:value-type="float" office:value="119.856" calcext:value-type="float">
            <text:p>119.856</text:p>
          </table:table-cell>
        </table:table-row>
        <table:table-row table:style-name="ro1">
          <table:table-cell office:value-type="float" office:value="16.6074" calcext:value-type="float">
            <text:p>16.6074</text:p>
          </table:table-cell>
          <table:table-cell office:value-type="float" office:value="228.649" calcext:value-type="float">
            <text:p>228.649</text:p>
          </table:table-cell>
          <table:table-cell office:value-type="float" office:value="16.6074" calcext:value-type="float">
            <text:p>16.6074</text:p>
          </table:table-cell>
          <table:table-cell office:value-type="float" office:value="118.818" calcext:value-type="float">
            <text:p>118.818</text:p>
          </table:table-cell>
        </table:table-row>
        <table:table-row table:style-name="ro1">
          <table:table-cell office:value-type="float" office:value="16.6372" calcext:value-type="float">
            <text:p>16.6372</text:p>
          </table:table-cell>
          <table:table-cell office:value-type="float" office:value="229.408" calcext:value-type="float">
            <text:p>229.408</text:p>
          </table:table-cell>
          <table:table-cell office:value-type="float" office:value="16.6372" calcext:value-type="float">
            <text:p>16.6372</text:p>
          </table:table-cell>
          <table:table-cell office:value-type="float" office:value="117.936" calcext:value-type="float">
            <text:p>117.936</text:p>
          </table:table-cell>
        </table:table-row>
        <table:table-row table:style-name="ro1">
          <table:table-cell office:value-type="float" office:value="16.667" calcext:value-type="float">
            <text:p>16.667</text:p>
          </table:table-cell>
          <table:table-cell office:value-type="float" office:value="226.93" calcext:value-type="float">
            <text:p>226.93</text:p>
          </table:table-cell>
          <table:table-cell office:value-type="float" office:value="16.667" calcext:value-type="float">
            <text:p>16.667</text:p>
          </table:table-cell>
          <table:table-cell office:value-type="float" office:value="115.937" calcext:value-type="float">
            <text:p>115.937</text:p>
          </table:table-cell>
        </table:table-row>
        <table:table-row table:style-name="ro1">
          <table:table-cell office:value-type="float" office:value="16.6968" calcext:value-type="float">
            <text:p>16.6968</text:p>
          </table:table-cell>
          <table:table-cell office:value-type="float" office:value="227.923" calcext:value-type="float">
            <text:p>227.923</text:p>
          </table:table-cell>
          <table:table-cell office:value-type="float" office:value="16.6968" calcext:value-type="float">
            <text:p>16.6968</text:p>
          </table:table-cell>
          <table:table-cell office:value-type="float" office:value="115.47" calcext:value-type="float">
            <text:p>115.47</text:p>
          </table:table-cell>
        </table:table-row>
        <table:table-row table:style-name="ro1">
          <table:table-cell office:value-type="float" office:value="16.7266" calcext:value-type="float">
            <text:p>16.7266</text:p>
          </table:table-cell>
          <table:table-cell office:value-type="float" office:value="226.914" calcext:value-type="float">
            <text:p>226.914</text:p>
          </table:table-cell>
          <table:table-cell office:value-type="float" office:value="16.7266" calcext:value-type="float">
            <text:p>16.7266</text:p>
          </table:table-cell>
          <table:table-cell office:value-type="float" office:value="116.947" calcext:value-type="float">
            <text:p>116.947</text:p>
          </table:table-cell>
        </table:table-row>
        <table:table-row table:style-name="ro1">
          <table:table-cell office:value-type="float" office:value="16.7564" calcext:value-type="float">
            <text:p>16.7564</text:p>
          </table:table-cell>
          <table:table-cell office:value-type="float" office:value="230.606" calcext:value-type="float">
            <text:p>230.606</text:p>
          </table:table-cell>
          <table:table-cell office:value-type="float" office:value="16.7564" calcext:value-type="float">
            <text:p>16.7564</text:p>
          </table:table-cell>
          <table:table-cell office:value-type="float" office:value="118.538" calcext:value-type="float">
            <text:p>118.538</text:p>
          </table:table-cell>
        </table:table-row>
        <table:table-row table:style-name="ro1">
          <table:table-cell office:value-type="float" office:value="16.7861" calcext:value-type="float">
            <text:p>16.7861</text:p>
          </table:table-cell>
          <table:table-cell office:value-type="float" office:value="232.209" calcext:value-type="float">
            <text:p>232.209</text:p>
          </table:table-cell>
          <table:table-cell office:value-type="float" office:value="16.7861" calcext:value-type="float">
            <text:p>16.7861</text:p>
          </table:table-cell>
          <table:table-cell office:value-type="float" office:value="120.25" calcext:value-type="float">
            <text:p>120.25</text:p>
          </table:table-cell>
        </table:table-row>
        <table:table-row table:style-name="ro1">
          <table:table-cell office:value-type="float" office:value="16.8159" calcext:value-type="float">
            <text:p>16.8159</text:p>
          </table:table-cell>
          <table:table-cell office:value-type="float" office:value="231.182" calcext:value-type="float">
            <text:p>231.182</text:p>
          </table:table-cell>
          <table:table-cell office:value-type="float" office:value="16.8159" calcext:value-type="float">
            <text:p>16.8159</text:p>
          </table:table-cell>
          <table:table-cell office:value-type="float" office:value="123.875" calcext:value-type="float">
            <text:p>123.875</text:p>
          </table:table-cell>
        </table:table-row>
        <table:table-row table:style-name="ro1">
          <table:table-cell office:value-type="float" office:value="16.8457" calcext:value-type="float">
            <text:p>16.8457</text:p>
          </table:table-cell>
          <table:table-cell office:value-type="float" office:value="231.19" calcext:value-type="float">
            <text:p>231.19</text:p>
          </table:table-cell>
          <table:table-cell office:value-type="float" office:value="16.8457" calcext:value-type="float">
            <text:p>16.8457</text:p>
          </table:table-cell>
          <table:table-cell office:value-type="float" office:value="127.79" calcext:value-type="float">
            <text:p>127.79</text:p>
          </table:table-cell>
        </table:table-row>
        <table:table-row table:style-name="ro1">
          <table:table-cell office:value-type="float" office:value="16.8755" calcext:value-type="float">
            <text:p>16.8755</text:p>
          </table:table-cell>
          <table:table-cell office:value-type="float" office:value="231.422" calcext:value-type="float">
            <text:p>231.422</text:p>
          </table:table-cell>
          <table:table-cell office:value-type="float" office:value="16.8755" calcext:value-type="float">
            <text:p>16.8755</text:p>
          </table:table-cell>
          <table:table-cell office:value-type="float" office:value="127.443" calcext:value-type="float">
            <text:p>127.443</text:p>
          </table:table-cell>
        </table:table-row>
        <table:table-row table:style-name="ro1">
          <table:table-cell office:value-type="float" office:value="16.9053" calcext:value-type="float">
            <text:p>16.9053</text:p>
          </table:table-cell>
          <table:table-cell office:value-type="float" office:value="233.704" calcext:value-type="float">
            <text:p>233.704</text:p>
          </table:table-cell>
          <table:table-cell office:value-type="float" office:value="16.9053" calcext:value-type="float">
            <text:p>16.9053</text:p>
          </table:table-cell>
          <table:table-cell office:value-type="float" office:value="127.569" calcext:value-type="float">
            <text:p>127.569</text:p>
          </table:table-cell>
        </table:table-row>
        <table:table-row table:style-name="ro1">
          <table:table-cell office:value-type="float" office:value="16.9351" calcext:value-type="float">
            <text:p>16.9351</text:p>
          </table:table-cell>
          <table:table-cell office:value-type="float" office:value="234.724" calcext:value-type="float">
            <text:p>234.724</text:p>
          </table:table-cell>
          <table:table-cell office:value-type="float" office:value="16.9351" calcext:value-type="float">
            <text:p>16.9351</text:p>
          </table:table-cell>
          <table:table-cell office:value-type="float" office:value="132.226" calcext:value-type="float">
            <text:p>132.226</text:p>
          </table:table-cell>
        </table:table-row>
        <table:table-row table:style-name="ro1">
          <table:table-cell office:value-type="float" office:value="16.9649" calcext:value-type="float">
            <text:p>16.9649</text:p>
          </table:table-cell>
          <table:table-cell office:value-type="float" office:value="237.877" calcext:value-type="float">
            <text:p>237.877</text:p>
          </table:table-cell>
          <table:table-cell office:value-type="float" office:value="16.9649" calcext:value-type="float">
            <text:p>16.9649</text:p>
          </table:table-cell>
          <table:table-cell office:value-type="float" office:value="136.16" calcext:value-type="float">
            <text:p>136.16</text:p>
          </table:table-cell>
        </table:table-row>
        <table:table-row table:style-name="ro1">
          <table:table-cell office:value-type="float" office:value="16.9947" calcext:value-type="float">
            <text:p>16.9947</text:p>
          </table:table-cell>
          <table:table-cell office:value-type="float" office:value="240.466" calcext:value-type="float">
            <text:p>240.466</text:p>
          </table:table-cell>
          <table:table-cell office:value-type="float" office:value="16.9947" calcext:value-type="float">
            <text:p>16.9947</text:p>
          </table:table-cell>
          <table:table-cell office:value-type="float" office:value="136.637" calcext:value-type="float">
            <text:p>136.637</text:p>
          </table:table-cell>
        </table:table-row>
        <table:table-row table:style-name="ro1">
          <table:table-cell office:value-type="float" office:value="17.0245" calcext:value-type="float">
            <text:p>17.0245</text:p>
          </table:table-cell>
          <table:table-cell office:value-type="float" office:value="239.474" calcext:value-type="float">
            <text:p>239.474</text:p>
          </table:table-cell>
          <table:table-cell office:value-type="float" office:value="17.0245" calcext:value-type="float">
            <text:p>17.0245</text:p>
          </table:table-cell>
          <table:table-cell office:value-type="float" office:value="139.739" calcext:value-type="float">
            <text:p>139.739</text:p>
          </table:table-cell>
        </table:table-row>
        <table:table-row table:style-name="ro1">
          <table:table-cell office:value-type="float" office:value="17.0543" calcext:value-type="float">
            <text:p>17.0543</text:p>
          </table:table-cell>
          <table:table-cell office:value-type="float" office:value="239.677" calcext:value-type="float">
            <text:p>239.677</text:p>
          </table:table-cell>
          <table:table-cell office:value-type="float" office:value="17.0543" calcext:value-type="float">
            <text:p>17.0543</text:p>
          </table:table-cell>
          <table:table-cell office:value-type="float" office:value="138.655" calcext:value-type="float">
            <text:p>138.655</text:p>
          </table:table-cell>
        </table:table-row>
        <table:table-row table:style-name="ro1">
          <table:table-cell office:value-type="float" office:value="17.0841" calcext:value-type="float">
            <text:p>17.0841</text:p>
          </table:table-cell>
          <table:table-cell office:value-type="float" office:value="241.293" calcext:value-type="float">
            <text:p>241.293</text:p>
          </table:table-cell>
          <table:table-cell office:value-type="float" office:value="17.0841" calcext:value-type="float">
            <text:p>17.0841</text:p>
          </table:table-cell>
          <table:table-cell office:value-type="float" office:value="140.946" calcext:value-type="float">
            <text:p>140.946</text:p>
          </table:table-cell>
        </table:table-row>
        <table:table-row table:style-name="ro1">
          <table:table-cell office:value-type="float" office:value="17.1139" calcext:value-type="float">
            <text:p>17.1139</text:p>
          </table:table-cell>
          <table:table-cell office:value-type="float" office:value="242.785" calcext:value-type="float">
            <text:p>242.785</text:p>
          </table:table-cell>
          <table:table-cell office:value-type="float" office:value="17.1139" calcext:value-type="float">
            <text:p>17.1139</text:p>
          </table:table-cell>
          <table:table-cell office:value-type="float" office:value="143.897" calcext:value-type="float">
            <text:p>143.897</text:p>
          </table:table-cell>
        </table:table-row>
        <table:table-row table:style-name="ro1">
          <table:table-cell office:value-type="float" office:value="17.1437" calcext:value-type="float">
            <text:p>17.1437</text:p>
          </table:table-cell>
          <table:table-cell office:value-type="float" office:value="244.359" calcext:value-type="float">
            <text:p>244.359</text:p>
          </table:table-cell>
          <table:table-cell office:value-type="float" office:value="17.1437" calcext:value-type="float">
            <text:p>17.1437</text:p>
          </table:table-cell>
          <table:table-cell office:value-type="float" office:value="144.581" calcext:value-type="float">
            <text:p>144.581</text:p>
          </table:table-cell>
        </table:table-row>
        <table:table-row table:style-name="ro1">
          <table:table-cell office:value-type="float" office:value="17.1735" calcext:value-type="float">
            <text:p>17.1735</text:p>
          </table:table-cell>
          <table:table-cell office:value-type="float" office:value="245.15" calcext:value-type="float">
            <text:p>245.15</text:p>
          </table:table-cell>
          <table:table-cell office:value-type="float" office:value="17.1735" calcext:value-type="float">
            <text:p>17.1735</text:p>
          </table:table-cell>
          <table:table-cell office:value-type="float" office:value="146.227" calcext:value-type="float">
            <text:p>146.227</text:p>
          </table:table-cell>
        </table:table-row>
        <table:table-row table:style-name="ro1">
          <table:table-cell office:value-type="float" office:value="17.2033" calcext:value-type="float">
            <text:p>17.2033</text:p>
          </table:table-cell>
          <table:table-cell office:value-type="float" office:value="245.936" calcext:value-type="float">
            <text:p>245.936</text:p>
          </table:table-cell>
          <table:table-cell office:value-type="float" office:value="17.2033" calcext:value-type="float">
            <text:p>17.2033</text:p>
          </table:table-cell>
          <table:table-cell office:value-type="float" office:value="146.343" calcext:value-type="float">
            <text:p>146.343</text:p>
          </table:table-cell>
        </table:table-row>
        <table:table-row table:style-name="ro1">
          <table:table-cell office:value-type="float" office:value="17.2331" calcext:value-type="float">
            <text:p>17.2331</text:p>
          </table:table-cell>
          <table:table-cell office:value-type="float" office:value="247.335" calcext:value-type="float">
            <text:p>247.335</text:p>
          </table:table-cell>
          <table:table-cell office:value-type="float" office:value="17.2331" calcext:value-type="float">
            <text:p>17.2331</text:p>
          </table:table-cell>
          <table:table-cell office:value-type="float" office:value="146.566" calcext:value-type="float">
            <text:p>146.566</text:p>
          </table:table-cell>
        </table:table-row>
        <table:table-row table:style-name="ro1">
          <table:table-cell office:value-type="float" office:value="17.2628" calcext:value-type="float">
            <text:p>17.2628</text:p>
          </table:table-cell>
          <table:table-cell office:value-type="float" office:value="245.884" calcext:value-type="float">
            <text:p>245.884</text:p>
          </table:table-cell>
          <table:table-cell office:value-type="float" office:value="17.2628" calcext:value-type="float">
            <text:p>17.2628</text:p>
          </table:table-cell>
          <table:table-cell office:value-type="float" office:value="147.958" calcext:value-type="float">
            <text:p>147.958</text:p>
          </table:table-cell>
        </table:table-row>
        <table:table-row table:style-name="ro1">
          <table:table-cell office:value-type="float" office:value="17.2926" calcext:value-type="float">
            <text:p>17.2926</text:p>
          </table:table-cell>
          <table:table-cell office:value-type="float" office:value="247.528" calcext:value-type="float">
            <text:p>247.528</text:p>
          </table:table-cell>
          <table:table-cell office:value-type="float" office:value="17.2926" calcext:value-type="float">
            <text:p>17.2926</text:p>
          </table:table-cell>
          <table:table-cell office:value-type="float" office:value="144.519" calcext:value-type="float">
            <text:p>144.519</text:p>
          </table:table-cell>
        </table:table-row>
        <table:table-row table:style-name="ro1">
          <table:table-cell office:value-type="float" office:value="17.3224" calcext:value-type="float">
            <text:p>17.3224</text:p>
          </table:table-cell>
          <table:table-cell office:value-type="float" office:value="243.56" calcext:value-type="float">
            <text:p>243.56</text:p>
          </table:table-cell>
          <table:table-cell office:value-type="float" office:value="17.3224" calcext:value-type="float">
            <text:p>17.3224</text:p>
          </table:table-cell>
          <table:table-cell office:value-type="float" office:value="142.637" calcext:value-type="float">
            <text:p>142.637</text:p>
          </table:table-cell>
        </table:table-row>
        <table:table-row table:style-name="ro1">
          <table:table-cell office:value-type="float" office:value="17.3522" calcext:value-type="float">
            <text:p>17.3522</text:p>
          </table:table-cell>
          <table:table-cell office:value-type="float" office:value="243.424" calcext:value-type="float">
            <text:p>243.424</text:p>
          </table:table-cell>
          <table:table-cell office:value-type="float" office:value="17.3522" calcext:value-type="float">
            <text:p>17.3522</text:p>
          </table:table-cell>
          <table:table-cell office:value-type="float" office:value="135.172" calcext:value-type="float">
            <text:p>135.172</text:p>
          </table:table-cell>
        </table:table-row>
        <table:table-row table:style-name="ro1">
          <table:table-cell office:value-type="float" office:value="17.382" calcext:value-type="float">
            <text:p>17.382</text:p>
          </table:table-cell>
          <table:table-cell office:value-type="float" office:value="242.69" calcext:value-type="float">
            <text:p>242.69</text:p>
          </table:table-cell>
          <table:table-cell office:value-type="float" office:value="17.382" calcext:value-type="float">
            <text:p>17.382</text:p>
          </table:table-cell>
          <table:table-cell office:value-type="float" office:value="131.831" calcext:value-type="float">
            <text:p>131.831</text:p>
          </table:table-cell>
        </table:table-row>
        <table:table-row table:style-name="ro1">
          <table:table-cell office:value-type="float" office:value="17.4118" calcext:value-type="float">
            <text:p>17.4118</text:p>
          </table:table-cell>
          <table:table-cell office:value-type="float" office:value="239.413" calcext:value-type="float">
            <text:p>239.413</text:p>
          </table:table-cell>
          <table:table-cell office:value-type="float" office:value="17.4118" calcext:value-type="float">
            <text:p>17.4118</text:p>
          </table:table-cell>
          <table:table-cell office:value-type="float" office:value="124.599" calcext:value-type="float">
            <text:p>124.599</text:p>
          </table:table-cell>
        </table:table-row>
        <table:table-row table:style-name="ro1">
          <table:table-cell office:value-type="float" office:value="17.4416" calcext:value-type="float">
            <text:p>17.4416</text:p>
          </table:table-cell>
          <table:table-cell office:value-type="float" office:value="234.293" calcext:value-type="float">
            <text:p>234.293</text:p>
          </table:table-cell>
          <table:table-cell office:value-type="float" office:value="17.4416" calcext:value-type="float">
            <text:p>17.4416</text:p>
          </table:table-cell>
          <table:table-cell office:value-type="float" office:value="116.564" calcext:value-type="float">
            <text:p>116.564</text:p>
          </table:table-cell>
        </table:table-row>
        <table:table-row table:style-name="ro1">
          <table:table-cell office:value-type="float" office:value="17.4714" calcext:value-type="float">
            <text:p>17.4714</text:p>
          </table:table-cell>
          <table:table-cell office:value-type="float" office:value="228.336" calcext:value-type="float">
            <text:p>228.336</text:p>
          </table:table-cell>
          <table:table-cell office:value-type="float" office:value="17.4714" calcext:value-type="float">
            <text:p>17.4714</text:p>
          </table:table-cell>
          <table:table-cell office:value-type="float" office:value="108.126" calcext:value-type="float">
            <text:p>108.126</text:p>
          </table:table-cell>
        </table:table-row>
        <table:table-row table:style-name="ro1">
          <table:table-cell office:value-type="float" office:value="17.5012" calcext:value-type="float">
            <text:p>17.5012</text:p>
          </table:table-cell>
          <table:table-cell office:value-type="float" office:value="221.992" calcext:value-type="float">
            <text:p>221.992</text:p>
          </table:table-cell>
          <table:table-cell office:value-type="float" office:value="17.5012" calcext:value-type="float">
            <text:p>17.5012</text:p>
          </table:table-cell>
          <table:table-cell office:value-type="float" office:value="99.2276" calcext:value-type="float">
            <text:p>99.2276</text:p>
          </table:table-cell>
        </table:table-row>
        <table:table-row table:style-name="ro1">
          <table:table-cell office:value-type="float" office:value="17.531" calcext:value-type="float">
            <text:p>17.531</text:p>
          </table:table-cell>
          <table:table-cell office:value-type="float" office:value="218.972" calcext:value-type="float">
            <text:p>218.972</text:p>
          </table:table-cell>
          <table:table-cell office:value-type="float" office:value="17.531" calcext:value-type="float">
            <text:p>17.531</text:p>
          </table:table-cell>
          <table:table-cell office:value-type="float" office:value="89.7097" calcext:value-type="float">
            <text:p>89.7097</text:p>
          </table:table-cell>
        </table:table-row>
        <table:table-row table:style-name="ro1">
          <table:table-cell office:value-type="float" office:value="17.5608" calcext:value-type="float">
            <text:p>17.5608</text:p>
          </table:table-cell>
          <table:table-cell office:value-type="float" office:value="212.062" calcext:value-type="float">
            <text:p>212.062</text:p>
          </table:table-cell>
          <table:table-cell office:value-type="float" office:value="17.5608" calcext:value-type="float">
            <text:p>17.5608</text:p>
          </table:table-cell>
          <table:table-cell office:value-type="float" office:value="82.8186" calcext:value-type="float">
            <text:p>82.8186</text:p>
          </table:table-cell>
        </table:table-row>
        <table:table-row table:style-name="ro1">
          <table:table-cell office:value-type="float" office:value="17.5906" calcext:value-type="float">
            <text:p>17.5906</text:p>
          </table:table-cell>
          <table:table-cell office:value-type="float" office:value="205.284" calcext:value-type="float">
            <text:p>205.284</text:p>
          </table:table-cell>
          <table:table-cell office:value-type="float" office:value="17.5906" calcext:value-type="float">
            <text:p>17.5906</text:p>
          </table:table-cell>
          <table:table-cell office:value-type="float" office:value="75.6904" calcext:value-type="float">
            <text:p>75.6904</text:p>
          </table:table-cell>
        </table:table-row>
        <table:table-row table:style-name="ro1">
          <table:table-cell office:value-type="float" office:value="17.6204" calcext:value-type="float">
            <text:p>17.6204</text:p>
          </table:table-cell>
          <table:table-cell office:value-type="float" office:value="197.48" calcext:value-type="float">
            <text:p>197.48</text:p>
          </table:table-cell>
          <table:table-cell office:value-type="float" office:value="17.6204" calcext:value-type="float">
            <text:p>17.6204</text:p>
          </table:table-cell>
          <table:table-cell office:value-type="float" office:value="68.8905" calcext:value-type="float">
            <text:p>68.8905</text:p>
          </table:table-cell>
        </table:table-row>
        <table:table-row table:style-name="ro1">
          <table:table-cell office:value-type="float" office:value="17.6502" calcext:value-type="float">
            <text:p>17.6502</text:p>
          </table:table-cell>
          <table:table-cell office:value-type="float" office:value="190.278" calcext:value-type="float">
            <text:p>190.278</text:p>
          </table:table-cell>
          <table:table-cell office:value-type="float" office:value="17.6502" calcext:value-type="float">
            <text:p>17.6502</text:p>
          </table:table-cell>
          <table:table-cell office:value-type="float" office:value="60.5256" calcext:value-type="float">
            <text:p>60.5256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183.608" calcext:value-type="float">
            <text:p>183.608</text:p>
          </table:table-cell>
          <table:table-cell office:value-type="float" office:value="17.68" calcext:value-type="float">
            <text:p>17.68</text:p>
          </table:table-cell>
          <table:table-cell office:value-type="float" office:value="54.5237" calcext:value-type="float">
            <text:p>54.5237</text:p>
          </table:table-cell>
        </table:table-row>
        <table:table-row table:style-name="ro1">
          <table:table-cell office:value-type="float" office:value="17.7098" calcext:value-type="float">
            <text:p>17.7098</text:p>
          </table:table-cell>
          <table:table-cell office:value-type="float" office:value="179.884" calcext:value-type="float">
            <text:p>179.884</text:p>
          </table:table-cell>
          <table:table-cell office:value-type="float" office:value="17.7098" calcext:value-type="float">
            <text:p>17.7098</text:p>
          </table:table-cell>
          <table:table-cell office:value-type="float" office:value="50.8603" calcext:value-type="float">
            <text:p>50.8603</text:p>
          </table:table-cell>
        </table:table-row>
        <table:table-row table:style-name="ro1">
          <table:table-cell office:value-type="float" office:value="17.7396" calcext:value-type="float">
            <text:p>17.7396</text:p>
          </table:table-cell>
          <table:table-cell office:value-type="float" office:value="174.641" calcext:value-type="float">
            <text:p>174.641</text:p>
          </table:table-cell>
          <table:table-cell office:value-type="float" office:value="17.7396" calcext:value-type="float">
            <text:p>17.7396</text:p>
          </table:table-cell>
          <table:table-cell office:value-type="float" office:value="45.9982" calcext:value-type="float">
            <text:p>45.9982</text:p>
          </table:table-cell>
        </table:table-row>
        <table:table-row table:style-name="ro1">
          <table:table-cell office:value-type="float" office:value="17.7693" calcext:value-type="float">
            <text:p>17.7693</text:p>
          </table:table-cell>
          <table:table-cell office:value-type="float" office:value="167.491" calcext:value-type="float">
            <text:p>167.491</text:p>
          </table:table-cell>
          <table:table-cell office:value-type="float" office:value="17.7693" calcext:value-type="float">
            <text:p>17.7693</text:p>
          </table:table-cell>
          <table:table-cell office:value-type="float" office:value="42.9165" calcext:value-type="float">
            <text:p>42.9165</text:p>
          </table:table-cell>
        </table:table-row>
        <table:table-row table:style-name="ro1">
          <table:table-cell office:value-type="float" office:value="17.7991" calcext:value-type="float">
            <text:p>17.7991</text:p>
          </table:table-cell>
          <table:table-cell office:value-type="float" office:value="163.227" calcext:value-type="float">
            <text:p>163.227</text:p>
          </table:table-cell>
          <table:table-cell office:value-type="float" office:value="17.7991" calcext:value-type="float">
            <text:p>17.7991</text:p>
          </table:table-cell>
          <table:table-cell office:value-type="float" office:value="38.8282" calcext:value-type="float">
            <text:p>38.8282</text:p>
          </table:table-cell>
        </table:table-row>
        <table:table-row table:style-name="ro1">
          <table:table-cell office:value-type="float" office:value="17.8289" calcext:value-type="float">
            <text:p>17.8289</text:p>
          </table:table-cell>
          <table:table-cell office:value-type="float" office:value="160.402" calcext:value-type="float">
            <text:p>160.402</text:p>
          </table:table-cell>
          <table:table-cell office:value-type="float" office:value="17.8289" calcext:value-type="float">
            <text:p>17.8289</text:p>
          </table:table-cell>
          <table:table-cell office:value-type="float" office:value="36.4599" calcext:value-type="float">
            <text:p>36.4599</text:p>
          </table:table-cell>
        </table:table-row>
        <table:table-row table:style-name="ro1">
          <table:table-cell office:value-type="float" office:value="17.8587" calcext:value-type="float">
            <text:p>17.8587</text:p>
          </table:table-cell>
          <table:table-cell office:value-type="float" office:value="155.12" calcext:value-type="float">
            <text:p>155.12</text:p>
          </table:table-cell>
          <table:table-cell office:value-type="float" office:value="17.8587" calcext:value-type="float">
            <text:p>17.8587</text:p>
          </table:table-cell>
          <table:table-cell office:value-type="float" office:value="36.1677" calcext:value-type="float">
            <text:p>36.1677</text:p>
          </table:table-cell>
        </table:table-row>
        <table:table-row table:style-name="ro1">
          <table:table-cell office:value-type="float" office:value="17.8885" calcext:value-type="float">
            <text:p>17.8885</text:p>
          </table:table-cell>
          <table:table-cell office:value-type="float" office:value="152.353" calcext:value-type="float">
            <text:p>152.353</text:p>
          </table:table-cell>
          <table:table-cell office:value-type="float" office:value="17.8885" calcext:value-type="float">
            <text:p>17.8885</text:p>
          </table:table-cell>
          <table:table-cell office:value-type="float" office:value="35.8345" calcext:value-type="float">
            <text:p>35.8345</text:p>
          </table:table-cell>
        </table:table-row>
        <table:table-row table:style-name="ro1">
          <table:table-cell office:value-type="float" office:value="17.9183" calcext:value-type="float">
            <text:p>17.9183</text:p>
          </table:table-cell>
          <table:table-cell office:value-type="float" office:value="146.381" calcext:value-type="float">
            <text:p>146.381</text:p>
          </table:table-cell>
          <table:table-cell office:value-type="float" office:value="17.9183" calcext:value-type="float">
            <text:p>17.9183</text:p>
          </table:table-cell>
          <table:table-cell office:value-type="float" office:value="33.9629" calcext:value-type="float">
            <text:p>33.9629</text:p>
          </table:table-cell>
        </table:table-row>
        <table:table-row table:style-name="ro1">
          <table:table-cell office:value-type="float" office:value="17.9481" calcext:value-type="float">
            <text:p>17.9481</text:p>
          </table:table-cell>
          <table:table-cell office:value-type="float" office:value="142.645" calcext:value-type="float">
            <text:p>142.645</text:p>
          </table:table-cell>
          <table:table-cell office:value-type="float" office:value="17.9481" calcext:value-type="float">
            <text:p>17.9481</text:p>
          </table:table-cell>
          <table:table-cell office:value-type="float" office:value="29.3647" calcext:value-type="float">
            <text:p>29.3647</text:p>
          </table:table-cell>
        </table:table-row>
        <table:table-row table:style-name="ro1">
          <table:table-cell office:value-type="float" office:value="17.9779" calcext:value-type="float">
            <text:p>17.9779</text:p>
          </table:table-cell>
          <table:table-cell office:value-type="float" office:value="139.128" calcext:value-type="float">
            <text:p>139.128</text:p>
          </table:table-cell>
          <table:table-cell office:value-type="float" office:value="17.9779" calcext:value-type="float">
            <text:p>17.9779</text:p>
          </table:table-cell>
          <table:table-cell office:value-type="float" office:value="29.8733" calcext:value-type="float">
            <text:p>29.8733</text:p>
          </table:table-cell>
        </table:table-row>
        <table:table-row table:style-name="ro1">
          <table:table-cell office:value-type="float" office:value="18.0077" calcext:value-type="float">
            <text:p>18.0077</text:p>
          </table:table-cell>
          <table:table-cell office:value-type="float" office:value="135.27" calcext:value-type="float">
            <text:p>135.27</text:p>
          </table:table-cell>
          <table:table-cell office:value-type="float" office:value="18.0077" calcext:value-type="float">
            <text:p>18.0077</text:p>
          </table:table-cell>
          <table:table-cell office:value-type="float" office:value="30.3943" calcext:value-type="float">
            <text:p>30.3943</text:p>
          </table:table-cell>
        </table:table-row>
      </table:table>
      <table:table table:name="Sheet7" table:style-name="ta1">
        <table:shapes>
          <draw:frame draw:z-index="0" draw:style-name="gr1" draw:text-style-name="P1" svg:width="210.9mm" svg:height="132.81mm" svg:x="201.55mm" svg:y="1.06mm">
            <loext:p draw:notify-on-update-of-ranges="Sheet7.A1:Sheet7.A116 Sheet7.B1:Sheet7.B116 Sheet7.A1:Sheet7.A116 Sheet7.D1:Sheet7.D11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4.3427" calcext:value-type="float">
            <text:p>14.3427</text:p>
          </table:table-cell>
          <table:table-cell office:value-type="float" office:value="16" calcext:value-type="float">
            <text:p>16</text:p>
          </table:table-cell>
          <table:table-cell office:value-type="float" office:value="14.3431" calcext:value-type="float">
            <text:p>14.3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25" calcext:value-type="float">
            <text:p>14.3725</text:p>
          </table:table-cell>
          <table:table-cell office:value-type="float" office:value="24.8889" calcext:value-type="float">
            <text:p>24.8889</text:p>
          </table:table-cell>
          <table:table-cell office:value-type="float" office:value="14.3729" calcext:value-type="float">
            <text:p>14.3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22" calcext:value-type="float">
            <text:p>14.4022</text:p>
          </table:table-cell>
          <table:table-cell office:value-type="float" office:value="29" calcext:value-type="float">
            <text:p>29</text:p>
          </table:table-cell>
          <table:table-cell office:value-type="float" office:value="14.4027" calcext:value-type="float">
            <text:p>14.4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2" calcext:value-type="float">
            <text:p>14.432</text:p>
          </table:table-cell>
          <table:table-cell office:value-type="float" office:value="41.9048" calcext:value-type="float">
            <text:p>41.9048</text:p>
          </table:table-cell>
          <table:table-cell office:value-type="float" office:value="14.4325" calcext:value-type="float">
            <text:p>14.4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18" calcext:value-type="float">
            <text:p>14.4618</text:p>
          </table:table-cell>
          <table:table-cell office:value-type="float" office:value="45.5758" calcext:value-type="float">
            <text:p>45.5758</text:p>
          </table:table-cell>
          <table:table-cell office:value-type="float" office:value="14.4622" calcext:value-type="float">
            <text:p>14.4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15" calcext:value-type="float">
            <text:p>14.4915</text:p>
          </table:table-cell>
          <table:table-cell office:value-type="float" office:value="49.92" calcext:value-type="float">
            <text:p>49.92</text:p>
          </table:table-cell>
          <table:table-cell office:value-type="float" office:value="14.492" calcext:value-type="float">
            <text:p>14.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13" calcext:value-type="float">
            <text:p>14.5213</text:p>
          </table:table-cell>
          <table:table-cell office:value-type="float" office:value="48.1416" calcext:value-type="float">
            <text:p>48.1416</text:p>
          </table:table-cell>
          <table:table-cell office:value-type="float" office:value="14.5218" calcext:value-type="float">
            <text:p>14.5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11" calcext:value-type="float">
            <text:p>14.5511</text:p>
          </table:table-cell>
          <table:table-cell office:value-type="float" office:value="59.9604" calcext:value-type="float">
            <text:p>59.9604</text:p>
          </table:table-cell>
          <table:table-cell office:value-type="float" office:value="14.5516" calcext:value-type="float">
            <text:p>14.5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8" calcext:value-type="float">
            <text:p>14.5808</text:p>
          </table:table-cell>
          <table:table-cell office:value-type="float" office:value="74.2982" calcext:value-type="float">
            <text:p>74.2982</text:p>
          </table:table-cell>
          <table:table-cell office:value-type="float" office:value="14.5813" calcext:value-type="float">
            <text:p>14.5813</text:p>
          </table:table-cell>
          <table:table-cell office:value-type="float" office:value="1.58389" calcext:value-type="float">
            <text:p>1.58389</text:p>
          </table:table-cell>
        </table:table-row>
        <table:table-row table:style-name="ro1">
          <table:table-cell office:value-type="float" office:value="14.6106" calcext:value-type="float">
            <text:p>14.6106</text:p>
          </table:table-cell>
          <table:table-cell office:value-type="float" office:value="90.2097" calcext:value-type="float">
            <text:p>90.2097</text:p>
          </table:table-cell>
          <table:table-cell office:value-type="float" office:value="14.6111" calcext:value-type="float">
            <text:p>14.6111</text:p>
          </table:table-cell>
          <table:table-cell office:value-type="float" office:value="4.70204" calcext:value-type="float">
            <text:p>4.70204</text:p>
          </table:table-cell>
        </table:table-row>
        <table:table-row table:style-name="ro1">
          <table:table-cell office:value-type="float" office:value="14.6404" calcext:value-type="float">
            <text:p>14.6404</text:p>
          </table:table-cell>
          <table:table-cell office:value-type="float" office:value="103.832" calcext:value-type="float">
            <text:p>103.832</text:p>
          </table:table-cell>
          <table:table-cell office:value-type="float" office:value="14.6409" calcext:value-type="float">
            <text:p>14.6409</text:p>
          </table:table-cell>
          <table:table-cell office:value-type="float" office:value="8.12641" calcext:value-type="float">
            <text:p>8.12641</text:p>
          </table:table-cell>
        </table:table-row>
        <table:table-row table:style-name="ro1">
          <table:table-cell office:value-type="float" office:value="14.6701" calcext:value-type="float">
            <text:p>14.6701</text:p>
          </table:table-cell>
          <table:table-cell office:value-type="float" office:value="116.642" calcext:value-type="float">
            <text:p>116.642</text:p>
          </table:table-cell>
          <table:table-cell office:value-type="float" office:value="14.6707" calcext:value-type="float">
            <text:p>14.6707</text:p>
          </table:table-cell>
          <table:table-cell office:value-type="float" office:value="11.4196" calcext:value-type="float">
            <text:p>11.4196</text:p>
          </table:table-cell>
        </table:table-row>
        <table:table-row table:style-name="ro1">
          <table:table-cell office:value-type="float" office:value="14.6999" calcext:value-type="float">
            <text:p>14.6999</text:p>
          </table:table-cell>
          <table:table-cell office:value-type="float" office:value="131.336" calcext:value-type="float">
            <text:p>131.336</text:p>
          </table:table-cell>
          <table:table-cell office:value-type="float" office:value="14.7004" calcext:value-type="float">
            <text:p>14.7004</text:p>
          </table:table-cell>
          <table:table-cell office:value-type="float" office:value="18.048" calcext:value-type="float">
            <text:p>18.048</text:p>
          </table:table-cell>
        </table:table-row>
        <table:table-row table:style-name="ro1">
          <table:table-cell office:value-type="float" office:value="14.7297" calcext:value-type="float">
            <text:p>14.7297</text:p>
          </table:table-cell>
          <table:table-cell office:value-type="float" office:value="149.558" calcext:value-type="float">
            <text:p>149.558</text:p>
          </table:table-cell>
          <table:table-cell office:value-type="float" office:value="14.7302" calcext:value-type="float">
            <text:p>14.7302</text:p>
          </table:table-cell>
          <table:table-cell office:value-type="float" office:value="29.287" calcext:value-type="float">
            <text:p>29.287</text:p>
          </table:table-cell>
        </table:table-row>
        <table:table-row table:style-name="ro1">
          <table:table-cell office:value-type="float" office:value="14.7594" calcext:value-type="float">
            <text:p>14.7594</text:p>
          </table:table-cell>
          <table:table-cell office:value-type="float" office:value="163.304" calcext:value-type="float">
            <text:p>163.304</text:p>
          </table:table-cell>
          <table:table-cell office:value-type="float" office:value="14.76" calcext:value-type="float">
            <text:p>14.76</text:p>
          </table:table-cell>
          <table:table-cell office:value-type="float" office:value="38.5657" calcext:value-type="float">
            <text:p>38.5657</text:p>
          </table:table-cell>
        </table:table-row>
        <table:table-row table:style-name="ro1">
          <table:table-cell office:value-type="float" office:value="14.7892" calcext:value-type="float">
            <text:p>14.7892</text:p>
          </table:table-cell>
          <table:table-cell office:value-type="float" office:value="177.93" calcext:value-type="float">
            <text:p>177.93</text:p>
          </table:table-cell>
          <table:table-cell office:value-type="float" office:value="14.7898" calcext:value-type="float">
            <text:p>14.7898</text:p>
          </table:table-cell>
          <table:table-cell office:value-type="float" office:value="51.7778" calcext:value-type="float">
            <text:p>51.7778</text:p>
          </table:table-cell>
        </table:table-row>
        <table:table-row table:style-name="ro1">
          <table:table-cell office:value-type="float" office:value="14.819" calcext:value-type="float">
            <text:p>14.819</text:p>
          </table:table-cell>
          <table:table-cell office:value-type="float" office:value="192.074" calcext:value-type="float">
            <text:p>192.074</text:p>
          </table:table-cell>
          <table:table-cell office:value-type="float" office:value="14.8195" calcext:value-type="float">
            <text:p>14.8195</text:p>
          </table:table-cell>
          <table:table-cell office:value-type="float" office:value="67.4132" calcext:value-type="float">
            <text:p>67.4132</text:p>
          </table:table-cell>
        </table:table-row>
        <table:table-row table:style-name="ro1">
          <table:table-cell office:value-type="float" office:value="14.8487" calcext:value-type="float">
            <text:p>14.8487</text:p>
          </table:table-cell>
          <table:table-cell office:value-type="float" office:value="205.151" calcext:value-type="float">
            <text:p>205.151</text:p>
          </table:table-cell>
          <table:table-cell office:value-type="float" office:value="14.8493" calcext:value-type="float">
            <text:p>14.8493</text:p>
          </table:table-cell>
          <table:table-cell office:value-type="float" office:value="79.1539" calcext:value-type="float">
            <text:p>79.1539</text:p>
          </table:table-cell>
        </table:table-row>
        <table:table-row table:style-name="ro1">
          <table:table-cell office:value-type="float" office:value="14.8785" calcext:value-type="float">
            <text:p>14.8785</text:p>
          </table:table-cell>
          <table:table-cell office:value-type="float" office:value="221.212" calcext:value-type="float">
            <text:p>221.212</text:p>
          </table:table-cell>
          <table:table-cell office:value-type="float" office:value="14.8791" calcext:value-type="float">
            <text:p>14.8791</text:p>
          </table:table-cell>
          <table:table-cell office:value-type="float" office:value="95.5232" calcext:value-type="float">
            <text:p>95.5232</text:p>
          </table:table-cell>
        </table:table-row>
        <table:table-row table:style-name="ro1">
          <table:table-cell office:value-type="float" office:value="14.9083" calcext:value-type="float">
            <text:p>14.9083</text:p>
          </table:table-cell>
          <table:table-cell office:value-type="float" office:value="235.28" calcext:value-type="float">
            <text:p>235.28</text:p>
          </table:table-cell>
          <table:table-cell office:value-type="float" office:value="14.9089" calcext:value-type="float">
            <text:p>14.9089</text:p>
          </table:table-cell>
          <table:table-cell office:value-type="float" office:value="109.725" calcext:value-type="float">
            <text:p>109.725</text:p>
          </table:table-cell>
        </table:table-row>
        <table:table-row table:style-name="ro1">
          <table:table-cell office:value-type="float" office:value="14.938" calcext:value-type="float">
            <text:p>14.938</text:p>
          </table:table-cell>
          <table:table-cell office:value-type="float" office:value="250.031" calcext:value-type="float">
            <text:p>250.031</text:p>
          </table:table-cell>
          <table:table-cell office:value-type="float" office:value="14.9386" calcext:value-type="float">
            <text:p>14.9386</text:p>
          </table:table-cell>
          <table:table-cell office:value-type="float" office:value="123.357" calcext:value-type="float">
            <text:p>123.357</text:p>
          </table:table-cell>
        </table:table-row>
        <table:table-row table:style-name="ro1">
          <table:table-cell office:value-type="float" office:value="14.9678" calcext:value-type="float">
            <text:p>14.9678</text:p>
          </table:table-cell>
          <table:table-cell office:value-type="float" office:value="264.932" calcext:value-type="float">
            <text:p>264.932</text:p>
          </table:table-cell>
          <table:table-cell office:value-type="float" office:value="14.9684" calcext:value-type="float">
            <text:p>14.9684</text:p>
          </table:table-cell>
          <table:table-cell office:value-type="float" office:value="138.044" calcext:value-type="float">
            <text:p>138.044</text:p>
          </table:table-cell>
        </table:table-row>
        <table:table-row table:style-name="ro1">
          <table:table-cell office:value-type="float" office:value="14.9976" calcext:value-type="float">
            <text:p>14.9976</text:p>
          </table:table-cell>
          <table:table-cell office:value-type="float" office:value="276.843" calcext:value-type="float">
            <text:p>276.843</text:p>
          </table:table-cell>
          <table:table-cell office:value-type="float" office:value="14.9982" calcext:value-type="float">
            <text:p>14.9982</text:p>
          </table:table-cell>
          <table:table-cell office:value-type="float" office:value="151.887" calcext:value-type="float">
            <text:p>151.887</text:p>
          </table:table-cell>
        </table:table-row>
        <table:table-row table:style-name="ro1">
          <table:table-cell office:value-type="float" office:value="15.0273" calcext:value-type="float">
            <text:p>15.0273</text:p>
          </table:table-cell>
          <table:table-cell office:value-type="float" office:value="289.626" calcext:value-type="float">
            <text:p>289.626</text:p>
          </table:table-cell>
          <table:table-cell office:value-type="float" office:value="15.028" calcext:value-type="float">
            <text:p>15.028</text:p>
          </table:table-cell>
          <table:table-cell office:value-type="float" office:value="163.958" calcext:value-type="float">
            <text:p>163.958</text:p>
          </table:table-cell>
        </table:table-row>
        <table:table-row table:style-name="ro1">
          <table:table-cell office:value-type="float" office:value="15.0571" calcext:value-type="float">
            <text:p>15.0571</text:p>
          </table:table-cell>
          <table:table-cell office:value-type="float" office:value="299.452" calcext:value-type="float">
            <text:p>299.452</text:p>
          </table:table-cell>
          <table:table-cell office:value-type="float" office:value="15.0577" calcext:value-type="float">
            <text:p>15.0577</text:p>
          </table:table-cell>
          <table:table-cell office:value-type="float" office:value="174.622" calcext:value-type="float">
            <text:p>174.622</text:p>
          </table:table-cell>
        </table:table-row>
        <table:table-row table:style-name="ro1">
          <table:table-cell office:value-type="float" office:value="15.0869" calcext:value-type="float">
            <text:p>15.0869</text:p>
          </table:table-cell>
          <table:table-cell office:value-type="float" office:value="302.735" calcext:value-type="float">
            <text:p>302.735</text:p>
          </table:table-cell>
          <table:table-cell office:value-type="float" office:value="15.0875" calcext:value-type="float">
            <text:p>15.0875</text:p>
          </table:table-cell>
          <table:table-cell office:value-type="float" office:value="175.587" calcext:value-type="float">
            <text:p>175.587</text:p>
          </table:table-cell>
        </table:table-row>
        <table:table-row table:style-name="ro1">
          <table:table-cell office:value-type="float" office:value="15.1166" calcext:value-type="float">
            <text:p>15.1166</text:p>
          </table:table-cell>
          <table:table-cell office:value-type="float" office:value="306.001" calcext:value-type="float">
            <text:p>306.001</text:p>
          </table:table-cell>
          <table:table-cell office:value-type="float" office:value="15.1173" calcext:value-type="float">
            <text:p>15.1173</text:p>
          </table:table-cell>
          <table:table-cell office:value-type="float" office:value="179.468" calcext:value-type="float">
            <text:p>179.468</text:p>
          </table:table-cell>
        </table:table-row>
        <table:table-row table:style-name="ro1">
          <table:table-cell office:value-type="float" office:value="15.1464" calcext:value-type="float">
            <text:p>15.1464</text:p>
          </table:table-cell>
          <table:table-cell office:value-type="float" office:value="309.14" calcext:value-type="float">
            <text:p>309.14</text:p>
          </table:table-cell>
          <table:table-cell office:value-type="float" office:value="15.1471" calcext:value-type="float">
            <text:p>15.1471</text:p>
          </table:table-cell>
          <table:table-cell office:value-type="float" office:value="180.58" calcext:value-type="float">
            <text:p>180.58</text:p>
          </table:table-cell>
        </table:table-row>
        <table:table-row table:style-name="ro1">
          <table:table-cell office:value-type="float" office:value="15.1762" calcext:value-type="float">
            <text:p>15.1762</text:p>
          </table:table-cell>
          <table:table-cell office:value-type="float" office:value="299.262" calcext:value-type="float">
            <text:p>299.262</text:p>
          </table:table-cell>
          <table:table-cell office:value-type="float" office:value="15.1768" calcext:value-type="float">
            <text:p>15.1768</text:p>
          </table:table-cell>
          <table:table-cell office:value-type="float" office:value="171.998" calcext:value-type="float">
            <text:p>171.998</text:p>
          </table:table-cell>
        </table:table-row>
        <table:table-row table:style-name="ro1">
          <table:table-cell office:value-type="float" office:value="15.2059" calcext:value-type="float">
            <text:p>15.2059</text:p>
          </table:table-cell>
          <table:table-cell office:value-type="float" office:value="300.695" calcext:value-type="float">
            <text:p>300.695</text:p>
          </table:table-cell>
          <table:table-cell office:value-type="float" office:value="15.2066" calcext:value-type="float">
            <text:p>15.2066</text:p>
          </table:table-cell>
          <table:table-cell office:value-type="float" office:value="171.822" calcext:value-type="float">
            <text:p>171.822</text:p>
          </table:table-cell>
        </table:table-row>
        <table:table-row table:style-name="ro1">
          <table:table-cell office:value-type="float" office:value="15.2357" calcext:value-type="float">
            <text:p>15.2357</text:p>
          </table:table-cell>
          <table:table-cell office:value-type="float" office:value="299.07" calcext:value-type="float">
            <text:p>299.07</text:p>
          </table:table-cell>
          <table:table-cell office:value-type="float" office:value="15.2364" calcext:value-type="float">
            <text:p>15.2364</text:p>
          </table:table-cell>
          <table:table-cell office:value-type="float" office:value="169.687" calcext:value-type="float">
            <text:p>169.687</text:p>
          </table:table-cell>
        </table:table-row>
        <table:table-row table:style-name="ro1">
          <table:table-cell office:value-type="float" office:value="15.2655" calcext:value-type="float">
            <text:p>15.2655</text:p>
          </table:table-cell>
          <table:table-cell office:value-type="float" office:value="291.572" calcext:value-type="float">
            <text:p>291.572</text:p>
          </table:table-cell>
          <table:table-cell office:value-type="float" office:value="15.2662" calcext:value-type="float">
            <text:p>15.2662</text:p>
          </table:table-cell>
          <table:table-cell office:value-type="float" office:value="161.438" calcext:value-type="float">
            <text:p>161.438</text:p>
          </table:table-cell>
        </table:table-row>
        <table:table-row table:style-name="ro1">
          <table:table-cell office:value-type="float" office:value="15.2952" calcext:value-type="float">
            <text:p>15.2952</text:p>
          </table:table-cell>
          <table:table-cell office:value-type="float" office:value="285.034" calcext:value-type="float">
            <text:p>285.034</text:p>
          </table:table-cell>
          <table:table-cell office:value-type="float" office:value="15.2959" calcext:value-type="float">
            <text:p>15.2959</text:p>
          </table:table-cell>
          <table:table-cell office:value-type="float" office:value="155.683" calcext:value-type="float">
            <text:p>155.683</text:p>
          </table:table-cell>
        </table:table-row>
        <table:table-row table:style-name="ro1">
          <table:table-cell office:value-type="float" office:value="15.325" calcext:value-type="float">
            <text:p>15.325</text:p>
          </table:table-cell>
          <table:table-cell office:value-type="float" office:value="277.626" calcext:value-type="float">
            <text:p>277.626</text:p>
          </table:table-cell>
          <table:table-cell office:value-type="float" office:value="15.3257" calcext:value-type="float">
            <text:p>15.3257</text:p>
          </table:table-cell>
          <table:table-cell office:value-type="float" office:value="146.863" calcext:value-type="float">
            <text:p>146.863</text:p>
          </table:table-cell>
        </table:table-row>
        <table:table-row table:style-name="ro1">
          <table:table-cell office:value-type="float" office:value="15.3548" calcext:value-type="float">
            <text:p>15.3548</text:p>
          </table:table-cell>
          <table:table-cell office:value-type="float" office:value="276.159" calcext:value-type="float">
            <text:p>276.159</text:p>
          </table:table-cell>
          <table:table-cell office:value-type="float" office:value="15.3555" calcext:value-type="float">
            <text:p>15.3555</text:p>
          </table:table-cell>
          <table:table-cell office:value-type="float" office:value="144.883" calcext:value-type="float">
            <text:p>144.883</text:p>
          </table:table-cell>
        </table:table-row>
        <table:table-row table:style-name="ro1">
          <table:table-cell office:value-type="float" office:value="15.3845" calcext:value-type="float">
            <text:p>15.3845</text:p>
          </table:table-cell>
          <table:table-cell office:value-type="float" office:value="276.503" calcext:value-type="float">
            <text:p>276.503</text:p>
          </table:table-cell>
          <table:table-cell office:value-type="float" office:value="15.3853" calcext:value-type="float">
            <text:p>15.3853</text:p>
          </table:table-cell>
          <table:table-cell office:value-type="float" office:value="142.776" calcext:value-type="float">
            <text:p>142.776</text:p>
          </table:table-cell>
        </table:table-row>
        <table:table-row table:style-name="ro1">
          <table:table-cell office:value-type="float" office:value="15.4143" calcext:value-type="float">
            <text:p>15.4143</text:p>
          </table:table-cell>
          <table:table-cell office:value-type="float" office:value="270.379" calcext:value-type="float">
            <text:p>270.379</text:p>
          </table:table-cell>
          <table:table-cell office:value-type="float" office:value="15.415" calcext:value-type="float">
            <text:p>15.415</text:p>
          </table:table-cell>
          <table:table-cell office:value-type="float" office:value="135.139" calcext:value-type="float">
            <text:p>135.139</text:p>
          </table:table-cell>
        </table:table-row>
        <table:table-row table:style-name="ro1">
          <table:table-cell office:value-type="float" office:value="15.4441" calcext:value-type="float">
            <text:p>15.4441</text:p>
          </table:table-cell>
          <table:table-cell office:value-type="float" office:value="269.629" calcext:value-type="float">
            <text:p>269.629</text:p>
          </table:table-cell>
          <table:table-cell office:value-type="float" office:value="15.4448" calcext:value-type="float">
            <text:p>15.4448</text:p>
          </table:table-cell>
          <table:table-cell office:value-type="float" office:value="135.604" calcext:value-type="float">
            <text:p>135.604</text:p>
          </table:table-cell>
        </table:table-row>
        <table:table-row table:style-name="ro1">
          <table:table-cell office:value-type="float" office:value="15.4738" calcext:value-type="float">
            <text:p>15.4738</text:p>
          </table:table-cell>
          <table:table-cell office:value-type="float" office:value="267.506" calcext:value-type="float">
            <text:p>267.506</text:p>
          </table:table-cell>
          <table:table-cell office:value-type="float" office:value="15.4746" calcext:value-type="float">
            <text:p>15.4746</text:p>
          </table:table-cell>
          <table:table-cell office:value-type="float" office:value="133.559" calcext:value-type="float">
            <text:p>133.559</text:p>
          </table:table-cell>
        </table:table-row>
        <table:table-row table:style-name="ro1">
          <table:table-cell office:value-type="float" office:value="15.5036" calcext:value-type="float">
            <text:p>15.5036</text:p>
          </table:table-cell>
          <table:table-cell office:value-type="float" office:value="267.34" calcext:value-type="float">
            <text:p>267.34</text:p>
          </table:table-cell>
          <table:table-cell office:value-type="float" office:value="15.5044" calcext:value-type="float">
            <text:p>15.5044</text:p>
          </table:table-cell>
          <table:table-cell office:value-type="float" office:value="133.884" calcext:value-type="float">
            <text:p>133.884</text:p>
          </table:table-cell>
        </table:table-row>
        <table:table-row table:style-name="ro1">
          <table:table-cell office:value-type="float" office:value="15.5334" calcext:value-type="float">
            <text:p>15.5334</text:p>
          </table:table-cell>
          <table:table-cell office:value-type="float" office:value="268.915" calcext:value-type="float">
            <text:p>268.915</text:p>
          </table:table-cell>
          <table:table-cell office:value-type="float" office:value="15.5341" calcext:value-type="float">
            <text:p>15.5341</text:p>
          </table:table-cell>
          <table:table-cell office:value-type="float" office:value="135.111" calcext:value-type="float">
            <text:p>135.111</text:p>
          </table:table-cell>
        </table:table-row>
        <table:table-row table:style-name="ro1">
          <table:table-cell office:value-type="float" office:value="15.5631" calcext:value-type="float">
            <text:p>15.5631</text:p>
          </table:table-cell>
          <table:table-cell office:value-type="float" office:value="270.535" calcext:value-type="float">
            <text:p>270.535</text:p>
          </table:table-cell>
          <table:table-cell office:value-type="float" office:value="15.5639" calcext:value-type="float">
            <text:p>15.5639</text:p>
          </table:table-cell>
          <table:table-cell office:value-type="float" office:value="134.264" calcext:value-type="float">
            <text:p>134.264</text:p>
          </table:table-cell>
        </table:table-row>
        <table:table-row table:style-name="ro1">
          <table:table-cell office:value-type="float" office:value="15.5929" calcext:value-type="float">
            <text:p>15.5929</text:p>
          </table:table-cell>
          <table:table-cell office:value-type="float" office:value="270.405" calcext:value-type="float">
            <text:p>270.405</text:p>
          </table:table-cell>
          <table:table-cell office:value-type="float" office:value="15.5937" calcext:value-type="float">
            <text:p>15.5937</text:p>
          </table:table-cell>
          <table:table-cell office:value-type="float" office:value="135.775" calcext:value-type="float">
            <text:p>135.775</text:p>
          </table:table-cell>
        </table:table-row>
        <table:table-row table:style-name="ro1">
          <table:table-cell office:value-type="float" office:value="15.6227" calcext:value-type="float">
            <text:p>15.6227</text:p>
          </table:table-cell>
          <table:table-cell office:value-type="float" office:value="269.659" calcext:value-type="float">
            <text:p>269.659</text:p>
          </table:table-cell>
          <table:table-cell office:value-type="float" office:value="15.6234" calcext:value-type="float">
            <text:p>15.6234</text:p>
          </table:table-cell>
          <table:table-cell office:value-type="float" office:value="134.482" calcext:value-type="float">
            <text:p>134.482</text:p>
          </table:table-cell>
        </table:table-row>
        <table:table-row table:style-name="ro1">
          <table:table-cell office:value-type="float" office:value="15.6524" calcext:value-type="float">
            <text:p>15.6524</text:p>
          </table:table-cell>
          <table:table-cell office:value-type="float" office:value="274.366" calcext:value-type="float">
            <text:p>274.366</text:p>
          </table:table-cell>
          <table:table-cell office:value-type="float" office:value="15.6532" calcext:value-type="float">
            <text:p>15.6532</text:p>
          </table:table-cell>
          <table:table-cell office:value-type="float" office:value="141.531" calcext:value-type="float">
            <text:p>141.531</text:p>
          </table:table-cell>
        </table:table-row>
        <table:table-row table:style-name="ro1">
          <table:table-cell office:value-type="float" office:value="15.6822" calcext:value-type="float">
            <text:p>15.6822</text:p>
          </table:table-cell>
          <table:table-cell office:value-type="float" office:value="278.552" calcext:value-type="float">
            <text:p>278.552</text:p>
          </table:table-cell>
          <table:table-cell office:value-type="float" office:value="15.683" calcext:value-type="float">
            <text:p>15.683</text:p>
          </table:table-cell>
          <table:table-cell office:value-type="float" office:value="147.165" calcext:value-type="float">
            <text:p>147.165</text:p>
          </table:table-cell>
        </table:table-row>
        <table:table-row table:style-name="ro1">
          <table:table-cell office:value-type="float" office:value="15.712" calcext:value-type="float">
            <text:p>15.712</text:p>
          </table:table-cell>
          <table:table-cell office:value-type="float" office:value="280.98" calcext:value-type="float">
            <text:p>280.98</text:p>
          </table:table-cell>
          <table:table-cell office:value-type="float" office:value="15.7128" calcext:value-type="float">
            <text:p>15.7128</text:p>
          </table:table-cell>
          <table:table-cell office:value-type="float" office:value="148.125" calcext:value-type="float">
            <text:p>148.125</text:p>
          </table:table-cell>
        </table:table-row>
        <table:table-row table:style-name="ro1">
          <table:table-cell office:value-type="float" office:value="15.7417" calcext:value-type="float">
            <text:p>15.7417</text:p>
          </table:table-cell>
          <table:table-cell office:value-type="float" office:value="277.239" calcext:value-type="float">
            <text:p>277.239</text:p>
          </table:table-cell>
          <table:table-cell office:value-type="float" office:value="15.7425" calcext:value-type="float">
            <text:p>15.7425</text:p>
          </table:table-cell>
          <table:table-cell office:value-type="float" office:value="146.746" calcext:value-type="float">
            <text:p>146.746</text:p>
          </table:table-cell>
        </table:table-row>
        <table:table-row table:style-name="ro1">
          <table:table-cell office:value-type="float" office:value="15.7715" calcext:value-type="float">
            <text:p>15.7715</text:p>
          </table:table-cell>
          <table:table-cell office:value-type="float" office:value="282.41" calcext:value-type="float">
            <text:p>282.41</text:p>
          </table:table-cell>
          <table:table-cell office:value-type="float" office:value="15.7723" calcext:value-type="float">
            <text:p>15.7723</text:p>
          </table:table-cell>
          <table:table-cell office:value-type="float" office:value="150.058" calcext:value-type="float">
            <text:p>150.058</text:p>
          </table:table-cell>
        </table:table-row>
        <table:table-row table:style-name="ro1">
          <table:table-cell office:value-type="float" office:value="15.8013" calcext:value-type="float">
            <text:p>15.8013</text:p>
          </table:table-cell>
          <table:table-cell office:value-type="float" office:value="281.177" calcext:value-type="float">
            <text:p>281.177</text:p>
          </table:table-cell>
          <table:table-cell office:value-type="float" office:value="15.8021" calcext:value-type="float">
            <text:p>15.8021</text:p>
          </table:table-cell>
          <table:table-cell office:value-type="float" office:value="149.036" calcext:value-type="float">
            <text:p>149.036</text:p>
          </table:table-cell>
        </table:table-row>
        <table:table-row table:style-name="ro1">
          <table:table-cell office:value-type="float" office:value="15.831" calcext:value-type="float">
            <text:p>15.831</text:p>
          </table:table-cell>
          <table:table-cell office:value-type="float" office:value="278.829" calcext:value-type="float">
            <text:p>278.829</text:p>
          </table:table-cell>
          <table:table-cell office:value-type="float" office:value="15.8319" calcext:value-type="float">
            <text:p>15.8319</text:p>
          </table:table-cell>
          <table:table-cell office:value-type="float" office:value="147.182" calcext:value-type="float">
            <text:p>147.182</text:p>
          </table:table-cell>
        </table:table-row>
        <table:table-row table:style-name="ro1">
          <table:table-cell office:value-type="float" office:value="15.8608" calcext:value-type="float">
            <text:p>15.8608</text:p>
          </table:table-cell>
          <table:table-cell office:value-type="float" office:value="277.903" calcext:value-type="float">
            <text:p>277.903</text:p>
          </table:table-cell>
          <table:table-cell office:value-type="float" office:value="15.8616" calcext:value-type="float">
            <text:p>15.8616</text:p>
          </table:table-cell>
          <table:table-cell office:value-type="float" office:value="144.132" calcext:value-type="float">
            <text:p>144.132</text:p>
          </table:table-cell>
        </table:table-row>
        <table:table-row table:style-name="ro1">
          <table:table-cell office:value-type="float" office:value="15.8906" calcext:value-type="float">
            <text:p>15.8906</text:p>
          </table:table-cell>
          <table:table-cell office:value-type="float" office:value="281.963" calcext:value-type="float">
            <text:p>281.963</text:p>
          </table:table-cell>
          <table:table-cell office:value-type="float" office:value="15.8914" calcext:value-type="float">
            <text:p>15.8914</text:p>
          </table:table-cell>
          <table:table-cell office:value-type="float" office:value="147.004" calcext:value-type="float">
            <text:p>147.004</text:p>
          </table:table-cell>
        </table:table-row>
        <table:table-row table:style-name="ro1">
          <table:table-cell office:value-type="float" office:value="15.9203" calcext:value-type="float">
            <text:p>15.9203</text:p>
          </table:table-cell>
          <table:table-cell office:value-type="float" office:value="283.67" calcext:value-type="float">
            <text:p>283.67</text:p>
          </table:table-cell>
          <table:table-cell office:value-type="float" office:value="15.9212" calcext:value-type="float">
            <text:p>15.9212</text:p>
          </table:table-cell>
          <table:table-cell office:value-type="float" office:value="149.677" calcext:value-type="float">
            <text:p>149.677</text:p>
          </table:table-cell>
        </table:table-row>
        <table:table-row table:style-name="ro1">
          <table:table-cell office:value-type="float" office:value="15.9501" calcext:value-type="float">
            <text:p>15.9501</text:p>
          </table:table-cell>
          <table:table-cell office:value-type="float" office:value="285.367" calcext:value-type="float">
            <text:p>285.367</text:p>
          </table:table-cell>
          <table:table-cell office:value-type="float" office:value="15.951" calcext:value-type="float">
            <text:p>15.951</text:p>
          </table:table-cell>
          <table:table-cell office:value-type="float" office:value="150.767" calcext:value-type="float">
            <text:p>150.767</text:p>
          </table:table-cell>
        </table:table-row>
        <table:table-row table:style-name="ro1">
          <table:table-cell office:value-type="float" office:value="15.9799" calcext:value-type="float">
            <text:p>15.9799</text:p>
          </table:table-cell>
          <table:table-cell office:value-type="float" office:value="285.439" calcext:value-type="float">
            <text:p>285.439</text:p>
          </table:table-cell>
          <table:table-cell office:value-type="float" office:value="15.9807" calcext:value-type="float">
            <text:p>15.9807</text:p>
          </table:table-cell>
          <table:table-cell office:value-type="float" office:value="153.733" calcext:value-type="float">
            <text:p>153.733</text:p>
          </table:table-cell>
        </table:table-row>
        <table:table-row table:style-name="ro1">
          <table:table-cell office:value-type="float" office:value="16.0096" calcext:value-type="float">
            <text:p>16.0096</text:p>
          </table:table-cell>
          <table:table-cell office:value-type="float" office:value="285.875" calcext:value-type="float">
            <text:p>285.875</text:p>
          </table:table-cell>
          <table:table-cell office:value-type="float" office:value="16.0105" calcext:value-type="float">
            <text:p>16.0105</text:p>
          </table:table-cell>
          <table:table-cell office:value-type="float" office:value="151.383" calcext:value-type="float">
            <text:p>151.383</text:p>
          </table:table-cell>
        </table:table-row>
        <table:table-row table:style-name="ro1">
          <table:table-cell office:value-type="float" office:value="16.0394" calcext:value-type="float">
            <text:p>16.0394</text:p>
          </table:table-cell>
          <table:table-cell office:value-type="float" office:value="287.766" calcext:value-type="float">
            <text:p>287.766</text:p>
          </table:table-cell>
          <table:table-cell office:value-type="float" office:value="16.0403" calcext:value-type="float">
            <text:p>16.0403</text:p>
          </table:table-cell>
          <table:table-cell office:value-type="float" office:value="154.756" calcext:value-type="float">
            <text:p>154.756</text:p>
          </table:table-cell>
        </table:table-row>
        <table:table-row table:style-name="ro1">
          <table:table-cell office:value-type="float" office:value="16.0692" calcext:value-type="float">
            <text:p>16.0692</text:p>
          </table:table-cell>
          <table:table-cell office:value-type="float" office:value="285.043" calcext:value-type="float">
            <text:p>285.043</text:p>
          </table:table-cell>
          <table:table-cell office:value-type="float" office:value="16.0701" calcext:value-type="float">
            <text:p>16.0701</text:p>
          </table:table-cell>
          <table:table-cell office:value-type="float" office:value="151.705" calcext:value-type="float">
            <text:p>151.705</text:p>
          </table:table-cell>
        </table:table-row>
        <table:table-row table:style-name="ro1">
          <table:table-cell office:value-type="float" office:value="16.0989" calcext:value-type="float">
            <text:p>16.0989</text:p>
          </table:table-cell>
          <table:table-cell office:value-type="float" office:value="283.354" calcext:value-type="float">
            <text:p>283.354</text:p>
          </table:table-cell>
          <table:table-cell office:value-type="float" office:value="16.0998" calcext:value-type="float">
            <text:p>16.0998</text:p>
          </table:table-cell>
          <table:table-cell office:value-type="float" office:value="151.883" calcext:value-type="float">
            <text:p>151.883</text:p>
          </table:table-cell>
        </table:table-row>
        <table:table-row table:style-name="ro1">
          <table:table-cell office:value-type="float" office:value="16.1287" calcext:value-type="float">
            <text:p>16.1287</text:p>
          </table:table-cell>
          <table:table-cell office:value-type="float" office:value="280.882" calcext:value-type="float">
            <text:p>280.882</text:p>
          </table:table-cell>
          <table:table-cell office:value-type="float" office:value="16.1296" calcext:value-type="float">
            <text:p>16.1296</text:p>
          </table:table-cell>
          <table:table-cell office:value-type="float" office:value="148.93" calcext:value-type="float">
            <text:p>148.93</text:p>
          </table:table-cell>
        </table:table-row>
        <table:table-row table:style-name="ro1">
          <table:table-cell office:value-type="float" office:value="16.1585" calcext:value-type="float">
            <text:p>16.1585</text:p>
          </table:table-cell>
          <table:table-cell office:value-type="float" office:value="277.426" calcext:value-type="float">
            <text:p>277.426</text:p>
          </table:table-cell>
          <table:table-cell office:value-type="float" office:value="16.1594" calcext:value-type="float">
            <text:p>16.1594</text:p>
          </table:table-cell>
          <table:table-cell office:value-type="float" office:value="146.852" calcext:value-type="float">
            <text:p>146.852</text:p>
          </table:table-cell>
        </table:table-row>
        <table:table-row table:style-name="ro1">
          <table:table-cell office:value-type="float" office:value="16.1882" calcext:value-type="float">
            <text:p>16.1882</text:p>
          </table:table-cell>
          <table:table-cell office:value-type="float" office:value="277.959" calcext:value-type="float">
            <text:p>277.959</text:p>
          </table:table-cell>
          <table:table-cell office:value-type="float" office:value="16.1892" calcext:value-type="float">
            <text:p>16.1892</text:p>
          </table:table-cell>
          <table:table-cell office:value-type="float" office:value="149.045" calcext:value-type="float">
            <text:p>149.045</text:p>
          </table:table-cell>
        </table:table-row>
        <table:table-row table:style-name="ro1">
          <table:table-cell office:value-type="float" office:value="16.218" calcext:value-type="float">
            <text:p>16.218</text:p>
          </table:table-cell>
          <table:table-cell office:value-type="float" office:value="275.593" calcext:value-type="float">
            <text:p>275.593</text:p>
          </table:table-cell>
          <table:table-cell office:value-type="float" office:value="16.2189" calcext:value-type="float">
            <text:p>16.2189</text:p>
          </table:table-cell>
          <table:table-cell office:value-type="float" office:value="147.486" calcext:value-type="float">
            <text:p>147.486</text:p>
          </table:table-cell>
        </table:table-row>
        <table:table-row table:style-name="ro1">
          <table:table-cell office:value-type="float" office:value="16.2478" calcext:value-type="float">
            <text:p>16.2478</text:p>
          </table:table-cell>
          <table:table-cell office:value-type="float" office:value="276.465" calcext:value-type="float">
            <text:p>276.465</text:p>
          </table:table-cell>
          <table:table-cell office:value-type="float" office:value="16.2487" calcext:value-type="float">
            <text:p>16.2487</text:p>
          </table:table-cell>
          <table:table-cell office:value-type="float" office:value="148.051" calcext:value-type="float">
            <text:p>148.051</text:p>
          </table:table-cell>
        </table:table-row>
        <table:table-row table:style-name="ro1">
          <table:table-cell office:value-type="float" office:value="16.2775" calcext:value-type="float">
            <text:p>16.2775</text:p>
          </table:table-cell>
          <table:table-cell office:value-type="float" office:value="273.37" calcext:value-type="float">
            <text:p>273.37</text:p>
          </table:table-cell>
          <table:table-cell office:value-type="float" office:value="16.2785" calcext:value-type="float">
            <text:p>16.2785</text:p>
          </table:table-cell>
          <table:table-cell office:value-type="float" office:value="146.935" calcext:value-type="float">
            <text:p>146.935</text:p>
          </table:table-cell>
        </table:table-row>
        <table:table-row table:style-name="ro1">
          <table:table-cell office:value-type="float" office:value="16.3073" calcext:value-type="float">
            <text:p>16.3073</text:p>
          </table:table-cell>
          <table:table-cell office:value-type="float" office:value="275.988" calcext:value-type="float">
            <text:p>275.988</text:p>
          </table:table-cell>
          <table:table-cell office:value-type="float" office:value="16.3083" calcext:value-type="float">
            <text:p>16.3083</text:p>
          </table:table-cell>
          <table:table-cell office:value-type="float" office:value="146.946" calcext:value-type="float">
            <text:p>146.946</text:p>
          </table:table-cell>
        </table:table-row>
        <table:table-row table:style-name="ro1">
          <table:table-cell office:value-type="float" office:value="16.3371" calcext:value-type="float">
            <text:p>16.3371</text:p>
          </table:table-cell>
          <table:table-cell office:value-type="float" office:value="279.068" calcext:value-type="float">
            <text:p>279.068</text:p>
          </table:table-cell>
          <table:table-cell office:value-type="float" office:value="16.338" calcext:value-type="float">
            <text:p>16.338</text:p>
          </table:table-cell>
          <table:table-cell office:value-type="float" office:value="150.16" calcext:value-type="float">
            <text:p>150.16</text:p>
          </table:table-cell>
        </table:table-row>
        <table:table-row table:style-name="ro1">
          <table:table-cell office:value-type="float" office:value="16.3668" calcext:value-type="float">
            <text:p>16.3668</text:p>
          </table:table-cell>
          <table:table-cell office:value-type="float" office:value="279.125" calcext:value-type="float">
            <text:p>279.125</text:p>
          </table:table-cell>
          <table:table-cell office:value-type="float" office:value="16.3678" calcext:value-type="float">
            <text:p>16.3678</text:p>
          </table:table-cell>
          <table:table-cell office:value-type="float" office:value="150.665" calcext:value-type="float">
            <text:p>150.665</text:p>
          </table:table-cell>
        </table:table-row>
        <table:table-row table:style-name="ro1">
          <table:table-cell office:value-type="float" office:value="16.3966" calcext:value-type="float">
            <text:p>16.3966</text:p>
          </table:table-cell>
          <table:table-cell office:value-type="float" office:value="275.995" calcext:value-type="float">
            <text:p>275.995</text:p>
          </table:table-cell>
          <table:table-cell office:value-type="float" office:value="16.3976" calcext:value-type="float">
            <text:p>16.3976</text:p>
          </table:table-cell>
          <table:table-cell office:value-type="float" office:value="145.06" calcext:value-type="float">
            <text:p>145.06</text:p>
          </table:table-cell>
        </table:table-row>
        <table:table-row table:style-name="ro1">
          <table:table-cell office:value-type="float" office:value="16.4264" calcext:value-type="float">
            <text:p>16.4264</text:p>
          </table:table-cell>
          <table:table-cell office:value-type="float" office:value="275.806" calcext:value-type="float">
            <text:p>275.806</text:p>
          </table:table-cell>
          <table:table-cell office:value-type="float" office:value="16.4274" calcext:value-type="float">
            <text:p>16.4274</text:p>
          </table:table-cell>
          <table:table-cell office:value-type="float" office:value="143.733" calcext:value-type="float">
            <text:p>143.733</text:p>
          </table:table-cell>
        </table:table-row>
        <table:table-row table:style-name="ro1">
          <table:table-cell office:value-type="float" office:value="16.4561" calcext:value-type="float">
            <text:p>16.4561</text:p>
          </table:table-cell>
          <table:table-cell office:value-type="float" office:value="273.857" calcext:value-type="float">
            <text:p>273.857</text:p>
          </table:table-cell>
          <table:table-cell office:value-type="float" office:value="16.4571" calcext:value-type="float">
            <text:p>16.4571</text:p>
          </table:table-cell>
          <table:table-cell office:value-type="float" office:value="141.34" calcext:value-type="float">
            <text:p>141.34</text:p>
          </table:table-cell>
        </table:table-row>
        <table:table-row table:style-name="ro1">
          <table:table-cell office:value-type="float" office:value="16.4859" calcext:value-type="float">
            <text:p>16.4859</text:p>
          </table:table-cell>
          <table:table-cell office:value-type="float" office:value="271.781" calcext:value-type="float">
            <text:p>271.781</text:p>
          </table:table-cell>
          <table:table-cell office:value-type="float" office:value="16.4869" calcext:value-type="float">
            <text:p>16.4869</text:p>
          </table:table-cell>
          <table:table-cell office:value-type="float" office:value="138.76" calcext:value-type="float">
            <text:p>138.76</text:p>
          </table:table-cell>
        </table:table-row>
        <table:table-row table:style-name="ro1">
          <table:table-cell office:value-type="float" office:value="16.5157" calcext:value-type="float">
            <text:p>16.5157</text:p>
          </table:table-cell>
          <table:table-cell office:value-type="float" office:value="274.734" calcext:value-type="float">
            <text:p>274.734</text:p>
          </table:table-cell>
          <table:table-cell office:value-type="float" office:value="16.5167" calcext:value-type="float">
            <text:p>16.5167</text:p>
          </table:table-cell>
          <table:table-cell office:value-type="float" office:value="143.333" calcext:value-type="float">
            <text:p>143.333</text:p>
          </table:table-cell>
        </table:table-row>
        <table:table-row table:style-name="ro1">
          <table:table-cell office:value-type="float" office:value="16.5454" calcext:value-type="float">
            <text:p>16.5454</text:p>
          </table:table-cell>
          <table:table-cell office:value-type="float" office:value="275.237" calcext:value-type="float">
            <text:p>275.237</text:p>
          </table:table-cell>
          <table:table-cell office:value-type="float" office:value="16.5465" calcext:value-type="float">
            <text:p>16.5465</text:p>
          </table:table-cell>
          <table:table-cell office:value-type="float" office:value="142.319" calcext:value-type="float">
            <text:p>142.319</text:p>
          </table:table-cell>
        </table:table-row>
        <table:table-row table:style-name="ro1">
          <table:table-cell office:value-type="float" office:value="16.5752" calcext:value-type="float">
            <text:p>16.5752</text:p>
          </table:table-cell>
          <table:table-cell office:value-type="float" office:value="274.339" calcext:value-type="float">
            <text:p>274.339</text:p>
          </table:table-cell>
          <table:table-cell office:value-type="float" office:value="16.5762" calcext:value-type="float">
            <text:p>16.5762</text:p>
          </table:table-cell>
          <table:table-cell office:value-type="float" office:value="140.569" calcext:value-type="float">
            <text:p>140.569</text:p>
          </table:table-cell>
        </table:table-row>
        <table:table-row table:style-name="ro1">
          <table:table-cell office:value-type="float" office:value="16.605" calcext:value-type="float">
            <text:p>16.605</text:p>
          </table:table-cell>
          <table:table-cell office:value-type="float" office:value="275.424" calcext:value-type="float">
            <text:p>275.424</text:p>
          </table:table-cell>
          <table:table-cell office:value-type="float" office:value="16.606" calcext:value-type="float">
            <text:p>16.606</text:p>
          </table:table-cell>
          <table:table-cell office:value-type="float" office:value="141.475" calcext:value-type="float">
            <text:p>141.475</text:p>
          </table:table-cell>
        </table:table-row>
        <table:table-row table:style-name="ro1">
          <table:table-cell office:value-type="float" office:value="16.6347" calcext:value-type="float">
            <text:p>16.6347</text:p>
          </table:table-cell>
          <table:table-cell office:value-type="float" office:value="276.915" calcext:value-type="float">
            <text:p>276.915</text:p>
          </table:table-cell>
          <table:table-cell office:value-type="float" office:value="16.6358" calcext:value-type="float">
            <text:p>16.6358</text:p>
          </table:table-cell>
          <table:table-cell office:value-type="float" office:value="144.736" calcext:value-type="float">
            <text:p>144.736</text:p>
          </table:table-cell>
        </table:table-row>
        <table:table-row table:style-name="ro1">
          <table:table-cell office:value-type="float" office:value="16.6645" calcext:value-type="float">
            <text:p>16.6645</text:p>
          </table:table-cell>
          <table:table-cell office:value-type="float" office:value="280.702" calcext:value-type="float">
            <text:p>280.702</text:p>
          </table:table-cell>
          <table:table-cell office:value-type="float" office:value="16.6656" calcext:value-type="float">
            <text:p>16.6656</text:p>
          </table:table-cell>
          <table:table-cell office:value-type="float" office:value="144.667" calcext:value-type="float">
            <text:p>144.667</text:p>
          </table:table-cell>
        </table:table-row>
        <table:table-row table:style-name="ro1">
          <table:table-cell office:value-type="float" office:value="16.6943" calcext:value-type="float">
            <text:p>16.6943</text:p>
          </table:table-cell>
          <table:table-cell office:value-type="float" office:value="281.7" calcext:value-type="float">
            <text:p>281.7</text:p>
          </table:table-cell>
          <table:table-cell office:value-type="float" office:value="16.6953" calcext:value-type="float">
            <text:p>16.6953</text:p>
          </table:table-cell>
          <table:table-cell office:value-type="float" office:value="146.627" calcext:value-type="float">
            <text:p>146.627</text:p>
          </table:table-cell>
        </table:table-row>
        <table:table-row table:style-name="ro1">
          <table:table-cell office:value-type="float" office:value="16.724" calcext:value-type="float">
            <text:p>16.724</text:p>
          </table:table-cell>
          <table:table-cell office:value-type="float" office:value="281.198" calcext:value-type="float">
            <text:p>281.198</text:p>
          </table:table-cell>
          <table:table-cell office:value-type="float" office:value="16.7251" calcext:value-type="float">
            <text:p>16.7251</text:p>
          </table:table-cell>
          <table:table-cell office:value-type="float" office:value="146.93" calcext:value-type="float">
            <text:p>146.93</text:p>
          </table:table-cell>
        </table:table-row>
        <table:table-row table:style-name="ro1">
          <table:table-cell office:value-type="float" office:value="16.7538" calcext:value-type="float">
            <text:p>16.7538</text:p>
          </table:table-cell>
          <table:table-cell office:value-type="float" office:value="283.537" calcext:value-type="float">
            <text:p>283.537</text:p>
          </table:table-cell>
          <table:table-cell office:value-type="float" office:value="16.7549" calcext:value-type="float">
            <text:p>16.7549</text:p>
          </table:table-cell>
          <table:table-cell office:value-type="float" office:value="151.061" calcext:value-type="float">
            <text:p>151.061</text:p>
          </table:table-cell>
        </table:table-row>
        <table:table-row table:style-name="ro1">
          <table:table-cell office:value-type="float" office:value="16.7836" calcext:value-type="float">
            <text:p>16.7836</text:p>
          </table:table-cell>
          <table:table-cell office:value-type="float" office:value="286.678" calcext:value-type="float">
            <text:p>286.678</text:p>
          </table:table-cell>
          <table:table-cell office:value-type="float" office:value="16.7847" calcext:value-type="float">
            <text:p>16.7847</text:p>
          </table:table-cell>
          <table:table-cell office:value-type="float" office:value="152.058" calcext:value-type="float">
            <text:p>152.058</text:p>
          </table:table-cell>
        </table:table-row>
        <table:table-row table:style-name="ro1">
          <table:table-cell office:value-type="float" office:value="16.8133" calcext:value-type="float">
            <text:p>16.8133</text:p>
          </table:table-cell>
          <table:table-cell office:value-type="float" office:value="292.057" calcext:value-type="float">
            <text:p>292.057</text:p>
          </table:table-cell>
          <table:table-cell office:value-type="float" office:value="16.8144" calcext:value-type="float">
            <text:p>16.8144</text:p>
          </table:table-cell>
          <table:table-cell office:value-type="float" office:value="160.552" calcext:value-type="float">
            <text:p>160.552</text:p>
          </table:table-cell>
        </table:table-row>
        <table:table-row table:style-name="ro1">
          <table:table-cell office:value-type="float" office:value="16.8431" calcext:value-type="float">
            <text:p>16.8431</text:p>
          </table:table-cell>
          <table:table-cell office:value-type="float" office:value="292.99" calcext:value-type="float">
            <text:p>292.99</text:p>
          </table:table-cell>
          <table:table-cell office:value-type="float" office:value="16.8442" calcext:value-type="float">
            <text:p>16.8442</text:p>
          </table:table-cell>
          <table:table-cell office:value-type="float" office:value="167.591" calcext:value-type="float">
            <text:p>167.591</text:p>
          </table:table-cell>
        </table:table-row>
        <table:table-row table:style-name="ro1">
          <table:table-cell office:value-type="float" office:value="16.8729" calcext:value-type="float">
            <text:p>16.8729</text:p>
          </table:table-cell>
          <table:table-cell office:value-type="float" office:value="292.832" calcext:value-type="float">
            <text:p>292.832</text:p>
          </table:table-cell>
          <table:table-cell office:value-type="float" office:value="16.874" calcext:value-type="float">
            <text:p>16.874</text:p>
          </table:table-cell>
          <table:table-cell office:value-type="float" office:value="170.943" calcext:value-type="float">
            <text:p>170.943</text:p>
          </table:table-cell>
        </table:table-row>
        <table:table-row table:style-name="ro1">
          <table:table-cell office:value-type="float" office:value="16.9026" calcext:value-type="float">
            <text:p>16.9026</text:p>
          </table:table-cell>
          <table:table-cell office:value-type="float" office:value="296.908" calcext:value-type="float">
            <text:p>296.908</text:p>
          </table:table-cell>
          <table:table-cell office:value-type="float" office:value="16.9038" calcext:value-type="float">
            <text:p>16.9038</text:p>
          </table:table-cell>
          <table:table-cell office:value-type="float" office:value="174.174" calcext:value-type="float">
            <text:p>174.174</text:p>
          </table:table-cell>
        </table:table-row>
        <table:table-row table:style-name="ro1">
          <table:table-cell office:value-type="float" office:value="16.9324" calcext:value-type="float">
            <text:p>16.9324</text:p>
          </table:table-cell>
          <table:table-cell office:value-type="float" office:value="303.368" calcext:value-type="float">
            <text:p>303.368</text:p>
          </table:table-cell>
          <table:table-cell office:value-type="float" office:value="16.9335" calcext:value-type="float">
            <text:p>16.9335</text:p>
          </table:table-cell>
          <table:table-cell office:value-type="float" office:value="178.296" calcext:value-type="float">
            <text:p>178.296</text:p>
          </table:table-cell>
        </table:table-row>
        <table:table-row table:style-name="ro1">
          <table:table-cell office:value-type="float" office:value="16.9622" calcext:value-type="float">
            <text:p>16.9622</text:p>
          </table:table-cell>
          <table:table-cell office:value-type="float" office:value="309.772" calcext:value-type="float">
            <text:p>309.772</text:p>
          </table:table-cell>
          <table:table-cell office:value-type="float" office:value="16.9633" calcext:value-type="float">
            <text:p>16.9633</text:p>
          </table:table-cell>
          <table:table-cell office:value-type="float" office:value="187.023" calcext:value-type="float">
            <text:p>187.023</text:p>
          </table:table-cell>
        </table:table-row>
        <table:table-row table:style-name="ro1">
          <table:table-cell office:value-type="float" office:value="16.9919" calcext:value-type="float">
            <text:p>16.9919</text:p>
          </table:table-cell>
          <table:table-cell office:value-type="float" office:value="306.196" calcext:value-type="float">
            <text:p>306.196</text:p>
          </table:table-cell>
          <table:table-cell office:value-type="float" office:value="16.9931" calcext:value-type="float">
            <text:p>16.9931</text:p>
          </table:table-cell>
          <table:table-cell office:value-type="float" office:value="181.991" calcext:value-type="float">
            <text:p>181.991</text:p>
          </table:table-cell>
        </table:table-row>
        <table:table-row table:style-name="ro1">
          <table:table-cell office:value-type="float" office:value="17.0217" calcext:value-type="float">
            <text:p>17.0217</text:p>
          </table:table-cell>
          <table:table-cell office:value-type="float" office:value="305.326" calcext:value-type="float">
            <text:p>305.326</text:p>
          </table:table-cell>
          <table:table-cell office:value-type="float" office:value="17.0229" calcext:value-type="float">
            <text:p>17.0229</text:p>
          </table:table-cell>
          <table:table-cell office:value-type="float" office:value="178.293" calcext:value-type="float">
            <text:p>178.293</text:p>
          </table:table-cell>
        </table:table-row>
        <table:table-row table:style-name="ro1">
          <table:table-cell office:value-type="float" office:value="17.0515" calcext:value-type="float">
            <text:p>17.0515</text:p>
          </table:table-cell>
          <table:table-cell office:value-type="float" office:value="293.26" calcext:value-type="float">
            <text:p>293.26</text:p>
          </table:table-cell>
          <table:table-cell office:value-type="float" office:value="17.0526" calcext:value-type="float">
            <text:p>17.0526</text:p>
          </table:table-cell>
          <table:table-cell office:value-type="float" office:value="166.284" calcext:value-type="float">
            <text:p>166.284</text:p>
          </table:table-cell>
        </table:table-row>
        <table:table-row table:style-name="ro1">
          <table:table-cell office:value-type="float" office:value="17.0812" calcext:value-type="float">
            <text:p>17.0812</text:p>
          </table:table-cell>
          <table:table-cell office:value-type="float" office:value="279.226" calcext:value-type="float">
            <text:p>279.226</text:p>
          </table:table-cell>
          <table:table-cell office:value-type="float" office:value="17.0824" calcext:value-type="float">
            <text:p>17.0824</text:p>
          </table:table-cell>
          <table:table-cell office:value-type="float" office:value="152.584" calcext:value-type="float">
            <text:p>152.584</text:p>
          </table:table-cell>
        </table:table-row>
        <table:table-row table:style-name="ro1">
          <table:table-cell office:value-type="float" office:value="17.111" calcext:value-type="float">
            <text:p>17.111</text:p>
          </table:table-cell>
          <table:table-cell office:value-type="float" office:value="269.989" calcext:value-type="float">
            <text:p>269.989</text:p>
          </table:table-cell>
          <table:table-cell office:value-type="float" office:value="17.1122" calcext:value-type="float">
            <text:p>17.1122</text:p>
          </table:table-cell>
          <table:table-cell office:value-type="float" office:value="143.503" calcext:value-type="float">
            <text:p>143.503</text:p>
          </table:table-cell>
        </table:table-row>
        <table:table-row table:style-name="ro1">
          <table:table-cell office:value-type="float" office:value="17.1408" calcext:value-type="float">
            <text:p>17.1408</text:p>
          </table:table-cell>
          <table:table-cell office:value-type="float" office:value="254.321" calcext:value-type="float">
            <text:p>254.321</text:p>
          </table:table-cell>
          <table:table-cell office:value-type="float" office:value="17.142" calcext:value-type="float">
            <text:p>17.142</text:p>
          </table:table-cell>
          <table:table-cell office:value-type="float" office:value="124.406" calcext:value-type="float">
            <text:p>124.406</text:p>
          </table:table-cell>
        </table:table-row>
        <table:table-row table:style-name="ro1">
          <table:table-cell office:value-type="float" office:value="17.1705" calcext:value-type="float">
            <text:p>17.1705</text:p>
          </table:table-cell>
          <table:table-cell office:value-type="float" office:value="238.607" calcext:value-type="float">
            <text:p>238.607</text:p>
          </table:table-cell>
          <table:table-cell office:value-type="float" office:value="17.1717" calcext:value-type="float">
            <text:p>17.1717</text:p>
          </table:table-cell>
          <table:table-cell office:value-type="float" office:value="108.344" calcext:value-type="float">
            <text:p>108.344</text:p>
          </table:table-cell>
        </table:table-row>
        <table:table-row table:style-name="ro1">
          <table:table-cell office:value-type="float" office:value="17.2003" calcext:value-type="float">
            <text:p>17.2003</text:p>
          </table:table-cell>
          <table:table-cell office:value-type="float" office:value="220.814" calcext:value-type="float">
            <text:p>220.814</text:p>
          </table:table-cell>
          <table:table-cell office:value-type="float" office:value="17.2015" calcext:value-type="float">
            <text:p>17.2015</text:p>
          </table:table-cell>
          <table:table-cell office:value-type="float" office:value="93.382" calcext:value-type="float">
            <text:p>93.382</text:p>
          </table:table-cell>
        </table:table-row>
        <table:table-row table:style-name="ro1">
          <table:table-cell office:value-type="float" office:value="17.2301" calcext:value-type="float">
            <text:p>17.2301</text:p>
          </table:table-cell>
          <table:table-cell office:value-type="float" office:value="205.207" calcext:value-type="float">
            <text:p>205.207</text:p>
          </table:table-cell>
          <table:table-cell office:value-type="float" office:value="17.2313" calcext:value-type="float">
            <text:p>17.2313</text:p>
          </table:table-cell>
          <table:table-cell office:value-type="float" office:value="78.3552" calcext:value-type="float">
            <text:p>78.3552</text:p>
          </table:table-cell>
        </table:table-row>
        <table:table-row table:style-name="ro1">
          <table:table-cell office:value-type="float" office:value="17.2598" calcext:value-type="float">
            <text:p>17.2598</text:p>
          </table:table-cell>
          <table:table-cell office:value-type="float" office:value="191.576" calcext:value-type="float">
            <text:p>191.576</text:p>
          </table:table-cell>
          <table:table-cell office:value-type="float" office:value="17.2611" calcext:value-type="float">
            <text:p>17.2611</text:p>
          </table:table-cell>
          <table:table-cell office:value-type="float" office:value="61.7826" calcext:value-type="float">
            <text:p>61.7826</text:p>
          </table:table-cell>
        </table:table-row>
        <table:table-row table:style-name="ro1">
          <table:table-cell office:value-type="float" office:value="17.2896" calcext:value-type="float">
            <text:p>17.2896</text:p>
          </table:table-cell>
          <table:table-cell office:value-type="float" office:value="172.863" calcext:value-type="float">
            <text:p>172.863</text:p>
          </table:table-cell>
          <table:table-cell office:value-type="float" office:value="17.2908" calcext:value-type="float">
            <text:p>17.2908</text:p>
          </table:table-cell>
          <table:table-cell office:value-type="float" office:value="48.048" calcext:value-type="float">
            <text:p>48.048</text:p>
          </table:table-cell>
        </table:table-row>
        <table:table-row table:style-name="ro1">
          <table:table-cell office:value-type="float" office:value="17.3194" calcext:value-type="float">
            <text:p>17.3194</text:p>
          </table:table-cell>
          <table:table-cell office:value-type="float" office:value="158.558" calcext:value-type="float">
            <text:p>158.558</text:p>
          </table:table-cell>
          <table:table-cell office:value-type="float" office:value="17.3206" calcext:value-type="float">
            <text:p>17.3206</text:p>
          </table:table-cell>
          <table:table-cell office:value-type="float" office:value="36.5751" calcext:value-type="float">
            <text:p>36.5751</text:p>
          </table:table-cell>
        </table:table-row>
        <table:table-row table:style-name="ro1">
          <table:table-cell office:value-type="float" office:value="17.3491" calcext:value-type="float">
            <text:p>17.3491</text:p>
          </table:table-cell>
          <table:table-cell office:value-type="float" office:value="142.674" calcext:value-type="float">
            <text:p>142.674</text:p>
          </table:table-cell>
          <table:table-cell office:value-type="float" office:value="17.3504" calcext:value-type="float">
            <text:p>17.3504</text:p>
          </table:table-cell>
          <table:table-cell office:value-type="float" office:value="22.1372" calcext:value-type="float">
            <text:p>22.1372</text:p>
          </table:table-cell>
        </table:table-row>
        <table:table-row table:style-name="ro1">
          <table:table-cell office:value-type="float" office:value="17.3789" calcext:value-type="float">
            <text:p>17.3789</text:p>
          </table:table-cell>
          <table:table-cell office:value-type="float" office:value="128.133" calcext:value-type="float">
            <text:p>128.133</text:p>
          </table:table-cell>
          <table:table-cell office:value-type="float" office:value="17.3802" calcext:value-type="float">
            <text:p>17.3802</text:p>
          </table:table-cell>
          <table:table-cell office:value-type="float" office:value="13.2305" calcext:value-type="float">
            <text:p>13.2305</text:p>
          </table:table-cell>
        </table:table-row>
        <table:table-row table:style-name="ro1">
          <table:table-cell office:value-type="float" office:value="17.4087" calcext:value-type="float">
            <text:p>17.4087</text:p>
          </table:table-cell>
          <table:table-cell office:value-type="float" office:value="115.629" calcext:value-type="float">
            <text:p>115.629</text:p>
          </table:table-cell>
          <table:table-cell office:value-type="float" office:value="17.4099" calcext:value-type="float">
            <text:p>17.4099</text:p>
          </table:table-cell>
          <table:table-cell office:value-type="float" office:value="8.67306" calcext:value-type="float">
            <text:p>8.67306</text:p>
          </table:table-cell>
        </table:table-row>
        <table:table-row table:style-name="ro1">
          <table:table-cell office:value-type="float" office:value="17.4384" calcext:value-type="float">
            <text:p>17.4384</text:p>
          </table:table-cell>
          <table:table-cell office:value-type="float" office:value="99.9045" calcext:value-type="float">
            <text:p>99.9045</text:p>
          </table:table-cell>
          <table:table-cell office:value-type="float" office:value="17.4397" calcext:value-type="float">
            <text:p>17.4397</text:p>
          </table:table-cell>
          <table:table-cell office:value-type="float" office:value="2.83254" calcext:value-type="float">
            <text:p>2.83254</text:p>
          </table:table-cell>
        </table:table-row>
        <table:table-row table:style-name="ro1">
          <table:table-cell office:value-type="float" office:value="17.4682" calcext:value-type="float">
            <text:p>17.4682</text:p>
          </table:table-cell>
          <table:table-cell office:value-type="float" office:value="91.0168" calcext:value-type="float">
            <text:p>91.0168</text:p>
          </table:table-cell>
          <table:table-cell office:value-type="float" office:value="17.4695" calcext:value-type="float">
            <text:p>17.4695</text:p>
          </table:table-cell>
          <table:table-cell office:value-type="float" office:value="2.03945" calcext:value-type="float">
            <text:p>2.03945</text:p>
          </table:table-cell>
        </table:table-row>
        <table:table-row table:style-name="ro1">
          <table:table-cell office:value-type="float" office:value="17.498" calcext:value-type="float">
            <text:p>17.498</text:p>
          </table:table-cell>
          <table:table-cell office:value-type="float" office:value="75.6757" calcext:value-type="float">
            <text:p>75.6757</text:p>
          </table:table-cell>
          <table:table-cell office:value-type="float" office:value="17.4993" calcext:value-type="float">
            <text:p>17.4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77" calcext:value-type="float">
            <text:p>17.5277</text:p>
          </table:table-cell>
          <table:table-cell office:value-type="float" office:value="63.1976" calcext:value-type="float">
            <text:p>63.1976</text:p>
          </table:table-cell>
          <table:table-cell office:value-type="float" office:value="17.529" calcext:value-type="float">
            <text:p>17.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75" calcext:value-type="float">
            <text:p>17.5575</text:p>
          </table:table-cell>
          <table:table-cell office:value-type="float" office:value="52.64" calcext:value-type="float">
            <text:p>52.64</text:p>
          </table:table-cell>
          <table:table-cell office:value-type="float" office:value="17.5588" calcext:value-type="float">
            <text:p>17.5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73" calcext:value-type="float">
            <text:p>17.5873</text:p>
          </table:table-cell>
          <table:table-cell office:value-type="float" office:value="49.5135" calcext:value-type="float">
            <text:p>49.5135</text:p>
          </table:table-cell>
          <table:table-cell office:value-type="float" office:value="17.5886" calcext:value-type="float">
            <text:p>17.5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7" calcext:value-type="float">
            <text:p>17.617</text:p>
          </table:table-cell>
          <table:table-cell office:value-type="float" office:value="47.0303" calcext:value-type="float">
            <text:p>47.0303</text:p>
          </table:table-cell>
          <table:table-cell office:value-type="float" office:value="17.6184" calcext:value-type="float">
            <text:p>17.6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68" calcext:value-type="float">
            <text:p>17.6468</text:p>
          </table:table-cell>
          <table:table-cell office:value-type="float" office:value="36.8" calcext:value-type="float">
            <text:p>36.8</text:p>
          </table:table-cell>
          <table:table-cell office:value-type="float" office:value="17.6481" calcext:value-type="float">
            <text:p>17.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6" calcext:value-type="float">
            <text:p>17.6766</text:p>
          </table:table-cell>
          <table:table-cell office:value-type="float" office:value="30.6667" calcext:value-type="float">
            <text:p>30.6667</text:p>
          </table:table-cell>
          <table:table-cell office:value-type="float" office:value="17.6779" calcext:value-type="float">
            <text:p>17.6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63" calcext:value-type="float">
            <text:p>17.7063</text:p>
          </table:table-cell>
          <table:table-cell office:value-type="float" office:value="37.3333" calcext:value-type="float">
            <text:p>37.3333</text:p>
          </table:table-cell>
          <table:table-cell office:value-type="float" office:value="17.7077" calcext:value-type="float">
            <text:p>17.7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1" calcext:value-type="float">
            <text:p>17.7361</text:p>
          </table:table-cell>
          <table:table-cell office:value-type="float" office:value="32" calcext:value-type="float">
            <text:p>32</text:p>
          </table:table-cell>
          <table:table-cell office:value-type="float" office:value="17.7374" calcext:value-type="float">
            <text:p>17.7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59" calcext:value-type="float">
            <text:p>17.7659</text:p>
          </table:table-cell>
          <table:table-cell office:value-type="float" office:value="32" calcext:value-type="float">
            <text:p>32</text:p>
          </table:table-cell>
          <table:table-cell office:value-type="float" office:value="17.7672" calcext:value-type="float">
            <text:p>17.767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6" table:style-name="ta1">
        <table:shapes>
          <draw:frame draw:z-index="0" draw:style-name="gr1" draw:text-style-name="P1" svg:width="254.14mm" svg:height="162.83mm" svg:x="110.41mm" svg:y="152.73mm">
            <loext:p draw:notify-on-update-of-ranges="Sheet6.A65:Sheet6.A248 Sheet6.B65:Sheet6.B248 Sheet6.A65:Sheet6.A248 Sheet6.C65:Sheet6.C248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1" table:default-cell-style-name="Default"/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office:value-type="float" office:value="13.2109" calcext:value-type="float">
            <text:p>13.2109</text:p>
          </table:table-cell>
          <table:table-cell table:formula="of:=SUM([Sheet6.U65:.CW65])" office:value-type="float" office:value="0" calcext:value-type="float">
            <text:p>0</text:p>
          </table:table-cell>
          <table:table-cell table:formula="of:=SUM([Sheet6.AE65:.CW65])" office:value-type="float" office:value="0" calcext:value-type="float">
            <text:p>0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07" calcext:value-type="float">
            <text:p>13.2407</text:p>
          </table:table-cell>
          <table:table-cell table:formula="of:=SUM([Sheet6.U66:.CW66])" office:value-type="float" office:value="0" calcext:value-type="float">
            <text:p>0</text:p>
          </table:table-cell>
          <table:table-cell table:formula="of:=SUM([Sheet6.AE66:.CW6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05" calcext:value-type="float">
            <text:p>13.2705</text:p>
          </table:table-cell>
          <table:table-cell table:formula="of:=SUM([Sheet6.U67:.CW67])" office:value-type="float" office:value="0" calcext:value-type="float">
            <text:p>0</text:p>
          </table:table-cell>
          <table:table-cell table:formula="of:=SUM([Sheet6.AE67:.CW6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03" calcext:value-type="float">
            <text:p>13.3003</text:p>
          </table:table-cell>
          <table:table-cell table:formula="of:=SUM([Sheet6.U68:.CW68])" office:value-type="float" office:value="0" calcext:value-type="float">
            <text:p>0</text:p>
          </table:table-cell>
          <table:table-cell table:formula="of:=SUM([Sheet6.AE68:.CW68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" calcext:value-type="float">
            <text:p>0.333333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01" calcext:value-type="float">
            <text:p>13.3301</text:p>
          </table:table-cell>
          <table:table-cell table:formula="of:=SUM([Sheet6.U69:.CW69])" office:value-type="float" office:value="0" calcext:value-type="float">
            <text:p>0</text:p>
          </table:table-cell>
          <table:table-cell table:formula="of:=SUM([Sheet6.AE69:.CW69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99" calcext:value-type="float">
            <text:p>13.3599</text:p>
          </table:table-cell>
          <table:table-cell table:formula="of:=SUM([Sheet6.U70:.CW70])" office:value-type="float" office:value="0" calcext:value-type="float">
            <text:p>0</text:p>
          </table:table-cell>
          <table:table-cell table:formula="of:=SUM([Sheet6.AE70:.CW70])" office:value-type="float" office:value="0" calcext:value-type="float">
            <text:p>0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" calcext:value-type="float">
            <text:p>0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0.230769" calcext:value-type="float">
            <text:p>0.230769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97" calcext:value-type="float">
            <text:p>13.3897</text:p>
          </table:table-cell>
          <table:table-cell table:formula="of:=SUM([Sheet6.U71:.CW71])" office:value-type="float" office:value="0" calcext:value-type="float">
            <text:p>0</text:p>
          </table:table-cell>
          <table:table-cell table:formula="of:=SUM([Sheet6.AE71:.CW71])" office:value-type="float" office:value="0" calcext:value-type="float">
            <text:p>0</text:p>
          </table:table-cell>
          <table:table-cell office:value-type="float" office:value="0.384615" calcext:value-type="float">
            <text:p>0.38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692" calcext:value-type="float">
            <text:p>0.307692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94" calcext:value-type="float">
            <text:p>13.4194</text:p>
          </table:table-cell>
          <table:table-cell table:formula="of:=SUM([Sheet6.U72:.CW72])" office:value-type="float" office:value="0" calcext:value-type="float">
            <text:p>0</text:p>
          </table:table-cell>
          <table:table-cell table:formula="of:=SUM([Sheet6.AE72:.CW72])" office:value-type="float" office:value="0" calcext:value-type="float">
            <text:p>0</text:p>
          </table:table-cell>
          <table:table-cell office:value-type="float" office:value="0.214286" calcext:value-type="float">
            <text:p>0.214286</text:p>
          </table:table-cell>
          <table:table-cell table:number-columns-repeated="2" office:value-type="float" office:value="0.142857" calcext:value-type="float">
            <text:p>0.14285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0714286" calcext:value-type="float">
            <text:p>0.0714286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92" calcext:value-type="float">
            <text:p>13.4492</text:p>
          </table:table-cell>
          <table:table-cell table:formula="of:=SUM([Sheet6.U73:.CW73])" office:value-type="float" office:value="0" calcext:value-type="float">
            <text:p>0</text:p>
          </table:table-cell>
          <table:table-cell table:formula="of:=SUM([Sheet6.AE73:.CW73])" office:value-type="float" office:value="0" calcext:value-type="float">
            <text:p>0</text:p>
          </table:table-cell>
          <table:table-cell office:value-type="float" office:value="0.277778" calcext:value-type="float">
            <text:p>0.277778</text:p>
          </table:table-cell>
          <table:table-cell table:number-columns-repeated="2" office:value-type="float" office:value="0.111111" calcext:value-type="float">
            <text:p>0.111111</text:p>
          </table:table-cell>
          <table:table-cell table:number-columns-repeated="2" office:value-type="float" office:value="0.0555556" calcext:value-type="float">
            <text:p>0.0555556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9" calcext:value-type="float">
            <text:p>13.479</text:p>
          </table:table-cell>
          <table:table-cell table:formula="of:=SUM([Sheet6.U74:.CW74])" office:value-type="float" office:value="0" calcext:value-type="float">
            <text:p>0</text:p>
          </table:table-cell>
          <table:table-cell table:formula="of:=SUM([Sheet6.AE74:.CW74])" office:value-type="float" office:value="0" calcext:value-type="float">
            <text:p>0</text:p>
          </table:table-cell>
          <table:table-cell office:value-type="float" office:value="0.26087" calcext:value-type="float">
            <text:p>0.26087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0.0869565" calcext:value-type="float">
            <text:p>0.0869565</text:p>
          </table:table-cell>
          <table:table-cell office:value-type="float" office:value="0" calcext:value-type="float">
            <text:p>0</text:p>
          </table:table-cell>
          <table:table-cell office:value-type="float" office:value="0.0434783" calcext:value-type="float">
            <text:p>0.0434783</text:p>
          </table:table-cell>
          <table:table-cell office:value-type="float" office:value="0" calcext:value-type="float">
            <text:p>0</text:p>
          </table:table-cell>
          <table:table-cell office:value-type="float" office:value="0.0434783" calcext:value-type="float">
            <text:p>0.0434783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88" calcext:value-type="float">
            <text:p>13.5088</text:p>
          </table:table-cell>
          <table:table-cell table:formula="of:=SUM([Sheet6.U75:.CW75])" office:value-type="float" office:value="0" calcext:value-type="float">
            <text:p>0</text:p>
          </table:table-cell>
          <table:table-cell table:formula="of:=SUM([Sheet6.AE75:.CW75])" office:value-type="float" office:value="0" calcext:value-type="float">
            <text:p>0</text:p>
          </table:table-cell>
          <table:table-cell office:value-type="float" office:value="0.225806" calcext:value-type="float">
            <text:p>0.225806</text:p>
          </table:table-cell>
          <table:table-cell office:value-type="float" office:value="0.193548" calcext:value-type="float">
            <text:p>0.193548</text:p>
          </table:table-cell>
          <table:table-cell table:number-columns-repeated="2" office:value-type="float" office:value="0.0645161" calcext:value-type="float">
            <text:p>0.0645161</text:p>
          </table:table-cell>
          <table:table-cell office:value-type="float" office:value="0.0322581" calcext:value-type="float">
            <text:p>0.0322581</text:p>
          </table:table-cell>
          <table:table-cell office:value-type="float" office:value="0" calcext:value-type="float">
            <text:p>0</text:p>
          </table:table-cell>
          <table:table-cell office:value-type="float" office:value="0.0322581" calcext:value-type="float">
            <text:p>0.0322581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86" calcext:value-type="float">
            <text:p>13.5386</text:p>
          </table:table-cell>
          <table:table-cell table:formula="of:=SUM([Sheet6.U76:.CW76])" office:value-type="float" office:value="0" calcext:value-type="float">
            <text:p>0</text:p>
          </table:table-cell>
          <table:table-cell table:formula="of:=SUM([Sheet6.AE76:.CW76])" office:value-type="float" office:value="0" calcext:value-type="float">
            <text:p>0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0857143" calcext:value-type="float">
            <text:p>0.0857143</text:p>
          </table:table-cell>
          <table:table-cell table:number-columns-repeated="2"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0.0571429" calcext:value-type="float">
            <text:p>0.0571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85714" calcext:value-type="float">
            <text:p>0.0285714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84" calcext:value-type="float">
            <text:p>13.5684</text:p>
          </table:table-cell>
          <table:table-cell table:formula="of:=SUM([Sheet6.U77:.CW77])" office:value-type="float" office:value="0" calcext:value-type="float">
            <text:p>0</text:p>
          </table:table-cell>
          <table:table-cell table:formula="of:=SUM([Sheet6.AE77:.CW77])" office:value-type="float" office:value="0" calcext:value-type="float">
            <text:p>0</text:p>
          </table:table-cell>
          <table:table-cell office:value-type="float" office:value="0.121951" calcext:value-type="float">
            <text:p>0.121951</text:p>
          </table:table-cell>
          <table:table-cell table:number-columns-repeated="3" office:value-type="float" office:value="0.146341" calcext:value-type="float">
            <text:p>0.146341</text:p>
          </table:table-cell>
          <table:table-cell office:value-type="float" office:value="0.0243902" calcext:value-type="float">
            <text:p>0.02439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87805" calcext:value-type="float">
            <text:p>0.0487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43902" calcext:value-type="float">
            <text:p>0.0243902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82" calcext:value-type="float">
            <text:p>13.5982</text:p>
          </table:table-cell>
          <table:table-cell table:formula="of:=SUM([Sheet6.U78:.CW78])" office:value-type="float" office:value="0" calcext:value-type="float">
            <text:p>0</text:p>
          </table:table-cell>
          <table:table-cell table:formula="of:=SUM([Sheet6.AE78:.CW78])" office:value-type="float" office:value="0" calcext:value-type="float">
            <text:p>0</text:p>
          </table:table-cell>
          <table:table-cell office:value-type="float" office:value="0.298246" calcext:value-type="float">
            <text:p>0.298246</text:p>
          </table:table-cell>
          <table:table-cell office:value-type="float" office:value="0.157895" calcext:value-type="float">
            <text:p>0.157895</text:p>
          </table:table-cell>
          <table:table-cell office:value-type="float" office:value="0.105263" calcext:value-type="float">
            <text:p>0.105263</text:p>
          </table:table-cell>
          <table:table-cell office:value-type="float" office:value="0.140351" calcext:value-type="float">
            <text:p>0.140351</text:p>
          </table:table-cell>
          <table:table-cell office:value-type="float" office:value="0.0350877" calcext:value-type="float">
            <text:p>0.0350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50877" calcext:value-type="float">
            <text:p>0.0350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75439" calcext:value-type="float">
            <text:p>0.0175439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8" calcext:value-type="float">
            <text:p>13.628</text:p>
          </table:table-cell>
          <table:table-cell table:formula="of:=SUM([Sheet6.U79:.CW79])" office:value-type="float" office:value="0" calcext:value-type="float">
            <text:p>0</text:p>
          </table:table-cell>
          <table:table-cell table:formula="of:=SUM([Sheet6.AE79:.CW79])" office:value-type="float" office:value="0" calcext:value-type="float">
            <text:p>0</text:p>
          </table:table-cell>
          <table:table-cell office:value-type="float" office:value="0.246154" calcext:value-type="float">
            <text:p>0.246154</text:p>
          </table:table-cell>
          <table:table-cell office:value-type="float" office:value="0.123077" calcext:value-type="float">
            <text:p>0.123077</text:p>
          </table:table-cell>
          <table:table-cell office:value-type="float" office:value="0.138462" calcext:value-type="float">
            <text:p>0.138462</text:p>
          </table:table-cell>
          <table:table-cell office:value-type="float" office:value="0.0615385" calcext:value-type="float">
            <text:p>0.0615385</text:p>
          </table:table-cell>
          <table:table-cell office:value-type="float" office:value="0.0923077" calcext:value-type="float">
            <text:p>0.0923077</text:p>
          </table:table-cell>
          <table:table-cell office:value-type="float" office:value="0.0307692" calcext:value-type="float">
            <text:p>0.03076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07692" calcext:value-type="float">
            <text:p>0.0307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53846" calcext:value-type="float">
            <text:p>0.0153846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78" calcext:value-type="float">
            <text:p>13.6578</text:p>
          </table:table-cell>
          <table:table-cell table:formula="of:=SUM([Sheet6.U80:.CW80])" office:value-type="float" office:value="0" calcext:value-type="float">
            <text:p>0</text:p>
          </table:table-cell>
          <table:table-cell table:formula="of:=SUM([Sheet6.AE80:.CW80])" office:value-type="float" office:value="0" calcext:value-type="float">
            <text:p>0</text:p>
          </table:table-cell>
          <table:table-cell office:value-type="float" office:value="0.202247" calcext:value-type="float">
            <text:p>0.202247</text:p>
          </table:table-cell>
          <table:table-cell office:value-type="float" office:value="0.157303" calcext:value-type="float">
            <text:p>0.157303</text:p>
          </table:table-cell>
          <table:table-cell office:value-type="float" office:value="0.101124" calcext:value-type="float">
            <text:p>0.101124</text:p>
          </table:table-cell>
          <table:table-cell office:value-type="float" office:value="0.0674157" calcext:value-type="float">
            <text:p>0.0674157</text:p>
          </table:table-cell>
          <table:table-cell office:value-type="float" office:value="0.0561798" calcext:value-type="float">
            <text:p>0.0561798</text:p>
          </table:table-cell>
          <table:table-cell office:value-type="float" office:value="0.0337079" calcext:value-type="float">
            <text:p>0.0337079</text:p>
          </table:table-cell>
          <table:table-cell office:value-type="float" office:value="0.011236" calcext:value-type="float">
            <text:p>0.011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1236" calcext:value-type="float">
            <text:p>0.011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1236" calcext:value-type="float">
            <text:p>0.011236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76" calcext:value-type="float">
            <text:p>13.6876</text:p>
          </table:table-cell>
          <table:table-cell table:formula="of:=SUM([Sheet6.U81:.CW81])" office:value-type="float" office:value="0" calcext:value-type="float">
            <text:p>0</text:p>
          </table:table-cell>
          <table:table-cell table:formula="of:=SUM([Sheet6.AE81:.CW81])" office:value-type="float" office:value="0" calcext:value-type="float">
            <text:p>0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152381" calcext:value-type="float">
            <text:p>0.152381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0.0761905" calcext:value-type="float">
            <text:p>0.0761905</text:p>
          </table:table-cell>
          <table:table-cell table:number-columns-repeated="2" office:value-type="float" office:value="0.0380952" calcext:value-type="float">
            <text:p>0.0380952</text:p>
          </table:table-cell>
          <table:table-cell table:number-columns-repeated="2" office:value-type="float" office:value="0.00952381" calcext:value-type="float">
            <text:p>0.00952381</text:p>
          </table:table-cell>
          <table:table-cell office:value-type="float" office:value="0" calcext:value-type="float">
            <text:p>0</text:p>
          </table:table-cell>
          <table:table-cell office:value-type="float" office:value="0.00952381" calcext:value-type="float">
            <text:p>0.009523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952381" calcext:value-type="float">
            <text:p>0.00952381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74" calcext:value-type="float">
            <text:p>13.7174</text:p>
          </table:table-cell>
          <table:table-cell table:formula="of:=SUM([Sheet6.U82:.CW82])" office:value-type="float" office:value="0.008" calcext:value-type="float">
            <text:p>0.008</text:p>
          </table:table-cell>
          <table:table-cell table:formula="of:=SUM([Sheet6.AE82:.CW82])"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192" calcext:value-type="float">
            <text:p>0.192</text:p>
          </table:table-cell>
          <table:table-cell office:value-type="float" office:value="0.088" calcext:value-type="float">
            <text:p>0.088</text:p>
          </table:table-cell>
          <table:table-cell office:value-type="float" office:value="0.104" calcext:value-type="float">
            <text:p>0.104</text:p>
          </table:table-cell>
          <table:table-cell office:value-type="float" office:value="0.04" calcext:value-type="float">
            <text:p>0.04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72" calcext:value-type="float">
            <text:p>13.7472</text:p>
          </table:table-cell>
          <table:table-cell table:formula="of:=SUM([Sheet6.U83:.CW83])" office:value-type="float" office:value="0.0125" calcext:value-type="float">
            <text:p>0.0125</text:p>
          </table:table-cell>
          <table:table-cell table:formula="of:=SUM([Sheet6.AE83:.CW83])" office:value-type="float" office:value="0" calcext:value-type="float">
            <text:p>0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19375" calcext:value-type="float">
            <text:p>0.1937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25" calcext:value-type="float">
            <text:p>0.0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" calcext:value-type="float">
            <text:p>0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0125" calcext:value-type="float">
            <text:p>0.0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25" calcext:value-type="float">
            <text:p>0.0125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7" calcext:value-type="float">
            <text:p>13.777</text:p>
          </table:table-cell>
          <table:table-cell table:formula="of:=SUM([Sheet6.U84:.CW84])" office:value-type="float" office:value="0.0103627" calcext:value-type="float">
            <text:p>0.0103627</text:p>
          </table:table-cell>
          <table:table-cell table:formula="of:=SUM([Sheet6.AE84:.CW84])" office:value-type="float" office:value="0" calcext:value-type="float">
            <text:p>0</text:p>
          </table:table-cell>
          <table:table-cell office:value-type="float" office:value="0.243523" calcext:value-type="float">
            <text:p>0.243523</text:p>
          </table:table-cell>
          <table:table-cell office:value-type="float" office:value="0.196891" calcext:value-type="float">
            <text:p>0.196891</text:p>
          </table:table-cell>
          <table:table-cell office:value-type="float" office:value="0.11399" calcext:value-type="float">
            <text:p>0.11399</text:p>
          </table:table-cell>
          <table:table-cell office:value-type="float" office:value="0.0466321" calcext:value-type="float">
            <text:p>0.0466321</text:p>
          </table:table-cell>
          <table:table-cell office:value-type="float" office:value="0.0569948" calcext:value-type="float">
            <text:p>0.0569948</text:p>
          </table:table-cell>
          <table:table-cell office:value-type="float" office:value="0.0673575" calcext:value-type="float">
            <text:p>0.0673575</text:p>
          </table:table-cell>
          <table:table-cell office:value-type="float" office:value="0.015544" calcext:value-type="float">
            <text:p>0.015544</text:p>
          </table:table-cell>
          <table:table-cell office:value-type="float" office:value="0.0103627" calcext:value-type="float">
            <text:p>0.0103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518135" calcext:value-type="float">
            <text:p>0.00518135</text:p>
          </table:table-cell>
          <table:table-cell office:value-type="float" office:value="0" calcext:value-type="float">
            <text:p>0</text:p>
          </table:table-cell>
          <table:table-cell office:value-type="float" office:value="0.0103627" calcext:value-type="float">
            <text:p>0.01036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03627" calcext:value-type="float">
            <text:p>0.0103627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068" calcext:value-type="float">
            <text:p>13.8068</text:p>
          </table:table-cell>
          <table:table-cell table:formula="of:=SUM([Sheet6.U85:.CW85])" office:value-type="float" office:value="0.0089686" calcext:value-type="float">
            <text:p>0.0089686</text:p>
          </table:table-cell>
          <table:table-cell table:formula="of:=SUM([Sheet6.AE85:.CW85])" office:value-type="float" office:value="0" calcext:value-type="float">
            <text:p>0</text:p>
          </table:table-cell>
          <table:table-cell office:value-type="float" office:value="0.2287" calcext:value-type="float">
            <text:p>0.2287</text:p>
          </table:table-cell>
          <table:table-cell office:value-type="float" office:value="0.210762" calcext:value-type="float">
            <text:p>0.210762</text:p>
          </table:table-cell>
          <table:table-cell office:value-type="float" office:value="0.103139" calcext:value-type="float">
            <text:p>0.103139</text:p>
          </table:table-cell>
          <table:table-cell office:value-type="float" office:value="0.0672646" calcext:value-type="float">
            <text:p>0.0672646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0672646" calcext:value-type="float">
            <text:p>0.0672646</text:p>
          </table:table-cell>
          <table:table-cell office:value-type="float" office:value="0.0358744" calcext:value-type="float">
            <text:p>0.0358744</text:p>
          </table:table-cell>
          <table:table-cell office:value-type="float" office:value="0.0179372" calcext:value-type="float">
            <text:p>0.01793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44843" calcext:value-type="float">
            <text:p>0.0044843</text:p>
          </table:table-cell>
          <table:table-cell office:value-type="float" office:value="0" calcext:value-type="float">
            <text:p>0</text:p>
          </table:table-cell>
          <table:table-cell office:value-type="float" office:value="0.0134529" calcext:value-type="float">
            <text:p>0.0134529</text:p>
          </table:table-cell>
          <table:table-cell office:value-type="float" office:value="0" calcext:value-type="float">
            <text:p>0</text:p>
          </table:table-cell>
          <table:table-cell office:value-type="float" office:value="0.00896861" calcext:value-type="float">
            <text:p>0.0089686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44843" calcext:value-type="float">
            <text:p>0.0044843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6" calcext:value-type="float">
            <text:p>13.8366</text:p>
          </table:table-cell>
          <table:table-cell table:formula="of:=SUM([Sheet6.U86:.CW86])" office:value-type="float" office:value="0.01111111" calcext:value-type="float">
            <text:p>0.01111111</text:p>
          </table:table-cell>
          <table:table-cell table:formula="of:=SUM([Sheet6.AE86:.CW86])" office:value-type="float" office:value="0" calcext:value-type="float">
            <text:p>0</text:p>
          </table:table-cell>
          <table:table-cell office:value-type="float" office:value="0.248148" calcext:value-type="float">
            <text:p>0.248148</text:p>
          </table:table-cell>
          <table:table-cell office:value-type="float" office:value="0.159259" calcext:value-type="float">
            <text:p>0.159259</text:p>
          </table:table-cell>
          <table:table-cell office:value-type="float" office:value="0.148148" calcext:value-type="float">
            <text:p>0.148148</text:p>
          </table:table-cell>
          <table:table-cell office:value-type="float" office:value="0.0740741" calcext:value-type="float">
            <text:p>0.0740741</text:p>
          </table:table-cell>
          <table:table-cell office:value-type="float" office:value="0.0333333" calcext:value-type="float">
            <text:p>0.0333333</text:p>
          </table:table-cell>
          <table:table-cell office:value-type="float" office:value="0.0407407" calcext:value-type="float">
            <text:p>0.0407407</text:p>
          </table:table-cell>
          <table:table-cell office:value-type="float" office:value="0.037037" calcext:value-type="float">
            <text:p>0.037037</text:p>
          </table:table-cell>
          <table:table-cell office:value-type="float" office:value="0.0185185" calcext:value-type="float">
            <text:p>0.0185185</text:p>
          </table:table-cell>
          <table:table-cell office:value-type="float" office:value="0.00740741" calcext:value-type="float">
            <text:p>0.00740741</text:p>
          </table:table-cell>
          <table:table-cell office:value-type="float" office:value="0" calcext:value-type="float">
            <text:p>0</text:p>
          </table:table-cell>
          <table:table-cell office:value-type="float" office:value="0.0037037" calcext:value-type="float">
            <text:p>0.0037037</text:p>
          </table:table-cell>
          <table:table-cell office:value-type="float" office:value="0" calcext:value-type="float">
            <text:p>0</text:p>
          </table:table-cell>
          <table:table-cell office:value-type="float" office:value="0.0111111" calcext:value-type="float">
            <text:p>0.0111111</text:p>
          </table:table-cell>
          <table:table-cell office:value-type="float" office:value="0.0037037" calcext:value-type="float">
            <text:p>0.0037037</text:p>
          </table:table-cell>
          <table:table-cell office:value-type="float" office:value="0.00740741" calcext:value-type="float">
            <text:p>0.00740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7037" calcext:value-type="float">
            <text:p>0.0037037</text:p>
          </table:table-cell>
          <table:table-cell office:value-type="float" office:value="0" calcext:value-type="float">
            <text:p>0</text:p>
          </table:table-cell>
          <table:table-cell office:value-type="float" office:value="0.00740741" calcext:value-type="float">
            <text:p>0.00740741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64" calcext:value-type="float">
            <text:p>13.8664</text:p>
          </table:table-cell>
          <table:table-cell table:formula="of:=SUM([Sheet6.U87:.CW87])" office:value-type="float" office:value="0.00920244" calcext:value-type="float">
            <text:p>0.00920244</text:p>
          </table:table-cell>
          <table:table-cell table:formula="of:=SUM([Sheet6.AE87:.CW87])" office:value-type="float" office:value="0" calcext:value-type="float">
            <text:p>0</text:p>
          </table:table-cell>
          <table:table-cell office:value-type="float" office:value="0.220859" calcext:value-type="float">
            <text:p>0.220859</text:p>
          </table:table-cell>
          <table:table-cell office:value-type="float" office:value="0.177914" calcext:value-type="float">
            <text:p>0.177914</text:p>
          </table:table-cell>
          <table:table-cell office:value-type="float" office:value="0.138037" calcext:value-type="float">
            <text:p>0.138037</text:p>
          </table:table-cell>
          <table:table-cell office:value-type="float" office:value="0.0797546" calcext:value-type="float">
            <text:p>0.0797546</text:p>
          </table:table-cell>
          <table:table-cell office:value-type="float" office:value="0.0429448" calcext:value-type="float">
            <text:p>0.0429448</text:p>
          </table:table-cell>
          <table:table-cell office:value-type="float" office:value="0.0306748" calcext:value-type="float">
            <text:p>0.0306748</text:p>
          </table:table-cell>
          <table:table-cell office:value-type="float" office:value="0.0184049" calcext:value-type="float">
            <text:p>0.0184049</text:p>
          </table:table-cell>
          <table:table-cell office:value-type="float" office:value="0.0214724" calcext:value-type="float">
            <text:p>0.0214724</text:p>
          </table:table-cell>
          <table:table-cell office:value-type="float" office:value="0.0184049" calcext:value-type="float">
            <text:p>0.0184049</text:p>
          </table:table-cell>
          <table:table-cell office:value-type="float" office:value="0.0122699" calcext:value-type="float">
            <text:p>0.0122699</text:p>
          </table:table-cell>
          <table:table-cell office:value-type="float" office:value="0.00306748" calcext:value-type="float">
            <text:p>0.00306748</text:p>
          </table:table-cell>
          <table:table-cell office:value-type="float" office:value="0" calcext:value-type="float">
            <text:p>0</text:p>
          </table:table-cell>
          <table:table-cell office:value-type="float" office:value="0.00306748" calcext:value-type="float">
            <text:p>0.00306748</text:p>
          </table:table-cell>
          <table:table-cell office:value-type="float" office:value="0.0122699" calcext:value-type="float">
            <text:p>0.012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613497" calcext:value-type="float">
            <text:p>0.00613497</text:p>
          </table:table-cell>
          <table:table-cell office:value-type="float" office:value="0" calcext:value-type="float">
            <text:p>0</text:p>
          </table:table-cell>
          <table:table-cell office:value-type="float" office:value="0.00306748" calcext:value-type="float">
            <text:p>0.003067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306748" calcext:value-type="float">
            <text:p>0.00306748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1" calcext:value-type="float">
            <text:p>13.8961</text:p>
          </table:table-cell>
          <table:table-cell table:formula="of:=SUM([Sheet6.U88:.CW88])" office:value-type="float" office:value="0.01558441" calcext:value-type="float">
            <text:p>0.01558441</text:p>
          </table:table-cell>
          <table:table-cell table:formula="of:=SUM([Sheet6.AE88:.CW88])" office:value-type="float" office:value="0" calcext:value-type="float">
            <text:p>0</text:p>
          </table:table-cell>
          <table:table-cell office:value-type="float" office:value="0.179221" calcext:value-type="float">
            <text:p>0.179221</text:p>
          </table:table-cell>
          <table:table-cell office:value-type="float" office:value="0.231169" calcext:value-type="float">
            <text:p>0.231169</text:p>
          </table:table-cell>
          <table:table-cell office:value-type="float" office:value="0.109091" calcext:value-type="float">
            <text:p>0.109091</text:p>
          </table:table-cell>
          <table:table-cell office:value-type="float" office:value="0.0961039" calcext:value-type="float">
            <text:p>0.0961039</text:p>
          </table:table-cell>
          <table:table-cell office:value-type="float" office:value="0.0441558" calcext:value-type="float">
            <text:p>0.0441558</text:p>
          </table:table-cell>
          <table:table-cell office:value-type="float" office:value="0.038961" calcext:value-type="float">
            <text:p>0.038961</text:p>
          </table:table-cell>
          <table:table-cell office:value-type="float" office:value="0.00519481" calcext:value-type="float">
            <text:p>0.00519481</text:p>
          </table:table-cell>
          <table:table-cell office:value-type="float" office:value="0.0155844" calcext:value-type="float">
            <text:p>0.0155844</text:p>
          </table:table-cell>
          <table:table-cell office:value-type="float" office:value="0.0103896" calcext:value-type="float">
            <text:p>0.0103896</text:p>
          </table:table-cell>
          <table:table-cell office:value-type="float" office:value="0.0155844" calcext:value-type="float">
            <text:p>0.0155844</text:p>
          </table:table-cell>
          <table:table-cell office:value-type="float" office:value="0.012987" calcext:value-type="float">
            <text:p>0.012987</text:p>
          </table:table-cell>
          <table:table-cell office:value-type="float" office:value="0.00519481" calcext:value-type="float">
            <text:p>0.00519481</text:p>
          </table:table-cell>
          <table:table-cell office:value-type="float" office:value="0.0025974" calcext:value-type="float">
            <text:p>0.0025974</text:p>
          </table:table-cell>
          <table:table-cell office:value-type="float" office:value="0.012987" calcext:value-type="float">
            <text:p>0.012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519481" calcext:value-type="float">
            <text:p>0.00519481</text:p>
          </table:table-cell>
          <table:table-cell table:number-columns-repeated="4" office:value-type="float" office:value="0.0025974" calcext:value-type="float">
            <text:p>0.002597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59" calcext:value-type="float">
            <text:p>13.9259</text:p>
          </table:table-cell>
          <table:table-cell table:formula="of:=SUM([Sheet6.U89:.CW89])" office:value-type="float" office:value="0.01354402" calcext:value-type="float">
            <text:p>0.01354402</text:p>
          </table:table-cell>
          <table:table-cell table:formula="of:=SUM([Sheet6.AE89:.CW89])" office:value-type="float" office:value="0" calcext:value-type="float">
            <text:p>0</text:p>
          </table:table-cell>
          <table:table-cell table:number-columns-repeated="2" office:value-type="float" office:value="0.20316" calcext:value-type="float">
            <text:p>0.20316</text:p>
          </table:table-cell>
          <table:table-cell office:value-type="float" office:value="0.139955" calcext:value-type="float">
            <text:p>0.139955</text:p>
          </table:table-cell>
          <table:table-cell office:value-type="float" office:value="0.0677201" calcext:value-type="float">
            <text:p>0.0677201</text:p>
          </table:table-cell>
          <table:table-cell office:value-type="float" office:value="0.0609481" calcext:value-type="float">
            <text:p>0.0609481</text:p>
          </table:table-cell>
          <table:table-cell office:value-type="float" office:value="0.0451467" calcext:value-type="float">
            <text:p>0.0451467</text:p>
          </table:table-cell>
          <table:table-cell office:value-type="float" office:value="0.013544" calcext:value-type="float">
            <text:p>0.013544</text:p>
          </table:table-cell>
          <table:table-cell office:value-type="float" office:value="0.0112867" calcext:value-type="float">
            <text:p>0.0112867</text:p>
          </table:table-cell>
          <table:table-cell office:value-type="float" office:value="0.00677201" calcext:value-type="float">
            <text:p>0.00677201</text:p>
          </table:table-cell>
          <table:table-cell table:number-columns-repeated="2" office:value-type="float" office:value="0.0112867" calcext:value-type="float">
            <text:p>0.0112867</text:p>
          </table:table-cell>
          <table:table-cell table:number-columns-repeated="2" office:value-type="float" office:value="0.00677201" calcext:value-type="float">
            <text:p>0.00677201</text:p>
          </table:table-cell>
          <table:table-cell office:value-type="float" office:value="0.00902935" calcext:value-type="float">
            <text:p>0.00902935</text:p>
          </table:table-cell>
          <table:table-cell office:value-type="float" office:value="0.00677201" calcext:value-type="float">
            <text:p>0.00677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451467" calcext:value-type="float">
            <text:p>0.00451467</text:p>
          </table:table-cell>
          <table:table-cell office:value-type="float" office:value="0" calcext:value-type="float">
            <text:p>0</text:p>
          </table:table-cell>
          <table:table-cell office:value-type="float" office:value="0.00451467" calcext:value-type="float">
            <text:p>0.00451467</text:p>
          </table:table-cell>
          <table:table-cell table:number-columns-repeated="2" office:value-type="float" office:value="0.00225734" calcext:value-type="float">
            <text:p>0.0022573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57" calcext:value-type="float">
            <text:p>13.9557</text:p>
          </table:table-cell>
          <table:table-cell table:formula="of:=SUM([Sheet6.U90:.CW90])" office:value-type="float" office:value="0.01181102" calcext:value-type="float">
            <text:p>0.01181102</text:p>
          </table:table-cell>
          <table:table-cell table:formula="of:=SUM([Sheet6.AE90:.CW90])" office:value-type="float" office:value="0" calcext:value-type="float">
            <text:p>0</text:p>
          </table:table-cell>
          <table:table-cell office:value-type="float" office:value="0.198819" calcext:value-type="float">
            <text:p>0.198819</text:p>
          </table:table-cell>
          <table:table-cell office:value-type="float" office:value="0.194882" calcext:value-type="float">
            <text:p>0.194882</text:p>
          </table:table-cell>
          <table:table-cell office:value-type="float" office:value="0.120079" calcext:value-type="float">
            <text:p>0.120079</text:p>
          </table:table-cell>
          <table:table-cell office:value-type="float" office:value="0.116142" calcext:value-type="float">
            <text:p>0.116142</text:p>
          </table:table-cell>
          <table:table-cell office:value-type="float" office:value="0.0531496" calcext:value-type="float">
            <text:p>0.0531496</text:p>
          </table:table-cell>
          <table:table-cell office:value-type="float" office:value="0.0295276" calcext:value-type="float">
            <text:p>0.0295276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0177165" calcext:value-type="float">
            <text:p>0.0177165</text:p>
          </table:table-cell>
          <table:table-cell office:value-type="float" office:value="0.00590551" calcext:value-type="float">
            <text:p>0.00590551</text:p>
          </table:table-cell>
          <table:table-cell table:number-columns-repeated="2" office:value-type="float" office:value="0.00787402" calcext:value-type="float">
            <text:p>0.00787402</text:p>
          </table:table-cell>
          <table:table-cell office:value-type="float" office:value="0.00590551" calcext:value-type="float">
            <text:p>0.00590551</text:p>
          </table:table-cell>
          <table:table-cell office:value-type="float" office:value="0.00393701" calcext:value-type="float">
            <text:p>0.00393701</text:p>
          </table:table-cell>
          <table:table-cell office:value-type="float" office:value="0.00787402" calcext:value-type="float">
            <text:p>0.00787402</text:p>
          </table:table-cell>
          <table:table-cell office:value-type="float" office:value="0.011811" calcext:value-type="float">
            <text:p>0.011811</text:p>
          </table:table-cell>
          <table:table-cell office:value-type="float" office:value="0.0019685" calcext:value-type="float">
            <text:p>0.0019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93701" calcext:value-type="float">
            <text:p>0.00393701</text:p>
          </table:table-cell>
          <table:table-cell office:value-type="float" office:value="0" calcext:value-type="float">
            <text:p>0</text:p>
          </table:table-cell>
          <table:table-cell office:value-type="float" office:value="0.00590551" calcext:value-type="float">
            <text:p>0.00590551</text:p>
          </table:table-cell>
          <table:table-cell office:value-type="float" office:value="0" calcext:value-type="float">
            <text:p>0</text:p>
          </table:table-cell>
          <table:table-cell office:value-type="float" office:value="0.0019685" calcext:value-type="float">
            <text:p>0.0019685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55" calcext:value-type="float">
            <text:p>13.9855</text:p>
          </table:table-cell>
          <table:table-cell table:formula="of:=SUM([Sheet6.U91:.CW91])" office:value-type="float" office:value="0.00991736" calcext:value-type="float">
            <text:p>0.00991736</text:p>
          </table:table-cell>
          <table:table-cell table:formula="of:=SUM([Sheet6.AE91:.CW91])" office:value-type="float" office:value="0" calcext:value-type="float">
            <text:p>0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8843" calcext:value-type="float">
            <text:p>0.18843</text:p>
          </table:table-cell>
          <table:table-cell office:value-type="float" office:value="0.130579" calcext:value-type="float">
            <text:p>0.130579</text:p>
          </table:table-cell>
          <table:table-cell office:value-type="float" office:value="0.0859504" calcext:value-type="float">
            <text:p>0.0859504</text:p>
          </table:table-cell>
          <table:table-cell office:value-type="float" office:value="0.0677686" calcext:value-type="float">
            <text:p>0.0677686</text:p>
          </table:table-cell>
          <table:table-cell office:value-type="float" office:value="0.0297521" calcext:value-type="float">
            <text:p>0.0297521</text:p>
          </table:table-cell>
          <table:table-cell office:value-type="float" office:value="0.0330579" calcext:value-type="float">
            <text:p>0.0330579</text:p>
          </table:table-cell>
          <table:table-cell office:value-type="float" office:value="0.0181818" calcext:value-type="float">
            <text:p>0.0181818</text:p>
          </table:table-cell>
          <table:table-cell office:value-type="float" office:value="0.0132231" calcext:value-type="float">
            <text:p>0.0132231</text:p>
          </table:table-cell>
          <table:table-cell office:value-type="float" office:value="0.00330579" calcext:value-type="float">
            <text:p>0.00330579</text:p>
          </table:table-cell>
          <table:table-cell office:value-type="float" office:value="0.00495868" calcext:value-type="float">
            <text:p>0.00495868</text:p>
          </table:table-cell>
          <table:table-cell office:value-type="float" office:value="0.00826446" calcext:value-type="float">
            <text:p>0.00826446</text:p>
          </table:table-cell>
          <table:table-cell office:value-type="float" office:value="0.00661157" calcext:value-type="float">
            <text:p>0.00661157</text:p>
          </table:table-cell>
          <table:table-cell office:value-type="float" office:value="0.00495868" calcext:value-type="float">
            <text:p>0.00495868</text:p>
          </table:table-cell>
          <table:table-cell office:value-type="float" office:value="0.00991736" calcext:value-type="float">
            <text:p>0.00991736</text:p>
          </table:table-cell>
          <table:table-cell office:value-type="float" office:value="0.00330579" calcext:value-type="float">
            <text:p>0.00330579</text:p>
          </table:table-cell>
          <table:table-cell office:value-type="float" office:value="0.00165289" calcext:value-type="float">
            <text:p>0.00165289</text:p>
          </table:table-cell>
          <table:table-cell office:value-type="float" office:value="0" calcext:value-type="float">
            <text:p>0</text:p>
          </table:table-cell>
          <table:table-cell office:value-type="float" office:value="0.00330579" calcext:value-type="float">
            <text:p>0.00330579</text:p>
          </table:table-cell>
          <table:table-cell office:value-type="float" office:value="0" calcext:value-type="float">
            <text:p>0</text:p>
          </table:table-cell>
          <table:table-cell office:value-type="float" office:value="0.00330579" calcext:value-type="float">
            <text:p>0.00330579</text:p>
          </table:table-cell>
          <table:table-cell table:number-columns-repeated="2" office:value-type="float" office:value="0.00165289" calcext:value-type="float">
            <text:p>0.00165289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53" calcext:value-type="float">
            <text:p>14.0153</text:p>
          </table:table-cell>
          <table:table-cell table:formula="of:=SUM([Sheet6.U92:.CW92])" office:value-type="float" office:value="0.01004304" calcext:value-type="float">
            <text:p>0.01004304</text:p>
          </table:table-cell>
          <table:table-cell table:formula="of:=SUM([Sheet6.AE92:.CW92])" office:value-type="float" office:value="0" calcext:value-type="float">
            <text:p>0</text:p>
          </table:table-cell>
          <table:table-cell office:value-type="float" office:value="0.190818" calcext:value-type="float">
            <text:p>0.190818</text:p>
          </table:table-cell>
          <table:table-cell office:value-type="float" office:value="0.182209" calcext:value-type="float">
            <text:p>0.182209</text:p>
          </table:table-cell>
          <table:table-cell office:value-type="float" office:value="0.131994" calcext:value-type="float">
            <text:p>0.131994</text:p>
          </table:table-cell>
          <table:table-cell office:value-type="float" office:value="0.0918221" calcext:value-type="float">
            <text:p>0.0918221</text:p>
          </table:table-cell>
          <table:table-cell office:value-type="float" office:value="0.0502152" calcext:value-type="float">
            <text:p>0.0502152</text:p>
          </table:table-cell>
          <table:table-cell office:value-type="float" office:value="0.0430416" calcext:value-type="float">
            <text:p>0.0430416</text:p>
          </table:table-cell>
          <table:table-cell office:value-type="float" office:value="0.0286944" calcext:value-type="float">
            <text:p>0.0286944</text:p>
          </table:table-cell>
          <table:table-cell office:value-type="float" office:value="0.0215208" calcext:value-type="float">
            <text:p>0.0215208</text:p>
          </table:table-cell>
          <table:table-cell table:number-columns-repeated="2" office:value-type="float" office:value="0.0114778" calcext:value-type="float">
            <text:p>0.0114778</text:p>
          </table:table-cell>
          <table:table-cell office:value-type="float" office:value="0.00573888" calcext:value-type="float">
            <text:p>0.00573888</text:p>
          </table:table-cell>
          <table:table-cell office:value-type="float" office:value="0.00860832" calcext:value-type="float">
            <text:p>0.00860832</text:p>
          </table:table-cell>
          <table:table-cell table:number-columns-repeated="2" office:value-type="float" office:value="0.00430416" calcext:value-type="float">
            <text:p>0.00430416</text:p>
          </table:table-cell>
          <table:table-cell table:number-columns-repeated="2" office:value-type="float" office:value="0.00573888" calcext:value-type="float">
            <text:p>0.00573888</text:p>
          </table:table-cell>
          <table:table-cell office:value-type="float" office:value="0.00286944" calcext:value-type="float">
            <text:p>0.002869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143472" calcext:value-type="float">
            <text:p>0.00143472</text:p>
          </table:table-cell>
          <table:table-cell office:value-type="float" office:value="0.00430416" calcext:value-type="float">
            <text:p>0.00430416</text:p>
          </table:table-cell>
          <table:table-cell office:value-type="float" office:value="0.00143472" calcext:value-type="float">
            <text:p>0.00143472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51" calcext:value-type="float">
            <text:p>14.0451</text:p>
          </table:table-cell>
          <table:table-cell table:formula="of:=SUM([Sheet6.U93:.CW93])" office:value-type="float" office:value="0.01747816" calcext:value-type="float">
            <text:p>0.01747816</text:p>
          </table:table-cell>
          <table:table-cell table:formula="of:=SUM([Sheet6.AE93:.CW93])" office:value-type="float" office:value="0" calcext:value-type="float">
            <text:p>0</text:p>
          </table:table-cell>
          <table:table-cell office:value-type="float" office:value="0.191011" calcext:value-type="float">
            <text:p>0.191011</text:p>
          </table:table-cell>
          <table:table-cell office:value-type="float" office:value="0.167291" calcext:value-type="float">
            <text:p>0.167291</text:p>
          </table:table-cell>
          <table:table-cell office:value-type="float" office:value="0.153558" calcext:value-type="float">
            <text:p>0.153558</text:p>
          </table:table-cell>
          <table:table-cell office:value-type="float" office:value="0.082397" calcext:value-type="float">
            <text:p>0.082397</text:p>
          </table:table-cell>
          <table:table-cell office:value-type="float" office:value="0.0574282" calcext:value-type="float">
            <text:p>0.0574282</text:p>
          </table:table-cell>
          <table:table-cell office:value-type="float" office:value="0.0436954" calcext:value-type="float">
            <text:p>0.0436954</text:p>
          </table:table-cell>
          <table:table-cell office:value-type="float" office:value="0.0324594" calcext:value-type="float">
            <text:p>0.0324594</text:p>
          </table:table-cell>
          <table:table-cell office:value-type="float" office:value="0.019975" calcext:value-type="float">
            <text:p>0.019975</text:p>
          </table:table-cell>
          <table:table-cell office:value-type="float" office:value="0.0162297" calcext:value-type="float">
            <text:p>0.0162297</text:p>
          </table:table-cell>
          <table:table-cell office:value-type="float" office:value="0.00998752" calcext:value-type="float">
            <text:p>0.00998752</text:p>
          </table:table-cell>
          <table:table-cell office:value-type="float" office:value="0.00873908" calcext:value-type="float">
            <text:p>0.00873908</text:p>
          </table:table-cell>
          <table:table-cell office:value-type="float" office:value="0.00374532" calcext:value-type="float">
            <text:p>0.00374532</text:p>
          </table:table-cell>
          <table:table-cell table:number-columns-repeated="3" office:value-type="float" office:value="0.00499376" calcext:value-type="float">
            <text:p>0.00499376</text:p>
          </table:table-cell>
          <table:table-cell table:number-columns-repeated="2" office:value-type="float" office:value="0.00374532" calcext:value-type="float">
            <text:p>0.00374532</text:p>
          </table:table-cell>
          <table:table-cell office:value-type="float" office:value="0" calcext:value-type="float">
            <text:p>0</text:p>
          </table:table-cell>
          <table:table-cell office:value-type="float" office:value="0.00749064" calcext:value-type="float">
            <text:p>0.00749064</text:p>
          </table:table-cell>
          <table:table-cell office:value-type="float" office:value="0.00124844" calcext:value-type="float">
            <text:p>0.00124844</text:p>
          </table:table-cell>
          <table:table-cell office:value-type="float" office:value="0.00249688" calcext:value-type="float">
            <text:p>0.00249688</text:p>
          </table:table-cell>
          <table:table-cell office:value-type="float" office:value="0.00124844" calcext:value-type="float">
            <text:p>0.00124844</text:p>
          </table:table-cell>
          <table:table-cell office:value-type="float" office:value="0.00499376" calcext:value-type="float">
            <text:p>0.00499376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49" calcext:value-type="float">
            <text:p>14.0749</text:p>
          </table:table-cell>
          <table:table-cell table:formula="of:=SUM([Sheet6.U94:.CW94])" office:value-type="float" office:value="0.02466366" calcext:value-type="float">
            <text:p>0.02466366</text:p>
          </table:table-cell>
          <table:table-cell table:formula="of:=SUM([Sheet6.AE94:.CW94])" office:value-type="float" office:value="0" calcext:value-type="float">
            <text:p>0</text:p>
          </table:table-cell>
          <table:table-cell office:value-type="float" office:value="0.169283" calcext:value-type="float">
            <text:p>0.169283</text:p>
          </table:table-cell>
          <table:table-cell office:value-type="float" office:value="0.178251" calcext:value-type="float">
            <text:p>0.178251</text:p>
          </table:table-cell>
          <table:table-cell office:value-type="float" office:value="0.14574" calcext:value-type="float">
            <text:p>0.14574</text:p>
          </table:table-cell>
          <table:table-cell office:value-type="float" office:value="0.10426" calcext:value-type="float">
            <text:p>0.10426</text:p>
          </table:table-cell>
          <table:table-cell office:value-type="float" office:value="0.0605381" calcext:value-type="float">
            <text:p>0.0605381</text:p>
          </table:table-cell>
          <table:table-cell office:value-type="float" office:value="0.0482063" calcext:value-type="float">
            <text:p>0.0482063</text:p>
          </table:table-cell>
          <table:table-cell office:value-type="float" office:value="0.0224215" calcext:value-type="float">
            <text:p>0.0224215</text:p>
          </table:table-cell>
          <table:table-cell office:value-type="float" office:value="0.0280269" calcext:value-type="float">
            <text:p>0.0280269</text:p>
          </table:table-cell>
          <table:table-cell office:value-type="float" office:value="0.0168161" calcext:value-type="float">
            <text:p>0.0168161</text:p>
          </table:table-cell>
          <table:table-cell office:value-type="float" office:value="0.00784753" calcext:value-type="float">
            <text:p>0.00784753</text:p>
          </table:table-cell>
          <table:table-cell office:value-type="float" office:value="0.0123318" calcext:value-type="float">
            <text:p>0.0123318</text:p>
          </table:table-cell>
          <table:table-cell office:value-type="float" office:value="0.00784753" calcext:value-type="float">
            <text:p>0.00784753</text:p>
          </table:table-cell>
          <table:table-cell table:number-columns-repeated="3" office:value-type="float" office:value="0.00336323" calcext:value-type="float">
            <text:p>0.00336323</text:p>
          </table:table-cell>
          <table:table-cell office:value-type="float" office:value="0.00112108" calcext:value-type="float">
            <text:p>0.00112108</text:p>
          </table:table-cell>
          <table:table-cell office:value-type="float" office:value="0.0044843" calcext:value-type="float">
            <text:p>0.0044843</text:p>
          </table:table-cell>
          <table:table-cell table:number-columns-repeated="2" office:value-type="float" office:value="0.00224215" calcext:value-type="float">
            <text:p>0.00224215</text:p>
          </table:table-cell>
          <table:table-cell office:value-type="float" office:value="0.0044843" calcext:value-type="float">
            <text:p>0.0044843</text:p>
          </table:table-cell>
          <table:table-cell office:value-type="float" office:value="0.00560538" calcext:value-type="float">
            <text:p>0.00560538</text:p>
          </table:table-cell>
          <table:table-cell office:value-type="float" office:value="0.0044843" calcext:value-type="float">
            <text:p>0.0044843</text:p>
          </table:table-cell>
          <table:table-cell office:value-type="float" office:value="0.00560538" calcext:value-type="float">
            <text:p>0.00560538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47" calcext:value-type="float">
            <text:p>14.1047</text:p>
          </table:table-cell>
          <table:table-cell table:formula="of:=SUM([Sheet6.U95:.CW95])" office:value-type="float" office:value="0.022862826" calcext:value-type="float">
            <text:p>0.022862826</text:p>
          </table:table-cell>
          <table:table-cell table:formula="of:=SUM([Sheet6.AE95:.CW95])" office:value-type="float" office:value="0" calcext:value-type="float">
            <text:p>0</text:p>
          </table:table-cell>
          <table:table-cell office:value-type="float" office:value="0.173956" calcext:value-type="float">
            <text:p>0.173956</text:p>
          </table:table-cell>
          <table:table-cell office:value-type="float" office:value="0.186879" calcext:value-type="float">
            <text:p>0.186879</text:p>
          </table:table-cell>
          <table:table-cell office:value-type="float" office:value="0.142147" calcext:value-type="float">
            <text:p>0.142147</text:p>
          </table:table-cell>
          <table:table-cell office:value-type="float" office:value="0.112326" calcext:value-type="float">
            <text:p>0.112326</text:p>
          </table:table-cell>
          <table:table-cell office:value-type="float" office:value="0.0636183" calcext:value-type="float">
            <text:p>0.0636183</text:p>
          </table:table-cell>
          <table:table-cell office:value-type="float" office:value="0.0506958" calcext:value-type="float">
            <text:p>0.0506958</text:p>
          </table:table-cell>
          <table:table-cell office:value-type="float" office:value="0.0248509" calcext:value-type="float">
            <text:p>0.0248509</text:p>
          </table:table-cell>
          <table:table-cell office:value-type="float" office:value="0.027833" calcext:value-type="float">
            <text:p>0.027833</text:p>
          </table:table-cell>
          <table:table-cell office:value-type="float" office:value="0.0218688" calcext:value-type="float">
            <text:p>0.0218688</text:p>
          </table:table-cell>
          <table:table-cell office:value-type="float" office:value="0.00894632" calcext:value-type="float">
            <text:p>0.00894632</text:p>
          </table:table-cell>
          <table:table-cell office:value-type="float" office:value="0.00795229" calcext:value-type="float">
            <text:p>0.00795229</text:p>
          </table:table-cell>
          <table:table-cell office:value-type="float" office:value="0.0109344" calcext:value-type="float">
            <text:p>0.0109344</text:p>
          </table:table-cell>
          <table:table-cell office:value-type="float" office:value="0.00198807" calcext:value-type="float">
            <text:p>0.00198807</text:p>
          </table:table-cell>
          <table:table-cell office:value-type="float" office:value="0.00497018" calcext:value-type="float">
            <text:p>0.00497018</text:p>
          </table:table-cell>
          <table:table-cell office:value-type="float" office:value="0.00397614" calcext:value-type="float">
            <text:p>0.00397614</text:p>
          </table:table-cell>
          <table:table-cell office:value-type="float" office:value="0.00198807" calcext:value-type="float">
            <text:p>0.00198807</text:p>
          </table:table-cell>
          <table:table-cell office:value-type="float" office:value="0.00397614" calcext:value-type="float">
            <text:p>0.00397614</text:p>
          </table:table-cell>
          <table:table-cell office:value-type="float" office:value="0.000994036" calcext:value-type="float">
            <text:p>0.000994036</text:p>
          </table:table-cell>
          <table:table-cell office:value-type="float" office:value="0.00298211" calcext:value-type="float">
            <text:p>0.00298211</text:p>
          </table:table-cell>
          <table:table-cell office:value-type="float" office:value="0.00497018" calcext:value-type="float">
            <text:p>0.00497018</text:p>
          </table:table-cell>
          <table:table-cell office:value-type="float" office:value="0.00397614" calcext:value-type="float">
            <text:p>0.00397614</text:p>
          </table:table-cell>
          <table:table-cell office:value-type="float" office:value="0.00298211" calcext:value-type="float">
            <text:p>0.00298211</text:p>
          </table:table-cell>
          <table:table-cell office:value-type="float" office:value="0.00397614" calcext:value-type="float">
            <text:p>0.00397614</text:p>
          </table:table-cell>
          <table:table-cell office:value-type="float" office:value="0.00298211" calcext:value-type="float">
            <text:p>0.0029821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45" calcext:value-type="float">
            <text:p>14.1345</text:p>
          </table:table-cell>
          <table:table-cell table:formula="of:=SUM([Sheet6.U96:.CW96])" office:value-type="float" office:value="0.02345787" calcext:value-type="float">
            <text:p>0.02345787</text:p>
          </table:table-cell>
          <table:table-cell table:formula="of:=SUM([Sheet6.AE96:.CW96])" office:value-type="float" office:value="0" calcext:value-type="float">
            <text:p>0</text:p>
          </table:table-cell>
          <table:table-cell office:value-type="float" office:value="0.147698" calcext:value-type="float">
            <text:p>0.147698</text:p>
          </table:table-cell>
          <table:table-cell office:value-type="float" office:value="0.164205" calcext:value-type="float">
            <text:p>0.164205</text:p>
          </table:table-cell>
          <table:table-cell office:value-type="float" office:value="0.149435" calcext:value-type="float">
            <text:p>0.149435</text:p>
          </table:table-cell>
          <table:table-cell office:value-type="float" office:value="0.113814" calcext:value-type="float">
            <text:p>0.113814</text:p>
          </table:table-cell>
          <table:table-cell office:value-type="float" office:value="0.07298" calcext:value-type="float">
            <text:p>0.07298</text:p>
          </table:table-cell>
          <table:table-cell office:value-type="float" office:value="0.0451781" calcext:value-type="float">
            <text:p>0.0451781</text:p>
          </table:table-cell>
          <table:table-cell office:value-type="float" office:value="0.0408341" calcext:value-type="float">
            <text:p>0.0408341</text:p>
          </table:table-cell>
          <table:table-cell office:value-type="float" office:value="0.0243267" calcext:value-type="float">
            <text:p>0.0243267</text:p>
          </table:table-cell>
          <table:table-cell office:value-type="float" office:value="0.0191138" calcext:value-type="float">
            <text:p>0.0191138</text:p>
          </table:table-cell>
          <table:table-cell office:value-type="float" office:value="0.0112945" calcext:value-type="float">
            <text:p>0.0112945</text:p>
          </table:table-cell>
          <table:table-cell office:value-type="float" office:value="0.0147698" calcext:value-type="float">
            <text:p>0.0147698</text:p>
          </table:table-cell>
          <table:table-cell office:value-type="float" office:value="0.00781929" calcext:value-type="float">
            <text:p>0.00781929</text:p>
          </table:table-cell>
          <table:table-cell office:value-type="float" office:value="0.00347524" calcext:value-type="float">
            <text:p>0.00347524</text:p>
          </table:table-cell>
          <table:table-cell office:value-type="float" office:value="0.00695048" calcext:value-type="float">
            <text:p>0.00695048</text:p>
          </table:table-cell>
          <table:table-cell office:value-type="float" office:value="0" calcext:value-type="float">
            <text:p>0</text:p>
          </table:table-cell>
          <table:table-cell office:value-type="float" office:value="0.00434405" calcext:value-type="float">
            <text:p>0.00434405</text:p>
          </table:table-cell>
          <table:table-cell office:value-type="float" office:value="0.00260643" calcext:value-type="float">
            <text:p>0.00260643</text:p>
          </table:table-cell>
          <table:table-cell office:value-type="float" office:value="0.00347524" calcext:value-type="float">
            <text:p>0.00347524</text:p>
          </table:table-cell>
          <table:table-cell office:value-type="float" office:value="0.00086881" calcext:value-type="float">
            <text:p>0.00086881</text:p>
          </table:table-cell>
          <table:table-cell office:value-type="float" office:value="0.00347524" calcext:value-type="float">
            <text:p>0.00347524</text:p>
          </table:table-cell>
          <table:table-cell office:value-type="float" office:value="0.00173762" calcext:value-type="float">
            <text:p>0.00173762</text:p>
          </table:table-cell>
          <table:table-cell office:value-type="float" office:value="0.00434405" calcext:value-type="float">
            <text:p>0.00434405</text:p>
          </table:table-cell>
          <table:table-cell office:value-type="float" office:value="0.00608167" calcext:value-type="float">
            <text:p>0.00608167</text:p>
          </table:table-cell>
          <table:table-cell office:value-type="float" office:value="0.00347524" calcext:value-type="float">
            <text:p>0.00347524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43" calcext:value-type="float">
            <text:p>14.1643</text:p>
          </table:table-cell>
          <table:table-cell table:formula="of:=SUM([Sheet6.U97:.CW97])" office:value-type="float" office:value="0.02215191" calcext:value-type="float">
            <text:p>0.02215191</text:p>
          </table:table-cell>
          <table:table-cell table:formula="of:=SUM([Sheet6.AE97:.CW97])" office:value-type="float" office:value="0" calcext:value-type="float">
            <text:p>0</text:p>
          </table:table-cell>
          <table:table-cell office:value-type="float" office:value="0.153481" calcext:value-type="float">
            <text:p>0.153481</text:p>
          </table:table-cell>
          <table:table-cell office:value-type="float" office:value="0.163766" calcext:value-type="float">
            <text:p>0.163766</text:p>
          </table:table-cell>
          <table:table-cell office:value-type="float" office:value="0.129747" calcext:value-type="float">
            <text:p>0.129747</text:p>
          </table:table-cell>
          <table:table-cell office:value-type="float" office:value="0.130538" calcext:value-type="float">
            <text:p>0.130538</text:p>
          </table:table-cell>
          <table:table-cell office:value-type="float" office:value="0.0878165" calcext:value-type="float">
            <text:p>0.0878165</text:p>
          </table:table-cell>
          <table:table-cell office:value-type="float" office:value="0.0482595" calcext:value-type="float">
            <text:p>0.0482595</text:p>
          </table:table-cell>
          <table:table-cell office:value-type="float" office:value="0.0450949" calcext:value-type="float">
            <text:p>0.0450949</text:p>
          </table:table-cell>
          <table:table-cell office:value-type="float" office:value="0.022943" calcext:value-type="float">
            <text:p>0.022943</text:p>
          </table:table-cell>
          <table:table-cell office:value-type="float" office:value="0.0189873" calcext:value-type="float">
            <text:p>0.0189873</text:p>
          </table:table-cell>
          <table:table-cell office:value-type="float" office:value="0.00870253" calcext:value-type="float">
            <text:p>0.00870253</text:p>
          </table:table-cell>
          <table:table-cell office:value-type="float" office:value="0.0126582" calcext:value-type="float">
            <text:p>0.0126582</text:p>
          </table:table-cell>
          <table:table-cell table:number-columns-repeated="2" office:value-type="float" office:value="0.00712025" calcext:value-type="float">
            <text:p>0.00712025</text:p>
          </table:table-cell>
          <table:table-cell table:number-columns-repeated="2" office:value-type="float" office:value="0.00474684" calcext:value-type="float">
            <text:p>0.00474684</text:p>
          </table:table-cell>
          <table:table-cell office:value-type="float" office:value="0.00316456" calcext:value-type="float">
            <text:p>0.00316456</text:p>
          </table:table-cell>
          <table:table-cell office:value-type="float" office:value="0.00632911" calcext:value-type="float">
            <text:p>0.00632911</text:p>
          </table:table-cell>
          <table:table-cell office:value-type="float" office:value="0.00158228" calcext:value-type="float">
            <text:p>0.00158228</text:p>
          </table:table-cell>
          <table:table-cell table:number-columns-repeated="2" office:value-type="float" office:value="0.00237342" calcext:value-type="float">
            <text:p>0.00237342</text:p>
          </table:table-cell>
          <table:table-cell office:value-type="float" office:value="0.00158228" calcext:value-type="float">
            <text:p>0.00158228</text:p>
          </table:table-cell>
          <table:table-cell office:value-type="float" office:value="0.0039557" calcext:value-type="float">
            <text:p>0.0039557</text:p>
          </table:table-cell>
          <table:table-cell office:value-type="float" office:value="0.00632911" calcext:value-type="float">
            <text:p>0.00632911</text:p>
          </table:table-cell>
          <table:table-cell office:value-type="float" office:value="0.0039557" calcext:value-type="float">
            <text:p>0.0039557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41" calcext:value-type="float">
            <text:p>14.1941</text:p>
          </table:table-cell>
          <table:table-cell table:formula="of:=SUM([Sheet6.U98:.CW98])" office:value-type="float" office:value="0.023943675" calcext:value-type="float">
            <text:p>0.023943675</text:p>
          </table:table-cell>
          <table:table-cell table:formula="of:=SUM([Sheet6.AE98:.CW98])" office:value-type="float" office:value="0" calcext:value-type="float">
            <text:p>0</text:p>
          </table:table-cell>
          <table:table-cell office:value-type="float" office:value="0.152817" calcext:value-type="float">
            <text:p>0.152817</text:p>
          </table:table-cell>
          <table:table-cell office:value-type="float" office:value="0.155634" calcext:value-type="float">
            <text:p>0.155634</text:p>
          </table:table-cell>
          <table:table-cell office:value-type="float" office:value="0.134507" calcext:value-type="float">
            <text:p>0.134507</text:p>
          </table:table-cell>
          <table:table-cell office:value-type="float" office:value="0.109155" calcext:value-type="float">
            <text:p>0.109155</text:p>
          </table:table-cell>
          <table:table-cell office:value-type="float" office:value="0.0929577" calcext:value-type="float">
            <text:p>0.0929577</text:p>
          </table:table-cell>
          <table:table-cell office:value-type="float" office:value="0.0598592" calcext:value-type="float">
            <text:p>0.0598592</text:p>
          </table:table-cell>
          <table:table-cell office:value-type="float" office:value="0.0457746" calcext:value-type="float">
            <text:p>0.0457746</text:p>
          </table:table-cell>
          <table:table-cell office:value-type="float" office:value="0.0274648" calcext:value-type="float">
            <text:p>0.0274648</text:p>
          </table:table-cell>
          <table:table-cell office:value-type="float" office:value="0.0190141" calcext:value-type="float">
            <text:p>0.0190141</text:p>
          </table:table-cell>
          <table:table-cell office:value-type="float" office:value="0.0119718" calcext:value-type="float">
            <text:p>0.0119718</text:p>
          </table:table-cell>
          <table:table-cell office:value-type="float" office:value="0.0112676" calcext:value-type="float">
            <text:p>0.0112676</text:p>
          </table:table-cell>
          <table:table-cell office:value-type="float" office:value="0.0084507" calcext:value-type="float">
            <text:p>0.0084507</text:p>
          </table:table-cell>
          <table:table-cell office:value-type="float" office:value="0.0056338" calcext:value-type="float">
            <text:p>0.0056338</text:p>
          </table:table-cell>
          <table:table-cell office:value-type="float" office:value="0.00704225" calcext:value-type="float">
            <text:p>0.00704225</text:p>
          </table:table-cell>
          <table:table-cell office:value-type="float" office:value="0.00352113" calcext:value-type="float">
            <text:p>0.00352113</text:p>
          </table:table-cell>
          <table:table-cell office:value-type="float" office:value="0.00422535" calcext:value-type="float">
            <text:p>0.00422535</text:p>
          </table:table-cell>
          <table:table-cell office:value-type="float" office:value="0.0056338" calcext:value-type="float">
            <text:p>0.0056338</text:p>
          </table:table-cell>
          <table:table-cell office:value-type="float" office:value="0.00211268" calcext:value-type="float">
            <text:p>0.00211268</text:p>
          </table:table-cell>
          <table:table-cell office:value-type="float" office:value="0.00492958" calcext:value-type="float">
            <text:p>0.00492958</text:p>
          </table:table-cell>
          <table:table-cell office:value-type="float" office:value="0.00140845" calcext:value-type="float">
            <text:p>0.00140845</text:p>
          </table:table-cell>
          <table:table-cell office:value-type="float" office:value="0.00422535" calcext:value-type="float">
            <text:p>0.00422535</text:p>
          </table:table-cell>
          <table:table-cell office:value-type="float" office:value="0.000704225" calcext:value-type="float">
            <text:p>0.000704225</text:p>
          </table:table-cell>
          <table:table-cell office:value-type="float" office:value="0.00492958" calcext:value-type="float">
            <text:p>0.00492958</text:p>
          </table:table-cell>
          <table:table-cell office:value-type="float" office:value="0.00352113" calcext:value-type="float">
            <text:p>0.00352113</text:p>
          </table:table-cell>
          <table:table-cell office:value-type="float" office:value="0.00211268" calcext:value-type="float">
            <text:p>0.00211268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39" calcext:value-type="float">
            <text:p>14.2239</text:p>
          </table:table-cell>
          <table:table-cell table:formula="of:=SUM([Sheet6.U99:.CW99])" office:value-type="float" office:value="0.02848103" calcext:value-type="float">
            <text:p>0.02848103</text:p>
          </table:table-cell>
          <table:table-cell table:formula="of:=SUM([Sheet6.AE99:.CW99])" office:value-type="float" office:value="0" calcext:value-type="float">
            <text:p>0</text:p>
          </table:table-cell>
          <table:table-cell office:value-type="float" office:value="0.158861" calcext:value-type="float">
            <text:p>0.158861</text:p>
          </table:table-cell>
          <table:table-cell office:value-type="float" office:value="0.149367" calcext:value-type="float">
            <text:p>0.149367</text:p>
          </table:table-cell>
          <table:table-cell office:value-type="float" office:value="0.121519" calcext:value-type="float">
            <text:p>0.121519</text:p>
          </table:table-cell>
          <table:table-cell office:value-type="float" office:value="0.105696" calcext:value-type="float">
            <text:p>0.105696</text:p>
          </table:table-cell>
          <table:table-cell office:value-type="float" office:value="0.0778481" calcext:value-type="float">
            <text:p>0.0778481</text:p>
          </table:table-cell>
          <table:table-cell office:value-type="float" office:value="0.0607595" calcext:value-type="float">
            <text:p>0.0607595</text:p>
          </table:table-cell>
          <table:table-cell office:value-type="float" office:value="0.0550633" calcext:value-type="float">
            <text:p>0.0550633</text:p>
          </table:table-cell>
          <table:table-cell office:value-type="float" office:value="0.0316456" calcext:value-type="float">
            <text:p>0.0316456</text:p>
          </table:table-cell>
          <table:table-cell office:value-type="float" office:value="0.0177215" calcext:value-type="float">
            <text:p>0.0177215</text:p>
          </table:table-cell>
          <table:table-cell office:value-type="float" office:value="0.0158228" calcext:value-type="float">
            <text:p>0.0158228</text:p>
          </table:table-cell>
          <table:table-cell office:value-type="float" office:value="0.0120253" calcext:value-type="float">
            <text:p>0.0120253</text:p>
          </table:table-cell>
          <table:table-cell office:value-type="float" office:value="0.00822785" calcext:value-type="float">
            <text:p>0.00822785</text:p>
          </table:table-cell>
          <table:table-cell office:value-type="float" office:value="0.00949367" calcext:value-type="float">
            <text:p>0.00949367</text:p>
          </table:table-cell>
          <table:table-cell office:value-type="float" office:value="0.00759494" calcext:value-type="float">
            <text:p>0.00759494</text:p>
          </table:table-cell>
          <table:table-cell table:number-columns-repeated="2" office:value-type="float" office:value="0.00379747" calcext:value-type="float">
            <text:p>0.00379747</text:p>
          </table:table-cell>
          <table:table-cell table:number-columns-repeated="3" office:value-type="float" office:value="0.00316456" calcext:value-type="float">
            <text:p>0.00316456</text:p>
          </table:table-cell>
          <table:table-cell office:value-type="float" office:value="0.00443038" calcext:value-type="float">
            <text:p>0.00443038</text:p>
          </table:table-cell>
          <table:table-cell office:value-type="float" office:value="0.00379747" calcext:value-type="float">
            <text:p>0.00379747</text:p>
          </table:table-cell>
          <table:table-cell office:value-type="float" office:value="0.00253165" calcext:value-type="float">
            <text:p>0.00253165</text:p>
          </table:table-cell>
          <table:table-cell office:value-type="float" office:value="0.0056962" calcext:value-type="float">
            <text:p>0.0056962</text:p>
          </table:table-cell>
          <table:table-cell office:value-type="float" office:value="0.00316456" calcext:value-type="float">
            <text:p>0.00316456</text:p>
          </table:table-cell>
          <table:table-cell office:value-type="float" office:value="0.00253165" calcext:value-type="float">
            <text:p>0.00253165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37" calcext:value-type="float">
            <text:p>14.2537</text:p>
          </table:table-cell>
          <table:table-cell table:formula="of:=SUM([Sheet6.U100:.CW100])" office:value-type="float" office:value="0.03083188" calcext:value-type="float">
            <text:p>0.03083188</text:p>
          </table:table-cell>
          <table:table-cell table:formula="of:=SUM([Sheet6.AE100:.CW100])" office:value-type="float" office:value="0" calcext:value-type="float">
            <text:p>0</text:p>
          </table:table-cell>
          <table:table-cell office:value-type="float" office:value="0.14078" calcext:value-type="float">
            <text:p>0.14078</text:p>
          </table:table-cell>
          <table:table-cell office:value-type="float" office:value="0.151832" calcext:value-type="float">
            <text:p>0.151832</text:p>
          </table:table-cell>
          <table:table-cell office:value-type="float" office:value="0.130308" calcext:value-type="float">
            <text:p>0.130308</text:p>
          </table:table-cell>
          <table:table-cell office:value-type="float" office:value="0.105876" calcext:value-type="float">
            <text:p>0.105876</text:p>
          </table:table-cell>
          <table:table-cell office:value-type="float" office:value="0.0814427" calcext:value-type="float">
            <text:p>0.0814427</text:p>
          </table:table-cell>
          <table:table-cell office:value-type="float" office:value="0.0599186" calcext:value-type="float">
            <text:p>0.0599186</text:p>
          </table:table-cell>
          <table:table-cell office:value-type="float" office:value="0.0488656" calcext:value-type="float">
            <text:p>0.0488656</text:p>
          </table:table-cell>
          <table:table-cell office:value-type="float" office:value="0.0354857" calcext:value-type="float">
            <text:p>0.0354857</text:p>
          </table:table-cell>
          <table:table-cell office:value-type="float" office:value="0.0250145" calcext:value-type="float">
            <text:p>0.0250145</text:p>
          </table:table-cell>
          <table:table-cell office:value-type="float" office:value="0.0180337" calcext:value-type="float">
            <text:p>0.0180337</text:p>
          </table:table-cell>
          <table:table-cell office:value-type="float" office:value="0.0133799" calcext:value-type="float">
            <text:p>0.0133799</text:p>
          </table:table-cell>
          <table:table-cell office:value-type="float" office:value="0.0157068" calcext:value-type="float">
            <text:p>0.0157068</text:p>
          </table:table-cell>
          <table:table-cell office:value-type="float" office:value="0.0069808" calcext:value-type="float">
            <text:p>0.0069808</text:p>
          </table:table-cell>
          <table:table-cell office:value-type="float" office:value="0.00581734" calcext:value-type="float">
            <text:p>0.00581734</text:p>
          </table:table-cell>
          <table:table-cell office:value-type="float" office:value="0.0052356" calcext:value-type="float">
            <text:p>0.0052356</text:p>
          </table:table-cell>
          <table:table-cell office:value-type="float" office:value="0.0034904" calcext:value-type="float">
            <text:p>0.0034904</text:p>
          </table:table-cell>
          <table:table-cell office:value-type="float" office:value="0.0017452" calcext:value-type="float">
            <text:p>0.0017452</text:p>
          </table:table-cell>
          <table:table-cell office:value-type="float" office:value="0.00290867" calcext:value-type="float">
            <text:p>0.00290867</text:p>
          </table:table-cell>
          <table:table-cell office:value-type="float" office:value="0.0052356" calcext:value-type="float">
            <text:p>0.0052356</text:p>
          </table:table-cell>
          <table:table-cell office:value-type="float" office:value="0.0034904" calcext:value-type="float">
            <text:p>0.0034904</text:p>
          </table:table-cell>
          <table:table-cell office:value-type="float" office:value="0.0017452" calcext:value-type="float">
            <text:p>0.0017452</text:p>
          </table:table-cell>
          <table:table-cell table:number-columns-repeated="2" office:value-type="float" office:value="0.00465387" calcext:value-type="float">
            <text:p>0.00465387</text:p>
          </table:table-cell>
          <table:table-cell office:value-type="float" office:value="0.0052356" calcext:value-type="float">
            <text:p>0.0052356</text:p>
          </table:table-cell>
          <table:table-cell office:value-type="float" office:value="0.00290867" calcext:value-type="float">
            <text:p>0.00290867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35" calcext:value-type="float">
            <text:p>14.2835</text:p>
          </table:table-cell>
          <table:table-cell table:formula="of:=SUM([Sheet6.U101:.CW101])" office:value-type="float" office:value="0.0273605" calcext:value-type="float">
            <text:p>0.0273605</text:p>
          </table:table-cell>
          <table:table-cell table:formula="of:=SUM([Sheet6.AE101:.CW101])" office:value-type="float" office:value="0" calcext:value-type="float">
            <text:p>0</text:p>
          </table:table-cell>
          <table:table-cell office:value-type="float" office:value="0.149678" calcext:value-type="float">
            <text:p>0.149678</text:p>
          </table:table-cell>
          <table:table-cell office:value-type="float" office:value="0.151824" calcext:value-type="float">
            <text:p>0.151824</text:p>
          </table:table-cell>
          <table:table-cell office:value-type="float" office:value="0.121245" calcext:value-type="float">
            <text:p>0.121245</text:p>
          </table:table-cell>
          <table:table-cell office:value-type="float" office:value="0.107833" calcext:value-type="float">
            <text:p>0.107833</text:p>
          </table:table-cell>
          <table:table-cell office:value-type="float" office:value="0.0863734" calcext:value-type="float">
            <text:p>0.0863734</text:p>
          </table:table-cell>
          <table:table-cell office:value-type="float" office:value="0.0552575" calcext:value-type="float">
            <text:p>0.0552575</text:p>
          </table:table-cell>
          <table:table-cell office:value-type="float" office:value="0.0504292" calcext:value-type="float">
            <text:p>0.0504292</text:p>
          </table:table-cell>
          <table:table-cell office:value-type="float" office:value="0.0391631" calcext:value-type="float">
            <text:p>0.0391631</text:p>
          </table:table-cell>
          <table:table-cell office:value-type="float" office:value="0.0273605" calcext:value-type="float">
            <text:p>0.0273605</text:p>
          </table:table-cell>
          <table:table-cell office:value-type="float" office:value="0.0203863" calcext:value-type="float">
            <text:p>0.0203863</text:p>
          </table:table-cell>
          <table:table-cell office:value-type="float" office:value="0.0139485" calcext:value-type="float">
            <text:p>0.0139485</text:p>
          </table:table-cell>
          <table:table-cell office:value-type="float" office:value="0.0166309" calcext:value-type="float">
            <text:p>0.0166309</text:p>
          </table:table-cell>
          <table:table-cell table:number-columns-repeated="2" office:value-type="float" office:value="0.00965665" calcext:value-type="float">
            <text:p>0.00965665</text:p>
          </table:table-cell>
          <table:table-cell office:value-type="float" office:value="0.0026824" calcext:value-type="float">
            <text:p>0.0026824</text:p>
          </table:table-cell>
          <table:table-cell office:value-type="float" office:value="0.00482833" calcext:value-type="float">
            <text:p>0.00482833</text:p>
          </table:table-cell>
          <table:table-cell table:number-columns-repeated="2" office:value-type="float" office:value="0.0026824" calcext:value-type="float">
            <text:p>0.0026824</text:p>
          </table:table-cell>
          <table:table-cell office:value-type="float" office:value="0.00107296" calcext:value-type="float">
            <text:p>0.00107296</text:p>
          </table:table-cell>
          <table:table-cell table:number-columns-repeated="2" office:value-type="float" office:value="0.00429185" calcext:value-type="float">
            <text:p>0.00429185</text:p>
          </table:table-cell>
          <table:table-cell office:value-type="float" office:value="0.0026824" calcext:value-type="float">
            <text:p>0.0026824</text:p>
          </table:table-cell>
          <table:table-cell table:number-columns-repeated="2" office:value-type="float" office:value="0.00375536" calcext:value-type="float">
            <text:p>0.00375536</text:p>
          </table:table-cell>
          <table:table-cell office:value-type="float" office:value="0.0026824" calcext:value-type="float">
            <text:p>0.0026824</text:p>
          </table:table-cell>
          <table:table-cell office:value-type="float" office:value="0.00214592" calcext:value-type="float">
            <text:p>0.00214592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33" calcext:value-type="float">
            <text:p>14.3133</text:p>
          </table:table-cell>
          <table:table-cell table:formula="of:=SUM([Sheet6.U102:.CW102])" office:value-type="float" office:value="0.02923686" calcext:value-type="float">
            <text:p>0.02923686</text:p>
          </table:table-cell>
          <table:table-cell table:formula="of:=SUM([Sheet6.AE102:.CW102])" office:value-type="float" office:value="0" calcext:value-type="float">
            <text:p>0</text:p>
          </table:table-cell>
          <table:table-cell office:value-type="float" office:value="0.131814" calcext:value-type="float">
            <text:p>0.131814</text:p>
          </table:table-cell>
          <table:table-cell office:value-type="float" office:value="0.156591" calcext:value-type="float">
            <text:p>0.156591</text:p>
          </table:table-cell>
          <table:table-cell office:value-type="float" office:value="0.127849" calcext:value-type="float">
            <text:p>0.127849</text:p>
          </table:table-cell>
          <table:table-cell office:value-type="float" office:value="0.092666" calcext:value-type="float">
            <text:p>0.092666</text:p>
          </table:table-cell>
          <table:table-cell office:value-type="float" office:value="0.079782" calcext:value-type="float">
            <text:p>0.079782</text:p>
          </table:table-cell>
          <table:table-cell office:value-type="float" office:value="0.0703667" calcext:value-type="float">
            <text:p>0.0703667</text:p>
          </table:table-cell>
          <table:table-cell office:value-type="float" office:value="0.049554" calcext:value-type="float">
            <text:p>0.049554</text:p>
          </table:table-cell>
          <table:table-cell office:value-type="float" office:value="0.0386521" calcext:value-type="float">
            <text:p>0.0386521</text:p>
          </table:table-cell>
          <table:table-cell office:value-type="float" office:value="0.0302279" calcext:value-type="float">
            <text:p>0.0302279</text:p>
          </table:table-cell>
          <table:table-cell office:value-type="float" office:value="0.0222993" calcext:value-type="float">
            <text:p>0.0222993</text:p>
          </table:table-cell>
          <table:table-cell office:value-type="float" office:value="0.018335" calcext:value-type="float">
            <text:p>0.018335</text:p>
          </table:table-cell>
          <table:table-cell office:value-type="float" office:value="0.0163528" calcext:value-type="float">
            <text:p>0.0163528</text:p>
          </table:table-cell>
          <table:table-cell table:number-columns-repeated="2" office:value-type="float" office:value="0.0109019" calcext:value-type="float">
            <text:p>0.0109019</text:p>
          </table:table-cell>
          <table:table-cell office:value-type="float" office:value="0.00842418" calcext:value-type="float">
            <text:p>0.00842418</text:p>
          </table:table-cell>
          <table:table-cell table:number-columns-repeated="2" office:value-type="float" office:value="0.0024777" calcext:value-type="float">
            <text:p>0.0024777</text:p>
          </table:table-cell>
          <table:table-cell office:value-type="float" office:value="0.00396432" calcext:value-type="float">
            <text:p>0.00396432</text:p>
          </table:table-cell>
          <table:table-cell office:value-type="float" office:value="0.00198216" calcext:value-type="float">
            <text:p>0.00198216</text:p>
          </table:table-cell>
          <table:table-cell office:value-type="float" office:value="0.00148662" calcext:value-type="float">
            <text:p>0.00148662</text:p>
          </table:table-cell>
          <table:table-cell office:value-type="float" office:value="0.0024777" calcext:value-type="float">
            <text:p>0.0024777</text:p>
          </table:table-cell>
          <table:table-cell office:value-type="float" office:value="0.00346878" calcext:value-type="float">
            <text:p>0.00346878</text:p>
          </table:table-cell>
          <table:table-cell office:value-type="float" office:value="0.0074331" calcext:value-type="float">
            <text:p>0.0074331</text:p>
          </table:table-cell>
          <table:table-cell office:value-type="float" office:value="0.0024777" calcext:value-type="float">
            <text:p>0.0024777</text:p>
          </table:table-cell>
          <table:table-cell office:value-type="float" office:value="0.00396432" calcext:value-type="float">
            <text:p>0.00396432</text:p>
          </table:table-cell>
          <table:table-cell office:value-type="float" office:value="0.00198216" calcext:value-type="float">
            <text:p>0.00198216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31" calcext:value-type="float">
            <text:p>14.3431</text:p>
          </table:table-cell>
          <table:table-cell table:formula="of:=SUM([Sheet6.U103:.CW103])" office:value-type="float" office:value="0.03242241" calcext:value-type="float">
            <text:p>0.03242241</text:p>
          </table:table-cell>
          <table:table-cell table:formula="of:=SUM([Sheet6.AE103:.CW103])" office:value-type="float" office:value="0" calcext:value-type="float">
            <text:p>0</text:p>
          </table:table-cell>
          <table:table-cell office:value-type="float" office:value="0.125521" calcext:value-type="float">
            <text:p>0.125521</text:p>
          </table:table-cell>
          <table:table-cell office:value-type="float" office:value="0.140343" calcext:value-type="float">
            <text:p>0.140343</text:p>
          </table:table-cell>
          <table:table-cell office:value-type="float" office:value="0.132469" calcext:value-type="float">
            <text:p>0.132469</text:p>
          </table:table-cell>
          <table:table-cell office:value-type="float" office:value="0.0944882" calcext:value-type="float">
            <text:p>0.0944882</text:p>
          </table:table-cell>
          <table:table-cell office:value-type="float" office:value="0.078277" calcext:value-type="float">
            <text:p>0.078277</text:p>
          </table:table-cell>
          <table:table-cell office:value-type="float" office:value="0.0680871" calcext:value-type="float">
            <text:p>0.0680871</text:p>
          </table:table-cell>
          <table:table-cell office:value-type="float" office:value="0.0620658" calcext:value-type="float">
            <text:p>0.0620658</text:p>
          </table:table-cell>
          <table:table-cell office:value-type="float" office:value="0.0356647" calcext:value-type="float">
            <text:p>0.0356647</text:p>
          </table:table-cell>
          <table:table-cell office:value-type="float" office:value="0.0296434" calcext:value-type="float">
            <text:p>0.0296434</text:p>
          </table:table-cell>
          <table:table-cell office:value-type="float" office:value="0.0226957" calcext:value-type="float">
            <text:p>0.0226957</text:p>
          </table:table-cell>
          <table:table-cell office:value-type="float" office:value="0.0199166" calcext:value-type="float">
            <text:p>0.0199166</text:p>
          </table:table-cell>
          <table:table-cell office:value-type="float" office:value="0.0171376" calcext:value-type="float">
            <text:p>0.0171376</text:p>
          </table:table-cell>
          <table:table-cell office:value-type="float" office:value="0.00972673" calcext:value-type="float">
            <text:p>0.00972673</text:p>
          </table:table-cell>
          <table:table-cell office:value-type="float" office:value="0.0101899" calcext:value-type="float">
            <text:p>0.0101899</text:p>
          </table:table-cell>
          <table:table-cell office:value-type="float" office:value="0.00833719" calcext:value-type="float">
            <text:p>0.00833719</text:p>
          </table:table-cell>
          <table:table-cell office:value-type="float" office:value="0.00694766" calcext:value-type="float">
            <text:p>0.00694766</text:p>
          </table:table-cell>
          <table:table-cell office:value-type="float" office:value="0.00509495" calcext:value-type="float">
            <text:p>0.00509495</text:p>
          </table:table-cell>
          <table:table-cell office:value-type="float" office:value="0.00463177" calcext:value-type="float">
            <text:p>0.00463177</text:p>
          </table:table-cell>
          <table:table-cell office:value-type="float" office:value="0.00138953" calcext:value-type="float">
            <text:p>0.00138953</text:p>
          </table:table-cell>
          <table:table-cell office:value-type="float" office:value="0.00231589" calcext:value-type="float">
            <text:p>0.00231589</text:p>
          </table:table-cell>
          <table:table-cell office:value-type="float" office:value="0.00324224" calcext:value-type="float">
            <text:p>0.00324224</text:p>
          </table:table-cell>
          <table:table-cell office:value-type="float" office:value="0.00277906" calcext:value-type="float">
            <text:p>0.00277906</text:p>
          </table:table-cell>
          <table:table-cell office:value-type="float" office:value="0.00463177" calcext:value-type="float">
            <text:p>0.00463177</text:p>
          </table:table-cell>
          <table:table-cell office:value-type="float" office:value="0.00509495" calcext:value-type="float">
            <text:p>0.00509495</text:p>
          </table:table-cell>
          <table:table-cell table:number-columns-repeated="2" office:value-type="float" office:value="0.0041686" calcext:value-type="float">
            <text:p>0.0041686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28" calcext:value-type="float">
            <text:p>14.3728</text:p>
          </table:table-cell>
          <table:table-cell table:formula="of:=SUM([Sheet6.U104:.CW104])" office:value-type="float" office:value="0.041136556" calcext:value-type="float">
            <text:p>0.041136556</text:p>
          </table:table-cell>
          <table:table-cell table:formula="of:=SUM([Sheet6.AE104:.CW104])" office:value-type="float" office:value="0" calcext:value-type="float">
            <text:p>0</text:p>
          </table:table-cell>
          <table:table-cell office:value-type="float" office:value="0.128499" calcext:value-type="float">
            <text:p>0.128499</text:p>
          </table:table-cell>
          <table:table-cell office:value-type="float" office:value="0.13274" calcext:value-type="float">
            <text:p>0.13274</text:p>
          </table:table-cell>
          <table:table-cell office:value-type="float" office:value="0.126378" calcext:value-type="float">
            <text:p>0.126378</text:p>
          </table:table-cell>
          <table:table-cell office:value-type="float" office:value="0.0971162" calcext:value-type="float">
            <text:p>0.0971162</text:p>
          </table:table-cell>
          <table:table-cell office:value-type="float" office:value="0.0776081" calcext:value-type="float">
            <text:p>0.0776081</text:p>
          </table:table-cell>
          <table:table-cell office:value-type="float" office:value="0.0708227" calcext:value-type="float">
            <text:p>0.070822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0301103" calcext:value-type="float">
            <text:p>0.0301103</text:p>
          </table:table-cell>
          <table:table-cell office:value-type="float" office:value="0.0322307" calcext:value-type="float">
            <text:p>0.0322307</text:p>
          </table:table-cell>
          <table:table-cell office:value-type="float" office:value="0.0216285" calcext:value-type="float">
            <text:p>0.0216285</text:p>
          </table:table-cell>
          <table:table-cell table:number-columns-repeated="2" office:value-type="float" office:value="0.0186599" calcext:value-type="float">
            <text:p>0.0186599</text:p>
          </table:table-cell>
          <table:table-cell office:value-type="float" office:value="0.0135708" calcext:value-type="float">
            <text:p>0.0135708</text:p>
          </table:table-cell>
          <table:table-cell office:value-type="float" office:value="0.00593723" calcext:value-type="float">
            <text:p>0.00593723</text:p>
          </table:table-cell>
          <table:table-cell office:value-type="float" office:value="0.00805768" calcext:value-type="float">
            <text:p>0.00805768</text:p>
          </table:table-cell>
          <table:table-cell office:value-type="float" office:value="0.00848176" calcext:value-type="float">
            <text:p>0.00848176</text:p>
          </table:table-cell>
          <table:table-cell office:value-type="float" office:value="0.00339271" calcext:value-type="float">
            <text:p>0.00339271</text:p>
          </table:table-cell>
          <table:table-cell office:value-type="float" office:value="0.00593723" calcext:value-type="float">
            <text:p>0.00593723</text:p>
          </table:table-cell>
          <table:table-cell office:value-type="float" office:value="0.00424088" calcext:value-type="float">
            <text:p>0.00424088</text:p>
          </table:table-cell>
          <table:table-cell office:value-type="float" office:value="0.00296862" calcext:value-type="float">
            <text:p>0.00296862</text:p>
          </table:table-cell>
          <table:table-cell office:value-type="float" office:value="0.00339271" calcext:value-type="float">
            <text:p>0.00339271</text:p>
          </table:table-cell>
          <table:table-cell office:value-type="float" office:value="0.00296862" calcext:value-type="float">
            <text:p>0.00296862</text:p>
          </table:table-cell>
          <table:table-cell office:value-type="float" office:value="0.00551315" calcext:value-type="float">
            <text:p>0.00551315</text:p>
          </table:table-cell>
          <table:table-cell office:value-type="float" office:value="0.00593723" calcext:value-type="float">
            <text:p>0.00593723</text:p>
          </table:table-cell>
          <table:table-cell office:value-type="float" office:value="0.00381679" calcext:value-type="float">
            <text:p>0.00381679</text:p>
          </table:table-cell>
          <table:table-cell office:value-type="float" office:value="0.00551315" calcext:value-type="float">
            <text:p>0.00551315</text:p>
          </table:table-cell>
          <table:table-cell office:value-type="float" office:value="0.000848176" calcext:value-type="float">
            <text:p>0.000848176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26" calcext:value-type="float">
            <text:p>14.4026</text:p>
          </table:table-cell>
          <table:table-cell table:formula="of:=SUM([Sheet6.U105:.CW105])" office:value-type="float" office:value="0.04518192" calcext:value-type="float">
            <text:p>0.04518192</text:p>
          </table:table-cell>
          <table:table-cell table:formula="of:=SUM([Sheet6.AE105:.CW105])" office:value-type="float" office:value="0.00039984" calcext:value-type="float">
            <text:p>0.00039984</text:p>
          </table:table-cell>
          <table:table-cell office:value-type="float" office:value="0.132347" calcext:value-type="float">
            <text:p>0.132347</text:p>
          </table:table-cell>
          <table:table-cell office:value-type="float" office:value="0.133547" calcext:value-type="float">
            <text:p>0.133547</text:p>
          </table:table-cell>
          <table:table-cell office:value-type="float" office:value="0.117953" calcext:value-type="float">
            <text:p>0.117953</text:p>
          </table:table-cell>
          <table:table-cell office:value-type="float" office:value="0.104758" calcext:value-type="float">
            <text:p>0.104758</text:p>
          </table:table-cell>
          <table:table-cell office:value-type="float" office:value="0.0763695" calcext:value-type="float">
            <text:p>0.0763695</text:p>
          </table:table-cell>
          <table:table-cell office:value-type="float" office:value="0.069972" calcext:value-type="float">
            <text:p>0.069972</text:p>
          </table:table-cell>
          <table:table-cell office:value-type="float" office:value="0.0579768" calcext:value-type="float">
            <text:p>0.0579768</text:p>
          </table:table-cell>
          <table:table-cell office:value-type="float" office:value="0.0407837" calcext:value-type="float">
            <text:p>0.0407837</text:p>
          </table:table-cell>
          <table:table-cell office:value-type="float" office:value="0.0243902" calcext:value-type="float">
            <text:p>0.0243902</text:p>
          </table:table-cell>
          <table:table-cell office:value-type="float" office:value="0.027589" calcext:value-type="float">
            <text:p>0.027589</text:p>
          </table:table-cell>
          <table:table-cell office:value-type="float" office:value="0.0179928" calcext:value-type="float">
            <text:p>0.0179928</text:p>
          </table:table-cell>
          <table:table-cell office:value-type="float" office:value="0.017593" calcext:value-type="float">
            <text:p>0.017593</text:p>
          </table:table-cell>
          <table:table-cell office:value-type="float" office:value="0.0119952" calcext:value-type="float">
            <text:p>0.0119952</text:p>
          </table:table-cell>
          <table:table-cell office:value-type="float" office:value="0.00919632" calcext:value-type="float">
            <text:p>0.00919632</text:p>
          </table:table-cell>
          <table:table-cell office:value-type="float" office:value="0.00719712" calcext:value-type="float">
            <text:p>0.00719712</text:p>
          </table:table-cell>
          <table:table-cell office:value-type="float" office:value="0.0107957" calcext:value-type="float">
            <text:p>0.0107957</text:p>
          </table:table-cell>
          <table:table-cell office:value-type="float" office:value="0.00439824" calcext:value-type="float">
            <text:p>0.00439824</text:p>
          </table:table-cell>
          <table:table-cell office:value-type="float" office:value="0.00479808" calcext:value-type="float">
            <text:p>0.00479808</text:p>
          </table:table-cell>
          <table:table-cell office:value-type="float" office:value="0.00359856" calcext:value-type="float">
            <text:p>0.00359856</text:p>
          </table:table-cell>
          <table:table-cell office:value-type="float" office:value="0.00679728" calcext:value-type="float">
            <text:p>0.00679728</text:p>
          </table:table-cell>
          <table:table-cell office:value-type="float" office:value="0.00439824" calcext:value-type="float">
            <text:p>0.00439824</text:p>
          </table:table-cell>
          <table:table-cell office:value-type="float" office:value="0.0019992" calcext:value-type="float">
            <text:p>0.0019992</text:p>
          </table:table-cell>
          <table:table-cell office:value-type="float" office:value="0.00319872" calcext:value-type="float">
            <text:p>0.00319872</text:p>
          </table:table-cell>
          <table:table-cell table:number-columns-repeated="2" office:value-type="float" office:value="0.00639744" calcext:value-type="float">
            <text:p>0.00639744</text:p>
          </table:table-cell>
          <table:table-cell office:value-type="float" office:value="0.00439824" calcext:value-type="float">
            <text:p>0.00439824</text:p>
          </table:table-cell>
          <table:table-cell office:value-type="float" office:value="0.00279888" calcext:value-type="float">
            <text:p>0.00279888</text:p>
          </table:table-cell>
          <table:table-cell office:value-type="float" office:value="0.00039984" calcext:value-type="float">
            <text:p>0.00039984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24" calcext:value-type="float">
            <text:p>14.4324</text:p>
          </table:table-cell>
          <table:table-cell table:formula="of:=SUM([Sheet6.U106:.CW106])" office:value-type="float" office:value="0.046025073" calcext:value-type="float">
            <text:p>0.046025073</text:p>
          </table:table-cell>
          <table:table-cell table:formula="of:=SUM([Sheet6.AE106:.CW106])" office:value-type="float" office:value="0.001901863" calcext:value-type="float">
            <text:p>0.001901863</text:p>
          </table:table-cell>
          <table:table-cell office:value-type="float" office:value="0.119817" calcext:value-type="float">
            <text:p>0.119817</text:p>
          </table:table-cell>
          <table:table-cell office:value-type="float" office:value="0.123621" calcext:value-type="float">
            <text:p>0.123621</text:p>
          </table:table-cell>
          <table:table-cell office:value-type="float" office:value="0.119057" calcext:value-type="float">
            <text:p>0.119057</text:p>
          </table:table-cell>
          <table:table-cell office:value-type="float" office:value="0.103461" calcext:value-type="float">
            <text:p>0.103461</text:p>
          </table:table-cell>
          <table:table-cell office:value-type="float" office:value="0.083682" calcext:value-type="float">
            <text:p>0.083682</text:p>
          </table:table-cell>
          <table:table-cell office:value-type="float" office:value="0.0692278" calcext:value-type="float">
            <text:p>0.0692278</text:p>
          </table:table-cell>
          <table:table-cell office:value-type="float" office:value="0.0585774" calcext:value-type="float">
            <text:p>0.0585774</text:p>
          </table:table-cell>
          <table:table-cell office:value-type="float" office:value="0.047927" calcext:value-type="float">
            <text:p>0.047927</text:p>
          </table:table-cell>
          <table:table-cell office:value-type="float" office:value="0.0292887" calcext:value-type="float">
            <text:p>0.0292887</text:p>
          </table:table-cell>
          <table:table-cell office:value-type="float" office:value="0.0247242" calcext:value-type="float">
            <text:p>0.0247242</text:p>
          </table:table-cell>
          <table:table-cell office:value-type="float" office:value="0.0197794" calcext:value-type="float">
            <text:p>0.0197794</text:p>
          </table:table-cell>
          <table:table-cell office:value-type="float" office:value="0.0201598" calcext:value-type="float">
            <text:p>0.0201598</text:p>
          </table:table-cell>
          <table:table-cell table:number-columns-repeated="2" office:value-type="float" office:value="0.0121719" calcext:value-type="float">
            <text:p>0.0121719</text:p>
          </table:table-cell>
          <table:table-cell office:value-type="float" office:value="0.00798783" calcext:value-type="float">
            <text:p>0.00798783</text:p>
          </table:table-cell>
          <table:table-cell office:value-type="float" office:value="0.00988969" calcext:value-type="float">
            <text:p>0.00988969</text:p>
          </table:table-cell>
          <table:table-cell office:value-type="float" office:value="0.00684671" calcext:value-type="float">
            <text:p>0.00684671</text:p>
          </table:table-cell>
          <table:table-cell office:value-type="float" office:value="0.00342335" calcext:value-type="float">
            <text:p>0.00342335</text:p>
          </table:table-cell>
          <table:table-cell office:value-type="float" office:value="0.00304298" calcext:value-type="float">
            <text:p>0.00304298</text:p>
          </table:table-cell>
          <table:table-cell office:value-type="float" office:value="0.00456447" calcext:value-type="float">
            <text:p>0.00456447</text:p>
          </table:table-cell>
          <table:table-cell table:number-columns-repeated="2" office:value-type="float" office:value="0.00304298" calcext:value-type="float">
            <text:p>0.00304298</text:p>
          </table:table-cell>
          <table:table-cell office:value-type="float" office:value="0.00342335" calcext:value-type="float">
            <text:p>0.00342335</text:p>
          </table:table-cell>
          <table:table-cell office:value-type="float" office:value="0.00608596" calcext:value-type="float">
            <text:p>0.00608596</text:p>
          </table:table-cell>
          <table:table-cell office:value-type="float" office:value="0.00874857" calcext:value-type="float">
            <text:p>0.00874857</text:p>
          </table:table-cell>
          <table:table-cell office:value-type="float" office:value="0.0041841" calcext:value-type="float">
            <text:p>0.0041841</text:p>
          </table:table-cell>
          <table:table-cell office:value-type="float" office:value="0.00456447" calcext:value-type="float">
            <text:p>0.00456447</text:p>
          </table:table-cell>
          <table:table-cell office:value-type="float" office:value="0.00152149" calcext:value-type="float">
            <text:p>0.00152149</text:p>
          </table:table-cell>
          <table:table-cell office:value-type="float" office:value="0" calcext:value-type="float">
            <text:p>0</text:p>
          </table:table-cell>
          <table:table-cell office:value-type="float" office:value="0.000380373" calcext:value-type="float">
            <text:p>0.000380373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22" calcext:value-type="float">
            <text:p>14.4622</text:p>
          </table:table-cell>
          <table:table-cell table:formula="of:=SUM([Sheet6.U107:.CW107])" office:value-type="float" office:value="0.05237259" calcext:value-type="float">
            <text:p>0.05237259</text:p>
          </table:table-cell>
          <table:table-cell table:formula="of:=SUM([Sheet6.AE107:.CW107])" office:value-type="float" office:value="0.00456942" calcext:value-type="float">
            <text:p>0.00456942</text:p>
          </table:table-cell>
          <table:table-cell office:value-type="float" office:value="0.119156" calcext:value-type="float">
            <text:p>0.119156</text:p>
          </table:table-cell>
          <table:table-cell office:value-type="float" office:value="0.116696" calcext:value-type="float">
            <text:p>0.116696</text:p>
          </table:table-cell>
          <table:table-cell office:value-type="float" office:value="0.120914" calcext:value-type="float">
            <text:p>0.120914</text:p>
          </table:table-cell>
          <table:table-cell office:value-type="float" office:value="0.0984183" calcext:value-type="float">
            <text:p>0.0984183</text:p>
          </table:table-cell>
          <table:table-cell office:value-type="float" office:value="0.0857645" calcext:value-type="float">
            <text:p>0.0857645</text:p>
          </table:table-cell>
          <table:table-cell office:value-type="float" office:value="0.0664323" calcext:value-type="float">
            <text:p>0.0664323</text:p>
          </table:table-cell>
          <table:table-cell office:value-type="float" office:value="0.0615114" calcext:value-type="float">
            <text:p>0.0615114</text:p>
          </table:table-cell>
          <table:table-cell office:value-type="float" office:value="0.0456942" calcext:value-type="float">
            <text:p>0.0456942</text:p>
          </table:table-cell>
          <table:table-cell office:value-type="float" office:value="0.0333919" calcext:value-type="float">
            <text:p>0.0333919</text:p>
          </table:table-cell>
          <table:table-cell office:value-type="float" office:value="0.0253076" calcext:value-type="float">
            <text:p>0.0253076</text:p>
          </table:table-cell>
          <table:table-cell office:value-type="float" office:value="0.0196837" calcext:value-type="float">
            <text:p>0.0196837</text:p>
          </table:table-cell>
          <table:table-cell office:value-type="float" office:value="0.0182777" calcext:value-type="float">
            <text:p>0.0182777</text:p>
          </table:table-cell>
          <table:table-cell office:value-type="float" office:value="0.00984183" calcext:value-type="float">
            <text:p>0.00984183</text:p>
          </table:table-cell>
          <table:table-cell office:value-type="float" office:value="0.0126538" calcext:value-type="float">
            <text:p>0.0126538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0878735" calcext:value-type="float">
            <text:p>0.00878735</text:p>
          </table:table-cell>
          <table:table-cell office:value-type="float" office:value="0.00527241" calcext:value-type="float">
            <text:p>0.00527241</text:p>
          </table:table-cell>
          <table:table-cell table:number-columns-repeated="2" office:value-type="float" office:value="0.00456942" calcext:value-type="float">
            <text:p>0.00456942</text:p>
          </table:table-cell>
          <table:table-cell office:value-type="float" office:value="0.0059754" calcext:value-type="float">
            <text:p>0.0059754</text:p>
          </table:table-cell>
          <table:table-cell office:value-type="float" office:value="0.00316344" calcext:value-type="float">
            <text:p>0.00316344</text:p>
          </table:table-cell>
          <table:table-cell office:value-type="float" office:value="0.00246046" calcext:value-type="float">
            <text:p>0.00246046</text:p>
          </table:table-cell>
          <table:table-cell office:value-type="float" office:value="0.00421793" calcext:value-type="float">
            <text:p>0.00421793</text:p>
          </table:table-cell>
          <table:table-cell office:value-type="float" office:value="0.0056239" calcext:value-type="float">
            <text:p>0.0056239</text:p>
          </table:table-cell>
          <table:table-cell office:value-type="float" office:value="0.0059754" calcext:value-type="float">
            <text:p>0.0059754</text:p>
          </table:table-cell>
          <table:table-cell office:value-type="float" office:value="0.00667838" calcext:value-type="float">
            <text:p>0.00667838</text:p>
          </table:table-cell>
          <table:table-cell office:value-type="float" office:value="0.00456942" calcext:value-type="float">
            <text:p>0.00456942</text:p>
          </table:table-cell>
          <table:table-cell office:value-type="float" office:value="0.00281195" calcext:value-type="float">
            <text:p>0.00281195</text:p>
          </table:table-cell>
          <table:table-cell office:value-type="float" office:value="0.000702988" calcext:value-type="float">
            <text:p>0.000702988</text:p>
          </table:table-cell>
          <table:table-cell table:number-columns-repeated="3" office:value-type="float" office:value="0.000351494" calcext:value-type="float">
            <text:p>0.000351494</text:p>
          </table:table-cell>
          <table:table-cell table:number-columns-repeated="6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2" calcext:value-type="float">
            <text:p>14.492</text:p>
          </table:table-cell>
          <table:table-cell table:formula="of:=SUM([Sheet6.U108:.CW108])" office:value-type="float" office:value="0.063016521" calcext:value-type="float">
            <text:p>0.063016521</text:p>
          </table:table-cell>
          <table:table-cell table:formula="of:=SUM([Sheet6.AE108:.CW108])" office:value-type="float" office:value="0.005509641" calcext:value-type="float">
            <text:p>0.005509641</text:p>
          </table:table-cell>
          <table:table-cell office:value-type="float" office:value="0.113292" calcext:value-type="float">
            <text:p>0.113292</text:p>
          </table:table-cell>
          <table:table-cell office:value-type="float" office:value="0.122245" calcext:value-type="float">
            <text:p>0.122245</text:p>
          </table:table-cell>
          <table:table-cell office:value-type="float" office:value="0.113292" calcext:value-type="float">
            <text:p>0.113292</text:p>
          </table:table-cell>
          <table:table-cell office:value-type="float" office:value="0.0988292" calcext:value-type="float">
            <text:p>0.0988292</text:p>
          </table:table-cell>
          <table:table-cell office:value-type="float" office:value="0.0902204" calcext:value-type="float">
            <text:p>0.0902204</text:p>
          </table:table-cell>
          <table:table-cell office:value-type="float" office:value="0.065427" calcext:value-type="float">
            <text:p>0.065427</text:p>
          </table:table-cell>
          <table:table-cell office:value-type="float" office:value="0.0640496" calcext:value-type="float">
            <text:p>0.0640496</text:p>
          </table:table-cell>
          <table:table-cell office:value-type="float" office:value="0.0444215" calcext:value-type="float">
            <text:p>0.0444215</text:p>
          </table:table-cell>
          <table:table-cell office:value-type="float" office:value="0.0354683" calcext:value-type="float">
            <text:p>0.0354683</text:p>
          </table:table-cell>
          <table:table-cell office:value-type="float" office:value="0.0378788" calcext:value-type="float">
            <text:p>0.0378788</text:p>
          </table:table-cell>
          <table:table-cell office:value-type="float" office:value="0.0179063" calcext:value-type="float">
            <text:p>0.0179063</text:p>
          </table:table-cell>
          <table:table-cell office:value-type="float" office:value="0.0192837" calcext:value-type="float">
            <text:p>0.0192837</text:p>
          </table:table-cell>
          <table:table-cell office:value-type="float" office:value="0.0151515" calcext:value-type="float">
            <text:p>0.0151515</text:p>
          </table:table-cell>
          <table:table-cell office:value-type="float" office:value="0.0106749" calcext:value-type="float">
            <text:p>0.0106749</text:p>
          </table:table-cell>
          <table:table-cell office:value-type="float" office:value="0.00895317" calcext:value-type="float">
            <text:p>0.00895317</text:p>
          </table:table-cell>
          <table:table-cell office:value-type="float" office:value="0.00792011" calcext:value-type="float">
            <text:p>0.00792011</text:p>
          </table:table-cell>
          <table:table-cell office:value-type="float" office:value="0.0065427" calcext:value-type="float">
            <text:p>0.0065427</text:p>
          </table:table-cell>
          <table:table-cell office:value-type="float" office:value="0.0072314" calcext:value-type="float">
            <text:p>0.0072314</text:p>
          </table:table-cell>
          <table:table-cell office:value-type="float" office:value="0.00619835" calcext:value-type="float">
            <text:p>0.00619835</text:p>
          </table:table-cell>
          <table:table-cell office:value-type="float" office:value="0.00688705" calcext:value-type="float">
            <text:p>0.00688705</text:p>
          </table:table-cell>
          <table:table-cell office:value-type="float" office:value="0.00309917" calcext:value-type="float">
            <text:p>0.00309917</text:p>
          </table:table-cell>
          <table:table-cell office:value-type="float" office:value="0.00413223" calcext:value-type="float">
            <text:p>0.00413223</text:p>
          </table:table-cell>
          <table:table-cell office:value-type="float" office:value="0.00309917" calcext:value-type="float">
            <text:p>0.00309917</text:p>
          </table:table-cell>
          <table:table-cell office:value-type="float" office:value="0.00619835" calcext:value-type="float">
            <text:p>0.00619835</text:p>
          </table:table-cell>
          <table:table-cell office:value-type="float" office:value="0.00550964" calcext:value-type="float">
            <text:p>0.00550964</text:p>
          </table:table-cell>
          <table:table-cell table:number-columns-repeated="2" office:value-type="float" office:value="0.00757576" calcext:value-type="float">
            <text:p>0.00757576</text:p>
          </table:table-cell>
          <table:table-cell office:value-type="float" office:value="0.00275482" calcext:value-type="float">
            <text:p>0.00275482</text:p>
          </table:table-cell>
          <table:table-cell office:value-type="float" office:value="0.000688705" calcext:value-type="float">
            <text:p>0.000688705</text:p>
          </table:table-cell>
          <table:table-cell office:value-type="float" office:value="0.000344353" calcext:value-type="float">
            <text:p>0.000344353</text:p>
          </table:table-cell>
          <table:table-cell table:number-columns-repeated="2" office:value-type="float" office:value="0.000688705" calcext:value-type="float">
            <text:p>0.0006887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44353" calcext:value-type="float">
            <text:p>0.000344353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18" calcext:value-type="float">
            <text:p>14.5218</text:p>
          </table:table-cell>
          <table:table-cell table:formula="of:=SUM([Sheet6.U109:.CW109])" office:value-type="float" office:value="0.061969994" calcext:value-type="float">
            <text:p>0.061969994</text:p>
          </table:table-cell>
          <table:table-cell table:formula="of:=SUM([Sheet6.AE109:.CW109])" office:value-type="float" office:value="0.008480104" calcext:value-type="float">
            <text:p>0.008480104</text:p>
          </table:table-cell>
          <table:table-cell office:value-type="float" office:value="0.109915" calcext:value-type="float">
            <text:p>0.109915</text:p>
          </table:table-cell>
          <table:table-cell office:value-type="float" office:value="0.126875" calcext:value-type="float">
            <text:p>0.126875</text:p>
          </table:table-cell>
          <table:table-cell office:value-type="float" office:value="0.107632" calcext:value-type="float">
            <text:p>0.107632</text:p>
          </table:table-cell>
          <table:table-cell office:value-type="float" office:value="0.0864318" calcext:value-type="float">
            <text:p>0.0864318</text:p>
          </table:table-cell>
          <table:table-cell office:value-type="float" office:value="0.0913242" calcext:value-type="float">
            <text:p>0.0913242</text:p>
          </table:table-cell>
          <table:table-cell office:value-type="float" office:value="0.072407" calcext:value-type="float">
            <text:p>0.072407</text:p>
          </table:table-cell>
          <table:table-cell office:value-type="float" office:value="0.0645793" calcext:value-type="float">
            <text:p>0.0645793</text:p>
          </table:table-cell>
          <table:table-cell office:value-type="float" office:value="0.0446836" calcext:value-type="float">
            <text:p>0.0446836</text:p>
          </table:table-cell>
          <table:table-cell office:value-type="float" office:value="0.035225" calcext:value-type="float">
            <text:p>0.035225</text:p>
          </table:table-cell>
          <table:table-cell office:value-type="float" office:value="0.0339204" calcext:value-type="float">
            <text:p>0.0339204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0169602" calcext:value-type="float">
            <text:p>0.0169602</text:p>
          </table:table-cell>
          <table:table-cell office:value-type="float" office:value="0.0159817" calcext:value-type="float">
            <text:p>0.0159817</text:p>
          </table:table-cell>
          <table:table-cell office:value-type="float" office:value="0.0104371" calcext:value-type="float">
            <text:p>0.0104371</text:p>
          </table:table-cell>
          <table:table-cell office:value-type="float" office:value="0.00913242" calcext:value-type="float">
            <text:p>0.00913242</text:p>
          </table:table-cell>
          <table:table-cell office:value-type="float" office:value="0.00782779" calcext:value-type="float">
            <text:p>0.00782779</text:p>
          </table:table-cell>
          <table:table-cell office:value-type="float" office:value="0.00913242" calcext:value-type="float">
            <text:p>0.00913242</text:p>
          </table:table-cell>
          <table:table-cell office:value-type="float" office:value="0.00750163" calcext:value-type="float">
            <text:p>0.00750163</text:p>
          </table:table-cell>
          <table:table-cell office:value-type="float" office:value="0.00521853" calcext:value-type="float">
            <text:p>0.00521853</text:p>
          </table:table-cell>
          <table:table-cell office:value-type="float" office:value="0.00456621" calcext:value-type="float">
            <text:p>0.00456621</text:p>
          </table:table-cell>
          <table:table-cell office:value-type="float" office:value="0.00293542" calcext:value-type="float">
            <text:p>0.00293542</text:p>
          </table:table-cell>
          <table:table-cell office:value-type="float" office:value="0.00489237" calcext:value-type="float">
            <text:p>0.00489237</text:p>
          </table:table-cell>
          <table:table-cell office:value-type="float" office:value="0.00391389" calcext:value-type="float">
            <text:p>0.00391389</text:p>
          </table:table-cell>
          <table:table-cell office:value-type="float" office:value="0.00456621" calcext:value-type="float">
            <text:p>0.00456621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.00750163" calcext:value-type="float">
            <text:p>0.00750163</text:p>
          </table:table-cell>
          <table:table-cell office:value-type="float" office:value="0.006197" calcext:value-type="float">
            <text:p>0.006197</text:p>
          </table:table-cell>
          <table:table-cell office:value-type="float" office:value="0.00391389" calcext:value-type="float">
            <text:p>0.00391389</text:p>
          </table:table-cell>
          <table:table-cell office:value-type="float" office:value="0.00195695" calcext:value-type="float">
            <text:p>0.00195695</text:p>
          </table:table-cell>
          <table:table-cell office:value-type="float" office:value="0.000978474" calcext:value-type="float">
            <text:p>0.000978474</text:p>
          </table:table-cell>
          <table:table-cell table:number-columns-repeated="4" office:value-type="float" office:value="0.000326158" calcext:value-type="float">
            <text:p>0.000326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26158" calcext:value-type="float">
            <text:p>0.000326158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16" calcext:value-type="float">
            <text:p>14.5516</text:p>
          </table:table-cell>
          <table:table-cell table:formula="of:=SUM([Sheet6.U110:.CW110])" office:value-type="float" office:value="0.066792104" calcext:value-type="float">
            <text:p>0.066792104</text:p>
          </table:table-cell>
          <table:table-cell table:formula="of:=SUM([Sheet6.AE110:.CW110])" office:value-type="float" office:value="0.012543124" calcext:value-type="float">
            <text:p>0.012543124</text:p>
          </table:table-cell>
          <table:table-cell office:value-type="float" office:value="0.110693" calcext:value-type="float">
            <text:p>0.110693</text:p>
          </table:table-cell>
          <table:table-cell office:value-type="float" office:value="0.121668" calcext:value-type="float">
            <text:p>0.121668</text:p>
          </table:table-cell>
          <table:table-cell office:value-type="float" office:value="0.105676" calcext:value-type="float">
            <text:p>0.105676</text:p>
          </table:table-cell>
          <table:table-cell office:value-type="float" office:value="0.0931326" calcext:value-type="float">
            <text:p>0.0931326</text:p>
          </table:table-cell>
          <table:table-cell office:value-type="float" office:value="0.0790216" calcext:value-type="float">
            <text:p>0.0790216</text:p>
          </table:table-cell>
          <table:table-cell office:value-type="float" office:value="0.0812167" calcext:value-type="float">
            <text:p>0.0812167</text:p>
          </table:table-cell>
          <table:table-cell office:value-type="float" office:value="0.0598934" calcext:value-type="float">
            <text:p>0.0598934</text:p>
          </table:table-cell>
          <table:table-cell office:value-type="float" office:value="0.0486046" calcext:value-type="float">
            <text:p>0.0486046</text:p>
          </table:table-cell>
          <table:table-cell office:value-type="float" office:value="0.0398244" calcext:value-type="float">
            <text:p>0.0398244</text:p>
          </table:table-cell>
          <table:table-cell office:value-type="float" office:value="0.0269677" calcext:value-type="float">
            <text:p>0.0269677</text:p>
          </table:table-cell>
          <table:table-cell office:value-type="float" office:value="0.0266541" calcext:value-type="float">
            <text:p>0.0266541</text:p>
          </table:table-cell>
          <table:table-cell office:value-type="float" office:value="0.0194418" calcext:value-type="float">
            <text:p>0.0194418</text:p>
          </table:table-cell>
          <table:table-cell office:value-type="float" office:value="0.0172468" calcext:value-type="float">
            <text:p>0.0172468</text:p>
          </table:table-cell>
          <table:table-cell office:value-type="float" office:value="0.0131703" calcext:value-type="float">
            <text:p>0.0131703</text:p>
          </table:table-cell>
          <table:table-cell office:value-type="float" office:value="0.00815303" calcext:value-type="float">
            <text:p>0.00815303</text:p>
          </table:table-cell>
          <table:table-cell office:value-type="float" office:value="0.0109752" calcext:value-type="float">
            <text:p>0.0109752</text:p>
          </table:table-cell>
          <table:table-cell office:value-type="float" office:value="0.00721229" calcext:value-type="float">
            <text:p>0.00721229</text:p>
          </table:table-cell>
          <table:table-cell office:value-type="float" office:value="0.00783945" calcext:value-type="float">
            <text:p>0.00783945</text:p>
          </table:table-cell>
          <table:table-cell office:value-type="float" office:value="0.00595798" calcext:value-type="float">
            <text:p>0.00595798</text:p>
          </table:table-cell>
          <table:table-cell office:value-type="float" office:value="0.00470367" calcext:value-type="float">
            <text:p>0.00470367</text:p>
          </table:table-cell>
          <table:table-cell office:value-type="float" office:value="0.00344936" calcext:value-type="float">
            <text:p>0.00344936</text:p>
          </table:table-cell>
          <table:table-cell table:number-columns-repeated="2" office:value-type="float" office:value="0.00313578" calcext:value-type="float">
            <text:p>0.00313578</text:p>
          </table:table-cell>
          <table:table-cell office:value-type="float" office:value="0.00470367" calcext:value-type="float">
            <text:p>0.00470367</text:p>
          </table:table-cell>
          <table:table-cell office:value-type="float" office:value="0.00533082" calcext:value-type="float">
            <text:p>0.00533082</text:p>
          </table:table-cell>
          <table:table-cell office:value-type="float" office:value="0.00909376" calcext:value-type="float">
            <text:p>0.00909376</text:p>
          </table:table-cell>
          <table:table-cell office:value-type="float" office:value="0.00689871" calcext:value-type="float">
            <text:p>0.00689871</text:p>
          </table:table-cell>
          <table:table-cell office:value-type="float" office:value="0.00501725" calcext:value-type="float">
            <text:p>0.00501725</text:p>
          </table:table-cell>
          <table:table-cell office:value-type="float" office:value="0.00219505" calcext:value-type="float">
            <text:p>0.00219505</text:p>
          </table:table-cell>
          <table:table-cell office:value-type="float" office:value="0.00156789" calcext:value-type="float">
            <text:p>0.00156789</text:p>
          </table:table-cell>
          <table:table-cell office:value-type="float" office:value="0.00125431" calcext:value-type="float">
            <text:p>0.00125431</text:p>
          </table:table-cell>
          <table:table-cell office:value-type="float" office:value="0.000627156" calcext:value-type="float">
            <text:p>0.000627156</text:p>
          </table:table-cell>
          <table:table-cell office:value-type="float" office:value="0.000313578" calcext:value-type="float">
            <text:p>0.000313578</text:p>
          </table:table-cell>
          <table:table-cell office:value-type="float" office:value="0.000627156" calcext:value-type="float">
            <text:p>0.000627156</text:p>
          </table:table-cell>
          <table:table-cell table:number-columns-repeated="2" office:value-type="float" office:value="0.000313578" calcext:value-type="float">
            <text:p>0.0003135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13578" calcext:value-type="float">
            <text:p>0.000313578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14" calcext:value-type="float">
            <text:p>14.5814</text:p>
          </table:table-cell>
          <table:table-cell table:formula="of:=SUM([Sheet6.U111:.CW111])" office:value-type="float" office:value="0.072941882" calcext:value-type="float">
            <text:p>0.072941882</text:p>
          </table:table-cell>
          <table:table-cell table:formula="of:=SUM([Sheet6.AE111:.CW111])" office:value-type="float" office:value="0.015133162" calcext:value-type="float">
            <text:p>0.015133162</text:p>
          </table:table-cell>
          <table:table-cell office:value-type="float" office:value="0.113499" calcext:value-type="float">
            <text:p>0.113499</text:p>
          </table:table-cell>
          <table:table-cell office:value-type="float" office:value="0.116525" calcext:value-type="float">
            <text:p>0.116525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093523" calcext:value-type="float">
            <text:p>0.093523</text:p>
          </table:table-cell>
          <table:table-cell office:value-type="float" office:value="0.0756659" calcext:value-type="float">
            <text:p>0.0756659</text:p>
          </table:table-cell>
          <table:table-cell office:value-type="float" office:value="0.0720339" calcext:value-type="float">
            <text:p>0.0720339</text:p>
          </table:table-cell>
          <table:table-cell office:value-type="float" office:value="0.0505448" calcext:value-type="float">
            <text:p>0.0505448</text:p>
          </table:table-cell>
          <table:table-cell office:value-type="float" office:value="0.0499395" calcext:value-type="float">
            <text:p>0.0499395</text:p>
          </table:table-cell>
          <table:table-cell office:value-type="float" office:value="0.0457022" calcext:value-type="float">
            <text:p>0.0457022</text:p>
          </table:table-cell>
          <table:table-cell office:value-type="float" office:value="0.033293" calcext:value-type="float">
            <text:p>0.033293</text:p>
          </table:table-cell>
          <table:table-cell office:value-type="float" office:value="0.0266344" calcext:value-type="float">
            <text:p>0.0266344</text:p>
          </table:table-cell>
          <table:table-cell office:value-type="float" office:value="0.0226998" calcext:value-type="float">
            <text:p>0.0226998</text:p>
          </table:table-cell>
          <table:table-cell office:value-type="float" office:value="0.0178571" calcext:value-type="float">
            <text:p>0.0178571</text:p>
          </table:table-cell>
          <table:table-cell office:value-type="float" office:value="0.0121065" calcext:value-type="float">
            <text:p>0.0121065</text:p>
          </table:table-cell>
          <table:table-cell office:value-type="float" office:value="0.0127119" calcext:value-type="float">
            <text:p>0.0127119</text:p>
          </table:table-cell>
          <table:table-cell office:value-type="float" office:value="0.0102906" calcext:value-type="float">
            <text:p>0.0102906</text:p>
          </table:table-cell>
          <table:table-cell office:value-type="float" office:value="0.00817191" calcext:value-type="float">
            <text:p>0.00817191</text:p>
          </table:table-cell>
          <table:table-cell office:value-type="float" office:value="0.00938257" calcext:value-type="float">
            <text:p>0.00938257</text:p>
          </table:table-cell>
          <table:table-cell office:value-type="float" office:value="0.00786925" calcext:value-type="float">
            <text:p>0.00786925</text:p>
          </table:table-cell>
          <table:table-cell office:value-type="float" office:value="0.00363196" calcext:value-type="float">
            <text:p>0.00363196</text:p>
          </table:table-cell>
          <table:table-cell office:value-type="float" office:value="0.00544794" calcext:value-type="float">
            <text:p>0.00544794</text:p>
          </table:table-cell>
          <table:table-cell office:value-type="float" office:value="0.00302663" calcext:value-type="float">
            <text:p>0.00302663</text:p>
          </table:table-cell>
          <table:table-cell table:number-columns-repeated="2" office:value-type="float" office:value="0.00423729" calcext:value-type="float">
            <text:p>0.00423729</text:p>
          </table:table-cell>
          <table:table-cell office:value-type="float" office:value="0.00453995" calcext:value-type="float">
            <text:p>0.00453995</text:p>
          </table:table-cell>
          <table:table-cell office:value-type="float" office:value="0.00968523" calcext:value-type="float">
            <text:p>0.00968523</text:p>
          </table:table-cell>
          <table:table-cell office:value-type="float" office:value="0.00575061" calcext:value-type="float">
            <text:p>0.00575061</text:p>
          </table:table-cell>
          <table:table-cell office:value-type="float" office:value="0.00453995" calcext:value-type="float">
            <text:p>0.00453995</text:p>
          </table:table-cell>
          <table:table-cell office:value-type="float" office:value="0.00393462" calcext:value-type="float">
            <text:p>0.00393462</text:p>
          </table:table-cell>
          <table:table-cell office:value-type="float" office:value="0.00151332" calcext:value-type="float">
            <text:p>0.00151332</text:p>
          </table:table-cell>
          <table:table-cell office:value-type="float" office:value="0.00181598" calcext:value-type="float">
            <text:p>0.00181598</text:p>
          </table:table-cell>
          <table:table-cell office:value-type="float" office:value="0.00121065" calcext:value-type="float">
            <text:p>0.00121065</text:p>
          </table:table-cell>
          <table:table-cell office:value-type="float" office:value="0.000605327" calcext:value-type="float">
            <text:p>0.000605327</text:p>
          </table:table-cell>
          <table:table-cell office:value-type="float" office:value="0.000302663" calcext:value-type="float">
            <text:p>0.0003026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302663" calcext:value-type="float">
            <text:p>0.000302663</text:p>
          </table:table-cell>
          <table:table-cell office:value-type="float" office:value="0" calcext:value-type="float">
            <text:p>0</text:p>
          </table:table-cell>
          <table:table-cell office:value-type="float" office:value="0.000302663" calcext:value-type="float">
            <text:p>0.0003026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2663" calcext:value-type="float">
            <text:p>0.000302663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12" calcext:value-type="float">
            <text:p>14.6112</text:p>
          </table:table-cell>
          <table:table-cell table:formula="of:=SUM([Sheet6.U112:.CW112])" office:value-type="float" office:value="0.078978276" calcext:value-type="float">
            <text:p>0.078978276</text:p>
          </table:table-cell>
          <table:table-cell table:formula="of:=SUM([Sheet6.AE112:.CW112])" office:value-type="float" office:value="0.016735176" calcext:value-type="float">
            <text:p>0.016735176</text:p>
          </table:table-cell>
          <table:table-cell office:value-type="float" office:value="0.107751" calcext:value-type="float">
            <text:p>0.107751</text:p>
          </table:table-cell>
          <table:table-cell office:value-type="float" office:value="0.120669" calcext:value-type="float">
            <text:p>0.120669</text:p>
          </table:table-cell>
          <table:table-cell office:value-type="float" office:value="0.104521" calcext:value-type="float">
            <text:p>0.104521</text:p>
          </table:table-cell>
          <table:table-cell office:value-type="float" office:value="0.0863183" calcext:value-type="float">
            <text:p>0.0863183</text:p>
          </table:table-cell>
          <table:table-cell office:value-type="float" office:value="0.0792719" calcext:value-type="float">
            <text:p>0.0792719</text:p>
          </table:table-cell>
          <table:table-cell office:value-type="float" office:value="0.0666471" calcext:value-type="float">
            <text:p>0.0666471</text:p>
          </table:table-cell>
          <table:table-cell office:value-type="float" office:value="0.0537287" calcext:value-type="float">
            <text:p>0.0537287</text:p>
          </table:table-cell>
          <table:table-cell office:value-type="float" office:value="0.0557839" calcext:value-type="float">
            <text:p>0.0557839</text:p>
          </table:table-cell>
          <table:table-cell office:value-type="float" office:value="0.0408103" calcext:value-type="float">
            <text:p>0.0408103</text:p>
          </table:table-cell>
          <table:table-cell office:value-type="float" office:value="0.0314151" calcext:value-type="float">
            <text:p>0.0314151</text:p>
          </table:table-cell>
          <table:table-cell office:value-type="float" office:value="0.0275984" calcext:value-type="float">
            <text:p>0.0275984</text:p>
          </table:table-cell>
          <table:table-cell office:value-type="float" office:value="0.0211392" calcext:value-type="float">
            <text:p>0.0211392</text:p>
          </table:table-cell>
          <table:table-cell office:value-type="float" office:value="0.0173224" calcext:value-type="float">
            <text:p>0.0173224</text:p>
          </table:table-cell>
          <table:table-cell office:value-type="float" office:value="0.016148" calcext:value-type="float">
            <text:p>0.016148</text:p>
          </table:table-cell>
          <table:table-cell office:value-type="float" office:value="0.0129184" calcext:value-type="float">
            <text:p>0.0129184</text:p>
          </table:table-cell>
          <table:table-cell office:value-type="float" office:value="0.0111568" calcext:value-type="float">
            <text:p>0.0111568</text:p>
          </table:table-cell>
          <table:table-cell office:value-type="float" office:value="0.00939518" calcext:value-type="float">
            <text:p>0.00939518</text:p>
          </table:table-cell>
          <table:table-cell office:value-type="float" office:value="0.00910159" calcext:value-type="float">
            <text:p>0.00910159</text:p>
          </table:table-cell>
          <table:table-cell office:value-type="float" office:value="0.00851439" calcext:value-type="float">
            <text:p>0.00851439</text:p>
          </table:table-cell>
          <table:table-cell office:value-type="float" office:value="0.00557839" calcext:value-type="float">
            <text:p>0.00557839</text:p>
          </table:table-cell>
          <table:table-cell office:value-type="float" office:value="0.00528479" calcext:value-type="float">
            <text:p>0.00528479</text:p>
          </table:table-cell>
          <table:table-cell office:value-type="float" office:value="0.00616559" calcext:value-type="float">
            <text:p>0.00616559</text:p>
          </table:table-cell>
          <table:table-cell table:number-columns-repeated="3" office:value-type="float" office:value="0.00440399" calcext:value-type="float">
            <text:p>0.00440399</text:p>
          </table:table-cell>
          <table:table-cell office:value-type="float" office:value="0.00763359" calcext:value-type="float">
            <text:p>0.00763359</text:p>
          </table:table-cell>
          <table:table-cell office:value-type="float" office:value="0.00675279" calcext:value-type="float">
            <text:p>0.00675279</text:p>
          </table:table-cell>
          <table:table-cell office:value-type="float" office:value="0.00411039" calcext:value-type="float">
            <text:p>0.00411039</text:p>
          </table:table-cell>
          <table:table-cell office:value-type="float" office:value="0.00440399" calcext:value-type="float">
            <text:p>0.00440399</text:p>
          </table:table-cell>
          <table:table-cell office:value-type="float" office:value="0.0017616" calcext:value-type="float">
            <text:p>0.0017616</text:p>
          </table:table-cell>
          <table:table-cell office:value-type="float" office:value="0.000587199" calcext:value-type="float">
            <text:p>0.000587199</text:p>
          </table:table-cell>
          <table:table-cell office:value-type="float" office:value="0.0023488" calcext:value-type="float">
            <text:p>0.0023488</text:p>
          </table:table-cell>
          <table:table-cell office:value-type="float" office:value="0.000880799" calcext:value-type="float">
            <text:p>0.000880799</text:p>
          </table:table-cell>
          <table:table-cell office:value-type="float" office:value="0.000587199" calcext:value-type="float">
            <text:p>0.000587199</text:p>
          </table:table-cell>
          <table:table-cell office:value-type="float" office:value="0" calcext:value-type="float">
            <text:p>0</text:p>
          </table:table-cell>
          <table:table-cell office:value-type="float" office:value="0.000587199" calcext:value-type="float">
            <text:p>0.000587199</text:p>
          </table:table-cell>
          <table:table-cell office:value-type="float" office:value="0.0002936" calcext:value-type="float">
            <text:p>0.0002936</text:p>
          </table:table-cell>
          <table:table-cell office:value-type="float" office:value="0" calcext:value-type="float">
            <text:p>0</text:p>
          </table:table-cell>
          <table:table-cell office:value-type="float" office:value="0.0002936" calcext:value-type="float">
            <text:p>0.00029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2936" calcext:value-type="float">
            <text:p>0.00029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936" calcext:value-type="float">
            <text:p>0.0002936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1" calcext:value-type="float">
            <text:p>14.641</text:p>
          </table:table-cell>
          <table:table-cell table:formula="of:=SUM([Sheet6.U113:.CW113])" office:value-type="float" office:value="0.083333314" calcext:value-type="float">
            <text:p>0.083333314</text:p>
          </table:table-cell>
          <table:table-cell table:formula="of:=SUM([Sheet6.AE113:.CW113])" office:value-type="float" office:value="0.022831044" calcext:value-type="float">
            <text:p>0.022831044</text:p>
          </table:table-cell>
          <table:table-cell office:value-type="float" office:value="0.109874" calcext:value-type="float">
            <text:p>0.109874</text:p>
          </table:table-cell>
          <table:table-cell office:value-type="float" office:value="0.117865" calcext:value-type="float">
            <text:p>0.117865</text:p>
          </table:table-cell>
          <table:table-cell office:value-type="float" office:value="0.0910388" calcext:value-type="float">
            <text:p>0.0910388</text:p>
          </table:table-cell>
          <table:table-cell office:value-type="float" office:value="0.0884703" calcext:value-type="float">
            <text:p>0.0884703</text:p>
          </table:table-cell>
          <table:table-cell office:value-type="float" office:value="0.0839041" calcext:value-type="float">
            <text:p>0.0839041</text:p>
          </table:table-cell>
          <table:table-cell office:value-type="float" office:value="0.0742009" calcext:value-type="float">
            <text:p>0.0742009</text:p>
          </table:table-cell>
          <table:table-cell table:number-columns-repeated="2" office:value-type="float" office:value="0.052226" calcext:value-type="float">
            <text:p>0.052226</text:p>
          </table:table-cell>
          <table:table-cell office:value-type="float" office:value="0.0371005" calcext:value-type="float">
            <text:p>0.0371005</text:p>
          </table:table-cell>
          <table:table-cell office:value-type="float" office:value="0.0376712" calcext:value-type="float">
            <text:p>0.0376712</text:p>
          </table:table-cell>
          <table:table-cell office:value-type="float" office:value="0.0273973" calcext:value-type="float">
            <text:p>0.0273973</text:p>
          </table:table-cell>
          <table:table-cell office:value-type="float" office:value="0.0214041" calcext:value-type="float">
            <text:p>0.0214041</text:p>
          </table:table-cell>
          <table:table-cell office:value-type="float" office:value="0.0168379" calcext:value-type="float">
            <text:p>0.0168379</text:p>
          </table:table-cell>
          <table:table-cell office:value-type="float" office:value="0.0142694" calcext:value-type="float">
            <text:p>0.0142694</text:p>
          </table:table-cell>
          <table:table-cell office:value-type="float" office:value="0.0122717" calcext:value-type="float">
            <text:p>0.0122717</text:p>
          </table:table-cell>
          <table:table-cell office:value-type="float" office:value="0.0117009" calcext:value-type="float">
            <text:p>0.0117009</text:p>
          </table:table-cell>
          <table:table-cell office:value-type="float" office:value="0.00998858" calcext:value-type="float">
            <text:p>0.00998858</text:p>
          </table:table-cell>
          <table:table-cell office:value-type="float" office:value="0.0119863" calcext:value-type="float">
            <text:p>0.0119863</text:p>
          </table:table-cell>
          <table:table-cell office:value-type="float" office:value="0.00513699" calcext:value-type="float">
            <text:p>0.00513699</text:p>
          </table:table-cell>
          <table:table-cell office:value-type="float" office:value="0.0071347" calcext:value-type="float">
            <text:p>0.0071347</text:p>
          </table:table-cell>
          <table:table-cell office:value-type="float" office:value="0.00570776" calcext:value-type="float">
            <text:p>0.00570776</text:p>
          </table:table-cell>
          <table:table-cell office:value-type="float" office:value="0.00456621" calcext:value-type="float">
            <text:p>0.00456621</text:p>
          </table:table-cell>
          <table:table-cell office:value-type="float" office:value="0.00399543" calcext:value-type="float">
            <text:p>0.00399543</text:p>
          </table:table-cell>
          <table:table-cell office:value-type="float" office:value="0.00542237" calcext:value-type="float">
            <text:p>0.00542237</text:p>
          </table:table-cell>
          <table:table-cell office:value-type="float" office:value="0.00513699" calcext:value-type="float">
            <text:p>0.00513699</text:p>
          </table:table-cell>
          <table:table-cell office:value-type="float" office:value="0.00599315" calcext:value-type="float">
            <text:p>0.00599315</text:p>
          </table:table-cell>
          <table:table-cell office:value-type="float" office:value="0.00542237" calcext:value-type="float">
            <text:p>0.00542237</text:p>
          </table:table-cell>
          <table:table-cell office:value-type="float" office:value="0.00570776" calcext:value-type="float">
            <text:p>0.00570776</text:p>
          </table:table-cell>
          <table:table-cell office:value-type="float" office:value="0.00428082" calcext:value-type="float">
            <text:p>0.00428082</text:p>
          </table:table-cell>
          <table:table-cell office:value-type="float" office:value="0.00456621" calcext:value-type="float">
            <text:p>0.00456621</text:p>
          </table:table-cell>
          <table:table-cell office:value-type="float" office:value="0.000856164" calcext:value-type="float">
            <text:p>0.000856164</text:p>
          </table:table-cell>
          <table:table-cell office:value-type="float" office:value="0.00171233" calcext:value-type="float">
            <text:p>0.00171233</text:p>
          </table:table-cell>
          <table:table-cell office:value-type="float" office:value="0.00142694" calcext:value-type="float">
            <text:p>0.00142694</text:p>
          </table:table-cell>
          <table:table-cell office:value-type="float" office:value="0.000856164" calcext:value-type="float">
            <text:p>0.000856164</text:p>
          </table:table-cell>
          <table:table-cell office:value-type="float" office:value="0.000285388" calcext:value-type="float">
            <text:p>0.000285388</text:p>
          </table:table-cell>
          <table:table-cell office:value-type="float" office:value="0.000856164" calcext:value-type="float">
            <text:p>0.000856164</text:p>
          </table:table-cell>
          <table:table-cell table:number-columns-repeated="4" office:value-type="float" office:value="0.000285388" calcext:value-type="float">
            <text:p>0.000285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85388" calcext:value-type="float">
            <text:p>0.000285388</text:p>
          </table:table-cell>
          <table:table-cell office:value-type="float" office:value="0" calcext:value-type="float">
            <text:p>0</text:p>
          </table:table-cell>
          <table:table-cell office:value-type="float" office:value="0.000285388" calcext:value-type="float">
            <text:p>0.0002853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85388" calcext:value-type="float">
            <text:p>0.000285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85388" calcext:value-type="float">
            <text:p>0.000285388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08" calcext:value-type="float">
            <text:p>14.6708</text:p>
          </table:table-cell>
          <table:table-cell table:formula="of:=SUM([Sheet6.U114:.CW114])" office:value-type="float" office:value="0.091086342" calcext:value-type="float">
            <text:p>0.091086342</text:p>
          </table:table-cell>
          <table:table-cell table:formula="of:=SUM([Sheet6.AE114:.CW114])" office:value-type="float" office:value="0.027019502" calcext:value-type="float">
            <text:p>0.027019502</text:p>
          </table:table-cell>
          <table:table-cell office:value-type="float" office:value="0.105014" calcext:value-type="float">
            <text:p>0.105014</text:p>
          </table:table-cell>
          <table:table-cell office:value-type="float" office:value="0.120056" calcext:value-type="float">
            <text:p>0.120056</text:p>
          </table:table-cell>
          <table:table-cell office:value-type="float" office:value="0.0816156" calcext:value-type="float">
            <text:p>0.0816156</text:p>
          </table:table-cell>
          <table:table-cell office:value-type="float" office:value="0.0827298" calcext:value-type="float">
            <text:p>0.0827298</text:p>
          </table:table-cell>
          <table:table-cell office:value-type="float" office:value="0.0866295" calcext:value-type="float">
            <text:p>0.0866295</text:p>
          </table:table-cell>
          <table:table-cell office:value-type="float" office:value="0.0715877" calcext:value-type="float">
            <text:p>0.0715877</text:p>
          </table:table-cell>
          <table:table-cell office:value-type="float" office:value="0.056546" calcext:value-type="float">
            <text:p>0.056546</text:p>
          </table:table-cell>
          <table:table-cell office:value-type="float" office:value="0.0526462" calcext:value-type="float">
            <text:p>0.0526462</text:p>
          </table:table-cell>
          <table:table-cell office:value-type="float" office:value="0.0423398" calcext:value-type="float">
            <text:p>0.0423398</text:p>
          </table:table-cell>
          <table:table-cell office:value-type="float" office:value="0.0389972" calcext:value-type="float">
            <text:p>0.0389972</text:p>
          </table:table-cell>
          <table:table-cell office:value-type="float" office:value="0.0253482" calcext:value-type="float">
            <text:p>0.0253482</text:p>
          </table:table-cell>
          <table:table-cell office:value-type="float" office:value="0.021727" calcext:value-type="float">
            <text:p>0.021727</text:p>
          </table:table-cell>
          <table:table-cell office:value-type="float" office:value="0.0183844" calcext:value-type="float">
            <text:p>0.0183844</text:p>
          </table:table-cell>
          <table:table-cell office:value-type="float" office:value="0.0128134" calcext:value-type="float">
            <text:p>0.0128134</text:p>
          </table:table-cell>
          <table:table-cell office:value-type="float" office:value="0.0119777" calcext:value-type="float">
            <text:p>0.0119777</text:p>
          </table:table-cell>
          <table:table-cell office:value-type="float" office:value="0.0097493" calcext:value-type="float">
            <text:p>0.0097493</text:p>
          </table:table-cell>
          <table:table-cell office:value-type="float" office:value="0.0128134" calcext:value-type="float">
            <text:p>0.0128134</text:p>
          </table:table-cell>
          <table:table-cell office:value-type="float" office:value="0.0114206" calcext:value-type="float">
            <text:p>0.0114206</text:p>
          </table:table-cell>
          <table:table-cell office:value-type="float" office:value="0.00752089" calcext:value-type="float">
            <text:p>0.00752089</text:p>
          </table:table-cell>
          <table:table-cell office:value-type="float" office:value="0.00529248" calcext:value-type="float">
            <text:p>0.00529248</text:p>
          </table:table-cell>
          <table:table-cell office:value-type="float" office:value="0.00612813" calcext:value-type="float">
            <text:p>0.00612813</text:p>
          </table:table-cell>
          <table:table-cell office:value-type="float" office:value="0.00529248" calcext:value-type="float">
            <text:p>0.00529248</text:p>
          </table:table-cell>
          <table:table-cell office:value-type="float" office:value="0.00584958" calcext:value-type="float">
            <text:p>0.00584958</text:p>
          </table:table-cell>
          <table:table-cell office:value-type="float" office:value="0.00389972" calcext:value-type="float">
            <text:p>0.00389972</text:p>
          </table:table-cell>
          <table:table-cell table:number-columns-repeated="2" office:value-type="float" office:value="0.00640669" calcext:value-type="float">
            <text:p>0.00640669</text:p>
          </table:table-cell>
          <table:table-cell table:number-columns-repeated="2" office:value-type="float" office:value="0.00584958" calcext:value-type="float">
            <text:p>0.00584958</text:p>
          </table:table-cell>
          <table:table-cell office:value-type="float" office:value="0.00529248" calcext:value-type="float">
            <text:p>0.00529248</text:p>
          </table:table-cell>
          <table:table-cell office:value-type="float" office:value="0.00167131" calcext:value-type="float">
            <text:p>0.00167131</text:p>
          </table:table-cell>
          <table:table-cell office:value-type="float" office:value="0.00306407" calcext:value-type="float">
            <text:p>0.00306407</text:p>
          </table:table-cell>
          <table:table-cell office:value-type="float" office:value="0.00194986" calcext:value-type="float">
            <text:p>0.00194986</text:p>
          </table:table-cell>
          <table:table-cell office:value-type="float" office:value="0.00250696" calcext:value-type="float">
            <text:p>0.00250696</text:p>
          </table:table-cell>
          <table:table-cell office:value-type="float" office:value="0.00167131" calcext:value-type="float">
            <text:p>0.00167131</text:p>
          </table:table-cell>
          <table:table-cell office:value-type="float" office:value="0.000835655" calcext:value-type="float">
            <text:p>0.000835655</text:p>
          </table:table-cell>
          <table:table-cell office:value-type="float" office:value="0.000278552" calcext:value-type="float">
            <text:p>0.000278552</text:p>
          </table:table-cell>
          <table:table-cell office:value-type="float" office:value="0.000557103" calcext:value-type="float">
            <text:p>0.000557103</text:p>
          </table:table-cell>
          <table:table-cell table:number-columns-repeated="2" office:value-type="float" office:value="0.000278552" calcext:value-type="float">
            <text:p>0.0002785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557103" calcext:value-type="float">
            <text:p>0.000557103</text:p>
          </table:table-cell>
          <table:table-cell table:number-columns-repeated="3" office:value-type="float" office:value="0.000278552" calcext:value-type="float">
            <text:p>0.000278552</text:p>
          </table:table-cell>
          <table:table-cell office:value-type="float" office:value="0" calcext:value-type="float">
            <text:p>0</text:p>
          </table:table-cell>
          <table:table-cell office:value-type="float" office:value="0.000278552" calcext:value-type="float">
            <text:p>0.0002785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78552" calcext:value-type="float">
            <text:p>0.0002785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78552" calcext:value-type="float">
            <text:p>0.000278552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6" calcext:value-type="float">
            <text:p>14.7006</text:p>
          </table:table-cell>
          <table:table-cell table:formula="of:=SUM([Sheet6.U115:.CW115])" office:value-type="float" office:value="0.098675297" calcext:value-type="float">
            <text:p>0.098675297</text:p>
          </table:table-cell>
          <table:table-cell table:formula="of:=SUM([Sheet6.AE115:.CW115])" office:value-type="float" office:value="0.030548787" calcext:value-type="float">
            <text:p>0.030548787</text:p>
          </table:table-cell>
          <table:table-cell office:value-type="float" office:value="0.106786" calcext:value-type="float">
            <text:p>0.106786</text:p>
          </table:table-cell>
          <table:table-cell office:value-type="float" office:value="0.119492" calcext:value-type="float">
            <text:p>0.119492</text:p>
          </table:table-cell>
          <table:table-cell office:value-type="float" office:value="0.0851582" calcext:value-type="float">
            <text:p>0.0851582</text:p>
          </table:table-cell>
          <table:table-cell office:value-type="float" office:value="0.0794809" calcext:value-type="float">
            <text:p>0.0794809</text:p>
          </table:table-cell>
          <table:table-cell office:value-type="float" office:value="0.0775885" calcext:value-type="float">
            <text:p>0.0775885</text:p>
          </table:table-cell>
          <table:table-cell office:value-type="float" office:value="0.071641" calcext:value-type="float">
            <text:p>0.071641</text:p>
          </table:table-cell>
          <table:table-cell office:value-type="float" office:value="0.0586645" calcext:value-type="float">
            <text:p>0.0586645</text:p>
          </table:table-cell>
          <table:table-cell office:value-type="float" office:value="0.0519059" calcext:value-type="float">
            <text:p>0.0519059</text:p>
          </table:table-cell>
          <table:table-cell office:value-type="float" office:value="0.0389294" calcext:value-type="float">
            <text:p>0.0389294</text:p>
          </table:table-cell>
          <table:table-cell office:value-type="float" office:value="0.0337929" calcext:value-type="float">
            <text:p>0.0337929</text:p>
          </table:table-cell>
          <table:table-cell office:value-type="float" office:value="0.0264936" calcext:value-type="float">
            <text:p>0.0264936</text:p>
          </table:table-cell>
          <table:table-cell office:value-type="float" office:value="0.0229792" calcext:value-type="float">
            <text:p>0.0229792</text:p>
          </table:table-cell>
          <table:table-cell office:value-type="float" office:value="0.0186537" calcext:value-type="float">
            <text:p>0.0186537</text:p>
          </table:table-cell>
          <table:table-cell office:value-type="float" office:value="0.0148689" calcext:value-type="float">
            <text:p>0.0148689</text:p>
          </table:table-cell>
          <table:table-cell office:value-type="float" office:value="0.0135172" calcext:value-type="float">
            <text:p>0.0135172</text:p>
          </table:table-cell>
          <table:table-cell office:value-type="float" office:value="0.0113544" calcext:value-type="float">
            <text:p>0.0113544</text:p>
          </table:table-cell>
          <table:table-cell office:value-type="float" office:value="0.0118951" calcext:value-type="float">
            <text:p>0.0118951</text:p>
          </table:table-cell>
          <table:table-cell office:value-type="float" office:value="0.0113544" calcext:value-type="float">
            <text:p>0.0113544</text:p>
          </table:table-cell>
          <table:table-cell office:value-type="float" office:value="0.00838064" calcext:value-type="float">
            <text:p>0.00838064</text:p>
          </table:table-cell>
          <table:table-cell office:value-type="float" office:value="0.00729927" calcext:value-type="float">
            <text:p>0.00729927</text:p>
          </table:table-cell>
          <table:table-cell office:value-type="float" office:value="0.0081103" calcext:value-type="float">
            <text:p>0.0081103</text:p>
          </table:table-cell>
          <table:table-cell office:value-type="float" office:value="0.00567721" calcext:value-type="float">
            <text:p>0.00567721</text:p>
          </table:table-cell>
          <table:table-cell office:value-type="float" office:value="0.00540687" calcext:value-type="float">
            <text:p>0.00540687</text:p>
          </table:table-cell>
          <table:table-cell office:value-type="float" office:value="0.00297378" calcext:value-type="float">
            <text:p>0.00297378</text:p>
          </table:table-cell>
          <table:table-cell office:value-type="float" office:value="0.0062179" calcext:value-type="float">
            <text:p>0.0062179</text:p>
          </table:table-cell>
          <table:table-cell office:value-type="float" office:value="0.00729927" calcext:value-type="float">
            <text:p>0.00729927</text:p>
          </table:table-cell>
          <table:table-cell office:value-type="float" office:value="0.00540687" calcext:value-type="float">
            <text:p>0.00540687</text:p>
          </table:table-cell>
          <table:table-cell office:value-type="float" office:value="0.00675858" calcext:value-type="float">
            <text:p>0.00675858</text:p>
          </table:table-cell>
          <table:table-cell office:value-type="float" office:value="0.00432549" calcext:value-type="float">
            <text:p>0.00432549</text:p>
          </table:table-cell>
          <table:table-cell office:value-type="float" office:value="0.00351446" calcext:value-type="float">
            <text:p>0.00351446</text:p>
          </table:table-cell>
          <table:table-cell table:number-columns-repeated="2" office:value-type="float" office:value="0.00243309" calcext:value-type="float">
            <text:p>0.00243309</text:p>
          </table:table-cell>
          <table:table-cell office:value-type="float" office:value="0.0018924" calcext:value-type="float">
            <text:p>0.0018924</text:p>
          </table:table-cell>
          <table:table-cell office:value-type="float" office:value="0.00108137" calcext:value-type="float">
            <text:p>0.00108137</text:p>
          </table:table-cell>
          <table:table-cell office:value-type="float" office:value="0.00135172" calcext:value-type="float">
            <text:p>0.00135172</text:p>
          </table:table-cell>
          <table:table-cell office:value-type="float" office:value="0.000540687" calcext:value-type="float">
            <text:p>0.000540687</text:p>
          </table:table-cell>
          <table:table-cell office:value-type="float" office:value="0.00135172" calcext:value-type="float">
            <text:p>0.00135172</text:p>
          </table:table-cell>
          <table:table-cell office:value-type="float" office:value="0.000540687" calcext:value-type="float">
            <text:p>0.000540687</text:p>
          </table:table-cell>
          <table:table-cell office:value-type="float" office:value="0" calcext:value-type="float">
            <text:p>0</text:p>
          </table:table-cell>
          <table:table-cell office:value-type="float" office:value="0.000540687" calcext:value-type="float">
            <text:p>0.000540687</text:p>
          </table:table-cell>
          <table:table-cell office:value-type="float" office:value="0" calcext:value-type="float">
            <text:p>0</text:p>
          </table:table-cell>
          <table:table-cell office:value-type="float" office:value="0.000270343" calcext:value-type="float">
            <text:p>0.000270343</text:p>
          </table:table-cell>
          <table:table-cell office:value-type="float" office:value="0" calcext:value-type="float">
            <text:p>0</text:p>
          </table:table-cell>
          <table:table-cell office:value-type="float" office:value="0.000540687" calcext:value-type="float">
            <text:p>0.000540687</text:p>
          </table:table-cell>
          <table:table-cell office:value-type="float" office:value="0.000270343" calcext:value-type="float">
            <text:p>0.0002703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540687" calcext:value-type="float">
            <text:p>0.000540687</text:p>
          </table:table-cell>
          <table:table-cell office:value-type="float" office:value="0" calcext:value-type="float">
            <text:p>0</text:p>
          </table:table-cell>
          <table:table-cell office:value-type="float" office:value="0.000270343" calcext:value-type="float">
            <text:p>0.000270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40687" calcext:value-type="float">
            <text:p>0.000540687</text:p>
          </table:table-cell>
          <table:table-cell office:value-type="float" office:value="0" calcext:value-type="float">
            <text:p>0</text:p>
          </table:table-cell>
          <table:table-cell office:value-type="float" office:value="0.000270343" calcext:value-type="float">
            <text:p>0.000270343</text:p>
          </table:table-cell>
          <table:table-cell office:value-type="float" office:value="0" calcext:value-type="float">
            <text:p>0</text:p>
          </table:table-cell>
          <table:table-cell office:value-type="float" office:value="0.000270343" calcext:value-type="float">
            <text:p>0.0002703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70343" calcext:value-type="float">
            <text:p>0.000270343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04" calcext:value-type="float">
            <text:p>14.7304</text:p>
          </table:table-cell>
          <table:table-cell table:formula="of:=SUM([Sheet6.U116:.CW116])" office:value-type="float" office:value="0.10474416" calcext:value-type="float">
            <text:p>0.10474416</text:p>
          </table:table-cell>
          <table:table-cell table:formula="of:=SUM([Sheet6.AE116:.CW116])" office:value-type="float" office:value="0.03278252" calcext:value-type="float">
            <text:p>0.03278252</text:p>
          </table:table-cell>
          <table:table-cell office:value-type="float" office:value="0.10661" calcext:value-type="float">
            <text:p>0.10661</text:p>
          </table:table-cell>
          <table:table-cell office:value-type="float" office:value="0.118603" calcext:value-type="float">
            <text:p>0.118603</text:p>
          </table:table-cell>
          <table:table-cell office:value-type="float" office:value="0.0882196" calcext:value-type="float">
            <text:p>0.0882196</text:p>
          </table:table-cell>
          <table:table-cell office:value-type="float" office:value="0.065565" calcext:value-type="float">
            <text:p>0.065565</text:p>
          </table:table-cell>
          <table:table-cell office:value-type="float" office:value="0.075693" calcext:value-type="float">
            <text:p>0.075693</text:p>
          </table:table-cell>
          <table:table-cell office:value-type="float" office:value="0.0748934" calcext:value-type="float">
            <text:p>0.0748934</text:p>
          </table:table-cell>
          <table:table-cell office:value-type="float" office:value="0.0623667" calcext:value-type="float">
            <text:p>0.0623667</text:p>
          </table:table-cell>
          <table:table-cell office:value-type="float" office:value="0.0506397" calcext:value-type="float">
            <text:p>0.0506397</text:p>
          </table:table-cell>
          <table:table-cell office:value-type="float" office:value="0.04371" calcext:value-type="float">
            <text:p>0.04371</text:p>
          </table:table-cell>
          <table:table-cell office:value-type="float" office:value="0.0349147" calcext:value-type="float">
            <text:p>0.0349147</text:p>
          </table:table-cell>
          <table:table-cell office:value-type="float" office:value="0.0285181" calcext:value-type="float">
            <text:p>0.0285181</text:p>
          </table:table-cell>
          <table:table-cell office:value-type="float" office:value="0.0205224" calcext:value-type="float">
            <text:p>0.0205224</text:p>
          </table:table-cell>
          <table:table-cell office:value-type="float" office:value="0.0221215" calcext:value-type="float">
            <text:p>0.0221215</text:p>
          </table:table-cell>
          <table:table-cell office:value-type="float" office:value="0.0141258" calcext:value-type="float">
            <text:p>0.0141258</text:p>
          </table:table-cell>
          <table:table-cell office:value-type="float" office:value="0.0154584" calcext:value-type="float">
            <text:p>0.0154584</text:p>
          </table:table-cell>
          <table:table-cell office:value-type="float" office:value="0.0122601" calcext:value-type="float">
            <text:p>0.0122601</text:p>
          </table:table-cell>
          <table:table-cell office:value-type="float" office:value="0.00879531" calcext:value-type="float">
            <text:p>0.00879531</text:p>
          </table:table-cell>
          <table:table-cell office:value-type="float" office:value="0.0117271" calcext:value-type="float">
            <text:p>0.0117271</text:p>
          </table:table-cell>
          <table:table-cell office:value-type="float" office:value="0.00986141" calcext:value-type="float">
            <text:p>0.00986141</text:p>
          </table:table-cell>
          <table:table-cell office:value-type="float" office:value="0.00879531" calcext:value-type="float">
            <text:p>0.00879531</text:p>
          </table:table-cell>
          <table:table-cell office:value-type="float" office:value="0.00613006" calcext:value-type="float">
            <text:p>0.00613006</text:p>
          </table:table-cell>
          <table:table-cell office:value-type="float" office:value="0.00826226" calcext:value-type="float">
            <text:p>0.00826226</text:p>
          </table:table-cell>
          <table:table-cell office:value-type="float" office:value="0.00506397" calcext:value-type="float">
            <text:p>0.00506397</text:p>
          </table:table-cell>
          <table:table-cell office:value-type="float" office:value="0.00426439" calcext:value-type="float">
            <text:p>0.00426439</text:p>
          </table:table-cell>
          <table:table-cell office:value-type="float" office:value="0.00613006" calcext:value-type="float">
            <text:p>0.00613006</text:p>
          </table:table-cell>
          <table:table-cell office:value-type="float" office:value="0.00506397" calcext:value-type="float">
            <text:p>0.00506397</text:p>
          </table:table-cell>
          <table:table-cell office:value-type="float" office:value="0.00666311" calcext:value-type="float">
            <text:p>0.00666311</text:p>
          </table:table-cell>
          <table:table-cell office:value-type="float" office:value="0.00533049" calcext:value-type="float">
            <text:p>0.00533049</text:p>
          </table:table-cell>
          <table:table-cell office:value-type="float" office:value="0.00559701" calcext:value-type="float">
            <text:p>0.00559701</text:p>
          </table:table-cell>
          <table:table-cell office:value-type="float" office:value="0.00399787" calcext:value-type="float">
            <text:p>0.00399787</text:p>
          </table:table-cell>
          <table:table-cell office:value-type="float" office:value="0.00239872" calcext:value-type="float">
            <text:p>0.00239872</text:p>
          </table:table-cell>
          <table:table-cell office:value-type="float" office:value="0.00266525" calcext:value-type="float">
            <text:p>0.00266525</text:p>
          </table:table-cell>
          <table:table-cell office:value-type="float" office:value="0.00239872" calcext:value-type="float">
            <text:p>0.00239872</text:p>
          </table:table-cell>
          <table:table-cell table:number-columns-repeated="2" office:value-type="float" office:value="0.00133262" calcext:value-type="float">
            <text:p>0.00133262</text:p>
          </table:table-cell>
          <table:table-cell office:value-type="float" office:value="0.0010661" calcext:value-type="float">
            <text:p>0.0010661</text:p>
          </table:table-cell>
          <table:table-cell office:value-type="float" office:value="0.000799574" calcext:value-type="float">
            <text:p>0.000799574</text:p>
          </table:table-cell>
          <table:table-cell office:value-type="float" office:value="0.0010661" calcext:value-type="float">
            <text:p>0.0010661</text:p>
          </table:table-cell>
          <table:table-cell table:number-columns-repeated="4" office:value-type="float" office:value="0.000266525" calcext:value-type="float">
            <text:p>0.000266525</text:p>
          </table:table-cell>
          <table:table-cell office:value-type="float" office:value="0" calcext:value-type="float">
            <text:p>0</text:p>
          </table:table-cell>
          <table:table-cell office:value-type="float" office:value="0.000266525" calcext:value-type="float">
            <text:p>0.000266525</text:p>
          </table:table-cell>
          <table:table-cell table:number-columns-repeated="2" office:value-type="float" office:value="0.000533049" calcext:value-type="float">
            <text:p>0.0005330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66525" calcext:value-type="float">
            <text:p>0.0002665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33049" calcext:value-type="float">
            <text:p>0.000533049</text:p>
          </table:table-cell>
          <table:table-cell office:value-type="float" office:value="0.000266525" calcext:value-type="float">
            <text:p>0.000266525</text:p>
          </table:table-cell>
          <table:table-cell office:value-type="float" office:value="0" calcext:value-type="float">
            <text:p>0</text:p>
          </table:table-cell>
          <table:table-cell office:value-type="float" office:value="0.000533049" calcext:value-type="float">
            <text:p>0.0005330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66525" calcext:value-type="float">
            <text:p>0.000266525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02" calcext:value-type="float">
            <text:p>14.7602</text:p>
          </table:table-cell>
          <table:table-cell table:formula="of:=SUM([Sheet6.U117:.CW117])" office:value-type="float" office:value="0.104678199" calcext:value-type="float">
            <text:p>0.104678199</text:p>
          </table:table-cell>
          <table:table-cell table:formula="of:=SUM([Sheet6.AE117:.CW117])" office:value-type="float" office:value="0.032825019" calcext:value-type="float">
            <text:p>0.032825019</text:p>
          </table:table-cell>
          <table:table-cell office:value-type="float" office:value="0.113983" calcext:value-type="float">
            <text:p>0.113983</text:p>
          </table:table-cell>
          <table:table-cell office:value-type="float" office:value="0.115017" calcext:value-type="float">
            <text:p>0.115017</text:p>
          </table:table-cell>
          <table:table-cell office:value-type="float" office:value="0.0850349" calcext:value-type="float">
            <text:p>0.0850349</text:p>
          </table:table-cell>
          <table:table-cell office:value-type="float" office:value="0.077281" calcext:value-type="float">
            <text:p>0.077281</text:p>
          </table:table-cell>
          <table:table-cell office:value-type="float" office:value="0.0677178" calcext:value-type="float">
            <text:p>0.0677178</text:p>
          </table:table-cell>
          <table:table-cell office:value-type="float" office:value="0.0692685" calcext:value-type="float">
            <text:p>0.0692685</text:p>
          </table:table-cell>
          <table:table-cell office:value-type="float" office:value="0.0571207" calcext:value-type="float">
            <text:p>0.0571207</text:p>
          </table:table-cell>
          <table:table-cell office:value-type="float" office:value="0.0558284" calcext:value-type="float">
            <text:p>0.0558284</text:p>
          </table:table-cell>
          <table:table-cell office:value-type="float" office:value="0.0447144" calcext:value-type="float">
            <text:p>0.0447144</text:p>
          </table:table-cell>
          <table:table-cell office:value-type="float" office:value="0.0299819" calcext:value-type="float">
            <text:p>0.0299819</text:p>
          </table:table-cell>
          <table:table-cell office:value-type="float" office:value="0.0325666" calcext:value-type="float">
            <text:p>0.0325666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0.022228" calcext:value-type="float">
            <text:p>0.022228</text:p>
          </table:table-cell>
          <table:table-cell office:value-type="float" office:value="0.014474" calcext:value-type="float">
            <text:p>0.014474</text:p>
          </table:table-cell>
          <table:table-cell office:value-type="float" office:value="0.0129232" calcext:value-type="float">
            <text:p>0.0129232</text:p>
          </table:table-cell>
          <table:table-cell office:value-type="float" office:value="0.014991" calcext:value-type="float">
            <text:p>0.014991</text:p>
          </table:table-cell>
          <table:table-cell office:value-type="float" office:value="0.0105971" calcext:value-type="float">
            <text:p>0.0105971</text:p>
          </table:table-cell>
          <table:table-cell office:value-type="float" office:value="0.0131817" calcext:value-type="float">
            <text:p>0.0131817</text:p>
          </table:table-cell>
          <table:table-cell table:number-columns-repeated="2" office:value-type="float" office:value="0.00723701" calcext:value-type="float">
            <text:p>0.00723701</text:p>
          </table:table-cell>
          <table:table-cell office:value-type="float" office:value="0.00904627" calcext:value-type="float">
            <text:p>0.00904627</text:p>
          </table:table-cell>
          <table:table-cell table:number-columns-repeated="3" office:value-type="float" office:value="0.00620315" calcext:value-type="float">
            <text:p>0.00620315</text:p>
          </table:table-cell>
          <table:table-cell office:value-type="float" office:value="0.00516929" calcext:value-type="float">
            <text:p>0.00516929</text:p>
          </table:table-cell>
          <table:table-cell office:value-type="float" office:value="0.00646162" calcext:value-type="float">
            <text:p>0.00646162</text:p>
          </table:table-cell>
          <table:table-cell office:value-type="float" office:value="0.00491083" calcext:value-type="float">
            <text:p>0.00491083</text:p>
          </table:table-cell>
          <table:table-cell office:value-type="float" office:value="0.00568622" calcext:value-type="float">
            <text:p>0.00568622</text:p>
          </table:table-cell>
          <table:table-cell office:value-type="float" office:value="0.00646162" calcext:value-type="float">
            <text:p>0.00646162</text:p>
          </table:table-cell>
          <table:table-cell office:value-type="float" office:value="0.00310158" calcext:value-type="float">
            <text:p>0.00310158</text:p>
          </table:table-cell>
          <table:table-cell office:value-type="float" office:value="0.00180925" calcext:value-type="float">
            <text:p>0.00180925</text:p>
          </table:table-cell>
          <table:table-cell office:value-type="float" office:value="0.00258465" calcext:value-type="float">
            <text:p>0.00258465</text:p>
          </table:table-cell>
          <table:table-cell office:value-type="float" office:value="0.00206772" calcext:value-type="float">
            <text:p>0.00206772</text:p>
          </table:table-cell>
          <table:table-cell office:value-type="float" office:value="0.00180925" calcext:value-type="float">
            <text:p>0.00180925</text:p>
          </table:table-cell>
          <table:table-cell office:value-type="float" office:value="0.00103386" calcext:value-type="float">
            <text:p>0.00103386</text:p>
          </table:table-cell>
          <table:table-cell office:value-type="float" office:value="0.00129232" calcext:value-type="float">
            <text:p>0.00129232</text:p>
          </table:table-cell>
          <table:table-cell office:value-type="float" office:value="0.00103386" calcext:value-type="float">
            <text:p>0.00103386</text:p>
          </table:table-cell>
          <table:table-cell table:number-columns-repeated="2" office:value-type="float" office:value="0.000516929" calcext:value-type="float">
            <text:p>0.000516929</text:p>
          </table:table-cell>
          <table:table-cell office:value-type="float" office:value="0" calcext:value-type="float">
            <text:p>0</text:p>
          </table:table-cell>
          <table:table-cell office:value-type="float" office:value="0.000775394" calcext:value-type="float">
            <text:p>0.0007753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58465" calcext:value-type="float">
            <text:p>0.000258465</text:p>
          </table:table-cell>
          <table:table-cell office:value-type="float" office:value="0.000516929" calcext:value-type="float">
            <text:p>0.000516929</text:p>
          </table:table-cell>
          <table:table-cell office:value-type="float" office:value="0.000258465" calcext:value-type="float">
            <text:p>0.000258465</text:p>
          </table:table-cell>
          <table:table-cell office:value-type="float" office:value="0.000516929" calcext:value-type="float">
            <text:p>0.000516929</text:p>
          </table:table-cell>
          <table:table-cell office:value-type="float" office:value="0" calcext:value-type="float">
            <text:p>0</text:p>
          </table:table-cell>
          <table:table-cell office:value-type="float" office:value="0.000775394" calcext:value-type="float">
            <text:p>0.000775394</text:p>
          </table:table-cell>
          <table:table-cell office:value-type="float" office:value="0.000258465" calcext:value-type="float">
            <text:p>0.000258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58465" calcext:value-type="float">
            <text:p>0.0002584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258465" calcext:value-type="float">
            <text:p>0.0002584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58465" calcext:value-type="float">
            <text:p>0.000258465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table:formula="of:=SUM([Sheet6.U118:.CW118])" office:value-type="float" office:value="0.11102628" calcext:value-type="float">
            <text:p>0.11102628</text:p>
          </table:table-cell>
          <table:table-cell table:formula="of:=SUM([Sheet6.AE118:.CW118])" office:value-type="float" office:value="0.03641456" calcext:value-type="float">
            <text:p>0.03641456</text:p>
          </table:table-cell>
          <table:table-cell office:value-type="float" office:value="0.117138" calcext:value-type="float">
            <text:p>0.117138</text:p>
          </table:table-cell>
          <table:table-cell office:value-type="float" office:value="0.11179" calcext:value-type="float">
            <text:p>0.11179</text:p>
          </table:table-cell>
          <table:table-cell office:value-type="float" office:value="0.087344" calcext:value-type="float">
            <text:p>0.087344</text:p>
          </table:table-cell>
          <table:table-cell office:value-type="float" office:value="0.075121" calcext:value-type="float">
            <text:p>0.075121</text:p>
          </table:table-cell>
          <table:table-cell office:value-type="float" office:value="0.0616246" calcext:value-type="float">
            <text:p>0.0616246</text:p>
          </table:table-cell>
          <table:table-cell office:value-type="float" office:value="0.0662083" calcext:value-type="float">
            <text:p>0.0662083</text:p>
          </table:table-cell>
          <table:table-cell office:value-type="float" office:value="0.057041" calcext:value-type="float">
            <text:p>0.057041</text:p>
          </table:table-cell>
          <table:table-cell office:value-type="float" office:value="0.0537306" calcext:value-type="float">
            <text:p>0.0537306</text:p>
          </table:table-cell>
          <table:table-cell office:value-type="float" office:value="0.0407436" calcext:value-type="float">
            <text:p>0.0407436</text:p>
          </table:table-cell>
          <table:table-cell office:value-type="float" office:value="0.0351413" calcext:value-type="float">
            <text:p>0.0351413</text:p>
          </table:table-cell>
          <table:table-cell office:value-type="float" office:value="0.0292844" calcext:value-type="float">
            <text:p>0.0292844</text:p>
          </table:table-cell>
          <table:table-cell office:value-type="float" office:value="0.0244461" calcext:value-type="float">
            <text:p>0.0244461</text:p>
          </table:table-cell>
          <table:table-cell office:value-type="float" office:value="0.021645" calcext:value-type="float">
            <text:p>0.021645</text:p>
          </table:table-cell>
          <table:table-cell office:value-type="float" office:value="0.0160428" calcext:value-type="float">
            <text:p>0.0160428</text:p>
          </table:table-cell>
          <table:table-cell office:value-type="float" office:value="0.0147695" calcext:value-type="float">
            <text:p>0.0147695</text:p>
          </table:table-cell>
          <table:table-cell office:value-type="float" office:value="0.0112045" calcext:value-type="float">
            <text:p>0.0112045</text:p>
          </table:table-cell>
          <table:table-cell office:value-type="float" office:value="0.0127324" calcext:value-type="float">
            <text:p>0.0127324</text:p>
          </table:table-cell>
          <table:table-cell office:value-type="float" office:value="0.013751" calcext:value-type="float">
            <text:p>0.013751</text:p>
          </table:table-cell>
          <table:table-cell office:value-type="float" office:value="0.0106952" calcext:value-type="float">
            <text:p>0.0106952</text:p>
          </table:table-cell>
          <table:table-cell office:value-type="float" office:value="0.00763942" calcext:value-type="float">
            <text:p>0.00763942</text:p>
          </table:table-cell>
          <table:table-cell office:value-type="float" office:value="0.00891266" calcext:value-type="float">
            <text:p>0.00891266</text:p>
          </table:table-cell>
          <table:table-cell office:value-type="float" office:value="0.00636618" calcext:value-type="float">
            <text:p>0.00636618</text:p>
          </table:table-cell>
          <table:table-cell office:value-type="float" office:value="0.00534759" calcext:value-type="float">
            <text:p>0.00534759</text:p>
          </table:table-cell>
          <table:table-cell office:value-type="float" office:value="0.00585689" calcext:value-type="float">
            <text:p>0.00585689</text:p>
          </table:table-cell>
          <table:table-cell office:value-type="float" office:value="0.00509295" calcext:value-type="float">
            <text:p>0.00509295</text:p>
          </table:table-cell>
          <table:table-cell office:value-type="float" office:value="0.00534759" calcext:value-type="float">
            <text:p>0.00534759</text:p>
          </table:table-cell>
          <table:table-cell office:value-type="float" office:value="0.00560224" calcext:value-type="float">
            <text:p>0.00560224</text:p>
          </table:table-cell>
          <table:table-cell office:value-type="float" office:value="0.00534759" calcext:value-type="float">
            <text:p>0.00534759</text:p>
          </table:table-cell>
          <table:table-cell office:value-type="float" office:value="0.00356506" calcext:value-type="float">
            <text:p>0.00356506</text:p>
          </table:table-cell>
          <table:table-cell office:value-type="float" office:value="0.0048383" calcext:value-type="float">
            <text:p>0.0048383</text:p>
          </table:table-cell>
          <table:table-cell office:value-type="float" office:value="0.00178253" calcext:value-type="float">
            <text:p>0.00178253</text:p>
          </table:table-cell>
          <table:table-cell office:value-type="float" office:value="0.00381971" calcext:value-type="float">
            <text:p>0.00381971</text:p>
          </table:table-cell>
          <table:table-cell office:value-type="float" office:value="0.00127324" calcext:value-type="float">
            <text:p>0.00127324</text:p>
          </table:table-cell>
          <table:table-cell office:value-type="float" office:value="0.00254647" calcext:value-type="float">
            <text:p>0.00254647</text:p>
          </table:table-cell>
          <table:table-cell office:value-type="float" office:value="0.00127324" calcext:value-type="float">
            <text:p>0.00127324</text:p>
          </table:table-cell>
          <table:table-cell office:value-type="float" office:value="0.000509295" calcext:value-type="float">
            <text:p>0.000509295</text:p>
          </table:table-cell>
          <table:table-cell office:value-type="float" office:value="0.00203718" calcext:value-type="float">
            <text:p>0.00203718</text:p>
          </table:table-cell>
          <table:table-cell office:value-type="float" office:value="0.00101859" calcext:value-type="float">
            <text:p>0.00101859</text:p>
          </table:table-cell>
          <table:table-cell office:value-type="float" office:value="0.00152788" calcext:value-type="float">
            <text:p>0.00152788</text:p>
          </table:table-cell>
          <table:table-cell office:value-type="float" office:value="0.000254647" calcext:value-type="float">
            <text:p>0.000254647</text:p>
          </table:table-cell>
          <table:table-cell office:value-type="float" office:value="0.00101859" calcext:value-type="float">
            <text:p>0.00101859</text:p>
          </table:table-cell>
          <table:table-cell table:number-columns-repeated="2" office:value-type="float" office:value="0.000254647" calcext:value-type="float">
            <text:p>0.000254647</text:p>
          </table:table-cell>
          <table:table-cell office:value-type="float" office:value="0.000509295" calcext:value-type="float">
            <text:p>0.000509295</text:p>
          </table:table-cell>
          <table:table-cell office:value-type="float" office:value="0" calcext:value-type="float">
            <text:p>0</text:p>
          </table:table-cell>
          <table:table-cell office:value-type="float" office:value="0.000254647" calcext:value-type="float">
            <text:p>0.000254647</text:p>
          </table:table-cell>
          <table:table-cell office:value-type="float" office:value="0.000763942" calcext:value-type="float">
            <text:p>0.000763942</text:p>
          </table:table-cell>
          <table:table-cell office:value-type="float" office:value="0.000254647" calcext:value-type="float">
            <text:p>0.000254647</text:p>
          </table:table-cell>
          <table:table-cell office:value-type="float" office:value="0.000763942" calcext:value-type="float">
            <text:p>0.000763942</text:p>
          </table:table-cell>
          <table:table-cell office:value-type="float" office:value="0" calcext:value-type="float">
            <text:p>0</text:p>
          </table:table-cell>
          <table:table-cell office:value-type="float" office:value="0.000763942" calcext:value-type="float">
            <text:p>0.000763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54647" calcext:value-type="float">
            <text:p>0.000254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4647" calcext:value-type="float">
            <text:p>0.000254647</text:p>
          </table:table-cell>
          <table:table-cell office:value-type="float" office:value="0" calcext:value-type="float">
            <text:p>0</text:p>
          </table:table-cell>
          <table:table-cell office:value-type="float" office:value="0.000254647" calcext:value-type="float">
            <text:p>0.000254647</text:p>
          </table:table-cell>
          <table:table-cell office:value-type="float" office:value="0" calcext:value-type="float">
            <text:p>0</text:p>
          </table:table-cell>
          <table:table-cell office:value-type="float" office:value="0.000254647" calcext:value-type="float">
            <text:p>0.000254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54647" calcext:value-type="float">
            <text:p>0.000254647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198" calcext:value-type="float">
            <text:p>14.8198</text:p>
          </table:table-cell>
          <table:table-cell table:formula="of:=SUM([Sheet6.U119:.CW119])" office:value-type="float" office:value="0.118163608" calcext:value-type="float">
            <text:p>0.118163608</text:p>
          </table:table-cell>
          <table:table-cell table:formula="of:=SUM([Sheet6.AE119:.CW119])" office:value-type="float" office:value="0.039136968" calcext:value-type="float">
            <text:p>0.039136968</text:p>
          </table:table-cell>
          <table:table-cell office:value-type="float" office:value="0.112644" calcext:value-type="float">
            <text:p>0.112644</text:p>
          </table:table-cell>
          <table:table-cell office:value-type="float" office:value="0.119418" calcext:value-type="float">
            <text:p>0.119418</text:p>
          </table:table-cell>
          <table:table-cell office:value-type="float" office:value="0.0870547" calcext:value-type="float">
            <text:p>0.0870547</text:p>
          </table:table-cell>
          <table:table-cell office:value-type="float" office:value="0.0727546" calcext:value-type="float">
            <text:p>0.0727546</text:p>
          </table:table-cell>
          <table:table-cell office:value-type="float" office:value="0.0652283" calcext:value-type="float">
            <text:p>0.0652283</text:p>
          </table:table-cell>
          <table:table-cell office:value-type="float" office:value="0.0602107" calcext:value-type="float">
            <text:p>0.0602107</text:p>
          </table:table-cell>
          <table:table-cell office:value-type="float" office:value="0.0561967" calcext:value-type="float">
            <text:p>0.0561967</text:p>
          </table:table-cell>
          <table:table-cell office:value-type="float" office:value="0.0531862" calcext:value-type="float">
            <text:p>0.0531862</text:p>
          </table:table-cell>
          <table:table-cell office:value-type="float" office:value="0.0363773" calcext:value-type="float">
            <text:p>0.0363773</text:p>
          </table:table-cell>
          <table:table-cell office:value-type="float" office:value="0.0341194" calcext:value-type="float">
            <text:p>0.0341194</text:p>
          </table:table-cell>
          <table:table-cell office:value-type="float" office:value="0.0306071" calcext:value-type="float">
            <text:p>0.0306071</text:p>
          </table:table-cell>
          <table:table-cell office:value-type="float" office:value="0.0250878" calcext:value-type="float">
            <text:p>0.0250878</text:p>
          </table:table-cell>
          <table:table-cell office:value-type="float" office:value="0.0195685" calcext:value-type="float">
            <text:p>0.0195685</text:p>
          </table:table-cell>
          <table:table-cell office:value-type="float" office:value="0.0170597" calcext:value-type="float">
            <text:p>0.0170597</text:p>
          </table:table-cell>
          <table:table-cell office:value-type="float" office:value="0.0140492" calcext:value-type="float">
            <text:p>0.0140492</text:p>
          </table:table-cell>
          <table:table-cell office:value-type="float" office:value="0.0145509" calcext:value-type="float">
            <text:p>0.0145509</text:p>
          </table:table-cell>
          <table:table-cell office:value-type="float" office:value="0.0100351" calcext:value-type="float">
            <text:p>0.0100351</text:p>
          </table:table-cell>
          <table:table-cell office:value-type="float" office:value="0.0150527" calcext:value-type="float">
            <text:p>0.0150527</text:p>
          </table:table-cell>
          <table:table-cell office:value-type="float" office:value="0.0117913" calcext:value-type="float">
            <text:p>0.0117913</text:p>
          </table:table-cell>
          <table:table-cell office:value-type="float" office:value="0.00978424" calcext:value-type="float">
            <text:p>0.00978424</text:p>
          </table:table-cell>
          <table:table-cell office:value-type="float" office:value="0.00602107" calcext:value-type="float">
            <text:p>0.00602107</text:p>
          </table:table-cell>
          <table:table-cell office:value-type="float" office:value="0.00677371" calcext:value-type="float">
            <text:p>0.00677371</text:p>
          </table:table-cell>
          <table:table-cell office:value-type="float" office:value="0.00602107" calcext:value-type="float">
            <text:p>0.00602107</text:p>
          </table:table-cell>
          <table:table-cell office:value-type="float" office:value="0.00526844" calcext:value-type="float">
            <text:p>0.00526844</text:p>
          </table:table-cell>
          <table:table-cell office:value-type="float" office:value="0.0057702" calcext:value-type="float">
            <text:p>0.0057702</text:p>
          </table:table-cell>
          <table:table-cell office:value-type="float" office:value="0.00551932" calcext:value-type="float">
            <text:p>0.00551932</text:p>
          </table:table-cell>
          <table:table-cell office:value-type="float" office:value="0.00702459" calcext:value-type="float">
            <text:p>0.00702459</text:p>
          </table:table-cell>
          <table:table-cell office:value-type="float" office:value="0.00652283" calcext:value-type="float">
            <text:p>0.00652283</text:p>
          </table:table-cell>
          <table:table-cell office:value-type="float" office:value="0.00501756" calcext:value-type="float">
            <text:p>0.00501756</text:p>
          </table:table-cell>
          <table:table-cell office:value-type="float" office:value="0.00250878" calcext:value-type="float">
            <text:p>0.00250878</text:p>
          </table:table-cell>
          <table:table-cell office:value-type="float" office:value="0.00351229" calcext:value-type="float">
            <text:p>0.00351229</text:p>
          </table:table-cell>
          <table:table-cell office:value-type="float" office:value="0.00326141" calcext:value-type="float">
            <text:p>0.00326141</text:p>
          </table:table-cell>
          <table:table-cell office:value-type="float" office:value="0.00275966" calcext:value-type="float">
            <text:p>0.00275966</text:p>
          </table:table-cell>
          <table:table-cell office:value-type="float" office:value="0.00175615" calcext:value-type="float">
            <text:p>0.00175615</text:p>
          </table:table-cell>
          <table:table-cell office:value-type="float" office:value="0.000501756" calcext:value-type="float">
            <text:p>0.000501756</text:p>
          </table:table-cell>
          <table:table-cell office:value-type="float" office:value="0.00150527" calcext:value-type="float">
            <text:p>0.00150527</text:p>
          </table:table-cell>
          <table:table-cell office:value-type="float" office:value="0.000501756" calcext:value-type="float">
            <text:p>0.000501756</text:p>
          </table:table-cell>
          <table:table-cell office:value-type="float" office:value="0.00250878" calcext:value-type="float">
            <text:p>0.00250878</text:p>
          </table:table-cell>
          <table:table-cell office:value-type="float" office:value="0.000752634" calcext:value-type="float">
            <text:p>0.000752634</text:p>
          </table:table-cell>
          <table:table-cell office:value-type="float" office:value="0.00100351" calcext:value-type="float">
            <text:p>0.00100351</text:p>
          </table:table-cell>
          <table:table-cell office:value-type="float" office:value="0.000752634" calcext:value-type="float">
            <text:p>0.000752634</text:p>
          </table:table-cell>
          <table:table-cell table:number-columns-repeated="2" office:value-type="float" office:value="0.000501756" calcext:value-type="float">
            <text:p>0.000501756</text:p>
          </table:table-cell>
          <table:table-cell office:value-type="float" office:value="0.000752634" calcext:value-type="float">
            <text:p>0.0007526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0878" calcext:value-type="float">
            <text:p>0.000250878</text:p>
          </table:table-cell>
          <table:table-cell office:value-type="float" office:value="0" calcext:value-type="float">
            <text:p>0</text:p>
          </table:table-cell>
          <table:table-cell office:value-type="float" office:value="0.00100351" calcext:value-type="float">
            <text:p>0.00100351</text:p>
          </table:table-cell>
          <table:table-cell table:number-columns-repeated="2" office:value-type="float" office:value="0.000250878" calcext:value-type="float">
            <text:p>0.000250878</text:p>
          </table:table-cell>
          <table:table-cell office:value-type="float" office:value="0.000501756" calcext:value-type="float">
            <text:p>0.0005017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50878" calcext:value-type="float">
            <text:p>0.000250878</text:p>
          </table:table-cell>
          <table:table-cell office:value-type="float" office:value="0.000501756" calcext:value-type="float">
            <text:p>0.000501756</text:p>
          </table:table-cell>
          <table:table-cell office:value-type="float" office:value="0" calcext:value-type="float">
            <text:p>0</text:p>
          </table:table-cell>
          <table:table-cell office:value-type="float" office:value="0.000250878" calcext:value-type="float">
            <text:p>0.0002508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250878" calcext:value-type="float">
            <text:p>0.000250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50878" calcext:value-type="float">
            <text:p>0.000250878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96" calcext:value-type="float">
            <text:p>14.8496</text:p>
          </table:table-cell>
          <table:table-cell table:formula="of:=SUM([Sheet6.U120:.CW120])" office:value-type="float" office:value="0.115029194" calcext:value-type="float">
            <text:p>0.115029194</text:p>
          </table:table-cell>
          <table:table-cell table:formula="of:=SUM([Sheet6.AE120:.CW120])" office:value-type="float" office:value="0.039883264" calcext:value-type="float">
            <text:p>0.039883264</text:p>
          </table:table-cell>
          <table:table-cell office:value-type="float" office:value="0.120136" calcext:value-type="float">
            <text:p>0.120136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46304" calcext:value-type="float">
            <text:p>0.0846304</text:p>
          </table:table-cell>
          <table:table-cell office:value-type="float" office:value="0.0797665" calcext:value-type="float">
            <text:p>0.0797665</text:p>
          </table:table-cell>
          <table:table-cell office:value-type="float" office:value="0.0642023" calcext:value-type="float">
            <text:p>0.0642023</text:p>
          </table:table-cell>
          <table:table-cell office:value-type="float" office:value="0.0595817" calcext:value-type="float">
            <text:p>0.0595817</text:p>
          </table:table-cell>
          <table:table-cell office:value-type="float" office:value="0.0505837" calcext:value-type="float">
            <text:p>0.0505837</text:p>
          </table:table-cell>
          <table:table-cell office:value-type="float" office:value="0.0493677" calcext:value-type="float">
            <text:p>0.0493677</text:p>
          </table:table-cell>
          <table:table-cell office:value-type="float" office:value="0.035749" calcext:value-type="float">
            <text:p>0.035749</text:p>
          </table:table-cell>
          <table:table-cell office:value-type="float" office:value="0.0359922" calcext:value-type="float">
            <text:p>0.0359922</text:p>
          </table:table-cell>
          <table:table-cell office:value-type="float" office:value="0.0257782" calcext:value-type="float">
            <text:p>0.0257782</text:p>
          </table:table-cell>
          <table:table-cell office:value-type="float" office:value="0.0299125" calcext:value-type="float">
            <text:p>0.0299125</text:p>
          </table:table-cell>
          <table:table-cell office:value-type="float" office:value="0.020428" calcext:value-type="float">
            <text:p>0.020428</text:p>
          </table:table-cell>
          <table:table-cell office:value-type="float" office:value="0.0167802" calcext:value-type="float">
            <text:p>0.0167802</text:p>
          </table:table-cell>
          <table:table-cell office:value-type="float" office:value="0.0107004" calcext:value-type="float">
            <text:p>0.0107004</text:p>
          </table:table-cell>
          <table:table-cell office:value-type="float" office:value="0.0150778" calcext:value-type="float">
            <text:p>0.0150778</text:p>
          </table:table-cell>
          <table:table-cell office:value-type="float" office:value="0.00899805" calcext:value-type="float">
            <text:p>0.00899805</text:p>
          </table:table-cell>
          <table:table-cell office:value-type="float" office:value="0.0116732" calcext:value-type="float">
            <text:p>0.0116732</text:p>
          </table:table-cell>
          <table:table-cell office:value-type="float" office:value="0.0124027" calcext:value-type="float">
            <text:p>0.0124027</text:p>
          </table:table-cell>
          <table:table-cell office:value-type="float" office:value="0.00875486" calcext:value-type="float">
            <text:p>0.00875486</text:p>
          </table:table-cell>
          <table:table-cell office:value-type="float" office:value="0.00705253" calcext:value-type="float">
            <text:p>0.00705253</text:p>
          </table:table-cell>
          <table:table-cell office:value-type="float" office:value="0.00607977" calcext:value-type="float">
            <text:p>0.00607977</text:p>
          </table:table-cell>
          <table:table-cell office:value-type="float" office:value="0.00486381" calcext:value-type="float">
            <text:p>0.00486381</text:p>
          </table:table-cell>
          <table:table-cell office:value-type="float" office:value="0.00413424" calcext:value-type="float">
            <text:p>0.00413424</text:p>
          </table:table-cell>
          <table:table-cell office:value-type="float" office:value="0.0077821" calcext:value-type="float">
            <text:p>0.0077821</text:p>
          </table:table-cell>
          <table:table-cell office:value-type="float" office:value="0.00389105" calcext:value-type="float">
            <text:p>0.00389105</text:p>
          </table:table-cell>
          <table:table-cell office:value-type="float" office:value="0.00851167" calcext:value-type="float">
            <text:p>0.00851167</text:p>
          </table:table-cell>
          <table:table-cell office:value-type="float" office:value="0.00607977" calcext:value-type="float">
            <text:p>0.00607977</text:p>
          </table:table-cell>
          <table:table-cell office:value-type="float" office:value="0.00437743" calcext:value-type="float">
            <text:p>0.00437743</text:p>
          </table:table-cell>
          <table:table-cell office:value-type="float" office:value="0.00316148" calcext:value-type="float">
            <text:p>0.00316148</text:p>
          </table:table-cell>
          <table:table-cell office:value-type="float" office:value="0.0026751" calcext:value-type="float">
            <text:p>0.0026751</text:p>
          </table:table-cell>
          <table:table-cell table:number-columns-repeated="2" office:value-type="float" office:value="0.00340467" calcext:value-type="float">
            <text:p>0.00340467</text:p>
          </table:table-cell>
          <table:table-cell office:value-type="float" office:value="0.00170233" calcext:value-type="float">
            <text:p>0.00170233</text:p>
          </table:table-cell>
          <table:table-cell office:value-type="float" office:value="0.00145914" calcext:value-type="float">
            <text:p>0.00145914</text:p>
          </table:table-cell>
          <table:table-cell office:value-type="float" office:value="0.00121595" calcext:value-type="float">
            <text:p>0.00121595</text:p>
          </table:table-cell>
          <table:table-cell office:value-type="float" office:value="0.000729572" calcext:value-type="float">
            <text:p>0.000729572</text:p>
          </table:table-cell>
          <table:table-cell office:value-type="float" office:value="0.00194553" calcext:value-type="float">
            <text:p>0.00194553</text:p>
          </table:table-cell>
          <table:table-cell table:number-columns-repeated="2" office:value-type="float" office:value="0.000729572" calcext:value-type="float">
            <text:p>0.000729572</text:p>
          </table:table-cell>
          <table:table-cell office:value-type="float" office:value="0.00145914" calcext:value-type="float">
            <text:p>0.00145914</text:p>
          </table:table-cell>
          <table:table-cell office:value-type="float" office:value="0.000486381" calcext:value-type="float">
            <text:p>0.000486381</text:p>
          </table:table-cell>
          <table:table-cell office:value-type="float" office:value="0.000243191" calcext:value-type="float">
            <text:p>0.000243191</text:p>
          </table:table-cell>
          <table:table-cell office:value-type="float" office:value="0.000486381" calcext:value-type="float">
            <text:p>0.000486381</text:p>
          </table:table-cell>
          <table:table-cell office:value-type="float" office:value="0.000243191" calcext:value-type="float">
            <text:p>0.0002431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43191" calcext:value-type="float">
            <text:p>0.000243191</text:p>
          </table:table-cell>
          <table:table-cell office:value-type="float" office:value="0.00121595" calcext:value-type="float">
            <text:p>0.00121595</text:p>
          </table:table-cell>
          <table:table-cell office:value-type="float" office:value="0.000486381" calcext:value-type="float">
            <text:p>0.000486381</text:p>
          </table:table-cell>
          <table:table-cell office:value-type="float" office:value="0" calcext:value-type="float">
            <text:p>0</text:p>
          </table:table-cell>
          <table:table-cell office:value-type="float" office:value="0.000486381" calcext:value-type="float">
            <text:p>0.0004863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43191" calcext:value-type="float">
            <text:p>0.000243191</text:p>
          </table:table-cell>
          <table:table-cell office:value-type="float" office:value="0.000729572" calcext:value-type="float">
            <text:p>0.00072957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000243191" calcext:value-type="float">
            <text:p>0.000243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43191" calcext:value-type="float">
            <text:p>0.0002431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243191" calcext:value-type="float">
            <text:p>0.00024319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793" calcext:value-type="float">
            <text:p>14.8793</text:p>
          </table:table-cell>
          <table:table-cell table:formula="of:=SUM([Sheet6.U121:.CW121])" office:value-type="float" office:value="0.117016283" calcext:value-type="float">
            <text:p>0.117016283</text:p>
          </table:table-cell>
          <table:table-cell table:formula="of:=SUM([Sheet6.AE121:.CW121])" office:value-type="float" office:value="0.045519543" calcext:value-type="float">
            <text:p>0.045519543</text:p>
          </table:table-cell>
          <table:table-cell office:value-type="float" office:value="0.122259" calcext:value-type="float">
            <text:p>0.122259</text:p>
          </table:table-cell>
          <table:table-cell office:value-type="float" office:value="0.126787" calcext:value-type="float">
            <text:p>0.126787</text:p>
          </table:table-cell>
          <table:table-cell office:value-type="float" office:value="0.0898475" calcext:value-type="float">
            <text:p>0.0898475</text:p>
          </table:table-cell>
          <table:table-cell office:value-type="float" office:value="0.0822212" calcext:value-type="float">
            <text:p>0.0822212</text:p>
          </table:table-cell>
          <table:table-cell office:value-type="float" office:value="0.0705434" calcext:value-type="float">
            <text:p>0.0705434</text:p>
          </table:table-cell>
          <table:table-cell office:value-type="float" office:value="0.0593422" calcext:value-type="float">
            <text:p>0.0593422</text:p>
          </table:table-cell>
          <table:table-cell office:value-type="float" office:value="0.0507626" calcext:value-type="float">
            <text:p>0.0507626</text:p>
          </table:table-cell>
          <table:table-cell office:value-type="float" office:value="0.042898" calcext:value-type="float">
            <text:p>0.042898</text:p>
          </table:table-cell>
          <table:table-cell office:value-type="float" office:value="0.0340801" calcext:value-type="float">
            <text:p>0.0340801</text:p>
          </table:table-cell>
          <table:table-cell office:value-type="float" office:value="0.0319352" calcext:value-type="float">
            <text:p>0.0319352</text:p>
          </table:table-cell>
          <table:table-cell office:value-type="float" office:value="0.0297903" calcext:value-type="float">
            <text:p>0.0297903</text:p>
          </table:table-cell>
          <table:table-cell office:value-type="float" office:value="0.0245472" calcext:value-type="float">
            <text:p>0.0245472</text:p>
          </table:table-cell>
          <table:table-cell office:value-type="float" office:value="0.0183508" calcext:value-type="float">
            <text:p>0.0183508</text:p>
          </table:table-cell>
          <table:table-cell office:value-type="float" office:value="0.0176358" calcext:value-type="float">
            <text:p>0.0176358</text:p>
          </table:table-cell>
          <table:table-cell office:value-type="float" office:value="0.0104862" calcext:value-type="float">
            <text:p>0.0104862</text:p>
          </table:table-cell>
          <table:table-cell office:value-type="float" office:value="0.0126311" calcext:value-type="float">
            <text:p>0.0126311</text:p>
          </table:table-cell>
          <table:table-cell office:value-type="float" office:value="0.0107245" calcext:value-type="float">
            <text:p>0.0107245</text:p>
          </table:table-cell>
          <table:table-cell table:number-columns-repeated="2" office:value-type="float" office:value="0.0114395" calcext:value-type="float">
            <text:p>0.0114395</text:p>
          </table:table-cell>
          <table:table-cell office:value-type="float" office:value="0.00738799" calcext:value-type="float">
            <text:p>0.00738799</text:p>
          </table:table-cell>
          <table:table-cell office:value-type="float" office:value="0.00786463" calcext:value-type="float">
            <text:p>0.00786463</text:p>
          </table:table-cell>
          <table:table-cell office:value-type="float" office:value="0.00548141" calcext:value-type="float">
            <text:p>0.00548141</text:p>
          </table:table-cell>
          <table:table-cell office:value-type="float" office:value="0.0064347" calcext:value-type="float">
            <text:p>0.0064347</text:p>
          </table:table-cell>
          <table:table-cell office:value-type="float" office:value="0.00405148" calcext:value-type="float">
            <text:p>0.00405148</text:p>
          </table:table-cell>
          <table:table-cell office:value-type="float" office:value="0.0064347" calcext:value-type="float">
            <text:p>0.0064347</text:p>
          </table:table-cell>
          <table:table-cell office:value-type="float" office:value="0.00595806" calcext:value-type="float">
            <text:p>0.00595806</text:p>
          </table:table-cell>
          <table:table-cell office:value-type="float" office:value="0.00500477" calcext:value-type="float">
            <text:p>0.00500477</text:p>
          </table:table-cell>
          <table:table-cell office:value-type="float" office:value="0.00524309" calcext:value-type="float">
            <text:p>0.00524309</text:p>
          </table:table-cell>
          <table:table-cell office:value-type="float" office:value="0.00500477" calcext:value-type="float">
            <text:p>0.00500477</text:p>
          </table:table-cell>
          <table:table-cell office:value-type="float" office:value="0.00381316" calcext:value-type="float">
            <text:p>0.00381316</text:p>
          </table:table-cell>
          <table:table-cell office:value-type="float" office:value="0.00405148" calcext:value-type="float">
            <text:p>0.00405148</text:p>
          </table:table-cell>
          <table:table-cell office:value-type="float" office:value="0.00309819" calcext:value-type="float">
            <text:p>0.00309819</text:p>
          </table:table-cell>
          <table:table-cell office:value-type="float" office:value="0.00333651" calcext:value-type="float">
            <text:p>0.00333651</text:p>
          </table:table-cell>
          <table:table-cell table:number-columns-repeated="2" office:value-type="float" office:value="0.00190658" calcext:value-type="float">
            <text:p>0.00190658</text:p>
          </table:table-cell>
          <table:table-cell office:value-type="float" office:value="0.000953289" calcext:value-type="float">
            <text:p>0.000953289</text:p>
          </table:table-cell>
          <table:table-cell office:value-type="float" office:value="0.00142993" calcext:value-type="float">
            <text:p>0.00142993</text:p>
          </table:table-cell>
          <table:table-cell office:value-type="float" office:value="0.00119161" calcext:value-type="float">
            <text:p>0.00119161</text:p>
          </table:table-cell>
          <table:table-cell office:value-type="float" office:value="0.00142993" calcext:value-type="float">
            <text:p>0.00142993</text:p>
          </table:table-cell>
          <table:table-cell office:value-type="float" office:value="0.00119161" calcext:value-type="float">
            <text:p>0.00119161</text:p>
          </table:table-cell>
          <table:table-cell office:value-type="float" office:value="0.000238322" calcext:value-type="float">
            <text:p>0.000238322</text:p>
          </table:table-cell>
          <table:table-cell office:value-type="float" office:value="0.00119161" calcext:value-type="float">
            <text:p>0.00119161</text:p>
          </table:table-cell>
          <table:table-cell office:value-type="float" office:value="0.000476644" calcext:value-type="float">
            <text:p>0.000476644</text:p>
          </table:table-cell>
          <table:table-cell office:value-type="float" office:value="0.00119161" calcext:value-type="float">
            <text:p>0.00119161</text:p>
          </table:table-cell>
          <table:table-cell office:value-type="float" office:value="0.000953289" calcext:value-type="float">
            <text:p>0.000953289</text:p>
          </table:table-cell>
          <table:table-cell table:number-columns-repeated="3" office:value-type="float" office:value="0.000476644" calcext:value-type="float">
            <text:p>0.000476644</text:p>
          </table:table-cell>
          <table:table-cell office:value-type="float" office:value="0" calcext:value-type="float">
            <text:p>0</text:p>
          </table:table-cell>
          <table:table-cell office:value-type="float" office:value="0.000953289" calcext:value-type="float">
            <text:p>0.000953289</text:p>
          </table:table-cell>
          <table:table-cell table:number-columns-repeated="2" office:value-type="float" office:value="0.000476644" calcext:value-type="float">
            <text:p>0.000476644</text:p>
          </table:table-cell>
          <table:table-cell office:value-type="float" office:value="0.000238322" calcext:value-type="float">
            <text:p>0.0002383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38322" calcext:value-type="float">
            <text:p>0.000238322</text:p>
          </table:table-cell>
          <table:table-cell office:value-type="float" office:value="0.000476644" calcext:value-type="float">
            <text:p>0.000476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38322" calcext:value-type="float">
            <text:p>0.000238322</text:p>
          </table:table-cell>
          <table:table-cell office:value-type="float" office:value="0" calcext:value-type="float">
            <text:p>0</text:p>
          </table:table-cell>
          <table:table-cell office:value-type="float" office:value="0.000238322" calcext:value-type="float">
            <text:p>0.000238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8322" calcext:value-type="float">
            <text:p>0.00023832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476644" calcext:value-type="float">
            <text:p>0.000476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38322" calcext:value-type="float">
            <text:p>0.000238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38322" calcext:value-type="float">
            <text:p>0.0002383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38322" calcext:value-type="float">
            <text:p>0.0002383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38322" calcext:value-type="float">
            <text:p>0.000238322</text:p>
          </table:table-cell>
        </table:table-row>
        <table:table-row table:style-name="ro1">
          <table:table-cell office:value-type="float" office:value="14.9091" calcext:value-type="float">
            <text:p>14.9091</text:p>
          </table:table-cell>
          <table:table-cell table:formula="of:=SUM([Sheet6.U122:.CW122])" office:value-type="float" office:value="0.110982376" calcext:value-type="float">
            <text:p>0.110982376</text:p>
          </table:table-cell>
          <table:table-cell table:formula="of:=SUM([Sheet6.AE122:.CW122])" office:value-type="float" office:value="0.0444856360000001" calcext:value-type="float">
            <text:p>0.044485636</text:p>
          </table:table-cell>
          <table:table-cell office:value-type="float" office:value="0.115385" calcext:value-type="float">
            <text:p>0.115385</text:p>
          </table:table-cell>
          <table:table-cell office:value-type="float" office:value="0.130213" calcext:value-type="float">
            <text:p>0.130213</text:p>
          </table:table-cell>
          <table:table-cell office:value-type="float" office:value="0.100788" calcext:value-type="float">
            <text:p>0.100788</text:p>
          </table:table-cell>
          <table:table-cell office:value-type="float" office:value="0.0778499" calcext:value-type="float">
            <text:p>0.0778499</text:p>
          </table:table-cell>
          <table:table-cell office:value-type="float" office:value="0.0639481" calcext:value-type="float">
            <text:p>0.0639481</text:p>
          </table:table-cell>
          <table:table-cell office:value-type="float" office:value="0.0607044" calcext:value-type="float">
            <text:p>0.0607044</text:p>
          </table:table-cell>
          <table:table-cell office:value-type="float" office:value="0.0484245" calcext:value-type="float">
            <text:p>0.0484245</text:p>
          </table:table-cell>
          <table:table-cell office:value-type="float" office:value="0.0458758" calcext:value-type="float">
            <text:p>0.0458758</text:p>
          </table:table-cell>
          <table:table-cell office:value-type="float" office:value="0.0375348" calcext:value-type="float">
            <text:p>0.0375348</text:p>
          </table:table-cell>
          <table:table-cell office:value-type="float" office:value="0.0294254" calcext:value-type="float">
            <text:p>0.0294254</text:p>
          </table:table-cell>
          <table:table-cell office:value-type="float" office:value="0.0315107" calcext:value-type="float">
            <text:p>0.0315107</text:p>
          </table:table-cell>
          <table:table-cell office:value-type="float" office:value="0.023633" calcext:value-type="float">
            <text:p>0.023633</text:p>
          </table:table-cell>
          <table:table-cell office:value-type="float" office:value="0.0166821" calcext:value-type="float">
            <text:p>0.0166821</text:p>
          </table:table-cell>
          <table:table-cell office:value-type="float" office:value="0.0169138" calcext:value-type="float">
            <text:p>0.0169138</text:p>
          </table:table-cell>
          <table:table-cell office:value-type="float" office:value="0.0141335" calcext:value-type="float">
            <text:p>0.0141335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01946" calcext:value-type="float">
            <text:p>0.0101946</text:p>
          </table:table-cell>
          <table:table-cell office:value-type="float" office:value="0.00903614" calcext:value-type="float">
            <text:p>0.00903614</text:p>
          </table:table-cell>
          <table:table-cell office:value-type="float" office:value="0.00973123" calcext:value-type="float">
            <text:p>0.00973123</text:p>
          </table:table-cell>
          <table:table-cell office:value-type="float" office:value="0.00741427" calcext:value-type="float">
            <text:p>0.00741427</text:p>
          </table:table-cell>
          <table:table-cell office:value-type="float" office:value="0.00787766" calcext:value-type="float">
            <text:p>0.00787766</text:p>
          </table:table-cell>
          <table:table-cell office:value-type="float" office:value="0.00509731" calcext:value-type="float">
            <text:p>0.00509731</text:p>
          </table:table-cell>
          <table:table-cell office:value-type="float" office:value="0.00532901" calcext:value-type="float">
            <text:p>0.00532901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.0055607" calcext:value-type="float">
            <text:p>0.0055607</text:p>
          </table:table-cell>
          <table:table-cell office:value-type="float" office:value="0.00417053" calcext:value-type="float">
            <text:p>0.00417053</text:p>
          </table:table-cell>
          <table:table-cell office:value-type="float" office:value="0.00625579" calcext:value-type="float">
            <text:p>0.00625579</text:p>
          </table:table-cell>
          <table:table-cell office:value-type="float" office:value="0.00393883" calcext:value-type="float">
            <text:p>0.00393883</text:p>
          </table:table-cell>
          <table:table-cell office:value-type="float" office:value="0.0055607" calcext:value-type="float">
            <text:p>0.0055607</text:p>
          </table:table-cell>
          <table:table-cell office:value-type="float" office:value="0.00463392" calcext:value-type="float">
            <text:p>0.00463392</text:p>
          </table:table-cell>
          <table:table-cell office:value-type="float" office:value="0.00347544" calcext:value-type="float">
            <text:p>0.00347544</text:p>
          </table:table-cell>
          <table:table-cell office:value-type="float" office:value="0.00393883" calcext:value-type="float">
            <text:p>0.00393883</text:p>
          </table:table-cell>
          <table:table-cell office:value-type="float" office:value="0.00231696" calcext:value-type="float">
            <text:p>0.00231696</text:p>
          </table:table-cell>
          <table:table-cell office:value-type="float" office:value="0.00185357" calcext:value-type="float">
            <text:p>0.00185357</text:p>
          </table:table-cell>
          <table:table-cell office:value-type="float" office:value="0.000695088" calcext:value-type="float">
            <text:p>0.000695088</text:p>
          </table:table-cell>
          <table:table-cell table:number-columns-repeated="2" office:value-type="float" office:value="0.00139018" calcext:value-type="float">
            <text:p>0.00139018</text:p>
          </table:table-cell>
          <table:table-cell office:value-type="float" office:value="0.00162187" calcext:value-type="float">
            <text:p>0.00162187</text:p>
          </table:table-cell>
          <table:table-cell office:value-type="float" office:value="0.00139018" calcext:value-type="float">
            <text:p>0.00139018</text:p>
          </table:table-cell>
          <table:table-cell table:number-columns-repeated="2" office:value-type="float" office:value="0.00115848" calcext:value-type="float">
            <text:p>0.00115848</text:p>
          </table:table-cell>
          <table:table-cell office:value-type="float" office:value="0.000463392" calcext:value-type="float">
            <text:p>0.000463392</text:p>
          </table:table-cell>
          <table:table-cell office:value-type="float" office:value="0.000231696" calcext:value-type="float">
            <text:p>0.000231696</text:p>
          </table:table-cell>
          <table:table-cell office:value-type="float" office:value="0.000695088" calcext:value-type="float">
            <text:p>0.000695088</text:p>
          </table:table-cell>
          <table:table-cell office:value-type="float" office:value="0.000463392" calcext:value-type="float">
            <text:p>0.000463392</text:p>
          </table:table-cell>
          <table:table-cell office:value-type="float" office:value="0.00115848" calcext:value-type="float">
            <text:p>0.00115848</text:p>
          </table:table-cell>
          <table:table-cell office:value-type="float" office:value="0.000695088" calcext:value-type="float">
            <text:p>0.000695088</text:p>
          </table:table-cell>
          <table:table-cell office:value-type="float" office:value="0.000231696" calcext:value-type="float">
            <text:p>0.000231696</text:p>
          </table:table-cell>
          <table:table-cell table:number-columns-repeated="2" office:value-type="float" office:value="0.000463392" calcext:value-type="float">
            <text:p>0.000463392</text:p>
          </table:table-cell>
          <table:table-cell office:value-type="float" office:value="0.000695088" calcext:value-type="float">
            <text:p>0.000695088</text:p>
          </table:table-cell>
          <table:table-cell table:number-columns-repeated="3" office:value-type="float" office:value="0.000231696" calcext:value-type="float">
            <text:p>0.000231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63392" calcext:value-type="float">
            <text:p>0.000463392</text:p>
          </table:table-cell>
          <table:table-cell office:value-type="float" office:value="0.000695088" calcext:value-type="float">
            <text:p>0.0006950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0.000231696" calcext:value-type="float">
            <text:p>0.000231696</text:p>
          </table:table-cell>
          <table:table-cell office:value-type="float" office:value="0" calcext:value-type="float">
            <text:p>0</text:p>
          </table:table-cell>
          <table:table-cell office:value-type="float" office:value="0.000231696" calcext:value-type="float">
            <text:p>0.0002316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231696" calcext:value-type="float">
            <text:p>0.000231696</text:p>
          </table:table-cell>
          <table:table-cell office:value-type="float" office:value="0" calcext:value-type="float">
            <text:p>0</text:p>
          </table:table-cell>
          <table:table-cell office:value-type="float" office:value="0.000231696" calcext:value-type="float">
            <text:p>0.000231696</text:p>
          </table:table-cell>
          <table:table-cell office:value-type="float" office:value="0" calcext:value-type="float">
            <text:p>0</text:p>
          </table:table-cell>
          <table:table-cell office:value-type="float" office:value="0.000231696" calcext:value-type="float">
            <text:p>0.000231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1696" calcext:value-type="float">
            <text:p>0.00023169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31696" calcext:value-type="float">
            <text:p>0.00023169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389" calcext:value-type="float">
            <text:p>14.9389</text:p>
          </table:table-cell>
          <table:table-cell table:formula="of:=SUM([Sheet6.U123:.CW123])" office:value-type="float" office:value="0.105298893" calcext:value-type="float">
            <text:p>0.105298893</text:p>
          </table:table-cell>
          <table:table-cell table:formula="of:=SUM([Sheet6.AE123:.CW123])" office:value-type="float" office:value="0.046648553" calcext:value-type="float">
            <text:p>0.046648553</text:p>
          </table:table-cell>
          <table:table-cell office:value-type="float" office:value="0.111639" calcext:value-type="float">
            <text:p>0.111639</text:p>
          </table:table-cell>
          <table:table-cell office:value-type="float" office:value="0.133605" calcext:value-type="float">
            <text:p>0.133605</text:p>
          </table:table-cell>
          <table:table-cell office:value-type="float" office:value="0.103261" calcext:value-type="float">
            <text:p>0.103261</text:p>
          </table:table-cell>
          <table:table-cell office:value-type="float" office:value="0.0806159" calcext:value-type="float">
            <text:p>0.0806159</text:p>
          </table:table-cell>
          <table:table-cell office:value-type="float" office:value="0.0692935" calcext:value-type="float">
            <text:p>0.0692935</text:p>
          </table:table-cell>
          <table:table-cell office:value-type="float" office:value="0.0561594" calcext:value-type="float">
            <text:p>0.0561594</text:p>
          </table:table-cell>
          <table:table-cell office:value-type="float" office:value="0.0527627" calcext:value-type="float">
            <text:p>0.0527627</text:p>
          </table:table-cell>
          <table:table-cell office:value-type="float" office:value="0.0430254" calcext:value-type="float">
            <text:p>0.0430254</text:p>
          </table:table-cell>
          <table:table-cell office:value-type="float" office:value="0.0405344" calcext:value-type="float">
            <text:p>0.0405344</text:p>
          </table:table-cell>
          <table:table-cell office:value-type="float" office:value="0.0317029" calcext:value-type="float">
            <text:p>0.0317029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0228714" calcext:value-type="float">
            <text:p>0.0228714</text:p>
          </table:table-cell>
          <table:table-cell office:value-type="float" office:value="0.0178895" calcext:value-type="float">
            <text:p>0.0178895</text:p>
          </table:table-cell>
          <table:table-cell office:value-type="float" office:value="0.0147192" calcext:value-type="float">
            <text:p>0.0147192</text:p>
          </table:table-cell>
          <table:table-cell office:value-type="float" office:value="0.0160779" calcext:value-type="float">
            <text:p>0.0160779</text:p>
          </table:table-cell>
          <table:table-cell office:value-type="float" office:value="0.00996377" calcext:value-type="float">
            <text:p>0.00996377</text:p>
          </table:table-cell>
          <table:table-cell office:value-type="float" office:value="0.0108696" calcext:value-type="float">
            <text:p>0.0108696</text:p>
          </table:table-cell>
          <table:table-cell table:number-columns-repeated="2" office:value-type="float" office:value="0.00792572" calcext:value-type="float">
            <text:p>0.00792572</text:p>
          </table:table-cell>
          <table:table-cell office:value-type="float" office:value="0.0106431" calcext:value-type="float">
            <text:p>0.0106431</text:p>
          </table:table-cell>
          <table:table-cell office:value-type="float" office:value="0.00588768" calcext:value-type="float">
            <text:p>0.00588768</text:p>
          </table:table-cell>
          <table:table-cell office:value-type="float" office:value="0.00384964" calcext:value-type="float">
            <text:p>0.00384964</text:p>
          </table:table-cell>
          <table:table-cell office:value-type="float" office:value="0.00543478" calcext:value-type="float">
            <text:p>0.00543478</text:p>
          </table:table-cell>
          <table:table-cell office:value-type="float" office:value="0.00407609" calcext:value-type="float">
            <text:p>0.00407609</text:p>
          </table:table-cell>
          <table:table-cell office:value-type="float" office:value="0.00588768" calcext:value-type="float">
            <text:p>0.00588768</text:p>
          </table:table-cell>
          <table:table-cell office:value-type="float" office:value="0.00339674" calcext:value-type="float">
            <text:p>0.00339674</text:p>
          </table:table-cell>
          <table:table-cell office:value-type="float" office:value="0.00362319" calcext:value-type="float">
            <text:p>0.00362319</text:p>
          </table:table-cell>
          <table:table-cell office:value-type="float" office:value="0.00588768" calcext:value-type="float">
            <text:p>0.00588768</text:p>
          </table:table-cell>
          <table:table-cell office:value-type="float" office:value="0.00498188" calcext:value-type="float">
            <text:p>0.00498188</text:p>
          </table:table-cell>
          <table:table-cell office:value-type="float" office:value="0.00384964" calcext:value-type="float">
            <text:p>0.00384964</text:p>
          </table:table-cell>
          <table:table-cell office:value-type="float" office:value="0.00339674" calcext:value-type="float">
            <text:p>0.00339674</text:p>
          </table:table-cell>
          <table:table-cell office:value-type="float" office:value="0.00317029" calcext:value-type="float">
            <text:p>0.00317029</text:p>
          </table:table-cell>
          <table:table-cell office:value-type="float" office:value="0.00271739" calcext:value-type="float">
            <text:p>0.00271739</text:p>
          </table:table-cell>
          <table:table-cell office:value-type="float" office:value="0.00226449" calcext:value-type="float">
            <text:p>0.00226449</text:p>
          </table:table-cell>
          <table:table-cell table:number-columns-repeated="2" office:value-type="float" office:value="0.0013587" calcext:value-type="float">
            <text:p>0.0013587</text:p>
          </table:table-cell>
          <table:table-cell office:value-type="float" office:value="0.000679348" calcext:value-type="float">
            <text:p>0.000679348</text:p>
          </table:table-cell>
          <table:table-cell office:value-type="float" office:value="0.00181159" calcext:value-type="float">
            <text:p>0.00181159</text:p>
          </table:table-cell>
          <table:table-cell office:value-type="float" office:value="0.000905797" calcext:value-type="float">
            <text:p>0.000905797</text:p>
          </table:table-cell>
          <table:table-cell office:value-type="float" office:value="0.00158514" calcext:value-type="float">
            <text:p>0.00158514</text:p>
          </table:table-cell>
          <table:table-cell office:value-type="float" office:value="0.00113225" calcext:value-type="float">
            <text:p>0.00113225</text:p>
          </table:table-cell>
          <table:table-cell office:value-type="float" office:value="0.000905797" calcext:value-type="float">
            <text:p>0.000905797</text:p>
          </table:table-cell>
          <table:table-cell office:value-type="float" office:value="0.000679348" calcext:value-type="float">
            <text:p>0.000679348</text:p>
          </table:table-cell>
          <table:table-cell table:number-columns-repeated="2" office:value-type="float" office:value="0.000452899" calcext:value-type="float">
            <text:p>0.000452899</text:p>
          </table:table-cell>
          <table:table-cell office:value-type="float" office:value="0.000679348" calcext:value-type="float">
            <text:p>0.000679348</text:p>
          </table:table-cell>
          <table:table-cell office:value-type="float" office:value="0.00113225" calcext:value-type="float">
            <text:p>0.00113225</text:p>
          </table:table-cell>
          <table:table-cell office:value-type="float" office:value="0.000679348" calcext:value-type="float">
            <text:p>0.000679348</text:p>
          </table:table-cell>
          <table:table-cell office:value-type="float" office:value="0.000452899" calcext:value-type="float">
            <text:p>0.000452899</text:p>
          </table:table-cell>
          <table:table-cell office:value-type="float" office:value="0.000226449" calcext:value-type="float">
            <text:p>0.000226449</text:p>
          </table:table-cell>
          <table:table-cell office:value-type="float" office:value="0.000452899" calcext:value-type="float">
            <text:p>0.000452899</text:p>
          </table:table-cell>
          <table:table-cell table:number-columns-repeated="2" office:value-type="float" office:value="0.000679348" calcext:value-type="float">
            <text:p>0.000679348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226449" calcext:value-type="float">
            <text:p>0.000226449</text:p>
          </table:table-cell>
          <table:table-cell office:value-type="float" office:value="0.000679348" calcext:value-type="float">
            <text:p>0.000679348</text:p>
          </table:table-cell>
          <table:table-cell office:value-type="float" office:value="0.000226449" calcext:value-type="float">
            <text:p>0.000226449</text:p>
          </table:table-cell>
          <table:table-cell office:value-type="float" office:value="0" calcext:value-type="float">
            <text:p>0</text:p>
          </table:table-cell>
          <table:table-cell office:value-type="float" office:value="0.000452899" calcext:value-type="float">
            <text:p>0.000452899</text:p>
          </table:table-cell>
          <table:table-cell office:value-type="float" office:value="0.000226449" calcext:value-type="float">
            <text:p>0.000226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452899" calcext:value-type="float">
            <text:p>0.0004528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6449" calcext:value-type="float">
            <text:p>0.00022644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6449" calcext:value-type="float">
            <text:p>0.0002264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52899" calcext:value-type="float">
            <text:p>0.00045289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26449" calcext:value-type="float">
            <text:p>0.0002264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87" calcext:value-type="float">
            <text:p>14.9687</text:p>
          </table:table-cell>
          <table:table-cell table:formula="of:=SUM([Sheet6.U124:.CW124])" office:value-type="float" office:value="0.101513796" calcext:value-type="float">
            <text:p>0.101513796</text:p>
          </table:table-cell>
          <table:table-cell table:formula="of:=SUM([Sheet6.AE124:.CW124])" office:value-type="float" office:value="0.046749776" calcext:value-type="float">
            <text:p>0.046749776</text:p>
          </table:table-cell>
          <table:table-cell office:value-type="float" office:value="0.114203" calcext:value-type="float">
            <text:p>0.114203</text:p>
          </table:table-cell>
          <table:table-cell office:value-type="float" office:value="0.130232" calcext:value-type="float">
            <text:p>0.130232</text:p>
          </table:table-cell>
          <table:table-cell office:value-type="float" office:value="0.105744" calcext:value-type="float">
            <text:p>0.105744</text:p>
          </table:table-cell>
          <table:table-cell office:value-type="float" office:value="0.0776937" calcext:value-type="float">
            <text:p>0.0776937</text:p>
          </table:table-cell>
          <table:table-cell office:value-type="float" office:value="0.0723508" calcext:value-type="float">
            <text:p>0.0723508</text:p>
          </table:table-cell>
          <table:table-cell office:value-type="float" office:value="0.0609973" calcext:value-type="float">
            <text:p>0.0609973</text:p>
          </table:table-cell>
          <table:table-cell office:value-type="float" office:value="0.0485307" calcext:value-type="float">
            <text:p>0.0485307</text:p>
          </table:table-cell>
          <table:table-cell office:value-type="float" office:value="0.0456367" calcext:value-type="float">
            <text:p>0.0456367</text:p>
          </table:table-cell>
          <table:table-cell office:value-type="float" office:value="0.0382903" calcext:value-type="float">
            <text:p>0.0382903</text:p>
          </table:table-cell>
          <table:table-cell office:value-type="float" office:value="0.0300534" calcext:value-type="float">
            <text:p>0.0300534</text:p>
          </table:table-cell>
          <table:table-cell office:value-type="float" office:value="0.0289403" calcext:value-type="float">
            <text:p>0.0289403</text:p>
          </table:table-cell>
          <table:table-cell office:value-type="float" office:value="0.0215939" calcext:value-type="float">
            <text:p>0.0215939</text:p>
          </table:table-cell>
          <table:table-cell office:value-type="float" office:value="0.0184773" calcext:value-type="float">
            <text:p>0.0184773</text:p>
          </table:table-cell>
          <table:table-cell office:value-type="float" office:value="0.0133571" calcext:value-type="float">
            <text:p>0.0133571</text:p>
          </table:table-cell>
          <table:table-cell office:value-type="float" office:value="0.015138" calcext:value-type="float">
            <text:p>0.015138</text:p>
          </table:table-cell>
          <table:table-cell office:value-type="float" office:value="0.0111309" calcext:value-type="float">
            <text:p>0.0111309</text:p>
          </table:table-cell>
          <table:table-cell office:value-type="float" office:value="0.0113535" calcext:value-type="float">
            <text:p>0.0113535</text:p>
          </table:table-cell>
          <table:table-cell office:value-type="float" office:value="0.00690116" calcext:value-type="float">
            <text:p>0.00690116</text:p>
          </table:table-cell>
          <table:table-cell office:value-type="float" office:value="0.00845948" calcext:value-type="float">
            <text:p>0.00845948</text:p>
          </table:table-cell>
          <table:table-cell table:number-columns-repeated="2" office:value-type="float" office:value="0.00756901" calcext:value-type="float">
            <text:p>0.00756901</text:p>
          </table:table-cell>
          <table:table-cell office:value-type="float" office:value="0.00311665" calcext:value-type="float">
            <text:p>0.00311665</text:p>
          </table:table-cell>
          <table:table-cell office:value-type="float" office:value="0.0062333" calcext:value-type="float">
            <text:p>0.0062333</text:p>
          </table:table-cell>
          <table:table-cell office:value-type="float" office:value="0.0024488" calcext:value-type="float">
            <text:p>0.0024488</text:p>
          </table:table-cell>
          <table:table-cell office:value-type="float" office:value="0.00534283" calcext:value-type="float">
            <text:p>0.00534283</text:p>
          </table:table-cell>
          <table:table-cell office:value-type="float" office:value="0.0024488" calcext:value-type="float">
            <text:p>0.0024488</text:p>
          </table:table-cell>
          <table:table-cell office:value-type="float" office:value="0.00467498" calcext:value-type="float">
            <text:p>0.00467498</text:p>
          </table:table-cell>
          <table:table-cell office:value-type="float" office:value="0.00311665" calcext:value-type="float">
            <text:p>0.00311665</text:p>
          </table:table-cell>
          <table:table-cell office:value-type="float" office:value="0.0062333" calcext:value-type="float">
            <text:p>0.0062333</text:p>
          </table:table-cell>
          <table:table-cell office:value-type="float" office:value="0.00467498" calcext:value-type="float">
            <text:p>0.00467498</text:p>
          </table:table-cell>
          <table:table-cell office:value-type="float" office:value="0.00267142" calcext:value-type="float">
            <text:p>0.00267142</text:p>
          </table:table-cell>
          <table:table-cell office:value-type="float" office:value="0.00445236" calcext:value-type="float">
            <text:p>0.00445236</text:p>
          </table:table-cell>
          <table:table-cell office:value-type="float" office:value="0.00311665" calcext:value-type="float">
            <text:p>0.00311665</text:p>
          </table:table-cell>
          <table:table-cell table:number-columns-repeated="2" office:value-type="float" office:value="0.00155833" calcext:value-type="float">
            <text:p>0.00155833</text:p>
          </table:table-cell>
          <table:table-cell office:value-type="float" office:value="0.00178094" calcext:value-type="float">
            <text:p>0.00178094</text:p>
          </table:table-cell>
          <table:table-cell office:value-type="float" office:value="0.00133571" calcext:value-type="float">
            <text:p>0.00133571</text:p>
          </table:table-cell>
          <table:table-cell office:value-type="float" office:value="0.000667854" calcext:value-type="float">
            <text:p>0.000667854</text:p>
          </table:table-cell>
          <table:table-cell office:value-type="float" office:value="0.000890472" calcext:value-type="float">
            <text:p>0.000890472</text:p>
          </table:table-cell>
          <table:table-cell table:number-columns-repeated="2" office:value-type="float" office:value="0.00178094" calcext:value-type="float">
            <text:p>0.00178094</text:p>
          </table:table-cell>
          <table:table-cell office:value-type="float" office:value="0.000667854" calcext:value-type="float">
            <text:p>0.000667854</text:p>
          </table:table-cell>
          <table:table-cell office:value-type="float" office:value="0.000445236" calcext:value-type="float">
            <text:p>0.000445236</text:p>
          </table:table-cell>
          <table:table-cell office:value-type="float" office:value="0.000667854" calcext:value-type="float">
            <text:p>0.0006678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890472" calcext:value-type="float">
            <text:p>0.000890472</text:p>
          </table:table-cell>
          <table:table-cell office:value-type="float" office:value="0.000222618" calcext:value-type="float">
            <text:p>0.000222618</text:p>
          </table:table-cell>
          <table:table-cell table:number-columns-repeated="3" office:value-type="float" office:value="0.000667854" calcext:value-type="float">
            <text:p>0.0006678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45236" calcext:value-type="float">
            <text:p>0.000445236</text:p>
          </table:table-cell>
          <table:table-cell office:value-type="float" office:value="0" calcext:value-type="float">
            <text:p>0</text:p>
          </table:table-cell>
          <table:table-cell office:value-type="float" office:value="0.000222618" calcext:value-type="float">
            <text:p>0.000222618</text:p>
          </table:table-cell>
          <table:table-cell office:value-type="float" office:value="0.000445236" calcext:value-type="float">
            <text:p>0.000445236</text:p>
          </table:table-cell>
          <table:table-cell table:number-columns-repeated="4" office:value-type="float" office:value="0.000222618" calcext:value-type="float">
            <text:p>0.00022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618" calcext:value-type="float">
            <text:p>0.00022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5236" calcext:value-type="float">
            <text:p>0.000445236</text:p>
          </table:table-cell>
          <table:table-cell office:value-type="float" office:value="0.000222618" calcext:value-type="float">
            <text:p>0.00022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2618" calcext:value-type="float">
            <text:p>0.0002226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22618" calcext:value-type="float">
            <text:p>0.0002226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22618" calcext:value-type="float">
            <text:p>0.00022261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0222618" calcext:value-type="float">
            <text:p>0.000222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985" calcext:value-type="float">
            <text:p>14.9985</text:p>
          </table:table-cell>
          <table:table-cell table:formula="of:=SUM([Sheet6.U125:.CW125])" office:value-type="float" office:value="0.100478452" calcext:value-type="float">
            <text:p>0.100478452</text:p>
          </table:table-cell>
          <table:table-cell table:formula="of:=SUM([Sheet6.AE125:.CW125])" office:value-type="float" office:value="0.042409742" calcext:value-type="float">
            <text:p>0.042409742</text:p>
          </table:table-cell>
          <table:table-cell office:value-type="float" office:value="0.11505" calcext:value-type="float">
            <text:p>0.11505</text:p>
          </table:table-cell>
          <table:table-cell office:value-type="float" office:value="0.131361" calcext:value-type="float">
            <text:p>0.131361</text:p>
          </table:table-cell>
          <table:table-cell office:value-type="float" office:value="0.105046" calcext:value-type="float">
            <text:p>0.105046</text:p>
          </table:table-cell>
          <table:table-cell office:value-type="float" office:value="0.0872118" calcext:value-type="float">
            <text:p>0.0872118</text:p>
          </table:table-cell>
          <table:table-cell office:value-type="float" office:value="0.0682906" calcext:value-type="float">
            <text:p>0.0682906</text:p>
          </table:table-cell>
          <table:table-cell office:value-type="float" office:value="0.0619835" calcext:value-type="float">
            <text:p>0.0619835</text:p>
          </table:table-cell>
          <table:table-cell office:value-type="float" office:value="0.0493693" calcext:value-type="float">
            <text:p>0.0493693</text:p>
          </table:table-cell>
          <table:table-cell office:value-type="float" office:value="0.0404524" calcext:value-type="float">
            <text:p>0.0404524</text:p>
          </table:table-cell>
          <table:table-cell office:value-type="float" office:value="0.0382775" calcext:value-type="float">
            <text:p>0.0382775</text:p>
          </table:table-cell>
          <table:table-cell office:value-type="float" office:value="0.0337103" calcext:value-type="float">
            <text:p>0.0337103</text:p>
          </table:table-cell>
          <table:table-cell office:value-type="float" office:value="0.0210961" calcext:value-type="float">
            <text:p>0.0210961</text:p>
          </table:table-cell>
          <table:table-cell office:value-type="float" office:value="0.0234885" calcext:value-type="float">
            <text:p>0.0234885</text:p>
          </table:table-cell>
          <table:table-cell office:value-type="float" office:value="0.015659" calcext:value-type="float">
            <text:p>0.015659</text:p>
          </table:table-cell>
          <table:table-cell office:value-type="float" office:value="0.0145716" calcext:value-type="float">
            <text:p>0.0145716</text:p>
          </table:table-cell>
          <table:table-cell office:value-type="float" office:value="0.0121792" calcext:value-type="float">
            <text:p>0.0121792</text:p>
          </table:table-cell>
          <table:table-cell office:value-type="float" office:value="0.0128317" calcext:value-type="float">
            <text:p>0.0128317</text:p>
          </table:table-cell>
          <table:table-cell office:value-type="float" office:value="0.0126142" calcext:value-type="float">
            <text:p>0.0126142</text:p>
          </table:table-cell>
          <table:table-cell office:value-type="float" office:value="0.00891692" calcext:value-type="float">
            <text:p>0.00891692</text:p>
          </table:table-cell>
          <table:table-cell office:value-type="float" office:value="0.00804698" calcext:value-type="float">
            <text:p>0.00804698</text:p>
          </table:table-cell>
          <table:table-cell office:value-type="float" office:value="0.00913441" calcext:value-type="float">
            <text:p>0.00913441</text:p>
          </table:table-cell>
          <table:table-cell office:value-type="float" office:value="0.0060896" calcext:value-type="float">
            <text:p>0.0060896</text:p>
          </table:table-cell>
          <table:table-cell office:value-type="float" office:value="0.00239234" calcext:value-type="float">
            <text:p>0.00239234</text:p>
          </table:table-cell>
          <table:table-cell office:value-type="float" office:value="0.00565463" calcext:value-type="float">
            <text:p>0.00565463</text:p>
          </table:table-cell>
          <table:table-cell office:value-type="float" office:value="0.00521966" calcext:value-type="float">
            <text:p>0.00521966</text:p>
          </table:table-cell>
          <table:table-cell office:value-type="float" office:value="0.0045672" calcext:value-type="float">
            <text:p>0.0045672</text:p>
          </table:table-cell>
          <table:table-cell office:value-type="float" office:value="0.00347977" calcext:value-type="float">
            <text:p>0.00347977</text:p>
          </table:table-cell>
          <table:table-cell office:value-type="float" office:value="0.0045672" calcext:value-type="float">
            <text:p>0.0045672</text:p>
          </table:table-cell>
          <table:table-cell office:value-type="float" office:value="0.00260983" calcext:value-type="float">
            <text:p>0.00260983</text:p>
          </table:table-cell>
          <table:table-cell office:value-type="float" office:value="0.00500217" calcext:value-type="float">
            <text:p>0.00500217</text:p>
          </table:table-cell>
          <table:table-cell office:value-type="float" office:value="0.00326229" calcext:value-type="float">
            <text:p>0.00326229</text:p>
          </table:table-cell>
          <table:table-cell table:number-columns-repeated="2" office:value-type="float" office:value="0.00347977" calcext:value-type="float">
            <text:p>0.00347977</text:p>
          </table:table-cell>
          <table:table-cell office:value-type="float" office:value="0.00195737" calcext:value-type="float">
            <text:p>0.00195737</text:p>
          </table:table-cell>
          <table:table-cell office:value-type="float" office:value="0.00217486" calcext:value-type="float">
            <text:p>0.00217486</text:p>
          </table:table-cell>
          <table:table-cell office:value-type="float" office:value="0.00239234" calcext:value-type="float">
            <text:p>0.00239234</text:p>
          </table:table-cell>
          <table:table-cell office:value-type="float" office:value="0.00108743" calcext:value-type="float">
            <text:p>0.00108743</text:p>
          </table:table-cell>
          <table:table-cell office:value-type="float" office:value="0.00130492" calcext:value-type="float">
            <text:p>0.00130492</text:p>
          </table:table-cell>
          <table:table-cell office:value-type="float" office:value="0.000217486" calcext:value-type="float">
            <text:p>0.000217486</text:p>
          </table:table-cell>
          <table:table-cell office:value-type="float" office:value="0.00217486" calcext:value-type="float">
            <text:p>0.00217486</text:p>
          </table:table-cell>
          <table:table-cell office:value-type="float" office:value="0.000869943" calcext:value-type="float">
            <text:p>0.000869943</text:p>
          </table:table-cell>
          <table:table-cell office:value-type="float" office:value="0.00108743" calcext:value-type="float">
            <text:p>0.00108743</text:p>
          </table:table-cell>
          <table:table-cell office:value-type="float" office:value="0.00130492" calcext:value-type="float">
            <text:p>0.00130492</text:p>
          </table:table-cell>
          <table:table-cell office:value-type="float" office:value="0.000869943" calcext:value-type="float">
            <text:p>0.000869943</text:p>
          </table:table-cell>
          <table:table-cell office:value-type="float" office:value="0.000652458" calcext:value-type="float">
            <text:p>0.000652458</text:p>
          </table:table-cell>
          <table:table-cell table:number-columns-repeated="2" office:value-type="float" office:value="0.000217486" calcext:value-type="float">
            <text:p>0.000217486</text:p>
          </table:table-cell>
          <table:table-cell office:value-type="float" office:value="0.00108743" calcext:value-type="float">
            <text:p>0.00108743</text:p>
          </table:table-cell>
          <table:table-cell table:number-columns-repeated="2" office:value-type="float" office:value="0.000869943" calcext:value-type="float">
            <text:p>0.000869943</text:p>
          </table:table-cell>
          <table:table-cell office:value-type="float" office:value="0.000217486" calcext:value-type="float">
            <text:p>0.000217486</text:p>
          </table:table-cell>
          <table:table-cell table:number-columns-repeated="2" office:value-type="float" office:value="0.000434972" calcext:value-type="float">
            <text:p>0.000434972</text:p>
          </table:table-cell>
          <table:table-cell office:value-type="float" office:value="0" calcext:value-type="float">
            <text:p>0</text:p>
          </table:table-cell>
          <table:table-cell office:value-type="float" office:value="0.000434972" calcext:value-type="float">
            <text:p>0.000434972</text:p>
          </table:table-cell>
          <table:table-cell office:value-type="float" office:value="0" calcext:value-type="float">
            <text:p>0</text:p>
          </table:table-cell>
          <table:table-cell office:value-type="float" office:value="0.000434972" calcext:value-type="float">
            <text:p>0.000434972</text:p>
          </table:table-cell>
          <table:table-cell office:value-type="float" office:value="0" calcext:value-type="float">
            <text:p>0</text:p>
          </table:table-cell>
          <table:table-cell office:value-type="float" office:value="0.000217486" calcext:value-type="float">
            <text:p>0.000217486</text:p>
          </table:table-cell>
          <table:table-cell office:value-type="float" office:value="0.000434972" calcext:value-type="float">
            <text:p>0.000434972</text:p>
          </table:table-cell>
          <table:table-cell office:value-type="float" office:value="0.000217486" calcext:value-type="float">
            <text:p>0.00021748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17486" calcext:value-type="float">
            <text:p>0.0002174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00217486" calcext:value-type="float">
            <text:p>0.000217486</text:p>
          </table:table-cell>
          <table:table-cell office:value-type="float" office:value="0" calcext:value-type="float">
            <text:p>0</text:p>
          </table:table-cell>
          <table:table-cell office:value-type="float" office:value="0.000217486" calcext:value-type="float">
            <text:p>0.0002174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7486" calcext:value-type="float">
            <text:p>0.0002174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34972" calcext:value-type="float">
            <text:p>0.00043497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17486" calcext:value-type="float">
            <text:p>0.00021748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83" calcext:value-type="float">
            <text:p>15.0283</text:p>
          </table:table-cell>
          <table:table-cell table:formula="of:=SUM([Sheet6.U126:.CW126])" office:value-type="float" office:value="0.0996357130000001" calcext:value-type="float">
            <text:p>0.099635713</text:p>
          </table:table-cell>
          <table:table-cell table:formula="of:=SUM([Sheet6.AE126:.CW126])" office:value-type="float" office:value="0.043282613" calcext:value-type="float">
            <text:p>0.043282613</text:p>
          </table:table-cell>
          <table:table-cell office:value-type="float" office:value="0.118706" calcext:value-type="float">
            <text:p>0.118706</text:p>
          </table:table-cell>
          <table:table-cell office:value-type="float" office:value="0.136276" calcext:value-type="float">
            <text:p>0.136276</text:p>
          </table:table-cell>
          <table:table-cell office:value-type="float" office:value="0.107778" calcext:value-type="float">
            <text:p>0.107778</text:p>
          </table:table-cell>
          <table:table-cell office:value-type="float" office:value="0.0874223" calcext:value-type="float">
            <text:p>0.0874223</text:p>
          </table:table-cell>
          <table:table-cell office:value-type="float" office:value="0.0707092" calcext:value-type="float">
            <text:p>0.0707092</text:p>
          </table:table-cell>
          <table:table-cell office:value-type="float" office:value="0.0574245" calcext:value-type="float">
            <text:p>0.0574245</text:p>
          </table:table-cell>
          <table:table-cell office:value-type="float" office:value="0.0479966" calcext:value-type="float">
            <text:p>0.0479966</text:p>
          </table:table-cell>
          <table:table-cell office:value-type="float" office:value="0.0404971" calcext:value-type="float">
            <text:p>0.0404971</text:p>
          </table:table-cell>
          <table:table-cell office:value-type="float" office:value="0.0366402" calcext:value-type="float">
            <text:p>0.0366402</text:p>
          </table:table-cell>
          <table:table-cell office:value-type="float" office:value="0.0327834" calcext:value-type="float">
            <text:p>0.0327834</text:p>
          </table:table-cell>
          <table:table-cell office:value-type="float" office:value="0.0207842" calcext:value-type="float">
            <text:p>0.0207842</text:p>
          </table:table-cell>
          <table:table-cell office:value-type="float" office:value="0.0173559" calcext:value-type="float">
            <text:p>0.0173559</text:p>
          </table:table-cell>
          <table:table-cell office:value-type="float" office:value="0.0160703" calcext:value-type="float">
            <text:p>0.0160703</text:p>
          </table:table-cell>
          <table:table-cell office:value-type="float" office:value="0.0177844" calcext:value-type="float">
            <text:p>0.0177844</text:p>
          </table:table-cell>
          <table:table-cell office:value-type="float" office:value="0.0132848" calcext:value-type="float">
            <text:p>0.0132848</text:p>
          </table:table-cell>
          <table:table-cell office:value-type="float" office:value="0.0117849" calcext:value-type="float">
            <text:p>0.0117849</text:p>
          </table:table-cell>
          <table:table-cell office:value-type="float" office:value="0.0124277" calcext:value-type="float">
            <text:p>0.0124277</text:p>
          </table:table-cell>
          <table:table-cell office:value-type="float" office:value="0.00771373" calcext:value-type="float">
            <text:p>0.00771373</text:p>
          </table:table-cell>
          <table:table-cell office:value-type="float" office:value="0.00749946" calcext:value-type="float">
            <text:p>0.00749946</text:p>
          </table:table-cell>
          <table:table-cell office:value-type="float" office:value="0.0107135" calcext:value-type="float">
            <text:p>0.0107135</text:p>
          </table:table-cell>
          <table:table-cell office:value-type="float" office:value="0.00535676" calcext:value-type="float">
            <text:p>0.00535676</text:p>
          </table:table-cell>
          <table:table-cell office:value-type="float" office:value="0.00492822" calcext:value-type="float">
            <text:p>0.00492822</text:p>
          </table:table-cell>
          <table:table-cell office:value-type="float" office:value="0.00428541" calcext:value-type="float">
            <text:p>0.00428541</text:p>
          </table:table-cell>
          <table:table-cell office:value-type="float" office:value="0.00514249" calcext:value-type="float">
            <text:p>0.00514249</text:p>
          </table:table-cell>
          <table:table-cell office:value-type="float" office:value="0.00428541" calcext:value-type="float">
            <text:p>0.00428541</text:p>
          </table:table-cell>
          <table:table-cell office:value-type="float" office:value="0.00278552" calcext:value-type="float">
            <text:p>0.00278552</text:p>
          </table:table-cell>
          <table:table-cell office:value-type="float" office:value="0.0036426" calcext:value-type="float">
            <text:p>0.0036426</text:p>
          </table:table-cell>
          <table:table-cell table:number-columns-repeated="2" office:value-type="float" office:value="0.00385687" calcext:value-type="float">
            <text:p>0.00385687</text:p>
          </table:table-cell>
          <table:table-cell office:value-type="float" office:value="0.00278552" calcext:value-type="float">
            <text:p>0.00278552</text:p>
          </table:table-cell>
          <table:table-cell office:value-type="float" office:value="0.00471395" calcext:value-type="float">
            <text:p>0.00471395</text:p>
          </table:table-cell>
          <table:table-cell office:value-type="float" office:value="0.00299979" calcext:value-type="float">
            <text:p>0.00299979</text:p>
          </table:table-cell>
          <table:table-cell office:value-type="float" office:value="0.0021427" calcext:value-type="float">
            <text:p>0.0021427</text:p>
          </table:table-cell>
          <table:table-cell office:value-type="float" office:value="0.00278552" calcext:value-type="float">
            <text:p>0.00278552</text:p>
          </table:table-cell>
          <table:table-cell office:value-type="float" office:value="0.00235697" calcext:value-type="float">
            <text:p>0.00235697</text:p>
          </table:table-cell>
          <table:table-cell office:value-type="float" office:value="0.00171416" calcext:value-type="float">
            <text:p>0.00171416</text:p>
          </table:table-cell>
          <table:table-cell office:value-type="float" office:value="0.00107135" calcext:value-type="float">
            <text:p>0.00107135</text:p>
          </table:table-cell>
          <table:table-cell office:value-type="float" office:value="0.000857082" calcext:value-type="float">
            <text:p>0.000857082</text:p>
          </table:table-cell>
          <table:table-cell office:value-type="float" office:value="0.000428541" calcext:value-type="float">
            <text:p>0.000428541</text:p>
          </table:table-cell>
          <table:table-cell office:value-type="float" office:value="0.00149989" calcext:value-type="float">
            <text:p>0.00149989</text:p>
          </table:table-cell>
          <table:table-cell office:value-type="float" office:value="0.00107135" calcext:value-type="float">
            <text:p>0.00107135</text:p>
          </table:table-cell>
          <table:table-cell office:value-type="float" office:value="0.00128562" calcext:value-type="float">
            <text:p>0.00128562</text:p>
          </table:table-cell>
          <table:table-cell office:value-type="float" office:value="0.000642811" calcext:value-type="float">
            <text:p>0.000642811</text:p>
          </table:table-cell>
          <table:table-cell office:value-type="float" office:value="0.00107135" calcext:value-type="float">
            <text:p>0.00107135</text:p>
          </table:table-cell>
          <table:table-cell table:number-columns-repeated="2" office:value-type="float" office:value="0.00021427" calcext:value-type="float">
            <text:p>0.00021427</text:p>
          </table:table-cell>
          <table:table-cell office:value-type="float" office:value="0.000642811" calcext:value-type="float">
            <text:p>0.000642811</text:p>
          </table:table-cell>
          <table:table-cell office:value-type="float" office:value="0.000428541" calcext:value-type="float">
            <text:p>0.000428541</text:p>
          </table:table-cell>
          <table:table-cell office:value-type="float" office:value="0.00128562" calcext:value-type="float">
            <text:p>0.00128562</text:p>
          </table:table-cell>
          <table:table-cell office:value-type="float" office:value="0.000642811" calcext:value-type="float">
            <text:p>0.000642811</text:p>
          </table:table-cell>
          <table:table-cell office:value-type="float" office:value="0" calcext:value-type="float">
            <text:p>0</text:p>
          </table:table-cell>
          <table:table-cell office:value-type="float" office:value="0.000857082" calcext:value-type="float">
            <text:p>0.000857082</text:p>
          </table:table-cell>
          <table:table-cell office:value-type="float" office:value="0" calcext:value-type="float">
            <text:p>0</text:p>
          </table:table-cell>
          <table:table-cell office:value-type="float" office:value="0.00021427" calcext:value-type="float">
            <text:p>0.00021427</text:p>
          </table:table-cell>
          <table:table-cell table:number-columns-repeated="2" office:value-type="float" office:value="0.000428541" calcext:value-type="float">
            <text:p>0.000428541</text:p>
          </table:table-cell>
          <table:table-cell table:number-columns-repeated="2" office:value-type="float" office:value="0.00021427" calcext:value-type="float">
            <text:p>0.00021427</text:p>
          </table:table-cell>
          <table:table-cell office:value-type="float" office:value="0.000428541" calcext:value-type="float">
            <text:p>0.000428541</text:p>
          </table:table-cell>
          <table:table-cell office:value-type="float" office:value="0.00021427" calcext:value-type="float">
            <text:p>0.0002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28541" calcext:value-type="float">
            <text:p>0.00042854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021427" calcext:value-type="float">
            <text:p>0.00021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427" calcext:value-type="float">
            <text:p>0.00021427</text:p>
          </table:table-cell>
          <table:table-cell office:value-type="float" office:value="0" calcext:value-type="float">
            <text:p>0</text:p>
          </table:table-cell>
          <table:table-cell office:value-type="float" office:value="0.00021427" calcext:value-type="float">
            <text:p>0.000214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1427" calcext:value-type="float">
            <text:p>0.000214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1427" calcext:value-type="float">
            <text:p>0.0002142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581" calcext:value-type="float">
            <text:p>15.0581</text:p>
          </table:table-cell>
          <table:table-cell table:formula="of:=SUM([Sheet6.U127:.CW127])" office:value-type="float" office:value="0.0947500599999999" calcext:value-type="float">
            <text:p>0.09475006</text:p>
          </table:table-cell>
          <table:table-cell table:formula="of:=SUM([Sheet6.AE127:.CW127])" office:value-type="float" office:value="0.04015897" calcext:value-type="float">
            <text:p>0.04015897</text:p>
          </table:table-cell>
          <table:table-cell office:value-type="float" office:value="0.111692" calcext:value-type="float">
            <text:p>0.111692</text:p>
          </table:table-cell>
          <table:table-cell office:value-type="float" office:value="0.139301" calcext:value-type="float">
            <text:p>0.139301</text:p>
          </table:table-cell>
          <table:table-cell office:value-type="float" office:value="0.107509" calcext:value-type="float">
            <text:p>0.107509</text:p>
          </table:table-cell>
          <table:table-cell office:value-type="float" office:value="0.0901485" calcext:value-type="float">
            <text:p>0.0901485</text:p>
          </table:table-cell>
          <table:table-cell office:value-type="float" office:value="0.0711148" calcext:value-type="float">
            <text:p>0.0711148</text:p>
          </table:table-cell>
          <table:table-cell office:value-type="float" office:value="0.0543819" calcext:value-type="float">
            <text:p>0.0543819</text:p>
          </table:table-cell>
          <table:table-cell office:value-type="float" office:value="0.0485254" calcext:value-type="float">
            <text:p>0.0485254</text:p>
          </table:table-cell>
          <table:table-cell office:value-type="float" office:value="0.0435055" calcext:value-type="float">
            <text:p>0.0435055</text:p>
          </table:table-cell>
          <table:table-cell office:value-type="float" office:value="0.0361849" calcext:value-type="float">
            <text:p>0.0361849</text:p>
          </table:table-cell>
          <table:table-cell office:value-type="float" office:value="0.0305375" calcext:value-type="float">
            <text:p>0.0305375</text:p>
          </table:table-cell>
          <table:table-cell office:value-type="float" office:value="0.0232169" calcext:value-type="float">
            <text:p>0.0232169</text:p>
          </table:table-cell>
          <table:table-cell office:value-type="float" office:value="0.0140138" calcext:value-type="float">
            <text:p>0.0140138</text:p>
          </table:table-cell>
          <table:table-cell office:value-type="float" office:value="0.0171512" calcext:value-type="float">
            <text:p>0.0171512</text:p>
          </table:table-cell>
          <table:table-cell office:value-type="float" office:value="0.0148504" calcext:value-type="float">
            <text:p>0.0148504</text:p>
          </table:table-cell>
          <table:table-cell office:value-type="float" office:value="0.0150596" calcext:value-type="float">
            <text:p>0.0150596</text:p>
          </table:table-cell>
          <table:table-cell office:value-type="float" office:value="0.0125497" calcext:value-type="float">
            <text:p>0.0125497</text:p>
          </table:table-cell>
          <table:table-cell office:value-type="float" office:value="0.011713" calcext:value-type="float">
            <text:p>0.011713</text:p>
          </table:table-cell>
          <table:table-cell office:value-type="float" office:value="0.00606568" calcext:value-type="float">
            <text:p>0.00606568</text:p>
          </table:table-cell>
          <table:table-cell office:value-type="float" office:value="0.0092031" calcext:value-type="float">
            <text:p>0.0092031</text:p>
          </table:table-cell>
          <table:table-cell office:value-type="float" office:value="0.00711148" calcext:value-type="float">
            <text:p>0.00711148</text:p>
          </table:table-cell>
          <table:table-cell office:value-type="float" office:value="0.00690232" calcext:value-type="float">
            <text:p>0.00690232</text:p>
          </table:table-cell>
          <table:table-cell office:value-type="float" office:value="0.00669316" calcext:value-type="float">
            <text:p>0.00669316</text:p>
          </table:table-cell>
          <table:table-cell office:value-type="float" office:value="0.00334658" calcext:value-type="float">
            <text:p>0.00334658</text:p>
          </table:table-cell>
          <table:table-cell office:value-type="float" office:value="0.00460155" calcext:value-type="float">
            <text:p>0.00460155</text:p>
          </table:table-cell>
          <table:table-cell office:value-type="float" office:value="0.00397406" calcext:value-type="float">
            <text:p>0.00397406</text:p>
          </table:table-cell>
          <table:table-cell office:value-type="float" office:value="0.00292826" calcext:value-type="float">
            <text:p>0.00292826</text:p>
          </table:table-cell>
          <table:table-cell office:value-type="float" office:value="0.0037649" calcext:value-type="float">
            <text:p>0.0037649</text:p>
          </table:table-cell>
          <table:table-cell office:value-type="float" office:value="0.00334658" calcext:value-type="float">
            <text:p>0.00334658</text:p>
          </table:table-cell>
          <table:table-cell office:value-type="float" office:value="0.0027191" calcext:value-type="float">
            <text:p>0.0027191</text:p>
          </table:table-cell>
          <table:table-cell office:value-type="float" office:value="0.00439239" calcext:value-type="float">
            <text:p>0.00439239</text:p>
          </table:table-cell>
          <table:table-cell office:value-type="float" office:value="0.00230077" calcext:value-type="float">
            <text:p>0.00230077</text:p>
          </table:table-cell>
          <table:table-cell office:value-type="float" office:value="0.0027191" calcext:value-type="float">
            <text:p>0.0027191</text:p>
          </table:table-cell>
          <table:table-cell office:value-type="float" office:value="0.00313742" calcext:value-type="float">
            <text:p>0.00313742</text:p>
          </table:table-cell>
          <table:table-cell office:value-type="float" office:value="0.00209161" calcext:value-type="float">
            <text:p>0.00209161</text:p>
          </table:table-cell>
          <table:table-cell office:value-type="float" office:value="0.00125497" calcext:value-type="float">
            <text:p>0.00125497</text:p>
          </table:table-cell>
          <table:table-cell office:value-type="float" office:value="0.00188245" calcext:value-type="float">
            <text:p>0.00188245</text:p>
          </table:table-cell>
          <table:table-cell table:number-columns-repeated="2" office:value-type="float" office:value="0.000836645" calcext:value-type="float">
            <text:p>0.000836645</text:p>
          </table:table-cell>
          <table:table-cell office:value-type="float" office:value="0.00167329" calcext:value-type="float">
            <text:p>0.00167329</text:p>
          </table:table-cell>
          <table:table-cell office:value-type="float" office:value="0.000836645" calcext:value-type="float">
            <text:p>0.000836645</text:p>
          </table:table-cell>
          <table:table-cell office:value-type="float" office:value="0.00125497" calcext:value-type="float">
            <text:p>0.00125497</text:p>
          </table:table-cell>
          <table:table-cell table:number-columns-repeated="2" office:value-type="float" office:value="0.000836645" calcext:value-type="float">
            <text:p>0.000836645</text:p>
          </table:table-cell>
          <table:table-cell office:value-type="float" office:value="0.000627484" calcext:value-type="float">
            <text:p>0.000627484</text:p>
          </table:table-cell>
          <table:table-cell office:value-type="float" office:value="0.000836645" calcext:value-type="float">
            <text:p>0.000836645</text:p>
          </table:table-cell>
          <table:table-cell office:value-type="float" office:value="0.000418323" calcext:value-type="float">
            <text:p>0.000418323</text:p>
          </table:table-cell>
          <table:table-cell office:value-type="float" office:value="0.000209161" calcext:value-type="float">
            <text:p>0.000209161</text:p>
          </table:table-cell>
          <table:table-cell office:value-type="float" office:value="0.000836645" calcext:value-type="float">
            <text:p>0.000836645</text:p>
          </table:table-cell>
          <table:table-cell office:value-type="float" office:value="0.000418323" calcext:value-type="float">
            <text:p>0.000418323</text:p>
          </table:table-cell>
          <table:table-cell office:value-type="float" office:value="0.000836645" calcext:value-type="float">
            <text:p>0.000836645</text:p>
          </table:table-cell>
          <table:table-cell office:value-type="float" office:value="0.000209161" calcext:value-type="float">
            <text:p>0.000209161</text:p>
          </table:table-cell>
          <table:table-cell table:number-columns-repeated="2" office:value-type="float" office:value="0.000627484" calcext:value-type="float">
            <text:p>0.000627484</text:p>
          </table:table-cell>
          <table:table-cell office:value-type="float" office:value="0.000209161" calcext:value-type="float">
            <text:p>0.000209161</text:p>
          </table:table-cell>
          <table:table-cell office:value-type="float" office:value="0.000418323" calcext:value-type="float">
            <text:p>0.000418323</text:p>
          </table:table-cell>
          <table:table-cell office:value-type="float" office:value="0.000209161" calcext:value-type="float">
            <text:p>0.000209161</text:p>
          </table:table-cell>
          <table:table-cell office:value-type="float" office:value="0.000418323" calcext:value-type="float">
            <text:p>0.000418323</text:p>
          </table:table-cell>
          <table:table-cell table:number-columns-repeated="3" office:value-type="float" office:value="0.000209161" calcext:value-type="float">
            <text:p>0.000209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8323" calcext:value-type="float">
            <text:p>0.000418323</text:p>
          </table:table-cell>
          <table:table-cell office:value-type="float" office:value="0.000209161" calcext:value-type="float">
            <text:p>0.0002091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09161" calcext:value-type="float">
            <text:p>0.000209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9161" calcext:value-type="float">
            <text:p>0.000209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9161" calcext:value-type="float">
            <text:p>0.0002091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09161" calcext:value-type="float">
            <text:p>0.0002091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09161" calcext:value-type="float">
            <text:p>0.00020916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79" calcext:value-type="float">
            <text:p>15.0879</text:p>
          </table:table-cell>
          <table:table-cell table:formula="of:=SUM([Sheet6.U128:.CW128])" office:value-type="float" office:value="0.092520094" calcext:value-type="float">
            <text:p>0.092520094</text:p>
          </table:table-cell>
          <table:table-cell table:formula="of:=SUM([Sheet6.AE128:.CW128])" office:value-type="float" office:value="0.039357094" calcext:value-type="float">
            <text:p>0.039357094</text:p>
          </table:table-cell>
          <table:table-cell office:value-type="float" office:value="0.112302" calcext:value-type="float">
            <text:p>0.112302</text:p>
          </table:table-cell>
          <table:table-cell office:value-type="float" office:value="0.137853" calcext:value-type="float">
            <text:p>0.137853</text:p>
          </table:table-cell>
          <table:table-cell office:value-type="float" office:value="0.117247" calcext:value-type="float">
            <text:p>0.117247</text:p>
          </table:table-cell>
          <table:table-cell office:value-type="float" office:value="0.0883989" calcext:value-type="float">
            <text:p>0.0883989</text:p>
          </table:table-cell>
          <table:table-cell office:value-type="float" office:value="0.0679992" calcext:value-type="float">
            <text:p>0.0679992</text:p>
          </table:table-cell>
          <table:table-cell office:value-type="float" office:value="0.0576963" calcext:value-type="float">
            <text:p>0.0576963</text:p>
          </table:table-cell>
          <table:table-cell office:value-type="float" office:value="0.0482176" calcext:value-type="float">
            <text:p>0.0482176</text:p>
          </table:table-cell>
          <table:table-cell office:value-type="float" office:value="0.0418298" calcext:value-type="float">
            <text:p>0.0418298</text:p>
          </table:table-cell>
          <table:table-cell office:value-type="float" office:value="0.0325572" calcext:value-type="float">
            <text:p>0.0325572</text:p>
          </table:table-cell>
          <table:table-cell office:value-type="float" office:value="0.0331754" calcext:value-type="float">
            <text:p>0.0331754</text:p>
          </table:table-cell>
          <table:table-cell office:value-type="float" office:value="0.0245209" calcext:value-type="float">
            <text:p>0.0245209</text:p>
          </table:table-cell>
          <table:table-cell office:value-type="float" office:value="0.0199876" calcext:value-type="float">
            <text:p>0.0199876</text:p>
          </table:table-cell>
          <table:table-cell office:value-type="float" office:value="0.0146301" calcext:value-type="float">
            <text:p>0.0146301</text:p>
          </table:table-cell>
          <table:table-cell office:value-type="float" office:value="0.0115393" calcext:value-type="float">
            <text:p>0.0115393</text:p>
          </table:table-cell>
          <table:table-cell office:value-type="float" office:value="0.0146301" calcext:value-type="float">
            <text:p>0.0146301</text:p>
          </table:table-cell>
          <table:table-cell office:value-type="float" office:value="0.0135998" calcext:value-type="float">
            <text:p>0.0135998</text:p>
          </table:table-cell>
          <table:table-cell office:value-type="float" office:value="0.00989079" calcext:value-type="float">
            <text:p>0.00989079</text:p>
          </table:table-cell>
          <table:table-cell office:value-type="float" office:value="0.00659386" calcext:value-type="float">
            <text:p>0.00659386</text:p>
          </table:table-cell>
          <table:table-cell office:value-type="float" office:value="0.00762415" calcext:value-type="float">
            <text:p>0.00762415</text:p>
          </table:table-cell>
          <table:table-cell office:value-type="float" office:value="0.00803627" calcext:value-type="float">
            <text:p>0.00803627</text:p>
          </table:table-cell>
          <table:table-cell office:value-type="float" office:value="0.00659386" calcext:value-type="float">
            <text:p>0.00659386</text:p>
          </table:table-cell>
          <table:table-cell office:value-type="float" office:value="0.00597569" calcext:value-type="float">
            <text:p>0.00597569</text:p>
          </table:table-cell>
          <table:table-cell office:value-type="float" office:value="0.00432722" calcext:value-type="float">
            <text:p>0.00432722</text:p>
          </table:table-cell>
          <table:table-cell office:value-type="float" office:value="0.00473934" calcext:value-type="float">
            <text:p>0.00473934</text:p>
          </table:table-cell>
          <table:table-cell table:number-columns-repeated="3" office:value-type="float" office:value="0.00309087" calcext:value-type="float">
            <text:p>0.00309087</text:p>
          </table:table-cell>
          <table:table-cell office:value-type="float" office:value="0.00350299" calcext:value-type="float">
            <text:p>0.00350299</text:p>
          </table:table-cell>
          <table:table-cell office:value-type="float" office:value="0.00288481" calcext:value-type="float">
            <text:p>0.00288481</text:p>
          </table:table-cell>
          <table:table-cell office:value-type="float" office:value="0.00267876" calcext:value-type="float">
            <text:p>0.00267876</text:p>
          </table:table-cell>
          <table:table-cell office:value-type="float" office:value="0.00185452" calcext:value-type="float">
            <text:p>0.00185452</text:p>
          </table:table-cell>
          <table:table-cell office:value-type="float" office:value="0.00206058" calcext:value-type="float">
            <text:p>0.00206058</text:p>
          </table:table-cell>
          <table:table-cell office:value-type="float" office:value="0.0024727" calcext:value-type="float">
            <text:p>0.0024727</text:p>
          </table:table-cell>
          <table:table-cell office:value-type="float" office:value="0.00267876" calcext:value-type="float">
            <text:p>0.00267876</text:p>
          </table:table-cell>
          <table:table-cell office:value-type="float" office:value="0.00185452" calcext:value-type="float">
            <text:p>0.00185452</text:p>
          </table:table-cell>
          <table:table-cell office:value-type="float" office:value="0.00164846" calcext:value-type="float">
            <text:p>0.00164846</text:p>
          </table:table-cell>
          <table:table-cell office:value-type="float" office:value="0.00123635" calcext:value-type="float">
            <text:p>0.00123635</text:p>
          </table:table-cell>
          <table:table-cell office:value-type="float" office:value="0.00185452" calcext:value-type="float">
            <text:p>0.00185452</text:p>
          </table:table-cell>
          <table:table-cell office:value-type="float" office:value="0.00144241" calcext:value-type="float">
            <text:p>0.00144241</text:p>
          </table:table-cell>
          <table:table-cell office:value-type="float" office:value="0.00103029" calcext:value-type="float">
            <text:p>0.00103029</text:p>
          </table:table-cell>
          <table:table-cell table:number-columns-repeated="2" office:value-type="float" office:value="0.000824232" calcext:value-type="float">
            <text:p>0.000824232</text:p>
          </table:table-cell>
          <table:table-cell office:value-type="float" office:value="0.000618174" calcext:value-type="float">
            <text:p>0.000618174</text:p>
          </table:table-cell>
          <table:table-cell office:value-type="float" office:value="0.00123635" calcext:value-type="float">
            <text:p>0.00123635</text:p>
          </table:table-cell>
          <table:table-cell table:number-columns-repeated="3" office:value-type="float" office:value="0.000412116" calcext:value-type="float">
            <text:p>0.000412116</text:p>
          </table:table-cell>
          <table:table-cell table:number-columns-repeated="2" office:value-type="float" office:value="0.000618174" calcext:value-type="float">
            <text:p>0.000618174</text:p>
          </table:table-cell>
          <table:table-cell office:value-type="float" office:value="0.000206058" calcext:value-type="float">
            <text:p>0.000206058</text:p>
          </table:table-cell>
          <table:table-cell office:value-type="float" office:value="0.000412116" calcext:value-type="float">
            <text:p>0.000412116</text:p>
          </table:table-cell>
          <table:table-cell office:value-type="float" office:value="0.000618174" calcext:value-type="float">
            <text:p>0.000618174</text:p>
          </table:table-cell>
          <table:table-cell office:value-type="float" office:value="0.000206058" calcext:value-type="float">
            <text:p>0.000206058</text:p>
          </table:table-cell>
          <table:table-cell table:number-columns-repeated="2" office:value-type="float" office:value="0.000412116" calcext:value-type="float">
            <text:p>0.000412116</text:p>
          </table:table-cell>
          <table:table-cell office:value-type="float" office:value="0.000206058" calcext:value-type="float">
            <text:p>0.000206058</text:p>
          </table:table-cell>
          <table:table-cell table:number-columns-repeated="3" office:value-type="float" office:value="0.000412116" calcext:value-type="float">
            <text:p>0.000412116</text:p>
          </table:table-cell>
          <table:table-cell office:value-type="float" office:value="0.000206058" calcext:value-type="float">
            <text:p>0.000206058</text:p>
          </table:table-cell>
          <table:table-cell office:value-type="float" office:value="0.000412116" calcext:value-type="float">
            <text:p>0.0004121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06058" calcext:value-type="float">
            <text:p>0.00020605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206058" calcext:value-type="float">
            <text:p>0.0002060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06058" calcext:value-type="float">
            <text:p>0.0002060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6058" calcext:value-type="float">
            <text:p>0.0002060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206058" calcext:value-type="float">
            <text:p>0.000206058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177" calcext:value-type="float">
            <text:p>15.1177</text:p>
          </table:table-cell>
          <table:table-cell table:formula="of:=SUM([Sheet6.U129:.CW129])" office:value-type="float" office:value="0.0906115910000001" calcext:value-type="float">
            <text:p>0.090611591</text:p>
          </table:table-cell>
          <table:table-cell table:formula="of:=SUM([Sheet6.AE129:.CW129])" office:value-type="float" office:value="0.037635521" calcext:value-type="float">
            <text:p>0.037635521</text:p>
          </table:table-cell>
          <table:table-cell office:value-type="float" office:value="0.120065" calcext:value-type="float">
            <text:p>0.120065</text:p>
          </table:table-cell>
          <table:table-cell office:value-type="float" office:value="0.138474" calcext:value-type="float">
            <text:p>0.138474</text:p>
          </table:table-cell>
          <table:table-cell office:value-type="float" office:value="0.11577" calcext:value-type="float">
            <text:p>0.11577</text:p>
          </table:table-cell>
          <table:table-cell office:value-type="float" office:value="0.0814072" calcext:value-type="float">
            <text:p>0.0814072</text:p>
          </table:table-cell>
          <table:table-cell office:value-type="float" office:value="0.0709757" calcext:value-type="float">
            <text:p>0.0709757</text:p>
          </table:table-cell>
          <table:table-cell office:value-type="float" office:value="0.0570669" calcext:value-type="float">
            <text:p>0.0570669</text:p>
          </table:table-cell>
          <table:table-cell office:value-type="float" office:value="0.0494989" calcext:value-type="float">
            <text:p>0.0494989</text:p>
          </table:table-cell>
          <table:table-cell office:value-type="float" office:value="0.0439763" calcext:value-type="float">
            <text:p>0.0439763</text:p>
          </table:table-cell>
          <table:table-cell office:value-type="float" office:value="0.0288403" calcext:value-type="float">
            <text:p>0.0288403</text:p>
          </table:table-cell>
          <table:table-cell office:value-type="float" office:value="0.0319084" calcext:value-type="float">
            <text:p>0.0319084</text:p>
          </table:table-cell>
          <table:table-cell office:value-type="float" office:value="0.024954" calcext:value-type="float">
            <text:p>0.024954</text:p>
          </table:table-cell>
          <table:table-cell office:value-type="float" office:value="0.0192268" calcext:value-type="float">
            <text:p>0.0192268</text:p>
          </table:table-cell>
          <table:table-cell office:value-type="float" office:value="0.0161587" calcext:value-type="float">
            <text:p>0.0161587</text:p>
          </table:table-cell>
          <table:table-cell office:value-type="float" office:value="0.0153406" calcext:value-type="float">
            <text:p>0.0153406</text:p>
          </table:table-cell>
          <table:table-cell office:value-type="float" office:value="0.0141133" calcext:value-type="float">
            <text:p>0.0141133</text:p>
          </table:table-cell>
          <table:table-cell office:value-type="float" office:value="0.0118634" calcext:value-type="float">
            <text:p>0.0118634</text:p>
          </table:table-cell>
          <table:table-cell office:value-type="float" office:value="0.0110452" calcext:value-type="float">
            <text:p>0.0110452</text:p>
          </table:table-cell>
          <table:table-cell office:value-type="float" office:value="0.00920434" calcext:value-type="float">
            <text:p>0.00920434</text:p>
          </table:table-cell>
          <table:table-cell office:value-type="float" office:value="0.00593168" calcext:value-type="float">
            <text:p>0.00593168</text:p>
          </table:table-cell>
          <table:table-cell office:value-type="float" office:value="0.00715893" calcext:value-type="float">
            <text:p>0.00715893</text:p>
          </table:table-cell>
          <table:table-cell office:value-type="float" office:value="0.00593168" calcext:value-type="float">
            <text:p>0.00593168</text:p>
          </table:table-cell>
          <table:table-cell office:value-type="float" office:value="0.00531806" calcext:value-type="float">
            <text:p>0.00531806</text:p>
          </table:table-cell>
          <table:table-cell office:value-type="float" office:value="0.00593168" calcext:value-type="float">
            <text:p>0.00593168</text:p>
          </table:table-cell>
          <table:table-cell office:value-type="float" office:value="0.00429536" calcext:value-type="float">
            <text:p>0.00429536</text:p>
          </table:table-cell>
          <table:table-cell office:value-type="float" office:value="0.00286357" calcext:value-type="float">
            <text:p>0.00286357</text:p>
          </table:table-cell>
          <table:table-cell office:value-type="float" office:value="0.00409082" calcext:value-type="float">
            <text:p>0.00409082</text:p>
          </table:table-cell>
          <table:table-cell office:value-type="float" office:value="0.00224995" calcext:value-type="float">
            <text:p>0.00224995</text:p>
          </table:table-cell>
          <table:table-cell office:value-type="float" office:value="0.00409082" calcext:value-type="float">
            <text:p>0.00409082</text:p>
          </table:table-cell>
          <table:table-cell office:value-type="float" office:value="0.00204541" calcext:value-type="float">
            <text:p>0.00204541</text:p>
          </table:table-cell>
          <table:table-cell office:value-type="float" office:value="0.00143179" calcext:value-type="float">
            <text:p>0.00143179</text:p>
          </table:table-cell>
          <table:table-cell office:value-type="float" office:value="0.00245449" calcext:value-type="float">
            <text:p>0.00245449</text:p>
          </table:table-cell>
          <table:table-cell office:value-type="float" office:value="0.00143179" calcext:value-type="float">
            <text:p>0.00143179</text:p>
          </table:table-cell>
          <table:table-cell office:value-type="float" office:value="0.00265903" calcext:value-type="float">
            <text:p>0.00265903</text:p>
          </table:table-cell>
          <table:table-cell table:number-columns-repeated="3" office:value-type="float" office:value="0.00204541" calcext:value-type="float">
            <text:p>0.00204541</text:p>
          </table:table-cell>
          <table:table-cell office:value-type="float" office:value="0.00143179" calcext:value-type="float">
            <text:p>0.00143179</text:p>
          </table:table-cell>
          <table:table-cell office:value-type="float" office:value="0.00122724" calcext:value-type="float">
            <text:p>0.00122724</text:p>
          </table:table-cell>
          <table:table-cell office:value-type="float" office:value="0.00143179" calcext:value-type="float">
            <text:p>0.00143179</text:p>
          </table:table-cell>
          <table:table-cell office:value-type="float" office:value="0.000818163" calcext:value-type="float">
            <text:p>0.000818163</text:p>
          </table:table-cell>
          <table:table-cell office:value-type="float" office:value="0.0010227" calcext:value-type="float">
            <text:p>0.0010227</text:p>
          </table:table-cell>
          <table:table-cell office:value-type="float" office:value="0" calcext:value-type="float">
            <text:p>0</text:p>
          </table:table-cell>
          <table:table-cell office:value-type="float" office:value="0.000613622" calcext:value-type="float">
            <text:p>0.000613622</text:p>
          </table:table-cell>
          <table:table-cell office:value-type="float" office:value="0.00122724" calcext:value-type="float">
            <text:p>0.00122724</text:p>
          </table:table-cell>
          <table:table-cell office:value-type="float" office:value="0.000818163" calcext:value-type="float">
            <text:p>0.000818163</text:p>
          </table:table-cell>
          <table:table-cell office:value-type="float" office:value="0.000204541" calcext:value-type="float">
            <text:p>0.000204541</text:p>
          </table:table-cell>
          <table:table-cell office:value-type="float" office:value="0.000613622" calcext:value-type="float">
            <text:p>0.000613622</text:p>
          </table:table-cell>
          <table:table-cell office:value-type="float" office:value="0.000818163" calcext:value-type="float">
            <text:p>0.000818163</text:p>
          </table:table-cell>
          <table:table-cell office:value-type="float" office:value="0.0010227" calcext:value-type="float">
            <text:p>0.0010227</text:p>
          </table:table-cell>
          <table:table-cell office:value-type="float" office:value="0.000409082" calcext:value-type="float">
            <text:p>0.000409082</text:p>
          </table:table-cell>
          <table:table-cell office:value-type="float" office:value="0" calcext:value-type="float">
            <text:p>0</text:p>
          </table:table-cell>
          <table:table-cell office:value-type="float" office:value="0.000409082" calcext:value-type="float">
            <text:p>0.000409082</text:p>
          </table:table-cell>
          <table:table-cell office:value-type="float" office:value="0.000204541" calcext:value-type="float">
            <text:p>0.000204541</text:p>
          </table:table-cell>
          <table:table-cell table:number-columns-repeated="3" office:value-type="float" office:value="0.000613622" calcext:value-type="float">
            <text:p>0.000613622</text:p>
          </table:table-cell>
          <table:table-cell office:value-type="float" office:value="0.000204541" calcext:value-type="float">
            <text:p>0.000204541</text:p>
          </table:table-cell>
          <table:table-cell table:number-columns-repeated="2" office:value-type="float" office:value="0.000409082" calcext:value-type="float">
            <text:p>0.000409082</text:p>
          </table:table-cell>
          <table:table-cell office:value-type="float" office:value="0.000204541" calcext:value-type="float">
            <text:p>0.000204541</text:p>
          </table:table-cell>
          <table:table-cell office:value-type="float" office:value="0.000409082" calcext:value-type="float">
            <text:p>0.000409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4541" calcext:value-type="float">
            <text:p>0.0002045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04541" calcext:value-type="float">
            <text:p>0.0002045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09082" calcext:value-type="float">
            <text:p>0.00040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4541" calcext:value-type="float">
            <text:p>0.0002045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4541" calcext:value-type="float">
            <text:p>0.00020454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204541" calcext:value-type="float">
            <text:p>0.00020454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75" calcext:value-type="float">
            <text:p>15.1475</text:p>
          </table:table-cell>
          <table:table-cell table:formula="of:=SUM([Sheet6.U130:.CW130])" office:value-type="float" office:value="0.0886868449999999" calcext:value-type="float">
            <text:p>0.088686845</text:p>
          </table:table-cell>
          <table:table-cell table:formula="of:=SUM([Sheet6.AE130:.CW130])" office:value-type="float" office:value="0.035151485" calcext:value-type="float">
            <text:p>0.035151485</text:p>
          </table:table-cell>
          <table:table-cell office:value-type="float" office:value="0.123838" calcext:value-type="float">
            <text:p>0.123838</text:p>
          </table:table-cell>
          <table:table-cell office:value-type="float" office:value="0.132727" calcext:value-type="float">
            <text:p>0.132727</text:p>
          </table:table-cell>
          <table:table-cell office:value-type="float" office:value="0.12101" calcext:value-type="float">
            <text:p>0.12101</text:p>
          </table:table-cell>
          <table:table-cell office:value-type="float" office:value="0.0846465" calcext:value-type="float">
            <text:p>0.0846465</text:p>
          </table:table-cell>
          <table:table-cell office:value-type="float" office:value="0.0680808" calcext:value-type="float">
            <text:p>0.0680808</text:p>
          </table:table-cell>
          <table:table-cell office:value-type="float" office:value="0.0545455" calcext:value-type="float">
            <text:p>0.0545455</text:p>
          </table:table-cell>
          <table:table-cell office:value-type="float" office:value="0.0517172" calcext:value-type="float">
            <text:p>0.0517172</text:p>
          </table:table-cell>
          <table:table-cell office:value-type="float" office:value="0.039798" calcext:value-type="float">
            <text:p>0.039798</text:p>
          </table:table-cell>
          <table:table-cell office:value-type="float" office:value="0.0337374" calcext:value-type="float">
            <text:p>0.0337374</text:p>
          </table:table-cell>
          <table:table-cell office:value-type="float" office:value="0.0278788" calcext:value-type="float">
            <text:p>0.0278788</text:p>
          </table:table-cell>
          <table:table-cell office:value-type="float" office:value="0.0228283" calcext:value-type="float">
            <text:p>0.0228283</text:p>
          </table:table-cell>
          <table:table-cell office:value-type="float" office:value="0.0232323" calcext:value-type="float">
            <text:p>0.0232323</text:p>
          </table:table-cell>
          <table:table-cell office:value-type="float" office:value="0.0175758" calcext:value-type="float">
            <text:p>0.0175758</text:p>
          </table:table-cell>
          <table:table-cell office:value-type="float" office:value="0.0155556" calcext:value-type="float">
            <text:p>0.0155556</text:p>
          </table:table-cell>
          <table:table-cell office:value-type="float" office:value="0.0147475" calcext:value-type="float">
            <text:p>0.0147475</text:p>
          </table:table-cell>
          <table:table-cell office:value-type="float" office:value="0.00929293" calcext:value-type="float">
            <text:p>0.00929293</text:p>
          </table:table-cell>
          <table:table-cell office:value-type="float" office:value="0.0111111" calcext:value-type="float">
            <text:p>0.0111111</text:p>
          </table:table-cell>
          <table:table-cell office:value-type="float" office:value="0.00828283" calcext:value-type="float">
            <text:p>0.00828283</text:p>
          </table:table-cell>
          <table:table-cell office:value-type="float" office:value="0.00727273" calcext:value-type="float">
            <text:p>0.00727273</text:p>
          </table:table-cell>
          <table:table-cell office:value-type="float" office:value="0.00707071" calcext:value-type="float">
            <text:p>0.00707071</text:p>
          </table:table-cell>
          <table:table-cell office:value-type="float" office:value="0.00767677" calcext:value-type="float">
            <text:p>0.00767677</text:p>
          </table:table-cell>
          <table:table-cell office:value-type="float" office:value="0.00505051" calcext:value-type="float">
            <text:p>0.00505051</text:p>
          </table:table-cell>
          <table:table-cell office:value-type="float" office:value="0.00424242" calcext:value-type="float">
            <text:p>0.00424242</text:p>
          </table:table-cell>
          <table:table-cell office:value-type="float" office:value="0.00363636" calcext:value-type="float">
            <text:p>0.00363636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.00585859" calcext:value-type="float">
            <text:p>0.00585859</text:p>
          </table:table-cell>
          <table:table-cell office:value-type="float" office:value="0.00222222" calcext:value-type="float">
            <text:p>0.00222222</text:p>
          </table:table-cell>
          <table:table-cell office:value-type="float" office:value="0.00323232" calcext:value-type="float">
            <text:p>0.00323232</text:p>
          </table:table-cell>
          <table:table-cell office:value-type="float" office:value="0.00181818" calcext:value-type="float">
            <text:p>0.00181818</text:p>
          </table:table-cell>
          <table:table-cell office:value-type="float" office:value="0.0030303" calcext:value-type="float">
            <text:p>0.0030303</text:p>
          </table:table-cell>
          <table:table-cell table:number-columns-repeated="2" office:value-type="float" office:value="0.00161616" calcext:value-type="float">
            <text:p>0.00161616</text:p>
          </table:table-cell>
          <table:table-cell office:value-type="float" office:value="0.00181818" calcext:value-type="float">
            <text:p>0.00181818</text:p>
          </table:table-cell>
          <table:table-cell office:value-type="float" office:value="0.00242424" calcext:value-type="float">
            <text:p>0.00242424</text:p>
          </table:table-cell>
          <table:table-cell table:number-columns-repeated="2" office:value-type="float" office:value="0.00141414" calcext:value-type="float">
            <text:p>0.00141414</text:p>
          </table:table-cell>
          <table:table-cell office:value-type="float" office:value="0.0010101" calcext:value-type="float">
            <text:p>0.0010101</text:p>
          </table:table-cell>
          <table:table-cell office:value-type="float" office:value="0.00121212" calcext:value-type="float">
            <text:p>0.00121212</text:p>
          </table:table-cell>
          <table:table-cell office:value-type="float" office:value="0.00161616" calcext:value-type="float">
            <text:p>0.00161616</text:p>
          </table:table-cell>
          <table:table-cell office:value-type="float" office:value="0.00040404" calcext:value-type="float">
            <text:p>0.00040404</text:p>
          </table:table-cell>
          <table:table-cell office:value-type="float" office:value="0.0010101" calcext:value-type="float">
            <text:p>0.0010101</text:p>
          </table:table-cell>
          <table:table-cell office:value-type="float" office:value="0.00020202" calcext:value-type="float">
            <text:p>0.00020202</text:p>
          </table:table-cell>
          <table:table-cell office:value-type="float" office:value="0.000606061" calcext:value-type="float">
            <text:p>0.000606061</text:p>
          </table:table-cell>
          <table:table-cell table:number-columns-repeated="2" office:value-type="float" office:value="0.00141414" calcext:value-type="float">
            <text:p>0.00141414</text:p>
          </table:table-cell>
          <table:table-cell office:value-type="float" office:value="0" calcext:value-type="float">
            <text:p>0</text:p>
          </table:table-cell>
          <table:table-cell office:value-type="float" office:value="0.000606061" calcext:value-type="float">
            <text:p>0.000606061</text:p>
          </table:table-cell>
          <table:table-cell office:value-type="float" office:value="0.0010101" calcext:value-type="float">
            <text:p>0.0010101</text:p>
          </table:table-cell>
          <table:table-cell office:value-type="float" office:value="0.000606061" calcext:value-type="float">
            <text:p>0.000606061</text:p>
          </table:table-cell>
          <table:table-cell office:value-type="float" office:value="0.00040404" calcext:value-type="float">
            <text:p>0.00040404</text:p>
          </table:table-cell>
          <table:table-cell office:value-type="float" office:value="0.00020202" calcext:value-type="float">
            <text:p>0.00020202</text:p>
          </table:table-cell>
          <table:table-cell office:value-type="float" office:value="0.00040404" calcext:value-type="float">
            <text:p>0.00040404</text:p>
          </table:table-cell>
          <table:table-cell office:value-type="float" office:value="0.000606061" calcext:value-type="float">
            <text:p>0.000606061</text:p>
          </table:table-cell>
          <table:table-cell table:number-columns-repeated="3" office:value-type="float" office:value="0.00040404" calcext:value-type="float">
            <text:p>0.00040404</text:p>
          </table:table-cell>
          <table:table-cell office:value-type="float" office:value="0.00020202" calcext:value-type="float">
            <text:p>0.000202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0202" calcext:value-type="float">
            <text:p>0.00020202</text:p>
          </table:table-cell>
          <table:table-cell office:value-type="float" office:value="0.00040404" calcext:value-type="float">
            <text:p>0.0004040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0202" calcext:value-type="float">
            <text:p>0.00020202</text:p>
          </table:table-cell>
          <table:table-cell office:value-type="float" office:value="0.000606061" calcext:value-type="float">
            <text:p>0.0006060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202" calcext:value-type="float">
            <text:p>0.00020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202" calcext:value-type="float">
            <text:p>0.00020202</text:p>
          </table:table-cell>
          <table:table-cell office:value-type="float" office:value="0.00040404" calcext:value-type="float">
            <text:p>0.00040404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.00020202" calcext:value-type="float">
            <text:p>0.00020202</text:p>
          </table:table-cell>
        </table:table-row>
        <table:table-row table:style-name="ro1">
          <table:table-cell office:value-type="float" office:value="15.1773" calcext:value-type="float">
            <text:p>15.1773</text:p>
          </table:table-cell>
          <table:table-cell table:formula="of:=SUM([Sheet6.U131:.CW131])" office:value-type="float" office:value="0.0871302520000001" calcext:value-type="float">
            <text:p>0.087130252</text:p>
          </table:table-cell>
          <table:table-cell table:formula="of:=SUM([Sheet6.AE131:.CW131])" office:value-type="float" office:value="0.032973602" calcext:value-type="float">
            <text:p>0.032973602</text:p>
          </table:table-cell>
          <table:table-cell office:value-type="float" office:value="0.122902" calcext:value-type="float">
            <text:p>0.122902</text:p>
          </table:table-cell>
          <table:table-cell office:value-type="float" office:value="0.133493" calcext:value-type="float">
            <text:p>0.133493</text:p>
          </table:table-cell>
          <table:table-cell office:value-type="float" office:value="0.115707" calcext:value-type="float">
            <text:p>0.115707</text:p>
          </table:table-cell>
          <table:table-cell office:value-type="float" office:value="0.0895284" calcext:value-type="float">
            <text:p>0.0895284</text:p>
          </table:table-cell>
          <table:table-cell office:value-type="float" office:value="0.0677458" calcext:value-type="float">
            <text:p>0.0677458</text:p>
          </table:table-cell>
          <table:table-cell office:value-type="float" office:value="0.0589528" calcext:value-type="float">
            <text:p>0.0589528</text:p>
          </table:table-cell>
          <table:table-cell office:value-type="float" office:value="0.0531575" calcext:value-type="float">
            <text:p>0.0531575</text:p>
          </table:table-cell>
          <table:table-cell office:value-type="float" office:value="0.0395683" calcext:value-type="float">
            <text:p>0.0395683</text:p>
          </table:table-cell>
          <table:table-cell office:value-type="float" office:value="0.0283773" calcext:value-type="float">
            <text:p>0.0283773</text:p>
          </table:table-cell>
          <table:table-cell office:value-type="float" office:value="0.0271783" calcext:value-type="float">
            <text:p>0.0271783</text:p>
          </table:table-cell>
          <table:table-cell office:value-type="float" office:value="0.0243805" calcext:value-type="float">
            <text:p>0.0243805</text:p>
          </table:table-cell>
          <table:table-cell office:value-type="float" office:value="0.0225819" calcext:value-type="float">
            <text:p>0.0225819</text:p>
          </table:table-cell>
          <table:table-cell office:value-type="float" office:value="0.0201839" calcext:value-type="float">
            <text:p>0.0201839</text:p>
          </table:table-cell>
          <table:table-cell office:value-type="float" office:value="0.0189848" calcext:value-type="float">
            <text:p>0.0189848</text:p>
          </table:table-cell>
          <table:table-cell office:value-type="float" office:value="0.0127898" calcext:value-type="float">
            <text:p>0.0127898</text:p>
          </table:table-cell>
          <table:table-cell office:value-type="float" office:value="0.00999201" calcext:value-type="float">
            <text:p>0.00999201</text:p>
          </table:table-cell>
          <table:table-cell office:value-type="float" office:value="0.00899281" calcext:value-type="float">
            <text:p>0.00899281</text:p>
          </table:table-cell>
          <table:table-cell office:value-type="float" office:value="0.00979217" calcext:value-type="float">
            <text:p>0.00979217</text:p>
          </table:table-cell>
          <table:table-cell office:value-type="float" office:value="0.00759392" calcext:value-type="float">
            <text:p>0.00759392</text:p>
          </table:table-cell>
          <table:table-cell office:value-type="float" office:value="0.00739408" calcext:value-type="float">
            <text:p>0.00739408</text:p>
          </table:table-cell>
          <table:table-cell office:value-type="float" office:value="0.0069944" calcext:value-type="float">
            <text:p>0.0069944</text:p>
          </table:table-cell>
          <table:table-cell office:value-type="float" office:value="0.00579536" calcext:value-type="float">
            <text:p>0.00579536</text:p>
          </table:table-cell>
          <table:table-cell table:number-columns-repeated="2" office:value-type="float" office:value="0.00379696" calcext:value-type="float">
            <text:p>0.00379696</text:p>
          </table:table-cell>
          <table:table-cell office:value-type="float" office:value="0.00239808" calcext:value-type="float">
            <text:p>0.00239808</text:p>
          </table:table-cell>
          <table:table-cell office:value-type="float" office:value="0.00319744" calcext:value-type="float">
            <text:p>0.00319744</text:p>
          </table:table-cell>
          <table:table-cell office:value-type="float" office:value="0.00339728" calcext:value-type="float">
            <text:p>0.00339728</text:p>
          </table:table-cell>
          <table:table-cell office:value-type="float" office:value="0.0019984" calcext:value-type="float">
            <text:p>0.0019984</text:p>
          </table:table-cell>
          <table:table-cell office:value-type="float" office:value="0.0029976" calcext:value-type="float">
            <text:p>0.0029976</text:p>
          </table:table-cell>
          <table:table-cell office:value-type="float" office:value="0.00159872" calcext:value-type="float">
            <text:p>0.00159872</text:p>
          </table:table-cell>
          <table:table-cell office:value-type="float" office:value="0.00139888" calcext:value-type="float">
            <text:p>0.00139888</text:p>
          </table:table-cell>
          <table:table-cell office:value-type="float" office:value="0.00119904" calcext:value-type="float">
            <text:p>0.00119904</text:p>
          </table:table-cell>
          <table:table-cell office:value-type="float" office:value="0.00179856" calcext:value-type="float">
            <text:p>0.00179856</text:p>
          </table:table-cell>
          <table:table-cell table:number-columns-repeated="2" office:value-type="float" office:value="0.00139888" calcext:value-type="float">
            <text:p>0.00139888</text:p>
          </table:table-cell>
          <table:table-cell office:value-type="float" office:value="0.00119904" calcext:value-type="float">
            <text:p>0.00119904</text:p>
          </table:table-cell>
          <table:table-cell office:value-type="float" office:value="0.00259792" calcext:value-type="float">
            <text:p>0.00259792</text:p>
          </table:table-cell>
          <table:table-cell office:value-type="float" office:value="0.00119904" calcext:value-type="float">
            <text:p>0.00119904</text:p>
          </table:table-cell>
          <table:table-cell office:value-type="float" office:value="0.000799361" calcext:value-type="float">
            <text:p>0.000799361</text:p>
          </table:table-cell>
          <table:table-cell office:value-type="float" office:value="0.00119904" calcext:value-type="float">
            <text:p>0.00119904</text:p>
          </table:table-cell>
          <table:table-cell table:number-columns-repeated="2" office:value-type="float" office:value="0.00059952" calcext:value-type="float">
            <text:p>0.00059952</text:p>
          </table:table-cell>
          <table:table-cell office:value-type="float" office:value="0.00039968" calcext:value-type="float">
            <text:p>0.00039968</text:p>
          </table:table-cell>
          <table:table-cell office:value-type="float" office:value="0.00139888" calcext:value-type="float">
            <text:p>0.00139888</text:p>
          </table:table-cell>
          <table:table-cell office:value-type="float" office:value="0.00119904" calcext:value-type="float">
            <text:p>0.00119904</text:p>
          </table:table-cell>
          <table:table-cell table:number-columns-repeated="2" office:value-type="float" office:value="0.00059952" calcext:value-type="float">
            <text:p>0.00059952</text:p>
          </table:table-cell>
          <table:table-cell office:value-type="float" office:value="0.000999201" calcext:value-type="float">
            <text:p>0.000999201</text:p>
          </table:table-cell>
          <table:table-cell office:value-type="float" office:value="0.00059952" calcext:value-type="float">
            <text:p>0.00059952</text:p>
          </table:table-cell>
          <table:table-cell office:value-type="float" office:value="0" calcext:value-type="float">
            <text:p>0</text:p>
          </table:table-cell>
          <table:table-cell office:value-type="float" office:value="0.00019984" calcext:value-type="float">
            <text:p>0.00019984</text:p>
          </table:table-cell>
          <table:table-cell office:value-type="float" office:value="0.00059952" calcext:value-type="float">
            <text:p>0.00059952</text:p>
          </table:table-cell>
          <table:table-cell table:number-columns-repeated="2" office:value-type="float" office:value="0.00039968" calcext:value-type="float">
            <text:p>0.00039968</text:p>
          </table:table-cell>
          <table:table-cell office:value-type="float" office:value="0" calcext:value-type="float">
            <text:p>0</text:p>
          </table:table-cell>
          <table:table-cell office:value-type="float" office:value="0.00059952" calcext:value-type="float">
            <text:p>0.00059952</text:p>
          </table:table-cell>
          <table:table-cell office:value-type="float" office:value="0.00019984" calcext:value-type="float">
            <text:p>0.00019984</text:p>
          </table:table-cell>
          <table:table-cell office:value-type="float" office:value="0.00039968" calcext:value-type="float">
            <text:p>0.00039968</text:p>
          </table:table-cell>
          <table:table-cell table:number-columns-repeated="4" office:value-type="float" office:value="0.00019984" calcext:value-type="float">
            <text:p>0.0001998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39968" calcext:value-type="float">
            <text:p>0.000399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9984" calcext:value-type="float">
            <text:p>0.00019984</text:p>
          </table:table-cell>
          <table:table-cell office:value-type="float" office:value="0" calcext:value-type="float">
            <text:p>0</text:p>
          </table:table-cell>
          <table:table-cell office:value-type="float" office:value="0.00019984" calcext:value-type="float">
            <text:p>0.00019984</text:p>
          </table:table-cell>
          <table:table-cell office:value-type="float" office:value="0" calcext:value-type="float">
            <text:p>0</text:p>
          </table:table-cell>
          <table:table-cell office:value-type="float" office:value="0.00019984" calcext:value-type="float">
            <text:p>0.000199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39968" calcext:value-type="float">
            <text:p>0.000399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9984" calcext:value-type="float">
            <text:p>0.00019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71" calcext:value-type="float">
            <text:p>15.2071</text:p>
          </table:table-cell>
          <table:table-cell table:formula="of:=SUM([Sheet6.U132:.CW132])" office:value-type="float" office:value="0.083416501" calcext:value-type="float">
            <text:p>0.083416501</text:p>
          </table:table-cell>
          <table:table-cell table:formula="of:=SUM([Sheet6.AE132:.CW132])" office:value-type="float" office:value="0.034723631" calcext:value-type="float">
            <text:p>0.034723631</text:p>
          </table:table-cell>
          <table:table-cell office:value-type="float" office:value="0.121932" calcext:value-type="float">
            <text:p>0.121932</text:p>
          </table:table-cell>
          <table:table-cell office:value-type="float" office:value="0.137498" calcext:value-type="float">
            <text:p>0.137498</text:p>
          </table:table-cell>
          <table:table-cell office:value-type="float" office:value="0.119337" calcext:value-type="float">
            <text:p>0.119337</text:p>
          </table:table-cell>
          <table:table-cell office:value-type="float" office:value="0.0870086" calcext:value-type="float">
            <text:p>0.0870086</text:p>
          </table:table-cell>
          <table:table-cell office:value-type="float" office:value="0.0722411" calcext:value-type="float">
            <text:p>0.0722411</text:p>
          </table:table-cell>
          <table:table-cell office:value-type="float" office:value="0.0614648" calcext:value-type="float">
            <text:p>0.0614648</text:p>
          </table:table-cell>
          <table:table-cell office:value-type="float" office:value="0.0454999" calcext:value-type="float">
            <text:p>0.0454999</text:p>
          </table:table-cell>
          <table:table-cell office:value-type="float" office:value="0.0405109" calcext:value-type="float">
            <text:p>0.0405109</text:p>
          </table:table-cell>
          <table:table-cell office:value-type="float" office:value="0.0301337" calcext:value-type="float">
            <text:p>0.0301337</text:p>
          </table:table-cell>
          <table:table-cell office:value-type="float" office:value="0.026342" calcext:value-type="float">
            <text:p>0.026342</text:p>
          </table:table-cell>
          <table:table-cell office:value-type="float" office:value="0.0241469" calcext:value-type="float">
            <text:p>0.0241469</text:p>
          </table:table-cell>
          <table:table-cell office:value-type="float" office:value="0.02275" calcext:value-type="float">
            <text:p>0.02275</text:p>
          </table:table-cell>
          <table:table-cell office:value-type="float" office:value="0.0177609" calcext:value-type="float">
            <text:p>0.0177609</text:p>
          </table:table-cell>
          <table:table-cell office:value-type="float" office:value="0.0185592" calcext:value-type="float">
            <text:p>0.0185592</text:p>
          </table:table-cell>
          <table:table-cell office:value-type="float" office:value="0.0141688" calcext:value-type="float">
            <text:p>0.0141688</text:p>
          </table:table-cell>
          <table:table-cell office:value-type="float" office:value="0.0119737" calcext:value-type="float">
            <text:p>0.0119737</text:p>
          </table:table-cell>
          <table:table-cell office:value-type="float" office:value="0.0103772" calcext:value-type="float">
            <text:p>0.0103772</text:p>
          </table:table-cell>
          <table:table-cell office:value-type="float" office:value="0.00738376" calcext:value-type="float">
            <text:p>0.00738376</text:p>
          </table:table-cell>
          <table:table-cell office:value-type="float" office:value="0.00658551" calcext:value-type="float">
            <text:p>0.00658551</text:p>
          </table:table-cell>
          <table:table-cell office:value-type="float" office:value="0.00758332" calcext:value-type="float">
            <text:p>0.00758332</text:p>
          </table:table-cell>
          <table:table-cell office:value-type="float" office:value="0.00718419" calcext:value-type="float">
            <text:p>0.00718419</text:p>
          </table:table-cell>
          <table:table-cell office:value-type="float" office:value="0.00518859" calcext:value-type="float">
            <text:p>0.00518859</text:p>
          </table:table-cell>
          <table:table-cell office:value-type="float" office:value="0.00239473" calcext:value-type="float">
            <text:p>0.00239473</text:p>
          </table:table-cell>
          <table:table-cell table:number-columns-repeated="2" office:value-type="float" office:value="0.00279385" calcext:value-type="float">
            <text:p>0.00279385</text:p>
          </table:table-cell>
          <table:table-cell office:value-type="float" office:value="0.00399122" calcext:value-type="float">
            <text:p>0.00399122</text:p>
          </table:table-cell>
          <table:table-cell office:value-type="float" office:value="0.00279385" calcext:value-type="float">
            <text:p>0.00279385</text:p>
          </table:table-cell>
          <table:table-cell office:value-type="float" office:value="0.00339254" calcext:value-type="float">
            <text:p>0.00339254</text:p>
          </table:table-cell>
          <table:table-cell office:value-type="float" office:value="0.00259429" calcext:value-type="float">
            <text:p>0.00259429</text:p>
          </table:table-cell>
          <table:table-cell office:value-type="float" office:value="0.00279385" calcext:value-type="float">
            <text:p>0.00279385</text:p>
          </table:table-cell>
          <table:table-cell office:value-type="float" office:value="0.00139693" calcext:value-type="float">
            <text:p>0.00139693</text:p>
          </table:table-cell>
          <table:table-cell office:value-type="float" office:value="0.00119737" calcext:value-type="float">
            <text:p>0.00119737</text:p>
          </table:table-cell>
          <table:table-cell office:value-type="float" office:value="0.00159649" calcext:value-type="float">
            <text:p>0.00159649</text:p>
          </table:table-cell>
          <table:table-cell office:value-type="float" office:value="0.00179605" calcext:value-type="float">
            <text:p>0.00179605</text:p>
          </table:table-cell>
          <table:table-cell office:value-type="float" office:value="0.00239473" calcext:value-type="float">
            <text:p>0.00239473</text:p>
          </table:table-cell>
          <table:table-cell office:value-type="float" office:value="0.000997805" calcext:value-type="float">
            <text:p>0.000997805</text:p>
          </table:table-cell>
          <table:table-cell office:value-type="float" office:value="0.00119737" calcext:value-type="float">
            <text:p>0.00119737</text:p>
          </table:table-cell>
          <table:table-cell office:value-type="float" office:value="0.00179605" calcext:value-type="float">
            <text:p>0.00179605</text:p>
          </table:table-cell>
          <table:table-cell office:value-type="float" office:value="0.000798244" calcext:value-type="float">
            <text:p>0.000798244</text:p>
          </table:table-cell>
          <table:table-cell office:value-type="float" office:value="0.00119737" calcext:value-type="float">
            <text:p>0.00119737</text:p>
          </table:table-cell>
          <table:table-cell table:number-columns-repeated="2" office:value-type="float" office:value="0.000997805" calcext:value-type="float">
            <text:p>0.000997805</text:p>
          </table:table-cell>
          <table:table-cell office:value-type="float" office:value="0.00119737" calcext:value-type="float">
            <text:p>0.00119737</text:p>
          </table:table-cell>
          <table:table-cell office:value-type="float" office:value="0.000798244" calcext:value-type="float">
            <text:p>0.000798244</text:p>
          </table:table-cell>
          <table:table-cell office:value-type="float" office:value="0.000598683" calcext:value-type="float">
            <text:p>0.000598683</text:p>
          </table:table-cell>
          <table:table-cell office:value-type="float" office:value="0.000399122" calcext:value-type="float">
            <text:p>0.000399122</text:p>
          </table:table-cell>
          <table:table-cell office:value-type="float" office:value="0.000798244" calcext:value-type="float">
            <text:p>0.000798244</text:p>
          </table:table-cell>
          <table:table-cell office:value-type="float" office:value="0.000199561" calcext:value-type="float">
            <text:p>0.000199561</text:p>
          </table:table-cell>
          <table:table-cell office:value-type="float" office:value="0.000399122" calcext:value-type="float">
            <text:p>0.000399122</text:p>
          </table:table-cell>
          <table:table-cell office:value-type="float" office:value="0" calcext:value-type="float">
            <text:p>0</text:p>
          </table:table-cell>
          <table:table-cell office:value-type="float" office:value="0.000399122" calcext:value-type="float">
            <text:p>0.000399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00399122" calcext:value-type="float">
            <text:p>0.000399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399122" calcext:value-type="float">
            <text:p>0.000399122</text:p>
          </table:table-cell>
          <table:table-cell office:value-type="float" office:value="0" calcext:value-type="float">
            <text:p>0</text:p>
          </table:table-cell>
          <table:table-cell office:value-type="float" office:value="0.000399122" calcext:value-type="float">
            <text:p>0.000399122</text:p>
          </table:table-cell>
          <table:table-cell office:value-type="float" office:value="0.000199561" calcext:value-type="float">
            <text:p>0.000199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9561" calcext:value-type="float">
            <text:p>0.0001995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399122" calcext:value-type="float">
            <text:p>0.0003991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99561" calcext:value-type="float">
            <text:p>0.000199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199561" calcext:value-type="float">
            <text:p>0.00019956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99561" calcext:value-type="float">
            <text:p>0.00019956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369" calcext:value-type="float">
            <text:p>15.2369</text:p>
          </table:table-cell>
          <table:table-cell table:formula="of:=SUM([Sheet6.U133:.CW133])" office:value-type="float" office:value="0.0829703289999999" calcext:value-type="float">
            <text:p>0.082970329</text:p>
          </table:table-cell>
          <table:table-cell table:formula="of:=SUM([Sheet6.AE133:.CW133])" office:value-type="float" office:value="0.032475269" calcext:value-type="float">
            <text:p>0.032475269</text:p>
          </table:table-cell>
          <table:table-cell office:value-type="float" office:value="0.118218" calcext:value-type="float">
            <text:p>0.118218</text:p>
          </table:table-cell>
          <table:table-cell office:value-type="float" office:value="0.136832" calcext:value-type="float">
            <text:p>0.136832</text:p>
          </table:table-cell>
          <table:table-cell office:value-type="float" office:value="0.119208" calcext:value-type="float">
            <text:p>0.119208</text:p>
          </table:table-cell>
          <table:table-cell office:value-type="float" office:value="0.0922772" calcext:value-type="float">
            <text:p>0.0922772</text:p>
          </table:table-cell>
          <table:table-cell office:value-type="float" office:value="0.0661386" calcext:value-type="float">
            <text:p>0.0661386</text:p>
          </table:table-cell>
          <table:table-cell office:value-type="float" office:value="0.0619802" calcext:value-type="float">
            <text:p>0.0619802</text:p>
          </table:table-cell>
          <table:table-cell office:value-type="float" office:value="0.0441584" calcext:value-type="float">
            <text:p>0.0441584</text:p>
          </table:table-cell>
          <table:table-cell office:value-type="float" office:value="0.0392079" calcext:value-type="float">
            <text:p>0.0392079</text:p>
          </table:table-cell>
          <table:table-cell office:value-type="float" office:value="0.0338614" calcext:value-type="float">
            <text:p>0.0338614</text:p>
          </table:table-cell>
          <table:table-cell table:number-columns-repeated="2" office:value-type="float" office:value="0.0275248" calcext:value-type="float">
            <text:p>0.0275248</text:p>
          </table:table-cell>
          <table:table-cell office:value-type="float" office:value="0.0247525" calcext:value-type="float">
            <text:p>0.0247525</text:p>
          </table:table-cell>
          <table:table-cell office:value-type="float" office:value="0.0182178" calcext:value-type="float">
            <text:p>0.0182178</text:p>
          </table:table-cell>
          <table:table-cell office:value-type="float" office:value="0.0168317" calcext:value-type="float">
            <text:p>0.0168317</text:p>
          </table:table-cell>
          <table:table-cell office:value-type="float" office:value="0.0144554" calcext:value-type="float">
            <text:p>0.0144554</text:p>
          </table:table-cell>
          <table:table-cell office:value-type="float" office:value="0.0112871" calcext:value-type="float">
            <text:p>0.0112871</text:p>
          </table:table-cell>
          <table:table-cell office:value-type="float" office:value="0.00990099" calcext:value-type="float">
            <text:p>0.00990099</text:p>
          </table:table-cell>
          <table:table-cell table:number-columns-repeated="2" office:value-type="float" office:value="0.00752475" calcext:value-type="float">
            <text:p>0.00752475</text:p>
          </table:table-cell>
          <table:table-cell office:value-type="float" office:value="0.00871287" calcext:value-type="float">
            <text:p>0.00871287</text:p>
          </table:table-cell>
          <table:table-cell office:value-type="float" office:value="0.0049505" calcext:value-type="float">
            <text:p>0.0049505</text:p>
          </table:table-cell>
          <table:table-cell office:value-type="float" office:value="0.00554455" calcext:value-type="float">
            <text:p>0.00554455</text:p>
          </table:table-cell>
          <table:table-cell office:value-type="float" office:value="0.00316832" calcext:value-type="float">
            <text:p>0.00316832</text:p>
          </table:table-cell>
          <table:table-cell office:value-type="float" office:value="0.0029703" calcext:value-type="float">
            <text:p>0.0029703</text:p>
          </table:table-cell>
          <table:table-cell office:value-type="float" office:value="0.00277228" calcext:value-type="float">
            <text:p>0.00277228</text:p>
          </table:table-cell>
          <table:table-cell office:value-type="float" office:value="0.00455446" calcext:value-type="float">
            <text:p>0.00455446</text:p>
          </table:table-cell>
          <table:table-cell office:value-type="float" office:value="0.00277228" calcext:value-type="float">
            <text:p>0.00277228</text:p>
          </table:table-cell>
          <table:table-cell office:value-type="float" office:value="0.00316832" calcext:value-type="float">
            <text:p>0.00316832</text:p>
          </table:table-cell>
          <table:table-cell office:value-type="float" office:value="0.00178218" calcext:value-type="float">
            <text:p>0.00178218</text:p>
          </table:table-cell>
          <table:table-cell office:value-type="float" office:value="0.00415842" calcext:value-type="float">
            <text:p>0.00415842</text:p>
          </table:table-cell>
          <table:table-cell office:value-type="float" office:value="0.00237624" calcext:value-type="float">
            <text:p>0.00237624</text:p>
          </table:table-cell>
          <table:table-cell office:value-type="float" office:value="0.000990099" calcext:value-type="float">
            <text:p>0.000990099</text:p>
          </table:table-cell>
          <table:table-cell office:value-type="float" office:value="0.000594059" calcext:value-type="float">
            <text:p>0.000594059</text:p>
          </table:table-cell>
          <table:table-cell office:value-type="float" office:value="0.0019802" calcext:value-type="float">
            <text:p>0.0019802</text:p>
          </table:table-cell>
          <table:table-cell office:value-type="float" office:value="0.00257426" calcext:value-type="float">
            <text:p>0.00257426</text:p>
          </table:table-cell>
          <table:table-cell office:value-type="float" office:value="0.000792079" calcext:value-type="float">
            <text:p>0.000792079</text:p>
          </table:table-cell>
          <table:table-cell office:value-type="float" office:value="0.00138614" calcext:value-type="float">
            <text:p>0.00138614</text:p>
          </table:table-cell>
          <table:table-cell office:value-type="float" office:value="0.00158416" calcext:value-type="float">
            <text:p>0.00158416</text:p>
          </table:table-cell>
          <table:table-cell office:value-type="float" office:value="0.000792079" calcext:value-type="float">
            <text:p>0.000792079</text:p>
          </table:table-cell>
          <table:table-cell table:number-columns-repeated="2" office:value-type="float" office:value="0.000594059" calcext:value-type="float">
            <text:p>0.000594059</text:p>
          </table:table-cell>
          <table:table-cell office:value-type="float" office:value="0.000990099" calcext:value-type="float">
            <text:p>0.000990099</text:p>
          </table:table-cell>
          <table:table-cell office:value-type="float" office:value="0.000594059" calcext:value-type="float">
            <text:p>0.000594059</text:p>
          </table:table-cell>
          <table:table-cell table:number-columns-repeated="2" office:value-type="float" office:value="0.00039604" calcext:value-type="float">
            <text:p>0.000396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19802" calcext:value-type="float">
            <text:p>0.000198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9802" calcext:value-type="float">
            <text:p>0.00019802</text:p>
          </table:table-cell>
          <table:table-cell office:value-type="float" office:value="0" calcext:value-type="float">
            <text:p>0</text:p>
          </table:table-cell>
          <table:table-cell office:value-type="float" office:value="0.000990099" calcext:value-type="float">
            <text:p>0.000990099</text:p>
          </table:table-cell>
          <table:table-cell office:value-type="float" office:value="0.000594059" calcext:value-type="float">
            <text:p>0.000594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604" calcext:value-type="float">
            <text:p>0.00039604</text:p>
          </table:table-cell>
          <table:table-cell office:value-type="float" office:value="0.00019802" calcext:value-type="float">
            <text:p>0.00019802</text:p>
          </table:table-cell>
          <table:table-cell office:value-type="float" office:value="0.000594059" calcext:value-type="float">
            <text:p>0.000594059</text:p>
          </table:table-cell>
          <table:table-cell office:value-type="float" office:value="0.00019802" calcext:value-type="float">
            <text:p>0.00019802</text:p>
          </table:table-cell>
          <table:table-cell office:value-type="float" office:value="0.00039604" calcext:value-type="float">
            <text:p>0.00039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office:value-type="float" office:value="0" calcext:value-type="float">
            <text:p>0</text:p>
          </table:table-cell>
          <table:table-cell office:value-type="float" office:value="0.00039604" calcext:value-type="float">
            <text:p>0.00039604</text:p>
          </table:table-cell>
          <table:table-cell office:value-type="float" office:value="0.00019802" calcext:value-type="float">
            <text:p>0.00019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039604" calcext:value-type="float">
            <text:p>0.000396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67" calcext:value-type="float">
            <text:p>15.2667</text:p>
          </table:table-cell>
          <table:table-cell table:formula="of:=SUM([Sheet6.U134:.CW134])" office:value-type="float" office:value="0.0852407100000001" calcext:value-type="float">
            <text:p>0.08524071</text:p>
          </table:table-cell>
          <table:table-cell table:formula="of:=SUM([Sheet6.AE134:.CW134])" office:value-type="float" office:value="0.03196526" calcext:value-type="float">
            <text:p>0.03196526</text:p>
          </table:table-cell>
          <table:table-cell office:value-type="float" office:value="0.119968" calcext:value-type="float">
            <text:p>0.119968</text:p>
          </table:table-cell>
          <table:table-cell office:value-type="float" office:value="0.137332" calcext:value-type="float">
            <text:p>0.137332</text:p>
          </table:table-cell>
          <table:table-cell office:value-type="float" office:value="0.11247" calcext:value-type="float">
            <text:p>0.11247</text:p>
          </table:table-cell>
          <table:table-cell office:value-type="float" office:value="0.0927388" calcext:value-type="float">
            <text:p>0.0927388</text:p>
          </table:table-cell>
          <table:table-cell office:value-type="float" office:value="0.070442" calcext:value-type="float">
            <text:p>0.070442</text:p>
          </table:table-cell>
          <table:table-cell office:value-type="float" office:value="0.0601815" calcext:value-type="float">
            <text:p>0.0601815</text:p>
          </table:table-cell>
          <table:table-cell office:value-type="float" office:value="0.0420284" calcext:value-type="float">
            <text:p>0.0420284</text:p>
          </table:table-cell>
          <table:table-cell office:value-type="float" office:value="0.0422257" calcext:value-type="float">
            <text:p>0.0422257</text:p>
          </table:table-cell>
          <table:table-cell office:value-type="float" office:value="0.0309787" calcext:value-type="float">
            <text:p>0.0309787</text:p>
          </table:table-cell>
          <table:table-cell office:value-type="float" office:value="0.0290055" calcext:value-type="float">
            <text:p>0.0290055</text:p>
          </table:table-cell>
          <table:table-cell office:value-type="float" office:value="0.0246646" calcext:value-type="float">
            <text:p>0.0246646</text:p>
          </table:table-cell>
          <table:table-cell office:value-type="float" office:value="0.0252565" calcext:value-type="float">
            <text:p>0.0252565</text:p>
          </table:table-cell>
          <table:table-cell office:value-type="float" office:value="0.0201263" calcext:value-type="float">
            <text:p>0.0201263</text:p>
          </table:table-cell>
          <table:table-cell office:value-type="float" office:value="0.0153907" calcext:value-type="float">
            <text:p>0.0153907</text:p>
          </table:table-cell>
          <table:table-cell office:value-type="float" office:value="0.011839" calcext:value-type="float">
            <text:p>0.011839</text:p>
          </table:table-cell>
          <table:table-cell office:value-type="float" office:value="0.0124309" calcext:value-type="float">
            <text:p>0.0124309</text:p>
          </table:table-cell>
          <table:table-cell office:value-type="float" office:value="0.00927388" calcext:value-type="float">
            <text:p>0.00927388</text:p>
          </table:table-cell>
          <table:table-cell office:value-type="float" office:value="0.00808998" calcext:value-type="float">
            <text:p>0.00808998</text:p>
          </table:table-cell>
          <table:table-cell office:value-type="float" office:value="0.00887924" calcext:value-type="float">
            <text:p>0.00887924</text:p>
          </table:table-cell>
          <table:table-cell office:value-type="float" office:value="0.00710339" calcext:value-type="float">
            <text:p>0.00710339</text:p>
          </table:table-cell>
          <table:table-cell office:value-type="float" office:value="0.00690608" calcext:value-type="float">
            <text:p>0.00690608</text:p>
          </table:table-cell>
          <table:table-cell office:value-type="float" office:value="0.00552486" calcext:value-type="float">
            <text:p>0.00552486</text:p>
          </table:table-cell>
          <table:table-cell office:value-type="float" office:value="0.00513023" calcext:value-type="float">
            <text:p>0.00513023</text:p>
          </table:table-cell>
          <table:table-cell office:value-type="float" office:value="0.0023678" calcext:value-type="float">
            <text:p>0.0023678</text:p>
          </table:table-cell>
          <table:table-cell office:value-type="float" office:value="0.00276243" calcext:value-type="float">
            <text:p>0.00276243</text:p>
          </table:table-cell>
          <table:table-cell office:value-type="float" office:value="0.00374901" calcext:value-type="float">
            <text:p>0.00374901</text:p>
          </table:table-cell>
          <table:table-cell office:value-type="float" office:value="0.00276243" calcext:value-type="float">
            <text:p>0.00276243</text:p>
          </table:table-cell>
          <table:table-cell office:value-type="float" office:value="0.00315706" calcext:value-type="float">
            <text:p>0.00315706</text:p>
          </table:table-cell>
          <table:table-cell office:value-type="float" office:value="0.00256511" calcext:value-type="float">
            <text:p>0.00256511</text:p>
          </table:table-cell>
          <table:table-cell office:value-type="float" office:value="0.00295975" calcext:value-type="float">
            <text:p>0.00295975</text:p>
          </table:table-cell>
          <table:table-cell office:value-type="float" office:value="0.00138122" calcext:value-type="float">
            <text:p>0.00138122</text:p>
          </table:table-cell>
          <table:table-cell office:value-type="float" office:value="0.00217048" calcext:value-type="float">
            <text:p>0.00217048</text:p>
          </table:table-cell>
          <table:table-cell office:value-type="float" office:value="0.000591949" calcext:value-type="float">
            <text:p>0.000591949</text:p>
          </table:table-cell>
          <table:table-cell office:value-type="float" office:value="0.00276243" calcext:value-type="float">
            <text:p>0.00276243</text:p>
          </table:table-cell>
          <table:table-cell office:value-type="float" office:value="0.00157853" calcext:value-type="float">
            <text:p>0.00157853</text:p>
          </table:table-cell>
          <table:table-cell office:value-type="float" office:value="0.000789266" calcext:value-type="float">
            <text:p>0.000789266</text:p>
          </table:table-cell>
          <table:table-cell table:number-columns-repeated="3" office:value-type="float" office:value="0.0011839" calcext:value-type="float">
            <text:p>0.0011839</text:p>
          </table:table-cell>
          <table:table-cell table:number-columns-repeated="2" office:value-type="float" office:value="0.000789266" calcext:value-type="float">
            <text:p>0.000789266</text:p>
          </table:table-cell>
          <table:table-cell office:value-type="float" office:value="0" calcext:value-type="float">
            <text:p>0</text:p>
          </table:table-cell>
          <table:table-cell office:value-type="float" office:value="0.000789266" calcext:value-type="float">
            <text:p>0.000789266</text:p>
          </table:table-cell>
          <table:table-cell table:number-columns-repeated="3" office:value-type="float" office:value="0.000197316" calcext:value-type="float">
            <text:p>0.0001973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97316" calcext:value-type="float">
            <text:p>0.000197316</text:p>
          </table:table-cell>
          <table:table-cell office:value-type="float" office:value="0.000789266" calcext:value-type="float">
            <text:p>0.000789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4633" calcext:value-type="float">
            <text:p>0.000394633</text:p>
          </table:table-cell>
          <table:table-cell office:value-type="float" office:value="0.000789266" calcext:value-type="float">
            <text:p>0.000789266</text:p>
          </table:table-cell>
          <table:table-cell office:value-type="float" office:value="0.000394633" calcext:value-type="float">
            <text:p>0.000394633</text:p>
          </table:table-cell>
          <table:table-cell office:value-type="float" office:value="0.000197316" calcext:value-type="float">
            <text:p>0.000197316</text:p>
          </table:table-cell>
          <table:table-cell office:value-type="float" office:value="0.000394633" calcext:value-type="float">
            <text:p>0.000394633</text:p>
          </table:table-cell>
          <table:table-cell office:value-type="float" office:value="0" calcext:value-type="float">
            <text:p>0</text:p>
          </table:table-cell>
          <table:table-cell office:value-type="float" office:value="0.000394633" calcext:value-type="float">
            <text:p>0.000394633</text:p>
          </table:table-cell>
          <table:table-cell office:value-type="float" office:value="0.000591949" calcext:value-type="float">
            <text:p>0.000591949</text:p>
          </table:table-cell>
          <table:table-cell table:number-columns-repeated="3" office:value-type="float" office:value="0.000197316" calcext:value-type="float">
            <text:p>0.000197316</text:p>
          </table:table-cell>
          <table:table-cell office:value-type="float" office:value="0" calcext:value-type="float">
            <text:p>0</text:p>
          </table:table-cell>
          <table:table-cell office:value-type="float" office:value="0.000394633" calcext:value-type="float">
            <text:p>0.0003946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197316" calcext:value-type="float">
            <text:p>0.0001973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97316" calcext:value-type="float">
            <text:p>0.0001973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197316" calcext:value-type="float">
            <text:p>0.000197316</text:p>
          </table:table-cell>
          <table:table-cell office:value-type="float" office:value="0.000591949" calcext:value-type="float">
            <text:p>0.000591949</text:p>
          </table:table-cell>
          <table:table-cell office:value-type="float" office:value="0.000197316" calcext:value-type="float">
            <text:p>0.0001973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97316" calcext:value-type="float">
            <text:p>0.0001973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7316" calcext:value-type="float">
            <text:p>0.0001973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965" calcext:value-type="float">
            <text:p>15.2965</text:p>
          </table:table-cell>
          <table:table-cell table:formula="of:=SUM([Sheet6.U135:.CW135])" office:value-type="float" office:value="0.084154511" calcext:value-type="float">
            <text:p>0.084154511</text:p>
          </table:table-cell>
          <table:table-cell table:formula="of:=SUM([Sheet6.AE135:.CW135])" office:value-type="float" office:value="0.028774141" calcext:value-type="float">
            <text:p>0.028774141</text:p>
          </table:table-cell>
          <table:table-cell office:value-type="float" office:value="0.118644" calcext:value-type="float">
            <text:p>0.118644</text:p>
          </table:table-cell>
          <table:table-cell office:value-type="float" office:value="0.144462" calcext:value-type="float">
            <text:p>0.144462</text:p>
          </table:table-cell>
          <table:table-cell office:value-type="float" office:value="0.104257" calcext:value-type="float">
            <text:p>0.104257</text:p>
          </table:table-cell>
          <table:table-cell office:value-type="float" office:value="0.0886874" calcext:value-type="float">
            <text:p>0.0886874</text:p>
          </table:table-cell>
          <table:table-cell office:value-type="float" office:value="0.0729208" calcext:value-type="float">
            <text:p>0.0729208</text:p>
          </table:table-cell>
          <table:table-cell office:value-type="float" office:value="0.0628695" calcext:value-type="float">
            <text:p>0.0628695</text:p>
          </table:table-cell>
          <table:table-cell office:value-type="float" office:value="0.0469058" calcext:value-type="float">
            <text:p>0.0469058</text:p>
          </table:table-cell>
          <table:table-cell office:value-type="float" office:value="0.0390225" calcext:value-type="float">
            <text:p>0.0390225</text:p>
          </table:table-cell>
          <table:table-cell office:value-type="float" office:value="0.0321246" calcext:value-type="float">
            <text:p>0.0321246</text:p>
          </table:table-cell>
          <table:table-cell office:value-type="float" office:value="0.030745" calcext:value-type="float">
            <text:p>0.030745</text:p>
          </table:table-cell>
          <table:table-cell office:value-type="float" office:value="0.0279858" calcext:value-type="float">
            <text:p>0.0279858</text:p>
          </table:table-cell>
          <table:table-cell office:value-type="float" office:value="0.0234529" calcext:value-type="float">
            <text:p>0.0234529</text:p>
          </table:table-cell>
          <table:table-cell office:value-type="float" office:value="0.0199054" calcext:value-type="float">
            <text:p>0.0199054</text:p>
          </table:table-cell>
          <table:table-cell office:value-type="float" office:value="0.0151754" calcext:value-type="float">
            <text:p>0.0151754</text:p>
          </table:table-cell>
          <table:table-cell office:value-type="float" office:value="0.0130075" calcext:value-type="float">
            <text:p>0.0130075</text:p>
          </table:table-cell>
          <table:table-cell office:value-type="float" office:value="0.0116279" calcext:value-type="float">
            <text:p>0.0116279</text:p>
          </table:table-cell>
          <table:table-cell office:value-type="float" office:value="0.00689791" calcext:value-type="float">
            <text:p>0.00689791</text:p>
          </table:table-cell>
          <table:table-cell office:value-type="float" office:value="0.00965708" calcext:value-type="float">
            <text:p>0.00965708</text:p>
          </table:table-cell>
          <table:table-cell office:value-type="float" office:value="0.00827749" calcext:value-type="float">
            <text:p>0.00827749</text:p>
          </table:table-cell>
          <table:table-cell office:value-type="float" office:value="0.00670083" calcext:value-type="float">
            <text:p>0.00670083</text:p>
          </table:table-cell>
          <table:table-cell office:value-type="float" office:value="0.00433583" calcext:value-type="float">
            <text:p>0.00433583</text:p>
          </table:table-cell>
          <table:table-cell office:value-type="float" office:value="0.00748916" calcext:value-type="float">
            <text:p>0.00748916</text:p>
          </table:table-cell>
          <table:table-cell office:value-type="float" office:value="0.00315333" calcext:value-type="float">
            <text:p>0.00315333</text:p>
          </table:table-cell>
          <table:table-cell office:value-type="float" office:value="0.00433583" calcext:value-type="float">
            <text:p>0.00433583</text:p>
          </table:table-cell>
          <table:table-cell office:value-type="float" office:value="0.00453291" calcext:value-type="float">
            <text:p>0.00453291</text:p>
          </table:table-cell>
          <table:table-cell office:value-type="float" office:value="0.0035475" calcext:value-type="float">
            <text:p>0.0035475</text:p>
          </table:table-cell>
          <table:table-cell office:value-type="float" office:value="0.00335041" calcext:value-type="float">
            <text:p>0.00335041</text:p>
          </table:table-cell>
          <table:table-cell office:value-type="float" office:value="0.00256208" calcext:value-type="float">
            <text:p>0.00256208</text:p>
          </table:table-cell>
          <table:table-cell office:value-type="float" office:value="0.00177375" calcext:value-type="float">
            <text:p>0.00177375</text:p>
          </table:table-cell>
          <table:table-cell office:value-type="float" office:value="0.0035475" calcext:value-type="float">
            <text:p>0.0035475</text:p>
          </table:table-cell>
          <table:table-cell office:value-type="float" office:value="0.00197083" calcext:value-type="float">
            <text:p>0.00197083</text:p>
          </table:table-cell>
          <table:table-cell office:value-type="float" office:value="0.0011825" calcext:value-type="float">
            <text:p>0.0011825</text:p>
          </table:table-cell>
          <table:table-cell office:value-type="float" office:value="0.00177375" calcext:value-type="float">
            <text:p>0.00177375</text:p>
          </table:table-cell>
          <table:table-cell office:value-type="float" office:value="0.00216791" calcext:value-type="float">
            <text:p>0.00216791</text:p>
          </table:table-cell>
          <table:table-cell office:value-type="float" office:value="0.0011825" calcext:value-type="float">
            <text:p>0.0011825</text:p>
          </table:table-cell>
          <table:table-cell office:value-type="float" office:value="0.000394166" calcext:value-type="float">
            <text:p>0.000394166</text:p>
          </table:table-cell>
          <table:table-cell office:value-type="float" office:value="0.0011825" calcext:value-type="float">
            <text:p>0.0011825</text:p>
          </table:table-cell>
          <table:table-cell office:value-type="float" office:value="0.000985416" calcext:value-type="float">
            <text:p>0.000985416</text:p>
          </table:table-cell>
          <table:table-cell table:number-columns-repeated="3" office:value-type="float" office:value="0.000788333" calcext:value-type="float">
            <text:p>0.000788333</text:p>
          </table:table-cell>
          <table:table-cell office:value-type="float" office:value="0.000197083" calcext:value-type="float">
            <text:p>0.000197083</text:p>
          </table:table-cell>
          <table:table-cell office:value-type="float" office:value="0" calcext:value-type="float">
            <text:p>0</text:p>
          </table:table-cell>
          <table:table-cell office:value-type="float" office:value="0.00059125" calcext:value-type="float">
            <text:p>0.00059125</text:p>
          </table:table-cell>
          <table:table-cell office:value-type="float" office:value="0" calcext:value-type="float">
            <text:p>0</text:p>
          </table:table-cell>
          <table:table-cell office:value-type="float" office:value="0.000197083" calcext:value-type="float">
            <text:p>0.000197083</text:p>
          </table:table-cell>
          <table:table-cell office:value-type="float" office:value="0" calcext:value-type="float">
            <text:p>0</text:p>
          </table:table-cell>
          <table:table-cell office:value-type="float" office:value="0.000394166" calcext:value-type="float">
            <text:p>0.000394166</text:p>
          </table:table-cell>
          <table:table-cell table:number-columns-repeated="2" office:value-type="float" office:value="0.000197083" calcext:value-type="float">
            <text:p>0.000197083</text:p>
          </table:table-cell>
          <table:table-cell office:value-type="float" office:value="0.000394166" calcext:value-type="float">
            <text:p>0.0003941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97083" calcext:value-type="float">
            <text:p>0.000197083</text:p>
          </table:table-cell>
          <table:table-cell office:value-type="float" office:value="0.000394166" calcext:value-type="float">
            <text:p>0.000394166</text:p>
          </table:table-cell>
          <table:table-cell table:number-columns-repeated="2" office:value-type="float" office:value="0.000197083" calcext:value-type="float">
            <text:p>0.000197083</text:p>
          </table:table-cell>
          <table:table-cell office:value-type="float" office:value="0.000394166" calcext:value-type="float">
            <text:p>0.000394166</text:p>
          </table:table-cell>
          <table:table-cell office:value-type="float" office:value="0" calcext:value-type="float">
            <text:p>0</text:p>
          </table:table-cell>
          <table:table-cell office:value-type="float" office:value="0.00059125" calcext:value-type="float">
            <text:p>0.00059125</text:p>
          </table:table-cell>
          <table:table-cell office:value-type="float" office:value="0.000197083" calcext:value-type="float">
            <text:p>0.000197083</text:p>
          </table:table-cell>
          <table:table-cell office:value-type="float" office:value="0.00059125" calcext:value-type="float">
            <text:p>0.00059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394166" calcext:value-type="float">
            <text:p>0.00039416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197083" calcext:value-type="float">
            <text:p>0.0001970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197083" calcext:value-type="float">
            <text:p>0.000197083</text:p>
          </table:table-cell>
          <table:table-cell office:value-type="float" office:value="0.000394166" calcext:value-type="float">
            <text:p>0.000394166</text:p>
          </table:table-cell>
          <table:table-cell office:value-type="float" office:value="0" calcext:value-type="float">
            <text:p>0</text:p>
          </table:table-cell>
          <table:table-cell office:value-type="float" office:value="0.000394166" calcext:value-type="float">
            <text:p>0.000394166</text:p>
          </table:table-cell>
          <table:table-cell office:value-type="float" office:value="0" calcext:value-type="float">
            <text:p>0</text:p>
          </table:table-cell>
          <table:table-cell office:value-type="float" office:value="0.000197083" calcext:value-type="float">
            <text:p>0.0001970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197083" calcext:value-type="float">
            <text:p>0.00019708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63" calcext:value-type="float">
            <text:p>15.3263</text:p>
          </table:table-cell>
          <table:table-cell table:formula="of:=SUM([Sheet6.U136:.CW136])" office:value-type="float" office:value="0.0803252759999999" calcext:value-type="float">
            <text:p>0.080325276</text:p>
          </table:table-cell>
          <table:table-cell table:formula="of:=SUM([Sheet6.AE136:.CW136])" office:value-type="float" office:value="0.027370096" calcext:value-type="float">
            <text:p>0.027370096</text:p>
          </table:table-cell>
          <table:table-cell office:value-type="float" office:value="0.115232" calcext:value-type="float">
            <text:p>0.115232</text:p>
          </table:table-cell>
          <table:table-cell office:value-type="float" office:value="0.137247" calcext:value-type="float">
            <text:p>0.137247</text:p>
          </table:table-cell>
          <table:table-cell office:value-type="float" office:value="0.107497" calcext:value-type="float">
            <text:p>0.107497</text:p>
          </table:table-cell>
          <table:table-cell office:value-type="float" office:value="0.0888536" calcext:value-type="float">
            <text:p>0.0888536</text:p>
          </table:table-cell>
          <table:table-cell office:value-type="float" office:value="0.0755653" calcext:value-type="float">
            <text:p>0.0755653</text:p>
          </table:table-cell>
          <table:table-cell office:value-type="float" office:value="0.0626735" calcext:value-type="float">
            <text:p>0.0626735</text:p>
          </table:table-cell>
          <table:table-cell office:value-type="float" office:value="0.0476002" calcext:value-type="float">
            <text:p>0.0476002</text:p>
          </table:table-cell>
          <table:table-cell office:value-type="float" office:value="0.0416501" calcext:value-type="float">
            <text:p>0.0416501</text:p>
          </table:table-cell>
          <table:table-cell office:value-type="float" office:value="0.0321301" calcext:value-type="float">
            <text:p>0.0321301</text:p>
          </table:table-cell>
          <table:table-cell office:value-type="float" office:value="0.0305434" calcext:value-type="float">
            <text:p>0.0305434</text:p>
          </table:table-cell>
          <table:table-cell office:value-type="float" office:value="0.0279651" calcext:value-type="float">
            <text:p>0.0279651</text:p>
          </table:table-cell>
          <table:table-cell office:value-type="float" office:value="0.0239984" calcext:value-type="float">
            <text:p>0.0239984</text:p>
          </table:table-cell>
          <table:table-cell office:value-type="float" office:value="0.0188417" calcext:value-type="float">
            <text:p>0.0188417</text:p>
          </table:table-cell>
          <table:table-cell office:value-type="float" office:value="0.0150734" calcext:value-type="float">
            <text:p>0.0150734</text:p>
          </table:table-cell>
          <table:table-cell office:value-type="float" office:value="0.0156684" calcext:value-type="float">
            <text:p>0.0156684</text:p>
          </table:table-cell>
          <table:table-cell office:value-type="float" office:value="0.0099167" calcext:value-type="float">
            <text:p>0.0099167</text:p>
          </table:table-cell>
          <table:table-cell office:value-type="float" office:value="0.0103134" calcext:value-type="float">
            <text:p>0.0103134</text:p>
          </table:table-cell>
          <table:table-cell office:value-type="float" office:value="0.00833003" calcext:value-type="float">
            <text:p>0.00833003</text:p>
          </table:table-cell>
          <table:table-cell office:value-type="float" office:value="0.00575169" calcext:value-type="float">
            <text:p>0.00575169</text:p>
          </table:table-cell>
          <table:table-cell office:value-type="float" office:value="0.00753669" calcext:value-type="float">
            <text:p>0.00753669</text:p>
          </table:table-cell>
          <table:table-cell office:value-type="float" office:value="0.00575169" calcext:value-type="float">
            <text:p>0.00575169</text:p>
          </table:table-cell>
          <table:table-cell office:value-type="float" office:value="0.00555335" calcext:value-type="float">
            <text:p>0.00555335</text:p>
          </table:table-cell>
          <table:table-cell office:value-type="float" office:value="0.00575169" calcext:value-type="float">
            <text:p>0.00575169</text:p>
          </table:table-cell>
          <table:table-cell office:value-type="float" office:value="0.00416501" calcext:value-type="float">
            <text:p>0.00416501</text:p>
          </table:table-cell>
          <table:table-cell office:value-type="float" office:value="0.00456168" calcext:value-type="float">
            <text:p>0.00456168</text:p>
          </table:table-cell>
          <table:table-cell office:value-type="float" office:value="0.00218167" calcext:value-type="float">
            <text:p>0.00218167</text:p>
          </table:table-cell>
          <table:table-cell office:value-type="float" office:value="0.00337168" calcext:value-type="float">
            <text:p>0.00337168</text:p>
          </table:table-cell>
          <table:table-cell office:value-type="float" office:value="0.00198334" calcext:value-type="float">
            <text:p>0.00198334</text:p>
          </table:table-cell>
          <table:table-cell office:value-type="float" office:value="0.00178501" calcext:value-type="float">
            <text:p>0.00178501</text:p>
          </table:table-cell>
          <table:table-cell office:value-type="float" office:value="0.00218167" calcext:value-type="float">
            <text:p>0.00218167</text:p>
          </table:table-cell>
          <table:table-cell office:value-type="float" office:value="0.00277668" calcext:value-type="float">
            <text:p>0.00277668</text:p>
          </table:table-cell>
          <table:table-cell office:value-type="float" office:value="0.00198334" calcext:value-type="float">
            <text:p>0.00198334</text:p>
          </table:table-cell>
          <table:table-cell office:value-type="float" office:value="0.000793336" calcext:value-type="float">
            <text:p>0.000793336</text:p>
          </table:table-cell>
          <table:table-cell office:value-type="float" office:value="0.00277668" calcext:value-type="float">
            <text:p>0.00277668</text:p>
          </table:table-cell>
          <table:table-cell office:value-type="float" office:value="0.00099167" calcext:value-type="float">
            <text:p>0.00099167</text:p>
          </table:table-cell>
          <table:table-cell office:value-type="float" office:value="0.000198334" calcext:value-type="float">
            <text:p>0.000198334</text:p>
          </table:table-cell>
          <table:table-cell office:value-type="float" office:value="0.00099167" calcext:value-type="float">
            <text:p>0.00099167</text:p>
          </table:table-cell>
          <table:table-cell office:value-type="float" office:value="0.000793336" calcext:value-type="float">
            <text:p>0.000793336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595002" calcext:value-type="float">
            <text:p>0.000595002</text:p>
          </table:table-cell>
          <table:table-cell office:value-type="float" office:value="0.00099167" calcext:value-type="float">
            <text:p>0.00099167</text:p>
          </table:table-cell>
          <table:table-cell office:value-type="float" office:value="0.000198334" calcext:value-type="float">
            <text:p>0.000198334</text:p>
          </table:table-cell>
          <table:table-cell office:value-type="float" office:value="0.000595002" calcext:value-type="float">
            <text:p>0.000595002</text:p>
          </table:table-cell>
          <table:table-cell table:number-columns-repeated="2" office:value-type="float" office:value="0.000198334" calcext:value-type="float">
            <text:p>0.000198334</text:p>
          </table:table-cell>
          <table:table-cell office:value-type="float" office:value="0.000396668" calcext:value-type="float">
            <text:p>0.000396668</text:p>
          </table:table-cell>
          <table:table-cell office:value-type="float" office:value="0" calcext:value-type="float">
            <text:p>0</text:p>
          </table:table-cell>
          <table:table-cell office:value-type="float" office:value="0.000198334" calcext:value-type="float">
            <text:p>0.000198334</text:p>
          </table:table-cell>
          <table:table-cell office:value-type="float" office:value="0.000793336" calcext:value-type="float">
            <text:p>0.0007933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98334" calcext:value-type="float">
            <text:p>0.000198334</text:p>
          </table:table-cell>
          <table:table-cell table:number-columns-repeated="2" office:value-type="float" office:value="0.000396668" calcext:value-type="float">
            <text:p>0.000396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8334" calcext:value-type="float">
            <text:p>0.000198334</text:p>
          </table:table-cell>
          <table:table-cell table:number-columns-repeated="2" office:value-type="float" office:value="0.000396668" calcext:value-type="float">
            <text:p>0.000396668</text:p>
          </table:table-cell>
          <table:table-cell table:number-columns-repeated="2" office:value-type="float" office:value="0.000198334" calcext:value-type="float">
            <text:p>0.000198334</text:p>
          </table:table-cell>
          <table:table-cell office:value-type="float" office:value="0.000396668" calcext:value-type="float">
            <text:p>0.000396668</text:p>
          </table:table-cell>
          <table:table-cell office:value-type="float" office:value="0" calcext:value-type="float">
            <text:p>0</text:p>
          </table:table-cell>
          <table:table-cell office:value-type="float" office:value="0.000198334" calcext:value-type="float">
            <text:p>0.0001983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198334" calcext:value-type="float">
            <text:p>0.0001983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198334" calcext:value-type="float">
            <text:p>0.000198334</text:p>
          </table:table-cell>
          <table:table-cell office:value-type="float" office:value="0.000396668" calcext:value-type="float">
            <text:p>0.000396668</text:p>
          </table:table-cell>
          <table:table-cell office:value-type="float" office:value="0" calcext:value-type="float">
            <text:p>0</text:p>
          </table:table-cell>
          <table:table-cell office:value-type="float" office:value="0.000396668" calcext:value-type="float">
            <text:p>0.000396668</text:p>
          </table:table-cell>
          <table:table-cell office:value-type="float" office:value="0.000198334" calcext:value-type="float">
            <text:p>0.00019833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198334" calcext:value-type="float">
            <text:p>0.00019833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56" calcext:value-type="float">
            <text:p>15.356</text:p>
          </table:table-cell>
          <table:table-cell table:formula="of:=SUM([Sheet6.U137:.CW137])" office:value-type="float" office:value="0.081506609" calcext:value-type="float">
            <text:p>0.081506609</text:p>
          </table:table-cell>
          <table:table-cell table:formula="of:=SUM([Sheet6.AE137:.CW137])" office:value-type="float" office:value="0.028895989" calcext:value-type="float">
            <text:p>0.028895989</text:p>
          </table:table-cell>
          <table:table-cell office:value-type="float" office:value="0.11399" calcext:value-type="float">
            <text:p>0.11399</text:p>
          </table:table-cell>
          <table:table-cell office:value-type="float" office:value="0.135512" calcext:value-type="float">
            <text:p>0.135512</text:p>
          </table:table-cell>
          <table:table-cell office:value-type="float" office:value="0.113591" calcext:value-type="float">
            <text:p>0.113591</text:p>
          </table:table-cell>
          <table:table-cell office:value-type="float" office:value="0.0906736" calcext:value-type="float">
            <text:p>0.0906736</text:p>
          </table:table-cell>
          <table:table-cell office:value-type="float" office:value="0.0721403" calcext:value-type="float">
            <text:p>0.0721403</text:p>
          </table:table-cell>
          <table:table-cell office:value-type="float" office:value="0.0617776" calcext:value-type="float">
            <text:p>0.0617776</text:p>
          </table:table-cell>
          <table:table-cell office:value-type="float" office:value="0.0492228" calcext:value-type="float">
            <text:p>0.0492228</text:p>
          </table:table-cell>
          <table:table-cell office:value-type="float" office:value="0.0376644" calcext:value-type="float">
            <text:p>0.0376644</text:p>
          </table:table-cell>
          <table:table-cell office:value-type="float" office:value="0.0384615" calcext:value-type="float">
            <text:p>0.0384615</text:p>
          </table:table-cell>
          <table:table-cell office:value-type="float" office:value="0.0284974" calcext:value-type="float">
            <text:p>0.0284974</text:p>
          </table:table-cell>
          <table:table-cell office:value-type="float" office:value="0.0237146" calcext:value-type="float">
            <text:p>0.0237146</text:p>
          </table:table-cell>
          <table:table-cell office:value-type="float" office:value="0.0223196" calcext:value-type="float">
            <text:p>0.0223196</text:p>
          </table:table-cell>
          <table:table-cell office:value-type="float" office:value="0.0173376" calcext:value-type="float">
            <text:p>0.0173376</text:p>
          </table:table-cell>
          <table:table-cell office:value-type="float" office:value="0.016939" calcext:value-type="float">
            <text:p>0.016939</text:p>
          </table:table-cell>
          <table:table-cell office:value-type="float" office:value="0.0149462" calcext:value-type="float">
            <text:p>0.0149462</text:p>
          </table:table-cell>
          <table:table-cell office:value-type="float" office:value="0.0117577" calcext:value-type="float">
            <text:p>0.0117577</text:p>
          </table:table-cell>
          <table:table-cell office:value-type="float" office:value="0.011957" calcext:value-type="float">
            <text:p>0.011957</text:p>
          </table:table-cell>
          <table:table-cell office:value-type="float" office:value="0.00757274" calcext:value-type="float">
            <text:p>0.00757274</text:p>
          </table:table-cell>
          <table:table-cell office:value-type="float" office:value="0.00577919" calcext:value-type="float">
            <text:p>0.00577919</text:p>
          </table:table-cell>
          <table:table-cell office:value-type="float" office:value="0.00737346" calcext:value-type="float">
            <text:p>0.00737346</text:p>
          </table:table-cell>
          <table:table-cell office:value-type="float" office:value="0.00657633" calcext:value-type="float">
            <text:p>0.00657633</text:p>
          </table:table-cell>
          <table:table-cell office:value-type="float" office:value="0.00677561" calcext:value-type="float">
            <text:p>0.00677561</text:p>
          </table:table-cell>
          <table:table-cell office:value-type="float" office:value="0.00518135" calcext:value-type="float">
            <text:p>0.00518135</text:p>
          </table:table-cell>
          <table:table-cell office:value-type="float" office:value="0.00538063" calcext:value-type="float">
            <text:p>0.00538063</text:p>
          </table:table-cell>
          <table:table-cell office:value-type="float" office:value="0.00278996" calcext:value-type="float">
            <text:p>0.00278996</text:p>
          </table:table-cell>
          <table:table-cell office:value-type="float" office:value="0.00199283" calcext:value-type="float">
            <text:p>0.00199283</text:p>
          </table:table-cell>
          <table:table-cell office:value-type="float" office:value="0.00318852" calcext:value-type="float">
            <text:p>0.00318852</text:p>
          </table:table-cell>
          <table:table-cell office:value-type="float" office:value="0.0045835" calcext:value-type="float">
            <text:p>0.0045835</text:p>
          </table:table-cell>
          <table:table-cell office:value-type="float" office:value="0.0011957" calcext:value-type="float">
            <text:p>0.0011957</text:p>
          </table:table-cell>
          <table:table-cell table:number-columns-repeated="2" office:value-type="float" office:value="0.00239139" calcext:value-type="float">
            <text:p>0.00239139</text:p>
          </table:table-cell>
          <table:table-cell office:value-type="float" office:value="0.00079713" calcext:value-type="float">
            <text:p>0.00079713</text:p>
          </table:table-cell>
          <table:table-cell office:value-type="float" office:value="0.000996413" calcext:value-type="float">
            <text:p>0.000996413</text:p>
          </table:table-cell>
          <table:table-cell office:value-type="float" office:value="0.00278996" calcext:value-type="float">
            <text:p>0.00278996</text:p>
          </table:table-cell>
          <table:table-cell office:value-type="float" office:value="0.00179354" calcext:value-type="float">
            <text:p>0.00179354</text:p>
          </table:table-cell>
          <table:table-cell office:value-type="float" office:value="0.00139498" calcext:value-type="float">
            <text:p>0.00139498</text:p>
          </table:table-cell>
          <table:table-cell office:value-type="float" office:value="0.000398565" calcext:value-type="float">
            <text:p>0.000398565</text:p>
          </table:table-cell>
          <table:table-cell office:value-type="float" office:value="0.000597848" calcext:value-type="float">
            <text:p>0.000597848</text:p>
          </table:table-cell>
          <table:table-cell office:value-type="float" office:value="0.0011957" calcext:value-type="float">
            <text:p>0.0011957</text:p>
          </table:table-cell>
          <table:table-cell office:value-type="float" office:value="0.000597848" calcext:value-type="float">
            <text:p>0.000597848</text:p>
          </table:table-cell>
          <table:table-cell office:value-type="float" office:value="0.00079713" calcext:value-type="float">
            <text:p>0.00079713</text:p>
          </table:table-cell>
          <table:table-cell office:value-type="float" office:value="0.000597848" calcext:value-type="float">
            <text:p>0.000597848</text:p>
          </table:table-cell>
          <table:table-cell table:number-columns-repeated="2" office:value-type="float" office:value="0.000398565" calcext:value-type="float">
            <text:p>0.000398565</text:p>
          </table:table-cell>
          <table:table-cell office:value-type="float" office:value="0.000199283" calcext:value-type="float">
            <text:p>0.000199283</text:p>
          </table:table-cell>
          <table:table-cell office:value-type="float" office:value="0.000398565" calcext:value-type="float">
            <text:p>0.0003985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398565" calcext:value-type="float">
            <text:p>0.000398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9283" calcext:value-type="float">
            <text:p>0.000199283</text:p>
          </table:table-cell>
          <table:table-cell office:value-type="float" office:value="0.000398565" calcext:value-type="float">
            <text:p>0.000398565</text:p>
          </table:table-cell>
          <table:table-cell table:number-columns-repeated="4" office:value-type="float" office:value="0.000199283" calcext:value-type="float">
            <text:p>0.000199283</text:p>
          </table:table-cell>
          <table:table-cell office:value-type="float" office:value="0" calcext:value-type="float">
            <text:p>0</text:p>
          </table:table-cell>
          <table:table-cell office:value-type="float" office:value="0.000199283" calcext:value-type="float">
            <text:p>0.000199283</text:p>
          </table:table-cell>
          <table:table-cell table:number-columns-repeated="2" office:value-type="float" office:value="0.000398565" calcext:value-type="float">
            <text:p>0.000398565</text:p>
          </table:table-cell>
          <table:table-cell office:value-type="float" office:value="0" calcext:value-type="float">
            <text:p>0</text:p>
          </table:table-cell>
          <table:table-cell office:value-type="float" office:value="0.000199283" calcext:value-type="float">
            <text:p>0.00019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9283" calcext:value-type="float">
            <text:p>0.000199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99283" calcext:value-type="float">
            <text:p>0.000199283</text:p>
          </table:table-cell>
          <table:table-cell office:value-type="float" office:value="0" calcext:value-type="float">
            <text:p>0</text:p>
          </table:table-cell>
          <table:table-cell office:value-type="float" office:value="0.000199283" calcext:value-type="float">
            <text:p>0.0001992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398565" calcext:value-type="float">
            <text:p>0.000398565</text:p>
          </table:table-cell>
          <table:table-cell office:value-type="float" office:value="0.000199283" calcext:value-type="float">
            <text:p>0.000199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9283" calcext:value-type="float">
            <text:p>0.00019928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199283" calcext:value-type="float">
            <text:p>0.00019928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58" calcext:value-type="float">
            <text:p>15.3858</text:p>
          </table:table-cell>
          <table:table-cell table:formula="of:=SUM([Sheet6.U138:.CW138])" office:value-type="float" office:value="0.081927708" calcext:value-type="float">
            <text:p>0.081927708</text:p>
          </table:table-cell>
          <table:table-cell table:formula="of:=SUM([Sheet6.AE138:.CW138])" office:value-type="float" office:value="0.029317278" calcext:value-type="float">
            <text:p>0.029317278</text:p>
          </table:table-cell>
          <table:table-cell office:value-type="float" office:value="0.116867" calcext:value-type="float">
            <text:p>0.116867</text:p>
          </table:table-cell>
          <table:table-cell office:value-type="float" office:value="0.135341" calcext:value-type="float">
            <text:p>0.135341</text:p>
          </table:table-cell>
          <table:table-cell office:value-type="float" office:value="0.115261" calcext:value-type="float">
            <text:p>0.115261</text:p>
          </table:table-cell>
          <table:table-cell office:value-type="float" office:value="0.0901606" calcext:value-type="float">
            <text:p>0.0901606</text:p>
          </table:table-cell>
          <table:table-cell office:value-type="float" office:value="0.07249" calcext:value-type="float">
            <text:p>0.07249</text:p>
          </table:table-cell>
          <table:table-cell office:value-type="float" office:value="0.0604418" calcext:value-type="float">
            <text:p>0.0604418</text:p>
          </table:table-cell>
          <table:table-cell office:value-type="float" office:value="0.0508032" calcext:value-type="float">
            <text:p>0.0508032</text:p>
          </table:table-cell>
          <table:table-cell office:value-type="float" office:value="0.0393574" calcext:value-type="float">
            <text:p>0.0393574</text:p>
          </table:table-cell>
          <table:table-cell office:value-type="float" office:value="0.0381526" calcext:value-type="float">
            <text:p>0.0381526</text:p>
          </table:table-cell>
          <table:table-cell office:value-type="float" office:value="0.0303213" calcext:value-type="float">
            <text:p>0.0303213</text:p>
          </table:table-cell>
          <table:table-cell office:value-type="float" office:value="0.0232932" calcext:value-type="float">
            <text:p>0.0232932</text:p>
          </table:table-cell>
          <table:table-cell office:value-type="float" office:value="0.0202811" calcext:value-type="float">
            <text:p>0.0202811</text:p>
          </table:table-cell>
          <table:table-cell office:value-type="float" office:value="0.0156627" calcext:value-type="float">
            <text:p>0.0156627</text:p>
          </table:table-cell>
          <table:table-cell office:value-type="float" office:value="0.0172691" calcext:value-type="float">
            <text:p>0.0172691</text:p>
          </table:table-cell>
          <table:table-cell office:value-type="float" office:value="0.0156627" calcext:value-type="float">
            <text:p>0.0156627</text:p>
          </table:table-cell>
          <table:table-cell office:value-type="float" office:value="0.012249" calcext:value-type="float">
            <text:p>0.012249</text:p>
          </table:table-cell>
          <table:table-cell office:value-type="float" office:value="0.0106426" calcext:value-type="float">
            <text:p>0.0106426</text:p>
          </table:table-cell>
          <table:table-cell office:value-type="float" office:value="0.00883534" calcext:value-type="float">
            <text:p>0.00883534</text:p>
          </table:table-cell>
          <table:table-cell office:value-type="float" office:value="0.00662651" calcext:value-type="float">
            <text:p>0.00662651</text:p>
          </table:table-cell>
          <table:table-cell office:value-type="float" office:value="0.00783133" calcext:value-type="float">
            <text:p>0.00783133</text:p>
          </table:table-cell>
          <table:table-cell office:value-type="float" office:value="0.00562249" calcext:value-type="float">
            <text:p>0.00562249</text:p>
          </table:table-cell>
          <table:table-cell table:number-columns-repeated="3" office:value-type="float" office:value="0.00461847" calcext:value-type="float">
            <text:p>0.00461847</text:p>
          </table:table-cell>
          <table:table-cell office:value-type="float" office:value="0.00301205" calcext:value-type="float">
            <text:p>0.00301205</text:p>
          </table:table-cell>
          <table:table-cell office:value-type="float" office:value="0.00401606" calcext:value-type="float">
            <text:p>0.00401606</text:p>
          </table:table-cell>
          <table:table-cell office:value-type="float" office:value="0.00281124" calcext:value-type="float">
            <text:p>0.00281124</text:p>
          </table:table-cell>
          <table:table-cell office:value-type="float" office:value="0.00220884" calcext:value-type="float">
            <text:p>0.00220884</text:p>
          </table:table-cell>
          <table:table-cell office:value-type="float" office:value="0.00240964" calcext:value-type="float">
            <text:p>0.00240964</text:p>
          </table:table-cell>
          <table:table-cell office:value-type="float" office:value="0.00220884" calcext:value-type="float">
            <text:p>0.00220884</text:p>
          </table:table-cell>
          <table:table-cell office:value-type="float" office:value="0.00261044" calcext:value-type="float">
            <text:p>0.00261044</text:p>
          </table:table-cell>
          <table:table-cell office:value-type="float" office:value="0.00060241" calcext:value-type="float">
            <text:p>0.00060241</text:p>
          </table:table-cell>
          <table:table-cell office:value-type="float" office:value="0.00120482" calcext:value-type="float">
            <text:p>0.00120482</text:p>
          </table:table-cell>
          <table:table-cell office:value-type="float" office:value="0.00281124" calcext:value-type="float">
            <text:p>0.00281124</text:p>
          </table:table-cell>
          <table:table-cell office:value-type="float" office:value="0.00160643" calcext:value-type="float">
            <text:p>0.00160643</text:p>
          </table:table-cell>
          <table:table-cell office:value-type="float" office:value="0.00140562" calcext:value-type="float">
            <text:p>0.00140562</text:p>
          </table:table-cell>
          <table:table-cell office:value-type="float" office:value="0.00160643" calcext:value-type="float">
            <text:p>0.00160643</text:p>
          </table:table-cell>
          <table:table-cell office:value-type="float" office:value="0.000803213" calcext:value-type="float">
            <text:p>0.000803213</text:p>
          </table:table-cell>
          <table:table-cell office:value-type="float" office:value="0.00060241" calcext:value-type="float">
            <text:p>0.00060241</text:p>
          </table:table-cell>
          <table:table-cell office:value-type="float" office:value="0.00140562" calcext:value-type="float">
            <text:p>0.00140562</text:p>
          </table:table-cell>
          <table:table-cell office:value-type="float" office:value="0.00100402" calcext:value-type="float">
            <text:p>0.00100402</text:p>
          </table:table-cell>
          <table:table-cell office:value-type="float" office:value="0" calcext:value-type="float">
            <text:p>0</text:p>
          </table:table-cell>
          <table:table-cell office:value-type="float" office:value="0.00060241" calcext:value-type="float">
            <text:p>0.00060241</text:p>
          </table:table-cell>
          <table:table-cell table:number-columns-repeated="2" office:value-type="float" office:value="0.000200803" calcext:value-type="float">
            <text:p>0.000200803</text:p>
          </table:table-cell>
          <table:table-cell office:value-type="float" office:value="0.000803213" calcext:value-type="float">
            <text:p>0.000803213</text:p>
          </table:table-cell>
          <table:table-cell office:value-type="float" office:value="0.000200803" calcext:value-type="float">
            <text:p>0.000200803</text:p>
          </table:table-cell>
          <table:table-cell office:value-type="float" office:value="0.000401606" calcext:value-type="float">
            <text:p>0.000401606</text:p>
          </table:table-cell>
          <table:table-cell office:value-type="float" office:value="0.00060241" calcext:value-type="float">
            <text:p>0.00060241</text:p>
          </table:table-cell>
          <table:table-cell office:value-type="float" office:value="0.000401606" calcext:value-type="float">
            <text:p>0.000401606</text:p>
          </table:table-cell>
          <table:table-cell office:value-type="float" office:value="0.000200803" calcext:value-type="float">
            <text:p>0.000200803</text:p>
          </table:table-cell>
          <table:table-cell office:value-type="float" office:value="0.000401606" calcext:value-type="float">
            <text:p>0.000401606</text:p>
          </table:table-cell>
          <table:table-cell office:value-type="float" office:value="0.000200803" calcext:value-type="float">
            <text:p>0.000200803</text:p>
          </table:table-cell>
          <table:table-cell office:value-type="float" office:value="0.000401606" calcext:value-type="float">
            <text:p>0.000401606</text:p>
          </table:table-cell>
          <table:table-cell office:value-type="float" office:value="0.000200803" calcext:value-type="float">
            <text:p>0.000200803</text:p>
          </table:table-cell>
          <table:table-cell office:value-type="float" office:value="0" calcext:value-type="float">
            <text:p>0</text:p>
          </table:table-cell>
          <table:table-cell office:value-type="float" office:value="0.000200803" calcext:value-type="float">
            <text:p>0.00020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01606" calcext:value-type="float">
            <text:p>0.0004016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00803" calcext:value-type="float">
            <text:p>0.000200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0803" calcext:value-type="float">
            <text:p>0.00020080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401606" calcext:value-type="float">
            <text:p>0.000401606</text:p>
          </table:table-cell>
          <table:table-cell office:value-type="float" office:value="0" calcext:value-type="float">
            <text:p>0</text:p>
          </table:table-cell>
          <table:table-cell office:value-type="float" office:value="0.000200803" calcext:value-type="float">
            <text:p>0.0002008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00803" calcext:value-type="float">
            <text:p>0.0002008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00803" calcext:value-type="float">
            <text:p>0.000200803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156" calcext:value-type="float">
            <text:p>15.4156</text:p>
          </table:table-cell>
          <table:table-cell table:formula="of:=SUM([Sheet6.U139:.CW139])" office:value-type="float" office:value="0.0790688429999999" calcext:value-type="float">
            <text:p>0.079068843</text:p>
          </table:table-cell>
          <table:table-cell table:formula="of:=SUM([Sheet6.AE139:.CW139])" office:value-type="float" office:value="0.029299633" calcext:value-type="float">
            <text:p>0.029299633</text:p>
          </table:table-cell>
          <table:table-cell office:value-type="float" office:value="0.112181" calcext:value-type="float">
            <text:p>0.112181</text:p>
          </table:table-cell>
          <table:table-cell office:value-type="float" office:value="0.136063" calcext:value-type="float">
            <text:p>0.136063</text:p>
          </table:table-cell>
          <table:table-cell office:value-type="float" office:value="0.115794" calcext:value-type="float">
            <text:p>0.115794</text:p>
          </table:table-cell>
          <table:table-cell office:value-type="float" office:value="0.089103" calcext:value-type="float">
            <text:p>0.089103</text:p>
          </table:table-cell>
          <table:table-cell office:value-type="float" office:value="0.0700381" calcext:value-type="float">
            <text:p>0.0700381</text:p>
          </table:table-cell>
          <table:table-cell office:value-type="float" office:value="0.0598033" calcext:value-type="float">
            <text:p>0.0598033</text:p>
          </table:table-cell>
          <table:table-cell office:value-type="float" office:value="0.0535822" calcext:value-type="float">
            <text:p>0.0535822</text:p>
          </table:table-cell>
          <table:table-cell office:value-type="float" office:value="0.0387317" calcext:value-type="float">
            <text:p>0.0387317</text:p>
          </table:table-cell>
          <table:table-cell office:value-type="float" office:value="0.0389324" calcext:value-type="float">
            <text:p>0.0389324</text:p>
          </table:table-cell>
          <table:table-cell office:value-type="float" office:value="0.0292996" calcext:value-type="float">
            <text:p>0.0292996</text:p>
          </table:table-cell>
          <table:table-cell office:value-type="float" office:value="0.0282962" calcext:value-type="float">
            <text:p>0.0282962</text:p>
          </table:table-cell>
          <table:table-cell office:value-type="float" office:value="0.0190648" calcext:value-type="float">
            <text:p>0.0190648</text:p>
          </table:table-cell>
          <table:table-cell office:value-type="float" office:value="0.0168573" calcext:value-type="float">
            <text:p>0.0168573</text:p>
          </table:table-cell>
          <table:table-cell office:value-type="float" office:value="0.0154525" calcext:value-type="float">
            <text:p>0.0154525</text:p>
          </table:table-cell>
          <table:table-cell office:value-type="float" office:value="0.0180614" calcext:value-type="float">
            <text:p>0.0180614</text:p>
          </table:table-cell>
          <table:table-cell office:value-type="float" office:value="0.0100341" calcext:value-type="float">
            <text:p>0.0100341</text:p>
          </table:table-cell>
          <table:table-cell office:value-type="float" office:value="0.0104355" calcext:value-type="float">
            <text:p>0.0104355</text:p>
          </table:table-cell>
          <table:table-cell office:value-type="float" office:value="0.00722456" calcext:value-type="float">
            <text:p>0.00722456</text:p>
          </table:table-cell>
          <table:table-cell office:value-type="float" office:value="0.00602047" calcext:value-type="float">
            <text:p>0.00602047</text:p>
          </table:table-cell>
          <table:table-cell office:value-type="float" office:value="0.00662252" calcext:value-type="float">
            <text:p>0.00662252</text:p>
          </table:table-cell>
          <table:table-cell office:value-type="float" office:value="0.00642183" calcext:value-type="float">
            <text:p>0.00642183</text:p>
          </table:table-cell>
          <table:table-cell office:value-type="float" office:value="0.00501706" calcext:value-type="float">
            <text:p>0.00501706</text:p>
          </table:table-cell>
          <table:table-cell office:value-type="float" office:value="0.00541842" calcext:value-type="float">
            <text:p>0.00541842</text:p>
          </table:table-cell>
          <table:table-cell office:value-type="float" office:value="0.00421433" calcext:value-type="float">
            <text:p>0.00421433</text:p>
          </table:table-cell>
          <table:table-cell table:number-columns-repeated="2" office:value-type="float" office:value="0.00361228" calcext:value-type="float">
            <text:p>0.00361228</text:p>
          </table:table-cell>
          <table:table-cell office:value-type="float" office:value="0.00160546" calcext:value-type="float">
            <text:p>0.00160546</text:p>
          </table:table-cell>
          <table:table-cell office:value-type="float" office:value="0.00260887" calcext:value-type="float">
            <text:p>0.00260887</text:p>
          </table:table-cell>
          <table:table-cell office:value-type="float" office:value="0.00280955" calcext:value-type="float">
            <text:p>0.00280955</text:p>
          </table:table-cell>
          <table:table-cell table:number-columns-repeated="2" office:value-type="float" office:value="0.00220751" calcext:value-type="float">
            <text:p>0.00220751</text:p>
          </table:table-cell>
          <table:table-cell office:value-type="float" office:value="0.00140478" calcext:value-type="float">
            <text:p>0.00140478</text:p>
          </table:table-cell>
          <table:table-cell office:value-type="float" office:value="0.000802729" calcext:value-type="float">
            <text:p>0.000802729</text:p>
          </table:table-cell>
          <table:table-cell table:number-columns-repeated="2" office:value-type="float" office:value="0.00220751" calcext:value-type="float">
            <text:p>0.00220751</text:p>
          </table:table-cell>
          <table:table-cell office:value-type="float" office:value="0.00200682" calcext:value-type="float">
            <text:p>0.00200682</text:p>
          </table:table-cell>
          <table:table-cell office:value-type="float" office:value="0.000401365" calcext:value-type="float">
            <text:p>0.000401365</text:p>
          </table:table-cell>
          <table:table-cell office:value-type="float" office:value="0.00140478" calcext:value-type="float">
            <text:p>0.00140478</text:p>
          </table:table-cell>
          <table:table-cell office:value-type="float" office:value="0.00100341" calcext:value-type="float">
            <text:p>0.00100341</text:p>
          </table:table-cell>
          <table:table-cell office:value-type="float" office:value="0.000802729" calcext:value-type="float">
            <text:p>0.000802729</text:p>
          </table:table-cell>
          <table:table-cell office:value-type="float" office:value="0.00100341" calcext:value-type="float">
            <text:p>0.00100341</text:p>
          </table:table-cell>
          <table:table-cell office:value-type="float" office:value="0" calcext:value-type="float">
            <text:p>0</text:p>
          </table:table-cell>
          <table:table-cell office:value-type="float" office:value="0.000802729" calcext:value-type="float">
            <text:p>0.000802729</text:p>
          </table:table-cell>
          <table:table-cell office:value-type="float" office:value="0.000401365" calcext:value-type="float">
            <text:p>0.000401365</text:p>
          </table:table-cell>
          <table:table-cell office:value-type="float" office:value="0.000602047" calcext:value-type="float">
            <text:p>0.000602047</text:p>
          </table:table-cell>
          <table:table-cell table:number-columns-repeated="3" office:value-type="float" office:value="0.000401365" calcext:value-type="float">
            <text:p>0.000401365</text:p>
          </table:table-cell>
          <table:table-cell office:value-type="float" office:value="0" calcext:value-type="float">
            <text:p>0</text:p>
          </table:table-cell>
          <table:table-cell office:value-type="float" office:value="0.000200682" calcext:value-type="float">
            <text:p>0.000200682</text:p>
          </table:table-cell>
          <table:table-cell office:value-type="float" office:value="0.000602047" calcext:value-type="float">
            <text:p>0.000602047</text:p>
          </table:table-cell>
          <table:table-cell table:number-columns-repeated="3" office:value-type="float" office:value="0.000200682" calcext:value-type="float">
            <text:p>0.0002006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00682" calcext:value-type="float">
            <text:p>0.00020068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00682" calcext:value-type="float">
            <text:p>0.000200682</text:p>
          </table:table-cell>
          <table:table-cell office:value-type="float" office:value="0" calcext:value-type="float">
            <text:p>0</text:p>
          </table:table-cell>
          <table:table-cell office:value-type="float" office:value="0.000401365" calcext:value-type="float">
            <text:p>0.000401365</text:p>
          </table:table-cell>
          <table:table-cell office:value-type="float" office:value="0.000200682" calcext:value-type="float">
            <text:p>0.00020068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00200682" calcext:value-type="float">
            <text:p>0.000200682</text:p>
          </table:table-cell>
          <table:table-cell office:value-type="float" office:value="0" calcext:value-type="float">
            <text:p>0</text:p>
          </table:table-cell>
          <table:table-cell office:value-type="float" office:value="0.000200682" calcext:value-type="float">
            <text:p>0.00020068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54" calcext:value-type="float">
            <text:p>15.4454</text:p>
          </table:table-cell>
          <table:table-cell table:formula="of:=SUM([Sheet6.U140:.CW140])" office:value-type="float" office:value="0.079534044" calcext:value-type="float">
            <text:p>0.079534044</text:p>
          </table:table-cell>
          <table:table-cell table:formula="of:=SUM([Sheet6.AE140:.CW140])" office:value-type="float" office:value="0.026712194" calcext:value-type="float">
            <text:p>0.026712194</text:p>
          </table:table-cell>
          <table:table-cell office:value-type="float" office:value="0.110866" calcext:value-type="float">
            <text:p>0.110866</text:p>
          </table:table-cell>
          <table:table-cell office:value-type="float" office:value="0.139787" calcext:value-type="float">
            <text:p>0.139787</text:p>
          </table:table-cell>
          <table:table-cell office:value-type="float" office:value="0.116489" calcext:value-type="float">
            <text:p>0.116489</text:p>
          </table:table-cell>
          <table:table-cell office:value-type="float" office:value="0.085961" calcext:value-type="float">
            <text:p>0.085961</text:p>
          </table:table-cell>
          <table:table-cell office:value-type="float" office:value="0.0684876" calcext:value-type="float">
            <text:p>0.0684876</text:p>
          </table:table-cell>
          <table:table-cell office:value-type="float" office:value="0.0650733" calcext:value-type="float">
            <text:p>0.0650733</text:p>
          </table:table-cell>
          <table:table-cell office:value-type="float" office:value="0.0471982" calcext:value-type="float">
            <text:p>0.0471982</text:p>
          </table:table-cell>
          <table:table-cell office:value-type="float" office:value="0.0399679" calcext:value-type="float">
            <text:p>0.0399679</text:p>
          </table:table-cell>
          <table:table-cell office:value-type="float" office:value="0.0413738" calcext:value-type="float">
            <text:p>0.0413738</text:p>
          </table:table-cell>
          <table:table-cell office:value-type="float" office:value="0.0289215" calcext:value-type="float">
            <text:p>0.0289215</text:p>
          </table:table-cell>
          <table:table-cell office:value-type="float" office:value="0.0234987" calcext:value-type="float">
            <text:p>0.0234987</text:p>
          </table:table-cell>
          <table:table-cell office:value-type="float" office:value="0.0216911" calcext:value-type="float">
            <text:p>0.0216911</text:p>
          </table:table-cell>
          <table:table-cell office:value-type="float" office:value="0.0148624" calcext:value-type="float">
            <text:p>0.0148624</text:p>
          </table:table-cell>
          <table:table-cell office:value-type="float" office:value="0.0176742" calcext:value-type="float">
            <text:p>0.0176742</text:p>
          </table:table-cell>
          <table:table-cell office:value-type="float" office:value="0.0156658" calcext:value-type="float">
            <text:p>0.0156658</text:p>
          </table:table-cell>
          <table:table-cell office:value-type="float" office:value="0.0132557" calcext:value-type="float">
            <text:p>0.0132557</text:p>
          </table:table-cell>
          <table:table-cell office:value-type="float" office:value="0.00843543" calcext:value-type="float">
            <text:p>0.00843543</text:p>
          </table:table-cell>
          <table:table-cell office:value-type="float" office:value="0.00763205" calcext:value-type="float">
            <text:p>0.00763205</text:p>
          </table:table-cell>
          <table:table-cell office:value-type="float" office:value="0.00743121" calcext:value-type="float">
            <text:p>0.00743121</text:p>
          </table:table-cell>
          <table:table-cell office:value-type="float" office:value="0.00642699" calcext:value-type="float">
            <text:p>0.00642699</text:p>
          </table:table-cell>
          <table:table-cell office:value-type="float" office:value="0.00482025" calcext:value-type="float">
            <text:p>0.00482025</text:p>
          </table:table-cell>
          <table:table-cell office:value-type="float" office:value="0.00582446" calcext:value-type="float">
            <text:p>0.00582446</text:p>
          </table:table-cell>
          <table:table-cell office:value-type="float" office:value="0.0046194" calcext:value-type="float">
            <text:p>0.0046194</text:p>
          </table:table-cell>
          <table:table-cell office:value-type="float" office:value="0.00602531" calcext:value-type="float">
            <text:p>0.00602531</text:p>
          </table:table-cell>
          <table:table-cell office:value-type="float" office:value="0.00261097" calcext:value-type="float">
            <text:p>0.00261097</text:p>
          </table:table-cell>
          <table:table-cell office:value-type="float" office:value="0.00381603" calcext:value-type="float">
            <text:p>0.00381603</text:p>
          </table:table-cell>
          <table:table-cell office:value-type="float" office:value="0.00361518" calcext:value-type="float">
            <text:p>0.00361518</text:p>
          </table:table-cell>
          <table:table-cell office:value-type="float" office:value="0.00241012" calcext:value-type="float">
            <text:p>0.00241012</text:p>
          </table:table-cell>
          <table:table-cell office:value-type="float" office:value="0.00160675" calcext:value-type="float">
            <text:p>0.00160675</text:p>
          </table:table-cell>
          <table:table-cell office:value-type="float" office:value="0.00200844" calcext:value-type="float">
            <text:p>0.00200844</text:p>
          </table:table-cell>
          <table:table-cell office:value-type="float" office:value="0.00261097" calcext:value-type="float">
            <text:p>0.00261097</text:p>
          </table:table-cell>
          <table:table-cell office:value-type="float" office:value="0.00241012" calcext:value-type="float">
            <text:p>0.00241012</text:p>
          </table:table-cell>
          <table:table-cell office:value-type="float" office:value="0.000803374" calcext:value-type="float">
            <text:p>0.000803374</text:p>
          </table:table-cell>
          <table:table-cell office:value-type="float" office:value="0.00220928" calcext:value-type="float">
            <text:p>0.00220928</text:p>
          </table:table-cell>
          <table:table-cell office:value-type="float" office:value="0.0014059" calcext:value-type="float">
            <text:p>0.0014059</text:p>
          </table:table-cell>
          <table:table-cell office:value-type="float" office:value="0.00120506" calcext:value-type="float">
            <text:p>0.00120506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.00120506" calcext:value-type="float">
            <text:p>0.00120506</text:p>
          </table:table-cell>
          <table:table-cell office:value-type="float" office:value="0.000803374" calcext:value-type="float">
            <text:p>0.000803374</text:p>
          </table:table-cell>
          <table:table-cell office:value-type="float" office:value="0.000200844" calcext:value-type="float">
            <text:p>0.000200844</text:p>
          </table:table-cell>
          <table:table-cell office:value-type="float" office:value="0.000803374" calcext:value-type="float">
            <text:p>0.000803374</text:p>
          </table:table-cell>
          <table:table-cell office:value-type="float" office:value="0.000602531" calcext:value-type="float">
            <text:p>0.000602531</text:p>
          </table:table-cell>
          <table:table-cell office:value-type="float" office:value="0" calcext:value-type="float">
            <text:p>0</text:p>
          </table:table-cell>
          <table:table-cell office:value-type="float" office:value="0.000803374" calcext:value-type="float">
            <text:p>0.000803374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00844" calcext:value-type="float">
            <text:p>0.000200844</text:p>
          </table:table-cell>
          <table:table-cell office:value-type="float" office:value="0" calcext:value-type="float">
            <text:p>0</text:p>
          </table:table-cell>
          <table:table-cell office:value-type="float" office:value="0.000602531" calcext:value-type="float">
            <text:p>0.000602531</text:p>
          </table:table-cell>
          <table:table-cell office:value-type="float" office:value="0.000803374" calcext:value-type="float">
            <text:p>0.000803374</text:p>
          </table:table-cell>
          <table:table-cell office:value-type="float" office:value="0.000602531" calcext:value-type="float">
            <text:p>0.000602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" calcext:value-type="float">
            <text:p>0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.000200844" calcext:value-type="float">
            <text:p>0.0002008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752" calcext:value-type="float">
            <text:p>15.4752</text:p>
          </table:table-cell>
          <table:table-cell table:formula="of:=SUM([Sheet6.U141:.CW141])" office:value-type="float" office:value="0.081042854" calcext:value-type="float">
            <text:p>0.081042854</text:p>
          </table:table-cell>
          <table:table-cell table:formula="of:=SUM([Sheet6.AE141:.CW141])" office:value-type="float" office:value="0.027890054" calcext:value-type="float">
            <text:p>0.027890054</text:p>
          </table:table-cell>
          <table:table-cell office:value-type="float" office:value="0.114188" calcext:value-type="float">
            <text:p>0.114188</text:p>
          </table:table-cell>
          <table:table-cell office:value-type="float" office:value="0.14329" calcext:value-type="float">
            <text:p>0.14329</text:p>
          </table:table-cell>
          <table:table-cell office:value-type="float" office:value="0.108933" calcext:value-type="float">
            <text:p>0.108933</text:p>
          </table:table-cell>
          <table:table-cell office:value-type="float" office:value="0.0848828" calcext:value-type="float">
            <text:p>0.0848828</text:p>
          </table:table-cell>
          <table:table-cell office:value-type="float" office:value="0.081447" calcext:value-type="float">
            <text:p>0.081447</text:p>
          </table:table-cell>
          <table:table-cell office:value-type="float" office:value="0.0646726" calcext:value-type="float">
            <text:p>0.0646726</text:p>
          </table:table-cell>
          <table:table-cell office:value-type="float" office:value="0.0444624" calcext:value-type="float">
            <text:p>0.0444624</text:p>
          </table:table-cell>
          <table:table-cell office:value-type="float" office:value="0.0402183" calcext:value-type="float">
            <text:p>0.0402183</text:p>
          </table:table-cell>
          <table:table-cell office:value-type="float" office:value="0.0355699" calcext:value-type="float">
            <text:p>0.0355699</text:p>
          </table:table-cell>
          <table:table-cell office:value-type="float" office:value="0.027688" calcext:value-type="float">
            <text:p>0.027688</text:p>
          </table:table-cell>
          <table:table-cell office:value-type="float" office:value="0.0262732" calcext:value-type="float">
            <text:p>0.0262732</text:p>
          </table:table-cell>
          <table:table-cell office:value-type="float" office:value="0.0185934" calcext:value-type="float">
            <text:p>0.0185934</text:p>
          </table:table-cell>
          <table:table-cell office:value-type="float" office:value="0.0181892" calcext:value-type="float">
            <text:p>0.0181892</text:p>
          </table:table-cell>
          <table:table-cell office:value-type="float" office:value="0.0155618" calcext:value-type="float">
            <text:p>0.0155618</text:p>
          </table:table-cell>
          <table:table-cell office:value-type="float" office:value="0.0131366" calcext:value-type="float">
            <text:p>0.0131366</text:p>
          </table:table-cell>
          <table:table-cell office:value-type="float" office:value="0.0117219" calcext:value-type="float">
            <text:p>0.0117219</text:p>
          </table:table-cell>
          <table:table-cell office:value-type="float" office:value="0.0113177" calcext:value-type="float">
            <text:p>0.0113177</text:p>
          </table:table-cell>
          <table:table-cell office:value-type="float" office:value="0.00949879" calcext:value-type="float">
            <text:p>0.00949879</text:p>
          </table:table-cell>
          <table:table-cell office:value-type="float" office:value="0.00666936" calcext:value-type="float">
            <text:p>0.00666936</text:p>
          </table:table-cell>
          <table:table-cell office:value-type="float" office:value="0.00606306" calcext:value-type="float">
            <text:p>0.00606306</text:p>
          </table:table-cell>
          <table:table-cell office:value-type="float" office:value="0.00525465" calcext:value-type="float">
            <text:p>0.00525465</text:p>
          </table:table-cell>
          <table:table-cell office:value-type="float" office:value="0.00545675" calcext:value-type="float">
            <text:p>0.00545675</text:p>
          </table:table-cell>
          <table:table-cell office:value-type="float" office:value="0.00646726" calcext:value-type="float">
            <text:p>0.00646726</text:p>
          </table:table-cell>
          <table:table-cell office:value-type="float" office:value="0.00505255" calcext:value-type="float">
            <text:p>0.00505255</text:p>
          </table:table-cell>
          <table:table-cell office:value-type="float" office:value="0.00262732" calcext:value-type="float">
            <text:p>0.00262732</text:p>
          </table:table-cell>
          <table:table-cell office:value-type="float" office:value="0.00383994" calcext:value-type="float">
            <text:p>0.00383994</text:p>
          </table:table-cell>
          <table:table-cell office:value-type="float" office:value="0.00222312" calcext:value-type="float">
            <text:p>0.00222312</text:p>
          </table:table-cell>
          <table:table-cell office:value-type="float" office:value="0.00262732" calcext:value-type="float">
            <text:p>0.00262732</text:p>
          </table:table-cell>
          <table:table-cell office:value-type="float" office:value="0.00202102" calcext:value-type="float">
            <text:p>0.00202102</text:p>
          </table:table-cell>
          <table:table-cell table:number-columns-repeated="2" office:value-type="float" office:value="0.00242522" calcext:value-type="float">
            <text:p>0.00242522</text:p>
          </table:table-cell>
          <table:table-cell office:value-type="float" office:value="0.00222312" calcext:value-type="float">
            <text:p>0.00222312</text:p>
          </table:table-cell>
          <table:table-cell office:value-type="float" office:value="0.00101051" calcext:value-type="float">
            <text:p>0.00101051</text:p>
          </table:table-cell>
          <table:table-cell office:value-type="float" office:value="0.00222312" calcext:value-type="float">
            <text:p>0.00222312</text:p>
          </table:table-cell>
          <table:table-cell office:value-type="float" office:value="0.00181892" calcext:value-type="float">
            <text:p>0.00181892</text:p>
          </table:table-cell>
          <table:table-cell office:value-type="float" office:value="0.00101051" calcext:value-type="float">
            <text:p>0.00101051</text:p>
          </table:table-cell>
          <table:table-cell table:number-columns-repeated="2" office:value-type="float" office:value="0.000808407" calcext:value-type="float">
            <text:p>0.000808407</text:p>
          </table:table-cell>
          <table:table-cell office:value-type="float" office:value="0.000606306" calcext:value-type="float">
            <text:p>0.000606306</text:p>
          </table:table-cell>
          <table:table-cell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table:number-columns-repeated="2" office:value-type="float" office:value="0.000808407" calcext:value-type="float">
            <text:p>0.000808407</text:p>
          </table:table-cell>
          <table:table-cell office:value-type="float" office:value="0.000404204" calcext:value-type="float">
            <text:p>0.000404204</text:p>
          </table:table-cell>
          <table:table-cell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table:number-columns-repeated="2" office:value-type="float" office:value="0.000404204" calcext:value-type="float">
            <text:p>0.000404204</text:p>
          </table:table-cell>
          <table:table-cell office:value-type="float" office:value="0" calcext:value-type="float">
            <text:p>0</text:p>
          </table:table-cell>
          <table:table-cell office:value-type="float" office:value="0.000606306" calcext:value-type="float">
            <text:p>0.000606306</text:p>
          </table:table-cell>
          <table:table-cell office:value-type="float" office:value="0" calcext:value-type="float">
            <text:p>0</text:p>
          </table:table-cell>
          <table:table-cell office:value-type="float" office:value="0.00121261" calcext:value-type="float">
            <text:p>0.00121261</text:p>
          </table:table-cell>
          <table:table-cell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office:value-type="float" office:value="0.000404204" calcext:value-type="float">
            <text:p>0.000404204</text:p>
          </table:table-cell>
          <table:table-cell office:value-type="float" office:value="0.000202102" calcext:value-type="float">
            <text:p>0.000202102</text:p>
          </table:table-cell>
          <table:table-cell office:value-type="float" office:value="0.000404204" calcext:value-type="float">
            <text:p>0.000404204</text:p>
          </table:table-cell>
          <table:table-cell office:value-type="float" office:value="0.000202102" calcext:value-type="float">
            <text:p>0.0002021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2102" calcext:value-type="float">
            <text:p>0.00020210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5" calcext:value-type="float">
            <text:p>15.505</text:p>
          </table:table-cell>
          <table:table-cell table:formula="of:=SUM([Sheet6.U142:.CW142])" office:value-type="float" office:value="0.0803335060000001" calcext:value-type="float">
            <text:p>0.080333506</text:p>
          </table:table-cell>
          <table:table-cell table:formula="of:=SUM([Sheet6.AE142:.CW142])" office:value-type="float" office:value="0.028065886" calcext:value-type="float">
            <text:p>0.028065886</text:p>
          </table:table-cell>
          <table:table-cell office:value-type="float" office:value="0.105756" calcext:value-type="float">
            <text:p>0.105756</text:p>
          </table:table-cell>
          <table:table-cell office:value-type="float" office:value="0.14155" calcext:value-type="float">
            <text:p>0.14155</text:p>
          </table:table-cell>
          <table:table-cell office:value-type="float" office:value="0.111857" calcext:value-type="float">
            <text:p>0.111857</text:p>
          </table:table-cell>
          <table:table-cell office:value-type="float" office:value="0.0825707" calcext:value-type="float">
            <text:p>0.0825707</text:p>
          </table:table-cell>
          <table:table-cell office:value-type="float" office:value="0.0860281" calcext:value-type="float">
            <text:p>0.0860281</text:p>
          </table:table-cell>
          <table:table-cell office:value-type="float" office:value="0.0585723" calcext:value-type="float">
            <text:p>0.0585723</text:p>
          </table:table-cell>
          <table:table-cell office:value-type="float" office:value="0.0506406" calcext:value-type="float">
            <text:p>0.0506406</text:p>
          </table:table-cell>
          <table:table-cell office:value-type="float" office:value="0.0437258" calcext:value-type="float">
            <text:p>0.0437258</text:p>
          </table:table-cell>
          <table:table-cell office:value-type="float" office:value="0.0343706" calcext:value-type="float">
            <text:p>0.0343706</text:p>
          </table:table-cell>
          <table:table-cell office:value-type="float" office:value="0.0276591" calcext:value-type="float">
            <text:p>0.0276591</text:p>
          </table:table-cell>
          <table:table-cell office:value-type="float" office:value="0.0260321" calcext:value-type="float">
            <text:p>0.0260321</text:p>
          </table:table-cell>
          <table:table-cell office:value-type="float" office:value="0.0197275" calcext:value-type="float">
            <text:p>0.0197275</text:p>
          </table:table-cell>
          <table:table-cell office:value-type="float" office:value="0.0181005" calcext:value-type="float">
            <text:p>0.0181005</text:p>
          </table:table-cell>
          <table:table-cell office:value-type="float" office:value="0.0138296" calcext:value-type="float">
            <text:p>0.0138296</text:p>
          </table:table-cell>
          <table:table-cell office:value-type="float" office:value="0.0124059" calcext:value-type="float">
            <text:p>0.0124059</text:p>
          </table:table-cell>
          <table:table-cell office:value-type="float" office:value="0.0107789" calcext:value-type="float">
            <text:p>0.0107789</text:p>
          </table:table-cell>
          <table:table-cell office:value-type="float" office:value="0.0128127" calcext:value-type="float">
            <text:p>0.0128127</text:p>
          </table:table-cell>
          <table:table-cell office:value-type="float" office:value="0.00915192" calcext:value-type="float">
            <text:p>0.00915192</text:p>
          </table:table-cell>
          <table:table-cell office:value-type="float" office:value="0.00752491" calcext:value-type="float">
            <text:p>0.00752491</text:p>
          </table:table-cell>
          <table:table-cell office:value-type="float" office:value="0.00732154" calcext:value-type="float">
            <text:p>0.00732154</text:p>
          </table:table-cell>
          <table:table-cell office:value-type="float" office:value="0.00284726" calcext:value-type="float">
            <text:p>0.00284726</text:p>
          </table:table-cell>
          <table:table-cell office:value-type="float" office:value="0.00650803" calcext:value-type="float">
            <text:p>0.00650803</text:p>
          </table:table-cell>
          <table:table-cell office:value-type="float" office:value="0.00467765" calcext:value-type="float">
            <text:p>0.00467765</text:p>
          </table:table-cell>
          <table:table-cell office:value-type="float" office:value="0.00569453" calcext:value-type="float">
            <text:p>0.00569453</text:p>
          </table:table-cell>
          <table:table-cell office:value-type="float" office:value="0.00183038" calcext:value-type="float">
            <text:p>0.00183038</text:p>
          </table:table-cell>
          <table:table-cell office:value-type="float" office:value="0.00386414" calcext:value-type="float">
            <text:p>0.00386414</text:p>
          </table:table-cell>
          <table:table-cell office:value-type="float" office:value="0.00284726" calcext:value-type="float">
            <text:p>0.00284726</text:p>
          </table:table-cell>
          <table:table-cell table:number-columns-repeated="2" office:value-type="float" office:value="0.00305064" calcext:value-type="float">
            <text:p>0.00305064</text:p>
          </table:table-cell>
          <table:table-cell office:value-type="float" office:value="0.00183038" calcext:value-type="float">
            <text:p>0.00183038</text:p>
          </table:table-cell>
          <table:table-cell office:value-type="float" office:value="0.00142363" calcext:value-type="float">
            <text:p>0.00142363</text:p>
          </table:table-cell>
          <table:table-cell office:value-type="float" office:value="0.00203376" calcext:value-type="float">
            <text:p>0.00203376</text:p>
          </table:table-cell>
          <table:table-cell table:number-columns-repeated="2" office:value-type="float" office:value="0.00142363" calcext:value-type="float">
            <text:p>0.00142363</text:p>
          </table:table-cell>
          <table:table-cell office:value-type="float" office:value="0.00122026" calcext:value-type="float">
            <text:p>0.00122026</text:p>
          </table:table-cell>
          <table:table-cell office:value-type="float" office:value="0.00101688" calcext:value-type="float">
            <text:p>0.00101688</text:p>
          </table:table-cell>
          <table:table-cell office:value-type="float" office:value="0.000813504" calcext:value-type="float">
            <text:p>0.000813504</text:p>
          </table:table-cell>
          <table:table-cell office:value-type="float" office:value="0.00122026" calcext:value-type="float">
            <text:p>0.00122026</text:p>
          </table:table-cell>
          <table:table-cell table:number-columns-repeated="2" office:value-type="float" office:value="0.000406752" calcext:value-type="float">
            <text:p>0.000406752</text:p>
          </table:table-cell>
          <table:table-cell office:value-type="float" office:value="0.000203376" calcext:value-type="float">
            <text:p>0.000203376</text:p>
          </table:table-cell>
          <table:table-cell office:value-type="float" office:value="0.000610128" calcext:value-type="float">
            <text:p>0.000610128</text:p>
          </table:table-cell>
          <table:table-cell office:value-type="float" office:value="0.00101688" calcext:value-type="float">
            <text:p>0.00101688</text:p>
          </table:table-cell>
          <table:table-cell office:value-type="float" office:value="0.000406752" calcext:value-type="float">
            <text:p>0.000406752</text:p>
          </table:table-cell>
          <table:table-cell office:value-type="float" office:value="0.000203376" calcext:value-type="float">
            <text:p>0.000203376</text:p>
          </table:table-cell>
          <table:table-cell office:value-type="float" office:value="0.000406752" calcext:value-type="float">
            <text:p>0.000406752</text:p>
          </table:table-cell>
          <table:table-cell office:value-type="float" office:value="0" calcext:value-type="float">
            <text:p>0</text:p>
          </table:table-cell>
          <table:table-cell office:value-type="float" office:value="0.000406752" calcext:value-type="float">
            <text:p>0.000406752</text:p>
          </table:table-cell>
          <table:table-cell office:value-type="float" office:value="0.000610128" calcext:value-type="float">
            <text:p>0.000610128</text:p>
          </table:table-cell>
          <table:table-cell table:number-columns-repeated="2" office:value-type="float" office:value="0.000203376" calcext:value-type="float">
            <text:p>0.000203376</text:p>
          </table:table-cell>
          <table:table-cell office:value-type="float" office:value="0.000610128" calcext:value-type="float">
            <text:p>0.000610128</text:p>
          </table:table-cell>
          <table:table-cell office:value-type="float" office:value="0" calcext:value-type="float">
            <text:p>0</text:p>
          </table:table-cell>
          <table:table-cell office:value-type="float" office:value="0.000203376" calcext:value-type="float">
            <text:p>0.000203376</text:p>
          </table:table-cell>
          <table:table-cell office:value-type="float" office:value="0.000406752" calcext:value-type="float">
            <text:p>0.000406752</text:p>
          </table:table-cell>
          <table:table-cell table:number-columns-repeated="2" office:value-type="float" office:value="0.000610128" calcext:value-type="float">
            <text:p>0.000610128</text:p>
          </table:table-cell>
          <table:table-cell office:value-type="float" office:value="0.000813504" calcext:value-type="float">
            <text:p>0.000813504</text:p>
          </table:table-cell>
          <table:table-cell office:value-type="float" office:value="0" calcext:value-type="float">
            <text:p>0</text:p>
          </table:table-cell>
          <table:table-cell office:value-type="float" office:value="0.000406752" calcext:value-type="float">
            <text:p>0.000406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03376" calcext:value-type="float">
            <text:p>0.000203376</text:p>
          </table:table-cell>
          <table:table-cell office:value-type="float" office:value="0" calcext:value-type="float">
            <text:p>0</text:p>
          </table:table-cell>
          <table:table-cell office:value-type="float" office:value="0.000203376" calcext:value-type="float">
            <text:p>0.000203376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203376" calcext:value-type="float">
            <text:p>0.0002033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348" calcext:value-type="float">
            <text:p>15.5348</text:p>
          </table:table-cell>
          <table:table-cell table:formula="of:=SUM([Sheet6.U143:.CW143])" office:value-type="float" office:value="0.083556798" calcext:value-type="float">
            <text:p>0.083556798</text:p>
          </table:table-cell>
          <table:table-cell table:formula="of:=SUM([Sheet6.AE143:.CW143])" office:value-type="float" office:value="0.029502798" calcext:value-type="float">
            <text:p>0.029502798</text:p>
          </table:table-cell>
          <table:table-cell office:value-type="float" office:value="0.107902" calcext:value-type="float">
            <text:p>0.107902</text:p>
          </table:table-cell>
          <table:table-cell office:value-type="float" office:value="0.138642" calcext:value-type="float">
            <text:p>0.138642</text:p>
          </table:table-cell>
          <table:table-cell office:value-type="float" office:value="0.113266" calcext:value-type="float">
            <text:p>0.113266</text:p>
          </table:table-cell>
          <table:table-cell office:value-type="float" office:value="0.0874768" calcext:value-type="float">
            <text:p>0.0874768</text:p>
          </table:table-cell>
          <table:table-cell office:value-type="float" office:value="0.0802558" calcext:value-type="float">
            <text:p>0.0802558</text:p>
          </table:table-cell>
          <table:table-cell office:value-type="float" office:value="0.0635445" calcext:value-type="float">
            <text:p>0.0635445</text:p>
          </table:table-cell>
          <table:table-cell office:value-type="float" office:value="0.0439447" calcext:value-type="float">
            <text:p>0.0439447</text:p>
          </table:table-cell>
          <table:table-cell office:value-type="float" office:value="0.0418816" calcext:value-type="float">
            <text:p>0.0418816</text:p>
          </table:table-cell>
          <table:table-cell office:value-type="float" office:value="0.0381679" calcext:value-type="float">
            <text:p>0.0381679</text:p>
          </table:table-cell>
          <table:table-cell office:value-type="float" office:value="0.0297091" calcext:value-type="float">
            <text:p>0.0297091</text:p>
          </table:table-cell>
          <table:table-cell office:value-type="float" office:value="0.0235197" calcext:value-type="float">
            <text:p>0.0235197</text:p>
          </table:table-cell>
          <table:table-cell office:value-type="float" office:value="0.0191871" calcext:value-type="float">
            <text:p>0.0191871</text:p>
          </table:table-cell>
          <table:table-cell office:value-type="float" office:value="0.0193934" calcext:value-type="float">
            <text:p>0.0193934</text:p>
          </table:table-cell>
          <table:table-cell office:value-type="float" office:value="0.0140293" calcext:value-type="float">
            <text:p>0.0140293</text:p>
          </table:table-cell>
          <table:table-cell office:value-type="float" office:value="0.0121725" calcext:value-type="float">
            <text:p>0.0121725</text:p>
          </table:table-cell>
          <table:table-cell office:value-type="float" office:value="0.013823" calcext:value-type="float">
            <text:p>0.013823</text:p>
          </table:table-cell>
          <table:table-cell office:value-type="float" office:value="0.00990303" calcext:value-type="float">
            <text:p>0.00990303</text:p>
          </table:table-cell>
          <table:table-cell office:value-type="float" office:value="0.0115535" calcext:value-type="float">
            <text:p>0.0115535</text:p>
          </table:table-cell>
          <table:table-cell office:value-type="float" office:value="0.00660202" calcext:value-type="float">
            <text:p>0.00660202</text:p>
          </table:table-cell>
          <table:table-cell office:value-type="float" office:value="0.00742727" calcext:value-type="float">
            <text:p>0.00742727</text:p>
          </table:table-cell>
          <table:table-cell office:value-type="float" office:value="0.0061894" calcext:value-type="float">
            <text:p>0.0061894</text:p>
          </table:table-cell>
          <table:table-cell office:value-type="float" office:value="0.0047452" calcext:value-type="float">
            <text:p>0.0047452</text:p>
          </table:table-cell>
          <table:table-cell office:value-type="float" office:value="0.00495152" calcext:value-type="float">
            <text:p>0.00495152</text:p>
          </table:table-cell>
          <table:table-cell office:value-type="float" office:value="0.00288838" calcext:value-type="float">
            <text:p>0.00288838</text:p>
          </table:table-cell>
          <table:table-cell office:value-type="float" office:value="0.00350732" calcext:value-type="float">
            <text:p>0.00350732</text:p>
          </table:table-cell>
          <table:table-cell office:value-type="float" office:value="0.00268207" calcext:value-type="float">
            <text:p>0.00268207</text:p>
          </table:table-cell>
          <table:table-cell office:value-type="float" office:value="0.00350732" calcext:value-type="float">
            <text:p>0.00350732</text:p>
          </table:table-cell>
          <table:table-cell office:value-type="float" office:value="0.00330101" calcext:value-type="float">
            <text:p>0.00330101</text:p>
          </table:table-cell>
          <table:table-cell office:value-type="float" office:value="0.00288838" calcext:value-type="float">
            <text:p>0.00288838</text:p>
          </table:table-cell>
          <table:table-cell office:value-type="float" office:value="0.00391995" calcext:value-type="float">
            <text:p>0.00391995</text:p>
          </table:table-cell>
          <table:table-cell office:value-type="float" office:value="0.00123788" calcext:value-type="float">
            <text:p>0.00123788</text:p>
          </table:table-cell>
          <table:table-cell table:number-columns-repeated="2" office:value-type="float" office:value="0.00103157" calcext:value-type="float">
            <text:p>0.00103157</text:p>
          </table:table-cell>
          <table:table-cell office:value-type="float" office:value="0.00144419" calcext:value-type="float">
            <text:p>0.00144419</text:p>
          </table:table-cell>
          <table:table-cell office:value-type="float" office:value="0.00123788" calcext:value-type="float">
            <text:p>0.00123788</text:p>
          </table:table-cell>
          <table:table-cell table:number-columns-repeated="2" office:value-type="float" office:value="0.00061894" calcext:value-type="float">
            <text:p>0.00061894</text:p>
          </table:table-cell>
          <table:table-cell office:value-type="float" office:value="0.000825253" calcext:value-type="float">
            <text:p>0.000825253</text:p>
          </table:table-cell>
          <table:table-cell office:value-type="float" office:value="0.00144419" calcext:value-type="float">
            <text:p>0.00144419</text:p>
          </table:table-cell>
          <table:table-cell table:number-columns-repeated="2" office:value-type="float" office:value="0.00061894" calcext:value-type="float">
            <text:p>0.00061894</text:p>
          </table:table-cell>
          <table:table-cell office:value-type="float" office:value="0.00103157" calcext:value-type="float">
            <text:p>0.00103157</text:p>
          </table:table-cell>
          <table:table-cell office:value-type="float" office:value="0.000206313" calcext:value-type="float">
            <text:p>0.000206313</text:p>
          </table:table-cell>
          <table:table-cell office:value-type="float" office:value="0.000825253" calcext:value-type="float">
            <text:p>0.000825253</text:p>
          </table:table-cell>
          <table:table-cell office:value-type="float" office:value="0.00103157" calcext:value-type="float">
            <text:p>0.00103157</text:p>
          </table:table-cell>
          <table:table-cell office:value-type="float" office:value="0.000206313" calcext:value-type="float">
            <text:p>0.000206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1894" calcext:value-type="float">
            <text:p>0.00061894</text:p>
          </table:table-cell>
          <table:table-cell office:value-type="float" office:value="0" calcext:value-type="float">
            <text:p>0</text:p>
          </table:table-cell>
          <table:table-cell office:value-type="float" office:value="0.000206313" calcext:value-type="float">
            <text:p>0.000206313</text:p>
          </table:table-cell>
          <table:table-cell office:value-type="float" office:value="0.00061894" calcext:value-type="float">
            <text:p>0.000618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06313" calcext:value-type="float">
            <text:p>0.000206313</text:p>
          </table:table-cell>
          <table:table-cell office:value-type="float" office:value="0.00061894" calcext:value-type="float">
            <text:p>0.00061894</text:p>
          </table:table-cell>
          <table:table-cell office:value-type="float" office:value="0.00103157" calcext:value-type="float">
            <text:p>0.00103157</text:p>
          </table:table-cell>
          <table:table-cell office:value-type="float" office:value="0.000206313" calcext:value-type="float">
            <text:p>0.0002063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06313" calcext:value-type="float">
            <text:p>0.0002063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6313" calcext:value-type="float">
            <text:p>0.000206313</text:p>
          </table:table-cell>
          <table:table-cell office:value-type="float" office:value="0.000412626" calcext:value-type="float">
            <text:p>0.00041262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412626" calcext:value-type="float">
            <text:p>0.00041262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206313" calcext:value-type="float">
            <text:p>0.00020631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6" calcext:value-type="float">
            <text:p>15.5646</text:p>
          </table:table-cell>
          <table:table-cell table:formula="of:=SUM([Sheet6.U144:.CW144])" office:value-type="float" office:value="0.081176214" calcext:value-type="float">
            <text:p>0.081176214</text:p>
          </table:table-cell>
          <table:table-cell table:formula="of:=SUM([Sheet6.AE144:.CW144])" office:value-type="float" office:value="0.028784424" calcext:value-type="float">
            <text:p>0.028784424</text:p>
          </table:table-cell>
          <table:table-cell office:value-type="float" office:value="0.11141" calcext:value-type="float">
            <text:p>0.11141</text:p>
          </table:table-cell>
          <table:table-cell office:value-type="float" office:value="0.12632" calcext:value-type="float">
            <text:p>0.12632</text:p>
          </table:table-cell>
          <table:table-cell office:value-type="float" office:value="0.114309" calcext:value-type="float">
            <text:p>0.114309</text:p>
          </table:table-cell>
          <table:table-cell office:value-type="float" office:value="0.0940153" calcext:value-type="float">
            <text:p>0.0940153</text:p>
          </table:table-cell>
          <table:table-cell office:value-type="float" office:value="0.0739283" calcext:value-type="float">
            <text:p>0.0739283</text:p>
          </table:table-cell>
          <table:table-cell office:value-type="float" office:value="0.0608822" calcext:value-type="float">
            <text:p>0.0608822</text:p>
          </table:table-cell>
          <table:table-cell office:value-type="float" office:value="0.0523918" calcext:value-type="float">
            <text:p>0.0523918</text:p>
          </table:table-cell>
          <table:table-cell office:value-type="float" office:value="0.0412094" calcext:value-type="float">
            <text:p>0.0412094</text:p>
          </table:table-cell>
          <table:table-cell office:value-type="float" office:value="0.0358252" calcext:value-type="float">
            <text:p>0.0358252</text:p>
          </table:table-cell>
          <table:table-cell office:value-type="float" office:value="0.0312694" calcext:value-type="float">
            <text:p>0.0312694</text:p>
          </table:table-cell>
          <table:table-cell office:value-type="float" office:value="0.0250569" calcext:value-type="float">
            <text:p>0.0250569</text:p>
          </table:table-cell>
          <table:table-cell office:value-type="float" office:value="0.020087" calcext:value-type="float">
            <text:p>0.020087</text:p>
          </table:table-cell>
          <table:table-cell office:value-type="float" office:value="0.0202941" calcext:value-type="float">
            <text:p>0.0202941</text:p>
          </table:table-cell>
          <table:table-cell office:value-type="float" office:value="0.0147028" calcext:value-type="float">
            <text:p>0.0147028</text:p>
          </table:table-cell>
          <table:table-cell office:value-type="float" office:value="0.0140816" calcext:value-type="float">
            <text:p>0.0140816</text:p>
          </table:table-cell>
          <table:table-cell office:value-type="float" office:value="0.00911162" calcext:value-type="float">
            <text:p>0.00911162</text:p>
          </table:table-cell>
          <table:table-cell office:value-type="float" office:value="0.0118037" calcext:value-type="float">
            <text:p>0.0118037</text:p>
          </table:table-cell>
          <table:table-cell office:value-type="float" office:value="0.00973286" calcext:value-type="float">
            <text:p>0.00973286</text:p>
          </table:table-cell>
          <table:table-cell office:value-type="float" office:value="0.00786912" calcext:value-type="float">
            <text:p>0.00786912</text:p>
          </table:table-cell>
          <table:table-cell office:value-type="float" office:value="0.00621247" calcext:value-type="float">
            <text:p>0.00621247</text:p>
          </table:table-cell>
          <table:table-cell office:value-type="float" office:value="0.00414164" calcext:value-type="float">
            <text:p>0.00414164</text:p>
          </table:table-cell>
          <table:table-cell office:value-type="float" office:value="0.00476289" calcext:value-type="float">
            <text:p>0.00476289</text:p>
          </table:table-cell>
          <table:table-cell office:value-type="float" office:value="0.00455581" calcext:value-type="float">
            <text:p>0.00455581</text:p>
          </table:table-cell>
          <table:table-cell office:value-type="float" office:value="0.00331332" calcext:value-type="float">
            <text:p>0.00331332</text:p>
          </table:table-cell>
          <table:table-cell office:value-type="float" office:value="0.00393456" calcext:value-type="float">
            <text:p>0.00393456</text:p>
          </table:table-cell>
          <table:table-cell office:value-type="float" office:value="0.00476289" calcext:value-type="float">
            <text:p>0.00476289</text:p>
          </table:table-cell>
          <table:table-cell office:value-type="float" office:value="0.00310623" calcext:value-type="float">
            <text:p>0.00310623</text:p>
          </table:table-cell>
          <table:table-cell office:value-type="float" office:value="0.00186374" calcext:value-type="float">
            <text:p>0.00186374</text:p>
          </table:table-cell>
          <table:table-cell office:value-type="float" office:value="0.00289915" calcext:value-type="float">
            <text:p>0.00289915</text:p>
          </table:table-cell>
          <table:table-cell office:value-type="float" office:value="0.00269207" calcext:value-type="float">
            <text:p>0.00269207</text:p>
          </table:table-cell>
          <table:table-cell office:value-type="float" office:value="0.00207082" calcext:value-type="float">
            <text:p>0.00207082</text:p>
          </table:table-cell>
          <table:table-cell office:value-type="float" office:value="0.00186374" calcext:value-type="float">
            <text:p>0.00186374</text:p>
          </table:table-cell>
          <table:table-cell office:value-type="float" office:value="0.00165666" calcext:value-type="float">
            <text:p>0.00165666</text:p>
          </table:table-cell>
          <table:table-cell table:number-columns-repeated="2" office:value-type="float" office:value="0.00124249" calcext:value-type="float">
            <text:p>0.00124249</text:p>
          </table:table-cell>
          <table:table-cell office:value-type="float" office:value="0.00103541" calcext:value-type="float">
            <text:p>0.00103541</text:p>
          </table:table-cell>
          <table:table-cell table:number-columns-repeated="2" office:value-type="float" office:value="0.000414164" calcext:value-type="float">
            <text:p>0.000414164</text:p>
          </table:table-cell>
          <table:table-cell office:value-type="float" office:value="0.000828329" calcext:value-type="float">
            <text:p>0.000828329</text:p>
          </table:table-cell>
          <table:table-cell office:value-type="float" office:value="0.00144958" calcext:value-type="float">
            <text:p>0.00144958</text:p>
          </table:table-cell>
          <table:table-cell office:value-type="float" office:value="0.000828329" calcext:value-type="float">
            <text:p>0.000828329</text:p>
          </table:table-cell>
          <table:table-cell office:value-type="float" office:value="0.000621247" calcext:value-type="float">
            <text:p>0.000621247</text:p>
          </table:table-cell>
          <table:table-cell office:value-type="float" office:value="0.000207082" calcext:value-type="float">
            <text:p>0.000207082</text:p>
          </table:table-cell>
          <table:table-cell office:value-type="float" office:value="0.00144958" calcext:value-type="float">
            <text:p>0.00144958</text:p>
          </table:table-cell>
          <table:table-cell office:value-type="float" office:value="0.000414164" calcext:value-type="float">
            <text:p>0.000414164</text:p>
          </table:table-cell>
          <table:table-cell office:value-type="float" office:value="0" calcext:value-type="float">
            <text:p>0</text:p>
          </table:table-cell>
          <table:table-cell office:value-type="float" office:value="0.000207082" calcext:value-type="float">
            <text:p>0.000207082</text:p>
          </table:table-cell>
          <table:table-cell office:value-type="float" office:value="0" calcext:value-type="float">
            <text:p>0</text:p>
          </table:table-cell>
          <table:table-cell office:value-type="float" office:value="0.000414164" calcext:value-type="float">
            <text:p>0.000414164</text:p>
          </table:table-cell>
          <table:table-cell office:value-type="float" office:value="0.000621247" calcext:value-type="float">
            <text:p>0.000621247</text:p>
          </table:table-cell>
          <table:table-cell office:value-type="float" office:value="0" calcext:value-type="float">
            <text:p>0</text:p>
          </table:table-cell>
          <table:table-cell office:value-type="float" office:value="0.000207082" calcext:value-type="float">
            <text:p>0.000207082</text:p>
          </table:table-cell>
          <table:table-cell table:number-columns-repeated="2" office:value-type="float" office:value="0.000414164" calcext:value-type="float">
            <text:p>0.0004141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414164" calcext:value-type="float">
            <text:p>0.000414164</text:p>
          </table:table-cell>
          <table:table-cell office:value-type="float" office:value="0" calcext:value-type="float">
            <text:p>0</text:p>
          </table:table-cell>
          <table:table-cell office:value-type="float" office:value="0.000207082" calcext:value-type="float">
            <text:p>0.000207082</text:p>
          </table:table-cell>
          <table:table-cell office:value-type="float" office:value="0" calcext:value-type="float">
            <text:p>0</text:p>
          </table:table-cell>
          <table:table-cell office:value-type="float" office:value="0.000414164" calcext:value-type="float">
            <text:p>0.0004141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07082" calcext:value-type="float">
            <text:p>0.0002070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414164" calcext:value-type="float">
            <text:p>0.000414164</text:p>
          </table:table-cell>
          <table:table-cell office:value-type="float" office:value="0.000207082" calcext:value-type="float">
            <text:p>0.00020708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207082" calcext:value-type="float">
            <text:p>0.00020708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944" calcext:value-type="float">
            <text:p>15.5944</text:p>
          </table:table-cell>
          <table:table-cell table:formula="of:=SUM([Sheet6.U145:.CW145])" office:value-type="float" office:value="0.082673848" calcext:value-type="float">
            <text:p>0.082673848</text:p>
          </table:table-cell>
          <table:table-cell table:formula="of:=SUM([Sheet6.AE145:.CW145])" office:value-type="float" office:value="0.028113278" calcext:value-type="float">
            <text:p>0.028113278</text:p>
          </table:table-cell>
          <table:table-cell office:value-type="float" office:value="0.10683" calcext:value-type="float">
            <text:p>0.10683</text:p>
          </table:table-cell>
          <table:table-cell office:value-type="float" office:value="0.131612" calcext:value-type="float">
            <text:p>0.131612</text:p>
          </table:table-cell>
          <table:table-cell office:value-type="float" office:value="0.119117" calcext:value-type="float">
            <text:p>0.119117</text:p>
          </table:table-cell>
          <table:table-cell office:value-type="float" office:value="0.0926697" calcext:value-type="float">
            <text:p>0.0926697</text:p>
          </table:table-cell>
          <table:table-cell office:value-type="float" office:value="0.0680966" calcext:value-type="float">
            <text:p>0.0680966</text:p>
          </table:table-cell>
          <table:table-cell office:value-type="float" office:value="0.0649729" calcext:value-type="float">
            <text:p>0.0649729</text:p>
          </table:table-cell>
          <table:table-cell office:value-type="float" office:value="0.0514369" calcext:value-type="float">
            <text:p>0.0514369</text:p>
          </table:table-cell>
          <table:table-cell office:value-type="float" office:value="0.0422741" calcext:value-type="float">
            <text:p>0.0422741</text:p>
          </table:table-cell>
          <table:table-cell office:value-type="float" office:value="0.0351937" calcext:value-type="float">
            <text:p>0.0351937</text:p>
          </table:table-cell>
          <table:table-cell office:value-type="float" office:value="0.0308205" calcext:value-type="float">
            <text:p>0.0308205</text:p>
          </table:table-cell>
          <table:table-cell office:value-type="float" office:value="0.0262391" calcext:value-type="float">
            <text:p>0.0262391</text:p>
          </table:table-cell>
          <table:table-cell office:value-type="float" office:value="0.017701" calcext:value-type="float">
            <text:p>0.017701</text:p>
          </table:table-cell>
          <table:table-cell office:value-type="float" office:value="0.0189504" calcext:value-type="float">
            <text:p>0.0189504</text:p>
          </table:table-cell>
          <table:table-cell office:value-type="float" office:value="0.017701" calcext:value-type="float">
            <text:p>0.017701</text:p>
          </table:table-cell>
          <table:table-cell office:value-type="float" office:value="0.0129113" calcext:value-type="float">
            <text:p>0.0129113</text:p>
          </table:table-cell>
          <table:table-cell office:value-type="float" office:value="0.0131195" calcext:value-type="float">
            <text:p>0.0131195</text:p>
          </table:table-cell>
          <table:table-cell office:value-type="float" office:value="0.00916285" calcext:value-type="float">
            <text:p>0.00916285</text:p>
          </table:table-cell>
          <table:table-cell office:value-type="float" office:value="0.00978759" calcext:value-type="float">
            <text:p>0.00978759</text:p>
          </table:table-cell>
          <table:table-cell office:value-type="float" office:value="0.0104123" calcext:value-type="float">
            <text:p>0.0104123</text:p>
          </table:table-cell>
          <table:table-cell office:value-type="float" office:value="0.00458142" calcext:value-type="float">
            <text:p>0.00458142</text:p>
          </table:table-cell>
          <table:table-cell office:value-type="float" office:value="0.00437318" calcext:value-type="float">
            <text:p>0.00437318</text:p>
          </table:table-cell>
          <table:table-cell office:value-type="float" office:value="0.00499792" calcext:value-type="float">
            <text:p>0.00499792</text:p>
          </table:table-cell>
          <table:table-cell office:value-type="float" office:value="0.00270721" calcext:value-type="float">
            <text:p>0.00270721</text:p>
          </table:table-cell>
          <table:table-cell office:value-type="float" office:value="0.0058309" calcext:value-type="float">
            <text:p>0.0058309</text:p>
          </table:table-cell>
          <table:table-cell office:value-type="float" office:value="0.00354019" calcext:value-type="float">
            <text:p>0.00354019</text:p>
          </table:table-cell>
          <table:table-cell office:value-type="float" office:value="0.00374844" calcext:value-type="float">
            <text:p>0.00374844</text:p>
          </table:table-cell>
          <table:table-cell office:value-type="float" office:value="0.00458142" calcext:value-type="float">
            <text:p>0.00458142</text:p>
          </table:table-cell>
          <table:table-cell office:value-type="float" office:value="0.00249896" calcext:value-type="float">
            <text:p>0.00249896</text:p>
          </table:table-cell>
          <table:table-cell office:value-type="float" office:value="0.00187422" calcext:value-type="float">
            <text:p>0.00187422</text:p>
          </table:table-cell>
          <table:table-cell office:value-type="float" office:value="0.00291545" calcext:value-type="float">
            <text:p>0.00291545</text:p>
          </table:table-cell>
          <table:table-cell office:value-type="float" office:value="0.00104123" calcext:value-type="float">
            <text:p>0.00104123</text:p>
          </table:table-cell>
          <table:table-cell office:value-type="float" office:value="0.00124948" calcext:value-type="float">
            <text:p>0.00124948</text:p>
          </table:table-cell>
          <table:table-cell office:value-type="float" office:value="0.00187422" calcext:value-type="float">
            <text:p>0.00187422</text:p>
          </table:table-cell>
          <table:table-cell office:value-type="float" office:value="0.00166597" calcext:value-type="float">
            <text:p>0.00166597</text:p>
          </table:table-cell>
          <table:table-cell office:value-type="float" office:value="0.00104123" calcext:value-type="float">
            <text:p>0.00104123</text:p>
          </table:table-cell>
          <table:table-cell office:value-type="float" office:value="0.000416493" calcext:value-type="float">
            <text:p>0.000416493</text:p>
          </table:table-cell>
          <table:table-cell office:value-type="float" office:value="0.00124948" calcext:value-type="float">
            <text:p>0.00124948</text:p>
          </table:table-cell>
          <table:table-cell office:value-type="float" office:value="0.000416493" calcext:value-type="float">
            <text:p>0.000416493</text:p>
          </table:table-cell>
          <table:table-cell office:value-type="float" office:value="0.000832986" calcext:value-type="float">
            <text:p>0.000832986</text:p>
          </table:table-cell>
          <table:table-cell table:number-columns-repeated="2" office:value-type="float" office:value="0.00104123" calcext:value-type="float">
            <text:p>0.00104123</text:p>
          </table:table-cell>
          <table:table-cell office:value-type="float" office:value="0.00124948" calcext:value-type="float">
            <text:p>0.00124948</text:p>
          </table:table-cell>
          <table:table-cell office:value-type="float" office:value="0.00062474" calcext:value-type="float">
            <text:p>0.00062474</text:p>
          </table:table-cell>
          <table:table-cell office:value-type="float" office:value="0.000832986" calcext:value-type="float">
            <text:p>0.000832986</text:p>
          </table:table-cell>
          <table:table-cell table:number-columns-repeated="2" office:value-type="float" office:value="0.000416493" calcext:value-type="float">
            <text:p>0.000416493</text:p>
          </table:table-cell>
          <table:table-cell office:value-type="float" office:value="0" calcext:value-type="float">
            <text:p>0</text:p>
          </table:table-cell>
          <table:table-cell office:value-type="float" office:value="0.00062474" calcext:value-type="float">
            <text:p>0.00062474</text:p>
          </table:table-cell>
          <table:table-cell office:value-type="float" office:value="0.000416493" calcext:value-type="float">
            <text:p>0.000416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8247" calcext:value-type="float">
            <text:p>0.000208247</text:p>
          </table:table-cell>
          <table:table-cell office:value-type="float" office:value="0.000416493" calcext:value-type="float">
            <text:p>0.000416493</text:p>
          </table:table-cell>
          <table:table-cell office:value-type="float" office:value="0.000208247" calcext:value-type="float">
            <text:p>0.000208247</text:p>
          </table:table-cell>
          <table:table-cell office:value-type="float" office:value="0.000416493" calcext:value-type="float">
            <text:p>0.0004164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16493" calcext:value-type="float">
            <text:p>0.000416493</text:p>
          </table:table-cell>
          <table:table-cell office:value-type="float" office:value="0.000208247" calcext:value-type="float">
            <text:p>0.000208247</text:p>
          </table:table-cell>
          <table:table-cell office:value-type="float" office:value="0" calcext:value-type="float">
            <text:p>0</text:p>
          </table:table-cell>
          <table:table-cell office:value-type="float" office:value="0.000208247" calcext:value-type="float">
            <text:p>0.000208247</text:p>
          </table:table-cell>
          <table:table-cell office:value-type="float" office:value="0.000416493" calcext:value-type="float">
            <text:p>0.000416493</text:p>
          </table:table-cell>
          <table:table-cell table:number-columns-repeated="3" office:value-type="float" office:value="0.000208247" calcext:value-type="float">
            <text:p>0.0002082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16493" calcext:value-type="float">
            <text:p>0.000416493</text:p>
          </table:table-cell>
          <table:table-cell office:value-type="float" office:value="0" calcext:value-type="float">
            <text:p>0</text:p>
          </table:table-cell>
          <table:table-cell office:value-type="float" office:value="0.000208247" calcext:value-type="float">
            <text:p>0.00020824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208247" calcext:value-type="float">
            <text:p>0.00020824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2" calcext:value-type="float">
            <text:p>15.6242</text:p>
          </table:table-cell>
          <table:table-cell table:formula="of:=SUM([Sheet6.U146:.CW146])" office:value-type="float" office:value="0.0825323300000001" calcext:value-type="float">
            <text:p>0.08253233</text:p>
          </table:table-cell>
          <table:table-cell table:formula="of:=SUM([Sheet6.AE146:.CW146])" office:value-type="float" office:value="0.02862514" calcext:value-type="float">
            <text:p>0.02862514</text:p>
          </table:table-cell>
          <table:table-cell office:value-type="float" office:value="0.103218" calcext:value-type="float">
            <text:p>0.103218</text:p>
          </table:table-cell>
          <table:table-cell office:value-type="float" office:value="0.130589" calcext:value-type="float">
            <text:p>0.130589</text:p>
          </table:table-cell>
          <table:table-cell office:value-type="float" office:value="0.12056" calcext:value-type="float">
            <text:p>0.12056</text:p>
          </table:table-cell>
          <table:table-cell office:value-type="float" office:value="0.0898454" calcext:value-type="float">
            <text:p>0.0898454</text:p>
          </table:table-cell>
          <table:table-cell office:value-type="float" office:value="0.0760552" calcext:value-type="float">
            <text:p>0.0760552</text:p>
          </table:table-cell>
          <table:table-cell office:value-type="float" office:value="0.0595487" calcext:value-type="float">
            <text:p>0.0595487</text:p>
          </table:table-cell>
          <table:table-cell office:value-type="float" office:value="0.0528625" calcext:value-type="float">
            <text:p>0.0528625</text:p>
          </table:table-cell>
          <table:table-cell office:value-type="float" office:value="0.0422064" calcext:value-type="float">
            <text:p>0.0422064</text:p>
          </table:table-cell>
          <table:table-cell office:value-type="float" office:value="0.0357292" calcext:value-type="float">
            <text:p>0.0357292</text:p>
          </table:table-cell>
          <table:table-cell office:value-type="float" office:value="0.0273715" calcext:value-type="float">
            <text:p>0.0273715</text:p>
          </table:table-cell>
          <table:table-cell office:value-type="float" office:value="0.0252821" calcext:value-type="float">
            <text:p>0.0252821</text:p>
          </table:table-cell>
          <table:table-cell office:value-type="float" office:value="0.0194317" calcext:value-type="float">
            <text:p>0.0194317</text:p>
          </table:table-cell>
          <table:table-cell office:value-type="float" office:value="0.0179691" calcext:value-type="float">
            <text:p>0.0179691</text:p>
          </table:table-cell>
          <table:table-cell office:value-type="float" office:value="0.0167154" calcext:value-type="float">
            <text:p>0.0167154</text:p>
          </table:table-cell>
          <table:table-cell office:value-type="float" office:value="0.0150439" calcext:value-type="float">
            <text:p>0.0150439</text:p>
          </table:table-cell>
          <table:table-cell office:value-type="float" office:value="0.0133723" calcext:value-type="float">
            <text:p>0.0133723</text:p>
          </table:table-cell>
          <table:table-cell office:value-type="float" office:value="0.010865" calcext:value-type="float">
            <text:p>0.010865</text:p>
          </table:table-cell>
          <table:table-cell office:value-type="float" office:value="0.0104471" calcext:value-type="float">
            <text:p>0.0104471</text:p>
          </table:table-cell>
          <table:table-cell office:value-type="float" office:value="0.00940242" calcext:value-type="float">
            <text:p>0.00940242</text:p>
          </table:table-cell>
          <table:table-cell office:value-type="float" office:value="0.00647723" calcext:value-type="float">
            <text:p>0.00647723</text:p>
          </table:table-cell>
          <table:table-cell office:value-type="float" office:value="0.00480568" calcext:value-type="float">
            <text:p>0.00480568</text:p>
          </table:table-cell>
          <table:table-cell office:value-type="float" office:value="0.00355203" calcext:value-type="float">
            <text:p>0.00355203</text:p>
          </table:table-cell>
          <table:table-cell office:value-type="float" office:value="0.00334308" calcext:value-type="float">
            <text:p>0.00334308</text:p>
          </table:table-cell>
          <table:table-cell office:value-type="float" office:value="0.00313414" calcext:value-type="float">
            <text:p>0.00313414</text:p>
          </table:table-cell>
          <table:table-cell office:value-type="float" office:value="0.00522357" calcext:value-type="float">
            <text:p>0.00522357</text:p>
          </table:table-cell>
          <table:table-cell table:number-columns-repeated="2" office:value-type="float" office:value="0.00376097" calcext:value-type="float">
            <text:p>0.00376097</text:p>
          </table:table-cell>
          <table:table-cell office:value-type="float" office:value="0.0029252" calcext:value-type="float">
            <text:p>0.0029252</text:p>
          </table:table-cell>
          <table:table-cell office:value-type="float" office:value="0.00188048" calcext:value-type="float">
            <text:p>0.00188048</text:p>
          </table:table-cell>
          <table:table-cell office:value-type="float" office:value="0.0014626" calcext:value-type="float">
            <text:p>0.0014626</text:p>
          </table:table-cell>
          <table:table-cell office:value-type="float" office:value="0.00188048" calcext:value-type="float">
            <text:p>0.00188048</text:p>
          </table:table-cell>
          <table:table-cell office:value-type="float" office:value="0.00229837" calcext:value-type="float">
            <text:p>0.00229837</text:p>
          </table:table-cell>
          <table:table-cell office:value-type="float" office:value="0.00208943" calcext:value-type="float">
            <text:p>0.00208943</text:p>
          </table:table-cell>
          <table:table-cell office:value-type="float" office:value="0.000208943" calcext:value-type="float">
            <text:p>0.000208943</text:p>
          </table:table-cell>
          <table:table-cell office:value-type="float" office:value="0.00188048" calcext:value-type="float">
            <text:p>0.00188048</text:p>
          </table:table-cell>
          <table:table-cell office:value-type="float" office:value="0.00167154" calcext:value-type="float">
            <text:p>0.00167154</text:p>
          </table:table-cell>
          <table:table-cell office:value-type="float" office:value="0.0014626" calcext:value-type="float">
            <text:p>0.0014626</text:p>
          </table:table-cell>
          <table:table-cell office:value-type="float" office:value="0.000208943" calcext:value-type="float">
            <text:p>0.000208943</text:p>
          </table:table-cell>
          <table:table-cell office:value-type="float" office:value="0.000835771" calcext:value-type="float">
            <text:p>0.000835771</text:p>
          </table:table-cell>
          <table:table-cell office:value-type="float" office:value="0.00104471" calcext:value-type="float">
            <text:p>0.00104471</text:p>
          </table:table-cell>
          <table:table-cell table:number-columns-repeated="2" office:value-type="float" office:value="0.000835771" calcext:value-type="float">
            <text:p>0.000835771</text:p>
          </table:table-cell>
          <table:table-cell office:value-type="float" office:value="0.000417885" calcext:value-type="float">
            <text:p>0.000417885</text:p>
          </table:table-cell>
          <table:table-cell office:value-type="float" office:value="0.000626828" calcext:value-type="float">
            <text:p>0.0006268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17885" calcext:value-type="float">
            <text:p>0.000417885</text:p>
          </table:table-cell>
          <table:table-cell office:value-type="float" office:value="0.000208943" calcext:value-type="float">
            <text:p>0.000208943</text:p>
          </table:table-cell>
          <table:table-cell office:value-type="float" office:value="0.000417885" calcext:value-type="float">
            <text:p>0.000417885</text:p>
          </table:table-cell>
          <table:table-cell office:value-type="float" office:value="0.000208943" calcext:value-type="float">
            <text:p>0.000208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7885" calcext:value-type="float">
            <text:p>0.000417885</text:p>
          </table:table-cell>
          <table:table-cell office:value-type="float" office:value="0" calcext:value-type="float">
            <text:p>0</text:p>
          </table:table-cell>
          <table:table-cell office:value-type="float" office:value="0.000626828" calcext:value-type="float">
            <text:p>0.000626828</text:p>
          </table:table-cell>
          <table:table-cell office:value-type="float" office:value="0" calcext:value-type="float">
            <text:p>0</text:p>
          </table:table-cell>
          <table:table-cell office:value-type="float" office:value="0.000417885" calcext:value-type="float">
            <text:p>0.000417885</text:p>
          </table:table-cell>
          <table:table-cell office:value-type="float" office:value="0.000626828" calcext:value-type="float">
            <text:p>0.000626828</text:p>
          </table:table-cell>
          <table:table-cell office:value-type="float" office:value="0" calcext:value-type="float">
            <text:p>0</text:p>
          </table:table-cell>
          <table:table-cell office:value-type="float" office:value="0.000626828" calcext:value-type="float">
            <text:p>0.000626828</text:p>
          </table:table-cell>
          <table:table-cell office:value-type="float" office:value="0" calcext:value-type="float">
            <text:p>0</text:p>
          </table:table-cell>
          <table:table-cell office:value-type="float" office:value="0.000417885" calcext:value-type="float">
            <text:p>0.000417885</text:p>
          </table:table-cell>
          <table:table-cell office:value-type="float" office:value="0.000208943" calcext:value-type="float">
            <text:p>0.000208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8943" calcext:value-type="float">
            <text:p>0.0002089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208943" calcext:value-type="float">
            <text:p>0.0002089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08943" calcext:value-type="float">
            <text:p>0.0002089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208943" calcext:value-type="float">
            <text:p>0.00020894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54" calcext:value-type="float">
            <text:p>15.654</text:p>
          </table:table-cell>
          <table:table-cell table:formula="of:=SUM([Sheet6.U147:.CW147])" office:value-type="float" office:value="0.086283716" calcext:value-type="float">
            <text:p>0.086283716</text:p>
          </table:table-cell>
          <table:table-cell table:formula="of:=SUM([Sheet6.AE147:.CW147])" office:value-type="float" office:value="0.028619876" calcext:value-type="float">
            <text:p>0.028619876</text:p>
          </table:table-cell>
          <table:table-cell office:value-type="float" office:value="0.10706" calcext:value-type="float">
            <text:p>0.10706</text:p>
          </table:table-cell>
          <table:table-cell office:value-type="float" office:value="0.135467" calcext:value-type="float">
            <text:p>0.135467</text:p>
          </table:table-cell>
          <table:table-cell office:value-type="float" office:value="0.12084" calcext:value-type="float">
            <text:p>0.12084</text:p>
          </table:table-cell>
          <table:table-cell office:value-type="float" office:value="0.0862837" calcext:value-type="float">
            <text:p>0.0862837</text:p>
          </table:table-cell>
          <table:table-cell office:value-type="float" office:value="0.0727157" calcext:value-type="float">
            <text:p>0.0727157</text:p>
          </table:table-cell>
          <table:table-cell office:value-type="float" office:value="0.0616918" calcext:value-type="float">
            <text:p>0.0616918</text:p>
          </table:table-cell>
          <table:table-cell office:value-type="float" office:value="0.0483358" calcext:value-type="float">
            <text:p>0.0483358</text:p>
          </table:table-cell>
          <table:table-cell office:value-type="float" office:value="0.0455798" calcext:value-type="float">
            <text:p>0.0455798</text:p>
          </table:table-cell>
          <table:table-cell office:value-type="float" office:value="0.0322239" calcext:value-type="float">
            <text:p>0.0322239</text:p>
          </table:table-cell>
          <table:table-cell office:value-type="float" office:value="0.0317999" calcext:value-type="float">
            <text:p>0.0317999</text:p>
          </table:table-cell>
          <table:table-cell office:value-type="float" office:value="0.0239559" calcext:value-type="float">
            <text:p>0.0239559</text:p>
          </table:table-cell>
          <table:table-cell office:value-type="float" office:value="0.0199279" calcext:value-type="float">
            <text:p>0.0199279</text:p>
          </table:table-cell>
          <table:table-cell table:number-columns-repeated="2" office:value-type="float" office:value="0.0188679" calcext:value-type="float">
            <text:p>0.0188679</text:p>
          </table:table-cell>
          <table:table-cell office:value-type="float" office:value="0.0125079" calcext:value-type="float">
            <text:p>0.0125079</text:p>
          </table:table-cell>
          <table:table-cell office:value-type="float" office:value="0.0137799" calcext:value-type="float">
            <text:p>0.0137799</text:p>
          </table:table-cell>
          <table:table-cell office:value-type="float" office:value="0.010388" calcext:value-type="float">
            <text:p>0.010388</text:p>
          </table:table-cell>
          <table:table-cell office:value-type="float" office:value="0.010176" calcext:value-type="float">
            <text:p>0.010176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00657197" calcext:value-type="float">
            <text:p>0.00657197</text:p>
          </table:table-cell>
          <table:table-cell office:value-type="float" office:value="0.00466398" calcext:value-type="float">
            <text:p>0.00466398</text:p>
          </table:table-cell>
          <table:table-cell office:value-type="float" office:value="0.00487598" calcext:value-type="float">
            <text:p>0.00487598</text:p>
          </table:table-cell>
          <table:table-cell office:value-type="float" office:value="0.00445198" calcext:value-type="float">
            <text:p>0.00445198</text:p>
          </table:table-cell>
          <table:table-cell office:value-type="float" office:value="0.00402798" calcext:value-type="float">
            <text:p>0.00402798</text:p>
          </table:table-cell>
          <table:table-cell office:value-type="float" office:value="0.00339199" calcext:value-type="float">
            <text:p>0.00339199</text:p>
          </table:table-cell>
          <table:table-cell office:value-type="float" office:value="0.00466398" calcext:value-type="float">
            <text:p>0.00466398</text:p>
          </table:table-cell>
          <table:table-cell office:value-type="float" office:value="0.00423998" calcext:value-type="float">
            <text:p>0.00423998</text:p>
          </table:table-cell>
          <table:table-cell office:value-type="float" office:value="0.00254399" calcext:value-type="float">
            <text:p>0.00254399</text:p>
          </table:table-cell>
          <table:table-cell office:value-type="float" office:value="0.00169599" calcext:value-type="float">
            <text:p>0.00169599</text:p>
          </table:table-cell>
          <table:table-cell office:value-type="float" office:value="0.00211999" calcext:value-type="float">
            <text:p>0.00211999</text:p>
          </table:table-cell>
          <table:table-cell office:value-type="float" office:value="0.00148399" calcext:value-type="float">
            <text:p>0.00148399</text:p>
          </table:table-cell>
          <table:table-cell office:value-type="float" office:value="0.00254399" calcext:value-type="float">
            <text:p>0.00254399</text:p>
          </table:table-cell>
          <table:table-cell office:value-type="float" office:value="0.00190799" calcext:value-type="float">
            <text:p>0.00190799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48399" calcext:value-type="float">
            <text:p>0.00148399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190799" calcext:value-type="float">
            <text:p>0.00190799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.00148399" calcext:value-type="float">
            <text:p>0.00148399</text:p>
          </table:table-cell>
          <table:table-cell office:value-type="float" office:value="0.000635997" calcext:value-type="float">
            <text:p>0.000635997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" calcext:value-type="float">
            <text:p>0</text:p>
          </table:table-cell>
          <table:table-cell office:value-type="float" office:value="0.000423998" calcext:value-type="float">
            <text:p>0.000423998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.000423998" calcext:value-type="float">
            <text:p>0.000423998</text:p>
          </table:table-cell>
          <table:table-cell office:value-type="float" office:value="0" calcext:value-type="float">
            <text:p>0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" calcext:value-type="float">
            <text:p>0</text:p>
          </table:table-cell>
          <table:table-cell office:value-type="float" office:value="0.000423998" calcext:value-type="float">
            <text:p>0.000423998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11999" calcext:value-type="float">
            <text:p>0.000211999</text:p>
          </table:table-cell>
          <table:table-cell office:value-type="float" office:value="0.000423998" calcext:value-type="float">
            <text:p>0.000423998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.000423998" calcext:value-type="float">
            <text:p>0.000423998</text:p>
          </table:table-cell>
          <table:table-cell office:value-type="float" office:value="0.000211999" calcext:value-type="float">
            <text:p>0.000211999</text:p>
          </table:table-cell>
          <table:table-cell office:value-type="float" office:value="0.000635997" calcext:value-type="float">
            <text:p>0.000635997</text:p>
          </table:table-cell>
          <table:table-cell office:value-type="float" office:value="0.000211999" calcext:value-type="float">
            <text:p>0.000211999</text:p>
          </table:table-cell>
          <table:table-cell table:number-columns-repeated="2" office:value-type="float" office:value="0.000423998" calcext:value-type="float">
            <text:p>0.000423998</text:p>
          </table:table-cell>
          <table:table-cell table:number-columns-repeated="2" office:value-type="float" office:value="0.000211999" calcext:value-type="float">
            <text:p>0.000211999</text:p>
          </table:table-cell>
          <table:table-cell office:value-type="float" office:value="0" calcext:value-type="float">
            <text:p>0</text:p>
          </table:table-cell>
          <table:table-cell office:value-type="float" office:value="0.000211999" calcext:value-type="float">
            <text:p>0.000211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11999" calcext:value-type="float">
            <text:p>0.0002119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11999" calcext:value-type="float">
            <text:p>0.000211999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211999" calcext:value-type="float">
            <text:p>0.00021199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38" calcext:value-type="float">
            <text:p>15.6838</text:p>
          </table:table-cell>
          <table:table-cell table:formula="of:=SUM([Sheet6.U148:.CW148])" office:value-type="float" office:value="0.0912045400000001" calcext:value-type="float">
            <text:p>0.09120454</text:p>
          </table:table-cell>
          <table:table-cell table:formula="of:=SUM([Sheet6.AE148:.CW148])" office:value-type="float" office:value="0.03271232" calcext:value-type="float">
            <text:p>0.03271232</text:p>
          </table:table-cell>
          <table:table-cell office:value-type="float" office:value="0.113302" calcext:value-type="float">
            <text:p>0.113302</text:p>
          </table:table-cell>
          <table:table-cell office:value-type="float" office:value="0.132582" calcext:value-type="float">
            <text:p>0.132582</text:p>
          </table:table-cell>
          <table:table-cell office:value-type="float" office:value="0.113951" calcext:value-type="float">
            <text:p>0.113951</text:p>
          </table:table-cell>
          <table:table-cell office:value-type="float" office:value="0.0888215" calcext:value-type="float">
            <text:p>0.0888215</text:p>
          </table:table-cell>
          <table:table-cell office:value-type="float" office:value="0.0721404" calcext:value-type="float">
            <text:p>0.0721404</text:p>
          </table:table-cell>
          <table:table-cell office:value-type="float" office:value="0.062175" calcext:value-type="float">
            <text:p>0.062175</text:p>
          </table:table-cell>
          <table:table-cell office:value-type="float" office:value="0.0476603" calcext:value-type="float">
            <text:p>0.0476603</text:p>
          </table:table-cell>
          <table:table-cell office:value-type="float" office:value="0.0452773" calcext:value-type="float">
            <text:p>0.0452773</text:p>
          </table:table-cell>
          <table:table-cell office:value-type="float" office:value="0.0344454" calcext:value-type="float">
            <text:p>0.0344454</text:p>
          </table:table-cell>
          <table:table-cell office:value-type="float" office:value="0.0294627" calcext:value-type="float">
            <text:p>0.0294627</text:p>
          </table:table-cell>
          <table:table-cell office:value-type="float" office:value="0.0210139" calcext:value-type="float">
            <text:p>0.0210139</text:p>
          </table:table-cell>
          <table:table-cell office:value-type="float" office:value="0.0231802" calcext:value-type="float">
            <text:p>0.0231802</text:p>
          </table:table-cell>
          <table:table-cell office:value-type="float" office:value="0.0192808" calcext:value-type="float">
            <text:p>0.0192808</text:p>
          </table:table-cell>
          <table:table-cell office:value-type="float" office:value="0.0166811" calcext:value-type="float">
            <text:p>0.0166811</text:p>
          </table:table-cell>
          <table:table-cell table:number-columns-repeated="2" office:value-type="float" office:value="0.0123484" calcext:value-type="float">
            <text:p>0.0123484</text:p>
          </table:table-cell>
          <table:table-cell office:value-type="float" office:value="0.0145147" calcext:value-type="float">
            <text:p>0.0145147</text:p>
          </table:table-cell>
          <table:table-cell office:value-type="float" office:value="0.00953206" calcext:value-type="float">
            <text:p>0.00953206</text:p>
          </table:table-cell>
          <table:table-cell office:value-type="float" office:value="0.010182" calcext:value-type="float">
            <text:p>0.010182</text:p>
          </table:table-cell>
          <table:table-cell office:value-type="float" office:value="0.00714905" calcext:value-type="float">
            <text:p>0.00714905</text:p>
          </table:table-cell>
          <table:table-cell office:value-type="float" office:value="0.00498267" calcext:value-type="float">
            <text:p>0.00498267</text:p>
          </table:table-cell>
          <table:table-cell office:value-type="float" office:value="0.00411612" calcext:value-type="float">
            <text:p>0.00411612</text:p>
          </table:table-cell>
          <table:table-cell office:value-type="float" office:value="0.00541594" calcext:value-type="float">
            <text:p>0.00541594</text:p>
          </table:table-cell>
          <table:table-cell office:value-type="float" office:value="0.00476603" calcext:value-type="float">
            <text:p>0.00476603</text:p>
          </table:table-cell>
          <table:table-cell office:value-type="float" office:value="0.00324957" calcext:value-type="float">
            <text:p>0.00324957</text:p>
          </table:table-cell>
          <table:table-cell office:value-type="float" office:value="0.00541594" calcext:value-type="float">
            <text:p>0.00541594</text:p>
          </table:table-cell>
          <table:table-cell office:value-type="float" office:value="0.00368284" calcext:value-type="float">
            <text:p>0.00368284</text:p>
          </table:table-cell>
          <table:table-cell office:value-type="float" office:value="0.00259965" calcext:value-type="float">
            <text:p>0.00259965</text:p>
          </table:table-cell>
          <table:table-cell office:value-type="float" office:value="0.00194974" calcext:value-type="float">
            <text:p>0.00194974</text:p>
          </table:table-cell>
          <table:table-cell office:value-type="float" office:value="0.00216638" calcext:value-type="float">
            <text:p>0.00216638</text:p>
          </table:table-cell>
          <table:table-cell table:number-columns-repeated="2" office:value-type="float" office:value="0.00324957" calcext:value-type="float">
            <text:p>0.00324957</text:p>
          </table:table-cell>
          <table:table-cell office:value-type="float" office:value="0.00129983" calcext:value-type="float">
            <text:p>0.00129983</text:p>
          </table:table-cell>
          <table:table-cell office:value-type="float" office:value="0.00194974" calcext:value-type="float">
            <text:p>0.00194974</text:p>
          </table:table-cell>
          <table:table-cell office:value-type="float" office:value="0.00129983" calcext:value-type="float">
            <text:p>0.00129983</text:p>
          </table:table-cell>
          <table:table-cell office:value-type="float" office:value="0.0017331" calcext:value-type="float">
            <text:p>0.0017331</text:p>
          </table:table-cell>
          <table:table-cell office:value-type="float" office:value="0.00129983" calcext:value-type="float">
            <text:p>0.00129983</text:p>
          </table:table-cell>
          <table:table-cell office:value-type="float" office:value="0.000866551" calcext:value-type="float">
            <text:p>0.000866551</text:p>
          </table:table-cell>
          <table:table-cell office:value-type="float" office:value="0.0017331" calcext:value-type="float">
            <text:p>0.0017331</text:p>
          </table:table-cell>
          <table:table-cell office:value-type="float" office:value="0.000649913" calcext:value-type="float">
            <text:p>0.000649913</text:p>
          </table:table-cell>
          <table:table-cell office:value-type="float" office:value="0.000866551" calcext:value-type="float">
            <text:p>0.000866551</text:p>
          </table:table-cell>
          <table:table-cell office:value-type="float" office:value="0.000649913" calcext:value-type="float">
            <text:p>0.000649913</text:p>
          </table:table-cell>
          <table:table-cell table:number-columns-repeated="2" office:value-type="float" office:value="0.000433276" calcext:value-type="float">
            <text:p>0.000433276</text:p>
          </table:table-cell>
          <table:table-cell table:number-columns-repeated="3" office:value-type="float" office:value="0.000216638" calcext:value-type="float">
            <text:p>0.000216638</text:p>
          </table:table-cell>
          <table:table-cell table:number-columns-repeated="2" office:value-type="float" office:value="0.000433276" calcext:value-type="float">
            <text:p>0.000433276</text:p>
          </table:table-cell>
          <table:table-cell office:value-type="float" office:value="0.000216638" calcext:value-type="float">
            <text:p>0.0002166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3276" calcext:value-type="float">
            <text:p>0.000433276</text:p>
          </table:table-cell>
          <table:table-cell office:value-type="float" office:value="0.000216638" calcext:value-type="float">
            <text:p>0.000216638</text:p>
          </table:table-cell>
          <table:table-cell office:value-type="float" office:value="0.000649913" calcext:value-type="float">
            <text:p>0.000649913</text:p>
          </table:table-cell>
          <table:table-cell office:value-type="float" office:value="0" calcext:value-type="float">
            <text:p>0</text:p>
          </table:table-cell>
          <table:table-cell office:value-type="float" office:value="0.000216638" calcext:value-type="float">
            <text:p>0.000216638</text:p>
          </table:table-cell>
          <table:table-cell office:value-type="float" office:value="0.000649913" calcext:value-type="float">
            <text:p>0.000649913</text:p>
          </table:table-cell>
          <table:table-cell office:value-type="float" office:value="0.000433276" calcext:value-type="float">
            <text:p>0.000433276</text:p>
          </table:table-cell>
          <table:table-cell table:number-columns-repeated="6" office:value-type="float" office:value="0.000216638" calcext:value-type="float">
            <text:p>0.0002166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16638" calcext:value-type="float">
            <text:p>0.000216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16638" calcext:value-type="float">
            <text:p>0.0002166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0216638" calcext:value-type="float">
            <text:p>0.00021663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136" calcext:value-type="float">
            <text:p>15.7136</text:p>
          </table:table-cell>
          <table:table-cell table:formula="of:=SUM([Sheet6.U149:.CW149])" office:value-type="float" office:value="0.093470124" calcext:value-type="float">
            <text:p>0.093470124</text:p>
          </table:table-cell>
          <table:table-cell table:formula="of:=SUM([Sheet6.AE149:.CW149])" office:value-type="float" office:value="0.033413404" calcext:value-type="float">
            <text:p>0.033413404</text:p>
          </table:table-cell>
          <table:table-cell office:value-type="float" office:value="0.111815" calcext:value-type="float">
            <text:p>0.111815</text:p>
          </table:table-cell>
          <table:table-cell office:value-type="float" office:value="0.122516" calcext:value-type="float">
            <text:p>0.122516</text:p>
          </table:table-cell>
          <table:table-cell office:value-type="float" office:value="0.121206" calcext:value-type="float">
            <text:p>0.121206</text:p>
          </table:table-cell>
          <table:table-cell office:value-type="float" office:value="0.0915047" calcext:value-type="float">
            <text:p>0.0915047</text:p>
          </table:table-cell>
          <table:table-cell office:value-type="float" office:value="0.0690107" calcext:value-type="float">
            <text:p>0.0690107</text:p>
          </table:table-cell>
          <table:table-cell office:value-type="float" office:value="0.056781" calcext:value-type="float">
            <text:p>0.056781</text:p>
          </table:table-cell>
          <table:table-cell office:value-type="float" office:value="0.0543787" calcext:value-type="float">
            <text:p>0.0543787</text:p>
          </table:table-cell>
          <table:table-cell office:value-type="float" office:value="0.0467351" calcext:value-type="float">
            <text:p>0.0467351</text:p>
          </table:table-cell>
          <table:table-cell office:value-type="float" office:value="0.0360341" calcext:value-type="float">
            <text:p>0.0360341</text:p>
          </table:table-cell>
          <table:table-cell office:value-type="float" office:value="0.0268618" calcext:value-type="float">
            <text:p>0.0268618</text:p>
          </table:table-cell>
          <table:table-cell office:value-type="float" office:value="0.0244595" calcext:value-type="float">
            <text:p>0.0244595</text:p>
          </table:table-cell>
          <table:table-cell office:value-type="float" office:value="0.0209653" calcext:value-type="float">
            <text:p>0.0209653</text:p>
          </table:table-cell>
          <table:table-cell office:value-type="float" office:value="0.0179078" calcext:value-type="float">
            <text:p>0.0179078</text:p>
          </table:table-cell>
          <table:table-cell office:value-type="float" office:value="0.0161607" calcext:value-type="float">
            <text:p>0.0161607</text:p>
          </table:table-cell>
          <table:table-cell office:value-type="float" office:value="0.014632" calcext:value-type="float">
            <text:p>0.014632</text:p>
          </table:table-cell>
          <table:table-cell office:value-type="float" office:value="0.0120114" calcext:value-type="float">
            <text:p>0.0120114</text:p>
          </table:table-cell>
          <table:table-cell office:value-type="float" office:value="0.0124481" calcext:value-type="float">
            <text:p>0.0124481</text:p>
          </table:table-cell>
          <table:table-cell office:value-type="float" office:value="0.0102642" calcext:value-type="float">
            <text:p>0.0102642</text:p>
          </table:table-cell>
          <table:table-cell office:value-type="float" office:value="0.00873553" calcext:value-type="float">
            <text:p>0.00873553</text:p>
          </table:table-cell>
          <table:table-cell office:value-type="float" office:value="0.00720681" calcext:value-type="float">
            <text:p>0.00720681</text:p>
          </table:table-cell>
          <table:table-cell office:value-type="float" office:value="0.00677004" calcext:value-type="float">
            <text:p>0.00677004</text:p>
          </table:table-cell>
          <table:table-cell office:value-type="float" office:value="0.00633326" calcext:value-type="float">
            <text:p>0.00633326</text:p>
          </table:table-cell>
          <table:table-cell office:value-type="float" office:value="0.00480454" calcext:value-type="float">
            <text:p>0.00480454</text:p>
          </table:table-cell>
          <table:table-cell office:value-type="float" office:value="0.00458615" calcext:value-type="float">
            <text:p>0.00458615</text:p>
          </table:table-cell>
          <table:table-cell office:value-type="float" office:value="0.00327582" calcext:value-type="float">
            <text:p>0.00327582</text:p>
          </table:table-cell>
          <table:table-cell office:value-type="float" office:value="0.00502293" calcext:value-type="float">
            <text:p>0.00502293</text:p>
          </table:table-cell>
          <table:table-cell office:value-type="float" office:value="0.00305744" calcext:value-type="float">
            <text:p>0.00305744</text:p>
          </table:table-cell>
          <table:table-cell office:value-type="float" office:value="0.00196549" calcext:value-type="float">
            <text:p>0.00196549</text:p>
          </table:table-cell>
          <table:table-cell office:value-type="float" office:value="0.00283905" calcext:value-type="float">
            <text:p>0.00283905</text:p>
          </table:table-cell>
          <table:table-cell office:value-type="float" office:value="0.00305744" calcext:value-type="float">
            <text:p>0.00305744</text:p>
          </table:table-cell>
          <table:table-cell office:value-type="float" office:value="0.00218388" calcext:value-type="float">
            <text:p>0.00218388</text:p>
          </table:table-cell>
          <table:table-cell office:value-type="float" office:value="0.0037126" calcext:value-type="float">
            <text:p>0.0037126</text:p>
          </table:table-cell>
          <table:table-cell office:value-type="float" office:value="0.00131033" calcext:value-type="float">
            <text:p>0.00131033</text:p>
          </table:table-cell>
          <table:table-cell office:value-type="float" office:value="0.00218388" calcext:value-type="float">
            <text:p>0.00218388</text:p>
          </table:table-cell>
          <table:table-cell office:value-type="float" office:value="0.00109194" calcext:value-type="float">
            <text:p>0.00109194</text:p>
          </table:table-cell>
          <table:table-cell office:value-type="float" office:value="0.00152872" calcext:value-type="float">
            <text:p>0.00152872</text:p>
          </table:table-cell>
          <table:table-cell office:value-type="float" office:value="0.00109194" calcext:value-type="float">
            <text:p>0.00109194</text:p>
          </table:table-cell>
          <table:table-cell office:value-type="float" office:value="0.00174711" calcext:value-type="float">
            <text:p>0.00174711</text:p>
          </table:table-cell>
          <table:table-cell office:value-type="float" office:value="0.000873553" calcext:value-type="float">
            <text:p>0.000873553</text:p>
          </table:table-cell>
          <table:table-cell office:value-type="float" office:value="0.000436777" calcext:value-type="float">
            <text:p>0.000436777</text:p>
          </table:table-cell>
          <table:table-cell office:value-type="float" office:value="0.000218388" calcext:value-type="float">
            <text:p>0.000218388</text:p>
          </table:table-cell>
          <table:table-cell office:value-type="float" office:value="0.000655165" calcext:value-type="float">
            <text:p>0.000655165</text:p>
          </table:table-cell>
          <table:table-cell office:value-type="float" office:value="0.000436777" calcext:value-type="float">
            <text:p>0.000436777</text:p>
          </table:table-cell>
          <table:table-cell office:value-type="float" office:value="0.000873553" calcext:value-type="float">
            <text:p>0.000873553</text:p>
          </table:table-cell>
          <table:table-cell office:value-type="float" office:value="0.000436777" calcext:value-type="float">
            <text:p>0.000436777</text:p>
          </table:table-cell>
          <table:table-cell table:number-columns-repeated="2" office:value-type="float" office:value="0.000218388" calcext:value-type="float">
            <text:p>0.000218388</text:p>
          </table:table-cell>
          <table:table-cell office:value-type="float" office:value="0.000873553" calcext:value-type="float">
            <text:p>0.000873553</text:p>
          </table:table-cell>
          <table:table-cell table:number-columns-repeated="2" office:value-type="float" office:value="0.000218388" calcext:value-type="float">
            <text:p>0.000218388</text:p>
          </table:table-cell>
          <table:table-cell office:value-type="float" office:value="0" calcext:value-type="float">
            <text:p>0</text:p>
          </table:table-cell>
          <table:table-cell office:value-type="float" office:value="0.000655165" calcext:value-type="float">
            <text:p>0.000655165</text:p>
          </table:table-cell>
          <table:table-cell office:value-type="float" office:value="0.000436777" calcext:value-type="float">
            <text:p>0.000436777</text:p>
          </table:table-cell>
          <table:table-cell office:value-type="float" office:value="0.000655165" calcext:value-type="float">
            <text:p>0.000655165</text:p>
          </table:table-cell>
          <table:table-cell office:value-type="float" office:value="0.000218388" calcext:value-type="float">
            <text:p>0.000218388</text:p>
          </table:table-cell>
          <table:table-cell office:value-type="float" office:value="0" calcext:value-type="float">
            <text:p>0</text:p>
          </table:table-cell>
          <table:table-cell office:value-type="float" office:value="0.000436777" calcext:value-type="float">
            <text:p>0.000436777</text:p>
          </table:table-cell>
          <table:table-cell office:value-type="float" office:value="0.000873553" calcext:value-type="float">
            <text:p>0.000873553</text:p>
          </table:table-cell>
          <table:table-cell table:number-columns-repeated="2" office:value-type="float" office:value="0.000218388" calcext:value-type="float">
            <text:p>0.000218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18388" calcext:value-type="float">
            <text:p>0.00021838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18388" calcext:value-type="float">
            <text:p>0.000218388</text:p>
          </table:table-cell>
          <table:table-cell office:value-type="float" office:value="0" calcext:value-type="float">
            <text:p>0</text:p>
          </table:table-cell>
          <table:table-cell office:value-type="float" office:value="0.000218388" calcext:value-type="float">
            <text:p>0.0002183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18388" calcext:value-type="float">
            <text:p>0.00021838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218388" calcext:value-type="float">
            <text:p>0.000218388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34" calcext:value-type="float">
            <text:p>15.7434</text:p>
          </table:table-cell>
          <table:table-cell table:formula="of:=SUM([Sheet6.U150:.CW150])" office:value-type="float" office:value="0.0905742199999999" calcext:value-type="float">
            <text:p>0.09057422</text:p>
          </table:table-cell>
          <table:table-cell table:formula="of:=SUM([Sheet6.AE150:.CW150])" office:value-type="float" office:value="0.03141928" calcext:value-type="float">
            <text:p>0.03141928</text:p>
          </table:table-cell>
          <table:table-cell office:value-type="float" office:value="0.100975" calcext:value-type="float">
            <text:p>0.100975</text:p>
          </table:table-cell>
          <table:table-cell office:value-type="float" office:value="0.129361" calcext:value-type="float">
            <text:p>0.129361</text:p>
          </table:table-cell>
          <table:table-cell office:value-type="float" office:value="0.113109" calcext:value-type="float">
            <text:p>0.113109</text:p>
          </table:table-cell>
          <table:table-cell office:value-type="float" office:value="0.0923077" calcext:value-type="float">
            <text:p>0.0923077</text:p>
          </table:table-cell>
          <table:table-cell office:value-type="float" office:value="0.0732394" calcext:value-type="float">
            <text:p>0.0732394</text:p>
          </table:table-cell>
          <table:table-cell office:value-type="float" office:value="0.0578548" calcext:value-type="float">
            <text:p>0.0578548</text:p>
          </table:table-cell>
          <table:table-cell office:value-type="float" office:value="0.0500542" calcext:value-type="float">
            <text:p>0.0500542</text:p>
          </table:table-cell>
          <table:table-cell office:value-type="float" office:value="0.0461538" calcext:value-type="float">
            <text:p>0.0461538</text:p>
          </table:table-cell>
          <table:table-cell office:value-type="float" office:value="0.0351029" calcext:value-type="float">
            <text:p>0.0351029</text:p>
          </table:table-cell>
          <table:table-cell office:value-type="float" office:value="0.0283857" calcext:value-type="float">
            <text:p>0.0283857</text:p>
          </table:table-cell>
          <table:table-cell office:value-type="float" office:value="0.024052" calcext:value-type="float">
            <text:p>0.024052</text:p>
          </table:table-cell>
          <table:table-cell office:value-type="float" office:value="0.0216685" calcext:value-type="float">
            <text:p>0.0216685</text:p>
          </table:table-cell>
          <table:table-cell office:value-type="float" office:value="0.0186349" calcext:value-type="float">
            <text:p>0.0186349</text:p>
          </table:table-cell>
          <table:table-cell office:value-type="float" office:value="0.0162514" calcext:value-type="float">
            <text:p>0.0162514</text:p>
          </table:table-cell>
          <table:table-cell office:value-type="float" office:value="0.0149512" calcext:value-type="float">
            <text:p>0.0149512</text:p>
          </table:table-cell>
          <table:table-cell office:value-type="float" office:value="0.0119177" calcext:value-type="float">
            <text:p>0.0119177</text:p>
          </table:table-cell>
          <table:table-cell office:value-type="float" office:value="0.0134345" calcext:value-type="float">
            <text:p>0.0134345</text:p>
          </table:table-cell>
          <table:table-cell office:value-type="float" office:value="0.0101842" calcext:value-type="float">
            <text:p>0.0101842</text:p>
          </table:table-cell>
          <table:table-cell office:value-type="float" office:value="0.00780065" calcext:value-type="float">
            <text:p>0.00780065</text:p>
          </table:table-cell>
          <table:table-cell office:value-type="float" office:value="0.00693391" calcext:value-type="float">
            <text:p>0.00693391</text:p>
          </table:table-cell>
          <table:table-cell office:value-type="float" office:value="0.00671723" calcext:value-type="float">
            <text:p>0.00671723</text:p>
          </table:table-cell>
          <table:table-cell office:value-type="float" office:value="0.0056338" calcext:value-type="float">
            <text:p>0.0056338</text:p>
          </table:table-cell>
          <table:table-cell office:value-type="float" office:value="0.00606717" calcext:value-type="float">
            <text:p>0.00606717</text:p>
          </table:table-cell>
          <table:table-cell table:number-columns-repeated="2" office:value-type="float" office:value="0.00433369" calcext:value-type="float">
            <text:p>0.00433369</text:p>
          </table:table-cell>
          <table:table-cell office:value-type="float" office:value="0.00303359" calcext:value-type="float">
            <text:p>0.00303359</text:p>
          </table:table-cell>
          <table:table-cell office:value-type="float" office:value="0.00411701" calcext:value-type="float">
            <text:p>0.00411701</text:p>
          </table:table-cell>
          <table:table-cell office:value-type="float" office:value="0.00216685" calcext:value-type="float">
            <text:p>0.00216685</text:p>
          </table:table-cell>
          <table:table-cell office:value-type="float" office:value="0.00303359" calcext:value-type="float">
            <text:p>0.00303359</text:p>
          </table:table-cell>
          <table:table-cell office:value-type="float" office:value="0.00325027" calcext:value-type="float">
            <text:p>0.00325027</text:p>
          </table:table-cell>
          <table:table-cell table:number-columns-repeated="2" office:value-type="float" office:value="0.00238353" calcext:value-type="float">
            <text:p>0.00238353</text:p>
          </table:table-cell>
          <table:table-cell office:value-type="float" office:value="0.00151679" calcext:value-type="float">
            <text:p>0.00151679</text:p>
          </table:table-cell>
          <table:table-cell office:value-type="float" office:value="0.00216685" calcext:value-type="float">
            <text:p>0.00216685</text:p>
          </table:table-cell>
          <table:table-cell office:value-type="float" office:value="0.000866739" calcext:value-type="float">
            <text:p>0.000866739</text:p>
          </table:table-cell>
          <table:table-cell office:value-type="float" office:value="0.00151679" calcext:value-type="float">
            <text:p>0.00151679</text:p>
          </table:table-cell>
          <table:table-cell office:value-type="float" office:value="0.00108342" calcext:value-type="float">
            <text:p>0.00108342</text:p>
          </table:table-cell>
          <table:table-cell office:value-type="float" office:value="0.000866739" calcext:value-type="float">
            <text:p>0.000866739</text:p>
          </table:table-cell>
          <table:table-cell office:value-type="float" office:value="0.00108342" calcext:value-type="float">
            <text:p>0.00108342</text:p>
          </table:table-cell>
          <table:table-cell office:value-type="float" office:value="0.000216685" calcext:value-type="float">
            <text:p>0.000216685</text:p>
          </table:table-cell>
          <table:table-cell office:value-type="float" office:value="0.000433369" calcext:value-type="float">
            <text:p>0.000433369</text:p>
          </table:table-cell>
          <table:table-cell office:value-type="float" office:value="0.000216685" calcext:value-type="float">
            <text:p>0.000216685</text:p>
          </table:table-cell>
          <table:table-cell office:value-type="float" office:value="0.000650054" calcext:value-type="float">
            <text:p>0.000650054</text:p>
          </table:table-cell>
          <table:table-cell office:value-type="float" office:value="0.00130011" calcext:value-type="float">
            <text:p>0.00130011</text:p>
          </table:table-cell>
          <table:table-cell office:value-type="float" office:value="0.000433369" calcext:value-type="float">
            <text:p>0.000433369</text:p>
          </table:table-cell>
          <table:table-cell table:number-columns-repeated="2" office:value-type="float" office:value="0.000216685" calcext:value-type="float">
            <text:p>0.000216685</text:p>
          </table:table-cell>
          <table:table-cell office:value-type="float" office:value="0.000650054" calcext:value-type="float">
            <text:p>0.000650054</text:p>
          </table:table-cell>
          <table:table-cell table:number-columns-repeated="2" office:value-type="float" office:value="0.000216685" calcext:value-type="float">
            <text:p>0.000216685</text:p>
          </table:table-cell>
          <table:table-cell office:value-type="float" office:value="0" calcext:value-type="float">
            <text:p>0</text:p>
          </table:table-cell>
          <table:table-cell office:value-type="float" office:value="0.000433369" calcext:value-type="float">
            <text:p>0.000433369</text:p>
          </table:table-cell>
          <table:table-cell office:value-type="float" office:value="0.000650054" calcext:value-type="float">
            <text:p>0.000650054</text:p>
          </table:table-cell>
          <table:table-cell office:value-type="float" office:value="0" calcext:value-type="float">
            <text:p>0</text:p>
          </table:table-cell>
          <table:table-cell office:value-type="float" office:value="0.000433369" calcext:value-type="float">
            <text:p>0.00043336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216685" calcext:value-type="float">
            <text:p>0.000216685</text:p>
          </table:table-cell>
          <table:table-cell office:value-type="float" office:value="0" calcext:value-type="float">
            <text:p>0</text:p>
          </table:table-cell>
          <table:table-cell office:value-type="float" office:value="0.000433369" calcext:value-type="float">
            <text:p>0.0004333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216685" calcext:value-type="float">
            <text:p>0.0002166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6685" calcext:value-type="float">
            <text:p>0.00021668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0216685" calcext:value-type="float">
            <text:p>0.00021668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216685" calcext:value-type="float">
            <text:p>0.0002166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732" calcext:value-type="float">
            <text:p>15.7732</text:p>
          </table:table-cell>
          <table:table-cell table:formula="of:=SUM([Sheet6.U151:.CW151])" office:value-type="float" office:value="0.093949354" calcext:value-type="float">
            <text:p>0.093949354</text:p>
          </table:table-cell>
          <table:table-cell table:formula="of:=SUM([Sheet6.AE151:.CW151])" office:value-type="float" office:value="0.031243114" calcext:value-type="float">
            <text:p>0.031243114</text:p>
          </table:table-cell>
          <table:table-cell office:value-type="float" office:value="0.10407" calcext:value-type="float">
            <text:p>0.10407</text:p>
          </table:table-cell>
          <table:table-cell office:value-type="float" office:value="0.123432" calcext:value-type="float">
            <text:p>0.123432</text:p>
          </table:table-cell>
          <table:table-cell office:value-type="float" office:value="0.108691" calcext:value-type="float">
            <text:p>0.108691</text:p>
          </table:table-cell>
          <table:table-cell office:value-type="float" office:value="0.0943894" calcext:value-type="float">
            <text:p>0.0943894</text:p>
          </table:table-cell>
          <table:table-cell office:value-type="float" office:value="0.0728273" calcext:value-type="float">
            <text:p>0.0728273</text:p>
          </table:table-cell>
          <table:table-cell office:value-type="float" office:value="0.0554455" calcext:value-type="float">
            <text:p>0.0554455</text:p>
          </table:table-cell>
          <table:table-cell office:value-type="float" office:value="0.0547855" calcext:value-type="float">
            <text:p>0.0547855</text:p>
          </table:table-cell>
          <table:table-cell office:value-type="float" office:value="0.0437844" calcext:value-type="float">
            <text:p>0.0437844</text:p>
          </table:table-cell>
          <table:table-cell office:value-type="float" office:value="0.0391639" calcext:value-type="float">
            <text:p>0.0391639</text:p>
          </table:table-cell>
          <table:table-cell office:value-type="float" office:value="0.0294829" calcext:value-type="float">
            <text:p>0.0294829</text:p>
          </table:table-cell>
          <table:table-cell office:value-type="float" office:value="0.0270627" calcext:value-type="float">
            <text:p>0.0270627</text:p>
          </table:table-cell>
          <table:table-cell office:value-type="float" office:value="0.0213421" calcext:value-type="float">
            <text:p>0.0213421</text:p>
          </table:table-cell>
          <table:table-cell office:value-type="float" office:value="0.0184818" calcext:value-type="float">
            <text:p>0.0184818</text:p>
          </table:table-cell>
          <table:table-cell office:value-type="float" office:value="0.0151815" calcext:value-type="float">
            <text:p>0.0151815</text:p>
          </table:table-cell>
          <table:table-cell office:value-type="float" office:value="0.0143014" calcext:value-type="float">
            <text:p>0.0143014</text:p>
          </table:table-cell>
          <table:table-cell office:value-type="float" office:value="0.0138614" calcext:value-type="float">
            <text:p>0.0138614</text:p>
          </table:table-cell>
          <table:table-cell office:value-type="float" office:value="0.0125413" calcext:value-type="float">
            <text:p>0.0125413</text:p>
          </table:table-cell>
          <table:table-cell office:value-type="float" office:value="0.010341" calcext:value-type="float">
            <text:p>0.010341</text:p>
          </table:table-cell>
          <table:table-cell office:value-type="float" office:value="0.00880088" calcext:value-type="float">
            <text:p>0.00880088</text:p>
          </table:table-cell>
          <table:table-cell office:value-type="float" office:value="0.00858086" calcext:value-type="float">
            <text:p>0.00858086</text:p>
          </table:table-cell>
          <table:table-cell office:value-type="float" office:value="0.00550055" calcext:value-type="float">
            <text:p>0.00550055</text:p>
          </table:table-cell>
          <table:table-cell office:value-type="float" office:value="0.00594059" calcext:value-type="float">
            <text:p>0.00594059</text:p>
          </table:table-cell>
          <table:table-cell office:value-type="float" office:value="0.00748075" calcext:value-type="float">
            <text:p>0.00748075</text:p>
          </table:table-cell>
          <table:table-cell office:value-type="float" office:value="0.0039604" calcext:value-type="float">
            <text:p>0.0039604</text:p>
          </table:table-cell>
          <table:table-cell office:value-type="float" office:value="0.00440044" calcext:value-type="float">
            <text:p>0.00440044</text:p>
          </table:table-cell>
          <table:table-cell office:value-type="float" office:value="0.00308031" calcext:value-type="float">
            <text:p>0.00308031</text:p>
          </table:table-cell>
          <table:table-cell office:value-type="float" office:value="0.00462046" calcext:value-type="float">
            <text:p>0.00462046</text:p>
          </table:table-cell>
          <table:table-cell office:value-type="float" office:value="0.00242024" calcext:value-type="float">
            <text:p>0.00242024</text:p>
          </table:table-cell>
          <table:table-cell office:value-type="float" office:value="0.0019802" calcext:value-type="float">
            <text:p>0.0019802</text:p>
          </table:table-cell>
          <table:table-cell office:value-type="float" office:value="0.00242024" calcext:value-type="float">
            <text:p>0.00242024</text:p>
          </table:table-cell>
          <table:table-cell office:value-type="float" office:value="0.00374037" calcext:value-type="float">
            <text:p>0.00374037</text:p>
          </table:table-cell>
          <table:table-cell office:value-type="float" office:value="0.0019802" calcext:value-type="float">
            <text:p>0.0019802</text:p>
          </table:table-cell>
          <table:table-cell office:value-type="float" office:value="0.000880088" calcext:value-type="float">
            <text:p>0.000880088</text:p>
          </table:table-cell>
          <table:table-cell office:value-type="float" office:value="0.00132013" calcext:value-type="float">
            <text:p>0.00132013</text:p>
          </table:table-cell>
          <table:table-cell office:value-type="float" office:value="0.0019802" calcext:value-type="float">
            <text:p>0.0019802</text:p>
          </table:table-cell>
          <table:table-cell office:value-type="float" office:value="0.00154015" calcext:value-type="float">
            <text:p>0.00154015</text:p>
          </table:table-cell>
          <table:table-cell office:value-type="float" office:value="0.00110011" calcext:value-type="float">
            <text:p>0.00110011</text:p>
          </table:table-cell>
          <table:table-cell office:value-type="float" office:value="0.00132013" calcext:value-type="float">
            <text:p>0.00132013</text:p>
          </table:table-cell>
          <table:table-cell office:value-type="float" office:value="0.000880088" calcext:value-type="float">
            <text:p>0.000880088</text:p>
          </table:table-cell>
          <table:table-cell table:number-columns-repeated="3" office:value-type="float" office:value="0.000660066" calcext:value-type="float">
            <text:p>0.000660066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.000440044" calcext:value-type="float">
            <text:p>0.000440044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.00110011" calcext:value-type="float">
            <text:p>0.00110011</text:p>
          </table:table-cell>
          <table:table-cell table:number-columns-repeated="2" office:value-type="float" office:value="0.000220022" calcext:value-type="float">
            <text:p>0.000220022</text:p>
          </table:table-cell>
          <table:table-cell office:value-type="float" office:value="0.000440044" calcext:value-type="float">
            <text:p>0.000440044</text:p>
          </table:table-cell>
          <table:table-cell office:value-type="float" office:value="0.000660066" calcext:value-type="float">
            <text:p>0.0006600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0044" calcext:value-type="float">
            <text:p>0.000440044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.000440044" calcext:value-type="float">
            <text:p>0.000440044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" calcext:value-type="float">
            <text:p>0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.000440044" calcext:value-type="float">
            <text:p>0.000440044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.000440044" calcext:value-type="float">
            <text:p>0.00044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20022" calcext:value-type="float">
            <text:p>0.00022002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440044" calcext:value-type="float">
            <text:p>0.00044004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20022" calcext:value-type="float">
            <text:p>0.00022002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3" calcext:value-type="float">
            <text:p>15.803</text:p>
          </table:table-cell>
          <table:table-cell table:formula="of:=SUM([Sheet6.U152:.CW152])" office:value-type="float" office:value="0.094922706" calcext:value-type="float">
            <text:p>0.094922706</text:p>
          </table:table-cell>
          <table:table-cell table:formula="of:=SUM([Sheet6.AE152:.CW152])" office:value-type="float" office:value="0.033112556" calcext:value-type="float">
            <text:p>0.033112556</text:p>
          </table:table-cell>
          <table:table-cell office:value-type="float" office:value="0.107947" calcext:value-type="float">
            <text:p>0.107947</text:p>
          </table:table-cell>
          <table:table-cell office:value-type="float" office:value="0.124724" calcext:value-type="float">
            <text:p>0.124724</text:p>
          </table:table-cell>
          <table:table-cell office:value-type="float" office:value="0.10287" calcext:value-type="float">
            <text:p>0.10287</text:p>
          </table:table-cell>
          <table:table-cell office:value-type="float" office:value="0.0896247" calcext:value-type="float">
            <text:p>0.0896247</text:p>
          </table:table-cell>
          <table:table-cell office:value-type="float" office:value="0.0777042" calcext:value-type="float">
            <text:p>0.0777042</text:p>
          </table:table-cell>
          <table:table-cell office:value-type="float" office:value="0.0562914" calcext:value-type="float">
            <text:p>0.0562914</text:p>
          </table:table-cell>
          <table:table-cell office:value-type="float" office:value="0.0558499" calcext:value-type="float">
            <text:p>0.0558499</text:p>
          </table:table-cell>
          <table:table-cell office:value-type="float" office:value="0.0412804" calcext:value-type="float">
            <text:p>0.0412804</text:p>
          </table:table-cell>
          <table:table-cell office:value-type="float" office:value="0.0366446" calcext:value-type="float">
            <text:p>0.0366446</text:p>
          </table:table-cell>
          <table:table-cell office:value-type="float" office:value="0.0322296" calcext:value-type="float">
            <text:p>0.0322296</text:p>
          </table:table-cell>
          <table:table-cell office:value-type="float" office:value="0.0280353" calcext:value-type="float">
            <text:p>0.0280353</text:p>
          </table:table-cell>
          <table:table-cell office:value-type="float" office:value="0.0187638" calcext:value-type="float">
            <text:p>0.0187638</text:p>
          </table:table-cell>
          <table:table-cell office:value-type="float" office:value="0.0183223" calcext:value-type="float">
            <text:p>0.0183223</text:p>
          </table:table-cell>
          <table:table-cell office:value-type="float" office:value="0.0147903" calcext:value-type="float">
            <text:p>0.0147903</text:p>
          </table:table-cell>
          <table:table-cell office:value-type="float" office:value="0.0154525" calcext:value-type="float">
            <text:p>0.0154525</text:p>
          </table:table-cell>
          <table:table-cell office:value-type="float" office:value="0.0156733" calcext:value-type="float">
            <text:p>0.0156733</text:p>
          </table:table-cell>
          <table:table-cell office:value-type="float" office:value="0.0110375" calcext:value-type="float">
            <text:p>0.0110375</text:p>
          </table:table-cell>
          <table:table-cell office:value-type="float" office:value="0.00949227" calcext:value-type="float">
            <text:p>0.00949227</text:p>
          </table:table-cell>
          <table:table-cell office:value-type="float" office:value="0.00971302" calcext:value-type="float">
            <text:p>0.00971302</text:p>
          </table:table-cell>
          <table:table-cell office:value-type="float" office:value="0.00794702" calcext:value-type="float">
            <text:p>0.00794702</text:p>
          </table:table-cell>
          <table:table-cell office:value-type="float" office:value="0.00618102" calcext:value-type="float">
            <text:p>0.00618102</text:p>
          </table:table-cell>
          <table:table-cell office:value-type="float" office:value="0.00551876" calcext:value-type="float">
            <text:p>0.00551876</text:p>
          </table:table-cell>
          <table:table-cell office:value-type="float" office:value="0.00728477" calcext:value-type="float">
            <text:p>0.00728477</text:p>
          </table:table-cell>
          <table:table-cell office:value-type="float" office:value="0.00507726" calcext:value-type="float">
            <text:p>0.00507726</text:p>
          </table:table-cell>
          <table:table-cell office:value-type="float" office:value="0.00286976" calcext:value-type="float">
            <text:p>0.00286976</text:p>
          </table:table-cell>
          <table:table-cell office:value-type="float" office:value="0.00353201" calcext:value-type="float">
            <text:p>0.00353201</text:p>
          </table:table-cell>
          <table:table-cell office:value-type="float" office:value="0.00419426" calcext:value-type="float">
            <text:p>0.00419426</text:p>
          </table:table-cell>
          <table:table-cell office:value-type="float" office:value="0.00220751" calcext:value-type="float">
            <text:p>0.00220751</text:p>
          </table:table-cell>
          <table:table-cell office:value-type="float" office:value="0.00198675" calcext:value-type="float">
            <text:p>0.00198675</text:p>
          </table:table-cell>
          <table:table-cell office:value-type="float" office:value="0.00331126" calcext:value-type="float">
            <text:p>0.00331126</text:p>
          </table:table-cell>
          <table:table-cell office:value-type="float" office:value="0.00353201" calcext:value-type="float">
            <text:p>0.00353201</text:p>
          </table:table-cell>
          <table:table-cell office:value-type="float" office:value="0.00154525" calcext:value-type="float">
            <text:p>0.00154525</text:p>
          </table:table-cell>
          <table:table-cell office:value-type="float" office:value="0.00198675" calcext:value-type="float">
            <text:p>0.00198675</text:p>
          </table:table-cell>
          <table:table-cell office:value-type="float" office:value="0.00154525" calcext:value-type="float">
            <text:p>0.00154525</text:p>
          </table:table-cell>
          <table:table-cell office:value-type="float" office:value="0.00198675" calcext:value-type="float">
            <text:p>0.00198675</text:p>
          </table:table-cell>
          <table:table-cell office:value-type="float" office:value="0.00110375" calcext:value-type="float">
            <text:p>0.00110375</text:p>
          </table:table-cell>
          <table:table-cell table:number-columns-repeated="2" office:value-type="float" office:value="0.0013245" calcext:value-type="float">
            <text:p>0.0013245</text:p>
          </table:table-cell>
          <table:table-cell office:value-type="float" office:value="0.00110375" calcext:value-type="float">
            <text:p>0.00110375</text:p>
          </table:table-cell>
          <table:table-cell office:value-type="float" office:value="0.000662252" calcext:value-type="float">
            <text:p>0.000662252</text:p>
          </table:table-cell>
          <table:table-cell office:value-type="float" office:value="0.00110375" calcext:value-type="float">
            <text:p>0.00110375</text:p>
          </table:table-cell>
          <table:table-cell office:value-type="float" office:value="0.000883002" calcext:value-type="float">
            <text:p>0.000883002</text:p>
          </table:table-cell>
          <table:table-cell table:number-columns-repeated="3" office:value-type="float" office:value="0.000441501" calcext:value-type="float">
            <text:p>0.000441501</text:p>
          </table:table-cell>
          <table:table-cell office:value-type="float" office:value="0.000883002" calcext:value-type="float">
            <text:p>0.000883002</text:p>
          </table:table-cell>
          <table:table-cell table:number-columns-repeated="2" office:value-type="float" office:value="0.000441501" calcext:value-type="float">
            <text:p>0.000441501</text:p>
          </table:table-cell>
          <table:table-cell table:number-columns-repeated="2" office:value-type="float" office:value="0.000220751" calcext:value-type="float">
            <text:p>0.00022075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220751" calcext:value-type="float">
            <text:p>0.000220751</text:p>
          </table:table-cell>
          <table:table-cell office:value-type="float" office:value="0" calcext:value-type="float">
            <text:p>0</text:p>
          </table:table-cell>
          <table:table-cell office:value-type="float" office:value="0.000441501" calcext:value-type="float">
            <text:p>0.0004415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41501" calcext:value-type="float">
            <text:p>0.000441501</text:p>
          </table:table-cell>
          <table:table-cell office:value-type="float" office:value="0.000220751" calcext:value-type="float">
            <text:p>0.000220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1501" calcext:value-type="float">
            <text:p>0.000441501</text:p>
          </table:table-cell>
          <table:table-cell office:value-type="float" office:value="0" calcext:value-type="float">
            <text:p>0</text:p>
          </table:table-cell>
          <table:table-cell office:value-type="float" office:value="0.000441501" calcext:value-type="float">
            <text:p>0.0004415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220751" calcext:value-type="float">
            <text:p>0.00022075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20751" calcext:value-type="float">
            <text:p>0.00022075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327" calcext:value-type="float">
            <text:p>15.8327</text:p>
          </table:table-cell>
          <table:table-cell table:formula="of:=SUM([Sheet6.U153:.CW153])" office:value-type="float" office:value="0.091487485" calcext:value-type="float">
            <text:p>0.091487485</text:p>
          </table:table-cell>
          <table:table-cell table:formula="of:=SUM([Sheet6.AE153:.CW153])" office:value-type="float" office:value="0.032250985" calcext:value-type="float">
            <text:p>0.032250985</text:p>
          </table:table-cell>
          <table:table-cell office:value-type="float" office:value="0.107942" calcext:value-type="float">
            <text:p>0.107942</text:p>
          </table:table-cell>
          <table:table-cell office:value-type="float" office:value="0.128565" calcext:value-type="float">
            <text:p>0.128565</text:p>
          </table:table-cell>
          <table:table-cell office:value-type="float" office:value="0.107723" calcext:value-type="float">
            <text:p>0.107723</text:p>
          </table:table-cell>
          <table:table-cell office:value-type="float" office:value="0.0888548" calcext:value-type="float">
            <text:p>0.0888548</text:p>
          </table:table-cell>
          <table:table-cell office:value-type="float" office:value="0.0704256" calcext:value-type="float">
            <text:p>0.0704256</text:p>
          </table:table-cell>
          <table:table-cell office:value-type="float" office:value="0.0625274" calcext:value-type="float">
            <text:p>0.0625274</text:p>
          </table:table-cell>
          <table:table-cell office:value-type="float" office:value="0.0504607" calcext:value-type="float">
            <text:p>0.0504607</text:p>
          </table:table-cell>
          <table:table-cell office:value-type="float" office:value="0.0454147" calcext:value-type="float">
            <text:p>0.0454147</text:p>
          </table:table-cell>
          <table:table-cell office:value-type="float" office:value="0.0351031" calcext:value-type="float">
            <text:p>0.0351031</text:p>
          </table:table-cell>
          <table:table-cell table:number-columns-repeated="2" office:value-type="float" office:value="0.0287407" calcext:value-type="float">
            <text:p>0.0287407</text:p>
          </table:table-cell>
          <table:table-cell office:value-type="float" office:value="0.0230364" calcext:value-type="float">
            <text:p>0.0230364</text:p>
          </table:table-cell>
          <table:table-cell office:value-type="float" office:value="0.0173322" calcext:value-type="float">
            <text:p>0.0173322</text:p>
          </table:table-cell>
          <table:table-cell office:value-type="float" office:value="0.0151382" calcext:value-type="float">
            <text:p>0.0151382</text:p>
          </table:table-cell>
          <table:table-cell office:value-type="float" office:value="0.0138219" calcext:value-type="float">
            <text:p>0.0138219</text:p>
          </table:table-cell>
          <table:table-cell office:value-type="float" office:value="0.015577" calcext:value-type="float">
            <text:p>0.015577</text:p>
          </table:table-cell>
          <table:table-cell office:value-type="float" office:value="0.0127249" calcext:value-type="float">
            <text:p>0.0127249</text:p>
          </table:table-cell>
          <table:table-cell office:value-type="float" office:value="0.00899517" calcext:value-type="float">
            <text:p>0.00899517</text:p>
          </table:table-cell>
          <table:table-cell office:value-type="float" office:value="0.00702062" calcext:value-type="float">
            <text:p>0.00702062</text:p>
          </table:table-cell>
          <table:table-cell office:value-type="float" office:value="0.00724002" calcext:value-type="float">
            <text:p>0.00724002</text:p>
          </table:table-cell>
          <table:table-cell office:value-type="float" office:value="0.00745941" calcext:value-type="float">
            <text:p>0.00745941</text:p>
          </table:table-cell>
          <table:table-cell office:value-type="float" office:value="0.00658183" calcext:value-type="float">
            <text:p>0.00658183</text:p>
          </table:table-cell>
          <table:table-cell office:value-type="float" office:value="0.00460728" calcext:value-type="float">
            <text:p>0.00460728</text:p>
          </table:table-cell>
          <table:table-cell office:value-type="float" office:value="0.00526547" calcext:value-type="float">
            <text:p>0.00526547</text:p>
          </table:table-cell>
          <table:table-cell office:value-type="float" office:value="0.00372971" calcext:value-type="float">
            <text:p>0.00372971</text:p>
          </table:table-cell>
          <table:table-cell office:value-type="float" office:value="0.00526547" calcext:value-type="float">
            <text:p>0.00526547</text:p>
          </table:table-cell>
          <table:table-cell office:value-type="float" office:value="0.00307152" calcext:value-type="float">
            <text:p>0.00307152</text:p>
          </table:table-cell>
          <table:table-cell office:value-type="float" office:value="0.00197455" calcext:value-type="float">
            <text:p>0.00197455</text:p>
          </table:table-cell>
          <table:table-cell office:value-type="float" office:value="0.00329092" calcext:value-type="float">
            <text:p>0.00329092</text:p>
          </table:table-cell>
          <table:table-cell office:value-type="float" office:value="0.0039491" calcext:value-type="float">
            <text:p>0.0039491</text:p>
          </table:table-cell>
          <table:table-cell office:value-type="float" office:value="0.00219394" calcext:value-type="float">
            <text:p>0.00219394</text:p>
          </table:table-cell>
          <table:table-cell office:value-type="float" office:value="0.000658183" calcext:value-type="float">
            <text:p>0.000658183</text:p>
          </table:table-cell>
          <table:table-cell office:value-type="float" office:value="0.00131637" calcext:value-type="float">
            <text:p>0.00131637</text:p>
          </table:table-cell>
          <table:table-cell office:value-type="float" office:value="0.00197455" calcext:value-type="float">
            <text:p>0.00197455</text:p>
          </table:table-cell>
          <table:table-cell office:value-type="float" office:value="0.00175516" calcext:value-type="float">
            <text:p>0.00175516</text:p>
          </table:table-cell>
          <table:table-cell office:value-type="float" office:value="0.00131637" calcext:value-type="float">
            <text:p>0.00131637</text:p>
          </table:table-cell>
          <table:table-cell office:value-type="float" office:value="0.00153576" calcext:value-type="float">
            <text:p>0.00153576</text:p>
          </table:table-cell>
          <table:table-cell table:number-columns-repeated="3" office:value-type="float" office:value="0.00109697" calcext:value-type="float">
            <text:p>0.00109697</text:p>
          </table:table-cell>
          <table:table-cell office:value-type="float" office:value="0.000438789" calcext:value-type="float">
            <text:p>0.000438789</text:p>
          </table:table-cell>
          <table:table-cell office:value-type="float" office:value="0.00131637" calcext:value-type="float">
            <text:p>0.00131637</text:p>
          </table:table-cell>
          <table:table-cell office:value-type="float" office:value="0" calcext:value-type="float">
            <text:p>0</text:p>
          </table:table-cell>
          <table:table-cell office:value-type="float" office:value="0.000658183" calcext:value-type="float">
            <text:p>0.000658183</text:p>
          </table:table-cell>
          <table:table-cell office:value-type="float" office:value="0.000438789" calcext:value-type="float">
            <text:p>0.000438789</text:p>
          </table:table-cell>
          <table:table-cell office:value-type="float" office:value="0.000658183" calcext:value-type="float">
            <text:p>0.000658183</text:p>
          </table:table-cell>
          <table:table-cell office:value-type="float" office:value="0.000219394" calcext:value-type="float">
            <text:p>0.000219394</text:p>
          </table:table-cell>
          <table:table-cell office:value-type="float" office:value="0.000877578" calcext:value-type="float">
            <text:p>0.000877578</text:p>
          </table:table-cell>
          <table:table-cell office:value-type="float" office:value="0" calcext:value-type="float">
            <text:p>0</text:p>
          </table:table-cell>
          <table:table-cell office:value-type="float" office:value="0.000438789" calcext:value-type="float">
            <text:p>0.000438789</text:p>
          </table:table-cell>
          <table:table-cell office:value-type="float" office:value="0.000219394" calcext:value-type="float">
            <text:p>0.000219394</text:p>
          </table:table-cell>
          <table:table-cell office:value-type="float" office:value="0.000438789" calcext:value-type="float">
            <text:p>0.000438789</text:p>
          </table:table-cell>
          <table:table-cell office:value-type="float" office:value="0.000219394" calcext:value-type="float">
            <text:p>0.000219394</text:p>
          </table:table-cell>
          <table:table-cell office:value-type="float" office:value="0.000438789" calcext:value-type="float">
            <text:p>0.000438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9394" calcext:value-type="float">
            <text:p>0.000219394</text:p>
          </table:table-cell>
          <table:table-cell office:value-type="float" office:value="0" calcext:value-type="float">
            <text:p>0</text:p>
          </table:table-cell>
          <table:table-cell office:value-type="float" office:value="0.000438789" calcext:value-type="float">
            <text:p>0.000438789</text:p>
          </table:table-cell>
          <table:table-cell office:value-type="float" office:value="0.000219394" calcext:value-type="float">
            <text:p>0.000219394</text:p>
          </table:table-cell>
          <table:table-cell office:value-type="float" office:value="0.000438789" calcext:value-type="float">
            <text:p>0.000438789</text:p>
          </table:table-cell>
          <table:table-cell office:value-type="float" office:value="0" calcext:value-type="float">
            <text:p>0</text:p>
          </table:table-cell>
          <table:table-cell office:value-type="float" office:value="0.000438789" calcext:value-type="float">
            <text:p>0.0004387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19394" calcext:value-type="float">
            <text:p>0.0002193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219394" calcext:value-type="float">
            <text:p>0.00021939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25" calcext:value-type="float">
            <text:p>15.8625</text:p>
          </table:table-cell>
          <table:table-cell table:formula="of:=SUM([Sheet6.U154:.CW154])" office:value-type="float" office:value="0.092849298" calcext:value-type="float">
            <text:p>0.092849298</text:p>
          </table:table-cell>
          <table:table-cell table:formula="of:=SUM([Sheet6.AE154:.CW154])" office:value-type="float" office:value="0.033883378" calcext:value-type="float">
            <text:p>0.033883378</text:p>
          </table:table-cell>
          <table:table-cell office:value-type="float" office:value="0.105611" calcext:value-type="float">
            <text:p>0.105611</text:p>
          </table:table-cell>
          <table:table-cell office:value-type="float" office:value="0.121452" calcext:value-type="float">
            <text:p>0.121452</text:p>
          </table:table-cell>
          <table:table-cell office:value-type="float" office:value="0.119032" calcext:value-type="float">
            <text:p>0.119032</text:p>
          </table:table-cell>
          <table:table-cell office:value-type="float" office:value="0.0888889" calcext:value-type="float">
            <text:p>0.0888889</text:p>
          </table:table-cell>
          <table:table-cell office:value-type="float" office:value="0.0684268" calcext:value-type="float">
            <text:p>0.0684268</text:p>
          </table:table-cell>
          <table:table-cell office:value-type="float" office:value="0.059626" calcext:value-type="float">
            <text:p>0.059626</text:p>
          </table:table-cell>
          <table:table-cell office:value-type="float" office:value="0.0525853" calcext:value-type="float">
            <text:p>0.0525853</text:p>
          </table:table-cell>
          <table:table-cell office:value-type="float" office:value="0.0442244" calcext:value-type="float">
            <text:p>0.0442244</text:p>
          </table:table-cell>
          <table:table-cell office:value-type="float" office:value="0.0360836" calcext:value-type="float">
            <text:p>0.0360836</text:p>
          </table:table-cell>
          <table:table-cell office:value-type="float" office:value="0.0290429" calcext:value-type="float">
            <text:p>0.0290429</text:p>
          </table:table-cell>
          <table:table-cell office:value-type="float" office:value="0.0261826" calcext:value-type="float">
            <text:p>0.0261826</text:p>
          </table:table-cell>
          <table:table-cell office:value-type="float" office:value="0.0235424" calcext:value-type="float">
            <text:p>0.0235424</text:p>
          </table:table-cell>
          <table:table-cell office:value-type="float" office:value="0.0165017" calcext:value-type="float">
            <text:p>0.0165017</text:p>
          </table:table-cell>
          <table:table-cell office:value-type="float" office:value="0.0178218" calcext:value-type="float">
            <text:p>0.0178218</text:p>
          </table:table-cell>
          <table:table-cell office:value-type="float" office:value="0.0147415" calcext:value-type="float">
            <text:p>0.0147415</text:p>
          </table:table-cell>
          <table:table-cell office:value-type="float" office:value="0.0154015" calcext:value-type="float">
            <text:p>0.0154015</text:p>
          </table:table-cell>
          <table:table-cell office:value-type="float" office:value="0.0090209" calcext:value-type="float">
            <text:p>0.0090209</text:p>
          </table:table-cell>
          <table:table-cell office:value-type="float" office:value="0.0107811" calcext:value-type="float">
            <text:p>0.0107811</text:p>
          </table:table-cell>
          <table:table-cell office:value-type="float" office:value="0.00924092" calcext:value-type="float">
            <text:p>0.00924092</text:p>
          </table:table-cell>
          <table:table-cell office:value-type="float" office:value="0.00462046" calcext:value-type="float">
            <text:p>0.00462046</text:p>
          </table:table-cell>
          <table:table-cell office:value-type="float" office:value="0.00660066" calcext:value-type="float">
            <text:p>0.00660066</text:p>
          </table:table-cell>
          <table:table-cell office:value-type="float" office:value="0.00616062" calcext:value-type="float">
            <text:p>0.00616062</text:p>
          </table:table-cell>
          <table:table-cell office:value-type="float" office:value="0.00682068" calcext:value-type="float">
            <text:p>0.00682068</text:p>
          </table:table-cell>
          <table:table-cell office:value-type="float" office:value="0.00418042" calcext:value-type="float">
            <text:p>0.00418042</text:p>
          </table:table-cell>
          <table:table-cell office:value-type="float" office:value="0.00506051" calcext:value-type="float">
            <text:p>0.00506051</text:p>
          </table:table-cell>
          <table:table-cell office:value-type="float" office:value="0.00374037" calcext:value-type="float">
            <text:p>0.00374037</text:p>
          </table:table-cell>
          <table:table-cell office:value-type="float" office:value="0.00176018" calcext:value-type="float">
            <text:p>0.00176018</text:p>
          </table:table-cell>
          <table:table-cell office:value-type="float" office:value="0.00308031" calcext:value-type="float">
            <text:p>0.00308031</text:p>
          </table:table-cell>
          <table:table-cell office:value-type="float" office:value="0.00264026" calcext:value-type="float">
            <text:p>0.00264026</text:p>
          </table:table-cell>
          <table:table-cell office:value-type="float" office:value="0.00308031" calcext:value-type="float">
            <text:p>0.00308031</text:p>
          </table:table-cell>
          <table:table-cell office:value-type="float" office:value="0.00220022" calcext:value-type="float">
            <text:p>0.00220022</text:p>
          </table:table-cell>
          <table:table-cell office:value-type="float" office:value="0.00110011" calcext:value-type="float">
            <text:p>0.00110011</text:p>
          </table:table-cell>
          <table:table-cell office:value-type="float" office:value="0.00220022" calcext:value-type="float">
            <text:p>0.00220022</text:p>
          </table:table-cell>
          <table:table-cell office:value-type="float" office:value="0.00132013" calcext:value-type="float">
            <text:p>0.00132013</text:p>
          </table:table-cell>
          <table:table-cell office:value-type="float" office:value="0.0019802" calcext:value-type="float">
            <text:p>0.0019802</text:p>
          </table:table-cell>
          <table:table-cell office:value-type="float" office:value="0.00154015" calcext:value-type="float">
            <text:p>0.00154015</text:p>
          </table:table-cell>
          <table:table-cell office:value-type="float" office:value="0.00220022" calcext:value-type="float">
            <text:p>0.00220022</text:p>
          </table:table-cell>
          <table:table-cell office:value-type="float" office:value="0.000660066" calcext:value-type="float">
            <text:p>0.000660066</text:p>
          </table:table-cell>
          <table:table-cell office:value-type="float" office:value="0.00154015" calcext:value-type="float">
            <text:p>0.00154015</text:p>
          </table:table-cell>
          <table:table-cell office:value-type="float" office:value="0.00110011" calcext:value-type="float">
            <text:p>0.00110011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.00132013" calcext:value-type="float">
            <text:p>0.00132013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.000880088" calcext:value-type="float">
            <text:p>0.000880088</text:p>
          </table:table-cell>
          <table:table-cell office:value-type="float" office:value="0.000440044" calcext:value-type="float">
            <text:p>0.000440044</text:p>
          </table:table-cell>
          <table:table-cell office:value-type="float" office:value="0.000660066" calcext:value-type="float">
            <text:p>0.000660066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.000880088" calcext:value-type="float">
            <text:p>0.000880088</text:p>
          </table:table-cell>
          <table:table-cell office:value-type="float" office:value="0.000440044" calcext:value-type="float">
            <text:p>0.000440044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20022" calcext:value-type="float">
            <text:p>0.00022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" calcext:value-type="float">
            <text:p>0</text:p>
          </table:table-cell>
          <table:table-cell office:value-type="float" office:value="0.000220022" calcext:value-type="float">
            <text:p>0.000220022</text:p>
          </table:table-cell>
          <table:table-cell office:value-type="float" office:value="0.000880088" calcext:value-type="float">
            <text:p>0.000880088</text:p>
          </table:table-cell>
          <table:table-cell table:number-columns-repeated="3" office:value-type="float" office:value="0.000220022" calcext:value-type="float">
            <text:p>0.000220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20022" calcext:value-type="float">
            <text:p>0.000220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0022" calcext:value-type="float">
            <text:p>0.00022002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220022" calcext:value-type="float">
            <text:p>0.0002200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0022" calcext:value-type="float">
            <text:p>0.00022002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923" calcext:value-type="float">
            <text:p>15.8923</text:p>
          </table:table-cell>
          <table:table-cell table:formula="of:=SUM([Sheet6.U155:.CW155])" office:value-type="float" office:value="0.0954818060000001" calcext:value-type="float">
            <text:p>0.095481806</text:p>
          </table:table-cell>
          <table:table-cell table:formula="of:=SUM([Sheet6.AE155:.CW155])" office:value-type="float" office:value="0.035388356" calcext:value-type="float">
            <text:p>0.035388356</text:p>
          </table:table-cell>
          <table:table-cell office:value-type="float" office:value="0.10483" calcext:value-type="float">
            <text:p>0.10483</text:p>
          </table:table-cell>
          <table:table-cell table:number-columns-repeated="2" office:value-type="float" office:value="0.118184" calcext:value-type="float">
            <text:p>0.118184</text:p>
          </table:table-cell>
          <table:table-cell office:value-type="float" office:value="0.0888048" calcext:value-type="float">
            <text:p>0.0888048</text:p>
          </table:table-cell>
          <table:table-cell office:value-type="float" office:value="0.0752281" calcext:value-type="float">
            <text:p>0.0752281</text:p>
          </table:table-cell>
          <table:table-cell office:value-type="float" office:value="0.0589806" calcext:value-type="float">
            <text:p>0.0589806</text:p>
          </table:table-cell>
          <table:table-cell office:value-type="float" office:value="0.0531939" calcext:value-type="float">
            <text:p>0.0531939</text:p>
          </table:table-cell>
          <table:table-cell office:value-type="float" office:value="0.0465168" calcext:value-type="float">
            <text:p>0.0465168</text:p>
          </table:table-cell>
          <table:table-cell office:value-type="float" office:value="0.0327176" calcext:value-type="float">
            <text:p>0.0327176</text:p>
          </table:table-cell>
          <table:table-cell office:value-type="float" office:value="0.0316047" calcext:value-type="float">
            <text:p>0.0316047</text:p>
          </table:table-cell>
          <table:table-cell office:value-type="float" office:value="0.0249277" calcext:value-type="float">
            <text:p>0.0249277</text:p>
          </table:table-cell>
          <table:table-cell office:value-type="float" office:value="0.0224794" calcext:value-type="float">
            <text:p>0.0224794</text:p>
          </table:table-cell>
          <table:table-cell office:value-type="float" office:value="0.018028" calcext:value-type="float">
            <text:p>0.018028</text:p>
          </table:table-cell>
          <table:table-cell office:value-type="float" office:value="0.0173603" calcext:value-type="float">
            <text:p>0.0173603</text:p>
          </table:table-cell>
          <table:table-cell office:value-type="float" office:value="0.0142444" calcext:value-type="float">
            <text:p>0.0142444</text:p>
          </table:table-cell>
          <table:table-cell office:value-type="float" office:value="0.0131315" calcext:value-type="float">
            <text:p>0.0131315</text:p>
          </table:table-cell>
          <table:table-cell office:value-type="float" office:value="0.00890274" calcext:value-type="float">
            <text:p>0.00890274</text:p>
          </table:table-cell>
          <table:table-cell office:value-type="float" office:value="0.0106833" calcext:value-type="float">
            <text:p>0.0106833</text:p>
          </table:table-cell>
          <table:table-cell office:value-type="float" office:value="0.0102381" calcext:value-type="float">
            <text:p>0.0102381</text:p>
          </table:table-cell>
          <table:table-cell office:value-type="float" office:value="0.00467394" calcext:value-type="float">
            <text:p>0.00467394</text:p>
          </table:table-cell>
          <table:table-cell office:value-type="float" office:value="0.00511907" calcext:value-type="float">
            <text:p>0.00511907</text:p>
          </table:table-cell>
          <table:table-cell office:value-type="float" office:value="0.00689962" calcext:value-type="float">
            <text:p>0.00689962</text:p>
          </table:table-cell>
          <table:table-cell office:value-type="float" office:value="0.00467394" calcext:value-type="float">
            <text:p>0.00467394</text:p>
          </table:table-cell>
          <table:table-cell office:value-type="float" office:value="0.00534164" calcext:value-type="float">
            <text:p>0.00534164</text:p>
          </table:table-cell>
          <table:table-cell office:value-type="float" office:value="0.00445137" calcext:value-type="float">
            <text:p>0.00445137</text:p>
          </table:table-cell>
          <table:table-cell office:value-type="float" office:value="0.00489651" calcext:value-type="float">
            <text:p>0.00489651</text:p>
          </table:table-cell>
          <table:table-cell office:value-type="float" office:value="0.00311596" calcext:value-type="float">
            <text:p>0.00311596</text:p>
          </table:table-cell>
          <table:table-cell office:value-type="float" office:value="0.00200312" calcext:value-type="float">
            <text:p>0.00200312</text:p>
          </table:table-cell>
          <table:table-cell office:value-type="float" office:value="0.00311596" calcext:value-type="float">
            <text:p>0.00311596</text:p>
          </table:table-cell>
          <table:table-cell office:value-type="float" office:value="0.00267082" calcext:value-type="float">
            <text:p>0.00267082</text:p>
          </table:table-cell>
          <table:table-cell table:number-columns-repeated="2" office:value-type="float" office:value="0.00244825" calcext:value-type="float">
            <text:p>0.00244825</text:p>
          </table:table-cell>
          <table:table-cell office:value-type="float" office:value="0.00222568" calcext:value-type="float">
            <text:p>0.00222568</text:p>
          </table:table-cell>
          <table:table-cell office:value-type="float" office:value="0.00111284" calcext:value-type="float">
            <text:p>0.00111284</text:p>
          </table:table-cell>
          <table:table-cell office:value-type="float" office:value="0.00133541" calcext:value-type="float">
            <text:p>0.00133541</text:p>
          </table:table-cell>
          <table:table-cell office:value-type="float" office:value="0.00222568" calcext:value-type="float">
            <text:p>0.00222568</text:p>
          </table:table-cell>
          <table:table-cell office:value-type="float" office:value="0.00244825" calcext:value-type="float">
            <text:p>0.00244825</text:p>
          </table:table-cell>
          <table:table-cell office:value-type="float" office:value="0.000667705" calcext:value-type="float">
            <text:p>0.000667705</text:p>
          </table:table-cell>
          <table:table-cell office:value-type="float" office:value="0.00111284" calcext:value-type="float">
            <text:p>0.00111284</text:p>
          </table:table-cell>
          <table:table-cell office:value-type="float" office:value="0.00244825" calcext:value-type="float">
            <text:p>0.00244825</text:p>
          </table:table-cell>
          <table:table-cell office:value-type="float" office:value="0.000445137" calcext:value-type="float">
            <text:p>0.000445137</text:p>
          </table:table-cell>
          <table:table-cell office:value-type="float" office:value="0.000667705" calcext:value-type="float">
            <text:p>0.000667705</text:p>
          </table:table-cell>
          <table:table-cell office:value-type="float" office:value="0.000222568" calcext:value-type="float">
            <text:p>0.000222568</text:p>
          </table:table-cell>
          <table:table-cell office:value-type="float" office:value="0.000445137" calcext:value-type="float">
            <text:p>0.000445137</text:p>
          </table:table-cell>
          <table:table-cell office:value-type="float" office:value="0.000890274" calcext:value-type="float">
            <text:p>0.000890274</text:p>
          </table:table-cell>
          <table:table-cell table:number-columns-repeated="3" office:value-type="float" office:value="0.000667705" calcext:value-type="float">
            <text:p>0.000667705</text:p>
          </table:table-cell>
          <table:table-cell table:number-columns-repeated="4" office:value-type="float" office:value="0.000222568" calcext:value-type="float">
            <text:p>0.0002225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445137" calcext:value-type="float">
            <text:p>0.0004451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45137" calcext:value-type="float">
            <text:p>0.000445137</text:p>
          </table:table-cell>
          <table:table-cell office:value-type="float" office:value="0" calcext:value-type="float">
            <text:p>0</text:p>
          </table:table-cell>
          <table:table-cell office:value-type="float" office:value="0.000445137" calcext:value-type="float">
            <text:p>0.000445137</text:p>
          </table:table-cell>
          <table:table-cell office:value-type="float" office:value="0" calcext:value-type="float">
            <text:p>0</text:p>
          </table:table-cell>
          <table:table-cell office:value-type="float" office:value="0.000222568" calcext:value-type="float">
            <text:p>0.000222568</text:p>
          </table:table-cell>
          <table:table-cell office:value-type="float" office:value="0" calcext:value-type="float">
            <text:p>0</text:p>
          </table:table-cell>
          <table:table-cell office:value-type="float" office:value="0.000222568" calcext:value-type="float">
            <text:p>0.0002225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22568" calcext:value-type="float">
            <text:p>0.0002225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445137" calcext:value-type="float">
            <text:p>0.00044513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22568" calcext:value-type="float">
            <text:p>0.000222568</text:p>
          </table:table-cell>
          <table:table-cell office:value-type="float" office:value="0" calcext:value-type="float">
            <text:p>0</text:p>
          </table:table-cell>
          <table:table-cell office:value-type="float" office:value="0.000222568" calcext:value-type="float">
            <text:p>0.000222568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21" calcext:value-type="float">
            <text:p>15.9221</text:p>
          </table:table-cell>
          <table:table-cell table:formula="of:=SUM([Sheet6.U156:.CW156])" office:value-type="float" office:value="0.095621162" calcext:value-type="float">
            <text:p>0.095621162</text:p>
          </table:table-cell>
          <table:table-cell table:formula="of:=SUM([Sheet6.AE156:.CW156])" office:value-type="float" office:value="0.035522822" calcext:value-type="float">
            <text:p>0.035522822</text:p>
          </table:table-cell>
          <table:table-cell office:value-type="float" office:value="0.105451" calcext:value-type="float">
            <text:p>0.105451</text:p>
          </table:table-cell>
          <table:table-cell office:value-type="float" office:value="0.122207" calcext:value-type="float">
            <text:p>0.122207</text:p>
          </table:table-cell>
          <table:table-cell office:value-type="float" office:value="0.11126" calcext:value-type="float">
            <text:p>0.11126</text:p>
          </table:table-cell>
          <table:table-cell office:value-type="float" office:value="0.0898123" calcext:value-type="float">
            <text:p>0.0898123</text:p>
          </table:table-cell>
          <table:table-cell office:value-type="float" office:value="0.081546" calcext:value-type="float">
            <text:p>0.081546</text:p>
          </table:table-cell>
          <table:table-cell office:value-type="float" office:value="0.0600983" calcext:value-type="float">
            <text:p>0.0600983</text:p>
          </table:table-cell>
          <table:table-cell office:value-type="float" office:value="0.0504915" calcext:value-type="float">
            <text:p>0.0504915</text:p>
          </table:table-cell>
          <table:table-cell office:value-type="float" office:value="0.0457998" calcext:value-type="float">
            <text:p>0.0457998</text:p>
          </table:table-cell>
          <table:table-cell office:value-type="float" office:value="0.0312779" calcext:value-type="float">
            <text:p>0.0312779</text:p>
          </table:table-cell>
          <table:table-cell office:value-type="float" office:value="0.0303843" calcext:value-type="float">
            <text:p>0.0303843</text:p>
          </table:table-cell>
          <table:table-cell office:value-type="float" office:value="0.0272565" calcext:value-type="float">
            <text:p>0.0272565</text:p>
          </table:table-cell>
          <table:table-cell office:value-type="float" office:value="0.0227882" calcext:value-type="float">
            <text:p>0.0227882</text:p>
          </table:table-cell>
          <table:table-cell office:value-type="float" office:value="0.0185433" calcext:value-type="float">
            <text:p>0.0185433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163092" calcext:value-type="float">
            <text:p>0.0163092</text:p>
          </table:table-cell>
          <table:table-cell office:value-type="float" office:value="0.0118409" calcext:value-type="float">
            <text:p>0.0118409</text:p>
          </table:table-cell>
          <table:table-cell office:value-type="float" office:value="0.00960679" calcext:value-type="float">
            <text:p>0.00960679</text:p>
          </table:table-cell>
          <table:table-cell office:value-type="float" office:value="0.00915996" calcext:value-type="float">
            <text:p>0.00915996</text:p>
          </table:table-cell>
          <table:table-cell office:value-type="float" office:value="0.0107239" calcext:value-type="float">
            <text:p>0.0107239</text:p>
          </table:table-cell>
          <table:table-cell office:value-type="float" office:value="0.00558534" calcext:value-type="float">
            <text:p>0.00558534</text:p>
          </table:table-cell>
          <table:table-cell office:value-type="float" office:value="0.00536193" calcext:value-type="float">
            <text:p>0.00536193</text:p>
          </table:table-cell>
          <table:table-cell office:value-type="float" office:value="0.006479" calcext:value-type="float">
            <text:p>0.006479</text:p>
          </table:table-cell>
          <table:table-cell office:value-type="float" office:value="0.00446828" calcext:value-type="float">
            <text:p>0.00446828</text:p>
          </table:table-cell>
          <table:table-cell table:number-columns-repeated="2" office:value-type="float" office:value="0.00469169" calcext:value-type="float">
            <text:p>0.00469169</text:p>
          </table:table-cell>
          <table:table-cell office:value-type="float" office:value="0.00580876" calcext:value-type="float">
            <text:p>0.00580876</text:p>
          </table:table-cell>
          <table:table-cell office:value-type="float" office:value="0.00312779" calcext:value-type="float">
            <text:p>0.00312779</text:p>
          </table:table-cell>
          <table:table-cell office:value-type="float" office:value="0.00357462" calcext:value-type="float">
            <text:p>0.00357462</text:p>
          </table:table-cell>
          <table:table-cell office:value-type="float" office:value="0.00335121" calcext:value-type="float">
            <text:p>0.00335121</text:p>
          </table:table-cell>
          <table:table-cell office:value-type="float" office:value="0.00268097" calcext:value-type="float">
            <text:p>0.00268097</text:p>
          </table:table-cell>
          <table:table-cell table:number-columns-repeated="2" office:value-type="float" office:value="0.0015639" calcext:value-type="float">
            <text:p>0.0015639</text:p>
          </table:table-cell>
          <table:table-cell office:value-type="float" office:value="0.00268097" calcext:value-type="float">
            <text:p>0.00268097</text:p>
          </table:table-cell>
          <table:table-cell office:value-type="float" office:value="0.000893655" calcext:value-type="float">
            <text:p>0.000893655</text:p>
          </table:table-cell>
          <table:table-cell office:value-type="float" office:value="0.00178731" calcext:value-type="float">
            <text:p>0.00178731</text:p>
          </table:table-cell>
          <table:table-cell office:value-type="float" office:value="0.0015639" calcext:value-type="float">
            <text:p>0.0015639</text:p>
          </table:table-cell>
          <table:table-cell office:value-type="float" office:value="0.00290438" calcext:value-type="float">
            <text:p>0.00290438</text:p>
          </table:table-cell>
          <table:table-cell office:value-type="float" office:value="0.000670241" calcext:value-type="float">
            <text:p>0.000670241</text:p>
          </table:table-cell>
          <table:table-cell office:value-type="float" office:value="0.000446828" calcext:value-type="float">
            <text:p>0.000446828</text:p>
          </table:table-cell>
          <table:table-cell office:value-type="float" office:value="0.0015639" calcext:value-type="float">
            <text:p>0.0015639</text:p>
          </table:table-cell>
          <table:table-cell office:value-type="float" office:value="0.00134048" calcext:value-type="float">
            <text:p>0.00134048</text:p>
          </table:table-cell>
          <table:table-cell office:value-type="float" office:value="0.000670241" calcext:value-type="float">
            <text:p>0.000670241</text:p>
          </table:table-cell>
          <table:table-cell office:value-type="float" office:value="0.00111707" calcext:value-type="float">
            <text:p>0.00111707</text:p>
          </table:table-cell>
          <table:table-cell office:value-type="float" office:value="0.000446828" calcext:value-type="float">
            <text:p>0.000446828</text:p>
          </table:table-cell>
          <table:table-cell office:value-type="float" office:value="0.000670241" calcext:value-type="float">
            <text:p>0.000670241</text:p>
          </table:table-cell>
          <table:table-cell office:value-type="float" office:value="0.000446828" calcext:value-type="float">
            <text:p>0.000446828</text:p>
          </table:table-cell>
          <table:table-cell office:value-type="float" office:value="0.00111707" calcext:value-type="float">
            <text:p>0.00111707</text:p>
          </table:table-cell>
          <table:table-cell table:number-columns-repeated="2" office:value-type="float" office:value="0.000446828" calcext:value-type="float">
            <text:p>0.000446828</text:p>
          </table:table-cell>
          <table:table-cell office:value-type="float" office:value="0" calcext:value-type="float">
            <text:p>0</text:p>
          </table:table-cell>
          <table:table-cell office:value-type="float" office:value="0.000223414" calcext:value-type="float">
            <text:p>0.0002234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46828" calcext:value-type="float">
            <text:p>0.000446828</text:p>
          </table:table-cell>
          <table:table-cell office:value-type="float" office:value="0.000223414" calcext:value-type="float">
            <text:p>0.000223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6828" calcext:value-type="float">
            <text:p>0.000446828</text:p>
          </table:table-cell>
          <table:table-cell table:number-columns-repeated="2" office:value-type="float" office:value="0.000223414" calcext:value-type="float">
            <text:p>0.0002234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23414" calcext:value-type="float">
            <text:p>0.000223414</text:p>
          </table:table-cell>
          <table:table-cell office:value-type="float" office:value="0" calcext:value-type="float">
            <text:p>0</text:p>
          </table:table-cell>
          <table:table-cell office:value-type="float" office:value="0.000223414" calcext:value-type="float">
            <text:p>0.000223414</text:p>
          </table:table-cell>
          <table:table-cell office:value-type="float" office:value="0" calcext:value-type="float">
            <text:p>0</text:p>
          </table:table-cell>
          <table:table-cell office:value-type="float" office:value="0.000223414" calcext:value-type="float">
            <text:p>0.000223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3414" calcext:value-type="float">
            <text:p>0.00022341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446828" calcext:value-type="float">
            <text:p>0.0004468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23414" calcext:value-type="float">
            <text:p>0.00022341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519" calcext:value-type="float">
            <text:p>15.9519</text:p>
          </table:table-cell>
          <table:table-cell table:formula="of:=SUM([Sheet6.U157:.CW157])" office:value-type="float" office:value="0.097358988" calcext:value-type="float">
            <text:p>0.097358988</text:p>
          </table:table-cell>
          <table:table-cell table:formula="of:=SUM([Sheet6.AE157:.CW157])" office:value-type="float" office:value="0.036705468" calcext:value-type="float">
            <text:p>0.036705468</text:p>
          </table:table-cell>
          <table:table-cell office:value-type="float" office:value="0.102954" calcext:value-type="float">
            <text:p>0.102954</text:p>
          </table:table-cell>
          <table:table-cell office:value-type="float" office:value="0.124217" calcext:value-type="float">
            <text:p>0.124217</text:p>
          </table:table-cell>
          <table:table-cell office:value-type="float" office:value="0.110116" calcext:value-type="float">
            <text:p>0.110116</text:p>
          </table:table-cell>
          <table:table-cell office:value-type="float" office:value="0.094897" calcext:value-type="float">
            <text:p>0.094897</text:p>
          </table:table-cell>
          <table:table-cell office:value-type="float" office:value="0.0772158" calcext:value-type="float">
            <text:p>0.0772158</text:p>
          </table:table-cell>
          <table:table-cell office:value-type="float" office:value="0.0631155" calcext:value-type="float">
            <text:p>0.0631155</text:p>
          </table:table-cell>
          <table:table-cell office:value-type="float" office:value="0.0501343" calcext:value-type="float">
            <text:p>0.0501343</text:p>
          </table:table-cell>
          <table:table-cell office:value-type="float" office:value="0.0380483" calcext:value-type="float">
            <text:p>0.0380483</text:p>
          </table:table-cell>
          <table:table-cell office:value-type="float" office:value="0.034915" calcext:value-type="float">
            <text:p>0.034915</text:p>
          </table:table-cell>
          <table:table-cell office:value-type="float" office:value="0.0286482" calcext:value-type="float">
            <text:p>0.0286482</text:p>
          </table:table-cell>
          <table:table-cell office:value-type="float" office:value="0.0261862" calcext:value-type="float">
            <text:p>0.0261862</text:p>
          </table:table-cell>
          <table:table-cell office:value-type="float" office:value="0.0248433" calcext:value-type="float">
            <text:p>0.0248433</text:p>
          </table:table-cell>
          <table:table-cell office:value-type="float" office:value="0.0154432" calcext:value-type="float">
            <text:p>0.0154432</text:p>
          </table:table-cell>
          <table:table-cell office:value-type="float" office:value="0.016786" calcext:value-type="float">
            <text:p>0.016786</text:p>
          </table:table-cell>
          <table:table-cell office:value-type="float" office:value="0.0147717" calcext:value-type="float">
            <text:p>0.0147717</text:p>
          </table:table-cell>
          <table:table-cell office:value-type="float" office:value="0.0127574" calcext:value-type="float">
            <text:p>0.0127574</text:p>
          </table:table-cell>
          <table:table-cell office:value-type="float" office:value="0.0107431" calcext:value-type="float">
            <text:p>0.0107431</text:p>
          </table:table-cell>
          <table:table-cell office:value-type="float" office:value="0.0100716" calcext:value-type="float">
            <text:p>0.0100716</text:p>
          </table:table-cell>
          <table:table-cell office:value-type="float" office:value="0.00828111" calcext:value-type="float">
            <text:p>0.00828111</text:p>
          </table:table-cell>
          <table:table-cell office:value-type="float" office:value="0.00760967" calcext:value-type="float">
            <text:p>0.00760967</text:p>
          </table:table-cell>
          <table:table-cell office:value-type="float" office:value="0.00872874" calcext:value-type="float">
            <text:p>0.00872874</text:p>
          </table:table-cell>
          <table:table-cell office:value-type="float" office:value="0.00470009" calcext:value-type="float">
            <text:p>0.00470009</text:p>
          </table:table-cell>
          <table:table-cell office:value-type="float" office:value="0.00380483" calcext:value-type="float">
            <text:p>0.00380483</text:p>
          </table:table-cell>
          <table:table-cell office:value-type="float" office:value="0.00537153" calcext:value-type="float">
            <text:p>0.00537153</text:p>
          </table:table-cell>
          <table:table-cell office:value-type="float" office:value="0.00402865" calcext:value-type="float">
            <text:p>0.00402865</text:p>
          </table:table-cell>
          <table:table-cell office:value-type="float" office:value="0.00447628" calcext:value-type="float">
            <text:p>0.00447628</text:p>
          </table:table-cell>
          <table:table-cell table:number-columns-repeated="2" office:value-type="float" office:value="0.00358102" calcext:value-type="float">
            <text:p>0.00358102</text:p>
          </table:table-cell>
          <table:table-cell office:value-type="float" office:value="0.00335721" calcext:value-type="float">
            <text:p>0.00335721</text:p>
          </table:table-cell>
          <table:table-cell office:value-type="float" office:value="0.00290958" calcext:value-type="float">
            <text:p>0.00290958</text:p>
          </table:table-cell>
          <table:table-cell office:value-type="float" office:value="0.00179051" calcext:value-type="float">
            <text:p>0.00179051</text:p>
          </table:table-cell>
          <table:table-cell office:value-type="float" office:value="0.00268577" calcext:value-type="float">
            <text:p>0.00268577</text:p>
          </table:table-cell>
          <table:table-cell office:value-type="float" office:value="0.00201432" calcext:value-type="float">
            <text:p>0.00201432</text:p>
          </table:table-cell>
          <table:table-cell office:value-type="float" office:value="0.000671441" calcext:value-type="float">
            <text:p>0.000671441</text:p>
          </table:table-cell>
          <table:table-cell office:value-type="float" office:value="0.00179051" calcext:value-type="float">
            <text:p>0.00179051</text:p>
          </table:table-cell>
          <table:table-cell table:number-columns-repeated="2" office:value-type="float" office:value="0.00111907" calcext:value-type="float">
            <text:p>0.00111907</text:p>
          </table:table-cell>
          <table:table-cell office:value-type="float" office:value="0.0015667" calcext:value-type="float">
            <text:p>0.0015667</text:p>
          </table:table-cell>
          <table:table-cell office:value-type="float" office:value="0.000671441" calcext:value-type="float">
            <text:p>0.000671441</text:p>
          </table:table-cell>
          <table:table-cell office:value-type="float" office:value="0.00201432" calcext:value-type="float">
            <text:p>0.00201432</text:p>
          </table:table-cell>
          <table:table-cell table:number-columns-repeated="2" office:value-type="float" office:value="0.000895255" calcext:value-type="float">
            <text:p>0.000895255</text:p>
          </table:table-cell>
          <table:table-cell office:value-type="float" office:value="0.00134288" calcext:value-type="float">
            <text:p>0.00134288</text:p>
          </table:table-cell>
          <table:table-cell office:value-type="float" office:value="0.000671441" calcext:value-type="float">
            <text:p>0.000671441</text:p>
          </table:table-cell>
          <table:table-cell table:number-columns-repeated="2" office:value-type="float" office:value="0.00111907" calcext:value-type="float">
            <text:p>0.00111907</text:p>
          </table:table-cell>
          <table:table-cell office:value-type="float" office:value="0.000671441" calcext:value-type="float">
            <text:p>0.000671441</text:p>
          </table:table-cell>
          <table:table-cell table:number-columns-repeated="2" office:value-type="float" office:value="0.000223814" calcext:value-type="float">
            <text:p>0.000223814</text:p>
          </table:table-cell>
          <table:table-cell office:value-type="float" office:value="0.000447628" calcext:value-type="float">
            <text:p>0.000447628</text:p>
          </table:table-cell>
          <table:table-cell table:number-columns-repeated="2" office:value-type="float" office:value="0.000223814" calcext:value-type="float">
            <text:p>0.0002238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23814" calcext:value-type="float">
            <text:p>0.0002238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3814" calcext:value-type="float">
            <text:p>0.000223814</text:p>
          </table:table-cell>
          <table:table-cell office:value-type="float" office:value="0.000447628" calcext:value-type="float">
            <text:p>0.000447628</text:p>
          </table:table-cell>
          <table:table-cell office:value-type="float" office:value="0" calcext:value-type="float">
            <text:p>0</text:p>
          </table:table-cell>
          <table:table-cell office:value-type="float" office:value="0.000447628" calcext:value-type="float">
            <text:p>0.00044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7628" calcext:value-type="float">
            <text:p>0.000447628</text:p>
          </table:table-cell>
          <table:table-cell office:value-type="float" office:value="0.000223814" calcext:value-type="float">
            <text:p>0.000223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3814" calcext:value-type="float">
            <text:p>0.000223814</text:p>
          </table:table-cell>
          <table:table-cell office:value-type="float" office:value="0" calcext:value-type="float">
            <text:p>0</text:p>
          </table:table-cell>
          <table:table-cell office:value-type="float" office:value="0.000223814" calcext:value-type="float">
            <text:p>0.00022381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23814" calcext:value-type="float">
            <text:p>0.000223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3814" calcext:value-type="float">
            <text:p>0.0002238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23814" calcext:value-type="float">
            <text:p>0.00022381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17" calcext:value-type="float">
            <text:p>15.9817</text:p>
          </table:table-cell>
          <table:table-cell table:formula="of:=SUM([Sheet6.U158:.CW158])" office:value-type="float" office:value="0.0990522930000001" calcext:value-type="float">
            <text:p>0.099052293</text:p>
          </table:table-cell>
          <table:table-cell table:formula="of:=SUM([Sheet6.AE158:.CW158])" office:value-type="float" office:value="0.037454873" calcext:value-type="float">
            <text:p>0.037454873</text:p>
          </table:table-cell>
          <table:table-cell office:value-type="float" office:value="0.110334" calcext:value-type="float">
            <text:p>0.110334</text:p>
          </table:table-cell>
          <table:table-cell office:value-type="float" office:value="0.122518" calcext:value-type="float">
            <text:p>0.122518</text:p>
          </table:table-cell>
          <table:table-cell office:value-type="float" office:value="0.114395" calcext:value-type="float">
            <text:p>0.114395</text:p>
          </table:table-cell>
          <table:table-cell office:value-type="float" office:value="0.0893502" calcext:value-type="float">
            <text:p>0.0893502</text:p>
          </table:table-cell>
          <table:table-cell office:value-type="float" office:value="0.075361" calcext:value-type="float">
            <text:p>0.075361</text:p>
          </table:table-cell>
          <table:table-cell office:value-type="float" office:value="0.0631769" calcext:value-type="float">
            <text:p>0.0631769</text:p>
          </table:table-cell>
          <table:table-cell office:value-type="float" office:value="0.0512184" calcext:value-type="float">
            <text:p>0.0512184</text:p>
          </table:table-cell>
          <table:table-cell office:value-type="float" office:value="0.0406137" calcext:value-type="float">
            <text:p>0.0406137</text:p>
          </table:table-cell>
          <table:table-cell office:value-type="float" office:value="0.0329422" calcext:value-type="float">
            <text:p>0.0329422</text:p>
          </table:table-cell>
          <table:table-cell office:value-type="float" office:value="0.0302347" calcext:value-type="float">
            <text:p>0.0302347</text:p>
          </table:table-cell>
          <table:table-cell office:value-type="float" office:value="0.0221119" calcext:value-type="float">
            <text:p>0.0221119</text:p>
          </table:table-cell>
          <table:table-cell office:value-type="float" office:value="0.0277527" calcext:value-type="float">
            <text:p>0.0277527</text:p>
          </table:table-cell>
          <table:table-cell office:value-type="float" office:value="0.0155686" calcext:value-type="float">
            <text:p>0.0155686</text:p>
          </table:table-cell>
          <table:table-cell office:value-type="float" office:value="0.0178249" calcext:value-type="float">
            <text:p>0.0178249</text:p>
          </table:table-cell>
          <table:table-cell office:value-type="float" office:value="0.0151173" calcext:value-type="float">
            <text:p>0.0151173</text:p>
          </table:table-cell>
          <table:table-cell office:value-type="float" office:value="0.0124097" calcext:value-type="float">
            <text:p>0.0124097</text:p>
          </table:table-cell>
          <table:table-cell table:number-columns-repeated="3" office:value-type="float" office:value="0.0101534" calcext:value-type="float">
            <text:p>0.0101534</text:p>
          </table:table-cell>
          <table:table-cell office:value-type="float" office:value="0.00631769" calcext:value-type="float">
            <text:p>0.00631769</text:p>
          </table:table-cell>
          <table:table-cell office:value-type="float" office:value="0.00744585" calcext:value-type="float">
            <text:p>0.00744585</text:p>
          </table:table-cell>
          <table:table-cell office:value-type="float" office:value="0.00631769" calcext:value-type="float">
            <text:p>0.00631769</text:p>
          </table:table-cell>
          <table:table-cell office:value-type="float" office:value="0.00383574" calcext:value-type="float">
            <text:p>0.00383574</text:p>
          </table:table-cell>
          <table:table-cell office:value-type="float" office:value="0.00473827" calcext:value-type="float">
            <text:p>0.00473827</text:p>
          </table:table-cell>
          <table:table-cell office:value-type="float" office:value="0.00361011" calcext:value-type="float">
            <text:p>0.00361011</text:p>
          </table:table-cell>
          <table:table-cell office:value-type="float" office:value="0.00564079" calcext:value-type="float">
            <text:p>0.00564079</text:p>
          </table:table-cell>
          <table:table-cell table:number-columns-repeated="3" office:value-type="float" office:value="0.00338448" calcext:value-type="float">
            <text:p>0.00338448</text:p>
          </table:table-cell>
          <table:table-cell office:value-type="float" office:value="0.00293321" calcext:value-type="float">
            <text:p>0.00293321</text:p>
          </table:table-cell>
          <table:table-cell table:number-columns-repeated="2" office:value-type="float" office:value="0.00270758" calcext:value-type="float">
            <text:p>0.00270758</text:p>
          </table:table-cell>
          <table:table-cell office:value-type="float" office:value="0.00180505" calcext:value-type="float">
            <text:p>0.00180505</text:p>
          </table:table-cell>
          <table:table-cell office:value-type="float" office:value="0.00157942" calcext:value-type="float">
            <text:p>0.00157942</text:p>
          </table:table-cell>
          <table:table-cell office:value-type="float" office:value="0.00203069" calcext:value-type="float">
            <text:p>0.00203069</text:p>
          </table:table-cell>
          <table:table-cell office:value-type="float" office:value="0.000451264" calcext:value-type="float">
            <text:p>0.000451264</text:p>
          </table:table-cell>
          <table:table-cell office:value-type="float" office:value="0.00157942" calcext:value-type="float">
            <text:p>0.00157942</text:p>
          </table:table-cell>
          <table:table-cell table:number-columns-repeated="2" office:value-type="float" office:value="0.00112816" calcext:value-type="float">
            <text:p>0.00112816</text:p>
          </table:table-cell>
          <table:table-cell office:value-type="float" office:value="0.000902527" calcext:value-type="float">
            <text:p>0.000902527</text:p>
          </table:table-cell>
          <table:table-cell office:value-type="float" office:value="0.00157942" calcext:value-type="float">
            <text:p>0.00157942</text:p>
          </table:table-cell>
          <table:table-cell office:value-type="float" office:value="0.000902527" calcext:value-type="float">
            <text:p>0.000902527</text:p>
          </table:table-cell>
          <table:table-cell office:value-type="float" office:value="0.000676895" calcext:value-type="float">
            <text:p>0.000676895</text:p>
          </table:table-cell>
          <table:table-cell office:value-type="float" office:value="0.000902527" calcext:value-type="float">
            <text:p>0.000902527</text:p>
          </table:table-cell>
          <table:table-cell table:number-columns-repeated="2" office:value-type="float" office:value="0.000676895" calcext:value-type="float">
            <text:p>0.000676895</text:p>
          </table:table-cell>
          <table:table-cell office:value-type="float" office:value="0.000225632" calcext:value-type="float">
            <text:p>0.000225632</text:p>
          </table:table-cell>
          <table:table-cell office:value-type="float" office:value="0.000676895" calcext:value-type="float">
            <text:p>0.000676895</text:p>
          </table:table-cell>
          <table:table-cell office:value-type="float" office:value="0" calcext:value-type="float">
            <text:p>0</text:p>
          </table:table-cell>
          <table:table-cell office:value-type="float" office:value="0.000676895" calcext:value-type="float">
            <text:p>0.000676895</text:p>
          </table:table-cell>
          <table:table-cell office:value-type="float" office:value="0.000451264" calcext:value-type="float">
            <text:p>0.000451264</text:p>
          </table:table-cell>
          <table:table-cell table:number-columns-repeated="3" office:value-type="float" office:value="0.000225632" calcext:value-type="float">
            <text:p>0.000225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25632" calcext:value-type="float">
            <text:p>0.000225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02527" calcext:value-type="float">
            <text:p>0.00090252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225632" calcext:value-type="float">
            <text:p>0.0002256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25632" calcext:value-type="float">
            <text:p>0.000225632</text:p>
          </table:table-cell>
          <table:table-cell office:value-type="float" office:value="0" calcext:value-type="float">
            <text:p>0</text:p>
          </table:table-cell>
          <table:table-cell office:value-type="float" office:value="0.000225632" calcext:value-type="float">
            <text:p>0.000225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5632" calcext:value-type="float">
            <text:p>0.0002256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5632" calcext:value-type="float">
            <text:p>0.0002256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25632" calcext:value-type="float">
            <text:p>0.0002256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25632" calcext:value-type="float">
            <text:p>0.00022563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115" calcext:value-type="float">
            <text:p>16.0115</text:p>
          </table:table-cell>
          <table:table-cell table:formula="of:=SUM([Sheet6.U159:.CW159])" office:value-type="float" office:value="0.0960718190000001" calcext:value-type="float">
            <text:p>0.096071819</text:p>
          </table:table-cell>
          <table:table-cell table:formula="of:=SUM([Sheet6.AE159:.CW159])" office:value-type="float" office:value="0.037261499" calcext:value-type="float">
            <text:p>0.037261499</text:p>
          </table:table-cell>
          <table:table-cell office:value-type="float" office:value="0.102132" calcext:value-type="float">
            <text:p>0.102132</text:p>
          </table:table-cell>
          <table:table-cell office:value-type="float" office:value="0.125028" calcext:value-type="float">
            <text:p>0.125028</text:p>
          </table:table-cell>
          <table:table-cell office:value-type="float" office:value="0.118967" calcext:value-type="float">
            <text:p>0.118967</text:p>
          </table:table-cell>
          <table:table-cell office:value-type="float" office:value="0.0915825" calcext:value-type="float">
            <text:p>0.0915825</text:p>
          </table:table-cell>
          <table:table-cell office:value-type="float" office:value="0.074523" calcext:value-type="float">
            <text:p>0.074523</text:p>
          </table:table-cell>
          <table:table-cell office:value-type="float" office:value="0.0615039" calcext:value-type="float">
            <text:p>0.0615039</text:p>
          </table:table-cell>
          <table:table-cell office:value-type="float" office:value="0.0505051" calcext:value-type="float">
            <text:p>0.0505051</text:p>
          </table:table-cell>
          <table:table-cell office:value-type="float" office:value="0.040404" calcext:value-type="float">
            <text:p>0.040404</text:p>
          </table:table-cell>
          <table:table-cell office:value-type="float" office:value="0.0361392" calcext:value-type="float">
            <text:p>0.0361392</text:p>
          </table:table-cell>
          <table:table-cell office:value-type="float" office:value="0.0285073" calcext:value-type="float">
            <text:p>0.0285073</text:p>
          </table:table-cell>
          <table:table-cell office:value-type="float" office:value="0.0251403" calcext:value-type="float">
            <text:p>0.0251403</text:p>
          </table:table-cell>
          <table:table-cell office:value-type="float" office:value="0.0228956" calcext:value-type="float">
            <text:p>0.0228956</text:p>
          </table:table-cell>
          <table:table-cell office:value-type="float" office:value="0.0204265" calcext:value-type="float">
            <text:p>0.0204265</text:p>
          </table:table-cell>
          <table:table-cell office:value-type="float" office:value="0.0141414" calcext:value-type="float">
            <text:p>0.0141414</text:p>
          </table:table-cell>
          <table:table-cell office:value-type="float" office:value="0.0154882" calcext:value-type="float">
            <text:p>0.0154882</text:p>
          </table:table-cell>
          <table:table-cell office:value-type="float" office:value="0.0127946" calcext:value-type="float">
            <text:p>0.0127946</text:p>
          </table:table-cell>
          <table:table-cell office:value-type="float" office:value="0.00987654" calcext:value-type="float">
            <text:p>0.00987654</text:p>
          </table:table-cell>
          <table:table-cell office:value-type="float" office:value="0.00875421" calcext:value-type="float">
            <text:p>0.00875421</text:p>
          </table:table-cell>
          <table:table-cell office:value-type="float" office:value="0.00942761" calcext:value-type="float">
            <text:p>0.00942761</text:p>
          </table:table-cell>
          <table:table-cell office:value-type="float" office:value="0.00516274" calcext:value-type="float">
            <text:p>0.00516274</text:p>
          </table:table-cell>
          <table:table-cell office:value-type="float" office:value="0.00763187" calcext:value-type="float">
            <text:p>0.00763187</text:p>
          </table:table-cell>
          <table:table-cell office:value-type="float" office:value="0.00673401" calcext:value-type="float">
            <text:p>0.00673401</text:p>
          </table:table-cell>
          <table:table-cell office:value-type="float" office:value="0.00426487" calcext:value-type="float">
            <text:p>0.00426487</text:p>
          </table:table-cell>
          <table:table-cell office:value-type="float" office:value="0.00448934" calcext:value-type="float">
            <text:p>0.00448934</text:p>
          </table:table-cell>
          <table:table-cell office:value-type="float" office:value="0.0047138" calcext:value-type="float">
            <text:p>0.0047138</text:p>
          </table:table-cell>
          <table:table-cell office:value-type="float" office:value="0.00426487" calcext:value-type="float">
            <text:p>0.00426487</text:p>
          </table:table-cell>
          <table:table-cell office:value-type="float" office:value="0.003367" calcext:value-type="float">
            <text:p>0.003367</text:p>
          </table:table-cell>
          <table:table-cell office:value-type="float" office:value="0.00381594" calcext:value-type="float">
            <text:p>0.00381594</text:p>
          </table:table-cell>
          <table:table-cell office:value-type="float" office:value="0.00359147" calcext:value-type="float">
            <text:p>0.00359147</text:p>
          </table:table-cell>
          <table:table-cell office:value-type="float" office:value="0.00314254" calcext:value-type="float">
            <text:p>0.00314254</text:p>
          </table:table-cell>
          <table:table-cell office:value-type="float" office:value="0.0020202" calcext:value-type="float">
            <text:p>0.0020202</text:p>
          </table:table-cell>
          <table:table-cell office:value-type="float" office:value="0.00224467" calcext:value-type="float">
            <text:p>0.00224467</text:p>
          </table:table-cell>
          <table:table-cell office:value-type="float" office:value="0.00112233" calcext:value-type="float">
            <text:p>0.00112233</text:p>
          </table:table-cell>
          <table:table-cell office:value-type="float" office:value="0.00179574" calcext:value-type="float">
            <text:p>0.00179574</text:p>
          </table:table-cell>
          <table:table-cell table:number-columns-repeated="2" office:value-type="float" office:value="0.00157127" calcext:value-type="float">
            <text:p>0.00157127</text:p>
          </table:table-cell>
          <table:table-cell office:value-type="float" office:value="0.00112233" calcext:value-type="float">
            <text:p>0.00112233</text:p>
          </table:table-cell>
          <table:table-cell office:value-type="float" office:value="0.00157127" calcext:value-type="float">
            <text:p>0.00157127</text:p>
          </table:table-cell>
          <table:table-cell table:number-columns-repeated="2" office:value-type="float" office:value="0.00112233" calcext:value-type="float">
            <text:p>0.00112233</text:p>
          </table:table-cell>
          <table:table-cell office:value-type="float" office:value="0.0020202" calcext:value-type="float">
            <text:p>0.0020202</text:p>
          </table:table-cell>
          <table:table-cell office:value-type="float" office:value="0.000673401" calcext:value-type="float">
            <text:p>0.000673401</text:p>
          </table:table-cell>
          <table:table-cell office:value-type="float" office:value="0.00112233" calcext:value-type="float">
            <text:p>0.00112233</text:p>
          </table:table-cell>
          <table:table-cell office:value-type="float" office:value="0.000897868" calcext:value-type="float">
            <text:p>0.000897868</text:p>
          </table:table-cell>
          <table:table-cell office:value-type="float" office:value="0.000673401" calcext:value-type="float">
            <text:p>0.000673401</text:p>
          </table:table-cell>
          <table:table-cell office:value-type="float" office:value="0.000224467" calcext:value-type="float">
            <text:p>0.00022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8934" calcext:value-type="float">
            <text:p>0.000448934</text:p>
          </table:table-cell>
          <table:table-cell office:value-type="float" office:value="0.000224467" calcext:value-type="float">
            <text:p>0.000224467</text:p>
          </table:table-cell>
          <table:table-cell office:value-type="float" office:value="0" calcext:value-type="float">
            <text:p>0</text:p>
          </table:table-cell>
          <table:table-cell office:value-type="float" office:value="0.000673401" calcext:value-type="float">
            <text:p>0.000673401</text:p>
          </table:table-cell>
          <table:table-cell office:value-type="float" office:value="0.000448934" calcext:value-type="float">
            <text:p>0.0004489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24467" calcext:value-type="float">
            <text:p>0.0002244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4467" calcext:value-type="float">
            <text:p>0.000224467</text:p>
          </table:table-cell>
          <table:table-cell table:number-columns-repeated="2" office:value-type="float" office:value="0.000448934" calcext:value-type="float">
            <text:p>0.000448934</text:p>
          </table:table-cell>
          <table:table-cell office:value-type="float" office:value="0" calcext:value-type="float">
            <text:p>0</text:p>
          </table:table-cell>
          <table:table-cell office:value-type="float" office:value="0.000673401" calcext:value-type="float">
            <text:p>0.0006734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673401" calcext:value-type="float">
            <text:p>0.0006734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0.000224467" calcext:value-type="float">
            <text:p>0.000224467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0224467" calcext:value-type="float">
            <text:p>0.0002244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4467" calcext:value-type="float">
            <text:p>0.00022446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13" calcext:value-type="float">
            <text:p>16.0413</text:p>
          </table:table-cell>
          <table:table-cell table:formula="of:=SUM([Sheet6.U160:.CW160])" office:value-type="float" office:value="0.0949381260000001" calcext:value-type="float">
            <text:p>0.094938126</text:p>
          </table:table-cell>
          <table:table-cell table:formula="of:=SUM([Sheet6.AE160:.CW160])" office:value-type="float" office:value="0.036895386" calcext:value-type="float">
            <text:p>0.036895386</text:p>
          </table:table-cell>
          <table:table-cell office:value-type="float" office:value="0.0980877" calcext:value-type="float">
            <text:p>0.0980877</text:p>
          </table:table-cell>
          <table:table-cell office:value-type="float" office:value="0.124184" calcext:value-type="float">
            <text:p>0.124184</text:p>
          </table:table-cell>
          <table:table-cell office:value-type="float" office:value="0.121485" calcext:value-type="float">
            <text:p>0.121485</text:p>
          </table:table-cell>
          <table:table-cell office:value-type="float" office:value="0.0922385" calcext:value-type="float">
            <text:p>0.0922385</text:p>
          </table:table-cell>
          <table:table-cell office:value-type="float" office:value="0.0728909" calcext:value-type="float">
            <text:p>0.0728909</text:p>
          </table:table-cell>
          <table:table-cell office:value-type="float" office:value="0.0623172" calcext:value-type="float">
            <text:p>0.0623172</text:p>
          </table:table-cell>
          <table:table-cell office:value-type="float" office:value="0.0447694" calcext:value-type="float">
            <text:p>0.0447694</text:p>
          </table:table-cell>
          <table:table-cell office:value-type="float" office:value="0.0411699" calcext:value-type="float">
            <text:p>0.0411699</text:p>
          </table:table-cell>
          <table:table-cell office:value-type="float" office:value="0.0368954" calcext:value-type="float">
            <text:p>0.0368954</text:p>
          </table:table-cell>
          <table:table-cell office:value-type="float" office:value="0.0303712" calcext:value-type="float">
            <text:p>0.0303712</text:p>
          </table:table-cell>
          <table:table-cell office:value-type="float" office:value="0.0256468" calcext:value-type="float">
            <text:p>0.0256468</text:p>
          </table:table-cell>
          <table:table-cell office:value-type="float" office:value="0.023622" calcext:value-type="float">
            <text:p>0.023622</text:p>
          </table:table-cell>
          <table:table-cell office:value-type="float" office:value="0.0188976" calcext:value-type="float">
            <text:p>0.0188976</text:p>
          </table:table-cell>
          <table:table-cell office:value-type="float" office:value="0.0195726" calcext:value-type="float">
            <text:p>0.0195726</text:p>
          </table:table-cell>
          <table:table-cell office:value-type="float" office:value="0.0166479" calcext:value-type="float">
            <text:p>0.0166479</text:p>
          </table:table-cell>
          <table:table-cell office:value-type="float" office:value="0.0110236" calcext:value-type="float">
            <text:p>0.0110236</text:p>
          </table:table-cell>
          <table:table-cell office:value-type="float" office:value="0.00787402" calcext:value-type="float">
            <text:p>0.00787402</text:p>
          </table:table-cell>
          <table:table-cell office:value-type="float" office:value="0.00832396" calcext:value-type="float">
            <text:p>0.00832396</text:p>
          </table:table-cell>
          <table:table-cell office:value-type="float" office:value="0.00742407" calcext:value-type="float">
            <text:p>0.00742407</text:p>
          </table:table-cell>
          <table:table-cell office:value-type="float" office:value="0.00629921" calcext:value-type="float">
            <text:p>0.00629921</text:p>
          </table:table-cell>
          <table:table-cell office:value-type="float" office:value="0.0071991" calcext:value-type="float">
            <text:p>0.0071991</text:p>
          </table:table-cell>
          <table:table-cell office:value-type="float" office:value="0.00449944" calcext:value-type="float">
            <text:p>0.00449944</text:p>
          </table:table-cell>
          <table:table-cell office:value-type="float" office:value="0.00494938" calcext:value-type="float">
            <text:p>0.00494938</text:p>
          </table:table-cell>
          <table:table-cell office:value-type="float" office:value="0.00629921" calcext:value-type="float">
            <text:p>0.00629921</text:p>
          </table:table-cell>
          <table:table-cell office:value-type="float" office:value="0.00539933" calcext:value-type="float">
            <text:p>0.00539933</text:p>
          </table:table-cell>
          <table:table-cell office:value-type="float" office:value="0.00292463" calcext:value-type="float">
            <text:p>0.00292463</text:p>
          </table:table-cell>
          <table:table-cell office:value-type="float" office:value="0.00472441" calcext:value-type="float">
            <text:p>0.00472441</text:p>
          </table:table-cell>
          <table:table-cell office:value-type="float" office:value="0.00449944" calcext:value-type="float">
            <text:p>0.00449944</text:p>
          </table:table-cell>
          <table:table-cell office:value-type="float" office:value="0.00269966" calcext:value-type="float">
            <text:p>0.00269966</text:p>
          </table:table-cell>
          <table:table-cell office:value-type="float" office:value="0.00247469" calcext:value-type="float">
            <text:p>0.00247469</text:p>
          </table:table-cell>
          <table:table-cell office:value-type="float" office:value="0.00134983" calcext:value-type="float">
            <text:p>0.00134983</text:p>
          </table:table-cell>
          <table:table-cell office:value-type="float" office:value="0.00292463" calcext:value-type="float">
            <text:p>0.00292463</text:p>
          </table:table-cell>
          <table:table-cell office:value-type="float" office:value="0.00179978" calcext:value-type="float">
            <text:p>0.00179978</text:p>
          </table:table-cell>
          <table:table-cell office:value-type="float" office:value="0.000674916" calcext:value-type="float">
            <text:p>0.000674916</text:p>
          </table:table-cell>
          <table:table-cell office:value-type="float" office:value="0.00269966" calcext:value-type="float">
            <text:p>0.00269966</text:p>
          </table:table-cell>
          <table:table-cell office:value-type="float" office:value="0.00179978" calcext:value-type="float">
            <text:p>0.00179978</text:p>
          </table:table-cell>
          <table:table-cell office:value-type="float" office:value="0.00112486" calcext:value-type="float">
            <text:p>0.00112486</text:p>
          </table:table-cell>
          <table:table-cell office:value-type="float" office:value="0.000674916" calcext:value-type="float">
            <text:p>0.000674916</text:p>
          </table:table-cell>
          <table:table-cell office:value-type="float" office:value="0.00134983" calcext:value-type="float">
            <text:p>0.00134983</text:p>
          </table:table-cell>
          <table:table-cell office:value-type="float" office:value="0.0015748" calcext:value-type="float">
            <text:p>0.0015748</text:p>
          </table:table-cell>
          <table:table-cell office:value-type="float" office:value="0.00134983" calcext:value-type="float">
            <text:p>0.00134983</text:p>
          </table:table-cell>
          <table:table-cell office:value-type="float" office:value="0.000899888" calcext:value-type="float">
            <text:p>0.000899888</text:p>
          </table:table-cell>
          <table:table-cell office:value-type="float" office:value="0.0015748" calcext:value-type="float">
            <text:p>0.0015748</text:p>
          </table:table-cell>
          <table:table-cell office:value-type="float" office:value="0.00112486" calcext:value-type="float">
            <text:p>0.00112486</text:p>
          </table:table-cell>
          <table:table-cell office:value-type="float" office:value="0.000449944" calcext:value-type="float">
            <text:p>0.000449944</text:p>
          </table:table-cell>
          <table:table-cell office:value-type="float" office:value="0.000899888" calcext:value-type="float">
            <text:p>0.000899888</text:p>
          </table:table-cell>
          <table:table-cell table:number-columns-repeated="2" office:value-type="float" office:value="0.000224972" calcext:value-type="float">
            <text:p>0.000224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4972" calcext:value-type="float">
            <text:p>0.000224972</text:p>
          </table:table-cell>
          <table:table-cell office:value-type="float" office:value="0" calcext:value-type="float">
            <text:p>0</text:p>
          </table:table-cell>
          <table:table-cell office:value-type="float" office:value="0.000224972" calcext:value-type="float">
            <text:p>0.000224972</text:p>
          </table:table-cell>
          <table:table-cell office:value-type="float" office:value="0.000449944" calcext:value-type="float">
            <text:p>0.000449944</text:p>
          </table:table-cell>
          <table:table-cell table:number-columns-repeated="2" office:value-type="float" office:value="0.000224972" calcext:value-type="float">
            <text:p>0.0002249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4972" calcext:value-type="float">
            <text:p>0.000224972</text:p>
          </table:table-cell>
          <table:table-cell office:value-type="float" office:value="0.000674916" calcext:value-type="float">
            <text:p>0.000674916</text:p>
          </table:table-cell>
          <table:table-cell office:value-type="float" office:value="0.000224972" calcext:value-type="float">
            <text:p>0.000224972</text:p>
          </table:table-cell>
          <table:table-cell office:value-type="float" office:value="0" calcext:value-type="float">
            <text:p>0</text:p>
          </table:table-cell>
          <table:table-cell office:value-type="float" office:value="0.000224972" calcext:value-type="float">
            <text:p>0.000224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4972" calcext:value-type="float">
            <text:p>0.000224972</text:p>
          </table:table-cell>
          <table:table-cell office:value-type="float" office:value="0.000449944" calcext:value-type="float">
            <text:p>0.00044994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24972" calcext:value-type="float">
            <text:p>0.0002249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24972" calcext:value-type="float">
            <text:p>0.0002249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24972" calcext:value-type="float">
            <text:p>0.000224972</text:p>
          </table:table-cell>
          <table:table-cell office:value-type="float" office:value="0" calcext:value-type="float">
            <text:p>0</text:p>
          </table:table-cell>
          <table:table-cell office:value-type="float" office:value="0.000224972" calcext:value-type="float">
            <text:p>0.00022497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711" calcext:value-type="float">
            <text:p>16.0711</text:p>
          </table:table-cell>
          <table:table-cell table:formula="of:=SUM([Sheet6.U161:.CW161])" office:value-type="float" office:value="0.095451505" calcext:value-type="float">
            <text:p>0.095451505</text:p>
          </table:table-cell>
          <table:table-cell table:formula="of:=SUM([Sheet6.AE161:.CW161])" office:value-type="float" office:value="0.036522525" calcext:value-type="float">
            <text:p>0.036522525</text:p>
          </table:table-cell>
          <table:table-cell office:value-type="float" office:value="0.101501" calcext:value-type="float">
            <text:p>0.101501</text:p>
          </table:table-cell>
          <table:table-cell office:value-type="float" office:value="0.123684" calcext:value-type="float">
            <text:p>0.123684</text:p>
          </table:table-cell>
          <table:table-cell office:value-type="float" office:value="0.116289" calcext:value-type="float">
            <text:p>0.116289</text:p>
          </table:table-cell>
          <table:table-cell office:value-type="float" office:value="0.0979162" calcext:value-type="float">
            <text:p>0.0979162</text:p>
          </table:table-cell>
          <table:table-cell office:value-type="float" office:value="0.0678916" calcext:value-type="float">
            <text:p>0.0678916</text:p>
          </table:table-cell>
          <table:table-cell office:value-type="float" office:value="0.0643065" calcext:value-type="float">
            <text:p>0.0643065</text:p>
          </table:table-cell>
          <table:table-cell office:value-type="float" office:value="0.0497423" calcext:value-type="float">
            <text:p>0.0497423</text:p>
          </table:table-cell>
          <table:table-cell office:value-type="float" office:value="0.0425723" calcext:value-type="float">
            <text:p>0.0425723</text:p>
          </table:table-cell>
          <table:table-cell office:value-type="float" office:value="0.0340578" calcext:value-type="float">
            <text:p>0.0340578</text:p>
          </table:table-cell>
          <table:table-cell table:number-columns-repeated="2" office:value-type="float" office:value="0.0257674" calcext:value-type="float">
            <text:p>0.0257674</text:p>
          </table:table-cell>
          <table:table-cell office:value-type="float" office:value="0.0206139" calcext:value-type="float">
            <text:p>0.0206139</text:p>
          </table:table-cell>
          <table:table-cell office:value-type="float" office:value="0.0212861" calcext:value-type="float">
            <text:p>0.0212861</text:p>
          </table:table-cell>
          <table:table-cell office:value-type="float" office:value="0.0185974" calcext:value-type="float">
            <text:p>0.0185974</text:p>
          </table:table-cell>
          <table:table-cell office:value-type="float" office:value="0.0165808" calcext:value-type="float">
            <text:p>0.0165808</text:p>
          </table:table-cell>
          <table:table-cell office:value-type="float" office:value="0.0118754" calcext:value-type="float">
            <text:p>0.0118754</text:p>
          </table:table-cell>
          <table:table-cell office:value-type="float" office:value="0.00672194" calcext:value-type="float">
            <text:p>0.00672194</text:p>
          </table:table-cell>
          <table:table-cell office:value-type="float" office:value="0.00941071" calcext:value-type="float">
            <text:p>0.00941071</text:p>
          </table:table-cell>
          <table:table-cell table:number-columns-repeated="2" office:value-type="float" office:value="0.00672194" calcext:value-type="float">
            <text:p>0.00672194</text:p>
          </table:table-cell>
          <table:table-cell office:value-type="float" office:value="0.00717006" calcext:value-type="float">
            <text:p>0.00717006</text:p>
          </table:table-cell>
          <table:table-cell office:value-type="float" office:value="0.00582568" calcext:value-type="float">
            <text:p>0.00582568</text:p>
          </table:table-cell>
          <table:table-cell office:value-type="float" office:value="0.00492942" calcext:value-type="float">
            <text:p>0.00492942</text:p>
          </table:table-cell>
          <table:table-cell office:value-type="float" office:value="0.00604974" calcext:value-type="float">
            <text:p>0.00604974</text:p>
          </table:table-cell>
          <table:table-cell office:value-type="float" office:value="0.00470536" calcext:value-type="float">
            <text:p>0.00470536</text:p>
          </table:table-cell>
          <table:table-cell office:value-type="float" office:value="0.00336097" calcext:value-type="float">
            <text:p>0.00336097</text:p>
          </table:table-cell>
          <table:table-cell table:number-columns-repeated="2" office:value-type="float" office:value="0.00403316" calcext:value-type="float">
            <text:p>0.00403316</text:p>
          </table:table-cell>
          <table:table-cell office:value-type="float" office:value="0.0031369" calcext:value-type="float">
            <text:p>0.0031369</text:p>
          </table:table-cell>
          <table:table-cell office:value-type="float" office:value="0.00246471" calcext:value-type="float">
            <text:p>0.00246471</text:p>
          </table:table-cell>
          <table:table-cell office:value-type="float" office:value="0.00156845" calcext:value-type="float">
            <text:p>0.00156845</text:p>
          </table:table-cell>
          <table:table-cell office:value-type="float" office:value="0.00179252" calcext:value-type="float">
            <text:p>0.00179252</text:p>
          </table:table-cell>
          <table:table-cell table:number-columns-repeated="2" office:value-type="float" office:value="0.00201658" calcext:value-type="float">
            <text:p>0.00201658</text:p>
          </table:table-cell>
          <table:table-cell office:value-type="float" office:value="0.000896258" calcext:value-type="float">
            <text:p>0.000896258</text:p>
          </table:table-cell>
          <table:table-cell office:value-type="float" office:value="0.00246471" calcext:value-type="float">
            <text:p>0.00246471</text:p>
          </table:table-cell>
          <table:table-cell office:value-type="float" office:value="0.00201658" calcext:value-type="float">
            <text:p>0.00201658</text:p>
          </table:table-cell>
          <table:table-cell office:value-type="float" office:value="0.00134439" calcext:value-type="float">
            <text:p>0.00134439</text:p>
          </table:table-cell>
          <table:table-cell office:value-type="float" office:value="0.000672194" calcext:value-type="float">
            <text:p>0.000672194</text:p>
          </table:table-cell>
          <table:table-cell office:value-type="float" office:value="0.00179252" calcext:value-type="float">
            <text:p>0.00179252</text:p>
          </table:table-cell>
          <table:table-cell office:value-type="float" office:value="0.00134439" calcext:value-type="float">
            <text:p>0.00134439</text:p>
          </table:table-cell>
          <table:table-cell office:value-type="float" office:value="0.000448129" calcext:value-type="float">
            <text:p>0.000448129</text:p>
          </table:table-cell>
          <table:table-cell table:number-columns-repeated="2" office:value-type="float" office:value="0.00112032" calcext:value-type="float">
            <text:p>0.00112032</text:p>
          </table:table-cell>
          <table:table-cell office:value-type="float" office:value="0.000224065" calcext:value-type="float">
            <text:p>0.000224065</text:p>
          </table:table-cell>
          <table:table-cell table:number-columns-repeated="2" office:value-type="float" office:value="0.000448129" calcext:value-type="float">
            <text:p>0.000448129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224065" calcext:value-type="float">
            <text:p>0.0002240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72194" calcext:value-type="float">
            <text:p>0.000672194</text:p>
          </table:table-cell>
          <table:table-cell office:value-type="float" office:value="0.000224065" calcext:value-type="float">
            <text:p>0.00022406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00224065" calcext:value-type="float">
            <text:p>0.000224065</text:p>
          </table:table-cell>
          <table:table-cell office:value-type="float" office:value="0.000448129" calcext:value-type="float">
            <text:p>0.000448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24065" calcext:value-type="float">
            <text:p>0.000224065</text:p>
          </table:table-cell>
          <table:table-cell office:value-type="float" office:value="0.000448129" calcext:value-type="float">
            <text:p>0.000448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4065" calcext:value-type="float">
            <text:p>0.00022406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24065" calcext:value-type="float">
            <text:p>0.0002240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448129" calcext:value-type="float">
            <text:p>0.000448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4065" calcext:value-type="float">
            <text:p>0.0002240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09" calcext:value-type="float">
            <text:p>16.1009</text:p>
          </table:table-cell>
          <table:table-cell table:formula="of:=SUM([Sheet6.U162:.CW162])" office:value-type="float" office:value="0.0956755729999999" calcext:value-type="float">
            <text:p>0.095675573</text:p>
          </table:table-cell>
          <table:table-cell table:formula="of:=SUM([Sheet6.AE162:.CW162])" office:value-type="float" office:value="0.034730013" calcext:value-type="float">
            <text:p>0.034730013</text:p>
          </table:table-cell>
          <table:table-cell office:value-type="float" office:value="0.0956756" calcext:value-type="float">
            <text:p>0.0956756</text:p>
          </table:table-cell>
          <table:table-cell office:value-type="float" office:value="0.127493" calcext:value-type="float">
            <text:p>0.127493</text:p>
          </table:table-cell>
          <table:table-cell office:value-type="float" office:value="0.115169" calcext:value-type="float">
            <text:p>0.115169</text:p>
          </table:table-cell>
          <table:table-cell office:value-type="float" office:value="0.0997087" calcext:value-type="float">
            <text:p>0.0997087</text:p>
          </table:table-cell>
          <table:table-cell office:value-type="float" office:value="0.0768541" calcext:value-type="float">
            <text:p>0.0768541</text:p>
          </table:table-cell>
          <table:table-cell office:value-type="float" office:value="0.058929" calcext:value-type="float">
            <text:p>0.058929</text:p>
          </table:table-cell>
          <table:table-cell office:value-type="float" office:value="0.0454851" calcext:value-type="float">
            <text:p>0.0454851</text:p>
          </table:table-cell>
          <table:table-cell office:value-type="float" office:value="0.0459332" calcext:value-type="float">
            <text:p>0.0459332</text:p>
          </table:table-cell>
          <table:table-cell office:value-type="float" office:value="0.0338337" calcext:value-type="float">
            <text:p>0.0338337</text:p>
          </table:table-cell>
          <table:table-cell office:value-type="float" office:value="0.024423" calcext:value-type="float">
            <text:p>0.024423</text:p>
          </table:table-cell>
          <table:table-cell office:value-type="float" office:value="0.0253193" calcext:value-type="float">
            <text:p>0.0253193</text:p>
          </table:table-cell>
          <table:table-cell office:value-type="float" office:value="0.0203899" calcext:value-type="float">
            <text:p>0.0203899</text:p>
          </table:table-cell>
          <table:table-cell office:value-type="float" office:value="0.0215102" calcext:value-type="float">
            <text:p>0.0215102</text:p>
          </table:table-cell>
          <table:table-cell office:value-type="float" office:value="0.0185974" calcext:value-type="float">
            <text:p>0.0185974</text:p>
          </table:table-cell>
          <table:table-cell office:value-type="float" office:value="0.0145642" calcext:value-type="float">
            <text:p>0.0145642</text:p>
          </table:table-cell>
          <table:table-cell office:value-type="float" office:value="0.0109792" calcext:value-type="float">
            <text:p>0.0109792</text:p>
          </table:table-cell>
          <table:table-cell office:value-type="float" office:value="0.00985884" calcext:value-type="float">
            <text:p>0.00985884</text:p>
          </table:table-cell>
          <table:table-cell office:value-type="float" office:value="0.00829039" calcext:value-type="float">
            <text:p>0.00829039</text:p>
          </table:table-cell>
          <table:table-cell office:value-type="float" office:value="0.00873852" calcext:value-type="float">
            <text:p>0.00873852</text:p>
          </table:table-cell>
          <table:table-cell office:value-type="float" office:value="0.00649787" calcext:value-type="float">
            <text:p>0.00649787</text:p>
          </table:table-cell>
          <table:table-cell office:value-type="float" office:value="0.00717006" calcext:value-type="float">
            <text:p>0.00717006</text:p>
          </table:table-cell>
          <table:table-cell table:number-columns-repeated="2" office:value-type="float" office:value="0.00627381" calcext:value-type="float">
            <text:p>0.00627381</text:p>
          </table:table-cell>
          <table:table-cell office:value-type="float" office:value="0.00492942" calcext:value-type="float">
            <text:p>0.00492942</text:p>
          </table:table-cell>
          <table:table-cell office:value-type="float" office:value="0.00291284" calcext:value-type="float">
            <text:p>0.00291284</text:p>
          </table:table-cell>
          <table:table-cell office:value-type="float" office:value="0.00448129" calcext:value-type="float">
            <text:p>0.00448129</text:p>
          </table:table-cell>
          <table:table-cell office:value-type="float" office:value="0.00537755" calcext:value-type="float">
            <text:p>0.00537755</text:p>
          </table:table-cell>
          <table:table-cell office:value-type="float" office:value="0.00246471" calcext:value-type="float">
            <text:p>0.00246471</text:p>
          </table:table-cell>
          <table:table-cell office:value-type="float" office:value="0.00336097" calcext:value-type="float">
            <text:p>0.00336097</text:p>
          </table:table-cell>
          <table:table-cell office:value-type="float" office:value="0.00246471" calcext:value-type="float">
            <text:p>0.00246471</text:p>
          </table:table-cell>
          <table:table-cell office:value-type="float" office:value="0.00134439" calcext:value-type="float">
            <text:p>0.00134439</text:p>
          </table:table-cell>
          <table:table-cell office:value-type="float" office:value="0.0031369" calcext:value-type="float">
            <text:p>0.0031369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0.00291284" calcext:value-type="float">
            <text:p>0.00291284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0.00179252" calcext:value-type="float">
            <text:p>0.00179252</text:p>
          </table:table-cell>
          <table:table-cell office:value-type="float" office:value="0.00156845" calcext:value-type="float">
            <text:p>0.00156845</text:p>
          </table:table-cell>
          <table:table-cell office:value-type="float" office:value="0.000448129" calcext:value-type="float">
            <text:p>0.000448129</text:p>
          </table:table-cell>
          <table:table-cell office:value-type="float" office:value="0.000896258" calcext:value-type="float">
            <text:p>0.000896258</text:p>
          </table:table-cell>
          <table:table-cell table:number-columns-repeated="2" office:value-type="float" office:value="0.00134439" calcext:value-type="float">
            <text:p>0.00134439</text:p>
          </table:table-cell>
          <table:table-cell office:value-type="float" office:value="0.000672194" calcext:value-type="float">
            <text:p>0.000672194</text:p>
          </table:table-cell>
          <table:table-cell office:value-type="float" office:value="0.000896258" calcext:value-type="float">
            <text:p>0.000896258</text:p>
          </table:table-cell>
          <table:table-cell office:value-type="float" office:value="0.00112032" calcext:value-type="float">
            <text:p>0.00112032</text:p>
          </table:table-cell>
          <table:table-cell office:value-type="float" office:value="0.000224065" calcext:value-type="float">
            <text:p>0.000224065</text:p>
          </table:table-cell>
          <table:table-cell office:value-type="float" office:value="0.000672194" calcext:value-type="float">
            <text:p>0.000672194</text:p>
          </table:table-cell>
          <table:table-cell table:number-columns-repeated="2" office:value-type="float" office:value="0.000224065" calcext:value-type="float">
            <text:p>0.000224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672194" calcext:value-type="float">
            <text:p>0.000672194</text:p>
          </table:table-cell>
          <table:table-cell office:value-type="float" office:value="0.000448129" calcext:value-type="float">
            <text:p>0.000448129</text:p>
          </table:table-cell>
          <table:table-cell office:value-type="float" office:value="0" calcext:value-type="float">
            <text:p>0</text:p>
          </table:table-cell>
          <table:table-cell office:value-type="float" office:value="0.000224065" calcext:value-type="float">
            <text:p>0.000224065</text:p>
          </table:table-cell>
          <table:table-cell office:value-type="float" office:value="0" calcext:value-type="float">
            <text:p>0</text:p>
          </table:table-cell>
          <table:table-cell office:value-type="float" office:value="0.000448129" calcext:value-type="float">
            <text:p>0.000448129</text:p>
          </table:table-cell>
          <table:table-cell office:value-type="float" office:value="0.000224065" calcext:value-type="float">
            <text:p>0.0002240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4065" calcext:value-type="float">
            <text:p>0.000224065</text:p>
          </table:table-cell>
          <table:table-cell office:value-type="float" office:value="0" calcext:value-type="float">
            <text:p>0</text:p>
          </table:table-cell>
          <table:table-cell office:value-type="float" office:value="0.000448129" calcext:value-type="float">
            <text:p>0.000448129</text:p>
          </table:table-cell>
          <table:table-cell table:number-columns-repeated="4" office:value-type="float" office:value="0.000224065" calcext:value-type="float">
            <text:p>0.0002240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24065" calcext:value-type="float">
            <text:p>0.000224065</text:p>
          </table:table-cell>
          <table:table-cell office:value-type="float" office:value="0" calcext:value-type="float">
            <text:p>0</text:p>
          </table:table-cell>
          <table:table-cell office:value-type="float" office:value="0.000224065" calcext:value-type="float">
            <text:p>0.00022406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24065" calcext:value-type="float">
            <text:p>0.0002240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24065" calcext:value-type="float">
            <text:p>0.00022406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307" calcext:value-type="float">
            <text:p>16.1307</text:p>
          </table:table-cell>
          <table:table-cell table:formula="of:=SUM([Sheet6.U163:.CW163])" office:value-type="float" office:value="0.09121098" calcext:value-type="float">
            <text:p>0.09121098</text:p>
          </table:table-cell>
          <table:table-cell table:formula="of:=SUM([Sheet6.AE163:.CW163])" office:value-type="float" office:value="0.03276512" calcext:value-type="float">
            <text:p>0.03276512</text:p>
          </table:table-cell>
          <table:table-cell office:value-type="float" office:value="0.101173" calcext:value-type="float">
            <text:p>0.101173</text:p>
          </table:table-cell>
          <table:table-cell office:value-type="float" office:value="0.127075" calcext:value-type="float">
            <text:p>0.127075</text:p>
          </table:table-cell>
          <table:table-cell office:value-type="float" office:value="0.115121" calcext:value-type="float">
            <text:p>0.115121</text:p>
          </table:table-cell>
          <table:table-cell office:value-type="float" office:value="0.0954173" calcext:value-type="float">
            <text:p>0.0954173</text:p>
          </table:table-cell>
          <table:table-cell office:value-type="float" office:value="0.0750498" calcext:value-type="float">
            <text:p>0.0750498</text:p>
          </table:table-cell>
          <table:table-cell office:value-type="float" office:value="0.0639805" calcext:value-type="float">
            <text:p>0.0639805</text:p>
          </table:table-cell>
          <table:table-cell office:value-type="float" office:value="0.0522471" calcext:value-type="float">
            <text:p>0.0522471</text:p>
          </table:table-cell>
          <table:table-cell office:value-type="float" office:value="0.0433916" calcext:value-type="float">
            <text:p>0.0433916</text:p>
          </table:table-cell>
          <table:table-cell office:value-type="float" office:value="0.0336507" calcext:value-type="float">
            <text:p>0.0336507</text:p>
          </table:table-cell>
          <table:table-cell office:value-type="float" office:value="0.0247952" calcext:value-type="float">
            <text:p>0.0247952</text:p>
          </table:table-cell>
          <table:table-cell office:value-type="float" office:value="0.0234669" calcext:value-type="float">
            <text:p>0.0234669</text:p>
          </table:table-cell>
          <table:table-cell office:value-type="float" office:value="0.021253" calcext:value-type="float">
            <text:p>0.021253</text:p>
          </table:table-cell>
          <table:table-cell office:value-type="float" office:value="0.0190392" calcext:value-type="float">
            <text:p>0.0190392</text:p>
          </table:table-cell>
          <table:table-cell office:value-type="float" office:value="0.0177109" calcext:value-type="float">
            <text:p>0.0177109</text:p>
          </table:table-cell>
          <table:table-cell office:value-type="float" office:value="0.0159398" calcext:value-type="float">
            <text:p>0.0159398</text:p>
          </table:table-cell>
          <table:table-cell office:value-type="float" office:value="0.0112907" calcext:value-type="float">
            <text:p>0.0112907</text:p>
          </table:table-cell>
          <table:table-cell office:value-type="float" office:value="0.00974098" calcext:value-type="float">
            <text:p>0.00974098</text:p>
          </table:table-cell>
          <table:table-cell office:value-type="float" office:value="0.00686296" calcext:value-type="float">
            <text:p>0.00686296</text:p>
          </table:table-cell>
          <table:table-cell office:value-type="float" office:value="0.00841266" calcext:value-type="float">
            <text:p>0.00841266</text:p>
          </table:table-cell>
          <table:table-cell office:value-type="float" office:value="0.00730573" calcext:value-type="float">
            <text:p>0.00730573</text:p>
          </table:table-cell>
          <table:table-cell office:value-type="float" office:value="0.00708435" calcext:value-type="float">
            <text:p>0.00708435</text:p>
          </table:table-cell>
          <table:table-cell office:value-type="float" office:value="0.00487049" calcext:value-type="float">
            <text:p>0.00487049</text:p>
          </table:table-cell>
          <table:table-cell office:value-type="float" office:value="0.0061988" calcext:value-type="float">
            <text:p>0.0061988</text:p>
          </table:table-cell>
          <table:table-cell office:value-type="float" office:value="0.00420633" calcext:value-type="float">
            <text:p>0.00420633</text:p>
          </table:table-cell>
          <table:table-cell office:value-type="float" office:value="0.00487049" calcext:value-type="float">
            <text:p>0.00487049</text:p>
          </table:table-cell>
          <table:table-cell office:value-type="float" office:value="0.00332079" calcext:value-type="float">
            <text:p>0.00332079</text:p>
          </table:table-cell>
          <table:table-cell office:value-type="float" office:value="0.00531326" calcext:value-type="float">
            <text:p>0.00531326</text:p>
          </table:table-cell>
          <table:table-cell table:number-columns-repeated="2" office:value-type="float" office:value="0.00287802" calcext:value-type="float">
            <text:p>0.00287802</text:p>
          </table:table-cell>
          <table:table-cell office:value-type="float" office:value="0.00221386" calcext:value-type="float">
            <text:p>0.00221386</text:p>
          </table:table-cell>
          <table:table-cell office:value-type="float" office:value="0.00199247" calcext:value-type="float">
            <text:p>0.00199247</text:p>
          </table:table-cell>
          <table:table-cell office:value-type="float" office:value="0.00221386" calcext:value-type="float">
            <text:p>0.00221386</text:p>
          </table:table-cell>
          <table:table-cell office:value-type="float" office:value="0.000885544" calcext:value-type="float">
            <text:p>0.000885544</text:p>
          </table:table-cell>
          <table:table-cell office:value-type="float" office:value="0.00177109" calcext:value-type="float">
            <text:p>0.00177109</text:p>
          </table:table-cell>
          <table:table-cell office:value-type="float" office:value="0.00199247" calcext:value-type="float">
            <text:p>0.00199247</text:p>
          </table:table-cell>
          <table:table-cell office:value-type="float" office:value="0.000885544" calcext:value-type="float">
            <text:p>0.000885544</text:p>
          </table:table-cell>
          <table:table-cell office:value-type="float" office:value="0.0015497" calcext:value-type="float">
            <text:p>0.0015497</text:p>
          </table:table-cell>
          <table:table-cell office:value-type="float" office:value="0.000664158" calcext:value-type="float">
            <text:p>0.000664158</text:p>
          </table:table-cell>
          <table:table-cell office:value-type="float" office:value="0.00110693" calcext:value-type="float">
            <text:p>0.00110693</text:p>
          </table:table-cell>
          <table:table-cell office:value-type="float" office:value="0.000664158" calcext:value-type="float">
            <text:p>0.000664158</text:p>
          </table:table-cell>
          <table:table-cell office:value-type="float" office:value="0.0015497" calcext:value-type="float">
            <text:p>0.0015497</text:p>
          </table:table-cell>
          <table:table-cell office:value-type="float" office:value="0.000664158" calcext:value-type="float">
            <text:p>0.000664158</text:p>
          </table:table-cell>
          <table:table-cell office:value-type="float" office:value="0.000885544" calcext:value-type="float">
            <text:p>0.000885544</text:p>
          </table:table-cell>
          <table:table-cell office:value-type="float" office:value="0.0015497" calcext:value-type="float">
            <text:p>0.0015497</text:p>
          </table:table-cell>
          <table:table-cell office:value-type="float" office:value="0.000221386" calcext:value-type="float">
            <text:p>0.000221386</text:p>
          </table:table-cell>
          <table:table-cell office:value-type="float" office:value="0.000442772" calcext:value-type="float">
            <text:p>0.000442772</text:p>
          </table:table-cell>
          <table:table-cell table:number-columns-repeated="2" office:value-type="float" office:value="0.000221386" calcext:value-type="float">
            <text:p>0.000221386</text:p>
          </table:table-cell>
          <table:table-cell office:value-type="float" office:value="0" calcext:value-type="float">
            <text:p>0</text:p>
          </table:table-cell>
          <table:table-cell office:value-type="float" office:value="0.000442772" calcext:value-type="float">
            <text:p>0.000442772</text:p>
          </table:table-cell>
          <table:table-cell office:value-type="float" office:value="0.000664158" calcext:value-type="float">
            <text:p>0.000664158</text:p>
          </table:table-cell>
          <table:table-cell office:value-type="float" office:value="0.000221386" calcext:value-type="float">
            <text:p>0.000221386</text:p>
          </table:table-cell>
          <table:table-cell office:value-type="float" office:value="0.000664158" calcext:value-type="float">
            <text:p>0.000664158</text:p>
          </table:table-cell>
          <table:table-cell office:value-type="float" office:value="0.000442772" calcext:value-type="float">
            <text:p>0.000442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2772" calcext:value-type="float">
            <text:p>0.0004427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2772" calcext:value-type="float">
            <text:p>0.000442772</text:p>
          </table:table-cell>
          <table:table-cell office:value-type="float" office:value="0" calcext:value-type="float">
            <text:p>0</text:p>
          </table:table-cell>
          <table:table-cell office:value-type="float" office:value="0.000442772" calcext:value-type="float">
            <text:p>0.000442772</text:p>
          </table:table-cell>
          <table:table-cell office:value-type="float" office:value="0" calcext:value-type="float">
            <text:p>0</text:p>
          </table:table-cell>
          <table:table-cell office:value-type="float" office:value="0.000221386" calcext:value-type="float">
            <text:p>0.0002213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21386" calcext:value-type="float">
            <text:p>0.000221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1386" calcext:value-type="float">
            <text:p>0.000221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1386" calcext:value-type="float">
            <text:p>0.00022138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21386" calcext:value-type="float">
            <text:p>0.00022138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05" calcext:value-type="float">
            <text:p>16.1605</text:p>
          </table:table-cell>
          <table:table-cell table:formula="of:=SUM([Sheet6.U164:.CW164])" office:value-type="float" office:value="0.0897832929999999" calcext:value-type="float">
            <text:p>0.089783293</text:p>
          </table:table-cell>
          <table:table-cell table:formula="of:=SUM([Sheet6.AE164:.CW164])" office:value-type="float" office:value="0.031623193" calcext:value-type="float">
            <text:p>0.031623193</text:p>
          </table:table-cell>
          <table:table-cell office:value-type="float" office:value="0.0931004" calcext:value-type="float">
            <text:p>0.0931004</text:p>
          </table:table-cell>
          <table:table-cell office:value-type="float" office:value="0.129146" calcext:value-type="float">
            <text:p>0.129146</text:p>
          </table:table-cell>
          <table:table-cell office:value-type="float" office:value="0.11831" calcext:value-type="float">
            <text:p>0.11831</text:p>
          </table:table-cell>
          <table:table-cell office:value-type="float" office:value="0.0973021" calcext:value-type="float">
            <text:p>0.0973021</text:p>
          </table:table-cell>
          <table:table-cell office:value-type="float" office:value="0.0754091" calcext:value-type="float">
            <text:p>0.0754091</text:p>
          </table:table-cell>
          <table:table-cell office:value-type="float" office:value="0.0619195" calcext:value-type="float">
            <text:p>0.0619195</text:p>
          </table:table-cell>
          <table:table-cell office:value-type="float" office:value="0.051747" calcext:value-type="float">
            <text:p>0.051747</text:p>
          </table:table-cell>
          <table:table-cell office:value-type="float" office:value="0.0398054" calcext:value-type="float">
            <text:p>0.0398054</text:p>
          </table:table-cell>
          <table:table-cell office:value-type="float" office:value="0.0356037" calcext:value-type="float">
            <text:p>0.0356037</text:p>
          </table:table-cell>
          <table:table-cell office:value-type="float" office:value="0.0252101" calcext:value-type="float">
            <text:p>0.0252101</text:p>
          </table:table-cell>
          <table:table-cell office:value-type="float" office:value="0.0245467" calcext:value-type="float">
            <text:p>0.0245467</text:p>
          </table:table-cell>
          <table:table-cell office:value-type="float" office:value="0.0229987" calcext:value-type="float">
            <text:p>0.0229987</text:p>
          </table:table-cell>
          <table:table-cell office:value-type="float" office:value="0.0190181" calcext:value-type="float">
            <text:p>0.0190181</text:p>
          </table:table-cell>
          <table:table-cell office:value-type="float" office:value="0.0161433" calcext:value-type="float">
            <text:p>0.0161433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39319" calcext:value-type="float">
            <text:p>0.0139319</text:p>
          </table:table-cell>
          <table:table-cell office:value-type="float" office:value="0.0130473" calcext:value-type="float">
            <text:p>0.0130473</text:p>
          </table:table-cell>
          <table:table-cell office:value-type="float" office:value="0.00840336" calcext:value-type="float">
            <text:p>0.00840336</text:p>
          </table:table-cell>
          <table:table-cell office:value-type="float" office:value="0.00773994" calcext:value-type="float">
            <text:p>0.00773994</text:p>
          </table:table-cell>
          <table:table-cell office:value-type="float" office:value="0.00641309" calcext:value-type="float">
            <text:p>0.00641309</text:p>
          </table:table-cell>
          <table:table-cell office:value-type="float" office:value="0.00685537" calcext:value-type="float">
            <text:p>0.00685537</text:p>
          </table:table-cell>
          <table:table-cell office:value-type="float" office:value="0.00530739" calcext:value-type="float">
            <text:p>0.00530739</text:p>
          </table:table-cell>
          <table:table-cell office:value-type="float" office:value="0.00619195" calcext:value-type="float">
            <text:p>0.00619195</text:p>
          </table:table-cell>
          <table:table-cell table:number-columns-repeated="2" office:value-type="float" office:value="0.00442282" calcext:value-type="float">
            <text:p>0.00442282</text:p>
          </table:table-cell>
          <table:table-cell table:number-columns-repeated="2" office:value-type="float" office:value="0.00420168" calcext:value-type="float">
            <text:p>0.00420168</text:p>
          </table:table-cell>
          <table:table-cell office:value-type="float" office:value="0.0037594" calcext:value-type="float">
            <text:p>0.0037594</text:p>
          </table:table-cell>
          <table:table-cell office:value-type="float" office:value="0.00199027" calcext:value-type="float">
            <text:p>0.00199027</text:p>
          </table:table-cell>
          <table:table-cell office:value-type="float" office:value="0.00221141" calcext:value-type="float">
            <text:p>0.00221141</text:p>
          </table:table-cell>
          <table:table-cell office:value-type="float" office:value="0.00243255" calcext:value-type="float">
            <text:p>0.00243255</text:p>
          </table:table-cell>
          <table:table-cell office:value-type="float" office:value="0.00132685" calcext:value-type="float">
            <text:p>0.00132685</text:p>
          </table:table-cell>
          <table:table-cell table:number-columns-repeated="3" office:value-type="float" office:value="0.00176913" calcext:value-type="float">
            <text:p>0.00176913</text:p>
          </table:table-cell>
          <table:table-cell office:value-type="float" office:value="0.000442282" calcext:value-type="float">
            <text:p>0.000442282</text:p>
          </table:table-cell>
          <table:table-cell office:value-type="float" office:value="0.000884564" calcext:value-type="float">
            <text:p>0.000884564</text:p>
          </table:table-cell>
          <table:table-cell office:value-type="float" office:value="0.00132685" calcext:value-type="float">
            <text:p>0.00132685</text:p>
          </table:table-cell>
          <table:table-cell office:value-type="float" office:value="0.00110571" calcext:value-type="float">
            <text:p>0.00110571</text:p>
          </table:table-cell>
          <table:table-cell office:value-type="float" office:value="0.00132685" calcext:value-type="float">
            <text:p>0.00132685</text:p>
          </table:table-cell>
          <table:table-cell office:value-type="float" office:value="0.000663423" calcext:value-type="float">
            <text:p>0.000663423</text:p>
          </table:table-cell>
          <table:table-cell office:value-type="float" office:value="0.000221141" calcext:value-type="float">
            <text:p>0.000221141</text:p>
          </table:table-cell>
          <table:table-cell office:value-type="float" office:value="0.00132685" calcext:value-type="float">
            <text:p>0.00132685</text:p>
          </table:table-cell>
          <table:table-cell table:number-columns-repeated="2" office:value-type="float" office:value="0.000884564" calcext:value-type="float">
            <text:p>0.000884564</text:p>
          </table:table-cell>
          <table:table-cell office:value-type="float" office:value="0" calcext:value-type="float">
            <text:p>0</text:p>
          </table:table-cell>
          <table:table-cell office:value-type="float" office:value="0.000663423" calcext:value-type="float">
            <text:p>0.000663423</text:p>
          </table:table-cell>
          <table:table-cell table:number-columns-repeated="2" office:value-type="float" office:value="0.000221141" calcext:value-type="float">
            <text:p>0.000221141</text:p>
          </table:table-cell>
          <table:table-cell office:value-type="float" office:value="0" calcext:value-type="float">
            <text:p>0</text:p>
          </table:table-cell>
          <table:table-cell office:value-type="float" office:value="0.000663423" calcext:value-type="float">
            <text:p>0.000663423</text:p>
          </table:table-cell>
          <table:table-cell office:value-type="float" office:value="0.000221141" calcext:value-type="float">
            <text:p>0.000221141</text:p>
          </table:table-cell>
          <table:table-cell office:value-type="float" office:value="0.000442282" calcext:value-type="float">
            <text:p>0.000442282</text:p>
          </table:table-cell>
          <table:table-cell table:number-columns-repeated="2" office:value-type="float" office:value="0.000221141" calcext:value-type="float">
            <text:p>0.000221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1141" calcext:value-type="float">
            <text:p>0.000221141</text:p>
          </table:table-cell>
          <table:table-cell office:value-type="float" office:value="0.000442282" calcext:value-type="float">
            <text:p>0.000442282</text:p>
          </table:table-cell>
          <table:table-cell table:number-columns-repeated="4" office:value-type="float" office:value="0.000221141" calcext:value-type="float">
            <text:p>0.000221141</text:p>
          </table:table-cell>
          <table:table-cell office:value-type="float" office:value="0" calcext:value-type="float">
            <text:p>0</text:p>
          </table:table-cell>
          <table:table-cell office:value-type="float" office:value="0.000442282" calcext:value-type="float">
            <text:p>0.000442282</text:p>
          </table:table-cell>
          <table:table-cell office:value-type="float" office:value="0.000221141" calcext:value-type="float">
            <text:p>0.000221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1141" calcext:value-type="float">
            <text:p>0.0002211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1141" calcext:value-type="float">
            <text:p>0.00022114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903" calcext:value-type="float">
            <text:p>16.1903</text:p>
          </table:table-cell>
          <table:table-cell table:formula="of:=SUM([Sheet6.U165:.CW165])" office:value-type="float" office:value="0.088125145" calcext:value-type="float">
            <text:p>0.088125145</text:p>
          </table:table-cell>
          <table:table-cell table:formula="of:=SUM([Sheet6.AE165:.CW165])" office:value-type="float" office:value="0.031284425" calcext:value-type="float">
            <text:p>0.031284425</text:p>
          </table:table-cell>
          <table:table-cell office:value-type="float" office:value="0.0967173" calcext:value-type="float">
            <text:p>0.0967173</text:p>
          </table:table-cell>
          <table:table-cell office:value-type="float" office:value="0.127121" calcext:value-type="float">
            <text:p>0.127121</text:p>
          </table:table-cell>
          <table:table-cell office:value-type="float" office:value="0.115444" calcext:value-type="float">
            <text:p>0.115444</text:p>
          </table:table-cell>
          <table:table-cell office:value-type="float" office:value="0.102445" calcext:value-type="float">
            <text:p>0.102445</text:p>
          </table:table-cell>
          <table:table-cell office:value-type="float" office:value="0.0716017" calcext:value-type="float">
            <text:p>0.0716017</text:p>
          </table:table-cell>
          <table:table-cell office:value-type="float" office:value="0.064111" calcext:value-type="float">
            <text:p>0.064111</text:p>
          </table:table-cell>
          <table:table-cell office:value-type="float" office:value="0.0517735" calcext:value-type="float">
            <text:p>0.0517735</text:p>
          </table:table-cell>
          <table:table-cell office:value-type="float" office:value="0.0387751" calcext:value-type="float">
            <text:p>0.0387751</text:p>
          </table:table-cell>
          <table:table-cell office:value-type="float" office:value="0.0352501" calcext:value-type="float">
            <text:p>0.0352501</text:p>
          </table:table-cell>
          <table:table-cell office:value-type="float" office:value="0.0270985" calcext:value-type="float">
            <text:p>0.0270985</text:p>
          </table:table-cell>
          <table:table-cell office:value-type="float" office:value="0.0233532" calcext:value-type="float">
            <text:p>0.0233532</text:p>
          </table:table-cell>
          <table:table-cell office:value-type="float" office:value="0.0257766" calcext:value-type="float">
            <text:p>0.0257766</text:p>
          </table:table-cell>
          <table:table-cell office:value-type="float" office:value="0.0187266" calcext:value-type="float">
            <text:p>0.0187266</text:p>
          </table:table-cell>
          <table:table-cell office:value-type="float" office:value="0.0160828" calcext:value-type="float">
            <text:p>0.0160828</text:p>
          </table:table-cell>
          <table:table-cell office:value-type="float" office:value="0.0158625" calcext:value-type="float">
            <text:p>0.0158625</text:p>
          </table:table-cell>
          <table:table-cell office:value-type="float" office:value="0.0145406" calcext:value-type="float">
            <text:p>0.0145406</text:p>
          </table:table-cell>
          <table:table-cell office:value-type="float" office:value="0.0107953" calcext:value-type="float">
            <text:p>0.0107953</text:p>
          </table:table-cell>
          <table:table-cell office:value-type="float" office:value="0.00771095" calcext:value-type="float">
            <text:p>0.00771095</text:p>
          </table:table-cell>
          <table:table-cell office:value-type="float" office:value="0.00815158" calcext:value-type="float">
            <text:p>0.00815158</text:p>
          </table:table-cell>
          <table:table-cell office:value-type="float" office:value="0.00705001" calcext:value-type="float">
            <text:p>0.00705001</text:p>
          </table:table-cell>
          <table:table-cell office:value-type="float" office:value="0.00903283" calcext:value-type="float">
            <text:p>0.00903283</text:p>
          </table:table-cell>
          <table:table-cell office:value-type="float" office:value="0.00462657" calcext:value-type="float">
            <text:p>0.00462657</text:p>
          </table:table-cell>
          <table:table-cell office:value-type="float" office:value="0.00484688" calcext:value-type="float">
            <text:p>0.00484688</text:p>
          </table:table-cell>
          <table:table-cell office:value-type="float" office:value="0.00418594" calcext:value-type="float">
            <text:p>0.00418594</text:p>
          </table:table-cell>
          <table:table-cell office:value-type="float" office:value="0.00440626" calcext:value-type="float">
            <text:p>0.00440626</text:p>
          </table:table-cell>
          <table:table-cell office:value-type="float" office:value="0.00330469" calcext:value-type="float">
            <text:p>0.00330469</text:p>
          </table:table-cell>
          <table:table-cell office:value-type="float" office:value="0.00352501" calcext:value-type="float">
            <text:p>0.00352501</text:p>
          </table:table-cell>
          <table:table-cell office:value-type="float" office:value="0.00396563" calcext:value-type="float">
            <text:p>0.00396563</text:p>
          </table:table-cell>
          <table:table-cell office:value-type="float" office:value="0.00242344" calcext:value-type="float">
            <text:p>0.00242344</text:p>
          </table:table-cell>
          <table:table-cell office:value-type="float" office:value="0.00154219" calcext:value-type="float">
            <text:p>0.00154219</text:p>
          </table:table-cell>
          <table:table-cell office:value-type="float" office:value="0.00220313" calcext:value-type="float">
            <text:p>0.00220313</text:p>
          </table:table-cell>
          <table:table-cell office:value-type="float" office:value="0.00132188" calcext:value-type="float">
            <text:p>0.00132188</text:p>
          </table:table-cell>
          <table:table-cell office:value-type="float" office:value="0.0017625" calcext:value-type="float">
            <text:p>0.0017625</text:p>
          </table:table-cell>
          <table:table-cell office:value-type="float" office:value="0.00242344" calcext:value-type="float">
            <text:p>0.00242344</text:p>
          </table:table-cell>
          <table:table-cell office:value-type="float" office:value="0.00198282" calcext:value-type="float">
            <text:p>0.00198282</text:p>
          </table:table-cell>
          <table:table-cell office:value-type="float" office:value="0.00132188" calcext:value-type="float">
            <text:p>0.00132188</text:p>
          </table:table-cell>
          <table:table-cell office:value-type="float" office:value="0.000440626" calcext:value-type="float">
            <text:p>0.000440626</text:p>
          </table:table-cell>
          <table:table-cell office:value-type="float" office:value="0.000881251" calcext:value-type="float">
            <text:p>0.000881251</text:p>
          </table:table-cell>
          <table:table-cell office:value-type="float" office:value="0.000220313" calcext:value-type="float">
            <text:p>0.000220313</text:p>
          </table:table-cell>
          <table:table-cell table:number-columns-repeated="2" office:value-type="float" office:value="0.00110156" calcext:value-type="float">
            <text:p>0.00110156</text:p>
          </table:table-cell>
          <table:table-cell office:value-type="float" office:value="0.000660939" calcext:value-type="float">
            <text:p>0.000660939</text:p>
          </table:table-cell>
          <table:table-cell office:value-type="float" office:value="0.000440626" calcext:value-type="float">
            <text:p>0.000440626</text:p>
          </table:table-cell>
          <table:table-cell office:value-type="float" office:value="0.000660939" calcext:value-type="float">
            <text:p>0.000660939</text:p>
          </table:table-cell>
          <table:table-cell office:value-type="float" office:value="0.000881251" calcext:value-type="float">
            <text:p>0.000881251</text:p>
          </table:table-cell>
          <table:table-cell office:value-type="float" office:value="0" calcext:value-type="float">
            <text:p>0</text:p>
          </table:table-cell>
          <table:table-cell office:value-type="float" office:value="0.00154219" calcext:value-type="float">
            <text:p>0.00154219</text:p>
          </table:table-cell>
          <table:table-cell office:value-type="float" office:value="0.000440626" calcext:value-type="float">
            <text:p>0.000440626</text:p>
          </table:table-cell>
          <table:table-cell office:value-type="float" office:value="0" calcext:value-type="float">
            <text:p>0</text:p>
          </table:table-cell>
          <table:table-cell office:value-type="float" office:value="0.000440626" calcext:value-type="float">
            <text:p>0.000440626</text:p>
          </table:table-cell>
          <table:table-cell table:number-columns-repeated="2" office:value-type="float" office:value="0.000220313" calcext:value-type="float">
            <text:p>0.000220313</text:p>
          </table:table-cell>
          <table:table-cell office:value-type="float" office:value="0.000440626" calcext:value-type="float">
            <text:p>0.000440626</text:p>
          </table:table-cell>
          <table:table-cell office:value-type="float" office:value="0.000220313" calcext:value-type="float">
            <text:p>0.000220313</text:p>
          </table:table-cell>
          <table:table-cell office:value-type="float" office:value="0" calcext:value-type="float">
            <text:p>0</text:p>
          </table:table-cell>
          <table:table-cell office:value-type="float" office:value="0.000220313" calcext:value-type="float">
            <text:p>0.000220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60939" calcext:value-type="float">
            <text:p>0.000660939</text:p>
          </table:table-cell>
          <table:table-cell table:number-columns-repeated="2" office:value-type="float" office:value="0.000220313" calcext:value-type="float">
            <text:p>0.000220313</text:p>
          </table:table-cell>
          <table:table-cell office:value-type="float" office:value="0" calcext:value-type="float">
            <text:p>0</text:p>
          </table:table-cell>
          <table:table-cell office:value-type="float" office:value="0.000220313" calcext:value-type="float">
            <text:p>0.000220313</text:p>
          </table:table-cell>
          <table:table-cell office:value-type="float" office:value="0" calcext:value-type="float">
            <text:p>0</text:p>
          </table:table-cell>
          <table:table-cell office:value-type="float" office:value="0.000440626" calcext:value-type="float">
            <text:p>0.0004406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20313" calcext:value-type="float">
            <text:p>0.0002203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20313" calcext:value-type="float">
            <text:p>0.00022031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01" calcext:value-type="float">
            <text:p>16.2201</text:p>
          </table:table-cell>
          <table:table-cell table:formula="of:=SUM([Sheet6.U166:.CW166])" office:value-type="float" office:value="0.091727012" calcext:value-type="float">
            <text:p>0.091727012</text:p>
          </table:table-cell>
          <table:table-cell table:formula="of:=SUM([Sheet6.AE166:.CW166])" office:value-type="float" office:value="0.030941412" calcext:value-type="float">
            <text:p>0.030941412</text:p>
          </table:table-cell>
          <table:table-cell office:value-type="float" office:value="0.101382" calcext:value-type="float">
            <text:p>0.101382</text:p>
          </table:table-cell>
          <table:table-cell office:value-type="float" office:value="0.131885" calcext:value-type="float">
            <text:p>0.131885</text:p>
          </table:table-cell>
          <table:table-cell office:value-type="float" office:value="0.111257" calcext:value-type="float">
            <text:p>0.111257</text:p>
          </table:table-cell>
          <table:table-cell office:value-type="float" office:value="0.0994075" calcext:value-type="float">
            <text:p>0.0994075</text:p>
          </table:table-cell>
          <table:table-cell office:value-type="float" office:value="0.0741716" calcext:value-type="float">
            <text:p>0.0741716</text:p>
          </table:table-cell>
          <table:table-cell office:value-type="float" office:value="0.055519" calcext:value-type="float">
            <text:p>0.055519</text:p>
          </table:table-cell>
          <table:table-cell office:value-type="float" office:value="0.0463024" calcext:value-type="float">
            <text:p>0.0463024</text:p>
          </table:table-cell>
          <table:table-cell office:value-type="float" office:value="0.047619" calcext:value-type="float">
            <text:p>0.047619</text:p>
          </table:table-cell>
          <table:table-cell office:value-type="float" office:value="0.0324775" calcext:value-type="float">
            <text:p>0.0324775</text:p>
          </table:table-cell>
          <table:table-cell office:value-type="float" office:value="0.0254553" calcext:value-type="float">
            <text:p>0.0254553</text:p>
          </table:table-cell>
          <table:table-cell office:value-type="float" office:value="0.0252359" calcext:value-type="float">
            <text:p>0.0252359</text:p>
          </table:table-cell>
          <table:table-cell office:value-type="float" office:value="0.024797" calcext:value-type="float">
            <text:p>0.024797</text:p>
          </table:table-cell>
          <table:table-cell office:value-type="float" office:value="0.0210665" calcext:value-type="float">
            <text:p>0.0210665</text:p>
          </table:table-cell>
          <table:table-cell office:value-type="float" office:value="0.0147027" calcext:value-type="float">
            <text:p>0.0147027</text:p>
          </table:table-cell>
          <table:table-cell office:value-type="float" office:value="0.0136054" calcext:value-type="float">
            <text:p>0.0136054</text:p>
          </table:table-cell>
          <table:table-cell office:value-type="float" office:value="0.013386" calcext:value-type="float">
            <text:p>0.013386</text:p>
          </table:table-cell>
          <table:table-cell office:value-type="float" office:value="0.0107527" calcext:value-type="float">
            <text:p>0.0107527</text:p>
          </table:table-cell>
          <table:table-cell table:number-columns-repeated="2" office:value-type="float" office:value="0.00855826" calcext:value-type="float">
            <text:p>0.00855826</text:p>
          </table:table-cell>
          <table:table-cell office:value-type="float" office:value="0.00943603" calcext:value-type="float">
            <text:p>0.00943603</text:p>
          </table:table-cell>
          <table:table-cell office:value-type="float" office:value="0.00921659" calcext:value-type="float">
            <text:p>0.00921659</text:p>
          </table:table-cell>
          <table:table-cell office:value-type="float" office:value="0.00636384" calcext:value-type="float">
            <text:p>0.00636384</text:p>
          </table:table-cell>
          <table:table-cell office:value-type="float" office:value="0.00394997" calcext:value-type="float">
            <text:p>0.00394997</text:p>
          </table:table-cell>
          <table:table-cell office:value-type="float" office:value="0.00460829" calcext:value-type="float">
            <text:p>0.00460829</text:p>
          </table:table-cell>
          <table:table-cell table:number-columns-repeated="2" office:value-type="float" office:value="0.00351108" calcext:value-type="float">
            <text:p>0.00351108</text:p>
          </table:table-cell>
          <table:table-cell office:value-type="float" office:value="0.0030722" calcext:value-type="float">
            <text:p>0.0030722</text:p>
          </table:table-cell>
          <table:table-cell table:number-columns-repeated="2" office:value-type="float" office:value="0.00329164" calcext:value-type="float">
            <text:p>0.00329164</text:p>
          </table:table-cell>
          <table:table-cell table:number-columns-repeated="2" office:value-type="float" office:value="0.00219443" calcext:value-type="float">
            <text:p>0.00219443</text:p>
          </table:table-cell>
          <table:table-cell office:value-type="float" office:value="0.00175554" calcext:value-type="float">
            <text:p>0.00175554</text:p>
          </table:table-cell>
          <table:table-cell office:value-type="float" office:value="0.0015361" calcext:value-type="float">
            <text:p>0.0015361</text:p>
          </table:table-cell>
          <table:table-cell office:value-type="float" office:value="0.00197498" calcext:value-type="float">
            <text:p>0.00197498</text:p>
          </table:table-cell>
          <table:table-cell office:value-type="float" office:value="0.0015361" calcext:value-type="float">
            <text:p>0.0015361</text:p>
          </table:table-cell>
          <table:table-cell office:value-type="float" office:value="0.00087777" calcext:value-type="float">
            <text:p>0.00087777</text:p>
          </table:table-cell>
          <table:table-cell office:value-type="float" office:value="0.000658328" calcext:value-type="float">
            <text:p>0.000658328</text:p>
          </table:table-cell>
          <table:table-cell office:value-type="float" office:value="0.00087777" calcext:value-type="float">
            <text:p>0.00087777</text:p>
          </table:table-cell>
          <table:table-cell office:value-type="float" office:value="0.000658328" calcext:value-type="float">
            <text:p>0.000658328</text:p>
          </table:table-cell>
          <table:table-cell office:value-type="float" office:value="0.000438885" calcext:value-type="float">
            <text:p>0.000438885</text:p>
          </table:table-cell>
          <table:table-cell table:number-columns-repeated="2" office:value-type="float" office:value="0.000658328" calcext:value-type="float">
            <text:p>0.000658328</text:p>
          </table:table-cell>
          <table:table-cell table:number-columns-repeated="4" office:value-type="float" office:value="0.000438885" calcext:value-type="float">
            <text:p>0.000438885</text:p>
          </table:table-cell>
          <table:table-cell table:number-columns-repeated="2" office:value-type="float" office:value="0.00109721" calcext:value-type="float">
            <text:p>0.00109721</text:p>
          </table:table-cell>
          <table:table-cell office:value-type="float" office:value="0.000219443" calcext:value-type="float">
            <text:p>0.000219443</text:p>
          </table:table-cell>
          <table:table-cell office:value-type="float" office:value="0.000438885" calcext:value-type="float">
            <text:p>0.000438885</text:p>
          </table:table-cell>
          <table:table-cell office:value-type="float" office:value="0.000219443" calcext:value-type="float">
            <text:p>0.000219443</text:p>
          </table:table-cell>
          <table:table-cell office:value-type="float" office:value="0.000438885" calcext:value-type="float">
            <text:p>0.000438885</text:p>
          </table:table-cell>
          <table:table-cell office:value-type="float" office:value="0" calcext:value-type="float">
            <text:p>0</text:p>
          </table:table-cell>
          <table:table-cell office:value-type="float" office:value="0.000219443" calcext:value-type="float">
            <text:p>0.0002194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19443" calcext:value-type="float">
            <text:p>0.000219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58328" calcext:value-type="float">
            <text:p>0.000658328</text:p>
          </table:table-cell>
          <table:table-cell office:value-type="float" office:value="0.000219443" calcext:value-type="float">
            <text:p>0.000219443</text:p>
          </table:table-cell>
          <table:table-cell office:value-type="float" office:value="0" calcext:value-type="float">
            <text:p>0</text:p>
          </table:table-cell>
          <table:table-cell office:value-type="float" office:value="0.000438885" calcext:value-type="float">
            <text:p>0.000438885</text:p>
          </table:table-cell>
          <table:table-cell office:value-type="float" office:value="0.000219443" calcext:value-type="float">
            <text:p>0.000219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19443" calcext:value-type="float">
            <text:p>0.0002194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19443" calcext:value-type="float">
            <text:p>0.00021944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438885" calcext:value-type="float">
            <text:p>0.000438885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99" calcext:value-type="float">
            <text:p>16.2499</text:p>
          </table:table-cell>
          <table:table-cell table:formula="of:=SUM([Sheet6.U167:.CW167])" office:value-type="float" office:value="0.0924369469999999" calcext:value-type="float">
            <text:p>0.092436947</text:p>
          </table:table-cell>
          <table:table-cell table:formula="of:=SUM([Sheet6.AE167:.CW167])" office:value-type="float" office:value="0.031180897" calcext:value-type="float">
            <text:p>0.031180897</text:p>
          </table:table-cell>
          <table:table-cell office:value-type="float" office:value="0.0992923" calcext:value-type="float">
            <text:p>0.0992923</text:p>
          </table:table-cell>
          <table:table-cell office:value-type="float" office:value="0.134454" calcext:value-type="float">
            <text:p>0.134454</text:p>
          </table:table-cell>
          <table:table-cell office:value-type="float" office:value="0.111013" calcext:value-type="float">
            <text:p>0.111013</text:p>
          </table:table-cell>
          <table:table-cell office:value-type="float" office:value="0.0973021" calcext:value-type="float">
            <text:p>0.0973021</text:p>
          </table:table-cell>
          <table:table-cell office:value-type="float" office:value="0.0807165" calcext:value-type="float">
            <text:p>0.0807165</text:p>
          </table:table-cell>
          <table:table-cell office:value-type="float" office:value="0.056391" calcext:value-type="float">
            <text:p>0.056391</text:p>
          </table:table-cell>
          <table:table-cell office:value-type="float" office:value="0.0429014" calcext:value-type="float">
            <text:p>0.0429014</text:p>
          </table:table-cell>
          <table:table-cell office:value-type="float" office:value="0.0451128" calcext:value-type="float">
            <text:p>0.0451128</text:p>
          </table:table-cell>
          <table:table-cell office:value-type="float" office:value="0.0336134" calcext:value-type="float">
            <text:p>0.0336134</text:p>
          </table:table-cell>
          <table:table-cell office:value-type="float" office:value="0.0260946" calcext:value-type="float">
            <text:p>0.0260946</text:p>
          </table:table-cell>
          <table:table-cell office:value-type="float" office:value="0.0274215" calcext:value-type="float">
            <text:p>0.0274215</text:p>
          </table:table-cell>
          <table:table-cell office:value-type="float" office:value="0.0254312" calcext:value-type="float">
            <text:p>0.0254312</text:p>
          </table:table-cell>
          <table:table-cell office:value-type="float" office:value="0.0183547" calcext:value-type="float">
            <text:p>0.0183547</text:p>
          </table:table-cell>
          <table:table-cell office:value-type="float" office:value="0.0154799" calcext:value-type="float">
            <text:p>0.0154799</text:p>
          </table:table-cell>
          <table:table-cell office:value-type="float" office:value="0.0159222" calcext:value-type="float">
            <text:p>0.0159222</text:p>
          </table:table-cell>
          <table:table-cell office:value-type="float" office:value="0.0137107" calcext:value-type="float">
            <text:p>0.0137107</text:p>
          </table:table-cell>
          <table:table-cell office:value-type="float" office:value="0.00973021" calcext:value-type="float">
            <text:p>0.00973021</text:p>
          </table:table-cell>
          <table:table-cell office:value-type="float" office:value="0.00796108" calcext:value-type="float">
            <text:p>0.00796108</text:p>
          </table:table-cell>
          <table:table-cell office:value-type="float" office:value="0.00950907" calcext:value-type="float">
            <text:p>0.00950907</text:p>
          </table:table-cell>
          <table:table-cell office:value-type="float" office:value="0.0086245" calcext:value-type="float">
            <text:p>0.0086245</text:p>
          </table:table-cell>
          <table:table-cell office:value-type="float" office:value="0.0103936" calcext:value-type="float">
            <text:p>0.0103936</text:p>
          </table:table-cell>
          <table:table-cell office:value-type="float" office:value="0.00641309" calcext:value-type="float">
            <text:p>0.00641309</text:p>
          </table:table-cell>
          <table:table-cell office:value-type="float" office:value="0.00552853" calcext:value-type="float">
            <text:p>0.00552853</text:p>
          </table:table-cell>
          <table:table-cell office:value-type="float" office:value="0.00353826" calcext:value-type="float">
            <text:p>0.00353826</text:p>
          </table:table-cell>
          <table:table-cell office:value-type="float" office:value="0.00420168" calcext:value-type="float">
            <text:p>0.00420168</text:p>
          </table:table-cell>
          <table:table-cell office:value-type="float" office:value="0.00221141" calcext:value-type="float">
            <text:p>0.00221141</text:p>
          </table:table-cell>
          <table:table-cell office:value-type="float" office:value="0.00287483" calcext:value-type="float">
            <text:p>0.00287483</text:p>
          </table:table-cell>
          <table:table-cell office:value-type="float" office:value="0.0037594" calcext:value-type="float">
            <text:p>0.0037594</text:p>
          </table:table-cell>
          <table:table-cell office:value-type="float" office:value="0.00287483" calcext:value-type="float">
            <text:p>0.00287483</text:p>
          </table:table-cell>
          <table:table-cell office:value-type="float" office:value="0.00221141" calcext:value-type="float">
            <text:p>0.00221141</text:p>
          </table:table-cell>
          <table:table-cell office:value-type="float" office:value="0.00199027" calcext:value-type="float">
            <text:p>0.00199027</text:p>
          </table:table-cell>
          <table:table-cell office:value-type="float" office:value="0.00221141" calcext:value-type="float">
            <text:p>0.00221141</text:p>
          </table:table-cell>
          <table:table-cell office:value-type="float" office:value="0.00132685" calcext:value-type="float">
            <text:p>0.00132685</text:p>
          </table:table-cell>
          <table:table-cell office:value-type="float" office:value="0.000663423" calcext:value-type="float">
            <text:p>0.000663423</text:p>
          </table:table-cell>
          <table:table-cell office:value-type="float" office:value="0.00199027" calcext:value-type="float">
            <text:p>0.00199027</text:p>
          </table:table-cell>
          <table:table-cell office:value-type="float" office:value="0.00110571" calcext:value-type="float">
            <text:p>0.00110571</text:p>
          </table:table-cell>
          <table:table-cell office:value-type="float" office:value="0.000884564" calcext:value-type="float">
            <text:p>0.000884564</text:p>
          </table:table-cell>
          <table:table-cell table:number-columns-repeated="2" office:value-type="float" office:value="0.000663423" calcext:value-type="float">
            <text:p>0.000663423</text:p>
          </table:table-cell>
          <table:table-cell office:value-type="float" office:value="0.000884564" calcext:value-type="float">
            <text:p>0.000884564</text:p>
          </table:table-cell>
          <table:table-cell office:value-type="float" office:value="0.000663423" calcext:value-type="float">
            <text:p>0.000663423</text:p>
          </table:table-cell>
          <table:table-cell office:value-type="float" office:value="0.000221141" calcext:value-type="float">
            <text:p>0.000221141</text:p>
          </table:table-cell>
          <table:table-cell office:value-type="float" office:value="0.000442282" calcext:value-type="float">
            <text:p>0.000442282</text:p>
          </table:table-cell>
          <table:table-cell office:value-type="float" office:value="0.000884564" calcext:value-type="float">
            <text:p>0.000884564</text:p>
          </table:table-cell>
          <table:table-cell office:value-type="float" office:value="0.00110571" calcext:value-type="float">
            <text:p>0.001105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884564" calcext:value-type="float">
            <text:p>0.000884564</text:p>
          </table:table-cell>
          <table:table-cell office:value-type="float" office:value="0.000663423" calcext:value-type="float">
            <text:p>0.000663423</text:p>
          </table:table-cell>
          <table:table-cell office:value-type="float" office:value="0.000221141" calcext:value-type="float">
            <text:p>0.000221141</text:p>
          </table:table-cell>
          <table:table-cell office:value-type="float" office:value="0.000442282" calcext:value-type="float">
            <text:p>0.000442282</text:p>
          </table:table-cell>
          <table:table-cell office:value-type="float" office:value="0.000663423" calcext:value-type="float">
            <text:p>0.000663423</text:p>
          </table:table-cell>
          <table:table-cell office:value-type="float" office:value="0.000442282" calcext:value-type="float">
            <text:p>0.000442282</text:p>
          </table:table-cell>
          <table:table-cell office:value-type="float" office:value="0.000221141" calcext:value-type="float">
            <text:p>0.000221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1141" calcext:value-type="float">
            <text:p>0.000221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1141" calcext:value-type="float">
            <text:p>0.000221141</text:p>
          </table:table-cell>
          <table:table-cell office:value-type="float" office:value="0" calcext:value-type="float">
            <text:p>0</text:p>
          </table:table-cell>
          <table:table-cell office:value-type="float" office:value="0.000442282" calcext:value-type="float">
            <text:p>0.000442282</text:p>
          </table:table-cell>
          <table:table-cell office:value-type="float" office:value="0.000221141" calcext:value-type="float">
            <text:p>0.000221141</text:p>
          </table:table-cell>
          <table:table-cell office:value-type="float" office:value="0" calcext:value-type="float">
            <text:p>0</text:p>
          </table:table-cell>
          <table:table-cell office:value-type="float" office:value="0.000221141" calcext:value-type="float">
            <text:p>0.0002211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21141" calcext:value-type="float">
            <text:p>0.00022114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221141" calcext:value-type="float">
            <text:p>0.0002211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21141" calcext:value-type="float">
            <text:p>0.00022114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97" calcext:value-type="float">
            <text:p>16.2797</text:p>
          </table:table-cell>
          <table:table-cell table:formula="of:=SUM([Sheet6.U168:.CW168])" office:value-type="float" office:value="0.0913884039999999" calcext:value-type="float">
            <text:p>0.091388404</text:p>
          </table:table-cell>
          <table:table-cell table:formula="of:=SUM([Sheet6.AE168:.CW168])" office:value-type="float" office:value="0.030975414" calcext:value-type="float">
            <text:p>0.030975414</text:p>
          </table:table-cell>
          <table:table-cell office:value-type="float" office:value="0.100395" calcext:value-type="float">
            <text:p>0.100395</text:p>
          </table:table-cell>
          <table:table-cell office:value-type="float" office:value="0.137742" calcext:value-type="float">
            <text:p>0.137742</text:p>
          </table:table-cell>
          <table:table-cell office:value-type="float" office:value="0.106986" calcext:value-type="float">
            <text:p>0.106986</text:p>
          </table:table-cell>
          <table:table-cell office:value-type="float" office:value="0.0916081" calcext:value-type="float">
            <text:p>0.0916081</text:p>
          </table:table-cell>
          <table:table-cell office:value-type="float" office:value="0.0753515" calcext:value-type="float">
            <text:p>0.0753515</text:p>
          </table:table-cell>
          <table:table-cell office:value-type="float" office:value="0.0571178" calcext:value-type="float">
            <text:p>0.0571178</text:p>
          </table:table-cell>
          <table:table-cell office:value-type="float" office:value="0.0476714" calcext:value-type="float">
            <text:p>0.0476714</text:p>
          </table:table-cell>
          <table:table-cell office:value-type="float" office:value="0.043058" calcext:value-type="float">
            <text:p>0.043058</text:p>
          </table:table-cell>
          <table:table-cell office:value-type="float" office:value="0.0344903" calcext:value-type="float">
            <text:p>0.0344903</text:p>
          </table:table-cell>
          <table:table-cell office:value-type="float" office:value="0.0287786" calcext:value-type="float">
            <text:p>0.0287786</text:p>
          </table:table-cell>
          <table:table-cell office:value-type="float" office:value="0.0224077" calcext:value-type="float">
            <text:p>0.0224077</text:p>
          </table:table-cell>
          <table:table-cell office:value-type="float" office:value="0.0272408" calcext:value-type="float">
            <text:p>0.0272408</text:p>
          </table:table-cell>
          <table:table-cell office:value-type="float" office:value="0.0180141" calcext:value-type="float">
            <text:p>0.0180141</text:p>
          </table:table-cell>
          <table:table-cell office:value-type="float" office:value="0.0188928" calcext:value-type="float">
            <text:p>0.0188928</text:p>
          </table:table-cell>
          <table:table-cell office:value-type="float" office:value="0.0144991" calcext:value-type="float">
            <text:p>0.0144991</text:p>
          </table:table-cell>
          <table:table-cell office:value-type="float" office:value="0.0127417" calcext:value-type="float">
            <text:p>0.0127417</text:p>
          </table:table-cell>
          <table:table-cell office:value-type="float" office:value="0.00966608" calcext:value-type="float">
            <text:p>0.00966608</text:p>
          </table:table-cell>
          <table:table-cell office:value-type="float" office:value="0.00922671" calcext:value-type="float">
            <text:p>0.00922671</text:p>
          </table:table-cell>
          <table:table-cell office:value-type="float" office:value="0.0081283" calcext:value-type="float">
            <text:p>0.0081283</text:p>
          </table:table-cell>
          <table:table-cell office:value-type="float" office:value="0.0105448" calcext:value-type="float">
            <text:p>0.0105448</text:p>
          </table:table-cell>
          <table:table-cell office:value-type="float" office:value="0.0081283" calcext:value-type="float">
            <text:p>0.0081283</text:p>
          </table:table-cell>
          <table:table-cell table:number-columns-repeated="2" office:value-type="float" office:value="0.00527241" calcext:value-type="float">
            <text:p>0.00527241</text:p>
          </table:table-cell>
          <table:table-cell office:value-type="float" office:value="0.00395431" calcext:value-type="float">
            <text:p>0.00395431</text:p>
          </table:table-cell>
          <table:table-cell table:number-columns-repeated="3" office:value-type="float" office:value="0.00329525" calcext:value-type="float">
            <text:p>0.00329525</text:p>
          </table:table-cell>
          <table:table-cell office:value-type="float" office:value="0.00395431" calcext:value-type="float">
            <text:p>0.00395431</text:p>
          </table:table-cell>
          <table:table-cell office:value-type="float" office:value="0.00285589" calcext:value-type="float">
            <text:p>0.00285589</text:p>
          </table:table-cell>
          <table:table-cell office:value-type="float" office:value="0.00219684" calcext:value-type="float">
            <text:p>0.00219684</text:p>
          </table:table-cell>
          <table:table-cell office:value-type="float" office:value="0.00175747" calcext:value-type="float">
            <text:p>0.00175747</text:p>
          </table:table-cell>
          <table:table-cell office:value-type="float" office:value="0.00109842" calcext:value-type="float">
            <text:p>0.00109842</text:p>
          </table:table-cell>
          <table:table-cell office:value-type="float" office:value="0.000878735" calcext:value-type="float">
            <text:p>0.000878735</text:p>
          </table:table-cell>
          <table:table-cell office:value-type="float" office:value="0.00241652" calcext:value-type="float">
            <text:p>0.00241652</text:p>
          </table:table-cell>
          <table:table-cell table:number-columns-repeated="2" office:value-type="float" office:value="0.00109842" calcext:value-type="float">
            <text:p>0.00109842</text:p>
          </table:table-cell>
          <table:table-cell office:value-type="float" office:value="0.000659051" calcext:value-type="float">
            <text:p>0.000659051</text:p>
          </table:table-cell>
          <table:table-cell office:value-type="float" office:value="0.00109842" calcext:value-type="float">
            <text:p>0.00109842</text:p>
          </table:table-cell>
          <table:table-cell office:value-type="float" office:value="0.000439367" calcext:value-type="float">
            <text:p>0.000439367</text:p>
          </table:table-cell>
          <table:table-cell office:value-type="float" office:value="0.000219684" calcext:value-type="float">
            <text:p>0.000219684</text:p>
          </table:table-cell>
          <table:table-cell office:value-type="float" office:value="0.0013181" calcext:value-type="float">
            <text:p>0.0013181</text:p>
          </table:table-cell>
          <table:table-cell office:value-type="float" office:value="0.000439367" calcext:value-type="float">
            <text:p>0.000439367</text:p>
          </table:table-cell>
          <table:table-cell office:value-type="float" office:value="0.00109842" calcext:value-type="float">
            <text:p>0.00109842</text:p>
          </table:table-cell>
          <table:table-cell office:value-type="float" office:value="0.000659051" calcext:value-type="float">
            <text:p>0.000659051</text:p>
          </table:table-cell>
          <table:table-cell office:value-type="float" office:value="0.0013181" calcext:value-type="float">
            <text:p>0.0013181</text:p>
          </table:table-cell>
          <table:table-cell office:value-type="float" office:value="0.000219684" calcext:value-type="float">
            <text:p>0.000219684</text:p>
          </table:table-cell>
          <table:table-cell table:number-columns-repeated="2" office:value-type="float" office:value="0.000659051" calcext:value-type="float">
            <text:p>0.000659051</text:p>
          </table:table-cell>
          <table:table-cell office:value-type="float" office:value="0.000439367" calcext:value-type="float">
            <text:p>0.000439367</text:p>
          </table:table-cell>
          <table:table-cell office:value-type="float" office:value="0.000878735" calcext:value-type="float">
            <text:p>0.000878735</text:p>
          </table:table-cell>
          <table:table-cell office:value-type="float" office:value="0.000219684" calcext:value-type="float">
            <text:p>0.000219684</text:p>
          </table:table-cell>
          <table:table-cell office:value-type="float" office:value="0.000439367" calcext:value-type="float">
            <text:p>0.0004393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19684" calcext:value-type="float">
            <text:p>0.000219684</text:p>
          </table:table-cell>
          <table:table-cell office:value-type="float" office:value="0.000439367" calcext:value-type="float">
            <text:p>0.000439367</text:p>
          </table:table-cell>
          <table:table-cell office:value-type="float" office:value="0.000219684" calcext:value-type="float">
            <text:p>0.00021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9684" calcext:value-type="float">
            <text:p>0.000219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9367" calcext:value-type="float">
            <text:p>0.00043936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0219684" calcext:value-type="float">
            <text:p>0.0002196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19684" calcext:value-type="float">
            <text:p>0.00021968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19684" calcext:value-type="float">
            <text:p>0.00021968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94" calcext:value-type="float">
            <text:p>16.3094</text:p>
          </table:table-cell>
          <table:table-cell table:formula="of:=SUM([Sheet6.U169:.CW169])" office:value-type="float" office:value="0.0888157570000001" calcext:value-type="float">
            <text:p>0.088815757</text:p>
          </table:table-cell>
          <table:table-cell table:formula="of:=SUM([Sheet6.AE169:.CW169])" office:value-type="float" office:value="0.028947377" calcext:value-type="float">
            <text:p>0.028947377</text:p>
          </table:table-cell>
          <table:table-cell office:value-type="float" office:value="0.103289" calcext:value-type="float">
            <text:p>0.103289</text:p>
          </table:table-cell>
          <table:table-cell office:value-type="float" office:value="0.133553" calcext:value-type="float">
            <text:p>0.133553</text:p>
          </table:table-cell>
          <table:table-cell office:value-type="float" office:value="0.112719" calcext:value-type="float">
            <text:p>0.112719</text:p>
          </table:table-cell>
          <table:table-cell office:value-type="float" office:value="0.0932018" calcext:value-type="float">
            <text:p>0.0932018</text:p>
          </table:table-cell>
          <table:table-cell office:value-type="float" office:value="0.0721491" calcext:value-type="float">
            <text:p>0.0721491</text:p>
          </table:table-cell>
          <table:table-cell office:value-type="float" office:value="0.0576754" calcext:value-type="float">
            <text:p>0.0576754</text:p>
          </table:table-cell>
          <table:table-cell office:value-type="float" office:value="0.0489035" calcext:value-type="float">
            <text:p>0.0489035</text:p>
          </table:table-cell>
          <table:table-cell office:value-type="float" office:value="0.0405702" calcext:value-type="float">
            <text:p>0.0405702</text:p>
          </table:table-cell>
          <table:table-cell office:value-type="float" office:value="0.0342105" calcext:value-type="float">
            <text:p>0.0342105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.027193" calcext:value-type="float">
            <text:p>0.027193</text:p>
          </table:table-cell>
          <table:table-cell office:value-type="float" office:value="0.0212719" calcext:value-type="float">
            <text:p>0.0212719</text:p>
          </table:table-cell>
          <table:table-cell office:value-type="float" office:value="0.0214912" calcext:value-type="float">
            <text:p>0.0214912</text:p>
          </table:table-cell>
          <table:table-cell office:value-type="float" office:value="0.0190789" calcext:value-type="float">
            <text:p>0.0190789</text:p>
          </table:table-cell>
          <table:table-cell office:value-type="float" office:value="0.0160088" calcext:value-type="float">
            <text:p>0.0160088</text:p>
          </table:table-cell>
          <table:table-cell office:value-type="float" office:value="0.0144737" calcext:value-type="float">
            <text:p>0.0144737</text:p>
          </table:table-cell>
          <table:table-cell office:value-type="float" office:value="0.00921053" calcext:value-type="float">
            <text:p>0.00921053</text:p>
          </table:table-cell>
          <table:table-cell office:value-type="float" office:value="0.0107456" calcext:value-type="float">
            <text:p>0.0107456</text:p>
          </table:table-cell>
          <table:table-cell office:value-type="float" office:value="0.00833333" calcext:value-type="float">
            <text:p>0.00833333</text:p>
          </table:table-cell>
          <table:table-cell office:value-type="float" office:value="0.010307" calcext:value-type="float">
            <text:p>0.010307</text:p>
          </table:table-cell>
          <table:table-cell office:value-type="float" office:value="0.00635965" calcext:value-type="float">
            <text:p>0.00635965</text:p>
          </table:table-cell>
          <table:table-cell office:value-type="float" office:value="0.00570175" calcext:value-type="float">
            <text:p>0.00570175</text:p>
          </table:table-cell>
          <table:table-cell office:value-type="float" office:value="0.00614035" calcext:value-type="float">
            <text:p>0.00614035</text:p>
          </table:table-cell>
          <table:table-cell office:value-type="float" office:value="0.00285088" calcext:value-type="float">
            <text:p>0.00285088</text:p>
          </table:table-cell>
          <table:table-cell office:value-type="float" office:value="0.00241228" calcext:value-type="float">
            <text:p>0.00241228</text:p>
          </table:table-cell>
          <table:table-cell office:value-type="float" office:value="0.00372807" calcext:value-type="float">
            <text:p>0.00372807</text:p>
          </table:table-cell>
          <table:table-cell office:value-type="float" office:value="0.00328947" calcext:value-type="float">
            <text:p>0.00328947</text:p>
          </table:table-cell>
          <table:table-cell office:value-type="float" office:value="0.00219298" calcext:value-type="float">
            <text:p>0.00219298</text:p>
          </table:table-cell>
          <table:table-cell office:value-type="float" office:value="0.00394737" calcext:value-type="float">
            <text:p>0.00394737</text:p>
          </table:table-cell>
          <table:table-cell office:value-type="float" office:value="0.00175439" calcext:value-type="float">
            <text:p>0.00175439</text:p>
          </table:table-cell>
          <table:table-cell office:value-type="float" office:value="0.00153509" calcext:value-type="float">
            <text:p>0.00153509</text:p>
          </table:table-cell>
          <table:table-cell office:value-type="float" office:value="0.00175439" calcext:value-type="float">
            <text:p>0.00175439</text:p>
          </table:table-cell>
          <table:table-cell office:value-type="float" office:value="0.000657895" calcext:value-type="float">
            <text:p>0.000657895</text:p>
          </table:table-cell>
          <table:table-cell office:value-type="float" office:value="0.00109649" calcext:value-type="float">
            <text:p>0.00109649</text:p>
          </table:table-cell>
          <table:table-cell office:value-type="float" office:value="0.00131579" calcext:value-type="float">
            <text:p>0.00131579</text:p>
          </table:table-cell>
          <table:table-cell table:number-columns-repeated="2" office:value-type="float" office:value="0.000657895" calcext:value-type="float">
            <text:p>0.000657895</text:p>
          </table:table-cell>
          <table:table-cell office:value-type="float" office:value="0.00109649" calcext:value-type="float">
            <text:p>0.00109649</text:p>
          </table:table-cell>
          <table:table-cell office:value-type="float" office:value="0.000657895" calcext:value-type="float">
            <text:p>0.000657895</text:p>
          </table:table-cell>
          <table:table-cell office:value-type="float" office:value="0.000877193" calcext:value-type="float">
            <text:p>0.000877193</text:p>
          </table:table-cell>
          <table:table-cell office:value-type="float" office:value="0.000219298" calcext:value-type="float">
            <text:p>0.000219298</text:p>
          </table:table-cell>
          <table:table-cell office:value-type="float" office:value="0.00153509" calcext:value-type="float">
            <text:p>0.00153509</text:p>
          </table:table-cell>
          <table:table-cell table:number-columns-repeated="2" office:value-type="float" office:value="0.000438596" calcext:value-type="float">
            <text:p>0.000438596</text:p>
          </table:table-cell>
          <table:table-cell office:value-type="float" office:value="0.000877193" calcext:value-type="float">
            <text:p>0.000877193</text:p>
          </table:table-cell>
          <table:table-cell office:value-type="float" office:value="0.00175439" calcext:value-type="float">
            <text:p>0.00175439</text:p>
          </table:table-cell>
          <table:table-cell office:value-type="float" office:value="0.000877193" calcext:value-type="float">
            <text:p>0.0008771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438596" calcext:value-type="float">
            <text:p>0.000438596</text:p>
          </table:table-cell>
          <table:table-cell office:value-type="float" office:value="0.000219298" calcext:value-type="float">
            <text:p>0.000219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38596" calcext:value-type="float">
            <text:p>0.000438596</text:p>
          </table:table-cell>
          <table:table-cell office:value-type="float" office:value="0.000219298" calcext:value-type="float">
            <text:p>0.000219298</text:p>
          </table:table-cell>
          <table:table-cell office:value-type="float" office:value="0.000438596" calcext:value-type="float">
            <text:p>0.000438596</text:p>
          </table:table-cell>
          <table:table-cell office:value-type="float" office:value="0" calcext:value-type="float">
            <text:p>0</text:p>
          </table:table-cell>
          <table:table-cell office:value-type="float" office:value="0.000219298" calcext:value-type="float">
            <text:p>0.000219298</text:p>
          </table:table-cell>
          <table:table-cell office:value-type="float" office:value="0" calcext:value-type="float">
            <text:p>0</text:p>
          </table:table-cell>
          <table:table-cell office:value-type="float" office:value="0.000219298" calcext:value-type="float">
            <text:p>0.000219298</text:p>
          </table:table-cell>
          <table:table-cell office:value-type="float" office:value="0" calcext:value-type="float">
            <text:p>0</text:p>
          </table:table-cell>
          <table:table-cell office:value-type="float" office:value="0.000219298" calcext:value-type="float">
            <text:p>0.00021929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438596" calcext:value-type="float">
            <text:p>0.000438596</text:p>
          </table:table-cell>
          <table:table-cell table:number-columns-repeated="2" office:value-type="float" office:value="0.000219298" calcext:value-type="float">
            <text:p>0.000219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9298" calcext:value-type="float">
            <text:p>0.0002192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19298" calcext:value-type="float">
            <text:p>0.000219298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92" calcext:value-type="float">
            <text:p>16.3392</text:p>
          </table:table-cell>
          <table:table-cell table:formula="of:=SUM([Sheet6.U170:.CW170])" office:value-type="float" office:value="0.088306496" calcext:value-type="float">
            <text:p>0.088306496</text:p>
          </table:table-cell>
          <table:table-cell table:formula="of:=SUM([Sheet6.AE170:.CW170])" office:value-type="float" office:value="0.027747176" calcext:value-type="float">
            <text:p>0.027747176</text:p>
          </table:table-cell>
          <table:table-cell office:value-type="float" office:value="0.0964545" calcext:value-type="float">
            <text:p>0.0964545</text:p>
          </table:table-cell>
          <table:table-cell office:value-type="float" office:value="0.133891" calcext:value-type="float">
            <text:p>0.133891</text:p>
          </table:table-cell>
          <table:table-cell office:value-type="float" office:value="0.111209" calcext:value-type="float">
            <text:p>0.111209</text:p>
          </table:table-cell>
          <table:table-cell office:value-type="float" office:value="0.0942524" calcext:value-type="float">
            <text:p>0.0942524</text:p>
          </table:table-cell>
          <table:table-cell office:value-type="float" office:value="0.0706893" calcext:value-type="float">
            <text:p>0.0706893</text:p>
          </table:table-cell>
          <table:table-cell office:value-type="float" office:value="0.0621009" calcext:value-type="float">
            <text:p>0.0621009</text:p>
          </table:table-cell>
          <table:table-cell office:value-type="float" office:value="0.0464655" calcext:value-type="float">
            <text:p>0.0464655</text:p>
          </table:table-cell>
          <table:table-cell office:value-type="float" office:value="0.0431623" calcext:value-type="float">
            <text:p>0.0431623</text:p>
          </table:table-cell>
          <table:table-cell office:value-type="float" office:value="0.0347941" calcext:value-type="float">
            <text:p>0.0347941</text:p>
          </table:table-cell>
          <table:table-cell office:value-type="float" office:value="0.0270865" calcext:value-type="float">
            <text:p>0.0270865</text:p>
          </table:table-cell>
          <table:table-cell office:value-type="float" office:value="0.0299494" calcext:value-type="float">
            <text:p>0.0299494</text:p>
          </table:table-cell>
          <table:table-cell office:value-type="float" office:value="0.0184981" calcext:value-type="float">
            <text:p>0.0184981</text:p>
          </table:table-cell>
          <table:table-cell office:value-type="float" office:value="0.0220216" calcext:value-type="float">
            <text:p>0.0220216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147545" calcext:value-type="float">
            <text:p>0.0147545</text:p>
          </table:table-cell>
          <table:table-cell office:value-type="float" office:value="0.0140938" calcext:value-type="float">
            <text:p>0.0140938</text:p>
          </table:table-cell>
          <table:table-cell office:value-type="float" office:value="0.0107906" calcext:value-type="float">
            <text:p>0.0107906</text:p>
          </table:table-cell>
          <table:table-cell office:value-type="float" office:value="0.0116714" calcext:value-type="float">
            <text:p>0.0116714</text:p>
          </table:table-cell>
          <table:table-cell office:value-type="float" office:value="0.00704691" calcext:value-type="float">
            <text:p>0.00704691</text:p>
          </table:table-cell>
          <table:table-cell office:value-type="float" office:value="0.0083682" calcext:value-type="float">
            <text:p>0.0083682</text:p>
          </table:table-cell>
          <table:table-cell office:value-type="float" office:value="0.00814799" calcext:value-type="float">
            <text:p>0.00814799</text:p>
          </table:table-cell>
          <table:table-cell office:value-type="float" office:value="0.00594583" calcext:value-type="float">
            <text:p>0.00594583</text:p>
          </table:table-cell>
          <table:table-cell office:value-type="float" office:value="0.00440432" calcext:value-type="float">
            <text:p>0.00440432</text:p>
          </table:table-cell>
          <table:table-cell office:value-type="float" office:value="0.00484475" calcext:value-type="float">
            <text:p>0.00484475</text:p>
          </table:table-cell>
          <table:table-cell office:value-type="float" office:value="0.00396388" calcext:value-type="float">
            <text:p>0.00396388</text:p>
          </table:table-cell>
          <table:table-cell office:value-type="float" office:value="0.00220216" calcext:value-type="float">
            <text:p>0.00220216</text:p>
          </table:table-cell>
          <table:table-cell office:value-type="float" office:value="0.00396388" calcext:value-type="float">
            <text:p>0.00396388</text:p>
          </table:table-cell>
          <table:table-cell table:number-columns-repeated="2" office:value-type="float" office:value="0.00264259" calcext:value-type="float">
            <text:p>0.00264259</text:p>
          </table:table-cell>
          <table:table-cell office:value-type="float" office:value="0.000880863" calcext:value-type="float">
            <text:p>0.000880863</text:p>
          </table:table-cell>
          <table:table-cell table:number-columns-repeated="2" office:value-type="float" office:value="0.00132129" calcext:value-type="float">
            <text:p>0.00132129</text:p>
          </table:table-cell>
          <table:table-cell table:number-columns-repeated="2" office:value-type="float" office:value="0.00110108" calcext:value-type="float">
            <text:p>0.00110108</text:p>
          </table:table-cell>
          <table:table-cell office:value-type="float" office:value="0.00154151" calcext:value-type="float">
            <text:p>0.00154151</text:p>
          </table:table-cell>
          <table:table-cell office:value-type="float" office:value="0" calcext:value-type="float">
            <text:p>0</text:p>
          </table:table-cell>
          <table:table-cell office:value-type="float" office:value="0.00132129" calcext:value-type="float">
            <text:p>0.00132129</text:p>
          </table:table-cell>
          <table:table-cell office:value-type="float" office:value="0.00198194" calcext:value-type="float">
            <text:p>0.00198194</text:p>
          </table:table-cell>
          <table:table-cell office:value-type="float" office:value="0.00132129" calcext:value-type="float">
            <text:p>0.00132129</text:p>
          </table:table-cell>
          <table:table-cell office:value-type="float" office:value="0.000440432" calcext:value-type="float">
            <text:p>0.000440432</text:p>
          </table:table-cell>
          <table:table-cell office:value-type="float" office:value="0.000660647" calcext:value-type="float">
            <text:p>0.000660647</text:p>
          </table:table-cell>
          <table:table-cell office:value-type="float" office:value="0.000440432" calcext:value-type="float">
            <text:p>0.000440432</text:p>
          </table:table-cell>
          <table:table-cell table:number-columns-repeated="2" office:value-type="float" office:value="0.000880863" calcext:value-type="float">
            <text:p>0.000880863</text:p>
          </table:table-cell>
          <table:table-cell table:number-columns-repeated="2" office:value-type="float" office:value="0.00110108" calcext:value-type="float">
            <text:p>0.00110108</text:p>
          </table:table-cell>
          <table:table-cell office:value-type="float" office:value="0.000660647" calcext:value-type="float">
            <text:p>0.000660647</text:p>
          </table:table-cell>
          <table:table-cell table:number-columns-repeated="2" office:value-type="float" office:value="0.000220216" calcext:value-type="float">
            <text:p>0.000220216</text:p>
          </table:table-cell>
          <table:table-cell office:value-type="float" office:value="0.000440432" calcext:value-type="float">
            <text:p>0.000440432</text:p>
          </table:table-cell>
          <table:table-cell office:value-type="float" office:value="0.000660647" calcext:value-type="float">
            <text:p>0.000660647</text:p>
          </table:table-cell>
          <table:table-cell office:value-type="float" office:value="0.000440432" calcext:value-type="float">
            <text:p>0.0004404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20216" calcext:value-type="float">
            <text:p>0.000220216</text:p>
          </table:table-cell>
          <table:table-cell office:value-type="float" office:value="0.000440432" calcext:value-type="float">
            <text:p>0.000440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40432" calcext:value-type="float">
            <text:p>0.000440432</text:p>
          </table:table-cell>
          <table:table-cell office:value-type="float" office:value="0" calcext:value-type="float">
            <text:p>0</text:p>
          </table:table-cell>
          <table:table-cell office:value-type="float" office:value="0.000220216" calcext:value-type="float">
            <text:p>0.00022021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440432" calcext:value-type="float">
            <text:p>0.000440432</text:p>
          </table:table-cell>
          <table:table-cell office:value-type="float" office:value="0" calcext:value-type="float">
            <text:p>0</text:p>
          </table:table-cell>
          <table:table-cell office:value-type="float" office:value="0.000440432" calcext:value-type="float">
            <text:p>0.000440432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9" calcext:value-type="float">
            <text:p>16.369</text:p>
          </table:table-cell>
          <table:table-cell table:formula="of:=SUM([Sheet6.U171:.CW171])" office:value-type="float" office:value="0.086823036" calcext:value-type="float">
            <text:p>0.086823036</text:p>
          </table:table-cell>
          <table:table-cell table:formula="of:=SUM([Sheet6.AE171:.CW171])" office:value-type="float" office:value="0.029160256" calcext:value-type="float">
            <text:p>0.029160256</text:p>
          </table:table-cell>
          <table:table-cell office:value-type="float" office:value="0.100636" calcext:value-type="float">
            <text:p>0.100636</text:p>
          </table:table-cell>
          <table:table-cell office:value-type="float" office:value="0.130673" calcext:value-type="float">
            <text:p>0.130673</text:p>
          </table:table-cell>
          <table:table-cell office:value-type="float" office:value="0.109406" calcext:value-type="float">
            <text:p>0.109406</text:p>
          </table:table-cell>
          <table:table-cell office:value-type="float" office:value="0.0912081" calcext:value-type="float">
            <text:p>0.0912081</text:p>
          </table:table-cell>
          <table:table-cell office:value-type="float" office:value="0.0714756" calcext:value-type="float">
            <text:p>0.0714756</text:p>
          </table:table-cell>
          <table:table-cell office:value-type="float" office:value="0.0583205" calcext:value-type="float">
            <text:p>0.0583205</text:p>
          </table:table-cell>
          <table:table-cell office:value-type="float" office:value="0.0530585" calcext:value-type="float">
            <text:p>0.0530585</text:p>
          </table:table-cell>
          <table:table-cell office:value-type="float" office:value="0.0436308" calcext:value-type="float">
            <text:p>0.0436308</text:p>
          </table:table-cell>
          <table:table-cell office:value-type="float" office:value="0.0337645" calcext:value-type="float">
            <text:p>0.0337645</text:p>
          </table:table-cell>
          <table:table-cell office:value-type="float" office:value="0.0302565" calcext:value-type="float">
            <text:p>0.0302565</text:p>
          </table:table-cell>
          <table:table-cell office:value-type="float" office:value="0.024556" calcext:value-type="float">
            <text:p>0.024556</text:p>
          </table:table-cell>
          <table:table-cell office:value-type="float" office:value="0.0190748" calcext:value-type="float">
            <text:p>0.0190748</text:p>
          </table:table-cell>
          <table:table-cell office:value-type="float" office:value="0.022802" calcext:value-type="float">
            <text:p>0.022802</text:p>
          </table:table-cell>
          <table:table-cell office:value-type="float" office:value="0.0221443" calcext:value-type="float">
            <text:p>0.0221443</text:p>
          </table:table-cell>
          <table:table-cell office:value-type="float" office:value="0.0144705" calcext:value-type="float">
            <text:p>0.0144705</text:p>
          </table:table-cell>
          <table:table-cell office:value-type="float" office:value="0.0146898" calcext:value-type="float">
            <text:p>0.0146898</text:p>
          </table:table-cell>
          <table:table-cell office:value-type="float" office:value="0.0111818" calcext:value-type="float">
            <text:p>0.0111818</text:p>
          </table:table-cell>
          <table:table-cell office:value-type="float" office:value="0.00986626" calcext:value-type="float">
            <text:p>0.00986626</text:p>
          </table:table-cell>
          <table:table-cell office:value-type="float" office:value="0.00591975" calcext:value-type="float">
            <text:p>0.00591975</text:p>
          </table:table-cell>
          <table:table-cell office:value-type="float" office:value="0.00942776" calcext:value-type="float">
            <text:p>0.00942776</text:p>
          </table:table-cell>
          <table:table-cell office:value-type="float" office:value="0.00877001" calcext:value-type="float">
            <text:p>0.00877001</text:p>
          </table:table-cell>
          <table:table-cell office:value-type="float" office:value="0.0057005" calcext:value-type="float">
            <text:p>0.0057005</text:p>
          </table:table-cell>
          <table:table-cell office:value-type="float" office:value="0.0039465" calcext:value-type="float">
            <text:p>0.0039465</text:p>
          </table:table-cell>
          <table:table-cell office:value-type="float" office:value="0.005262" calcext:value-type="float">
            <text:p>0.005262</text:p>
          </table:table-cell>
          <table:table-cell table:number-columns-repeated="2" office:value-type="float" office:value="0.00328875" calcext:value-type="float">
            <text:p>0.00328875</text:p>
          </table:table-cell>
          <table:table-cell table:number-columns-repeated="3" office:value-type="float" office:value="0.0021925" calcext:value-type="float">
            <text:p>0.0021925</text:p>
          </table:table-cell>
          <table:table-cell office:value-type="float" office:value="0.00328875" calcext:value-type="float">
            <text:p>0.00328875</text:p>
          </table:table-cell>
          <table:table-cell office:value-type="float" office:value="0.000877001" calcext:value-type="float">
            <text:p>0.000877001</text:p>
          </table:table-cell>
          <table:table-cell office:value-type="float" office:value="0.0021925" calcext:value-type="float">
            <text:p>0.0021925</text:p>
          </table:table-cell>
          <table:table-cell office:value-type="float" office:value="0.00065775" calcext:value-type="float">
            <text:p>0.00065775</text:p>
          </table:table-cell>
          <table:table-cell office:value-type="float" office:value="0.00153475" calcext:value-type="float">
            <text:p>0.00153475</text:p>
          </table:table-cell>
          <table:table-cell office:value-type="float" office:value="0.00109625" calcext:value-type="float">
            <text:p>0.00109625</text:p>
          </table:table-cell>
          <table:table-cell office:value-type="float" office:value="0.00065775" calcext:value-type="float">
            <text:p>0.00065775</text:p>
          </table:table-cell>
          <table:table-cell office:value-type="float" office:value="0.0013155" calcext:value-type="float">
            <text:p>0.0013155</text:p>
          </table:table-cell>
          <table:table-cell office:value-type="float" office:value="0.000877001" calcext:value-type="float">
            <text:p>0.000877001</text:p>
          </table:table-cell>
          <table:table-cell office:value-type="float" office:value="0.00065775" calcext:value-type="float">
            <text:p>0.00065775</text:p>
          </table:table-cell>
          <table:table-cell office:value-type="float" office:value="0.000877001" calcext:value-type="float">
            <text:p>0.000877001</text:p>
          </table:table-cell>
          <table:table-cell office:value-type="float" office:value="0.00197325" calcext:value-type="float">
            <text:p>0.00197325</text:p>
          </table:table-cell>
          <table:table-cell office:value-type="float" office:value="0.000877001" calcext:value-type="float">
            <text:p>0.000877001</text:p>
          </table:table-cell>
          <table:table-cell office:value-type="float" office:value="0.00065775" calcext:value-type="float">
            <text:p>0.00065775</text:p>
          </table:table-cell>
          <table:table-cell office:value-type="float" office:value="0.000877001" calcext:value-type="float">
            <text:p>0.000877001</text:p>
          </table:table-cell>
          <table:table-cell office:value-type="float" office:value="0.0004385" calcext:value-type="float">
            <text:p>0.0004385</text:p>
          </table:table-cell>
          <table:table-cell office:value-type="float" office:value="0.00021925" calcext:value-type="float">
            <text:p>0.00021925</text:p>
          </table:table-cell>
          <table:table-cell office:value-type="float" office:value="0.00065775" calcext:value-type="float">
            <text:p>0.00065775</text:p>
          </table:table-cell>
          <table:table-cell office:value-type="float" office:value="0.00021925" calcext:value-type="float">
            <text:p>0.00021925</text:p>
          </table:table-cell>
          <table:table-cell office:value-type="float" office:value="0.00065775" calcext:value-type="float">
            <text:p>0.00065775</text:p>
          </table:table-cell>
          <table:table-cell office:value-type="float" office:value="0.0004385" calcext:value-type="float">
            <text:p>0.0004385</text:p>
          </table:table-cell>
          <table:table-cell office:value-type="float" office:value="0.000877001" calcext:value-type="float">
            <text:p>0.000877001</text:p>
          </table:table-cell>
          <table:table-cell office:value-type="float" office:value="0" calcext:value-type="float">
            <text:p>0</text:p>
          </table:table-cell>
          <table:table-cell office:value-type="float" office:value="0.0004385" calcext:value-type="float">
            <text:p>0.00043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1925" calcext:value-type="float">
            <text:p>0.00021925</text:p>
          </table:table-cell>
          <table:table-cell office:value-type="float" office:value="0.0004385" calcext:value-type="float">
            <text:p>0.0004385</text:p>
          </table:table-cell>
          <table:table-cell table:number-columns-repeated="2" office:value-type="float" office:value="0.00021925" calcext:value-type="float">
            <text:p>0.00021925</text:p>
          </table:table-cell>
          <table:table-cell office:value-type="float" office:value="0" calcext:value-type="float">
            <text:p>0</text:p>
          </table:table-cell>
          <table:table-cell office:value-type="float" office:value="0.00021925" calcext:value-type="float">
            <text:p>0.00021925</text:p>
          </table:table-cell>
          <table:table-cell office:value-type="float" office:value="0" calcext:value-type="float">
            <text:p>0</text:p>
          </table:table-cell>
          <table:table-cell office:value-type="float" office:value="0.00021925" calcext:value-type="float">
            <text:p>0.00021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1925" calcext:value-type="float">
            <text:p>0.00021925</text:p>
          </table:table-cell>
          <table:table-cell office:value-type="float" office:value="0" calcext:value-type="float">
            <text:p>0</text:p>
          </table:table-cell>
          <table:table-cell office:value-type="float" office:value="0.00021925" calcext:value-type="float">
            <text:p>0.00021925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88" calcext:value-type="float">
            <text:p>16.3988</text:p>
          </table:table-cell>
          <table:table-cell table:formula="of:=SUM([Sheet6.U172:.CW172])" office:value-type="float" office:value="0.0868616600000001" calcext:value-type="float">
            <text:p>0.08686166</text:p>
          </table:table-cell>
          <table:table-cell table:formula="of:=SUM([Sheet6.AE172:.CW172])" office:value-type="float" office:value="0.02706243" calcext:value-type="float">
            <text:p>0.02706243</text:p>
          </table:table-cell>
          <table:table-cell office:value-type="float" office:value="0.0960279" calcext:value-type="float">
            <text:p>0.0960279</text:p>
          </table:table-cell>
          <table:table-cell office:value-type="float" office:value="0.128765" calcext:value-type="float">
            <text:p>0.128765</text:p>
          </table:table-cell>
          <table:table-cell office:value-type="float" office:value="0.122217" calcext:value-type="float">
            <text:p>0.122217</text:p>
          </table:table-cell>
          <table:table-cell office:value-type="float" office:value="0.0905718" calcext:value-type="float">
            <text:p>0.0905718</text:p>
          </table:table-cell>
          <table:table-cell office:value-type="float" office:value="0.072021" calcext:value-type="float">
            <text:p>0.072021</text:p>
          </table:table-cell>
          <table:table-cell office:value-type="float" office:value="0.0532519" calcext:value-type="float">
            <text:p>0.0532519</text:p>
          </table:table-cell>
          <table:table-cell office:value-type="float" office:value="0.0549978" calcext:value-type="float">
            <text:p>0.0549978</text:p>
          </table:table-cell>
          <table:table-cell office:value-type="float" office:value="0.0443038" calcext:value-type="float">
            <text:p>0.0443038</text:p>
          </table:table-cell>
          <table:table-cell office:value-type="float" office:value="0.0375382" calcext:value-type="float">
            <text:p>0.0375382</text:p>
          </table:table-cell>
          <table:table-cell office:value-type="float" office:value="0.0279354" calcext:value-type="float">
            <text:p>0.0279354</text:p>
          </table:table-cell>
          <table:table-cell office:value-type="float" office:value="0.0288084" calcext:value-type="float">
            <text:p>0.0288084</text:p>
          </table:table-cell>
          <table:table-cell office:value-type="float" office:value="0.021388" calcext:value-type="float">
            <text:p>0.021388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.0218245" calcext:value-type="float">
            <text:p>0.0218245</text:p>
          </table:table-cell>
          <table:table-cell office:value-type="float" office:value="0.0157137" calcext:value-type="float">
            <text:p>0.0157137</text:p>
          </table:table-cell>
          <table:table-cell office:value-type="float" office:value="0.0146224" calcext:value-type="float">
            <text:p>0.0146224</text:p>
          </table:table-cell>
          <table:table-cell office:value-type="float" office:value="0.00894806" calcext:value-type="float">
            <text:p>0.00894806</text:p>
          </table:table-cell>
          <table:table-cell table:number-columns-repeated="2" office:value-type="float" office:value="0.00851157" calcext:value-type="float">
            <text:p>0.00851157</text:p>
          </table:table-cell>
          <table:table-cell office:value-type="float" office:value="0.0091663" calcext:value-type="float">
            <text:p>0.0091663</text:p>
          </table:table-cell>
          <table:table-cell office:value-type="float" office:value="0.00763859" calcext:value-type="float">
            <text:p>0.00763859</text:p>
          </table:table-cell>
          <table:table-cell office:value-type="float" office:value="0.0072021" calcext:value-type="float">
            <text:p>0.0072021</text:p>
          </table:table-cell>
          <table:table-cell office:value-type="float" office:value="0.00371017" calcext:value-type="float">
            <text:p>0.00371017</text:p>
          </table:table-cell>
          <table:table-cell office:value-type="float" office:value="0.00523789" calcext:value-type="float">
            <text:p>0.00523789</text:p>
          </table:table-cell>
          <table:table-cell office:value-type="float" office:value="0.00327368" calcext:value-type="float">
            <text:p>0.00327368</text:p>
          </table:table-cell>
          <table:table-cell office:value-type="float" office:value="0.00218245" calcext:value-type="float">
            <text:p>0.00218245</text:p>
          </table:table-cell>
          <table:table-cell office:value-type="float" office:value="0.00436491" calcext:value-type="float">
            <text:p>0.00436491</text:p>
          </table:table-cell>
          <table:table-cell office:value-type="float" office:value="0.00196421" calcext:value-type="float">
            <text:p>0.00196421</text:p>
          </table:table-cell>
          <table:table-cell office:value-type="float" office:value="0.00283719" calcext:value-type="float">
            <text:p>0.00283719</text:p>
          </table:table-cell>
          <table:table-cell office:value-type="float" office:value="0.00130947" calcext:value-type="float">
            <text:p>0.00130947</text:p>
          </table:table-cell>
          <table:table-cell office:value-type="float" office:value="0.00109123" calcext:value-type="float">
            <text:p>0.00109123</text:p>
          </table:table-cell>
          <table:table-cell office:value-type="float" office:value="0.000872981" calcext:value-type="float">
            <text:p>0.000872981</text:p>
          </table:table-cell>
          <table:table-cell office:value-type="float" office:value="0.00218245" calcext:value-type="float">
            <text:p>0.00218245</text:p>
          </table:table-cell>
          <table:table-cell office:value-type="float" office:value="0.00196421" calcext:value-type="float">
            <text:p>0.00196421</text:p>
          </table:table-cell>
          <table:table-cell office:value-type="float" office:value="0.000872981" calcext:value-type="float">
            <text:p>0.000872981</text:p>
          </table:table-cell>
          <table:table-cell table:number-columns-repeated="2" office:value-type="float" office:value="0.00109123" calcext:value-type="float">
            <text:p>0.00109123</text:p>
          </table:table-cell>
          <table:table-cell office:value-type="float" office:value="0.000436491" calcext:value-type="float">
            <text:p>0.000436491</text:p>
          </table:table-cell>
          <table:table-cell office:value-type="float" office:value="0.00130947" calcext:value-type="float">
            <text:p>0.00130947</text:p>
          </table:table-cell>
          <table:table-cell office:value-type="float" office:value="0.00152772" calcext:value-type="float">
            <text:p>0.00152772</text:p>
          </table:table-cell>
          <table:table-cell office:value-type="float" office:value="0.000436491" calcext:value-type="float">
            <text:p>0.000436491</text:p>
          </table:table-cell>
          <table:table-cell office:value-type="float" office:value="0.000218245" calcext:value-type="float">
            <text:p>0.000218245</text:p>
          </table:table-cell>
          <table:table-cell office:value-type="float" office:value="0.000872981" calcext:value-type="float">
            <text:p>0.000872981</text:p>
          </table:table-cell>
          <table:table-cell office:value-type="float" office:value="0.000654736" calcext:value-type="float">
            <text:p>0.000654736</text:p>
          </table:table-cell>
          <table:table-cell office:value-type="float" office:value="0.00109123" calcext:value-type="float">
            <text:p>0.00109123</text:p>
          </table:table-cell>
          <table:table-cell office:value-type="float" office:value="0.000654736" calcext:value-type="float">
            <text:p>0.000654736</text:p>
          </table:table-cell>
          <table:table-cell office:value-type="float" office:value="0.000218245" calcext:value-type="float">
            <text:p>0.000218245</text:p>
          </table:table-cell>
          <table:table-cell office:value-type="float" office:value="0.000654736" calcext:value-type="float">
            <text:p>0.000654736</text:p>
          </table:table-cell>
          <table:table-cell office:value-type="float" office:value="0.000218245" calcext:value-type="float">
            <text:p>0.000218245</text:p>
          </table:table-cell>
          <table:table-cell office:value-type="float" office:value="0.000436491" calcext:value-type="float">
            <text:p>0.000436491</text:p>
          </table:table-cell>
          <table:table-cell table:number-columns-repeated="7" office:value-type="float" office:value="0.000218245" calcext:value-type="float">
            <text:p>0.000218245</text:p>
          </table:table-cell>
          <table:table-cell office:value-type="float" office:value="0" calcext:value-type="float">
            <text:p>0</text:p>
          </table:table-cell>
          <table:table-cell office:value-type="float" office:value="0.000218245" calcext:value-type="float">
            <text:p>0.000218245</text:p>
          </table:table-cell>
          <table:table-cell office:value-type="float" office:value="0.000654736" calcext:value-type="float">
            <text:p>0.00065473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18245" calcext:value-type="float">
            <text:p>0.0002182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18245" calcext:value-type="float">
            <text:p>0.000218245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00218245" calcext:value-type="float">
            <text:p>0.00021824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6" calcext:value-type="float">
            <text:p>16.4286</text:p>
          </table:table-cell>
          <table:table-cell table:formula="of:=SUM([Sheet6.U173:.CW173])" office:value-type="float" office:value="0.08531831" calcext:value-type="float">
            <text:p>0.08531831</text:p>
          </table:table-cell>
          <table:table-cell table:formula="of:=SUM([Sheet6.AE173:.CW173])" office:value-type="float" office:value="0.02815072" calcext:value-type="float">
            <text:p>0.02815072</text:p>
          </table:table-cell>
          <table:table-cell office:value-type="float" office:value="0.103291" calcext:value-type="float">
            <text:p>0.103291</text:p>
          </table:table-cell>
          <table:table-cell office:value-type="float" office:value="0.127761" calcext:value-type="float">
            <text:p>0.127761</text:p>
          </table:table-cell>
          <table:table-cell office:value-type="float" office:value="0.113036" calcext:value-type="float">
            <text:p>0.113036</text:p>
          </table:table-cell>
          <table:table-cell office:value-type="float" office:value="0.100476" calcext:value-type="float">
            <text:p>0.100476</text:p>
          </table:table-cell>
          <table:table-cell office:value-type="float" office:value="0.0703768" calcext:value-type="float">
            <text:p>0.0703768</text:p>
          </table:table-cell>
          <table:table-cell office:value-type="float" office:value="0.0556518" calcext:value-type="float">
            <text:p>0.0556518</text:p>
          </table:table-cell>
          <table:table-cell office:value-type="float" office:value="0.0513209" calcext:value-type="float">
            <text:p>0.0513209</text:p>
          </table:table-cell>
          <table:table-cell office:value-type="float" office:value="0.0459073" calcext:value-type="float">
            <text:p>0.0459073</text:p>
          </table:table-cell>
          <table:table-cell office:value-type="float" office:value="0.0368125" calcext:value-type="float">
            <text:p>0.0368125</text:p>
          </table:table-cell>
          <table:table-cell office:value-type="float" office:value="0.027068" calcext:value-type="float">
            <text:p>0.027068</text:p>
          </table:table-cell>
          <table:table-cell office:value-type="float" office:value="0.0296665" calcext:value-type="float">
            <text:p>0.0296665</text:p>
          </table:table-cell>
          <table:table-cell office:value-type="float" office:value="0.0192724" calcext:value-type="float">
            <text:p>0.0192724</text:p>
          </table:table-cell>
          <table:table-cell office:value-type="float" office:value="0.019922" calcext:value-type="float">
            <text:p>0.019922</text:p>
          </table:table-cell>
          <table:table-cell office:value-type="float" office:value="0.0186228" calcext:value-type="float">
            <text:p>0.0186228</text:p>
          </table:table-cell>
          <table:table-cell office:value-type="float" office:value="0.0160243" calcext:value-type="float">
            <text:p>0.0160243</text:p>
          </table:table-cell>
          <table:table-cell office:value-type="float" office:value="0.0136423" calcext:value-type="float">
            <text:p>0.0136423</text:p>
          </table:table-cell>
          <table:table-cell office:value-type="float" office:value="0.0106107" calcext:value-type="float">
            <text:p>0.0106107</text:p>
          </table:table-cell>
          <table:table-cell office:value-type="float" office:value="0.00822867" calcext:value-type="float">
            <text:p>0.00822867</text:p>
          </table:table-cell>
          <table:table-cell office:value-type="float" office:value="0.00909485" calcext:value-type="float">
            <text:p>0.00909485</text:p>
          </table:table-cell>
          <table:table-cell office:value-type="float" office:value="0.00844521" calcext:value-type="float">
            <text:p>0.00844521</text:p>
          </table:table-cell>
          <table:table-cell office:value-type="float" office:value="0.00736249" calcext:value-type="float">
            <text:p>0.00736249</text:p>
          </table:table-cell>
          <table:table-cell office:value-type="float" office:value="0.00649632" calcext:value-type="float">
            <text:p>0.00649632</text:p>
          </table:table-cell>
          <table:table-cell office:value-type="float" office:value="0.0034647" calcext:value-type="float">
            <text:p>0.0034647</text:p>
          </table:table-cell>
          <table:table-cell office:value-type="float" office:value="0.00433088" calcext:value-type="float">
            <text:p>0.00433088</text:p>
          </table:table-cell>
          <table:table-cell office:value-type="float" office:value="0.00389779" calcext:value-type="float">
            <text:p>0.00389779</text:p>
          </table:table-cell>
          <table:table-cell office:value-type="float" office:value="0.00238198" calcext:value-type="float">
            <text:p>0.00238198</text:p>
          </table:table-cell>
          <table:table-cell office:value-type="float" office:value="0.0034647" calcext:value-type="float">
            <text:p>0.0034647</text:p>
          </table:table-cell>
          <table:table-cell office:value-type="float" office:value="0.00281507" calcext:value-type="float">
            <text:p>0.00281507</text:p>
          </table:table-cell>
          <table:table-cell office:value-type="float" office:value="0.00216544" calcext:value-type="float">
            <text:p>0.00216544</text:p>
          </table:table-cell>
          <table:table-cell office:value-type="float" office:value="0.000649632" calcext:value-type="float">
            <text:p>0.000649632</text:p>
          </table:table-cell>
          <table:table-cell office:value-type="float" office:value="0.0019489" calcext:value-type="float">
            <text:p>0.0019489</text:p>
          </table:table-cell>
          <table:table-cell office:value-type="float" office:value="0.00151581" calcext:value-type="float">
            <text:p>0.00151581</text:p>
          </table:table-cell>
          <table:table-cell office:value-type="float" office:value="0.000866176" calcext:value-type="float">
            <text:p>0.000866176</text:p>
          </table:table-cell>
          <table:table-cell office:value-type="float" office:value="0.00281507" calcext:value-type="float">
            <text:p>0.00281507</text:p>
          </table:table-cell>
          <table:table-cell office:value-type="float" office:value="0.000433088" calcext:value-type="float">
            <text:p>0.000433088</text:p>
          </table:table-cell>
          <table:table-cell office:value-type="float" office:value="0.0019489" calcext:value-type="float">
            <text:p>0.0019489</text:p>
          </table:table-cell>
          <table:table-cell office:value-type="float" office:value="0.000216544" calcext:value-type="float">
            <text:p>0.000216544</text:p>
          </table:table-cell>
          <table:table-cell office:value-type="float" office:value="0.00108272" calcext:value-type="float">
            <text:p>0.00108272</text:p>
          </table:table-cell>
          <table:table-cell office:value-type="float" office:value="0.00129926" calcext:value-type="float">
            <text:p>0.00129926</text:p>
          </table:table-cell>
          <table:table-cell office:value-type="float" office:value="0.00173235" calcext:value-type="float">
            <text:p>0.00173235</text:p>
          </table:table-cell>
          <table:table-cell office:value-type="float" office:value="0.000649632" calcext:value-type="float">
            <text:p>0.000649632</text:p>
          </table:table-cell>
          <table:table-cell office:value-type="float" office:value="0.000216544" calcext:value-type="float">
            <text:p>0.000216544</text:p>
          </table:table-cell>
          <table:table-cell office:value-type="float" office:value="0.000866176" calcext:value-type="float">
            <text:p>0.000866176</text:p>
          </table:table-cell>
          <table:table-cell office:value-type="float" office:value="0.00108272" calcext:value-type="float">
            <text:p>0.00108272</text:p>
          </table:table-cell>
          <table:table-cell office:value-type="float" office:value="0.000433088" calcext:value-type="float">
            <text:p>0.000433088</text:p>
          </table:table-cell>
          <table:table-cell office:value-type="float" office:value="0.000866176" calcext:value-type="float">
            <text:p>0.000866176</text:p>
          </table:table-cell>
          <table:table-cell office:value-type="float" office:value="0.000216544" calcext:value-type="float">
            <text:p>0.000216544</text:p>
          </table:table-cell>
          <table:table-cell office:value-type="float" office:value="0.000649632" calcext:value-type="float">
            <text:p>0.000649632</text:p>
          </table:table-cell>
          <table:table-cell office:value-type="float" office:value="0.000216544" calcext:value-type="float">
            <text:p>0.000216544</text:p>
          </table:table-cell>
          <table:table-cell table:number-columns-repeated="2" office:value-type="float" office:value="0.000433088" calcext:value-type="float">
            <text:p>0.000433088</text:p>
          </table:table-cell>
          <table:table-cell table:number-columns-repeated="2" office:value-type="float" office:value="0.000216544" calcext:value-type="float">
            <text:p>0.000216544</text:p>
          </table:table-cell>
          <table:table-cell office:value-type="float" office:value="0" calcext:value-type="float">
            <text:p>0</text:p>
          </table:table-cell>
          <table:table-cell office:value-type="float" office:value="0.000216544" calcext:value-type="float">
            <text:p>0.000216544</text:p>
          </table:table-cell>
          <table:table-cell office:value-type="float" office:value="0" calcext:value-type="float">
            <text:p>0</text:p>
          </table:table-cell>
          <table:table-cell office:value-type="float" office:value="0.000433088" calcext:value-type="float">
            <text:p>0.000433088</text:p>
          </table:table-cell>
          <table:table-cell office:value-type="float" office:value="0" calcext:value-type="float">
            <text:p>0</text:p>
          </table:table-cell>
          <table:table-cell office:value-type="float" office:value="0.000216544" calcext:value-type="float">
            <text:p>0.000216544</text:p>
          </table:table-cell>
          <table:table-cell office:value-type="float" office:value="0.000649632" calcext:value-type="float">
            <text:p>0.0006496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16544" calcext:value-type="float">
            <text:p>0.0002165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16544" calcext:value-type="float">
            <text:p>0.00021654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00216544" calcext:value-type="float">
            <text:p>0.0002165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84" calcext:value-type="float">
            <text:p>16.4584</text:p>
          </table:table-cell>
          <table:table-cell table:formula="of:=SUM([Sheet6.U174:.CW174])" office:value-type="float" office:value="0.080738669" calcext:value-type="float">
            <text:p>0.080738669</text:p>
          </table:table-cell>
          <table:table-cell table:formula="of:=SUM([Sheet6.AE174:.CW174])" office:value-type="float" office:value="0.027700219" calcext:value-type="float">
            <text:p>0.027700219</text:p>
          </table:table-cell>
          <table:table-cell office:value-type="float" office:value="0.106936" calcext:value-type="float">
            <text:p>0.106936</text:p>
          </table:table-cell>
          <table:table-cell office:value-type="float" office:value="0.129053" calcext:value-type="float">
            <text:p>0.129053</text:p>
          </table:table-cell>
          <table:table-cell office:value-type="float" office:value="0.112089" calcext:value-type="float">
            <text:p>0.112089</text:p>
          </table:table-cell>
          <table:table-cell office:value-type="float" office:value="0.0951256" calcext:value-type="float">
            <text:p>0.0951256</text:p>
          </table:table-cell>
          <table:table-cell office:value-type="float" office:value="0.0749409" calcext:value-type="float">
            <text:p>0.0749409</text:p>
          </table:table-cell>
          <table:table-cell office:value-type="float" office:value="0.0562594" calcext:value-type="float">
            <text:p>0.0562594</text:p>
          </table:table-cell>
          <table:table-cell office:value-type="float" office:value="0.0515353" calcext:value-type="float">
            <text:p>0.0515353</text:p>
          </table:table-cell>
          <table:table-cell office:value-type="float" office:value="0.0435903" calcext:value-type="float">
            <text:p>0.0435903</text:p>
          </table:table-cell>
          <table:table-cell office:value-type="float" office:value="0.0343569" calcext:value-type="float">
            <text:p>0.0343569</text:p>
          </table:table-cell>
          <table:table-cell office:value-type="float" office:value="0.0317801" calcext:value-type="float">
            <text:p>0.0317801</text:p>
          </table:table-cell>
          <table:table-cell office:value-type="float" office:value="0.0319948" calcext:value-type="float">
            <text:p>0.0319948</text:p>
          </table:table-cell>
          <table:table-cell office:value-type="float" office:value="0.0206141" calcext:value-type="float">
            <text:p>0.0206141</text:p>
          </table:table-cell>
          <table:table-cell office:value-type="float" office:value="0.0186816" calcext:value-type="float">
            <text:p>0.0186816</text:p>
          </table:table-cell>
          <table:table-cell office:value-type="float" office:value="0.0169637" calcext:value-type="float">
            <text:p>0.0169637</text:p>
          </table:table-cell>
          <table:table-cell office:value-type="float" office:value="0.0158901" calcext:value-type="float">
            <text:p>0.0158901</text:p>
          </table:table-cell>
          <table:table-cell office:value-type="float" office:value="0.0133133" calcext:value-type="float">
            <text:p>0.0133133</text:p>
          </table:table-cell>
          <table:table-cell office:value-type="float" office:value="0.0124544" calcext:value-type="float">
            <text:p>0.0124544</text:p>
          </table:table-cell>
          <table:table-cell office:value-type="float" office:value="0.00665665" calcext:value-type="float">
            <text:p>0.00665665</text:p>
          </table:table-cell>
          <table:table-cell office:value-type="float" office:value="0.00708611" calcext:value-type="float">
            <text:p>0.00708611</text:p>
          </table:table-cell>
          <table:table-cell office:value-type="float" office:value="0.00794503" calcext:value-type="float">
            <text:p>0.00794503</text:p>
          </table:table-cell>
          <table:table-cell office:value-type="float" office:value="0.00751557" calcext:value-type="float">
            <text:p>0.00751557</text:p>
          </table:table-cell>
          <table:table-cell office:value-type="float" office:value="0.00536826" calcext:value-type="float">
            <text:p>0.00536826</text:p>
          </table:table-cell>
          <table:table-cell office:value-type="float" office:value="0.00322096" calcext:value-type="float">
            <text:p>0.00322096</text:p>
          </table:table-cell>
          <table:table-cell office:value-type="float" office:value="0.00472407" calcext:value-type="float">
            <text:p>0.00472407</text:p>
          </table:table-cell>
          <table:table-cell office:value-type="float" office:value="0.00386515" calcext:value-type="float">
            <text:p>0.00386515</text:p>
          </table:table-cell>
          <table:table-cell office:value-type="float" office:value="0.00343569" calcext:value-type="float">
            <text:p>0.00343569</text:p>
          </table:table-cell>
          <table:table-cell office:value-type="float" office:value="0.00322096" calcext:value-type="float">
            <text:p>0.00322096</text:p>
          </table:table-cell>
          <table:table-cell office:value-type="float" office:value="0.00257677" calcext:value-type="float">
            <text:p>0.00257677</text:p>
          </table:table-cell>
          <table:table-cell office:value-type="float" office:value="0.0027915" calcext:value-type="float">
            <text:p>0.0027915</text:p>
          </table:table-cell>
          <table:table-cell office:value-type="float" office:value="0.00107365" calcext:value-type="float">
            <text:p>0.00107365</text:p>
          </table:table-cell>
          <table:table-cell office:value-type="float" office:value="0.00150311" calcext:value-type="float">
            <text:p>0.00150311</text:p>
          </table:table-cell>
          <table:table-cell office:value-type="float" office:value="0.00171784" calcext:value-type="float">
            <text:p>0.00171784</text:p>
          </table:table-cell>
          <table:table-cell office:value-type="float" office:value="0.00128838" calcext:value-type="float">
            <text:p>0.00128838</text:p>
          </table:table-cell>
          <table:table-cell office:value-type="float" office:value="0.000429461" calcext:value-type="float">
            <text:p>0.000429461</text:p>
          </table:table-cell>
          <table:table-cell office:value-type="float" office:value="0.00193257" calcext:value-type="float">
            <text:p>0.00193257</text:p>
          </table:table-cell>
          <table:table-cell office:value-type="float" office:value="0.00128838" calcext:value-type="float">
            <text:p>0.00128838</text:p>
          </table:table-cell>
          <table:table-cell office:value-type="float" office:value="0.00150311" calcext:value-type="float">
            <text:p>0.00150311</text:p>
          </table:table-cell>
          <table:table-cell table:number-columns-repeated="2" office:value-type="float" office:value="0.000858922" calcext:value-type="float">
            <text:p>0.000858922</text:p>
          </table:table-cell>
          <table:table-cell office:value-type="float" office:value="0.00128838" calcext:value-type="float">
            <text:p>0.00128838</text:p>
          </table:table-cell>
          <table:table-cell office:value-type="float" office:value="0.000429461" calcext:value-type="float">
            <text:p>0.000429461</text:p>
          </table:table-cell>
          <table:table-cell table:number-columns-repeated="2" office:value-type="float" office:value="0.000858922" calcext:value-type="float">
            <text:p>0.000858922</text:p>
          </table:table-cell>
          <table:table-cell office:value-type="float" office:value="0.000429461" calcext:value-type="float">
            <text:p>0.000429461</text:p>
          </table:table-cell>
          <table:table-cell office:value-type="float" office:value="0.000644192" calcext:value-type="float">
            <text:p>0.000644192</text:p>
          </table:table-cell>
          <table:table-cell office:value-type="float" office:value="0.000858922" calcext:value-type="float">
            <text:p>0.000858922</text:p>
          </table:table-cell>
          <table:table-cell table:number-columns-repeated="2" office:value-type="float" office:value="0.000429461" calcext:value-type="float">
            <text:p>0.000429461</text:p>
          </table:table-cell>
          <table:table-cell office:value-type="float" office:value="0.000214731" calcext:value-type="float">
            <text:p>0.000214731</text:p>
          </table:table-cell>
          <table:table-cell office:value-type="float" office:value="0" calcext:value-type="float">
            <text:p>0</text:p>
          </table:table-cell>
          <table:table-cell office:value-type="float" office:value="0.000429461" calcext:value-type="float">
            <text:p>0.000429461</text:p>
          </table:table-cell>
          <table:table-cell office:value-type="float" office:value="0.000214731" calcext:value-type="float">
            <text:p>0.000214731</text:p>
          </table:table-cell>
          <table:table-cell office:value-type="float" office:value="0" calcext:value-type="float">
            <text:p>0</text:p>
          </table:table-cell>
          <table:table-cell office:value-type="float" office:value="0.000429461" calcext:value-type="float">
            <text:p>0.000429461</text:p>
          </table:table-cell>
          <table:table-cell table:number-columns-repeated="3" office:value-type="float" office:value="0.000214731" calcext:value-type="float">
            <text:p>0.000214731</text:p>
          </table:table-cell>
          <table:table-cell office:value-type="float" office:value="0" calcext:value-type="float">
            <text:p>0</text:p>
          </table:table-cell>
          <table:table-cell office:value-type="float" office:value="0.000644192" calcext:value-type="float">
            <text:p>0.000644192</text:p>
          </table:table-cell>
          <table:table-cell office:value-type="float" office:value="0.000429461" calcext:value-type="float">
            <text:p>0.00042946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14731" calcext:value-type="float">
            <text:p>0.00021473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429461" calcext:value-type="float">
            <text:p>0.00042946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2" calcext:value-type="float">
            <text:p>16.4882</text:p>
          </table:table-cell>
          <table:table-cell table:formula="of:=SUM([Sheet6.U175:.CW175])" office:value-type="float" office:value="0.080340088" calcext:value-type="float">
            <text:p>0.080340088</text:p>
          </table:table-cell>
          <table:table-cell table:formula="of:=SUM([Sheet6.AE175:.CW175])" office:value-type="float" office:value="0.026142418" calcext:value-type="float">
            <text:p>0.026142418</text:p>
          </table:table-cell>
          <table:table-cell office:value-type="float" office:value="0.10457" calcext:value-type="float">
            <text:p>0.10457</text:p>
          </table:table-cell>
          <table:table-cell office:value-type="float" office:value="0.129862" calcext:value-type="float">
            <text:p>0.129862</text:p>
          </table:table-cell>
          <table:table-cell office:value-type="float" office:value="0.109883" calcext:value-type="float">
            <text:p>0.109883</text:p>
          </table:table-cell>
          <table:table-cell office:value-type="float" office:value="0.0947928" calcext:value-type="float">
            <text:p>0.0947928</text:p>
          </table:table-cell>
          <table:table-cell office:value-type="float" office:value="0.0722635" calcext:value-type="float">
            <text:p>0.0722635</text:p>
          </table:table-cell>
          <table:table-cell office:value-type="float" office:value="0.0592986" calcext:value-type="float">
            <text:p>0.0592986</text:p>
          </table:table-cell>
          <table:table-cell office:value-type="float" office:value="0.0501594" calcext:value-type="float">
            <text:p>0.0501594</text:p>
          </table:table-cell>
          <table:table-cell office:value-type="float" office:value="0.0405951" calcext:value-type="float">
            <text:p>0.0405951</text:p>
          </table:table-cell>
          <table:table-cell office:value-type="float" office:value="0.0369819" calcext:value-type="float">
            <text:p>0.0369819</text:p>
          </table:table-cell>
          <table:table-cell office:value-type="float" office:value="0.0329437" calcext:value-type="float">
            <text:p>0.0329437</text:p>
          </table:table-cell>
          <table:table-cell office:value-type="float" office:value="0.0293305" calcext:value-type="float">
            <text:p>0.0293305</text:p>
          </table:table-cell>
          <table:table-cell office:value-type="float" office:value="0.0233794" calcext:value-type="float">
            <text:p>0.0233794</text:p>
          </table:table-cell>
          <table:table-cell office:value-type="float" office:value="0.018916" calcext:value-type="float">
            <text:p>0.018916</text:p>
          </table:table-cell>
          <table:table-cell office:value-type="float" office:value="0.0167906" calcext:value-type="float">
            <text:p>0.0167906</text:p>
          </table:table-cell>
          <table:table-cell office:value-type="float" office:value="0.0148778" calcext:value-type="float">
            <text:p>0.0148778</text:p>
          </table:table-cell>
          <table:table-cell office:value-type="float" office:value="0.0142402" calcext:value-type="float">
            <text:p>0.0142402</text:p>
          </table:table-cell>
          <table:table-cell office:value-type="float" office:value="0.00892667" calcext:value-type="float">
            <text:p>0.00892667</text:p>
          </table:table-cell>
          <table:table-cell office:value-type="float" office:value="0.00807651" calcext:value-type="float">
            <text:p>0.00807651</text:p>
          </table:table-cell>
          <table:table-cell office:value-type="float" office:value="0.00871413" calcext:value-type="float">
            <text:p>0.00871413</text:p>
          </table:table-cell>
          <table:table-cell office:value-type="float" office:value="0.00765143" calcext:value-type="float">
            <text:p>0.00765143</text:p>
          </table:table-cell>
          <table:table-cell office:value-type="float" office:value="0.00573858" calcext:value-type="float">
            <text:p>0.00573858</text:p>
          </table:table-cell>
          <table:table-cell office:value-type="float" office:value="0.0063762" calcext:value-type="float">
            <text:p>0.0063762</text:p>
          </table:table-cell>
          <table:table-cell office:value-type="float" office:value="0.00191286" calcext:value-type="float">
            <text:p>0.00191286</text:p>
          </table:table-cell>
          <table:table-cell office:value-type="float" office:value="0.00403826" calcext:value-type="float">
            <text:p>0.00403826</text:p>
          </table:table-cell>
          <table:table-cell office:value-type="float" office:value="0.00488842" calcext:value-type="float">
            <text:p>0.00488842</text:p>
          </table:table-cell>
          <table:table-cell office:value-type="float" office:value="0.00446334" calcext:value-type="float">
            <text:p>0.00446334</text:p>
          </table:table-cell>
          <table:table-cell office:value-type="float" office:value="0.00233794" calcext:value-type="float">
            <text:p>0.00233794</text:p>
          </table:table-cell>
          <table:table-cell office:value-type="float" office:value="0.00127524" calcext:value-type="float">
            <text:p>0.00127524</text:p>
          </table:table-cell>
          <table:table-cell office:value-type="float" office:value="0.00276302" calcext:value-type="float">
            <text:p>0.00276302</text:p>
          </table:table-cell>
          <table:table-cell office:value-type="float" office:value="0.0010627" calcext:value-type="float">
            <text:p>0.0010627</text:p>
          </table:table-cell>
          <table:table-cell office:value-type="float" office:value="0.00063762" calcext:value-type="float">
            <text:p>0.00063762</text:p>
          </table:table-cell>
          <table:table-cell office:value-type="float" office:value="0.0021254" calcext:value-type="float">
            <text:p>0.0021254</text:p>
          </table:table-cell>
          <table:table-cell office:value-type="float" office:value="0.000850159" calcext:value-type="float">
            <text:p>0.000850159</text:p>
          </table:table-cell>
          <table:table-cell office:value-type="float" office:value="0.00170032" calcext:value-type="float">
            <text:p>0.00170032</text:p>
          </table:table-cell>
          <table:table-cell office:value-type="float" office:value="0.00148778" calcext:value-type="float">
            <text:p>0.00148778</text:p>
          </table:table-cell>
          <table:table-cell office:value-type="float" office:value="0.00063762" calcext:value-type="float">
            <text:p>0.00063762</text:p>
          </table:table-cell>
          <table:table-cell office:value-type="float" office:value="0.00233794" calcext:value-type="float">
            <text:p>0.00233794</text:p>
          </table:table-cell>
          <table:table-cell office:value-type="float" office:value="0.0010627" calcext:value-type="float">
            <text:p>0.0010627</text:p>
          </table:table-cell>
          <table:table-cell table:number-columns-repeated="2" office:value-type="float" office:value="0.00063762" calcext:value-type="float">
            <text:p>0.00063762</text:p>
          </table:table-cell>
          <table:table-cell office:value-type="float" office:value="0.00042508" calcext:value-type="float">
            <text:p>0.00042508</text:p>
          </table:table-cell>
          <table:table-cell office:value-type="float" office:value="0.00021254" calcext:value-type="float">
            <text:p>0.00021254</text:p>
          </table:table-cell>
          <table:table-cell office:value-type="float" office:value="0.0010627" calcext:value-type="float">
            <text:p>0.0010627</text:p>
          </table:table-cell>
          <table:table-cell office:value-type="float" office:value="0.00021254" calcext:value-type="float">
            <text:p>0.00021254</text:p>
          </table:table-cell>
          <table:table-cell office:value-type="float" office:value="0.00063762" calcext:value-type="float">
            <text:p>0.00063762</text:p>
          </table:table-cell>
          <table:table-cell office:value-type="float" office:value="0.00042508" calcext:value-type="float">
            <text:p>0.00042508</text:p>
          </table:table-cell>
          <table:table-cell office:value-type="float" office:value="0.00063762" calcext:value-type="float">
            <text:p>0.00063762</text:p>
          </table:table-cell>
          <table:table-cell office:value-type="float" office:value="0.00042508" calcext:value-type="float">
            <text:p>0.00042508</text:p>
          </table:table-cell>
          <table:table-cell office:value-type="float" office:value="0.00063762" calcext:value-type="float">
            <text:p>0.00063762</text:p>
          </table:table-cell>
          <table:table-cell office:value-type="float" office:value="0" calcext:value-type="float">
            <text:p>0</text:p>
          </table:table-cell>
          <table:table-cell office:value-type="float" office:value="0.00042508" calcext:value-type="float">
            <text:p>0.00042508</text:p>
          </table:table-cell>
          <table:table-cell table:number-columns-repeated="4" office:value-type="float" office:value="0.00021254" calcext:value-type="float">
            <text:p>0.00021254</text:p>
          </table:table-cell>
          <table:table-cell office:value-type="float" office:value="0.000850159" calcext:value-type="float">
            <text:p>0.000850159</text:p>
          </table:table-cell>
          <table:table-cell office:value-type="float" office:value="0.00021254" calcext:value-type="float">
            <text:p>0.00021254</text:p>
          </table:table-cell>
          <table:table-cell office:value-type="float" office:value="0" calcext:value-type="float">
            <text:p>0</text:p>
          </table:table-cell>
          <table:table-cell office:value-type="float" office:value="0.00063762" calcext:value-type="float">
            <text:p>0.00063762</text:p>
          </table:table-cell>
          <table:table-cell table:number-columns-repeated="2" office:value-type="float" office:value="0.00021254" calcext:value-type="float">
            <text:p>0.00021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254" calcext:value-type="float">
            <text:p>0.00021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21254" calcext:value-type="float">
            <text:p>0.00021254</text:p>
          </table:table-cell>
          <table:table-cell office:value-type="float" office:value="0" calcext:value-type="float">
            <text:p>0</text:p>
          </table:table-cell>
          <table:table-cell office:value-type="float" office:value="0.00021254" calcext:value-type="float">
            <text:p>0.000212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21254" calcext:value-type="float">
            <text:p>0.0002125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8" calcext:value-type="float">
            <text:p>16.518</text:p>
          </table:table-cell>
          <table:table-cell table:formula="of:=SUM([Sheet6.U176:.CW176])" office:value-type="float" office:value="0.081390404" calcext:value-type="float">
            <text:p>0.081390404</text:p>
          </table:table-cell>
          <table:table-cell table:formula="of:=SUM([Sheet6.AE176:.CW176])" office:value-type="float" office:value="0.026706224" calcext:value-type="float">
            <text:p>0.026706224</text:p>
          </table:table-cell>
          <table:table-cell office:value-type="float" office:value="0.105341" calcext:value-type="float">
            <text:p>0.105341</text:p>
          </table:table-cell>
          <table:table-cell office:value-type="float" office:value="0.130564" calcext:value-type="float">
            <text:p>0.130564</text:p>
          </table:table-cell>
          <table:table-cell office:value-type="float" office:value="0.11276" calcext:value-type="float">
            <text:p>0.11276</text:p>
          </table:table-cell>
          <table:table-cell office:value-type="float" office:value="0.087749" calcext:value-type="float">
            <text:p>0.087749</text:p>
          </table:table-cell>
          <table:table-cell office:value-type="float" office:value="0.0779992" calcext:value-type="float">
            <text:p>0.0779992</text:p>
          </table:table-cell>
          <table:table-cell office:value-type="float" office:value="0.0608309" calcext:value-type="float">
            <text:p>0.0608309</text:p>
          </table:table-cell>
          <table:table-cell office:value-type="float" office:value="0.0474777" calcext:value-type="float">
            <text:p>0.0474777</text:p>
          </table:table-cell>
          <table:table-cell office:value-type="float" office:value="0.041543" calcext:value-type="float">
            <text:p>0.041543</text:p>
          </table:table-cell>
          <table:table-cell office:value-type="float" office:value="0.0351844" calcext:value-type="float">
            <text:p>0.0351844</text:p>
          </table:table-cell>
          <table:table-cell office:value-type="float" office:value="0.0315812" calcext:value-type="float">
            <text:p>0.0315812</text:p>
          </table:table-cell>
          <table:table-cell office:value-type="float" office:value="0.0290377" calcext:value-type="float">
            <text:p>0.0290377</text:p>
          </table:table-cell>
          <table:table-cell office:value-type="float" office:value="0.0220432" calcext:value-type="float">
            <text:p>0.0220432</text:p>
          </table:table-cell>
          <table:table-cell office:value-type="float" office:value="0.0228911" calcext:value-type="float">
            <text:p>0.0228911</text:p>
          </table:table-cell>
          <table:table-cell office:value-type="float" office:value="0.0178042" calcext:value-type="float">
            <text:p>0.0178042</text:p>
          </table:table-cell>
          <table:table-cell office:value-type="float" office:value="0.0129292" calcext:value-type="float">
            <text:p>0.0129292</text:p>
          </table:table-cell>
          <table:table-cell office:value-type="float" office:value="0.0135651" calcext:value-type="float">
            <text:p>0.0135651</text:p>
          </table:table-cell>
          <table:table-cell office:value-type="float" office:value="0.00996185" calcext:value-type="float">
            <text:p>0.00996185</text:p>
          </table:table-cell>
          <table:table-cell office:value-type="float" office:value="0.0074184" calcext:value-type="float">
            <text:p>0.0074184</text:p>
          </table:table-cell>
          <table:table-cell office:value-type="float" office:value="0.00974989" calcext:value-type="float">
            <text:p>0.00974989</text:p>
          </table:table-cell>
          <table:table-cell office:value-type="float" office:value="0.00805426" calcext:value-type="float">
            <text:p>0.00805426</text:p>
          </table:table-cell>
          <table:table-cell office:value-type="float" office:value="0.00593472" calcext:value-type="float">
            <text:p>0.00593472</text:p>
          </table:table-cell>
          <table:table-cell office:value-type="float" office:value="0.00466299" calcext:value-type="float">
            <text:p>0.00466299</text:p>
          </table:table-cell>
          <table:table-cell office:value-type="float" office:value="0.00339127" calcext:value-type="float">
            <text:p>0.00339127</text:p>
          </table:table-cell>
          <table:table-cell office:value-type="float" office:value="0.00402713" calcext:value-type="float">
            <text:p>0.00402713</text:p>
          </table:table-cell>
          <table:table-cell office:value-type="float" office:value="0.00317931" calcext:value-type="float">
            <text:p>0.00317931</text:p>
          </table:table-cell>
          <table:table-cell office:value-type="float" office:value="0.00423908" calcext:value-type="float">
            <text:p>0.00423908</text:p>
          </table:table-cell>
          <table:table-cell office:value-type="float" office:value="0.00402713" calcext:value-type="float">
            <text:p>0.00402713</text:p>
          </table:table-cell>
          <table:table-cell office:value-type="float" office:value="0.00211954" calcext:value-type="float">
            <text:p>0.00211954</text:p>
          </table:table-cell>
          <table:table-cell office:value-type="float" office:value="0.00148368" calcext:value-type="float">
            <text:p>0.00148368</text:p>
          </table:table-cell>
          <table:table-cell office:value-type="float" office:value="0.0027554" calcext:value-type="float">
            <text:p>0.0027554</text:p>
          </table:table-cell>
          <table:table-cell office:value-type="float" office:value="0.000847817" calcext:value-type="float">
            <text:p>0.000847817</text:p>
          </table:table-cell>
          <table:table-cell office:value-type="float" office:value="0.00190759" calcext:value-type="float">
            <text:p>0.00190759</text:p>
          </table:table-cell>
          <table:table-cell office:value-type="float" office:value="0.000423908" calcext:value-type="float">
            <text:p>0.000423908</text:p>
          </table:table-cell>
          <table:table-cell office:value-type="float" office:value="0.000211954" calcext:value-type="float">
            <text:p>0.000211954</text:p>
          </table:table-cell>
          <table:table-cell office:value-type="float" office:value="0.00148368" calcext:value-type="float">
            <text:p>0.00148368</text:p>
          </table:table-cell>
          <table:table-cell office:value-type="float" office:value="0.000847817" calcext:value-type="float">
            <text:p>0.000847817</text:p>
          </table:table-cell>
          <table:table-cell office:value-type="float" office:value="0.0023315" calcext:value-type="float">
            <text:p>0.0023315</text:p>
          </table:table-cell>
          <table:table-cell office:value-type="float" office:value="0.00105977" calcext:value-type="float">
            <text:p>0.00105977</text:p>
          </table:table-cell>
          <table:table-cell office:value-type="float" office:value="0.000211954" calcext:value-type="float">
            <text:p>0.000211954</text:p>
          </table:table-cell>
          <table:table-cell office:value-type="float" office:value="0.00148368" calcext:value-type="float">
            <text:p>0.00148368</text:p>
          </table:table-cell>
          <table:table-cell office:value-type="float" office:value="0.000635863" calcext:value-type="float">
            <text:p>0.000635863</text:p>
          </table:table-cell>
          <table:table-cell office:value-type="float" office:value="0.000423908" calcext:value-type="float">
            <text:p>0.000423908</text:p>
          </table:table-cell>
          <table:table-cell office:value-type="float" office:value="0.000211954" calcext:value-type="float">
            <text:p>0.000211954</text:p>
          </table:table-cell>
          <table:table-cell office:value-type="float" office:value="0.000635863" calcext:value-type="float">
            <text:p>0.000635863</text:p>
          </table:table-cell>
          <table:table-cell office:value-type="float" office:value="0.000211954" calcext:value-type="float">
            <text:p>0.000211954</text:p>
          </table:table-cell>
          <table:table-cell office:value-type="float" office:value="0.000847817" calcext:value-type="float">
            <text:p>0.000847817</text:p>
          </table:table-cell>
          <table:table-cell table:number-columns-repeated="2" office:value-type="float" office:value="0.000423908" calcext:value-type="float">
            <text:p>0.000423908</text:p>
          </table:table-cell>
          <table:table-cell office:value-type="float" office:value="0.000847817" calcext:value-type="float">
            <text:p>0.000847817</text:p>
          </table:table-cell>
          <table:table-cell office:value-type="float" office:value="0.000423908" calcext:value-type="float">
            <text:p>0.000423908</text:p>
          </table:table-cell>
          <table:table-cell office:value-type="float" office:value="0.000211954" calcext:value-type="float">
            <text:p>0.000211954</text:p>
          </table:table-cell>
          <table:table-cell table:number-columns-repeated="2" office:value-type="float" office:value="0.000423908" calcext:value-type="float">
            <text:p>0.000423908</text:p>
          </table:table-cell>
          <table:table-cell office:value-type="float" office:value="0.000211954" calcext:value-type="float">
            <text:p>0.000211954</text:p>
          </table:table-cell>
          <table:table-cell office:value-type="float" office:value="0.000423908" calcext:value-type="float">
            <text:p>0.000423908</text:p>
          </table:table-cell>
          <table:table-cell office:value-type="float" office:value="0.000211954" calcext:value-type="float">
            <text:p>0.000211954</text:p>
          </table:table-cell>
          <table:table-cell office:value-type="float" office:value="0.000423908" calcext:value-type="float">
            <text:p>0.000423908</text:p>
          </table:table-cell>
          <table:table-cell office:value-type="float" office:value="0" calcext:value-type="float">
            <text:p>0</text:p>
          </table:table-cell>
          <table:table-cell office:value-type="float" office:value="0.000423908" calcext:value-type="float">
            <text:p>0.000423908</text:p>
          </table:table-cell>
          <table:table-cell table:number-columns-repeated="2" office:value-type="float" office:value="0.000211954" calcext:value-type="float">
            <text:p>0.000211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211954" calcext:value-type="float">
            <text:p>0.000211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11954" calcext:value-type="float">
            <text:p>0.0002119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11954" calcext:value-type="float">
            <text:p>0.00021195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211954" calcext:value-type="float">
            <text:p>0.00021195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78" calcext:value-type="float">
            <text:p>16.5478</text:p>
          </table:table-cell>
          <table:table-cell table:formula="of:=SUM([Sheet6.U177:.CW177])" office:value-type="float" office:value="0.084397868" calcext:value-type="float">
            <text:p>0.084397868</text:p>
          </table:table-cell>
          <table:table-cell table:formula="of:=SUM([Sheet6.AE177:.CW177])" office:value-type="float" office:value="0.026596838" calcext:value-type="float">
            <text:p>0.026596838</text:p>
          </table:table-cell>
          <table:table-cell office:value-type="float" office:value="0.104712" calcext:value-type="float">
            <text:p>0.104712</text:p>
          </table:table-cell>
          <table:table-cell office:value-type="float" office:value="0.131937" calcext:value-type="float">
            <text:p>0.131937</text:p>
          </table:table-cell>
          <table:table-cell office:value-type="float" office:value="0.110785" calcext:value-type="float">
            <text:p>0.110785</text:p>
          </table:table-cell>
          <table:table-cell office:value-type="float" office:value="0.0892147" calcext:value-type="float">
            <text:p>0.0892147</text:p>
          </table:table-cell>
          <table:table-cell office:value-type="float" office:value="0.0797906" calcext:value-type="float">
            <text:p>0.0797906</text:p>
          </table:table-cell>
          <table:table-cell office:value-type="float" office:value="0.0638743" calcext:value-type="float">
            <text:p>0.0638743</text:p>
          </table:table-cell>
          <table:table-cell office:value-type="float" office:value="0.052356" calcext:value-type="float">
            <text:p>0.052356</text:p>
          </table:table-cell>
          <table:table-cell office:value-type="float" office:value="0.0372775" calcext:value-type="float">
            <text:p>0.0372775</text:p>
          </table:table-cell>
          <table:table-cell office:value-type="float" office:value="0.0349738" calcext:value-type="float">
            <text:p>0.0349738</text:p>
          </table:table-cell>
          <table:table-cell office:value-type="float" office:value="0.0309948" calcext:value-type="float">
            <text:p>0.0309948</text:p>
          </table:table-cell>
          <table:table-cell office:value-type="float" office:value="0.0253403" calcext:value-type="float">
            <text:p>0.0253403</text:p>
          </table:table-cell>
          <table:table-cell office:value-type="float" office:value="0.0230366" calcext:value-type="float">
            <text:p>0.0230366</text:p>
          </table:table-cell>
          <table:table-cell office:value-type="float" office:value="0.0201047" calcext:value-type="float">
            <text:p>0.0201047</text:p>
          </table:table-cell>
          <table:table-cell office:value-type="float" office:value="0.0163351" calcext:value-type="float">
            <text:p>0.0163351</text:p>
          </table:table-cell>
          <table:table-cell office:value-type="float" office:value="0.0110995" calcext:value-type="float">
            <text:p>0.0110995</text:p>
          </table:table-cell>
          <table:table-cell office:value-type="float" office:value="0.013822" calcext:value-type="float">
            <text:p>0.013822</text:p>
          </table:table-cell>
          <table:table-cell office:value-type="float" office:value="0.00984293" calcext:value-type="float">
            <text:p>0.00984293</text:p>
          </table:table-cell>
          <table:table-cell office:value-type="float" office:value="0.00879581" calcext:value-type="float">
            <text:p>0.00879581</text:p>
          </table:table-cell>
          <table:table-cell office:value-type="float" office:value="0.0106806" calcext:value-type="float">
            <text:p>0.0106806</text:p>
          </table:table-cell>
          <table:table-cell office:value-type="float" office:value="0.00795812" calcext:value-type="float">
            <text:p>0.00795812</text:p>
          </table:table-cell>
          <table:table-cell office:value-type="float" office:value="0.00670157" calcext:value-type="float">
            <text:p>0.00670157</text:p>
          </table:table-cell>
          <table:table-cell office:value-type="float" office:value="0.00649215" calcext:value-type="float">
            <text:p>0.00649215</text:p>
          </table:table-cell>
          <table:table-cell office:value-type="float" office:value="0.00314136" calcext:value-type="float">
            <text:p>0.00314136</text:p>
          </table:table-cell>
          <table:table-cell office:value-type="float" office:value="0.00544503" calcext:value-type="float">
            <text:p>0.00544503</text:p>
          </table:table-cell>
          <table:table-cell office:value-type="float" office:value="0.00209424" calcext:value-type="float">
            <text:p>0.00209424</text:p>
          </table:table-cell>
          <table:table-cell office:value-type="float" office:value="0.00314136" calcext:value-type="float">
            <text:p>0.00314136</text:p>
          </table:table-cell>
          <table:table-cell office:value-type="float" office:value="0.00335079" calcext:value-type="float">
            <text:p>0.00335079</text:p>
          </table:table-cell>
          <table:table-cell office:value-type="float" office:value="0.00146597" calcext:value-type="float">
            <text:p>0.00146597</text:p>
          </table:table-cell>
          <table:table-cell office:value-type="float" office:value="0.00209424" calcext:value-type="float">
            <text:p>0.00209424</text:p>
          </table:table-cell>
          <table:table-cell office:value-type="float" office:value="0.00167539" calcext:value-type="float">
            <text:p>0.00167539</text:p>
          </table:table-cell>
          <table:table-cell office:value-type="float" office:value="0.00230366" calcext:value-type="float">
            <text:p>0.00230366</text:p>
          </table:table-cell>
          <table:table-cell office:value-type="float" office:value="0.00188482" calcext:value-type="float">
            <text:p>0.00188482</text:p>
          </table:table-cell>
          <table:table-cell office:value-type="float" office:value="0.000418848" calcext:value-type="float">
            <text:p>0.000418848</text:p>
          </table:table-cell>
          <table:table-cell office:value-type="float" office:value="0.000209424" calcext:value-type="float">
            <text:p>0.000209424</text:p>
          </table:table-cell>
          <table:table-cell office:value-type="float" office:value="0.00167539" calcext:value-type="float">
            <text:p>0.00167539</text:p>
          </table:table-cell>
          <table:table-cell office:value-type="float" office:value="0.00125654" calcext:value-type="float">
            <text:p>0.00125654</text:p>
          </table:table-cell>
          <table:table-cell office:value-type="float" office:value="0.00167539" calcext:value-type="float">
            <text:p>0.00167539</text:p>
          </table:table-cell>
          <table:table-cell office:value-type="float" office:value="0.000837696" calcext:value-type="float">
            <text:p>0.000837696</text:p>
          </table:table-cell>
          <table:table-cell office:value-type="float" office:value="0.00167539" calcext:value-type="float">
            <text:p>0.00167539</text:p>
          </table:table-cell>
          <table:table-cell office:value-type="float" office:value="0.000628272" calcext:value-type="float">
            <text:p>0.000628272</text:p>
          </table:table-cell>
          <table:table-cell office:value-type="float" office:value="0.000209424" calcext:value-type="float">
            <text:p>0.000209424</text:p>
          </table:table-cell>
          <table:table-cell office:value-type="float" office:value="0" calcext:value-type="float">
            <text:p>0</text:p>
          </table:table-cell>
          <table:table-cell office:value-type="float" office:value="0.000418848" calcext:value-type="float">
            <text:p>0.000418848</text:p>
          </table:table-cell>
          <table:table-cell office:value-type="float" office:value="0.000209424" calcext:value-type="float">
            <text:p>0.000209424</text:p>
          </table:table-cell>
          <table:table-cell table:number-columns-repeated="2" office:value-type="float" office:value="0.000418848" calcext:value-type="float">
            <text:p>0.000418848</text:p>
          </table:table-cell>
          <table:table-cell office:value-type="float" office:value="0.000209424" calcext:value-type="float">
            <text:p>0.000209424</text:p>
          </table:table-cell>
          <table:table-cell office:value-type="float" office:value="0.000837696" calcext:value-type="float">
            <text:p>0.000837696</text:p>
          </table:table-cell>
          <table:table-cell table:number-columns-repeated="2" office:value-type="float" office:value="0.000418848" calcext:value-type="float">
            <text:p>0.000418848</text:p>
          </table:table-cell>
          <table:table-cell office:value-type="float" office:value="0.000209424" calcext:value-type="float">
            <text:p>0.000209424</text:p>
          </table:table-cell>
          <table:table-cell office:value-type="float" office:value="0.000837696" calcext:value-type="float">
            <text:p>0.000837696</text:p>
          </table:table-cell>
          <table:table-cell office:value-type="float" office:value="0.000418848" calcext:value-type="float">
            <text:p>0.0004188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09424" calcext:value-type="float">
            <text:p>0.000209424</text:p>
          </table:table-cell>
          <table:table-cell office:value-type="float" office:value="0" calcext:value-type="float">
            <text:p>0</text:p>
          </table:table-cell>
          <table:table-cell office:value-type="float" office:value="0.000628272" calcext:value-type="float">
            <text:p>0.000628272</text:p>
          </table:table-cell>
          <table:table-cell office:value-type="float" office:value="0.000418848" calcext:value-type="float">
            <text:p>0.000418848</text:p>
          </table:table-cell>
          <table:table-cell table:number-columns-repeated="4" office:value-type="float" office:value="0.000209424" calcext:value-type="float">
            <text:p>0.000209424</text:p>
          </table:table-cell>
          <table:table-cell office:value-type="float" office:value="0" calcext:value-type="float">
            <text:p>0</text:p>
          </table:table-cell>
          <table:table-cell office:value-type="float" office:value="0.000209424" calcext:value-type="float">
            <text:p>0.000209424</text:p>
          </table:table-cell>
          <table:table-cell office:value-type="float" office:value="0" calcext:value-type="float">
            <text:p>0</text:p>
          </table:table-cell>
          <table:table-cell office:value-type="float" office:value="0.000209424" calcext:value-type="float">
            <text:p>0.0002094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9424" calcext:value-type="float">
            <text:p>0.00020942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00209424" calcext:value-type="float">
            <text:p>0.000209424</text:p>
          </table:table-cell>
          <table:table-cell office:value-type="float" office:value="0" calcext:value-type="float">
            <text:p>0</text:p>
          </table:table-cell>
          <table:table-cell office:value-type="float" office:value="0.000209424" calcext:value-type="float">
            <text:p>0.0002094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09424" calcext:value-type="float">
            <text:p>0.000209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76" calcext:value-type="float">
            <text:p>16.5776</text:p>
          </table:table-cell>
          <table:table-cell table:formula="of:=SUM([Sheet6.U178:.CW178])" office:value-type="float" office:value="0.082834112" calcext:value-type="float">
            <text:p>0.082834112</text:p>
          </table:table-cell>
          <table:table-cell table:formula="of:=SUM([Sheet6.AE178:.CW178])" office:value-type="float" office:value="0.027680222" calcext:value-type="float">
            <text:p>0.027680222</text:p>
          </table:table-cell>
          <table:table-cell office:value-type="float" office:value="0.11196" calcext:value-type="float">
            <text:p>0.11196</text:p>
          </table:table-cell>
          <table:table-cell office:value-type="float" office:value="0.129725" calcext:value-type="float">
            <text:p>0.129725</text:p>
          </table:table-cell>
          <table:table-cell office:value-type="float" office:value="0.115472" calcext:value-type="float">
            <text:p>0.115472</text:p>
          </table:table-cell>
          <table:table-cell office:value-type="float" office:value="0.0869655" calcext:value-type="float">
            <text:p>0.0869655</text:p>
          </table:table-cell>
          <table:table-cell office:value-type="float" office:value="0.0789093" calcext:value-type="float">
            <text:p>0.0789093</text:p>
          </table:table-cell>
          <table:table-cell office:value-type="float" office:value="0.0623838" calcext:value-type="float">
            <text:p>0.0623838</text:p>
          </table:table-cell>
          <table:table-cell office:value-type="float" office:value="0.0528816" calcext:value-type="float">
            <text:p>0.0528816</text:p>
          </table:table-cell>
          <table:table-cell office:value-type="float" office:value="0.0411072" calcext:value-type="float">
            <text:p>0.0411072</text:p>
          </table:table-cell>
          <table:table-cell office:value-type="float" office:value="0.0336707" calcext:value-type="float">
            <text:p>0.0336707</text:p>
          </table:table-cell>
          <table:table-cell office:value-type="float" office:value="0.0272671" calcext:value-type="float">
            <text:p>0.0272671</text:p>
          </table:table-cell>
          <table:table-cell office:value-type="float" office:value="0.0256145" calcext:value-type="float">
            <text:p>0.0256145</text:p>
          </table:table-cell>
          <table:table-cell office:value-type="float" office:value="0.0206569" calcext:value-type="float">
            <text:p>0.0206569</text:p>
          </table:table-cell>
          <table:table-cell office:value-type="float" office:value="0.0204503" calcext:value-type="float">
            <text:p>0.0204503</text:p>
          </table:table-cell>
          <table:table-cell office:value-type="float" office:value="0.0146664" calcext:value-type="float">
            <text:p>0.0146664</text:p>
          </table:table-cell>
          <table:table-cell office:value-type="float" office:value="0.0126007" calcext:value-type="float">
            <text:p>0.0126007</text:p>
          </table:table-cell>
          <table:table-cell office:value-type="float" office:value="0.0136335" calcext:value-type="float">
            <text:p>0.0136335</text:p>
          </table:table-cell>
          <table:table-cell office:value-type="float" office:value="0.00908903" calcext:value-type="float">
            <text:p>0.00908903</text:p>
          </table:table-cell>
          <table:table-cell office:value-type="float" office:value="0.00846932" calcext:value-type="float">
            <text:p>0.00846932</text:p>
          </table:table-cell>
          <table:table-cell office:value-type="float" office:value="0.00991531" calcext:value-type="float">
            <text:p>0.00991531</text:p>
          </table:table-cell>
          <table:table-cell office:value-type="float" office:value="0.00743648" calcext:value-type="float">
            <text:p>0.00743648</text:p>
          </table:table-cell>
          <table:table-cell office:value-type="float" office:value="0.00681677" calcext:value-type="float">
            <text:p>0.00681677</text:p>
          </table:table-cell>
          <table:table-cell office:value-type="float" office:value="0.0059905" calcext:value-type="float">
            <text:p>0.0059905</text:p>
          </table:table-cell>
          <table:table-cell office:value-type="float" office:value="0.00392481" calcext:value-type="float">
            <text:p>0.00392481</text:p>
          </table:table-cell>
          <table:table-cell office:value-type="float" office:value="0.00495765" calcext:value-type="float">
            <text:p>0.00495765</text:p>
          </table:table-cell>
          <table:table-cell office:value-type="float" office:value="0.00227226" calcext:value-type="float">
            <text:p>0.00227226</text:p>
          </table:table-cell>
          <table:table-cell office:value-type="float" office:value="0.0033051" calcext:value-type="float">
            <text:p>0.0033051</text:p>
          </table:table-cell>
          <table:table-cell office:value-type="float" office:value="0.00206569" calcext:value-type="float">
            <text:p>0.00206569</text:p>
          </table:table-cell>
          <table:table-cell office:value-type="float" office:value="0.00185912" calcext:value-type="float">
            <text:p>0.00185912</text:p>
          </table:table-cell>
          <table:table-cell office:value-type="float" office:value="0.00165255" calcext:value-type="float">
            <text:p>0.00165255</text:p>
          </table:table-cell>
          <table:table-cell office:value-type="float" office:value="0.00289196" calcext:value-type="float">
            <text:p>0.00289196</text:p>
          </table:table-cell>
          <table:table-cell office:value-type="float" office:value="0.00185912" calcext:value-type="float">
            <text:p>0.00185912</text:p>
          </table:table-cell>
          <table:table-cell office:value-type="float" office:value="0.00247883" calcext:value-type="float">
            <text:p>0.00247883</text:p>
          </table:table-cell>
          <table:table-cell office:value-type="float" office:value="0.000826276" calcext:value-type="float">
            <text:p>0.000826276</text:p>
          </table:table-cell>
          <table:table-cell table:number-columns-repeated="2" office:value-type="float" office:value="0.000619707" calcext:value-type="float">
            <text:p>0.000619707</text:p>
          </table:table-cell>
          <table:table-cell office:value-type="float" office:value="0.00144598" calcext:value-type="float">
            <text:p>0.00144598</text:p>
          </table:table-cell>
          <table:table-cell office:value-type="float" office:value="0.00165255" calcext:value-type="float">
            <text:p>0.00165255</text:p>
          </table:table-cell>
          <table:table-cell office:value-type="float" office:value="0.00103284" calcext:value-type="float">
            <text:p>0.00103284</text:p>
          </table:table-cell>
          <table:table-cell office:value-type="float" office:value="0.00165255" calcext:value-type="float">
            <text:p>0.00165255</text:p>
          </table:table-cell>
          <table:table-cell office:value-type="float" office:value="0.000619707" calcext:value-type="float">
            <text:p>0.000619707</text:p>
          </table:table-cell>
          <table:table-cell office:value-type="float" office:value="0.000413138" calcext:value-type="float">
            <text:p>0.000413138</text:p>
          </table:table-cell>
          <table:table-cell office:value-type="float" office:value="0.000206569" calcext:value-type="float">
            <text:p>0.000206569</text:p>
          </table:table-cell>
          <table:table-cell office:value-type="float" office:value="0" calcext:value-type="float">
            <text:p>0</text:p>
          </table:table-cell>
          <table:table-cell office:value-type="float" office:value="0.000619707" calcext:value-type="float">
            <text:p>0.000619707</text:p>
          </table:table-cell>
          <table:table-cell table:number-columns-repeated="2" office:value-type="float" office:value="0.000206569" calcext:value-type="float">
            <text:p>0.000206569</text:p>
          </table:table-cell>
          <table:table-cell office:value-type="float" office:value="0.000826276" calcext:value-type="float">
            <text:p>0.000826276</text:p>
          </table:table-cell>
          <table:table-cell office:value-type="float" office:value="0.000619707" calcext:value-type="float">
            <text:p>0.000619707</text:p>
          </table:table-cell>
          <table:table-cell office:value-type="float" office:value="0.000413138" calcext:value-type="float">
            <text:p>0.000413138</text:p>
          </table:table-cell>
          <table:table-cell office:value-type="float" office:value="0.000206569" calcext:value-type="float">
            <text:p>0.000206569</text:p>
          </table:table-cell>
          <table:table-cell office:value-type="float" office:value="0.00123941" calcext:value-type="float">
            <text:p>0.00123941</text:p>
          </table:table-cell>
          <table:table-cell office:value-type="float" office:value="0.000619707" calcext:value-type="float">
            <text:p>0.000619707</text:p>
          </table:table-cell>
          <table:table-cell office:value-type="float" office:value="0.000413138" calcext:value-type="float">
            <text:p>0.000413138</text:p>
          </table:table-cell>
          <table:table-cell office:value-type="float" office:value="0.000206569" calcext:value-type="float">
            <text:p>0.0002065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206569" calcext:value-type="float">
            <text:p>0.000206569</text:p>
          </table:table-cell>
          <table:table-cell office:value-type="float" office:value="0.000413138" calcext:value-type="float">
            <text:p>0.000413138</text:p>
          </table:table-cell>
          <table:table-cell office:value-type="float" office:value="0.000206569" calcext:value-type="float">
            <text:p>0.000206569</text:p>
          </table:table-cell>
          <table:table-cell office:value-type="float" office:value="0.000413138" calcext:value-type="float">
            <text:p>0.000413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6569" calcext:value-type="float">
            <text:p>0.0002065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06569" calcext:value-type="float">
            <text:p>0.0002065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06569" calcext:value-type="float">
            <text:p>0.000206569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00206569" calcext:value-type="float">
            <text:p>0.000206569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74" calcext:value-type="float">
            <text:p>16.6074</text:p>
          </table:table-cell>
          <table:table-cell table:formula="of:=SUM([Sheet6.U179:.CW179])" office:value-type="float" office:value="0.0844063089999999" calcext:value-type="float">
            <text:p>0.084406309</text:p>
          </table:table-cell>
          <table:table-cell table:formula="of:=SUM([Sheet6.AE179:.CW179])" office:value-type="float" office:value="0.029225439" calcext:value-type="float">
            <text:p>0.029225439</text:p>
          </table:table-cell>
          <table:table-cell office:value-type="float" office:value="0.111997" calcext:value-type="float">
            <text:p>0.111997</text:p>
          </table:table-cell>
          <table:table-cell office:value-type="float" office:value="0.133047" calcext:value-type="float">
            <text:p>0.133047</text:p>
          </table:table-cell>
          <table:table-cell office:value-type="float" office:value="0.113632" calcext:value-type="float">
            <text:p>0.113632</text:p>
          </table:table-cell>
          <table:table-cell office:value-type="float" office:value="0.0901288" calcext:value-type="float">
            <text:p>0.0901288</text:p>
          </table:table-cell>
          <table:table-cell office:value-type="float" office:value="0.0756182" calcext:value-type="float">
            <text:p>0.0756182</text:p>
          </table:table-cell>
          <table:table-cell office:value-type="float" office:value="0.0600858" calcext:value-type="float">
            <text:p>0.0600858</text:p>
          </table:table-cell>
          <table:table-cell office:value-type="float" office:value="0.0545677" calcext:value-type="float">
            <text:p>0.0545677</text:p>
          </table:table-cell>
          <table:table-cell office:value-type="float" office:value="0.0402616" calcext:value-type="float">
            <text:p>0.0402616</text:p>
          </table:table-cell>
          <table:table-cell office:value-type="float" office:value="0.0357654" calcext:value-type="float">
            <text:p>0.0357654</text:p>
          </table:table-cell>
          <table:table-cell office:value-type="float" office:value="0.0284079" calcext:value-type="float">
            <text:p>0.0284079</text:p>
          </table:table-cell>
          <table:table-cell office:value-type="float" office:value="0.0243205" calcext:value-type="float">
            <text:p>0.0243205</text:p>
          </table:table-cell>
          <table:table-cell office:value-type="float" office:value="0.0192111" calcext:value-type="float">
            <text:p>0.0192111</text:p>
          </table:table-cell>
          <table:table-cell office:value-type="float" office:value="0.0188024" calcext:value-type="float">
            <text:p>0.0188024</text:p>
          </table:table-cell>
          <table:table-cell office:value-type="float" office:value="0.0143062" calcext:value-type="float">
            <text:p>0.0143062</text:p>
          </table:table-cell>
          <table:table-cell office:value-type="float" office:value="0.0122624" calcext:value-type="float">
            <text:p>0.0122624</text:p>
          </table:table-cell>
          <table:table-cell office:value-type="float" office:value="0.0110362" calcext:value-type="float">
            <text:p>0.0110362</text:p>
          </table:table-cell>
          <table:table-cell office:value-type="float" office:value="0.00858369" calcext:value-type="float">
            <text:p>0.00858369</text:p>
          </table:table-cell>
          <table:table-cell office:value-type="float" office:value="0.00899244" calcext:value-type="float">
            <text:p>0.00899244</text:p>
          </table:table-cell>
          <table:table-cell office:value-type="float" office:value="0.00837932" calcext:value-type="float">
            <text:p>0.00837932</text:p>
          </table:table-cell>
          <table:table-cell office:value-type="float" office:value="0.0069487" calcext:value-type="float">
            <text:p>0.0069487</text:p>
          </table:table-cell>
          <table:table-cell office:value-type="float" office:value="0.00756182" calcext:value-type="float">
            <text:p>0.00756182</text:p>
          </table:table-cell>
          <table:table-cell office:value-type="float" office:value="0.00633558" calcext:value-type="float">
            <text:p>0.00633558</text:p>
          </table:table-cell>
          <table:table-cell office:value-type="float" office:value="0.00470059" calcext:value-type="float">
            <text:p>0.00470059</text:p>
          </table:table-cell>
          <table:table-cell table:number-columns-repeated="2" office:value-type="float" office:value="0.00286123" calcext:value-type="float">
            <text:p>0.00286123</text:p>
          </table:table-cell>
          <table:table-cell office:value-type="float" office:value="0.0038831" calcext:value-type="float">
            <text:p>0.0038831</text:p>
          </table:table-cell>
          <table:table-cell office:value-type="float" office:value="0.00265686" calcext:value-type="float">
            <text:p>0.00265686</text:p>
          </table:table-cell>
          <table:table-cell office:value-type="float" office:value="0.00204374" calcext:value-type="float">
            <text:p>0.00204374</text:p>
          </table:table-cell>
          <table:table-cell table:number-columns-repeated="2" office:value-type="float" office:value="0.00224811" calcext:value-type="float">
            <text:p>0.00224811</text:p>
          </table:table-cell>
          <table:table-cell table:number-columns-repeated="2" office:value-type="float" office:value="0.00183936" calcext:value-type="float">
            <text:p>0.00183936</text:p>
          </table:table-cell>
          <table:table-cell office:value-type="float" office:value="0.00122624" calcext:value-type="float">
            <text:p>0.00122624</text:p>
          </table:table-cell>
          <table:table-cell office:value-type="float" office:value="0.000613121" calcext:value-type="float">
            <text:p>0.000613121</text:p>
          </table:table-cell>
          <table:table-cell office:value-type="float" office:value="0.00143062" calcext:value-type="float">
            <text:p>0.00143062</text:p>
          </table:table-cell>
          <table:table-cell office:value-type="float" office:value="0.000817494" calcext:value-type="float">
            <text:p>0.000817494</text:p>
          </table:table-cell>
          <table:table-cell office:value-type="float" office:value="0.00204374" calcext:value-type="float">
            <text:p>0.00204374</text:p>
          </table:table-cell>
          <table:table-cell office:value-type="float" office:value="0.00122624" calcext:value-type="float">
            <text:p>0.00122624</text:p>
          </table:table-cell>
          <table:table-cell office:value-type="float" office:value="0.00143062" calcext:value-type="float">
            <text:p>0.00143062</text:p>
          </table:table-cell>
          <table:table-cell office:value-type="float" office:value="0.00122624" calcext:value-type="float">
            <text:p>0.00122624</text:p>
          </table:table-cell>
          <table:table-cell office:value-type="float" office:value="0.000613121" calcext:value-type="float">
            <text:p>0.000613121</text:p>
          </table:table-cell>
          <table:table-cell office:value-type="float" office:value="0.000204374" calcext:value-type="float">
            <text:p>0.000204374</text:p>
          </table:table-cell>
          <table:table-cell office:value-type="float" office:value="0.000613121" calcext:value-type="float">
            <text:p>0.000613121</text:p>
          </table:table-cell>
          <table:table-cell office:value-type="float" office:value="0" calcext:value-type="float">
            <text:p>0</text:p>
          </table:table-cell>
          <table:table-cell office:value-type="float" office:value="0.000204374" calcext:value-type="float">
            <text:p>0.000204374</text:p>
          </table:table-cell>
          <table:table-cell office:value-type="float" office:value="0.000613121" calcext:value-type="float">
            <text:p>0.000613121</text:p>
          </table:table-cell>
          <table:table-cell office:value-type="float" office:value="0.000204374" calcext:value-type="float">
            <text:p>0.000204374</text:p>
          </table:table-cell>
          <table:table-cell table:number-columns-repeated="2" office:value-type="float" office:value="0.000613121" calcext:value-type="float">
            <text:p>0.000613121</text:p>
          </table:table-cell>
          <table:table-cell office:value-type="float" office:value="0.000408747" calcext:value-type="float">
            <text:p>0.000408747</text:p>
          </table:table-cell>
          <table:table-cell office:value-type="float" office:value="0.000817494" calcext:value-type="float">
            <text:p>0.000817494</text:p>
          </table:table-cell>
          <table:table-cell table:number-columns-repeated="2" office:value-type="float" office:value="0.000613121" calcext:value-type="float">
            <text:p>0.000613121</text:p>
          </table:table-cell>
          <table:table-cell office:value-type="float" office:value="0.000204374" calcext:value-type="float">
            <text:p>0.000204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08747" calcext:value-type="float">
            <text:p>0.000408747</text:p>
          </table:table-cell>
          <table:table-cell office:value-type="float" office:value="0.000204374" calcext:value-type="float">
            <text:p>0.000204374</text:p>
          </table:table-cell>
          <table:table-cell office:value-type="float" office:value="0" calcext:value-type="float">
            <text:p>0</text:p>
          </table:table-cell>
          <table:table-cell office:value-type="float" office:value="0.000408747" calcext:value-type="float">
            <text:p>0.000408747</text:p>
          </table:table-cell>
          <table:table-cell table:number-columns-repeated="2" office:value-type="float" office:value="0.000204374" calcext:value-type="float">
            <text:p>0.0002043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4374" calcext:value-type="float">
            <text:p>0.000204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4374" calcext:value-type="float">
            <text:p>0.00020437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04374" calcext:value-type="float">
            <text:p>0.000204374</text:p>
          </table:table-cell>
          <table:table-cell office:value-type="float" office:value="0" calcext:value-type="float">
            <text:p>0</text:p>
          </table:table-cell>
          <table:table-cell office:value-type="float" office:value="0.000204374" calcext:value-type="float">
            <text:p>0.0002043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04374" calcext:value-type="float">
            <text:p>0.0002043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4374" calcext:value-type="float">
            <text:p>0.00020437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72" calcext:value-type="float">
            <text:p>16.6372</text:p>
          </table:table-cell>
          <table:table-cell table:formula="of:=SUM([Sheet6.U180:.CW180])" office:value-type="float" office:value="0.082776756" calcext:value-type="float">
            <text:p>0.082776756</text:p>
          </table:table-cell>
          <table:table-cell table:formula="of:=SUM([Sheet6.AE180:.CW180])" office:value-type="float" office:value="0.029751066" calcext:value-type="float">
            <text:p>0.029751066</text:p>
          </table:table-cell>
          <table:table-cell office:value-type="float" office:value="0.108682" calcext:value-type="float">
            <text:p>0.108682</text:p>
          </table:table-cell>
          <table:table-cell office:value-type="float" office:value="0.138231" calcext:value-type="float">
            <text:p>0.138231</text:p>
          </table:table-cell>
          <table:table-cell office:value-type="float" office:value="0.112933" calcext:value-type="float">
            <text:p>0.112933</text:p>
          </table:table-cell>
          <table:table-cell office:value-type="float" office:value="0.0937057" calcext:value-type="float">
            <text:p>0.0937057</text:p>
          </table:table-cell>
          <table:table-cell office:value-type="float" office:value="0.0754908" calcext:value-type="float">
            <text:p>0.0754908</text:p>
          </table:table-cell>
          <table:table-cell office:value-type="float" office:value="0.0601093" calcext:value-type="float">
            <text:p>0.0601093</text:p>
          </table:table-cell>
          <table:table-cell office:value-type="float" office:value="0.0548472" calcext:value-type="float">
            <text:p>0.0548472</text:p>
          </table:table-cell>
          <table:table-cell office:value-type="float" office:value="0.0390609" calcext:value-type="float">
            <text:p>0.0390609</text:p>
          </table:table-cell>
          <table:table-cell office:value-type="float" office:value="0.0364299" calcext:value-type="float">
            <text:p>0.0364299</text:p>
          </table:table-cell>
          <table:table-cell office:value-type="float" office:value="0.028132" calcext:value-type="float">
            <text:p>0.028132</text:p>
          </table:table-cell>
          <table:table-cell office:value-type="float" office:value="0.0232746" calcext:value-type="float">
            <text:p>0.0232746</text:p>
          </table:table-cell>
          <table:table-cell office:value-type="float" office:value="0.0202388" calcext:value-type="float">
            <text:p>0.0202388</text:p>
          </table:table-cell>
          <table:table-cell office:value-type="float" office:value="0.017203" calcext:value-type="float">
            <text:p>0.017203</text:p>
          </table:table-cell>
          <table:table-cell office:value-type="float" office:value="0.0149767" calcext:value-type="float">
            <text:p>0.0149767</text:p>
          </table:table-cell>
          <table:table-cell office:value-type="float" office:value="0.0133576" calcext:value-type="float">
            <text:p>0.0133576</text:p>
          </table:table-cell>
          <table:table-cell office:value-type="float" office:value="0.00789314" calcext:value-type="float">
            <text:p>0.00789314</text:p>
          </table:table-cell>
          <table:table-cell office:value-type="float" office:value="0.00991702" calcext:value-type="float">
            <text:p>0.00991702</text:p>
          </table:table-cell>
          <table:table-cell office:value-type="float" office:value="0.00971463" calcext:value-type="float">
            <text:p>0.00971463</text:p>
          </table:table-cell>
          <table:table-cell office:value-type="float" office:value="0.00829792" calcext:value-type="float">
            <text:p>0.00829792</text:p>
          </table:table-cell>
          <table:table-cell office:value-type="float" office:value="0.00627403" calcext:value-type="float">
            <text:p>0.00627403</text:p>
          </table:table-cell>
          <table:table-cell office:value-type="float" office:value="0.0068812" calcext:value-type="float">
            <text:p>0.0068812</text:p>
          </table:table-cell>
          <table:table-cell office:value-type="float" office:value="0.00425015" calcext:value-type="float">
            <text:p>0.00425015</text:p>
          </table:table-cell>
          <table:table-cell office:value-type="float" office:value="0.00526209" calcext:value-type="float">
            <text:p>0.00526209</text:p>
          </table:table-cell>
          <table:table-cell office:value-type="float" office:value="0.00404776" calcext:value-type="float">
            <text:p>0.00404776</text:p>
          </table:table-cell>
          <table:table-cell office:value-type="float" office:value="0.00202388" calcext:value-type="float">
            <text:p>0.00202388</text:p>
          </table:table-cell>
          <table:table-cell office:value-type="float" office:value="0.00404776" calcext:value-type="float">
            <text:p>0.00404776</text:p>
          </table:table-cell>
          <table:table-cell office:value-type="float" office:value="0.00222627" calcext:value-type="float">
            <text:p>0.00222627</text:p>
          </table:table-cell>
          <table:table-cell office:value-type="float" office:value="0.00202388" calcext:value-type="float">
            <text:p>0.00202388</text:p>
          </table:table-cell>
          <table:table-cell table:number-columns-repeated="2" office:value-type="float" office:value="0.00222627" calcext:value-type="float">
            <text:p>0.00222627</text:p>
          </table:table-cell>
          <table:table-cell office:value-type="float" office:value="0.00182149" calcext:value-type="float">
            <text:p>0.00182149</text:p>
          </table:table-cell>
          <table:table-cell office:value-type="float" office:value="0.00121433" calcext:value-type="float">
            <text:p>0.00121433</text:p>
          </table:table-cell>
          <table:table-cell office:value-type="float" office:value="0.00161911" calcext:value-type="float">
            <text:p>0.00161911</text:p>
          </table:table-cell>
          <table:table-cell office:value-type="float" office:value="0.00101194" calcext:value-type="float">
            <text:p>0.00101194</text:p>
          </table:table-cell>
          <table:table-cell office:value-type="float" office:value="0.000809553" calcext:value-type="float">
            <text:p>0.000809553</text:p>
          </table:table-cell>
          <table:table-cell office:value-type="float" office:value="0.00141672" calcext:value-type="float">
            <text:p>0.00141672</text:p>
          </table:table-cell>
          <table:table-cell office:value-type="float" office:value="0.00182149" calcext:value-type="float">
            <text:p>0.00182149</text:p>
          </table:table-cell>
          <table:table-cell office:value-type="float" office:value="0.000607165" calcext:value-type="float">
            <text:p>0.000607165</text:p>
          </table:table-cell>
          <table:table-cell office:value-type="float" office:value="0.00101194" calcext:value-type="float">
            <text:p>0.00101194</text:p>
          </table:table-cell>
          <table:table-cell office:value-type="float" office:value="0.00141672" calcext:value-type="float">
            <text:p>0.00141672</text:p>
          </table:table-cell>
          <table:table-cell office:value-type="float" office:value="0.000809553" calcext:value-type="float">
            <text:p>0.000809553</text:p>
          </table:table-cell>
          <table:table-cell office:value-type="float" office:value="0.000202388" calcext:value-type="float">
            <text:p>0.000202388</text:p>
          </table:table-cell>
          <table:table-cell office:value-type="float" office:value="0.000607165" calcext:value-type="float">
            <text:p>0.000607165</text:p>
          </table:table-cell>
          <table:table-cell office:value-type="float" office:value="0.000404776" calcext:value-type="float">
            <text:p>0.000404776</text:p>
          </table:table-cell>
          <table:table-cell office:value-type="float" office:value="0.000809553" calcext:value-type="float">
            <text:p>0.000809553</text:p>
          </table:table-cell>
          <table:table-cell office:value-type="float" office:value="0.000202388" calcext:value-type="float">
            <text:p>0.000202388</text:p>
          </table:table-cell>
          <table:table-cell table:number-columns-repeated="4" office:value-type="float" office:value="0.000607165" calcext:value-type="float">
            <text:p>0.000607165</text:p>
          </table:table-cell>
          <table:table-cell office:value-type="float" office:value="0.00141672" calcext:value-type="float">
            <text:p>0.00141672</text:p>
          </table:table-cell>
          <table:table-cell office:value-type="float" office:value="0" calcext:value-type="float">
            <text:p>0</text:p>
          </table:table-cell>
          <table:table-cell office:value-type="float" office:value="0.000809553" calcext:value-type="float">
            <text:p>0.000809553</text:p>
          </table:table-cell>
          <table:table-cell office:value-type="float" office:value="0" calcext:value-type="float">
            <text:p>0</text:p>
          </table:table-cell>
          <table:table-cell office:value-type="float" office:value="0.000404776" calcext:value-type="float">
            <text:p>0.000404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04776" calcext:value-type="float">
            <text:p>0.000404776</text:p>
          </table:table-cell>
          <table:table-cell table:number-columns-repeated="3" office:value-type="float" office:value="0.000202388" calcext:value-type="float">
            <text:p>0.000202388</text:p>
          </table:table-cell>
          <table:table-cell office:value-type="float" office:value="0" calcext:value-type="float">
            <text:p>0</text:p>
          </table:table-cell>
          <table:table-cell office:value-type="float" office:value="0.000202388" calcext:value-type="float">
            <text:p>0.000202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2388" calcext:value-type="float">
            <text:p>0.000202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02388" calcext:value-type="float">
            <text:p>0.00020238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0202388" calcext:value-type="float">
            <text:p>0.00020238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404776" calcext:value-type="float">
            <text:p>0.00040477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7" calcext:value-type="float">
            <text:p>16.667</text:p>
          </table:table-cell>
          <table:table-cell table:formula="of:=SUM([Sheet6.U181:.CW181])" office:value-type="float" office:value="0.0807391420000001" calcext:value-type="float">
            <text:p>0.080739142</text:p>
          </table:table-cell>
          <table:table-cell table:formula="of:=SUM([Sheet6.AE181:.CW181])" office:value-type="float" office:value="0.028519802" calcext:value-type="float">
            <text:p>0.028519802</text:p>
          </table:table-cell>
          <table:table-cell office:value-type="float" office:value="0.115485" calcext:value-type="float">
            <text:p>0.115485</text:p>
          </table:table-cell>
          <table:table-cell office:value-type="float" office:value="0.133963" calcext:value-type="float">
            <text:p>0.133963</text:p>
          </table:table-cell>
          <table:table-cell office:value-type="float" office:value="0.113075" calcext:value-type="float">
            <text:p>0.113075</text:p>
          </table:table-cell>
          <table:table-cell office:value-type="float" office:value="0.0947982" calcext:value-type="float">
            <text:p>0.0947982</text:p>
          </table:table-cell>
          <table:table-cell office:value-type="float" office:value="0.0801366" calcext:value-type="float">
            <text:p>0.0801366</text:p>
          </table:table-cell>
          <table:table-cell office:value-type="float" office:value="0.0592488" calcext:value-type="float">
            <text:p>0.0592488</text:p>
          </table:table-cell>
          <table:table-cell office:value-type="float" office:value="0.0514159" calcext:value-type="float">
            <text:p>0.0514159</text:p>
          </table:table-cell>
          <table:table-cell office:value-type="float" office:value="0.0419763" calcext:value-type="float">
            <text:p>0.0419763</text:p>
          </table:table-cell>
          <table:table-cell office:value-type="float" office:value="0.0337417" calcext:value-type="float">
            <text:p>0.0337417</text:p>
          </table:table-cell>
          <table:table-cell office:value-type="float" office:value="0.0297248" calcext:value-type="float">
            <text:p>0.0297248</text:p>
          </table:table-cell>
          <table:table-cell office:value-type="float" office:value="0.0255071" calcext:value-type="float">
            <text:p>0.0255071</text:p>
          </table:table-cell>
          <table:table-cell office:value-type="float" office:value="0.0190801" calcext:value-type="float">
            <text:p>0.0190801</text:p>
          </table:table-cell>
          <table:table-cell office:value-type="float" office:value="0.0174734" calcext:value-type="float">
            <text:p>0.0174734</text:p>
          </table:table-cell>
          <table:table-cell office:value-type="float" office:value="0.0142599" calcext:value-type="float">
            <text:p>0.0142599</text:p>
          </table:table-cell>
          <table:table-cell office:value-type="float" office:value="0.0122515" calcext:value-type="float">
            <text:p>0.0122515</text:p>
          </table:table-cell>
          <table:table-cell office:value-type="float" office:value="0.00843543" calcext:value-type="float">
            <text:p>0.00843543</text:p>
          </table:table-cell>
          <table:table-cell office:value-type="float" office:value="0.010243" calcext:value-type="float">
            <text:p>0.010243</text:p>
          </table:table-cell>
          <table:table-cell office:value-type="float" office:value="0.00943965" calcext:value-type="float">
            <text:p>0.00943965</text:p>
          </table:table-cell>
          <table:table-cell office:value-type="float" office:value="0.00883712" calcext:value-type="float">
            <text:p>0.00883712</text:p>
          </table:table-cell>
          <table:table-cell office:value-type="float" office:value="0.00823459" calcext:value-type="float">
            <text:p>0.00823459</text:p>
          </table:table-cell>
          <table:table-cell office:value-type="float" office:value="0.00381603" calcext:value-type="float">
            <text:p>0.00381603</text:p>
          </table:table-cell>
          <table:table-cell office:value-type="float" office:value="0.00542278" calcext:value-type="float">
            <text:p>0.00542278</text:p>
          </table:table-cell>
          <table:table-cell office:value-type="float" office:value="0.00441856" calcext:value-type="float">
            <text:p>0.00441856</text:p>
          </table:table-cell>
          <table:table-cell office:value-type="float" office:value="0.00381603" calcext:value-type="float">
            <text:p>0.00381603</text:p>
          </table:table-cell>
          <table:table-cell office:value-type="float" office:value="0.00241012" calcext:value-type="float">
            <text:p>0.00241012</text:p>
          </table:table-cell>
          <table:table-cell office:value-type="float" office:value="0.00301265" calcext:value-type="float">
            <text:p>0.00301265</text:p>
          </table:table-cell>
          <table:table-cell table:number-columns-repeated="2" office:value-type="float" office:value="0.00281181" calcext:value-type="float">
            <text:p>0.00281181</text:p>
          </table:table-cell>
          <table:table-cell table:number-columns-repeated="2" office:value-type="float" office:value="0.00200844" calcext:value-type="float">
            <text:p>0.00200844</text:p>
          </table:table-cell>
          <table:table-cell office:value-type="float" office:value="0.00120506" calcext:value-type="float">
            <text:p>0.00120506</text:p>
          </table:table-cell>
          <table:table-cell office:value-type="float" office:value="0.000602531" calcext:value-type="float">
            <text:p>0.000602531</text:p>
          </table:table-cell>
          <table:table-cell office:value-type="float" office:value="0.00120506" calcext:value-type="float">
            <text:p>0.00120506</text:p>
          </table:table-cell>
          <table:table-cell office:value-type="float" office:value="0.000803374" calcext:value-type="float">
            <text:p>0.000803374</text:p>
          </table:table-cell>
          <table:table-cell office:value-type="float" office:value="0.00120506" calcext:value-type="float">
            <text:p>0.00120506</text:p>
          </table:table-cell>
          <table:table-cell table:number-columns-repeated="2" office:value-type="float" office:value="0.00100422" calcext:value-type="float">
            <text:p>0.00100422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.000602531" calcext:value-type="float">
            <text:p>0.000602531</text:p>
          </table:table-cell>
          <table:table-cell office:value-type="float" office:value="0.00100422" calcext:value-type="float">
            <text:p>0.00100422</text:p>
          </table:table-cell>
          <table:table-cell office:value-type="float" office:value="0.0014059" calcext:value-type="float">
            <text:p>0.0014059</text:p>
          </table:table-cell>
          <table:table-cell office:value-type="float" office:value="0.000803374" calcext:value-type="float">
            <text:p>0.000803374</text:p>
          </table:table-cell>
          <table:table-cell office:value-type="float" office:value="0.00100422" calcext:value-type="float">
            <text:p>0.00100422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.00100422" calcext:value-type="float">
            <text:p>0.00100422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" calcext:value-type="float">
            <text:p>0</text:p>
          </table:table-cell>
          <table:table-cell office:value-type="float" office:value="0.000803374" calcext:value-type="float">
            <text:p>0.000803374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.000803374" calcext:value-type="float">
            <text:p>0.000803374</text:p>
          </table:table-cell>
          <table:table-cell office:value-type="float" office:value="0.000602531" calcext:value-type="float">
            <text:p>0.000602531</text:p>
          </table:table-cell>
          <table:table-cell office:value-type="float" office:value="0.000401687" calcext:value-type="float">
            <text:p>0.000401687</text:p>
          </table:table-cell>
          <table:table-cell office:value-type="float" office:value="0.000602531" calcext:value-type="float">
            <text:p>0.000602531</text:p>
          </table:table-cell>
          <table:table-cell office:value-type="float" office:value="0.000200844" calcext:value-type="float">
            <text:p>0.000200844</text:p>
          </table:table-cell>
          <table:table-cell office:value-type="float" office:value="0.000602531" calcext:value-type="float">
            <text:p>0.000602531</text:p>
          </table:table-cell>
          <table:table-cell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office:value-type="float" office:value="0.000401687" calcext:value-type="float">
            <text:p>0.000401687</text:p>
          </table:table-cell>
          <table:table-cell table:number-columns-repeated="2" office:value-type="float" office:value="0.000200844" calcext:value-type="float">
            <text:p>0.0002008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00844" calcext:value-type="float">
            <text:p>0.000200844</text:p>
          </table:table-cell>
          <table:table-cell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office:value-type="float" office:value="0.000401687" calcext:value-type="float">
            <text:p>0.0004016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200844" calcext:value-type="float">
            <text:p>0.0002008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office:value-type="float" office:value="0" calcext:value-type="float">
            <text:p>0</text:p>
          </table:table-cell>
          <table:table-cell office:value-type="float" office:value="0.000200844" calcext:value-type="float">
            <text:p>0.00020084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68" calcext:value-type="float">
            <text:p>16.6968</text:p>
          </table:table-cell>
          <table:table-cell table:formula="of:=SUM([Sheet6.U182:.CW182])" office:value-type="float" office:value="0.08343332" calcext:value-type="float">
            <text:p>0.08343332</text:p>
          </table:table-cell>
          <table:table-cell table:formula="of:=SUM([Sheet6.AE182:.CW182])" office:value-type="float" office:value="0.02941176" calcext:value-type="float">
            <text:p>0.02941176</text:p>
          </table:table-cell>
          <table:table-cell office:value-type="float" office:value="0.120248" calcext:value-type="float">
            <text:p>0.120248</text:p>
          </table:table-cell>
          <table:table-cell office:value-type="float" office:value="0.136855" calcext:value-type="float">
            <text:p>0.136855</text:p>
          </table:table-cell>
          <table:table-cell office:value-type="float" office:value="0.118647" calcext:value-type="float">
            <text:p>0.118647</text:p>
          </table:table-cell>
          <table:table-cell office:value-type="float" office:value="0.087435" calcext:value-type="float">
            <text:p>0.087435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.0672269" calcext:value-type="float">
            <text:p>0.0672269</text:p>
          </table:table-cell>
          <table:table-cell office:value-type="float" office:value="0.0516206" calcext:value-type="float">
            <text:p>0.0516206</text:p>
          </table:table-cell>
          <table:table-cell office:value-type="float" office:value="0.042617" calcext:value-type="float">
            <text:p>0.042617</text:p>
          </table:table-cell>
          <table:table-cell office:value-type="float" office:value="0.0340136" calcext:value-type="float">
            <text:p>0.0340136</text:p>
          </table:table-cell>
          <table:table-cell office:value-type="float" office:value="0.0336134" calcext:value-type="float">
            <text:p>0.0336134</text:p>
          </table:table-cell>
          <table:table-cell office:value-type="float" office:value="0.0238095" calcext:value-type="float">
            <text:p>0.0238095</text:p>
          </table:table-cell>
          <table:table-cell office:value-type="float" office:value="0.0178071" calcext:value-type="float">
            <text:p>0.0178071</text:p>
          </table:table-cell>
          <table:table-cell office:value-type="float" office:value="0.0146058" calcext:value-type="float">
            <text:p>0.0146058</text:p>
          </table:table-cell>
          <table:table-cell office:value-type="float" office:value="0.0154062" calcext:value-type="float">
            <text:p>0.0154062</text:p>
          </table:table-cell>
          <table:table-cell office:value-type="float" office:value="0.00960384" calcext:value-type="float">
            <text:p>0.00960384</text:p>
          </table:table-cell>
          <table:table-cell office:value-type="float" office:value="0.010004" calcext:value-type="float">
            <text:p>0.010004</text:p>
          </table:table-cell>
          <table:table-cell office:value-type="float" office:value="0.00920368" calcext:value-type="float">
            <text:p>0.00920368</text:p>
          </table:table-cell>
          <table:table-cell office:value-type="float" office:value="0.0116046" calcext:value-type="float">
            <text:p>0.0116046</text:p>
          </table:table-cell>
          <table:table-cell office:value-type="float" office:value="0.0090036" calcext:value-type="float">
            <text:p>0.0090036</text:p>
          </table:table-cell>
          <table:table-cell office:value-type="float" office:value="0.0070028" calcext:value-type="float">
            <text:p>0.0070028</text:p>
          </table:table-cell>
          <table:table-cell office:value-type="float" office:value="0.005002" calcext:value-type="float">
            <text:p>0.005002</text:p>
          </table:table-cell>
          <table:table-cell office:value-type="float" office:value="0.0060024" calcext:value-type="float">
            <text:p>0.0060024</text:p>
          </table:table-cell>
          <table:table-cell office:value-type="float" office:value="0.00460184" calcext:value-type="float">
            <text:p>0.00460184</text:p>
          </table:table-cell>
          <table:table-cell office:value-type="float" office:value="0.00320128" calcext:value-type="float">
            <text:p>0.00320128</text:p>
          </table:table-cell>
          <table:table-cell office:value-type="float" office:value="0.00180072" calcext:value-type="float">
            <text:p>0.00180072</text:p>
          </table:table-cell>
          <table:table-cell office:value-type="float" office:value="0.00280112" calcext:value-type="float">
            <text:p>0.00280112</text:p>
          </table:table-cell>
          <table:table-cell office:value-type="float" office:value="0.0030012" calcext:value-type="float">
            <text:p>0.0030012</text:p>
          </table:table-cell>
          <table:table-cell office:value-type="float" office:value="0.00220088" calcext:value-type="float">
            <text:p>0.00220088</text:p>
          </table:table-cell>
          <table:table-cell office:value-type="float" office:value="0.00260104" calcext:value-type="float">
            <text:p>0.00260104</text:p>
          </table:table-cell>
          <table:table-cell table:number-columns-repeated="2" office:value-type="float" office:value="0.00140056" calcext:value-type="float">
            <text:p>0.00140056</text:p>
          </table:table-cell>
          <table:table-cell office:value-type="float" office:value="0.00060024" calcext:value-type="float">
            <text:p>0.00060024</text:p>
          </table:table-cell>
          <table:table-cell office:value-type="float" office:value="0.00220088" calcext:value-type="float">
            <text:p>0.00220088</text:p>
          </table:table-cell>
          <table:table-cell office:value-type="float" office:value="0.00080032" calcext:value-type="float">
            <text:p>0.00080032</text:p>
          </table:table-cell>
          <table:table-cell office:value-type="float" office:value="0.00180072" calcext:value-type="float">
            <text:p>0.00180072</text:p>
          </table:table-cell>
          <table:table-cell office:value-type="float" office:value="0.00080032" calcext:value-type="float">
            <text:p>0.00080032</text:p>
          </table:table-cell>
          <table:table-cell office:value-type="float" office:value="0.00140056" calcext:value-type="float">
            <text:p>0.00140056</text:p>
          </table:table-cell>
          <table:table-cell office:value-type="float" office:value="0.00020008" calcext:value-type="float">
            <text:p>0.00020008</text:p>
          </table:table-cell>
          <table:table-cell office:value-type="float" office:value="0.00060024" calcext:value-type="float">
            <text:p>0.00060024</text:p>
          </table:table-cell>
          <table:table-cell table:number-columns-repeated="2" office:value-type="float" office:value="0.0010004" calcext:value-type="float">
            <text:p>0.0010004</text:p>
          </table:table-cell>
          <table:table-cell office:value-type="float" office:value="0.00140056" calcext:value-type="float">
            <text:p>0.00140056</text:p>
          </table:table-cell>
          <table:table-cell office:value-type="float" office:value="0.0010004" calcext:value-type="float">
            <text:p>0.0010004</text:p>
          </table:table-cell>
          <table:table-cell office:value-type="float" office:value="0.00020008" calcext:value-type="float">
            <text:p>0.00020008</text:p>
          </table:table-cell>
          <table:table-cell office:value-type="float" office:value="0.00080032" calcext:value-type="float">
            <text:p>0.00080032</text:p>
          </table:table-cell>
          <table:table-cell office:value-type="float" office:value="0" calcext:value-type="float">
            <text:p>0</text:p>
          </table:table-cell>
          <table:table-cell office:value-type="float" office:value="0.0010004" calcext:value-type="float">
            <text:p>0.0010004</text:p>
          </table:table-cell>
          <table:table-cell office:value-type="float" office:value="0.00080032" calcext:value-type="float">
            <text:p>0.00080032</text:p>
          </table:table-cell>
          <table:table-cell office:value-type="float" office:value="0.00020008" calcext:value-type="float">
            <text:p>0.00020008</text:p>
          </table:table-cell>
          <table:table-cell office:value-type="float" office:value="0.00040016" calcext:value-type="float">
            <text:p>0.00040016</text:p>
          </table:table-cell>
          <table:table-cell office:value-type="float" office:value="0.00060024" calcext:value-type="float">
            <text:p>0.00060024</text:p>
          </table:table-cell>
          <table:table-cell office:value-type="float" office:value="0" calcext:value-type="float">
            <text:p>0</text:p>
          </table:table-cell>
          <table:table-cell office:value-type="float" office:value="0.00080032" calcext:value-type="float">
            <text:p>0.00080032</text:p>
          </table:table-cell>
          <table:table-cell office:value-type="float" office:value="0" calcext:value-type="float">
            <text:p>0</text:p>
          </table:table-cell>
          <table:table-cell office:value-type="float" office:value="0.00040016" calcext:value-type="float">
            <text:p>0.00040016</text:p>
          </table:table-cell>
          <table:table-cell office:value-type="float" office:value="0.00020008" calcext:value-type="float">
            <text:p>0.00020008</text:p>
          </table:table-cell>
          <table:table-cell office:value-type="float" office:value="0.00040016" calcext:value-type="float">
            <text:p>0.00040016</text:p>
          </table:table-cell>
          <table:table-cell office:value-type="float" office:value="0.00080032" calcext:value-type="float">
            <text:p>0.00080032</text:p>
          </table:table-cell>
          <table:table-cell office:value-type="float" office:value="0" calcext:value-type="float">
            <text:p>0</text:p>
          </table:table-cell>
          <table:table-cell office:value-type="float" office:value="0.00020008" calcext:value-type="float">
            <text:p>0.0002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0024" calcext:value-type="float">
            <text:p>0.0006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0016" calcext:value-type="float">
            <text:p>0.0004001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0008" calcext:value-type="float">
            <text:p>0.00020008</text:p>
          </table:table-cell>
          <table:table-cell office:value-type="float" office:value="0.00040016" calcext:value-type="float">
            <text:p>0.00040016</text:p>
          </table:table-cell>
          <table:table-cell office:value-type="float" office:value="0" calcext:value-type="float">
            <text:p>0</text:p>
          </table:table-cell>
          <table:table-cell office:value-type="float" office:value="0.00020008" calcext:value-type="float">
            <text:p>0.00020008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0020008" calcext:value-type="float">
            <text:p>0.00020008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66" calcext:value-type="float">
            <text:p>16.7266</text:p>
          </table:table-cell>
          <table:table-cell table:formula="of:=SUM([Sheet6.U183:.CW183])" office:value-type="float" office:value="0.0810273120000001" calcext:value-type="float">
            <text:p>0.081027312</text:p>
          </table:table-cell>
          <table:table-cell table:formula="of:=SUM([Sheet6.AE183:.CW183])" office:value-type="float" office:value="0.029862642" calcext:value-type="float">
            <text:p>0.029862642</text:p>
          </table:table-cell>
          <table:table-cell office:value-type="float" office:value="0.112682" calcext:value-type="float">
            <text:p>0.112682</text:p>
          </table:table-cell>
          <table:table-cell office:value-type="float" office:value="0.146327" calcext:value-type="float">
            <text:p>0.146327</text:p>
          </table:table-cell>
          <table:table-cell office:value-type="float" office:value="0.117659" calcext:value-type="float">
            <text:p>0.117659</text:p>
          </table:table-cell>
          <table:table-cell office:value-type="float" office:value="0.085208" calcext:value-type="float">
            <text:p>0.085208</text:p>
          </table:table-cell>
          <table:table-cell office:value-type="float" office:value="0.0734621" calcext:value-type="float">
            <text:p>0.0734621</text:p>
          </table:table-cell>
          <table:table-cell office:value-type="float" office:value="0.0672905" calcext:value-type="float">
            <text:p>0.0672905</text:p>
          </table:table-cell>
          <table:table-cell office:value-type="float" office:value="0.0493729" calcext:value-type="float">
            <text:p>0.0493729</text:p>
          </table:table-cell>
          <table:table-cell office:value-type="float" office:value="0.0499701" calcext:value-type="float">
            <text:p>0.0499701</text:p>
          </table:table-cell>
          <table:table-cell office:value-type="float" office:value="0.0328489" calcext:value-type="float">
            <text:p>0.0328489</text:p>
          </table:table-cell>
          <table:table-cell office:value-type="float" office:value="0.0262791" calcext:value-type="float">
            <text:p>0.0262791</text:p>
          </table:table-cell>
          <table:table-cell office:value-type="float" office:value="0.0246864" calcext:value-type="float">
            <text:p>0.0246864</text:p>
          </table:table-cell>
          <table:table-cell office:value-type="float" office:value="0.0197093" calcext:value-type="float">
            <text:p>0.0197093</text:p>
          </table:table-cell>
          <table:table-cell office:value-type="float" office:value="0.0177185" calcext:value-type="float">
            <text:p>0.0177185</text:p>
          </table:table-cell>
          <table:table-cell office:value-type="float" office:value="0.0135377" calcext:value-type="float">
            <text:p>0.0135377</text:p>
          </table:table-cell>
          <table:table-cell office:value-type="float" office:value="0.0119451" calcext:value-type="float">
            <text:p>0.0119451</text:p>
          </table:table-cell>
          <table:table-cell office:value-type="float" office:value="0.0101533" calcext:value-type="float">
            <text:p>0.0101533</text:p>
          </table:table-cell>
          <table:table-cell office:value-type="float" office:value="0.00836154" calcext:value-type="float">
            <text:p>0.00836154</text:p>
          </table:table-cell>
          <table:table-cell office:value-type="float" office:value="0.00935696" calcext:value-type="float">
            <text:p>0.00935696</text:p>
          </table:table-cell>
          <table:table-cell office:value-type="float" office:value="0.0103524" calcext:value-type="float">
            <text:p>0.0103524</text:p>
          </table:table-cell>
          <table:table-cell office:value-type="float" office:value="0.00656978" calcext:value-type="float">
            <text:p>0.00656978</text:p>
          </table:table-cell>
          <table:table-cell office:value-type="float" office:value="0.00517619" calcext:value-type="float">
            <text:p>0.00517619</text:p>
          </table:table-cell>
          <table:table-cell office:value-type="float" office:value="0.00437985" calcext:value-type="float">
            <text:p>0.00437985</text:p>
          </table:table-cell>
          <table:table-cell office:value-type="float" office:value="0.00517619" calcext:value-type="float">
            <text:p>0.00517619</text:p>
          </table:table-cell>
          <table:table-cell office:value-type="float" office:value="0.00358352" calcext:value-type="float">
            <text:p>0.00358352</text:p>
          </table:table-cell>
          <table:table-cell office:value-type="float" office:value="0.00179176" calcext:value-type="float">
            <text:p>0.00179176</text:p>
          </table:table-cell>
          <table:table-cell table:number-columns-repeated="2" office:value-type="float" office:value="0.00238901" calcext:value-type="float">
            <text:p>0.00238901</text:p>
          </table:table-cell>
          <table:table-cell office:value-type="float" office:value="0.00318535" calcext:value-type="float">
            <text:p>0.00318535</text:p>
          </table:table-cell>
          <table:table-cell office:value-type="float" office:value="0.00179176" calcext:value-type="float">
            <text:p>0.00179176</text:p>
          </table:table-cell>
          <table:table-cell office:value-type="float" office:value="0.00199084" calcext:value-type="float">
            <text:p>0.00199084</text:p>
          </table:table-cell>
          <table:table-cell office:value-type="float" office:value="0.000597253" calcext:value-type="float">
            <text:p>0.000597253</text:p>
          </table:table-cell>
          <table:table-cell office:value-type="float" office:value="0.00139359" calcext:value-type="float">
            <text:p>0.00139359</text:p>
          </table:table-cell>
          <table:table-cell office:value-type="float" office:value="0.000796337" calcext:value-type="float">
            <text:p>0.000796337</text:p>
          </table:table-cell>
          <table:table-cell office:value-type="float" office:value="0.00139359" calcext:value-type="float">
            <text:p>0.00139359</text:p>
          </table:table-cell>
          <table:table-cell office:value-type="float" office:value="0.000796337" calcext:value-type="float">
            <text:p>0.000796337</text:p>
          </table:table-cell>
          <table:table-cell office:value-type="float" office:value="0.00179176" calcext:value-type="float">
            <text:p>0.00179176</text:p>
          </table:table-cell>
          <table:table-cell office:value-type="float" office:value="0.00119451" calcext:value-type="float">
            <text:p>0.00119451</text:p>
          </table:table-cell>
          <table:table-cell office:value-type="float" office:value="0.000796337" calcext:value-type="float">
            <text:p>0.000796337</text:p>
          </table:table-cell>
          <table:table-cell office:value-type="float" office:value="0.000398168" calcext:value-type="float">
            <text:p>0.000398168</text:p>
          </table:table-cell>
          <table:table-cell office:value-type="float" office:value="0.00119451" calcext:value-type="float">
            <text:p>0.00119451</text:p>
          </table:table-cell>
          <table:table-cell office:value-type="float" office:value="0.000796337" calcext:value-type="float">
            <text:p>0.000796337</text:p>
          </table:table-cell>
          <table:table-cell office:value-type="float" office:value="0.000995421" calcext:value-type="float">
            <text:p>0.000995421</text:p>
          </table:table-cell>
          <table:table-cell office:value-type="float" office:value="0.000796337" calcext:value-type="float">
            <text:p>0.000796337</text:p>
          </table:table-cell>
          <table:table-cell office:value-type="float" office:value="0.000995421" calcext:value-type="float">
            <text:p>0.000995421</text:p>
          </table:table-cell>
          <table:table-cell table:number-columns-repeated="2" office:value-type="float" office:value="0.000398168" calcext:value-type="float">
            <text:p>0.000398168</text:p>
          </table:table-cell>
          <table:table-cell office:value-type="float" office:value="0.000796337" calcext:value-type="float">
            <text:p>0.000796337</text:p>
          </table:table-cell>
          <table:table-cell office:value-type="float" office:value="0" calcext:value-type="float">
            <text:p>0</text:p>
          </table:table-cell>
          <table:table-cell office:value-type="float" office:value="0.000597253" calcext:value-type="float">
            <text:p>0.000597253</text:p>
          </table:table-cell>
          <table:table-cell office:value-type="float" office:value="0.000995421" calcext:value-type="float">
            <text:p>0.000995421</text:p>
          </table:table-cell>
          <table:table-cell office:value-type="float" office:value="0.000199084" calcext:value-type="float">
            <text:p>0.000199084</text:p>
          </table:table-cell>
          <table:table-cell office:value-type="float" office:value="0" calcext:value-type="float">
            <text:p>0</text:p>
          </table:table-cell>
          <table:table-cell office:value-type="float" office:value="0.000398168" calcext:value-type="float">
            <text:p>0.000398168</text:p>
          </table:table-cell>
          <table:table-cell table:number-columns-repeated="2" office:value-type="float" office:value="0.000199084" calcext:value-type="float">
            <text:p>0.000199084</text:p>
          </table:table-cell>
          <table:table-cell office:value-type="float" office:value="0.000597253" calcext:value-type="float">
            <text:p>0.000597253</text:p>
          </table:table-cell>
          <table:table-cell office:value-type="float" office:value="0.000398168" calcext:value-type="float">
            <text:p>0.000398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199084" calcext:value-type="float">
            <text:p>0.000199084</text:p>
          </table:table-cell>
          <table:table-cell office:value-type="float" office:value="0" calcext:value-type="float">
            <text:p>0</text:p>
          </table:table-cell>
          <table:table-cell office:value-type="float" office:value="0.000398168" calcext:value-type="float">
            <text:p>0.000398168</text:p>
          </table:table-cell>
          <table:table-cell office:value-type="float" office:value="0" calcext:value-type="float">
            <text:p>0</text:p>
          </table:table-cell>
          <table:table-cell office:value-type="float" office:value="0.000199084" calcext:value-type="float">
            <text:p>0.000199084</text:p>
          </table:table-cell>
          <table:table-cell office:value-type="float" office:value="0" calcext:value-type="float">
            <text:p>0</text:p>
          </table:table-cell>
          <table:table-cell office:value-type="float" office:value="0.000398168" calcext:value-type="float">
            <text:p>0.000398168</text:p>
          </table:table-cell>
          <table:table-cell office:value-type="float" office:value="0" calcext:value-type="float">
            <text:p>0</text:p>
          </table:table-cell>
          <table:table-cell office:value-type="float" office:value="0.000398168" calcext:value-type="float">
            <text:p>0.000398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199084" calcext:value-type="float">
            <text:p>0.000199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398168" calcext:value-type="float">
            <text:p>0.000398168</text:p>
          </table:table-cell>
          <table:table-cell office:value-type="float" office:value="0" calcext:value-type="float">
            <text:p>0</text:p>
          </table:table-cell>
          <table:table-cell office:value-type="float" office:value="0.000199084" calcext:value-type="float">
            <text:p>0.00019908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99084" calcext:value-type="float">
            <text:p>0.000199084</text:p>
          </table:table-cell>
          <table:table-cell office:value-type="float" office:value="0" calcext:value-type="float">
            <text:p>0</text:p>
          </table:table-cell>
          <table:table-cell office:value-type="float" office:value="0.000398168" calcext:value-type="float">
            <text:p>0.000398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9084" calcext:value-type="float">
            <text:p>0.00019908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64" calcext:value-type="float">
            <text:p>16.7564</text:p>
          </table:table-cell>
          <table:table-cell table:formula="of:=SUM([Sheet6.U184:.CW184])" office:value-type="float" office:value="0.0812524699999999" calcext:value-type="float">
            <text:p>0.08125247</text:p>
          </table:table-cell>
          <table:table-cell table:formula="of:=SUM([Sheet6.AE184:.CW184])" office:value-type="float" office:value="0.03091558" calcext:value-type="float">
            <text:p>0.03091558</text:p>
          </table:table-cell>
          <table:table-cell office:value-type="float" office:value="0.106421" calcext:value-type="float">
            <text:p>0.106421</text:p>
          </table:table-cell>
          <table:table-cell office:value-type="float" office:value="0.144075" calcext:value-type="float">
            <text:p>0.144075</text:p>
          </table:table-cell>
          <table:table-cell office:value-type="float" office:value="0.125446" calcext:value-type="float">
            <text:p>0.125446</text:p>
          </table:table-cell>
          <table:table-cell office:value-type="float" office:value="0.0848197" calcext:value-type="float">
            <text:p>0.0848197</text:p>
          </table:table-cell>
          <table:table-cell office:value-type="float" office:value="0.0762981" calcext:value-type="float">
            <text:p>0.0762981</text:p>
          </table:table-cell>
          <table:table-cell office:value-type="float" office:value="0.0592549" calcext:value-type="float">
            <text:p>0.0592549</text:p>
          </table:table-cell>
          <table:table-cell office:value-type="float" office:value="0.0507333" calcext:value-type="float">
            <text:p>0.0507333</text:p>
          </table:table-cell>
          <table:table-cell office:value-type="float" office:value="0.0473642" calcext:value-type="float">
            <text:p>0.0473642</text:p>
          </table:table-cell>
          <table:table-cell office:value-type="float" office:value="0.0330955" calcext:value-type="float">
            <text:p>0.0330955</text:p>
          </table:table-cell>
          <table:table-cell office:value-type="float" office:value="0.0243757" calcext:value-type="float">
            <text:p>0.0243757</text:p>
          </table:table-cell>
          <table:table-cell office:value-type="float" office:value="0.0271502" calcext:value-type="float">
            <text:p>0.0271502</text:p>
          </table:table-cell>
          <table:table-cell office:value-type="float" office:value="0.019025" calcext:value-type="float">
            <text:p>0.019025</text:p>
          </table:table-cell>
          <table:table-cell office:value-type="float" office:value="0.0152596" calcext:value-type="float">
            <text:p>0.0152596</text:p>
          </table:table-cell>
          <table:table-cell office:value-type="float" office:value="0.0140706" calcext:value-type="float">
            <text:p>0.0140706</text:p>
          </table:table-cell>
          <table:table-cell office:value-type="float" office:value="0.012287" calcext:value-type="float">
            <text:p>0.012287</text:p>
          </table:table-cell>
          <table:table-cell office:value-type="float" office:value="0.0107015" calcext:value-type="float">
            <text:p>0.0107015</text:p>
          </table:table-cell>
          <table:table-cell office:value-type="float" office:value="0.0108997" calcext:value-type="float">
            <text:p>0.0108997</text:p>
          </table:table-cell>
          <table:table-cell office:value-type="float" office:value="0.00891795" calcext:value-type="float">
            <text:p>0.00891795</text:p>
          </table:table-cell>
          <table:table-cell office:value-type="float" office:value="0.00832342" calcext:value-type="float">
            <text:p>0.00832342</text:p>
          </table:table-cell>
          <table:table-cell office:value-type="float" office:value="0.00772889" calcext:value-type="float">
            <text:p>0.00772889</text:p>
          </table:table-cell>
          <table:table-cell office:value-type="float" office:value="0.00455807" calcext:value-type="float">
            <text:p>0.00455807</text:p>
          </table:table-cell>
          <table:table-cell office:value-type="float" office:value="0.00495442" calcext:value-type="float">
            <text:p>0.00495442</text:p>
          </table:table-cell>
          <table:table-cell office:value-type="float" office:value="0.00416171" calcext:value-type="float">
            <text:p>0.00416171</text:p>
          </table:table-cell>
          <table:table-cell office:value-type="float" office:value="0.00198177" calcext:value-type="float">
            <text:p>0.00198177</text:p>
          </table:table-cell>
          <table:table-cell office:value-type="float" office:value="0.00475624" calcext:value-type="float">
            <text:p>0.00475624</text:p>
          </table:table-cell>
          <table:table-cell office:value-type="float" office:value="0.00178359" calcext:value-type="float">
            <text:p>0.00178359</text:p>
          </table:table-cell>
          <table:table-cell office:value-type="float" office:value="0.00317083" calcext:value-type="float">
            <text:p>0.00317083</text:p>
          </table:table-cell>
          <table:table-cell office:value-type="float" office:value="0.00277447" calcext:value-type="float">
            <text:p>0.00277447</text:p>
          </table:table-cell>
          <table:table-cell office:value-type="float" office:value="0.00217994" calcext:value-type="float">
            <text:p>0.00217994</text:p>
          </table:table-cell>
          <table:table-cell office:value-type="float" office:value="0.00198177" calcext:value-type="float">
            <text:p>0.00198177</text:p>
          </table:table-cell>
          <table:table-cell office:value-type="float" office:value="0.000990884" calcext:value-type="float">
            <text:p>0.000990884</text:p>
          </table:table-cell>
          <table:table-cell office:value-type="float" office:value="0.00138724" calcext:value-type="float">
            <text:p>0.00138724</text:p>
          </table:table-cell>
          <table:table-cell table:number-columns-repeated="2" office:value-type="float" office:value="0.00118906" calcext:value-type="float">
            <text:p>0.00118906</text:p>
          </table:table-cell>
          <table:table-cell office:value-type="float" office:value="0.00138724" calcext:value-type="float">
            <text:p>0.00138724</text:p>
          </table:table-cell>
          <table:table-cell office:value-type="float" office:value="0.00118906" calcext:value-type="float">
            <text:p>0.00118906</text:p>
          </table:table-cell>
          <table:table-cell office:value-type="float" office:value="0.000990884" calcext:value-type="float">
            <text:p>0.000990884</text:p>
          </table:table-cell>
          <table:table-cell office:value-type="float" office:value="0.00138724" calcext:value-type="float">
            <text:p>0.00138724</text:p>
          </table:table-cell>
          <table:table-cell office:value-type="float" office:value="0.00059453" calcext:value-type="float">
            <text:p>0.00059453</text:p>
          </table:table-cell>
          <table:table-cell office:value-type="float" office:value="0.00237812" calcext:value-type="float">
            <text:p>0.00237812</text:p>
          </table:table-cell>
          <table:table-cell office:value-type="float" office:value="0.000792707" calcext:value-type="float">
            <text:p>0.000792707</text:p>
          </table:table-cell>
          <table:table-cell office:value-type="float" office:value="0.00138724" calcext:value-type="float">
            <text:p>0.00138724</text:p>
          </table:table-cell>
          <table:table-cell office:value-type="float" office:value="0.000792707" calcext:value-type="float">
            <text:p>0.000792707</text:p>
          </table:table-cell>
          <table:table-cell table:number-columns-repeated="2" office:value-type="float" office:value="0.00059453" calcext:value-type="float">
            <text:p>0.00059453</text:p>
          </table:table-cell>
          <table:table-cell office:value-type="float" office:value="0" calcext:value-type="float">
            <text:p>0</text:p>
          </table:table-cell>
          <table:table-cell office:value-type="float" office:value="0.00059453" calcext:value-type="float">
            <text:p>0.00059453</text:p>
          </table:table-cell>
          <table:table-cell table:number-columns-repeated="2" office:value-type="float" office:value="0.000198177" calcext:value-type="float">
            <text:p>0.000198177</text:p>
          </table:table-cell>
          <table:table-cell office:value-type="float" office:value="0.000396354" calcext:value-type="float">
            <text:p>0.000396354</text:p>
          </table:table-cell>
          <table:table-cell office:value-type="float" office:value="0.00059453" calcext:value-type="float">
            <text:p>0.00059453</text:p>
          </table:table-cell>
          <table:table-cell office:value-type="float" office:value="0" calcext:value-type="float">
            <text:p>0</text:p>
          </table:table-cell>
          <table:table-cell office:value-type="float" office:value="0.00059453" calcext:value-type="float">
            <text:p>0.00059453</text:p>
          </table:table-cell>
          <table:table-cell office:value-type="float" office:value="0" calcext:value-type="float">
            <text:p>0</text:p>
          </table:table-cell>
          <table:table-cell office:value-type="float" office:value="0.000198177" calcext:value-type="float">
            <text:p>0.000198177</text:p>
          </table:table-cell>
          <table:table-cell office:value-type="float" office:value="0.000792707" calcext:value-type="float">
            <text:p>0.00079270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396354" calcext:value-type="float">
            <text:p>0.000396354</text:p>
          </table:table-cell>
          <table:table-cell table:number-columns-repeated="2" office:value-type="float" office:value="0.000198177" calcext:value-type="float">
            <text:p>0.000198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8177" calcext:value-type="float">
            <text:p>0.000198177</text:p>
          </table:table-cell>
          <table:table-cell office:value-type="float" office:value="0.000396354" calcext:value-type="float">
            <text:p>0.000396354</text:p>
          </table:table-cell>
          <table:table-cell office:value-type="float" office:value="0" calcext:value-type="float">
            <text:p>0</text:p>
          </table:table-cell>
          <table:table-cell office:value-type="float" office:value="0.000396354" calcext:value-type="float">
            <text:p>0.0003963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198177" calcext:value-type="float">
            <text:p>0.0001981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98177" calcext:value-type="float">
            <text:p>0.00019817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98177" calcext:value-type="float">
            <text:p>0.0001981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198177" calcext:value-type="float">
            <text:p>0.00019817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61" calcext:value-type="float">
            <text:p>16.7861</text:p>
          </table:table-cell>
          <table:table-cell table:formula="of:=SUM([Sheet6.U185:.CW185])" office:value-type="float" office:value="0.0800000159999999" calcext:value-type="float">
            <text:p>0.080000016</text:p>
          </table:table-cell>
          <table:table-cell table:formula="of:=SUM([Sheet6.AE185:.CW185])" office:value-type="float" office:value="0.032277246" calcext:value-type="float">
            <text:p>0.032277246</text:p>
          </table:table-cell>
          <table:table-cell office:value-type="float" office:value="0.106337" calcext:value-type="float">
            <text:p>0.106337</text:p>
          </table:table-cell>
          <table:table-cell office:value-type="float" office:value="0.140792" calcext:value-type="float">
            <text:p>0.140792</text:p>
          </table:table-cell>
          <table:table-cell office:value-type="float" office:value="0.122178" calcext:value-type="float">
            <text:p>0.122178</text:p>
          </table:table-cell>
          <table:table-cell office:value-type="float" office:value="0.0936634" calcext:value-type="float">
            <text:p>0.0936634</text:p>
          </table:table-cell>
          <table:table-cell office:value-type="float" office:value="0.070495" calcext:value-type="float">
            <text:p>0.070495</text:p>
          </table:table-cell>
          <table:table-cell office:value-type="float" office:value="0.0560396" calcext:value-type="float">
            <text:p>0.0560396</text:p>
          </table:table-cell>
          <table:table-cell office:value-type="float" office:value="0.050297" calcext:value-type="float">
            <text:p>0.050297</text:p>
          </table:table-cell>
          <table:table-cell office:value-type="float" office:value="0.0455446" calcext:value-type="float">
            <text:p>0.0455446</text:p>
          </table:table-cell>
          <table:table-cell office:value-type="float" office:value="0.0374257" calcext:value-type="float">
            <text:p>0.0374257</text:p>
          </table:table-cell>
          <table:table-cell office:value-type="float" office:value="0.0269307" calcext:value-type="float">
            <text:p>0.0269307</text:p>
          </table:table-cell>
          <table:table-cell office:value-type="float" office:value="0.0255446" calcext:value-type="float">
            <text:p>0.0255446</text:p>
          </table:table-cell>
          <table:table-cell office:value-type="float" office:value="0.0207921" calcext:value-type="float">
            <text:p>0.0207921</text:p>
          </table:table-cell>
          <table:table-cell office:value-type="float" office:value="0.0154455" calcext:value-type="float">
            <text:p>0.0154455</text:p>
          </table:table-cell>
          <table:table-cell office:value-type="float" office:value="0.0146535" calcext:value-type="float">
            <text:p>0.0146535</text:p>
          </table:table-cell>
          <table:table-cell office:value-type="float" office:value="0.0128713" calcext:value-type="float">
            <text:p>0.0128713</text:p>
          </table:table-cell>
          <table:table-cell table:number-columns-repeated="2" office:value-type="float" office:value="0.0110891" calcext:value-type="float">
            <text:p>0.0110891</text:p>
          </table:table-cell>
          <table:table-cell office:value-type="float" office:value="0.00792079" calcext:value-type="float">
            <text:p>0.00792079</text:p>
          </table:table-cell>
          <table:table-cell office:value-type="float" office:value="0.00831683" calcext:value-type="float">
            <text:p>0.00831683</text:p>
          </table:table-cell>
          <table:table-cell office:value-type="float" office:value="0.00594059" calcext:value-type="float">
            <text:p>0.00594059</text:p>
          </table:table-cell>
          <table:table-cell office:value-type="float" office:value="0.00653465" calcext:value-type="float">
            <text:p>0.00653465</text:p>
          </table:table-cell>
          <table:table-cell office:value-type="float" office:value="0.00574257" calcext:value-type="float">
            <text:p>0.00574257</text:p>
          </table:table-cell>
          <table:table-cell office:value-type="float" office:value="0.00277228" calcext:value-type="float">
            <text:p>0.00277228</text:p>
          </table:table-cell>
          <table:table-cell office:value-type="float" office:value="0.00237624" calcext:value-type="float">
            <text:p>0.00237624</text:p>
          </table:table-cell>
          <table:table-cell office:value-type="float" office:value="0.00356436" calcext:value-type="float">
            <text:p>0.00356436</text:p>
          </table:table-cell>
          <table:table-cell office:value-type="float" office:value="0.00158416" calcext:value-type="float">
            <text:p>0.00158416</text:p>
          </table:table-cell>
          <table:table-cell office:value-type="float" office:value="0.0029703" calcext:value-type="float">
            <text:p>0.0029703</text:p>
          </table:table-cell>
          <table:table-cell office:value-type="float" office:value="0.00336634" calcext:value-type="float">
            <text:p>0.00336634</text:p>
          </table:table-cell>
          <table:table-cell office:value-type="float" office:value="0.00237624" calcext:value-type="float">
            <text:p>0.00237624</text:p>
          </table:table-cell>
          <table:table-cell office:value-type="float" office:value="0.00118812" calcext:value-type="float">
            <text:p>0.00118812</text:p>
          </table:table-cell>
          <table:table-cell office:value-type="float" office:value="0.0019802" calcext:value-type="float">
            <text:p>0.0019802</text:p>
          </table:table-cell>
          <table:table-cell table:number-columns-repeated="2" office:value-type="float" office:value="0.00138614" calcext:value-type="float">
            <text:p>0.00138614</text:p>
          </table:table-cell>
          <table:table-cell office:value-type="float" office:value="0.00178218" calcext:value-type="float">
            <text:p>0.00178218</text:p>
          </table:table-cell>
          <table:table-cell office:value-type="float" office:value="0.000990099" calcext:value-type="float">
            <text:p>0.000990099</text:p>
          </table:table-cell>
          <table:table-cell office:value-type="float" office:value="0.000792079" calcext:value-type="float">
            <text:p>0.000792079</text:p>
          </table:table-cell>
          <table:table-cell office:value-type="float" office:value="0.00178218" calcext:value-type="float">
            <text:p>0.00178218</text:p>
          </table:table-cell>
          <table:table-cell table:number-columns-repeated="2" office:value-type="float" office:value="0.000792079" calcext:value-type="float">
            <text:p>0.000792079</text:p>
          </table:table-cell>
          <table:table-cell office:value-type="float" office:value="0.00138614" calcext:value-type="float">
            <text:p>0.00138614</text:p>
          </table:table-cell>
          <table:table-cell office:value-type="float" office:value="0.000990099" calcext:value-type="float">
            <text:p>0.000990099</text:p>
          </table:table-cell>
          <table:table-cell office:value-type="float" office:value="0.00138614" calcext:value-type="float">
            <text:p>0.00138614</text:p>
          </table:table-cell>
          <table:table-cell table:number-columns-repeated="2" office:value-type="float" office:value="0.000792079" calcext:value-type="float">
            <text:p>0.000792079</text:p>
          </table:table-cell>
          <table:table-cell table:number-columns-repeated="3" office:value-type="float" office:value="0.000594059" calcext:value-type="float">
            <text:p>0.000594059</text:p>
          </table:table-cell>
          <table:table-cell office:value-type="float" office:value="0.00019802" calcext:value-type="float">
            <text:p>0.00019802</text:p>
          </table:table-cell>
          <table:table-cell table:number-columns-repeated="2" office:value-type="float" office:value="0.000594059" calcext:value-type="float">
            <text:p>0.000594059</text:p>
          </table:table-cell>
          <table:table-cell table:number-columns-repeated="4" office:value-type="float" office:value="0.00019802" calcext:value-type="float">
            <text:p>0.00019802</text:p>
          </table:table-cell>
          <table:table-cell office:value-type="float" office:value="0.00039604" calcext:value-type="float">
            <text:p>0.00039604</text:p>
          </table:table-cell>
          <table:table-cell office:value-type="float" office:value="0.000792079" calcext:value-type="float">
            <text:p>0.000792079</text:p>
          </table:table-cell>
          <table:table-cell office:value-type="float" office:value="0.00019802" calcext:value-type="float">
            <text:p>0.0001980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39604" calcext:value-type="float">
            <text:p>0.00039604</text:p>
          </table:table-cell>
          <table:table-cell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office:value-type="float" office:value="0.000594059" calcext:value-type="float">
            <text:p>0.000594059</text:p>
          </table:table-cell>
          <table:table-cell table:number-columns-repeated="2" office:value-type="float" office:value="0.00019802" calcext:value-type="float">
            <text:p>0.00019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9802" calcext:value-type="float">
            <text:p>0.00019802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59" calcext:value-type="float">
            <text:p>16.8159</text:p>
          </table:table-cell>
          <table:table-cell table:formula="of:=SUM([Sheet6.U186:.CW186])" office:value-type="float" office:value="0.081118626" calcext:value-type="float">
            <text:p>0.081118626</text:p>
          </table:table-cell>
          <table:table-cell table:formula="of:=SUM([Sheet6.AE186:.CW186])" office:value-type="float" office:value="0.032923446" calcext:value-type="float">
            <text:p>0.032923446</text:p>
          </table:table-cell>
          <table:table-cell office:value-type="float" office:value="0.116025" calcext:value-type="float">
            <text:p>0.116025</text:p>
          </table:table-cell>
          <table:table-cell office:value-type="float" office:value="0.132884" calcext:value-type="float">
            <text:p>0.132884</text:p>
          </table:table-cell>
          <table:table-cell office:value-type="float" office:value="0.123364" calcext:value-type="float">
            <text:p>0.123364</text:p>
          </table:table-cell>
          <table:table-cell office:value-type="float" office:value="0.0957953" calcext:value-type="float">
            <text:p>0.0957953</text:p>
          </table:table-cell>
          <table:table-cell office:value-type="float" office:value="0.0717969" calcext:value-type="float">
            <text:p>0.0717969</text:p>
          </table:table-cell>
          <table:table-cell office:value-type="float" office:value="0.0569219" calcext:value-type="float">
            <text:p>0.0569219</text:p>
          </table:table-cell>
          <table:table-cell office:value-type="float" office:value="0.0493852" calcext:value-type="float">
            <text:p>0.0493852</text:p>
          </table:table-cell>
          <table:table-cell office:value-type="float" office:value="0.0426418" calcext:value-type="float">
            <text:p>0.0426418</text:p>
          </table:table-cell>
          <table:table-cell office:value-type="float" office:value="0.0321301" calcext:value-type="float">
            <text:p>0.0321301</text:p>
          </table:table-cell>
          <table:table-cell office:value-type="float" office:value="0.0291551" calcext:value-type="float">
            <text:p>0.0291551</text:p>
          </table:table-cell>
          <table:table-cell office:value-type="float" office:value="0.0226101" calcext:value-type="float">
            <text:p>0.0226101</text:p>
          </table:table-cell>
          <table:table-cell office:value-type="float" office:value="0.0236017" calcext:value-type="float">
            <text:p>0.0236017</text:p>
          </table:table-cell>
          <table:table-cell office:value-type="float" office:value="0.0164617" calcext:value-type="float">
            <text:p>0.0164617</text:p>
          </table:table-cell>
          <table:table-cell office:value-type="float" office:value="0.0144784" calcext:value-type="float">
            <text:p>0.0144784</text:p>
          </table:table-cell>
          <table:table-cell office:value-type="float" office:value="0.0122967" calcext:value-type="float">
            <text:p>0.0122967</text:p>
          </table:table-cell>
          <table:table-cell office:value-type="float" office:value="0.010115" calcext:value-type="float">
            <text:p>0.010115</text:p>
          </table:table-cell>
          <table:table-cell office:value-type="float" office:value="0.0122967" calcext:value-type="float">
            <text:p>0.0122967</text:p>
          </table:table-cell>
          <table:table-cell office:value-type="float" office:value="0.00733836" calcext:value-type="float">
            <text:p>0.00733836</text:p>
          </table:table-cell>
          <table:table-cell office:value-type="float" office:value="0.00694169" calcext:value-type="float">
            <text:p>0.00694169</text:p>
          </table:table-cell>
          <table:table-cell office:value-type="float" office:value="0.00793336" calcext:value-type="float">
            <text:p>0.00793336</text:p>
          </table:table-cell>
          <table:table-cell office:value-type="float" office:value="0.00634669" calcext:value-type="float">
            <text:p>0.00634669</text:p>
          </table:table-cell>
          <table:table-cell office:value-type="float" office:value="0.00535502" calcext:value-type="float">
            <text:p>0.00535502</text:p>
          </table:table-cell>
          <table:table-cell office:value-type="float" office:value="0.00178501" calcext:value-type="float">
            <text:p>0.00178501</text:p>
          </table:table-cell>
          <table:table-cell office:value-type="float" office:value="0.00436335" calcext:value-type="float">
            <text:p>0.00436335</text:p>
          </table:table-cell>
          <table:table-cell office:value-type="float" office:value="0.00357001" calcext:value-type="float">
            <text:p>0.00357001</text:p>
          </table:table-cell>
          <table:table-cell office:value-type="float" office:value="0.00178501" calcext:value-type="float">
            <text:p>0.00178501</text:p>
          </table:table-cell>
          <table:table-cell office:value-type="float" office:value="0.00277668" calcext:value-type="float">
            <text:p>0.00277668</text:p>
          </table:table-cell>
          <table:table-cell office:value-type="float" office:value="0.00317334" calcext:value-type="float">
            <text:p>0.00317334</text:p>
          </table:table-cell>
          <table:table-cell office:value-type="float" office:value="0.00238001" calcext:value-type="float">
            <text:p>0.00238001</text:p>
          </table:table-cell>
          <table:table-cell office:value-type="float" office:value="0.00198334" calcext:value-type="float">
            <text:p>0.00198334</text:p>
          </table:table-cell>
          <table:table-cell office:value-type="float" office:value="0.00099167" calcext:value-type="float">
            <text:p>0.00099167</text:p>
          </table:table-cell>
          <table:table-cell office:value-type="float" office:value="0.00198334" calcext:value-type="float">
            <text:p>0.00198334</text:p>
          </table:table-cell>
          <table:table-cell office:value-type="float" office:value="0.00238001" calcext:value-type="float">
            <text:p>0.00238001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178501" calcext:value-type="float">
            <text:p>0.00178501</text:p>
          </table:table-cell>
          <table:table-cell office:value-type="float" office:value="0.000396668" calcext:value-type="float">
            <text:p>0.000396668</text:p>
          </table:table-cell>
          <table:table-cell office:value-type="float" office:value="0.00119" calcext:value-type="float">
            <text:p>0.00119</text:p>
          </table:table-cell>
          <table:table-cell office:value-type="float" office:value="0.00099167" calcext:value-type="float">
            <text:p>0.00099167</text:p>
          </table:table-cell>
          <table:table-cell office:value-type="float" office:value="0.000198334" calcext:value-type="float">
            <text:p>0.000198334</text:p>
          </table:table-cell>
          <table:table-cell office:value-type="float" office:value="0.00138834" calcext:value-type="float">
            <text:p>0.00138834</text:p>
          </table:table-cell>
          <table:table-cell office:value-type="float" office:value="0.00178501" calcext:value-type="float">
            <text:p>0.00178501</text:p>
          </table:table-cell>
          <table:table-cell office:value-type="float" office:value="0.000793336" calcext:value-type="float">
            <text:p>0.000793336</text:p>
          </table:table-cell>
          <table:table-cell office:value-type="float" office:value="0.000595002" calcext:value-type="float">
            <text:p>0.000595002</text:p>
          </table:table-cell>
          <table:table-cell office:value-type="float" office:value="0.000793336" calcext:value-type="float">
            <text:p>0.000793336</text:p>
          </table:table-cell>
          <table:table-cell office:value-type="float" office:value="0.00099167" calcext:value-type="float">
            <text:p>0.00099167</text:p>
          </table:table-cell>
          <table:table-cell office:value-type="float" office:value="0.000595002" calcext:value-type="float">
            <text:p>0.000595002</text:p>
          </table:table-cell>
          <table:table-cell office:value-type="float" office:value="0.000396668" calcext:value-type="float">
            <text:p>0.000396668</text:p>
          </table:table-cell>
          <table:table-cell office:value-type="float" office:value="0.000793336" calcext:value-type="float">
            <text:p>0.000793336</text:p>
          </table:table-cell>
          <table:table-cell office:value-type="float" office:value="0.000198334" calcext:value-type="float">
            <text:p>0.000198334</text:p>
          </table:table-cell>
          <table:table-cell office:value-type="float" office:value="0.000793336" calcext:value-type="float">
            <text:p>0.000793336</text:p>
          </table:table-cell>
          <table:table-cell office:value-type="float" office:value="0.000198334" calcext:value-type="float">
            <text:p>0.000198334</text:p>
          </table:table-cell>
          <table:table-cell office:value-type="float" office:value="0" calcext:value-type="float">
            <text:p>0</text:p>
          </table:table-cell>
          <table:table-cell office:value-type="float" office:value="0.000198334" calcext:value-type="float">
            <text:p>0.000198334</text:p>
          </table:table-cell>
          <table:table-cell table:number-columns-repeated="2" office:value-type="float" office:value="0.000396668" calcext:value-type="float">
            <text:p>0.000396668</text:p>
          </table:table-cell>
          <table:table-cell table:number-columns-repeated="2" office:value-type="float" office:value="0.000198334" calcext:value-type="float">
            <text:p>0.000198334</text:p>
          </table:table-cell>
          <table:table-cell office:value-type="float" office:value="0" calcext:value-type="float">
            <text:p>0</text:p>
          </table:table-cell>
          <table:table-cell office:value-type="float" office:value="0.000396668" calcext:value-type="float">
            <text:p>0.000396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95002" calcext:value-type="float">
            <text:p>0.000595002</text:p>
          </table:table-cell>
          <table:table-cell table:number-columns-repeated="2" office:value-type="float" office:value="0.000198334" calcext:value-type="float">
            <text:p>0.000198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8334" calcext:value-type="float">
            <text:p>0.000198334</text:p>
          </table:table-cell>
          <table:table-cell office:value-type="float" office:value="0.000595002" calcext:value-type="float">
            <text:p>0.000595002</text:p>
          </table:table-cell>
          <table:table-cell office:value-type="float" office:value="0" calcext:value-type="float">
            <text:p>0</text:p>
          </table:table-cell>
          <table:table-cell office:value-type="float" office:value="0.000198334" calcext:value-type="float">
            <text:p>0.00019833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198334" calcext:value-type="float">
            <text:p>0.0001983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96668" calcext:value-type="float">
            <text:p>0.00039666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0.000198334" calcext:value-type="float">
            <text:p>0.00019833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57" calcext:value-type="float">
            <text:p>16.8457</text:p>
          </table:table-cell>
          <table:table-cell table:formula="of:=SUM([Sheet6.U187:.CW187])" office:value-type="float" office:value="0.0862994630000001" calcext:value-type="float">
            <text:p>0.086299463</text:p>
          </table:table-cell>
          <table:table-cell table:formula="of:=SUM([Sheet6.AE187:.CW187])" office:value-type="float" office:value="0.033207393" calcext:value-type="float">
            <text:p>0.033207393</text:p>
          </table:table-cell>
          <table:table-cell office:value-type="float" office:value="0.117717" calcext:value-type="float">
            <text:p>0.117717</text:p>
          </table:table-cell>
          <table:table-cell office:value-type="float" office:value="0.140585" calcext:value-type="float">
            <text:p>0.140585</text:p>
          </table:table-cell>
          <table:table-cell office:value-type="float" office:value="0.113144" calcext:value-type="float">
            <text:p>0.113144</text:p>
          </table:table-cell>
          <table:table-cell office:value-type="float" office:value="0.0944522" calcext:value-type="float">
            <text:p>0.0944522</text:p>
          </table:table-cell>
          <table:table-cell office:value-type="float" office:value="0.0715848" calcext:value-type="float">
            <text:p>0.0715848</text:p>
          </table:table-cell>
          <table:table-cell office:value-type="float" office:value="0.0592563" calcext:value-type="float">
            <text:p>0.0592563</text:p>
          </table:table-cell>
          <table:table-cell office:value-type="float" office:value="0.0421555" calcext:value-type="float">
            <text:p>0.0421555</text:p>
          </table:table-cell>
          <table:table-cell office:value-type="float" office:value="0.0451382" calcext:value-type="float">
            <text:p>0.0451382</text:p>
          </table:table-cell>
          <table:table-cell office:value-type="float" office:value="0.0310201" calcext:value-type="float">
            <text:p>0.0310201</text:p>
          </table:table-cell>
          <table:table-cell office:value-type="float" office:value="0.0274408" calcext:value-type="float">
            <text:p>0.0274408</text:p>
          </table:table-cell>
          <table:table-cell office:value-type="float" office:value="0.0242593" calcext:value-type="float">
            <text:p>0.0242593</text:p>
          </table:table-cell>
          <table:table-cell office:value-type="float" office:value="0.022072" calcext:value-type="float">
            <text:p>0.022072</text:p>
          </table:table-cell>
          <table:table-cell table:number-columns-repeated="2" office:value-type="float" office:value="0.0165043" calcext:value-type="float">
            <text:p>0.0165043</text:p>
          </table:table-cell>
          <table:table-cell office:value-type="float" office:value="0.0115331" calcext:value-type="float">
            <text:p>0.0115331</text:p>
          </table:table-cell>
          <table:table-cell office:value-type="float" office:value="0.0119308" calcext:value-type="float">
            <text:p>0.0119308</text:p>
          </table:table-cell>
          <table:table-cell office:value-type="float" office:value="0.0089481" calcext:value-type="float">
            <text:p>0.0089481</text:p>
          </table:table-cell>
          <table:table-cell office:value-type="float" office:value="0.0101412" calcext:value-type="float">
            <text:p>0.0101412</text:p>
          </table:table-cell>
          <table:table-cell office:value-type="float" office:value="0.00874925" calcext:value-type="float">
            <text:p>0.00874925</text:p>
          </table:table-cell>
          <table:table-cell office:value-type="float" office:value="0.00735733" calcext:value-type="float">
            <text:p>0.00735733</text:p>
          </table:table-cell>
          <table:table-cell office:value-type="float" office:value="0.00576655" calcext:value-type="float">
            <text:p>0.00576655</text:p>
          </table:table-cell>
          <table:table-cell office:value-type="float" office:value="0.00556771" calcext:value-type="float">
            <text:p>0.00556771</text:p>
          </table:table-cell>
          <table:table-cell office:value-type="float" office:value="0.00357924" calcext:value-type="float">
            <text:p>0.00357924</text:p>
          </table:table-cell>
          <table:table-cell office:value-type="float" office:value="0.00338039" calcext:value-type="float">
            <text:p>0.00338039</text:p>
          </table:table-cell>
          <table:table-cell office:value-type="float" office:value="0.00278385" calcext:value-type="float">
            <text:p>0.00278385</text:p>
          </table:table-cell>
          <table:table-cell office:value-type="float" office:value="0.0029827" calcext:value-type="float">
            <text:p>0.0029827</text:p>
          </table:table-cell>
          <table:table-cell office:value-type="float" office:value="0.00278385" calcext:value-type="float">
            <text:p>0.00278385</text:p>
          </table:table-cell>
          <table:table-cell office:value-type="float" office:value="0.00178962" calcext:value-type="float">
            <text:p>0.00178962</text:p>
          </table:table-cell>
          <table:table-cell office:value-type="float" office:value="0.00159077" calcext:value-type="float">
            <text:p>0.00159077</text:p>
          </table:table-cell>
          <table:table-cell office:value-type="float" office:value="0.00318155" calcext:value-type="float">
            <text:p>0.00318155</text:p>
          </table:table-cell>
          <table:table-cell office:value-type="float" office:value="0.00159077" calcext:value-type="float">
            <text:p>0.00159077</text:p>
          </table:table-cell>
          <table:table-cell office:value-type="float" office:value="0.00178962" calcext:value-type="float">
            <text:p>0.00178962</text:p>
          </table:table-cell>
          <table:table-cell office:value-type="float" office:value="0.00159077" calcext:value-type="float">
            <text:p>0.00159077</text:p>
          </table:table-cell>
          <table:table-cell office:value-type="float" office:value="0.00218731" calcext:value-type="float">
            <text:p>0.00218731</text:p>
          </table:table-cell>
          <table:table-cell office:value-type="float" office:value="0.000795387" calcext:value-type="float">
            <text:p>0.000795387</text:p>
          </table:table-cell>
          <table:table-cell office:value-type="float" office:value="0.00059654" calcext:value-type="float">
            <text:p>0.00059654</text:p>
          </table:table-cell>
          <table:table-cell office:value-type="float" office:value="0.000397693" calcext:value-type="float">
            <text:p>0.000397693</text:p>
          </table:table-cell>
          <table:table-cell table:number-columns-repeated="2" office:value-type="float" office:value="0.00139193" calcext:value-type="float">
            <text:p>0.00139193</text:p>
          </table:table-cell>
          <table:table-cell office:value-type="float" office:value="0.000795387" calcext:value-type="float">
            <text:p>0.000795387</text:p>
          </table:table-cell>
          <table:table-cell office:value-type="float" office:value="0.00119308" calcext:value-type="float">
            <text:p>0.00119308</text:p>
          </table:table-cell>
          <table:table-cell office:value-type="float" office:value="0.000994233" calcext:value-type="float">
            <text:p>0.000994233</text:p>
          </table:table-cell>
          <table:table-cell office:value-type="float" office:value="0.00119308" calcext:value-type="float">
            <text:p>0.00119308</text:p>
          </table:table-cell>
          <table:table-cell table:number-columns-repeated="2" office:value-type="float" office:value="0.000795387" calcext:value-type="float">
            <text:p>0.000795387</text:p>
          </table:table-cell>
          <table:table-cell table:number-columns-repeated="2" office:value-type="float" office:value="0.000397693" calcext:value-type="float">
            <text:p>0.000397693</text:p>
          </table:table-cell>
          <table:table-cell office:value-type="float" office:value="0.00119308" calcext:value-type="float">
            <text:p>0.00119308</text:p>
          </table:table-cell>
          <table:table-cell office:value-type="float" office:value="0.00059654" calcext:value-type="float">
            <text:p>0.00059654</text:p>
          </table:table-cell>
          <table:table-cell office:value-type="float" office:value="0.000198847" calcext:value-type="float">
            <text:p>0.000198847</text:p>
          </table:table-cell>
          <table:table-cell table:number-columns-repeated="2" office:value-type="float" office:value="0.000397693" calcext:value-type="float">
            <text:p>0.000397693</text:p>
          </table:table-cell>
          <table:table-cell office:value-type="float" office:value="0.00059654" calcext:value-type="float">
            <text:p>0.00059654</text:p>
          </table:table-cell>
          <table:table-cell office:value-type="float" office:value="0.000198847" calcext:value-type="float">
            <text:p>0.000198847</text:p>
          </table:table-cell>
          <table:table-cell office:value-type="float" office:value="0.00059654" calcext:value-type="float">
            <text:p>0.000596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198847" calcext:value-type="float">
            <text:p>0.000198847</text:p>
          </table:table-cell>
          <table:table-cell office:value-type="float" office:value="0" calcext:value-type="float">
            <text:p>0</text:p>
          </table:table-cell>
          <table:table-cell office:value-type="float" office:value="0.000397693" calcext:value-type="float">
            <text:p>0.000397693</text:p>
          </table:table-cell>
          <table:table-cell table:number-columns-repeated="2" office:value-type="float" office:value="0.000198847" calcext:value-type="float">
            <text:p>0.000198847</text:p>
          </table:table-cell>
          <table:table-cell office:value-type="float" office:value="0" calcext:value-type="float">
            <text:p>0</text:p>
          </table:table-cell>
          <table:table-cell office:value-type="float" office:value="0.000198847" calcext:value-type="float">
            <text:p>0.000198847</text:p>
          </table:table-cell>
          <table:table-cell office:value-type="float" office:value="0" calcext:value-type="float">
            <text:p>0</text:p>
          </table:table-cell>
          <table:table-cell office:value-type="float" office:value="0.000397693" calcext:value-type="float">
            <text:p>0.000397693</text:p>
          </table:table-cell>
          <table:table-cell table:number-columns-repeated="2" office:value-type="float" office:value="0.000198847" calcext:value-type="float">
            <text:p>0.000198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00198847" calcext:value-type="float">
            <text:p>0.000198847</text:p>
          </table:table-cell>
          <table:table-cell office:value-type="float" office:value="0" calcext:value-type="float">
            <text:p>0</text:p>
          </table:table-cell>
          <table:table-cell office:value-type="float" office:value="0.000397693" calcext:value-type="float">
            <text:p>0.0003976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397693" calcext:value-type="float">
            <text:p>0.00039769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198847" calcext:value-type="float">
            <text:p>0.000198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8847" calcext:value-type="float">
            <text:p>0.0001988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198847" calcext:value-type="float">
            <text:p>0.000198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55" calcext:value-type="float">
            <text:p>16.8755</text:p>
          </table:table-cell>
          <table:table-cell table:formula="of:=SUM([Sheet6.U188:.CW188])" office:value-type="float" office:value="0.0868618710000001" calcext:value-type="float">
            <text:p>0.086861871</text:p>
          </table:table-cell>
          <table:table-cell table:formula="of:=SUM([Sheet6.AE188:.CW188])" office:value-type="float" office:value="0.033438851" calcext:value-type="float">
            <text:p>0.033438851</text:p>
          </table:table-cell>
          <table:table-cell office:value-type="float" office:value="0.116343" calcext:value-type="float">
            <text:p>0.116343</text:p>
          </table:table-cell>
          <table:table-cell office:value-type="float" office:value="0.142066" calcext:value-type="float">
            <text:p>0.142066</text:p>
          </table:table-cell>
          <table:table-cell office:value-type="float" office:value="0.118124" calcext:value-type="float">
            <text:p>0.118124</text:p>
          </table:table-cell>
          <table:table-cell office:value-type="float" office:value="0.0892362" calcext:value-type="float">
            <text:p>0.0892362</text:p>
          </table:table-cell>
          <table:table-cell office:value-type="float" office:value="0.0724179" calcext:value-type="float">
            <text:p>0.0724179</text:p>
          </table:table-cell>
          <table:table-cell office:value-type="float" office:value="0.0587653" calcext:value-type="float">
            <text:p>0.0587653</text:p>
          </table:table-cell>
          <table:table-cell office:value-type="float" office:value="0.047685" calcext:value-type="float">
            <text:p>0.047685</text:p>
          </table:table-cell>
          <table:table-cell office:value-type="float" office:value="0.0445192" calcext:value-type="float">
            <text:p>0.0445192</text:p>
          </table:table-cell>
          <table:table-cell office:value-type="float" office:value="0.0296795" calcext:value-type="float">
            <text:p>0.0296795</text:p>
          </table:table-cell>
          <table:table-cell office:value-type="float" office:value="0.0259201" calcext:value-type="float">
            <text:p>0.0259201</text:p>
          </table:table-cell>
          <table:table-cell office:value-type="float" office:value="0.0211713" calcext:value-type="float">
            <text:p>0.0211713</text:p>
          </table:table-cell>
          <table:table-cell office:value-type="float" office:value="0.018797" calcext:value-type="float">
            <text:p>0.018797</text:p>
          </table:table-cell>
          <table:table-cell office:value-type="float" office:value="0.0195884" calcext:value-type="float">
            <text:p>0.0195884</text:p>
          </table:table-cell>
          <table:table-cell office:value-type="float" office:value="0.0148397" calcext:value-type="float">
            <text:p>0.0148397</text:p>
          </table:table-cell>
          <table:table-cell table:number-columns-repeated="2" office:value-type="float" office:value="0.0118718" calcext:value-type="float">
            <text:p>0.0118718</text:p>
          </table:table-cell>
          <table:table-cell office:value-type="float" office:value="0.00969529" calcext:value-type="float">
            <text:p>0.00969529</text:p>
          </table:table-cell>
          <table:table-cell office:value-type="float" office:value="0.00791452" calcext:value-type="float">
            <text:p>0.00791452</text:p>
          </table:table-cell>
          <table:table-cell office:value-type="float" office:value="0.0091017" calcext:value-type="float">
            <text:p>0.0091017</text:p>
          </table:table-cell>
          <table:table-cell office:value-type="float" office:value="0.00732093" calcext:value-type="float">
            <text:p>0.00732093</text:p>
          </table:table-cell>
          <table:table-cell office:value-type="float" office:value="0.00593589" calcext:value-type="float">
            <text:p>0.00593589</text:p>
          </table:table-cell>
          <table:table-cell office:value-type="float" office:value="0.00633162" calcext:value-type="float">
            <text:p>0.00633162</text:p>
          </table:table-cell>
          <table:table-cell office:value-type="float" office:value="0.00296795" calcext:value-type="float">
            <text:p>0.00296795</text:p>
          </table:table-cell>
          <table:table-cell office:value-type="float" office:value="0.00415512" calcext:value-type="float">
            <text:p>0.00415512</text:p>
          </table:table-cell>
          <table:table-cell office:value-type="float" office:value="0.00257222" calcext:value-type="float">
            <text:p>0.00257222</text:p>
          </table:table-cell>
          <table:table-cell office:value-type="float" office:value="0.00474871" calcext:value-type="float">
            <text:p>0.00474871</text:p>
          </table:table-cell>
          <table:table-cell office:value-type="float" office:value="0.00237436" calcext:value-type="float">
            <text:p>0.00237436</text:p>
          </table:table-cell>
          <table:table-cell office:value-type="float" office:value="0.0015829" calcext:value-type="float">
            <text:p>0.0015829</text:p>
          </table:table-cell>
          <table:table-cell office:value-type="float" office:value="0.00356154" calcext:value-type="float">
            <text:p>0.00356154</text:p>
          </table:table-cell>
          <table:table-cell office:value-type="float" office:value="0.00237436" calcext:value-type="float">
            <text:p>0.00237436</text:p>
          </table:table-cell>
          <table:table-cell office:value-type="float" office:value="0.00118718" calcext:value-type="float">
            <text:p>0.00118718</text:p>
          </table:table-cell>
          <table:table-cell office:value-type="float" office:value="0.00197863" calcext:value-type="float">
            <text:p>0.00197863</text:p>
          </table:table-cell>
          <table:table-cell office:value-type="float" office:value="0.00138504" calcext:value-type="float">
            <text:p>0.00138504</text:p>
          </table:table-cell>
          <table:table-cell office:value-type="float" office:value="0.00217649" calcext:value-type="float">
            <text:p>0.00217649</text:p>
          </table:table-cell>
          <table:table-cell table:number-columns-repeated="2" office:value-type="float" office:value="0.000791452" calcext:value-type="float">
            <text:p>0.000791452</text:p>
          </table:table-cell>
          <table:table-cell office:value-type="float" office:value="0.000593589" calcext:value-type="float">
            <text:p>0.000593589</text:p>
          </table:table-cell>
          <table:table-cell office:value-type="float" office:value="0.000791452" calcext:value-type="float">
            <text:p>0.000791452</text:p>
          </table:table-cell>
          <table:table-cell office:value-type="float" office:value="0.00257222" calcext:value-type="float">
            <text:p>0.00257222</text:p>
          </table:table-cell>
          <table:table-cell office:value-type="float" office:value="0.000593589" calcext:value-type="float">
            <text:p>0.000593589</text:p>
          </table:table-cell>
          <table:table-cell office:value-type="float" office:value="0.00138504" calcext:value-type="float">
            <text:p>0.00138504</text:p>
          </table:table-cell>
          <table:table-cell office:value-type="float" office:value="0.000989315" calcext:value-type="float">
            <text:p>0.000989315</text:p>
          </table:table-cell>
          <table:table-cell office:value-type="float" office:value="0.000593589" calcext:value-type="float">
            <text:p>0.000593589</text:p>
          </table:table-cell>
          <table:table-cell office:value-type="float" office:value="0.000989315" calcext:value-type="float">
            <text:p>0.000989315</text:p>
          </table:table-cell>
          <table:table-cell office:value-type="float" office:value="0.000395726" calcext:value-type="float">
            <text:p>0.000395726</text:p>
          </table:table-cell>
          <table:table-cell office:value-type="float" office:value="0.000197863" calcext:value-type="float">
            <text:p>0.000197863</text:p>
          </table:table-cell>
          <table:table-cell office:value-type="float" office:value="0.000593589" calcext:value-type="float">
            <text:p>0.000593589</text:p>
          </table:table-cell>
          <table:table-cell office:value-type="float" office:value="0.000989315" calcext:value-type="float">
            <text:p>0.000989315</text:p>
          </table:table-cell>
          <table:table-cell office:value-type="float" office:value="0.000791452" calcext:value-type="float">
            <text:p>0.000791452</text:p>
          </table:table-cell>
          <table:table-cell table:number-columns-repeated="2" office:value-type="float" office:value="0.000395726" calcext:value-type="float">
            <text:p>0.000395726</text:p>
          </table:table-cell>
          <table:table-cell office:value-type="float" office:value="0.000197863" calcext:value-type="float">
            <text:p>0.000197863</text:p>
          </table:table-cell>
          <table:table-cell office:value-type="float" office:value="0.000593589" calcext:value-type="float">
            <text:p>0.000593589</text:p>
          </table:table-cell>
          <table:table-cell table:number-columns-repeated="4" office:value-type="float" office:value="0.000197863" calcext:value-type="float">
            <text:p>0.000197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7863" calcext:value-type="float">
            <text:p>0.000197863</text:p>
          </table:table-cell>
          <table:table-cell office:value-type="float" office:value="0.000395726" calcext:value-type="float">
            <text:p>0.0003957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5726" calcext:value-type="float">
            <text:p>0.000395726</text:p>
          </table:table-cell>
          <table:table-cell office:value-type="float" office:value="0.000197863" calcext:value-type="float">
            <text:p>0.000197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5726" calcext:value-type="float">
            <text:p>0.0003957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593589" calcext:value-type="float">
            <text:p>0.000593589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00197863" calcext:value-type="float">
            <text:p>0.0001978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97863" calcext:value-type="float">
            <text:p>0.0001978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7863" calcext:value-type="float">
            <text:p>0.0001978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97863" calcext:value-type="float">
            <text:p>0.000197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53" calcext:value-type="float">
            <text:p>16.9053</text:p>
          </table:table-cell>
          <table:table-cell table:formula="of:=SUM([Sheet6.U189:.CW189])" office:value-type="float" office:value="0.0840103260000001" calcext:value-type="float">
            <text:p>0.084010326</text:p>
          </table:table-cell>
          <table:table-cell table:formula="of:=SUM([Sheet6.AE189:.CW189])" office:value-type="float" office:value="0.033485256" calcext:value-type="float">
            <text:p>0.033485256</text:p>
          </table:table-cell>
          <table:table-cell office:value-type="float" office:value="0.110561" calcext:value-type="float">
            <text:p>0.110561</text:p>
          </table:table-cell>
          <table:table-cell office:value-type="float" office:value="0.148999" calcext:value-type="float">
            <text:p>0.148999</text:p>
          </table:table-cell>
          <table:table-cell office:value-type="float" office:value="0.11809" calcext:value-type="float">
            <text:p>0.11809</text:p>
          </table:table-cell>
          <table:table-cell office:value-type="float" office:value="0.0851991" calcext:value-type="float">
            <text:p>0.0851991</text:p>
          </table:table-cell>
          <table:table-cell office:value-type="float" office:value="0.0756885" calcext:value-type="float">
            <text:p>0.0756885</text:p>
          </table:table-cell>
          <table:table-cell office:value-type="float" office:value="0.0600357" calcext:value-type="float">
            <text:p>0.0600357</text:p>
          </table:table-cell>
          <table:table-cell office:value-type="float" office:value="0.0491381" calcext:value-type="float">
            <text:p>0.0491381</text:p>
          </table:table-cell>
          <table:table-cell office:value-type="float" office:value="0.0427977" calcext:value-type="float">
            <text:p>0.0427977</text:p>
          </table:table-cell>
          <table:table-cell office:value-type="float" office:value="0.030315" calcext:value-type="float">
            <text:p>0.030315</text:p>
          </table:table-cell>
          <table:table-cell office:value-type="float" office:value="0.0249653" calcext:value-type="float">
            <text:p>0.0249653</text:p>
          </table:table-cell>
          <table:table-cell office:value-type="float" office:value="0.0235784" calcext:value-type="float">
            <text:p>0.0235784</text:p>
          </table:table-cell>
          <table:table-cell office:value-type="float" office:value="0.0194175" calcext:value-type="float">
            <text:p>0.0194175</text:p>
          </table:table-cell>
          <table:table-cell office:value-type="float" office:value="0.0188231" calcext:value-type="float">
            <text:p>0.0188231</text:p>
          </table:table-cell>
          <table:table-cell office:value-type="float" office:value="0.0138696" calcext:value-type="float">
            <text:p>0.0138696</text:p>
          </table:table-cell>
          <table:table-cell office:value-type="float" office:value="0.0136715" calcext:value-type="float">
            <text:p>0.0136715</text:p>
          </table:table-cell>
          <table:table-cell office:value-type="float" office:value="0.0118883" calcext:value-type="float">
            <text:p>0.0118883</text:p>
          </table:table-cell>
          <table:table-cell office:value-type="float" office:value="0.010105" calcext:value-type="float">
            <text:p>0.010105</text:p>
          </table:table-cell>
          <table:table-cell office:value-type="float" office:value="0.00851991" calcext:value-type="float">
            <text:p>0.00851991</text:p>
          </table:table-cell>
          <table:table-cell office:value-type="float" office:value="0.00752923" calcext:value-type="float">
            <text:p>0.00752923</text:p>
          </table:table-cell>
          <table:table-cell table:number-columns-repeated="2" office:value-type="float" office:value="0.00574599" calcext:value-type="float">
            <text:p>0.00574599</text:p>
          </table:table-cell>
          <table:table-cell office:value-type="float" office:value="0.00534971" calcext:value-type="float">
            <text:p>0.00534971</text:p>
          </table:table-cell>
          <table:table-cell office:value-type="float" office:value="0.00495344" calcext:value-type="float">
            <text:p>0.00495344</text:p>
          </table:table-cell>
          <table:table-cell office:value-type="float" office:value="0.00336834" calcext:value-type="float">
            <text:p>0.00336834</text:p>
          </table:table-cell>
          <table:table-cell office:value-type="float" office:value="0.00297206" calcext:value-type="float">
            <text:p>0.00297206</text:p>
          </table:table-cell>
          <table:table-cell office:value-type="float" office:value="0.00376461" calcext:value-type="float">
            <text:p>0.00376461</text:p>
          </table:table-cell>
          <table:table-cell office:value-type="float" office:value="0.00257579" calcext:value-type="float">
            <text:p>0.00257579</text:p>
          </table:table-cell>
          <table:table-cell office:value-type="float" office:value="0.00217951" calcext:value-type="float">
            <text:p>0.00217951</text:p>
          </table:table-cell>
          <table:table-cell table:number-columns-repeated="2" office:value-type="float" office:value="0.00257579" calcext:value-type="float">
            <text:p>0.00257579</text:p>
          </table:table-cell>
          <table:table-cell office:value-type="float" office:value="0.00217951" calcext:value-type="float">
            <text:p>0.00217951</text:p>
          </table:table-cell>
          <table:table-cell office:value-type="float" office:value="0.000990688" calcext:value-type="float">
            <text:p>0.000990688</text:p>
          </table:table-cell>
          <table:table-cell office:value-type="float" office:value="0.0015851" calcext:value-type="float">
            <text:p>0.0015851</text:p>
          </table:table-cell>
          <table:table-cell table:number-columns-repeated="2" office:value-type="float" office:value="0.00079255" calcext:value-type="float">
            <text:p>0.00079255</text:p>
          </table:table-cell>
          <table:table-cell table:number-columns-repeated="2" office:value-type="float" office:value="0.000990688" calcext:value-type="float">
            <text:p>0.000990688</text:p>
          </table:table-cell>
          <table:table-cell table:number-columns-repeated="2" office:value-type="float" office:value="0.00118883" calcext:value-type="float">
            <text:p>0.00118883</text:p>
          </table:table-cell>
          <table:table-cell office:value-type="float" office:value="0.00079255" calcext:value-type="float">
            <text:p>0.00079255</text:p>
          </table:table-cell>
          <table:table-cell office:value-type="float" office:value="0.0015851" calcext:value-type="float">
            <text:p>0.0015851</text:p>
          </table:table-cell>
          <table:table-cell office:value-type="float" office:value="0.00118883" calcext:value-type="float">
            <text:p>0.00118883</text:p>
          </table:table-cell>
          <table:table-cell office:value-type="float" office:value="0.000396275" calcext:value-type="float">
            <text:p>0.000396275</text:p>
          </table:table-cell>
          <table:table-cell office:value-type="float" office:value="0" calcext:value-type="float">
            <text:p>0</text:p>
          </table:table-cell>
          <table:table-cell office:value-type="float" office:value="0.00138696" calcext:value-type="float">
            <text:p>0.00138696</text:p>
          </table:table-cell>
          <table:table-cell office:value-type="float" office:value="0.000396275" calcext:value-type="float">
            <text:p>0.000396275</text:p>
          </table:table-cell>
          <table:table-cell office:value-type="float" office:value="0.00079255" calcext:value-type="float">
            <text:p>0.00079255</text:p>
          </table:table-cell>
          <table:table-cell office:value-type="float" office:value="0.000198138" calcext:value-type="float">
            <text:p>0.000198138</text:p>
          </table:table-cell>
          <table:table-cell office:value-type="float" office:value="0.00138696" calcext:value-type="float">
            <text:p>0.00138696</text:p>
          </table:table-cell>
          <table:table-cell office:value-type="float" office:value="0.000396275" calcext:value-type="float">
            <text:p>0.000396275</text:p>
          </table:table-cell>
          <table:table-cell table:number-columns-repeated="2" office:value-type="float" office:value="0.000198138" calcext:value-type="float">
            <text:p>0.000198138</text:p>
          </table:table-cell>
          <table:table-cell table:number-columns-repeated="2" office:value-type="float" office:value="0.000396275" calcext:value-type="float">
            <text:p>0.000396275</text:p>
          </table:table-cell>
          <table:table-cell table:number-columns-repeated="2" office:value-type="float" office:value="0.000198138" calcext:value-type="float">
            <text:p>0.000198138</text:p>
          </table:table-cell>
          <table:table-cell office:value-type="float" office:value="0" calcext:value-type="float">
            <text:p>0</text:p>
          </table:table-cell>
          <table:table-cell office:value-type="float" office:value="0.000396275" calcext:value-type="float">
            <text:p>0.000396275</text:p>
          </table:table-cell>
          <table:table-cell office:value-type="float" office:value="0" calcext:value-type="float">
            <text:p>0</text:p>
          </table:table-cell>
          <table:table-cell office:value-type="float" office:value="0.000594413" calcext:value-type="float">
            <text:p>0.000594413</text:p>
          </table:table-cell>
          <table:table-cell table:number-columns-repeated="2" office:value-type="float" office:value="0.000198138" calcext:value-type="float">
            <text:p>0.000198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990688" calcext:value-type="float">
            <text:p>0.000990688</text:p>
          </table:table-cell>
          <table:table-cell office:value-type="float" office:value="0.000396275" calcext:value-type="float">
            <text:p>0.000396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96275" calcext:value-type="float">
            <text:p>0.000396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98138" calcext:value-type="float">
            <text:p>0.000198138</text:p>
          </table:table-cell>
          <table:table-cell office:value-type="float" office:value="0.000396275" calcext:value-type="float">
            <text:p>0.000396275</text:p>
          </table:table-cell>
          <table:table-cell office:value-type="float" office:value="0.000594413" calcext:value-type="float">
            <text:p>0.0005944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198138" calcext:value-type="float">
            <text:p>0.000198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198138" calcext:value-type="float">
            <text:p>0.000198138</text:p>
          </table:table-cell>
          <table:table-cell office:value-type="float" office:value="0" calcext:value-type="float">
            <text:p>0</text:p>
          </table:table-cell>
          <table:table-cell office:value-type="float" office:value="0.000396275" calcext:value-type="float">
            <text:p>0.0003962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198138" calcext:value-type="float">
            <text:p>0.000198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51" calcext:value-type="float">
            <text:p>16.9351</text:p>
          </table:table-cell>
          <table:table-cell table:formula="of:=SUM([Sheet6.U190:.CW190])" office:value-type="float" office:value="0.090525891" calcext:value-type="float">
            <text:p>0.090525891</text:p>
          </table:table-cell>
          <table:table-cell table:formula="of:=SUM([Sheet6.AE190:.CW190])" office:value-type="float" office:value="0.034323561" calcext:value-type="float">
            <text:p>0.034323561</text:p>
          </table:table-cell>
          <table:table-cell office:value-type="float" office:value="0.11401" calcext:value-type="float">
            <text:p>0.11401</text:p>
          </table:table-cell>
          <table:table-cell office:value-type="float" office:value="0.142714" calcext:value-type="float">
            <text:p>0.142714</text:p>
          </table:table-cell>
          <table:table-cell office:value-type="float" office:value="0.121839" calcext:value-type="float">
            <text:p>0.121839</text:p>
          </table:table-cell>
          <table:table-cell office:value-type="float" office:value="0.0832999" calcext:value-type="float">
            <text:p>0.0832999</text:p>
          </table:table-cell>
          <table:table-cell office:value-type="float" office:value="0.0710558" calcext:value-type="float">
            <text:p>0.0710558</text:p>
          </table:table-cell>
          <table:table-cell office:value-type="float" office:value="0.0608189" calcext:value-type="float">
            <text:p>0.0608189</text:p>
          </table:table-cell>
          <table:table-cell office:value-type="float" office:value="0.0503814" calcext:value-type="float">
            <text:p>0.0503814</text:p>
          </table:table-cell>
          <table:table-cell office:value-type="float" office:value="0.0413489" calcext:value-type="float">
            <text:p>0.0413489</text:p>
          </table:table-cell>
          <table:table-cell office:value-type="float" office:value="0.0345243" calcext:value-type="float">
            <text:p>0.0345243</text:p>
          </table:table-cell>
          <table:table-cell office:value-type="float" office:value="0.025291" calcext:value-type="float">
            <text:p>0.025291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18065" calcext:value-type="float">
            <text:p>0.018065</text:p>
          </table:table-cell>
          <table:table-cell office:value-type="float" office:value="0.0210759" calcext:value-type="float">
            <text:p>0.0210759</text:p>
          </table:table-cell>
          <table:table-cell office:value-type="float" office:value="0.014452" calcext:value-type="float">
            <text:p>0.014452</text:p>
          </table:table-cell>
          <table:table-cell office:value-type="float" office:value="0.013047" calcext:value-type="float">
            <text:p>0.013047</text:p>
          </table:table-cell>
          <table:table-cell office:value-type="float" office:value="0.0106383" calcext:value-type="float">
            <text:p>0.0106383</text:p>
          </table:table-cell>
          <table:table-cell office:value-type="float" office:value="0.0100361" calcext:value-type="float">
            <text:p>0.0100361</text:p>
          </table:table-cell>
          <table:table-cell office:value-type="float" office:value="0.00863107" calcext:value-type="float">
            <text:p>0.00863107</text:p>
          </table:table-cell>
          <table:table-cell office:value-type="float" office:value="0.00762746" calcext:value-type="float">
            <text:p>0.00762746</text:p>
          </table:table-cell>
          <table:table-cell office:value-type="float" office:value="0.00722601" calcext:value-type="float">
            <text:p>0.00722601</text:p>
          </table:table-cell>
          <table:table-cell office:value-type="float" office:value="0.00521879" calcext:value-type="float">
            <text:p>0.00521879</text:p>
          </table:table-cell>
          <table:table-cell office:value-type="float" office:value="0.00722601" calcext:value-type="float">
            <text:p>0.00722601</text:p>
          </table:table-cell>
          <table:table-cell office:value-type="float" office:value="0.00521879" calcext:value-type="float">
            <text:p>0.00521879</text:p>
          </table:table-cell>
          <table:table-cell office:value-type="float" office:value="0.00281012" calcext:value-type="float">
            <text:p>0.00281012</text:p>
          </table:table-cell>
          <table:table-cell office:value-type="float" office:value="0.00481734" calcext:value-type="float">
            <text:p>0.00481734</text:p>
          </table:table-cell>
          <table:table-cell office:value-type="float" office:value="0.00361301" calcext:value-type="float">
            <text:p>0.00361301</text:p>
          </table:table-cell>
          <table:table-cell office:value-type="float" office:value="0.00381373" calcext:value-type="float">
            <text:p>0.00381373</text:p>
          </table:table-cell>
          <table:table-cell office:value-type="float" office:value="0.00200723" calcext:value-type="float">
            <text:p>0.00200723</text:p>
          </table:table-cell>
          <table:table-cell office:value-type="float" office:value="0.00401445" calcext:value-type="float">
            <text:p>0.00401445</text:p>
          </table:table-cell>
          <table:table-cell office:value-type="float" office:value="0.00200723" calcext:value-type="float">
            <text:p>0.00200723</text:p>
          </table:table-cell>
          <table:table-cell office:value-type="float" office:value="0.0018065" calcext:value-type="float">
            <text:p>0.0018065</text:p>
          </table:table-cell>
          <table:table-cell office:value-type="float" office:value="0.00140506" calcext:value-type="float">
            <text:p>0.00140506</text:p>
          </table:table-cell>
          <table:table-cell office:value-type="float" office:value="0.00120434" calcext:value-type="float">
            <text:p>0.00120434</text:p>
          </table:table-cell>
          <table:table-cell table:number-columns-repeated="2" office:value-type="float" office:value="0.00080289" calcext:value-type="float">
            <text:p>0.00080289</text:p>
          </table:table-cell>
          <table:table-cell office:value-type="float" office:value="0.0018065" calcext:value-type="float">
            <text:p>0.0018065</text:p>
          </table:table-cell>
          <table:table-cell office:value-type="float" office:value="0.00120434" calcext:value-type="float">
            <text:p>0.00120434</text:p>
          </table:table-cell>
          <table:table-cell office:value-type="float" office:value="0.00080289" calcext:value-type="float">
            <text:p>0.00080289</text:p>
          </table:table-cell>
          <table:table-cell office:value-type="float" office:value="0.00100361" calcext:value-type="float">
            <text:p>0.00100361</text:p>
          </table:table-cell>
          <table:table-cell office:value-type="float" office:value="0.00080289" calcext:value-type="float">
            <text:p>0.00080289</text:p>
          </table:table-cell>
          <table:table-cell office:value-type="float" office:value="0.00100361" calcext:value-type="float">
            <text:p>0.00100361</text:p>
          </table:table-cell>
          <table:table-cell office:value-type="float" office:value="0.0018065" calcext:value-type="float">
            <text:p>0.0018065</text:p>
          </table:table-cell>
          <table:table-cell table:number-columns-repeated="3" office:value-type="float" office:value="0.00080289" calcext:value-type="float">
            <text:p>0.00080289</text:p>
          </table:table-cell>
          <table:table-cell office:value-type="float" office:value="0.000401445" calcext:value-type="float">
            <text:p>0.000401445</text:p>
          </table:table-cell>
          <table:table-cell office:value-type="float" office:value="0.000200723" calcext:value-type="float">
            <text:p>0.000200723</text:p>
          </table:table-cell>
          <table:table-cell office:value-type="float" office:value="0.000401445" calcext:value-type="float">
            <text:p>0.000401445</text:p>
          </table:table-cell>
          <table:table-cell office:value-type="float" office:value="0.00100361" calcext:value-type="float">
            <text:p>0.00100361</text:p>
          </table:table-cell>
          <table:table-cell office:value-type="float" office:value="0.000401445" calcext:value-type="float">
            <text:p>0.000401445</text:p>
          </table:table-cell>
          <table:table-cell office:value-type="float" office:value="0" calcext:value-type="float">
            <text:p>0</text:p>
          </table:table-cell>
          <table:table-cell office:value-type="float" office:value="0.000401445" calcext:value-type="float">
            <text:p>0.000401445</text:p>
          </table:table-cell>
          <table:table-cell table:number-columns-repeated="2" office:value-type="float" office:value="0.000200723" calcext:value-type="float">
            <text:p>0.000200723</text:p>
          </table:table-cell>
          <table:table-cell office:value-type="float" office:value="0.00100361" calcext:value-type="float">
            <text:p>0.00100361</text:p>
          </table:table-cell>
          <table:table-cell office:value-type="float" office:value="0" calcext:value-type="float">
            <text:p>0</text:p>
          </table:table-cell>
          <table:table-cell office:value-type="float" office:value="0.000602168" calcext:value-type="float">
            <text:p>0.000602168</text:p>
          </table:table-cell>
          <table:table-cell office:value-type="float" office:value="0" calcext:value-type="float">
            <text:p>0</text:p>
          </table:table-cell>
          <table:table-cell office:value-type="float" office:value="0.000200723" calcext:value-type="float">
            <text:p>0.000200723</text:p>
          </table:table-cell>
          <table:table-cell office:value-type="float" office:value="0.000602168" calcext:value-type="float">
            <text:p>0.000602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00723" calcext:value-type="float">
            <text:p>0.000200723</text:p>
          </table:table-cell>
          <table:table-cell office:value-type="float" office:value="0.000401445" calcext:value-type="float">
            <text:p>0.000401445</text:p>
          </table:table-cell>
          <table:table-cell table:number-columns-repeated="3" office:value-type="float" office:value="0.000200723" calcext:value-type="float">
            <text:p>0.000200723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00200723" calcext:value-type="float">
            <text:p>0.000200723</text:p>
          </table:table-cell>
          <table:table-cell office:value-type="float" office:value="0.000401445" calcext:value-type="float">
            <text:p>0.0004014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401445" calcext:value-type="float">
            <text:p>0.000401445</text:p>
          </table:table-cell>
          <table:table-cell office:value-type="float" office:value="0.000200723" calcext:value-type="float">
            <text:p>0.000200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01445" calcext:value-type="float">
            <text:p>0.000401445</text:p>
          </table:table-cell>
          <table:table-cell office:value-type="float" office:value="0" calcext:value-type="float">
            <text:p>0</text:p>
          </table:table-cell>
          <table:table-cell office:value-type="float" office:value="0.000200723" calcext:value-type="float">
            <text:p>0.000200723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49" calcext:value-type="float">
            <text:p>16.9649</text:p>
          </table:table-cell>
          <table:table-cell table:formula="of:=SUM([Sheet6.U191:.CW191])" office:value-type="float" office:value="0.0941703920000001" calcext:value-type="float">
            <text:p>0.094170392</text:p>
          </table:table-cell>
          <table:table-cell table:formula="of:=SUM([Sheet6.AE191:.CW191])" office:value-type="float" office:value="0.037912752" calcext:value-type="float">
            <text:p>0.037912752</text:p>
          </table:table-cell>
          <table:table-cell office:value-type="float" office:value="0.112108" calcext:value-type="float">
            <text:p>0.112108</text:p>
          </table:table-cell>
          <table:table-cell office:value-type="float" office:value="0.145128" calcext:value-type="float">
            <text:p>0.145128</text:p>
          </table:table-cell>
          <table:table-cell office:value-type="float" office:value="0.117" calcext:value-type="float">
            <text:p>0.117</text:p>
          </table:table-cell>
          <table:table-cell office:value-type="float" office:value="0.081329" calcext:value-type="float">
            <text:p>0.081329</text:p>
          </table:table-cell>
          <table:table-cell office:value-type="float" office:value="0.0723604" calcext:value-type="float">
            <text:p>0.0723604</text:p>
          </table:table-cell>
          <table:table-cell office:value-type="float" office:value="0.0589075" calcext:value-type="float">
            <text:p>0.0589075</text:p>
          </table:table-cell>
          <table:table-cell office:value-type="float" office:value="0.0513657" calcext:value-type="float">
            <text:p>0.0513657</text:p>
          </table:table-cell>
          <table:table-cell office:value-type="float" office:value="0.0417856" calcext:value-type="float">
            <text:p>0.0417856</text:p>
          </table:table-cell>
          <table:table-cell office:value-type="float" office:value="0.0324093" calcext:value-type="float">
            <text:p>0.0324093</text:p>
          </table:table-cell>
          <table:table-cell office:value-type="float" office:value="0.0289442" calcext:value-type="float">
            <text:p>0.0289442</text:p>
          </table:table-cell>
          <table:table-cell office:value-type="float" office:value="0.0201794" calcext:value-type="float">
            <text:p>0.0201794</text:p>
          </table:table-cell>
          <table:table-cell office:value-type="float" office:value="0.0211985" calcext:value-type="float">
            <text:p>0.0211985</text:p>
          </table:table-cell>
          <table:table-cell office:value-type="float" office:value="0.019364" calcext:value-type="float">
            <text:p>0.019364</text:p>
          </table:table-cell>
          <table:table-cell office:value-type="float" office:value="0.0165104" calcext:value-type="float">
            <text:p>0.0165104</text:p>
          </table:table-cell>
          <table:table-cell office:value-type="float" office:value="0.0103954" calcext:value-type="float">
            <text:p>0.0103954</text:p>
          </table:table-cell>
          <table:table-cell office:value-type="float" office:value="0.0116184" calcext:value-type="float">
            <text:p>0.0116184</text:p>
          </table:table-cell>
          <table:table-cell office:value-type="float" office:value="0.0101916" calcext:value-type="float">
            <text:p>0.0101916</text:p>
          </table:table-cell>
          <table:table-cell office:value-type="float" office:value="0.00876478" calcext:value-type="float">
            <text:p>0.00876478</text:p>
          </table:table-cell>
          <table:table-cell office:value-type="float" office:value="0.00693029" calcext:value-type="float">
            <text:p>0.00693029</text:p>
          </table:table-cell>
          <table:table-cell office:value-type="float" office:value="0.00794945" calcext:value-type="float">
            <text:p>0.00794945</text:p>
          </table:table-cell>
          <table:table-cell office:value-type="float" office:value="0.00652263" calcext:value-type="float">
            <text:p>0.00652263</text:p>
          </table:table-cell>
          <table:table-cell office:value-type="float" office:value="0.00733795" calcext:value-type="float">
            <text:p>0.00733795</text:p>
          </table:table-cell>
          <table:table-cell office:value-type="float" office:value="0.00529963" calcext:value-type="float">
            <text:p>0.00529963</text:p>
          </table:table-cell>
          <table:table-cell office:value-type="float" office:value="0.00203832" calcext:value-type="float">
            <text:p>0.00203832</text:p>
          </table:table-cell>
          <table:table-cell office:value-type="float" office:value="0.0044843" calcext:value-type="float">
            <text:p>0.0044843</text:p>
          </table:table-cell>
          <table:table-cell office:value-type="float" office:value="0.00305748" calcext:value-type="float">
            <text:p>0.00305748</text:p>
          </table:table-cell>
          <table:table-cell office:value-type="float" office:value="0.00387281" calcext:value-type="float">
            <text:p>0.00387281</text:p>
          </table:table-cell>
          <table:table-cell office:value-type="float" office:value="0.00346514" calcext:value-type="float">
            <text:p>0.00346514</text:p>
          </table:table-cell>
          <table:table-cell office:value-type="float" office:value="0.00407664" calcext:value-type="float">
            <text:p>0.00407664</text:p>
          </table:table-cell>
          <table:table-cell office:value-type="float" office:value="0.00264982" calcext:value-type="float">
            <text:p>0.00264982</text:p>
          </table:table-cell>
          <table:table-cell office:value-type="float" office:value="0.00142682" calcext:value-type="float">
            <text:p>0.00142682</text:p>
          </table:table-cell>
          <table:table-cell office:value-type="float" office:value="0.00122299" calcext:value-type="float">
            <text:p>0.00122299</text:p>
          </table:table-cell>
          <table:table-cell office:value-type="float" office:value="0.00101916" calcext:value-type="float">
            <text:p>0.00101916</text:p>
          </table:table-cell>
          <table:table-cell office:value-type="float" office:value="0.00122299" calcext:value-type="float">
            <text:p>0.00122299</text:p>
          </table:table-cell>
          <table:table-cell office:value-type="float" office:value="0.00244598" calcext:value-type="float">
            <text:p>0.00244598</text:p>
          </table:table-cell>
          <table:table-cell office:value-type="float" office:value="0.00183449" calcext:value-type="float">
            <text:p>0.00183449</text:p>
          </table:table-cell>
          <table:table-cell office:value-type="float" office:value="0.00163066" calcext:value-type="float">
            <text:p>0.00163066</text:p>
          </table:table-cell>
          <table:table-cell office:value-type="float" office:value="0.000611496" calcext:value-type="float">
            <text:p>0.000611496</text:p>
          </table:table-cell>
          <table:table-cell office:value-type="float" office:value="0.000815328" calcext:value-type="float">
            <text:p>0.000815328</text:p>
          </table:table-cell>
          <table:table-cell table:number-columns-repeated="2" office:value-type="float" office:value="0.00163066" calcext:value-type="float">
            <text:p>0.00163066</text:p>
          </table:table-cell>
          <table:table-cell office:value-type="float" office:value="0.00122299" calcext:value-type="float">
            <text:p>0.00122299</text:p>
          </table:table-cell>
          <table:table-cell office:value-type="float" office:value="0.000407664" calcext:value-type="float">
            <text:p>0.000407664</text:p>
          </table:table-cell>
          <table:table-cell table:number-columns-repeated="2" office:value-type="float" office:value="0.000611496" calcext:value-type="float">
            <text:p>0.000611496</text:p>
          </table:table-cell>
          <table:table-cell office:value-type="float" office:value="0.000407664" calcext:value-type="float">
            <text:p>0.000407664</text:p>
          </table:table-cell>
          <table:table-cell office:value-type="float" office:value="0.000815328" calcext:value-type="float">
            <text:p>0.000815328</text:p>
          </table:table-cell>
          <table:table-cell office:value-type="float" office:value="0.000407664" calcext:value-type="float">
            <text:p>0.000407664</text:p>
          </table:table-cell>
          <table:table-cell office:value-type="float" office:value="0.000203832" calcext:value-type="float">
            <text:p>0.000203832</text:p>
          </table:table-cell>
          <table:table-cell office:value-type="float" office:value="0.000611496" calcext:value-type="float">
            <text:p>0.000611496</text:p>
          </table:table-cell>
          <table:table-cell table:number-columns-repeated="3" office:value-type="float" office:value="0.000407664" calcext:value-type="float">
            <text:p>0.000407664</text:p>
          </table:table-cell>
          <table:table-cell office:value-type="float" office:value="0" calcext:value-type="float">
            <text:p>0</text:p>
          </table:table-cell>
          <table:table-cell office:value-type="float" office:value="0.000203832" calcext:value-type="float">
            <text:p>0.000203832</text:p>
          </table:table-cell>
          <table:table-cell table:number-columns-repeated="3" office:value-type="float" office:value="0.000407664" calcext:value-type="float">
            <text:p>0.000407664</text:p>
          </table:table-cell>
          <table:table-cell office:value-type="float" office:value="0.000203832" calcext:value-type="float">
            <text:p>0.000203832</text:p>
          </table:table-cell>
          <table:table-cell office:value-type="float" office:value="0.000407664" calcext:value-type="float">
            <text:p>0.0004076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03832" calcext:value-type="float">
            <text:p>0.000203832</text:p>
          </table:table-cell>
          <table:table-cell office:value-type="float" office:value="0.000407664" calcext:value-type="float">
            <text:p>0.000407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407664" calcext:value-type="float">
            <text:p>0.000407664</text:p>
          </table:table-cell>
          <table:table-cell office:value-type="float" office:value="0" calcext:value-type="float">
            <text:p>0</text:p>
          </table:table-cell>
          <table:table-cell office:value-type="float" office:value="0.000407664" calcext:value-type="float">
            <text:p>0.000407664</text:p>
          </table:table-cell>
          <table:table-cell office:value-type="float" office:value="0" calcext:value-type="float">
            <text:p>0</text:p>
          </table:table-cell>
          <table:table-cell office:value-type="float" office:value="0.000407664" calcext:value-type="float">
            <text:p>0.000407664</text:p>
          </table:table-cell>
          <table:table-cell office:value-type="float" office:value="0.000203832" calcext:value-type="float">
            <text:p>0.00020383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407664" calcext:value-type="float">
            <text:p>0.000407664</text:p>
          </table:table-cell>
          <table:table-cell office:value-type="float" office:value="0" calcext:value-type="float">
            <text:p>0</text:p>
          </table:table-cell>
          <table:table-cell office:value-type="float" office:value="0.000203832" calcext:value-type="float">
            <text:p>0.000203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07664" calcext:value-type="float">
            <text:p>0.00040766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47" calcext:value-type="float">
            <text:p>16.9947</text:p>
          </table:table-cell>
          <table:table-cell table:formula="of:=SUM([Sheet6.U192:.CW192])" office:value-type="float" office:value="0.0990693149999999" calcext:value-type="float">
            <text:p>0.099069315</text:p>
          </table:table-cell>
          <table:table-cell table:formula="of:=SUM([Sheet6.AE192:.CW192])" office:value-type="float" office:value="0.040330925" calcext:value-type="float">
            <text:p>0.040330925</text:p>
          </table:table-cell>
          <table:table-cell office:value-type="float" office:value="0.115202" calcext:value-type="float">
            <text:p>0.115202</text:p>
          </table:table-cell>
          <table:table-cell office:value-type="float" office:value="0.136091" calcext:value-type="float">
            <text:p>0.136091</text:p>
          </table:table-cell>
          <table:table-cell office:value-type="float" office:value="0.113754" calcext:value-type="float">
            <text:p>0.113754</text:p>
          </table:table-cell>
          <table:table-cell office:value-type="float" office:value="0.089969" calcext:value-type="float">
            <text:p>0.089969</text:p>
          </table:table-cell>
          <table:table-cell office:value-type="float" office:value="0.0684592" calcext:value-type="float">
            <text:p>0.0684592</text:p>
          </table:table-cell>
          <table:table-cell office:value-type="float" office:value="0.0657704" calcext:value-type="float">
            <text:p>0.0657704</text:p>
          </table:table-cell>
          <table:table-cell office:value-type="float" office:value="0.0475698" calcext:value-type="float">
            <text:p>0.0475698</text:p>
          </table:table-cell>
          <table:table-cell office:value-type="float" office:value="0.0415719" calcext:value-type="float">
            <text:p>0.0415719</text:p>
          </table:table-cell>
          <table:table-cell office:value-type="float" office:value="0.0318511" calcext:value-type="float">
            <text:p>0.0318511</text:p>
          </table:table-cell>
          <table:table-cell office:value-type="float" office:value="0.0281282" calcext:value-type="float">
            <text:p>0.0281282</text:p>
          </table:table-cell>
          <table:table-cell office:value-type="float" office:value="0.0256463" calcext:value-type="float">
            <text:p>0.0256463</text:p>
          </table:table-cell>
          <table:table-cell table:number-columns-repeated="2" office:value-type="float" office:value="0.0190279" calcext:value-type="float">
            <text:p>0.0190279</text:p>
          </table:table-cell>
          <table:table-cell office:value-type="float" office:value="0.0161324" calcext:value-type="float">
            <text:p>0.0161324</text:p>
          </table:table-cell>
          <table:table-cell table:number-columns-repeated="2" office:value-type="float" office:value="0.011789" calcext:value-type="float">
            <text:p>0.011789</text:p>
          </table:table-cell>
          <table:table-cell office:value-type="float" office:value="0.00806618" calcext:value-type="float">
            <text:p>0.00806618</text:p>
          </table:table-cell>
          <table:table-cell office:value-type="float" office:value="0.0103413" calcext:value-type="float">
            <text:p>0.0103413</text:p>
          </table:table-cell>
          <table:table-cell office:value-type="float" office:value="0.00765253" calcext:value-type="float">
            <text:p>0.00765253</text:p>
          </table:table-cell>
          <table:table-cell office:value-type="float" office:value="0.00599793" calcext:value-type="float">
            <text:p>0.00599793</text:p>
          </table:table-cell>
          <table:table-cell office:value-type="float" office:value="0.00889349" calcext:value-type="float">
            <text:p>0.00889349</text:p>
          </table:table-cell>
          <table:table-cell office:value-type="float" office:value="0.00682523" calcext:value-type="float">
            <text:p>0.00682523</text:p>
          </table:table-cell>
          <table:table-cell office:value-type="float" office:value="0.00392968" calcext:value-type="float">
            <text:p>0.00392968</text:p>
          </table:table-cell>
          <table:table-cell table:number-columns-repeated="2" office:value-type="float" office:value="0.0041365" calcext:value-type="float">
            <text:p>0.0041365</text:p>
          </table:table-cell>
          <table:table-cell office:value-type="float" office:value="0.00310238" calcext:value-type="float">
            <text:p>0.00310238</text:p>
          </table:table-cell>
          <table:table-cell office:value-type="float" office:value="0.00372285" calcext:value-type="float">
            <text:p>0.00372285</text:p>
          </table:table-cell>
          <table:table-cell office:value-type="float" office:value="0.00434333" calcext:value-type="float">
            <text:p>0.00434333</text:p>
          </table:table-cell>
          <table:table-cell office:value-type="float" office:value="0.00372285" calcext:value-type="float">
            <text:p>0.00372285</text:p>
          </table:table-cell>
          <table:table-cell office:value-type="float" office:value="0.00351603" calcext:value-type="float">
            <text:p>0.00351603</text:p>
          </table:table-cell>
          <table:table-cell office:value-type="float" office:value="0.00227508" calcext:value-type="float">
            <text:p>0.00227508</text:p>
          </table:table-cell>
          <table:table-cell office:value-type="float" office:value="0.000620476" calcext:value-type="float">
            <text:p>0.000620476</text:p>
          </table:table-cell>
          <table:table-cell office:value-type="float" office:value="0.00206825" calcext:value-type="float">
            <text:p>0.00206825</text:p>
          </table:table-cell>
          <table:table-cell office:value-type="float" office:value="0.00186143" calcext:value-type="float">
            <text:p>0.00186143</text:p>
          </table:table-cell>
          <table:table-cell office:value-type="float" office:value="0.00206825" calcext:value-type="float">
            <text:p>0.00206825</text:p>
          </table:table-cell>
          <table:table-cell office:value-type="float" office:value="0.00310238" calcext:value-type="float">
            <text:p>0.00310238</text:p>
          </table:table-cell>
          <table:table-cell office:value-type="float" office:value="0.000620476" calcext:value-type="float">
            <text:p>0.000620476</text:p>
          </table:table-cell>
          <table:table-cell office:value-type="float" office:value="0.00144778" calcext:value-type="float">
            <text:p>0.00144778</text:p>
          </table:table-cell>
          <table:table-cell office:value-type="float" office:value="0.00124095" calcext:value-type="float">
            <text:p>0.00124095</text:p>
          </table:table-cell>
          <table:table-cell office:value-type="float" office:value="0.000827301" calcext:value-type="float">
            <text:p>0.000827301</text:p>
          </table:table-cell>
          <table:table-cell office:value-type="float" office:value="0.00103413" calcext:value-type="float">
            <text:p>0.00103413</text:p>
          </table:table-cell>
          <table:table-cell office:value-type="float" office:value="0.00124095" calcext:value-type="float">
            <text:p>0.00124095</text:p>
          </table:table-cell>
          <table:table-cell office:value-type="float" office:value="0" calcext:value-type="float">
            <text:p>0</text:p>
          </table:table-cell>
          <table:table-cell office:value-type="float" office:value="0.000620476" calcext:value-type="float">
            <text:p>0.000620476</text:p>
          </table:table-cell>
          <table:table-cell office:value-type="float" office:value="0.000827301" calcext:value-type="float">
            <text:p>0.000827301</text:p>
          </table:table-cell>
          <table:table-cell office:value-type="float" office:value="0.00041365" calcext:value-type="float">
            <text:p>0.00041365</text:p>
          </table:table-cell>
          <table:table-cell office:value-type="float" office:value="0.00103413" calcext:value-type="float">
            <text:p>0.00103413</text:p>
          </table:table-cell>
          <table:table-cell office:value-type="float" office:value="0.000620476" calcext:value-type="float">
            <text:p>0.000620476</text:p>
          </table:table-cell>
          <table:table-cell office:value-type="float" office:value="0.00041365" calcext:value-type="float">
            <text:p>0.00041365</text:p>
          </table:table-cell>
          <table:table-cell office:value-type="float" office:value="0.000206825" calcext:value-type="float">
            <text:p>0.000206825</text:p>
          </table:table-cell>
          <table:table-cell table:number-columns-repeated="2" office:value-type="float" office:value="0.000620476" calcext:value-type="float">
            <text:p>0.000620476</text:p>
          </table:table-cell>
          <table:table-cell office:value-type="float" office:value="0.000206825" calcext:value-type="float">
            <text:p>0.000206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41365" calcext:value-type="float">
            <text:p>0.00041365</text:p>
          </table:table-cell>
          <table:table-cell table:number-columns-repeated="2" office:value-type="float" office:value="0.000206825" calcext:value-type="float">
            <text:p>0.000206825</text:p>
          </table:table-cell>
          <table:table-cell office:value-type="float" office:value="0.00041365" calcext:value-type="float">
            <text:p>0.00041365</text:p>
          </table:table-cell>
          <table:table-cell office:value-type="float" office:value="0.000206825" calcext:value-type="float">
            <text:p>0.000206825</text:p>
          </table:table-cell>
          <table:table-cell office:value-type="float" office:value="0" calcext:value-type="float">
            <text:p>0</text:p>
          </table:table-cell>
          <table:table-cell office:value-type="float" office:value="0.000620476" calcext:value-type="float">
            <text:p>0.000620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20476" calcext:value-type="float">
            <text:p>0.000620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365" calcext:value-type="float">
            <text:p>0.00041365</text:p>
          </table:table-cell>
          <table:table-cell office:value-type="float" office:value="0.000206825" calcext:value-type="float">
            <text:p>0.000206825</text:p>
          </table:table-cell>
          <table:table-cell office:value-type="float" office:value="0.00041365" calcext:value-type="float">
            <text:p>0.0004136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0.000206825" calcext:value-type="float">
            <text:p>0.0002068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06825" calcext:value-type="float">
            <text:p>0.000206825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45" calcext:value-type="float">
            <text:p>17.0245</text:p>
          </table:table-cell>
          <table:table-cell table:formula="of:=SUM([Sheet6.U193:.CW193])" office:value-type="float" office:value="0.101412625" calcext:value-type="float">
            <text:p>0.101412625</text:p>
          </table:table-cell>
          <table:table-cell table:formula="of:=SUM([Sheet6.AE193:.CW193])" office:value-type="float" office:value="0.041745745" calcext:value-type="float">
            <text:p>0.041745745</text:p>
          </table:table-cell>
          <table:table-cell office:value-type="float" office:value="0.116382" calcext:value-type="float">
            <text:p>0.116382</text:p>
          </table:table-cell>
          <table:table-cell office:value-type="float" office:value="0.127135" calcext:value-type="float">
            <text:p>0.127135</text:p>
          </table:table-cell>
          <table:table-cell office:value-type="float" office:value="0.117436" calcext:value-type="float">
            <text:p>0.117436</text:p>
          </table:table-cell>
          <table:table-cell office:value-type="float" office:value="0.0902382" calcext:value-type="float">
            <text:p>0.0902382</text:p>
          </table:table-cell>
          <table:table-cell office:value-type="float" office:value="0.0733713" calcext:value-type="float">
            <text:p>0.0733713</text:p>
          </table:table-cell>
          <table:table-cell office:value-type="float" office:value="0.0605102" calcext:value-type="float">
            <text:p>0.0605102</text:p>
          </table:table-cell>
          <table:table-cell office:value-type="float" office:value="0.0535526" calcext:value-type="float">
            <text:p>0.0535526</text:p>
          </table:table-cell>
          <table:table-cell office:value-type="float" office:value="0.0385832" calcext:value-type="float">
            <text:p>0.0385832</text:p>
          </table:table-cell>
          <table:table-cell office:value-type="float" office:value="0.0331014" calcext:value-type="float">
            <text:p>0.0331014</text:p>
          </table:table-cell>
          <table:table-cell office:value-type="float" office:value="0.028463" calcext:value-type="float">
            <text:p>0.028463</text:p>
          </table:table-cell>
          <table:table-cell office:value-type="float" office:value="0.0263546" calcext:value-type="float">
            <text:p>0.0263546</text:p>
          </table:table-cell>
          <table:table-cell office:value-type="float" office:value="0.0231921" calcext:value-type="float">
            <text:p>0.0231921</text:p>
          </table:table-cell>
          <table:table-cell office:value-type="float" office:value="0.0172886" calcext:value-type="float">
            <text:p>0.0172886</text:p>
          </table:table-cell>
          <table:table-cell office:value-type="float" office:value="0.0141261" calcext:value-type="float">
            <text:p>0.0141261</text:p>
          </table:table-cell>
          <table:table-cell office:value-type="float" office:value="0.0111744" calcext:value-type="float">
            <text:p>0.0111744</text:p>
          </table:table-cell>
          <table:table-cell office:value-type="float" office:value="0.011596" calcext:value-type="float">
            <text:p>0.011596</text:p>
          </table:table-cell>
          <table:table-cell office:value-type="float" office:value="0.00948767" calcext:value-type="float">
            <text:p>0.00948767</text:p>
          </table:table-cell>
          <table:table-cell office:value-type="float" office:value="0.0096985" calcext:value-type="float">
            <text:p>0.0096985</text:p>
          </table:table-cell>
          <table:table-cell table:number-columns-repeated="2" office:value-type="float" office:value="0.0073793" calcext:value-type="float">
            <text:p>0.0073793</text:p>
          </table:table-cell>
          <table:table-cell office:value-type="float" office:value="0.0096985" calcext:value-type="float">
            <text:p>0.0096985</text:p>
          </table:table-cell>
          <table:table-cell office:value-type="float" office:value="0.0056926" calcext:value-type="float">
            <text:p>0.0056926</text:p>
          </table:table-cell>
          <table:table-cell office:value-type="float" office:value="0.00484925" calcext:value-type="float">
            <text:p>0.00484925</text:p>
          </table:table-cell>
          <table:table-cell office:value-type="float" office:value="0.00421674" calcext:value-type="float">
            <text:p>0.00421674</text:p>
          </table:table-cell>
          <table:table-cell office:value-type="float" office:value="0.00379507" calcext:value-type="float">
            <text:p>0.00379507</text:p>
          </table:table-cell>
          <table:table-cell office:value-type="float" office:value="0.00274088" calcext:value-type="float">
            <text:p>0.00274088</text:p>
          </table:table-cell>
          <table:table-cell office:value-type="float" office:value="0.00421674" calcext:value-type="float">
            <text:p>0.00421674</text:p>
          </table:table-cell>
          <table:table-cell office:value-type="float" office:value="0.00337339" calcext:value-type="float">
            <text:p>0.00337339</text:p>
          </table:table-cell>
          <table:table-cell office:value-type="float" office:value="0.00421674" calcext:value-type="float">
            <text:p>0.00421674</text:p>
          </table:table-cell>
          <table:table-cell office:value-type="float" office:value="0.00231921" calcext:value-type="float">
            <text:p>0.00231921</text:p>
          </table:table-cell>
          <table:table-cell office:value-type="float" office:value="0.00253004" calcext:value-type="float">
            <text:p>0.00253004</text:p>
          </table:table-cell>
          <table:table-cell office:value-type="float" office:value="0.00189753" calcext:value-type="float">
            <text:p>0.00189753</text:p>
          </table:table-cell>
          <table:table-cell office:value-type="float" office:value="0.00316256" calcext:value-type="float">
            <text:p>0.00316256</text:p>
          </table:table-cell>
          <table:table-cell office:value-type="float" office:value="0.0016867" calcext:value-type="float">
            <text:p>0.0016867</text:p>
          </table:table-cell>
          <table:table-cell office:value-type="float" office:value="0.000632511" calcext:value-type="float">
            <text:p>0.000632511</text:p>
          </table:table-cell>
          <table:table-cell office:value-type="float" office:value="0.00316256" calcext:value-type="float">
            <text:p>0.00316256</text:p>
          </table:table-cell>
          <table:table-cell office:value-type="float" office:value="0.00126502" calcext:value-type="float">
            <text:p>0.00126502</text:p>
          </table:table-cell>
          <table:table-cell office:value-type="float" office:value="0.0016867" calcext:value-type="float">
            <text:p>0.0016867</text:p>
          </table:table-cell>
          <table:table-cell office:value-type="float" office:value="0.000843348" calcext:value-type="float">
            <text:p>0.000843348</text:p>
          </table:table-cell>
          <table:table-cell office:value-type="float" office:value="0.00210837" calcext:value-type="float">
            <text:p>0.00210837</text:p>
          </table:table-cell>
          <table:table-cell office:value-type="float" office:value="0.0016867" calcext:value-type="float">
            <text:p>0.0016867</text:p>
          </table:table-cell>
          <table:table-cell office:value-type="float" office:value="0.000210837" calcext:value-type="float">
            <text:p>0.000210837</text:p>
          </table:table-cell>
          <table:table-cell table:number-columns-repeated="2" office:value-type="float" office:value="0.000632511" calcext:value-type="float">
            <text:p>0.000632511</text:p>
          </table:table-cell>
          <table:table-cell office:value-type="float" office:value="0.000843348" calcext:value-type="float">
            <text:p>0.000843348</text:p>
          </table:table-cell>
          <table:table-cell office:value-type="float" office:value="0.00105419" calcext:value-type="float">
            <text:p>0.00105419</text:p>
          </table:table-cell>
          <table:table-cell office:value-type="float" office:value="0.000632511" calcext:value-type="float">
            <text:p>0.000632511</text:p>
          </table:table-cell>
          <table:table-cell office:value-type="float" office:value="0" calcext:value-type="float">
            <text:p>0</text:p>
          </table:table-cell>
          <table:table-cell office:value-type="float" office:value="0.000210837" calcext:value-type="float">
            <text:p>0.000210837</text:p>
          </table:table-cell>
          <table:table-cell office:value-type="float" office:value="0" calcext:value-type="float">
            <text:p>0</text:p>
          </table:table-cell>
          <table:table-cell office:value-type="float" office:value="0.000843348" calcext:value-type="float">
            <text:p>0.000843348</text:p>
          </table:table-cell>
          <table:table-cell office:value-type="float" office:value="0.000632511" calcext:value-type="float">
            <text:p>0.000632511</text:p>
          </table:table-cell>
          <table:table-cell office:value-type="float" office:value="0.000421674" calcext:value-type="float">
            <text:p>0.000421674</text:p>
          </table:table-cell>
          <table:table-cell office:value-type="float" office:value="0" calcext:value-type="float">
            <text:p>0</text:p>
          </table:table-cell>
          <table:table-cell office:value-type="float" office:value="0.000421674" calcext:value-type="float">
            <text:p>0.000421674</text:p>
          </table:table-cell>
          <table:table-cell office:value-type="float" office:value="0.000843348" calcext:value-type="float">
            <text:p>0.000843348</text:p>
          </table:table-cell>
          <table:table-cell table:number-columns-repeated="4" office:value-type="float" office:value="0.000210837" calcext:value-type="float">
            <text:p>0.000210837</text:p>
          </table:table-cell>
          <table:table-cell table:number-columns-repeated="2" office:value-type="float" office:value="0.000421674" calcext:value-type="float">
            <text:p>0.000421674</text:p>
          </table:table-cell>
          <table:table-cell office:value-type="float" office:value="0" calcext:value-type="float">
            <text:p>0</text:p>
          </table:table-cell>
          <table:table-cell office:value-type="float" office:value="0.000210837" calcext:value-type="float">
            <text:p>0.0002108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21674" calcext:value-type="float">
            <text:p>0.000421674</text:p>
          </table:table-cell>
          <table:table-cell office:value-type="float" office:value="0" calcext:value-type="float">
            <text:p>0</text:p>
          </table:table-cell>
          <table:table-cell office:value-type="float" office:value="0.000210837" calcext:value-type="float">
            <text:p>0.000210837</text:p>
          </table:table-cell>
          <table:table-cell office:value-type="float" office:value="0" calcext:value-type="float">
            <text:p>0</text:p>
          </table:table-cell>
          <table:table-cell office:value-type="float" office:value="0.000210837" calcext:value-type="float">
            <text:p>0.00021083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210837" calcext:value-type="float">
            <text:p>0.000210837</text:p>
          </table:table-cell>
          <table:table-cell office:value-type="float" office:value="0" calcext:value-type="float">
            <text:p>0</text:p>
          </table:table-cell>
          <table:table-cell office:value-type="float" office:value="0.000210837" calcext:value-type="float">
            <text:p>0.0002108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00210837" calcext:value-type="float">
            <text:p>0.000210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43" calcext:value-type="float">
            <text:p>17.0543</text:p>
          </table:table-cell>
          <table:table-cell table:formula="of:=SUM([Sheet6.U194:.CW194])" office:value-type="float" office:value="0.103079542" calcext:value-type="float">
            <text:p>0.103079542</text:p>
          </table:table-cell>
          <table:table-cell table:formula="of:=SUM([Sheet6.AE194:.CW194])" office:value-type="float" office:value="0.041274602" calcext:value-type="float">
            <text:p>0.041274602</text:p>
          </table:table-cell>
          <table:table-cell office:value-type="float" office:value="0.112062" calcext:value-type="float">
            <text:p>0.112062</text:p>
          </table:table-cell>
          <table:table-cell office:value-type="float" office:value="0.134944" calcext:value-type="float">
            <text:p>0.134944</text:p>
          </table:table-cell>
          <table:table-cell office:value-type="float" office:value="0.110351" calcext:value-type="float">
            <text:p>0.110351</text:p>
          </table:table-cell>
          <table:table-cell office:value-type="float" office:value="0.0988024" calcext:value-type="float">
            <text:p>0.0988024</text:p>
          </table:table-cell>
          <table:table-cell office:value-type="float" office:value="0.0665098" calcext:value-type="float">
            <text:p>0.0665098</text:p>
          </table:table-cell>
          <table:table-cell office:value-type="float" office:value="0.0577417" calcext:value-type="float">
            <text:p>0.0577417</text:p>
          </table:table-cell>
          <table:table-cell office:value-type="float" office:value="0.0500428" calcext:value-type="float">
            <text:p>0.0500428</text:p>
          </table:table-cell>
          <table:table-cell office:value-type="float" office:value="0.0427716" calcext:value-type="float">
            <text:p>0.0427716</text:p>
          </table:table-cell>
          <table:table-cell office:value-type="float" office:value="0.033148" calcext:value-type="float">
            <text:p>0.033148</text:p>
          </table:table-cell>
          <table:table-cell office:value-type="float" office:value="0.0310094" calcext:value-type="float">
            <text:p>0.0310094</text:p>
          </table:table-cell>
          <table:table-cell office:value-type="float" office:value="0.0258768" calcext:value-type="float">
            <text:p>0.0258768</text:p>
          </table:table-cell>
          <table:table-cell office:value-type="float" office:value="0.0224551" calcext:value-type="float">
            <text:p>0.0224551</text:p>
          </table:table-cell>
          <table:table-cell office:value-type="float" office:value="0.0162532" calcext:value-type="float">
            <text:p>0.0162532</text:p>
          </table:table-cell>
          <table:table-cell office:value-type="float" office:value="0.011976" calcext:value-type="float">
            <text:p>0.011976</text:p>
          </table:table-cell>
          <table:table-cell office:value-type="float" office:value="0.0132592" calcext:value-type="float">
            <text:p>0.0132592</text:p>
          </table:table-cell>
          <table:table-cell office:value-type="float" office:value="0.0113345" calcext:value-type="float">
            <text:p>0.0113345</text:p>
          </table:table-cell>
          <table:table-cell office:value-type="float" office:value="0.0106929" calcext:value-type="float">
            <text:p>0.0106929</text:p>
          </table:table-cell>
          <table:table-cell office:value-type="float" office:value="0.0100513" calcext:value-type="float">
            <text:p>0.0100513</text:p>
          </table:table-cell>
          <table:table-cell office:value-type="float" office:value="0.00919589" calcext:value-type="float">
            <text:p>0.00919589</text:p>
          </table:table-cell>
          <table:table-cell office:value-type="float" office:value="0.00556031" calcext:value-type="float">
            <text:p>0.00556031</text:p>
          </table:table-cell>
          <table:table-cell office:value-type="float" office:value="0.00855432" calcext:value-type="float">
            <text:p>0.00855432</text:p>
          </table:table-cell>
          <table:table-cell office:value-type="float" office:value="0.00684346" calcext:value-type="float">
            <text:p>0.00684346</text:p>
          </table:table-cell>
          <table:table-cell office:value-type="float" office:value="0.00534645" calcext:value-type="float">
            <text:p>0.00534645</text:p>
          </table:table-cell>
          <table:table-cell office:value-type="float" office:value="0.00513259" calcext:value-type="float">
            <text:p>0.00513259</text:p>
          </table:table-cell>
          <table:table-cell office:value-type="float" office:value="0.00556031" calcext:value-type="float">
            <text:p>0.00556031</text:p>
          </table:table-cell>
          <table:table-cell office:value-type="float" office:value="0.00299401" calcext:value-type="float">
            <text:p>0.00299401</text:p>
          </table:table-cell>
          <table:table-cell office:value-type="float" office:value="0.0025663" calcext:value-type="float">
            <text:p>0.0025663</text:p>
          </table:table-cell>
          <table:table-cell office:value-type="float" office:value="0.00363559" calcext:value-type="float">
            <text:p>0.00363559</text:p>
          </table:table-cell>
          <table:table-cell office:value-type="float" office:value="0.00320787" calcext:value-type="float">
            <text:p>0.00320787</text:p>
          </table:table-cell>
          <table:table-cell office:value-type="float" office:value="0.00192472" calcext:value-type="float">
            <text:p>0.00192472</text:p>
          </table:table-cell>
          <table:table-cell office:value-type="float" office:value="0.00342173" calcext:value-type="float">
            <text:p>0.00342173</text:p>
          </table:table-cell>
          <table:table-cell office:value-type="float" office:value="0.00235244" calcext:value-type="float">
            <text:p>0.00235244</text:p>
          </table:table-cell>
          <table:table-cell office:value-type="float" office:value="0.00299401" calcext:value-type="float">
            <text:p>0.00299401</text:p>
          </table:table-cell>
          <table:table-cell office:value-type="float" office:value="0.0025663" calcext:value-type="float">
            <text:p>0.0025663</text:p>
          </table:table-cell>
          <table:table-cell office:value-type="float" office:value="0.00149701" calcext:value-type="float">
            <text:p>0.00149701</text:p>
          </table:table-cell>
          <table:table-cell office:value-type="float" office:value="0.00235244" calcext:value-type="float">
            <text:p>0.00235244</text:p>
          </table:table-cell>
          <table:table-cell table:number-columns-repeated="2" office:value-type="float" office:value="0.00171086" calcext:value-type="float">
            <text:p>0.00171086</text:p>
          </table:table-cell>
          <table:table-cell office:value-type="float" office:value="0.00213858" calcext:value-type="float">
            <text:p>0.00213858</text:p>
          </table:table-cell>
          <table:table-cell office:value-type="float" office:value="0.00128315" calcext:value-type="float">
            <text:p>0.00128315</text:p>
          </table:table-cell>
          <table:table-cell office:value-type="float" office:value="0.00149701" calcext:value-type="float">
            <text:p>0.00149701</text:p>
          </table:table-cell>
          <table:table-cell table:number-columns-repeated="2" office:value-type="float" office:value="0.000213858" calcext:value-type="float">
            <text:p>0.000213858</text:p>
          </table:table-cell>
          <table:table-cell office:value-type="float" office:value="0.00171086" calcext:value-type="float">
            <text:p>0.00171086</text:p>
          </table:table-cell>
          <table:table-cell office:value-type="float" office:value="0.000213858" calcext:value-type="float">
            <text:p>0.000213858</text:p>
          </table:table-cell>
          <table:table-cell office:value-type="float" office:value="0.000641574" calcext:value-type="float">
            <text:p>0.000641574</text:p>
          </table:table-cell>
          <table:table-cell office:value-type="float" office:value="0.000427716" calcext:value-type="float">
            <text:p>0.000427716</text:p>
          </table:table-cell>
          <table:table-cell table:number-columns-repeated="2" office:value-type="float" office:value="0.000213858" calcext:value-type="float">
            <text:p>0.000213858</text:p>
          </table:table-cell>
          <table:table-cell office:value-type="float" office:value="0.000427716" calcext:value-type="float">
            <text:p>0.000427716</text:p>
          </table:table-cell>
          <table:table-cell table:number-columns-repeated="2" office:value-type="float" office:value="0.000213858" calcext:value-type="float">
            <text:p>0.000213858</text:p>
          </table:table-cell>
          <table:table-cell office:value-type="float" office:value="0.000641574" calcext:value-type="float">
            <text:p>0.000641574</text:p>
          </table:table-cell>
          <table:table-cell office:value-type="float" office:value="0.000427716" calcext:value-type="float">
            <text:p>0.000427716</text:p>
          </table:table-cell>
          <table:table-cell office:value-type="float" office:value="0.000213858" calcext:value-type="float">
            <text:p>0.000213858</text:p>
          </table:table-cell>
          <table:table-cell office:value-type="float" office:value="0.000427716" calcext:value-type="float">
            <text:p>0.000427716</text:p>
          </table:table-cell>
          <table:table-cell office:value-type="float" office:value="0.000213858" calcext:value-type="float">
            <text:p>0.000213858</text:p>
          </table:table-cell>
          <table:table-cell office:value-type="float" office:value="0.000427716" calcext:value-type="float">
            <text:p>0.000427716</text:p>
          </table:table-cell>
          <table:table-cell office:value-type="float" office:value="0" calcext:value-type="float">
            <text:p>0</text:p>
          </table:table-cell>
          <table:table-cell office:value-type="float" office:value="0.000213858" calcext:value-type="float">
            <text:p>0.000213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27716" calcext:value-type="float">
            <text:p>0.000427716</text:p>
          </table:table-cell>
          <table:table-cell table:number-columns-repeated="2" office:value-type="float" office:value="0.000213858" calcext:value-type="float">
            <text:p>0.0002138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13858" calcext:value-type="float">
            <text:p>0.000213858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213858" calcext:value-type="float">
            <text:p>0.00021385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00213858" calcext:value-type="float">
            <text:p>0.000213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41" calcext:value-type="float">
            <text:p>17.0841</text:p>
          </table:table-cell>
          <table:table-cell table:formula="of:=SUM([Sheet6.U195:.CW195])" office:value-type="float" office:value="0.104679053" calcext:value-type="float">
            <text:p>0.104679053</text:p>
          </table:table-cell>
          <table:table-cell table:formula="of:=SUM([Sheet6.AE195:.CW195])" office:value-type="float" office:value="0.038302503" calcext:value-type="float">
            <text:p>0.038302503</text:p>
          </table:table-cell>
          <table:table-cell office:value-type="float" office:value="0.112296" calcext:value-type="float">
            <text:p>0.112296</text:p>
          </table:table-cell>
          <table:table-cell office:value-type="float" office:value="0.138847" calcext:value-type="float">
            <text:p>0.138847</text:p>
          </table:table-cell>
          <table:table-cell office:value-type="float" office:value="0.10555" calcext:value-type="float">
            <text:p>0.10555</text:p>
          </table:table-cell>
          <table:table-cell office:value-type="float" office:value="0.0887922" calcext:value-type="float">
            <text:p>0.0887922</text:p>
          </table:table-cell>
          <table:table-cell office:value-type="float" office:value="0.0696409" calcext:value-type="float">
            <text:p>0.0696409</text:p>
          </table:table-cell>
          <table:table-cell office:value-type="float" office:value="0.0541893" calcext:value-type="float">
            <text:p>0.0541893</text:p>
          </table:table-cell>
          <table:table-cell office:value-type="float" office:value="0.0474429" calcext:value-type="float">
            <text:p>0.0474429</text:p>
          </table:table-cell>
          <table:table-cell office:value-type="float" office:value="0.0430903" calcext:value-type="float">
            <text:p>0.0430903</text:p>
          </table:table-cell>
          <table:table-cell table:number-columns-repeated="2" office:value-type="float" office:value="0.0346028" calcext:value-type="float">
            <text:p>0.0346028</text:p>
          </table:table-cell>
          <table:table-cell office:value-type="float" office:value="0.0232862" calcext:value-type="float">
            <text:p>0.0232862</text:p>
          </table:table-cell>
          <table:table-cell office:value-type="float" office:value="0.020457" calcext:value-type="float">
            <text:p>0.020457</text:p>
          </table:table-cell>
          <table:table-cell office:value-type="float" office:value="0.0217628" calcext:value-type="float">
            <text:p>0.0217628</text:p>
          </table:table-cell>
          <table:table-cell office:value-type="float" office:value="0.0130577" calcext:value-type="float">
            <text:p>0.0130577</text:p>
          </table:table-cell>
          <table:table-cell office:value-type="float" office:value="0.0150163" calcext:value-type="float">
            <text:p>0.0150163</text:p>
          </table:table-cell>
          <table:table-cell office:value-type="float" office:value="0.0106638" calcext:value-type="float">
            <text:p>0.0106638</text:p>
          </table:table-cell>
          <table:table-cell office:value-type="float" office:value="0.0115343" calcext:value-type="float">
            <text:p>0.0115343</text:p>
          </table:table-cell>
          <table:table-cell office:value-type="float" office:value="0.0106638" calcext:value-type="float">
            <text:p>0.0106638</text:p>
          </table:table-cell>
          <table:table-cell office:value-type="float" office:value="0.0115343" calcext:value-type="float">
            <text:p>0.0115343</text:p>
          </table:table-cell>
          <table:table-cell office:value-type="float" office:value="0.00631121" calcext:value-type="float">
            <text:p>0.00631121</text:p>
          </table:table-cell>
          <table:table-cell office:value-type="float" office:value="0.00892274" calcext:value-type="float">
            <text:p>0.00892274</text:p>
          </table:table-cell>
          <table:table-cell office:value-type="float" office:value="0.00587595" calcext:value-type="float">
            <text:p>0.00587595</text:p>
          </table:table-cell>
          <table:table-cell office:value-type="float" office:value="0.00652884" calcext:value-type="float">
            <text:p>0.00652884</text:p>
          </table:table-cell>
          <table:table-cell office:value-type="float" office:value="0.00500544" calcext:value-type="float">
            <text:p>0.00500544</text:p>
          </table:table-cell>
          <table:table-cell office:value-type="float" office:value="0.00565832" calcext:value-type="float">
            <text:p>0.00565832</text:p>
          </table:table-cell>
          <table:table-cell office:value-type="float" office:value="0.00326442" calcext:value-type="float">
            <text:p>0.00326442</text:p>
          </table:table-cell>
          <table:table-cell office:value-type="float" office:value="0.00261153" calcext:value-type="float">
            <text:p>0.00261153</text:p>
          </table:table-cell>
          <table:table-cell office:value-type="float" office:value="0.00435256" calcext:value-type="float">
            <text:p>0.00435256</text:p>
          </table:table-cell>
          <table:table-cell office:value-type="float" office:value="0.00282916" calcext:value-type="float">
            <text:p>0.00282916</text:p>
          </table:table-cell>
          <table:table-cell office:value-type="float" office:value="0.00304679" calcext:value-type="float">
            <text:p>0.00304679</text:p>
          </table:table-cell>
          <table:table-cell office:value-type="float" office:value="0.00195865" calcext:value-type="float">
            <text:p>0.00195865</text:p>
          </table:table-cell>
          <table:table-cell office:value-type="float" office:value="0.00217628" calcext:value-type="float">
            <text:p>0.00217628</text:p>
          </table:table-cell>
          <table:table-cell office:value-type="float" office:value="0.00239391" calcext:value-type="float">
            <text:p>0.00239391</text:p>
          </table:table-cell>
          <table:table-cell office:value-type="float" office:value="0.00130577" calcext:value-type="float">
            <text:p>0.00130577</text:p>
          </table:table-cell>
          <table:table-cell office:value-type="float" office:value="0.00174102" calcext:value-type="float">
            <text:p>0.00174102</text:p>
          </table:table-cell>
          <table:table-cell table:number-columns-repeated="2" office:value-type="float" office:value="0.00195865" calcext:value-type="float">
            <text:p>0.00195865</text:p>
          </table:table-cell>
          <table:table-cell office:value-type="float" office:value="0.00174102" calcext:value-type="float">
            <text:p>0.00174102</text:p>
          </table:table-cell>
          <table:table-cell office:value-type="float" office:value="0.00195865" calcext:value-type="float">
            <text:p>0.00195865</text:p>
          </table:table-cell>
          <table:table-cell office:value-type="float" office:value="0.000652884" calcext:value-type="float">
            <text:p>0.000652884</text:p>
          </table:table-cell>
          <table:table-cell office:value-type="float" office:value="0.00152339" calcext:value-type="float">
            <text:p>0.00152339</text:p>
          </table:table-cell>
          <table:table-cell office:value-type="float" office:value="0.000435256" calcext:value-type="float">
            <text:p>0.000435256</text:p>
          </table:table-cell>
          <table:table-cell office:value-type="float" office:value="0.00108814" calcext:value-type="float">
            <text:p>0.00108814</text:p>
          </table:table-cell>
          <table:table-cell office:value-type="float" office:value="0.000217628" calcext:value-type="float">
            <text:p>0.000217628</text:p>
          </table:table-cell>
          <table:table-cell office:value-type="float" office:value="0.000870511" calcext:value-type="float">
            <text:p>0.000870511</text:p>
          </table:table-cell>
          <table:table-cell office:value-type="float" office:value="0.000217628" calcext:value-type="float">
            <text:p>0.000217628</text:p>
          </table:table-cell>
          <table:table-cell office:value-type="float" office:value="0.000652884" calcext:value-type="float">
            <text:p>0.000652884</text:p>
          </table:table-cell>
          <table:table-cell table:number-columns-repeated="2" office:value-type="float" office:value="0.000217628" calcext:value-type="float">
            <text:p>0.000217628</text:p>
          </table:table-cell>
          <table:table-cell table:number-columns-repeated="3" office:value-type="float" office:value="0.000435256" calcext:value-type="float">
            <text:p>0.000435256</text:p>
          </table:table-cell>
          <table:table-cell office:value-type="float" office:value="0.000217628" calcext:value-type="float">
            <text:p>0.000217628</text:p>
          </table:table-cell>
          <table:table-cell table:number-columns-repeated="3" office:value-type="float" office:value="0.000435256" calcext:value-type="float">
            <text:p>0.000435256</text:p>
          </table:table-cell>
          <table:table-cell office:value-type="float" office:value="0" calcext:value-type="float">
            <text:p>0</text:p>
          </table:table-cell>
          <table:table-cell office:value-type="float" office:value="0.000435256" calcext:value-type="float">
            <text:p>0.000435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17628" calcext:value-type="float">
            <text:p>0.00021762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00217628" calcext:value-type="float">
            <text:p>0.000217628</text:p>
          </table:table-cell>
          <table:table-cell office:value-type="float" office:value="0" calcext:value-type="float">
            <text:p>0</text:p>
          </table:table-cell>
          <table:table-cell office:value-type="float" office:value="0.000217628" calcext:value-type="float">
            <text:p>0.000217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17628" calcext:value-type="float">
            <text:p>0.00021762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00217628" calcext:value-type="float">
            <text:p>0.00021762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39" calcext:value-type="float">
            <text:p>17.1139</text:p>
          </table:table-cell>
          <table:table-cell table:formula="of:=SUM([Sheet6.U196:.CW196])" office:value-type="float" office:value="0.107753829" calcext:value-type="float">
            <text:p>0.107753829</text:p>
          </table:table-cell>
          <table:table-cell table:formula="of:=SUM([Sheet6.AE196:.CW196])" office:value-type="float" office:value="0.038880259" calcext:value-type="float">
            <text:p>0.038880259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33526" calcext:value-type="float">
            <text:p>0.133526</text:p>
          </table:table-cell>
          <table:table-cell office:value-type="float" office:value="0.111086" calcext:value-type="float">
            <text:p>0.111086</text:p>
          </table:table-cell>
          <table:table-cell office:value-type="float" office:value="0.0855365" calcext:value-type="float">
            <text:p>0.0855365</text:p>
          </table:table-cell>
          <table:table-cell office:value-type="float" office:value="0.0630971" calcext:value-type="float">
            <text:p>0.0630971</text:p>
          </table:table-cell>
          <table:table-cell office:value-type="float" office:value="0.0546545" calcext:value-type="float">
            <text:p>0.0546545</text:p>
          </table:table-cell>
          <table:table-cell office:value-type="float" office:value="0.0455454" calcext:value-type="float">
            <text:p>0.0455454</text:p>
          </table:table-cell>
          <table:table-cell office:value-type="float" office:value="0.0439902" calcext:value-type="float">
            <text:p>0.0439902</text:p>
          </table:table-cell>
          <table:table-cell office:value-type="float" office:value="0.0357698" calcext:value-type="float">
            <text:p>0.0357698</text:p>
          </table:table-cell>
          <table:table-cell office:value-type="float" office:value="0.0364363" calcext:value-type="float">
            <text:p>0.0364363</text:p>
          </table:table-cell>
          <table:table-cell office:value-type="float" office:value="0.0275494" calcext:value-type="float">
            <text:p>0.0275494</text:p>
          </table:table-cell>
          <table:table-cell office:value-type="float" office:value="0.0206621" calcext:value-type="float">
            <text:p>0.0206621</text:p>
          </table:table-cell>
          <table:table-cell office:value-type="float" office:value="0.016663" calcext:value-type="float">
            <text:p>0.016663</text:p>
          </table:table-cell>
          <table:table-cell office:value-type="float" office:value="0.0188847" calcext:value-type="float">
            <text:p>0.0188847</text:p>
          </table:table-cell>
          <table:table-cell office:value-type="float" office:value="0.0124417" calcext:value-type="float">
            <text:p>0.0124417</text:p>
          </table:table-cell>
          <table:table-cell office:value-type="float" office:value="0.0104421" calcext:value-type="float">
            <text:p>0.0104421</text:p>
          </table:table-cell>
          <table:table-cell office:value-type="float" office:value="0.0139969" calcext:value-type="float">
            <text:p>0.0139969</text:p>
          </table:table-cell>
          <table:table-cell office:value-type="float" office:value="0.00910909" calcext:value-type="float">
            <text:p>0.00910909</text:p>
          </table:table-cell>
          <table:table-cell table:number-columns-repeated="2" office:value-type="float" office:value="0.00955343" calcext:value-type="float">
            <text:p>0.00955343</text:p>
          </table:table-cell>
          <table:table-cell table:number-columns-repeated="2" office:value-type="float" office:value="0.00777605" calcext:value-type="float">
            <text:p>0.00777605</text:p>
          </table:table-cell>
          <table:table-cell table:number-columns-repeated="2" office:value-type="float" office:value="0.00644301" calcext:value-type="float">
            <text:p>0.00644301</text:p>
          </table:table-cell>
          <table:table-cell office:value-type="float" office:value="0.00422128" calcext:value-type="float">
            <text:p>0.00422128</text:p>
          </table:table-cell>
          <table:table-cell office:value-type="float" office:value="0.00333259" calcext:value-type="float">
            <text:p>0.00333259</text:p>
          </table:table-cell>
          <table:table-cell office:value-type="float" office:value="0.00466563" calcext:value-type="float">
            <text:p>0.00466563</text:p>
          </table:table-cell>
          <table:table-cell office:value-type="float" office:value="0.00599867" calcext:value-type="float">
            <text:p>0.00599867</text:p>
          </table:table-cell>
          <table:table-cell office:value-type="float" office:value="0.00422128" calcext:value-type="float">
            <text:p>0.00422128</text:p>
          </table:table-cell>
          <table:table-cell office:value-type="float" office:value="0.00222173" calcext:value-type="float">
            <text:p>0.00222173</text:p>
          </table:table-cell>
          <table:table-cell office:value-type="float" office:value="0.00133304" calcext:value-type="float">
            <text:p>0.00133304</text:p>
          </table:table-cell>
          <table:table-cell office:value-type="float" office:value="0.00311042" calcext:value-type="float">
            <text:p>0.00311042</text:p>
          </table:table-cell>
          <table:table-cell office:value-type="float" office:value="0.00222173" calcext:value-type="float">
            <text:p>0.00222173</text:p>
          </table:table-cell>
          <table:table-cell office:value-type="float" office:value="0.000888691" calcext:value-type="float">
            <text:p>0.000888691</text:p>
          </table:table-cell>
          <table:table-cell office:value-type="float" office:value="0.00266607" calcext:value-type="float">
            <text:p>0.00266607</text:p>
          </table:table-cell>
          <table:table-cell office:value-type="float" office:value="0.00199956" calcext:value-type="float">
            <text:p>0.00199956</text:p>
          </table:table-cell>
          <table:table-cell office:value-type="float" office:value="0.00155521" calcext:value-type="float">
            <text:p>0.00155521</text:p>
          </table:table-cell>
          <table:table-cell office:value-type="float" office:value="0.00133304" calcext:value-type="float">
            <text:p>0.00133304</text:p>
          </table:table-cell>
          <table:table-cell office:value-type="float" office:value="0.000888691" calcext:value-type="float">
            <text:p>0.000888691</text:p>
          </table:table-cell>
          <table:table-cell office:value-type="float" office:value="0.00133304" calcext:value-type="float">
            <text:p>0.00133304</text:p>
          </table:table-cell>
          <table:table-cell office:value-type="float" office:value="0.000444346" calcext:value-type="float">
            <text:p>0.000444346</text:p>
          </table:table-cell>
          <table:table-cell office:value-type="float" office:value="0.000888691" calcext:value-type="float">
            <text:p>0.000888691</text:p>
          </table:table-cell>
          <table:table-cell office:value-type="float" office:value="0.000666519" calcext:value-type="float">
            <text:p>0.000666519</text:p>
          </table:table-cell>
          <table:table-cell office:value-type="float" office:value="0.000444346" calcext:value-type="float">
            <text:p>0.000444346</text:p>
          </table:table-cell>
          <table:table-cell office:value-type="float" office:value="0.000222173" calcext:value-type="float">
            <text:p>0.000222173</text:p>
          </table:table-cell>
          <table:table-cell office:value-type="float" office:value="0.000444346" calcext:value-type="float">
            <text:p>0.000444346</text:p>
          </table:table-cell>
          <table:table-cell table:number-columns-repeated="2" office:value-type="float" office:value="0.000222173" calcext:value-type="float">
            <text:p>0.000222173</text:p>
          </table:table-cell>
          <table:table-cell office:value-type="float" office:value="0" calcext:value-type="float">
            <text:p>0</text:p>
          </table:table-cell>
          <table:table-cell office:value-type="float" office:value="0.000444346" calcext:value-type="float">
            <text:p>0.000444346</text:p>
          </table:table-cell>
          <table:table-cell office:value-type="float" office:value="0.000666519" calcext:value-type="float">
            <text:p>0.0006665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444346" calcext:value-type="float">
            <text:p>0.000444346</text:p>
          </table:table-cell>
          <table:table-cell office:value-type="float" office:value="0.000222173" calcext:value-type="float">
            <text:p>0.000222173</text:p>
          </table:table-cell>
          <table:table-cell office:value-type="float" office:value="0.00111086" calcext:value-type="float">
            <text:p>0.00111086</text:p>
          </table:table-cell>
          <table:table-cell office:value-type="float" office:value="0.000222173" calcext:value-type="float">
            <text:p>0.000222173</text:p>
          </table:table-cell>
          <table:table-cell office:value-type="float" office:value="0" calcext:value-type="float">
            <text:p>0</text:p>
          </table:table-cell>
          <table:table-cell office:value-type="float" office:value="0.000222173" calcext:value-type="float">
            <text:p>0.000222173</text:p>
          </table:table-cell>
          <table:table-cell office:value-type="float" office:value="0.000444346" calcext:value-type="float">
            <text:p>0.0004443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22173" calcext:value-type="float">
            <text:p>0.000222173</text:p>
          </table:table-cell>
          <table:table-cell office:value-type="float" office:value="0" calcext:value-type="float">
            <text:p>0</text:p>
          </table:table-cell>
          <table:table-cell office:value-type="float" office:value="0.000444346" calcext:value-type="float">
            <text:p>0.000444346</text:p>
          </table:table-cell>
          <table:table-cell office:value-type="float" office:value="0" calcext:value-type="float">
            <text:p>0</text:p>
          </table:table-cell>
          <table:table-cell office:value-type="float" office:value="0.000222173" calcext:value-type="float">
            <text:p>0.0002221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22173" calcext:value-type="float">
            <text:p>0.00022217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22173" calcext:value-type="float">
            <text:p>0.00022217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37" calcext:value-type="float">
            <text:p>17.1437</text:p>
          </table:table-cell>
          <table:table-cell table:formula="of:=SUM([Sheet6.U197:.CW197])" office:value-type="float" office:value="0.106973598" calcext:value-type="float">
            <text:p>0.106973598</text:p>
          </table:table-cell>
          <table:table-cell table:formula="of:=SUM([Sheet6.AE197:.CW197])" office:value-type="float" office:value="0.039268768" calcext:value-type="float">
            <text:p>0.039268768</text:p>
          </table:table-cell>
          <table:table-cell office:value-type="float" office:value="0.112841" calcext:value-type="float">
            <text:p>0.112841</text:p>
          </table:table-cell>
          <table:table-cell office:value-type="float" office:value="0.128639" calcext:value-type="float">
            <text:p>0.128639</text:p>
          </table:table-cell>
          <table:table-cell office:value-type="float" office:value="0.106071" calcext:value-type="float">
            <text:p>0.106071</text:p>
          </table:table-cell>
          <table:table-cell office:value-type="float" office:value="0.0848567" calcext:value-type="float">
            <text:p>0.0848567</text:p>
          </table:table-cell>
          <table:table-cell office:value-type="float" office:value="0.0658993" calcext:value-type="float">
            <text:p>0.0658993</text:p>
          </table:table-cell>
          <table:table-cell office:value-type="float" office:value="0.0498759" calcext:value-type="float">
            <text:p>0.0498759</text:p>
          </table:table-cell>
          <table:table-cell office:value-type="float" office:value="0.046265" calcext:value-type="float">
            <text:p>0.046265</text:p>
          </table:table-cell>
          <table:table-cell office:value-type="float" office:value="0.0478447" calcext:value-type="float">
            <text:p>0.0478447</text:p>
          </table:table-cell>
          <table:table-cell office:value-type="float" office:value="0.0336267" calcext:value-type="float">
            <text:p>0.0336267</text:p>
          </table:table-cell>
          <table:table-cell office:value-type="float" office:value="0.0352065" calcext:value-type="float">
            <text:p>0.0352065</text:p>
          </table:table-cell>
          <table:table-cell office:value-type="float" office:value="0.0304672" calcext:value-type="float">
            <text:p>0.0304672</text:p>
          </table:table-cell>
          <table:table-cell office:value-type="float" office:value="0.0214399" calcext:value-type="float">
            <text:p>0.0214399</text:p>
          </table:table-cell>
          <table:table-cell office:value-type="float" office:value="0.0189573" calcext:value-type="float">
            <text:p>0.0189573</text:p>
          </table:table-cell>
          <table:table-cell office:value-type="float" office:value="0.0171519" calcext:value-type="float">
            <text:p>0.0171519</text:p>
          </table:table-cell>
          <table:table-cell office:value-type="float" office:value="0.0169262" calcext:value-type="float">
            <text:p>0.0169262</text:p>
          </table:table-cell>
          <table:table-cell office:value-type="float" office:value="0.0108328" calcext:value-type="float">
            <text:p>0.0108328</text:p>
          </table:table-cell>
          <table:table-cell office:value-type="float" office:value="0.0124125" calcext:value-type="float">
            <text:p>0.0124125</text:p>
          </table:table-cell>
          <table:table-cell office:value-type="float" office:value="0.0106071" calcext:value-type="float">
            <text:p>0.0106071</text:p>
          </table:table-cell>
          <table:table-cell office:value-type="float" office:value="0.00744753" calcext:value-type="float">
            <text:p>0.00744753</text:p>
          </table:table-cell>
          <table:table-cell office:value-type="float" office:value="0.00857594" calcext:value-type="float">
            <text:p>0.00857594</text:p>
          </table:table-cell>
          <table:table-cell office:value-type="float" office:value="0.00812458" calcext:value-type="float">
            <text:p>0.00812458</text:p>
          </table:table-cell>
          <table:table-cell office:value-type="float" office:value="0.00722185" calcext:value-type="float">
            <text:p>0.00722185</text:p>
          </table:table-cell>
          <table:table-cell office:value-type="float" office:value="0.00586775" calcext:value-type="float">
            <text:p>0.00586775</text:p>
          </table:table-cell>
          <table:table-cell office:value-type="float" office:value="0.00609343" calcext:value-type="float">
            <text:p>0.00609343</text:p>
          </table:table-cell>
          <table:table-cell office:value-type="float" office:value="0.00564207" calcext:value-type="float">
            <text:p>0.00564207</text:p>
          </table:table-cell>
          <table:table-cell office:value-type="float" office:value="0.00338524" calcext:value-type="float">
            <text:p>0.00338524</text:p>
          </table:table-cell>
          <table:table-cell office:value-type="float" office:value="0.00473934" calcext:value-type="float">
            <text:p>0.00473934</text:p>
          </table:table-cell>
          <table:table-cell office:value-type="float" office:value="0.0051907" calcext:value-type="float">
            <text:p>0.0051907</text:p>
          </table:table-cell>
          <table:table-cell office:value-type="float" office:value="0.00338524" calcext:value-type="float">
            <text:p>0.00338524</text:p>
          </table:table-cell>
          <table:table-cell office:value-type="float" office:value="0.00361092" calcext:value-type="float">
            <text:p>0.00361092</text:p>
          </table:table-cell>
          <table:table-cell table:number-columns-repeated="2" office:value-type="float" office:value="0.00270819" calcext:value-type="float">
            <text:p>0.00270819</text:p>
          </table:table-cell>
          <table:table-cell office:value-type="float" office:value="0.00180546" calcext:value-type="float">
            <text:p>0.00180546</text:p>
          </table:table-cell>
          <table:table-cell office:value-type="float" office:value="0.00203114" calcext:value-type="float">
            <text:p>0.00203114</text:p>
          </table:table-cell>
          <table:table-cell office:value-type="float" office:value="0.00180546" calcext:value-type="float">
            <text:p>0.00180546</text:p>
          </table:table-cell>
          <table:table-cell office:value-type="float" office:value="0.00225683" calcext:value-type="float">
            <text:p>0.00225683</text:p>
          </table:table-cell>
          <table:table-cell table:number-columns-repeated="2" office:value-type="float" office:value="0.000902731" calcext:value-type="float">
            <text:p>0.000902731</text:p>
          </table:table-cell>
          <table:table-cell table:number-columns-repeated="2" office:value-type="float" office:value="0.00112841" calcext:value-type="float">
            <text:p>0.00112841</text:p>
          </table:table-cell>
          <table:table-cell table:number-columns-repeated="2" office:value-type="float" office:value="0.000677048" calcext:value-type="float">
            <text:p>0.000677048</text:p>
          </table:table-cell>
          <table:table-cell office:value-type="float" office:value="0.000451365" calcext:value-type="float">
            <text:p>0.000451365</text:p>
          </table:table-cell>
          <table:table-cell table:number-columns-repeated="2" office:value-type="float" office:value="0.000225683" calcext:value-type="float">
            <text:p>0.000225683</text:p>
          </table:table-cell>
          <table:table-cell table:number-columns-repeated="2" office:value-type="float" office:value="0.000677048" calcext:value-type="float">
            <text:p>0.000677048</text:p>
          </table:table-cell>
          <table:table-cell table:number-columns-repeated="2" office:value-type="float" office:value="0.000225683" calcext:value-type="float">
            <text:p>0.000225683</text:p>
          </table:table-cell>
          <table:table-cell office:value-type="float" office:value="0.000677048" calcext:value-type="float">
            <text:p>0.000677048</text:p>
          </table:table-cell>
          <table:table-cell office:value-type="float" office:value="0.000225683" calcext:value-type="float">
            <text:p>0.000225683</text:p>
          </table:table-cell>
          <table:table-cell office:value-type="float" office:value="0.000677048" calcext:value-type="float">
            <text:p>0.000677048</text:p>
          </table:table-cell>
          <table:table-cell table:number-columns-repeated="4" office:value-type="float" office:value="0.000451365" calcext:value-type="float">
            <text:p>0.000451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51365" calcext:value-type="float">
            <text:p>0.0004513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51365" calcext:value-type="float">
            <text:p>0.000451365</text:p>
          </table:table-cell>
          <table:table-cell office:value-type="float" office:value="0.000225683" calcext:value-type="float">
            <text:p>0.000225683</text:p>
          </table:table-cell>
          <table:table-cell office:value-type="float" office:value="0" calcext:value-type="float">
            <text:p>0</text:p>
          </table:table-cell>
          <table:table-cell office:value-type="float" office:value="0.000225683" calcext:value-type="float">
            <text:p>0.000225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25683" calcext:value-type="float">
            <text:p>0.0002256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225683" calcext:value-type="float">
            <text:p>0.000225683</text:p>
          </table:table-cell>
          <table:table-cell office:value-type="float" office:value="0" calcext:value-type="float">
            <text:p>0</text:p>
          </table:table-cell>
          <table:table-cell office:value-type="float" office:value="0.000225683" calcext:value-type="float">
            <text:p>0.0002256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25683" calcext:value-type="float">
            <text:p>0.00022568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35" calcext:value-type="float">
            <text:p>17.1735</text:p>
          </table:table-cell>
          <table:table-cell table:formula="of:=SUM([Sheet6.U198:.CW198])" office:value-type="float" office:value="0.106970329" calcext:value-type="float">
            <text:p>0.106970329</text:p>
          </table:table-cell>
          <table:table-cell table:formula="of:=SUM([Sheet6.AE198:.CW198])" office:value-type="float" office:value="0.041637919" calcext:value-type="float">
            <text:p>0.041637919</text:p>
          </table:table-cell>
          <table:table-cell office:value-type="float" office:value="0.109961" calcext:value-type="float">
            <text:p>0.109961</text:p>
          </table:table-cell>
          <table:table-cell office:value-type="float" office:value="0.133195" calcext:value-type="float">
            <text:p>0.133195</text:p>
          </table:table-cell>
          <table:table-cell office:value-type="float" office:value="0.10306" calcext:value-type="float">
            <text:p>0.10306</text:p>
          </table:table-cell>
          <table:table-cell office:value-type="float" office:value="0.0851162" calcext:value-type="float">
            <text:p>0.0851162</text:p>
          </table:table-cell>
          <table:table-cell office:value-type="float" office:value="0.0634921" calcext:value-type="float">
            <text:p>0.0634921</text:p>
          </table:table-cell>
          <table:table-cell office:value-type="float" office:value="0.0547504" calcext:value-type="float">
            <text:p>0.0547504</text:p>
          </table:table-cell>
          <table:table-cell office:value-type="float" office:value="0.0460087" calcext:value-type="float">
            <text:p>0.0460087</text:p>
          </table:table-cell>
          <table:table-cell office:value-type="float" office:value="0.0508397" calcext:value-type="float">
            <text:p>0.0508397</text:p>
          </table:table-cell>
          <table:table-cell office:value-type="float" office:value="0.0335864" calcext:value-type="float">
            <text:p>0.0335864</text:p>
          </table:table-cell>
          <table:table-cell office:value-type="float" office:value="0.0340465" calcext:value-type="float">
            <text:p>0.0340465</text:p>
          </table:table-cell>
          <table:table-cell office:value-type="float" office:value="0.0255349" calcext:value-type="float">
            <text:p>0.0255349</text:p>
          </table:table-cell>
          <table:table-cell office:value-type="float" office:value="0.0234645" calcext:value-type="float">
            <text:p>0.0234645</text:p>
          </table:table-cell>
          <table:table-cell office:value-type="float" office:value="0.0213941" calcext:value-type="float">
            <text:p>0.0213941</text:p>
          </table:table-cell>
          <table:table-cell office:value-type="float" office:value="0.0174833" calcext:value-type="float">
            <text:p>0.0174833</text:p>
          </table:table-cell>
          <table:table-cell office:value-type="float" office:value="0.0135726" calcext:value-type="float">
            <text:p>0.0135726</text:p>
          </table:table-cell>
          <table:table-cell office:value-type="float" office:value="0.0121923" calcext:value-type="float">
            <text:p>0.0121923</text:p>
          </table:table-cell>
          <table:table-cell office:value-type="float" office:value="0.0128824" calcext:value-type="float">
            <text:p>0.0128824</text:p>
          </table:table-cell>
          <table:table-cell office:value-type="float" office:value="0.010582" calcext:value-type="float">
            <text:p>0.010582</text:p>
          </table:table-cell>
          <table:table-cell office:value-type="float" office:value="0.00598114" calcext:value-type="float">
            <text:p>0.00598114</text:p>
          </table:table-cell>
          <table:table-cell office:value-type="float" office:value="0.00782149" calcext:value-type="float">
            <text:p>0.00782149</text:p>
          </table:table-cell>
          <table:table-cell office:value-type="float" office:value="0.00989188" calcext:value-type="float">
            <text:p>0.00989188</text:p>
          </table:table-cell>
          <table:table-cell office:value-type="float" office:value="0.00690131" calcext:value-type="float">
            <text:p>0.00690131</text:p>
          </table:table-cell>
          <table:table-cell office:value-type="float" office:value="0.00460087" calcext:value-type="float">
            <text:p>0.00460087</text:p>
          </table:table-cell>
          <table:table-cell office:value-type="float" office:value="0.00690131" calcext:value-type="float">
            <text:p>0.00690131</text:p>
          </table:table-cell>
          <table:table-cell office:value-type="float" office:value="0.00621118" calcext:value-type="float">
            <text:p>0.00621118</text:p>
          </table:table-cell>
          <table:table-cell office:value-type="float" office:value="0.00230044" calcext:value-type="float">
            <text:p>0.00230044</text:p>
          </table:table-cell>
          <table:table-cell office:value-type="float" office:value="0.00414079" calcext:value-type="float">
            <text:p>0.00414079</text:p>
          </table:table-cell>
          <table:table-cell office:value-type="float" office:value="0.00667127" calcext:value-type="float">
            <text:p>0.00667127</text:p>
          </table:table-cell>
          <table:table-cell office:value-type="float" office:value="0.00414079" calcext:value-type="float">
            <text:p>0.00414079</text:p>
          </table:table-cell>
          <table:table-cell table:number-columns-repeated="2" office:value-type="float" office:value="0.00253048" calcext:value-type="float">
            <text:p>0.00253048</text:p>
          </table:table-cell>
          <table:table-cell office:value-type="float" office:value="0.00230044" calcext:value-type="float">
            <text:p>0.00230044</text:p>
          </table:table-cell>
          <table:table-cell office:value-type="float" office:value="0.00299057" calcext:value-type="float">
            <text:p>0.00299057</text:p>
          </table:table-cell>
          <table:table-cell office:value-type="float" office:value="0.00207039" calcext:value-type="float">
            <text:p>0.00207039</text:p>
          </table:table-cell>
          <table:table-cell office:value-type="float" office:value="0.00230044" calcext:value-type="float">
            <text:p>0.00230044</text:p>
          </table:table-cell>
          <table:table-cell office:value-type="float" office:value="0.00138026" calcext:value-type="float">
            <text:p>0.00138026</text:p>
          </table:table-cell>
          <table:table-cell office:value-type="float" office:value="0.00161031" calcext:value-type="float">
            <text:p>0.00161031</text:p>
          </table:table-cell>
          <table:table-cell office:value-type="float" office:value="0.00184035" calcext:value-type="float">
            <text:p>0.00184035</text:p>
          </table:table-cell>
          <table:table-cell office:value-type="float" office:value="0.000690131" calcext:value-type="float">
            <text:p>0.000690131</text:p>
          </table:table-cell>
          <table:table-cell office:value-type="float" office:value="0.00138026" calcext:value-type="float">
            <text:p>0.00138026</text:p>
          </table:table-cell>
          <table:table-cell office:value-type="float" office:value="0.000920175" calcext:value-type="float">
            <text:p>0.000920175</text:p>
          </table:table-cell>
          <table:table-cell office:value-type="float" office:value="0.000230044" calcext:value-type="float">
            <text:p>0.000230044</text:p>
          </table:table-cell>
          <table:table-cell office:value-type="float" office:value="0.000460087" calcext:value-type="float">
            <text:p>0.000460087</text:p>
          </table:table-cell>
          <table:table-cell office:value-type="float" office:value="0.000230044" calcext:value-type="float">
            <text:p>0.000230044</text:p>
          </table:table-cell>
          <table:table-cell office:value-type="float" office:value="0.000690131" calcext:value-type="float">
            <text:p>0.000690131</text:p>
          </table:table-cell>
          <table:table-cell table:number-columns-repeated="2" office:value-type="float" office:value="0.000460087" calcext:value-type="float">
            <text:p>0.000460087</text:p>
          </table:table-cell>
          <table:table-cell office:value-type="float" office:value="0.000690131" calcext:value-type="float">
            <text:p>0.000690131</text:p>
          </table:table-cell>
          <table:table-cell table:number-columns-repeated="2" office:value-type="float" office:value="0.000460087" calcext:value-type="float">
            <text:p>0.000460087</text:p>
          </table:table-cell>
          <table:table-cell office:value-type="float" office:value="0.000230044" calcext:value-type="float">
            <text:p>0.000230044</text:p>
          </table:table-cell>
          <table:table-cell table:number-columns-repeated="3" office:value-type="float" office:value="0.000460087" calcext:value-type="float">
            <text:p>0.000460087</text:p>
          </table:table-cell>
          <table:table-cell table:number-columns-repeated="2" office:value-type="float" office:value="0.000230044" calcext:value-type="float">
            <text:p>0.0002300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30044" calcext:value-type="float">
            <text:p>0.000230044</text:p>
          </table:table-cell>
          <table:table-cell office:value-type="float" office:value="0.000460087" calcext:value-type="float">
            <text:p>0.0004600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30044" calcext:value-type="float">
            <text:p>0.000230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30044" calcext:value-type="float">
            <text:p>0.0002300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00230044" calcext:value-type="float">
            <text:p>0.0002300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30044" calcext:value-type="float">
            <text:p>0.00023004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33" calcext:value-type="float">
            <text:p>17.2033</text:p>
          </table:table-cell>
          <table:table-cell table:formula="of:=SUM([Sheet6.U199:.CW199])" office:value-type="float" office:value="0.10829378" calcext:value-type="float">
            <text:p>0.10829378</text:p>
          </table:table-cell>
          <table:table-cell table:formula="of:=SUM([Sheet6.AE199:.CW199])" office:value-type="float" office:value="0.04241706" calcext:value-type="float">
            <text:p>0.04241706</text:p>
          </table:table-cell>
          <table:table-cell office:value-type="float" office:value="0.114218" calcext:value-type="float">
            <text:p>0.114218</text:p>
          </table:table-cell>
          <table:table-cell office:value-type="float" office:value="0.125592" calcext:value-type="float">
            <text:p>0.125592</text:p>
          </table:table-cell>
          <table:table-cell office:value-type="float" office:value="0.101185" calcext:value-type="float">
            <text:p>0.101185</text:p>
          </table:table-cell>
          <table:table-cell office:value-type="float" office:value="0.0829384" calcext:value-type="float">
            <text:p>0.0829384</text:p>
          </table:table-cell>
          <table:table-cell office:value-type="float" office:value="0.0668246" calcext:value-type="float">
            <text:p>0.0668246</text:p>
          </table:table-cell>
          <table:table-cell table:number-columns-repeated="2" office:value-type="float" office:value="0.0533175" calcext:value-type="float">
            <text:p>0.0533175</text:p>
          </table:table-cell>
          <table:table-cell office:value-type="float" office:value="0.0462085" calcext:value-type="float">
            <text:p>0.0462085</text:p>
          </table:table-cell>
          <table:table-cell office:value-type="float" office:value="0.0393365" calcext:value-type="float">
            <text:p>0.0393365</text:p>
          </table:table-cell>
          <table:table-cell office:value-type="float" office:value="0.0317536" calcext:value-type="float">
            <text:p>0.0317536</text:p>
          </table:table-cell>
          <table:table-cell office:value-type="float" office:value="0.0263033" calcext:value-type="float">
            <text:p>0.0263033</text:p>
          </table:table-cell>
          <table:table-cell office:value-type="float" office:value="0.0265403" calcext:value-type="float">
            <text:p>0.0265403</text:p>
          </table:table-cell>
          <table:table-cell office:value-type="float" office:value="0.0203791" calcext:value-type="float">
            <text:p>0.0203791</text:p>
          </table:table-cell>
          <table:table-cell office:value-type="float" office:value="0.0161137" calcext:value-type="float">
            <text:p>0.0161137</text:p>
          </table:table-cell>
          <table:table-cell office:value-type="float" office:value="0.0135071" calcext:value-type="float">
            <text:p>0.0135071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09005" calcext:value-type="float">
            <text:p>0.0109005</text:p>
          </table:table-cell>
          <table:table-cell office:value-type="float" office:value="0.0104265" calcext:value-type="float">
            <text:p>0.0104265</text:p>
          </table:table-cell>
          <table:table-cell office:value-type="float" office:value="0.0063981" calcext:value-type="float">
            <text:p>0.0063981</text:p>
          </table:table-cell>
          <table:table-cell office:value-type="float" office:value="0.0106635" calcext:value-type="float">
            <text:p>0.0106635</text:p>
          </table:table-cell>
          <table:table-cell office:value-type="float" office:value="0.00734597" calcext:value-type="float">
            <text:p>0.00734597</text:p>
          </table:table-cell>
          <table:table-cell office:value-type="float" office:value="0.0063981" calcext:value-type="float">
            <text:p>0.0063981</text:p>
          </table:table-cell>
          <table:table-cell office:value-type="float" office:value="0.0056872" calcext:value-type="float">
            <text:p>0.0056872</text:p>
          </table:table-cell>
          <table:table-cell office:value-type="float" office:value="0.007109" calcext:value-type="float">
            <text:p>0.007109</text:p>
          </table:table-cell>
          <table:table-cell office:value-type="float" office:value="0.00450237" calcext:value-type="float">
            <text:p>0.00450237</text:p>
          </table:table-cell>
          <table:table-cell office:value-type="float" office:value="0.00331754" calcext:value-type="float">
            <text:p>0.00331754</text:p>
          </table:table-cell>
          <table:table-cell office:value-type="float" office:value="0.00402844" calcext:value-type="float">
            <text:p>0.00402844</text:p>
          </table:table-cell>
          <table:table-cell office:value-type="float" office:value="0.00687204" calcext:value-type="float">
            <text:p>0.00687204</text:p>
          </table:table-cell>
          <table:table-cell office:value-type="float" office:value="0.00450237" calcext:value-type="float">
            <text:p>0.00450237</text:p>
          </table:table-cell>
          <table:table-cell office:value-type="float" office:value="0.0028436" calcext:value-type="float">
            <text:p>0.0028436</text:p>
          </table:table-cell>
          <table:table-cell office:value-type="float" office:value="0.00308057" calcext:value-type="float">
            <text:p>0.00308057</text:p>
          </table:table-cell>
          <table:table-cell office:value-type="float" office:value="0.0028436" calcext:value-type="float">
            <text:p>0.0028436</text:p>
          </table:table-cell>
          <table:table-cell office:value-type="float" office:value="0.00331754" calcext:value-type="float">
            <text:p>0.00331754</text:p>
          </table:table-cell>
          <table:table-cell table:number-columns-repeated="2" office:value-type="float" office:value="0.0021327" calcext:value-type="float">
            <text:p>0.0021327</text:p>
          </table:table-cell>
          <table:table-cell office:value-type="float" office:value="0.00165877" calcext:value-type="float">
            <text:p>0.00165877</text:p>
          </table:table-cell>
          <table:table-cell office:value-type="float" office:value="0.00189573" calcext:value-type="float">
            <text:p>0.00189573</text:p>
          </table:table-cell>
          <table:table-cell office:value-type="float" office:value="0.0007109" calcext:value-type="float">
            <text:p>0.0007109</text:p>
          </table:table-cell>
          <table:table-cell office:value-type="float" office:value="0.0021327" calcext:value-type="float">
            <text:p>0.0021327</text:p>
          </table:table-cell>
          <table:table-cell office:value-type="float" office:value="0" calcext:value-type="float">
            <text:p>0</text:p>
          </table:table-cell>
          <table:table-cell office:value-type="float" office:value="0.0007109" calcext:value-type="float">
            <text:p>0.0007109</text:p>
          </table:table-cell>
          <table:table-cell office:value-type="float" office:value="0.000473934" calcext:value-type="float">
            <text:p>0.000473934</text:p>
          </table:table-cell>
          <table:table-cell office:value-type="float" office:value="0" calcext:value-type="float">
            <text:p>0</text:p>
          </table:table-cell>
          <table:table-cell office:value-type="float" office:value="0.0014218" calcext:value-type="float">
            <text:p>0.0014218</text:p>
          </table:table-cell>
          <table:table-cell office:value-type="float" office:value="0.0007109" calcext:value-type="float">
            <text:p>0.0007109</text:p>
          </table:table-cell>
          <table:table-cell table:number-columns-repeated="2" office:value-type="float" office:value="0.000473934" calcext:value-type="float">
            <text:p>0.000473934</text:p>
          </table:table-cell>
          <table:table-cell office:value-type="float" office:value="0.0007109" calcext:value-type="float">
            <text:p>0.0007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36967" calcext:value-type="float">
            <text:p>0.000236967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00236967" calcext:value-type="float">
            <text:p>0.000236967</text:p>
          </table:table-cell>
          <table:table-cell office:value-type="float" office:value="0" calcext:value-type="float">
            <text:p>0</text:p>
          </table:table-cell>
          <table:table-cell office:value-type="float" office:value="0.000473934" calcext:value-type="float">
            <text:p>0.000473934</text:p>
          </table:table-cell>
          <table:table-cell office:value-type="float" office:value="0.000236967" calcext:value-type="float">
            <text:p>0.0002369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236967" calcext:value-type="float">
            <text:p>0.000236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36967" calcext:value-type="float">
            <text:p>0.0002369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00236967" calcext:value-type="float">
            <text:p>0.00023696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00236967" calcext:value-type="float">
            <text:p>0.000236967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31" calcext:value-type="float">
            <text:p>17.2331</text:p>
          </table:table-cell>
          <table:table-cell table:formula="of:=SUM([Sheet6.U200:.CW200])" office:value-type="float" office:value="0.112436141" calcext:value-type="float">
            <text:p>0.112436141</text:p>
          </table:table-cell>
          <table:table-cell table:formula="of:=SUM([Sheet6.AE200:.CW200])" office:value-type="float" office:value="0.040885891" calcext:value-type="float">
            <text:p>0.040885891</text:p>
          </table:table-cell>
          <table:table-cell office:value-type="float" office:value="0.111706" calcext:value-type="float">
            <text:p>0.111706</text:p>
          </table:table-cell>
          <table:table-cell office:value-type="float" office:value="0.128498" calcext:value-type="float">
            <text:p>0.128498</text:p>
          </table:table-cell>
          <table:table-cell office:value-type="float" office:value="0.0941835" calcext:value-type="float">
            <text:p>0.0941835</text:p>
          </table:table-cell>
          <table:table-cell office:value-type="float" office:value="0.0769044" calcext:value-type="float">
            <text:p>0.0769044</text:p>
          </table:table-cell>
          <table:table-cell office:value-type="float" office:value="0.0732538" calcext:value-type="float">
            <text:p>0.0732538</text:p>
          </table:table-cell>
          <table:table-cell office:value-type="float" office:value="0.0584084" calcext:value-type="float">
            <text:p>0.0584084</text:p>
          </table:table-cell>
          <table:table-cell office:value-type="float" office:value="0.0503772" calcext:value-type="float">
            <text:p>0.0503772</text:p>
          </table:table-cell>
          <table:table-cell office:value-type="float" office:value="0.0459966" calcext:value-type="float">
            <text:p>0.0459966</text:p>
          </table:table-cell>
          <table:table-cell office:value-type="float" office:value="0.0408859" calcext:value-type="float">
            <text:p>0.0408859</text:p>
          </table:table-cell>
          <table:table-cell office:value-type="float" office:value="0.0333414" calcext:value-type="float">
            <text:p>0.0333414</text:p>
          </table:table-cell>
          <table:table-cell office:value-type="float" office:value="0.0279873" calcext:value-type="float">
            <text:p>0.0279873</text:p>
          </table:table-cell>
          <table:table-cell office:value-type="float" office:value="0.0282307" calcext:value-type="float">
            <text:p>0.0282307</text:p>
          </table:table-cell>
          <table:table-cell office:value-type="float" office:value="0.0199562" calcext:value-type="float">
            <text:p>0.0199562</text:p>
          </table:table-cell>
          <table:table-cell office:value-type="float" office:value="0.0150888" calcext:value-type="float">
            <text:p>0.0150888</text:p>
          </table:table-cell>
          <table:table-cell office:value-type="float" office:value="0.013872" calcext:value-type="float">
            <text:p>0.013872</text:p>
          </table:table-cell>
          <table:table-cell office:value-type="float" office:value="0.0116817" calcext:value-type="float">
            <text:p>0.0116817</text:p>
          </table:table-cell>
          <table:table-cell office:value-type="float" office:value="0.0104648" calcext:value-type="float">
            <text:p>0.0104648</text:p>
          </table:table-cell>
          <table:table-cell office:value-type="float" office:value="0.0099781" calcext:value-type="float">
            <text:p>0.0099781</text:p>
          </table:table-cell>
          <table:table-cell office:value-type="float" office:value="0.0111949" calcext:value-type="float">
            <text:p>0.0111949</text:p>
          </table:table-cell>
          <table:table-cell office:value-type="float" office:value="0.0109516" calcext:value-type="float">
            <text:p>0.0109516</text:p>
          </table:table-cell>
          <table:table-cell office:value-type="float" office:value="0.00778778" calcext:value-type="float">
            <text:p>0.00778778</text:p>
          </table:table-cell>
          <table:table-cell table:number-columns-repeated="2" office:value-type="float" office:value="0.0053541" calcext:value-type="float">
            <text:p>0.0053541</text:p>
          </table:table-cell>
          <table:table-cell office:value-type="float" office:value="0.00681431" calcext:value-type="float">
            <text:p>0.00681431</text:p>
          </table:table-cell>
          <table:table-cell table:number-columns-repeated="2" office:value-type="float" office:value="0.00413726" calcext:value-type="float">
            <text:p>0.00413726</text:p>
          </table:table-cell>
          <table:table-cell office:value-type="float" office:value="0.00584084" calcext:value-type="float">
            <text:p>0.00584084</text:p>
          </table:table-cell>
          <table:table-cell office:value-type="float" office:value="0.00681431" calcext:value-type="float">
            <text:p>0.00681431</text:p>
          </table:table-cell>
          <table:table-cell table:number-columns-repeated="4" office:value-type="float" office:value="0.00340716" calcext:value-type="float">
            <text:p>0.00340716</text:p>
          </table:table-cell>
          <table:table-cell office:value-type="float" office:value="0.00292042" calcext:value-type="float">
            <text:p>0.00292042</text:p>
          </table:table-cell>
          <table:table-cell office:value-type="float" office:value="0.00170358" calcext:value-type="float">
            <text:p>0.00170358</text:p>
          </table:table-cell>
          <table:table-cell table:number-columns-repeated="2" office:value-type="float" office:value="0.00146021" calcext:value-type="float">
            <text:p>0.00146021</text:p>
          </table:table-cell>
          <table:table-cell office:value-type="float" office:value="0.00194695" calcext:value-type="float">
            <text:p>0.00194695</text:p>
          </table:table-cell>
          <table:table-cell office:value-type="float" office:value="0.000486736" calcext:value-type="float">
            <text:p>0.000486736</text:p>
          </table:table-cell>
          <table:table-cell office:value-type="float" office:value="0.00194695" calcext:value-type="float">
            <text:p>0.00194695</text:p>
          </table:table-cell>
          <table:table-cell office:value-type="float" office:value="0.000730105" calcext:value-type="float">
            <text:p>0.000730105</text:p>
          </table:table-cell>
          <table:table-cell office:value-type="float" office:value="0.000973473" calcext:value-type="float">
            <text:p>0.000973473</text:p>
          </table:table-cell>
          <table:table-cell office:value-type="float" office:value="0.000486736" calcext:value-type="float">
            <text:p>0.000486736</text:p>
          </table:table-cell>
          <table:table-cell office:value-type="float" office:value="0.00146021" calcext:value-type="float">
            <text:p>0.00146021</text:p>
          </table:table-cell>
          <table:table-cell office:value-type="float" office:value="0.000730105" calcext:value-type="float">
            <text:p>0.000730105</text:p>
          </table:table-cell>
          <table:table-cell table:number-columns-repeated="2" office:value-type="float" office:value="0.000243368" calcext:value-type="float">
            <text:p>0.000243368</text:p>
          </table:table-cell>
          <table:table-cell office:value-type="float" office:value="0.000486736" calcext:value-type="float">
            <text:p>0.000486736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0.000243368" calcext:value-type="float">
            <text:p>0.000243368</text:p>
          </table:table-cell>
          <table:table-cell office:value-type="float" office:value="0" calcext:value-type="float">
            <text:p>0</text:p>
          </table:table-cell>
          <table:table-cell office:value-type="float" office:value="0.000243368" calcext:value-type="float">
            <text:p>0.00024336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0243368" calcext:value-type="float">
            <text:p>0.000243368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28" calcext:value-type="float">
            <text:p>17.2628</text:p>
          </table:table-cell>
          <table:table-cell table:formula="of:=SUM([Sheet6.U201:.CW201])" office:value-type="float" office:value="0.113350081" calcext:value-type="float">
            <text:p>0.113350081</text:p>
          </table:table-cell>
          <table:table-cell table:formula="of:=SUM([Sheet6.AE201:.CW201])" office:value-type="float" office:value="0.040050381" calcext:value-type="float">
            <text:p>0.040050381</text:p>
          </table:table-cell>
          <table:table-cell office:value-type="float" office:value="0.0989924" calcext:value-type="float">
            <text:p>0.0989924</text:p>
          </table:table-cell>
          <table:table-cell office:value-type="float" office:value="0.130982" calcext:value-type="float">
            <text:p>0.130982</text:p>
          </table:table-cell>
          <table:table-cell office:value-type="float" office:value="0.105038" calcext:value-type="float">
            <text:p>0.105038</text:p>
          </table:table-cell>
          <table:table-cell office:value-type="float" office:value="0.0801008" calcext:value-type="float">
            <text:p>0.0801008</text:p>
          </table:table-cell>
          <table:table-cell office:value-type="float" office:value="0.0632242" calcext:value-type="float">
            <text:p>0.0632242</text:p>
          </table:table-cell>
          <table:table-cell office:value-type="float" office:value="0.0624685" calcext:value-type="float">
            <text:p>0.0624685</text:p>
          </table:table-cell>
          <table:table-cell office:value-type="float" office:value="0.0463476" calcext:value-type="float">
            <text:p>0.0463476</text:p>
          </table:table-cell>
          <table:table-cell office:value-type="float" office:value="0.0488665" calcext:value-type="float">
            <text:p>0.0488665</text:p>
          </table:table-cell>
          <table:table-cell office:value-type="float" office:value="0.0392947" calcext:value-type="float">
            <text:p>0.0392947</text:p>
          </table:table-cell>
          <table:table-cell office:value-type="float" office:value="0.0357683" calcext:value-type="float">
            <text:p>0.0357683</text:p>
          </table:table-cell>
          <table:table-cell office:value-type="float" office:value="0.0282116" calcext:value-type="float">
            <text:p>0.0282116</text:p>
          </table:table-cell>
          <table:table-cell office:value-type="float" office:value="0.0246851" calcext:value-type="float">
            <text:p>0.0246851</text:p>
          </table:table-cell>
          <table:table-cell office:value-type="float" office:value="0.0198992" calcext:value-type="float">
            <text:p>0.0198992</text:p>
          </table:table-cell>
          <table:table-cell office:value-type="float" office:value="0.0193955" calcext:value-type="float">
            <text:p>0.0193955</text:p>
          </table:table-cell>
          <table:table-cell office:value-type="float" office:value="0.0138539" calcext:value-type="float">
            <text:p>0.0138539</text:p>
          </table:table-cell>
          <table:table-cell office:value-type="float" office:value="0.0118388" calcext:value-type="float">
            <text:p>0.0118388</text:p>
          </table:table-cell>
          <table:table-cell office:value-type="float" office:value="0.00982368" calcext:value-type="float">
            <text:p>0.00982368</text:p>
          </table:table-cell>
          <table:table-cell table:number-columns-repeated="2" office:value-type="float" office:value="0.00831234" calcext:value-type="float">
            <text:p>0.00831234</text:p>
          </table:table-cell>
          <table:table-cell office:value-type="float" office:value="0.0105793" calcext:value-type="float">
            <text:p>0.0105793</text:p>
          </table:table-cell>
          <table:table-cell office:value-type="float" office:value="0.0093199" calcext:value-type="float">
            <text:p>0.0093199</text:p>
          </table:table-cell>
          <table:table-cell office:value-type="float" office:value="0.00428212" calcext:value-type="float">
            <text:p>0.00428212</text:p>
          </table:table-cell>
          <table:table-cell table:number-columns-repeated="2" office:value-type="float" office:value="0.00554156" calcext:value-type="float">
            <text:p>0.00554156</text:p>
          </table:table-cell>
          <table:table-cell office:value-type="float" office:value="0.00604534" calcext:value-type="float">
            <text:p>0.00604534</text:p>
          </table:table-cell>
          <table:table-cell office:value-type="float" office:value="0.00755668" calcext:value-type="float">
            <text:p>0.00755668</text:p>
          </table:table-cell>
          <table:table-cell office:value-type="float" office:value="0.00780856" calcext:value-type="float">
            <text:p>0.00780856</text:p>
          </table:table-cell>
          <table:table-cell office:value-type="float" office:value="0.00579345" calcext:value-type="float">
            <text:p>0.00579345</text:p>
          </table:table-cell>
          <table:table-cell office:value-type="float" office:value="0.00503778" calcext:value-type="float">
            <text:p>0.00503778</text:p>
          </table:table-cell>
          <table:table-cell office:value-type="float" office:value="0.00377834" calcext:value-type="float">
            <text:p>0.00377834</text:p>
          </table:table-cell>
          <table:table-cell office:value-type="float" office:value="0.00352645" calcext:value-type="float">
            <text:p>0.00352645</text:p>
          </table:table-cell>
          <table:table-cell office:value-type="float" office:value="0.00302267" calcext:value-type="float">
            <text:p>0.00302267</text:p>
          </table:table-cell>
          <table:table-cell office:value-type="float" office:value="0.00251889" calcext:value-type="float">
            <text:p>0.00251889</text:p>
          </table:table-cell>
          <table:table-cell office:value-type="float" office:value="0.00125945" calcext:value-type="float">
            <text:p>0.00125945</text:p>
          </table:table-cell>
          <table:table-cell office:value-type="float" office:value="0.002267" calcext:value-type="float">
            <text:p>0.002267</text:p>
          </table:table-cell>
          <table:table-cell office:value-type="float" office:value="0.00125945" calcext:value-type="float">
            <text:p>0.00125945</text:p>
          </table:table-cell>
          <table:table-cell office:value-type="float" office:value="0.00100756" calcext:value-type="float">
            <text:p>0.00100756</text:p>
          </table:table-cell>
          <table:table-cell office:value-type="float" office:value="0.00201511" calcext:value-type="float">
            <text:p>0.00201511</text:p>
          </table:table-cell>
          <table:table-cell office:value-type="float" office:value="0.00100756" calcext:value-type="float">
            <text:p>0.00100756</text:p>
          </table:table-cell>
          <table:table-cell office:value-type="float" office:value="0.000503778" calcext:value-type="float">
            <text:p>0.000503778</text:p>
          </table:table-cell>
          <table:table-cell office:value-type="float" office:value="0.00100756" calcext:value-type="float">
            <text:p>0.00100756</text:p>
          </table:table-cell>
          <table:table-cell office:value-type="float" office:value="0.00176322" calcext:value-type="float">
            <text:p>0.00176322</text:p>
          </table:table-cell>
          <table:table-cell office:value-type="float" office:value="0.000251889" calcext:value-type="float">
            <text:p>0.0002518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503778" calcext:value-type="float">
            <text:p>0.0005037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251889" calcext:value-type="float">
            <text:p>0.000251889</text:p>
          </table:table-cell>
          <table:table-cell office:value-type="float" office:value="0.000503778" calcext:value-type="float">
            <text:p>0.000503778</text:p>
          </table:table-cell>
          <table:table-cell table:number-columns-repeated="2" office:value-type="float" office:value="0.000251889" calcext:value-type="float">
            <text:p>0.000251889</text:p>
          </table:table-cell>
          <table:table-cell office:value-type="float" office:value="0.000503778" calcext:value-type="float">
            <text:p>0.000503778</text:p>
          </table:table-cell>
          <table:table-cell table:number-columns-repeated="2" office:value-type="float" office:value="0.000251889" calcext:value-type="float">
            <text:p>0.0002518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1889" calcext:value-type="float">
            <text:p>0.000251889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00251889" calcext:value-type="float">
            <text:p>0.000251889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6" calcext:value-type="float">
            <text:p>17.2926</text:p>
          </table:table-cell>
          <table:table-cell table:formula="of:=SUM([Sheet6.U202:.CW202])" office:value-type="float" office:value="0.112255448" calcext:value-type="float">
            <text:p>0.112255448</text:p>
          </table:table-cell>
          <table:table-cell table:formula="of:=SUM([Sheet6.AE202:.CW202])" office:value-type="float" office:value="0.036560248" calcext:value-type="float">
            <text:p>0.036560248</text:p>
          </table:table-cell>
          <table:table-cell office:value-type="float" office:value="0.103759" calcext:value-type="float">
            <text:p>0.103759</text:p>
          </table:table-cell>
          <table:table-cell office:value-type="float" office:value="0.124871" calcext:value-type="float">
            <text:p>0.124871</text:p>
          </table:table-cell>
          <table:table-cell office:value-type="float" office:value="0.0991246" calcext:value-type="float">
            <text:p>0.0991246</text:p>
          </table:table-cell>
          <table:table-cell office:value-type="float" office:value="0.081102" calcext:value-type="float">
            <text:p>0.081102</text:p>
          </table:table-cell>
          <table:table-cell office:value-type="float" office:value="0.0692585" calcext:value-type="float">
            <text:p>0.0692585</text:p>
          </table:table-cell>
          <table:table-cell office:value-type="float" office:value="0.0592173" calcext:value-type="float">
            <text:p>0.0592173</text:p>
          </table:table-cell>
          <table:table-cell office:value-type="float" office:value="0.0509784" calcext:value-type="float">
            <text:p>0.0509784</text:p>
          </table:table-cell>
          <table:table-cell office:value-type="float" office:value="0.0486612" calcext:value-type="float">
            <text:p>0.0486612</text:p>
          </table:table-cell>
          <table:table-cell office:value-type="float" office:value="0.0401648" calcext:value-type="float">
            <text:p>0.0401648</text:p>
          </table:table-cell>
          <table:table-cell office:value-type="float" office:value="0.0355304" calcext:value-type="float">
            <text:p>0.0355304</text:p>
          </table:table-cell>
          <table:table-cell office:value-type="float" office:value="0.0247168" calcext:value-type="float">
            <text:p>0.0247168</text:p>
          </table:table-cell>
          <table:table-cell table:number-columns-repeated="2" office:value-type="float" office:value="0.0218847" calcext:value-type="float">
            <text:p>0.0218847</text:p>
          </table:table-cell>
          <table:table-cell office:value-type="float" office:value="0.0151905" calcext:value-type="float">
            <text:p>0.0151905</text:p>
          </table:table-cell>
          <table:table-cell office:value-type="float" office:value="0.0167353" calcext:value-type="float">
            <text:p>0.0167353</text:p>
          </table:table-cell>
          <table:table-cell office:value-type="float" office:value="0.0110711" calcext:value-type="float">
            <text:p>0.0110711</text:p>
          </table:table-cell>
          <table:table-cell office:value-type="float" office:value="0.0105561" calcext:value-type="float">
            <text:p>0.0105561</text:p>
          </table:table-cell>
          <table:table-cell office:value-type="float" office:value="0.00901133" calcext:value-type="float">
            <text:p>0.00901133</text:p>
          </table:table-cell>
          <table:table-cell office:value-type="float" office:value="0.00875386" calcext:value-type="float">
            <text:p>0.00875386</text:p>
          </table:table-cell>
          <table:table-cell office:value-type="float" office:value="0.00746653" calcext:value-type="float">
            <text:p>0.00746653</text:p>
          </table:table-cell>
          <table:table-cell office:value-type="float" office:value="0.0102987" calcext:value-type="float">
            <text:p>0.0102987</text:p>
          </table:table-cell>
          <table:table-cell office:value-type="float" office:value="0.00643666" calcext:value-type="float">
            <text:p>0.00643666</text:p>
          </table:table-cell>
          <table:table-cell table:number-columns-repeated="2" office:value-type="float" office:value="0.00592173" calcext:value-type="float">
            <text:p>0.00592173</text:p>
          </table:table-cell>
          <table:table-cell office:value-type="float" office:value="0.0061792" calcext:value-type="float">
            <text:p>0.0061792</text:p>
          </table:table-cell>
          <table:table-cell office:value-type="float" office:value="0.0084964" calcext:value-type="float">
            <text:p>0.0084964</text:p>
          </table:table-cell>
          <table:table-cell office:value-type="float" office:value="0.00720906" calcext:value-type="float">
            <text:p>0.00720906</text:p>
          </table:table-cell>
          <table:table-cell office:value-type="float" office:value="0.00437693" calcext:value-type="float">
            <text:p>0.00437693</text:p>
          </table:table-cell>
          <table:table-cell office:value-type="float" office:value="0.0054068" calcext:value-type="float">
            <text:p>0.0054068</text:p>
          </table:table-cell>
          <table:table-cell office:value-type="float" office:value="0.003862" calcext:value-type="float">
            <text:p>0.003862</text:p>
          </table:table-cell>
          <table:table-cell office:value-type="float" office:value="0.00283213" calcext:value-type="float">
            <text:p>0.00283213</text:p>
          </table:table-cell>
          <table:table-cell office:value-type="float" office:value="0.0030896" calcext:value-type="float">
            <text:p>0.0030896</text:p>
          </table:table-cell>
          <table:table-cell office:value-type="float" office:value="0.00205973" calcext:value-type="float">
            <text:p>0.00205973</text:p>
          </table:table-cell>
          <table:table-cell office:value-type="float" office:value="0.0015448" calcext:value-type="float">
            <text:p>0.0015448</text:p>
          </table:table-cell>
          <table:table-cell office:value-type="float" office:value="0.00283213" calcext:value-type="float">
            <text:p>0.00283213</text:p>
          </table:table-cell>
          <table:table-cell office:value-type="float" office:value="0.00102987" calcext:value-type="float">
            <text:p>0.00102987</text:p>
          </table:table-cell>
          <table:table-cell office:value-type="float" office:value="0.0007724" calcext:value-type="float">
            <text:p>0.0007724</text:p>
          </table:table-cell>
          <table:table-cell office:value-type="float" office:value="0.00205973" calcext:value-type="float">
            <text:p>0.00205973</text:p>
          </table:table-cell>
          <table:table-cell office:value-type="float" office:value="0.000514933" calcext:value-type="float">
            <text:p>0.000514933</text:p>
          </table:table-cell>
          <table:table-cell table:number-columns-repeated="2" office:value-type="float" office:value="0.00128733" calcext:value-type="float">
            <text:p>0.00128733</text:p>
          </table:table-cell>
          <table:table-cell table:number-columns-repeated="2" office:value-type="float" office:value="0.000257467" calcext:value-type="float">
            <text:p>0.000257467</text:p>
          </table:table-cell>
          <table:table-cell office:value-type="float" office:value="0" calcext:value-type="float">
            <text:p>0</text:p>
          </table:table-cell>
          <table:table-cell office:value-type="float" office:value="0.000514933" calcext:value-type="float">
            <text:p>0.000514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57467" calcext:value-type="float">
            <text:p>0.0002574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00257467" calcext:value-type="float">
            <text:p>0.000257467</text:p>
          </table:table-cell>
          <table:table-cell office:value-type="float" office:value="0.000514933" calcext:value-type="float">
            <text:p>0.000514933</text:p>
          </table:table-cell>
          <table:table-cell office:value-type="float" office:value="0" calcext:value-type="float">
            <text:p>0</text:p>
          </table:table-cell>
          <table:table-cell office:value-type="float" office:value="0.000514933" calcext:value-type="float">
            <text:p>0.000514933</text:p>
          </table:table-cell>
          <table:table-cell office:value-type="float" office:value="0.000257467" calcext:value-type="float">
            <text:p>0.000257467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00257467" calcext:value-type="float">
            <text:p>0.000257467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24" calcext:value-type="float">
            <text:p>17.3224</text:p>
          </table:table-cell>
          <table:table-cell table:formula="of:=SUM([Sheet6.U203:.CW203])" office:value-type="float" office:value="0.10889008" calcext:value-type="float">
            <text:p>0.10889008</text:p>
          </table:table-cell>
          <table:table-cell table:formula="of:=SUM([Sheet6.AE203:.CW203])" office:value-type="float" office:value="0.03603368" calcext:value-type="float">
            <text:p>0.03603368</text:p>
          </table:table-cell>
          <table:table-cell office:value-type="float" office:value="0.10889" calcext:value-type="float">
            <text:p>0.10889</text:p>
          </table:table-cell>
          <table:table-cell office:value-type="float" office:value="0.123093" calcext:value-type="float">
            <text:p>0.123093</text:p>
          </table:table-cell>
          <table:table-cell office:value-type="float" office:value="0.0978432" calcext:value-type="float">
            <text:p>0.0978432</text:p>
          </table:table-cell>
          <table:table-cell office:value-type="float" office:value="0.0854813" calcext:value-type="float">
            <text:p>0.0854813</text:p>
          </table:table-cell>
          <table:table-cell office:value-type="float" office:value="0.0689111" calcext:value-type="float">
            <text:p>0.0689111</text:p>
          </table:table-cell>
          <table:table-cell office:value-type="float" office:value="0.0599684" calcext:value-type="float">
            <text:p>0.0599684</text:p>
          </table:table-cell>
          <table:table-cell office:value-type="float" office:value="0.0523409" calcext:value-type="float">
            <text:p>0.0523409</text:p>
          </table:table-cell>
          <table:table-cell office:value-type="float" office:value="0.0497107" calcext:value-type="float">
            <text:p>0.0497107</text:p>
          </table:table-cell>
          <table:table-cell office:value-type="float" office:value="0.0368227" calcext:value-type="float">
            <text:p>0.0368227</text:p>
          </table:table-cell>
          <table:table-cell office:value-type="float" office:value="0.0305103" calcext:value-type="float">
            <text:p>0.0305103</text:p>
          </table:table-cell>
          <table:table-cell table:number-columns-repeated="2" office:value-type="float" office:value="0.0255129" calcext:value-type="float">
            <text:p>0.0255129</text:p>
          </table:table-cell>
          <table:table-cell office:value-type="float" office:value="0.0178853" calcext:value-type="float">
            <text:p>0.0178853</text:p>
          </table:table-cell>
          <table:table-cell office:value-type="float" office:value="0.0170963" calcext:value-type="float">
            <text:p>0.0170963</text:p>
          </table:table-cell>
          <table:table-cell office:value-type="float" office:value="0.0168332" calcext:value-type="float">
            <text:p>0.0168332</text:p>
          </table:table-cell>
          <table:table-cell office:value-type="float" office:value="0.0144661" calcext:value-type="float">
            <text:p>0.0144661</text:p>
          </table:table-cell>
          <table:table-cell office:value-type="float" office:value="0.00999474" calcext:value-type="float">
            <text:p>0.00999474</text:p>
          </table:table-cell>
          <table:table-cell office:value-type="float" office:value="0.0107838" calcext:value-type="float">
            <text:p>0.0107838</text:p>
          </table:table-cell>
          <table:table-cell office:value-type="float" office:value="0.00736454" calcext:value-type="float">
            <text:p>0.00736454</text:p>
          </table:table-cell>
          <table:table-cell office:value-type="float" office:value="0.00683851" calcext:value-type="float">
            <text:p>0.00683851</text:p>
          </table:table-cell>
          <table:table-cell office:value-type="float" office:value="0.00920568" calcext:value-type="float">
            <text:p>0.00920568</text:p>
          </table:table-cell>
          <table:table-cell office:value-type="float" office:value="0.00578643" calcext:value-type="float">
            <text:p>0.00578643</text:p>
          </table:table-cell>
          <table:table-cell office:value-type="float" office:value="0.00604945" calcext:value-type="float">
            <text:p>0.00604945</text:p>
          </table:table-cell>
          <table:table-cell office:value-type="float" office:value="0.00526039" calcext:value-type="float">
            <text:p>0.00526039</text:p>
          </table:table-cell>
          <table:table-cell office:value-type="float" office:value="0.00657549" calcext:value-type="float">
            <text:p>0.00657549</text:p>
          </table:table-cell>
          <table:table-cell office:value-type="float" office:value="0.0081536" calcext:value-type="float">
            <text:p>0.0081536</text:p>
          </table:table-cell>
          <table:table-cell office:value-type="float" office:value="0.00683851" calcext:value-type="float">
            <text:p>0.00683851</text:p>
          </table:table-cell>
          <table:table-cell office:value-type="float" office:value="0.00447133" calcext:value-type="float">
            <text:p>0.00447133</text:p>
          </table:table-cell>
          <table:table-cell office:value-type="float" office:value="0.00578643" calcext:value-type="float">
            <text:p>0.00578643</text:p>
          </table:table-cell>
          <table:table-cell office:value-type="float" office:value="0.00499737" calcext:value-type="float">
            <text:p>0.00499737</text:p>
          </table:table-cell>
          <table:table-cell office:value-type="float" office:value="0.00210416" calcext:value-type="float">
            <text:p>0.00210416</text:p>
          </table:table-cell>
          <table:table-cell office:value-type="float" office:value="0.00394529" calcext:value-type="float">
            <text:p>0.00394529</text:p>
          </table:table-cell>
          <table:table-cell office:value-type="float" office:value="0.00210416" calcext:value-type="float">
            <text:p>0.00210416</text:p>
          </table:table-cell>
          <table:table-cell office:value-type="float" office:value="0.00157812" calcext:value-type="float">
            <text:p>0.00157812</text:p>
          </table:table-cell>
          <table:table-cell office:value-type="float" office:value="0.00315623" calcext:value-type="float">
            <text:p>0.00315623</text:p>
          </table:table-cell>
          <table:table-cell office:value-type="float" office:value="0.00157812" calcext:value-type="float">
            <text:p>0.00157812</text:p>
          </table:table-cell>
          <table:table-cell office:value-type="float" office:value="0.000789058" calcext:value-type="float">
            <text:p>0.000789058</text:p>
          </table:table-cell>
          <table:table-cell table:number-columns-repeated="2" office:value-type="float" office:value="0.000526039" calcext:value-type="float">
            <text:p>0.000526039</text:p>
          </table:table-cell>
          <table:table-cell table:number-columns-repeated="2" office:value-type="float" office:value="0.0013151" calcext:value-type="float">
            <text:p>0.0013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263019" calcext:value-type="float">
            <text:p>0.000263019</text:p>
          </table:table-cell>
          <table:table-cell office:value-type="float" office:value="0" calcext:value-type="float">
            <text:p>0</text:p>
          </table:table-cell>
          <table:table-cell office:value-type="float" office:value="0.000263019" calcext:value-type="float">
            <text:p>0.0002630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00263019" calcext:value-type="float">
            <text:p>0.000263019</text:p>
          </table:table-cell>
          <table:table-cell office:value-type="float" office:value="0" calcext:value-type="float">
            <text:p>0</text:p>
          </table:table-cell>
          <table:table-cell office:value-type="float" office:value="0.000526039" calcext:value-type="float">
            <text:p>0.00052603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63019" calcext:value-type="float">
            <text:p>0.000263019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2" calcext:value-type="float">
            <text:p>17.3522</text:p>
          </table:table-cell>
          <table:table-cell table:formula="of:=SUM([Sheet6.U204:.CW204])" office:value-type="float" office:value="0.101897036" calcext:value-type="float">
            <text:p>0.101897036</text:p>
          </table:table-cell>
          <table:table-cell table:formula="of:=SUM([Sheet6.AE204:.CW204])" office:value-type="float" office:value="0.033333346" calcext:value-type="float">
            <text:p>0.033333346</text:p>
          </table:table-cell>
          <table:table-cell office:value-type="float" office:value="0.111653" calcext:value-type="float">
            <text:p>0.111653</text:p>
          </table:table-cell>
          <table:table-cell office:value-type="float" office:value="0.114634" calcext:value-type="float">
            <text:p>0.114634</text:p>
          </table:table-cell>
          <table:table-cell office:value-type="float" office:value="0.0932249" calcext:value-type="float">
            <text:p>0.0932249</text:p>
          </table:table-cell>
          <table:table-cell office:value-type="float" office:value="0.0842818" calcext:value-type="float">
            <text:p>0.0842818</text:p>
          </table:table-cell>
          <table:table-cell office:value-type="float" office:value="0.0712737" calcext:value-type="float">
            <text:p>0.0712737</text:p>
          </table:table-cell>
          <table:table-cell office:value-type="float" office:value="0.0623306" calcext:value-type="float">
            <text:p>0.0623306</text:p>
          </table:table-cell>
          <table:table-cell office:value-type="float" office:value="0.0563686" calcext:value-type="float">
            <text:p>0.0563686</text:p>
          </table:table-cell>
          <table:table-cell office:value-type="float" office:value="0.0493225" calcext:value-type="float">
            <text:p>0.0493225</text:p>
          </table:table-cell>
          <table:table-cell office:value-type="float" office:value="0.0414634" calcext:value-type="float">
            <text:p>0.0414634</text:p>
          </table:table-cell>
          <table:table-cell office:value-type="float" office:value="0.0360434" calcext:value-type="float">
            <text:p>0.0360434</text:p>
          </table:table-cell>
          <table:table-cell office:value-type="float" office:value="0.0262873" calcext:value-type="float">
            <text:p>0.0262873</text:p>
          </table:table-cell>
          <table:table-cell office:value-type="float" office:value="0.0235772" calcext:value-type="float">
            <text:p>0.0235772</text:p>
          </table:table-cell>
          <table:table-cell table:number-columns-repeated="2" office:value-type="float" office:value="0.0189702" calcext:value-type="float">
            <text:p>0.0189702</text:p>
          </table:table-cell>
          <table:table-cell office:value-type="float" office:value="0.0138211" calcext:value-type="float">
            <text:p>0.0138211</text:p>
          </table:table-cell>
          <table:table-cell office:value-type="float" office:value="0.0132791" calcext:value-type="float">
            <text:p>0.0132791</text:p>
          </table:table-cell>
          <table:table-cell office:value-type="float" office:value="0.0108401" calcext:value-type="float">
            <text:p>0.0108401</text:p>
          </table:table-cell>
          <table:table-cell office:value-type="float" office:value="0.00677507" calcext:value-type="float">
            <text:p>0.00677507</text:p>
          </table:table-cell>
          <table:table-cell office:value-type="float" office:value="0.00623306" calcext:value-type="float">
            <text:p>0.00623306</text:p>
          </table:table-cell>
          <table:table-cell office:value-type="float" office:value="0.00813008" calcext:value-type="float">
            <text:p>0.00813008</text:p>
          </table:table-cell>
          <table:table-cell office:value-type="float" office:value="0.00650407" calcext:value-type="float">
            <text:p>0.00650407</text:p>
          </table:table-cell>
          <table:table-cell office:value-type="float" office:value="0.00758808" calcext:value-type="float">
            <text:p>0.00758808</text:p>
          </table:table-cell>
          <table:table-cell office:value-type="float" office:value="0.00406504" calcext:value-type="float">
            <text:p>0.00406504</text:p>
          </table:table-cell>
          <table:table-cell office:value-type="float" office:value="0.00758808" calcext:value-type="float">
            <text:p>0.00758808</text:p>
          </table:table-cell>
          <table:table-cell office:value-type="float" office:value="0.00704607" calcext:value-type="float">
            <text:p>0.00704607</text:p>
          </table:table-cell>
          <table:table-cell table:number-columns-repeated="2" office:value-type="float" office:value="0.00731707" calcext:value-type="float">
            <text:p>0.00731707</text:p>
          </table:table-cell>
          <table:table-cell office:value-type="float" office:value="0.00542005" calcext:value-type="float">
            <text:p>0.00542005</text:p>
          </table:table-cell>
          <table:table-cell office:value-type="float" office:value="0.00677507" calcext:value-type="float">
            <text:p>0.00677507</text:p>
          </table:table-cell>
          <table:table-cell office:value-type="float" office:value="0.00352304" calcext:value-type="float">
            <text:p>0.00352304</text:p>
          </table:table-cell>
          <table:table-cell office:value-type="float" office:value="0.00460705" calcext:value-type="float">
            <text:p>0.00460705</text:p>
          </table:table-cell>
          <table:table-cell office:value-type="float" office:value="0.00243902" calcext:value-type="float">
            <text:p>0.00243902</text:p>
          </table:table-cell>
          <table:table-cell table:number-columns-repeated="3" office:value-type="float" office:value="0.00162602" calcext:value-type="float">
            <text:p>0.00162602</text:p>
          </table:table-cell>
          <table:table-cell office:value-type="float" office:value="0.00108401" calcext:value-type="float">
            <text:p>0.00108401</text:p>
          </table:table-cell>
          <table:table-cell office:value-type="float" office:value="0" calcext:value-type="float">
            <text:p>0</text:p>
          </table:table-cell>
          <table:table-cell office:value-type="float" office:value="0.000271003" calcext:value-type="float">
            <text:p>0.000271003</text:p>
          </table:table-cell>
          <table:table-cell table:number-columns-repeated="2" office:value-type="float" office:value="0.00108401" calcext:value-type="float">
            <text:p>0.00108401</text:p>
          </table:table-cell>
          <table:table-cell office:value-type="float" office:value="0.000813008" calcext:value-type="float">
            <text:p>0.00081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71003" calcext:value-type="float">
            <text:p>0.00027100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00271003" calcext:value-type="float">
            <text:p>0.0002710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71003" calcext:value-type="float">
            <text:p>0.000271003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2" calcext:value-type="float">
            <text:p>17.382</text:p>
          </table:table-cell>
          <table:table-cell table:formula="of:=SUM([Sheet6.U205:.CW205])" office:value-type="float" office:value="0.106056306" calcext:value-type="float">
            <text:p>0.106056306</text:p>
          </table:table-cell>
          <table:table-cell table:formula="of:=SUM([Sheet6.AE205:.CW205])" office:value-type="float" office:value="0.029584126" calcext:value-type="float">
            <text:p>0.029584126</text:p>
          </table:table-cell>
          <table:table-cell office:value-type="float" office:value="0.109964" calcext:value-type="float">
            <text:p>0.109964</text:p>
          </table:table-cell>
          <table:table-cell office:value-type="float" office:value="0.12029" calcext:value-type="float">
            <text:p>0.12029</text:p>
          </table:table-cell>
          <table:table-cell office:value-type="float" office:value="0.0879152" calcext:value-type="float">
            <text:p>0.0879152</text:p>
          </table:table-cell>
          <table:table-cell office:value-type="float" office:value="0.0867988" calcext:value-type="float">
            <text:p>0.0867988</text:p>
          </table:table-cell>
          <table:table-cell office:value-type="float" office:value="0.066983" calcext:value-type="float">
            <text:p>0.066983</text:p>
          </table:table-cell>
          <table:table-cell office:value-type="float" office:value="0.0639129" calcext:value-type="float">
            <text:p>0.0639129</text:p>
          </table:table-cell>
          <table:table-cell office:value-type="float" office:value="0.0588892" calcext:value-type="float">
            <text:p>0.0588892</text:p>
          </table:table-cell>
          <table:table-cell office:value-type="float" office:value="0.0468881" calcext:value-type="float">
            <text:p>0.0468881</text:p>
          </table:table-cell>
          <table:table-cell office:value-type="float" office:value="0.0491208" calcext:value-type="float">
            <text:p>0.0491208</text:p>
          </table:table-cell>
          <table:table-cell office:value-type="float" office:value="0.0284678" calcext:value-type="float">
            <text:p>0.0284678</text:p>
          </table:table-cell>
          <table:table-cell office:value-type="float" office:value="0.0309796" calcext:value-type="float">
            <text:p>0.0309796</text:p>
          </table:table-cell>
          <table:table-cell office:value-type="float" office:value="0.0217695" calcext:value-type="float">
            <text:p>0.0217695</text:p>
          </table:table-cell>
          <table:table-cell office:value-type="float" office:value="0.0195367" calcext:value-type="float">
            <text:p>0.0195367</text:p>
          </table:table-cell>
          <table:table-cell office:value-type="float" office:value="0.0170248" calcext:value-type="float">
            <text:p>0.0170248</text:p>
          </table:table-cell>
          <table:table-cell office:value-type="float" office:value="0.0120011" calcext:value-type="float">
            <text:p>0.0120011</text:p>
          </table:table-cell>
          <table:table-cell office:value-type="float" office:value="0.0114429" calcext:value-type="float">
            <text:p>0.0114429</text:p>
          </table:table-cell>
          <table:table-cell office:value-type="float" office:value="0.00948925" calcext:value-type="float">
            <text:p>0.00948925</text:p>
          </table:table-cell>
          <table:table-cell office:value-type="float" office:value="0.00976835" calcext:value-type="float">
            <text:p>0.00976835</text:p>
          </table:table-cell>
          <table:table-cell office:value-type="float" office:value="0.00865197" calcext:value-type="float">
            <text:p>0.00865197</text:p>
          </table:table-cell>
          <table:table-cell office:value-type="float" office:value="0.00781468" calcext:value-type="float">
            <text:p>0.00781468</text:p>
          </table:table-cell>
          <table:table-cell office:value-type="float" office:value="0.00725649" calcext:value-type="float">
            <text:p>0.00725649</text:p>
          </table:table-cell>
          <table:table-cell office:value-type="float" office:value="0.0064192" calcext:value-type="float">
            <text:p>0.0064192</text:p>
          </table:table-cell>
          <table:table-cell office:value-type="float" office:value="0.00893106" calcext:value-type="float">
            <text:p>0.00893106</text:p>
          </table:table-cell>
          <table:table-cell office:value-type="float" office:value="0.0066983" calcext:value-type="float">
            <text:p>0.0066983</text:p>
          </table:table-cell>
          <table:table-cell office:value-type="float" office:value="0.00502372" calcext:value-type="float">
            <text:p>0.00502372</text:p>
          </table:table-cell>
          <table:table-cell office:value-type="float" office:value="0.0100474" calcext:value-type="float">
            <text:p>0.0100474</text:p>
          </table:table-cell>
          <table:table-cell table:number-columns-repeated="2" office:value-type="float" office:value="0.00586101" calcext:value-type="float">
            <text:p>0.00586101</text:p>
          </table:table-cell>
          <table:table-cell office:value-type="float" office:value="0.00558191" calcext:value-type="float">
            <text:p>0.00558191</text:p>
          </table:table-cell>
          <table:table-cell office:value-type="float" office:value="0.00446553" calcext:value-type="float">
            <text:p>0.00446553</text:p>
          </table:table-cell>
          <table:table-cell office:value-type="float" office:value="0.00251186" calcext:value-type="float">
            <text:p>0.00251186</text:p>
          </table:table-cell>
          <table:table-cell office:value-type="float" office:value="0.00167457" calcext:value-type="float">
            <text:p>0.00167457</text:p>
          </table:table-cell>
          <table:table-cell office:value-type="float" office:value="0.00251186" calcext:value-type="float">
            <text:p>0.00251186</text:p>
          </table:table-cell>
          <table:table-cell office:value-type="float" office:value="0.00167457" calcext:value-type="float">
            <text:p>0.00167457</text:p>
          </table:table-cell>
          <table:table-cell office:value-type="float" office:value="0.000558191" calcext:value-type="float">
            <text:p>0.000558191</text:p>
          </table:table-cell>
          <table:table-cell office:value-type="float" office:value="0.000837287" calcext:value-type="float">
            <text:p>0.000837287</text:p>
          </table:table-cell>
          <table:table-cell office:value-type="float" office:value="0.000279096" calcext:value-type="float">
            <text:p>0.000279096</text:p>
          </table:table-cell>
          <table:table-cell office:value-type="float" office:value="0.00111638" calcext:value-type="float">
            <text:p>0.00111638</text:p>
          </table:table-cell>
          <table:table-cell table:number-columns-repeated="2" office:value-type="float" office:value="0.000837287" calcext:value-type="float">
            <text:p>0.00083728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279096" calcext:value-type="float">
            <text:p>0.000279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279096" calcext:value-type="float">
            <text:p>0.0002790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279096" calcext:value-type="float">
            <text:p>0.000279096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18" calcext:value-type="float">
            <text:p>17.4118</text:p>
          </table:table-cell>
          <table:table-cell table:formula="of:=SUM([Sheet6.U206:.CW206])" office:value-type="float" office:value="0.096236721" calcext:value-type="float">
            <text:p>0.096236721</text:p>
          </table:table-cell>
          <table:table-cell table:formula="of:=SUM([Sheet6.AE206:.CW206])" office:value-type="float" office:value="0.027578291" calcext:value-type="float">
            <text:p>0.027578291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18644" calcext:value-type="float">
            <text:p>0.118644</text:p>
          </table:table-cell>
          <table:table-cell office:value-type="float" office:value="0.0968113" calcext:value-type="float">
            <text:p>0.0968113</text:p>
          </table:table-cell>
          <table:table-cell office:value-type="float" office:value="0.0810112" calcext:value-type="float">
            <text:p>0.0810112</text:p>
          </table:table-cell>
          <table:table-cell office:value-type="float" office:value="0.0712439" calcext:value-type="float">
            <text:p>0.0712439</text:p>
          </table:table-cell>
          <table:table-cell office:value-type="float" office:value="0.0626257" calcext:value-type="float">
            <text:p>0.0626257</text:p>
          </table:table-cell>
          <table:table-cell office:value-type="float" office:value="0.0586038" calcext:value-type="float">
            <text:p>0.0586038</text:p>
          </table:table-cell>
          <table:table-cell office:value-type="float" office:value="0.0540075" calcext:value-type="float">
            <text:p>0.0540075</text:p>
          </table:table-cell>
          <table:table-cell office:value-type="float" office:value="0.0430911" calcext:value-type="float">
            <text:p>0.0430911</text:p>
          </table:table-cell>
          <table:table-cell table:number-columns-repeated="2" office:value-type="float" office:value="0.030451" calcext:value-type="float">
            <text:p>0.030451</text:p>
          </table:table-cell>
          <table:table-cell office:value-type="float" office:value="0.0189601" calcext:value-type="float">
            <text:p>0.0189601</text:p>
          </table:table-cell>
          <table:table-cell office:value-type="float" office:value="0.0203964" calcext:value-type="float">
            <text:p>0.0203964</text:p>
          </table:table-cell>
          <table:table-cell office:value-type="float" office:value="0.0186728" calcext:value-type="float">
            <text:p>0.0186728</text:p>
          </table:table-cell>
          <table:table-cell office:value-type="float" office:value="0.0160873" calcext:value-type="float">
            <text:p>0.0160873</text:p>
          </table:table-cell>
          <table:table-cell office:value-type="float" office:value="0.00948003" calcext:value-type="float">
            <text:p>0.00948003</text:p>
          </table:table-cell>
          <table:table-cell office:value-type="float" office:value="0.0100546" calcext:value-type="float">
            <text:p>0.0100546</text:p>
          </table:table-cell>
          <table:table-cell office:value-type="float" office:value="0.00976731" calcext:value-type="float">
            <text:p>0.00976731</text:p>
          </table:table-cell>
          <table:table-cell office:value-type="float" office:value="0.00775639" calcext:value-type="float">
            <text:p>0.00775639</text:p>
          </table:table-cell>
          <table:table-cell office:value-type="float" office:value="0.00603275" calcext:value-type="float">
            <text:p>0.00603275</text:p>
          </table:table-cell>
          <table:table-cell office:value-type="float" office:value="0.00775639" calcext:value-type="float">
            <text:p>0.00775639</text:p>
          </table:table-cell>
          <table:table-cell office:value-type="float" office:value="0.00517093" calcext:value-type="float">
            <text:p>0.00517093</text:p>
          </table:table-cell>
          <table:table-cell office:value-type="float" office:value="0.00833094" calcext:value-type="float">
            <text:p>0.00833094</text:p>
          </table:table-cell>
          <table:table-cell office:value-type="float" office:value="0.00488365" calcext:value-type="float">
            <text:p>0.00488365</text:p>
          </table:table-cell>
          <table:table-cell office:value-type="float" office:value="0.0066073" calcext:value-type="float">
            <text:p>0.0066073</text:p>
          </table:table-cell>
          <table:table-cell office:value-type="float" office:value="0.00833094" calcext:value-type="float">
            <text:p>0.00833094</text:p>
          </table:table-cell>
          <table:table-cell office:value-type="float" office:value="0.00402183" calcext:value-type="float">
            <text:p>0.00402183</text:p>
          </table:table-cell>
          <table:table-cell office:value-type="float" office:value="0.00517093" calcext:value-type="float">
            <text:p>0.00517093</text:p>
          </table:table-cell>
          <table:table-cell office:value-type="float" office:value="0.00718184" calcext:value-type="float">
            <text:p>0.00718184</text:p>
          </table:table-cell>
          <table:table-cell office:value-type="float" office:value="0.00344729" calcext:value-type="float">
            <text:p>0.00344729</text:p>
          </table:table-cell>
          <table:table-cell office:value-type="float" office:value="0.00201092" calcext:value-type="float">
            <text:p>0.00201092</text:p>
          </table:table-cell>
          <table:table-cell office:value-type="float" office:value="0.00172364" calcext:value-type="float">
            <text:p>0.00172364</text:p>
          </table:table-cell>
          <table:table-cell office:value-type="float" office:value="0.00143637" calcext:value-type="float">
            <text:p>0.00143637</text:p>
          </table:table-cell>
          <table:table-cell office:value-type="float" office:value="0.00172364" calcext:value-type="float">
            <text:p>0.00172364</text:p>
          </table:table-cell>
          <table:table-cell office:value-type="float" office:value="0.00143637" calcext:value-type="float">
            <text:p>0.00143637</text:p>
          </table:table-cell>
          <table:table-cell office:value-type="float" office:value="0.000861821" calcext:value-type="float">
            <text:p>0.000861821</text:p>
          </table:table-cell>
          <table:table-cell office:value-type="float" office:value="0" calcext:value-type="float">
            <text:p>0</text:p>
          </table:table-cell>
          <table:table-cell office:value-type="float" office:value="0.0011491" calcext:value-type="float">
            <text:p>0.0011491</text:p>
          </table:table-cell>
          <table:table-cell table:number-columns-repeated="2" office:value-type="float" office:value="0.000287274" calcext:value-type="float">
            <text:p>0.000287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574548" calcext:value-type="float">
            <text:p>0.000574548</text:p>
          </table:table-cell>
          <table:table-cell office:value-type="float" office:value="0" calcext:value-type="float">
            <text:p>0</text:p>
          </table:table-cell>
          <table:table-cell office:value-type="float" office:value="0.000287274" calcext:value-type="float">
            <text:p>0.000287274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16" calcext:value-type="float">
            <text:p>17.4416</text:p>
          </table:table-cell>
          <table:table-cell table:formula="of:=SUM([Sheet6.U207:.CW207])" office:value-type="float" office:value="0.089123414" calcext:value-type="float">
            <text:p>0.089123414</text:p>
          </table:table-cell>
          <table:table-cell table:formula="of:=SUM([Sheet6.AE207:.CW207])" office:value-type="float" office:value="0.023160354" calcext:value-type="float">
            <text:p>0.023160354</text:p>
          </table:table-cell>
          <table:table-cell table:number-columns-repeated="2" office:value-type="float" office:value="0.111404" calcext:value-type="float">
            <text:p>0.111404</text:p>
          </table:table-cell>
          <table:table-cell office:value-type="float" office:value="0.09528" calcext:value-type="float">
            <text:p>0.09528</text:p>
          </table:table-cell>
          <table:table-cell office:value-type="float" office:value="0.0844327" calcext:value-type="float">
            <text:p>0.0844327</text:p>
          </table:table-cell>
          <table:table-cell office:value-type="float" office:value="0.072706" calcext:value-type="float">
            <text:p>0.072706</text:p>
          </table:table-cell>
          <table:table-cell office:value-type="float" office:value="0.0771035" calcext:value-type="float">
            <text:p>0.0771035</text:p>
          </table:table-cell>
          <table:table-cell office:value-type="float" office:value="0.0551158" calcext:value-type="float">
            <text:p>0.0551158</text:p>
          </table:table-cell>
          <table:table-cell office:value-type="float" office:value="0.0574612" calcext:value-type="float">
            <text:p>0.0574612</text:p>
          </table:table-cell>
          <table:table-cell office:value-type="float" office:value="0.0360598" calcext:value-type="float">
            <text:p>0.0360598</text:p>
          </table:table-cell>
          <table:table-cell office:value-type="float" office:value="0.0299033" calcext:value-type="float">
            <text:p>0.0299033</text:p>
          </table:table-cell>
          <table:table-cell office:value-type="float" office:value="0.0290237" calcext:value-type="float">
            <text:p>0.0290237</text:p>
          </table:table-cell>
          <table:table-cell office:value-type="float" office:value="0.0246262" calcext:value-type="float">
            <text:p>0.0246262</text:p>
          </table:table-cell>
          <table:table-cell office:value-type="float" office:value="0.0184697" calcext:value-type="float">
            <text:p>0.0184697</text:p>
          </table:table-cell>
          <table:table-cell office:value-type="float" office:value="0.0149516" calcext:value-type="float">
            <text:p>0.0149516</text:p>
          </table:table-cell>
          <table:table-cell office:value-type="float" office:value="0.0146585" calcext:value-type="float">
            <text:p>0.0146585</text:p>
          </table:table-cell>
          <table:table-cell office:value-type="float" office:value="0.00791557" calcext:value-type="float">
            <text:p>0.00791557</text:p>
          </table:table-cell>
          <table:table-cell office:value-type="float" office:value="0.00996775" calcext:value-type="float">
            <text:p>0.00996775</text:p>
          </table:table-cell>
          <table:table-cell office:value-type="float" office:value="0.00644972" calcext:value-type="float">
            <text:p>0.00644972</text:p>
          </table:table-cell>
          <table:table-cell office:value-type="float" office:value="0.00586338" calcext:value-type="float">
            <text:p>0.00586338</text:p>
          </table:table-cell>
          <table:table-cell office:value-type="float" office:value="0.00703606" calcext:value-type="float">
            <text:p>0.00703606</text:p>
          </table:table-cell>
          <table:table-cell office:value-type="float" office:value="0.00820874" calcext:value-type="float">
            <text:p>0.00820874</text:p>
          </table:table-cell>
          <table:table-cell office:value-type="float" office:value="0.00410437" calcext:value-type="float">
            <text:p>0.00410437</text:p>
          </table:table-cell>
          <table:table-cell table:number-columns-repeated="2" office:value-type="float" office:value="0.00674289" calcext:value-type="float">
            <text:p>0.00674289</text:p>
          </table:table-cell>
          <table:table-cell office:value-type="float" office:value="0.00820874" calcext:value-type="float">
            <text:p>0.00820874</text:p>
          </table:table-cell>
          <table:table-cell office:value-type="float" office:value="0.00644972" calcext:value-type="float">
            <text:p>0.00644972</text:p>
          </table:table-cell>
          <table:table-cell office:value-type="float" office:value="0.00615655" calcext:value-type="float">
            <text:p>0.00615655</text:p>
          </table:table-cell>
          <table:table-cell table:number-columns-repeated="2" office:value-type="float" office:value="0.00586338" calcext:value-type="float">
            <text:p>0.00586338</text:p>
          </table:table-cell>
          <table:table-cell office:value-type="float" office:value="0.00263852" calcext:value-type="float">
            <text:p>0.00263852</text:p>
          </table:table-cell>
          <table:table-cell office:value-type="float" office:value="0.00293169" calcext:value-type="float">
            <text:p>0.00293169</text:p>
          </table:table-cell>
          <table:table-cell office:value-type="float" office:value="0.000293169" calcext:value-type="float">
            <text:p>0.000293169</text:p>
          </table:table-cell>
          <table:table-cell office:value-type="float" office:value="0.000879507" calcext:value-type="float">
            <text:p>0.000879507</text:p>
          </table:table-cell>
          <table:table-cell office:value-type="float" office:value="0.00117268" calcext:value-type="float">
            <text:p>0.00117268</text:p>
          </table:table-cell>
          <table:table-cell office:value-type="float" office:value="0.000586338" calcext:value-type="float">
            <text:p>0.000586338</text:p>
          </table:table-cell>
          <table:table-cell office:value-type="float" office:value="0.000879507" calcext:value-type="float">
            <text:p>0.000879507</text:p>
          </table:table-cell>
          <table:table-cell table:number-columns-repeated="2" office:value-type="float" office:value="0.000586338" calcext:value-type="float">
            <text:p>0.000586338</text:p>
          </table:table-cell>
          <table:table-cell office:value-type="float" office:value="0.000293169" calcext:value-type="float">
            <text:p>0.000293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293169" calcext:value-type="float">
            <text:p>0.000293169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14" calcext:value-type="float">
            <text:p>17.4714</text:p>
          </table:table-cell>
          <table:table-cell table:formula="of:=SUM([Sheet6.U208:.CW208])" office:value-type="float" office:value="0.083937197" calcext:value-type="float">
            <text:p>0.083937197</text:p>
          </table:table-cell>
          <table:table-cell table:formula="of:=SUM([Sheet6.AE208:.CW208])" office:value-type="float" office:value="0.016606277" calcext:value-type="float">
            <text:p>0.016606277</text:p>
          </table:table-cell>
          <table:table-cell office:value-type="float" office:value="0.113829" calcext:value-type="float">
            <text:p>0.113829</text:p>
          </table:table-cell>
          <table:table-cell office:value-type="float" office:value="0.113225" calcext:value-type="float">
            <text:p>0.113225</text:p>
          </table:table-cell>
          <table:table-cell office:value-type="float" office:value="0.0920894" calcext:value-type="float">
            <text:p>0.0920894</text:p>
          </table:table-cell>
          <table:table-cell office:value-type="float" office:value="0.0896739" calcext:value-type="float">
            <text:p>0.0896739</text:p>
          </table:table-cell>
          <table:table-cell office:value-type="float" office:value="0.0821256" calcext:value-type="float">
            <text:p>0.0821256</text:p>
          </table:table-cell>
          <table:table-cell office:value-type="float" office:value="0.0733696" calcext:value-type="float">
            <text:p>0.0733696</text:p>
          </table:table-cell>
          <table:table-cell office:value-type="float" office:value="0.0700483" calcext:value-type="float">
            <text:p>0.0700483</text:p>
          </table:table-cell>
          <table:table-cell office:value-type="float" office:value="0.0452899" calcext:value-type="float">
            <text:p>0.0452899</text:p>
          </table:table-cell>
          <table:table-cell office:value-type="float" office:value="0.0383454" calcext:value-type="float">
            <text:p>0.0383454</text:p>
          </table:table-cell>
          <table:table-cell office:value-type="float" office:value="0.0335145" calcext:value-type="float">
            <text:p>0.0335145</text:p>
          </table:table-cell>
          <table:table-cell office:value-type="float" office:value="0.0271739" calcext:value-type="float">
            <text:p>0.0271739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0211353" calcext:value-type="float">
            <text:p>0.0211353</text:p>
          </table:table-cell>
          <table:table-cell office:value-type="float" office:value="0.0157005" calcext:value-type="float">
            <text:p>0.0157005</text:p>
          </table:table-cell>
          <table:table-cell office:value-type="float" office:value="0.0102657" calcext:value-type="float">
            <text:p>0.0102657</text:p>
          </table:table-cell>
          <table:table-cell office:value-type="float" office:value="0.00875604" calcext:value-type="float">
            <text:p>0.00875604</text:p>
          </table:table-cell>
          <table:table-cell office:value-type="float" office:value="0.00905797" calcext:value-type="float">
            <text:p>0.00905797</text:p>
          </table:table-cell>
          <table:table-cell office:value-type="float" office:value="0.00845411" calcext:value-type="float">
            <text:p>0.00845411</text:p>
          </table:table-cell>
          <table:table-cell office:value-type="float" office:value="0.00785024" calcext:value-type="float">
            <text:p>0.00785024</text:p>
          </table:table-cell>
          <table:table-cell office:value-type="float" office:value="0.00815217" calcext:value-type="float">
            <text:p>0.00815217</text:p>
          </table:table-cell>
          <table:table-cell office:value-type="float" office:value="0.00422705" calcext:value-type="float">
            <text:p>0.00422705</text:p>
          </table:table-cell>
          <table:table-cell office:value-type="float" office:value="0.00483092" calcext:value-type="float">
            <text:p>0.00483092</text:p>
          </table:table-cell>
          <table:table-cell office:value-type="float" office:value="0.00845411" calcext:value-type="float">
            <text:p>0.00845411</text:p>
          </table:table-cell>
          <table:table-cell office:value-type="float" office:value="0.00634058" calcext:value-type="float">
            <text:p>0.00634058</text:p>
          </table:table-cell>
          <table:table-cell office:value-type="float" office:value="0.00664251" calcext:value-type="float">
            <text:p>0.00664251</text:p>
          </table:table-cell>
          <table:table-cell office:value-type="float" office:value="0.00483092" calcext:value-type="float">
            <text:p>0.00483092</text:p>
          </table:table-cell>
          <table:table-cell office:value-type="float" office:value="0.00754831" calcext:value-type="float">
            <text:p>0.00754831</text:p>
          </table:table-cell>
          <table:table-cell office:value-type="float" office:value="0.00332126" calcext:value-type="float">
            <text:p>0.00332126</text:p>
          </table:table-cell>
          <table:table-cell office:value-type="float" office:value="0.00362319" calcext:value-type="float">
            <text:p>0.00362319</text:p>
          </table:table-cell>
          <table:table-cell office:value-type="float" office:value="0.00301932" calcext:value-type="float">
            <text:p>0.00301932</text:p>
          </table:table-cell>
          <table:table-cell office:value-type="float" office:value="0.00150966" calcext:value-type="float">
            <text:p>0.00150966</text:p>
          </table:table-cell>
          <table:table-cell office:value-type="float" office:value="0.000301932" calcext:value-type="float">
            <text:p>0.000301932</text:p>
          </table:table-cell>
          <table:table-cell office:value-type="float" office:value="0.00150966" calcext:value-type="float">
            <text:p>0.00150966</text:p>
          </table:table-cell>
          <table:table-cell table:number-columns-repeated="2" office:value-type="float" office:value="0.000905797" calcext:value-type="float">
            <text:p>0.000905797</text:p>
          </table:table-cell>
          <table:table-cell office:value-type="float" office:value="0.000301932" calcext:value-type="float">
            <text:p>0.000301932</text:p>
          </table:table-cell>
          <table:table-cell office:value-type="float" office:value="0" calcext:value-type="float">
            <text:p>0</text:p>
          </table:table-cell>
          <table:table-cell office:value-type="float" office:value="0.000905797" calcext:value-type="float">
            <text:p>0.0009057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01932" calcext:value-type="float">
            <text:p>0.000301932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12" calcext:value-type="float">
            <text:p>17.5012</text:p>
          </table:table-cell>
          <table:table-cell table:formula="of:=SUM([Sheet6.U209:.CW209])" office:value-type="float" office:value="0.077183266" calcext:value-type="float">
            <text:p>0.077183266</text:p>
          </table:table-cell>
          <table:table-cell table:formula="of:=SUM([Sheet6.AE209:.CW209])" office:value-type="float" office:value="0.014452636" calcext:value-type="float">
            <text:p>0.014452636</text:p>
          </table:table-cell>
          <table:table-cell office:value-type="float" office:value="0.113161" calcext:value-type="float">
            <text:p>0.113161</text:p>
          </table:table-cell>
          <table:table-cell office:value-type="float" office:value="0.108549" calcext:value-type="float">
            <text:p>0.108549</text:p>
          </table:table-cell>
          <table:table-cell office:value-type="float" office:value="0.100246" calcext:value-type="float">
            <text:p>0.100246</text:p>
          </table:table-cell>
          <table:table-cell office:value-type="float" office:value="0.0962485" calcext:value-type="float">
            <text:p>0.0962485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0710332" calcext:value-type="float">
            <text:p>0.0710332</text:p>
          </table:table-cell>
          <table:table-cell office:value-type="float" office:value="0.0679582" calcext:value-type="float">
            <text:p>0.0679582</text:p>
          </table:table-cell>
          <table:table-cell office:value-type="float" office:value="0.045203" calcext:value-type="float">
            <text:p>0.045203</text:p>
          </table:table-cell>
          <table:table-cell office:value-type="float" office:value="0.0384379" calcext:value-type="float">
            <text:p>0.0384379</text:p>
          </table:table-cell>
          <table:table-cell office:value-type="float" office:value="0.0359779" calcext:value-type="float">
            <text:p>0.0359779</text:p>
          </table:table-cell>
          <table:table-cell office:value-type="float" office:value="0.0212177" calcext:value-type="float">
            <text:p>0.0212177</text:p>
          </table:table-cell>
          <table:table-cell office:value-type="float" office:value="0.0224477" calcext:value-type="float">
            <text:p>0.0224477</text:p>
          </table:table-cell>
          <table:table-cell office:value-type="float" office:value="0.0227552" calcext:value-type="float">
            <text:p>0.0227552</text:p>
          </table:table-cell>
          <table:table-cell office:value-type="float" office:value="0.0132226" calcext:value-type="float">
            <text:p>0.0132226</text:p>
          </table:table-cell>
          <table:table-cell office:value-type="float" office:value="0.00584256" calcext:value-type="float">
            <text:p>0.00584256</text:p>
          </table:table-cell>
          <table:table-cell office:value-type="float" office:value="0.0098401" calcext:value-type="float">
            <text:p>0.0098401</text:p>
          </table:table-cell>
          <table:table-cell office:value-type="float" office:value="0.00738007" calcext:value-type="float">
            <text:p>0.00738007</text:p>
          </table:table-cell>
          <table:table-cell office:value-type="float" office:value="0.0101476" calcext:value-type="float">
            <text:p>0.0101476</text:p>
          </table:table-cell>
          <table:table-cell office:value-type="float" office:value="0.00830258" calcext:value-type="float">
            <text:p>0.00830258</text:p>
          </table:table-cell>
          <table:table-cell office:value-type="float" office:value="0.00707257" calcext:value-type="float">
            <text:p>0.00707257</text:p>
          </table:table-cell>
          <table:table-cell office:value-type="float" office:value="0.00399754" calcext:value-type="float">
            <text:p>0.00399754</text:p>
          </table:table-cell>
          <table:table-cell office:value-type="float" office:value="0.00553506" calcext:value-type="float">
            <text:p>0.00553506</text:p>
          </table:table-cell>
          <table:table-cell office:value-type="float" office:value="0.00430504" calcext:value-type="float">
            <text:p>0.00430504</text:p>
          </table:table-cell>
          <table:table-cell office:value-type="float" office:value="0.00584256" calcext:value-type="float">
            <text:p>0.00584256</text:p>
          </table:table-cell>
          <table:table-cell office:value-type="float" office:value="0.00615006" calcext:value-type="float">
            <text:p>0.00615006</text:p>
          </table:table-cell>
          <table:table-cell office:value-type="float" office:value="0.00461255" calcext:value-type="float">
            <text:p>0.00461255</text:p>
          </table:table-cell>
          <table:table-cell office:value-type="float" office:value="0.00676507" calcext:value-type="float">
            <text:p>0.00676507</text:p>
          </table:table-cell>
          <table:table-cell office:value-type="float" office:value="0.00430504" calcext:value-type="float">
            <text:p>0.00430504</text:p>
          </table:table-cell>
          <table:table-cell office:value-type="float" office:value="0.00307503" calcext:value-type="float">
            <text:p>0.00307503</text:p>
          </table:table-cell>
          <table:table-cell office:value-type="float" office:value="0.00215252" calcext:value-type="float">
            <text:p>0.00215252</text:p>
          </table:table-cell>
          <table:table-cell table:number-columns-repeated="2" office:value-type="float" office:value="0.000922509" calcext:value-type="float">
            <text:p>0.000922509</text:p>
          </table:table-cell>
          <table:table-cell office:value-type="float" office:value="0.00123001" calcext:value-type="float">
            <text:p>0.00123001</text:p>
          </table:table-cell>
          <table:table-cell table:number-columns-repeated="2" office:value-type="float" office:value="0.000615006" calcext:value-type="float">
            <text:p>0.000615006</text:p>
          </table:table-cell>
          <table:table-cell office:value-type="float" office:value="0" calcext:value-type="float">
            <text:p>0</text:p>
          </table:table-cell>
          <table:table-cell office:value-type="float" office:value="0.000615006" calcext:value-type="float">
            <text:p>0.000615006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1" calcext:value-type="float">
            <text:p>17.531</text:p>
          </table:table-cell>
          <table:table-cell table:formula="of:=SUM([Sheet6.U210:.CW210])" office:value-type="float" office:value="0.068593209" calcext:value-type="float">
            <text:p>0.068593209</text:p>
          </table:table-cell>
          <table:table-cell table:formula="of:=SUM([Sheet6.AE210:.CW210])" office:value-type="float" office:value="0.009844399" calcext:value-type="float">
            <text:p>0.009844399</text:p>
          </table:table-cell>
          <table:table-cell office:value-type="float" office:value="0.111146" calcext:value-type="float">
            <text:p>0.111146</text:p>
          </table:table-cell>
          <table:table-cell office:value-type="float" office:value="0.113052" calcext:value-type="float">
            <text:p>0.113052</text:p>
          </table:table-cell>
          <table:table-cell office:value-type="float" office:value="0.107971" calcext:value-type="float">
            <text:p>0.107971</text:p>
          </table:table-cell>
          <table:table-cell office:value-type="float" office:value="0.0920927" calcext:value-type="float">
            <text:p>0.0920927</text:p>
          </table:table-cell>
          <table:table-cell office:value-type="float" office:value="0.0800254" calcext:value-type="float">
            <text:p>0.0800254</text:p>
          </table:table-cell>
          <table:table-cell office:value-type="float" office:value="0.0851064" calcext:value-type="float">
            <text:p>0.0851064</text:p>
          </table:table-cell>
          <table:table-cell office:value-type="float" office:value="0.0527151" calcext:value-type="float">
            <text:p>0.0527151</text:p>
          </table:table-cell>
          <table:table-cell office:value-type="float" office:value="0.046999" calcext:value-type="float">
            <text:p>0.046999</text:p>
          </table:table-cell>
          <table:table-cell office:value-type="float" office:value="0.0460464" calcext:value-type="float">
            <text:p>0.0460464</text:p>
          </table:table-cell>
          <table:table-cell office:value-type="float" office:value="0.0269927" calcext:value-type="float">
            <text:p>0.0269927</text:p>
          </table:table-cell>
          <table:table-cell office:value-type="float" office:value="0.0266751" calcext:value-type="float">
            <text:p>0.0266751</text:p>
          </table:table-cell>
          <table:table-cell office:value-type="float" office:value="0.023182" calcext:value-type="float">
            <text:p>0.023182</text:p>
          </table:table-cell>
          <table:table-cell office:value-type="float" office:value="0.0187361" calcext:value-type="float">
            <text:p>0.0187361</text:p>
          </table:table-cell>
          <table:table-cell office:value-type="float" office:value="0.0111146" calcext:value-type="float">
            <text:p>0.0111146</text:p>
          </table:table-cell>
          <table:table-cell office:value-type="float" office:value="0.00698634" calcext:value-type="float">
            <text:p>0.00698634</text:p>
          </table:table-cell>
          <table:table-cell office:value-type="float" office:value="0.00920927" calcext:value-type="float">
            <text:p>0.00920927</text:p>
          </table:table-cell>
          <table:table-cell office:value-type="float" office:value="0.00730391" calcext:value-type="float">
            <text:p>0.00730391</text:p>
          </table:table-cell>
          <table:table-cell office:value-type="float" office:value="0.00825659" calcext:value-type="float">
            <text:p>0.00825659</text:p>
          </table:table-cell>
          <table:table-cell office:value-type="float" office:value="0.00793903" calcext:value-type="float">
            <text:p>0.00793903</text:p>
          </table:table-cell>
          <table:table-cell office:value-type="float" office:value="0.00412829" calcext:value-type="float">
            <text:p>0.00412829</text:p>
          </table:table-cell>
          <table:table-cell office:value-type="float" office:value="0.00666878" calcext:value-type="float">
            <text:p>0.00666878</text:p>
          </table:table-cell>
          <table:table-cell office:value-type="float" office:value="0.00476342" calcext:value-type="float">
            <text:p>0.00476342</text:p>
          </table:table-cell>
          <table:table-cell office:value-type="float" office:value="0.00508098" calcext:value-type="float">
            <text:p>0.00508098</text:p>
          </table:table-cell>
          <table:table-cell office:value-type="float" office:value="0.00317561" calcext:value-type="float">
            <text:p>0.00317561</text:p>
          </table:table-cell>
          <table:table-cell office:value-type="float" office:value="0.00635122" calcext:value-type="float">
            <text:p>0.00635122</text:p>
          </table:table-cell>
          <table:table-cell office:value-type="float" office:value="0.00476342" calcext:value-type="float">
            <text:p>0.00476342</text:p>
          </table:table-cell>
          <table:table-cell office:value-type="float" office:value="0.00762147" calcext:value-type="float">
            <text:p>0.00762147</text:p>
          </table:table-cell>
          <table:table-cell office:value-type="float" office:value="0.00222293" calcext:value-type="float">
            <text:p>0.00222293</text:p>
          </table:table-cell>
          <table:table-cell office:value-type="float" office:value="0.00317561" calcext:value-type="float">
            <text:p>0.00317561</text:p>
          </table:table-cell>
          <table:table-cell office:value-type="float" office:value="0.000952683" calcext:value-type="float">
            <text:p>0.000952683</text:p>
          </table:table-cell>
          <table:table-cell office:value-type="float" office:value="0.000635122" calcext:value-type="float">
            <text:p>0.000635122</text:p>
          </table:table-cell>
          <table:table-cell office:value-type="float" office:value="0.00158781" calcext:value-type="float">
            <text:p>0.00158781</text:p>
          </table:table-cell>
          <table:table-cell office:value-type="float" office:value="0.000952683" calcext:value-type="float">
            <text:p>0.0009526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17561" calcext:value-type="float">
            <text:p>0.000317561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08" calcext:value-type="float">
            <text:p>17.5608</text:p>
          </table:table-cell>
          <table:table-cell table:formula="of:=SUM([Sheet6.U211:.CW211])" office:value-type="float" office:value="0.062868354" calcext:value-type="float">
            <text:p>0.062868354</text:p>
          </table:table-cell>
          <table:table-cell table:formula="of:=SUM([Sheet6.AE211:.CW211])" office:value-type="float" office:value="0.009495734" calcext:value-type="float">
            <text:p>0.009495734</text:p>
          </table:table-cell>
          <table:table-cell office:value-type="float" office:value="0.111657" calcext:value-type="float">
            <text:p>0.111657</text:p>
          </table:table-cell>
          <table:table-cell office:value-type="float" office:value="0.121153" calcext:value-type="float">
            <text:p>0.121153</text:p>
          </table:table-cell>
          <table:table-cell office:value-type="float" office:value="0.108055" calcext:value-type="float">
            <text:p>0.108055</text:p>
          </table:table-cell>
          <table:table-cell office:value-type="float" office:value="0.0979044" calcext:value-type="float">
            <text:p>0.0979044</text:p>
          </table:table-cell>
          <table:table-cell office:value-type="float" office:value="0.0874263" calcext:value-type="float">
            <text:p>0.0874263</text:p>
          </table:table-cell>
          <table:table-cell office:value-type="float" office:value="0.073019" calcext:value-type="float">
            <text:p>0.073019</text:p>
          </table:table-cell>
          <table:table-cell office:value-type="float" office:value="0.0556647" calcext:value-type="float">
            <text:p>0.0556647</text:p>
          </table:table-cell>
          <table:table-cell office:value-type="float" office:value="0.0573019" calcext:value-type="float">
            <text:p>0.0573019</text:p>
          </table:table-cell>
          <table:table-cell office:value-type="float" office:value="0.0386379" calcext:value-type="float">
            <text:p>0.0386379</text:p>
          </table:table-cell>
          <table:table-cell office:value-type="float" office:value="0.0261952" calcext:value-type="float">
            <text:p>0.0261952</text:p>
          </table:table-cell>
          <table:table-cell office:value-type="float" office:value="0.0255403" calcext:value-type="float">
            <text:p>0.0255403</text:p>
          </table:table-cell>
          <table:table-cell office:value-type="float" office:value="0.0219384" calcext:value-type="float">
            <text:p>0.0219384</text:p>
          </table:table-cell>
          <table:table-cell office:value-type="float" office:value="0.013425" calcext:value-type="float">
            <text:p>0.013425</text:p>
          </table:table-cell>
          <table:table-cell office:value-type="float" office:value="0.00949574" calcext:value-type="float">
            <text:p>0.00949574</text:p>
          </table:table-cell>
          <table:table-cell office:value-type="float" office:value="0.0101506" calcext:value-type="float">
            <text:p>0.0101506</text:p>
          </table:table-cell>
          <table:table-cell office:value-type="float" office:value="0.00949574" calcext:value-type="float">
            <text:p>0.00949574</text:p>
          </table:table-cell>
          <table:table-cell office:value-type="float" office:value="0.00753111" calcext:value-type="float">
            <text:p>0.00753111</text:p>
          </table:table-cell>
          <table:table-cell office:value-type="float" office:value="0.00851343" calcext:value-type="float">
            <text:p>0.00851343</text:p>
          </table:table-cell>
          <table:table-cell office:value-type="float" office:value="0.00523903" calcext:value-type="float">
            <text:p>0.00523903</text:p>
          </table:table-cell>
          <table:table-cell office:value-type="float" office:value="0.00458415" calcext:value-type="float">
            <text:p>0.00458415</text:p>
          </table:table-cell>
          <table:table-cell office:value-type="float" office:value="0.00753111" calcext:value-type="float">
            <text:p>0.00753111</text:p>
          </table:table-cell>
          <table:table-cell office:value-type="float" office:value="0.00687623" calcext:value-type="float">
            <text:p>0.00687623</text:p>
          </table:table-cell>
          <table:table-cell office:value-type="float" office:value="0.00360183" calcext:value-type="float">
            <text:p>0.00360183</text:p>
          </table:table-cell>
          <table:table-cell office:value-type="float" office:value="0.00327439" calcext:value-type="float">
            <text:p>0.00327439</text:p>
          </table:table-cell>
          <table:table-cell office:value-type="float" office:value="0.00491159" calcext:value-type="float">
            <text:p>0.00491159</text:p>
          </table:table-cell>
          <table:table-cell office:value-type="float" office:value="0.00556647" calcext:value-type="float">
            <text:p>0.00556647</text:p>
          </table:table-cell>
          <table:table-cell office:value-type="float" office:value="0.00327439" calcext:value-type="float">
            <text:p>0.00327439</text:p>
          </table:table-cell>
          <table:table-cell office:value-type="float" office:value="0.00360183" calcext:value-type="float">
            <text:p>0.00360183</text:p>
          </table:table-cell>
          <table:table-cell office:value-type="float" office:value="0.00327439" calcext:value-type="float">
            <text:p>0.00327439</text:p>
          </table:table-cell>
          <table:table-cell office:value-type="float" office:value="0.000327439" calcext:value-type="float">
            <text:p>0.000327439</text:p>
          </table:table-cell>
          <table:table-cell table:number-columns-repeated="2" office:value-type="float" office:value="0.000982318" calcext:value-type="float">
            <text:p>0.0009823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7439" calcext:value-type="float">
            <text:p>0.000327439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06" calcext:value-type="float">
            <text:p>17.5906</text:p>
          </table:table-cell>
          <table:table-cell table:formula="of:=SUM([Sheet6.U212:.CW212])" office:value-type="float" office:value="0.056071551" calcext:value-type="float">
            <text:p>0.056071551</text:p>
          </table:table-cell>
          <table:table-cell table:formula="of:=SUM([Sheet6.AE212:.CW212])" office:value-type="float" office:value="0.006879941" calcext:value-type="float">
            <text:p>0.006879941</text:p>
          </table:table-cell>
          <table:table-cell office:value-type="float" office:value="0.106639" calcext:value-type="float">
            <text:p>0.106639</text:p>
          </table:table-cell>
          <table:table-cell table:number-columns-repeated="2" office:value-type="float" office:value="0.118335" calcext:value-type="float">
            <text:p>0.118335</text:p>
          </table:table-cell>
          <table:table-cell office:value-type="float" office:value="0.103543" calcext:value-type="float">
            <text:p>0.103543</text:p>
          </table:table-cell>
          <table:table-cell office:value-type="float" office:value="0.0815273" calcext:value-type="float">
            <text:p>0.0815273</text:p>
          </table:table-cell>
          <table:table-cell office:value-type="float" office:value="0.0701754" calcext:value-type="float">
            <text:p>0.0701754</text:p>
          </table:table-cell>
          <table:table-cell office:value-type="float" office:value="0.0571035" calcext:value-type="float">
            <text:p>0.0571035</text:p>
          </table:table-cell>
          <table:table-cell office:value-type="float" office:value="0.0505676" calcext:value-type="float">
            <text:p>0.0505676</text:p>
          </table:table-cell>
          <table:table-cell office:value-type="float" office:value="0.0419677" calcext:value-type="float">
            <text:p>0.0419677</text:p>
          </table:table-cell>
          <table:table-cell office:value-type="float" office:value="0.0306158" calcext:value-type="float">
            <text:p>0.0306158</text:p>
          </table:table-cell>
          <table:table-cell office:value-type="float" office:value="0.0282078" calcext:value-type="float">
            <text:p>0.0282078</text:p>
          </table:table-cell>
          <table:table-cell office:value-type="float" office:value="0.0161679" calcext:value-type="float">
            <text:p>0.0161679</text:p>
          </table:table-cell>
          <table:table-cell office:value-type="float" office:value="0.0158239" calcext:value-type="float">
            <text:p>0.0158239</text:p>
          </table:table-cell>
          <table:table-cell office:value-type="float" office:value="0.0113519" calcext:value-type="float">
            <text:p>0.0113519</text:p>
          </table:table-cell>
          <table:table-cell office:value-type="float" office:value="0.0106639" calcext:value-type="float">
            <text:p>0.0106639</text:p>
          </table:table-cell>
          <table:table-cell office:value-type="float" office:value="0.00722394" calcext:value-type="float">
            <text:p>0.00722394</text:p>
          </table:table-cell>
          <table:table-cell office:value-type="float" office:value="0.00756794" calcext:value-type="float">
            <text:p>0.00756794</text:p>
          </table:table-cell>
          <table:table-cell office:value-type="float" office:value="0.00619195" calcext:value-type="float">
            <text:p>0.00619195</text:p>
          </table:table-cell>
          <table:table-cell office:value-type="float" office:value="0.00722394" calcext:value-type="float">
            <text:p>0.00722394</text:p>
          </table:table-cell>
          <table:table-cell office:value-type="float" office:value="0.00481596" calcext:value-type="float">
            <text:p>0.00481596</text:p>
          </table:table-cell>
          <table:table-cell office:value-type="float" office:value="0.00756794" calcext:value-type="float">
            <text:p>0.00756794</text:p>
          </table:table-cell>
          <table:table-cell office:value-type="float" office:value="0.00378397" calcext:value-type="float">
            <text:p>0.00378397</text:p>
          </table:table-cell>
          <table:table-cell office:value-type="float" office:value="0.00309598" calcext:value-type="float">
            <text:p>0.00309598</text:p>
          </table:table-cell>
          <table:table-cell office:value-type="float" office:value="0.00378397" calcext:value-type="float">
            <text:p>0.00378397</text:p>
          </table:table-cell>
          <table:table-cell office:value-type="float" office:value="0.00481596" calcext:value-type="float">
            <text:p>0.00481596</text:p>
          </table:table-cell>
          <table:table-cell office:value-type="float" office:value="0.00309598" calcext:value-type="float">
            <text:p>0.00309598</text:p>
          </table:table-cell>
          <table:table-cell office:value-type="float" office:value="0.00481596" calcext:value-type="float">
            <text:p>0.00481596</text:p>
          </table:table-cell>
          <table:table-cell office:value-type="float" office:value="0.00378397" calcext:value-type="float">
            <text:p>0.00378397</text:p>
          </table:table-cell>
          <table:table-cell office:value-type="float" office:value="0.00206398" calcext:value-type="float">
            <text:p>0.00206398</text:p>
          </table:table-cell>
          <table:table-cell office:value-type="float" office:value="0.000343997" calcext:value-type="float">
            <text:p>0.000343997</text:p>
          </table:table-cell>
          <table:table-cell office:value-type="float" office:value="0.000687994" calcext:value-type="float">
            <text:p>0.000687994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04" calcext:value-type="float">
            <text:p>17.6204</text:p>
          </table:table-cell>
          <table:table-cell table:formula="of:=SUM([Sheet6.U213:.CW213])" office:value-type="float" office:value="0.04903367" calcext:value-type="float">
            <text:p>0.04903367</text:p>
          </table:table-cell>
          <table:table-cell table:formula="of:=SUM([Sheet6.AE213:.CW213])" office:value-type="float" office:value="0.00393701" calcext:value-type="float">
            <text:p>0.00393701</text:p>
          </table:table-cell>
          <table:table-cell office:value-type="float" office:value="0.112742" calcext:value-type="float">
            <text:p>0.112742</text:p>
          </table:table-cell>
          <table:table-cell office:value-type="float" office:value="0.126342" calcext:value-type="float">
            <text:p>0.126342</text:p>
          </table:table-cell>
          <table:table-cell office:value-type="float" office:value="0.117037" calcext:value-type="float">
            <text:p>0.117037</text:p>
          </table:table-cell>
          <table:table-cell office:value-type="float" office:value="0.10451" calcext:value-type="float">
            <text:p>0.10451</text:p>
          </table:table-cell>
          <table:table-cell office:value-type="float" office:value="0.0848246" calcext:value-type="float">
            <text:p>0.0848246</text:p>
          </table:table-cell>
          <table:table-cell office:value-type="float" office:value="0.0690766" calcext:value-type="float">
            <text:p>0.0690766</text:p>
          </table:table-cell>
          <table:table-cell office:value-type="float" office:value="0.0601288" calcext:value-type="float">
            <text:p>0.0601288</text:p>
          </table:table-cell>
          <table:table-cell office:value-type="float" office:value="0.0529707" calcext:value-type="float">
            <text:p>0.0529707</text:p>
          </table:table-cell>
          <table:table-cell office:value-type="float" office:value="0.0368647" calcext:value-type="float">
            <text:p>0.0368647</text:p>
          </table:table-cell>
          <table:table-cell office:value-type="float" office:value="0.0304223" calcext:value-type="float">
            <text:p>0.0304223</text:p>
          </table:table-cell>
          <table:table-cell office:value-type="float" office:value="0.0204009" calcext:value-type="float">
            <text:p>0.0204009</text:p>
          </table:table-cell>
          <table:table-cell office:value-type="float" office:value="0.0186113" calcext:value-type="float">
            <text:p>0.0186113</text:p>
          </table:table-cell>
          <table:table-cell office:value-type="float" office:value="0.0110952" calcext:value-type="float">
            <text:p>0.0110952</text:p>
          </table:table-cell>
          <table:table-cell office:value-type="float" office:value="0.0128848" calcext:value-type="float">
            <text:p>0.0128848</text:p>
          </table:table-cell>
          <table:table-cell office:value-type="float" office:value="0.00572656" calcext:value-type="float">
            <text:p>0.00572656</text:p>
          </table:table-cell>
          <table:table-cell office:value-type="float" office:value="0.00894775" calcext:value-type="float">
            <text:p>0.00894775</text:p>
          </table:table-cell>
          <table:table-cell office:value-type="float" office:value="0.00858984" calcext:value-type="float">
            <text:p>0.00858984</text:p>
          </table:table-cell>
          <table:table-cell table:number-columns-repeated="2" office:value-type="float" office:value="0.00536865" calcext:value-type="float">
            <text:p>0.00536865</text:p>
          </table:table-cell>
          <table:table-cell table:number-columns-repeated="2" office:value-type="float" office:value="0.00501074" calcext:value-type="float">
            <text:p>0.00501074</text:p>
          </table:table-cell>
          <table:table-cell office:value-type="float" office:value="0.00465283" calcext:value-type="float">
            <text:p>0.00465283</text:p>
          </table:table-cell>
          <table:table-cell office:value-type="float" office:value="0.00250537" calcext:value-type="float">
            <text:p>0.00250537</text:p>
          </table:table-cell>
          <table:table-cell office:value-type="float" office:value="0.00393701" calcext:value-type="float">
            <text:p>0.00393701</text:p>
          </table:table-cell>
          <table:table-cell office:value-type="float" office:value="0.00501074" calcext:value-type="float">
            <text:p>0.00501074</text:p>
          </table:table-cell>
          <table:table-cell office:value-type="float" office:value="0.00393701" calcext:value-type="float">
            <text:p>0.00393701</text:p>
          </table:table-cell>
          <table:table-cell office:value-type="float" office:value="0.00429492" calcext:value-type="float">
            <text:p>0.00429492</text:p>
          </table:table-cell>
          <table:table-cell office:value-type="float" office:value="0.00214746" calcext:value-type="float">
            <text:p>0.00214746</text:p>
          </table:table-cell>
          <table:table-cell office:value-type="float" office:value="0.00107373" calcext:value-type="float">
            <text:p>0.00107373</text:p>
          </table:table-cell>
          <table:table-cell office:value-type="float" office:value="0.00071582" calcext:value-type="float">
            <text:p>0.00071582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02" calcext:value-type="float">
            <text:p>17.6502</text:p>
          </table:table-cell>
          <table:table-cell table:formula="of:=SUM([Sheet6.U214:.CW214])" office:value-type="float" office:value="0.042680642" calcext:value-type="float">
            <text:p>0.042680642</text:p>
          </table:table-cell>
          <table:table-cell table:formula="of:=SUM([Sheet6.AE214:.CW214])" office:value-type="float" office:value="0.001871962" calcext:value-type="float">
            <text:p>0.001871962</text:p>
          </table:table-cell>
          <table:table-cell office:value-type="float" office:value="0.120554" calcext:value-type="float">
            <text:p>0.120554</text:p>
          </table:table-cell>
          <table:table-cell office:value-type="float" office:value="0.128042" calcext:value-type="float">
            <text:p>0.128042</text:p>
          </table:table-cell>
          <table:table-cell office:value-type="float" office:value="0.113066" calcext:value-type="float">
            <text:p>0.113066</text:p>
          </table:table-cell>
          <table:table-cell office:value-type="float" office:value="0.0969674" calcext:value-type="float">
            <text:p>0.0969674</text:p>
          </table:table-cell>
          <table:table-cell office:value-type="float" office:value="0.0857357" calcext:value-type="float">
            <text:p>0.0857357</text:p>
          </table:table-cell>
          <table:table-cell office:value-type="float" office:value="0.0718832" calcext:value-type="float">
            <text:p>0.0718832</text:p>
          </table:table-cell>
          <table:table-cell office:value-type="float" office:value="0.0576563" calcext:value-type="float">
            <text:p>0.0576563</text:p>
          </table:table-cell>
          <table:table-cell office:value-type="float" office:value="0.0460502" calcext:value-type="float">
            <text:p>0.0460502</text:p>
          </table:table-cell>
          <table:table-cell office:value-type="float" office:value="0.0378136" calcext:value-type="float">
            <text:p>0.0378136</text:p>
          </table:table-cell>
          <table:table-cell office:value-type="float" office:value="0.0288282" calcext:value-type="float">
            <text:p>0.0288282</text:p>
          </table:table-cell>
          <table:table-cell office:value-type="float" office:value="0.0224635" calcext:value-type="float">
            <text:p>0.0224635</text:p>
          </table:table-cell>
          <table:table-cell office:value-type="float" office:value="0.0168476" calcext:value-type="float">
            <text:p>0.0168476</text:p>
          </table:table-cell>
          <table:table-cell table:number-columns-repeated="2" office:value-type="float" office:value="0.0123549" calcext:value-type="float">
            <text:p>0.0123549</text:p>
          </table:table-cell>
          <table:table-cell office:value-type="float" office:value="0.00786222" calcext:value-type="float">
            <text:p>0.00786222</text:p>
          </table:table-cell>
          <table:table-cell office:value-type="float" office:value="0.00599027" calcext:value-type="float">
            <text:p>0.00599027</text:p>
          </table:table-cell>
          <table:table-cell office:value-type="float" office:value="0.0044927" calcext:value-type="float">
            <text:p>0.0044927</text:p>
          </table:table-cell>
          <table:table-cell office:value-type="float" office:value="0.00374392" calcext:value-type="float">
            <text:p>0.00374392</text:p>
          </table:table-cell>
          <table:table-cell office:value-type="float" office:value="0.00486709" calcext:value-type="float">
            <text:p>0.00486709</text:p>
          </table:table-cell>
          <table:table-cell office:value-type="float" office:value="0.00561587" calcext:value-type="float">
            <text:p>0.00561587</text:p>
          </table:table-cell>
          <table:table-cell office:value-type="float" office:value="0.00486709" calcext:value-type="float">
            <text:p>0.00486709</text:p>
          </table:table-cell>
          <table:table-cell office:value-type="float" office:value="0.00374392" calcext:value-type="float">
            <text:p>0.00374392</text:p>
          </table:table-cell>
          <table:table-cell office:value-type="float" office:value="0.00112317" calcext:value-type="float">
            <text:p>0.00112317</text:p>
          </table:table-cell>
          <table:table-cell office:value-type="float" office:value="0.00486709" calcext:value-type="float">
            <text:p>0.00486709</text:p>
          </table:table-cell>
          <table:table-cell office:value-type="float" office:value="0.00374392" calcext:value-type="float">
            <text:p>0.00374392</text:p>
          </table:table-cell>
          <table:table-cell office:value-type="float" office:value="0.00524148" calcext:value-type="float">
            <text:p>0.00524148</text:p>
          </table:table-cell>
          <table:table-cell office:value-type="float" office:value="0.00299513" calcext:value-type="float">
            <text:p>0.00299513</text:p>
          </table:table-cell>
          <table:table-cell office:value-type="float" office:value="0.00149757" calcext:value-type="float">
            <text:p>0.00149757</text:p>
          </table:table-cell>
          <table:table-cell office:value-type="float" office:value="0.000374392" calcext:value-type="float">
            <text:p>0.000374392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table:formula="of:=SUM([Sheet6.U215:.CW215])" office:value-type="float" office:value="0.040653645" calcext:value-type="float">
            <text:p>0.040653645</text:p>
          </table:table-cell>
          <table:table-cell table:formula="of:=SUM([Sheet6.AE215:.CW215])" office:value-type="float" office:value="0.001195695" calcext:value-type="float">
            <text:p>0.001195695</text:p>
          </table:table-cell>
          <table:table-cell office:value-type="float" office:value="0.129534" calcext:value-type="float">
            <text:p>0.129534</text:p>
          </table:table-cell>
          <table:table-cell office:value-type="float" office:value="0.126345" calcext:value-type="float">
            <text:p>0.126345</text:p>
          </table:table-cell>
          <table:table-cell office:value-type="float" office:value="0.114388" calcext:value-type="float">
            <text:p>0.114388</text:p>
          </table:table-cell>
          <table:table-cell office:value-type="float" office:value="0.106018" calcext:value-type="float">
            <text:p>0.106018</text:p>
          </table:table-cell>
          <table:table-cell office:value-type="float" office:value="0.0876843" calcext:value-type="float">
            <text:p>0.0876843</text:p>
          </table:table-cell>
          <table:table-cell office:value-type="float" office:value="0.0737346" calcext:value-type="float">
            <text:p>0.0737346</text:p>
          </table:table-cell>
          <table:table-cell office:value-type="float" office:value="0.0577919" calcext:value-type="float">
            <text:p>0.0577919</text:p>
          </table:table-cell>
          <table:table-cell office:value-type="float" office:value="0.0422479" calcext:value-type="float">
            <text:p>0.0422479</text:p>
          </table:table-cell>
          <table:table-cell office:value-type="float" office:value="0.0326823" calcext:value-type="float">
            <text:p>0.0326823</text:p>
          </table:table-cell>
          <table:table-cell office:value-type="float" office:value="0.0294938" calcext:value-type="float">
            <text:p>0.0294938</text:p>
          </table:table-cell>
          <table:table-cell office:value-type="float" office:value="0.0207254" calcext:value-type="float">
            <text:p>0.0207254</text:p>
          </table:table-cell>
          <table:table-cell office:value-type="float" office:value="0.0127541" calcext:value-type="float">
            <text:p>0.0127541</text:p>
          </table:table-cell>
          <table:table-cell office:value-type="float" office:value="0.0115584" calcext:value-type="float">
            <text:p>0.0115584</text:p>
          </table:table-cell>
          <table:table-cell office:value-type="float" office:value="0.009167" calcext:value-type="float">
            <text:p>0.009167</text:p>
          </table:table-cell>
          <table:table-cell office:value-type="float" office:value="0.00757274" calcext:value-type="float">
            <text:p>0.00757274</text:p>
          </table:table-cell>
          <table:table-cell office:value-type="float" office:value="0.00438422" calcext:value-type="float">
            <text:p>0.00438422</text:p>
          </table:table-cell>
          <table:table-cell table:number-columns-repeated="2" office:value-type="float" office:value="0.00557991" calcext:value-type="float">
            <text:p>0.00557991</text:p>
          </table:table-cell>
          <table:table-cell office:value-type="float" office:value="0.00478278" calcext:value-type="float">
            <text:p>0.00478278</text:p>
          </table:table-cell>
          <table:table-cell office:value-type="float" office:value="0.00557991" calcext:value-type="float">
            <text:p>0.00557991</text:p>
          </table:table-cell>
          <table:table-cell office:value-type="float" office:value="0.00358709" calcext:value-type="float">
            <text:p>0.00358709</text:p>
          </table:table-cell>
          <table:table-cell office:value-type="float" office:value="0.00318852" calcext:value-type="float">
            <text:p>0.00318852</text:p>
          </table:table-cell>
          <table:table-cell office:value-type="float" office:value="0.00159426" calcext:value-type="float">
            <text:p>0.00159426</text:p>
          </table:table-cell>
          <table:table-cell office:value-type="float" office:value="0.00358709" calcext:value-type="float">
            <text:p>0.00358709</text:p>
          </table:table-cell>
          <table:table-cell office:value-type="float" office:value="0.00518135" calcext:value-type="float">
            <text:p>0.00518135</text:p>
          </table:table-cell>
          <table:table-cell office:value-type="float" office:value="0.00478278" calcext:value-type="float">
            <text:p>0.00478278</text:p>
          </table:table-cell>
          <table:table-cell office:value-type="float" office:value="0.00159426" calcext:value-type="float">
            <text:p>0.00159426</text:p>
          </table:table-cell>
          <table:table-cell office:value-type="float" office:value="0.00079713" calcext:value-type="float">
            <text:p>0.00079713</text:p>
          </table:table-cell>
          <table:table-cell office:value-type="float" office:value="0.000398565" calcext:value-type="float">
            <text:p>0.000398565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98" calcext:value-type="float">
            <text:p>17.7098</text:p>
          </table:table-cell>
          <table:table-cell table:formula="of:=SUM([Sheet6.U216:.CW216])" office:value-type="float" office:value="0.036942685" calcext:value-type="float">
            <text:p>0.036942685</text:p>
          </table:table-cell>
          <table:table-cell table:formula="of:=SUM([Sheet6.AE216:.CW216])" office:value-type="float" office:value="0.000849257" calcext:value-type="float">
            <text:p>0.000849257</text:p>
          </table:table-cell>
          <table:table-cell office:value-type="float" office:value="0.126539" calcext:value-type="float">
            <text:p>0.126539</text:p>
          </table:table-cell>
          <table:table-cell office:value-type="float" office:value="0.136306" calcext:value-type="float">
            <text:p>0.136306</text:p>
          </table:table-cell>
          <table:table-cell office:value-type="float" office:value="0.126964" calcext:value-type="float">
            <text:p>0.126964</text:p>
          </table:table-cell>
          <table:table-cell office:value-type="float" office:value="0.0997877" calcext:value-type="float">
            <text:p>0.0997877</text:p>
          </table:table-cell>
          <table:table-cell office:value-type="float" office:value="0.0853503" calcext:value-type="float">
            <text:p>0.0853503</text:p>
          </table:table-cell>
          <table:table-cell office:value-type="float" office:value="0.0764331" calcext:value-type="float">
            <text:p>0.0764331</text:p>
          </table:table-cell>
          <table:table-cell office:value-type="float" office:value="0.0547771" calcext:value-type="float">
            <text:p>0.0547771</text:p>
          </table:table-cell>
          <table:table-cell office:value-type="float" office:value="0.033121" calcext:value-type="float">
            <text:p>0.033121</text:p>
          </table:table-cell>
          <table:table-cell office:value-type="float" office:value="0.0377919" calcext:value-type="float">
            <text:p>0.0377919</text:p>
          </table:table-cell>
          <table:table-cell office:value-type="float" office:value="0.0246285" calcext:value-type="float">
            <text:p>0.0246285</text:p>
          </table:table-cell>
          <table:table-cell office:value-type="float" office:value="0.0174098" calcext:value-type="float">
            <text:p>0.0174098</text:p>
          </table:table-cell>
          <table:table-cell office:value-type="float" office:value="0.0127389" calcext:value-type="float">
            <text:p>0.0127389</text:p>
          </table:table-cell>
          <table:table-cell office:value-type="float" office:value="0.011465" calcext:value-type="float">
            <text:p>0.011465</text:p>
          </table:table-cell>
          <table:table-cell office:value-type="float" office:value="0.00764331" calcext:value-type="float">
            <text:p>0.00764331</text:p>
          </table:table-cell>
          <table:table-cell office:value-type="float" office:value="0.00552017" calcext:value-type="float">
            <text:p>0.00552017</text:p>
          </table:table-cell>
          <table:table-cell table:number-columns-repeated="2" office:value-type="float" office:value="0.0059448" calcext:value-type="float">
            <text:p>0.0059448</text:p>
          </table:table-cell>
          <table:table-cell office:value-type="float" office:value="0.00382166" calcext:value-type="float">
            <text:p>0.00382166</text:p>
          </table:table-cell>
          <table:table-cell office:value-type="float" office:value="0.00552017" calcext:value-type="float">
            <text:p>0.00552017</text:p>
          </table:table-cell>
          <table:table-cell office:value-type="float" office:value="0.00424628" calcext:value-type="float">
            <text:p>0.00424628</text:p>
          </table:table-cell>
          <table:table-cell office:value-type="float" office:value="0.0029724" calcext:value-type="float">
            <text:p>0.0029724</text:p>
          </table:table-cell>
          <table:table-cell table:number-columns-repeated="2" office:value-type="float" office:value="0.00382166" calcext:value-type="float">
            <text:p>0.00382166</text:p>
          </table:table-cell>
          <table:table-cell office:value-type="float" office:value="0.00339703" calcext:value-type="float">
            <text:p>0.00339703</text:p>
          </table:table-cell>
          <table:table-cell office:value-type="float" office:value="0.00424628" calcext:value-type="float">
            <text:p>0.00424628</text:p>
          </table:table-cell>
          <table:table-cell office:value-type="float" office:value="0.00382166" calcext:value-type="float">
            <text:p>0.00382166</text:p>
          </table:table-cell>
          <table:table-cell office:value-type="float" office:value="0.000424628" calcext:value-type="float">
            <text:p>0.000424628</text:p>
          </table:table-cell>
          <table:table-cell office:value-type="float" office:value="0.000849257" calcext:value-type="float">
            <text:p>0.000849257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96" calcext:value-type="float">
            <text:p>17.7396</text:p>
          </table:table-cell>
          <table:table-cell table:formula="of:=SUM([Sheet6.U217:.CW217])" office:value-type="float" office:value="0.030825035" calcext:value-type="float">
            <text:p>0.030825035</text:p>
          </table:table-cell>
          <table:table-cell table:formula="of:=SUM([Sheet6.AE217:.CW217])" office:value-type="float" office:value="0.000453309" calcext:value-type="float">
            <text:p>0.000453309</text:p>
          </table:table-cell>
          <table:table-cell office:value-type="float" office:value="0.135086" calcext:value-type="float">
            <text:p>0.135086</text:p>
          </table:table-cell>
          <table:table-cell office:value-type="float" office:value="0.133273" calcext:value-type="float">
            <text:p>0.133273</text:p>
          </table:table-cell>
          <table:table-cell office:value-type="float" office:value="0.131006" calcext:value-type="float">
            <text:p>0.131006</text:p>
          </table:table-cell>
          <table:table-cell office:value-type="float" office:value="0.106074" calcext:value-type="float">
            <text:p>0.106074</text:p>
          </table:table-cell>
          <table:table-cell office:value-type="float" office:value="0.087942" calcext:value-type="float">
            <text:p>0.087942</text:p>
          </table:table-cell>
          <table:table-cell office:value-type="float" office:value="0.0661831" calcext:value-type="float">
            <text:p>0.0661831</text:p>
          </table:table-cell>
          <table:table-cell office:value-type="float" office:value="0.0525839" calcext:value-type="float">
            <text:p>0.0525839</text:p>
          </table:table-cell>
          <table:table-cell office:value-type="float" office:value="0.0349048" calcext:value-type="float">
            <text:p>0.0349048</text:p>
          </table:table-cell>
          <table:table-cell office:value-type="float" office:value="0.0358114" calcext:value-type="float">
            <text:p>0.0358114</text:p>
          </table:table-cell>
          <table:table-cell office:value-type="float" office:value="0.019039" calcext:value-type="float">
            <text:p>0.019039</text:p>
          </table:table-cell>
          <table:table-cell office:value-type="float" office:value="0.0185857" calcext:value-type="float">
            <text:p>0.0185857</text:p>
          </table:table-cell>
          <table:table-cell office:value-type="float" office:value="0.0113327" calcext:value-type="float">
            <text:p>0.0113327</text:p>
          </table:table-cell>
          <table:table-cell office:value-type="float" office:value="0.0099728" calcext:value-type="float">
            <text:p>0.0099728</text:p>
          </table:table-cell>
          <table:table-cell office:value-type="float" office:value="0.00906618" calcext:value-type="float">
            <text:p>0.00906618</text:p>
          </table:table-cell>
          <table:table-cell office:value-type="float" office:value="0.00770626" calcext:value-type="float">
            <text:p>0.00770626</text:p>
          </table:table-cell>
          <table:table-cell office:value-type="float" office:value="0.00679964" calcext:value-type="float">
            <text:p>0.00679964</text:p>
          </table:table-cell>
          <table:table-cell office:value-type="float" office:value="0.00362647" calcext:value-type="float">
            <text:p>0.00362647</text:p>
          </table:table-cell>
          <table:table-cell office:value-type="float" office:value="0.00453309" calcext:value-type="float">
            <text:p>0.00453309</text:p>
          </table:table-cell>
          <table:table-cell office:value-type="float" office:value="0.00181324" calcext:value-type="float">
            <text:p>0.00181324</text:p>
          </table:table-cell>
          <table:table-cell office:value-type="float" office:value="0.00453309" calcext:value-type="float">
            <text:p>0.00453309</text:p>
          </table:table-cell>
          <table:table-cell office:value-type="float" office:value="0.00226655" calcext:value-type="float">
            <text:p>0.00226655</text:p>
          </table:table-cell>
          <table:table-cell office:value-type="float" office:value="0.00543971" calcext:value-type="float">
            <text:p>0.00543971</text:p>
          </table:table-cell>
          <table:table-cell office:value-type="float" office:value="0.00135993" calcext:value-type="float">
            <text:p>0.00135993</text:p>
          </table:table-cell>
          <table:table-cell office:value-type="float" office:value="0.00181324" calcext:value-type="float">
            <text:p>0.00181324</text:p>
          </table:table-cell>
          <table:table-cell office:value-type="float" office:value="0.00679964" calcext:value-type="float">
            <text:p>0.00679964</text:p>
          </table:table-cell>
          <table:table-cell table:number-columns-repeated="2" office:value-type="float" office:value="0.000906618" calcext:value-type="float">
            <text:p>0.000906618</text:p>
          </table:table-cell>
          <table:table-cell office:value-type="float" office:value="0.000453309" calcext:value-type="float">
            <text:p>0.000453309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93" calcext:value-type="float">
            <text:p>17.7693</text:p>
          </table:table-cell>
          <table:table-cell table:formula="of:=SUM([Sheet6.U218:.CW218])" office:value-type="float" office:value="0.028794532" calcext:value-type="float">
            <text:p>0.028794532</text:p>
          </table:table-cell>
          <table:table-cell table:formula="of:=SUM([Sheet6.AE218:.CW218])" office:value-type="float" office:value="0" calcext:value-type="float">
            <text:p>0</text:p>
          </table:table-cell>
          <table:table-cell office:value-type="float" office:value="0.131284" calcext:value-type="float">
            <text:p>0.131284</text:p>
          </table:table-cell>
          <table:table-cell office:value-type="float" office:value="0.151781" calcext:value-type="float">
            <text:p>0.151781</text:p>
          </table:table-cell>
          <table:table-cell office:value-type="float" office:value="0.131284" calcext:value-type="float">
            <text:p>0.131284</text:p>
          </table:table-cell>
          <table:table-cell office:value-type="float" office:value="0.102001" calcext:value-type="float">
            <text:p>0.102001</text:p>
          </table:table-cell>
          <table:table-cell office:value-type="float" office:value="0.0917521" calcext:value-type="float">
            <text:p>0.0917521</text:p>
          </table:table-cell>
          <table:table-cell office:value-type="float" office:value="0.0673499" calcext:value-type="float">
            <text:p>0.0673499</text:p>
          </table:table-cell>
          <table:table-cell office:value-type="float" office:value="0.0375793" calcext:value-type="float">
            <text:p>0.0375793</text:p>
          </table:table-cell>
          <table:table-cell office:value-type="float" office:value="0.0395315" calcext:value-type="float">
            <text:p>0.0395315</text:p>
          </table:table-cell>
          <table:table-cell office:value-type="float" office:value="0.033675" calcext:value-type="float">
            <text:p>0.033675</text:p>
          </table:table-cell>
          <table:table-cell office:value-type="float" office:value="0.0180576" calcext:value-type="float">
            <text:p>0.0180576</text:p>
          </table:table-cell>
          <table:table-cell office:value-type="float" office:value="0.0131772" calcext:value-type="float">
            <text:p>0.0131772</text:p>
          </table:table-cell>
          <table:table-cell office:value-type="float" office:value="0.0122011" calcext:value-type="float">
            <text:p>0.0122011</text:p>
          </table:table-cell>
          <table:table-cell office:value-type="float" office:value="0.00927282" calcext:value-type="float">
            <text:p>0.00927282</text:p>
          </table:table-cell>
          <table:table-cell office:value-type="float" office:value="0.0068326" calcext:value-type="float">
            <text:p>0.0068326</text:p>
          </table:table-cell>
          <table:table-cell office:value-type="float" office:value="0.00878477" calcext:value-type="float">
            <text:p>0.00878477</text:p>
          </table:table-cell>
          <table:table-cell office:value-type="float" office:value="0.00488043" calcext:value-type="float">
            <text:p>0.00488043</text:p>
          </table:table-cell>
          <table:table-cell office:value-type="float" office:value="0.0034163" calcext:value-type="float">
            <text:p>0.0034163</text:p>
          </table:table-cell>
          <table:table-cell office:value-type="float" office:value="0.00146413" calcext:value-type="float">
            <text:p>0.00146413</text:p>
          </table:table-cell>
          <table:table-cell office:value-type="float" office:value="0.0034163" calcext:value-type="float">
            <text:p>0.0034163</text:p>
          </table:table-cell>
          <table:table-cell office:value-type="float" office:value="0.00585652" calcext:value-type="float">
            <text:p>0.00585652</text:p>
          </table:table-cell>
          <table:table-cell office:value-type="float" office:value="0.00195217" calcext:value-type="float">
            <text:p>0.00195217</text:p>
          </table:table-cell>
          <table:table-cell office:value-type="float" office:value="0.00390434" calcext:value-type="float">
            <text:p>0.00390434</text:p>
          </table:table-cell>
          <table:table-cell office:value-type="float" office:value="0.00195217" calcext:value-type="float">
            <text:p>0.00195217</text:p>
          </table:table-cell>
          <table:table-cell office:value-type="float" office:value="0.00292826" calcext:value-type="float">
            <text:p>0.00292826</text:p>
          </table:table-cell>
          <table:table-cell office:value-type="float" office:value="0.00536847" calcext:value-type="float">
            <text:p>0.00536847</text:p>
          </table:table-cell>
          <table:table-cell table:number-columns-repeated="2" office:value-type="float" office:value="0.000976086" calcext:value-type="float">
            <text:p>0.000976086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91" calcext:value-type="float">
            <text:p>17.7991</text:p>
          </table:table-cell>
          <table:table-cell table:formula="of:=SUM([Sheet6.U219:.CW219])" office:value-type="float" office:value="0.02792411" calcext:value-type="float">
            <text:p>0.02792411</text:p>
          </table:table-cell>
          <table:table-cell table:formula="of:=SUM([Sheet6.AE219:.CW219])" office:value-type="float" office:value="0" calcext:value-type="float">
            <text:p>0</text:p>
          </table:table-cell>
          <table:table-cell office:value-type="float" office:value="0.154373" calcext:value-type="float">
            <text:p>0.154373</text:p>
          </table:table-cell>
          <table:table-cell office:value-type="float" office:value="0.160169" calcext:value-type="float">
            <text:p>0.160169</text:p>
          </table:table-cell>
          <table:table-cell table:number-columns-repeated="2" office:value-type="float" office:value="0.118546" calcext:value-type="float">
            <text:p>0.118546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0.0590095" calcext:value-type="float">
            <text:p>0.0590095</text:p>
          </table:table-cell>
          <table:table-cell office:value-type="float" office:value="0.0479452" calcext:value-type="float">
            <text:p>0.0479452</text:p>
          </table:table-cell>
          <table:table-cell office:value-type="float" office:value="0.0347734" calcext:value-type="float">
            <text:p>0.0347734</text:p>
          </table:table-cell>
          <table:table-cell office:value-type="float" office:value="0.0252898" calcext:value-type="float">
            <text:p>0.0252898</text:p>
          </table:table-cell>
          <table:table-cell office:value-type="float" office:value="0.0216017" calcext:value-type="float">
            <text:p>0.0216017</text:p>
          </table:table-cell>
          <table:table-cell office:value-type="float" office:value="0.0089568" calcext:value-type="float">
            <text:p>0.0089568</text:p>
          </table:table-cell>
          <table:table-cell office:value-type="float" office:value="0.0105374" calcext:value-type="float">
            <text:p>0.0105374</text:p>
          </table:table-cell>
          <table:table-cell table:number-columns-repeated="2" office:value-type="float" office:value="0.0089568" calcext:value-type="float">
            <text:p>0.0089568</text:p>
          </table:table-cell>
          <table:table-cell office:value-type="float" office:value="0.00421496" calcext:value-type="float">
            <text:p>0.00421496</text:p>
          </table:table-cell>
          <table:table-cell office:value-type="float" office:value="0.00316122" calcext:value-type="float">
            <text:p>0.00316122</text:p>
          </table:table-cell>
          <table:table-cell table:number-columns-repeated="2" office:value-type="float" office:value="0.00368809" calcext:value-type="float">
            <text:p>0.00368809</text:p>
          </table:table-cell>
          <table:table-cell office:value-type="float" office:value="0.0052687" calcext:value-type="float">
            <text:p>0.0052687</text:p>
          </table:table-cell>
          <table:table-cell office:value-type="float" office:value="0.00368809" calcext:value-type="float">
            <text:p>0.00368809</text:p>
          </table:table-cell>
          <table:table-cell office:value-type="float" office:value="0.00263435" calcext:value-type="float">
            <text:p>0.00263435</text:p>
          </table:table-cell>
          <table:table-cell table:number-columns-repeated="2" office:value-type="float" office:value="0.00210748" calcext:value-type="float">
            <text:p>0.00210748</text:p>
          </table:table-cell>
          <table:table-cell office:value-type="float" office:value="0.00263435" calcext:value-type="float">
            <text:p>0.00263435</text:p>
          </table:table-cell>
          <table:table-cell office:value-type="float" office:value="0.00421496" calcext:value-type="float">
            <text:p>0.00421496</text:p>
          </table:table-cell>
          <table:table-cell office:value-type="float" office:value="0.00052687" calcext:value-type="float">
            <text:p>0.00052687</text:p>
          </table:table-cell>
          <table:table-cell office:value-type="float" office:value="0.00105374" calcext:value-type="float">
            <text:p>0.00105374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89" calcext:value-type="float">
            <text:p>17.8289</text:p>
          </table:table-cell>
          <table:table-cell table:formula="of:=SUM([Sheet6.U220:.CW220])" office:value-type="float" office:value="0.02671312" calcext:value-type="float">
            <text:p>0.02671312</text:p>
          </table:table-cell>
          <table:table-cell table:formula="of:=SUM([Sheet6.AE220:.CW220])" office:value-type="float" office:value="0" calcext:value-type="float">
            <text:p>0</text:p>
          </table:table-cell>
          <table:table-cell office:value-type="float" office:value="0.151568" calcext:value-type="float">
            <text:p>0.151568</text:p>
          </table:table-cell>
          <table:table-cell office:value-type="float" office:value="0.164344" calcext:value-type="float">
            <text:p>0.164344</text:p>
          </table:table-cell>
          <table:table-cell office:value-type="float" office:value="0.127758" calcext:value-type="float">
            <text:p>0.127758</text:p>
          </table:table-cell>
          <table:table-cell office:value-type="float" office:value="0.112079" calcext:value-type="float">
            <text:p>0.112079</text:p>
          </table:table-cell>
          <table:table-cell office:value-type="float" office:value="0.0754936" calcext:value-type="float">
            <text:p>0.0754936</text:p>
          </table:table-cell>
          <table:table-cell office:value-type="float" office:value="0.0644599" calcext:value-type="float">
            <text:p>0.0644599</text:p>
          </table:table-cell>
          <table:table-cell office:value-type="float" office:value="0.0400697" calcext:value-type="float">
            <text:p>0.0400697</text:p>
          </table:table-cell>
          <table:table-cell office:value-type="float" office:value="0.0336818" calcext:value-type="float">
            <text:p>0.0336818</text:p>
          </table:table-cell>
          <table:table-cell office:value-type="float" office:value="0.024971" calcext:value-type="float">
            <text:p>0.024971</text:p>
          </table:table-cell>
          <table:table-cell office:value-type="float" office:value="0.0168409" calcext:value-type="float">
            <text:p>0.0168409</text:p>
          </table:table-cell>
          <table:table-cell office:value-type="float" office:value="0.0121951" calcext:value-type="float">
            <text:p>0.0121951</text:p>
          </table:table-cell>
          <table:table-cell office:value-type="float" office:value="0.00987224" calcext:value-type="float">
            <text:p>0.00987224</text:p>
          </table:table-cell>
          <table:table-cell office:value-type="float" office:value="0.00696864" calcext:value-type="float">
            <text:p>0.00696864</text:p>
          </table:table-cell>
          <table:table-cell table:number-columns-repeated="2" office:value-type="float" office:value="0.00638792" calcext:value-type="float">
            <text:p>0.00638792</text:p>
          </table:table-cell>
          <table:table-cell office:value-type="float" office:value="0.00232288" calcext:value-type="float">
            <text:p>0.00232288</text:p>
          </table:table-cell>
          <table:table-cell office:value-type="float" office:value="0.00406504" calcext:value-type="float">
            <text:p>0.00406504</text:p>
          </table:table-cell>
          <table:table-cell office:value-type="float" office:value="0.00522648" calcext:value-type="float">
            <text:p>0.00522648</text:p>
          </table:table-cell>
          <table:table-cell office:value-type="float" office:value="0.00348432" calcext:value-type="float">
            <text:p>0.00348432</text:p>
          </table:table-cell>
          <table:table-cell office:value-type="float" office:value="0.00232288" calcext:value-type="float">
            <text:p>0.00232288</text:p>
          </table:table-cell>
          <table:table-cell office:value-type="float" office:value="0.00348432" calcext:value-type="float">
            <text:p>0.00348432</text:p>
          </table:table-cell>
          <table:table-cell office:value-type="float" office:value="0.00058072" calcext:value-type="float">
            <text:p>0.00058072</text:p>
          </table:table-cell>
          <table:table-cell office:value-type="float" office:value="0.00174216" calcext:value-type="float">
            <text:p>0.00174216</text:p>
          </table:table-cell>
          <table:table-cell office:value-type="float" office:value="0.00464576" calcext:value-type="float">
            <text:p>0.00464576</text:p>
          </table:table-cell>
          <table:table-cell office:value-type="float" office:value="0.00406504" calcext:value-type="float">
            <text:p>0.00406504</text:p>
          </table:table-cell>
          <table:table-cell office:value-type="float" office:value="0.00116144" calcext:value-type="float">
            <text:p>0.00116144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87" calcext:value-type="float">
            <text:p>17.8587</text:p>
          </table:table-cell>
          <table:table-cell table:formula="of:=SUM([Sheet6.U221:.CW221])" office:value-type="float" office:value="0.02541296" calcext:value-type="float">
            <text:p>0.02541296</text:p>
          </table:table-cell>
          <table:table-cell table:formula="of:=SUM([Sheet6.AE221:.CW221])" office:value-type="float" office:value="0" calcext:value-type="float">
            <text:p>0</text:p>
          </table:table-cell>
          <table:table-cell office:value-type="float" office:value="0.16709" calcext:value-type="float">
            <text:p>0.16709</text:p>
          </table:table-cell>
          <table:table-cell office:value-type="float" office:value="0.149301" calcext:value-type="float">
            <text:p>0.149301</text:p>
          </table:table-cell>
          <table:table-cell office:value-type="float" office:value="0.132783" calcext:value-type="float">
            <text:p>0.132783</text:p>
          </table:table-cell>
          <table:table-cell office:value-type="float" office:value="0.10864" calcext:value-type="float">
            <text:p>0.10864</text:p>
          </table:table-cell>
          <table:table-cell office:value-type="float" office:value="0.0749682" calcext:value-type="float">
            <text:p>0.0749682</text:p>
          </table:table-cell>
          <table:table-cell office:value-type="float" office:value="0.0597205" calcext:value-type="float">
            <text:p>0.0597205</text:p>
          </table:table-cell>
          <table:table-cell office:value-type="float" office:value="0.0349428" calcext:value-type="float">
            <text:p>0.0349428</text:p>
          </table:table-cell>
          <table:table-cell office:value-type="float" office:value="0.0368488" calcext:value-type="float">
            <text:p>0.0368488</text:p>
          </table:table-cell>
          <table:table-cell office:value-type="float" office:value="0.0184244" calcext:value-type="float">
            <text:p>0.0184244</text:p>
          </table:table-cell>
          <table:table-cell office:value-type="float" office:value="0.0120712" calcext:value-type="float">
            <text:p>0.0120712</text:p>
          </table:table-cell>
          <table:table-cell office:value-type="float" office:value="0.0127065" calcext:value-type="float">
            <text:p>0.0127065</text:p>
          </table:table-cell>
          <table:table-cell office:value-type="float" office:value="0.00508259" calcext:value-type="float">
            <text:p>0.00508259</text:p>
          </table:table-cell>
          <table:table-cell office:value-type="float" office:value="0.00825921" calcext:value-type="float">
            <text:p>0.00825921</text:p>
          </table:table-cell>
          <table:table-cell office:value-type="float" office:value="0.00698856" calcext:value-type="float">
            <text:p>0.00698856</text:p>
          </table:table-cell>
          <table:table-cell office:value-type="float" office:value="0.00825921" calcext:value-type="float">
            <text:p>0.00825921</text:p>
          </table:table-cell>
          <table:table-cell office:value-type="float" office:value="0.0025413" calcext:value-type="float">
            <text:p>0.0025413</text:p>
          </table:table-cell>
          <table:table-cell office:value-type="float" office:value="0.00508259" calcext:value-type="float">
            <text:p>0.00508259</text:p>
          </table:table-cell>
          <table:table-cell office:value-type="float" office:value="0.00444727" calcext:value-type="float">
            <text:p>0.00444727</text:p>
          </table:table-cell>
          <table:table-cell office:value-type="float" office:value="0.00381194" calcext:value-type="float">
            <text:p>0.00381194</text:p>
          </table:table-cell>
          <table:table-cell table:number-columns-repeated="3" office:value-type="float" office:value="0.00190597" calcext:value-type="float">
            <text:p>0.00190597</text:p>
          </table:table-cell>
          <table:table-cell office:value-type="float" office:value="0.00127065" calcext:value-type="float">
            <text:p>0.00127065</text:p>
          </table:table-cell>
          <table:table-cell office:value-type="float" office:value="0.00571792" calcext:value-type="float">
            <text:p>0.00571792</text:p>
          </table:table-cell>
          <table:table-cell office:value-type="float" office:value="0.00317662" calcext:value-type="float">
            <text:p>0.00317662</text:p>
          </table:table-cell>
          <table:table-cell office:value-type="float" office:value="0.00127065" calcext:value-type="float">
            <text:p>0.00127065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85" calcext:value-type="float">
            <text:p>17.8885</text:p>
          </table:table-cell>
          <table:table-cell table:formula="of:=SUM([Sheet6.U222:.CW222])" office:value-type="float" office:value="0.02425106" calcext:value-type="float">
            <text:p>0.02425106</text:p>
          </table:table-cell>
          <table:table-cell table:formula="of:=SUM([Sheet6.AE222:.CW222])" office:value-type="float" office:value="0" calcext:value-type="float">
            <text:p>0</text:p>
          </table:table-cell>
          <table:table-cell office:value-type="float" office:value="0.182596" calcext:value-type="float">
            <text:p>0.182596</text:p>
          </table:table-cell>
          <table:table-cell office:value-type="float" office:value="0.151926" calcext:value-type="float">
            <text:p>0.151926</text:p>
          </table:table-cell>
          <table:table-cell office:value-type="float" office:value="0.146933" calcext:value-type="float">
            <text:p>0.146933</text:p>
          </table:table-cell>
          <table:table-cell office:value-type="float" office:value="0.100571" calcext:value-type="float">
            <text:p>0.100571</text:p>
          </table:table-cell>
          <table:table-cell office:value-type="float" office:value="0.0670471" calcext:value-type="float">
            <text:p>0.0670471</text:p>
          </table:table-cell>
          <table:table-cell office:value-type="float" office:value="0.0556348" calcext:value-type="float">
            <text:p>0.0556348</text:p>
          </table:table-cell>
          <table:table-cell office:value-type="float" office:value="0.0435093" calcext:value-type="float">
            <text:p>0.0435093</text:p>
          </table:table-cell>
          <table:table-cell office:value-type="float" office:value="0.0285307" calcext:value-type="float">
            <text:p>0.0285307</text:p>
          </table:table-cell>
          <table:table-cell office:value-type="float" office:value="0.0156919" calcext:value-type="float">
            <text:p>0.0156919</text:p>
          </table:table-cell>
          <table:table-cell table:number-columns-repeated="2" office:value-type="float" office:value="0.0085592" calcext:value-type="float">
            <text:p>0.0085592</text:p>
          </table:table-cell>
          <table:table-cell office:value-type="float" office:value="0.00499287" calcext:value-type="float">
            <text:p>0.00499287</text:p>
          </table:table-cell>
          <table:table-cell office:value-type="float" office:value="0.00927247" calcext:value-type="float">
            <text:p>0.00927247</text:p>
          </table:table-cell>
          <table:table-cell office:value-type="float" office:value="0.00784593" calcext:value-type="float">
            <text:p>0.00784593</text:p>
          </table:table-cell>
          <table:table-cell office:value-type="float" office:value="0.00499287" calcext:value-type="float">
            <text:p>0.00499287</text:p>
          </table:table-cell>
          <table:table-cell office:value-type="float" office:value="0.0042796" calcext:value-type="float">
            <text:p>0.0042796</text:p>
          </table:table-cell>
          <table:table-cell office:value-type="float" office:value="0.00570613" calcext:value-type="float">
            <text:p>0.00570613</text:p>
          </table:table-cell>
          <table:table-cell office:value-type="float" office:value="0.00356633" calcext:value-type="float">
            <text:p>0.00356633</text:p>
          </table:table-cell>
          <table:table-cell office:value-type="float" office:value="0.0021398" calcext:value-type="float">
            <text:p>0.0021398</text:p>
          </table:table-cell>
          <table:table-cell office:value-type="float" office:value="0.00356633" calcext:value-type="float">
            <text:p>0.00356633</text:p>
          </table:table-cell>
          <table:table-cell office:value-type="float" office:value="0.00142653" calcext:value-type="float">
            <text:p>0.00142653</text:p>
          </table:table-cell>
          <table:table-cell office:value-type="float" office:value="0.0021398" calcext:value-type="float">
            <text:p>0.0021398</text:p>
          </table:table-cell>
          <table:table-cell office:value-type="float" office:value="0.00285307" calcext:value-type="float">
            <text:p>0.00285307</text:p>
          </table:table-cell>
          <table:table-cell office:value-type="float" office:value="0.00499287" calcext:value-type="float">
            <text:p>0.00499287</text:p>
          </table:table-cell>
          <table:table-cell office:value-type="float" office:value="0.00356633" calcext:value-type="float">
            <text:p>0.00356633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83" calcext:value-type="float">
            <text:p>17.9183</text:p>
          </table:table-cell>
          <table:table-cell table:formula="of:=SUM([Sheet6.U223:.CW223])" office:value-type="float" office:value="0.020984676" calcext:value-type="float">
            <text:p>0.020984676</text:p>
          </table:table-cell>
          <table:table-cell table:formula="of:=SUM([Sheet6.AE223:.CW223])" office:value-type="float" office:value="0" calcext:value-type="float">
            <text:p>0</text:p>
          </table:table-cell>
          <table:table-cell office:value-type="float" office:value="0.180791" calcext:value-type="float">
            <text:p>0.180791</text:p>
          </table:table-cell>
          <table:table-cell office:value-type="float" office:value="0.153349" calcext:value-type="float">
            <text:p>0.153349</text:p>
          </table:table-cell>
          <table:table-cell office:value-type="float" office:value="0.139629" calcext:value-type="float">
            <text:p>0.139629</text:p>
          </table:table-cell>
          <table:table-cell office:value-type="float" office:value="0.100081" calcext:value-type="float">
            <text:p>0.100081</text:p>
          </table:table-cell>
          <table:table-cell office:value-type="float" office:value="0.0831316" calcext:value-type="float">
            <text:p>0.0831316</text:p>
          </table:table-cell>
          <table:table-cell office:value-type="float" office:value="0.0516546" calcext:value-type="float">
            <text:p>0.0516546</text:p>
          </table:table-cell>
          <table:table-cell office:value-type="float" office:value="0.0363196" calcext:value-type="float">
            <text:p>0.0363196</text:p>
          </table:table-cell>
          <table:table-cell office:value-type="float" office:value="0.0193705" calcext:value-type="float">
            <text:p>0.0193705</text:p>
          </table:table-cell>
          <table:table-cell office:value-type="float" office:value="0.0153349" calcext:value-type="float">
            <text:p>0.0153349</text:p>
          </table:table-cell>
          <table:table-cell office:value-type="float" office:value="0.0112994" calcext:value-type="float">
            <text:p>0.0112994</text:p>
          </table:table-cell>
          <table:table-cell office:value-type="float" office:value="0.00887813" calcext:value-type="float">
            <text:p>0.00887813</text:p>
          </table:table-cell>
          <table:table-cell office:value-type="float" office:value="0.00645682" calcext:value-type="float">
            <text:p>0.00645682</text:p>
          </table:table-cell>
          <table:table-cell office:value-type="float" office:value="0.00887813" calcext:value-type="float">
            <text:p>0.00887813</text:p>
          </table:table-cell>
          <table:table-cell office:value-type="float" office:value="0.00645682" calcext:value-type="float">
            <text:p>0.00645682</text:p>
          </table:table-cell>
          <table:table-cell table:number-columns-repeated="3" office:value-type="float" office:value="0.00564972" calcext:value-type="float">
            <text:p>0.00564972</text:p>
          </table:table-cell>
          <table:table-cell office:value-type="float" office:value="0.000807103" calcext:value-type="float">
            <text:p>0.000807103</text:p>
          </table:table-cell>
          <table:table-cell office:value-type="float" office:value="0.00645682" calcext:value-type="float">
            <text:p>0.00645682</text:p>
          </table:table-cell>
          <table:table-cell table:number-columns-repeated="2" office:value-type="float" office:value="0.00161421" calcext:value-type="float">
            <text:p>0.00161421</text:p>
          </table:table-cell>
          <table:table-cell office:value-type="float" office:value="0.00242131" calcext:value-type="float">
            <text:p>0.00242131</text:p>
          </table:table-cell>
          <table:table-cell office:value-type="float" office:value="0.00403551" calcext:value-type="float">
            <text:p>0.00403551</text:p>
          </table:table-cell>
          <table:table-cell office:value-type="float" office:value="0.00322841" calcext:value-type="float">
            <text:p>0.00322841</text:p>
          </table:table-cell>
          <table:table-cell office:value-type="float" office:value="0.000807103" calcext:value-type="float">
            <text:p>0.000807103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81" calcext:value-type="float">
            <text:p>17.9481</text:p>
          </table:table-cell>
          <table:table-cell table:formula="of:=SUM([Sheet6.U224:.CW224])" office:value-type="float" office:value="0.019004524" calcext:value-type="float">
            <text:p>0.019004524</text:p>
          </table:table-cell>
          <table:table-cell table:formula="of:=SUM([Sheet6.AE224:.CW224])" office:value-type="float" office:value="0" calcext:value-type="float">
            <text:p>0</text:p>
          </table:table-cell>
          <table:table-cell office:value-type="float" office:value="0.188235" calcext:value-type="float">
            <text:p>0.188235</text:p>
          </table:table-cell>
          <table:table-cell office:value-type="float" office:value="0.151131" calcext:value-type="float">
            <text:p>0.151131</text:p>
          </table:table-cell>
          <table:table-cell office:value-type="float" office:value="0.138462" calcext:value-type="float">
            <text:p>0.138462</text:p>
          </table:table-cell>
          <table:table-cell office:value-type="float" office:value="0.0986425" calcext:value-type="float">
            <text:p>0.0986425</text:p>
          </table:table-cell>
          <table:table-cell office:value-type="float" office:value="0.079638" calcext:value-type="float">
            <text:p>0.079638</text:p>
          </table:table-cell>
          <table:table-cell office:value-type="float" office:value="0.0479638" calcext:value-type="float">
            <text:p>0.0479638</text:p>
          </table:table-cell>
          <table:table-cell office:value-type="float" office:value="0.0316742" calcext:value-type="float">
            <text:p>0.0316742</text:p>
          </table:table-cell>
          <table:table-cell table:number-columns-repeated="3" office:value-type="float" office:value="0.0171946" calcext:value-type="float">
            <text:p>0.0171946</text:p>
          </table:table-cell>
          <table:table-cell office:value-type="float" office:value="0.00723982" calcext:value-type="float">
            <text:p>0.00723982</text:p>
          </table:table-cell>
          <table:table-cell office:value-type="float" office:value="0.0081448" calcext:value-type="float">
            <text:p>0.0081448</text:p>
          </table:table-cell>
          <table:table-cell table:number-columns-repeated="4" office:value-type="float" office:value="0.00542986" calcext:value-type="float">
            <text:p>0.00542986</text:p>
          </table:table-cell>
          <table:table-cell office:value-type="float" office:value="0.00271493" calcext:value-type="float">
            <text:p>0.00271493</text:p>
          </table:table-cell>
          <table:table-cell office:value-type="float" office:value="0.000904977" calcext:value-type="float">
            <text:p>0.000904977</text:p>
          </table:table-cell>
          <table:table-cell office:value-type="float" office:value="0.00452489" calcext:value-type="float">
            <text:p>0.00452489</text:p>
          </table:table-cell>
          <table:table-cell office:value-type="float" office:value="0.000904977" calcext:value-type="float">
            <text:p>0.000904977</text:p>
          </table:table-cell>
          <table:table-cell office:value-type="float" office:value="0.00180995" calcext:value-type="float">
            <text:p>0.00180995</text:p>
          </table:table-cell>
          <table:table-cell office:value-type="float" office:value="0.00452489" calcext:value-type="float">
            <text:p>0.00452489</text:p>
          </table:table-cell>
          <table:table-cell office:value-type="float" office:value="0.00271493" calcext:value-type="float">
            <text:p>0.00271493</text:p>
          </table:table-cell>
          <table:table-cell office:value-type="float" office:value="0.00361991" calcext:value-type="float">
            <text:p>0.00361991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79" calcext:value-type="float">
            <text:p>17.9779</text:p>
          </table:table-cell>
          <table:table-cell table:formula="of:=SUM([Sheet6.U225:.CW225])" office:value-type="float" office:value="0.01972999" calcext:value-type="float">
            <text:p>0.01972999</text:p>
          </table:table-cell>
          <table:table-cell table:formula="of:=SUM([Sheet6.AE225:.CW225])" office:value-type="float" office:value="0" calcext:value-type="float">
            <text:p>0</text:p>
          </table:table-cell>
          <table:table-cell office:value-type="float" office:value="0.203531" calcext:value-type="float">
            <text:p>0.203531</text:p>
          </table:table-cell>
          <table:table-cell office:value-type="float" office:value="0.163032" calcext:value-type="float">
            <text:p>0.163032</text:p>
          </table:table-cell>
          <table:table-cell office:value-type="float" office:value="0.13811" calcext:value-type="float">
            <text:p>0.13811</text:p>
          </table:table-cell>
          <table:table-cell office:value-type="float" office:value="0.106957" calcext:value-type="float">
            <text:p>0.106957</text:p>
          </table:table-cell>
          <table:table-cell office:value-type="float" office:value="0.0643821" calcext:value-type="float">
            <text:p>0.0643821</text:p>
          </table:table-cell>
          <table:table-cell office:value-type="float" office:value="0.0404984" calcext:value-type="float">
            <text:p>0.0404984</text:p>
          </table:table-cell>
          <table:table-cell office:value-type="float" office:value="0.0290758" calcext:value-type="float">
            <text:p>0.0290758</text:p>
          </table:table-cell>
          <table:table-cell office:value-type="float" office:value="0.0114226" calcext:value-type="float">
            <text:p>0.0114226</text:p>
          </table:table-cell>
          <table:table-cell office:value-type="float" office:value="0.0166147" calcext:value-type="float">
            <text:p>0.0166147</text:p>
          </table:table-cell>
          <table:table-cell office:value-type="float" office:value="0.0145379" calcext:value-type="float">
            <text:p>0.0145379</text:p>
          </table:table-cell>
          <table:table-cell office:value-type="float" office:value="0.00519211" calcext:value-type="float">
            <text:p>0.00519211</text:p>
          </table:table-cell>
          <table:table-cell office:value-type="float" office:value="0.00830737" calcext:value-type="float">
            <text:p>0.00830737</text:p>
          </table:table-cell>
          <table:table-cell table:number-columns-repeated="2" office:value-type="float" office:value="0.00623053" calcext:value-type="float">
            <text:p>0.00623053</text:p>
          </table:table-cell>
          <table:table-cell office:value-type="float" office:value="0.00830737" calcext:value-type="float">
            <text:p>0.00830737</text:p>
          </table:table-cell>
          <table:table-cell office:value-type="float" office:value="0.00519211" calcext:value-type="float">
            <text:p>0.00519211</text:p>
          </table:table-cell>
          <table:table-cell office:value-type="float" office:value="0" calcext:value-type="float">
            <text:p>0</text:p>
          </table:table-cell>
          <table:table-cell office:value-type="float" office:value="0.00311526" calcext:value-type="float">
            <text:p>0.00311526</text:p>
          </table:table-cell>
          <table:table-cell office:value-type="float" office:value="0.00519211" calcext:value-type="float">
            <text:p>0.00519211</text:p>
          </table:table-cell>
          <table:table-cell office:value-type="float" office:value="0.00311526" calcext:value-type="float">
            <text:p>0.00311526</text:p>
          </table:table-cell>
          <table:table-cell office:value-type="float" office:value="0.00103842" calcext:value-type="float">
            <text:p>0.00103842</text:p>
          </table:table-cell>
          <table:table-cell table:number-columns-repeated="2" office:value-type="float" office:value="0.00311526" calcext:value-type="float">
            <text:p>0.00311526</text:p>
          </table:table-cell>
          <table:table-cell office:value-type="float" office:value="0.00103842" calcext:value-type="float">
            <text:p>0.00103842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077" calcext:value-type="float">
            <text:p>18.0077</text:p>
          </table:table-cell>
          <table:table-cell table:formula="of:=SUM([Sheet6.U226:.CW226])" office:value-type="float" office:value="0.01792115" calcext:value-type="float">
            <text:p>0.01792115</text:p>
          </table:table-cell>
          <table:table-cell table:formula="of:=SUM([Sheet6.AE226:.CW226])" office:value-type="float" office:value="0" calcext:value-type="float">
            <text:p>0</text:p>
          </table:table-cell>
          <table:table-cell office:value-type="float" office:value="0.194743" calcext:value-type="float">
            <text:p>0.194743</text:p>
          </table:table-cell>
          <table:table-cell office:value-type="float" office:value="0.179211" calcext:value-type="float">
            <text:p>0.179211</text:p>
          </table:table-cell>
          <table:table-cell office:value-type="float" office:value="0.149343" calcext:value-type="float">
            <text:p>0.149343</text:p>
          </table:table-cell>
          <table:table-cell office:value-type="float" office:value="0.09319" calcext:value-type="float">
            <text:p>0.09319</text:p>
          </table:table-cell>
          <table:table-cell office:value-type="float" office:value="0.0501792" calcext:value-type="float">
            <text:p>0.0501792</text:p>
          </table:table-cell>
          <table:table-cell office:value-type="float" office:value="0.0346476" calcext:value-type="float">
            <text:p>0.0346476</text:p>
          </table:table-cell>
          <table:table-cell office:value-type="float" office:value="0.0310633" calcext:value-type="float">
            <text:p>0.0310633</text:p>
          </table:table-cell>
          <table:table-cell office:value-type="float" office:value="0.0155317" calcext:value-type="float">
            <text:p>0.0155317</text:p>
          </table:table-cell>
          <table:table-cell office:value-type="float" office:value="0.0119474" calcext:value-type="float">
            <text:p>0.0119474</text:p>
          </table:table-cell>
          <table:table-cell office:value-type="float" office:value="0.0131422" calcext:value-type="float">
            <text:p>0.0131422</text:p>
          </table:table-cell>
          <table:table-cell office:value-type="float" office:value="0.00477897" calcext:value-type="float">
            <text:p>0.00477897</text:p>
          </table:table-cell>
          <table:table-cell table:number-columns-repeated="2" office:value-type="float" office:value="0.00955795" calcext:value-type="float">
            <text:p>0.00955795</text:p>
          </table:table-cell>
          <table:table-cell office:value-type="float" office:value="0.00597372" calcext:value-type="float">
            <text:p>0.00597372</text:p>
          </table:table-cell>
          <table:table-cell office:value-type="float" office:value="0.0083632" calcext:value-type="float">
            <text:p>0.0083632</text:p>
          </table:table-cell>
          <table:table-cell office:value-type="float" office:value="0.00477897" calcext:value-type="float">
            <text:p>0.00477897</text:p>
          </table:table-cell>
          <table:table-cell office:value-type="float" office:value="0.00119474" calcext:value-type="float">
            <text:p>0.00119474</text:p>
          </table:table-cell>
          <table:table-cell office:value-type="float" office:value="0.0083632" calcext:value-type="float">
            <text:p>0.0083632</text:p>
          </table:table-cell>
          <table:table-cell table:number-columns-repeated="3" office:value-type="float" office:value="0.00238949" calcext:value-type="float">
            <text:p>0.00238949</text:p>
          </table:table-cell>
          <table:table-cell table:number-columns-repeated="2" office:value-type="float" office:value="0.00119474" calcext:value-type="float">
            <text:p>0.00119474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5" calcext:value-type="float">
            <text:p>18.0375</text:p>
          </table:table-cell>
          <table:table-cell table:formula="of:=SUM([Sheet6.U227:.CW227])" office:value-type="float" office:value="0.01496598" calcext:value-type="float">
            <text:p>0.01496598</text:p>
          </table:table-cell>
          <table:table-cell table:formula="of:=SUM([Sheet6.AE227:.CW227])" office:value-type="float" office:value="0" calcext:value-type="float">
            <text:p>0</text:p>
          </table:table-cell>
          <table:table-cell office:value-type="float" office:value="0.190476" calcext:value-type="float">
            <text:p>0.190476</text:p>
          </table:table-cell>
          <table:table-cell office:value-type="float" office:value="0.193197" calcext:value-type="float">
            <text:p>0.193197</text:p>
          </table:table-cell>
          <table:table-cell office:value-type="float" office:value="0.141497" calcext:value-type="float">
            <text:p>0.141497</text:p>
          </table:table-cell>
          <table:table-cell office:value-type="float" office:value="0.0965986" calcext:value-type="float">
            <text:p>0.0965986</text:p>
          </table:table-cell>
          <table:table-cell office:value-type="float" office:value="0.0585034" calcext:value-type="float">
            <text:p>0.0585034</text:p>
          </table:table-cell>
          <table:table-cell office:value-type="float" office:value="0.0340136" calcext:value-type="float">
            <text:p>0.0340136</text:p>
          </table:table-cell>
          <table:table-cell office:value-type="float" office:value="0.0190476" calcext:value-type="float">
            <text:p>0.0190476</text:p>
          </table:table-cell>
          <table:table-cell table:number-columns-repeated="2" office:value-type="float" office:value="0.014966" calcext:value-type="float">
            <text:p>0.014966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0.00680272" calcext:value-type="float">
            <text:p>0.00680272</text:p>
          </table:table-cell>
          <table:table-cell office:value-type="float" office:value="0.00952381" calcext:value-type="float">
            <text:p>0.00952381</text:p>
          </table:table-cell>
          <table:table-cell office:value-type="float" office:value="0.00816327" calcext:value-type="float">
            <text:p>0.00816327</text:p>
          </table:table-cell>
          <table:table-cell office:value-type="float" office:value="0.00408163" calcext:value-type="float">
            <text:p>0.00408163</text:p>
          </table:table-cell>
          <table:table-cell office:value-type="float" office:value="0.00680272" calcext:value-type="float">
            <text:p>0.00680272</text:p>
          </table:table-cell>
          <table:table-cell office:value-type="float" office:value="0.00408163" calcext:value-type="float">
            <text:p>0.00408163</text:p>
          </table:table-cell>
          <table:table-cell office:value-type="float" office:value="0.00272109" calcext:value-type="float">
            <text:p>0.00272109</text:p>
          </table:table-cell>
          <table:table-cell office:value-type="float" office:value="0.00544218" calcext:value-type="float">
            <text:p>0.00544218</text:p>
          </table:table-cell>
          <table:table-cell office:value-type="float" office:value="0.00272109" calcext:value-type="float">
            <text:p>0.00272109</text:p>
          </table:table-cell>
          <table:table-cell office:value-type="float" office:value="0.00408163" calcext:value-type="float">
            <text:p>0.00408163</text:p>
          </table:table-cell>
          <table:table-cell table:number-columns-repeated="2" office:value-type="float" office:value="0.00136054" calcext:value-type="float">
            <text:p>0.0013605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73" calcext:value-type="float">
            <text:p>18.0673</text:p>
          </table:table-cell>
          <table:table-cell table:formula="of:=SUM([Sheet6.U228:.CW228])" office:value-type="float" office:value="0.0154321" calcext:value-type="float">
            <text:p>0.0154321</text:p>
          </table:table-cell>
          <table:table-cell table:formula="of:=SUM([Sheet6.AE228:.CW228])" office:value-type="float" office:value="0" calcext:value-type="float">
            <text:p>0</text:p>
          </table:table-cell>
          <table:table-cell office:value-type="float" office:value="0.20679" calcext:value-type="float">
            <text:p>0.20679</text:p>
          </table:table-cell>
          <table:table-cell office:value-type="float" office:value="0.214506" calcext:value-type="float">
            <text:p>0.214506</text:p>
          </table:table-cell>
          <table:table-cell office:value-type="float" office:value="0.132716" calcext:value-type="float">
            <text:p>0.132716</text:p>
          </table:table-cell>
          <table:table-cell office:value-type="float" office:value="0.0848765" calcext:value-type="float">
            <text:p>0.0848765</text:p>
          </table:table-cell>
          <table:table-cell office:value-type="float" office:value="0.0478395" calcext:value-type="float">
            <text:p>0.0478395</text:p>
          </table:table-cell>
          <table:table-cell office:value-type="float" office:value="0.0401235" calcext:value-type="float">
            <text:p>0.0401235</text:p>
          </table:table-cell>
          <table:table-cell office:value-type="float" office:value="0.0154321" calcext:value-type="float">
            <text:p>0.0154321</text:p>
          </table:table-cell>
          <table:table-cell table:number-columns-repeated="2" office:value-type="float" office:value="0.0185185" calcext:value-type="float">
            <text:p>0.0185185</text:p>
          </table:table-cell>
          <table:table-cell office:value-type="float" office:value="0.00771605" calcext:value-type="float">
            <text:p>0.00771605</text:p>
          </table:table-cell>
          <table:table-cell office:value-type="float" office:value="0.0138889" calcext:value-type="float">
            <text:p>0.0138889</text:p>
          </table:table-cell>
          <table:table-cell office:value-type="float" office:value="0.00617284" calcext:value-type="float">
            <text:p>0.00617284</text:p>
          </table:table-cell>
          <table:table-cell office:value-type="float" office:value="0.00462963" calcext:value-type="float">
            <text:p>0.00462963</text:p>
          </table:table-cell>
          <table:table-cell office:value-type="float" office:value="0.0108025" calcext:value-type="float">
            <text:p>0.0108025</text:p>
          </table:table-cell>
          <table:table-cell office:value-type="float" office:value="0.00154321" calcext:value-type="float">
            <text:p>0.00154321</text:p>
          </table:table-cell>
          <table:table-cell office:value-type="float" office:value="0.00308642" calcext:value-type="float">
            <text:p>0.00308642</text:p>
          </table:table-cell>
          <table:table-cell office:value-type="float" office:value="0.00154321" calcext:value-type="float">
            <text:p>0.00154321</text:p>
          </table:table-cell>
          <table:table-cell office:value-type="float" office:value="0.00617284" calcext:value-type="float">
            <text:p>0.00617284</text:p>
          </table:table-cell>
          <table:table-cell table:number-columns-repeated="2" office:value-type="float" office:value="0.00462963" calcext:value-type="float">
            <text:p>0.00462963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71" calcext:value-type="float">
            <text:p>18.0971</text:p>
          </table:table-cell>
          <table:table-cell table:formula="of:=SUM([Sheet6.U229:.CW229])" office:value-type="float" office:value="0.01204819" calcext:value-type="float">
            <text:p>0.01204819</text:p>
          </table:table-cell>
          <table:table-cell table:formula="of:=SUM([Sheet6.AE229:.CW229])" office:value-type="float" office:value="0" calcext:value-type="float">
            <text:p>0</text:p>
          </table:table-cell>
          <table:table-cell office:value-type="float" office:value="0.239243" calcext:value-type="float">
            <text:p>0.239243</text:p>
          </table:table-cell>
          <table:table-cell office:value-type="float" office:value="0.179002" calcext:value-type="float">
            <text:p>0.179002</text:p>
          </table:table-cell>
          <table:table-cell office:value-type="float" office:value="0.120482" calcext:value-type="float">
            <text:p>0.120482</text:p>
          </table:table-cell>
          <table:table-cell office:value-type="float" office:value="0.0895009" calcext:value-type="float">
            <text:p>0.0895009</text:p>
          </table:table-cell>
          <table:table-cell office:value-type="float" office:value="0.0516351" calcext:value-type="float">
            <text:p>0.0516351</text:p>
          </table:table-cell>
          <table:table-cell office:value-type="float" office:value="0.0292599" calcext:value-type="float">
            <text:p>0.0292599</text:p>
          </table:table-cell>
          <table:table-cell office:value-type="float" office:value="0.0172117" calcext:value-type="float">
            <text:p>0.0172117</text:p>
          </table:table-cell>
          <table:table-cell table:number-columns-repeated="2" office:value-type="float" office:value="0.0189329" calcext:value-type="float">
            <text:p>0.0189329</text:p>
          </table:table-cell>
          <table:table-cell office:value-type="float" office:value="0.0120482" calcext:value-type="float">
            <text:p>0.0120482</text:p>
          </table:table-cell>
          <table:table-cell office:value-type="float" office:value="0.0137694" calcext:value-type="float">
            <text:p>0.0137694</text:p>
          </table:table-cell>
          <table:table-cell office:value-type="float" office:value="0.00344234" calcext:value-type="float">
            <text:p>0.00344234</text:p>
          </table:table-cell>
          <table:table-cell office:value-type="float" office:value="0.00860585" calcext:value-type="float">
            <text:p>0.00860585</text:p>
          </table:table-cell>
          <table:table-cell office:value-type="float" office:value="0.00516351" calcext:value-type="float">
            <text:p>0.00516351</text:p>
          </table:table-cell>
          <table:table-cell table:number-columns-repeated="3" office:value-type="float" office:value="0.00172117" calcext:value-type="float">
            <text:p>0.00172117</text:p>
          </table:table-cell>
          <table:table-cell office:value-type="float" office:value="0.00688468" calcext:value-type="float">
            <text:p>0.00688468</text:p>
          </table:table-cell>
          <table:table-cell office:value-type="float" office:value="0.00516351" calcext:value-type="float">
            <text:p>0.00516351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69" calcext:value-type="float">
            <text:p>18.1269</text:p>
          </table:table-cell>
          <table:table-cell table:formula="of:=SUM([Sheet6.U230:.CW230])" office:value-type="float" office:value="0.00806452" calcext:value-type="float">
            <text:p>0.00806452</text:p>
          </table:table-cell>
          <table:table-cell table:formula="of:=SUM([Sheet6.AE230:.CW230])" office:value-type="float" office:value="0" calcext:value-type="float">
            <text:p>0</text:p>
          </table:table-cell>
          <table:table-cell office:value-type="float" office:value="0.209677" calcext:value-type="float">
            <text:p>0.209677</text:p>
          </table:table-cell>
          <table:table-cell office:value-type="float" office:value="0.175403" calcext:value-type="float">
            <text:p>0.175403</text:p>
          </table:table-cell>
          <table:table-cell office:value-type="float" office:value="0.122984" calcext:value-type="float">
            <text:p>0.122984</text:p>
          </table:table-cell>
          <table:table-cell office:value-type="float" office:value="0.0826613" calcext:value-type="float">
            <text:p>0.0826613</text:p>
          </table:table-cell>
          <table:table-cell office:value-type="float" office:value="0.0504032" calcext:value-type="float">
            <text:p>0.0504032</text:p>
          </table:table-cell>
          <table:table-cell office:value-type="float" office:value="0.0282258" calcext:value-type="float">
            <text:p>0.0282258</text:p>
          </table:table-cell>
          <table:table-cell office:value-type="float" office:value="0.0141129" calcext:value-type="float">
            <text:p>0.0141129</text:p>
          </table:table-cell>
          <table:table-cell office:value-type="float" office:value="0.016129" calcext:value-type="float">
            <text:p>0.016129</text:p>
          </table:table-cell>
          <table:table-cell table:number-columns-repeated="2" office:value-type="float" office:value="0.0181452" calcext:value-type="float">
            <text:p>0.0181452</text:p>
          </table:table-cell>
          <table:table-cell office:value-type="float" office:value="0.0100806" calcext:value-type="float">
            <text:p>0.0100806</text:p>
          </table:table-cell>
          <table:table-cell office:value-type="float" office:value="0.00604839" calcext:value-type="float">
            <text:p>0.00604839</text:p>
          </table:table-cell>
          <table:table-cell office:value-type="float" office:value="0.00201613" calcext:value-type="float">
            <text:p>0.00201613</text:p>
          </table:table-cell>
          <table:table-cell table:number-columns-repeated="2" office:value-type="float" office:value="0.00403226" calcext:value-type="float">
            <text:p>0.00403226</text:p>
          </table:table-cell>
          <table:table-cell office:value-type="float" office:value="0" calcext:value-type="float">
            <text:p>0</text:p>
          </table:table-cell>
          <table:table-cell office:value-type="float" office:value="0.00806452" calcext:value-type="float">
            <text:p>0.00806452</text:p>
          </table:table-cell>
          <table:table-cell office:value-type="float" office:value="0.00201613" calcext:value-type="float">
            <text:p>0.00201613</text:p>
          </table:table-cell>
          <table:table-cell office:value-type="float" office:value="0.00403226" calcext:value-type="float">
            <text:p>0.00403226</text:p>
          </table:table-cell>
          <table:table-cell office:value-type="float" office:value="0.00201613" calcext:value-type="float">
            <text:p>0.00201613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67" calcext:value-type="float">
            <text:p>18.1567</text:p>
          </table:table-cell>
          <table:table-cell table:formula="of:=SUM([Sheet6.U231:.CW231])" office:value-type="float" office:value="0.00731706" calcext:value-type="float">
            <text:p>0.00731706</text:p>
          </table:table-cell>
          <table:table-cell table:formula="of:=SUM([Sheet6.AE231:.CW231])" office:value-type="float" office:value="0" calcext:value-type="float">
            <text:p>0</text:p>
          </table:table-cell>
          <table:table-cell office:value-type="float" office:value="0.253659" calcext:value-type="float">
            <text:p>0.253659</text:p>
          </table:table-cell>
          <table:table-cell office:value-type="float" office:value="0.190244" calcext:value-type="float">
            <text:p>0.190244</text:p>
          </table:table-cell>
          <table:table-cell office:value-type="float" office:value="0.114634" calcext:value-type="float">
            <text:p>0.114634</text:p>
          </table:table-cell>
          <table:table-cell office:value-type="float" office:value="0.0878049" calcext:value-type="float">
            <text:p>0.0878049</text:p>
          </table:table-cell>
          <table:table-cell office:value-type="float" office:value="0.0365854" calcext:value-type="float">
            <text:p>0.0365854</text:p>
          </table:table-cell>
          <table:table-cell office:value-type="float" office:value="0.0268293" calcext:value-type="float">
            <text:p>0.0268293</text:p>
          </table:table-cell>
          <table:table-cell office:value-type="float" office:value="0.0121951" calcext:value-type="float">
            <text:p>0.0121951</text:p>
          </table:table-cell>
          <table:table-cell office:value-type="float" office:value="0.0292683" calcext:value-type="float">
            <text:p>0.0292683</text:p>
          </table:table-cell>
          <table:table-cell office:value-type="float" office:value="0.0195122" calcext:value-type="float">
            <text:p>0.0195122</text:p>
          </table:table-cell>
          <table:table-cell office:value-type="float" office:value="0.0146341" calcext:value-type="float">
            <text:p>0.0146341</text:p>
          </table:table-cell>
          <table:table-cell office:value-type="float" office:value="0.0121951" calcext:value-type="float">
            <text:p>0.0121951</text:p>
          </table:table-cell>
          <table:table-cell office:value-type="float" office:value="0.00487805" calcext:value-type="float">
            <text:p>0.00487805</text:p>
          </table:table-cell>
          <table:table-cell table:number-columns-repeated="4" office:value-type="float" office:value="0.00243902" calcext:value-type="float">
            <text:p>0.00243902</text:p>
          </table:table-cell>
          <table:table-cell office:value-type="float" office:value="0.00487805" calcext:value-type="float">
            <text:p>0.00487805</text:p>
          </table:table-cell>
          <table:table-cell table:number-columns-repeated="3" office:value-type="float" office:value="0.00243902" calcext:value-type="float">
            <text:p>0.00243902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65" calcext:value-type="float">
            <text:p>18.1865</text:p>
          </table:table-cell>
          <table:table-cell table:formula="of:=SUM([Sheet6.U232:.CW232])" office:value-type="float" office:value="0.00872093" calcext:value-type="float">
            <text:p>0.00872093</text:p>
          </table:table-cell>
          <table:table-cell table:formula="of:=SUM([Sheet6.AE232:.CW232])" office:value-type="float" office:value="0" calcext:value-type="float">
            <text:p>0</text:p>
          </table:table-cell>
          <table:table-cell office:value-type="float" office:value="0.247093" calcext:value-type="float">
            <text:p>0.247093</text:p>
          </table:table-cell>
          <table:table-cell office:value-type="float" office:value="0.174419" calcext:value-type="float">
            <text:p>0.174419</text:p>
          </table:table-cell>
          <table:table-cell office:value-type="float" office:value="0.133721" calcext:value-type="float">
            <text:p>0.133721</text:p>
          </table:table-cell>
          <table:table-cell office:value-type="float" office:value="0.0726744" calcext:value-type="float">
            <text:p>0.0726744</text:p>
          </table:table-cell>
          <table:table-cell office:value-type="float" office:value="0.0465116" calcext:value-type="float">
            <text:p>0.0465116</text:p>
          </table:table-cell>
          <table:table-cell office:value-type="float" office:value="0.0290698" calcext:value-type="float">
            <text:p>0.0290698</text:p>
          </table:table-cell>
          <table:table-cell office:value-type="float" office:value="0.0174419" calcext:value-type="float">
            <text:p>0.0174419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0203488" calcext:value-type="float">
            <text:p>0.0203488</text:p>
          </table:table-cell>
          <table:table-cell office:value-type="float" office:value="0.0174419" calcext:value-type="float">
            <text:p>0.0174419</text:p>
          </table:table-cell>
          <table:table-cell office:value-type="float" office:value="0.00581395" calcext:value-type="float">
            <text:p>0.00581395</text:p>
          </table:table-cell>
          <table:table-cell table:number-columns-repeated="4" office:value-type="float" office:value="0.00290698" calcext:value-type="float">
            <text:p>0.00290698</text:p>
          </table:table-cell>
          <table:table-cell office:value-type="float" office:value="0.00581395" calcext:value-type="float">
            <text:p>0.00581395</text:p>
          </table:table-cell>
          <table:table-cell office:value-type="float" office:value="0" calcext:value-type="float">
            <text:p>0</text:p>
          </table:table-cell>
          <table:table-cell office:value-type="float" office:value="0.00290698" calcext:value-type="float">
            <text:p>0.00290698</text:p>
          </table:table-cell>
          <table:table-cell office:value-type="float" office:value="0.00581395" calcext:value-type="float">
            <text:p>0.00581395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3" calcext:value-type="float">
            <text:p>18.2163</text:p>
          </table:table-cell>
          <table:table-cell table:formula="of:=SUM([Sheet6.U233:.CW233])" office:value-type="float" office:value="0.0105634" calcext:value-type="float">
            <text:p>0.0105634</text:p>
          </table:table-cell>
          <table:table-cell table:formula="of:=SUM([Sheet6.AE233:.CW233])" office:value-type="float" office:value="0" calcext:value-type="float">
            <text:p>0</text:p>
          </table:table-cell>
          <table:table-cell office:value-type="float" office:value="0.285211" calcext:value-type="float">
            <text:p>0.285211</text:p>
          </table:table-cell>
          <table:table-cell office:value-type="float" office:value="0.116197" calcext:value-type="float">
            <text:p>0.116197</text:p>
          </table:table-cell>
          <table:table-cell office:value-type="float" office:value="0.161972" calcext:value-type="float">
            <text:p>0.161972</text:p>
          </table:table-cell>
          <table:table-cell office:value-type="float" office:value="0.0669014" calcext:value-type="float">
            <text:p>0.0669014</text:p>
          </table:table-cell>
          <table:table-cell office:value-type="float" office:value="0.0457746" calcext:value-type="float">
            <text:p>0.0457746</text:p>
          </table:table-cell>
          <table:table-cell office:value-type="float" office:value="0.0246479" calcext:value-type="float">
            <text:p>0.0246479</text:p>
          </table:table-cell>
          <table:table-cell table:number-columns-repeated="2" office:value-type="float" office:value="0.028169" calcext:value-type="float">
            <text:p>0.028169</text:p>
          </table:table-cell>
          <table:table-cell office:value-type="float" office:value="0.0176056" calcext:value-type="float">
            <text:p>0.0176056</text:p>
          </table:table-cell>
          <table:table-cell office:value-type="float" office:value="0.00704225" calcext:value-type="float">
            <text:p>0.00704225</text:p>
          </table:table-cell>
          <table:table-cell table:number-columns-repeated="2" office:value-type="float" office:value="0.00352113" calcext:value-type="float">
            <text:p>0.00352113</text:p>
          </table:table-cell>
          <table:table-cell office:value-type="float" office:value="0.00704225" calcext:value-type="float">
            <text:p>0.007042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04225" calcext:value-type="float">
            <text:p>0.00704225</text:p>
          </table:table-cell>
          <table:table-cell office:value-type="float" office:value="0" calcext:value-type="float">
            <text:p>0</text:p>
          </table:table-cell>
          <table:table-cell office:value-type="float" office:value="0.0105634" calcext:value-type="float">
            <text:p>0.0105634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6" calcext:value-type="float">
            <text:p>18.246</text:p>
          </table:table-cell>
          <table:table-cell table:formula="of:=SUM([Sheet6.U234:.CW234])" office:value-type="float" office:value="0.00401606" calcext:value-type="float">
            <text:p>0.00401606</text:p>
          </table:table-cell>
          <table:table-cell table:formula="of:=SUM([Sheet6.AE234:.CW234])" office:value-type="float" office:value="0" calcext:value-type="float">
            <text:p>0</text:p>
          </table:table-cell>
          <table:table-cell office:value-type="float" office:value="0.192771" calcext:value-type="float">
            <text:p>0.192771</text:p>
          </table:table-cell>
          <table:table-cell office:value-type="float" office:value="0.176707" calcext:value-type="float">
            <text:p>0.176707</text:p>
          </table:table-cell>
          <table:table-cell office:value-type="float" office:value="0.144578" calcext:value-type="float">
            <text:p>0.144578</text:p>
          </table:table-cell>
          <table:table-cell office:value-type="float" office:value="0.060241" calcext:value-type="float">
            <text:p>0.060241</text:p>
          </table:table-cell>
          <table:table-cell office:value-type="float" office:value="0.0481928" calcext:value-type="float">
            <text:p>0.0481928</text:p>
          </table:table-cell>
          <table:table-cell office:value-type="float" office:value="0.0160643" calcext:value-type="float">
            <text:p>0.0160643</text:p>
          </table:table-cell>
          <table:table-cell office:value-type="float" office:value="0.0361446" calcext:value-type="float">
            <text:p>0.0361446</text:p>
          </table:table-cell>
          <table:table-cell table:number-columns-repeated="2" office:value-type="float" office:value="0.0120482" calcext:value-type="float">
            <text:p>0.0120482</text:p>
          </table:table-cell>
          <table:table-cell office:value-type="float" office:value="0" calcext:value-type="float">
            <text:p>0</text:p>
          </table:table-cell>
          <table:table-cell office:value-type="float" office:value="0.00401606" calcext:value-type="float">
            <text:p>0.00401606</text:p>
          </table:table-cell>
          <table:table-cell office:value-type="float" office:value="0.00803213" calcext:value-type="float">
            <text:p>0.00803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20482" calcext:value-type="float">
            <text:p>0.0120482</text:p>
          </table:table-cell>
          <table:table-cell table:number-columns-repeated="2" office:value-type="float" office:value="0.00401606" calcext:value-type="float">
            <text:p>0.00401606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58" calcext:value-type="float">
            <text:p>18.2758</text:p>
          </table:table-cell>
          <table:table-cell table:formula="of:=SUM([Sheet6.U235:.CW235])" office:value-type="float" office:value="0.00490196" calcext:value-type="float">
            <text:p>0.00490196</text:p>
          </table:table-cell>
          <table:table-cell table:formula="of:=SUM([Sheet6.AE235:.CW235])" office:value-type="float" office:value="0" calcext:value-type="float">
            <text:p>0</text:p>
          </table:table-cell>
          <table:table-cell office:value-type="float" office:value="0.215686" calcext:value-type="float">
            <text:p>0.215686</text:p>
          </table:table-cell>
          <table:table-cell office:value-type="float" office:value="0.186275" calcext:value-type="float">
            <text:p>0.186275</text:p>
          </table:table-cell>
          <table:table-cell office:value-type="float" office:value="0.137255" calcext:value-type="float">
            <text:p>0.137255</text:p>
          </table:table-cell>
          <table:table-cell office:value-type="float" office:value="0.0637255" calcext:value-type="float">
            <text:p>0.0637255</text:p>
          </table:table-cell>
          <table:table-cell office:value-type="float" office:value="0.0441176" calcext:value-type="float">
            <text:p>0.0441176</text:p>
          </table:table-cell>
          <table:table-cell office:value-type="float" office:value="0.0343137" calcext:value-type="float">
            <text:p>0.0343137</text:p>
          </table:table-cell>
          <table:table-cell office:value-type="float" office:value="0.0196078" calcext:value-type="float">
            <text:p>0.0196078</text:p>
          </table:table-cell>
          <table:table-cell office:value-type="float" office:value="0.00980392" calcext:value-type="float">
            <text:p>0.00980392</text:p>
          </table:table-cell>
          <table:table-cell office:value-type="float" office:value="0.0147059" calcext:value-type="float">
            <text:p>0.0147059</text:p>
          </table:table-cell>
          <table:table-cell office:value-type="float" office:value="0" calcext:value-type="float">
            <text:p>0</text:p>
          </table:table-cell>
          <table:table-cell office:value-type="float" office:value="0.00980392" calcext:value-type="float">
            <text:p>0.00980392</text:p>
          </table:table-cell>
          <table:table-cell office:value-type="float" office:value="0.00490196" calcext:value-type="float">
            <text:p>0.00490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490196" calcext:value-type="float">
            <text:p>0.00490196</text:p>
          </table:table-cell>
          <table:table-cell office:value-type="float" office:value="0" calcext:value-type="float">
            <text:p>0</text:p>
          </table:table-cell>
          <table:table-cell office:value-type="float" office:value="0.00490196" calcext:value-type="float">
            <text:p>0.00490196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56" calcext:value-type="float">
            <text:p>18.3056</text:p>
          </table:table-cell>
          <table:table-cell table:formula="of:=SUM([Sheet6.U236:.CW236])" office:value-type="float" office:value="0" calcext:value-type="float">
            <text:p>0</text:p>
          </table:table-cell>
          <table:table-cell table:formula="of:=SUM([Sheet6.AE236:.CW236])" office:value-type="float" office:value="0" calcext:value-type="float">
            <text:p>0</text:p>
          </table:table-cell>
          <table:table-cell office:value-type="float" office:value="0.228916" calcext:value-type="float">
            <text:p>0.228916</text:p>
          </table:table-cell>
          <table:table-cell office:value-type="float" office:value="0.162651" calcext:value-type="float">
            <text:p>0.162651</text:p>
          </table:table-cell>
          <table:table-cell office:value-type="float" office:value="0.138554" calcext:value-type="float">
            <text:p>0.138554</text:p>
          </table:table-cell>
          <table:table-cell office:value-type="float" office:value="0.060241" calcext:value-type="float">
            <text:p>0.060241</text:p>
          </table:table-cell>
          <table:table-cell office:value-type="float" office:value="0.0542169" calcext:value-type="float">
            <text:p>0.0542169</text:p>
          </table:table-cell>
          <table:table-cell office:value-type="float" office:value="0.0240964" calcext:value-type="float">
            <text:p>0.0240964</text:p>
          </table:table-cell>
          <table:table-cell table:number-columns-repeated="2" office:value-type="float" office:value="0.0180723" calcext:value-type="float">
            <text:p>0.0180723</text:p>
          </table:table-cell>
          <table:table-cell office:value-type="float" office:value="0.0060241" calcext:value-type="float">
            <text:p>0.0060241</text:p>
          </table:table-cell>
          <table:table-cell office:value-type="float" office:value="0" calcext:value-type="float">
            <text:p>0</text:p>
          </table:table-cell>
          <table:table-cell office:value-type="float" office:value="0.0060241" calcext:value-type="float">
            <text:p>0.006024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060241" calcext:value-type="float">
            <text:p>0.0060241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54" calcext:value-type="float">
            <text:p>18.3354</text:p>
          </table:table-cell>
          <table:table-cell table:formula="of:=SUM([Sheet6.U237:.CW237])" office:value-type="float" office:value="0" calcext:value-type="float">
            <text:p>0</text:p>
          </table:table-cell>
          <table:table-cell table:formula="of:=SUM([Sheet6.AE237:.CW237])" office:value-type="float" office:value="0" calcext:value-type="float">
            <text:p>0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92857" calcext:value-type="float">
            <text:p>0.192857</text:p>
          </table:table-cell>
          <table:table-cell office:value-type="float" office:value="0.157143" calcext:value-type="float">
            <text:p>0.157143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0.0357143" calcext:value-type="float">
            <text:p>0.0357143</text:p>
          </table:table-cell>
          <table:table-cell office:value-type="float" office:value="0.00714286" calcext:value-type="float">
            <text:p>0.00714286</text:p>
          </table:table-cell>
          <table:table-cell office:value-type="float" office:value="0.0214286" calcext:value-type="float">
            <text:p>0.0214286</text:p>
          </table:table-cell>
          <table:table-cell table:number-columns-repeated="3" office:value-type="float" office:value="0.00714286" calcext:value-type="float">
            <text:p>0.007142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42857" calcext:value-type="float">
            <text:p>0.0142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714286" calcext:value-type="float">
            <text:p>0.00714286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52" calcext:value-type="float">
            <text:p>18.3652</text:p>
          </table:table-cell>
          <table:table-cell table:formula="of:=SUM([Sheet6.U238:.CW238])" office:value-type="float" office:value="0" calcext:value-type="float">
            <text:p>0</text:p>
          </table:table-cell>
          <table:table-cell table:formula="of:=SUM([Sheet6.AE238:.CW238])" office:value-type="float" office:value="0" calcext:value-type="float">
            <text:p>0</text:p>
          </table:table-cell>
          <table:table-cell office:value-type="float" office:value="0.239316" calcext:value-type="float">
            <text:p>0.239316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0940171" calcext:value-type="float">
            <text:p>0.0940171</text:p>
          </table:table-cell>
          <table:table-cell office:value-type="float" office:value="0.042735" calcext:value-type="float">
            <text:p>0.042735</text:p>
          </table:table-cell>
          <table:table-cell office:value-type="float" office:value="0.025641" calcext:value-type="float">
            <text:p>0.025641</text:p>
          </table:table-cell>
          <table:table-cell office:value-type="float" office:value="0.017094" calcext:value-type="float">
            <text:p>0.017094</text:p>
          </table:table-cell>
          <table:table-cell office:value-type="float" office:value="0.0512821" calcext:value-type="float">
            <text:p>0.0512821</text:p>
          </table:table-cell>
          <table:table-cell office:value-type="float" office:value="0" calcext:value-type="float">
            <text:p>0</text:p>
          </table:table-cell>
          <table:table-cell office:value-type="float" office:value="0.00854701" calcext:value-type="float">
            <text:p>0.008547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854701" calcext:value-type="float">
            <text:p>0.00854701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5" calcext:value-type="float">
            <text:p>18.395</text:p>
          </table:table-cell>
          <table:table-cell table:formula="of:=SUM([Sheet6.U239:.CW239])" office:value-type="float" office:value="0" calcext:value-type="float">
            <text:p>0</text:p>
          </table:table-cell>
          <table:table-cell table:formula="of:=SUM([Sheet6.AE239:.CW239])" office:value-type="float" office:value="0" calcext:value-type="float">
            <text:p>0</text:p>
          </table:table-cell>
          <table:table-cell office:value-type="float" office:value="0.302326" calcext:value-type="float">
            <text:p>0.302326</text:p>
          </table:table-cell>
          <table:table-cell office:value-type="float" office:value="0.186047" calcext:value-type="float">
            <text:p>0.186047</text:p>
          </table:table-cell>
          <table:table-cell office:value-type="float" office:value="0.0581395" calcext:value-type="float">
            <text:p>0.0581395</text:p>
          </table:table-cell>
          <table:table-cell office:value-type="float" office:value="0.0465116" calcext:value-type="float">
            <text:p>0.0465116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0.0348837" calcext:value-type="float">
            <text:p>0.0348837</text:p>
          </table:table-cell>
          <table:table-cell office:value-type="float" office:value="0.0465116" calcext:value-type="float">
            <text:p>0.04651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16279" calcext:value-type="float">
            <text:p>0.0116279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48" calcext:value-type="float">
            <text:p>18.4248</text:p>
          </table:table-cell>
          <table:table-cell table:formula="of:=SUM([Sheet6.U240:.CW240])" office:value-type="float" office:value="0" calcext:value-type="float">
            <text:p>0</text:p>
          </table:table-cell>
          <table:table-cell table:formula="of:=SUM([Sheet6.AE240:.CW240])" office:value-type="float" office:value="0" calcext:value-type="float">
            <text:p>0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.0714286" calcext:value-type="float">
            <text:p>0.0714286</text:p>
          </table:table-cell>
          <table:table-cell table:number-columns-repeated="2" office:value-type="float" office:value="0.0142857" calcext:value-type="float">
            <text:p>0.01428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42857" calcext:value-type="float">
            <text:p>0.0142857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46" calcext:value-type="float">
            <text:p>18.4546</text:p>
          </table:table-cell>
          <table:table-cell table:formula="of:=SUM([Sheet6.U241:.CW241])" office:value-type="float" office:value="0" calcext:value-type="float">
            <text:p>0</text:p>
          </table:table-cell>
          <table:table-cell table:formula="of:=SUM([Sheet6.AE241:.CW241])" office:value-type="float" office:value="0" calcext:value-type="float">
            <text:p>0</text:p>
          </table:table-cell>
          <table:table-cell office:value-type="float" office:value="0.377358" calcext:value-type="float">
            <text:p>0.377358</text:p>
          </table:table-cell>
          <table:table-cell office:value-type="float" office:value="0.150943" calcext:value-type="float">
            <text:p>0.150943</text:p>
          </table:table-cell>
          <table:table-cell office:value-type="float" office:value="0.0566038" calcext:value-type="float">
            <text:p>0.0566038</text:p>
          </table:table-cell>
          <table:table-cell office:value-type="float" office:value="0.0377358" calcext:value-type="float">
            <text:p>0.0377358</text:p>
          </table:table-cell>
          <table:table-cell office:value-type="float" office:value="0.0943396" calcext:value-type="float">
            <text:p>0.0943396</text:p>
          </table:table-cell>
          <table:table-cell office:value-type="float" office:value="0" calcext:value-type="float">
            <text:p>0</text:p>
          </table:table-cell>
          <table:table-cell office:value-type="float" office:value="0.0188679" calcext:value-type="float">
            <text:p>0.018867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88679" calcext:value-type="float">
            <text:p>0.0188679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44" calcext:value-type="float">
            <text:p>18.4844</text:p>
          </table:table-cell>
          <table:table-cell table:formula="of:=SUM([Sheet6.U242:.CW242])" office:value-type="float" office:value="0" calcext:value-type="float">
            <text:p>0</text:p>
          </table:table-cell>
          <table:table-cell table:formula="of:=SUM([Sheet6.AE242:.CW242])" office:value-type="float" office:value="0" calcext:value-type="float">
            <text:p>0</text:p>
          </table:table-cell>
          <table:table-cell office:value-type="float" office:value="0.342105" calcext:value-type="float">
            <text:p>0.342105</text:p>
          </table:table-cell>
          <table:table-cell office:value-type="float" office:value="0.184211" calcext:value-type="float">
            <text:p>0.184211</text:p>
          </table:table-cell>
          <table:table-cell table:number-columns-repeated="2" office:value-type="float" office:value="0.0789474" calcext:value-type="float">
            <text:p>0.0789474</text:p>
          </table:table-cell>
          <table:table-cell table:number-columns-repeated="2" office:value-type="float" office:value="0.0263158" calcext:value-type="float">
            <text:p>0.02631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63158" calcext:value-type="float">
            <text:p>0.0263158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42" calcext:value-type="float">
            <text:p>18.5142</text:p>
          </table:table-cell>
          <table:table-cell table:formula="of:=SUM([Sheet6.U243:.CW243])" office:value-type="float" office:value="0" calcext:value-type="float">
            <text:p>0</text:p>
          </table:table-cell>
          <table:table-cell table:formula="of:=SUM([Sheet6.AE243:.CW243])" office:value-type="float" office:value="0" calcext:value-type="float">
            <text:p>0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133333" calcext:value-type="float">
            <text:p>0.133333</text:p>
          </table:table-cell>
          <table:table-cell table:number-columns-repeated="2" office:value-type="float" office:value="0.0666667" calcext:value-type="float">
            <text:p>0.0666667</text:p>
          </table:table-cell>
          <table:table-cell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33333" calcext:value-type="float">
            <text:p>0.0333333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4" calcext:value-type="float">
            <text:p>18.544</text:p>
          </table:table-cell>
          <table:table-cell table:formula="of:=SUM([Sheet6.U244:.CW244])" office:value-type="float" office:value="0" calcext:value-type="float">
            <text:p>0</text:p>
          </table:table-cell>
          <table:table-cell table:formula="of:=SUM([Sheet6.AE244:.CW244])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0769231" calcext:value-type="float">
            <text:p>0.0769231</text:p>
          </table:table-cell>
          <table:table-cell office:value-type="float" office:value="0" calcext:value-type="float">
            <text:p>0</text:p>
          </table:table-cell>
          <table:table-cell office:value-type="float" office:value="0.0384615" calcext:value-type="float">
            <text:p>0.03846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84615" calcext:value-type="float">
            <text:p>0.0384615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38" calcext:value-type="float">
            <text:p>18.5738</text:p>
          </table:table-cell>
          <table:table-cell table:formula="of:=SUM([Sheet6.U245:.CW245])" office:value-type="float" office:value="0" calcext:value-type="float">
            <text:p>0</text:p>
          </table:table-cell>
          <table:table-cell table:formula="of:=SUM([Sheet6.AE245:.CW245])" office:value-type="float" office:value="0" calcext:value-type="float">
            <text:p>0</text:p>
          </table:table-cell>
          <table:table-cell office:value-type="float" office:value="0.318182" calcext:value-type="float">
            <text:p>0.318182</text:p>
          </table:table-cell>
          <table:table-cell office:value-type="float" office:value="0.227273" calcext:value-type="float">
            <text:p>0.2272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454545" calcext:value-type="float">
            <text:p>0.0454545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036" calcext:value-type="float">
            <text:p>18.6036</text:p>
          </table:table-cell>
          <table:table-cell table:formula="of:=SUM([Sheet6.U246:.CW246])" office:value-type="float" office:value="0" calcext:value-type="float">
            <text:p>0</text:p>
          </table:table-cell>
          <table:table-cell table:formula="of:=SUM([Sheet6.AE246:.CW246])" office:value-type="float" office:value="0" calcext:value-type="float">
            <text:p>0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" calcext:value-type="float">
            <text:p>0</text:p>
          </table:table-cell>
          <table:table-cell office:value-type="float" office:value="0.0454545" calcext:value-type="float">
            <text:p>0.0454545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34" calcext:value-type="float">
            <text:p>18.6334</text:p>
          </table:table-cell>
          <table:table-cell table:formula="of:=SUM([Sheet6.U247:.CW247])" office:value-type="float" office:value="0" calcext:value-type="float">
            <text:p>0</text:p>
          </table:table-cell>
          <table:table-cell table:formula="of:=SUM([Sheet6.AE247:.CW247])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0" calcext:value-type="float">
            <text:p>0</text:p>
          </table:table-cell>
          <table:table-cell office:value-type="float" office:value="0.136364" calcext:value-type="float">
            <text:p>0.136364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32" calcext:value-type="float">
            <text:p>18.6632</text:p>
          </table:table-cell>
          <table:table-cell table:formula="of:=SUM([Sheet6.U248:.CW248])" office:value-type="float" office:value="0" calcext:value-type="float">
            <text:p>0</text:p>
          </table:table-cell>
          <table:table-cell table:formula="of:=SUM([Sheet6.AE248:.CW248])" office:value-type="float" office:value="0" calcext:value-type="float">
            <text:p>0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0.272727" calcext:value-type="float">
            <text:p>0.272727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  <table:table-row table:style-name="ro1">
          <table:table-cell table:number-columns-repeated="3"/>
          <table:table-cell table:number-columns-repeated="98" office:value-type="string" calcext:value-type="string">
            <text:p>-nan</text:p>
          </table:table-cell>
        </table:table-row>
      </table:table>
      <table:table table:name="Sheet8" table:style-name="ta1">
        <table:shapes>
          <draw:frame draw:z-index="0" draw:style-name="gr1" draw:text-style-name="P1" svg:width="212.56mm" svg:height="138.39mm" svg:x="152.26mm" svg:y="18.06mm">
            <loext:p draw:notify-on-update-of-ranges="Sheet8.A1:Sheet8.A193 Sheet8.B1:Sheet8.B193 Sheet8.A1:Sheet8.A193 Sheet8.D1:Sheet8.D19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24">
          <table:table-cell table:number-columns-repeated="4"/>
        </table:table-row>
        <table:table-row table:style-name="ro1">
          <table:table-cell office:value-type="float" office:value="13.8068" calcext:value-type="float">
            <text:p>13.8068</text:p>
          </table:table-cell>
          <table:table-cell office:value-type="float" office:value="131.279" calcext:value-type="float">
            <text:p>131.279</text:p>
          </table:table-cell>
          <table:table-cell office:value-type="float" office:value="13.8068" calcext:value-type="float">
            <text:p>13.8068</text:p>
          </table:table-cell>
          <table:table-cell office:value-type="float" office:value="30.205" calcext:value-type="float">
            <text:p>30.205</text:p>
          </table:table-cell>
        </table:table-row>
        <table:table-row table:style-name="ro1">
          <table:table-cell office:value-type="float" office:value="13.8366" calcext:value-type="float">
            <text:p>13.8366</text:p>
          </table:table-cell>
          <table:table-cell office:value-type="float" office:value="132.462" calcext:value-type="float">
            <text:p>132.462</text:p>
          </table:table-cell>
          <table:table-cell office:value-type="float" office:value="13.8366" calcext:value-type="float">
            <text:p>13.8366</text:p>
          </table:table-cell>
          <table:table-cell office:value-type="float" office:value="28.2716" calcext:value-type="float">
            <text:p>28.2716</text:p>
          </table:table-cell>
        </table:table-row>
        <table:table-row table:style-name="ro1">
          <table:table-cell office:value-type="float" office:value="13.8664" calcext:value-type="float">
            <text:p>13.8664</text:p>
          </table:table-cell>
          <table:table-cell office:value-type="float" office:value="135.969" calcext:value-type="float">
            <text:p>135.969</text:p>
          </table:table-cell>
          <table:table-cell office:value-type="float" office:value="13.8664" calcext:value-type="float">
            <text:p>13.8664</text:p>
          </table:table-cell>
          <table:table-cell office:value-type="float" office:value="31.7745" calcext:value-type="float">
            <text:p>31.7745</text:p>
          </table:table-cell>
        </table:table-row>
        <table:table-row table:style-name="ro1">
          <table:table-cell office:value-type="float" office:value="13.8961" calcext:value-type="float">
            <text:p>13.8961</text:p>
          </table:table-cell>
          <table:table-cell office:value-type="float" office:value="140.791" calcext:value-type="float">
            <text:p>140.791</text:p>
          </table:table-cell>
          <table:table-cell office:value-type="float" office:value="13.8961" calcext:value-type="float">
            <text:p>13.8961</text:p>
          </table:table-cell>
          <table:table-cell office:value-type="float" office:value="32.3649" calcext:value-type="float">
            <text:p>32.3649</text:p>
          </table:table-cell>
        </table:table-row>
        <table:table-row table:style-name="ro1">
          <table:table-cell office:value-type="float" office:value="13.9259" calcext:value-type="float">
            <text:p>13.9259</text:p>
          </table:table-cell>
          <table:table-cell office:value-type="float" office:value="145.937" calcext:value-type="float">
            <text:p>145.937</text:p>
          </table:table-cell>
          <table:table-cell office:value-type="float" office:value="13.9259" calcext:value-type="float">
            <text:p>13.9259</text:p>
          </table:table-cell>
          <table:table-cell office:value-type="float" office:value="34.9375" calcext:value-type="float">
            <text:p>34.9375</text:p>
          </table:table-cell>
        </table:table-row>
        <table:table-row table:style-name="ro1">
          <table:table-cell office:value-type="float" office:value="13.9557" calcext:value-type="float">
            <text:p>13.9557</text:p>
          </table:table-cell>
          <table:table-cell office:value-type="float" office:value="150.19" calcext:value-type="float">
            <text:p>150.19</text:p>
          </table:table-cell>
          <table:table-cell office:value-type="float" office:value="13.9557" calcext:value-type="float">
            <text:p>13.955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3.9855" calcext:value-type="float">
            <text:p>13.9855</text:p>
          </table:table-cell>
          <table:table-cell office:value-type="float" office:value="154.897" calcext:value-type="float">
            <text:p>154.897</text:p>
          </table:table-cell>
          <table:table-cell office:value-type="float" office:value="13.9855" calcext:value-type="float">
            <text:p>13.9855</text:p>
          </table:table-cell>
          <table:table-cell office:value-type="float" office:value="41.777" calcext:value-type="float">
            <text:p>41.777</text:p>
          </table:table-cell>
        </table:table-row>
        <table:table-row table:style-name="ro1">
          <table:table-cell office:value-type="float" office:value="14.0153" calcext:value-type="float">
            <text:p>14.0153</text:p>
          </table:table-cell>
          <table:table-cell office:value-type="float" office:value="159.784" calcext:value-type="float">
            <text:p>159.784</text:p>
          </table:table-cell>
          <table:table-cell office:value-type="float" office:value="14.0153" calcext:value-type="float">
            <text:p>14.0153</text:p>
          </table:table-cell>
          <table:table-cell office:value-type="float" office:value="43.4012" calcext:value-type="float">
            <text:p>43.4012</text:p>
          </table:table-cell>
        </table:table-row>
        <table:table-row table:style-name="ro1">
          <table:table-cell office:value-type="float" office:value="14.0451" calcext:value-type="float">
            <text:p>14.0451</text:p>
          </table:table-cell>
          <table:table-cell office:value-type="float" office:value="164.847" calcext:value-type="float">
            <text:p>164.847</text:p>
          </table:table-cell>
          <table:table-cell office:value-type="float" office:value="14.0451" calcext:value-type="float">
            <text:p>14.0451</text:p>
          </table:table-cell>
          <table:table-cell office:value-type="float" office:value="46.634" calcext:value-type="float">
            <text:p>46.634</text:p>
          </table:table-cell>
        </table:table-row>
        <table:table-row table:style-name="ro1">
          <table:table-cell office:value-type="float" office:value="14.0749" calcext:value-type="float">
            <text:p>14.0749</text:p>
          </table:table-cell>
          <table:table-cell office:value-type="float" office:value="170.115" calcext:value-type="float">
            <text:p>170.115</text:p>
          </table:table-cell>
          <table:table-cell office:value-type="float" office:value="14.0749" calcext:value-type="float">
            <text:p>14.0749</text:p>
          </table:table-cell>
          <table:table-cell office:value-type="float" office:value="49.1957" calcext:value-type="float">
            <text:p>49.1957</text:p>
          </table:table-cell>
        </table:table-row>
        <table:table-row table:style-name="ro1">
          <table:table-cell office:value-type="float" office:value="14.1047" calcext:value-type="float">
            <text:p>14.1047</text:p>
          </table:table-cell>
          <table:table-cell office:value-type="float" office:value="177.007" calcext:value-type="float">
            <text:p>177.007</text:p>
          </table:table-cell>
          <table:table-cell office:value-type="float" office:value="14.1047" calcext:value-type="float">
            <text:p>14.1047</text:p>
          </table:table-cell>
          <table:table-cell office:value-type="float" office:value="53.655" calcext:value-type="float">
            <text:p>53.655</text:p>
          </table:table-cell>
        </table:table-row>
        <table:table-row table:style-name="ro1">
          <table:table-cell office:value-type="float" office:value="14.1345" calcext:value-type="float">
            <text:p>14.1345</text:p>
          </table:table-cell>
          <table:table-cell office:value-type="float" office:value="182.998" calcext:value-type="float">
            <text:p>182.998</text:p>
          </table:table-cell>
          <table:table-cell office:value-type="float" office:value="14.1345" calcext:value-type="float">
            <text:p>14.1345</text:p>
          </table:table-cell>
          <table:table-cell office:value-type="float" office:value="57.8707" calcext:value-type="float">
            <text:p>57.8707</text:p>
          </table:table-cell>
        </table:table-row>
        <table:table-row table:style-name="ro1">
          <table:table-cell office:value-type="float" office:value="14.1643" calcext:value-type="float">
            <text:p>14.1643</text:p>
          </table:table-cell>
          <table:table-cell office:value-type="float" office:value="190.769" calcext:value-type="float">
            <text:p>190.769</text:p>
          </table:table-cell>
          <table:table-cell office:value-type="float" office:value="14.1643" calcext:value-type="float">
            <text:p>14.1643</text:p>
          </table:table-cell>
          <table:table-cell office:value-type="float" office:value="63.7606" calcext:value-type="float">
            <text:p>63.7606</text:p>
          </table:table-cell>
        </table:table-row>
        <table:table-row table:style-name="ro1">
          <table:table-cell office:value-type="float" office:value="14.1941" calcext:value-type="float">
            <text:p>14.1941</text:p>
          </table:table-cell>
          <table:table-cell office:value-type="float" office:value="197.998" calcext:value-type="float">
            <text:p>197.998</text:p>
          </table:table-cell>
          <table:table-cell office:value-type="float" office:value="14.1941" calcext:value-type="float">
            <text:p>14.1941</text:p>
          </table:table-cell>
          <table:table-cell office:value-type="float" office:value="69.3292" calcext:value-type="float">
            <text:p>69.3292</text:p>
          </table:table-cell>
        </table:table-row>
        <table:table-row table:style-name="ro1">
          <table:table-cell office:value-type="float" office:value="14.2239" calcext:value-type="float">
            <text:p>14.2239</text:p>
          </table:table-cell>
          <table:table-cell office:value-type="float" office:value="207.28" calcext:value-type="float">
            <text:p>207.28</text:p>
          </table:table-cell>
          <table:table-cell office:value-type="float" office:value="14.2239" calcext:value-type="float">
            <text:p>14.2239</text:p>
          </table:table-cell>
          <table:table-cell office:value-type="float" office:value="75.7693" calcext:value-type="float">
            <text:p>75.7693</text:p>
          </table:table-cell>
        </table:table-row>
        <table:table-row table:style-name="ro1">
          <table:table-cell office:value-type="float" office:value="14.2537" calcext:value-type="float">
            <text:p>14.2537</text:p>
          </table:table-cell>
          <table:table-cell office:value-type="float" office:value="213.849" calcext:value-type="float">
            <text:p>213.849</text:p>
          </table:table-cell>
          <table:table-cell office:value-type="float" office:value="14.2537" calcext:value-type="float">
            <text:p>14.2537</text:p>
          </table:table-cell>
          <table:table-cell office:value-type="float" office:value="81.6954" calcext:value-type="float">
            <text:p>81.6954</text:p>
          </table:table-cell>
        </table:table-row>
        <table:table-row table:style-name="ro1">
          <table:table-cell office:value-type="float" office:value="14.2835" calcext:value-type="float">
            <text:p>14.2835</text:p>
          </table:table-cell>
          <table:table-cell office:value-type="float" office:value="222.983" calcext:value-type="float">
            <text:p>222.983</text:p>
          </table:table-cell>
          <table:table-cell office:value-type="float" office:value="14.2835" calcext:value-type="float">
            <text:p>14.2835</text:p>
          </table:table-cell>
          <table:table-cell office:value-type="float" office:value="89.8315" calcext:value-type="float">
            <text:p>89.8315</text:p>
          </table:table-cell>
        </table:table-row>
        <table:table-row table:style-name="ro1">
          <table:table-cell office:value-type="float" office:value="14.3133" calcext:value-type="float">
            <text:p>14.3133</text:p>
          </table:table-cell>
          <table:table-cell office:value-type="float" office:value="229.247" calcext:value-type="float">
            <text:p>229.247</text:p>
          </table:table-cell>
          <table:table-cell office:value-type="float" office:value="14.3133" calcext:value-type="float">
            <text:p>14.3133</text:p>
          </table:table-cell>
          <table:table-cell office:value-type="float" office:value="95.0414" calcext:value-type="float">
            <text:p>95.0414</text:p>
          </table:table-cell>
        </table:table-row>
        <table:table-row table:style-name="ro1">
          <table:table-cell office:value-type="float" office:value="14.3431" calcext:value-type="float">
            <text:p>14.3431</text:p>
          </table:table-cell>
          <table:table-cell office:value-type="float" office:value="237.694" calcext:value-type="float">
            <text:p>237.694</text:p>
          </table:table-cell>
          <table:table-cell office:value-type="float" office:value="14.3431" calcext:value-type="float">
            <text:p>14.3431</text:p>
          </table:table-cell>
          <table:table-cell office:value-type="float" office:value="102.321" calcext:value-type="float">
            <text:p>102.321</text:p>
          </table:table-cell>
        </table:table-row>
        <table:table-row table:style-name="ro1">
          <table:table-cell office:value-type="float" office:value="14.3729" calcext:value-type="float">
            <text:p>14.3729</text:p>
          </table:table-cell>
          <table:table-cell office:value-type="float" office:value="244.568" calcext:value-type="float">
            <text:p>244.568</text:p>
          </table:table-cell>
          <table:table-cell office:value-type="float" office:value="14.3729" calcext:value-type="float">
            <text:p>14.3729</text:p>
          </table:table-cell>
          <table:table-cell office:value-type="float" office:value="108.028" calcext:value-type="float">
            <text:p>108.028</text:p>
          </table:table-cell>
        </table:table-row>
        <table:table-row table:style-name="ro1">
          <table:table-cell office:value-type="float" office:value="14.4027" calcext:value-type="float">
            <text:p>14.4027</text:p>
          </table:table-cell>
          <table:table-cell office:value-type="float" office:value="252.349" calcext:value-type="float">
            <text:p>252.349</text:p>
          </table:table-cell>
          <table:table-cell office:value-type="float" office:value="14.4027" calcext:value-type="float">
            <text:p>14.4027</text:p>
          </table:table-cell>
          <table:table-cell office:value-type="float" office:value="116.995" calcext:value-type="float">
            <text:p>116.995</text:p>
          </table:table-cell>
        </table:table-row>
        <table:table-row table:style-name="ro1">
          <table:table-cell office:value-type="float" office:value="14.4325" calcext:value-type="float">
            <text:p>14.4325</text:p>
          </table:table-cell>
          <table:table-cell office:value-type="float" office:value="261.473" calcext:value-type="float">
            <text:p>261.473</text:p>
          </table:table-cell>
          <table:table-cell office:value-type="float" office:value="14.4325" calcext:value-type="float">
            <text:p>14.4325</text:p>
          </table:table-cell>
          <table:table-cell office:value-type="float" office:value="124.194" calcext:value-type="float">
            <text:p>124.194</text:p>
          </table:table-cell>
        </table:table-row>
        <table:table-row table:style-name="ro1">
          <table:table-cell office:value-type="float" office:value="14.4623" calcext:value-type="float">
            <text:p>14.4623</text:p>
          </table:table-cell>
          <table:table-cell office:value-type="float" office:value="271.338" calcext:value-type="float">
            <text:p>271.338</text:p>
          </table:table-cell>
          <table:table-cell office:value-type="float" office:value="14.4623" calcext:value-type="float">
            <text:p>14.4623</text:p>
          </table:table-cell>
          <table:table-cell office:value-type="float" office:value="135.604" calcext:value-type="float">
            <text:p>135.604</text:p>
          </table:table-cell>
        </table:table-row>
        <table:table-row table:style-name="ro1">
          <table:table-cell office:value-type="float" office:value="14.4921" calcext:value-type="float">
            <text:p>14.4921</text:p>
          </table:table-cell>
          <table:table-cell office:value-type="float" office:value="281.071" calcext:value-type="float">
            <text:p>281.071</text:p>
          </table:table-cell>
          <table:table-cell office:value-type="float" office:value="14.4921" calcext:value-type="float">
            <text:p>14.4921</text:p>
          </table:table-cell>
          <table:table-cell office:value-type="float" office:value="145.167" calcext:value-type="float">
            <text:p>145.167</text:p>
          </table:table-cell>
        </table:table-row>
        <table:table-row table:style-name="ro1">
          <table:table-cell office:value-type="float" office:value="14.5219" calcext:value-type="float">
            <text:p>14.5219</text:p>
          </table:table-cell>
          <table:table-cell office:value-type="float" office:value="291.279" calcext:value-type="float">
            <text:p>291.279</text:p>
          </table:table-cell>
          <table:table-cell office:value-type="float" office:value="14.5219" calcext:value-type="float">
            <text:p>14.5219</text:p>
          </table:table-cell>
          <table:table-cell office:value-type="float" office:value="156.333" calcext:value-type="float">
            <text:p>156.333</text:p>
          </table:table-cell>
        </table:table-row>
        <table:table-row table:style-name="ro1">
          <table:table-cell office:value-type="float" office:value="14.5517" calcext:value-type="float">
            <text:p>14.5517</text:p>
          </table:table-cell>
          <table:table-cell office:value-type="float" office:value="303.168" calcext:value-type="float">
            <text:p>303.168</text:p>
          </table:table-cell>
          <table:table-cell office:value-type="float" office:value="14.5517" calcext:value-type="float">
            <text:p>14.5517</text:p>
          </table:table-cell>
          <table:table-cell office:value-type="float" office:value="167.973" calcext:value-type="float">
            <text:p>167.973</text:p>
          </table:table-cell>
        </table:table-row>
        <table:table-row table:style-name="ro1">
          <table:table-cell office:value-type="float" office:value="14.5815" calcext:value-type="float">
            <text:p>14.5815</text:p>
          </table:table-cell>
          <table:table-cell office:value-type="float" office:value="311.419" calcext:value-type="float">
            <text:p>311.419</text:p>
          </table:table-cell>
          <table:table-cell office:value-type="float" office:value="14.5815" calcext:value-type="float">
            <text:p>14.5815</text:p>
          </table:table-cell>
          <table:table-cell office:value-type="float" office:value="177.099" calcext:value-type="float">
            <text:p>177.099</text:p>
          </table:table-cell>
        </table:table-row>
        <table:table-row table:style-name="ro1">
          <table:table-cell office:value-type="float" office:value="14.6113" calcext:value-type="float">
            <text:p>14.6113</text:p>
          </table:table-cell>
          <table:table-cell office:value-type="float" office:value="319.584" calcext:value-type="float">
            <text:p>319.584</text:p>
          </table:table-cell>
          <table:table-cell office:value-type="float" office:value="14.6113" calcext:value-type="float">
            <text:p>14.6113</text:p>
          </table:table-cell>
          <table:table-cell office:value-type="float" office:value="185.444" calcext:value-type="float">
            <text:p>185.444</text:p>
          </table:table-cell>
        </table:table-row>
        <table:table-row table:style-name="ro1">
          <table:table-cell office:value-type="float" office:value="14.6411" calcext:value-type="float">
            <text:p>14.6411</text:p>
          </table:table-cell>
          <table:table-cell office:value-type="float" office:value="325.092" calcext:value-type="float">
            <text:p>325.092</text:p>
          </table:table-cell>
          <table:table-cell office:value-type="float" office:value="14.6411" calcext:value-type="float">
            <text:p>14.6411</text:p>
          </table:table-cell>
          <table:table-cell office:value-type="float" office:value="189.57" calcext:value-type="float">
            <text:p>189.57</text:p>
          </table:table-cell>
        </table:table-row>
        <table:table-row table:style-name="ro1">
          <table:table-cell office:value-type="float" office:value="14.6709" calcext:value-type="float">
            <text:p>14.6709</text:p>
          </table:table-cell>
          <table:table-cell office:value-type="float" office:value="332.383" calcext:value-type="float">
            <text:p>332.383</text:p>
          </table:table-cell>
          <table:table-cell office:value-type="float" office:value="14.6709" calcext:value-type="float">
            <text:p>14.6709</text:p>
          </table:table-cell>
          <table:table-cell office:value-type="float" office:value="197.544" calcext:value-type="float">
            <text:p>197.544</text:p>
          </table:table-cell>
        </table:table-row>
        <table:table-row table:style-name="ro1">
          <table:table-cell office:value-type="float" office:value="14.7007" calcext:value-type="float">
            <text:p>14.7007</text:p>
          </table:table-cell>
          <table:table-cell office:value-type="float" office:value="338.006" calcext:value-type="float">
            <text:p>338.006</text:p>
          </table:table-cell>
          <table:table-cell office:value-type="float" office:value="14.7007" calcext:value-type="float">
            <text:p>14.7007</text:p>
          </table:table-cell>
          <table:table-cell office:value-type="float" office:value="204.99" calcext:value-type="float">
            <text:p>204.99</text:p>
          </table:table-cell>
        </table:table-row>
        <table:table-row table:style-name="ro1">
          <table:table-cell office:value-type="float" office:value="14.7305" calcext:value-type="float">
            <text:p>14.7305</text:p>
          </table:table-cell>
          <table:table-cell office:value-type="float" office:value="343.253" calcext:value-type="float">
            <text:p>343.253</text:p>
          </table:table-cell>
          <table:table-cell office:value-type="float" office:value="14.7305" calcext:value-type="float">
            <text:p>14.7305</text:p>
          </table:table-cell>
          <table:table-cell office:value-type="float" office:value="210.843" calcext:value-type="float">
            <text:p>210.843</text:p>
          </table:table-cell>
        </table:table-row>
        <table:table-row table:style-name="ro1">
          <table:table-cell office:value-type="float" office:value="14.7603" calcext:value-type="float">
            <text:p>14.7603</text:p>
          </table:table-cell>
          <table:table-cell office:value-type="float" office:value="344.014" calcext:value-type="float">
            <text:p>344.014</text:p>
          </table:table-cell>
          <table:table-cell office:value-type="float" office:value="14.7603" calcext:value-type="float">
            <text:p>14.7603</text:p>
          </table:table-cell>
          <table:table-cell office:value-type="float" office:value="212.257" calcext:value-type="float">
            <text:p>212.257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346.619" calcext:value-type="float">
            <text:p>346.619</text:p>
          </table:table-cell>
          <table:table-cell office:value-type="float" office:value="14.79" calcext:value-type="float">
            <text:p>14.79</text:p>
          </table:table-cell>
          <table:table-cell office:value-type="float" office:value="215.345" calcext:value-type="float">
            <text:p>215.345</text:p>
          </table:table-cell>
        </table:table-row>
        <table:table-row table:style-name="ro1">
          <table:table-cell office:value-type="float" office:value="14.8198" calcext:value-type="float">
            <text:p>14.8198</text:p>
          </table:table-cell>
          <table:table-cell office:value-type="float" office:value="345.947" calcext:value-type="float">
            <text:p>345.947</text:p>
          </table:table-cell>
          <table:table-cell office:value-type="float" office:value="14.8198" calcext:value-type="float">
            <text:p>14.8198</text:p>
          </table:table-cell>
          <table:table-cell office:value-type="float" office:value="215.829" calcext:value-type="float">
            <text:p>215.829</text:p>
          </table:table-cell>
        </table:table-row>
        <table:table-row table:style-name="ro1">
          <table:table-cell office:value-type="float" office:value="14.8496" calcext:value-type="float">
            <text:p>14.8496</text:p>
          </table:table-cell>
          <table:table-cell office:value-type="float" office:value="343.443" calcext:value-type="float">
            <text:p>343.443</text:p>
          </table:table-cell>
          <table:table-cell office:value-type="float" office:value="14.8496" calcext:value-type="float">
            <text:p>14.8496</text:p>
          </table:table-cell>
          <table:table-cell office:value-type="float" office:value="213.64" calcext:value-type="float">
            <text:p>213.64</text:p>
          </table:table-cell>
        </table:table-row>
        <table:table-row table:style-name="ro1">
          <table:table-cell office:value-type="float" office:value="14.8794" calcext:value-type="float">
            <text:p>14.8794</text:p>
          </table:table-cell>
          <table:table-cell office:value-type="float" office:value="341.139" calcext:value-type="float">
            <text:p>341.139</text:p>
          </table:table-cell>
          <table:table-cell office:value-type="float" office:value="14.8794" calcext:value-type="float">
            <text:p>14.8794</text:p>
          </table:table-cell>
          <table:table-cell office:value-type="float" office:value="212.745" calcext:value-type="float">
            <text:p>212.745</text:p>
          </table:table-cell>
        </table:table-row>
        <table:table-row table:style-name="ro1">
          <table:table-cell office:value-type="float" office:value="14.9092" calcext:value-type="float">
            <text:p>14.9092</text:p>
          </table:table-cell>
          <table:table-cell office:value-type="float" office:value="335.414" calcext:value-type="float">
            <text:p>335.414</text:p>
          </table:table-cell>
          <table:table-cell office:value-type="float" office:value="14.9092" calcext:value-type="float">
            <text:p>14.9092</text:p>
          </table:table-cell>
          <table:table-cell office:value-type="float" office:value="206.455" calcext:value-type="float">
            <text:p>206.455</text:p>
          </table:table-cell>
        </table:table-row>
        <table:table-row table:style-name="ro1">
          <table:table-cell office:value-type="float" office:value="14.939" calcext:value-type="float">
            <text:p>14.939</text:p>
          </table:table-cell>
          <table:table-cell office:value-type="float" office:value="327.219" calcext:value-type="float">
            <text:p>327.219</text:p>
          </table:table-cell>
          <table:table-cell office:value-type="float" office:value="14.939" calcext:value-type="float">
            <text:p>14.939</text:p>
          </table:table-cell>
          <table:table-cell office:value-type="float" office:value="196.456" calcext:value-type="float">
            <text:p>196.456</text:p>
          </table:table-cell>
        </table:table-row>
        <table:table-row table:style-name="ro1">
          <table:table-cell office:value-type="float" office:value="14.9688" calcext:value-type="float">
            <text:p>14.9688</text:p>
          </table:table-cell>
          <table:table-cell office:value-type="float" office:value="318.685" calcext:value-type="float">
            <text:p>318.685</text:p>
          </table:table-cell>
          <table:table-cell office:value-type="float" office:value="14.9688" calcext:value-type="float">
            <text:p>14.9688</text:p>
          </table:table-cell>
          <table:table-cell office:value-type="float" office:value="187.052" calcext:value-type="float">
            <text:p>187.052</text:p>
          </table:table-cell>
        </table:table-row>
        <table:table-row table:style-name="ro1">
          <table:table-cell office:value-type="float" office:value="14.9986" calcext:value-type="float">
            <text:p>14.9986</text:p>
          </table:table-cell>
          <table:table-cell office:value-type="float" office:value="310.691" calcext:value-type="float">
            <text:p>310.691</text:p>
          </table:table-cell>
          <table:table-cell office:value-type="float" office:value="14.9986" calcext:value-type="float">
            <text:p>14.9986</text:p>
          </table:table-cell>
          <table:table-cell office:value-type="float" office:value="178.743" calcext:value-type="float">
            <text:p>178.743</text:p>
          </table:table-cell>
        </table:table-row>
        <table:table-row table:style-name="ro1">
          <table:table-cell office:value-type="float" office:value="15.0284" calcext:value-type="float">
            <text:p>15.0284</text:p>
          </table:table-cell>
          <table:table-cell office:value-type="float" office:value="305.207" calcext:value-type="float">
            <text:p>305.207</text:p>
          </table:table-cell>
          <table:table-cell office:value-type="float" office:value="15.0284" calcext:value-type="float">
            <text:p>15.0284</text:p>
          </table:table-cell>
          <table:table-cell office:value-type="float" office:value="173.375" calcext:value-type="float">
            <text:p>173.375</text:p>
          </table:table-cell>
        </table:table-row>
        <table:table-row table:style-name="ro1">
          <table:table-cell office:value-type="float" office:value="15.0582" calcext:value-type="float">
            <text:p>15.0582</text:p>
          </table:table-cell>
          <table:table-cell office:value-type="float" office:value="298.024" calcext:value-type="float">
            <text:p>298.024</text:p>
          </table:table-cell>
          <table:table-cell office:value-type="float" office:value="15.0582" calcext:value-type="float">
            <text:p>15.0582</text:p>
          </table:table-cell>
          <table:table-cell office:value-type="float" office:value="164.967" calcext:value-type="float">
            <text:p>164.967</text:p>
          </table:table-cell>
        </table:table-row>
        <table:table-row table:style-name="ro1">
          <table:table-cell office:value-type="float" office:value="15.088" calcext:value-type="float">
            <text:p>15.088</text:p>
          </table:table-cell>
          <table:table-cell office:value-type="float" office:value="292.605" calcext:value-type="float">
            <text:p>292.605</text:p>
          </table:table-cell>
          <table:table-cell office:value-type="float" office:value="15.088" calcext:value-type="float">
            <text:p>15.088</text:p>
          </table:table-cell>
          <table:table-cell office:value-type="float" office:value="157.842" calcext:value-type="float">
            <text:p>157.842</text:p>
          </table:table-cell>
        </table:table-row>
        <table:table-row table:style-name="ro1">
          <table:table-cell office:value-type="float" office:value="15.1178" calcext:value-type="float">
            <text:p>15.1178</text:p>
          </table:table-cell>
          <table:table-cell office:value-type="float" office:value="284.552" calcext:value-type="float">
            <text:p>284.552</text:p>
          </table:table-cell>
          <table:table-cell office:value-type="float" office:value="15.1178" calcext:value-type="float">
            <text:p>15.1178</text:p>
          </table:table-cell>
          <table:table-cell office:value-type="float" office:value="150.29" calcext:value-type="float">
            <text:p>150.29</text:p>
          </table:table-cell>
        </table:table-row>
        <table:table-row table:style-name="ro1">
          <table:table-cell office:value-type="float" office:value="15.1476" calcext:value-type="float">
            <text:p>15.1476</text:p>
          </table:table-cell>
          <table:table-cell office:value-type="float" office:value="280.216" calcext:value-type="float">
            <text:p>280.216</text:p>
          </table:table-cell>
          <table:table-cell office:value-type="float" office:value="15.1476" calcext:value-type="float">
            <text:p>15.1476</text:p>
          </table:table-cell>
          <table:table-cell office:value-type="float" office:value="146.515" calcext:value-type="float">
            <text:p>146.515</text:p>
          </table:table-cell>
        </table:table-row>
        <table:table-row table:style-name="ro1">
          <table:table-cell office:value-type="float" office:value="15.1774" calcext:value-type="float">
            <text:p>15.1774</text:p>
          </table:table-cell>
          <table:table-cell office:value-type="float" office:value="273.257" calcext:value-type="float">
            <text:p>273.257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139.829" calcext:value-type="float">
            <text:p>139.829</text:p>
          </table:table-cell>
        </table:table-row>
        <table:table-row table:style-name="ro1">
          <table:table-cell office:value-type="float" office:value="15.2072" calcext:value-type="float">
            <text:p>15.2072</text:p>
          </table:table-cell>
          <table:table-cell office:value-type="float" office:value="269.284" calcext:value-type="float">
            <text:p>269.284</text:p>
          </table:table-cell>
          <table:table-cell office:value-type="float" office:value="15.2072" calcext:value-type="float">
            <text:p>15.2072</text:p>
          </table:table-cell>
          <table:table-cell office:value-type="float" office:value="135.823" calcext:value-type="float">
            <text:p>135.823</text:p>
          </table:table-cell>
        </table:table-row>
        <table:table-row table:style-name="ro1">
          <table:table-cell office:value-type="float" office:value="15.237" calcext:value-type="float">
            <text:p>15.237</text:p>
          </table:table-cell>
          <table:table-cell office:value-type="float" office:value="265.255" calcext:value-type="float">
            <text:p>265.255</text:p>
          </table:table-cell>
          <table:table-cell office:value-type="float" office:value="15.237" calcext:value-type="float">
            <text:p>15.237</text:p>
          </table:table-cell>
          <table:table-cell office:value-type="float" office:value="130.999" calcext:value-type="float">
            <text:p>130.999</text:p>
          </table:table-cell>
        </table:table-row>
        <table:table-row table:style-name="ro1">
          <table:table-cell office:value-type="float" office:value="15.2668" calcext:value-type="float">
            <text:p>15.2668</text:p>
          </table:table-cell>
          <table:table-cell office:value-type="float" office:value="261.681" calcext:value-type="float">
            <text:p>261.681</text:p>
          </table:table-cell>
          <table:table-cell office:value-type="float" office:value="15.2668" calcext:value-type="float">
            <text:p>15.2668</text:p>
          </table:table-cell>
          <table:table-cell office:value-type="float" office:value="126.631" calcext:value-type="float">
            <text:p>126.631</text:p>
          </table:table-cell>
        </table:table-row>
        <table:table-row table:style-name="ro1">
          <table:table-cell office:value-type="float" office:value="15.2966" calcext:value-type="float">
            <text:p>15.2966</text:p>
          </table:table-cell>
          <table:table-cell office:value-type="float" office:value="259.643" calcext:value-type="float">
            <text:p>259.643</text:p>
          </table:table-cell>
          <table:table-cell office:value-type="float" office:value="15.2966" calcext:value-type="float">
            <text:p>15.2966</text:p>
          </table:table-cell>
          <table:table-cell office:value-type="float" office:value="124.057" calcext:value-type="float">
            <text:p>124.057</text:p>
          </table:table-cell>
        </table:table-row>
        <table:table-row table:style-name="ro1">
          <table:table-cell office:value-type="float" office:value="15.3264" calcext:value-type="float">
            <text:p>15.3264</text:p>
          </table:table-cell>
          <table:table-cell office:value-type="float" office:value="257.547" calcext:value-type="float">
            <text:p>257.547</text:p>
          </table:table-cell>
          <table:table-cell office:value-type="float" office:value="15.3264" calcext:value-type="float">
            <text:p>15.3264</text:p>
          </table:table-cell>
          <table:table-cell office:value-type="float" office:value="122.357" calcext:value-type="float">
            <text:p>122.357</text:p>
          </table:table-cell>
        </table:table-row>
        <table:table-row table:style-name="ro1">
          <table:table-cell office:value-type="float" office:value="15.3562" calcext:value-type="float">
            <text:p>15.3562</text:p>
          </table:table-cell>
          <table:table-cell office:value-type="float" office:value="256.761" calcext:value-type="float">
            <text:p>256.761</text:p>
          </table:table-cell>
          <table:table-cell office:value-type="float" office:value="15.3562" calcext:value-type="float">
            <text:p>15.3562</text:p>
          </table:table-cell>
          <table:table-cell office:value-type="float" office:value="121.991" calcext:value-type="float">
            <text:p>121.991</text:p>
          </table:table-cell>
        </table:table-row>
        <table:table-row table:style-name="ro1">
          <table:table-cell office:value-type="float" office:value="15.386" calcext:value-type="float">
            <text:p>15.386</text:p>
          </table:table-cell>
          <table:table-cell office:value-type="float" office:value="255.54" calcext:value-type="float">
            <text:p>255.54</text:p>
          </table:table-cell>
          <table:table-cell office:value-type="float" office:value="15.386" calcext:value-type="float">
            <text:p>15.386</text:p>
          </table:table-cell>
          <table:table-cell office:value-type="float" office:value="121.083" calcext:value-type="float">
            <text:p>121.083</text:p>
          </table:table-cell>
        </table:table-row>
        <table:table-row table:style-name="ro1">
          <table:table-cell office:value-type="float" office:value="15.4158" calcext:value-type="float">
            <text:p>15.4158</text:p>
          </table:table-cell>
          <table:table-cell office:value-type="float" office:value="253.937" calcext:value-type="float">
            <text:p>253.937</text:p>
          </table:table-cell>
          <table:table-cell office:value-type="float" office:value="15.4158" calcext:value-type="float">
            <text:p>15.4158</text:p>
          </table:table-cell>
          <table:table-cell office:value-type="float" office:value="118.556" calcext:value-type="float">
            <text:p>118.556</text:p>
          </table:table-cell>
        </table:table-row>
        <table:table-row table:style-name="ro1">
          <table:table-cell office:value-type="float" office:value="15.4456" calcext:value-type="float">
            <text:p>15.4456</text:p>
          </table:table-cell>
          <table:table-cell office:value-type="float" office:value="251.383" calcext:value-type="float">
            <text:p>251.383</text:p>
          </table:table-cell>
          <table:table-cell office:value-type="float" office:value="15.4456" calcext:value-type="float">
            <text:p>15.4456</text:p>
          </table:table-cell>
          <table:table-cell office:value-type="float" office:value="115.639" calcext:value-type="float">
            <text:p>115.639</text:p>
          </table:table-cell>
        </table:table-row>
        <table:table-row table:style-name="ro1">
          <table:table-cell office:value-type="float" office:value="15.4754" calcext:value-type="float">
            <text:p>15.4754</text:p>
          </table:table-cell>
          <table:table-cell office:value-type="float" office:value="251.445" calcext:value-type="float">
            <text:p>251.445</text:p>
          </table:table-cell>
          <table:table-cell office:value-type="float" office:value="15.4754" calcext:value-type="float">
            <text:p>15.4754</text:p>
          </table:table-cell>
          <table:table-cell office:value-type="float" office:value="115.608" calcext:value-type="float">
            <text:p>115.608</text:p>
          </table:table-cell>
        </table:table-row>
        <table:table-row table:style-name="ro1">
          <table:table-cell office:value-type="float" office:value="15.5052" calcext:value-type="float">
            <text:p>15.5052</text:p>
          </table:table-cell>
          <table:table-cell office:value-type="float" office:value="250.557" calcext:value-type="float">
            <text:p>250.557</text:p>
          </table:table-cell>
          <table:table-cell office:value-type="float" office:value="15.5052" calcext:value-type="float">
            <text:p>15.5052</text:p>
          </table:table-cell>
          <table:table-cell office:value-type="float" office:value="114.797" calcext:value-type="float">
            <text:p>114.797</text:p>
          </table:table-cell>
        </table:table-row>
        <table:table-row table:style-name="ro1">
          <table:table-cell office:value-type="float" office:value="15.535" calcext:value-type="float">
            <text:p>15.535</text:p>
          </table:table-cell>
          <table:table-cell office:value-type="float" office:value="250.711" calcext:value-type="float">
            <text:p>250.711</text:p>
          </table:table-cell>
          <table:table-cell office:value-type="float" office:value="15.535" calcext:value-type="float">
            <text:p>15.535</text:p>
          </table:table-cell>
          <table:table-cell office:value-type="float" office:value="114.553" calcext:value-type="float">
            <text:p>114.553</text:p>
          </table:table-cell>
        </table:table-row>
        <table:table-row table:style-name="ro1">
          <table:table-cell office:value-type="float" office:value="15.5648" calcext:value-type="float">
            <text:p>15.5648</text:p>
          </table:table-cell>
          <table:table-cell office:value-type="float" office:value="251.756" calcext:value-type="float">
            <text:p>251.756</text:p>
          </table:table-cell>
          <table:table-cell office:value-type="float" office:value="15.5648" calcext:value-type="float">
            <text:p>15.5648</text:p>
          </table:table-cell>
          <table:table-cell office:value-type="float" office:value="114.246" calcext:value-type="float">
            <text:p>114.246</text:p>
          </table:table-cell>
        </table:table-row>
        <table:table-row table:style-name="ro1">
          <table:table-cell office:value-type="float" office:value="15.5946" calcext:value-type="float">
            <text:p>15.5946</text:p>
          </table:table-cell>
          <table:table-cell office:value-type="float" office:value="253.623" calcext:value-type="float">
            <text:p>253.623</text:p>
          </table:table-cell>
          <table:table-cell office:value-type="float" office:value="15.5946" calcext:value-type="float">
            <text:p>15.5946</text:p>
          </table:table-cell>
          <table:table-cell office:value-type="float" office:value="116.063" calcext:value-type="float">
            <text:p>116.063</text:p>
          </table:table-cell>
        </table:table-row>
        <table:table-row table:style-name="ro1">
          <table:table-cell office:value-type="float" office:value="15.6244" calcext:value-type="float">
            <text:p>15.6244</text:p>
          </table:table-cell>
          <table:table-cell office:value-type="float" office:value="252.846" calcext:value-type="float">
            <text:p>252.846</text:p>
          </table:table-cell>
          <table:table-cell office:value-type="float" office:value="15.6244" calcext:value-type="float">
            <text:p>15.6244</text:p>
          </table:table-cell>
          <table:table-cell office:value-type="float" office:value="116.301" calcext:value-type="float">
            <text:p>116.301</text:p>
          </table:table-cell>
        </table:table-row>
        <table:table-row table:style-name="ro1">
          <table:table-cell office:value-type="float" office:value="15.6542" calcext:value-type="float">
            <text:p>15.6542</text:p>
          </table:table-cell>
          <table:table-cell office:value-type="float" office:value="255.545" calcext:value-type="float">
            <text:p>255.545</text:p>
          </table:table-cell>
          <table:table-cell office:value-type="float" office:value="15.6542" calcext:value-type="float">
            <text:p>15.6542</text:p>
          </table:table-cell>
          <table:table-cell office:value-type="float" office:value="120.704" calcext:value-type="float">
            <text:p>120.704</text:p>
          </table:table-cell>
        </table:table-row>
        <table:table-row table:style-name="ro1">
          <table:table-cell office:value-type="float" office:value="15.6839" calcext:value-type="float">
            <text:p>15.6839</text:p>
          </table:table-cell>
          <table:table-cell office:value-type="float" office:value="258.317" calcext:value-type="float">
            <text:p>258.317</text:p>
          </table:table-cell>
          <table:table-cell office:value-type="float" office:value="15.6839" calcext:value-type="float">
            <text:p>15.6839</text:p>
          </table:table-cell>
          <table:table-cell office:value-type="float" office:value="123.671" calcext:value-type="float">
            <text:p>123.671</text:p>
          </table:table-cell>
        </table:table-row>
        <table:table-row table:style-name="ro1">
          <table:table-cell office:value-type="float" office:value="15.7137" calcext:value-type="float">
            <text:p>15.7137</text:p>
          </table:table-cell>
          <table:table-cell office:value-type="float" office:value="259.612" calcext:value-type="float">
            <text:p>259.612</text:p>
          </table:table-cell>
          <table:table-cell office:value-type="float" office:value="15.7137" calcext:value-type="float">
            <text:p>15.7137</text:p>
          </table:table-cell>
          <table:table-cell office:value-type="float" office:value="124.408" calcext:value-type="float">
            <text:p>124.408</text:p>
          </table:table-cell>
        </table:table-row>
        <table:table-row table:style-name="ro1">
          <table:table-cell office:value-type="float" office:value="15.7435" calcext:value-type="float">
            <text:p>15.7435</text:p>
          </table:table-cell>
          <table:table-cell office:value-type="float" office:value="259.73" calcext:value-type="float">
            <text:p>259.73</text:p>
          </table:table-cell>
          <table:table-cell office:value-type="float" office:value="15.7435" calcext:value-type="float">
            <text:p>15.7435</text:p>
          </table:table-cell>
          <table:table-cell office:value-type="float" office:value="124.186" calcext:value-type="float">
            <text:p>124.186</text:p>
          </table:table-cell>
        </table:table-row>
        <table:table-row table:style-name="ro1">
          <table:table-cell office:value-type="float" office:value="15.7733" calcext:value-type="float">
            <text:p>15.7733</text:p>
          </table:table-cell>
          <table:table-cell office:value-type="float" office:value="261.877" calcext:value-type="float">
            <text:p>261.877</text:p>
          </table:table-cell>
          <table:table-cell office:value-type="float" office:value="15.7733" calcext:value-type="float">
            <text:p>15.7733</text:p>
          </table:table-cell>
          <table:table-cell office:value-type="float" office:value="125.123" calcext:value-type="float">
            <text:p>125.123</text:p>
          </table:table-cell>
        </table:table-row>
        <table:table-row table:style-name="ro1">
          <table:table-cell office:value-type="float" office:value="15.8031" calcext:value-type="float">
            <text:p>15.8031</text:p>
          </table:table-cell>
          <table:table-cell office:value-type="float" office:value="261.526" calcext:value-type="float">
            <text:p>261.526</text:p>
          </table:table-cell>
          <table:table-cell office:value-type="float" office:value="15.8031" calcext:value-type="float">
            <text:p>15.8031</text:p>
          </table:table-cell>
          <table:table-cell office:value-type="float" office:value="125.586" calcext:value-type="float">
            <text:p>125.586</text:p>
          </table:table-cell>
        </table:table-row>
        <table:table-row table:style-name="ro1">
          <table:table-cell office:value-type="float" office:value="15.8329" calcext:value-type="float">
            <text:p>15.8329</text:p>
          </table:table-cell>
          <table:table-cell office:value-type="float" office:value="262.188" calcext:value-type="float">
            <text:p>262.188</text:p>
          </table:table-cell>
          <table:table-cell office:value-type="float" office:value="15.8329" calcext:value-type="float">
            <text:p>15.8329</text:p>
          </table:table-cell>
          <table:table-cell office:value-type="float" office:value="126.969" calcext:value-type="float">
            <text:p>126.969</text:p>
          </table:table-cell>
        </table:table-row>
        <table:table-row table:style-name="ro1">
          <table:table-cell office:value-type="float" office:value="15.8627" calcext:value-type="float">
            <text:p>15.8627</text:p>
          </table:table-cell>
          <table:table-cell office:value-type="float" office:value="263.673" calcext:value-type="float">
            <text:p>263.673</text:p>
          </table:table-cell>
          <table:table-cell office:value-type="float" office:value="15.8627" calcext:value-type="float">
            <text:p>15.8627</text:p>
          </table:table-cell>
          <table:table-cell office:value-type="float" office:value="128.325" calcext:value-type="float">
            <text:p>128.325</text:p>
          </table:table-cell>
        </table:table-row>
        <table:table-row table:style-name="ro1">
          <table:table-cell office:value-type="float" office:value="15.8925" calcext:value-type="float">
            <text:p>15.8925</text:p>
          </table:table-cell>
          <table:table-cell office:value-type="float" office:value="266.325" calcext:value-type="float">
            <text:p>266.325</text:p>
          </table:table-cell>
          <table:table-cell office:value-type="float" office:value="15.8925" calcext:value-type="float">
            <text:p>15.8925</text:p>
          </table:table-cell>
          <table:table-cell office:value-type="float" office:value="130.626" calcext:value-type="float">
            <text:p>130.626</text:p>
          </table:table-cell>
        </table:table-row>
        <table:table-row table:style-name="ro1">
          <table:table-cell office:value-type="float" office:value="15.9223" calcext:value-type="float">
            <text:p>15.9223</text:p>
          </table:table-cell>
          <table:table-cell office:value-type="float" office:value="266.112" calcext:value-type="float">
            <text:p>266.112</text:p>
          </table:table-cell>
          <table:table-cell office:value-type="float" office:value="15.9223" calcext:value-type="float">
            <text:p>15.9223</text:p>
          </table:table-cell>
          <table:table-cell office:value-type="float" office:value="131.732" calcext:value-type="float">
            <text:p>131.732</text:p>
          </table:table-cell>
        </table:table-row>
        <table:table-row table:style-name="ro1">
          <table:table-cell office:value-type="float" office:value="15.9521" calcext:value-type="float">
            <text:p>15.9521</text:p>
          </table:table-cell>
          <table:table-cell office:value-type="float" office:value="267.048" calcext:value-type="float">
            <text:p>267.048</text:p>
          </table:table-cell>
          <table:table-cell office:value-type="float" office:value="15.9521" calcext:value-type="float">
            <text:p>15.9521</text:p>
          </table:table-cell>
          <table:table-cell office:value-type="float" office:value="133.601" calcext:value-type="float">
            <text:p>133.601</text:p>
          </table:table-cell>
        </table:table-row>
        <table:table-row table:style-name="ro1">
          <table:table-cell office:value-type="float" office:value="15.9819" calcext:value-type="float">
            <text:p>15.9819</text:p>
          </table:table-cell>
          <table:table-cell office:value-type="float" office:value="268.072" calcext:value-type="float">
            <text:p>268.072</text:p>
          </table:table-cell>
          <table:table-cell office:value-type="float" office:value="15.9819" calcext:value-type="float">
            <text:p>15.9819</text:p>
          </table:table-cell>
          <table:table-cell office:value-type="float" office:value="134.717" calcext:value-type="float">
            <text:p>134.717</text:p>
          </table:table-cell>
        </table:table-row>
        <table:table-row table:style-name="ro1">
          <table:table-cell office:value-type="float" office:value="16.0117" calcext:value-type="float">
            <text:p>16.0117</text:p>
          </table:table-cell>
          <table:table-cell office:value-type="float" office:value="268.522" calcext:value-type="float">
            <text:p>268.522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133.933" calcext:value-type="float">
            <text:p>133.933</text:p>
          </table:table-cell>
        </table:table-row>
        <table:table-row table:style-name="ro1">
          <table:table-cell office:value-type="float" office:value="16.0415" calcext:value-type="float">
            <text:p>16.0415</text:p>
          </table:table-cell>
          <table:table-cell office:value-type="float" office:value="269.984" calcext:value-type="float">
            <text:p>269.984</text:p>
          </table:table-cell>
          <table:table-cell office:value-type="float" office:value="16.0415" calcext:value-type="float">
            <text:p>16.0415</text:p>
          </table:table-cell>
          <table:table-cell office:value-type="float" office:value="135.823" calcext:value-type="float">
            <text:p>135.823</text:p>
          </table:table-cell>
        </table:table-row>
        <table:table-row table:style-name="ro1">
          <table:table-cell office:value-type="float" office:value="16.0713" calcext:value-type="float">
            <text:p>16.0713</text:p>
          </table:table-cell>
          <table:table-cell office:value-type="float" office:value="267.334" calcext:value-type="float">
            <text:p>267.334</text:p>
          </table:table-cell>
          <table:table-cell office:value-type="float" office:value="16.0713" calcext:value-type="float">
            <text:p>16.0713</text:p>
          </table:table-cell>
          <table:table-cell office:value-type="float" office:value="133.121" calcext:value-type="float">
            <text:p>133.121</text:p>
          </table:table-cell>
        </table:table-row>
        <table:table-row table:style-name="ro1">
          <table:table-cell office:value-type="float" office:value="16.1011" calcext:value-type="float">
            <text:p>16.1011</text:p>
          </table:table-cell>
          <table:table-cell office:value-type="float" office:value="266.071" calcext:value-type="float">
            <text:p>266.071</text:p>
          </table:table-cell>
          <table:table-cell office:value-type="float" office:value="16.1011" calcext:value-type="float">
            <text:p>16.1011</text:p>
          </table:table-cell>
          <table:table-cell office:value-type="float" office:value="132.116" calcext:value-type="float">
            <text:p>132.116</text:p>
          </table:table-cell>
        </table:table-row>
        <table:table-row table:style-name="ro1">
          <table:table-cell office:value-type="float" office:value="16.1309" calcext:value-type="float">
            <text:p>16.1309</text:p>
          </table:table-cell>
          <table:table-cell office:value-type="float" office:value="265.191" calcext:value-type="float">
            <text:p>265.191</text:p>
          </table:table-cell>
          <table:table-cell office:value-type="float" office:value="16.1309" calcext:value-type="float">
            <text:p>16.1309</text:p>
          </table:table-cell>
          <table:table-cell office:value-type="float" office:value="129.333" calcext:value-type="float">
            <text:p>129.333</text:p>
          </table:table-cell>
        </table:table-row>
        <table:table-row table:style-name="ro1">
          <table:table-cell office:value-type="float" office:value="16.1607" calcext:value-type="float">
            <text:p>16.1607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16.1607" calcext:value-type="float">
            <text:p>16.1607</text:p>
          </table:table-cell>
          <table:table-cell office:value-type="float" office:value="128.726" calcext:value-type="float">
            <text:p>128.726</text:p>
          </table:table-cell>
        </table:table-row>
        <table:table-row table:style-name="ro1">
          <table:table-cell office:value-type="float" office:value="16.1905" calcext:value-type="float">
            <text:p>16.1905</text:p>
          </table:table-cell>
          <table:table-cell office:value-type="float" office:value="264.229" calcext:value-type="float">
            <text:p>264.229</text:p>
          </table:table-cell>
          <table:table-cell office:value-type="float" office:value="16.1905" calcext:value-type="float">
            <text:p>16.1905</text:p>
          </table:table-cell>
          <table:table-cell office:value-type="float" office:value="129.155" calcext:value-type="float">
            <text:p>129.155</text:p>
          </table:table-cell>
        </table:table-row>
        <table:table-row table:style-name="ro1">
          <table:table-cell office:value-type="float" office:value="16.2203" calcext:value-type="float">
            <text:p>16.2203</text:p>
          </table:table-cell>
          <table:table-cell office:value-type="float" office:value="264.662" calcext:value-type="float">
            <text:p>264.662</text:p>
          </table:table-cell>
          <table:table-cell office:value-type="float" office:value="16.2203" calcext:value-type="float">
            <text:p>16.2203</text:p>
          </table:table-cell>
          <table:table-cell office:value-type="float" office:value="130.73" calcext:value-type="float">
            <text:p>130.73</text:p>
          </table:table-cell>
        </table:table-row>
        <table:table-row table:style-name="ro1">
          <table:table-cell office:value-type="float" office:value="16.2501" calcext:value-type="float">
            <text:p>16.2501</text:p>
          </table:table-cell>
          <table:table-cell office:value-type="float" office:value="265.041" calcext:value-type="float">
            <text:p>265.041</text:p>
          </table:table-cell>
          <table:table-cell office:value-type="float" office:value="16.2501" calcext:value-type="float">
            <text:p>16.2501</text:p>
          </table:table-cell>
          <table:table-cell office:value-type="float" office:value="129.623" calcext:value-type="float">
            <text:p>129.623</text:p>
          </table:table-cell>
        </table:table-row>
        <table:table-row table:style-name="ro1">
          <table:table-cell office:value-type="float" office:value="16.2799" calcext:value-type="float">
            <text:p>16.2799</text:p>
          </table:table-cell>
          <table:table-cell office:value-type="float" office:value="263.276" calcext:value-type="float">
            <text:p>263.276</text:p>
          </table:table-cell>
          <table:table-cell office:value-type="float" office:value="16.2799" calcext:value-type="float">
            <text:p>16.2799</text:p>
          </table:table-cell>
          <table:table-cell office:value-type="float" office:value="128.515" calcext:value-type="float">
            <text:p>128.515</text:p>
          </table:table-cell>
        </table:table-row>
        <table:table-row table:style-name="ro1">
          <table:table-cell office:value-type="float" office:value="16.3097" calcext:value-type="float">
            <text:p>16.3097</text:p>
          </table:table-cell>
          <table:table-cell office:value-type="float" office:value="264.155" calcext:value-type="float">
            <text:p>264.155</text:p>
          </table:table-cell>
          <table:table-cell office:value-type="float" office:value="16.3097" calcext:value-type="float">
            <text:p>16.3097</text:p>
          </table:table-cell>
          <table:table-cell office:value-type="float" office:value="128.758" calcext:value-type="float">
            <text:p>128.758</text:p>
          </table:table-cell>
        </table:table-row>
        <table:table-row table:style-name="ro1">
          <table:table-cell office:value-type="float" office:value="16.3395" calcext:value-type="float">
            <text:p>16.3395</text:p>
          </table:table-cell>
          <table:table-cell office:value-type="float" office:value="263.764" calcext:value-type="float">
            <text:p>263.764</text:p>
          </table:table-cell>
          <table:table-cell office:value-type="float" office:value="16.3395" calcext:value-type="float">
            <text:p>16.3395</text:p>
          </table:table-cell>
          <table:table-cell office:value-type="float" office:value="128.844" calcext:value-type="float">
            <text:p>128.844</text:p>
          </table:table-cell>
        </table:table-row>
        <table:table-row table:style-name="ro1">
          <table:table-cell office:value-type="float" office:value="16.3693" calcext:value-type="float">
            <text:p>16.3693</text:p>
          </table:table-cell>
          <table:table-cell office:value-type="float" office:value="262.652" calcext:value-type="float">
            <text:p>262.652</text:p>
          </table:table-cell>
          <table:table-cell office:value-type="float" office:value="16.3693" calcext:value-type="float">
            <text:p>16.3693</text:p>
          </table:table-cell>
          <table:table-cell office:value-type="float" office:value="127.514" calcext:value-type="float">
            <text:p>127.514</text:p>
          </table:table-cell>
        </table:table-row>
        <table:table-row table:style-name="ro1">
          <table:table-cell office:value-type="float" office:value="16.3991" calcext:value-type="float">
            <text:p>16.3991</text:p>
          </table:table-cell>
          <table:table-cell office:value-type="float" office:value="260.105" calcext:value-type="float">
            <text:p>260.105</text:p>
          </table:table-cell>
          <table:table-cell office:value-type="float" office:value="16.3991" calcext:value-type="float">
            <text:p>16.3991</text:p>
          </table:table-cell>
          <table:table-cell office:value-type="float" office:value="123.852" calcext:value-type="float">
            <text:p>123.852</text:p>
          </table:table-cell>
        </table:table-row>
        <table:table-row table:style-name="ro1">
          <table:table-cell office:value-type="float" office:value="16.4289" calcext:value-type="float">
            <text:p>16.4289</text:p>
          </table:table-cell>
          <table:table-cell office:value-type="float" office:value="256.86" calcext:value-type="float">
            <text:p>256.86</text:p>
          </table:table-cell>
          <table:table-cell office:value-type="float" office:value="16.4289" calcext:value-type="float">
            <text:p>16.4289</text:p>
          </table:table-cell>
          <table:table-cell office:value-type="float" office:value="120.964" calcext:value-type="float">
            <text:p>120.964</text:p>
          </table:table-cell>
        </table:table-row>
        <table:table-row table:style-name="ro1">
          <table:table-cell office:value-type="float" office:value="16.4587" calcext:value-type="float">
            <text:p>16.4587</text:p>
          </table:table-cell>
          <table:table-cell office:value-type="float" office:value="255.631" calcext:value-type="float">
            <text:p>255.631</text:p>
          </table:table-cell>
          <table:table-cell office:value-type="float" office:value="16.4587" calcext:value-type="float">
            <text:p>16.4587</text:p>
          </table:table-cell>
          <table:table-cell office:value-type="float" office:value="119.896" calcext:value-type="float">
            <text:p>119.896</text:p>
          </table:table-cell>
        </table:table-row>
        <table:table-row table:style-name="ro1">
          <table:table-cell office:value-type="float" office:value="16.4885" calcext:value-type="float">
            <text:p>16.4885</text:p>
          </table:table-cell>
          <table:table-cell office:value-type="float" office:value="254.785" calcext:value-type="float">
            <text:p>254.785</text:p>
          </table:table-cell>
          <table:table-cell office:value-type="float" office:value="16.4885" calcext:value-type="float">
            <text:p>16.4885</text:p>
          </table:table-cell>
          <table:table-cell office:value-type="float" office:value="118.619" calcext:value-type="float">
            <text:p>118.619</text:p>
          </table:table-cell>
        </table:table-row>
        <table:table-row table:style-name="ro1">
          <table:table-cell office:value-type="float" office:value="16.5183" calcext:value-type="float">
            <text:p>16.5183</text:p>
          </table:table-cell>
          <table:table-cell office:value-type="float" office:value="254.427" calcext:value-type="float">
            <text:p>254.427</text:p>
          </table:table-cell>
          <table:table-cell office:value-type="float" office:value="16.5183" calcext:value-type="float">
            <text:p>16.5183</text:p>
          </table:table-cell>
          <table:table-cell office:value-type="float" office:value="118.61" calcext:value-type="float">
            <text:p>118.61</text:p>
          </table:table-cell>
        </table:table-row>
        <table:table-row table:style-name="ro1">
          <table:table-cell office:value-type="float" office:value="16.5481" calcext:value-type="float">
            <text:p>16.5481</text:p>
          </table:table-cell>
          <table:table-cell office:value-type="float" office:value="252.959" calcext:value-type="float">
            <text:p>252.959</text:p>
          </table:table-cell>
          <table:table-cell office:value-type="float" office:value="16.5481" calcext:value-type="float">
            <text:p>16.5481</text:p>
          </table:table-cell>
          <table:table-cell office:value-type="float" office:value="116.292" calcext:value-type="float">
            <text:p>116.292</text:p>
          </table:table-cell>
        </table:table-row>
        <table:table-row table:style-name="ro1">
          <table:table-cell office:value-type="float" office:value="16.5778" calcext:value-type="float">
            <text:p>16.5778</text:p>
          </table:table-cell>
          <table:table-cell office:value-type="float" office:value="250.696" calcext:value-type="float">
            <text:p>250.696</text:p>
          </table:table-cell>
          <table:table-cell office:value-type="float" office:value="16.5778" calcext:value-type="float">
            <text:p>16.5778</text:p>
          </table:table-cell>
          <table:table-cell office:value-type="float" office:value="114.728" calcext:value-type="float">
            <text:p>114.728</text:p>
          </table:table-cell>
        </table:table-row>
        <table:table-row table:style-name="ro1">
          <table:table-cell office:value-type="float" office:value="16.6076" calcext:value-type="float">
            <text:p>16.6076</text:p>
          </table:table-cell>
          <table:table-cell office:value-type="float" office:value="250.154" calcext:value-type="float">
            <text:p>250.154</text:p>
          </table:table-cell>
          <table:table-cell office:value-type="float" office:value="16.6076" calcext:value-type="float">
            <text:p>16.6076</text:p>
          </table:table-cell>
          <table:table-cell office:value-type="float" office:value="114.248" calcext:value-type="float">
            <text:p>114.248</text:p>
          </table:table-cell>
        </table:table-row>
        <table:table-row table:style-name="ro1">
          <table:table-cell office:value-type="float" office:value="16.6374" calcext:value-type="float">
            <text:p>16.6374</text:p>
          </table:table-cell>
          <table:table-cell office:value-type="float" office:value="248.552" calcext:value-type="float">
            <text:p>248.552</text:p>
          </table:table-cell>
          <table:table-cell office:value-type="float" office:value="16.6374" calcext:value-type="float">
            <text:p>16.6374</text:p>
          </table:table-cell>
          <table:table-cell office:value-type="float" office:value="111.518" calcext:value-type="float">
            <text:p>111.518</text:p>
          </table:table-cell>
        </table:table-row>
        <table:table-row table:style-name="ro1">
          <table:table-cell office:value-type="float" office:value="16.6672" calcext:value-type="float">
            <text:p>16.6672</text:p>
          </table:table-cell>
          <table:table-cell office:value-type="float" office:value="246.641" calcext:value-type="float">
            <text:p>246.641</text:p>
          </table:table-cell>
          <table:table-cell office:value-type="float" office:value="16.6672" calcext:value-type="float">
            <text:p>16.6672</text:p>
          </table:table-cell>
          <table:table-cell office:value-type="float" office:value="109.507" calcext:value-type="float">
            <text:p>109.507</text:p>
          </table:table-cell>
        </table:table-row>
        <table:table-row table:style-name="ro1">
          <table:table-cell office:value-type="float" office:value="16.697" calcext:value-type="float">
            <text:p>16.697</text:p>
          </table:table-cell>
          <table:table-cell office:value-type="float" office:value="247.164" calcext:value-type="float">
            <text:p>247.164</text:p>
          </table:table-cell>
          <table:table-cell office:value-type="float" office:value="16.697" calcext:value-type="float">
            <text:p>16.697</text:p>
          </table:table-cell>
          <table:table-cell office:value-type="float" office:value="108.764" calcext:value-type="float">
            <text:p>108.764</text:p>
          </table:table-cell>
        </table:table-row>
        <table:table-row table:style-name="ro1">
          <table:table-cell office:value-type="float" office:value="16.7268" calcext:value-type="float">
            <text:p>16.7268</text:p>
          </table:table-cell>
          <table:table-cell office:value-type="float" office:value="248.548" calcext:value-type="float">
            <text:p>248.548</text:p>
          </table:table-cell>
          <table:table-cell office:value-type="float" office:value="16.7268" calcext:value-type="float">
            <text:p>16.7268</text:p>
          </table:table-cell>
          <table:table-cell office:value-type="float" office:value="110.006" calcext:value-type="float">
            <text:p>110.006</text:p>
          </table:table-cell>
        </table:table-row>
        <table:table-row table:style-name="ro1">
          <table:table-cell office:value-type="float" office:value="16.7566" calcext:value-type="float">
            <text:p>16.7566</text:p>
          </table:table-cell>
          <table:table-cell office:value-type="float" office:value="250.166" calcext:value-type="float">
            <text:p>250.166</text:p>
          </table:table-cell>
          <table:table-cell office:value-type="float" office:value="16.7566" calcext:value-type="float">
            <text:p>16.7566</text:p>
          </table:table-cell>
          <table:table-cell office:value-type="float" office:value="111.835" calcext:value-type="float">
            <text:p>111.835</text:p>
          </table:table-cell>
        </table:table-row>
        <table:table-row table:style-name="ro1">
          <table:table-cell office:value-type="float" office:value="16.7864" calcext:value-type="float">
            <text:p>16.7864</text:p>
          </table:table-cell>
          <table:table-cell office:value-type="float" office:value="251.861" calcext:value-type="float">
            <text:p>251.861</text:p>
          </table:table-cell>
          <table:table-cell office:value-type="float" office:value="16.7864" calcext:value-type="float">
            <text:p>16.7864</text:p>
          </table:table-cell>
          <table:table-cell office:value-type="float" office:value="113.663" calcext:value-type="float">
            <text:p>113.663</text:p>
          </table:table-cell>
        </table:table-row>
        <table:table-row table:style-name="ro1">
          <table:table-cell office:value-type="float" office:value="16.8162" calcext:value-type="float">
            <text:p>16.8162</text:p>
          </table:table-cell>
          <table:table-cell office:value-type="float" office:value="254.293" calcext:value-type="float">
            <text:p>254.293</text:p>
          </table:table-cell>
          <table:table-cell office:value-type="float" office:value="16.8162" calcext:value-type="float">
            <text:p>16.8162</text:p>
          </table:table-cell>
          <table:table-cell office:value-type="float" office:value="117.502" calcext:value-type="float">
            <text:p>117.502</text:p>
          </table:table-cell>
        </table:table-row>
        <table:table-row table:style-name="ro1">
          <table:table-cell office:value-type="float" office:value="16.846" calcext:value-type="float">
            <text:p>16.846</text:p>
          </table:table-cell>
          <table:table-cell office:value-type="float" office:value="256.667" calcext:value-type="float">
            <text:p>256.667</text:p>
          </table:table-cell>
          <table:table-cell office:value-type="float" office:value="16.846" calcext:value-type="float">
            <text:p>16.846</text:p>
          </table:table-cell>
          <table:table-cell office:value-type="float" office:value="121.078" calcext:value-type="float">
            <text:p>121.078</text:p>
          </table:table-cell>
        </table:table-row>
        <table:table-row table:style-name="ro1">
          <table:table-cell office:value-type="float" office:value="16.8758" calcext:value-type="float">
            <text:p>16.8758</text:p>
          </table:table-cell>
          <table:table-cell office:value-type="float" office:value="260.268" calcext:value-type="float">
            <text:p>260.268</text:p>
          </table:table-cell>
          <table:table-cell office:value-type="float" office:value="16.8758" calcext:value-type="float">
            <text:p>16.8758</text:p>
          </table:table-cell>
          <table:table-cell office:value-type="float" office:value="125.605" calcext:value-type="float">
            <text:p>125.605</text:p>
          </table:table-cell>
        </table:table-row>
        <table:table-row table:style-name="ro1">
          <table:table-cell office:value-type="float" office:value="16.9056" calcext:value-type="float">
            <text:p>16.9056</text:p>
          </table:table-cell>
          <table:table-cell office:value-type="float" office:value="263.862" calcext:value-type="float">
            <text:p>263.862</text:p>
          </table:table-cell>
          <table:table-cell office:value-type="float" office:value="16.9056" calcext:value-type="float">
            <text:p>16.9056</text:p>
          </table:table-cell>
          <table:table-cell office:value-type="float" office:value="128.418" calcext:value-type="float">
            <text:p>128.418</text:p>
          </table:table-cell>
        </table:table-row>
        <table:table-row table:style-name="ro1">
          <table:table-cell office:value-type="float" office:value="16.9354" calcext:value-type="float">
            <text:p>16.9354</text:p>
          </table:table-cell>
          <table:table-cell office:value-type="float" office:value="268.714" calcext:value-type="float">
            <text:p>268.714</text:p>
          </table:table-cell>
          <table:table-cell office:value-type="float" office:value="16.9354" calcext:value-type="float">
            <text:p>16.9354</text:p>
          </table:table-cell>
          <table:table-cell office:value-type="float" office:value="134.405" calcext:value-type="float">
            <text:p>134.405</text:p>
          </table:table-cell>
        </table:table-row>
        <table:table-row table:style-name="ro1">
          <table:table-cell office:value-type="float" office:value="16.9652" calcext:value-type="float">
            <text:p>16.9652</text:p>
          </table:table-cell>
          <table:table-cell office:value-type="float" office:value="275.065" calcext:value-type="float">
            <text:p>275.065</text:p>
          </table:table-cell>
          <table:table-cell office:value-type="float" office:value="16.9652" calcext:value-type="float">
            <text:p>16.9652</text:p>
          </table:table-cell>
          <table:table-cell office:value-type="float" office:value="140.473" calcext:value-type="float">
            <text:p>140.473</text:p>
          </table:table-cell>
        </table:table-row>
        <table:table-row table:style-name="ro1">
          <table:table-cell office:value-type="float" office:value="16.995" calcext:value-type="float">
            <text:p>16.995</text:p>
          </table:table-cell>
          <table:table-cell office:value-type="float" office:value="281.376" calcext:value-type="float">
            <text:p>281.376</text:p>
          </table:table-cell>
          <table:table-cell office:value-type="float" office:value="16.995" calcext:value-type="float">
            <text:p>16.995</text:p>
          </table:table-cell>
          <table:table-cell office:value-type="float" office:value="146.248" calcext:value-type="float">
            <text:p>146.248</text:p>
          </table:table-cell>
        </table:table-row>
        <table:table-row table:style-name="ro1">
          <table:table-cell office:value-type="float" office:value="17.0248" calcext:value-type="float">
            <text:p>17.0248</text:p>
          </table:table-cell>
          <table:table-cell office:value-type="float" office:value="288.017" calcext:value-type="float">
            <text:p>288.017</text:p>
          </table:table-cell>
          <table:table-cell office:value-type="float" office:value="17.0248" calcext:value-type="float">
            <text:p>17.0248</text:p>
          </table:table-cell>
          <table:table-cell office:value-type="float" office:value="154.217" calcext:value-type="float">
            <text:p>154.217</text:p>
          </table:table-cell>
        </table:table-row>
        <table:table-row table:style-name="ro1">
          <table:table-cell office:value-type="float" office:value="17.0546" calcext:value-type="float">
            <text:p>17.0546</text:p>
          </table:table-cell>
          <table:table-cell office:value-type="float" office:value="294.85" calcext:value-type="float">
            <text:p>294.85</text:p>
          </table:table-cell>
          <table:table-cell office:value-type="float" office:value="17.0546" calcext:value-type="float">
            <text:p>17.0546</text:p>
          </table:table-cell>
          <table:table-cell office:value-type="float" office:value="161.824" calcext:value-type="float">
            <text:p>161.824</text:p>
          </table:table-cell>
        </table:table-row>
        <table:table-row table:style-name="ro1">
          <table:table-cell office:value-type="float" office:value="17.0844" calcext:value-type="float">
            <text:p>17.0844</text:p>
          </table:table-cell>
          <table:table-cell office:value-type="float" office:value="300.62" calcext:value-type="float">
            <text:p>300.62</text:p>
          </table:table-cell>
          <table:table-cell office:value-type="float" office:value="17.0844" calcext:value-type="float">
            <text:p>17.0844</text:p>
          </table:table-cell>
          <table:table-cell office:value-type="float" office:value="168.942" calcext:value-type="float">
            <text:p>168.942</text:p>
          </table:table-cell>
        </table:table-row>
        <table:table-row table:style-name="ro1">
          <table:table-cell office:value-type="float" office:value="17.1142" calcext:value-type="float">
            <text:p>17.1142</text:p>
          </table:table-cell>
          <table:table-cell office:value-type="float" office:value="307.079" calcext:value-type="float">
            <text:p>307.079</text:p>
          </table:table-cell>
          <table:table-cell office:value-type="float" office:value="17.1142" calcext:value-type="float">
            <text:p>17.1142</text:p>
          </table:table-cell>
          <table:table-cell office:value-type="float" office:value="176.133" calcext:value-type="float">
            <text:p>176.133</text:p>
          </table:table-cell>
        </table:table-row>
        <table:table-row table:style-name="ro1">
          <table:table-cell office:value-type="float" office:value="17.144" calcext:value-type="float">
            <text:p>17.144</text:p>
          </table:table-cell>
          <table:table-cell office:value-type="float" office:value="313.14" calcext:value-type="float">
            <text:p>313.14</text:p>
          </table:table-cell>
          <table:table-cell office:value-type="float" office:value="17.144" calcext:value-type="float">
            <text:p>17.144</text:p>
          </table:table-cell>
          <table:table-cell office:value-type="float" office:value="182.124" calcext:value-type="float">
            <text:p>182.124</text:p>
          </table:table-cell>
        </table:table-row>
        <table:table-row table:style-name="ro1">
          <table:table-cell office:value-type="float" office:value="17.1738" calcext:value-type="float">
            <text:p>17.1738</text:p>
          </table:table-cell>
          <table:table-cell office:value-type="float" office:value="319.866" calcext:value-type="float">
            <text:p>319.866</text:p>
          </table:table-cell>
          <table:table-cell office:value-type="float" office:value="17.1738" calcext:value-type="float">
            <text:p>17.1738</text:p>
          </table:table-cell>
          <table:table-cell office:value-type="float" office:value="189.869" calcext:value-type="float">
            <text:p>189.869</text:p>
          </table:table-cell>
        </table:table-row>
        <table:table-row table:style-name="ro1">
          <table:table-cell office:value-type="float" office:value="17.2036" calcext:value-type="float">
            <text:p>17.2036</text:p>
          </table:table-cell>
          <table:table-cell office:value-type="float" office:value="326.571" calcext:value-type="float">
            <text:p>326.571</text:p>
          </table:table-cell>
          <table:table-cell office:value-type="float" office:value="17.2036" calcext:value-type="float">
            <text:p>17.2036</text:p>
          </table:table-cell>
          <table:table-cell office:value-type="float" office:value="197.784" calcext:value-type="float">
            <text:p>197.784</text:p>
          </table:table-cell>
        </table:table-row>
        <table:table-row table:style-name="ro1">
          <table:table-cell office:value-type="float" office:value="17.2334" calcext:value-type="float">
            <text:p>17.2334</text:p>
          </table:table-cell>
          <table:table-cell office:value-type="float" office:value="334.623" calcext:value-type="float">
            <text:p>334.623</text:p>
          </table:table-cell>
          <table:table-cell office:value-type="float" office:value="17.2334" calcext:value-type="float">
            <text:p>17.2334</text:p>
          </table:table-cell>
          <table:table-cell office:value-type="float" office:value="206.871" calcext:value-type="float">
            <text:p>206.871</text:p>
          </table:table-cell>
        </table:table-row>
        <table:table-row table:style-name="ro1">
          <table:table-cell office:value-type="float" office:value="17.2632" calcext:value-type="float">
            <text:p>17.2632</text:p>
          </table:table-cell>
          <table:table-cell office:value-type="float" office:value="340.655" calcext:value-type="float">
            <text:p>340.655</text:p>
          </table:table-cell>
          <table:table-cell office:value-type="float" office:value="17.2632" calcext:value-type="float">
            <text:p>17.2632</text:p>
          </table:table-cell>
          <table:table-cell office:value-type="float" office:value="211.277" calcext:value-type="float">
            <text:p>211.277</text:p>
          </table:table-cell>
        </table:table-row>
        <table:table-row table:style-name="ro1">
          <table:table-cell office:value-type="float" office:value="17.293" calcext:value-type="float">
            <text:p>17.293</text:p>
          </table:table-cell>
          <table:table-cell office:value-type="float" office:value="341.356" calcext:value-type="float">
            <text:p>341.356</text:p>
          </table:table-cell>
          <table:table-cell office:value-type="float" office:value="17.293" calcext:value-type="float">
            <text:p>17.293</text:p>
          </table:table-cell>
          <table:table-cell office:value-type="float" office:value="212.721" calcext:value-type="float">
            <text:p>212.721</text:p>
          </table:table-cell>
        </table:table-row>
        <table:table-row table:style-name="ro1">
          <table:table-cell office:value-type="float" office:value="17.3228" calcext:value-type="float">
            <text:p>17.3228</text:p>
          </table:table-cell>
          <table:table-cell office:value-type="float" office:value="343.271" calcext:value-type="float">
            <text:p>343.271</text:p>
          </table:table-cell>
          <table:table-cell office:value-type="float" office:value="17.3228" calcext:value-type="float">
            <text:p>17.3228</text:p>
          </table:table-cell>
          <table:table-cell office:value-type="float" office:value="215.304" calcext:value-type="float">
            <text:p>215.304</text:p>
          </table:table-cell>
        </table:table-row>
        <table:table-row table:style-name="ro1">
          <table:table-cell office:value-type="float" office:value="17.3526" calcext:value-type="float">
            <text:p>17.3526</text:p>
          </table:table-cell>
          <table:table-cell office:value-type="float" office:value="343.01" calcext:value-type="float">
            <text:p>343.01</text:p>
          </table:table-cell>
          <table:table-cell office:value-type="float" office:value="17.3526" calcext:value-type="float">
            <text:p>17.3526</text:p>
          </table:table-cell>
          <table:table-cell office:value-type="float" office:value="212.369" calcext:value-type="float">
            <text:p>212.369</text:p>
          </table:table-cell>
        </table:table-row>
        <table:table-row table:style-name="ro1">
          <table:table-cell office:value-type="float" office:value="17.3824" calcext:value-type="float">
            <text:p>17.3824</text:p>
          </table:table-cell>
          <table:table-cell office:value-type="float" office:value="343.26" calcext:value-type="float">
            <text:p>343.26</text:p>
          </table:table-cell>
          <table:table-cell office:value-type="float" office:value="17.3824" calcext:value-type="float">
            <text:p>17.3824</text:p>
          </table:table-cell>
          <table:table-cell office:value-type="float" office:value="212.522" calcext:value-type="float">
            <text:p>212.522</text:p>
          </table:table-cell>
        </table:table-row>
        <table:table-row table:style-name="ro1">
          <table:table-cell office:value-type="float" office:value="17.4122" calcext:value-type="float">
            <text:p>17.4122</text:p>
          </table:table-cell>
          <table:table-cell office:value-type="float" office:value="340.814" calcext:value-type="float">
            <text:p>340.814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207.879" calcext:value-type="float">
            <text:p>207.879</text:p>
          </table:table-cell>
        </table:table-row>
        <table:table-row table:style-name="ro1">
          <table:table-cell office:value-type="float" office:value="17.442" calcext:value-type="float">
            <text:p>17.442</text:p>
          </table:table-cell>
          <table:table-cell office:value-type="float" office:value="336.903" calcext:value-type="float">
            <text:p>336.903</text:p>
          </table:table-cell>
          <table:table-cell office:value-type="float" office:value="17.442" calcext:value-type="float">
            <text:p>17.442</text:p>
          </table:table-cell>
          <table:table-cell office:value-type="float" office:value="202.66" calcext:value-type="float">
            <text:p>202.66</text:p>
          </table:table-cell>
        </table:table-row>
        <table:table-row table:style-name="ro1">
          <table:table-cell office:value-type="float" office:value="17.4717" calcext:value-type="float">
            <text:p>17.4717</text:p>
          </table:table-cell>
          <table:table-cell office:value-type="float" office:value="330.926" calcext:value-type="float">
            <text:p>330.926</text:p>
          </table:table-cell>
          <table:table-cell office:value-type="float" office:value="17.4717" calcext:value-type="float">
            <text:p>17.4717</text:p>
          </table:table-cell>
          <table:table-cell office:value-type="float" office:value="194.647" calcext:value-type="float">
            <text:p>194.647</text:p>
          </table:table-cell>
        </table:table-row>
        <table:table-row table:style-name="ro1">
          <table:table-cell office:value-type="float" office:value="17.5015" calcext:value-type="float">
            <text:p>17.5015</text:p>
          </table:table-cell>
          <table:table-cell office:value-type="float" office:value="320.289" calcext:value-type="float">
            <text:p>320.289</text:p>
          </table:table-cell>
          <table:table-cell office:value-type="float" office:value="17.5015" calcext:value-type="float">
            <text:p>17.5015</text:p>
          </table:table-cell>
          <table:table-cell office:value-type="float" office:value="183.462" calcext:value-type="float">
            <text:p>183.462</text:p>
          </table:table-cell>
        </table:table-row>
        <table:table-row table:style-name="ro1">
          <table:table-cell office:value-type="float" office:value="17.5313" calcext:value-type="float">
            <text:p>17.5313</text:p>
          </table:table-cell>
          <table:table-cell office:value-type="float" office:value="309.048" calcext:value-type="float">
            <text:p>309.048</text:p>
          </table:table-cell>
          <table:table-cell office:value-type="float" office:value="17.5313" calcext:value-type="float">
            <text:p>17.5313</text:p>
          </table:table-cell>
          <table:table-cell office:value-type="float" office:value="171.859" calcext:value-type="float">
            <text:p>171.859</text:p>
          </table:table-cell>
        </table:table-row>
        <table:table-row table:style-name="ro1">
          <table:table-cell office:value-type="float" office:value="17.5611" calcext:value-type="float">
            <text:p>17.5611</text:p>
          </table:table-cell>
          <table:table-cell office:value-type="float" office:value="298.677" calcext:value-type="float">
            <text:p>298.677</text:p>
          </table:table-cell>
          <table:table-cell office:value-type="float" office:value="17.5611" calcext:value-type="float">
            <text:p>17.5611</text:p>
          </table:table-cell>
          <table:table-cell office:value-type="float" office:value="161.128" calcext:value-type="float">
            <text:p>161.128</text:p>
          </table:table-cell>
        </table:table-row>
        <table:table-row table:style-name="ro1">
          <table:table-cell office:value-type="float" office:value="17.5909" calcext:value-type="float">
            <text:p>17.5909</text:p>
          </table:table-cell>
          <table:table-cell office:value-type="float" office:value="289.049" calcext:value-type="float">
            <text:p>289.049</text:p>
          </table:table-cell>
          <table:table-cell office:value-type="float" office:value="17.5909" calcext:value-type="float">
            <text:p>17.5909</text:p>
          </table:table-cell>
          <table:table-cell office:value-type="float" office:value="149.372" calcext:value-type="float">
            <text:p>149.372</text:p>
          </table:table-cell>
        </table:table-row>
        <table:table-row table:style-name="ro1">
          <table:table-cell office:value-type="float" office:value="17.6207" calcext:value-type="float">
            <text:p>17.6207</text:p>
          </table:table-cell>
          <table:table-cell office:value-type="float" office:value="278.242" calcext:value-type="float">
            <text:p>278.242</text:p>
          </table:table-cell>
          <table:table-cell office:value-type="float" office:value="17.6207" calcext:value-type="float">
            <text:p>17.6207</text:p>
          </table:table-cell>
          <table:table-cell office:value-type="float" office:value="137.917" calcext:value-type="float">
            <text:p>137.917</text:p>
          </table:table-cell>
        </table:table-row>
        <table:table-row table:style-name="ro1">
          <table:table-cell office:value-type="float" office:value="17.6505" calcext:value-type="float">
            <text:p>17.6505</text:p>
          </table:table-cell>
          <table:table-cell office:value-type="float" office:value="267.507" calcext:value-type="float">
            <text:p>267.507</text:p>
          </table:table-cell>
          <table:table-cell office:value-type="float" office:value="17.6505" calcext:value-type="float">
            <text:p>17.6505</text:p>
          </table:table-cell>
          <table:table-cell office:value-type="float" office:value="128.421" calcext:value-type="float">
            <text:p>128.421</text:p>
          </table:table-cell>
        </table:table-row>
        <table:table-row table:style-name="ro1">
          <table:table-cell office:value-type="float" office:value="17.6803" calcext:value-type="float">
            <text:p>17.6803</text:p>
          </table:table-cell>
          <table:table-cell office:value-type="float" office:value="258.245" calcext:value-type="float">
            <text:p>258.245</text:p>
          </table:table-cell>
          <table:table-cell office:value-type="float" office:value="17.6803" calcext:value-type="float">
            <text:p>17.6803</text:p>
          </table:table-cell>
          <table:table-cell office:value-type="float" office:value="120.894" calcext:value-type="float">
            <text:p>120.894</text:p>
          </table:table-cell>
        </table:table-row>
        <table:table-row table:style-name="ro1">
          <table:table-cell office:value-type="float" office:value="17.7101" calcext:value-type="float">
            <text:p>17.7101</text:p>
          </table:table-cell>
          <table:table-cell office:value-type="float" office:value="247.278" calcext:value-type="float">
            <text:p>247.278</text:p>
          </table:table-cell>
          <table:table-cell office:value-type="float" office:value="17.7101" calcext:value-type="float">
            <text:p>17.7101</text:p>
          </table:table-cell>
          <table:table-cell office:value-type="float" office:value="109.561" calcext:value-type="float">
            <text:p>109.561</text:p>
          </table:table-cell>
        </table:table-row>
        <table:table-row table:style-name="ro1">
          <table:table-cell office:value-type="float" office:value="17.7399" calcext:value-type="float">
            <text:p>17.7399</text:p>
          </table:table-cell>
          <table:table-cell office:value-type="float" office:value="239.012" calcext:value-type="float">
            <text:p>239.012</text:p>
          </table:table-cell>
          <table:table-cell office:value-type="float" office:value="17.7399" calcext:value-type="float">
            <text:p>17.7399</text:p>
          </table:table-cell>
          <table:table-cell office:value-type="float" office:value="101.723" calcext:value-type="float">
            <text:p>101.723</text:p>
          </table:table-cell>
        </table:table-row>
        <table:table-row table:style-name="ro1">
          <table:table-cell office:value-type="float" office:value="17.7697" calcext:value-type="float">
            <text:p>17.7697</text:p>
          </table:table-cell>
          <table:table-cell office:value-type="float" office:value="228.195" calcext:value-type="float">
            <text:p>228.195</text:p>
          </table:table-cell>
          <table:table-cell office:value-type="float" office:value="17.7697" calcext:value-type="float">
            <text:p>17.7697</text:p>
          </table:table-cell>
          <table:table-cell office:value-type="float" office:value="92.5052" calcext:value-type="float">
            <text:p>92.5052</text:p>
          </table:table-cell>
        </table:table-row>
        <table:table-row table:style-name="ro1">
          <table:table-cell office:value-type="float" office:value="17.7995" calcext:value-type="float">
            <text:p>17.7995</text:p>
          </table:table-cell>
          <table:table-cell office:value-type="float" office:value="219.912" calcext:value-type="float">
            <text:p>219.912</text:p>
          </table:table-cell>
          <table:table-cell office:value-type="float" office:value="17.7995" calcext:value-type="float">
            <text:p>17.7995</text:p>
          </table:table-cell>
          <table:table-cell office:value-type="float" office:value="84.7016" calcext:value-type="float">
            <text:p>84.7016</text:p>
          </table:table-cell>
        </table:table-row>
        <table:table-row table:style-name="ro1">
          <table:table-cell office:value-type="float" office:value="17.8293" calcext:value-type="float">
            <text:p>17.8293</text:p>
          </table:table-cell>
          <table:table-cell office:value-type="float" office:value="210.63" calcext:value-type="float">
            <text:p>210.63</text:p>
          </table:table-cell>
          <table:table-cell office:value-type="float" office:value="17.8293" calcext:value-type="float">
            <text:p>17.8293</text:p>
          </table:table-cell>
          <table:table-cell office:value-type="float" office:value="77.8541" calcext:value-type="float">
            <text:p>77.8541</text:p>
          </table:table-cell>
        </table:table-row>
        <table:table-row table:style-name="ro1">
          <table:table-cell office:value-type="float" office:value="17.8591" calcext:value-type="float">
            <text:p>17.8591</text:p>
          </table:table-cell>
          <table:table-cell office:value-type="float" office:value="204.015" calcext:value-type="float">
            <text:p>204.015</text:p>
          </table:table-cell>
          <table:table-cell office:value-type="float" office:value="17.8591" calcext:value-type="float">
            <text:p>17.8591</text:p>
          </table:table-cell>
          <table:table-cell office:value-type="float" office:value="73.8155" calcext:value-type="float">
            <text:p>73.8155</text:p>
          </table:table-cell>
        </table:table-row>
        <table:table-row table:style-name="ro1">
          <table:table-cell office:value-type="float" office:value="17.8889" calcext:value-type="float">
            <text:p>17.8889</text:p>
          </table:table-cell>
          <table:table-cell office:value-type="float" office:value="195.158" calcext:value-type="float">
            <text:p>195.158</text:p>
          </table:table-cell>
          <table:table-cell office:value-type="float" office:value="17.8889" calcext:value-type="float">
            <text:p>17.8889</text:p>
          </table:table-cell>
          <table:table-cell office:value-type="float" office:value="66.9025" calcext:value-type="float">
            <text:p>66.9025</text:p>
          </table:table-cell>
        </table:table-row>
        <table:table-row table:style-name="ro1">
          <table:table-cell office:value-type="float" office:value="17.9187" calcext:value-type="float">
            <text:p>17.9187</text:p>
          </table:table-cell>
          <table:table-cell office:value-type="float" office:value="188.833" calcext:value-type="float">
            <text:p>188.833</text:p>
          </table:table-cell>
          <table:table-cell office:value-type="float" office:value="17.9187" calcext:value-type="float">
            <text:p>17.9187</text:p>
          </table:table-cell>
          <table:table-cell office:value-type="float" office:value="62.0104" calcext:value-type="float">
            <text:p>62.0104</text:p>
          </table:table-cell>
        </table:table-row>
        <table:table-row table:style-name="ro1">
          <table:table-cell office:value-type="float" office:value="17.9485" calcext:value-type="float">
            <text:p>17.9485</text:p>
          </table:table-cell>
          <table:table-cell office:value-type="float" office:value="180.692" calcext:value-type="float">
            <text:p>180.692</text:p>
          </table:table-cell>
          <table:table-cell office:value-type="float" office:value="17.9485" calcext:value-type="float">
            <text:p>17.9485</text:p>
          </table:table-cell>
          <table:table-cell office:value-type="float" office:value="55.8568" calcext:value-type="float">
            <text:p>55.8568</text:p>
          </table:table-cell>
        </table:table-row>
        <table:table-row table:style-name="ro1">
          <table:table-cell office:value-type="float" office:value="17.9783" calcext:value-type="float">
            <text:p>17.9783</text:p>
          </table:table-cell>
          <table:table-cell office:value-type="float" office:value="173.511" calcext:value-type="float">
            <text:p>173.511</text:p>
          </table:table-cell>
          <table:table-cell office:value-type="float" office:value="17.9783" calcext:value-type="float">
            <text:p>17.9783</text:p>
          </table:table-cell>
          <table:table-cell office:value-type="float" office:value="52.2672" calcext:value-type="float">
            <text:p>52.2672</text:p>
          </table:table-cell>
        </table:table-row>
        <table:table-row table:style-name="ro1">
          <table:table-cell office:value-type="float" office:value="18.0081" calcext:value-type="float">
            <text:p>18.0081</text:p>
          </table:table-cell>
          <table:table-cell office:value-type="float" office:value="169.599" calcext:value-type="float">
            <text:p>169.599</text:p>
          </table:table-cell>
          <table:table-cell office:value-type="float" office:value="18.0081" calcext:value-type="float">
            <text:p>18.0081</text:p>
          </table:table-cell>
          <table:table-cell office:value-type="float" office:value="51.05" calcext:value-type="float">
            <text:p>51.05</text:p>
          </table:table-cell>
        </table:table-row>
        <table:table-row table:style-name="ro1">
          <table:table-cell office:value-type="float" office:value="18.0379" calcext:value-type="float">
            <text:p>18.0379</text:p>
          </table:table-cell>
          <table:table-cell office:value-type="float" office:value="163.449" calcext:value-type="float">
            <text:p>163.449</text:p>
          </table:table-cell>
          <table:table-cell office:value-type="float" office:value="18.0379" calcext:value-type="float">
            <text:p>18.0379</text:p>
          </table:table-cell>
          <table:table-cell office:value-type="float" office:value="44.8792" calcext:value-type="float">
            <text:p>44.8792</text:p>
          </table:table-cell>
        </table:table-row>
        <table:table-row table:style-name="ro1">
          <table:table-cell office:value-type="float" office:value="18.0677" calcext:value-type="float">
            <text:p>18.0677</text:p>
          </table:table-cell>
          <table:table-cell office:value-type="float" office:value="159.37" calcext:value-type="float">
            <text:p>159.37</text:p>
          </table:table-cell>
          <table:table-cell office:value-type="float" office:value="18.0677" calcext:value-type="float">
            <text:p>18.0677</text:p>
          </table:table-cell>
          <table:table-cell office:value-type="float" office:value="42.9402" calcext:value-type="float">
            <text:p>42.9402</text:p>
          </table:table-cell>
        </table:table-row>
        <table:table-row table:style-name="ro1">
          <table:table-cell office:value-type="float" office:value="18.0975" calcext:value-type="float">
            <text:p>18.0975</text:p>
          </table:table-cell>
          <table:table-cell office:value-type="float" office:value="153.267" calcext:value-type="float">
            <text:p>153.267</text:p>
          </table:table-cell>
          <table:table-cell office:value-type="float" office:value="18.0975" calcext:value-type="float">
            <text:p>18.0975</text:p>
          </table:table-cell>
          <table:table-cell office:value-type="float" office:value="40.2923" calcext:value-type="float">
            <text:p>40.2923</text:p>
          </table:table-cell>
        </table:table-row>
        <table:table-row table:style-name="ro1">
          <table:table-cell office:value-type="float" office:value="18.1273" calcext:value-type="float">
            <text:p>18.1273</text:p>
          </table:table-cell>
          <table:table-cell office:value-type="float" office:value="148.039" calcext:value-type="float">
            <text:p>148.039</text:p>
          </table:table-cell>
          <table:table-cell office:value-type="float" office:value="18.1273" calcext:value-type="float">
            <text:p>18.1273</text:p>
          </table:table-cell>
          <table:table-cell office:value-type="float" office:value="37.4159" calcext:value-type="float">
            <text:p>37.4159</text:p>
          </table:table-cell>
        </table:table-row>
        <table:table-row table:style-name="ro1">
          <table:table-cell office:value-type="float" office:value="18.1571" calcext:value-type="float">
            <text:p>18.1571</text:p>
          </table:table-cell>
          <table:table-cell office:value-type="float" office:value="141.556" calcext:value-type="float">
            <text:p>141.556</text:p>
          </table:table-cell>
          <table:table-cell office:value-type="float" office:value="18.1571" calcext:value-type="float">
            <text:p>18.1571</text:p>
          </table:table-cell>
          <table:table-cell office:value-type="float" office:value="31.9465" calcext:value-type="float">
            <text:p>31.9465</text:p>
          </table:table-cell>
        </table:table-row>
      </table:table>
      <table:table table:name="1a1" table:style-name="ta1">
        <table:shapes>
          <draw:frame draw:z-index="0" draw:style-name="gr1" draw:text-style-name="P1" svg:width="209.53mm" svg:height="163.89mm" svg:x="91.41mm" svg:y="1.06mm">
            <loext:p draw:notify-on-update-of-ranges="1a1.A1:1a1.A97 1a1.B1:1a1.B97 1a1.A1:1a1.A97 1a1.D1:1a1.D97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4.6113" calcext:value-type="float">
            <text:p>14.6113</text:p>
          </table:table-cell>
          <table:table-cell office:value-type="float" office:value="32" calcext:value-type="float">
            <text:p>32</text:p>
          </table:table-cell>
          <table:table-cell office:value-type="float" office:value="14.6113" calcext:value-type="float">
            <text:p>14.6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11" calcext:value-type="float">
            <text:p>14.6411</text:p>
          </table:table-cell>
          <table:table-cell office:value-type="float" office:value="36.5" calcext:value-type="float">
            <text:p>36.5</text:p>
          </table:table-cell>
          <table:table-cell office:value-type="float" office:value="14.6411" calcext:value-type="float">
            <text:p>14.6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09" calcext:value-type="float">
            <text:p>14.6709</text:p>
          </table:table-cell>
          <table:table-cell office:value-type="float" office:value="40.5797" calcext:value-type="float">
            <text:p>40.5797</text:p>
          </table:table-cell>
          <table:table-cell office:value-type="float" office:value="14.6709" calcext:value-type="float">
            <text:p>14.6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7" calcext:value-type="float">
            <text:p>14.7007</text:p>
          </table:table-cell>
          <table:table-cell office:value-type="float" office:value="45.7143" calcext:value-type="float">
            <text:p>45.7143</text:p>
          </table:table-cell>
          <table:table-cell office:value-type="float" office:value="14.7007" calcext:value-type="float">
            <text:p>14.7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05" calcext:value-type="float">
            <text:p>14.7305</text:p>
          </table:table-cell>
          <table:table-cell office:value-type="float" office:value="48.6782" calcext:value-type="float">
            <text:p>48.6782</text:p>
          </table:table-cell>
          <table:table-cell office:value-type="float" office:value="14.7305" calcext:value-type="float">
            <text:p>14.7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03" calcext:value-type="float">
            <text:p>14.7603</text:p>
          </table:table-cell>
          <table:table-cell office:value-type="float" office:value="62.8571" calcext:value-type="float">
            <text:p>62.8571</text:p>
          </table:table-cell>
          <table:table-cell office:value-type="float" office:value="14.7603" calcext:value-type="float">
            <text:p>14.7603</text:p>
          </table:table-cell>
          <table:table-cell office:value-type="float" office:value="0.484262" calcext:value-type="float">
            <text:p>0.484262</text:p>
          </table:table-cell>
        </table:table-row>
        <table:table-row table:style-name="ro1">
          <table:table-cell office:value-type="float" office:value="14.79" calcext:value-type="float">
            <text:p>14.79</text:p>
          </table:table-cell>
          <table:table-cell office:value-type="float" office:value="75.0425" calcext:value-type="float">
            <text:p>75.0425</text:p>
          </table:table-cell>
          <table:table-cell office:value-type="float" office:value="14.79" calcext:value-type="float">
            <text:p>14.79</text:p>
          </table:table-cell>
          <table:table-cell office:value-type="float" office:value="1.12737" calcext:value-type="float">
            <text:p>1.12737</text:p>
          </table:table-cell>
        </table:table-row>
        <table:table-row table:style-name="ro1">
          <table:table-cell office:value-type="float" office:value="14.8198" calcext:value-type="float">
            <text:p>14.8198</text:p>
          </table:table-cell>
          <table:table-cell office:value-type="float" office:value="86.5042" calcext:value-type="float">
            <text:p>86.5042</text:p>
          </table:table-cell>
          <table:table-cell office:value-type="float" office:value="14.8198" calcext:value-type="float">
            <text:p>14.8198</text:p>
          </table:table-cell>
          <table:table-cell office:value-type="float" office:value="2.64023" calcext:value-type="float">
            <text:p>2.64023</text:p>
          </table:table-cell>
        </table:table-row>
        <table:table-row table:style-name="ro1">
          <table:table-cell office:value-type="float" office:value="14.8496" calcext:value-type="float">
            <text:p>14.8496</text:p>
          </table:table-cell>
          <table:table-cell office:value-type="float" office:value="98.487" calcext:value-type="float">
            <text:p>98.487</text:p>
          </table:table-cell>
          <table:table-cell office:value-type="float" office:value="14.8496" calcext:value-type="float">
            <text:p>14.8496</text:p>
          </table:table-cell>
          <table:table-cell office:value-type="float" office:value="4.56738" calcext:value-type="float">
            <text:p>4.56738</text:p>
          </table:table-cell>
        </table:table-row>
        <table:table-row table:style-name="ro1">
          <table:table-cell office:value-type="float" office:value="14.8794" calcext:value-type="float">
            <text:p>14.8794</text:p>
          </table:table-cell>
          <table:table-cell office:value-type="float" office:value="111.608" calcext:value-type="float">
            <text:p>111.608</text:p>
          </table:table-cell>
          <table:table-cell office:value-type="float" office:value="14.8794" calcext:value-type="float">
            <text:p>14.8794</text:p>
          </table:table-cell>
          <table:table-cell office:value-type="float" office:value="9.95" calcext:value-type="float">
            <text:p>9.95</text:p>
          </table:table-cell>
        </table:table-row>
        <table:table-row table:style-name="ro1">
          <table:table-cell office:value-type="float" office:value="14.9092" calcext:value-type="float">
            <text:p>14.9092</text:p>
          </table:table-cell>
          <table:table-cell office:value-type="float" office:value="122.807" calcext:value-type="float">
            <text:p>122.807</text:p>
          </table:table-cell>
          <table:table-cell office:value-type="float" office:value="14.9092" calcext:value-type="float">
            <text:p>14.9092</text:p>
          </table:table-cell>
          <table:table-cell office:value-type="float" office:value="16.8468" calcext:value-type="float">
            <text:p>16.8468</text:p>
          </table:table-cell>
        </table:table-row>
        <table:table-row table:style-name="ro1">
          <table:table-cell office:value-type="float" office:value="14.939" calcext:value-type="float">
            <text:p>14.939</text:p>
          </table:table-cell>
          <table:table-cell office:value-type="float" office:value="135.534" calcext:value-type="float">
            <text:p>135.534</text:p>
          </table:table-cell>
          <table:table-cell office:value-type="float" office:value="14.939" calcext:value-type="float">
            <text:p>14.939</text:p>
          </table:table-cell>
          <table:table-cell office:value-type="float" office:value="23.3474" calcext:value-type="float">
            <text:p>23.3474</text:p>
          </table:table-cell>
        </table:table-row>
        <table:table-row table:style-name="ro1">
          <table:table-cell office:value-type="float" office:value="14.9688" calcext:value-type="float">
            <text:p>14.9688</text:p>
          </table:table-cell>
          <table:table-cell office:value-type="float" office:value="145.87" calcext:value-type="float">
            <text:p>145.87</text:p>
          </table:table-cell>
          <table:table-cell office:value-type="float" office:value="14.9688" calcext:value-type="float">
            <text:p>14.9688</text:p>
          </table:table-cell>
          <table:table-cell office:value-type="float" office:value="31.1975" calcext:value-type="float">
            <text:p>31.1975</text:p>
          </table:table-cell>
        </table:table-row>
        <table:table-row table:style-name="ro1">
          <table:table-cell office:value-type="float" office:value="14.9986" calcext:value-type="float">
            <text:p>14.9986</text:p>
          </table:table-cell>
          <table:table-cell office:value-type="float" office:value="158.481" calcext:value-type="float">
            <text:p>158.481</text:p>
          </table:table-cell>
          <table:table-cell office:value-type="float" office:value="14.9986" calcext:value-type="float">
            <text:p>14.9986</text:p>
          </table:table-cell>
          <table:table-cell office:value-type="float" office:value="39.6545" calcext:value-type="float">
            <text:p>39.6545</text:p>
          </table:table-cell>
        </table:table-row>
        <table:table-row table:style-name="ro1">
          <table:table-cell office:value-type="float" office:value="15.0284" calcext:value-type="float">
            <text:p>15.0284</text:p>
          </table:table-cell>
          <table:table-cell office:value-type="float" office:value="170.128" calcext:value-type="float">
            <text:p>170.128</text:p>
          </table:table-cell>
          <table:table-cell office:value-type="float" office:value="15.0284" calcext:value-type="float">
            <text:p>15.0284</text:p>
          </table:table-cell>
          <table:table-cell office:value-type="float" office:value="48.9664" calcext:value-type="float">
            <text:p>48.9664</text:p>
          </table:table-cell>
        </table:table-row>
        <table:table-row table:style-name="ro1">
          <table:table-cell office:value-type="float" office:value="15.0582" calcext:value-type="float">
            <text:p>15.0582</text:p>
          </table:table-cell>
          <table:table-cell office:value-type="float" office:value="183.851" calcext:value-type="float">
            <text:p>183.851</text:p>
          </table:table-cell>
          <table:table-cell office:value-type="float" office:value="15.0582" calcext:value-type="float">
            <text:p>15.0582</text:p>
          </table:table-cell>
          <table:table-cell office:value-type="float" office:value="60.9366" calcext:value-type="float">
            <text:p>60.9366</text:p>
          </table:table-cell>
        </table:table-row>
        <table:table-row table:style-name="ro1">
          <table:table-cell office:value-type="float" office:value="15.088" calcext:value-type="float">
            <text:p>15.088</text:p>
          </table:table-cell>
          <table:table-cell office:value-type="float" office:value="196.12" calcext:value-type="float">
            <text:p>196.12</text:p>
          </table:table-cell>
          <table:table-cell office:value-type="float" office:value="15.088" calcext:value-type="float">
            <text:p>15.088</text:p>
          </table:table-cell>
          <table:table-cell office:value-type="float" office:value="71.6975" calcext:value-type="float">
            <text:p>71.6975</text:p>
          </table:table-cell>
        </table:table-row>
        <table:table-row table:style-name="ro1">
          <table:table-cell office:value-type="float" office:value="15.1178" calcext:value-type="float">
            <text:p>15.1178</text:p>
          </table:table-cell>
          <table:table-cell office:value-type="float" office:value="208.337" calcext:value-type="float">
            <text:p>208.337</text:p>
          </table:table-cell>
          <table:table-cell office:value-type="float" office:value="15.1178" calcext:value-type="float">
            <text:p>15.1178</text:p>
          </table:table-cell>
          <table:table-cell office:value-type="float" office:value="84.0227" calcext:value-type="float">
            <text:p>84.0227</text:p>
          </table:table-cell>
        </table:table-row>
        <table:table-row table:style-name="ro1">
          <table:table-cell office:value-type="float" office:value="15.1476" calcext:value-type="float">
            <text:p>15.1476</text:p>
          </table:table-cell>
          <table:table-cell office:value-type="float" office:value="221.011" calcext:value-type="float">
            <text:p>221.011</text:p>
          </table:table-cell>
          <table:table-cell office:value-type="float" office:value="15.1476" calcext:value-type="float">
            <text:p>15.1476</text:p>
          </table:table-cell>
          <table:table-cell office:value-type="float" office:value="95.5835" calcext:value-type="float">
            <text:p>95.5835</text:p>
          </table:table-cell>
        </table:table-row>
        <table:table-row table:style-name="ro1">
          <table:table-cell office:value-type="float" office:value="15.1774" calcext:value-type="float">
            <text:p>15.1774</text:p>
          </table:table-cell>
          <table:table-cell office:value-type="float" office:value="232.792" calcext:value-type="float">
            <text:p>232.792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107.961" calcext:value-type="float">
            <text:p>107.961</text:p>
          </table:table-cell>
        </table:table-row>
        <table:table-row table:style-name="ro1">
          <table:table-cell office:value-type="float" office:value="15.2072" calcext:value-type="float">
            <text:p>15.2072</text:p>
          </table:table-cell>
          <table:table-cell office:value-type="float" office:value="246.408" calcext:value-type="float">
            <text:p>246.408</text:p>
          </table:table-cell>
          <table:table-cell office:value-type="float" office:value="15.2072" calcext:value-type="float">
            <text:p>15.2072</text:p>
          </table:table-cell>
          <table:table-cell office:value-type="float" office:value="120.664" calcext:value-type="float">
            <text:p>120.664</text:p>
          </table:table-cell>
        </table:table-row>
        <table:table-row table:style-name="ro1">
          <table:table-cell office:value-type="float" office:value="15.237" calcext:value-type="float">
            <text:p>15.237</text:p>
          </table:table-cell>
          <table:table-cell office:value-type="float" office:value="254.065" calcext:value-type="float">
            <text:p>254.065</text:p>
          </table:table-cell>
          <table:table-cell office:value-type="float" office:value="15.237" calcext:value-type="float">
            <text:p>15.237</text:p>
          </table:table-cell>
          <table:table-cell office:value-type="float" office:value="128.505" calcext:value-type="float">
            <text:p>128.505</text:p>
          </table:table-cell>
        </table:table-row>
        <table:table-row table:style-name="ro1">
          <table:table-cell office:value-type="float" office:value="15.2668" calcext:value-type="float">
            <text:p>15.2668</text:p>
          </table:table-cell>
          <table:table-cell office:value-type="float" office:value="261.761" calcext:value-type="float">
            <text:p>261.761</text:p>
          </table:table-cell>
          <table:table-cell office:value-type="float" office:value="15.2668" calcext:value-type="float">
            <text:p>15.2668</text:p>
          </table:table-cell>
          <table:table-cell office:value-type="float" office:value="138.522" calcext:value-type="float">
            <text:p>138.522</text:p>
          </table:table-cell>
        </table:table-row>
        <table:table-row table:style-name="ro1">
          <table:table-cell office:value-type="float" office:value="15.2966" calcext:value-type="float">
            <text:p>15.2966</text:p>
          </table:table-cell>
          <table:table-cell office:value-type="float" office:value="267.865" calcext:value-type="float">
            <text:p>267.865</text:p>
          </table:table-cell>
          <table:table-cell office:value-type="float" office:value="15.2966" calcext:value-type="float">
            <text:p>15.2966</text:p>
          </table:table-cell>
          <table:table-cell office:value-type="float" office:value="141.988" calcext:value-type="float">
            <text:p>141.988</text:p>
          </table:table-cell>
        </table:table-row>
        <table:table-row table:style-name="ro1">
          <table:table-cell office:value-type="float" office:value="15.3264" calcext:value-type="float">
            <text:p>15.3264</text:p>
          </table:table-cell>
          <table:table-cell office:value-type="float" office:value="270.031" calcext:value-type="float">
            <text:p>270.031</text:p>
          </table:table-cell>
          <table:table-cell office:value-type="float" office:value="15.3264" calcext:value-type="float">
            <text:p>15.3264</text:p>
          </table:table-cell>
          <table:table-cell office:value-type="float" office:value="142.721" calcext:value-type="float">
            <text:p>142.721</text:p>
          </table:table-cell>
        </table:table-row>
        <table:table-row table:style-name="ro1">
          <table:table-cell office:value-type="float" office:value="15.3562" calcext:value-type="float">
            <text:p>15.3562</text:p>
          </table:table-cell>
          <table:table-cell office:value-type="float" office:value="271.871" calcext:value-type="float">
            <text:p>271.871</text:p>
          </table:table-cell>
          <table:table-cell office:value-type="float" office:value="15.3562" calcext:value-type="float">
            <text:p>15.3562</text:p>
          </table:table-cell>
          <table:table-cell office:value-type="float" office:value="143.844" calcext:value-type="float">
            <text:p>143.844</text:p>
          </table:table-cell>
        </table:table-row>
        <table:table-row table:style-name="ro1">
          <table:table-cell office:value-type="float" office:value="15.386" calcext:value-type="float">
            <text:p>15.386</text:p>
          </table:table-cell>
          <table:table-cell office:value-type="float" office:value="273.912" calcext:value-type="float">
            <text:p>273.912</text:p>
          </table:table-cell>
          <table:table-cell office:value-type="float" office:value="15.386" calcext:value-type="float">
            <text:p>15.386</text:p>
          </table:table-cell>
          <table:table-cell office:value-type="float" office:value="144.637" calcext:value-type="float">
            <text:p>144.637</text:p>
          </table:table-cell>
        </table:table-row>
        <table:table-row table:style-name="ro1">
          <table:table-cell office:value-type="float" office:value="15.4158" calcext:value-type="float">
            <text:p>15.4158</text:p>
          </table:table-cell>
          <table:table-cell office:value-type="float" office:value="273.914" calcext:value-type="float">
            <text:p>273.914</text:p>
          </table:table-cell>
          <table:table-cell office:value-type="float" office:value="15.4158" calcext:value-type="float">
            <text:p>15.4158</text:p>
          </table:table-cell>
          <table:table-cell office:value-type="float" office:value="144.463" calcext:value-type="float">
            <text:p>144.463</text:p>
          </table:table-cell>
        </table:table-row>
        <table:table-row table:style-name="ro1">
          <table:table-cell office:value-type="float" office:value="15.4456" calcext:value-type="float">
            <text:p>15.4456</text:p>
          </table:table-cell>
          <table:table-cell office:value-type="float" office:value="273" calcext:value-type="float">
            <text:p>273</text:p>
          </table:table-cell>
          <table:table-cell office:value-type="float" office:value="15.4456" calcext:value-type="float">
            <text:p>15.4456</text:p>
          </table:table-cell>
          <table:table-cell office:value-type="float" office:value="141.671" calcext:value-type="float">
            <text:p>141.671</text:p>
          </table:table-cell>
        </table:table-row>
        <table:table-row table:style-name="ro1">
          <table:table-cell office:value-type="float" office:value="15.4754" calcext:value-type="float">
            <text:p>15.4754</text:p>
          </table:table-cell>
          <table:table-cell office:value-type="float" office:value="270.598" calcext:value-type="float">
            <text:p>270.598</text:p>
          </table:table-cell>
          <table:table-cell office:value-type="float" office:value="15.4754" calcext:value-type="float">
            <text:p>15.4754</text:p>
          </table:table-cell>
          <table:table-cell office:value-type="float" office:value="137.98" calcext:value-type="float">
            <text:p>137.98</text:p>
          </table:table-cell>
        </table:table-row>
        <table:table-row table:style-name="ro1">
          <table:table-cell office:value-type="float" office:value="15.5052" calcext:value-type="float">
            <text:p>15.5052</text:p>
          </table:table-cell>
          <table:table-cell office:value-type="float" office:value="268.424" calcext:value-type="float">
            <text:p>268.424</text:p>
          </table:table-cell>
          <table:table-cell office:value-type="float" office:value="15.5052" calcext:value-type="float">
            <text:p>15.5052</text:p>
          </table:table-cell>
          <table:table-cell office:value-type="float" office:value="136.827" calcext:value-type="float">
            <text:p>136.827</text:p>
          </table:table-cell>
        </table:table-row>
        <table:table-row table:style-name="ro1">
          <table:table-cell office:value-type="float" office:value="15.535" calcext:value-type="float">
            <text:p>15.535</text:p>
          </table:table-cell>
          <table:table-cell office:value-type="float" office:value="268.594" calcext:value-type="float">
            <text:p>268.594</text:p>
          </table:table-cell>
          <table:table-cell office:value-type="float" office:value="15.535" calcext:value-type="float">
            <text:p>15.535</text:p>
          </table:table-cell>
          <table:table-cell office:value-type="float" office:value="135.501" calcext:value-type="float">
            <text:p>135.501</text:p>
          </table:table-cell>
        </table:table-row>
        <table:table-row table:style-name="ro1">
          <table:table-cell office:value-type="float" office:value="15.5648" calcext:value-type="float">
            <text:p>15.5648</text:p>
          </table:table-cell>
          <table:table-cell office:value-type="float" office:value="269.611" calcext:value-type="float">
            <text:p>269.611</text:p>
          </table:table-cell>
          <table:table-cell office:value-type="float" office:value="15.5648" calcext:value-type="float">
            <text:p>15.5648</text:p>
          </table:table-cell>
          <table:table-cell office:value-type="float" office:value="136.003" calcext:value-type="float">
            <text:p>136.003</text:p>
          </table:table-cell>
        </table:table-row>
        <table:table-row table:style-name="ro1">
          <table:table-cell office:value-type="float" office:value="15.5946" calcext:value-type="float">
            <text:p>15.5946</text:p>
          </table:table-cell>
          <table:table-cell office:value-type="float" office:value="271.662" calcext:value-type="float">
            <text:p>271.662</text:p>
          </table:table-cell>
          <table:table-cell office:value-type="float" office:value="15.5946" calcext:value-type="float">
            <text:p>15.5946</text:p>
          </table:table-cell>
          <table:table-cell office:value-type="float" office:value="138.044" calcext:value-type="float">
            <text:p>138.044</text:p>
          </table:table-cell>
        </table:table-row>
        <table:table-row table:style-name="ro1">
          <table:table-cell office:value-type="float" office:value="15.6244" calcext:value-type="float">
            <text:p>15.6244</text:p>
          </table:table-cell>
          <table:table-cell office:value-type="float" office:value="269.362" calcext:value-type="float">
            <text:p>269.362</text:p>
          </table:table-cell>
          <table:table-cell office:value-type="float" office:value="15.6244" calcext:value-type="float">
            <text:p>15.6244</text:p>
          </table:table-cell>
          <table:table-cell office:value-type="float" office:value="135.622" calcext:value-type="float">
            <text:p>135.622</text:p>
          </table:table-cell>
        </table:table-row>
        <table:table-row table:style-name="ro1">
          <table:table-cell office:value-type="float" office:value="15.6542" calcext:value-type="float">
            <text:p>15.6542</text:p>
          </table:table-cell>
          <table:table-cell office:value-type="float" office:value="271.84" calcext:value-type="float">
            <text:p>271.84</text:p>
          </table:table-cell>
          <table:table-cell office:value-type="float" office:value="15.6542" calcext:value-type="float">
            <text:p>15.6542</text:p>
          </table:table-cell>
          <table:table-cell office:value-type="float" office:value="140.328" calcext:value-type="float">
            <text:p>140.328</text:p>
          </table:table-cell>
        </table:table-row>
        <table:table-row table:style-name="ro1">
          <table:table-cell office:value-type="float" office:value="15.6839" calcext:value-type="float">
            <text:p>15.6839</text:p>
          </table:table-cell>
          <table:table-cell office:value-type="float" office:value="273.059" calcext:value-type="float">
            <text:p>273.059</text:p>
          </table:table-cell>
          <table:table-cell office:value-type="float" office:value="15.6839" calcext:value-type="float">
            <text:p>15.6839</text:p>
          </table:table-cell>
          <table:table-cell office:value-type="float" office:value="143.034" calcext:value-type="float">
            <text:p>143.034</text:p>
          </table:table-cell>
        </table:table-row>
        <table:table-row table:style-name="ro1">
          <table:table-cell office:value-type="float" office:value="15.7137" calcext:value-type="float">
            <text:p>15.713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5.7137" calcext:value-type="float">
            <text:p>15.7137</text:p>
          </table:table-cell>
          <table:table-cell office:value-type="float" office:value="143.43" calcext:value-type="float">
            <text:p>143.43</text:p>
          </table:table-cell>
        </table:table-row>
        <table:table-row table:style-name="ro1">
          <table:table-cell office:value-type="float" office:value="15.7435" calcext:value-type="float">
            <text:p>15.7435</text:p>
          </table:table-cell>
          <table:table-cell office:value-type="float" office:value="274.564" calcext:value-type="float">
            <text:p>274.564</text:p>
          </table:table-cell>
          <table:table-cell office:value-type="float" office:value="15.7435" calcext:value-type="float">
            <text:p>15.7435</text:p>
          </table:table-cell>
          <table:table-cell office:value-type="float" office:value="141.189" calcext:value-type="float">
            <text:p>141.189</text:p>
          </table:table-cell>
        </table:table-row>
        <table:table-row table:style-name="ro1">
          <table:table-cell office:value-type="float" office:value="15.7733" calcext:value-type="float">
            <text:p>15.7733</text:p>
          </table:table-cell>
          <table:table-cell office:value-type="float" office:value="277.281" calcext:value-type="float">
            <text:p>277.281</text:p>
          </table:table-cell>
          <table:table-cell office:value-type="float" office:value="15.7733" calcext:value-type="float">
            <text:p>15.7733</text:p>
          </table:table-cell>
          <table:table-cell office:value-type="float" office:value="143.736" calcext:value-type="float">
            <text:p>143.736</text:p>
          </table:table-cell>
        </table:table-row>
        <table:table-row table:style-name="ro1">
          <table:table-cell office:value-type="float" office:value="15.8031" calcext:value-type="float">
            <text:p>15.8031</text:p>
          </table:table-cell>
          <table:table-cell office:value-type="float" office:value="278.104" calcext:value-type="float">
            <text:p>278.104</text:p>
          </table:table-cell>
          <table:table-cell office:value-type="float" office:value="15.8031" calcext:value-type="float">
            <text:p>15.8031</text:p>
          </table:table-cell>
          <table:table-cell office:value-type="float" office:value="143.642" calcext:value-type="float">
            <text:p>143.642</text:p>
          </table:table-cell>
        </table:table-row>
        <table:table-row table:style-name="ro1">
          <table:table-cell office:value-type="float" office:value="15.8329" calcext:value-type="float">
            <text:p>15.8329</text:p>
          </table:table-cell>
          <table:table-cell office:value-type="float" office:value="278.282" calcext:value-type="float">
            <text:p>278.282</text:p>
          </table:table-cell>
          <table:table-cell office:value-type="float" office:value="15.8329" calcext:value-type="float">
            <text:p>15.8329</text:p>
          </table:table-cell>
          <table:table-cell office:value-type="float" office:value="144.098" calcext:value-type="float">
            <text:p>144.098</text:p>
          </table:table-cell>
        </table:table-row>
        <table:table-row table:style-name="ro1">
          <table:table-cell office:value-type="float" office:value="15.8627" calcext:value-type="float">
            <text:p>15.8627</text:p>
          </table:table-cell>
          <table:table-cell office:value-type="float" office:value="279.106" calcext:value-type="float">
            <text:p>279.106</text:p>
          </table:table-cell>
          <table:table-cell office:value-type="float" office:value="15.8627" calcext:value-type="float">
            <text:p>15.8627</text:p>
          </table:table-cell>
          <table:table-cell office:value-type="float" office:value="144.985" calcext:value-type="float">
            <text:p>144.985</text:p>
          </table:table-cell>
        </table:table-row>
        <table:table-row table:style-name="ro1">
          <table:table-cell office:value-type="float" office:value="15.8925" calcext:value-type="float">
            <text:p>15.8925</text:p>
          </table:table-cell>
          <table:table-cell office:value-type="float" office:value="281.534" calcext:value-type="float">
            <text:p>281.534</text:p>
          </table:table-cell>
          <table:table-cell office:value-type="float" office:value="15.8925" calcext:value-type="float">
            <text:p>15.8925</text:p>
          </table:table-cell>
          <table:table-cell office:value-type="float" office:value="147.037" calcext:value-type="float">
            <text:p>147.037</text:p>
          </table:table-cell>
        </table:table-row>
        <table:table-row table:style-name="ro1">
          <table:table-cell office:value-type="float" office:value="15.9223" calcext:value-type="float">
            <text:p>15.9223</text:p>
          </table:table-cell>
          <table:table-cell office:value-type="float" office:value="281.917" calcext:value-type="float">
            <text:p>281.917</text:p>
          </table:table-cell>
          <table:table-cell office:value-type="float" office:value="15.9223" calcext:value-type="float">
            <text:p>15.9223</text:p>
          </table:table-cell>
          <table:table-cell office:value-type="float" office:value="148.406" calcext:value-type="float">
            <text:p>148.406</text:p>
          </table:table-cell>
        </table:table-row>
        <table:table-row table:style-name="ro1">
          <table:table-cell office:value-type="float" office:value="15.9521" calcext:value-type="float">
            <text:p>15.9521</text:p>
          </table:table-cell>
          <table:table-cell office:value-type="float" office:value="281.525" calcext:value-type="float">
            <text:p>281.525</text:p>
          </table:table-cell>
          <table:table-cell office:value-type="float" office:value="15.9521" calcext:value-type="float">
            <text:p>15.9521</text:p>
          </table:table-cell>
          <table:table-cell office:value-type="float" office:value="147.967" calcext:value-type="float">
            <text:p>147.967</text:p>
          </table:table-cell>
        </table:table-row>
        <table:table-row table:style-name="ro1">
          <table:table-cell office:value-type="float" office:value="15.9819" calcext:value-type="float">
            <text:p>15.9819</text:p>
          </table:table-cell>
          <table:table-cell office:value-type="float" office:value="283.122" calcext:value-type="float">
            <text:p>283.122</text:p>
          </table:table-cell>
          <table:table-cell office:value-type="float" office:value="15.9819" calcext:value-type="float">
            <text:p>15.9819</text:p>
          </table:table-cell>
          <table:table-cell office:value-type="float" office:value="150.563" calcext:value-type="float">
            <text:p>150.563</text:p>
          </table:table-cell>
        </table:table-row>
        <table:table-row table:style-name="ro1">
          <table:table-cell office:value-type="float" office:value="16.0117" calcext:value-type="float">
            <text:p>16.0117</text:p>
          </table:table-cell>
          <table:table-cell office:value-type="float" office:value="283.45" calcext:value-type="float">
            <text:p>283.45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150.005" calcext:value-type="float">
            <text:p>150.005</text:p>
          </table:table-cell>
        </table:table-row>
        <table:table-row table:style-name="ro1">
          <table:table-cell office:value-type="float" office:value="16.0415" calcext:value-type="float">
            <text:p>16.0415</text:p>
          </table:table-cell>
          <table:table-cell office:value-type="float" office:value="286.514" calcext:value-type="float">
            <text:p>286.514</text:p>
          </table:table-cell>
          <table:table-cell office:value-type="float" office:value="16.0415" calcext:value-type="float">
            <text:p>16.0415</text:p>
          </table:table-cell>
          <table:table-cell office:value-type="float" office:value="153.766" calcext:value-type="float">
            <text:p>153.766</text:p>
          </table:table-cell>
        </table:table-row>
        <table:table-row table:style-name="ro1">
          <table:table-cell office:value-type="float" office:value="16.0713" calcext:value-type="float">
            <text:p>16.0713</text:p>
          </table:table-cell>
          <table:table-cell office:value-type="float" office:value="284.287" calcext:value-type="float">
            <text:p>284.287</text:p>
          </table:table-cell>
          <table:table-cell office:value-type="float" office:value="16.0713" calcext:value-type="float">
            <text:p>16.0713</text:p>
          </table:table-cell>
          <table:table-cell office:value-type="float" office:value="151.271" calcext:value-type="float">
            <text:p>151.271</text:p>
          </table:table-cell>
        </table:table-row>
        <table:table-row table:style-name="ro1">
          <table:table-cell office:value-type="float" office:value="16.1011" calcext:value-type="float">
            <text:p>16.1011</text:p>
          </table:table-cell>
          <table:table-cell office:value-type="float" office:value="283.216" calcext:value-type="float">
            <text:p>283.216</text:p>
          </table:table-cell>
          <table:table-cell office:value-type="float" office:value="16.1011" calcext:value-type="float">
            <text:p>16.1011</text:p>
          </table:table-cell>
          <table:table-cell office:value-type="float" office:value="150.959" calcext:value-type="float">
            <text:p>150.959</text:p>
          </table:table-cell>
        </table:table-row>
        <table:table-row table:style-name="ro1">
          <table:table-cell office:value-type="float" office:value="16.1309" calcext:value-type="float">
            <text:p>16.1309</text:p>
          </table:table-cell>
          <table:table-cell office:value-type="float" office:value="283.274" calcext:value-type="float">
            <text:p>283.274</text:p>
          </table:table-cell>
          <table:table-cell office:value-type="float" office:value="16.1309" calcext:value-type="float">
            <text:p>16.1309</text:p>
          </table:table-cell>
          <table:table-cell office:value-type="float" office:value="149.511" calcext:value-type="float">
            <text:p>149.511</text:p>
          </table:table-cell>
        </table:table-row>
        <table:table-row table:style-name="ro1">
          <table:table-cell office:value-type="float" office:value="16.1607" calcext:value-type="float">
            <text:p>16.1607</text:p>
          </table:table-cell>
          <table:table-cell office:value-type="float" office:value="281.602" calcext:value-type="float">
            <text:p>281.602</text:p>
          </table:table-cell>
          <table:table-cell office:value-type="float" office:value="16.1607" calcext:value-type="float">
            <text:p>16.1607</text:p>
          </table:table-cell>
          <table:table-cell office:value-type="float" office:value="148.373" calcext:value-type="float">
            <text:p>148.373</text:p>
          </table:table-cell>
        </table:table-row>
        <table:table-row table:style-name="ro1">
          <table:table-cell office:value-type="float" office:value="16.1905" calcext:value-type="float">
            <text:p>16.1905</text:p>
          </table:table-cell>
          <table:table-cell office:value-type="float" office:value="280.654" calcext:value-type="float">
            <text:p>280.654</text:p>
          </table:table-cell>
          <table:table-cell office:value-type="float" office:value="16.1905" calcext:value-type="float">
            <text:p>16.1905</text:p>
          </table:table-cell>
          <table:table-cell office:value-type="float" office:value="148.604" calcext:value-type="float">
            <text:p>148.604</text:p>
          </table:table-cell>
        </table:table-row>
        <table:table-row table:style-name="ro1">
          <table:table-cell office:value-type="float" office:value="16.2203" calcext:value-type="float">
            <text:p>16.2203</text:p>
          </table:table-cell>
          <table:table-cell office:value-type="float" office:value="279.135" calcext:value-type="float">
            <text:p>279.135</text:p>
          </table:table-cell>
          <table:table-cell office:value-type="float" office:value="16.2203" calcext:value-type="float">
            <text:p>16.2203</text:p>
          </table:table-cell>
          <table:table-cell office:value-type="float" office:value="148.207" calcext:value-type="float">
            <text:p>148.207</text:p>
          </table:table-cell>
        </table:table-row>
        <table:table-row table:style-name="ro1">
          <table:table-cell office:value-type="float" office:value="16.2501" calcext:value-type="float">
            <text:p>16.2501</text:p>
          </table:table-cell>
          <table:table-cell office:value-type="float" office:value="278.768" calcext:value-type="float">
            <text:p>278.768</text:p>
          </table:table-cell>
          <table:table-cell office:value-type="float" office:value="16.2501" calcext:value-type="float">
            <text:p>16.2501</text:p>
          </table:table-cell>
          <table:table-cell office:value-type="float" office:value="147.204" calcext:value-type="float">
            <text:p>147.204</text:p>
          </table:table-cell>
        </table:table-row>
        <table:table-row table:style-name="ro1">
          <table:table-cell office:value-type="float" office:value="16.2799" calcext:value-type="float">
            <text:p>16.2799</text:p>
          </table:table-cell>
          <table:table-cell office:value-type="float" office:value="276.875" calcext:value-type="float">
            <text:p>276.875</text:p>
          </table:table-cell>
          <table:table-cell office:value-type="float" office:value="16.2799" calcext:value-type="float">
            <text:p>16.2799</text:p>
          </table:table-cell>
          <table:table-cell office:value-type="float" office:value="146.226" calcext:value-type="float">
            <text:p>146.226</text:p>
          </table:table-cell>
        </table:table-row>
        <table:table-row table:style-name="ro1">
          <table:table-cell office:value-type="float" office:value="16.3097" calcext:value-type="float">
            <text:p>16.3097</text:p>
          </table:table-cell>
          <table:table-cell office:value-type="float" office:value="279.832" calcext:value-type="float">
            <text:p>279.832</text:p>
          </table:table-cell>
          <table:table-cell office:value-type="float" office:value="16.3097" calcext:value-type="float">
            <text:p>16.3097</text:p>
          </table:table-cell>
          <table:table-cell office:value-type="float" office:value="148.054" calcext:value-type="float">
            <text:p>148.054</text:p>
          </table:table-cell>
        </table:table-row>
        <table:table-row table:style-name="ro1">
          <table:table-cell office:value-type="float" office:value="16.3395" calcext:value-type="float">
            <text:p>16.3395</text:p>
          </table:table-cell>
          <table:table-cell office:value-type="float" office:value="279.652" calcext:value-type="float">
            <text:p>279.652</text:p>
          </table:table-cell>
          <table:table-cell office:value-type="float" office:value="16.3395" calcext:value-type="float">
            <text:p>16.3395</text:p>
          </table:table-cell>
          <table:table-cell office:value-type="float" office:value="148.191" calcext:value-type="float">
            <text:p>148.191</text:p>
          </table:table-cell>
        </table:table-row>
        <table:table-row table:style-name="ro1">
          <table:table-cell office:value-type="float" office:value="16.3693" calcext:value-type="float">
            <text:p>16.3693</text:p>
          </table:table-cell>
          <table:table-cell office:value-type="float" office:value="279.016" calcext:value-type="float">
            <text:p>279.016</text:p>
          </table:table-cell>
          <table:table-cell office:value-type="float" office:value="16.3693" calcext:value-type="float">
            <text:p>16.3693</text:p>
          </table:table-cell>
          <table:table-cell office:value-type="float" office:value="146.645" calcext:value-type="float">
            <text:p>146.645</text:p>
          </table:table-cell>
        </table:table-row>
        <table:table-row table:style-name="ro1">
          <table:table-cell office:value-type="float" office:value="16.3991" calcext:value-type="float">
            <text:p>16.3991</text:p>
          </table:table-cell>
          <table:table-cell office:value-type="float" office:value="274.267" calcext:value-type="float">
            <text:p>274.267</text:p>
          </table:table-cell>
          <table:table-cell office:value-type="float" office:value="16.3991" calcext:value-type="float">
            <text:p>16.3991</text:p>
          </table:table-cell>
          <table:table-cell office:value-type="float" office:value="139.845" calcext:value-type="float">
            <text:p>139.845</text:p>
          </table:table-cell>
        </table:table-row>
        <table:table-row table:style-name="ro1">
          <table:table-cell office:value-type="float" office:value="16.4289" calcext:value-type="float">
            <text:p>16.4289</text:p>
          </table:table-cell>
          <table:table-cell office:value-type="float" office:value="272.357" calcext:value-type="float">
            <text:p>272.357</text:p>
          </table:table-cell>
          <table:table-cell office:value-type="float" office:value="16.4289" calcext:value-type="float">
            <text:p>16.4289</text:p>
          </table:table-cell>
          <table:table-cell office:value-type="float" office:value="139.065" calcext:value-type="float">
            <text:p>139.065</text:p>
          </table:table-cell>
        </table:table-row>
        <table:table-row table:style-name="ro1">
          <table:table-cell office:value-type="float" office:value="16.4587" calcext:value-type="float">
            <text:p>16.4587</text:p>
          </table:table-cell>
          <table:table-cell office:value-type="float" office:value="272.646" calcext:value-type="float">
            <text:p>272.646</text:p>
          </table:table-cell>
          <table:table-cell office:value-type="float" office:value="16.4587" calcext:value-type="float">
            <text:p>16.4587</text:p>
          </table:table-cell>
          <table:table-cell office:value-type="float" office:value="138.407" calcext:value-type="float">
            <text:p>138.407</text:p>
          </table:table-cell>
        </table:table-row>
        <table:table-row table:style-name="ro1">
          <table:table-cell office:value-type="float" office:value="16.4885" calcext:value-type="float">
            <text:p>16.4885</text:p>
          </table:table-cell>
          <table:table-cell office:value-type="float" office:value="272.972" calcext:value-type="float">
            <text:p>272.972</text:p>
          </table:table-cell>
          <table:table-cell office:value-type="float" office:value="16.4885" calcext:value-type="float">
            <text:p>16.4885</text:p>
          </table:table-cell>
          <table:table-cell office:value-type="float" office:value="138.04" calcext:value-type="float">
            <text:p>138.04</text:p>
          </table:table-cell>
        </table:table-row>
        <table:table-row table:style-name="ro1">
          <table:table-cell office:value-type="float" office:value="16.5183" calcext:value-type="float">
            <text:p>16.5183</text:p>
          </table:table-cell>
          <table:table-cell office:value-type="float" office:value="272.931" calcext:value-type="float">
            <text:p>272.931</text:p>
          </table:table-cell>
          <table:table-cell office:value-type="float" office:value="16.5183" calcext:value-type="float">
            <text:p>16.5183</text:p>
          </table:table-cell>
          <table:table-cell office:value-type="float" office:value="137.001" calcext:value-type="float">
            <text:p>137.001</text:p>
          </table:table-cell>
        </table:table-row>
        <table:table-row table:style-name="ro1">
          <table:table-cell office:value-type="float" office:value="16.5481" calcext:value-type="float">
            <text:p>16.5481</text:p>
          </table:table-cell>
          <table:table-cell office:value-type="float" office:value="275.646" calcext:value-type="float">
            <text:p>275.646</text:p>
          </table:table-cell>
          <table:table-cell office:value-type="float" office:value="16.5481" calcext:value-type="float">
            <text:p>16.5481</text:p>
          </table:table-cell>
          <table:table-cell office:value-type="float" office:value="139.752" calcext:value-type="float">
            <text:p>139.752</text:p>
          </table:table-cell>
        </table:table-row>
        <table:table-row table:style-name="ro1">
          <table:table-cell office:value-type="float" office:value="16.5778" calcext:value-type="float">
            <text:p>16.5778</text:p>
          </table:table-cell>
          <table:table-cell office:value-type="float" office:value="275.501" calcext:value-type="float">
            <text:p>275.501</text:p>
          </table:table-cell>
          <table:table-cell office:value-type="float" office:value="16.5778" calcext:value-type="float">
            <text:p>16.5778</text:p>
          </table:table-cell>
          <table:table-cell office:value-type="float" office:value="140.958" calcext:value-type="float">
            <text:p>140.958</text:p>
          </table:table-cell>
        </table:table-row>
        <table:table-row table:style-name="ro1">
          <table:table-cell office:value-type="float" office:value="16.6076" calcext:value-type="float">
            <text:p>16.6076</text:p>
          </table:table-cell>
          <table:table-cell office:value-type="float" office:value="275.531" calcext:value-type="float">
            <text:p>275.531</text:p>
          </table:table-cell>
          <table:table-cell office:value-type="float" office:value="16.6076" calcext:value-type="float">
            <text:p>16.6076</text:p>
          </table:table-cell>
          <table:table-cell office:value-type="float" office:value="141.981" calcext:value-type="float">
            <text:p>141.981</text:p>
          </table:table-cell>
        </table:table-row>
        <table:table-row table:style-name="ro1">
          <table:table-cell office:value-type="float" office:value="16.6374" calcext:value-type="float">
            <text:p>16.6374</text:p>
          </table:table-cell>
          <table:table-cell office:value-type="float" office:value="273.368" calcext:value-type="float">
            <text:p>273.368</text:p>
          </table:table-cell>
          <table:table-cell office:value-type="float" office:value="16.6374" calcext:value-type="float">
            <text:p>16.6374</text:p>
          </table:table-cell>
          <table:table-cell office:value-type="float" office:value="140.653" calcext:value-type="float">
            <text:p>140.653</text:p>
          </table:table-cell>
        </table:table-row>
        <table:table-row table:style-name="ro1">
          <table:table-cell office:value-type="float" office:value="16.6672" calcext:value-type="float">
            <text:p>16.6672</text:p>
          </table:table-cell>
          <table:table-cell office:value-type="float" office:value="271.643" calcext:value-type="float">
            <text:p>271.643</text:p>
          </table:table-cell>
          <table:table-cell office:value-type="float" office:value="16.6672" calcext:value-type="float">
            <text:p>16.6672</text:p>
          </table:table-cell>
          <table:table-cell office:value-type="float" office:value="139.261" calcext:value-type="float">
            <text:p>139.261</text:p>
          </table:table-cell>
        </table:table-row>
        <table:table-row table:style-name="ro1">
          <table:table-cell office:value-type="float" office:value="16.697" calcext:value-type="float">
            <text:p>16.697</text:p>
          </table:table-cell>
          <table:table-cell office:value-type="float" office:value="270.85" calcext:value-type="float">
            <text:p>270.85</text:p>
          </table:table-cell>
          <table:table-cell office:value-type="float" office:value="16.697" calcext:value-type="float">
            <text:p>16.697</text:p>
          </table:table-cell>
          <table:table-cell office:value-type="float" office:value="139.476" calcext:value-type="float">
            <text:p>139.476</text:p>
          </table:table-cell>
        </table:table-row>
        <table:table-row table:style-name="ro1">
          <table:table-cell office:value-type="float" office:value="16.7268" calcext:value-type="float">
            <text:p>16.7268</text:p>
          </table:table-cell>
          <table:table-cell office:value-type="float" office:value="272.458" calcext:value-type="float">
            <text:p>272.458</text:p>
          </table:table-cell>
          <table:table-cell office:value-type="float" office:value="16.7268" calcext:value-type="float">
            <text:p>16.7268</text:p>
          </table:table-cell>
          <table:table-cell office:value-type="float" office:value="140.151" calcext:value-type="float">
            <text:p>140.151</text:p>
          </table:table-cell>
        </table:table-row>
        <table:table-row table:style-name="ro1">
          <table:table-cell office:value-type="float" office:value="16.7566" calcext:value-type="float">
            <text:p>16.7566</text:p>
          </table:table-cell>
          <table:table-cell office:value-type="float" office:value="271.237" calcext:value-type="float">
            <text:p>271.237</text:p>
          </table:table-cell>
          <table:table-cell office:value-type="float" office:value="16.7566" calcext:value-type="float">
            <text:p>16.7566</text:p>
          </table:table-cell>
          <table:table-cell office:value-type="float" office:value="142.801" calcext:value-type="float">
            <text:p>142.801</text:p>
          </table:table-cell>
        </table:table-row>
        <table:table-row table:style-name="ro1">
          <table:table-cell office:value-type="float" office:value="16.7864" calcext:value-type="float">
            <text:p>16.7864</text:p>
          </table:table-cell>
          <table:table-cell office:value-type="float" office:value="269.285" calcext:value-type="float">
            <text:p>269.285</text:p>
          </table:table-cell>
          <table:table-cell office:value-type="float" office:value="16.7864" calcext:value-type="float">
            <text:p>16.7864</text:p>
          </table:table-cell>
          <table:table-cell office:value-type="float" office:value="142.227" calcext:value-type="float">
            <text:p>142.227</text:p>
          </table:table-cell>
        </table:table-row>
        <table:table-row table:style-name="ro1">
          <table:table-cell office:value-type="float" office:value="16.8162" calcext:value-type="float">
            <text:p>16.8162</text:p>
          </table:table-cell>
          <table:table-cell office:value-type="float" office:value="264.39" calcext:value-type="float">
            <text:p>264.39</text:p>
          </table:table-cell>
          <table:table-cell office:value-type="float" office:value="16.8162" calcext:value-type="float">
            <text:p>16.8162</text:p>
          </table:table-cell>
          <table:table-cell office:value-type="float" office:value="140.166" calcext:value-type="float">
            <text:p>140.166</text:p>
          </table:table-cell>
        </table:table-row>
        <table:table-row table:style-name="ro1">
          <table:table-cell office:value-type="float" office:value="16.846" calcext:value-type="float">
            <text:p>16.846</text:p>
          </table:table-cell>
          <table:table-cell office:value-type="float" office:value="257.199" calcext:value-type="float">
            <text:p>257.199</text:p>
          </table:table-cell>
          <table:table-cell office:value-type="float" office:value="16.846" calcext:value-type="float">
            <text:p>16.846</text:p>
          </table:table-cell>
          <table:table-cell office:value-type="float" office:value="133.993" calcext:value-type="float">
            <text:p>133.993</text:p>
          </table:table-cell>
        </table:table-row>
        <table:table-row table:style-name="ro1">
          <table:table-cell office:value-type="float" office:value="16.8758" calcext:value-type="float">
            <text:p>16.8758</text:p>
          </table:table-cell>
          <table:table-cell office:value-type="float" office:value="249.063" calcext:value-type="float">
            <text:p>249.063</text:p>
          </table:table-cell>
          <table:table-cell office:value-type="float" office:value="16.8758" calcext:value-type="float">
            <text:p>16.8758</text:p>
          </table:table-cell>
          <table:table-cell office:value-type="float" office:value="125.348" calcext:value-type="float">
            <text:p>125.348</text:p>
          </table:table-cell>
        </table:table-row>
        <table:table-row table:style-name="ro1">
          <table:table-cell office:value-type="float" office:value="16.9056" calcext:value-type="float">
            <text:p>16.9056</text:p>
          </table:table-cell>
          <table:table-cell office:value-type="float" office:value="238.732" calcext:value-type="float">
            <text:p>238.732</text:p>
          </table:table-cell>
          <table:table-cell office:value-type="float" office:value="16.9056" calcext:value-type="float">
            <text:p>16.9056</text:p>
          </table:table-cell>
          <table:table-cell office:value-type="float" office:value="114.646" calcext:value-type="float">
            <text:p>114.646</text:p>
          </table:table-cell>
        </table:table-row>
        <table:table-row table:style-name="ro1">
          <table:table-cell office:value-type="float" office:value="16.9354" calcext:value-type="float">
            <text:p>16.9354</text:p>
          </table:table-cell>
          <table:table-cell office:value-type="float" office:value="228.709" calcext:value-type="float">
            <text:p>228.709</text:p>
          </table:table-cell>
          <table:table-cell office:value-type="float" office:value="16.9354" calcext:value-type="float">
            <text:p>16.9354</text:p>
          </table:table-cell>
          <table:table-cell office:value-type="float" office:value="103.075" calcext:value-type="float">
            <text:p>103.075</text:p>
          </table:table-cell>
        </table:table-row>
        <table:table-row table:style-name="ro1">
          <table:table-cell office:value-type="float" office:value="16.9652" calcext:value-type="float">
            <text:p>16.9652</text:p>
          </table:table-cell>
          <table:table-cell office:value-type="float" office:value="216.666" calcext:value-type="float">
            <text:p>216.666</text:p>
          </table:table-cell>
          <table:table-cell office:value-type="float" office:value="16.9652" calcext:value-type="float">
            <text:p>16.9652</text:p>
          </table:table-cell>
          <table:table-cell office:value-type="float" office:value="92.0846" calcext:value-type="float">
            <text:p>92.0846</text:p>
          </table:table-cell>
        </table:table-row>
        <table:table-row table:style-name="ro1">
          <table:table-cell office:value-type="float" office:value="16.995" calcext:value-type="float">
            <text:p>16.995</text:p>
          </table:table-cell>
          <table:table-cell office:value-type="float" office:value="202.011" calcext:value-type="float">
            <text:p>202.011</text:p>
          </table:table-cell>
          <table:table-cell office:value-type="float" office:value="16.995" calcext:value-type="float">
            <text:p>16.995</text:p>
          </table:table-cell>
          <table:table-cell office:value-type="float" office:value="77.2888" calcext:value-type="float">
            <text:p>77.2888</text:p>
          </table:table-cell>
        </table:table-row>
        <table:table-row table:style-name="ro1">
          <table:table-cell office:value-type="float" office:value="17.0248" calcext:value-type="float">
            <text:p>17.0248</text:p>
          </table:table-cell>
          <table:table-cell office:value-type="float" office:value="189.7" calcext:value-type="float">
            <text:p>189.7</text:p>
          </table:table-cell>
          <table:table-cell office:value-type="float" office:value="17.0248" calcext:value-type="float">
            <text:p>17.0248</text:p>
          </table:table-cell>
          <table:table-cell office:value-type="float" office:value="65.2156" calcext:value-type="float">
            <text:p>65.2156</text:p>
          </table:table-cell>
        </table:table-row>
        <table:table-row table:style-name="ro1">
          <table:table-cell office:value-type="float" office:value="17.0546" calcext:value-type="float">
            <text:p>17.0546</text:p>
          </table:table-cell>
          <table:table-cell office:value-type="float" office:value="174.897" calcext:value-type="float">
            <text:p>174.897</text:p>
          </table:table-cell>
          <table:table-cell office:value-type="float" office:value="17.0546" calcext:value-type="float">
            <text:p>17.0546</text:p>
          </table:table-cell>
          <table:table-cell office:value-type="float" office:value="52.344" calcext:value-type="float">
            <text:p>52.344</text:p>
          </table:table-cell>
        </table:table-row>
        <table:table-row table:style-name="ro1">
          <table:table-cell office:value-type="float" office:value="17.0844" calcext:value-type="float">
            <text:p>17.0844</text:p>
          </table:table-cell>
          <table:table-cell office:value-type="float" office:value="161.671" calcext:value-type="float">
            <text:p>161.671</text:p>
          </table:table-cell>
          <table:table-cell office:value-type="float" office:value="17.0844" calcext:value-type="float">
            <text:p>17.0844</text:p>
          </table:table-cell>
          <table:table-cell office:value-type="float" office:value="41.1292" calcext:value-type="float">
            <text:p>41.1292</text:p>
          </table:table-cell>
        </table:table-row>
        <table:table-row table:style-name="ro1">
          <table:table-cell office:value-type="float" office:value="17.1142" calcext:value-type="float">
            <text:p>17.1142</text:p>
          </table:table-cell>
          <table:table-cell office:value-type="float" office:value="150.851" calcext:value-type="float">
            <text:p>150.851</text:p>
          </table:table-cell>
          <table:table-cell office:value-type="float" office:value="17.1142" calcext:value-type="float">
            <text:p>17.1142</text:p>
          </table:table-cell>
          <table:table-cell office:value-type="float" office:value="33.6852" calcext:value-type="float">
            <text:p>33.6852</text:p>
          </table:table-cell>
        </table:table-row>
        <table:table-row table:style-name="ro1">
          <table:table-cell office:value-type="float" office:value="17.144" calcext:value-type="float">
            <text:p>17.144</text:p>
          </table:table-cell>
          <table:table-cell office:value-type="float" office:value="137.618" calcext:value-type="float">
            <text:p>137.618</text:p>
          </table:table-cell>
          <table:table-cell office:value-type="float" office:value="17.144" calcext:value-type="float">
            <text:p>17.144</text:p>
          </table:table-cell>
          <table:table-cell office:value-type="float" office:value="23.4468" calcext:value-type="float">
            <text:p>23.4468</text:p>
          </table:table-cell>
        </table:table-row>
        <table:table-row table:style-name="ro1">
          <table:table-cell office:value-type="float" office:value="17.1738" calcext:value-type="float">
            <text:p>17.1738</text:p>
          </table:table-cell>
          <table:table-cell office:value-type="float" office:value="125.004" calcext:value-type="float">
            <text:p>125.004</text:p>
          </table:table-cell>
          <table:table-cell office:value-type="float" office:value="17.1738" calcext:value-type="float">
            <text:p>17.1738</text:p>
          </table:table-cell>
          <table:table-cell office:value-type="float" office:value="15.183" calcext:value-type="float">
            <text:p>15.183</text:p>
          </table:table-cell>
        </table:table-row>
        <table:table-row table:style-name="ro1">
          <table:table-cell office:value-type="float" office:value="17.2036" calcext:value-type="float">
            <text:p>17.2036</text:p>
          </table:table-cell>
          <table:table-cell office:value-type="float" office:value="111.941" calcext:value-type="float">
            <text:p>111.941</text:p>
          </table:table-cell>
          <table:table-cell office:value-type="float" office:value="17.2036" calcext:value-type="float">
            <text:p>17.2036</text:p>
          </table:table-cell>
          <table:table-cell office:value-type="float" office:value="9.77357" calcext:value-type="float">
            <text:p>9.77357</text:p>
          </table:table-cell>
        </table:table-row>
        <table:table-row table:style-name="ro1">
          <table:table-cell office:value-type="float" office:value="17.2334" calcext:value-type="float">
            <text:p>17.2334</text:p>
          </table:table-cell>
          <table:table-cell office:value-type="float" office:value="99.5397" calcext:value-type="float">
            <text:p>99.5397</text:p>
          </table:table-cell>
          <table:table-cell office:value-type="float" office:value="17.2334" calcext:value-type="float">
            <text:p>17.2334</text:p>
          </table:table-cell>
          <table:table-cell office:value-type="float" office:value="7.98569" calcext:value-type="float">
            <text:p>7.98569</text:p>
          </table:table-cell>
        </table:table-row>
        <table:table-row table:style-name="ro1">
          <table:table-cell office:value-type="float" office:value="17.2632" calcext:value-type="float">
            <text:p>17.2632</text:p>
          </table:table-cell>
          <table:table-cell office:value-type="float" office:value="87.9258" calcext:value-type="float">
            <text:p>87.9258</text:p>
          </table:table-cell>
          <table:table-cell office:value-type="float" office:value="17.2632" calcext:value-type="float">
            <text:p>17.2632</text:p>
          </table:table-cell>
          <table:table-cell office:value-type="float" office:value="4.91078" calcext:value-type="float">
            <text:p>4.91078</text:p>
          </table:table-cell>
        </table:table-row>
        <table:table-row table:style-name="ro1">
          <table:table-cell office:value-type="float" office:value="17.293" calcext:value-type="float">
            <text:p>17.293</text:p>
          </table:table-cell>
          <table:table-cell office:value-type="float" office:value="74.1016" calcext:value-type="float">
            <text:p>74.1016</text:p>
          </table:table-cell>
          <table:table-cell office:value-type="float" office:value="17.293" calcext:value-type="float">
            <text:p>17.293</text:p>
          </table:table-cell>
          <table:table-cell office:value-type="float" office:value="2.11559" calcext:value-type="float">
            <text:p>2.11559</text:p>
          </table:table-cell>
        </table:table-row>
        <table:table-row table:style-name="ro1">
          <table:table-cell office:value-type="float" office:value="17.3228" calcext:value-type="float">
            <text:p>17.3228</text:p>
          </table:table-cell>
          <table:table-cell office:value-type="float" office:value="61.8425" calcext:value-type="float">
            <text:p>61.8425</text:p>
          </table:table-cell>
          <table:table-cell office:value-type="float" office:value="17.3228" calcext:value-type="float">
            <text:p>17.3228</text:p>
          </table:table-cell>
          <table:table-cell office:value-type="float" office:value="1.12649" calcext:value-type="float">
            <text:p>1.12649</text:p>
          </table:table-cell>
        </table:table-row>
        <table:table-row table:style-name="ro1">
          <table:table-cell office:value-type="float" office:value="17.3526" calcext:value-type="float">
            <text:p>17.3526</text:p>
          </table:table-cell>
          <table:table-cell office:value-type="float" office:value="50.1293" calcext:value-type="float">
            <text:p>50.1293</text:p>
          </table:table-cell>
          <table:table-cell office:value-type="float" office:value="17.3526" calcext:value-type="float">
            <text:p>17.3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24" calcext:value-type="float">
            <text:p>17.3824</text:p>
          </table:table-cell>
          <table:table-cell office:value-type="float" office:value="43.1038" calcext:value-type="float">
            <text:p>43.1038</text:p>
          </table:table-cell>
          <table:table-cell office:value-type="float" office:value="17.3824" calcext:value-type="float">
            <text:p>17.3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2" calcext:value-type="float">
            <text:p>17.4122</text:p>
          </table:table-cell>
          <table:table-cell office:value-type="float" office:value="35.25" calcext:value-type="float">
            <text:p>35.25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2" calcext:value-type="float">
            <text:p>17.442</text:p>
          </table:table-cell>
          <table:table-cell office:value-type="float" office:value="32.5333" calcext:value-type="float">
            <text:p>32.5333</text:p>
          </table:table-cell>
          <table:table-cell office:value-type="float" office:value="17.442" calcext:value-type="float">
            <text:p>17.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17" calcext:value-type="float">
            <text:p>17.4717</text:p>
          </table:table-cell>
          <table:table-cell office:value-type="float" office:value="30.2222" calcext:value-type="float">
            <text:p>30.2222</text:p>
          </table:table-cell>
          <table:table-cell office:value-type="float" office:value="17.4717" calcext:value-type="float">
            <text:p>17.4717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10" table:style-name="ta1">
        <table:shapes>
          <draw:frame draw:z-index="0" draw:style-name="gr1" draw:text-style-name="P1" svg:width="245.6mm" svg:height="140.78mm" svg:x="116.74mm" svg:y="25.77mm">
            <loext:p draw:notify-on-update-of-ranges="Sheet10.A11:Sheet10.A106 Sheet10.B1:Sheet10.B1 Sheet10.B11:Sheet10.B106 Sheet10.C2:Sheet10.C116 Sheet10.D1:Sheet10.D1 Sheet10.D2:Sheet10.D11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transition path</text:p>
          </table:table-cell>
          <table:table-cell/>
          <table:table-cell office:value-type="string" calcext:value-type="string">
            <text:p>transitonpath ±2ps</text:p>
          </table:table-cell>
        </table:table-row>
        <table:table-row table:style-name="ro1">
          <table:table-cell office:value-type="float" office:value="14.3427" calcext:value-type="float">
            <text:p>14.3427</text:p>
          </table:table-cell>
          <table:table-cell office:value-type="float" office:value="16" calcext:value-type="float">
            <text:p>16</text:p>
          </table:table-cell>
          <table:table-cell office:value-type="float" office:value="14.3431" calcext:value-type="float">
            <text:p>14.3431</text:p>
          </table:table-cell>
          <table:table-cell office:value-type="float" office:value="237.694" calcext:value-type="float">
            <text:p>237.694</text:p>
          </table:table-cell>
        </table:table-row>
        <table:table-row table:style-name="ro1">
          <table:table-cell office:value-type="float" office:value="14.3725" calcext:value-type="float">
            <text:p>14.3725</text:p>
          </table:table-cell>
          <table:table-cell office:value-type="float" office:value="24.8889" calcext:value-type="float">
            <text:p>24.8889</text:p>
          </table:table-cell>
          <table:table-cell office:value-type="float" office:value="14.3729" calcext:value-type="float">
            <text:p>14.3729</text:p>
          </table:table-cell>
          <table:table-cell office:value-type="float" office:value="244.568" calcext:value-type="float">
            <text:p>244.568</text:p>
          </table:table-cell>
        </table:table-row>
        <table:table-row table:style-name="ro1">
          <table:table-cell office:value-type="float" office:value="14.4022" calcext:value-type="float">
            <text:p>14.4022</text:p>
          </table:table-cell>
          <table:table-cell office:value-type="float" office:value="29" calcext:value-type="float">
            <text:p>29</text:p>
          </table:table-cell>
          <table:table-cell office:value-type="float" office:value="14.4027" calcext:value-type="float">
            <text:p>14.4027</text:p>
          </table:table-cell>
          <table:table-cell office:value-type="float" office:value="252.349" calcext:value-type="float">
            <text:p>252.349</text:p>
          </table:table-cell>
        </table:table-row>
        <table:table-row table:style-name="ro1">
          <table:table-cell office:value-type="float" office:value="14.432" calcext:value-type="float">
            <text:p>14.432</text:p>
          </table:table-cell>
          <table:table-cell office:value-type="float" office:value="41.9048" calcext:value-type="float">
            <text:p>41.9048</text:p>
          </table:table-cell>
          <table:table-cell office:value-type="float" office:value="14.4325" calcext:value-type="float">
            <text:p>14.4325</text:p>
          </table:table-cell>
          <table:table-cell office:value-type="float" office:value="261.473" calcext:value-type="float">
            <text:p>261.473</text:p>
          </table:table-cell>
        </table:table-row>
        <table:table-row table:style-name="ro1">
          <table:table-cell office:value-type="float" office:value="14.4618" calcext:value-type="float">
            <text:p>14.4618</text:p>
          </table:table-cell>
          <table:table-cell office:value-type="float" office:value="45.5758" calcext:value-type="float">
            <text:p>45.5758</text:p>
          </table:table-cell>
          <table:table-cell office:value-type="float" office:value="14.4623" calcext:value-type="float">
            <text:p>14.4623</text:p>
          </table:table-cell>
          <table:table-cell office:value-type="float" office:value="271.338" calcext:value-type="float">
            <text:p>271.338</text:p>
          </table:table-cell>
        </table:table-row>
        <table:table-row table:style-name="ro1">
          <table:table-cell office:value-type="float" office:value="14.4915" calcext:value-type="float">
            <text:p>14.4915</text:p>
          </table:table-cell>
          <table:table-cell office:value-type="float" office:value="49.92" calcext:value-type="float">
            <text:p>49.92</text:p>
          </table:table-cell>
          <table:table-cell office:value-type="float" office:value="14.4921" calcext:value-type="float">
            <text:p>14.4921</text:p>
          </table:table-cell>
          <table:table-cell office:value-type="float" office:value="281.071" calcext:value-type="float">
            <text:p>281.071</text:p>
          </table:table-cell>
        </table:table-row>
        <table:table-row table:style-name="ro1">
          <table:table-cell office:value-type="float" office:value="14.5213" calcext:value-type="float">
            <text:p>14.5213</text:p>
          </table:table-cell>
          <table:table-cell office:value-type="float" office:value="48.1416" calcext:value-type="float">
            <text:p>48.1416</text:p>
          </table:table-cell>
          <table:table-cell office:value-type="float" office:value="14.5219" calcext:value-type="float">
            <text:p>14.5219</text:p>
          </table:table-cell>
          <table:table-cell office:value-type="float" office:value="291.279" calcext:value-type="float">
            <text:p>291.279</text:p>
          </table:table-cell>
        </table:table-row>
        <table:table-row table:style-name="ro1">
          <table:table-cell office:value-type="float" office:value="14.5511" calcext:value-type="float">
            <text:p>14.5511</text:p>
          </table:table-cell>
          <table:table-cell office:value-type="float" office:value="59.9604" calcext:value-type="float">
            <text:p>59.9604</text:p>
          </table:table-cell>
          <table:table-cell office:value-type="float" office:value="14.5517" calcext:value-type="float">
            <text:p>14.5517</text:p>
          </table:table-cell>
          <table:table-cell office:value-type="float" office:value="303.168" calcext:value-type="float">
            <text:p>303.168</text:p>
          </table:table-cell>
        </table:table-row>
        <table:table-row table:style-name="ro1">
          <table:table-cell office:value-type="float" office:value="14.5808" calcext:value-type="float">
            <text:p>14.5808</text:p>
          </table:table-cell>
          <table:table-cell office:value-type="float" office:value="74.2982" calcext:value-type="float">
            <text:p>74.2982</text:p>
          </table:table-cell>
          <table:table-cell office:value-type="float" office:value="14.5815" calcext:value-type="float">
            <text:p>14.5815</text:p>
          </table:table-cell>
          <table:table-cell office:value-type="float" office:value="311.419" calcext:value-type="float">
            <text:p>311.419</text:p>
          </table:table-cell>
        </table:table-row>
        <table:table-row table:style-name="ro1">
          <table:table-cell office:value-type="float" office:value="14.6106" calcext:value-type="float">
            <text:p>14.6106</text:p>
          </table:table-cell>
          <table:table-cell office:value-type="float" office:value="90.2097" calcext:value-type="float">
            <text:p>90.2097</text:p>
          </table:table-cell>
          <table:table-cell office:value-type="float" office:value="14.6113" calcext:value-type="float">
            <text:p>14.6113</text:p>
          </table:table-cell>
          <table:table-cell office:value-type="float" office:value="319.584" calcext:value-type="float">
            <text:p>319.584</text:p>
          </table:table-cell>
        </table:table-row>
        <table:table-row table:style-name="ro1">
          <table:table-cell office:value-type="float" office:value="14.6404" calcext:value-type="float">
            <text:p>14.6404</text:p>
          </table:table-cell>
          <table:table-cell office:value-type="float" office:value="103.832" calcext:value-type="float">
            <text:p>103.832</text:p>
          </table:table-cell>
          <table:table-cell office:value-type="float" office:value="14.6411" calcext:value-type="float">
            <text:p>14.6411</text:p>
          </table:table-cell>
          <table:table-cell office:value-type="float" office:value="325.092" calcext:value-type="float">
            <text:p>325.092</text:p>
          </table:table-cell>
        </table:table-row>
        <table:table-row table:style-name="ro1">
          <table:table-cell office:value-type="float" office:value="14.6701" calcext:value-type="float">
            <text:p>14.6701</text:p>
          </table:table-cell>
          <table:table-cell office:value-type="float" office:value="116.642" calcext:value-type="float">
            <text:p>116.642</text:p>
          </table:table-cell>
          <table:table-cell office:value-type="float" office:value="14.6709" calcext:value-type="float">
            <text:p>14.6709</text:p>
          </table:table-cell>
          <table:table-cell office:value-type="float" office:value="332.383" calcext:value-type="float">
            <text:p>332.383</text:p>
          </table:table-cell>
        </table:table-row>
        <table:table-row table:style-name="ro1">
          <table:table-cell office:value-type="float" office:value="14.6999" calcext:value-type="float">
            <text:p>14.6999</text:p>
          </table:table-cell>
          <table:table-cell office:value-type="float" office:value="131.336" calcext:value-type="float">
            <text:p>131.336</text:p>
          </table:table-cell>
          <table:table-cell office:value-type="float" office:value="14.7007" calcext:value-type="float">
            <text:p>14.7007</text:p>
          </table:table-cell>
          <table:table-cell office:value-type="float" office:value="338.006" calcext:value-type="float">
            <text:p>338.006</text:p>
          </table:table-cell>
        </table:table-row>
        <table:table-row table:style-name="ro1">
          <table:table-cell office:value-type="float" office:value="14.7297" calcext:value-type="float">
            <text:p>14.7297</text:p>
          </table:table-cell>
          <table:table-cell office:value-type="float" office:value="149.558" calcext:value-type="float">
            <text:p>149.558</text:p>
          </table:table-cell>
          <table:table-cell office:value-type="float" office:value="14.7305" calcext:value-type="float">
            <text:p>14.7305</text:p>
          </table:table-cell>
          <table:table-cell office:value-type="float" office:value="343.253" calcext:value-type="float">
            <text:p>343.253</text:p>
          </table:table-cell>
        </table:table-row>
        <table:table-row table:style-name="ro1">
          <table:table-cell office:value-type="float" office:value="14.7594" calcext:value-type="float">
            <text:p>14.7594</text:p>
          </table:table-cell>
          <table:table-cell office:value-type="float" office:value="163.304" calcext:value-type="float">
            <text:p>163.304</text:p>
          </table:table-cell>
          <table:table-cell office:value-type="float" office:value="14.7603" calcext:value-type="float">
            <text:p>14.7603</text:p>
          </table:table-cell>
          <table:table-cell office:value-type="float" office:value="344.014" calcext:value-type="float">
            <text:p>344.014</text:p>
          </table:table-cell>
        </table:table-row>
        <table:table-row table:style-name="ro1">
          <table:table-cell office:value-type="float" office:value="14.7892" calcext:value-type="float">
            <text:p>14.7892</text:p>
          </table:table-cell>
          <table:table-cell office:value-type="float" office:value="177.93" calcext:value-type="float">
            <text:p>177.93</text:p>
          </table:table-cell>
          <table:table-cell office:value-type="float" office:value="14.79" calcext:value-type="float">
            <text:p>14.79</text:p>
          </table:table-cell>
          <table:table-cell office:value-type="float" office:value="346.619" calcext:value-type="float">
            <text:p>346.619</text:p>
          </table:table-cell>
        </table:table-row>
        <table:table-row table:style-name="ro1">
          <table:table-cell office:value-type="float" office:value="14.819" calcext:value-type="float">
            <text:p>14.819</text:p>
          </table:table-cell>
          <table:table-cell office:value-type="float" office:value="192.074" calcext:value-type="float">
            <text:p>192.074</text:p>
          </table:table-cell>
          <table:table-cell office:value-type="float" office:value="14.8198" calcext:value-type="float">
            <text:p>14.8198</text:p>
          </table:table-cell>
          <table:table-cell office:value-type="float" office:value="345.947" calcext:value-type="float">
            <text:p>345.947</text:p>
          </table:table-cell>
        </table:table-row>
        <table:table-row table:style-name="ro1">
          <table:table-cell office:value-type="float" office:value="14.8487" calcext:value-type="float">
            <text:p>14.8487</text:p>
          </table:table-cell>
          <table:table-cell office:value-type="float" office:value="205.151" calcext:value-type="float">
            <text:p>205.151</text:p>
          </table:table-cell>
          <table:table-cell office:value-type="float" office:value="14.8496" calcext:value-type="float">
            <text:p>14.8496</text:p>
          </table:table-cell>
          <table:table-cell office:value-type="float" office:value="343.443" calcext:value-type="float">
            <text:p>343.443</text:p>
          </table:table-cell>
        </table:table-row>
        <table:table-row table:style-name="ro1">
          <table:table-cell office:value-type="float" office:value="14.8785" calcext:value-type="float">
            <text:p>14.8785</text:p>
          </table:table-cell>
          <table:table-cell office:value-type="float" office:value="221.212" calcext:value-type="float">
            <text:p>221.212</text:p>
          </table:table-cell>
          <table:table-cell office:value-type="float" office:value="14.8794" calcext:value-type="float">
            <text:p>14.8794</text:p>
          </table:table-cell>
          <table:table-cell office:value-type="float" office:value="341.139" calcext:value-type="float">
            <text:p>341.139</text:p>
          </table:table-cell>
        </table:table-row>
        <table:table-row table:style-name="ro1">
          <table:table-cell office:value-type="float" office:value="14.9083" calcext:value-type="float">
            <text:p>14.9083</text:p>
          </table:table-cell>
          <table:table-cell office:value-type="float" office:value="235.28" calcext:value-type="float">
            <text:p>235.28</text:p>
          </table:table-cell>
          <table:table-cell office:value-type="float" office:value="14.9092" calcext:value-type="float">
            <text:p>14.9092</text:p>
          </table:table-cell>
          <table:table-cell office:value-type="float" office:value="335.414" calcext:value-type="float">
            <text:p>335.414</text:p>
          </table:table-cell>
        </table:table-row>
        <table:table-row table:style-name="ro1">
          <table:table-cell office:value-type="float" office:value="14.938" calcext:value-type="float">
            <text:p>14.938</text:p>
          </table:table-cell>
          <table:table-cell office:value-type="float" office:value="250.031" calcext:value-type="float">
            <text:p>250.031</text:p>
          </table:table-cell>
          <table:table-cell office:value-type="float" office:value="14.939" calcext:value-type="float">
            <text:p>14.939</text:p>
          </table:table-cell>
          <table:table-cell office:value-type="float" office:value="327.219" calcext:value-type="float">
            <text:p>327.219</text:p>
          </table:table-cell>
        </table:table-row>
        <table:table-row table:style-name="ro1">
          <table:table-cell office:value-type="float" office:value="14.9678" calcext:value-type="float">
            <text:p>14.9678</text:p>
          </table:table-cell>
          <table:table-cell office:value-type="float" office:value="264.932" calcext:value-type="float">
            <text:p>264.932</text:p>
          </table:table-cell>
          <table:table-cell office:value-type="float" office:value="14.9688" calcext:value-type="float">
            <text:p>14.9688</text:p>
          </table:table-cell>
          <table:table-cell office:value-type="float" office:value="318.685" calcext:value-type="float">
            <text:p>318.685</text:p>
          </table:table-cell>
        </table:table-row>
        <table:table-row table:style-name="ro1">
          <table:table-cell office:value-type="float" office:value="14.9976" calcext:value-type="float">
            <text:p>14.9976</text:p>
          </table:table-cell>
          <table:table-cell office:value-type="float" office:value="276.843" calcext:value-type="float">
            <text:p>276.843</text:p>
          </table:table-cell>
          <table:table-cell office:value-type="float" office:value="14.9986" calcext:value-type="float">
            <text:p>14.9986</text:p>
          </table:table-cell>
          <table:table-cell office:value-type="float" office:value="310.691" calcext:value-type="float">
            <text:p>310.691</text:p>
          </table:table-cell>
        </table:table-row>
        <table:table-row table:style-name="ro1">
          <table:table-cell office:value-type="float" office:value="15.0273" calcext:value-type="float">
            <text:p>15.0273</text:p>
          </table:table-cell>
          <table:table-cell office:value-type="float" office:value="289.626" calcext:value-type="float">
            <text:p>289.626</text:p>
          </table:table-cell>
          <table:table-cell office:value-type="float" office:value="15.0284" calcext:value-type="float">
            <text:p>15.0284</text:p>
          </table:table-cell>
          <table:table-cell office:value-type="float" office:value="305.207" calcext:value-type="float">
            <text:p>305.207</text:p>
          </table:table-cell>
        </table:table-row>
        <table:table-row table:style-name="ro1">
          <table:table-cell office:value-type="float" office:value="15.0571" calcext:value-type="float">
            <text:p>15.0571</text:p>
          </table:table-cell>
          <table:table-cell office:value-type="float" office:value="299.452" calcext:value-type="float">
            <text:p>299.452</text:p>
          </table:table-cell>
          <table:table-cell office:value-type="float" office:value="15.0582" calcext:value-type="float">
            <text:p>15.0582</text:p>
          </table:table-cell>
          <table:table-cell office:value-type="float" office:value="298.024" calcext:value-type="float">
            <text:p>298.024</text:p>
          </table:table-cell>
        </table:table-row>
        <table:table-row table:style-name="ro1">
          <table:table-cell office:value-type="float" office:value="15.0869" calcext:value-type="float">
            <text:p>15.0869</text:p>
          </table:table-cell>
          <table:table-cell office:value-type="float" office:value="302.735" calcext:value-type="float">
            <text:p>302.735</text:p>
          </table:table-cell>
          <table:table-cell office:value-type="float" office:value="15.088" calcext:value-type="float">
            <text:p>15.088</text:p>
          </table:table-cell>
          <table:table-cell office:value-type="float" office:value="292.605" calcext:value-type="float">
            <text:p>292.605</text:p>
          </table:table-cell>
        </table:table-row>
        <table:table-row table:style-name="ro1">
          <table:table-cell office:value-type="float" office:value="15.1166" calcext:value-type="float">
            <text:p>15.1166</text:p>
          </table:table-cell>
          <table:table-cell office:value-type="float" office:value="306.001" calcext:value-type="float">
            <text:p>306.001</text:p>
          </table:table-cell>
          <table:table-cell office:value-type="float" office:value="15.1178" calcext:value-type="float">
            <text:p>15.1178</text:p>
          </table:table-cell>
          <table:table-cell office:value-type="float" office:value="284.552" calcext:value-type="float">
            <text:p>284.552</text:p>
          </table:table-cell>
        </table:table-row>
        <table:table-row table:style-name="ro1">
          <table:table-cell office:value-type="float" office:value="15.1464" calcext:value-type="float">
            <text:p>15.1464</text:p>
          </table:table-cell>
          <table:table-cell office:value-type="float" office:value="309.14" calcext:value-type="float">
            <text:p>309.14</text:p>
          </table:table-cell>
          <table:table-cell office:value-type="float" office:value="15.1476" calcext:value-type="float">
            <text:p>15.1476</text:p>
          </table:table-cell>
          <table:table-cell office:value-type="float" office:value="280.216" calcext:value-type="float">
            <text:p>280.216</text:p>
          </table:table-cell>
        </table:table-row>
        <table:table-row table:style-name="ro1">
          <table:table-cell office:value-type="float" office:value="15.1762" calcext:value-type="float">
            <text:p>15.1762</text:p>
          </table:table-cell>
          <table:table-cell office:value-type="float" office:value="299.262" calcext:value-type="float">
            <text:p>299.262</text:p>
          </table:table-cell>
          <table:table-cell office:value-type="float" office:value="15.1774" calcext:value-type="float">
            <text:p>15.1774</text:p>
          </table:table-cell>
          <table:table-cell office:value-type="float" office:value="273.257" calcext:value-type="float">
            <text:p>273.257</text:p>
          </table:table-cell>
        </table:table-row>
        <table:table-row table:style-name="ro1">
          <table:table-cell office:value-type="float" office:value="15.2059" calcext:value-type="float">
            <text:p>15.2059</text:p>
          </table:table-cell>
          <table:table-cell office:value-type="float" office:value="300.695" calcext:value-type="float">
            <text:p>300.695</text:p>
          </table:table-cell>
          <table:table-cell office:value-type="float" office:value="15.2072" calcext:value-type="float">
            <text:p>15.2072</text:p>
          </table:table-cell>
          <table:table-cell office:value-type="float" office:value="269.284" calcext:value-type="float">
            <text:p>269.284</text:p>
          </table:table-cell>
        </table:table-row>
        <table:table-row table:style-name="ro1">
          <table:table-cell office:value-type="float" office:value="15.2357" calcext:value-type="float">
            <text:p>15.2357</text:p>
          </table:table-cell>
          <table:table-cell office:value-type="float" office:value="299.07" calcext:value-type="float">
            <text:p>299.07</text:p>
          </table:table-cell>
          <table:table-cell office:value-type="float" office:value="15.237" calcext:value-type="float">
            <text:p>15.237</text:p>
          </table:table-cell>
          <table:table-cell office:value-type="float" office:value="265.255" calcext:value-type="float">
            <text:p>265.255</text:p>
          </table:table-cell>
        </table:table-row>
        <table:table-row table:style-name="ro1">
          <table:table-cell office:value-type="float" office:value="15.2655" calcext:value-type="float">
            <text:p>15.2655</text:p>
          </table:table-cell>
          <table:table-cell office:value-type="float" office:value="291.572" calcext:value-type="float">
            <text:p>291.572</text:p>
          </table:table-cell>
          <table:table-cell office:value-type="float" office:value="15.2668" calcext:value-type="float">
            <text:p>15.2668</text:p>
          </table:table-cell>
          <table:table-cell office:value-type="float" office:value="261.681" calcext:value-type="float">
            <text:p>261.681</text:p>
          </table:table-cell>
        </table:table-row>
        <table:table-row table:style-name="ro1">
          <table:table-cell office:value-type="float" office:value="15.2952" calcext:value-type="float">
            <text:p>15.2952</text:p>
          </table:table-cell>
          <table:table-cell office:value-type="float" office:value="285.034" calcext:value-type="float">
            <text:p>285.034</text:p>
          </table:table-cell>
          <table:table-cell office:value-type="float" office:value="15.2966" calcext:value-type="float">
            <text:p>15.2966</text:p>
          </table:table-cell>
          <table:table-cell office:value-type="float" office:value="259.643" calcext:value-type="float">
            <text:p>259.643</text:p>
          </table:table-cell>
        </table:table-row>
        <table:table-row table:style-name="ro1">
          <table:table-cell office:value-type="float" office:value="15.325" calcext:value-type="float">
            <text:p>15.325</text:p>
          </table:table-cell>
          <table:table-cell office:value-type="float" office:value="277.626" calcext:value-type="float">
            <text:p>277.626</text:p>
          </table:table-cell>
          <table:table-cell office:value-type="float" office:value="15.3264" calcext:value-type="float">
            <text:p>15.3264</text:p>
          </table:table-cell>
          <table:table-cell office:value-type="float" office:value="257.547" calcext:value-type="float">
            <text:p>257.547</text:p>
          </table:table-cell>
        </table:table-row>
        <table:table-row table:style-name="ro1">
          <table:table-cell office:value-type="float" office:value="15.3548" calcext:value-type="float">
            <text:p>15.3548</text:p>
          </table:table-cell>
          <table:table-cell office:value-type="float" office:value="276.159" calcext:value-type="float">
            <text:p>276.159</text:p>
          </table:table-cell>
          <table:table-cell office:value-type="float" office:value="15.3562" calcext:value-type="float">
            <text:p>15.3562</text:p>
          </table:table-cell>
          <table:table-cell office:value-type="float" office:value="256.761" calcext:value-type="float">
            <text:p>256.761</text:p>
          </table:table-cell>
        </table:table-row>
        <table:table-row table:style-name="ro1">
          <table:table-cell office:value-type="float" office:value="15.3845" calcext:value-type="float">
            <text:p>15.3845</text:p>
          </table:table-cell>
          <table:table-cell office:value-type="float" office:value="276.503" calcext:value-type="float">
            <text:p>276.503</text:p>
          </table:table-cell>
          <table:table-cell office:value-type="float" office:value="15.386" calcext:value-type="float">
            <text:p>15.386</text:p>
          </table:table-cell>
          <table:table-cell office:value-type="float" office:value="255.54" calcext:value-type="float">
            <text:p>255.54</text:p>
          </table:table-cell>
        </table:table-row>
        <table:table-row table:style-name="ro1">
          <table:table-cell office:value-type="float" office:value="15.4143" calcext:value-type="float">
            <text:p>15.4143</text:p>
          </table:table-cell>
          <table:table-cell office:value-type="float" office:value="270.379" calcext:value-type="float">
            <text:p>270.379</text:p>
          </table:table-cell>
          <table:table-cell office:value-type="float" office:value="15.4158" calcext:value-type="float">
            <text:p>15.4158</text:p>
          </table:table-cell>
          <table:table-cell office:value-type="float" office:value="253.937" calcext:value-type="float">
            <text:p>253.937</text:p>
          </table:table-cell>
        </table:table-row>
        <table:table-row table:style-name="ro1">
          <table:table-cell office:value-type="float" office:value="15.4441" calcext:value-type="float">
            <text:p>15.4441</text:p>
          </table:table-cell>
          <table:table-cell office:value-type="float" office:value="269.629" calcext:value-type="float">
            <text:p>269.629</text:p>
          </table:table-cell>
          <table:table-cell office:value-type="float" office:value="15.4456" calcext:value-type="float">
            <text:p>15.4456</text:p>
          </table:table-cell>
          <table:table-cell office:value-type="float" office:value="251.383" calcext:value-type="float">
            <text:p>251.383</text:p>
          </table:table-cell>
        </table:table-row>
        <table:table-row table:style-name="ro1">
          <table:table-cell office:value-type="float" office:value="15.4738" calcext:value-type="float">
            <text:p>15.4738</text:p>
          </table:table-cell>
          <table:table-cell office:value-type="float" office:value="267.506" calcext:value-type="float">
            <text:p>267.506</text:p>
          </table:table-cell>
          <table:table-cell office:value-type="float" office:value="15.4754" calcext:value-type="float">
            <text:p>15.4754</text:p>
          </table:table-cell>
          <table:table-cell office:value-type="float" office:value="251.445" calcext:value-type="float">
            <text:p>251.445</text:p>
          </table:table-cell>
        </table:table-row>
        <table:table-row table:style-name="ro1">
          <table:table-cell office:value-type="float" office:value="15.5036" calcext:value-type="float">
            <text:p>15.5036</text:p>
          </table:table-cell>
          <table:table-cell office:value-type="float" office:value="267.34" calcext:value-type="float">
            <text:p>267.34</text:p>
          </table:table-cell>
          <table:table-cell office:value-type="float" office:value="15.5052" calcext:value-type="float">
            <text:p>15.5052</text:p>
          </table:table-cell>
          <table:table-cell office:value-type="float" office:value="250.557" calcext:value-type="float">
            <text:p>250.557</text:p>
          </table:table-cell>
        </table:table-row>
        <table:table-row table:style-name="ro1">
          <table:table-cell office:value-type="float" office:value="15.5334" calcext:value-type="float">
            <text:p>15.5334</text:p>
          </table:table-cell>
          <table:table-cell office:value-type="float" office:value="268.915" calcext:value-type="float">
            <text:p>268.915</text:p>
          </table:table-cell>
          <table:table-cell office:value-type="float" office:value="15.535" calcext:value-type="float">
            <text:p>15.535</text:p>
          </table:table-cell>
          <table:table-cell office:value-type="float" office:value="250.711" calcext:value-type="float">
            <text:p>250.711</text:p>
          </table:table-cell>
        </table:table-row>
        <table:table-row table:style-name="ro1">
          <table:table-cell office:value-type="float" office:value="15.5631" calcext:value-type="float">
            <text:p>15.5631</text:p>
          </table:table-cell>
          <table:table-cell office:value-type="float" office:value="270.535" calcext:value-type="float">
            <text:p>270.535</text:p>
          </table:table-cell>
          <table:table-cell office:value-type="float" office:value="15.5648" calcext:value-type="float">
            <text:p>15.5648</text:p>
          </table:table-cell>
          <table:table-cell office:value-type="float" office:value="251.756" calcext:value-type="float">
            <text:p>251.756</text:p>
          </table:table-cell>
        </table:table-row>
        <table:table-row table:style-name="ro1">
          <table:table-cell office:value-type="float" office:value="15.5929" calcext:value-type="float">
            <text:p>15.5929</text:p>
          </table:table-cell>
          <table:table-cell office:value-type="float" office:value="270.405" calcext:value-type="float">
            <text:p>270.405</text:p>
          </table:table-cell>
          <table:table-cell office:value-type="float" office:value="15.5946" calcext:value-type="float">
            <text:p>15.5946</text:p>
          </table:table-cell>
          <table:table-cell office:value-type="float" office:value="253.623" calcext:value-type="float">
            <text:p>253.623</text:p>
          </table:table-cell>
        </table:table-row>
        <table:table-row table:style-name="ro1">
          <table:table-cell office:value-type="float" office:value="15.6227" calcext:value-type="float">
            <text:p>15.6227</text:p>
          </table:table-cell>
          <table:table-cell office:value-type="float" office:value="269.659" calcext:value-type="float">
            <text:p>269.659</text:p>
          </table:table-cell>
          <table:table-cell office:value-type="float" office:value="15.6244" calcext:value-type="float">
            <text:p>15.6244</text:p>
          </table:table-cell>
          <table:table-cell office:value-type="float" office:value="252.846" calcext:value-type="float">
            <text:p>252.846</text:p>
          </table:table-cell>
        </table:table-row>
        <table:table-row table:style-name="ro1">
          <table:table-cell office:value-type="float" office:value="15.6524" calcext:value-type="float">
            <text:p>15.6524</text:p>
          </table:table-cell>
          <table:table-cell office:value-type="float" office:value="274.366" calcext:value-type="float">
            <text:p>274.366</text:p>
          </table:table-cell>
          <table:table-cell office:value-type="float" office:value="15.6542" calcext:value-type="float">
            <text:p>15.6542</text:p>
          </table:table-cell>
          <table:table-cell office:value-type="float" office:value="255.545" calcext:value-type="float">
            <text:p>255.545</text:p>
          </table:table-cell>
        </table:table-row>
        <table:table-row table:style-name="ro1">
          <table:table-cell office:value-type="float" office:value="15.6822" calcext:value-type="float">
            <text:p>15.6822</text:p>
          </table:table-cell>
          <table:table-cell office:value-type="float" office:value="278.552" calcext:value-type="float">
            <text:p>278.552</text:p>
          </table:table-cell>
          <table:table-cell office:value-type="float" office:value="15.6839" calcext:value-type="float">
            <text:p>15.6839</text:p>
          </table:table-cell>
          <table:table-cell office:value-type="float" office:value="258.317" calcext:value-type="float">
            <text:p>258.317</text:p>
          </table:table-cell>
        </table:table-row>
        <table:table-row table:style-name="ro1">
          <table:table-cell office:value-type="float" office:value="15.712" calcext:value-type="float">
            <text:p>15.712</text:p>
          </table:table-cell>
          <table:table-cell office:value-type="float" office:value="280.98" calcext:value-type="float">
            <text:p>280.98</text:p>
          </table:table-cell>
          <table:table-cell office:value-type="float" office:value="15.7137" calcext:value-type="float">
            <text:p>15.7137</text:p>
          </table:table-cell>
          <table:table-cell office:value-type="float" office:value="259.612" calcext:value-type="float">
            <text:p>259.612</text:p>
          </table:table-cell>
        </table:table-row>
        <table:table-row table:style-name="ro1">
          <table:table-cell office:value-type="float" office:value="15.7417" calcext:value-type="float">
            <text:p>15.7417</text:p>
          </table:table-cell>
          <table:table-cell office:value-type="float" office:value="277.239" calcext:value-type="float">
            <text:p>277.239</text:p>
          </table:table-cell>
          <table:table-cell office:value-type="float" office:value="15.7435" calcext:value-type="float">
            <text:p>15.7435</text:p>
          </table:table-cell>
          <table:table-cell office:value-type="float" office:value="259.73" calcext:value-type="float">
            <text:p>259.73</text:p>
          </table:table-cell>
        </table:table-row>
        <table:table-row table:style-name="ro1">
          <table:table-cell office:value-type="float" office:value="15.7715" calcext:value-type="float">
            <text:p>15.7715</text:p>
          </table:table-cell>
          <table:table-cell office:value-type="float" office:value="282.41" calcext:value-type="float">
            <text:p>282.41</text:p>
          </table:table-cell>
          <table:table-cell office:value-type="float" office:value="15.7733" calcext:value-type="float">
            <text:p>15.7733</text:p>
          </table:table-cell>
          <table:table-cell office:value-type="float" office:value="261.877" calcext:value-type="float">
            <text:p>261.877</text:p>
          </table:table-cell>
        </table:table-row>
        <table:table-row table:style-name="ro1">
          <table:table-cell office:value-type="float" office:value="15.8013" calcext:value-type="float">
            <text:p>15.8013</text:p>
          </table:table-cell>
          <table:table-cell office:value-type="float" office:value="281.177" calcext:value-type="float">
            <text:p>281.177</text:p>
          </table:table-cell>
          <table:table-cell office:value-type="float" office:value="15.8031" calcext:value-type="float">
            <text:p>15.8031</text:p>
          </table:table-cell>
          <table:table-cell office:value-type="float" office:value="261.526" calcext:value-type="float">
            <text:p>261.526</text:p>
          </table:table-cell>
        </table:table-row>
        <table:table-row table:style-name="ro1">
          <table:table-cell office:value-type="float" office:value="15.831" calcext:value-type="float">
            <text:p>15.831</text:p>
          </table:table-cell>
          <table:table-cell office:value-type="float" office:value="278.829" calcext:value-type="float">
            <text:p>278.829</text:p>
          </table:table-cell>
          <table:table-cell office:value-type="float" office:value="15.8329" calcext:value-type="float">
            <text:p>15.8329</text:p>
          </table:table-cell>
          <table:table-cell office:value-type="float" office:value="262.188" calcext:value-type="float">
            <text:p>262.188</text:p>
          </table:table-cell>
        </table:table-row>
        <table:table-row table:style-name="ro1">
          <table:table-cell office:value-type="float" office:value="15.8608" calcext:value-type="float">
            <text:p>15.8608</text:p>
          </table:table-cell>
          <table:table-cell office:value-type="float" office:value="277.903" calcext:value-type="float">
            <text:p>277.903</text:p>
          </table:table-cell>
          <table:table-cell office:value-type="float" office:value="15.8627" calcext:value-type="float">
            <text:p>15.8627</text:p>
          </table:table-cell>
          <table:table-cell office:value-type="float" office:value="263.673" calcext:value-type="float">
            <text:p>263.673</text:p>
          </table:table-cell>
        </table:table-row>
        <table:table-row table:style-name="ro1">
          <table:table-cell office:value-type="float" office:value="15.8906" calcext:value-type="float">
            <text:p>15.8906</text:p>
          </table:table-cell>
          <table:table-cell office:value-type="float" office:value="281.963" calcext:value-type="float">
            <text:p>281.963</text:p>
          </table:table-cell>
          <table:table-cell office:value-type="float" office:value="15.8925" calcext:value-type="float">
            <text:p>15.8925</text:p>
          </table:table-cell>
          <table:table-cell office:value-type="float" office:value="266.325" calcext:value-type="float">
            <text:p>266.325</text:p>
          </table:table-cell>
        </table:table-row>
        <table:table-row table:style-name="ro1">
          <table:table-cell office:value-type="float" office:value="15.9203" calcext:value-type="float">
            <text:p>15.9203</text:p>
          </table:table-cell>
          <table:table-cell office:value-type="float" office:value="283.67" calcext:value-type="float">
            <text:p>283.67</text:p>
          </table:table-cell>
          <table:table-cell office:value-type="float" office:value="15.9223" calcext:value-type="float">
            <text:p>15.9223</text:p>
          </table:table-cell>
          <table:table-cell office:value-type="float" office:value="266.112" calcext:value-type="float">
            <text:p>266.112</text:p>
          </table:table-cell>
        </table:table-row>
        <table:table-row table:style-name="ro1">
          <table:table-cell office:value-type="float" office:value="15.9501" calcext:value-type="float">
            <text:p>15.9501</text:p>
          </table:table-cell>
          <table:table-cell office:value-type="float" office:value="285.367" calcext:value-type="float">
            <text:p>285.367</text:p>
          </table:table-cell>
          <table:table-cell office:value-type="float" office:value="15.9521" calcext:value-type="float">
            <text:p>15.9521</text:p>
          </table:table-cell>
          <table:table-cell office:value-type="float" office:value="267.048" calcext:value-type="float">
            <text:p>267.048</text:p>
          </table:table-cell>
        </table:table-row>
        <table:table-row table:style-name="ro1">
          <table:table-cell office:value-type="float" office:value="15.9799" calcext:value-type="float">
            <text:p>15.9799</text:p>
          </table:table-cell>
          <table:table-cell office:value-type="float" office:value="285.439" calcext:value-type="float">
            <text:p>285.439</text:p>
          </table:table-cell>
          <table:table-cell office:value-type="float" office:value="15.9819" calcext:value-type="float">
            <text:p>15.9819</text:p>
          </table:table-cell>
          <table:table-cell office:value-type="float" office:value="268.072" calcext:value-type="float">
            <text:p>268.072</text:p>
          </table:table-cell>
        </table:table-row>
        <table:table-row table:style-name="ro1">
          <table:table-cell office:value-type="float" office:value="16.0096" calcext:value-type="float">
            <text:p>16.0096</text:p>
          </table:table-cell>
          <table:table-cell office:value-type="float" office:value="285.875" calcext:value-type="float">
            <text:p>285.875</text:p>
          </table:table-cell>
          <table:table-cell office:value-type="float" office:value="16.0117" calcext:value-type="float">
            <text:p>16.0117</text:p>
          </table:table-cell>
          <table:table-cell office:value-type="float" office:value="268.522" calcext:value-type="float">
            <text:p>268.522</text:p>
          </table:table-cell>
        </table:table-row>
        <table:table-row table:style-name="ro1">
          <table:table-cell office:value-type="float" office:value="16.0394" calcext:value-type="float">
            <text:p>16.0394</text:p>
          </table:table-cell>
          <table:table-cell office:value-type="float" office:value="287.766" calcext:value-type="float">
            <text:p>287.766</text:p>
          </table:table-cell>
          <table:table-cell office:value-type="float" office:value="16.0415" calcext:value-type="float">
            <text:p>16.0415</text:p>
          </table:table-cell>
          <table:table-cell office:value-type="float" office:value="269.984" calcext:value-type="float">
            <text:p>269.984</text:p>
          </table:table-cell>
        </table:table-row>
        <table:table-row table:style-name="ro1">
          <table:table-cell office:value-type="float" office:value="16.0692" calcext:value-type="float">
            <text:p>16.0692</text:p>
          </table:table-cell>
          <table:table-cell office:value-type="float" office:value="285.043" calcext:value-type="float">
            <text:p>285.043</text:p>
          </table:table-cell>
          <table:table-cell office:value-type="float" office:value="16.0713" calcext:value-type="float">
            <text:p>16.0713</text:p>
          </table:table-cell>
          <table:table-cell office:value-type="float" office:value="267.334" calcext:value-type="float">
            <text:p>267.334</text:p>
          </table:table-cell>
        </table:table-row>
        <table:table-row table:style-name="ro1">
          <table:table-cell office:value-type="float" office:value="16.0989" calcext:value-type="float">
            <text:p>16.0989</text:p>
          </table:table-cell>
          <table:table-cell office:value-type="float" office:value="283.354" calcext:value-type="float">
            <text:p>283.354</text:p>
          </table:table-cell>
          <table:table-cell office:value-type="float" office:value="16.1011" calcext:value-type="float">
            <text:p>16.1011</text:p>
          </table:table-cell>
          <table:table-cell office:value-type="float" office:value="266.071" calcext:value-type="float">
            <text:p>266.071</text:p>
          </table:table-cell>
        </table:table-row>
        <table:table-row table:style-name="ro1">
          <table:table-cell office:value-type="float" office:value="16.1287" calcext:value-type="float">
            <text:p>16.1287</text:p>
          </table:table-cell>
          <table:table-cell office:value-type="float" office:value="280.882" calcext:value-type="float">
            <text:p>280.882</text:p>
          </table:table-cell>
          <table:table-cell office:value-type="float" office:value="16.1309" calcext:value-type="float">
            <text:p>16.1309</text:p>
          </table:table-cell>
          <table:table-cell office:value-type="float" office:value="265.191" calcext:value-type="float">
            <text:p>265.191</text:p>
          </table:table-cell>
        </table:table-row>
        <table:table-row table:style-name="ro1">
          <table:table-cell office:value-type="float" office:value="16.1585" calcext:value-type="float">
            <text:p>16.1585</text:p>
          </table:table-cell>
          <table:table-cell office:value-type="float" office:value="277.426" calcext:value-type="float">
            <text:p>277.426</text:p>
          </table:table-cell>
          <table:table-cell office:value-type="float" office:value="16.1607" calcext:value-type="float">
            <text:p>16.1607</text:p>
          </table:table-cell>
          <table:table-cell office:value-type="float" office:value="264.192" calcext:value-type="float">
            <text:p>264.192</text:p>
          </table:table-cell>
        </table:table-row>
        <table:table-row table:style-name="ro1">
          <table:table-cell office:value-type="float" office:value="16.1882" calcext:value-type="float">
            <text:p>16.1882</text:p>
          </table:table-cell>
          <table:table-cell office:value-type="float" office:value="277.959" calcext:value-type="float">
            <text:p>277.959</text:p>
          </table:table-cell>
          <table:table-cell office:value-type="float" office:value="16.1905" calcext:value-type="float">
            <text:p>16.1905</text:p>
          </table:table-cell>
          <table:table-cell office:value-type="float" office:value="264.229" calcext:value-type="float">
            <text:p>264.229</text:p>
          </table:table-cell>
        </table:table-row>
        <table:table-row table:style-name="ro1">
          <table:table-cell office:value-type="float" office:value="16.218" calcext:value-type="float">
            <text:p>16.218</text:p>
          </table:table-cell>
          <table:table-cell office:value-type="float" office:value="275.593" calcext:value-type="float">
            <text:p>275.593</text:p>
          </table:table-cell>
          <table:table-cell office:value-type="float" office:value="16.2203" calcext:value-type="float">
            <text:p>16.2203</text:p>
          </table:table-cell>
          <table:table-cell office:value-type="float" office:value="264.662" calcext:value-type="float">
            <text:p>264.662</text:p>
          </table:table-cell>
        </table:table-row>
        <table:table-row table:style-name="ro1">
          <table:table-cell office:value-type="float" office:value="16.2478" calcext:value-type="float">
            <text:p>16.2478</text:p>
          </table:table-cell>
          <table:table-cell office:value-type="float" office:value="276.465" calcext:value-type="float">
            <text:p>276.465</text:p>
          </table:table-cell>
          <table:table-cell office:value-type="float" office:value="16.2501" calcext:value-type="float">
            <text:p>16.2501</text:p>
          </table:table-cell>
          <table:table-cell office:value-type="float" office:value="265.041" calcext:value-type="float">
            <text:p>265.041</text:p>
          </table:table-cell>
        </table:table-row>
        <table:table-row table:style-name="ro1">
          <table:table-cell office:value-type="float" office:value="16.2775" calcext:value-type="float">
            <text:p>16.2775</text:p>
          </table:table-cell>
          <table:table-cell office:value-type="float" office:value="273.37" calcext:value-type="float">
            <text:p>273.37</text:p>
          </table:table-cell>
          <table:table-cell office:value-type="float" office:value="16.2799" calcext:value-type="float">
            <text:p>16.2799</text:p>
          </table:table-cell>
          <table:table-cell office:value-type="float" office:value="263.276" calcext:value-type="float">
            <text:p>263.276</text:p>
          </table:table-cell>
        </table:table-row>
        <table:table-row table:style-name="ro1">
          <table:table-cell office:value-type="float" office:value="16.3073" calcext:value-type="float">
            <text:p>16.3073</text:p>
          </table:table-cell>
          <table:table-cell office:value-type="float" office:value="275.988" calcext:value-type="float">
            <text:p>275.988</text:p>
          </table:table-cell>
          <table:table-cell office:value-type="float" office:value="16.3097" calcext:value-type="float">
            <text:p>16.3097</text:p>
          </table:table-cell>
          <table:table-cell office:value-type="float" office:value="264.155" calcext:value-type="float">
            <text:p>264.155</text:p>
          </table:table-cell>
        </table:table-row>
        <table:table-row table:style-name="ro1">
          <table:table-cell office:value-type="float" office:value="16.3371" calcext:value-type="float">
            <text:p>16.3371</text:p>
          </table:table-cell>
          <table:table-cell office:value-type="float" office:value="279.068" calcext:value-type="float">
            <text:p>279.068</text:p>
          </table:table-cell>
          <table:table-cell office:value-type="float" office:value="16.3395" calcext:value-type="float">
            <text:p>16.3395</text:p>
          </table:table-cell>
          <table:table-cell office:value-type="float" office:value="263.764" calcext:value-type="float">
            <text:p>263.764</text:p>
          </table:table-cell>
        </table:table-row>
        <table:table-row table:style-name="ro1">
          <table:table-cell office:value-type="float" office:value="16.3668" calcext:value-type="float">
            <text:p>16.3668</text:p>
          </table:table-cell>
          <table:table-cell office:value-type="float" office:value="279.125" calcext:value-type="float">
            <text:p>279.125</text:p>
          </table:table-cell>
          <table:table-cell office:value-type="float" office:value="16.3693" calcext:value-type="float">
            <text:p>16.3693</text:p>
          </table:table-cell>
          <table:table-cell office:value-type="float" office:value="262.652" calcext:value-type="float">
            <text:p>262.652</text:p>
          </table:table-cell>
        </table:table-row>
        <table:table-row table:style-name="ro1">
          <table:table-cell office:value-type="float" office:value="16.3966" calcext:value-type="float">
            <text:p>16.3966</text:p>
          </table:table-cell>
          <table:table-cell office:value-type="float" office:value="275.995" calcext:value-type="float">
            <text:p>275.995</text:p>
          </table:table-cell>
          <table:table-cell office:value-type="float" office:value="16.3991" calcext:value-type="float">
            <text:p>16.3991</text:p>
          </table:table-cell>
          <table:table-cell office:value-type="float" office:value="260.105" calcext:value-type="float">
            <text:p>260.105</text:p>
          </table:table-cell>
        </table:table-row>
        <table:table-row table:style-name="ro1">
          <table:table-cell office:value-type="float" office:value="16.4264" calcext:value-type="float">
            <text:p>16.4264</text:p>
          </table:table-cell>
          <table:table-cell office:value-type="float" office:value="275.806" calcext:value-type="float">
            <text:p>275.806</text:p>
          </table:table-cell>
          <table:table-cell office:value-type="float" office:value="16.4289" calcext:value-type="float">
            <text:p>16.4289</text:p>
          </table:table-cell>
          <table:table-cell office:value-type="float" office:value="256.86" calcext:value-type="float">
            <text:p>256.86</text:p>
          </table:table-cell>
        </table:table-row>
        <table:table-row table:style-name="ro1">
          <table:table-cell office:value-type="float" office:value="16.4561" calcext:value-type="float">
            <text:p>16.4561</text:p>
          </table:table-cell>
          <table:table-cell office:value-type="float" office:value="273.857" calcext:value-type="float">
            <text:p>273.857</text:p>
          </table:table-cell>
          <table:table-cell office:value-type="float" office:value="16.4587" calcext:value-type="float">
            <text:p>16.4587</text:p>
          </table:table-cell>
          <table:table-cell office:value-type="float" office:value="255.631" calcext:value-type="float">
            <text:p>255.631</text:p>
          </table:table-cell>
        </table:table-row>
        <table:table-row table:style-name="ro1">
          <table:table-cell office:value-type="float" office:value="16.4859" calcext:value-type="float">
            <text:p>16.4859</text:p>
          </table:table-cell>
          <table:table-cell office:value-type="float" office:value="271.781" calcext:value-type="float">
            <text:p>271.781</text:p>
          </table:table-cell>
          <table:table-cell office:value-type="float" office:value="16.4885" calcext:value-type="float">
            <text:p>16.4885</text:p>
          </table:table-cell>
          <table:table-cell office:value-type="float" office:value="254.785" calcext:value-type="float">
            <text:p>254.785</text:p>
          </table:table-cell>
        </table:table-row>
        <table:table-row table:style-name="ro1">
          <table:table-cell office:value-type="float" office:value="16.5157" calcext:value-type="float">
            <text:p>16.5157</text:p>
          </table:table-cell>
          <table:table-cell office:value-type="float" office:value="274.734" calcext:value-type="float">
            <text:p>274.734</text:p>
          </table:table-cell>
          <table:table-cell office:value-type="float" office:value="16.5183" calcext:value-type="float">
            <text:p>16.5183</text:p>
          </table:table-cell>
          <table:table-cell office:value-type="float" office:value="254.427" calcext:value-type="float">
            <text:p>254.427</text:p>
          </table:table-cell>
        </table:table-row>
        <table:table-row table:style-name="ro1">
          <table:table-cell office:value-type="float" office:value="16.5454" calcext:value-type="float">
            <text:p>16.5454</text:p>
          </table:table-cell>
          <table:table-cell office:value-type="float" office:value="275.237" calcext:value-type="float">
            <text:p>275.237</text:p>
          </table:table-cell>
          <table:table-cell office:value-type="float" office:value="16.5481" calcext:value-type="float">
            <text:p>16.5481</text:p>
          </table:table-cell>
          <table:table-cell office:value-type="float" office:value="252.959" calcext:value-type="float">
            <text:p>252.959</text:p>
          </table:table-cell>
        </table:table-row>
        <table:table-row table:style-name="ro1">
          <table:table-cell office:value-type="float" office:value="16.5752" calcext:value-type="float">
            <text:p>16.5752</text:p>
          </table:table-cell>
          <table:table-cell office:value-type="float" office:value="274.339" calcext:value-type="float">
            <text:p>274.339</text:p>
          </table:table-cell>
          <table:table-cell office:value-type="float" office:value="16.5778" calcext:value-type="float">
            <text:p>16.5778</text:p>
          </table:table-cell>
          <table:table-cell office:value-type="float" office:value="250.696" calcext:value-type="float">
            <text:p>250.696</text:p>
          </table:table-cell>
        </table:table-row>
        <table:table-row table:style-name="ro1">
          <table:table-cell office:value-type="float" office:value="16.605" calcext:value-type="float">
            <text:p>16.605</text:p>
          </table:table-cell>
          <table:table-cell office:value-type="float" office:value="275.424" calcext:value-type="float">
            <text:p>275.424</text:p>
          </table:table-cell>
          <table:table-cell office:value-type="float" office:value="16.6076" calcext:value-type="float">
            <text:p>16.6076</text:p>
          </table:table-cell>
          <table:table-cell office:value-type="float" office:value="250.154" calcext:value-type="float">
            <text:p>250.154</text:p>
          </table:table-cell>
        </table:table-row>
        <table:table-row table:style-name="ro1">
          <table:table-cell office:value-type="float" office:value="16.6347" calcext:value-type="float">
            <text:p>16.6347</text:p>
          </table:table-cell>
          <table:table-cell office:value-type="float" office:value="276.915" calcext:value-type="float">
            <text:p>276.915</text:p>
          </table:table-cell>
          <table:table-cell office:value-type="float" office:value="16.6374" calcext:value-type="float">
            <text:p>16.6374</text:p>
          </table:table-cell>
          <table:table-cell office:value-type="float" office:value="248.552" calcext:value-type="float">
            <text:p>248.552</text:p>
          </table:table-cell>
        </table:table-row>
        <table:table-row table:style-name="ro1">
          <table:table-cell office:value-type="float" office:value="16.6645" calcext:value-type="float">
            <text:p>16.6645</text:p>
          </table:table-cell>
          <table:table-cell office:value-type="float" office:value="280.702" calcext:value-type="float">
            <text:p>280.702</text:p>
          </table:table-cell>
          <table:table-cell office:value-type="float" office:value="16.6672" calcext:value-type="float">
            <text:p>16.6672</text:p>
          </table:table-cell>
          <table:table-cell office:value-type="float" office:value="246.641" calcext:value-type="float">
            <text:p>246.641</text:p>
          </table:table-cell>
        </table:table-row>
        <table:table-row table:style-name="ro1">
          <table:table-cell office:value-type="float" office:value="16.6943" calcext:value-type="float">
            <text:p>16.6943</text:p>
          </table:table-cell>
          <table:table-cell office:value-type="float" office:value="281.7" calcext:value-type="float">
            <text:p>281.7</text:p>
          </table:table-cell>
          <table:table-cell office:value-type="float" office:value="16.697" calcext:value-type="float">
            <text:p>16.697</text:p>
          </table:table-cell>
          <table:table-cell office:value-type="float" office:value="247.164" calcext:value-type="float">
            <text:p>247.164</text:p>
          </table:table-cell>
        </table:table-row>
        <table:table-row table:style-name="ro1">
          <table:table-cell office:value-type="float" office:value="16.724" calcext:value-type="float">
            <text:p>16.724</text:p>
          </table:table-cell>
          <table:table-cell office:value-type="float" office:value="281.198" calcext:value-type="float">
            <text:p>281.198</text:p>
          </table:table-cell>
          <table:table-cell office:value-type="float" office:value="16.7268" calcext:value-type="float">
            <text:p>16.7268</text:p>
          </table:table-cell>
          <table:table-cell office:value-type="float" office:value="248.548" calcext:value-type="float">
            <text:p>248.548</text:p>
          </table:table-cell>
        </table:table-row>
        <table:table-row table:style-name="ro1">
          <table:table-cell office:value-type="float" office:value="16.7538" calcext:value-type="float">
            <text:p>16.7538</text:p>
          </table:table-cell>
          <table:table-cell office:value-type="float" office:value="283.537" calcext:value-type="float">
            <text:p>283.537</text:p>
          </table:table-cell>
          <table:table-cell office:value-type="float" office:value="16.7566" calcext:value-type="float">
            <text:p>16.7566</text:p>
          </table:table-cell>
          <table:table-cell office:value-type="float" office:value="250.166" calcext:value-type="float">
            <text:p>250.166</text:p>
          </table:table-cell>
        </table:table-row>
        <table:table-row table:style-name="ro1">
          <table:table-cell office:value-type="float" office:value="16.7836" calcext:value-type="float">
            <text:p>16.7836</text:p>
          </table:table-cell>
          <table:table-cell office:value-type="float" office:value="286.678" calcext:value-type="float">
            <text:p>286.678</text:p>
          </table:table-cell>
          <table:table-cell office:value-type="float" office:value="16.7864" calcext:value-type="float">
            <text:p>16.7864</text:p>
          </table:table-cell>
          <table:table-cell office:value-type="float" office:value="251.861" calcext:value-type="float">
            <text:p>251.861</text:p>
          </table:table-cell>
        </table:table-row>
        <table:table-row table:style-name="ro1">
          <table:table-cell office:value-type="float" office:value="16.8133" calcext:value-type="float">
            <text:p>16.8133</text:p>
          </table:table-cell>
          <table:table-cell office:value-type="float" office:value="292.057" calcext:value-type="float">
            <text:p>292.057</text:p>
          </table:table-cell>
          <table:table-cell office:value-type="float" office:value="16.8162" calcext:value-type="float">
            <text:p>16.8162</text:p>
          </table:table-cell>
          <table:table-cell office:value-type="float" office:value="254.293" calcext:value-type="float">
            <text:p>254.293</text:p>
          </table:table-cell>
        </table:table-row>
        <table:table-row table:style-name="ro1">
          <table:table-cell office:value-type="float" office:value="16.8431" calcext:value-type="float">
            <text:p>16.8431</text:p>
          </table:table-cell>
          <table:table-cell office:value-type="float" office:value="292.99" calcext:value-type="float">
            <text:p>292.99</text:p>
          </table:table-cell>
          <table:table-cell office:value-type="float" office:value="16.846" calcext:value-type="float">
            <text:p>16.846</text:p>
          </table:table-cell>
          <table:table-cell office:value-type="float" office:value="256.667" calcext:value-type="float">
            <text:p>256.667</text:p>
          </table:table-cell>
        </table:table-row>
        <table:table-row table:style-name="ro1">
          <table:table-cell office:value-type="float" office:value="16.8729" calcext:value-type="float">
            <text:p>16.8729</text:p>
          </table:table-cell>
          <table:table-cell office:value-type="float" office:value="292.832" calcext:value-type="float">
            <text:p>292.832</text:p>
          </table:table-cell>
          <table:table-cell office:value-type="float" office:value="16.8758" calcext:value-type="float">
            <text:p>16.8758</text:p>
          </table:table-cell>
          <table:table-cell office:value-type="float" office:value="260.268" calcext:value-type="float">
            <text:p>260.268</text:p>
          </table:table-cell>
        </table:table-row>
        <table:table-row table:style-name="ro1">
          <table:table-cell office:value-type="float" office:value="16.9026" calcext:value-type="float">
            <text:p>16.9026</text:p>
          </table:table-cell>
          <table:table-cell office:value-type="float" office:value="296.908" calcext:value-type="float">
            <text:p>296.908</text:p>
          </table:table-cell>
          <table:table-cell office:value-type="float" office:value="16.9056" calcext:value-type="float">
            <text:p>16.9056</text:p>
          </table:table-cell>
          <table:table-cell office:value-type="float" office:value="263.862" calcext:value-type="float">
            <text:p>263.862</text:p>
          </table:table-cell>
        </table:table-row>
        <table:table-row table:style-name="ro1">
          <table:table-cell office:value-type="float" office:value="16.9324" calcext:value-type="float">
            <text:p>16.9324</text:p>
          </table:table-cell>
          <table:table-cell office:value-type="float" office:value="303.368" calcext:value-type="float">
            <text:p>303.368</text:p>
          </table:table-cell>
          <table:table-cell office:value-type="float" office:value="16.9354" calcext:value-type="float">
            <text:p>16.9354</text:p>
          </table:table-cell>
          <table:table-cell office:value-type="float" office:value="268.714" calcext:value-type="float">
            <text:p>268.714</text:p>
          </table:table-cell>
        </table:table-row>
        <table:table-row table:style-name="ro1">
          <table:table-cell office:value-type="float" office:value="16.9622" calcext:value-type="float">
            <text:p>16.9622</text:p>
          </table:table-cell>
          <table:table-cell office:value-type="float" office:value="309.772" calcext:value-type="float">
            <text:p>309.772</text:p>
          </table:table-cell>
          <table:table-cell office:value-type="float" office:value="16.9652" calcext:value-type="float">
            <text:p>16.9652</text:p>
          </table:table-cell>
          <table:table-cell office:value-type="float" office:value="275.065" calcext:value-type="float">
            <text:p>275.065</text:p>
          </table:table-cell>
        </table:table-row>
        <table:table-row table:style-name="ro1">
          <table:table-cell office:value-type="float" office:value="16.9919" calcext:value-type="float">
            <text:p>16.9919</text:p>
          </table:table-cell>
          <table:table-cell office:value-type="float" office:value="306.196" calcext:value-type="float">
            <text:p>306.196</text:p>
          </table:table-cell>
          <table:table-cell office:value-type="float" office:value="16.995" calcext:value-type="float">
            <text:p>16.995</text:p>
          </table:table-cell>
          <table:table-cell office:value-type="float" office:value="281.376" calcext:value-type="float">
            <text:p>281.376</text:p>
          </table:table-cell>
        </table:table-row>
        <table:table-row table:style-name="ro1">
          <table:table-cell office:value-type="float" office:value="17.0217" calcext:value-type="float">
            <text:p>17.0217</text:p>
          </table:table-cell>
          <table:table-cell office:value-type="float" office:value="305.326" calcext:value-type="float">
            <text:p>305.326</text:p>
          </table:table-cell>
          <table:table-cell office:value-type="float" office:value="17.0248" calcext:value-type="float">
            <text:p>17.0248</text:p>
          </table:table-cell>
          <table:table-cell office:value-type="float" office:value="288.017" calcext:value-type="float">
            <text:p>288.017</text:p>
          </table:table-cell>
        </table:table-row>
        <table:table-row table:style-name="ro1">
          <table:table-cell office:value-type="float" office:value="17.0515" calcext:value-type="float">
            <text:p>17.0515</text:p>
          </table:table-cell>
          <table:table-cell office:value-type="float" office:value="293.26" calcext:value-type="float">
            <text:p>293.26</text:p>
          </table:table-cell>
          <table:table-cell office:value-type="float" office:value="17.0546" calcext:value-type="float">
            <text:p>17.0546</text:p>
          </table:table-cell>
          <table:table-cell office:value-type="float" office:value="294.85" calcext:value-type="float">
            <text:p>294.85</text:p>
          </table:table-cell>
        </table:table-row>
        <table:table-row table:style-name="ro1">
          <table:table-cell office:value-type="float" office:value="17.0812" calcext:value-type="float">
            <text:p>17.0812</text:p>
          </table:table-cell>
          <table:table-cell office:value-type="float" office:value="279.226" calcext:value-type="float">
            <text:p>279.226</text:p>
          </table:table-cell>
          <table:table-cell office:value-type="float" office:value="17.0844" calcext:value-type="float">
            <text:p>17.0844</text:p>
          </table:table-cell>
          <table:table-cell office:value-type="float" office:value="300.62" calcext:value-type="float">
            <text:p>300.62</text:p>
          </table:table-cell>
        </table:table-row>
        <table:table-row table:style-name="ro1">
          <table:table-cell office:value-type="float" office:value="17.111" calcext:value-type="float">
            <text:p>17.111</text:p>
          </table:table-cell>
          <table:table-cell office:value-type="float" office:value="269.989" calcext:value-type="float">
            <text:p>269.989</text:p>
          </table:table-cell>
          <table:table-cell office:value-type="float" office:value="17.1142" calcext:value-type="float">
            <text:p>17.1142</text:p>
          </table:table-cell>
          <table:table-cell office:value-type="float" office:value="307.079" calcext:value-type="float">
            <text:p>307.079</text:p>
          </table:table-cell>
        </table:table-row>
        <table:table-row table:style-name="ro1">
          <table:table-cell office:value-type="float" office:value="17.1408" calcext:value-type="float">
            <text:p>17.1408</text:p>
          </table:table-cell>
          <table:table-cell office:value-type="float" office:value="254.321" calcext:value-type="float">
            <text:p>254.321</text:p>
          </table:table-cell>
          <table:table-cell office:value-type="float" office:value="17.144" calcext:value-type="float">
            <text:p>17.144</text:p>
          </table:table-cell>
          <table:table-cell office:value-type="float" office:value="313.14" calcext:value-type="float">
            <text:p>313.14</text:p>
          </table:table-cell>
        </table:table-row>
        <table:table-row table:style-name="ro1">
          <table:table-cell office:value-type="float" office:value="17.1705" calcext:value-type="float">
            <text:p>17.1705</text:p>
          </table:table-cell>
          <table:table-cell office:value-type="float" office:value="238.607" calcext:value-type="float">
            <text:p>238.607</text:p>
          </table:table-cell>
          <table:table-cell office:value-type="float" office:value="17.1738" calcext:value-type="float">
            <text:p>17.1738</text:p>
          </table:table-cell>
          <table:table-cell office:value-type="float" office:value="319.866" calcext:value-type="float">
            <text:p>319.866</text:p>
          </table:table-cell>
        </table:table-row>
        <table:table-row table:style-name="ro1">
          <table:table-cell office:value-type="float" office:value="17.2003" calcext:value-type="float">
            <text:p>17.2003</text:p>
          </table:table-cell>
          <table:table-cell office:value-type="float" office:value="220.814" calcext:value-type="float">
            <text:p>220.814</text:p>
          </table:table-cell>
          <table:table-cell office:value-type="float" office:value="17.2036" calcext:value-type="float">
            <text:p>17.2036</text:p>
          </table:table-cell>
          <table:table-cell office:value-type="float" office:value="326.571" calcext:value-type="float">
            <text:p>326.571</text:p>
          </table:table-cell>
        </table:table-row>
        <table:table-row table:style-name="ro1">
          <table:table-cell office:value-type="float" office:value="17.2301" calcext:value-type="float">
            <text:p>17.2301</text:p>
          </table:table-cell>
          <table:table-cell office:value-type="float" office:value="205.207" calcext:value-type="float">
            <text:p>205.207</text:p>
          </table:table-cell>
          <table:table-cell office:value-type="float" office:value="17.2334" calcext:value-type="float">
            <text:p>17.2334</text:p>
          </table:table-cell>
          <table:table-cell office:value-type="float" office:value="334.623" calcext:value-type="float">
            <text:p>334.623</text:p>
          </table:table-cell>
        </table:table-row>
        <table:table-row table:style-name="ro1">
          <table:table-cell office:value-type="float" office:value="17.2598" calcext:value-type="float">
            <text:p>17.2598</text:p>
          </table:table-cell>
          <table:table-cell office:value-type="float" office:value="191.576" calcext:value-type="float">
            <text:p>191.576</text:p>
          </table:table-cell>
          <table:table-cell office:value-type="float" office:value="17.2632" calcext:value-type="float">
            <text:p>17.2632</text:p>
          </table:table-cell>
          <table:table-cell office:value-type="float" office:value="340.655" calcext:value-type="float">
            <text:p>340.655</text:p>
          </table:table-cell>
        </table:table-row>
        <table:table-row table:style-name="ro1">
          <table:table-cell office:value-type="float" office:value="17.2896" calcext:value-type="float">
            <text:p>17.2896</text:p>
          </table:table-cell>
          <table:table-cell office:value-type="float" office:value="172.863" calcext:value-type="float">
            <text:p>172.863</text:p>
          </table:table-cell>
          <table:table-cell office:value-type="float" office:value="17.293" calcext:value-type="float">
            <text:p>17.293</text:p>
          </table:table-cell>
          <table:table-cell office:value-type="float" office:value="341.356" calcext:value-type="float">
            <text:p>341.356</text:p>
          </table:table-cell>
        </table:table-row>
        <table:table-row table:style-name="ro1">
          <table:table-cell office:value-type="float" office:value="17.3194" calcext:value-type="float">
            <text:p>17.3194</text:p>
          </table:table-cell>
          <table:table-cell office:value-type="float" office:value="158.558" calcext:value-type="float">
            <text:p>158.558</text:p>
          </table:table-cell>
          <table:table-cell office:value-type="float" office:value="17.3228" calcext:value-type="float">
            <text:p>17.3228</text:p>
          </table:table-cell>
          <table:table-cell office:value-type="float" office:value="343.271" calcext:value-type="float">
            <text:p>343.271</text:p>
          </table:table-cell>
        </table:table-row>
        <table:table-row table:style-name="ro1">
          <table:table-cell office:value-type="float" office:value="17.3491" calcext:value-type="float">
            <text:p>17.3491</text:p>
          </table:table-cell>
          <table:table-cell office:value-type="float" office:value="142.674" calcext:value-type="float">
            <text:p>142.674</text:p>
          </table:table-cell>
          <table:table-cell office:value-type="float" office:value="17.3526" calcext:value-type="float">
            <text:p>17.3526</text:p>
          </table:table-cell>
          <table:table-cell office:value-type="float" office:value="343.01" calcext:value-type="float">
            <text:p>343.01</text:p>
          </table:table-cell>
        </table:table-row>
        <table:table-row table:style-name="ro1">
          <table:table-cell office:value-type="float" office:value="17.3789" calcext:value-type="float">
            <text:p>17.3789</text:p>
          </table:table-cell>
          <table:table-cell office:value-type="float" office:value="128.133" calcext:value-type="float">
            <text:p>128.133</text:p>
          </table:table-cell>
          <table:table-cell office:value-type="float" office:value="17.3824" calcext:value-type="float">
            <text:p>17.3824</text:p>
          </table:table-cell>
          <table:table-cell office:value-type="float" office:value="343.26" calcext:value-type="float">
            <text:p>343.26</text:p>
          </table:table-cell>
        </table:table-row>
        <table:table-row table:style-name="ro1">
          <table:table-cell office:value-type="float" office:value="17.4087" calcext:value-type="float">
            <text:p>17.4087</text:p>
          </table:table-cell>
          <table:table-cell office:value-type="float" office:value="115.629" calcext:value-type="float">
            <text:p>115.629</text:p>
          </table:table-cell>
          <table:table-cell office:value-type="float" office:value="17.4122" calcext:value-type="float">
            <text:p>17.4122</text:p>
          </table:table-cell>
          <table:table-cell office:value-type="float" office:value="340.814" calcext:value-type="float">
            <text:p>340.814</text:p>
          </table:table-cell>
        </table:table-row>
        <table:table-row table:style-name="ro1">
          <table:table-cell office:value-type="float" office:value="17.4384" calcext:value-type="float">
            <text:p>17.4384</text:p>
          </table:table-cell>
          <table:table-cell office:value-type="float" office:value="99.9045" calcext:value-type="float">
            <text:p>99.9045</text:p>
          </table:table-cell>
          <table:table-cell office:value-type="float" office:value="17.442" calcext:value-type="float">
            <text:p>17.442</text:p>
          </table:table-cell>
          <table:table-cell office:value-type="float" office:value="336.903" calcext:value-type="float">
            <text:p>336.903</text:p>
          </table:table-cell>
        </table:table-row>
        <table:table-row table:style-name="ro1">
          <table:table-cell office:value-type="float" office:value="17.4682" calcext:value-type="float">
            <text:p>17.4682</text:p>
          </table:table-cell>
          <table:table-cell office:value-type="float" office:value="91.0168" calcext:value-type="float">
            <text:p>91.0168</text:p>
          </table:table-cell>
          <table:table-cell office:value-type="float" office:value="17.4717" calcext:value-type="float">
            <text:p>17.4717</text:p>
          </table:table-cell>
          <table:table-cell office:value-type="float" office:value="330.926" calcext:value-type="float">
            <text:p>330.926</text:p>
          </table:table-cell>
        </table:table-row>
        <table:table-row table:style-name="ro1">
          <table:table-cell office:value-type="float" office:value="17.498" calcext:value-type="float">
            <text:p>17.498</text:p>
          </table:table-cell>
          <table:table-cell office:value-type="float" office:value="75.6757" calcext:value-type="float">
            <text:p>75.6757</text:p>
          </table:table-cell>
          <table:table-cell office:value-type="float" office:value="17.5015" calcext:value-type="float">
            <text:p>17.5015</text:p>
          </table:table-cell>
          <table:table-cell office:value-type="float" office:value="320.289" calcext:value-type="float">
            <text:p>320.289</text:p>
          </table:table-cell>
        </table:table-row>
        <table:table-row table:style-name="ro1">
          <table:table-cell office:value-type="float" office:value="17.5277" calcext:value-type="float">
            <text:p>17.5277</text:p>
          </table:table-cell>
          <table:table-cell office:value-type="float" office:value="63.1976" calcext:value-type="float">
            <text:p>63.1976</text:p>
          </table:table-cell>
          <table:table-cell office:value-type="float" office:value="17.5313" calcext:value-type="float">
            <text:p>17.5313</text:p>
          </table:table-cell>
          <table:table-cell office:value-type="float" office:value="309.048" calcext:value-type="float">
            <text:p>309.048</text:p>
          </table:table-cell>
        </table:table-row>
        <table:table-row table:style-name="ro1">
          <table:table-cell office:value-type="float" office:value="17.5575" calcext:value-type="float">
            <text:p>17.5575</text:p>
          </table:table-cell>
          <table:table-cell office:value-type="float" office:value="52.64" calcext:value-type="float">
            <text:p>52.64</text:p>
          </table:table-cell>
          <table:table-cell office:value-type="float" office:value="17.5611" calcext:value-type="float">
            <text:p>17.5611</text:p>
          </table:table-cell>
          <table:table-cell office:value-type="float" office:value="298.677" calcext:value-type="float">
            <text:p>298.677</text:p>
          </table:table-cell>
        </table:table-row>
        <table:table-row table:style-name="ro1">
          <table:table-cell office:value-type="float" office:value="17.5873" calcext:value-type="float">
            <text:p>17.5873</text:p>
          </table:table-cell>
          <table:table-cell office:value-type="float" office:value="49.5135" calcext:value-type="float">
            <text:p>49.5135</text:p>
          </table:table-cell>
          <table:table-cell office:value-type="float" office:value="17.5909" calcext:value-type="float">
            <text:p>17.5909</text:p>
          </table:table-cell>
          <table:table-cell office:value-type="float" office:value="289.049" calcext:value-type="float">
            <text:p>289.049</text:p>
          </table:table-cell>
        </table:table-row>
        <table:table-row table:style-name="ro1">
          <table:table-cell office:value-type="float" office:value="17.617" calcext:value-type="float">
            <text:p>17.617</text:p>
          </table:table-cell>
          <table:table-cell office:value-type="float" office:value="47.0303" calcext:value-type="float">
            <text:p>47.0303</text:p>
          </table:table-cell>
          <table:table-cell office:value-type="float" office:value="17.6207" calcext:value-type="float">
            <text:p>17.6207</text:p>
          </table:table-cell>
          <table:table-cell office:value-type="float" office:value="278.242" calcext:value-type="float">
            <text:p>278.242</text:p>
          </table:table-cell>
        </table:table-row>
        <table:table-row table:style-name="ro1">
          <table:table-cell office:value-type="float" office:value="17.6468" calcext:value-type="float">
            <text:p>17.6468</text:p>
          </table:table-cell>
          <table:table-cell office:value-type="float" office:value="36.8" calcext:value-type="float">
            <text:p>36.8</text:p>
          </table:table-cell>
          <table:table-cell office:value-type="float" office:value="17.6505" calcext:value-type="float">
            <text:p>17.6505</text:p>
          </table:table-cell>
          <table:table-cell office:value-type="float" office:value="267.507" calcext:value-type="float">
            <text:p>267.507</text:p>
          </table:table-cell>
        </table:table-row>
        <table:table-row table:style-name="ro1">
          <table:table-cell office:value-type="float" office:value="17.6766" calcext:value-type="float">
            <text:p>17.6766</text:p>
          </table:table-cell>
          <table:table-cell office:value-type="float" office:value="30.6667" calcext:value-type="float">
            <text:p>30.6667</text:p>
          </table:table-cell>
          <table:table-cell office:value-type="float" office:value="17.6803" calcext:value-type="float">
            <text:p>17.6803</text:p>
          </table:table-cell>
          <table:table-cell office:value-type="float" office:value="258.245" calcext:value-type="float">
            <text:p>258.245</text:p>
          </table:table-cell>
        </table:table-row>
        <table:table-row table:style-name="ro1">
          <table:table-cell office:value-type="float" office:value="17.7063" calcext:value-type="float">
            <text:p>17.7063</text:p>
          </table:table-cell>
          <table:table-cell office:value-type="float" office:value="37.3333" calcext:value-type="float">
            <text:p>37.3333</text:p>
          </table:table-cell>
          <table:table-cell office:value-type="float" office:value="17.7101" calcext:value-type="float">
            <text:p>17.7101</text:p>
          </table:table-cell>
          <table:table-cell office:value-type="float" office:value="247.278" calcext:value-type="float">
            <text:p>247.278</text:p>
          </table:table-cell>
        </table:table-row>
        <table:table-row table:style-name="ro1">
          <table:table-cell office:value-type="float" office:value="17.7361" calcext:value-type="float">
            <text:p>17.7361</text:p>
          </table:table-cell>
          <table:table-cell office:value-type="float" office:value="32" calcext:value-type="float">
            <text:p>32</text:p>
          </table:table-cell>
          <table:table-cell office:value-type="float" office:value="17.7399" calcext:value-type="float">
            <text:p>17.7399</text:p>
          </table:table-cell>
          <table:table-cell office:value-type="float" office:value="239.012" calcext:value-type="float">
            <text:p>239.012</text:p>
          </table:table-cell>
        </table:table-row>
        <table:table-row table:style-name="ro1">
          <table:table-cell table:number-columns-repeated="2"/>
          <table:table-cell office:value-type="float" office:value="17.7697" calcext:value-type="float">
            <text:p>17.7697</text:p>
          </table:table-cell>
          <table:table-cell office:value-type="float" office:value="228.195" calcext:value-type="float">
            <text:p>228.195</text:p>
          </table:table-cell>
        </table:table-row>
        <table:table-row table:style-name="ro1">
          <table:table-cell table:number-columns-repeated="2"/>
          <table:table-cell office:value-type="float" office:value="17.7995" calcext:value-type="float">
            <text:p>17.7995</text:p>
          </table:table-cell>
          <table:table-cell office:value-type="float" office:value="219.912" calcext:value-type="float">
            <text:p>219.912</text:p>
          </table:table-cell>
        </table:table-row>
        <table:table-row table:style-name="ro1">
          <table:table-cell table:number-columns-repeated="2"/>
          <table:table-cell office:value-type="float" office:value="17.8293" calcext:value-type="float">
            <text:p>17.8293</text:p>
          </table:table-cell>
          <table:table-cell office:value-type="float" office:value="210.63" calcext:value-type="float">
            <text:p>210.63</text:p>
          </table:table-cell>
        </table:table-row>
        <table:table-row table:style-name="ro1">
          <table:table-cell table:number-columns-repeated="2"/>
          <table:table-cell office:value-type="float" office:value="17.8591" calcext:value-type="float">
            <text:p>17.8591</text:p>
          </table:table-cell>
          <table:table-cell office:value-type="float" office:value="204.015" calcext:value-type="float">
            <text:p>204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00/00/00</text:date>, <text:time style:data-style-name="N2" text:time-value="17:26:57.80888480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0:24:14.784955235</meta:creation-date>
    <meta:editing-duration>PT5H55M35S</meta:editing-duration>
    <meta:editing-cycles>10</meta:editing-cycles>
    <meta:generator>LibreOffice/5.1.6.2$Linux_X86_64 LibreOffice_project/10m0$Build-2</meta:generator>
    <dc:date>2017-07-09T17:31:21.254403278</dc:date>
    <meta:document-statistic meta:table-count="10" meta:cell-count="3531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93cm" svg:height="14.404cm" xlink:href=".." xlink:type="simple" chart:class="chart:scatter" chart:style-name="ch1">
        <chart:legend chart:legend-position="end" svg:x="21.977cm" svg:y="6.823cm" style:legend-expansion="high" chart:style-name="ch2"/>
        <chart:plot-area chart:style-name="ch3" table:cell-range-address="Sheet1.A1:Sheet1.B105" svg:x="0.481cm" svg:y="0.288cm" svg:width="21.015cm" svg:height="13.828cm">
          <chartooo:coordinate-region svg:x="1.288cm" svg:y="0.487cm" svg:width="20.021cm" svg:height="12.98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05" chart:class="chart:scatter">
            <chart:domain table:cell-range-address="Sheet1.A1:Sheet1.A105"/>
            <chart:data-point chart:repeated="1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7029">
                <text:p>12.7029</text:p>
                <draw:g>
                  <svg:desc>Sheet1.A1:Sheet1.A105</svg:desc>
                </draw:g>
              </table:table-cell>
              <table:table-cell office:value-type="float" office:value="16">
                <text:p>16</text:p>
                <draw:g>
                  <svg:desc>Sheet1.B1:Sheet1.B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7627">
                <text:p>12.762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225">
                <text:p>12.82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8823">
                <text:p>12.882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9421">
                <text:p>12.94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0019">
                <text:p>13.001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0617">
                <text:p>13.0617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1216">
                <text:p>13.1216</text:p>
              </table:table-cell>
              <table:table-cell office:value-type="float" office:value="85.3333">
                <text:p>85.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1814">
                <text:p>13.1814</text:p>
              </table:table-cell>
              <table:table-cell office:value-type="float" office:value="94.2222">
                <text:p>94.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2412">
                <text:p>13.2412</text:p>
              </table:table-cell>
              <table:table-cell office:value-type="float" office:value="106.182">
                <text:p>106.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301">
                <text:p>13.301</text:p>
              </table:table-cell>
              <table:table-cell office:value-type="float" office:value="126.933">
                <text:p>126.9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3608">
                <text:p>13.360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4206">
                <text:p>13.4206</text:p>
              </table:table-cell>
              <table:table-cell office:value-type="float" office:value="159.36">
                <text:p>159.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4804">
                <text:p>13.4804</text:p>
              </table:table-cell>
              <table:table-cell office:value-type="float" office:value="163.394">
                <text:p>163.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5402">
                <text:p>13.5402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6">
                <text:p>13.6</text:p>
              </table:table-cell>
              <table:table-cell office:value-type="float" office:value="175.127">
                <text:p>175.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6598">
                <text:p>13.6598</text:p>
              </table:table-cell>
              <table:table-cell office:value-type="float" office:value="194.551">
                <text:p>194.5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7197">
                <text:p>13.7197</text:p>
              </table:table-cell>
              <table:table-cell office:value-type="float" office:value="209.714">
                <text:p>209.7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7795">
                <text:p>13.779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8393">
                <text:p>13.8393</text:p>
              </table:table-cell>
              <table:table-cell office:value-type="float" office:value="195.243">
                <text:p>195.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991">
                <text:p>13.8991</text:p>
              </table:table-cell>
              <table:table-cell office:value-type="float" office:value="197.636">
                <text:p>197.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9589">
                <text:p>13.9589</text:p>
              </table:table-cell>
              <table:table-cell office:value-type="float" office:value="183.709">
                <text:p>183.7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0187">
                <text:p>14.0187</text:p>
              </table:table-cell>
              <table:table-cell office:value-type="float" office:value="201.493">
                <text:p>201.4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0785">
                <text:p>14.0785</text:p>
              </table:table-cell>
              <table:table-cell office:value-type="float" office:value="208.97">
                <text:p>208.9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1383">
                <text:p>14.1383</text:p>
              </table:table-cell>
              <table:table-cell office:value-type="float" office:value="221.805">
                <text:p>221.8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1981">
                <text:p>14.1981</text:p>
              </table:table-cell>
              <table:table-cell office:value-type="float" office:value="243.902">
                <text:p>243.9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258">
                <text:p>14.258</text:p>
              </table:table-cell>
              <table:table-cell office:value-type="float" office:value="261.489">
                <text:p>261.4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3178">
                <text:p>14.3178</text:p>
              </table:table-cell>
              <table:table-cell office:value-type="float" office:value="277.757">
                <text:p>277.7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3776">
                <text:p>14.3776</text:p>
              </table:table-cell>
              <table:table-cell office:value-type="float" office:value="297.398">
                <text:p>297.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4374">
                <text:p>14.4374</text:p>
              </table:table-cell>
              <table:table-cell office:value-type="float" office:value="329.237">
                <text:p>329.2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4972">
                <text:p>14.4972</text:p>
              </table:table-cell>
              <table:table-cell office:value-type="float" office:value="363.385">
                <text:p>363.3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557">
                <text:p>14.557</text:p>
              </table:table-cell>
              <table:table-cell office:value-type="float" office:value="368.827">
                <text:p>368.8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6168">
                <text:p>14.6168</text:p>
              </table:table-cell>
              <table:table-cell office:value-type="float" office:value="382.087">
                <text:p>382.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6766">
                <text:p>14.6766</text:p>
              </table:table-cell>
              <table:table-cell office:value-type="float" office:value="404.607">
                <text:p>404.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7364">
                <text:p>14.7364</text:p>
              </table:table-cell>
              <table:table-cell office:value-type="float" office:value="407.077">
                <text:p>407.0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7963">
                <text:p>14.7963</text:p>
              </table:table-cell>
              <table:table-cell office:value-type="float" office:value="409.715">
                <text:p>409.7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8561">
                <text:p>14.8561</text:p>
              </table:table-cell>
              <table:table-cell office:value-type="float" office:value="413.47">
                <text:p>413.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9159">
                <text:p>14.9159</text:p>
              </table:table-cell>
              <table:table-cell office:value-type="float" office:value="408.173">
                <text:p>408.1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9757">
                <text:p>14.9757</text:p>
              </table:table-cell>
              <table:table-cell office:value-type="float" office:value="399.181">
                <text:p>399.1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0355">
                <text:p>15.0355</text:p>
              </table:table-cell>
              <table:table-cell office:value-type="float" office:value="387.019">
                <text:p>387.0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0953">
                <text:p>15.0953</text:p>
              </table:table-cell>
              <table:table-cell office:value-type="float" office:value="370.46">
                <text:p>370.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1551">
                <text:p>15.1551</text:p>
              </table:table-cell>
              <table:table-cell office:value-type="float" office:value="356.54">
                <text:p>356.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2149">
                <text:p>15.2149</text:p>
              </table:table-cell>
              <table:table-cell office:value-type="float" office:value="350.978">
                <text:p>350.9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2747">
                <text:p>15.2747</text:p>
              </table:table-cell>
              <table:table-cell office:value-type="float" office:value="358.548">
                <text:p>358.5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3345">
                <text:p>15.3345</text:p>
              </table:table-cell>
              <table:table-cell office:value-type="float" office:value="350.478">
                <text:p>350.47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3944">
                <text:p>15.3944</text:p>
              </table:table-cell>
              <table:table-cell office:value-type="float" office:value="348.462">
                <text:p>348.4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4542">
                <text:p>15.4542</text:p>
              </table:table-cell>
              <table:table-cell office:value-type="float" office:value="345.897">
                <text:p>345.89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514">
                <text:p>15.514</text:p>
              </table:table-cell>
              <table:table-cell office:value-type="float" office:value="342.87">
                <text:p>342.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5738">
                <text:p>15.5738</text:p>
              </table:table-cell>
              <table:table-cell office:value-type="float" office:value="349.864">
                <text:p>349.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6336">
                <text:p>15.6336</text:p>
              </table:table-cell>
              <table:table-cell office:value-type="float" office:value="354.982">
                <text:p>354.9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6934">
                <text:p>15.6934</text:p>
              </table:table-cell>
              <table:table-cell office:value-type="float" office:value="353.174">
                <text:p>353.17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7532">
                <text:p>15.7532</text:p>
              </table:table-cell>
              <table:table-cell office:value-type="float" office:value="347.506">
                <text:p>347.5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813">
                <text:p>15.813</text:p>
              </table:table-cell>
              <table:table-cell office:value-type="float" office:value="345.464">
                <text:p>345.4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8728">
                <text:p>15.8728</text:p>
              </table:table-cell>
              <table:table-cell office:value-type="float" office:value="340.508">
                <text:p>340.5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9327">
                <text:p>15.9327</text:p>
              </table:table-cell>
              <table:table-cell office:value-type="float" office:value="334.879">
                <text:p>334.8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9925">
                <text:p>15.9925</text:p>
              </table:table-cell>
              <table:table-cell office:value-type="float" office:value="337.555">
                <text:p>337.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0523">
                <text:p>16.0523</text:p>
              </table:table-cell>
              <table:table-cell office:value-type="float" office:value="334.585">
                <text:p>334.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1121">
                <text:p>16.1121</text:p>
              </table:table-cell>
              <table:table-cell office:value-type="float" office:value="338.715">
                <text:p>338.7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1719">
                <text:p>16.1719</text:p>
              </table:table-cell>
              <table:table-cell office:value-type="float" office:value="348.839">
                <text:p>348.8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2317">
                <text:p>16.2317</text:p>
              </table:table-cell>
              <table:table-cell office:value-type="float" office:value="340.621">
                <text:p>340.6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2915">
                <text:p>16.2915</text:p>
              </table:table-cell>
              <table:table-cell office:value-type="float" office:value="335.16">
                <text:p>335.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3513">
                <text:p>16.3513</text:p>
              </table:table-cell>
              <table:table-cell office:value-type="float" office:value="330.458">
                <text:p>330.4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4111">
                <text:p>16.4111</text:p>
              </table:table-cell>
              <table:table-cell office:value-type="float" office:value="335.931">
                <text:p>335.9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709">
                <text:p>16.4709</text:p>
              </table:table-cell>
              <table:table-cell office:value-type="float" office:value="334.364">
                <text:p>334.3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308">
                <text:p>16.5308</text:p>
              </table:table-cell>
              <table:table-cell office:value-type="float" office:value="334.873">
                <text:p>334.8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906">
                <text:p>16.5906</text:p>
              </table:table-cell>
              <table:table-cell office:value-type="float" office:value="338.43">
                <text:p>338.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504">
                <text:p>16.6504</text:p>
              </table:table-cell>
              <table:table-cell office:value-type="float" office:value="343.987">
                <text:p>343.98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7102">
                <text:p>16.7102</text:p>
              </table:table-cell>
              <table:table-cell office:value-type="float" office:value="358.791">
                <text:p>358.7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77">
                <text:p>16.77</text:p>
              </table:table-cell>
              <table:table-cell office:value-type="float" office:value="360.403">
                <text:p>360.4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8298">
                <text:p>16.8298</text:p>
              </table:table-cell>
              <table:table-cell office:value-type="float" office:value="367.618">
                <text:p>367.61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8896">
                <text:p>16.8896</text:p>
              </table:table-cell>
              <table:table-cell office:value-type="float" office:value="387.934">
                <text:p>387.9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9494">
                <text:p>16.9494</text:p>
              </table:table-cell>
              <table:table-cell office:value-type="float" office:value="404.486">
                <text:p>404.4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0092">
                <text:p>17.0092</text:p>
              </table:table-cell>
              <table:table-cell office:value-type="float" office:value="425.433">
                <text:p>425.4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0691">
                <text:p>17.0691</text:p>
              </table:table-cell>
              <table:table-cell office:value-type="float" office:value="450.7">
                <text:p>450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1289">
                <text:p>17.1289</text:p>
              </table:table-cell>
              <table:table-cell office:value-type="float" office:value="462.465">
                <text:p>462.4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1887">
                <text:p>17.1887</text:p>
              </table:table-cell>
              <table:table-cell office:value-type="float" office:value="454.776">
                <text:p>454.7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2485">
                <text:p>17.2485</text:p>
              </table:table-cell>
              <table:table-cell office:value-type="float" office:value="444.363">
                <text:p>444.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3083">
                <text:p>17.3083</text:p>
              </table:table-cell>
              <table:table-cell office:value-type="float" office:value="431.324">
                <text:p>431.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3681">
                <text:p>17.3681</text:p>
              </table:table-cell>
              <table:table-cell office:value-type="float" office:value="406.314">
                <text:p>406.3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4279">
                <text:p>17.4279</text:p>
              </table:table-cell>
              <table:table-cell office:value-type="float" office:value="400.585">
                <text:p>400.5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4877">
                <text:p>17.4877</text:p>
              </table:table-cell>
              <table:table-cell office:value-type="float" office:value="386.275">
                <text:p>386.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5475">
                <text:p>17.5475</text:p>
              </table:table-cell>
              <table:table-cell office:value-type="float" office:value="356.181">
                <text:p>356.1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6073">
                <text:p>17.6073</text:p>
              </table:table-cell>
              <table:table-cell office:value-type="float" office:value="323.995">
                <text:p>323.9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6672">
                <text:p>17.6672</text:p>
              </table:table-cell>
              <table:table-cell office:value-type="float" office:value="323.182">
                <text:p>323.18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727">
                <text:p>17.727</text:p>
              </table:table-cell>
              <table:table-cell office:value-type="float" office:value="290.96">
                <text:p>290.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7868">
                <text:p>17.7868</text:p>
              </table:table-cell>
              <table:table-cell office:value-type="float" office:value="272.637">
                <text:p>272.6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8466">
                <text:p>17.8466</text:p>
              </table:table-cell>
              <table:table-cell office:value-type="float" office:value="262.728">
                <text:p>262.7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9064">
                <text:p>17.9064</text:p>
              </table:table-cell>
              <table:table-cell office:value-type="float" office:value="252.646">
                <text:p>252.64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9662">
                <text:p>17.9662</text:p>
              </table:table-cell>
              <table:table-cell office:value-type="float" office:value="244.95">
                <text:p>244.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026">
                <text:p>18.026</text:p>
              </table:table-cell>
              <table:table-cell office:value-type="float" office:value="215.911">
                <text:p>215.9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0858">
                <text:p>18.0858</text:p>
              </table:table-cell>
              <table:table-cell office:value-type="float" office:value="204.757">
                <text:p>204.7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1456">
                <text:p>18.1456</text:p>
              </table:table-cell>
              <table:table-cell office:value-type="float" office:value="197.916">
                <text:p>197.9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2055">
                <text:p>18.2055</text:p>
              </table:table-cell>
              <table:table-cell office:value-type="float" office:value="180.202">
                <text:p>180.2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2653">
                <text:p>18.2653</text:p>
              </table:table-cell>
              <table:table-cell office:value-type="float" office:value="182.575">
                <text:p>182.5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3251">
                <text:p>18.3251</text:p>
              </table:table-cell>
              <table:table-cell office:value-type="float" office:value="174.571">
                <text:p>174.5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3849">
                <text:p>18.3849</text:p>
              </table:table-cell>
              <table:table-cell office:value-type="float" office:value="176.4">
                <text:p>17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.4447">
                <text:p>18.4447</text:p>
              </table:table-cell>
              <table:table-cell office:value-type="float" office:value="161.067">
                <text:p>161.0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.5045">
                <text:p>18.5045</text:p>
              </table:table-cell>
              <table:table-cell office:value-type="float" office:value="152.333">
                <text:p>152.3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.5643">
                <text:p>18.5643</text:p>
              </table:table-cell>
              <table:table-cell office:value-type="float" office:value="155.733">
                <text:p>155.7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.6241">
                <text:p>18.6241</text:p>
              </table:table-cell>
              <table:table-cell office:value-type="float" office:value="121.455">
                <text:p>121.4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6839">
                <text:p>18.6839</text:p>
              </table:table-cell>
              <table:table-cell office:value-type="float" office:value="98.1333">
                <text:p>98.1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7438">
                <text:p>18.7438</text:p>
              </table:table-cell>
              <table:table-cell office:value-type="float" office:value="125.333">
                <text:p>125.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.8036">
                <text:p>18.80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.8634">
                <text:p>18.863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9232">
                <text:p>18.923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54cm" svg:height="16.39cm" xlink:href=".." xlink:type="simple" chart:class="chart:scatter" chart:style-name="ch1">
        <chart:legend chart:legend-position="end" svg:x="18.838cm" svg:y="7.488cm" style:legend-expansion="high" chart:style-name="ch2"/>
        <chart:plot-area chart:style-name="ch3" table:cell-range-address="1a1.A1:1a1.B97 1a1.D1:1a1.D97" svg:x="0.419cm" svg:y="0.327cm" svg:width="18cm" svg:height="15.736cm">
          <chartooo:coordinate-region svg:x="1.226cm" svg:y="0.527cm" svg:width="17.006cm" svg:height="14.8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a1.B1:1a1.B97" chart:class="chart:scatter">
            <chart:domain table:cell-range-address="1a1.A1:1a1.A97"/>
            <chart:data-point chart:repeated="97"/>
          </chart:series>
          <chart:series chart:style-name="ch7" chart:values-cell-range-address="1a1.D1:1a1.D97" chart:class="chart:scatter">
            <chart:data-point chart:repeated="9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113">
                <text:p>14.6113</text:p>
                <draw:g>
                  <svg:desc>1a1.A1:1a1.A97</svg:desc>
                </draw:g>
              </table:table-cell>
              <table:table-cell office:value-type="float" office:value="32">
                <text:p>32</text:p>
                <draw:g>
                  <svg:desc>1a1.B1:1a1.B97</svg:desc>
                </draw:g>
              </table:table-cell>
              <table:table-cell office:value-type="float" office:value="0">
                <text:p>0</text:p>
                <draw:g>
                  <svg:desc>1a1.D1:1a1.D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411">
                <text:p>14.6411</text:p>
              </table:table-cell>
              <table:table-cell office:value-type="float" office:value="36.5">
                <text:p>3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6709">
                <text:p>14.6709</text:p>
              </table:table-cell>
              <table:table-cell office:value-type="float" office:value="40.5797">
                <text:p>40.5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007">
                <text:p>14.7007</text:p>
              </table:table-cell>
              <table:table-cell office:value-type="float" office:value="45.7143">
                <text:p>45.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305">
                <text:p>14.7305</text:p>
              </table:table-cell>
              <table:table-cell office:value-type="float" office:value="48.6782">
                <text:p>48.6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603">
                <text:p>14.7603</text:p>
              </table:table-cell>
              <table:table-cell office:value-type="float" office:value="62.8571">
                <text:p>62.8571</text:p>
              </table:table-cell>
              <table:table-cell office:value-type="float" office:value="0.484262">
                <text:p>0.484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79">
                <text:p>14.79</text:p>
              </table:table-cell>
              <table:table-cell office:value-type="float" office:value="75.0425">
                <text:p>75.0425</text:p>
              </table:table-cell>
              <table:table-cell office:value-type="float" office:value="1.12737">
                <text:p>1.12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8198">
                <text:p>14.8198</text:p>
              </table:table-cell>
              <table:table-cell office:value-type="float" office:value="86.5042">
                <text:p>86.5042</text:p>
              </table:table-cell>
              <table:table-cell office:value-type="float" office:value="2.64023">
                <text:p>2.64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496">
                <text:p>14.8496</text:p>
              </table:table-cell>
              <table:table-cell office:value-type="float" office:value="98.487">
                <text:p>98.487</text:p>
              </table:table-cell>
              <table:table-cell office:value-type="float" office:value="4.56738">
                <text:p>4.567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794">
                <text:p>14.8794</text:p>
              </table:table-cell>
              <table:table-cell office:value-type="float" office:value="111.608">
                <text:p>111.608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9092">
                <text:p>14.9092</text:p>
              </table:table-cell>
              <table:table-cell office:value-type="float" office:value="122.807">
                <text:p>122.807</text:p>
              </table:table-cell>
              <table:table-cell office:value-type="float" office:value="16.8468">
                <text:p>16.84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939">
                <text:p>14.939</text:p>
              </table:table-cell>
              <table:table-cell office:value-type="float" office:value="135.534">
                <text:p>135.534</text:p>
              </table:table-cell>
              <table:table-cell office:value-type="float" office:value="23.3474">
                <text:p>23.3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9688">
                <text:p>14.9688</text:p>
              </table:table-cell>
              <table:table-cell office:value-type="float" office:value="145.87">
                <text:p>145.87</text:p>
              </table:table-cell>
              <table:table-cell office:value-type="float" office:value="31.1975">
                <text:p>31.1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986">
                <text:p>14.9986</text:p>
              </table:table-cell>
              <table:table-cell office:value-type="float" office:value="158.481">
                <text:p>158.481</text:p>
              </table:table-cell>
              <table:table-cell office:value-type="float" office:value="39.6545">
                <text:p>39.65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0284">
                <text:p>15.0284</text:p>
              </table:table-cell>
              <table:table-cell office:value-type="float" office:value="170.128">
                <text:p>170.128</text:p>
              </table:table-cell>
              <table:table-cell office:value-type="float" office:value="48.9664">
                <text:p>48.96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582">
                <text:p>15.0582</text:p>
              </table:table-cell>
              <table:table-cell office:value-type="float" office:value="183.851">
                <text:p>183.851</text:p>
              </table:table-cell>
              <table:table-cell office:value-type="float" office:value="60.9366">
                <text:p>60.9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088">
                <text:p>15.088</text:p>
              </table:table-cell>
              <table:table-cell office:value-type="float" office:value="196.12">
                <text:p>196.12</text:p>
              </table:table-cell>
              <table:table-cell office:value-type="float" office:value="71.6975">
                <text:p>71.69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1178">
                <text:p>15.1178</text:p>
              </table:table-cell>
              <table:table-cell office:value-type="float" office:value="208.337">
                <text:p>208.337</text:p>
              </table:table-cell>
              <table:table-cell office:value-type="float" office:value="84.0227">
                <text:p>84.0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476">
                <text:p>15.1476</text:p>
              </table:table-cell>
              <table:table-cell office:value-type="float" office:value="221.011">
                <text:p>221.011</text:p>
              </table:table-cell>
              <table:table-cell office:value-type="float" office:value="95.5835">
                <text:p>95.58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1774">
                <text:p>15.1774</text:p>
              </table:table-cell>
              <table:table-cell office:value-type="float" office:value="232.792">
                <text:p>232.792</text:p>
              </table:table-cell>
              <table:table-cell office:value-type="float" office:value="107.961">
                <text:p>107.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2072">
                <text:p>15.2072</text:p>
              </table:table-cell>
              <table:table-cell office:value-type="float" office:value="246.408">
                <text:p>246.408</text:p>
              </table:table-cell>
              <table:table-cell office:value-type="float" office:value="120.664">
                <text:p>120.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237">
                <text:p>15.237</text:p>
              </table:table-cell>
              <table:table-cell office:value-type="float" office:value="254.065">
                <text:p>254.065</text:p>
              </table:table-cell>
              <table:table-cell office:value-type="float" office:value="128.505">
                <text:p>128.5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2668">
                <text:p>15.2668</text:p>
              </table:table-cell>
              <table:table-cell office:value-type="float" office:value="261.761">
                <text:p>261.761</text:p>
              </table:table-cell>
              <table:table-cell office:value-type="float" office:value="138.522">
                <text:p>138.5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2966">
                <text:p>15.2966</text:p>
              </table:table-cell>
              <table:table-cell office:value-type="float" office:value="267.865">
                <text:p>267.865</text:p>
              </table:table-cell>
              <table:table-cell office:value-type="float" office:value="141.988">
                <text:p>141.9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264">
                <text:p>15.3264</text:p>
              </table:table-cell>
              <table:table-cell office:value-type="float" office:value="270.031">
                <text:p>270.031</text:p>
              </table:table-cell>
              <table:table-cell office:value-type="float" office:value="142.721">
                <text:p>142.7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3562">
                <text:p>15.3562</text:p>
              </table:table-cell>
              <table:table-cell office:value-type="float" office:value="271.871">
                <text:p>271.871</text:p>
              </table:table-cell>
              <table:table-cell office:value-type="float" office:value="143.844">
                <text:p>143.8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386">
                <text:p>15.386</text:p>
              </table:table-cell>
              <table:table-cell office:value-type="float" office:value="273.912">
                <text:p>273.912</text:p>
              </table:table-cell>
              <table:table-cell office:value-type="float" office:value="144.637">
                <text:p>144.6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4158">
                <text:p>15.4158</text:p>
              </table:table-cell>
              <table:table-cell office:value-type="float" office:value="273.914">
                <text:p>273.914</text:p>
              </table:table-cell>
              <table:table-cell office:value-type="float" office:value="144.463">
                <text:p>144.4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4456">
                <text:p>15.4456</text:p>
              </table:table-cell>
              <table:table-cell office:value-type="float" office:value="273">
                <text:p>273</text:p>
              </table:table-cell>
              <table:table-cell office:value-type="float" office:value="141.671">
                <text:p>141.6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4754">
                <text:p>15.4754</text:p>
              </table:table-cell>
              <table:table-cell office:value-type="float" office:value="270.598">
                <text:p>270.598</text:p>
              </table:table-cell>
              <table:table-cell office:value-type="float" office:value="137.98">
                <text:p>137.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052">
                <text:p>15.5052</text:p>
              </table:table-cell>
              <table:table-cell office:value-type="float" office:value="268.424">
                <text:p>268.424</text:p>
              </table:table-cell>
              <table:table-cell office:value-type="float" office:value="136.827">
                <text:p>136.8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35">
                <text:p>15.535</text:p>
              </table:table-cell>
              <table:table-cell office:value-type="float" office:value="268.594">
                <text:p>268.594</text:p>
              </table:table-cell>
              <table:table-cell office:value-type="float" office:value="135.501">
                <text:p>135.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648">
                <text:p>15.5648</text:p>
              </table:table-cell>
              <table:table-cell office:value-type="float" office:value="269.611">
                <text:p>269.611</text:p>
              </table:table-cell>
              <table:table-cell office:value-type="float" office:value="136.003">
                <text:p>136.0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946">
                <text:p>15.5946</text:p>
              </table:table-cell>
              <table:table-cell office:value-type="float" office:value="271.662">
                <text:p>271.662</text:p>
              </table:table-cell>
              <table:table-cell office:value-type="float" office:value="138.044">
                <text:p>138.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6244">
                <text:p>15.6244</text:p>
              </table:table-cell>
              <table:table-cell office:value-type="float" office:value="269.362">
                <text:p>269.362</text:p>
              </table:table-cell>
              <table:table-cell office:value-type="float" office:value="135.622">
                <text:p>135.6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542">
                <text:p>15.6542</text:p>
              </table:table-cell>
              <table:table-cell office:value-type="float" office:value="271.84">
                <text:p>271.84</text:p>
              </table:table-cell>
              <table:table-cell office:value-type="float" office:value="140.328">
                <text:p>140.3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839">
                <text:p>15.6839</text:p>
              </table:table-cell>
              <table:table-cell office:value-type="float" office:value="273.059">
                <text:p>273.059</text:p>
              </table:table-cell>
              <table:table-cell office:value-type="float" office:value="143.034">
                <text:p>143.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137">
                <text:p>15.7137</text:p>
              </table:table-cell>
              <table:table-cell office:value-type="float" office:value="275.62">
                <text:p>275.62</text:p>
              </table:table-cell>
              <table:table-cell office:value-type="float" office:value="143.43">
                <text:p>143.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7435">
                <text:p>15.7435</text:p>
              </table:table-cell>
              <table:table-cell office:value-type="float" office:value="274.564">
                <text:p>274.564</text:p>
              </table:table-cell>
              <table:table-cell office:value-type="float" office:value="141.189">
                <text:p>141.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733">
                <text:p>15.7733</text:p>
              </table:table-cell>
              <table:table-cell office:value-type="float" office:value="277.281">
                <text:p>277.281</text:p>
              </table:table-cell>
              <table:table-cell office:value-type="float" office:value="143.736">
                <text:p>143.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8031">
                <text:p>15.8031</text:p>
              </table:table-cell>
              <table:table-cell office:value-type="float" office:value="278.104">
                <text:p>278.104</text:p>
              </table:table-cell>
              <table:table-cell office:value-type="float" office:value="143.642">
                <text:p>143.6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8329">
                <text:p>15.8329</text:p>
              </table:table-cell>
              <table:table-cell office:value-type="float" office:value="278.282">
                <text:p>278.282</text:p>
              </table:table-cell>
              <table:table-cell office:value-type="float" office:value="144.098">
                <text:p>144.0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8627">
                <text:p>15.8627</text:p>
              </table:table-cell>
              <table:table-cell office:value-type="float" office:value="279.106">
                <text:p>279.106</text:p>
              </table:table-cell>
              <table:table-cell office:value-type="float" office:value="144.985">
                <text:p>144.9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8925">
                <text:p>15.8925</text:p>
              </table:table-cell>
              <table:table-cell office:value-type="float" office:value="281.534">
                <text:p>281.534</text:p>
              </table:table-cell>
              <table:table-cell office:value-type="float" office:value="147.037">
                <text:p>147.0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9223">
                <text:p>15.9223</text:p>
              </table:table-cell>
              <table:table-cell office:value-type="float" office:value="281.917">
                <text:p>281.917</text:p>
              </table:table-cell>
              <table:table-cell office:value-type="float" office:value="148.406">
                <text:p>148.4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521">
                <text:p>15.9521</text:p>
              </table:table-cell>
              <table:table-cell office:value-type="float" office:value="281.525">
                <text:p>281.525</text:p>
              </table:table-cell>
              <table:table-cell office:value-type="float" office:value="147.967">
                <text:p>147.9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9819">
                <text:p>15.9819</text:p>
              </table:table-cell>
              <table:table-cell office:value-type="float" office:value="283.122">
                <text:p>283.122</text:p>
              </table:table-cell>
              <table:table-cell office:value-type="float" office:value="150.563">
                <text:p>150.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0117">
                <text:p>16.0117</text:p>
              </table:table-cell>
              <table:table-cell office:value-type="float" office:value="283.45">
                <text:p>283.45</text:p>
              </table:table-cell>
              <table:table-cell office:value-type="float" office:value="150.005">
                <text:p>150.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0415">
                <text:p>16.0415</text:p>
              </table:table-cell>
              <table:table-cell office:value-type="float" office:value="286.514">
                <text:p>286.514</text:p>
              </table:table-cell>
              <table:table-cell office:value-type="float" office:value="153.766">
                <text:p>153.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0713">
                <text:p>16.0713</text:p>
              </table:table-cell>
              <table:table-cell office:value-type="float" office:value="284.287">
                <text:p>284.287</text:p>
              </table:table-cell>
              <table:table-cell office:value-type="float" office:value="151.271">
                <text:p>151.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1011">
                <text:p>16.1011</text:p>
              </table:table-cell>
              <table:table-cell office:value-type="float" office:value="283.216">
                <text:p>283.216</text:p>
              </table:table-cell>
              <table:table-cell office:value-type="float" office:value="150.959">
                <text:p>150.9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309">
                <text:p>16.1309</text:p>
              </table:table-cell>
              <table:table-cell office:value-type="float" office:value="283.274">
                <text:p>283.274</text:p>
              </table:table-cell>
              <table:table-cell office:value-type="float" office:value="149.511">
                <text:p>149.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1607">
                <text:p>16.1607</text:p>
              </table:table-cell>
              <table:table-cell office:value-type="float" office:value="281.602">
                <text:p>281.602</text:p>
              </table:table-cell>
              <table:table-cell office:value-type="float" office:value="148.373">
                <text:p>148.3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1905">
                <text:p>16.1905</text:p>
              </table:table-cell>
              <table:table-cell office:value-type="float" office:value="280.654">
                <text:p>280.654</text:p>
              </table:table-cell>
              <table:table-cell office:value-type="float" office:value="148.604">
                <text:p>148.6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2203">
                <text:p>16.2203</text:p>
              </table:table-cell>
              <table:table-cell office:value-type="float" office:value="279.135">
                <text:p>279.135</text:p>
              </table:table-cell>
              <table:table-cell office:value-type="float" office:value="148.207">
                <text:p>148.2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2501">
                <text:p>16.2501</text:p>
              </table:table-cell>
              <table:table-cell office:value-type="float" office:value="278.768">
                <text:p>278.768</text:p>
              </table:table-cell>
              <table:table-cell office:value-type="float" office:value="147.204">
                <text:p>147.2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2799">
                <text:p>16.2799</text:p>
              </table:table-cell>
              <table:table-cell office:value-type="float" office:value="276.875">
                <text:p>276.875</text:p>
              </table:table-cell>
              <table:table-cell office:value-type="float" office:value="146.226">
                <text:p>146.2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3097">
                <text:p>16.3097</text:p>
              </table:table-cell>
              <table:table-cell office:value-type="float" office:value="279.832">
                <text:p>279.832</text:p>
              </table:table-cell>
              <table:table-cell office:value-type="float" office:value="148.054">
                <text:p>148.0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3395">
                <text:p>16.3395</text:p>
              </table:table-cell>
              <table:table-cell office:value-type="float" office:value="279.652">
                <text:p>279.652</text:p>
              </table:table-cell>
              <table:table-cell office:value-type="float" office:value="148.191">
                <text:p>148.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3693">
                <text:p>16.3693</text:p>
              </table:table-cell>
              <table:table-cell office:value-type="float" office:value="279.016">
                <text:p>279.016</text:p>
              </table:table-cell>
              <table:table-cell office:value-type="float" office:value="146.645">
                <text:p>146.6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991">
                <text:p>16.3991</text:p>
              </table:table-cell>
              <table:table-cell office:value-type="float" office:value="274.267">
                <text:p>274.267</text:p>
              </table:table-cell>
              <table:table-cell office:value-type="float" office:value="139.845">
                <text:p>139.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4289">
                <text:p>16.4289</text:p>
              </table:table-cell>
              <table:table-cell office:value-type="float" office:value="272.357">
                <text:p>272.357</text:p>
              </table:table-cell>
              <table:table-cell office:value-type="float" office:value="139.065">
                <text:p>139.0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4587">
                <text:p>16.4587</text:p>
              </table:table-cell>
              <table:table-cell office:value-type="float" office:value="272.646">
                <text:p>272.646</text:p>
              </table:table-cell>
              <table:table-cell office:value-type="float" office:value="138.407">
                <text:p>138.4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885">
                <text:p>16.4885</text:p>
              </table:table-cell>
              <table:table-cell office:value-type="float" office:value="272.972">
                <text:p>272.972</text:p>
              </table:table-cell>
              <table:table-cell office:value-type="float" office:value="138.04">
                <text:p>138.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183">
                <text:p>16.5183</text:p>
              </table:table-cell>
              <table:table-cell office:value-type="float" office:value="272.931">
                <text:p>272.931</text:p>
              </table:table-cell>
              <table:table-cell office:value-type="float" office:value="137.001">
                <text:p>137.0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481">
                <text:p>16.5481</text:p>
              </table:table-cell>
              <table:table-cell office:value-type="float" office:value="275.646">
                <text:p>275.646</text:p>
              </table:table-cell>
              <table:table-cell office:value-type="float" office:value="139.752">
                <text:p>139.7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778">
                <text:p>16.5778</text:p>
              </table:table-cell>
              <table:table-cell office:value-type="float" office:value="275.501">
                <text:p>275.501</text:p>
              </table:table-cell>
              <table:table-cell office:value-type="float" office:value="140.958">
                <text:p>140.9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6076">
                <text:p>16.6076</text:p>
              </table:table-cell>
              <table:table-cell office:value-type="float" office:value="275.531">
                <text:p>275.531</text:p>
              </table:table-cell>
              <table:table-cell office:value-type="float" office:value="141.981">
                <text:p>141.9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374">
                <text:p>16.6374</text:p>
              </table:table-cell>
              <table:table-cell office:value-type="float" office:value="273.368">
                <text:p>273.368</text:p>
              </table:table-cell>
              <table:table-cell office:value-type="float" office:value="140.653">
                <text:p>140.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6672">
                <text:p>16.6672</text:p>
              </table:table-cell>
              <table:table-cell office:value-type="float" office:value="271.643">
                <text:p>271.643</text:p>
              </table:table-cell>
              <table:table-cell office:value-type="float" office:value="139.261">
                <text:p>139.2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697">
                <text:p>16.697</text:p>
              </table:table-cell>
              <table:table-cell office:value-type="float" office:value="270.85">
                <text:p>270.85</text:p>
              </table:table-cell>
              <table:table-cell office:value-type="float" office:value="139.476">
                <text:p>139.4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7268">
                <text:p>16.7268</text:p>
              </table:table-cell>
              <table:table-cell office:value-type="float" office:value="272.458">
                <text:p>272.458</text:p>
              </table:table-cell>
              <table:table-cell office:value-type="float" office:value="140.151">
                <text:p>140.1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7566">
                <text:p>16.7566</text:p>
              </table:table-cell>
              <table:table-cell office:value-type="float" office:value="271.237">
                <text:p>271.237</text:p>
              </table:table-cell>
              <table:table-cell office:value-type="float" office:value="142.801">
                <text:p>142.80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7864">
                <text:p>16.7864</text:p>
              </table:table-cell>
              <table:table-cell office:value-type="float" office:value="269.285">
                <text:p>269.285</text:p>
              </table:table-cell>
              <table:table-cell office:value-type="float" office:value="142.227">
                <text:p>142.2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8162">
                <text:p>16.8162</text:p>
              </table:table-cell>
              <table:table-cell office:value-type="float" office:value="264.39">
                <text:p>264.39</text:p>
              </table:table-cell>
              <table:table-cell office:value-type="float" office:value="140.166">
                <text:p>140.1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846">
                <text:p>16.846</text:p>
              </table:table-cell>
              <table:table-cell office:value-type="float" office:value="257.199">
                <text:p>257.199</text:p>
              </table:table-cell>
              <table:table-cell office:value-type="float" office:value="133.993">
                <text:p>133.9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8758">
                <text:p>16.8758</text:p>
              </table:table-cell>
              <table:table-cell office:value-type="float" office:value="249.063">
                <text:p>249.063</text:p>
              </table:table-cell>
              <table:table-cell office:value-type="float" office:value="125.348">
                <text:p>125.3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9056">
                <text:p>16.9056</text:p>
              </table:table-cell>
              <table:table-cell office:value-type="float" office:value="238.732">
                <text:p>238.732</text:p>
              </table:table-cell>
              <table:table-cell office:value-type="float" office:value="114.646">
                <text:p>114.6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354">
                <text:p>16.9354</text:p>
              </table:table-cell>
              <table:table-cell office:value-type="float" office:value="228.709">
                <text:p>228.709</text:p>
              </table:table-cell>
              <table:table-cell office:value-type="float" office:value="103.075">
                <text:p>103.0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9652">
                <text:p>16.9652</text:p>
              </table:table-cell>
              <table:table-cell office:value-type="float" office:value="216.666">
                <text:p>216.666</text:p>
              </table:table-cell>
              <table:table-cell office:value-type="float" office:value="92.0846">
                <text:p>92.08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995">
                <text:p>16.995</text:p>
              </table:table-cell>
              <table:table-cell office:value-type="float" office:value="202.011">
                <text:p>202.011</text:p>
              </table:table-cell>
              <table:table-cell office:value-type="float" office:value="77.2888">
                <text:p>77.28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0248">
                <text:p>17.0248</text:p>
              </table:table-cell>
              <table:table-cell office:value-type="float" office:value="189.7">
                <text:p>189.7</text:p>
              </table:table-cell>
              <table:table-cell office:value-type="float" office:value="65.2156">
                <text:p>65.21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0546">
                <text:p>17.0546</text:p>
              </table:table-cell>
              <table:table-cell office:value-type="float" office:value="174.897">
                <text:p>174.897</text:p>
              </table:table-cell>
              <table:table-cell office:value-type="float" office:value="52.344">
                <text:p>52.3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0844">
                <text:p>17.0844</text:p>
              </table:table-cell>
              <table:table-cell office:value-type="float" office:value="161.671">
                <text:p>161.671</text:p>
              </table:table-cell>
              <table:table-cell office:value-type="float" office:value="41.1292">
                <text:p>41.1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1142">
                <text:p>17.1142</text:p>
              </table:table-cell>
              <table:table-cell office:value-type="float" office:value="150.851">
                <text:p>150.851</text:p>
              </table:table-cell>
              <table:table-cell office:value-type="float" office:value="33.6852">
                <text:p>33.68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144">
                <text:p>17.144</text:p>
              </table:table-cell>
              <table:table-cell office:value-type="float" office:value="137.618">
                <text:p>137.618</text:p>
              </table:table-cell>
              <table:table-cell office:value-type="float" office:value="23.4468">
                <text:p>23.44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1738">
                <text:p>17.1738</text:p>
              </table:table-cell>
              <table:table-cell office:value-type="float" office:value="125.004">
                <text:p>125.004</text:p>
              </table:table-cell>
              <table:table-cell office:value-type="float" office:value="15.183">
                <text:p>15.1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2036">
                <text:p>17.2036</text:p>
              </table:table-cell>
              <table:table-cell office:value-type="float" office:value="111.941">
                <text:p>111.941</text:p>
              </table:table-cell>
              <table:table-cell office:value-type="float" office:value="9.77357">
                <text:p>9.773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2334">
                <text:p>17.2334</text:p>
              </table:table-cell>
              <table:table-cell office:value-type="float" office:value="99.5397">
                <text:p>99.5397</text:p>
              </table:table-cell>
              <table:table-cell office:value-type="float" office:value="7.98569">
                <text:p>7.985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2632">
                <text:p>17.2632</text:p>
              </table:table-cell>
              <table:table-cell office:value-type="float" office:value="87.9258">
                <text:p>87.9258</text:p>
              </table:table-cell>
              <table:table-cell office:value-type="float" office:value="4.91078">
                <text:p>4.910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293">
                <text:p>17.293</text:p>
              </table:table-cell>
              <table:table-cell office:value-type="float" office:value="74.1016">
                <text:p>74.1016</text:p>
              </table:table-cell>
              <table:table-cell office:value-type="float" office:value="2.11559">
                <text:p>2.115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3228">
                <text:p>17.3228</text:p>
              </table:table-cell>
              <table:table-cell office:value-type="float" office:value="61.8425">
                <text:p>61.8425</text:p>
              </table:table-cell>
              <table:table-cell office:value-type="float" office:value="1.12649">
                <text:p>1.126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3526">
                <text:p>17.3526</text:p>
              </table:table-cell>
              <table:table-cell office:value-type="float" office:value="50.1293">
                <text:p>50.12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3824">
                <text:p>17.3824</text:p>
              </table:table-cell>
              <table:table-cell office:value-type="float" office:value="43.1038">
                <text:p>43.1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4122">
                <text:p>17.4122</text:p>
              </table:table-cell>
              <table:table-cell office:value-type="float" office:value="35.25">
                <text:p>3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442">
                <text:p>17.442</text:p>
              </table:table-cell>
              <table:table-cell office:value-type="float" office:value="32.5333">
                <text:p>32.5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4717">
                <text:p>17.4717</text:p>
              </table:table-cell>
              <table:table-cell office:value-type="float" office:value="30.2222">
                <text:p>30.22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50" chart:maximum="4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61cm" svg:height="14.079cm" xlink:href=".." xlink:type="simple" chart:class="chart:scatter" chart:style-name="ch1">
        <chart:title svg:x="8.586cm" svg:y="0.416cm" chart:style-name="ch2">
          <text:p>水分子在z轴各位置的平均稳定时间</text:p>
        </chart:title>
        <chart:legend chart:legend-position="end" svg:x="20.386cm" svg:y="6.491cm" style:legend-expansion="high" chart:style-name="ch3"/>
        <chart:plot-area chart:style-name="ch4" table:cell-range-address="Sheet10.A11:Sheet10.B106 Sheet10.B1:Sheet10.B1 Sheet10.D1:Sheet10.D116" chart:data-source-has-labels="row" svg:x="1.502cm" svg:y="1.662cm" svg:width="18.393cm" svg:height="11.155cm">
          <chartooo:coordinate-region svg:x="2.309cm" svg:y="1.861cm" svg:width="17.399cm" svg:height="10.309cm"/>
          <chart:axis chart:dimension="x" chart:name="primary-x" chart:style-name="ch5">
            <chart:title svg:x="10.416cm" svg:y="13.098cm" chart:style-name="ch6">
              <text:p>z/A</text:p>
            </chart:title>
          </chart:axis>
          <chart:axis chart:dimension="y" chart:name="primary-y" chart:style-name="ch7">
            <chart:title svg:x="0.451cm" svg:y="8.024cm" chart:style-name="ch8">
              <text:p>t_stable/fs</text:p>
            </chart:title>
            <chart:grid chart:style-name="ch9" chart:class="major"/>
          </chart:axis>
          <chart:series chart:style-name="ch10" chart:values-cell-range-address="Sheet10.B11:Sheet10.B106" chart:label-cell-address="Sheet10.B1:Sheet10.B1" chart:class="chart:scatter">
            <chart:domain table:cell-range-address="Sheet10.A11:Sheet10.A106"/>
            <chart:data-point chart:repeated="96"/>
          </chart:series>
          <chart:series chart:style-name="ch11" chart:values-cell-range-address="Sheet10.D2:Sheet10.D116" chart:label-cell-address="Sheet10.D1:Sheet10.D1" chart:class="chart:scatter">
            <chart:domain table:cell-range-address="Sheet10.C2:Sheet10.C116"/>
            <chart:data-point chart:repeated="1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transition path</text:p>
                <draw:g>
                  <svg:desc>Sheet10.B1:Sheet10.B1</svg:desc>
                </draw:g>
              </table:table-cell>
              <table:table-cell office:value-type="string">
                <text:p>列 C</text:p>
              </table:table-cell>
              <table:table-cell office:value-type="string">
                <text:p>transitonpath ±2ps</text:p>
                <draw:g>
                  <svg:desc>Sheet10.D1:Sheet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6106">
                <text:p>14.6106</text:p>
                <draw:g>
                  <svg:desc>Sheet10.A11:Sheet10.A106</svg:desc>
                </draw:g>
              </table:table-cell>
              <table:table-cell office:value-type="float" office:value="90.2097">
                <text:p>90.2097</text:p>
                <draw:g>
                  <svg:desc>Sheet10.B11:Sheet10.B106</svg:desc>
                </draw:g>
              </table:table-cell>
              <table:table-cell office:value-type="float" office:value="14.3431">
                <text:p>14.3431</text:p>
                <draw:g>
                  <svg:desc>Sheet10.C2:Sheet10.C116</svg:desc>
                </draw:g>
              </table:table-cell>
              <table:table-cell office:value-type="float" office:value="237.694">
                <text:p>237.694</text:p>
                <draw:g>
                  <svg:desc>Sheet10.D2:Sheet10.D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404">
                <text:p>14.6404</text:p>
              </table:table-cell>
              <table:table-cell office:value-type="float" office:value="103.832">
                <text:p>103.832</text:p>
              </table:table-cell>
              <table:table-cell office:value-type="float" office:value="14.3729">
                <text:p>14.3729</text:p>
              </table:table-cell>
              <table:table-cell office:value-type="float" office:value="244.568">
                <text:p>244.5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6701">
                <text:p>14.6701</text:p>
              </table:table-cell>
              <table:table-cell office:value-type="float" office:value="116.642">
                <text:p>116.642</text:p>
              </table:table-cell>
              <table:table-cell office:value-type="float" office:value="14.4027">
                <text:p>14.4027</text:p>
              </table:table-cell>
              <table:table-cell office:value-type="float" office:value="252.349">
                <text:p>252.3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6999">
                <text:p>14.6999</text:p>
              </table:table-cell>
              <table:table-cell office:value-type="float" office:value="131.336">
                <text:p>131.336</text:p>
              </table:table-cell>
              <table:table-cell office:value-type="float" office:value="14.4325">
                <text:p>14.4325</text:p>
              </table:table-cell>
              <table:table-cell office:value-type="float" office:value="261.473">
                <text:p>261.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297">
                <text:p>14.7297</text:p>
              </table:table-cell>
              <table:table-cell office:value-type="float" office:value="149.558">
                <text:p>149.558</text:p>
              </table:table-cell>
              <table:table-cell office:value-type="float" office:value="14.4623">
                <text:p>14.4623</text:p>
              </table:table-cell>
              <table:table-cell office:value-type="float" office:value="271.338">
                <text:p>271.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7594">
                <text:p>14.7594</text:p>
              </table:table-cell>
              <table:table-cell office:value-type="float" office:value="163.304">
                <text:p>163.304</text:p>
              </table:table-cell>
              <table:table-cell office:value-type="float" office:value="14.4921">
                <text:p>14.4921</text:p>
              </table:table-cell>
              <table:table-cell office:value-type="float" office:value="281.071">
                <text:p>281.0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7892">
                <text:p>14.7892</text:p>
              </table:table-cell>
              <table:table-cell office:value-type="float" office:value="177.93">
                <text:p>177.93</text:p>
              </table:table-cell>
              <table:table-cell office:value-type="float" office:value="14.5219">
                <text:p>14.5219</text:p>
              </table:table-cell>
              <table:table-cell office:value-type="float" office:value="291.279">
                <text:p>291.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819">
                <text:p>14.819</text:p>
              </table:table-cell>
              <table:table-cell office:value-type="float" office:value="192.074">
                <text:p>192.074</text:p>
              </table:table-cell>
              <table:table-cell office:value-type="float" office:value="14.5517">
                <text:p>14.5517</text:p>
              </table:table-cell>
              <table:table-cell office:value-type="float" office:value="303.168">
                <text:p>303.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8487">
                <text:p>14.8487</text:p>
              </table:table-cell>
              <table:table-cell office:value-type="float" office:value="205.151">
                <text:p>205.151</text:p>
              </table:table-cell>
              <table:table-cell office:value-type="float" office:value="14.5815">
                <text:p>14.5815</text:p>
              </table:table-cell>
              <table:table-cell office:value-type="float" office:value="311.419">
                <text:p>311.4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785">
                <text:p>14.8785</text:p>
              </table:table-cell>
              <table:table-cell office:value-type="float" office:value="221.212">
                <text:p>221.212</text:p>
              </table:table-cell>
              <table:table-cell office:value-type="float" office:value="14.6113">
                <text:p>14.6113</text:p>
              </table:table-cell>
              <table:table-cell office:value-type="float" office:value="319.584">
                <text:p>319.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9083">
                <text:p>14.9083</text:p>
              </table:table-cell>
              <table:table-cell office:value-type="float" office:value="235.28">
                <text:p>235.28</text:p>
              </table:table-cell>
              <table:table-cell office:value-type="float" office:value="14.6411">
                <text:p>14.6411</text:p>
              </table:table-cell>
              <table:table-cell office:value-type="float" office:value="325.092">
                <text:p>325.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938">
                <text:p>14.938</text:p>
              </table:table-cell>
              <table:table-cell office:value-type="float" office:value="250.031">
                <text:p>250.031</text:p>
              </table:table-cell>
              <table:table-cell office:value-type="float" office:value="14.6709">
                <text:p>14.6709</text:p>
              </table:table-cell>
              <table:table-cell office:value-type="float" office:value="332.383">
                <text:p>332.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9678">
                <text:p>14.9678</text:p>
              </table:table-cell>
              <table:table-cell office:value-type="float" office:value="264.932">
                <text:p>264.932</text:p>
              </table:table-cell>
              <table:table-cell office:value-type="float" office:value="14.7007">
                <text:p>14.7007</text:p>
              </table:table-cell>
              <table:table-cell office:value-type="float" office:value="338.006">
                <text:p>338.0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976">
                <text:p>14.9976</text:p>
              </table:table-cell>
              <table:table-cell office:value-type="float" office:value="276.843">
                <text:p>276.843</text:p>
              </table:table-cell>
              <table:table-cell office:value-type="float" office:value="14.7305">
                <text:p>14.7305</text:p>
              </table:table-cell>
              <table:table-cell office:value-type="float" office:value="343.253">
                <text:p>343.2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0273">
                <text:p>15.0273</text:p>
              </table:table-cell>
              <table:table-cell office:value-type="float" office:value="289.626">
                <text:p>289.626</text:p>
              </table:table-cell>
              <table:table-cell office:value-type="float" office:value="14.7603">
                <text:p>14.7603</text:p>
              </table:table-cell>
              <table:table-cell office:value-type="float" office:value="344.014">
                <text:p>344.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571">
                <text:p>15.0571</text:p>
              </table:table-cell>
              <table:table-cell office:value-type="float" office:value="299.452">
                <text:p>299.452</text:p>
              </table:table-cell>
              <table:table-cell office:value-type="float" office:value="14.79">
                <text:p>14.79</text:p>
              </table:table-cell>
              <table:table-cell office:value-type="float" office:value="346.619">
                <text:p>346.6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0869">
                <text:p>15.0869</text:p>
              </table:table-cell>
              <table:table-cell office:value-type="float" office:value="302.735">
                <text:p>302.735</text:p>
              </table:table-cell>
              <table:table-cell office:value-type="float" office:value="14.8198">
                <text:p>14.8198</text:p>
              </table:table-cell>
              <table:table-cell office:value-type="float" office:value="345.947">
                <text:p>345.9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1166">
                <text:p>15.1166</text:p>
              </table:table-cell>
              <table:table-cell office:value-type="float" office:value="306.001">
                <text:p>306.001</text:p>
              </table:table-cell>
              <table:table-cell office:value-type="float" office:value="14.8496">
                <text:p>14.8496</text:p>
              </table:table-cell>
              <table:table-cell office:value-type="float" office:value="343.443">
                <text:p>343.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1464">
                <text:p>15.1464</text:p>
              </table:table-cell>
              <table:table-cell office:value-type="float" office:value="309.14">
                <text:p>309.14</text:p>
              </table:table-cell>
              <table:table-cell office:value-type="float" office:value="14.8794">
                <text:p>14.8794</text:p>
              </table:table-cell>
              <table:table-cell office:value-type="float" office:value="341.139">
                <text:p>341.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1762">
                <text:p>15.1762</text:p>
              </table:table-cell>
              <table:table-cell office:value-type="float" office:value="299.262">
                <text:p>299.262</text:p>
              </table:table-cell>
              <table:table-cell office:value-type="float" office:value="14.9092">
                <text:p>14.9092</text:p>
              </table:table-cell>
              <table:table-cell office:value-type="float" office:value="335.414">
                <text:p>335.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2059">
                <text:p>15.2059</text:p>
              </table:table-cell>
              <table:table-cell office:value-type="float" office:value="300.695">
                <text:p>300.695</text:p>
              </table:table-cell>
              <table:table-cell office:value-type="float" office:value="14.939">
                <text:p>14.939</text:p>
              </table:table-cell>
              <table:table-cell office:value-type="float" office:value="327.219">
                <text:p>327.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2357">
                <text:p>15.2357</text:p>
              </table:table-cell>
              <table:table-cell office:value-type="float" office:value="299.07">
                <text:p>299.07</text:p>
              </table:table-cell>
              <table:table-cell office:value-type="float" office:value="14.9688">
                <text:p>14.9688</text:p>
              </table:table-cell>
              <table:table-cell office:value-type="float" office:value="318.685">
                <text:p>318.6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2655">
                <text:p>15.2655</text:p>
              </table:table-cell>
              <table:table-cell office:value-type="float" office:value="291.572">
                <text:p>291.572</text:p>
              </table:table-cell>
              <table:table-cell office:value-type="float" office:value="14.9986">
                <text:p>14.9986</text:p>
              </table:table-cell>
              <table:table-cell office:value-type="float" office:value="310.691">
                <text:p>310.6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2952">
                <text:p>15.2952</text:p>
              </table:table-cell>
              <table:table-cell office:value-type="float" office:value="285.034">
                <text:p>285.034</text:p>
              </table:table-cell>
              <table:table-cell office:value-type="float" office:value="15.0284">
                <text:p>15.0284</text:p>
              </table:table-cell>
              <table:table-cell office:value-type="float" office:value="305.207">
                <text:p>305.2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325">
                <text:p>15.325</text:p>
              </table:table-cell>
              <table:table-cell office:value-type="float" office:value="277.626">
                <text:p>277.626</text:p>
              </table:table-cell>
              <table:table-cell office:value-type="float" office:value="15.0582">
                <text:p>15.0582</text:p>
              </table:table-cell>
              <table:table-cell office:value-type="float" office:value="298.024">
                <text:p>298.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3548">
                <text:p>15.3548</text:p>
              </table:table-cell>
              <table:table-cell office:value-type="float" office:value="276.159">
                <text:p>276.159</text:p>
              </table:table-cell>
              <table:table-cell office:value-type="float" office:value="15.088">
                <text:p>15.088</text:p>
              </table:table-cell>
              <table:table-cell office:value-type="float" office:value="292.605">
                <text:p>292.6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3845">
                <text:p>15.3845</text:p>
              </table:table-cell>
              <table:table-cell office:value-type="float" office:value="276.503">
                <text:p>276.503</text:p>
              </table:table-cell>
              <table:table-cell office:value-type="float" office:value="15.1178">
                <text:p>15.1178</text:p>
              </table:table-cell>
              <table:table-cell office:value-type="float" office:value="284.552">
                <text:p>284.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4143">
                <text:p>15.4143</text:p>
              </table:table-cell>
              <table:table-cell office:value-type="float" office:value="270.379">
                <text:p>270.379</text:p>
              </table:table-cell>
              <table:table-cell office:value-type="float" office:value="15.1476">
                <text:p>15.1476</text:p>
              </table:table-cell>
              <table:table-cell office:value-type="float" office:value="280.216">
                <text:p>280.2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4441">
                <text:p>15.4441</text:p>
              </table:table-cell>
              <table:table-cell office:value-type="float" office:value="269.629">
                <text:p>269.629</text:p>
              </table:table-cell>
              <table:table-cell office:value-type="float" office:value="15.1774">
                <text:p>15.1774</text:p>
              </table:table-cell>
              <table:table-cell office:value-type="float" office:value="273.257">
                <text:p>273.2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4738">
                <text:p>15.4738</text:p>
              </table:table-cell>
              <table:table-cell office:value-type="float" office:value="267.506">
                <text:p>267.506</text:p>
              </table:table-cell>
              <table:table-cell office:value-type="float" office:value="15.2072">
                <text:p>15.2072</text:p>
              </table:table-cell>
              <table:table-cell office:value-type="float" office:value="269.284">
                <text:p>269.2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036">
                <text:p>15.5036</text:p>
              </table:table-cell>
              <table:table-cell office:value-type="float" office:value="267.34">
                <text:p>267.34</text:p>
              </table:table-cell>
              <table:table-cell office:value-type="float" office:value="15.237">
                <text:p>15.237</text:p>
              </table:table-cell>
              <table:table-cell office:value-type="float" office:value="265.255">
                <text:p>265.2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5334">
                <text:p>15.5334</text:p>
              </table:table-cell>
              <table:table-cell office:value-type="float" office:value="268.915">
                <text:p>268.915</text:p>
              </table:table-cell>
              <table:table-cell office:value-type="float" office:value="15.2668">
                <text:p>15.2668</text:p>
              </table:table-cell>
              <table:table-cell office:value-type="float" office:value="261.681">
                <text:p>261.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5631">
                <text:p>15.5631</text:p>
              </table:table-cell>
              <table:table-cell office:value-type="float" office:value="270.535">
                <text:p>270.535</text:p>
              </table:table-cell>
              <table:table-cell office:value-type="float" office:value="15.2966">
                <text:p>15.2966</text:p>
              </table:table-cell>
              <table:table-cell office:value-type="float" office:value="259.643">
                <text:p>259.6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5929">
                <text:p>15.5929</text:p>
              </table:table-cell>
              <table:table-cell office:value-type="float" office:value="270.405">
                <text:p>270.405</text:p>
              </table:table-cell>
              <table:table-cell office:value-type="float" office:value="15.3264">
                <text:p>15.3264</text:p>
              </table:table-cell>
              <table:table-cell office:value-type="float" office:value="257.547">
                <text:p>257.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6227">
                <text:p>15.6227</text:p>
              </table:table-cell>
              <table:table-cell office:value-type="float" office:value="269.659">
                <text:p>269.659</text:p>
              </table:table-cell>
              <table:table-cell office:value-type="float" office:value="15.3562">
                <text:p>15.3562</text:p>
              </table:table-cell>
              <table:table-cell office:value-type="float" office:value="256.761">
                <text:p>256.7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6524">
                <text:p>15.6524</text:p>
              </table:table-cell>
              <table:table-cell office:value-type="float" office:value="274.366">
                <text:p>274.366</text:p>
              </table:table-cell>
              <table:table-cell office:value-type="float" office:value="15.386">
                <text:p>15.386</text:p>
              </table:table-cell>
              <table:table-cell office:value-type="float" office:value="255.54">
                <text:p>255.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6822">
                <text:p>15.6822</text:p>
              </table:table-cell>
              <table:table-cell office:value-type="float" office:value="278.552">
                <text:p>278.552</text:p>
              </table:table-cell>
              <table:table-cell office:value-type="float" office:value="15.4158">
                <text:p>15.4158</text:p>
              </table:table-cell>
              <table:table-cell office:value-type="float" office:value="253.937">
                <text:p>253.9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712">
                <text:p>15.712</text:p>
              </table:table-cell>
              <table:table-cell office:value-type="float" office:value="280.98">
                <text:p>280.98</text:p>
              </table:table-cell>
              <table:table-cell office:value-type="float" office:value="15.4456">
                <text:p>15.4456</text:p>
              </table:table-cell>
              <table:table-cell office:value-type="float" office:value="251.383">
                <text:p>251.3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7417">
                <text:p>15.7417</text:p>
              </table:table-cell>
              <table:table-cell office:value-type="float" office:value="277.239">
                <text:p>277.239</text:p>
              </table:table-cell>
              <table:table-cell office:value-type="float" office:value="15.4754">
                <text:p>15.4754</text:p>
              </table:table-cell>
              <table:table-cell office:value-type="float" office:value="251.445">
                <text:p>251.4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7715">
                <text:p>15.7715</text:p>
              </table:table-cell>
              <table:table-cell office:value-type="float" office:value="282.41">
                <text:p>282.41</text:p>
              </table:table-cell>
              <table:table-cell office:value-type="float" office:value="15.5052">
                <text:p>15.5052</text:p>
              </table:table-cell>
              <table:table-cell office:value-type="float" office:value="250.557">
                <text:p>250.5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8013">
                <text:p>15.8013</text:p>
              </table:table-cell>
              <table:table-cell office:value-type="float" office:value="281.177">
                <text:p>281.177</text:p>
              </table:table-cell>
              <table:table-cell office:value-type="float" office:value="15.535">
                <text:p>15.535</text:p>
              </table:table-cell>
              <table:table-cell office:value-type="float" office:value="250.711">
                <text:p>250.7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831">
                <text:p>15.831</text:p>
              </table:table-cell>
              <table:table-cell office:value-type="float" office:value="278.829">
                <text:p>278.829</text:p>
              </table:table-cell>
              <table:table-cell office:value-type="float" office:value="15.5648">
                <text:p>15.5648</text:p>
              </table:table-cell>
              <table:table-cell office:value-type="float" office:value="251.756">
                <text:p>251.7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8608">
                <text:p>15.8608</text:p>
              </table:table-cell>
              <table:table-cell office:value-type="float" office:value="277.903">
                <text:p>277.903</text:p>
              </table:table-cell>
              <table:table-cell office:value-type="float" office:value="15.5946">
                <text:p>15.5946</text:p>
              </table:table-cell>
              <table:table-cell office:value-type="float" office:value="253.623">
                <text:p>253.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8906">
                <text:p>15.8906</text:p>
              </table:table-cell>
              <table:table-cell office:value-type="float" office:value="281.963">
                <text:p>281.963</text:p>
              </table:table-cell>
              <table:table-cell office:value-type="float" office:value="15.6244">
                <text:p>15.6244</text:p>
              </table:table-cell>
              <table:table-cell office:value-type="float" office:value="252.846">
                <text:p>252.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9203">
                <text:p>15.9203</text:p>
              </table:table-cell>
              <table:table-cell office:value-type="float" office:value="283.67">
                <text:p>283.67</text:p>
              </table:table-cell>
              <table:table-cell office:value-type="float" office:value="15.6542">
                <text:p>15.6542</text:p>
              </table:table-cell>
              <table:table-cell office:value-type="float" office:value="255.545">
                <text:p>255.5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501">
                <text:p>15.9501</text:p>
              </table:table-cell>
              <table:table-cell office:value-type="float" office:value="285.367">
                <text:p>285.367</text:p>
              </table:table-cell>
              <table:table-cell office:value-type="float" office:value="15.6839">
                <text:p>15.6839</text:p>
              </table:table-cell>
              <table:table-cell office:value-type="float" office:value="258.317">
                <text:p>258.3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9799">
                <text:p>15.9799</text:p>
              </table:table-cell>
              <table:table-cell office:value-type="float" office:value="285.439">
                <text:p>285.439</text:p>
              </table:table-cell>
              <table:table-cell office:value-type="float" office:value="15.7137">
                <text:p>15.7137</text:p>
              </table:table-cell>
              <table:table-cell office:value-type="float" office:value="259.612">
                <text:p>259.6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0096">
                <text:p>16.0096</text:p>
              </table:table-cell>
              <table:table-cell office:value-type="float" office:value="285.875">
                <text:p>285.875</text:p>
              </table:table-cell>
              <table:table-cell office:value-type="float" office:value="15.7435">
                <text:p>15.7435</text:p>
              </table:table-cell>
              <table:table-cell office:value-type="float" office:value="259.73">
                <text:p>259.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0394">
                <text:p>16.0394</text:p>
              </table:table-cell>
              <table:table-cell office:value-type="float" office:value="287.766">
                <text:p>287.766</text:p>
              </table:table-cell>
              <table:table-cell office:value-type="float" office:value="15.7733">
                <text:p>15.7733</text:p>
              </table:table-cell>
              <table:table-cell office:value-type="float" office:value="261.877">
                <text:p>261.8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0692">
                <text:p>16.0692</text:p>
              </table:table-cell>
              <table:table-cell office:value-type="float" office:value="285.043">
                <text:p>285.043</text:p>
              </table:table-cell>
              <table:table-cell office:value-type="float" office:value="15.8031">
                <text:p>15.8031</text:p>
              </table:table-cell>
              <table:table-cell office:value-type="float" office:value="261.526">
                <text:p>261.5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0989">
                <text:p>16.0989</text:p>
              </table:table-cell>
              <table:table-cell office:value-type="float" office:value="283.354">
                <text:p>283.354</text:p>
              </table:table-cell>
              <table:table-cell office:value-type="float" office:value="15.8329">
                <text:p>15.8329</text:p>
              </table:table-cell>
              <table:table-cell office:value-type="float" office:value="262.188">
                <text:p>262.1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1287">
                <text:p>16.1287</text:p>
              </table:table-cell>
              <table:table-cell office:value-type="float" office:value="280.882">
                <text:p>280.882</text:p>
              </table:table-cell>
              <table:table-cell office:value-type="float" office:value="15.8627">
                <text:p>15.8627</text:p>
              </table:table-cell>
              <table:table-cell office:value-type="float" office:value="263.673">
                <text:p>263.6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1585">
                <text:p>16.1585</text:p>
              </table:table-cell>
              <table:table-cell office:value-type="float" office:value="277.426">
                <text:p>277.426</text:p>
              </table:table-cell>
              <table:table-cell office:value-type="float" office:value="15.8925">
                <text:p>15.8925</text:p>
              </table:table-cell>
              <table:table-cell office:value-type="float" office:value="266.325">
                <text:p>266.3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1882">
                <text:p>16.1882</text:p>
              </table:table-cell>
              <table:table-cell office:value-type="float" office:value="277.959">
                <text:p>277.959</text:p>
              </table:table-cell>
              <table:table-cell office:value-type="float" office:value="15.9223">
                <text:p>15.9223</text:p>
              </table:table-cell>
              <table:table-cell office:value-type="float" office:value="266.112">
                <text:p>266.1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218">
                <text:p>16.218</text:p>
              </table:table-cell>
              <table:table-cell office:value-type="float" office:value="275.593">
                <text:p>275.593</text:p>
              </table:table-cell>
              <table:table-cell office:value-type="float" office:value="15.9521">
                <text:p>15.9521</text:p>
              </table:table-cell>
              <table:table-cell office:value-type="float" office:value="267.048">
                <text:p>267.0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2478">
                <text:p>16.2478</text:p>
              </table:table-cell>
              <table:table-cell office:value-type="float" office:value="276.465">
                <text:p>276.465</text:p>
              </table:table-cell>
              <table:table-cell office:value-type="float" office:value="15.9819">
                <text:p>15.9819</text:p>
              </table:table-cell>
              <table:table-cell office:value-type="float" office:value="268.072">
                <text:p>268.0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2775">
                <text:p>16.2775</text:p>
              </table:table-cell>
              <table:table-cell office:value-type="float" office:value="273.37">
                <text:p>273.37</text:p>
              </table:table-cell>
              <table:table-cell office:value-type="float" office:value="16.0117">
                <text:p>16.0117</text:p>
              </table:table-cell>
              <table:table-cell office:value-type="float" office:value="268.522">
                <text:p>268.5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3073">
                <text:p>16.3073</text:p>
              </table:table-cell>
              <table:table-cell office:value-type="float" office:value="275.988">
                <text:p>275.988</text:p>
              </table:table-cell>
              <table:table-cell office:value-type="float" office:value="16.0415">
                <text:p>16.0415</text:p>
              </table:table-cell>
              <table:table-cell office:value-type="float" office:value="269.984">
                <text:p>269.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3371">
                <text:p>16.3371</text:p>
              </table:table-cell>
              <table:table-cell office:value-type="float" office:value="279.068">
                <text:p>279.068</text:p>
              </table:table-cell>
              <table:table-cell office:value-type="float" office:value="16.0713">
                <text:p>16.0713</text:p>
              </table:table-cell>
              <table:table-cell office:value-type="float" office:value="267.334">
                <text:p>267.3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3668">
                <text:p>16.3668</text:p>
              </table:table-cell>
              <table:table-cell office:value-type="float" office:value="279.125">
                <text:p>279.125</text:p>
              </table:table-cell>
              <table:table-cell office:value-type="float" office:value="16.1011">
                <text:p>16.1011</text:p>
              </table:table-cell>
              <table:table-cell office:value-type="float" office:value="266.071">
                <text:p>266.0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3966">
                <text:p>16.3966</text:p>
              </table:table-cell>
              <table:table-cell office:value-type="float" office:value="275.995">
                <text:p>275.995</text:p>
              </table:table-cell>
              <table:table-cell office:value-type="float" office:value="16.1309">
                <text:p>16.1309</text:p>
              </table:table-cell>
              <table:table-cell office:value-type="float" office:value="265.191">
                <text:p>265.19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4264">
                <text:p>16.4264</text:p>
              </table:table-cell>
              <table:table-cell office:value-type="float" office:value="275.806">
                <text:p>275.806</text:p>
              </table:table-cell>
              <table:table-cell office:value-type="float" office:value="16.1607">
                <text:p>16.1607</text:p>
              </table:table-cell>
              <table:table-cell office:value-type="float" office:value="264.192">
                <text:p>264.19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4561">
                <text:p>16.4561</text:p>
              </table:table-cell>
              <table:table-cell office:value-type="float" office:value="273.857">
                <text:p>273.857</text:p>
              </table:table-cell>
              <table:table-cell office:value-type="float" office:value="16.1905">
                <text:p>16.1905</text:p>
              </table:table-cell>
              <table:table-cell office:value-type="float" office:value="264.229">
                <text:p>264.2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4859">
                <text:p>16.4859</text:p>
              </table:table-cell>
              <table:table-cell office:value-type="float" office:value="271.781">
                <text:p>271.781</text:p>
              </table:table-cell>
              <table:table-cell office:value-type="float" office:value="16.2203">
                <text:p>16.2203</text:p>
              </table:table-cell>
              <table:table-cell office:value-type="float" office:value="264.662">
                <text:p>264.6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5157">
                <text:p>16.5157</text:p>
              </table:table-cell>
              <table:table-cell office:value-type="float" office:value="274.734">
                <text:p>274.734</text:p>
              </table:table-cell>
              <table:table-cell office:value-type="float" office:value="16.2501">
                <text:p>16.2501</text:p>
              </table:table-cell>
              <table:table-cell office:value-type="float" office:value="265.041">
                <text:p>265.0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5454">
                <text:p>16.5454</text:p>
              </table:table-cell>
              <table:table-cell office:value-type="float" office:value="275.237">
                <text:p>275.237</text:p>
              </table:table-cell>
              <table:table-cell office:value-type="float" office:value="16.2799">
                <text:p>16.2799</text:p>
              </table:table-cell>
              <table:table-cell office:value-type="float" office:value="263.276">
                <text:p>263.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5752">
                <text:p>16.5752</text:p>
              </table:table-cell>
              <table:table-cell office:value-type="float" office:value="274.339">
                <text:p>274.339</text:p>
              </table:table-cell>
              <table:table-cell office:value-type="float" office:value="16.3097">
                <text:p>16.3097</text:p>
              </table:table-cell>
              <table:table-cell office:value-type="float" office:value="264.155">
                <text:p>264.1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605">
                <text:p>16.605</text:p>
              </table:table-cell>
              <table:table-cell office:value-type="float" office:value="275.424">
                <text:p>275.424</text:p>
              </table:table-cell>
              <table:table-cell office:value-type="float" office:value="16.3395">
                <text:p>16.3395</text:p>
              </table:table-cell>
              <table:table-cell office:value-type="float" office:value="263.764">
                <text:p>263.7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6347">
                <text:p>16.6347</text:p>
              </table:table-cell>
              <table:table-cell office:value-type="float" office:value="276.915">
                <text:p>276.915</text:p>
              </table:table-cell>
              <table:table-cell office:value-type="float" office:value="16.3693">
                <text:p>16.3693</text:p>
              </table:table-cell>
              <table:table-cell office:value-type="float" office:value="262.652">
                <text:p>262.6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6645">
                <text:p>16.6645</text:p>
              </table:table-cell>
              <table:table-cell office:value-type="float" office:value="280.702">
                <text:p>280.702</text:p>
              </table:table-cell>
              <table:table-cell office:value-type="float" office:value="16.3991">
                <text:p>16.3991</text:p>
              </table:table-cell>
              <table:table-cell office:value-type="float" office:value="260.105">
                <text:p>260.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6943">
                <text:p>16.6943</text:p>
              </table:table-cell>
              <table:table-cell office:value-type="float" office:value="281.7">
                <text:p>281.7</text:p>
              </table:table-cell>
              <table:table-cell office:value-type="float" office:value="16.4289">
                <text:p>16.4289</text:p>
              </table:table-cell>
              <table:table-cell office:value-type="float" office:value="256.86">
                <text:p>256.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724">
                <text:p>16.724</text:p>
              </table:table-cell>
              <table:table-cell office:value-type="float" office:value="281.198">
                <text:p>281.198</text:p>
              </table:table-cell>
              <table:table-cell office:value-type="float" office:value="16.4587">
                <text:p>16.4587</text:p>
              </table:table-cell>
              <table:table-cell office:value-type="float" office:value="255.631">
                <text:p>255.63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7538">
                <text:p>16.7538</text:p>
              </table:table-cell>
              <table:table-cell office:value-type="float" office:value="283.537">
                <text:p>283.537</text:p>
              </table:table-cell>
              <table:table-cell office:value-type="float" office:value="16.4885">
                <text:p>16.4885</text:p>
              </table:table-cell>
              <table:table-cell office:value-type="float" office:value="254.785">
                <text:p>254.7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7836">
                <text:p>16.7836</text:p>
              </table:table-cell>
              <table:table-cell office:value-type="float" office:value="286.678">
                <text:p>286.678</text:p>
              </table:table-cell>
              <table:table-cell office:value-type="float" office:value="16.5183">
                <text:p>16.5183</text:p>
              </table:table-cell>
              <table:table-cell office:value-type="float" office:value="254.427">
                <text:p>254.4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8133">
                <text:p>16.8133</text:p>
              </table:table-cell>
              <table:table-cell office:value-type="float" office:value="292.057">
                <text:p>292.057</text:p>
              </table:table-cell>
              <table:table-cell office:value-type="float" office:value="16.5481">
                <text:p>16.5481</text:p>
              </table:table-cell>
              <table:table-cell office:value-type="float" office:value="252.959">
                <text:p>252.9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8431">
                <text:p>16.8431</text:p>
              </table:table-cell>
              <table:table-cell office:value-type="float" office:value="292.99">
                <text:p>292.99</text:p>
              </table:table-cell>
              <table:table-cell office:value-type="float" office:value="16.5778">
                <text:p>16.5778</text:p>
              </table:table-cell>
              <table:table-cell office:value-type="float" office:value="250.696">
                <text:p>250.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8729">
                <text:p>16.8729</text:p>
              </table:table-cell>
              <table:table-cell office:value-type="float" office:value="292.832">
                <text:p>292.832</text:p>
              </table:table-cell>
              <table:table-cell office:value-type="float" office:value="16.6076">
                <text:p>16.6076</text:p>
              </table:table-cell>
              <table:table-cell office:value-type="float" office:value="250.154">
                <text:p>250.1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9026">
                <text:p>16.9026</text:p>
              </table:table-cell>
              <table:table-cell office:value-type="float" office:value="296.908">
                <text:p>296.908</text:p>
              </table:table-cell>
              <table:table-cell office:value-type="float" office:value="16.6374">
                <text:p>16.6374</text:p>
              </table:table-cell>
              <table:table-cell office:value-type="float" office:value="248.552">
                <text:p>248.5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9324">
                <text:p>16.9324</text:p>
              </table:table-cell>
              <table:table-cell office:value-type="float" office:value="303.368">
                <text:p>303.368</text:p>
              </table:table-cell>
              <table:table-cell office:value-type="float" office:value="16.6672">
                <text:p>16.6672</text:p>
              </table:table-cell>
              <table:table-cell office:value-type="float" office:value="246.641">
                <text:p>246.6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9622">
                <text:p>16.9622</text:p>
              </table:table-cell>
              <table:table-cell office:value-type="float" office:value="309.772">
                <text:p>309.772</text:p>
              </table:table-cell>
              <table:table-cell office:value-type="float" office:value="16.697">
                <text:p>16.697</text:p>
              </table:table-cell>
              <table:table-cell office:value-type="float" office:value="247.164">
                <text:p>247.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9919">
                <text:p>16.9919</text:p>
              </table:table-cell>
              <table:table-cell office:value-type="float" office:value="306.196">
                <text:p>306.196</text:p>
              </table:table-cell>
              <table:table-cell office:value-type="float" office:value="16.7268">
                <text:p>16.7268</text:p>
              </table:table-cell>
              <table:table-cell office:value-type="float" office:value="248.548">
                <text:p>248.5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0217">
                <text:p>17.0217</text:p>
              </table:table-cell>
              <table:table-cell office:value-type="float" office:value="305.326">
                <text:p>305.326</text:p>
              </table:table-cell>
              <table:table-cell office:value-type="float" office:value="16.7566">
                <text:p>16.7566</text:p>
              </table:table-cell>
              <table:table-cell office:value-type="float" office:value="250.166">
                <text:p>250.1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0515">
                <text:p>17.0515</text:p>
              </table:table-cell>
              <table:table-cell office:value-type="float" office:value="293.26">
                <text:p>293.26</text:p>
              </table:table-cell>
              <table:table-cell office:value-type="float" office:value="16.7864">
                <text:p>16.7864</text:p>
              </table:table-cell>
              <table:table-cell office:value-type="float" office:value="251.861">
                <text:p>251.8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.0812">
                <text:p>17.0812</text:p>
              </table:table-cell>
              <table:table-cell office:value-type="float" office:value="279.226">
                <text:p>279.226</text:p>
              </table:table-cell>
              <table:table-cell office:value-type="float" office:value="16.8162">
                <text:p>16.8162</text:p>
              </table:table-cell>
              <table:table-cell office:value-type="float" office:value="254.293">
                <text:p>254.2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.111">
                <text:p>17.111</text:p>
              </table:table-cell>
              <table:table-cell office:value-type="float" office:value="269.989">
                <text:p>269.989</text:p>
              </table:table-cell>
              <table:table-cell office:value-type="float" office:value="16.846">
                <text:p>16.846</text:p>
              </table:table-cell>
              <table:table-cell office:value-type="float" office:value="256.667">
                <text:p>256.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1408">
                <text:p>17.1408</text:p>
              </table:table-cell>
              <table:table-cell office:value-type="float" office:value="254.321">
                <text:p>254.321</text:p>
              </table:table-cell>
              <table:table-cell office:value-type="float" office:value="16.8758">
                <text:p>16.8758</text:p>
              </table:table-cell>
              <table:table-cell office:value-type="float" office:value="260.268">
                <text:p>260.2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1705">
                <text:p>17.1705</text:p>
              </table:table-cell>
              <table:table-cell office:value-type="float" office:value="238.607">
                <text:p>238.607</text:p>
              </table:table-cell>
              <table:table-cell office:value-type="float" office:value="16.9056">
                <text:p>16.9056</text:p>
              </table:table-cell>
              <table:table-cell office:value-type="float" office:value="263.862">
                <text:p>263.8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2003">
                <text:p>17.2003</text:p>
              </table:table-cell>
              <table:table-cell office:value-type="float" office:value="220.814">
                <text:p>220.814</text:p>
              </table:table-cell>
              <table:table-cell office:value-type="float" office:value="16.9354">
                <text:p>16.9354</text:p>
              </table:table-cell>
              <table:table-cell office:value-type="float" office:value="268.714">
                <text:p>268.7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2301">
                <text:p>17.2301</text:p>
              </table:table-cell>
              <table:table-cell office:value-type="float" office:value="205.207">
                <text:p>205.207</text:p>
              </table:table-cell>
              <table:table-cell office:value-type="float" office:value="16.9652">
                <text:p>16.9652</text:p>
              </table:table-cell>
              <table:table-cell office:value-type="float" office:value="275.065">
                <text:p>275.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2598">
                <text:p>17.2598</text:p>
              </table:table-cell>
              <table:table-cell office:value-type="float" office:value="191.576">
                <text:p>191.576</text:p>
              </table:table-cell>
              <table:table-cell office:value-type="float" office:value="16.995">
                <text:p>16.995</text:p>
              </table:table-cell>
              <table:table-cell office:value-type="float" office:value="281.376">
                <text:p>281.3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2896">
                <text:p>17.2896</text:p>
              </table:table-cell>
              <table:table-cell office:value-type="float" office:value="172.863">
                <text:p>172.863</text:p>
              </table:table-cell>
              <table:table-cell office:value-type="float" office:value="17.0248">
                <text:p>17.0248</text:p>
              </table:table-cell>
              <table:table-cell office:value-type="float" office:value="288.017">
                <text:p>288.0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3194">
                <text:p>17.3194</text:p>
              </table:table-cell>
              <table:table-cell office:value-type="float" office:value="158.558">
                <text:p>158.558</text:p>
              </table:table-cell>
              <table:table-cell office:value-type="float" office:value="17.0546">
                <text:p>17.0546</text:p>
              </table:table-cell>
              <table:table-cell office:value-type="float" office:value="294.85">
                <text:p>294.8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3491">
                <text:p>17.3491</text:p>
              </table:table-cell>
              <table:table-cell office:value-type="float" office:value="142.674">
                <text:p>142.674</text:p>
              </table:table-cell>
              <table:table-cell office:value-type="float" office:value="17.0844">
                <text:p>17.0844</text:p>
              </table:table-cell>
              <table:table-cell office:value-type="float" office:value="300.62">
                <text:p>300.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3789">
                <text:p>17.3789</text:p>
              </table:table-cell>
              <table:table-cell office:value-type="float" office:value="128.133">
                <text:p>128.133</text:p>
              </table:table-cell>
              <table:table-cell office:value-type="float" office:value="17.1142">
                <text:p>17.1142</text:p>
              </table:table-cell>
              <table:table-cell office:value-type="float" office:value="307.079">
                <text:p>307.0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4087">
                <text:p>17.4087</text:p>
              </table:table-cell>
              <table:table-cell office:value-type="float" office:value="115.629">
                <text:p>115.629</text:p>
              </table:table-cell>
              <table:table-cell office:value-type="float" office:value="17.144">
                <text:p>17.144</text:p>
              </table:table-cell>
              <table:table-cell office:value-type="float" office:value="313.14">
                <text:p>313.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4384">
                <text:p>17.4384</text:p>
              </table:table-cell>
              <table:table-cell office:value-type="float" office:value="99.9045">
                <text:p>99.9045</text:p>
              </table:table-cell>
              <table:table-cell office:value-type="float" office:value="17.1738">
                <text:p>17.1738</text:p>
              </table:table-cell>
              <table:table-cell office:value-type="float" office:value="319.866">
                <text:p>319.8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036">
                <text:p>17.2036</text:p>
              </table:table-cell>
              <table:table-cell office:value-type="float" office:value="326.571">
                <text:p>326.5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334">
                <text:p>17.2334</text:p>
              </table:table-cell>
              <table:table-cell office:value-type="float" office:value="334.623">
                <text:p>334.6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632">
                <text:p>17.2632</text:p>
              </table:table-cell>
              <table:table-cell office:value-type="float" office:value="340.655">
                <text:p>340.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293">
                <text:p>17.293</text:p>
              </table:table-cell>
              <table:table-cell office:value-type="float" office:value="341.356">
                <text:p>341.3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228">
                <text:p>17.3228</text:p>
              </table:table-cell>
              <table:table-cell office:value-type="float" office:value="343.271">
                <text:p>343.2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526">
                <text:p>17.3526</text:p>
              </table:table-cell>
              <table:table-cell office:value-type="float" office:value="343.01">
                <text:p>343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824">
                <text:p>17.3824</text:p>
              </table:table-cell>
              <table:table-cell office:value-type="float" office:value="343.26">
                <text:p>343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122">
                <text:p>17.4122</text:p>
              </table:table-cell>
              <table:table-cell office:value-type="float" office:value="340.814">
                <text:p>340.8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42">
                <text:p>17.442</text:p>
              </table:table-cell>
              <table:table-cell office:value-type="float" office:value="336.903">
                <text:p>336.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717">
                <text:p>17.4717</text:p>
              </table:table-cell>
              <table:table-cell office:value-type="float" office:value="330.926">
                <text:p>330.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15">
                <text:p>17.5015</text:p>
              </table:table-cell>
              <table:table-cell office:value-type="float" office:value="320.289">
                <text:p>320.2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313">
                <text:p>17.5313</text:p>
              </table:table-cell>
              <table:table-cell office:value-type="float" office:value="309.048">
                <text:p>309.0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611">
                <text:p>17.5611</text:p>
              </table:table-cell>
              <table:table-cell office:value-type="float" office:value="298.677">
                <text:p>298.6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909">
                <text:p>17.5909</text:p>
              </table:table-cell>
              <table:table-cell office:value-type="float" office:value="289.049">
                <text:p>289.0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207">
                <text:p>17.6207</text:p>
              </table:table-cell>
              <table:table-cell office:value-type="float" office:value="278.242">
                <text:p>278.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505">
                <text:p>17.6505</text:p>
              </table:table-cell>
              <table:table-cell office:value-type="float" office:value="267.507">
                <text:p>267.5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803">
                <text:p>17.6803</text:p>
              </table:table-cell>
              <table:table-cell office:value-type="float" office:value="258.245">
                <text:p>258.2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101">
                <text:p>17.7101</text:p>
              </table:table-cell>
              <table:table-cell office:value-type="float" office:value="247.278">
                <text:p>247.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399">
                <text:p>17.7399</text:p>
              </table:table-cell>
              <table:table-cell office:value-type="float" office:value="239.012">
                <text:p>239.01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514cm" svg:height="18.568cm" xlink:href=".." xlink:type="simple" chart:class="chart:scatter" chart:style-name="ch1">
        <chart:legend chart:legend-position="end" svg:x="21.398cm" svg:y="8.905cm" style:legend-expansion="high" chart:style-name="ch2"/>
        <chart:plot-area chart:style-name="ch3" table:cell-range-address="1a3.A1:1a3.B93" svg:x="0.47cm" svg:y="0.371cm" svg:width="20.458cm" svg:height="17.826cm">
          <chartooo:coordinate-region svg:x="1.277cm" svg:y="0.57cm" svg:width="19.464cm" svg:height="16.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1a3.B1:1a3.B93" chart:class="chart:scatter">
            <chart:domain table:cell-range-address="1a3.A1:1a3.A93"/>
            <chart:data-point chart:repeated="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417">
                <text:p>13.2417</text:p>
                <draw:g>
                  <svg:desc>1a3.A1:1a3.A93</svg:desc>
                </draw:g>
              </table:table-cell>
              <table:table-cell office:value-type="float" office:value="34.2857">
                <text:p>34.2857</text:p>
                <draw:g>
                  <svg:desc>1a3.B1:1a3.B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3012">
                <text:p>13.30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3608">
                <text:p>13.3608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4204">
                <text:p>13.4204</text:p>
              </table:table-cell>
              <table:table-cell office:value-type="float" office:value="71.5789">
                <text:p>71.57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48">
                <text:p>13.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5395">
                <text:p>13.5395</text:p>
              </table:table-cell>
              <table:table-cell office:value-type="float" office:value="88.1569">
                <text:p>88.1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5991">
                <text:p>13.5991</text:p>
              </table:table-cell>
              <table:table-cell office:value-type="float" office:value="90.9474">
                <text:p>90.94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587">
                <text:p>13.6587</text:p>
              </table:table-cell>
              <table:table-cell office:value-type="float" office:value="96.5714">
                <text:p>96.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183">
                <text:p>13.7183</text:p>
              </table:table-cell>
              <table:table-cell office:value-type="float" office:value="101.058">
                <text:p>101.0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779">
                <text:p>13.7779</text:p>
              </table:table-cell>
              <table:table-cell office:value-type="float" office:value="108.604">
                <text:p>108.6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8374">
                <text:p>13.8374</text:p>
              </table:table-cell>
              <table:table-cell office:value-type="float" office:value="108.524">
                <text:p>108.5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97">
                <text:p>13.897</text:p>
              </table:table-cell>
              <table:table-cell office:value-type="float" office:value="115.686">
                <text:p>115.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9566">
                <text:p>13.9566</text:p>
              </table:table-cell>
              <table:table-cell office:value-type="float" office:value="121.989">
                <text:p>121.9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0162">
                <text:p>14.0162</text:p>
              </table:table-cell>
              <table:table-cell office:value-type="float" office:value="128.136">
                <text:p>128.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757">
                <text:p>14.0757</text:p>
              </table:table-cell>
              <table:table-cell office:value-type="float" office:value="140.594">
                <text:p>140.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1353">
                <text:p>14.1353</text:p>
              </table:table-cell>
              <table:table-cell office:value-type="float" office:value="151.029">
                <text:p>151.0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1949">
                <text:p>14.1949</text:p>
              </table:table-cell>
              <table:table-cell office:value-type="float" office:value="162.022">
                <text:p>162.0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2545">
                <text:p>14.2545</text:p>
              </table:table-cell>
              <table:table-cell office:value-type="float" office:value="173.863">
                <text:p>173.8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3141">
                <text:p>14.3141</text:p>
              </table:table-cell>
              <table:table-cell office:value-type="float" office:value="183.737">
                <text:p>183.7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3736">
                <text:p>14.3736</text:p>
              </table:table-cell>
              <table:table-cell office:value-type="float" office:value="199.808">
                <text:p>199.8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4332">
                <text:p>14.4332</text:p>
              </table:table-cell>
              <table:table-cell office:value-type="float" office:value="212.2">
                <text:p>212.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4928">
                <text:p>14.4928</text:p>
              </table:table-cell>
              <table:table-cell office:value-type="float" office:value="225.607">
                <text:p>225.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5524">
                <text:p>14.5524</text:p>
              </table:table-cell>
              <table:table-cell office:value-type="float" office:value="238.669">
                <text:p>238.6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6119">
                <text:p>14.6119</text:p>
              </table:table-cell>
              <table:table-cell office:value-type="float" office:value="256.948">
                <text:p>256.9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6715">
                <text:p>14.6715</text:p>
              </table:table-cell>
              <table:table-cell office:value-type="float" office:value="274.311">
                <text:p>274.3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7311">
                <text:p>14.7311</text:p>
              </table:table-cell>
              <table:table-cell office:value-type="float" office:value="287.377">
                <text:p>287.3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7907">
                <text:p>14.7907</text:p>
              </table:table-cell>
              <table:table-cell office:value-type="float" office:value="297.561">
                <text:p>297.5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8502">
                <text:p>14.8502</text:p>
              </table:table-cell>
              <table:table-cell office:value-type="float" office:value="305.747">
                <text:p>305.7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9098">
                <text:p>14.9098</text:p>
              </table:table-cell>
              <table:table-cell office:value-type="float" office:value="313.431">
                <text:p>313.4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9694">
                <text:p>14.9694</text:p>
              </table:table-cell>
              <table:table-cell office:value-type="float" office:value="318.258">
                <text:p>318.2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029">
                <text:p>15.029</text:p>
              </table:table-cell>
              <table:table-cell office:value-type="float" office:value="319.23">
                <text:p>319.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0886">
                <text:p>15.0886</text:p>
              </table:table-cell>
              <table:table-cell office:value-type="float" office:value="319.361">
                <text:p>319.3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1481">
                <text:p>15.1481</text:p>
              </table:table-cell>
              <table:table-cell office:value-type="float" office:value="321.774">
                <text:p>321.7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2077">
                <text:p>15.2077</text:p>
              </table:table-cell>
              <table:table-cell office:value-type="float" office:value="326.239">
                <text:p>326.2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2673">
                <text:p>15.2673</text:p>
              </table:table-cell>
              <table:table-cell office:value-type="float" office:value="335.198">
                <text:p>335.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3269">
                <text:p>15.3269</text:p>
              </table:table-cell>
              <table:table-cell office:value-type="float" office:value="336.746">
                <text:p>336.7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3864">
                <text:p>15.3864</text:p>
              </table:table-cell>
              <table:table-cell office:value-type="float" office:value="341.629">
                <text:p>341.6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46">
                <text:p>15.446</text:p>
              </table:table-cell>
              <table:table-cell office:value-type="float" office:value="342.841">
                <text:p>342.8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056">
                <text:p>15.5056</text:p>
              </table:table-cell>
              <table:table-cell office:value-type="float" office:value="343.285">
                <text:p>343.2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5652">
                <text:p>15.5652</text:p>
              </table:table-cell>
              <table:table-cell office:value-type="float" office:value="344.957">
                <text:p>344.9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6248">
                <text:p>15.6248</text:p>
              </table:table-cell>
              <table:table-cell office:value-type="float" office:value="353.205">
                <text:p>353.2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6843">
                <text:p>15.6843</text:p>
              </table:table-cell>
              <table:table-cell office:value-type="float" office:value="356.025">
                <text:p>356.0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7439">
                <text:p>15.7439</text:p>
              </table:table-cell>
              <table:table-cell office:value-type="float" office:value="360.435">
                <text:p>360.4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8035">
                <text:p>15.8035</text:p>
              </table:table-cell>
              <table:table-cell office:value-type="float" office:value="364.43">
                <text:p>364.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8631">
                <text:p>15.8631</text:p>
              </table:table-cell>
              <table:table-cell office:value-type="float" office:value="370.259">
                <text:p>370.2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9226">
                <text:p>15.9226</text:p>
              </table:table-cell>
              <table:table-cell office:value-type="float" office:value="370.809">
                <text:p>370.8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9822">
                <text:p>15.9822</text:p>
              </table:table-cell>
              <table:table-cell office:value-type="float" office:value="372.588">
                <text:p>372.5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0418">
                <text:p>16.0418</text:p>
              </table:table-cell>
              <table:table-cell office:value-type="float" office:value="373.485">
                <text:p>373.4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1014">
                <text:p>16.1014</text:p>
              </table:table-cell>
              <table:table-cell office:value-type="float" office:value="372.125">
                <text:p>372.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.161">
                <text:p>16.161</text:p>
              </table:table-cell>
              <table:table-cell office:value-type="float" office:value="369.843">
                <text:p>369.8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2205">
                <text:p>16.2205</text:p>
              </table:table-cell>
              <table:table-cell office:value-type="float" office:value="365.546">
                <text:p>365.5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2801">
                <text:p>16.2801</text:p>
              </table:table-cell>
              <table:table-cell office:value-type="float" office:value="363.132">
                <text:p>363.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.3397">
                <text:p>16.3397</text:p>
              </table:table-cell>
              <table:table-cell office:value-type="float" office:value="355.723">
                <text:p>355.7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.3993">
                <text:p>16.3993</text:p>
              </table:table-cell>
              <table:table-cell office:value-type="float" office:value="351.99">
                <text:p>351.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.4588">
                <text:p>16.4588</text:p>
              </table:table-cell>
              <table:table-cell office:value-type="float" office:value="351.821">
                <text:p>351.8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.5184">
                <text:p>16.5184</text:p>
              </table:table-cell>
              <table:table-cell office:value-type="float" office:value="348.38">
                <text:p>348.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578">
                <text:p>16.578</text:p>
              </table:table-cell>
              <table:table-cell office:value-type="float" office:value="343.387">
                <text:p>343.3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6376">
                <text:p>16.6376</text:p>
              </table:table-cell>
              <table:table-cell office:value-type="float" office:value="342.498">
                <text:p>342.4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6972">
                <text:p>16.6972</text:p>
              </table:table-cell>
              <table:table-cell office:value-type="float" office:value="347.091">
                <text:p>347.0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7567">
                <text:p>16.7567</text:p>
              </table:table-cell>
              <table:table-cell office:value-type="float" office:value="351.527">
                <text:p>351.5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8163">
                <text:p>16.8163</text:p>
              </table:table-cell>
              <table:table-cell office:value-type="float" office:value="349.528">
                <text:p>349.5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8759">
                <text:p>16.8759</text:p>
              </table:table-cell>
              <table:table-cell office:value-type="float" office:value="348.378">
                <text:p>348.3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9355">
                <text:p>16.9355</text:p>
              </table:table-cell>
              <table:table-cell office:value-type="float" office:value="344.335">
                <text:p>344.3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995">
                <text:p>16.995</text:p>
              </table:table-cell>
              <table:table-cell office:value-type="float" office:value="345.964">
                <text:p>345.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.0546">
                <text:p>17.0546</text:p>
              </table:table-cell>
              <table:table-cell office:value-type="float" office:value="351.886">
                <text:p>351.8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.1142">
                <text:p>17.1142</text:p>
              </table:table-cell>
              <table:table-cell office:value-type="float" office:value="353.327">
                <text:p>353.3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1738">
                <text:p>17.1738</text:p>
              </table:table-cell>
              <table:table-cell office:value-type="float" office:value="355.299">
                <text:p>355.2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2334">
                <text:p>17.2334</text:p>
              </table:table-cell>
              <table:table-cell office:value-type="float" office:value="351.465">
                <text:p>351.4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2929">
                <text:p>17.2929</text:p>
              </table:table-cell>
              <table:table-cell office:value-type="float" office:value="337.879">
                <text:p>337.8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.3525">
                <text:p>17.3525</text:p>
              </table:table-cell>
              <table:table-cell office:value-type="float" office:value="320.406">
                <text:p>320.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.4121">
                <text:p>17.4121</text:p>
              </table:table-cell>
              <table:table-cell office:value-type="float" office:value="302.238">
                <text:p>302.2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.4717">
                <text:p>17.4717</text:p>
              </table:table-cell>
              <table:table-cell office:value-type="float" office:value="283.872">
                <text:p>283.8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5312">
                <text:p>17.5312</text:p>
              </table:table-cell>
              <table:table-cell office:value-type="float" office:value="261.806">
                <text:p>261.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.5908">
                <text:p>17.5908</text:p>
              </table:table-cell>
              <table:table-cell office:value-type="float" office:value="239.907">
                <text:p>239.9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.6504">
                <text:p>17.6504</text:p>
              </table:table-cell>
              <table:table-cell office:value-type="float" office:value="217.556">
                <text:p>217.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71">
                <text:p>17.71</text:p>
              </table:table-cell>
              <table:table-cell office:value-type="float" office:value="197.652">
                <text:p>197.6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.7696">
                <text:p>17.7696</text:p>
              </table:table-cell>
              <table:table-cell office:value-type="float" office:value="183.098">
                <text:p>183.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.8291">
                <text:p>17.8291</text:p>
              </table:table-cell>
              <table:table-cell office:value-type="float" office:value="170.822">
                <text:p>170.82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8887">
                <text:p>17.8887</text:p>
              </table:table-cell>
              <table:table-cell office:value-type="float" office:value="159.815">
                <text:p>159.8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.9483">
                <text:p>17.9483</text:p>
              </table:table-cell>
              <table:table-cell office:value-type="float" office:value="146.829">
                <text:p>146.8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0079">
                <text:p>18.0079</text:p>
              </table:table-cell>
              <table:table-cell office:value-type="float" office:value="140.151">
                <text:p>140.1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.0674">
                <text:p>18.0674</text:p>
              </table:table-cell>
              <table:table-cell office:value-type="float" office:value="131.215">
                <text:p>131.2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127">
                <text:p>18.127</text:p>
              </table:table-cell>
              <table:table-cell office:value-type="float" office:value="122.251">
                <text:p>122.25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1866">
                <text:p>18.1866</text:p>
              </table:table-cell>
              <table:table-cell office:value-type="float" office:value="111.447">
                <text:p>111.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2462">
                <text:p>18.2462</text:p>
              </table:table-cell>
              <table:table-cell office:value-type="float" office:value="110.185">
                <text:p>110.1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3058">
                <text:p>18.3058</text:p>
              </table:table-cell>
              <table:table-cell office:value-type="float" office:value="105.371">
                <text:p>105.3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3653">
                <text:p>18.3653</text:p>
              </table:table-cell>
              <table:table-cell office:value-type="float" office:value="106.049">
                <text:p>106.0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4249">
                <text:p>18.4249</text:p>
              </table:table-cell>
              <table:table-cell office:value-type="float" office:value="87.552">
                <text:p>87.5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4845">
                <text:p>18.4845</text:p>
              </table:table-cell>
              <table:table-cell office:value-type="float" office:value="89.5135">
                <text:p>89.51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5441">
                <text:p>18.5441</text:p>
              </table:table-cell>
              <table:table-cell office:value-type="float" office:value="79.68">
                <text:p>79.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6036">
                <text:p>18.603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6632">
                <text:p>18.66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7228">
                <text:p>18.7228</text:p>
              </table:table-cell>
              <table:table-cell office:value-type="float" office:value="35.7647">
                <text:p>35.76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009cm" svg:height="15.334cm" xlink:href=".." xlink:type="simple" chart:class="chart:scatter" chart:style-name="ch1">
        <chart:legend chart:legend-position="end" svg:x="18.893cm" svg:y="7.288cm" style:legend-expansion="high" chart:style-name="ch2"/>
        <chart:plot-area chart:style-name="ch3" table:cell-range-address="test.A1:test.B114" svg:x="0.42cm" svg:y="0.306cm" svg:width="18.053cm" svg:height="14.722cm">
          <chartooo:coordinate-region svg:x="1.227cm" svg:y="0.506cm" svg:width="17.059cm" svg:height="13.8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B1:test.B114" chart:class="chart:scatter">
            <chart:domain table:cell-range-address="test.A1:test.A114"/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43">
                <text:p>14.343</text:p>
                <draw:g>
                  <svg:desc>test.A1:test.A114</svg:desc>
                </draw:g>
              </table:table-cell>
              <table:table-cell office:value-type="float" office:value="16">
                <text:p>16</text:p>
                <draw:g>
                  <svg:desc>test.B1:test.B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728">
                <text:p>14.3728</text:p>
              </table:table-cell>
              <table:table-cell office:value-type="float" office:value="29.3333">
                <text:p>29.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4026">
                <text:p>14.40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324">
                <text:p>14.4324</text:p>
              </table:table-cell>
              <table:table-cell office:value-type="float" office:value="50.6667">
                <text:p>50.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4621">
                <text:p>14.4621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4919">
                <text:p>14.49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5217">
                <text:p>14.5217</text:p>
              </table:table-cell>
              <table:table-cell office:value-type="float" office:value="54.2222">
                <text:p>54.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515">
                <text:p>14.5515</text:p>
              </table:table-cell>
              <table:table-cell office:value-type="float" office:value="60.0889">
                <text:p>60.0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5813">
                <text:p>14.5813</text:p>
              </table:table-cell>
              <table:table-cell office:value-type="float" office:value="74.0602">
                <text:p>74.0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111">
                <text:p>14.6111</text:p>
              </table:table-cell>
              <table:table-cell office:value-type="float" office:value="86.8011">
                <text:p>86.8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409">
                <text:p>14.6409</text:p>
              </table:table-cell>
              <table:table-cell office:value-type="float" office:value="100.442">
                <text:p>100.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707">
                <text:p>14.6707</text:p>
              </table:table-cell>
              <table:table-cell office:value-type="float" office:value="116.732">
                <text:p>116.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7005">
                <text:p>14.7005</text:p>
              </table:table-cell>
              <table:table-cell office:value-type="float" office:value="132.617">
                <text:p>132.6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7303">
                <text:p>14.7303</text:p>
              </table:table-cell>
              <table:table-cell office:value-type="float" office:value="154.499">
                <text:p>154.4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7601">
                <text:p>14.7601</text:p>
              </table:table-cell>
              <table:table-cell office:value-type="float" office:value="167.922">
                <text:p>167.9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7899">
                <text:p>14.789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197">
                <text:p>14.8197</text:p>
              </table:table-cell>
              <table:table-cell office:value-type="float" office:value="195.323">
                <text:p>195.3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8495">
                <text:p>14.8495</text:p>
              </table:table-cell>
              <table:table-cell office:value-type="float" office:value="213.501">
                <text:p>213.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8792">
                <text:p>14.8792</text:p>
              </table:table-cell>
              <table:table-cell office:value-type="float" office:value="228.437">
                <text:p>228.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909">
                <text:p>14.909</text:p>
              </table:table-cell>
              <table:table-cell office:value-type="float" office:value="236.972">
                <text:p>236.9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9388">
                <text:p>14.9388</text:p>
              </table:table-cell>
              <table:table-cell office:value-type="float" office:value="245.66">
                <text:p>245.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9686">
                <text:p>14.9686</text:p>
              </table:table-cell>
              <table:table-cell office:value-type="float" office:value="261.204">
                <text:p>261.2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9984">
                <text:p>14.9984</text:p>
              </table:table-cell>
              <table:table-cell office:value-type="float" office:value="272.763">
                <text:p>272.7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0282">
                <text:p>15.0282</text:p>
              </table:table-cell>
              <table:table-cell office:value-type="float" office:value="291.29">
                <text:p>291.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058">
                <text:p>15.058</text:p>
              </table:table-cell>
              <table:table-cell office:value-type="float" office:value="300.163">
                <text:p>300.1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0878">
                <text:p>15.0878</text:p>
              </table:table-cell>
              <table:table-cell office:value-type="float" office:value="306.444">
                <text:p>306.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1176">
                <text:p>15.1176</text:p>
              </table:table-cell>
              <table:table-cell office:value-type="float" office:value="309.446">
                <text:p>309.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1474">
                <text:p>15.1474</text:p>
              </table:table-cell>
              <table:table-cell office:value-type="float" office:value="309.333">
                <text:p>309.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772">
                <text:p>15.1772</text:p>
              </table:table-cell>
              <table:table-cell office:value-type="float" office:value="308.294">
                <text:p>308.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07">
                <text:p>15.207</text:p>
              </table:table-cell>
              <table:table-cell office:value-type="float" office:value="293.939">
                <text:p>293.9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368">
                <text:p>15.2368</text:p>
              </table:table-cell>
              <table:table-cell office:value-type="float" office:value="298.33">
                <text:p>298.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666">
                <text:p>15.2666</text:p>
              </table:table-cell>
              <table:table-cell office:value-type="float" office:value="289.193">
                <text:p>289.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2963">
                <text:p>15.2963</text:p>
              </table:table-cell>
              <table:table-cell office:value-type="float" office:value="283.294">
                <text:p>283.2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261">
                <text:p>15.3261</text:p>
              </table:table-cell>
              <table:table-cell office:value-type="float" office:value="289.236">
                <text:p>289.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3559">
                <text:p>15.3559</text:p>
              </table:table-cell>
              <table:table-cell office:value-type="float" office:value="288.835">
                <text:p>288.8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3857">
                <text:p>15.3857</text:p>
              </table:table-cell>
              <table:table-cell office:value-type="float" office:value="289.577">
                <text:p>289.57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4155">
                <text:p>15.4155</text:p>
              </table:table-cell>
              <table:table-cell office:value-type="float" office:value="277.222">
                <text:p>277.2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453">
                <text:p>15.4453</text:p>
              </table:table-cell>
              <table:table-cell office:value-type="float" office:value="280.105">
                <text:p>280.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4751">
                <text:p>15.4751</text:p>
              </table:table-cell>
              <table:table-cell office:value-type="float" office:value="279.835">
                <text:p>279.8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5049">
                <text:p>15.5049</text:p>
              </table:table-cell>
              <table:table-cell office:value-type="float" office:value="279.451">
                <text:p>279.4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5347">
                <text:p>15.5347</text:p>
              </table:table-cell>
              <table:table-cell office:value-type="float" office:value="278.738">
                <text:p>278.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5645">
                <text:p>15.5645</text:p>
              </table:table-cell>
              <table:table-cell office:value-type="float" office:value="281.439">
                <text:p>281.4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5943">
                <text:p>15.5943</text:p>
              </table:table-cell>
              <table:table-cell office:value-type="float" office:value="284.406">
                <text:p>284.4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6241">
                <text:p>15.6241</text:p>
              </table:table-cell>
              <table:table-cell office:value-type="float" office:value="284.127">
                <text:p>284.1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6539">
                <text:p>15.6539</text:p>
              </table:table-cell>
              <table:table-cell office:value-type="float" office:value="285.513">
                <text:p>285.5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6836">
                <text:p>15.6836</text:p>
              </table:table-cell>
              <table:table-cell office:value-type="float" office:value="289.573">
                <text:p>289.5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134">
                <text:p>15.7134</text:p>
              </table:table-cell>
              <table:table-cell office:value-type="float" office:value="292.682">
                <text:p>292.6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432">
                <text:p>15.7432</text:p>
              </table:table-cell>
              <table:table-cell office:value-type="float" office:value="297.128">
                <text:p>297.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73">
                <text:p>15.773</text:p>
              </table:table-cell>
              <table:table-cell office:value-type="float" office:value="296.503">
                <text:p>296.5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8028">
                <text:p>15.8028</text:p>
              </table:table-cell>
              <table:table-cell office:value-type="float" office:value="301.742">
                <text:p>301.7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326">
                <text:p>15.8326</text:p>
              </table:table-cell>
              <table:table-cell office:value-type="float" office:value="297.592">
                <text:p>297.5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8624">
                <text:p>15.8624</text:p>
              </table:table-cell>
              <table:table-cell office:value-type="float" office:value="297.806">
                <text:p>297.8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8922">
                <text:p>15.8922</text:p>
              </table:table-cell>
              <table:table-cell office:value-type="float" office:value="301.107">
                <text:p>301.1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22">
                <text:p>15.922</text:p>
              </table:table-cell>
              <table:table-cell office:value-type="float" office:value="304.789">
                <text:p>304.7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9518">
                <text:p>15.9518</text:p>
              </table:table-cell>
              <table:table-cell office:value-type="float" office:value="308.828">
                <text:p>308.8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9816">
                <text:p>15.9816</text:p>
              </table:table-cell>
              <table:table-cell office:value-type="float" office:value="310.054">
                <text:p>310.0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0114">
                <text:p>16.0114</text:p>
              </table:table-cell>
              <table:table-cell office:value-type="float" office:value="311.322">
                <text:p>311.3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0412">
                <text:p>16.0412</text:p>
              </table:table-cell>
              <table:table-cell office:value-type="float" office:value="315.424">
                <text:p>315.4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071">
                <text:p>16.071</text:p>
              </table:table-cell>
              <table:table-cell office:value-type="float" office:value="311.024">
                <text:p>311.0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1007">
                <text:p>16.1007</text:p>
              </table:table-cell>
              <table:table-cell office:value-type="float" office:value="307.98">
                <text:p>307.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1305">
                <text:p>16.1305</text:p>
              </table:table-cell>
              <table:table-cell office:value-type="float" office:value="303.147">
                <text:p>303.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1603">
                <text:p>16.1603</text:p>
              </table:table-cell>
              <table:table-cell office:value-type="float" office:value="299.219">
                <text:p>299.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1901">
                <text:p>16.1901</text:p>
              </table:table-cell>
              <table:table-cell office:value-type="float" office:value="298.559">
                <text:p>298.5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199">
                <text:p>16.2199</text:p>
              </table:table-cell>
              <table:table-cell office:value-type="float" office:value="293.975">
                <text:p>293.9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2497">
                <text:p>16.2497</text:p>
              </table:table-cell>
              <table:table-cell office:value-type="float" office:value="290.913">
                <text:p>290.9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795">
                <text:p>16.2795</text:p>
              </table:table-cell>
              <table:table-cell office:value-type="float" office:value="284.545">
                <text:p>284.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3093">
                <text:p>16.3093</text:p>
              </table:table-cell>
              <table:table-cell office:value-type="float" office:value="283.681">
                <text:p>283.6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3391">
                <text:p>16.3391</text:p>
              </table:table-cell>
              <table:table-cell office:value-type="float" office:value="292.274">
                <text:p>292.2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3689">
                <text:p>16.3689</text:p>
              </table:table-cell>
              <table:table-cell office:value-type="float" office:value="290.569">
                <text:p>290.5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3987">
                <text:p>16.3987</text:p>
              </table:table-cell>
              <table:table-cell office:value-type="float" office:value="292.662">
                <text:p>292.6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4285">
                <text:p>16.4285</text:p>
              </table:table-cell>
              <table:table-cell office:value-type="float" office:value="286.332">
                <text:p>286.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583">
                <text:p>16.4583</text:p>
              </table:table-cell>
              <table:table-cell office:value-type="float" office:value="280.846">
                <text:p>280.8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881">
                <text:p>16.4881</text:p>
              </table:table-cell>
              <table:table-cell office:value-type="float" office:value="283.469">
                <text:p>283.4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178">
                <text:p>16.5178</text:p>
              </table:table-cell>
              <table:table-cell office:value-type="float" office:value="283.655">
                <text:p>283.6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5476">
                <text:p>16.5476</text:p>
              </table:table-cell>
              <table:table-cell office:value-type="float" office:value="279.642">
                <text:p>279.6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5774">
                <text:p>16.5774</text:p>
              </table:table-cell>
              <table:table-cell office:value-type="float" office:value="280.441">
                <text:p>280.4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6072">
                <text:p>16.6072</text:p>
              </table:table-cell>
              <table:table-cell office:value-type="float" office:value="283.331">
                <text:p>283.3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637">
                <text:p>16.637</text:p>
              </table:table-cell>
              <table:table-cell office:value-type="float" office:value="287.329">
                <text:p>287.3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6668">
                <text:p>16.6668</text:p>
              </table:table-cell>
              <table:table-cell office:value-type="float" office:value="292.488">
                <text:p>292.4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966">
                <text:p>16.6966</text:p>
              </table:table-cell>
              <table:table-cell office:value-type="float" office:value="290.085">
                <text:p>290.0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7264">
                <text:p>16.7264</text:p>
              </table:table-cell>
              <table:table-cell office:value-type="float" office:value="286.962">
                <text:p>286.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7562">
                <text:p>16.7562</text:p>
              </table:table-cell>
              <table:table-cell office:value-type="float" office:value="287.772">
                <text:p>287.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786">
                <text:p>16.786</text:p>
              </table:table-cell>
              <table:table-cell office:value-type="float" office:value="296.99">
                <text:p>296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158">
                <text:p>16.8158</text:p>
              </table:table-cell>
              <table:table-cell office:value-type="float" office:value="298.718">
                <text:p>298.7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456">
                <text:p>16.8456</text:p>
              </table:table-cell>
              <table:table-cell office:value-type="float" office:value="303.622">
                <text:p>303.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8754">
                <text:p>16.8754</text:p>
              </table:table-cell>
              <table:table-cell office:value-type="float" office:value="297.313">
                <text:p>297.3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9051">
                <text:p>16.9051</text:p>
              </table:table-cell>
              <table:table-cell office:value-type="float" office:value="297.329">
                <text:p>297.3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9349">
                <text:p>16.9349</text:p>
              </table:table-cell>
              <table:table-cell office:value-type="float" office:value="295.86">
                <text:p>295.8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9647">
                <text:p>16.9647</text:p>
              </table:table-cell>
              <table:table-cell office:value-type="float" office:value="305.559">
                <text:p>305.5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9945">
                <text:p>16.9945</text:p>
              </table:table-cell>
              <table:table-cell office:value-type="float" office:value="303.194">
                <text:p>303.1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0243">
                <text:p>17.0243</text:p>
              </table:table-cell>
              <table:table-cell office:value-type="float" office:value="293.952">
                <text:p>293.9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0541">
                <text:p>17.0541</text:p>
              </table:table-cell>
              <table:table-cell office:value-type="float" office:value="286.52">
                <text:p>286.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0839">
                <text:p>17.0839</text:p>
              </table:table-cell>
              <table:table-cell office:value-type="float" office:value="268.726">
                <text:p>268.7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1137">
                <text:p>17.1137</text:p>
              </table:table-cell>
              <table:table-cell office:value-type="float" office:value="255.93">
                <text:p>255.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1435">
                <text:p>17.1435</text:p>
              </table:table-cell>
              <table:table-cell office:value-type="float" office:value="242.846">
                <text:p>242.8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1733">
                <text:p>17.1733</text:p>
              </table:table-cell>
              <table:table-cell office:value-type="float" office:value="227.969">
                <text:p>227.9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2031">
                <text:p>17.2031</text:p>
              </table:table-cell>
              <table:table-cell office:value-type="float" office:value="211.34">
                <text:p>211.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2329">
                <text:p>17.2329</text:p>
              </table:table-cell>
              <table:table-cell office:value-type="float" office:value="198.343">
                <text:p>198.3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2627">
                <text:p>17.2627</text:p>
              </table:table-cell>
              <table:table-cell office:value-type="float" office:value="185.092">
                <text:p>185.0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2925">
                <text:p>17.2925</text:p>
              </table:table-cell>
              <table:table-cell office:value-type="float" office:value="171.416">
                <text:p>171.4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3222">
                <text:p>17.3222</text:p>
              </table:table-cell>
              <table:table-cell office:value-type="float" office:value="160.061">
                <text:p>160.0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.352">
                <text:p>17.352</text:p>
              </table:table-cell>
              <table:table-cell office:value-type="float" office:value="144.321">
                <text:p>144.3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3818">
                <text:p>17.3818</text:p>
              </table:table-cell>
              <table:table-cell office:value-type="float" office:value="129.15">
                <text:p>129.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4116">
                <text:p>17.4116</text:p>
              </table:table-cell>
              <table:table-cell office:value-type="float" office:value="117.534">
                <text:p>117.5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4414">
                <text:p>17.4414</text:p>
              </table:table-cell>
              <table:table-cell office:value-type="float" office:value="105.091">
                <text:p>105.0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4712">
                <text:p>17.4712</text:p>
              </table:table-cell>
              <table:table-cell office:value-type="float" office:value="90.1192">
                <text:p>90.11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501">
                <text:p>17.501</text:p>
              </table:table-cell>
              <table:table-cell office:value-type="float" office:value="77.1646">
                <text:p>77.164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5308">
                <text:p>17.5308</text:p>
              </table:table-cell>
              <table:table-cell office:value-type="float" office:value="66.6364">
                <text:p>66.63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5606">
                <text:p>17.5606</text:p>
              </table:table-cell>
              <table:table-cell office:value-type="float" office:value="53.9469">
                <text:p>53.94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5904">
                <text:p>17.590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6202">
                <text:p>17.6202</text:p>
              </table:table-cell>
              <table:table-cell office:value-type="float" office:value="42.1053">
                <text:p>42.10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65">
                <text:p>17.6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6798">
                <text:p>17.679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7096">
                <text:p>17.7096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791cm" svg:height="16.582cm" xlink:href=".." xlink:type="simple" chart:class="chart:scatter" chart:style-name="ch1">
        <chart:legend chart:legend-position="end" svg:x="22.675cm" svg:y="7.912cm" style:legend-expansion="high" chart:style-name="ch2"/>
        <chart:plot-area chart:style-name="ch3" table:cell-range-address="Sheet4.A1:Sheet4.B160" svg:x="0.495cm" svg:y="0.331cm" svg:width="21.685cm" svg:height="15.92cm">
          <chartooo:coordinate-region svg:x="1.302cm" svg:y="0.53cm" svg:width="20.506cm" svg:height="15.07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160" chart:class="chart:scatter">
            <chart:domain table:cell-range-address="Sheet4.A1:Sheet4.A160"/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5524">
                <text:p>14.5524</text:p>
                <draw:g>
                  <svg:desc>Sheet4.A1:Sheet4.A160</svg:desc>
                </draw:g>
              </table:table-cell>
              <table:table-cell office:value-type="float" office:value="1">
                <text:p>1</text:p>
                <draw:g>
                  <svg:desc>Sheet4.B1:Sheet4.B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6119">
                <text:p>14.6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6715">
                <text:p>14.67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7311">
                <text:p>14.731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7907">
                <text:p>14.790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8502">
                <text:p>14.8502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9098">
                <text:p>14.9098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9694">
                <text:p>14.969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29">
                <text:p>15.029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886">
                <text:p>15.0886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1481">
                <text:p>15.148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2077">
                <text:p>15.2077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2673">
                <text:p>15.2673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3269">
                <text:p>15.3269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3864">
                <text:p>15.3864</text:p>
              </table:table-cell>
              <table:table-cell office:value-type="float" office:value="1206">
                <text:p>12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446">
                <text:p>15.446</text:p>
              </table:table-cell>
              <table:table-cell office:value-type="float" office:value="1304">
                <text:p>1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5056">
                <text:p>15.5056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652">
                <text:p>15.5652</text:p>
              </table:table-cell>
              <table:table-cell office:value-type="float" office:value="1373">
                <text:p>137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6248">
                <text:p>15.6248</text:p>
              </table:table-cell>
              <table:table-cell office:value-type="float" office:value="1372">
                <text:p>13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6843">
                <text:p>15.6843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7439">
                <text:p>15.7439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8035">
                <text:p>15.8035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8631">
                <text:p>15.8631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9226">
                <text:p>15.9226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9822">
                <text:p>15.9822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.0418">
                <text:p>16.0418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1014">
                <text:p>16.1014</text:p>
              </table:table-cell>
              <table:table-cell office:value-type="float" office:value="1262">
                <text:p>12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.161">
                <text:p>16.161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2205">
                <text:p>16.2205</text:p>
              </table:table-cell>
              <table:table-cell office:value-type="float" office:value="1269">
                <text:p>1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2801">
                <text:p>16.2801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3397">
                <text:p>16.3397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3993">
                <text:p>16.3993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4588">
                <text:p>16.4588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184">
                <text:p>16.5184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578">
                <text:p>16.57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6376">
                <text:p>16.6376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.6972">
                <text:p>16.697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7567">
                <text:p>16.756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6.8163">
                <text:p>16.8163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8759">
                <text:p>16.8759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.9355">
                <text:p>16.9355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.995">
                <text:p>16.995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.0546">
                <text:p>17.0546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142">
                <text:p>17.1142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.1738">
                <text:p>17.1738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2334">
                <text:p>17.2334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2929">
                <text:p>17.292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.3525">
                <text:p>17.35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.4121">
                <text:p>17.41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4717">
                <text:p>17.47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2cm" svg:height="19.949cm" xlink:href=".." xlink:type="simple" chart:class="chart:scatter" chart:style-name="ch1">
        <chart:legend chart:legend-position="end" svg:x="23.216cm" svg:y="9.595cm" style:legend-expansion="high" chart:style-name="ch2"/>
        <chart:plot-area chart:style-name="ch3" table:cell-range-address="test.C1:test.D171" svg:x="0.506cm" svg:y="0.398cm" svg:width="22.204cm" svg:height="19.153cm">
          <chartooo:coordinate-region svg:x="1.313cm" svg:y="0.598cm" svg:width="21.211cm" svg:height="18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.D1:test.D171" chart:class="chart:scatter">
            <chart:domain table:cell-range-address="test.C1:test.C171"/>
            <chart:data-point chart:repeated="1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4797">
                <text:p>13.4797</text:p>
                <draw:g>
                  <svg:desc>test.C1:test.C171</svg:desc>
                </draw:g>
              </table:table-cell>
              <table:table-cell office:value-type="float" office:value="83.2">
                <text:p>83.2</text:p>
                <draw:g>
                  <svg:desc>test.D1:test.D1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5094">
                <text:p>13.5094</text:p>
              </table:table-cell>
              <table:table-cell office:value-type="float" office:value="88.6154">
                <text:p>88.6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5392">
                <text:p>13.5392</text:p>
              </table:table-cell>
              <table:table-cell office:value-type="float" office:value="104.533">
                <text:p>104.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69">
                <text:p>13.569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5988">
                <text:p>13.5988</text:p>
              </table:table-cell>
              <table:table-cell office:value-type="float" office:value="91.1515">
                <text:p>91.15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6285">
                <text:p>13.6285</text:p>
              </table:table-cell>
              <table:table-cell office:value-type="float" office:value="92.7179">
                <text:p>92.7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6583">
                <text:p>13.6583</text:p>
              </table:table-cell>
              <table:table-cell office:value-type="float" office:value="93.44">
                <text:p>93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6881">
                <text:p>13.6881</text:p>
              </table:table-cell>
              <table:table-cell office:value-type="float" office:value="97.0847">
                <text:p>97.08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7179">
                <text:p>13.7179</text:p>
              </table:table-cell>
              <table:table-cell office:value-type="float" office:value="108.706">
                <text:p>108.7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7476">
                <text:p>13.7476</text:p>
              </table:table-cell>
              <table:table-cell office:value-type="float" office:value="104.989">
                <text:p>104.9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7774">
                <text:p>13.7774</text:p>
              </table:table-cell>
              <table:table-cell office:value-type="float" office:value="110.414">
                <text:p>110.4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072">
                <text:p>13.8072</text:p>
              </table:table-cell>
              <table:table-cell office:value-type="float" office:value="117.669">
                <text:p>117.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837">
                <text:p>13.837</text:p>
              </table:table-cell>
              <table:table-cell office:value-type="float" office:value="117.542">
                <text:p>117.5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8667">
                <text:p>13.8667</text:p>
              </table:table-cell>
              <table:table-cell office:value-type="float" office:value="121.217">
                <text:p>121.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8965">
                <text:p>13.8965</text:p>
              </table:table-cell>
              <table:table-cell office:value-type="float" office:value="128.309">
                <text:p>128.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9263">
                <text:p>13.9263</text:p>
              </table:table-cell>
              <table:table-cell office:value-type="float" office:value="130.116">
                <text:p>130.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9561">
                <text:p>13.9561</text:p>
              </table:table-cell>
              <table:table-cell office:value-type="float" office:value="128.783">
                <text:p>128.7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9858">
                <text:p>13.9858</text:p>
              </table:table-cell>
              <table:table-cell office:value-type="float" office:value="128.466">
                <text:p>128.4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0156">
                <text:p>14.0156</text:p>
              </table:table-cell>
              <table:table-cell office:value-type="float" office:value="130.392">
                <text:p>130.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0454">
                <text:p>14.0454</text:p>
              </table:table-cell>
              <table:table-cell office:value-type="float" office:value="135.964">
                <text:p>135.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0752">
                <text:p>14.0752</text:p>
              </table:table-cell>
              <table:table-cell office:value-type="float" office:value="142.144">
                <text:p>142.1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1049">
                <text:p>14.1049</text:p>
              </table:table-cell>
              <table:table-cell office:value-type="float" office:value="144.895">
                <text:p>144.8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1347">
                <text:p>14.1347</text:p>
              </table:table-cell>
              <table:table-cell office:value-type="float" office:value="148.319">
                <text:p>148.3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1645">
                <text:p>14.1645</text:p>
              </table:table-cell>
              <table:table-cell office:value-type="float" office:value="154.541">
                <text:p>154.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1943">
                <text:p>14.1943</text:p>
              </table:table-cell>
              <table:table-cell office:value-type="float" office:value="158.017">
                <text:p>158.0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224">
                <text:p>14.224</text:p>
              </table:table-cell>
              <table:table-cell office:value-type="float" office:value="165.489">
                <text:p>165.4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2538">
                <text:p>14.2538</text:p>
              </table:table-cell>
              <table:table-cell office:value-type="float" office:value="174.388">
                <text:p>174.3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2836">
                <text:p>14.2836</text:p>
              </table:table-cell>
              <table:table-cell office:value-type="float" office:value="180.164">
                <text:p>180.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3134">
                <text:p>14.3134</text:p>
              </table:table-cell>
              <table:table-cell office:value-type="float" office:value="184.086">
                <text:p>184.0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3431">
                <text:p>14.3431</text:p>
              </table:table-cell>
              <table:table-cell office:value-type="float" office:value="189.24">
                <text:p>189.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3729">
                <text:p>14.3729</text:p>
              </table:table-cell>
              <table:table-cell office:value-type="float" office:value="189.809">
                <text:p>189.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4027">
                <text:p>14.4027</text:p>
              </table:table-cell>
              <table:table-cell office:value-type="float" office:value="198.405">
                <text:p>198.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4325">
                <text:p>14.4325</text:p>
              </table:table-cell>
              <table:table-cell office:value-type="float" office:value="204.043">
                <text:p>204.0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4622">
                <text:p>14.4622</text:p>
              </table:table-cell>
              <table:table-cell office:value-type="float" office:value="208.099">
                <text:p>208.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492">
                <text:p>14.492</text:p>
              </table:table-cell>
              <table:table-cell office:value-type="float" office:value="221.957">
                <text:p>221.9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5218">
                <text:p>14.5218</text:p>
              </table:table-cell>
              <table:table-cell office:value-type="float" office:value="223.122">
                <text:p>223.1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5516">
                <text:p>14.5516</text:p>
              </table:table-cell>
              <table:table-cell office:value-type="float" office:value="227.464">
                <text:p>227.4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5813">
                <text:p>14.5813</text:p>
              </table:table-cell>
              <table:table-cell office:value-type="float" office:value="237.272">
                <text:p>237.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6111">
                <text:p>14.6111</text:p>
              </table:table-cell>
              <table:table-cell office:value-type="float" office:value="242.361">
                <text:p>242.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6409">
                <text:p>14.6409</text:p>
              </table:table-cell>
              <table:table-cell office:value-type="float" office:value="248.325">
                <text:p>248.3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6707">
                <text:p>14.6707</text:p>
              </table:table-cell>
              <table:table-cell office:value-type="float" office:value="256.312">
                <text:p>256.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7004">
                <text:p>14.7004</text:p>
              </table:table-cell>
              <table:table-cell office:value-type="float" office:value="263.262">
                <text:p>263.2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7302">
                <text:p>14.7302</text:p>
              </table:table-cell>
              <table:table-cell office:value-type="float" office:value="271.761">
                <text:p>271.7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76">
                <text:p>14.76</text:p>
              </table:table-cell>
              <table:table-cell office:value-type="float" office:value="270.556">
                <text:p>270.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7898">
                <text:p>14.7898</text:p>
              </table:table-cell>
              <table:table-cell office:value-type="float" office:value="278.252">
                <text:p>278.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8195">
                <text:p>14.8195</text:p>
              </table:table-cell>
              <table:table-cell office:value-type="float" office:value="283.545">
                <text:p>283.5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8493">
                <text:p>14.8493</text:p>
              </table:table-cell>
              <table:table-cell office:value-type="float" office:value="280.367">
                <text:p>280.3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8791">
                <text:p>14.8791</text:p>
              </table:table-cell>
              <table:table-cell office:value-type="float" office:value="283.417">
                <text:p>283.4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9089">
                <text:p>14.9089</text:p>
              </table:table-cell>
              <table:table-cell office:value-type="float" office:value="282.319">
                <text:p>282.3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386">
                <text:p>14.9386</text:p>
              </table:table-cell>
              <table:table-cell office:value-type="float" office:value="279.997">
                <text:p>279.9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9684">
                <text:p>14.9684</text:p>
              </table:table-cell>
              <table:table-cell office:value-type="float" office:value="278.602">
                <text:p>278.6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9982">
                <text:p>14.9982</text:p>
              </table:table-cell>
              <table:table-cell office:value-type="float" office:value="275.301">
                <text:p>275.3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028">
                <text:p>15.028</text:p>
              </table:table-cell>
              <table:table-cell office:value-type="float" office:value="274.087">
                <text:p>274.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0577">
                <text:p>15.0577</text:p>
              </table:table-cell>
              <table:table-cell office:value-type="float" office:value="269.482">
                <text:p>269.4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0875">
                <text:p>15.0875</text:p>
              </table:table-cell>
              <table:table-cell office:value-type="float" office:value="266.721">
                <text:p>266.7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1173">
                <text:p>15.1173</text:p>
              </table:table-cell>
              <table:table-cell office:value-type="float" office:value="267.864">
                <text:p>267.8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1471">
                <text:p>15.1471</text:p>
              </table:table-cell>
              <table:table-cell office:value-type="float" office:value="264.094">
                <text:p>264.0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1768">
                <text:p>15.1768</text:p>
              </table:table-cell>
              <table:table-cell office:value-type="float" office:value="261.537">
                <text:p>261.5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2066">
                <text:p>15.2066</text:p>
              </table:table-cell>
              <table:table-cell office:value-type="float" office:value="261.569">
                <text:p>261.5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2364">
                <text:p>15.2364</text:p>
              </table:table-cell>
              <table:table-cell office:value-type="float" office:value="259.51">
                <text:p>259.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2662">
                <text:p>15.2662</text:p>
              </table:table-cell>
              <table:table-cell office:value-type="float" office:value="255.351">
                <text:p>255.3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2959">
                <text:p>15.2959</text:p>
              </table:table-cell>
              <table:table-cell office:value-type="float" office:value="253.943">
                <text:p>253.94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3257">
                <text:p>15.3257</text:p>
              </table:table-cell>
              <table:table-cell office:value-type="float" office:value="253.905">
                <text:p>253.9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3555">
                <text:p>15.3555</text:p>
              </table:table-cell>
              <table:table-cell office:value-type="float" office:value="255.118">
                <text:p>255.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3853">
                <text:p>15.3853</text:p>
              </table:table-cell>
              <table:table-cell office:value-type="float" office:value="255.032">
                <text:p>255.0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415">
                <text:p>15.415</text:p>
              </table:table-cell>
              <table:table-cell office:value-type="float" office:value="252.948">
                <text:p>252.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4448">
                <text:p>15.4448</text:p>
              </table:table-cell>
              <table:table-cell office:value-type="float" office:value="251.795">
                <text:p>251.79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4746">
                <text:p>15.4746</text:p>
              </table:table-cell>
              <table:table-cell office:value-type="float" office:value="252.144">
                <text:p>252.1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5044">
                <text:p>15.5044</text:p>
              </table:table-cell>
              <table:table-cell office:value-type="float" office:value="253.06">
                <text:p>253.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5341">
                <text:p>15.5341</text:p>
              </table:table-cell>
              <table:table-cell office:value-type="float" office:value="255.919">
                <text:p>255.9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5639">
                <text:p>15.5639</text:p>
              </table:table-cell>
              <table:table-cell office:value-type="float" office:value="255.217">
                <text:p>255.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5937">
                <text:p>15.5937</text:p>
              </table:table-cell>
              <table:table-cell office:value-type="float" office:value="256.949">
                <text:p>256.9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6234">
                <text:p>15.6234</text:p>
              </table:table-cell>
              <table:table-cell office:value-type="float" office:value="256.116">
                <text:p>256.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6532">
                <text:p>15.6532</text:p>
              </table:table-cell>
              <table:table-cell office:value-type="float" office:value="259.419">
                <text:p>259.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683">
                <text:p>15.683</text:p>
              </table:table-cell>
              <table:table-cell office:value-type="float" office:value="265.28">
                <text:p>265.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7128">
                <text:p>15.7128</text:p>
              </table:table-cell>
              <table:table-cell office:value-type="float" office:value="267.457">
                <text:p>267.4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7425">
                <text:p>15.7425</text:p>
              </table:table-cell>
              <table:table-cell office:value-type="float" office:value="263.407">
                <text:p>263.4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7723">
                <text:p>15.7723</text:p>
              </table:table-cell>
              <table:table-cell office:value-type="float" office:value="268.283">
                <text:p>268.2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021">
                <text:p>15.8021</text:p>
              </table:table-cell>
              <table:table-cell office:value-type="float" office:value="270.028">
                <text:p>270.0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319">
                <text:p>15.8319</text:p>
              </table:table-cell>
              <table:table-cell office:value-type="float" office:value="267.065">
                <text:p>267.0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8616">
                <text:p>15.8616</text:p>
              </table:table-cell>
              <table:table-cell office:value-type="float" office:value="266.467">
                <text:p>266.4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8914">
                <text:p>15.8914</text:p>
              </table:table-cell>
              <table:table-cell office:value-type="float" office:value="268.519">
                <text:p>268.51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9212">
                <text:p>15.9212</text:p>
              </table:table-cell>
              <table:table-cell office:value-type="float" office:value="271.065">
                <text:p>271.0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951">
                <text:p>15.951</text:p>
              </table:table-cell>
              <table:table-cell office:value-type="float" office:value="272.641">
                <text:p>272.6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9807">
                <text:p>15.9807</text:p>
              </table:table-cell>
              <table:table-cell office:value-type="float" office:value="272.907">
                <text:p>272.9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0105">
                <text:p>16.0105</text:p>
              </table:table-cell>
              <table:table-cell office:value-type="float" office:value="271.931">
                <text:p>271.9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0403">
                <text:p>16.0403</text:p>
              </table:table-cell>
              <table:table-cell office:value-type="float" office:value="273.44">
                <text:p>273.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0701">
                <text:p>16.0701</text:p>
              </table:table-cell>
              <table:table-cell office:value-type="float" office:value="269.977">
                <text:p>269.9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0998">
                <text:p>16.0998</text:p>
              </table:table-cell>
              <table:table-cell office:value-type="float" office:value="267.81">
                <text:p>267.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1296">
                <text:p>16.1296</text:p>
              </table:table-cell>
              <table:table-cell office:value-type="float" office:value="264.205">
                <text:p>264.2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1594">
                <text:p>16.1594</text:p>
              </table:table-cell>
              <table:table-cell office:value-type="float" office:value="260.987">
                <text:p>260.9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1892">
                <text:p>16.1892</text:p>
              </table:table-cell>
              <table:table-cell office:value-type="float" office:value="260.505">
                <text:p>260.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.2189">
                <text:p>16.2189</text:p>
              </table:table-cell>
              <table:table-cell office:value-type="float" office:value="257.389">
                <text:p>257.3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2487">
                <text:p>16.2487</text:p>
              </table:table-cell>
              <table:table-cell office:value-type="float" office:value="257.985">
                <text:p>257.9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2785">
                <text:p>16.2785</text:p>
              </table:table-cell>
              <table:table-cell office:value-type="float" office:value="254.716">
                <text:p>254.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3083">
                <text:p>16.3083</text:p>
              </table:table-cell>
              <table:table-cell office:value-type="float" office:value="255.31">
                <text:p>255.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338">
                <text:p>16.338</text:p>
              </table:table-cell>
              <table:table-cell office:value-type="float" office:value="258.494">
                <text:p>258.4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3678">
                <text:p>16.3678</text:p>
              </table:table-cell>
              <table:table-cell office:value-type="float" office:value="260.172">
                <text:p>260.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3976">
                <text:p>16.3976</text:p>
              </table:table-cell>
              <table:table-cell office:value-type="float" office:value="259.968">
                <text:p>259.96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4274">
                <text:p>16.4274</text:p>
              </table:table-cell>
              <table:table-cell office:value-type="float" office:value="259.165">
                <text:p>259.1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4571">
                <text:p>16.4571</text:p>
              </table:table-cell>
              <table:table-cell office:value-type="float" office:value="257.183">
                <text:p>257.1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4869">
                <text:p>16.4869</text:p>
              </table:table-cell>
              <table:table-cell office:value-type="float" office:value="253.268">
                <text:p>253.26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5167">
                <text:p>16.5167</text:p>
              </table:table-cell>
              <table:table-cell office:value-type="float" office:value="255.287">
                <text:p>255.2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5465">
                <text:p>16.5465</text:p>
              </table:table-cell>
              <table:table-cell office:value-type="float" office:value="253.402">
                <text:p>253.4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5762">
                <text:p>16.5762</text:p>
              </table:table-cell>
              <table:table-cell office:value-type="float" office:value="252.001">
                <text:p>252.0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606">
                <text:p>16.606</text:p>
              </table:table-cell>
              <table:table-cell office:value-type="float" office:value="252.116">
                <text:p>252.1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6358">
                <text:p>16.6358</text:p>
              </table:table-cell>
              <table:table-cell office:value-type="float" office:value="253.22">
                <text:p>253.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6656">
                <text:p>16.6656</text:p>
              </table:table-cell>
              <table:table-cell office:value-type="float" office:value="253.48">
                <text:p>253.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6953">
                <text:p>16.6953</text:p>
              </table:table-cell>
              <table:table-cell office:value-type="float" office:value="252.051">
                <text:p>252.0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7251">
                <text:p>16.7251</text:p>
              </table:table-cell>
              <table:table-cell office:value-type="float" office:value="254.086">
                <text:p>254.0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7549">
                <text:p>16.7549</text:p>
              </table:table-cell>
              <table:table-cell office:value-type="float" office:value="254.41">
                <text:p>254.4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7847">
                <text:p>16.7847</text:p>
              </table:table-cell>
              <table:table-cell office:value-type="float" office:value="257.397">
                <text:p>257.3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8144">
                <text:p>16.8144</text:p>
              </table:table-cell>
              <table:table-cell office:value-type="float" office:value="257.058">
                <text:p>257.0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8442">
                <text:p>16.8442</text:p>
              </table:table-cell>
              <table:table-cell office:value-type="float" office:value="257.773">
                <text:p>257.7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874">
                <text:p>16.874</text:p>
              </table:table-cell>
              <table:table-cell office:value-type="float" office:value="253.858">
                <text:p>253.8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9038">
                <text:p>16.9038</text:p>
              </table:table-cell>
              <table:table-cell office:value-type="float" office:value="254.611">
                <text:p>254.6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9335">
                <text:p>16.9335</text:p>
              </table:table-cell>
              <table:table-cell office:value-type="float" office:value="257.68">
                <text:p>257.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9633">
                <text:p>16.9633</text:p>
              </table:table-cell>
              <table:table-cell office:value-type="float" office:value="261.495">
                <text:p>261.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9931">
                <text:p>16.9931</text:p>
              </table:table-cell>
              <table:table-cell office:value-type="float" office:value="263.391">
                <text:p>263.3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0229">
                <text:p>17.0229</text:p>
              </table:table-cell>
              <table:table-cell office:value-type="float" office:value="266.925">
                <text:p>266.9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0526">
                <text:p>17.0526</text:p>
              </table:table-cell>
              <table:table-cell office:value-type="float" office:value="265.023">
                <text:p>265.0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0824">
                <text:p>17.0824</text:p>
              </table:table-cell>
              <table:table-cell office:value-type="float" office:value="265.148">
                <text:p>265.1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1122">
                <text:p>17.1122</text:p>
              </table:table-cell>
              <table:table-cell office:value-type="float" office:value="268.855">
                <text:p>268.8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142">
                <text:p>17.142</text:p>
              </table:table-cell>
              <table:table-cell office:value-type="float" office:value="269.805">
                <text:p>269.8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1717">
                <text:p>17.1717</text:p>
              </table:table-cell>
              <table:table-cell office:value-type="float" office:value="269.485">
                <text:p>269.4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2015">
                <text:p>17.2015</text:p>
              </table:table-cell>
              <table:table-cell office:value-type="float" office:value="272.703">
                <text:p>272.70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2313">
                <text:p>17.2313</text:p>
              </table:table-cell>
              <table:table-cell office:value-type="float" office:value="274.777">
                <text:p>274.7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2611">
                <text:p>17.2611</text:p>
              </table:table-cell>
              <table:table-cell office:value-type="float" office:value="277.232">
                <text:p>277.2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2908">
                <text:p>17.2908</text:p>
              </table:table-cell>
              <table:table-cell office:value-type="float" office:value="275.593">
                <text:p>275.5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3206">
                <text:p>17.3206</text:p>
              </table:table-cell>
              <table:table-cell office:value-type="float" office:value="273.617">
                <text:p>273.6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3504">
                <text:p>17.3504</text:p>
              </table:table-cell>
              <table:table-cell office:value-type="float" office:value="268.981">
                <text:p>268.9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3802">
                <text:p>17.3802</text:p>
              </table:table-cell>
              <table:table-cell office:value-type="float" office:value="267.461">
                <text:p>267.4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4099">
                <text:p>17.4099</text:p>
              </table:table-cell>
              <table:table-cell office:value-type="float" office:value="262.126">
                <text:p>262.12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4397">
                <text:p>17.4397</text:p>
              </table:table-cell>
              <table:table-cell office:value-type="float" office:value="256.068">
                <text:p>256.0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4695">
                <text:p>17.4695</text:p>
              </table:table-cell>
              <table:table-cell office:value-type="float" office:value="252.668">
                <text:p>252.6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4993">
                <text:p>17.4993</text:p>
              </table:table-cell>
              <table:table-cell office:value-type="float" office:value="243.894">
                <text:p>243.8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529">
                <text:p>17.529</text:p>
              </table:table-cell>
              <table:table-cell office:value-type="float" office:value="237.291">
                <text:p>237.2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5588">
                <text:p>17.5588</text:p>
              </table:table-cell>
              <table:table-cell office:value-type="float" office:value="229.655">
                <text:p>229.6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5886">
                <text:p>17.5886</text:p>
              </table:table-cell>
              <table:table-cell office:value-type="float" office:value="222.822">
                <text:p>222.8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6184">
                <text:p>17.6184</text:p>
              </table:table-cell>
              <table:table-cell office:value-type="float" office:value="214.475">
                <text:p>214.4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6481">
                <text:p>17.6481</text:p>
              </table:table-cell>
              <table:table-cell office:value-type="float" office:value="204.8">
                <text:p>204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6779">
                <text:p>17.6779</text:p>
              </table:table-cell>
              <table:table-cell office:value-type="float" office:value="195.934">
                <text:p>195.9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077">
                <text:p>17.7077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7374">
                <text:p>17.7374</text:p>
              </table:table-cell>
              <table:table-cell office:value-type="float" office:value="181.342">
                <text:p>181.3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7672">
                <text:p>17.7672</text:p>
              </table:table-cell>
              <table:table-cell office:value-type="float" office:value="175.316">
                <text:p>175.3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797">
                <text:p>17.797</text:p>
              </table:table-cell>
              <table:table-cell office:value-type="float" office:value="167.912">
                <text:p>167.9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8268">
                <text:p>17.8268</text:p>
              </table:table-cell>
              <table:table-cell office:value-type="float" office:value="164.659">
                <text:p>164.6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8565">
                <text:p>17.8565</text:p>
              </table:table-cell>
              <table:table-cell office:value-type="float" office:value="160.499">
                <text:p>160.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8863">
                <text:p>17.8863</text:p>
              </table:table-cell>
              <table:table-cell office:value-type="float" office:value="158.772">
                <text:p>158.7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9161">
                <text:p>17.9161</text:p>
              </table:table-cell>
              <table:table-cell office:value-type="float" office:value="156.795">
                <text:p>156.7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9459">
                <text:p>17.9459</text:p>
              </table:table-cell>
              <table:table-cell office:value-type="float" office:value="148.715">
                <text:p>148.7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9756">
                <text:p>17.9756</text:p>
              </table:table-cell>
              <table:table-cell office:value-type="float" office:value="142.614">
                <text:p>142.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.0054">
                <text:p>18.0054</text:p>
              </table:table-cell>
              <table:table-cell office:value-type="float" office:value="138.689">
                <text:p>138.68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0352">
                <text:p>18.0352</text:p>
              </table:table-cell>
              <table:table-cell office:value-type="float" office:value="134.445">
                <text:p>134.4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065">
                <text:p>18.065</text:p>
              </table:table-cell>
              <table:table-cell office:value-type="float" office:value="136.807">
                <text:p>136.8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0947">
                <text:p>18.0947</text:p>
              </table:table-cell>
              <table:table-cell office:value-type="float" office:value="131.926">
                <text:p>131.92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1245">
                <text:p>18.1245</text:p>
              </table:table-cell>
              <table:table-cell office:value-type="float" office:value="131.478">
                <text:p>131.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.1543">
                <text:p>18.1543</text:p>
              </table:table-cell>
              <table:table-cell office:value-type="float" office:value="133.857">
                <text:p>133.8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.1841">
                <text:p>18.1841</text:p>
              </table:table-cell>
              <table:table-cell office:value-type="float" office:value="131.667">
                <text:p>131.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.2138">
                <text:p>18.2138</text:p>
              </table:table-cell>
              <table:table-cell office:value-type="float" office:value="132.923">
                <text:p>132.9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.2436">
                <text:p>18.2436</text:p>
              </table:table-cell>
              <table:table-cell office:value-type="float" office:value="125.63">
                <text:p>125.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2734">
                <text:p>18.2734</text:p>
              </table:table-cell>
              <table:table-cell office:value-type="float" office:value="126.559">
                <text:p>126.5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3032">
                <text:p>18.3032</text:p>
              </table:table-cell>
              <table:table-cell office:value-type="float" office:value="121.263">
                <text:p>121.2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3329">
                <text:p>18.3329</text:p>
              </table:table-cell>
              <table:table-cell office:value-type="float" office:value="113.694">
                <text:p>113.69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3627">
                <text:p>18.3627</text:p>
              </table:table-cell>
              <table:table-cell office:value-type="float" office:value="103.89">
                <text:p>103.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3925">
                <text:p>18.3925</text:p>
              </table:table-cell>
              <table:table-cell office:value-type="float" office:value="103.245">
                <text:p>103.2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4223">
                <text:p>18.4223</text:p>
              </table:table-cell>
              <table:table-cell office:value-type="float" office:value="100.978">
                <text:p>100.9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452">
                <text:p>18.452</text:p>
              </table:table-cell>
              <table:table-cell office:value-type="float" office:value="99.6571">
                <text:p>99.6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697cm" svg:height="13.521cm" xlink:href=".." xlink:type="simple" chart:class="chart:scatter" chart:style-name="ch1">
        <chart:legend chart:legend-position="end" svg:x="16.581cm" svg:y="6.053cm" style:legend-expansion="high" chart:style-name="ch2"/>
        <chart:plot-area chart:style-name="ch3" table:cell-range-address="Sheet5.A2:Sheet5.B134 Sheet5.D2:Sheet5.D134" svg:x="0.373cm" svg:y="0.27cm" svg:width="15.835cm" svg:height="12.981cm">
          <chartooo:coordinate-region svg:x="1.18cm" svg:y="0.469cm" svg:width="14.696cm" svg:height="12.1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B2:Sheet5.B134" chart:class="chart:scatter">
            <chart:domain table:cell-range-address="Sheet5.A2:Sheet5.A134"/>
            <chart:data-point chart:repeated="133"/>
          </chart:series>
          <chart:series chart:style-name="ch7" chart:values-cell-range-address="Sheet5.D2:Sheet5.D134" chart:class="chart:scatter">
            <chart:data-point chart:repeated="13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0749">
                <text:p>14.0749</text:p>
                <draw:g>
                  <svg:desc>Sheet5.A2:Sheet5.A134</svg:desc>
                </draw:g>
              </table:table-cell>
              <table:table-cell office:value-type="float" office:value="139.077">
                <text:p>139.077</text:p>
                <draw:g>
                  <svg:desc>Sheet5.B2:Sheet5.B134</svg:desc>
                </draw:g>
              </table:table-cell>
              <table:table-cell office:value-type="float" office:value="28.6637">
                <text:p>28.6637</text:p>
                <draw:g>
                  <svg:desc>Sheet5.D2:Sheet5.D1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1047">
                <text:p>14.1047</text:p>
              </table:table-cell>
              <table:table-cell office:value-type="float" office:value="142.261">
                <text:p>142.261</text:p>
              </table:table-cell>
              <table:table-cell office:value-type="float" office:value="29.5189">
                <text:p>29.5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1345">
                <text:p>14.1345</text:p>
              </table:table-cell>
              <table:table-cell office:value-type="float" office:value="145.479">
                <text:p>145.479</text:p>
              </table:table-cell>
              <table:table-cell office:value-type="float" office:value="28.8862">
                <text:p>28.88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1643">
                <text:p>14.1643</text:p>
              </table:table-cell>
              <table:table-cell office:value-type="float" office:value="148.182">
                <text:p>148.182</text:p>
              </table:table-cell>
              <table:table-cell office:value-type="float" office:value="32.3544">
                <text:p>32.3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1941">
                <text:p>14.1941</text:p>
              </table:table-cell>
              <table:table-cell office:value-type="float" office:value="152.374">
                <text:p>152.374</text:p>
              </table:table-cell>
              <table:table-cell office:value-type="float" office:value="34.0056">
                <text:p>34.0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2239">
                <text:p>14.2239</text:p>
              </table:table-cell>
              <table:table-cell office:value-type="float" office:value="156.214">
                <text:p>156.214</text:p>
              </table:table-cell>
              <table:table-cell office:value-type="float" office:value="37.6304">
                <text:p>37.63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2537">
                <text:p>14.2537</text:p>
              </table:table-cell>
              <table:table-cell office:value-type="float" office:value="163.145">
                <text:p>163.145</text:p>
              </table:table-cell>
              <table:table-cell office:value-type="float" office:value="40.3397">
                <text:p>40.3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2835">
                <text:p>14.2835</text:p>
              </table:table-cell>
              <table:table-cell office:value-type="float" office:value="168.035">
                <text:p>168.035</text:p>
              </table:table-cell>
              <table:table-cell office:value-type="float" office:value="41.5966">
                <text:p>41.5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3133">
                <text:p>14.3133</text:p>
              </table:table-cell>
              <table:table-cell office:value-type="float" office:value="171.634">
                <text:p>171.634</text:p>
              </table:table-cell>
              <table:table-cell office:value-type="float" office:value="45.6848">
                <text:p>45.68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3431">
                <text:p>14.3431</text:p>
              </table:table-cell>
              <table:table-cell office:value-type="float" office:value="179.121">
                <text:p>179.121</text:p>
              </table:table-cell>
              <table:table-cell office:value-type="float" office:value="51.6535">
                <text:p>51.6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3728">
                <text:p>14.3728</text:p>
              </table:table-cell>
              <table:table-cell office:value-type="float" office:value="185.681">
                <text:p>185.681</text:p>
              </table:table-cell>
              <table:table-cell office:value-type="float" office:value="57.961">
                <text:p>57.9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4026">
                <text:p>14.4026</text:p>
              </table:table-cell>
              <table:table-cell office:value-type="float" office:value="187.64">
                <text:p>187.64</text:p>
              </table:table-cell>
              <table:table-cell office:value-type="float" office:value="63.1299">
                <text:p>63.12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4324">
                <text:p>14.4324</text:p>
              </table:table-cell>
              <table:table-cell office:value-type="float" office:value="191.544">
                <text:p>191.544</text:p>
              </table:table-cell>
              <table:table-cell office:value-type="float" office:value="68.8444">
                <text:p>68.8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4622">
                <text:p>14.4622</text:p>
              </table:table-cell>
              <table:table-cell office:value-type="float" office:value="197.395">
                <text:p>197.395</text:p>
              </table:table-cell>
              <table:table-cell office:value-type="float" office:value="71.9972">
                <text:p>71.99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492">
                <text:p>14.492</text:p>
              </table:table-cell>
              <table:table-cell office:value-type="float" office:value="199.582">
                <text:p>199.582</text:p>
              </table:table-cell>
              <table:table-cell office:value-type="float" office:value="81.4876">
                <text:p>81.4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218">
                <text:p>14.5218</text:p>
              </table:table-cell>
              <table:table-cell office:value-type="float" office:value="209.211">
                <text:p>209.211</text:p>
              </table:table-cell>
              <table:table-cell office:value-type="float" office:value="82.2022">
                <text:p>82.2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5516">
                <text:p>14.5516</text:p>
              </table:table-cell>
              <table:table-cell office:value-type="float" office:value="211.127">
                <text:p>211.127</text:p>
              </table:table-cell>
              <table:table-cell office:value-type="float" office:value="90.0194">
                <text:p>90.0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5814">
                <text:p>14.5814</text:p>
              </table:table-cell>
              <table:table-cell office:value-type="float" office:value="216.616">
                <text:p>216.616</text:p>
              </table:table-cell>
              <table:table-cell office:value-type="float" office:value="98.4116">
                <text:p>98.4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6112">
                <text:p>14.6112</text:p>
              </table:table-cell>
              <table:table-cell office:value-type="float" office:value="220.922">
                <text:p>220.922</text:p>
              </table:table-cell>
              <table:table-cell office:value-type="float" office:value="105.837">
                <text:p>105.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641">
                <text:p>14.641</text:p>
              </table:table-cell>
              <table:table-cell office:value-type="float" office:value="225.385">
                <text:p>225.385</text:p>
              </table:table-cell>
              <table:table-cell office:value-type="float" office:value="109.927">
                <text:p>109.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6708">
                <text:p>14.6708</text:p>
              </table:table-cell>
              <table:table-cell office:value-type="float" office:value="230.692">
                <text:p>230.692</text:p>
              </table:table-cell>
              <table:table-cell office:value-type="float" office:value="118.257">
                <text:p>118.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7006">
                <text:p>14.7006</text:p>
              </table:table-cell>
              <table:table-cell office:value-type="float" office:value="236.453">
                <text:p>236.453</text:p>
              </table:table-cell>
              <table:table-cell office:value-type="float" office:value="128.519">
                <text:p>128.5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7304">
                <text:p>14.7304</text:p>
              </table:table-cell>
              <table:table-cell office:value-type="float" office:value="238.488">
                <text:p>238.488</text:p>
              </table:table-cell>
              <table:table-cell office:value-type="float" office:value="133.748">
                <text:p>133.7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.7602">
                <text:p>14.7602</text:p>
              </table:table-cell>
              <table:table-cell office:value-type="float" office:value="243.668">
                <text:p>243.668</text:p>
              </table:table-cell>
              <table:table-cell office:value-type="float" office:value="134.625">
                <text:p>134.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79">
                <text:p>14.79</text:p>
              </table:table-cell>
              <table:table-cell office:value-type="float" office:value="248.661">
                <text:p>248.661</text:p>
              </table:table-cell>
              <table:table-cell office:value-type="float" office:value="144.656">
                <text:p>144.6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.8198">
                <text:p>14.8198</text:p>
              </table:table-cell>
              <table:table-cell office:value-type="float" office:value="249.103">
                <text:p>249.103</text:p>
              </table:table-cell>
              <table:table-cell office:value-type="float" office:value="151.595">
                <text:p>151.5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.8496">
                <text:p>14.8496</text:p>
              </table:table-cell>
              <table:table-cell office:value-type="float" office:value="250.918">
                <text:p>250.918</text:p>
              </table:table-cell>
              <table:table-cell office:value-type="float" office:value="151.385">
                <text:p>151.3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8793">
                <text:p>14.8793</text:p>
              </table:table-cell>
              <table:table-cell office:value-type="float" office:value="249.151">
                <text:p>249.151</text:p>
              </table:table-cell>
              <table:table-cell office:value-type="float" office:value="153.716">
                <text:p>153.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9091">
                <text:p>14.9091</text:p>
              </table:table-cell>
              <table:table-cell office:value-type="float" office:value="249.402">
                <text:p>249.402</text:p>
              </table:table-cell>
              <table:table-cell office:value-type="float" office:value="150.354">
                <text:p>150.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9389">
                <text:p>14.9389</text:p>
              </table:table-cell>
              <table:table-cell office:value-type="float" office:value="247.772">
                <text:p>247.772</text:p>
              </table:table-cell>
              <table:table-cell office:value-type="float" office:value="147.877">
                <text:p>147.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9687">
                <text:p>14.9687</text:p>
              </table:table-cell>
              <table:table-cell office:value-type="float" office:value="246.816">
                <text:p>246.816</text:p>
              </table:table-cell>
              <table:table-cell office:value-type="float" office:value="144.769">
                <text:p>144.7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9985">
                <text:p>14.9985</text:p>
              </table:table-cell>
              <table:table-cell office:value-type="float" office:value="244.449">
                <text:p>244.449</text:p>
              </table:table-cell>
              <table:table-cell office:value-type="float" office:value="144.167">
                <text:p>144.1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0283">
                <text:p>15.0283</text:p>
              </table:table-cell>
              <table:table-cell office:value-type="float" office:value="242.558">
                <text:p>242.558</text:p>
              </table:table-cell>
              <table:table-cell office:value-type="float" office:value="143.208">
                <text:p>143.2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0581">
                <text:p>15.0581</text:p>
              </table:table-cell>
              <table:table-cell office:value-type="float" office:value="239.808">
                <text:p>239.808</text:p>
              </table:table-cell>
              <table:table-cell office:value-type="float" office:value="137.504">
                <text:p>137.5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0879">
                <text:p>15.0879</text:p>
              </table:table-cell>
              <table:table-cell office:value-type="float" office:value="239.938">
                <text:p>239.938</text:p>
              </table:table-cell>
              <table:table-cell office:value-type="float" office:value="134.508">
                <text:p>134.5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1177">
                <text:p>15.1177</text:p>
              </table:table-cell>
              <table:table-cell office:value-type="float" office:value="236.966">
                <text:p>236.966</text:p>
              </table:table-cell>
              <table:table-cell office:value-type="float" office:value="134.905">
                <text:p>134.9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1475">
                <text:p>15.1475</text:p>
              </table:table-cell>
              <table:table-cell office:value-type="float" office:value="234.677">
                <text:p>234.677</text:p>
              </table:table-cell>
              <table:table-cell office:value-type="float" office:value="133.198">
                <text:p>133.1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1773">
                <text:p>15.1773</text:p>
              </table:table-cell>
              <table:table-cell office:value-type="float" office:value="236.148">
                <text:p>236.148</text:p>
              </table:table-cell>
              <table:table-cell office:value-type="float" office:value="131.146">
                <text:p>131.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2071">
                <text:p>15.2071</text:p>
              </table:table-cell>
              <table:table-cell office:value-type="float" office:value="233.213">
                <text:p>233.213</text:p>
              </table:table-cell>
              <table:table-cell office:value-type="float" office:value="131.104">
                <text:p>131.1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2369">
                <text:p>15.2369</text:p>
              </table:table-cell>
              <table:table-cell office:value-type="float" office:value="231.193">
                <text:p>231.193</text:p>
              </table:table-cell>
              <table:table-cell office:value-type="float" office:value="128.722">
                <text:p>128.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2667">
                <text:p>15.2667</text:p>
              </table:table-cell>
              <table:table-cell office:value-type="float" office:value="230.04">
                <text:p>230.04</text:p>
              </table:table-cell>
              <table:table-cell office:value-type="float" office:value="127.35">
                <text:p>127.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2965">
                <text:p>15.2965</text:p>
              </table:table-cell>
              <table:table-cell office:value-type="float" office:value="228.443">
                <text:p>228.443</text:p>
              </table:table-cell>
              <table:table-cell office:value-type="float" office:value="123.339">
                <text:p>123.3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3263">
                <text:p>15.3263</text:p>
              </table:table-cell>
              <table:table-cell office:value-type="float" office:value="227.873">
                <text:p>227.873</text:p>
              </table:table-cell>
              <table:table-cell office:value-type="float" office:value="121.837">
                <text:p>121.8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356">
                <text:p>15.356</text:p>
              </table:table-cell>
              <table:table-cell office:value-type="float" office:value="228.09">
                <text:p>228.09</text:p>
              </table:table-cell>
              <table:table-cell office:value-type="float" office:value="121.629">
                <text:p>121.6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3858">
                <text:p>15.3858</text:p>
              </table:table-cell>
              <table:table-cell office:value-type="float" office:value="226.67">
                <text:p>226.67</text:p>
              </table:table-cell>
              <table:table-cell office:value-type="float" office:value="119.994">
                <text:p>119.9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4156">
                <text:p>15.4156</text:p>
              </table:table-cell>
              <table:table-cell office:value-type="float" office:value="226.186">
                <text:p>226.186</text:p>
              </table:table-cell>
              <table:table-cell office:value-type="float" office:value="116.306">
                <text:p>116.3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4454">
                <text:p>15.4454</text:p>
              </table:table-cell>
              <table:table-cell office:value-type="float" office:value="225.232">
                <text:p>225.232</text:p>
              </table:table-cell>
              <table:table-cell office:value-type="float" office:value="116.374">
                <text:p>116.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4752">
                <text:p>15.4752</text:p>
              </table:table-cell>
              <table:table-cell office:value-type="float" office:value="225.271">
                <text:p>225.271</text:p>
              </table:table-cell>
              <table:table-cell office:value-type="float" office:value="116.281">
                <text:p>116.2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505">
                <text:p>15.505</text:p>
              </table:table-cell>
              <table:table-cell office:value-type="float" office:value="227.126">
                <text:p>227.126</text:p>
              </table:table-cell>
              <table:table-cell office:value-type="float" office:value="115.563">
                <text:p>115.5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5348">
                <text:p>15.5348</text:p>
              </table:table-cell>
              <table:table-cell office:value-type="float" office:value="229.187">
                <text:p>229.187</text:p>
              </table:table-cell>
              <table:table-cell office:value-type="float" office:value="118.671">
                <text:p>118.6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5646">
                <text:p>15.5646</text:p>
              </table:table-cell>
              <table:table-cell office:value-type="float" office:value="231.453">
                <text:p>231.453</text:p>
              </table:table-cell>
              <table:table-cell office:value-type="float" office:value="118.113">
                <text:p>118.1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5944">
                <text:p>15.5944</text:p>
              </table:table-cell>
              <table:table-cell office:value-type="float" office:value="230.588">
                <text:p>230.588</text:p>
              </table:table-cell>
              <table:table-cell office:value-type="float" office:value="119.184">
                <text:p>119.1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6242">
                <text:p>15.6242</text:p>
              </table:table-cell>
              <table:table-cell office:value-type="float" office:value="231.111">
                <text:p>231.111</text:p>
              </table:table-cell>
              <table:table-cell office:value-type="float" office:value="120.826">
                <text:p>120.8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654">
                <text:p>15.654</text:p>
              </table:table-cell>
              <table:table-cell office:value-type="float" office:value="233.388">
                <text:p>233.388</text:p>
              </table:table-cell>
              <table:table-cell office:value-type="float" office:value="124.608">
                <text:p>124.6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6838">
                <text:p>15.6838</text:p>
              </table:table-cell>
              <table:table-cell office:value-type="float" office:value="235.061">
                <text:p>235.061</text:p>
              </table:table-cell>
              <table:table-cell office:value-type="float" office:value="131.924">
                <text:p>131.9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7136">
                <text:p>15.7136</text:p>
              </table:table-cell>
              <table:table-cell office:value-type="float" office:value="237.305">
                <text:p>237.305</text:p>
              </table:table-cell>
              <table:table-cell office:value-type="float" office:value="131.927">
                <text:p>131.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7434">
                <text:p>15.7434</text:p>
              </table:table-cell>
              <table:table-cell office:value-type="float" office:value="240.967">
                <text:p>240.967</text:p>
              </table:table-cell>
              <table:table-cell office:value-type="float" office:value="130.115">
                <text:p>130.11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732">
                <text:p>15.7732</text:p>
              </table:table-cell>
              <table:table-cell office:value-type="float" office:value="241.832">
                <text:p>241.832</text:p>
              </table:table-cell>
              <table:table-cell office:value-type="float" office:value="132.365">
                <text:p>132.3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03">
                <text:p>15.803</text:p>
              </table:table-cell>
              <table:table-cell office:value-type="float" office:value="240.513">
                <text:p>240.513</text:p>
              </table:table-cell>
              <table:table-cell office:value-type="float" office:value="132.888">
                <text:p>132.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8327">
                <text:p>15.8327</text:p>
              </table:table-cell>
              <table:table-cell office:value-type="float" office:value="239.479">
                <text:p>239.479</text:p>
              </table:table-cell>
              <table:table-cell office:value-type="float" office:value="131.559">
                <text:p>131.5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.8625">
                <text:p>15.8625</text:p>
              </table:table-cell>
              <table:table-cell office:value-type="float" office:value="240.994">
                <text:p>240.994</text:p>
              </table:table-cell>
              <table:table-cell office:value-type="float" office:value="131.851">
                <text:p>131.85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8923">
                <text:p>15.8923</text:p>
              </table:table-cell>
              <table:table-cell office:value-type="float" office:value="242.417">
                <text:p>242.417</text:p>
              </table:table-cell>
              <table:table-cell office:value-type="float" office:value="133.705">
                <text:p>133.7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9221">
                <text:p>15.9221</text:p>
              </table:table-cell>
              <table:table-cell office:value-type="float" office:value="241.694">
                <text:p>241.694</text:p>
              </table:table-cell>
              <table:table-cell office:value-type="float" office:value="134.677">
                <text:p>134.6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9519">
                <text:p>15.9519</text:p>
              </table:table-cell>
              <table:table-cell office:value-type="float" office:value="242.396">
                <text:p>242.396</text:p>
              </table:table-cell>
              <table:table-cell office:value-type="float" office:value="136.394">
                <text:p>136.3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9817">
                <text:p>15.9817</text:p>
              </table:table-cell>
              <table:table-cell office:value-type="float" office:value="242.761">
                <text:p>242.761</text:p>
              </table:table-cell>
              <table:table-cell office:value-type="float" office:value="139.473">
                <text:p>139.4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0115">
                <text:p>16.0115</text:p>
              </table:table-cell>
              <table:table-cell office:value-type="float" office:value="243.337">
                <text:p>243.337</text:p>
              </table:table-cell>
              <table:table-cell office:value-type="float" office:value="136.181">
                <text:p>136.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0413">
                <text:p>16.0413</text:p>
              </table:table-cell>
              <table:table-cell office:value-type="float" office:value="241.926">
                <text:p>241.926</text:p>
              </table:table-cell>
              <table:table-cell office:value-type="float" office:value="136.279">
                <text:p>136.2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0711">
                <text:p>16.0711</text:p>
              </table:table-cell>
              <table:table-cell office:value-type="float" office:value="244.648">
                <text:p>244.648</text:p>
              </table:table-cell>
              <table:table-cell office:value-type="float" office:value="135.543">
                <text:p>135.5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1009">
                <text:p>16.1009</text:p>
              </table:table-cell>
              <table:table-cell office:value-type="float" office:value="241.13">
                <text:p>241.13</text:p>
              </table:table-cell>
              <table:table-cell office:value-type="float" office:value="135.686">
                <text:p>135.6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1307">
                <text:p>16.1307</text:p>
              </table:table-cell>
              <table:table-cell office:value-type="float" office:value="233.911">
                <text:p>233.911</text:p>
              </table:table-cell>
              <table:table-cell office:value-type="float" office:value="131.875">
                <text:p>131.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1605">
                <text:p>16.1605</text:p>
              </table:table-cell>
              <table:table-cell office:value-type="float" office:value="233.419">
                <text:p>233.419</text:p>
              </table:table-cell>
              <table:table-cell office:value-type="float" office:value="131.177">
                <text:p>131.1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1903">
                <text:p>16.1903</text:p>
              </table:table-cell>
              <table:table-cell office:value-type="float" office:value="232.375">
                <text:p>232.375</text:p>
              </table:table-cell>
              <table:table-cell office:value-type="float" office:value="130.665">
                <text:p>130.6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2201">
                <text:p>16.2201</text:p>
              </table:table-cell>
              <table:table-cell office:value-type="float" office:value="231.197">
                <text:p>231.197</text:p>
              </table:table-cell>
              <table:table-cell office:value-type="float" office:value="129.994">
                <text:p>129.99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2499">
                <text:p>16.2499</text:p>
              </table:table-cell>
              <table:table-cell office:value-type="float" office:value="231.815">
                <text:p>231.815</text:p>
              </table:table-cell>
              <table:table-cell office:value-type="float" office:value="130.64">
                <text:p>130.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2797">
                <text:p>16.2797</text:p>
              </table:table-cell>
              <table:table-cell office:value-type="float" office:value="234.925">
                <text:p>234.925</text:p>
              </table:table-cell>
              <table:table-cell office:value-type="float" office:value="130.777">
                <text:p>130.7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3094">
                <text:p>16.3094</text:p>
              </table:table-cell>
              <table:table-cell office:value-type="float" office:value="233.82">
                <text:p>233.82</text:p>
              </table:table-cell>
              <table:table-cell office:value-type="float" office:value="128.835">
                <text:p>128.8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3392">
                <text:p>16.3392</text:p>
              </table:table-cell>
              <table:table-cell office:value-type="float" office:value="234.018">
                <text:p>234.018</text:p>
              </table:table-cell>
              <table:table-cell office:value-type="float" office:value="129.642">
                <text:p>129.6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369">
                <text:p>16.369</text:p>
              </table:table-cell>
              <table:table-cell office:value-type="float" office:value="234.455">
                <text:p>234.455</text:p>
              </table:table-cell>
              <table:table-cell office:value-type="float" office:value="130.231">
                <text:p>130.2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3988">
                <text:p>16.3988</text:p>
              </table:table-cell>
              <table:table-cell office:value-type="float" office:value="234.291">
                <text:p>234.291</text:p>
              </table:table-cell>
              <table:table-cell office:value-type="float" office:value="126.422">
                <text:p>126.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4286">
                <text:p>16.4286</text:p>
              </table:table-cell>
              <table:table-cell office:value-type="float" office:value="232.919">
                <text:p>232.919</text:p>
              </table:table-cell>
              <table:table-cell office:value-type="float" office:value="124.93">
                <text:p>124.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4584">
                <text:p>16.4584</text:p>
              </table:table-cell>
              <table:table-cell office:value-type="float" office:value="231.907">
                <text:p>231.907</text:p>
              </table:table-cell>
              <table:table-cell office:value-type="float" office:value="121.788">
                <text:p>121.7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882">
                <text:p>16.4882</text:p>
              </table:table-cell>
              <table:table-cell office:value-type="float" office:value="232.238">
                <text:p>232.238</text:p>
              </table:table-cell>
              <table:table-cell office:value-type="float" office:value="120.648">
                <text:p>120.6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518">
                <text:p>16.518</text:p>
              </table:table-cell>
              <table:table-cell office:value-type="float" office:value="230.729">
                <text:p>230.729</text:p>
              </table:table-cell>
              <table:table-cell office:value-type="float" office:value="123.028">
                <text:p>123.0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5478">
                <text:p>16.5478</text:p>
              </table:table-cell>
              <table:table-cell office:value-type="float" office:value="230.372">
                <text:p>230.372</text:p>
              </table:table-cell>
              <table:table-cell office:value-type="float" office:value="122.009">
                <text:p>122.0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5776">
                <text:p>16.5776</text:p>
              </table:table-cell>
              <table:table-cell office:value-type="float" office:value="227.586">
                <text:p>227.586</text:p>
              </table:table-cell>
              <table:table-cell office:value-type="float" office:value="119.856">
                <text:p>119.8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6074">
                <text:p>16.6074</text:p>
              </table:table-cell>
              <table:table-cell office:value-type="float" office:value="228.649">
                <text:p>228.649</text:p>
              </table:table-cell>
              <table:table-cell office:value-type="float" office:value="118.818">
                <text:p>118.8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6372">
                <text:p>16.6372</text:p>
              </table:table-cell>
              <table:table-cell office:value-type="float" office:value="229.408">
                <text:p>229.408</text:p>
              </table:table-cell>
              <table:table-cell office:value-type="float" office:value="117.936">
                <text:p>117.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667">
                <text:p>16.667</text:p>
              </table:table-cell>
              <table:table-cell office:value-type="float" office:value="226.93">
                <text:p>226.93</text:p>
              </table:table-cell>
              <table:table-cell office:value-type="float" office:value="115.937">
                <text:p>115.9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6968">
                <text:p>16.6968</text:p>
              </table:table-cell>
              <table:table-cell office:value-type="float" office:value="227.923">
                <text:p>227.923</text:p>
              </table:table-cell>
              <table:table-cell office:value-type="float" office:value="115.47">
                <text:p>115.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7266">
                <text:p>16.7266</text:p>
              </table:table-cell>
              <table:table-cell office:value-type="float" office:value="226.914">
                <text:p>226.914</text:p>
              </table:table-cell>
              <table:table-cell office:value-type="float" office:value="116.947">
                <text:p>116.9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.7564">
                <text:p>16.7564</text:p>
              </table:table-cell>
              <table:table-cell office:value-type="float" office:value="230.606">
                <text:p>230.606</text:p>
              </table:table-cell>
              <table:table-cell office:value-type="float" office:value="118.538">
                <text:p>118.5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.7861">
                <text:p>16.7861</text:p>
              </table:table-cell>
              <table:table-cell office:value-type="float" office:value="232.209">
                <text:p>232.209</text:p>
              </table:table-cell>
              <table:table-cell office:value-type="float" office:value="120.25">
                <text:p>120.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.8159">
                <text:p>16.8159</text:p>
              </table:table-cell>
              <table:table-cell office:value-type="float" office:value="231.182">
                <text:p>231.182</text:p>
              </table:table-cell>
              <table:table-cell office:value-type="float" office:value="123.875">
                <text:p>123.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.8457">
                <text:p>16.8457</text:p>
              </table:table-cell>
              <table:table-cell office:value-type="float" office:value="231.19">
                <text:p>231.19</text:p>
              </table:table-cell>
              <table:table-cell office:value-type="float" office:value="127.79">
                <text:p>127.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8755">
                <text:p>16.8755</text:p>
              </table:table-cell>
              <table:table-cell office:value-type="float" office:value="231.422">
                <text:p>231.422</text:p>
              </table:table-cell>
              <table:table-cell office:value-type="float" office:value="127.443">
                <text:p>127.4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9053">
                <text:p>16.9053</text:p>
              </table:table-cell>
              <table:table-cell office:value-type="float" office:value="233.704">
                <text:p>233.704</text:p>
              </table:table-cell>
              <table:table-cell office:value-type="float" office:value="127.569">
                <text:p>127.5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9351">
                <text:p>16.9351</text:p>
              </table:table-cell>
              <table:table-cell office:value-type="float" office:value="234.724">
                <text:p>234.724</text:p>
              </table:table-cell>
              <table:table-cell office:value-type="float" office:value="132.226">
                <text:p>132.2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9649">
                <text:p>16.9649</text:p>
              </table:table-cell>
              <table:table-cell office:value-type="float" office:value="237.877">
                <text:p>237.877</text:p>
              </table:table-cell>
              <table:table-cell office:value-type="float" office:value="136.16">
                <text:p>136.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9947">
                <text:p>16.9947</text:p>
              </table:table-cell>
              <table:table-cell office:value-type="float" office:value="240.466">
                <text:p>240.466</text:p>
              </table:table-cell>
              <table:table-cell office:value-type="float" office:value="136.637">
                <text:p>136.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0245">
                <text:p>17.0245</text:p>
              </table:table-cell>
              <table:table-cell office:value-type="float" office:value="239.474">
                <text:p>239.474</text:p>
              </table:table-cell>
              <table:table-cell office:value-type="float" office:value="139.739">
                <text:p>139.73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0543">
                <text:p>17.0543</text:p>
              </table:table-cell>
              <table:table-cell office:value-type="float" office:value="239.677">
                <text:p>239.677</text:p>
              </table:table-cell>
              <table:table-cell office:value-type="float" office:value="138.655">
                <text:p>138.6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.0841">
                <text:p>17.0841</text:p>
              </table:table-cell>
              <table:table-cell office:value-type="float" office:value="241.293">
                <text:p>241.293</text:p>
              </table:table-cell>
              <table:table-cell office:value-type="float" office:value="140.946">
                <text:p>140.9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1139">
                <text:p>17.1139</text:p>
              </table:table-cell>
              <table:table-cell office:value-type="float" office:value="242.785">
                <text:p>242.785</text:p>
              </table:table-cell>
              <table:table-cell office:value-type="float" office:value="143.897">
                <text:p>143.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1437">
                <text:p>17.1437</text:p>
              </table:table-cell>
              <table:table-cell office:value-type="float" office:value="244.359">
                <text:p>244.359</text:p>
              </table:table-cell>
              <table:table-cell office:value-type="float" office:value="144.581">
                <text:p>144.5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1735">
                <text:p>17.1735</text:p>
              </table:table-cell>
              <table:table-cell office:value-type="float" office:value="245.15">
                <text:p>245.15</text:p>
              </table:table-cell>
              <table:table-cell office:value-type="float" office:value="146.227">
                <text:p>146.2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2033">
                <text:p>17.2033</text:p>
              </table:table-cell>
              <table:table-cell office:value-type="float" office:value="245.936">
                <text:p>245.936</text:p>
              </table:table-cell>
              <table:table-cell office:value-type="float" office:value="146.343">
                <text:p>146.3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2331">
                <text:p>17.2331</text:p>
              </table:table-cell>
              <table:table-cell office:value-type="float" office:value="247.335">
                <text:p>247.335</text:p>
              </table:table-cell>
              <table:table-cell office:value-type="float" office:value="146.566">
                <text:p>146.5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2628">
                <text:p>17.2628</text:p>
              </table:table-cell>
              <table:table-cell office:value-type="float" office:value="245.884">
                <text:p>245.884</text:p>
              </table:table-cell>
              <table:table-cell office:value-type="float" office:value="147.958">
                <text:p>147.9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2926">
                <text:p>17.2926</text:p>
              </table:table-cell>
              <table:table-cell office:value-type="float" office:value="247.528">
                <text:p>247.528</text:p>
              </table:table-cell>
              <table:table-cell office:value-type="float" office:value="144.519">
                <text:p>144.5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3224">
                <text:p>17.3224</text:p>
              </table:table-cell>
              <table:table-cell office:value-type="float" office:value="243.56">
                <text:p>243.56</text:p>
              </table:table-cell>
              <table:table-cell office:value-type="float" office:value="142.637">
                <text:p>142.6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3522">
                <text:p>17.3522</text:p>
              </table:table-cell>
              <table:table-cell office:value-type="float" office:value="243.424">
                <text:p>243.424</text:p>
              </table:table-cell>
              <table:table-cell office:value-type="float" office:value="135.172">
                <text:p>135.1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382">
                <text:p>17.382</text:p>
              </table:table-cell>
              <table:table-cell office:value-type="float" office:value="242.69">
                <text:p>242.69</text:p>
              </table:table-cell>
              <table:table-cell office:value-type="float" office:value="131.831">
                <text:p>131.8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4118">
                <text:p>17.4118</text:p>
              </table:table-cell>
              <table:table-cell office:value-type="float" office:value="239.413">
                <text:p>239.413</text:p>
              </table:table-cell>
              <table:table-cell office:value-type="float" office:value="124.599">
                <text:p>124.5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4416">
                <text:p>17.4416</text:p>
              </table:table-cell>
              <table:table-cell office:value-type="float" office:value="234.293">
                <text:p>234.293</text:p>
              </table:table-cell>
              <table:table-cell office:value-type="float" office:value="116.564">
                <text:p>116.5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4714">
                <text:p>17.4714</text:p>
              </table:table-cell>
              <table:table-cell office:value-type="float" office:value="228.336">
                <text:p>228.336</text:p>
              </table:table-cell>
              <table:table-cell office:value-type="float" office:value="108.126">
                <text:p>108.1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5012">
                <text:p>17.5012</text:p>
              </table:table-cell>
              <table:table-cell office:value-type="float" office:value="221.992">
                <text:p>221.992</text:p>
              </table:table-cell>
              <table:table-cell office:value-type="float" office:value="99.2276">
                <text:p>99.22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.531">
                <text:p>17.531</text:p>
              </table:table-cell>
              <table:table-cell office:value-type="float" office:value="218.972">
                <text:p>218.972</text:p>
              </table:table-cell>
              <table:table-cell office:value-type="float" office:value="89.7097">
                <text:p>89.70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.5608">
                <text:p>17.5608</text:p>
              </table:table-cell>
              <table:table-cell office:value-type="float" office:value="212.062">
                <text:p>212.062</text:p>
              </table:table-cell>
              <table:table-cell office:value-type="float" office:value="82.8186">
                <text:p>82.81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.5906">
                <text:p>17.5906</text:p>
              </table:table-cell>
              <table:table-cell office:value-type="float" office:value="205.284">
                <text:p>205.284</text:p>
              </table:table-cell>
              <table:table-cell office:value-type="float" office:value="75.6904">
                <text:p>75.69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.6204">
                <text:p>17.6204</text:p>
              </table:table-cell>
              <table:table-cell office:value-type="float" office:value="197.48">
                <text:p>197.48</text:p>
              </table:table-cell>
              <table:table-cell office:value-type="float" office:value="68.8905">
                <text:p>68.89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.6502">
                <text:p>17.6502</text:p>
              </table:table-cell>
              <table:table-cell office:value-type="float" office:value="190.278">
                <text:p>190.278</text:p>
              </table:table-cell>
              <table:table-cell office:value-type="float" office:value="60.5256">
                <text:p>60.52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.68">
                <text:p>17.68</text:p>
              </table:table-cell>
              <table:table-cell office:value-type="float" office:value="183.608">
                <text:p>183.608</text:p>
              </table:table-cell>
              <table:table-cell office:value-type="float" office:value="54.5237">
                <text:p>54.52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7098">
                <text:p>17.7098</text:p>
              </table:table-cell>
              <table:table-cell office:value-type="float" office:value="179.884">
                <text:p>179.884</text:p>
              </table:table-cell>
              <table:table-cell office:value-type="float" office:value="50.8603">
                <text:p>50.86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7396">
                <text:p>17.7396</text:p>
              </table:table-cell>
              <table:table-cell office:value-type="float" office:value="174.641">
                <text:p>174.641</text:p>
              </table:table-cell>
              <table:table-cell office:value-type="float" office:value="45.9982">
                <text:p>45.99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.7693">
                <text:p>17.7693</text:p>
              </table:table-cell>
              <table:table-cell office:value-type="float" office:value="167.491">
                <text:p>167.491</text:p>
              </table:table-cell>
              <table:table-cell office:value-type="float" office:value="42.9165">
                <text:p>42.916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.7991">
                <text:p>17.7991</text:p>
              </table:table-cell>
              <table:table-cell office:value-type="float" office:value="163.227">
                <text:p>163.227</text:p>
              </table:table-cell>
              <table:table-cell office:value-type="float" office:value="38.8282">
                <text:p>38.82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.8289">
                <text:p>17.8289</text:p>
              </table:table-cell>
              <table:table-cell office:value-type="float" office:value="160.402">
                <text:p>160.402</text:p>
              </table:table-cell>
              <table:table-cell office:value-type="float" office:value="36.4599">
                <text:p>36.45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.8587">
                <text:p>17.8587</text:p>
              </table:table-cell>
              <table:table-cell office:value-type="float" office:value="155.12">
                <text:p>155.12</text:p>
              </table:table-cell>
              <table:table-cell office:value-type="float" office:value="36.1677">
                <text:p>36.1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8885">
                <text:p>17.8885</text:p>
              </table:table-cell>
              <table:table-cell office:value-type="float" office:value="152.353">
                <text:p>152.353</text:p>
              </table:table-cell>
              <table:table-cell office:value-type="float" office:value="35.8345">
                <text:p>35.83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9183">
                <text:p>17.9183</text:p>
              </table:table-cell>
              <table:table-cell office:value-type="float" office:value="146.381">
                <text:p>146.381</text:p>
              </table:table-cell>
              <table:table-cell office:value-type="float" office:value="33.9629">
                <text:p>33.962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9481">
                <text:p>17.9481</text:p>
              </table:table-cell>
              <table:table-cell office:value-type="float" office:value="142.645">
                <text:p>142.645</text:p>
              </table:table-cell>
              <table:table-cell office:value-type="float" office:value="29.3647">
                <text:p>29.364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9779">
                <text:p>17.9779</text:p>
              </table:table-cell>
              <table:table-cell office:value-type="float" office:value="139.128">
                <text:p>139.128</text:p>
              </table:table-cell>
              <table:table-cell office:value-type="float" office:value="29.8733">
                <text:p>29.873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0077">
                <text:p>18.0077</text:p>
              </table:table-cell>
              <table:table-cell office:value-type="float" office:value="135.27">
                <text:p>135.27</text:p>
              </table:table-cell>
              <table:table-cell office:value-type="float" office:value="30.3943">
                <text:p>30.394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257cm" svg:height="13.84cm" xlink:href=".." xlink:type="simple" chart:class="chart:scatter" chart:style-name="ch1">
        <chart:legend chart:legend-position="end" svg:x="19.141cm" svg:y="6.213cm" style:legend-expansion="high" chart:style-name="ch2"/>
        <chart:plot-area chart:style-name="ch3" table:cell-range-address="Sheet8.A1:Sheet8.B193 Sheet8.D1:Sheet8.D193" svg:x="0.425cm" svg:y="0.276cm" svg:width="18.291cm" svg:height="13.288cm">
          <chartooo:coordinate-region svg:x="1.232cm" svg:y="0.475cm" svg:width="17.152cm" svg:height="12.4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8.B1:Sheet8.B193" chart:class="chart:scatter">
            <chart:domain table:cell-range-address="Sheet8.A1:Sheet8.A193"/>
            <chart:data-point chart:repeated="193"/>
          </chart:series>
          <chart:series chart:style-name="ch7" chart:values-cell-range-address="Sheet8.D1:Sheet8.D193" chart:class="chart:scatter">
            <chart:data-point chart:repeated="19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8.A1:Sheet8.A193</svg:desc>
                </draw:g>
              </table:table-cell>
              <table:table-cell office:value-type="float" office:value="NaN">
                <text:p>NaN</text:p>
                <draw:g>
                  <svg:desc>Sheet8.B1:Sheet8.B193</svg:desc>
                </draw:g>
              </table:table-cell>
              <table:table-cell office:value-type="float" office:value="NaN">
                <text:p>NaN</text:p>
                <draw:g>
                  <svg:desc>Sheet8.D1:Sheet8.D1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8068">
                <text:p>13.8068</text:p>
              </table:table-cell>
              <table:table-cell office:value-type="float" office:value="131.279">
                <text:p>131.279</text:p>
              </table:table-cell>
              <table:table-cell office:value-type="float" office:value="30.205">
                <text:p>30.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8366">
                <text:p>13.8366</text:p>
              </table:table-cell>
              <table:table-cell office:value-type="float" office:value="132.462">
                <text:p>132.462</text:p>
              </table:table-cell>
              <table:table-cell office:value-type="float" office:value="28.2716">
                <text:p>28.2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8664">
                <text:p>13.8664</text:p>
              </table:table-cell>
              <table:table-cell office:value-type="float" office:value="135.969">
                <text:p>135.969</text:p>
              </table:table-cell>
              <table:table-cell office:value-type="float" office:value="31.7745">
                <text:p>31.7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8961">
                <text:p>13.8961</text:p>
              </table:table-cell>
              <table:table-cell office:value-type="float" office:value="140.791">
                <text:p>140.791</text:p>
              </table:table-cell>
              <table:table-cell office:value-type="float" office:value="32.3649">
                <text:p>32.36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.9259">
                <text:p>13.9259</text:p>
              </table:table-cell>
              <table:table-cell office:value-type="float" office:value="145.937">
                <text:p>145.937</text:p>
              </table:table-cell>
              <table:table-cell office:value-type="float" office:value="34.9375">
                <text:p>34.9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.9557">
                <text:p>13.9557</text:p>
              </table:table-cell>
              <table:table-cell office:value-type="float" office:value="150.19">
                <text:p>150.1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.9855">
                <text:p>13.9855</text:p>
              </table:table-cell>
              <table:table-cell office:value-type="float" office:value="154.897">
                <text:p>154.897</text:p>
              </table:table-cell>
              <table:table-cell office:value-type="float" office:value="41.777">
                <text:p>41.7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0153">
                <text:p>14.0153</text:p>
              </table:table-cell>
              <table:table-cell office:value-type="float" office:value="159.784">
                <text:p>159.784</text:p>
              </table:table-cell>
              <table:table-cell office:value-type="float" office:value="43.4012">
                <text:p>43.40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0451">
                <text:p>14.0451</text:p>
              </table:table-cell>
              <table:table-cell office:value-type="float" office:value="164.847">
                <text:p>164.847</text:p>
              </table:table-cell>
              <table:table-cell office:value-type="float" office:value="46.634">
                <text:p>46.6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0749">
                <text:p>14.0749</text:p>
              </table:table-cell>
              <table:table-cell office:value-type="float" office:value="170.115">
                <text:p>170.115</text:p>
              </table:table-cell>
              <table:table-cell office:value-type="float" office:value="49.1957">
                <text:p>49.19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1047">
                <text:p>14.1047</text:p>
              </table:table-cell>
              <table:table-cell office:value-type="float" office:value="177.007">
                <text:p>177.007</text:p>
              </table:table-cell>
              <table:table-cell office:value-type="float" office:value="53.655">
                <text:p>53.6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1345">
                <text:p>14.1345</text:p>
              </table:table-cell>
              <table:table-cell office:value-type="float" office:value="182.998">
                <text:p>182.998</text:p>
              </table:table-cell>
              <table:table-cell office:value-type="float" office:value="57.8707">
                <text:p>57.8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1643">
                <text:p>14.1643</text:p>
              </table:table-cell>
              <table:table-cell office:value-type="float" office:value="190.769">
                <text:p>190.769</text:p>
              </table:table-cell>
              <table:table-cell office:value-type="float" office:value="63.7606">
                <text:p>63.76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1941">
                <text:p>14.1941</text:p>
              </table:table-cell>
              <table:table-cell office:value-type="float" office:value="197.998">
                <text:p>197.998</text:p>
              </table:table-cell>
              <table:table-cell office:value-type="float" office:value="69.3292">
                <text:p>69.32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2239">
                <text:p>14.2239</text:p>
              </table:table-cell>
              <table:table-cell office:value-type="float" office:value="207.28">
                <text:p>207.28</text:p>
              </table:table-cell>
              <table:table-cell office:value-type="float" office:value="75.7693">
                <text:p>75.76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2537">
                <text:p>14.2537</text:p>
              </table:table-cell>
              <table:table-cell office:value-type="float" office:value="213.849">
                <text:p>213.849</text:p>
              </table:table-cell>
              <table:table-cell office:value-type="float" office:value="81.6954">
                <text:p>81.6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2835">
                <text:p>14.2835</text:p>
              </table:table-cell>
              <table:table-cell office:value-type="float" office:value="222.983">
                <text:p>222.983</text:p>
              </table:table-cell>
              <table:table-cell office:value-type="float" office:value="89.8315">
                <text:p>89.8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3133">
                <text:p>14.3133</text:p>
              </table:table-cell>
              <table:table-cell office:value-type="float" office:value="229.247">
                <text:p>229.247</text:p>
              </table:table-cell>
              <table:table-cell office:value-type="float" office:value="95.0414">
                <text:p>95.04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3431">
                <text:p>14.3431</text:p>
              </table:table-cell>
              <table:table-cell office:value-type="float" office:value="237.694">
                <text:p>237.694</text:p>
              </table:table-cell>
              <table:table-cell office:value-type="float" office:value="102.321">
                <text:p>102.3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729">
                <text:p>14.3729</text:p>
              </table:table-cell>
              <table:table-cell office:value-type="float" office:value="244.568">
                <text:p>244.568</text:p>
              </table:table-cell>
              <table:table-cell office:value-type="float" office:value="108.028">
                <text:p>108.0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027">
                <text:p>14.4027</text:p>
              </table:table-cell>
              <table:table-cell office:value-type="float" office:value="252.349">
                <text:p>252.349</text:p>
              </table:table-cell>
              <table:table-cell office:value-type="float" office:value="116.995">
                <text:p>116.9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4325">
                <text:p>14.4325</text:p>
              </table:table-cell>
              <table:table-cell office:value-type="float" office:value="261.473">
                <text:p>261.473</text:p>
              </table:table-cell>
              <table:table-cell office:value-type="float" office:value="124.194">
                <text:p>124.1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4623">
                <text:p>14.4623</text:p>
              </table:table-cell>
              <table:table-cell office:value-type="float" office:value="271.338">
                <text:p>271.338</text:p>
              </table:table-cell>
              <table:table-cell office:value-type="float" office:value="135.604">
                <text:p>135.6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4921">
                <text:p>14.4921</text:p>
              </table:table-cell>
              <table:table-cell office:value-type="float" office:value="281.071">
                <text:p>281.071</text:p>
              </table:table-cell>
              <table:table-cell office:value-type="float" office:value="145.167">
                <text:p>145.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5219">
                <text:p>14.5219</text:p>
              </table:table-cell>
              <table:table-cell office:value-type="float" office:value="291.279">
                <text:p>291.279</text:p>
              </table:table-cell>
              <table:table-cell office:value-type="float" office:value="156.333">
                <text:p>156.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5517">
                <text:p>14.5517</text:p>
              </table:table-cell>
              <table:table-cell office:value-type="float" office:value="303.168">
                <text:p>303.168</text:p>
              </table:table-cell>
              <table:table-cell office:value-type="float" office:value="167.973">
                <text:p>167.9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5815">
                <text:p>14.5815</text:p>
              </table:table-cell>
              <table:table-cell office:value-type="float" office:value="311.419">
                <text:p>311.419</text:p>
              </table:table-cell>
              <table:table-cell office:value-type="float" office:value="177.099">
                <text:p>177.0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6113">
                <text:p>14.6113</text:p>
              </table:table-cell>
              <table:table-cell office:value-type="float" office:value="319.584">
                <text:p>319.584</text:p>
              </table:table-cell>
              <table:table-cell office:value-type="float" office:value="185.444">
                <text:p>185.4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6411">
                <text:p>14.6411</text:p>
              </table:table-cell>
              <table:table-cell office:value-type="float" office:value="325.092">
                <text:p>325.092</text:p>
              </table:table-cell>
              <table:table-cell office:value-type="float" office:value="189.57">
                <text:p>189.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6709">
                <text:p>14.6709</text:p>
              </table:table-cell>
              <table:table-cell office:value-type="float" office:value="332.383">
                <text:p>332.383</text:p>
              </table:table-cell>
              <table:table-cell office:value-type="float" office:value="197.544">
                <text:p>197.5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7007">
                <text:p>14.7007</text:p>
              </table:table-cell>
              <table:table-cell office:value-type="float" office:value="338.006">
                <text:p>338.006</text:p>
              </table:table-cell>
              <table:table-cell office:value-type="float" office:value="204.99">
                <text:p>204.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7305">
                <text:p>14.7305</text:p>
              </table:table-cell>
              <table:table-cell office:value-type="float" office:value="343.253">
                <text:p>343.253</text:p>
              </table:table-cell>
              <table:table-cell office:value-type="float" office:value="210.843">
                <text:p>210.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7603">
                <text:p>14.7603</text:p>
              </table:table-cell>
              <table:table-cell office:value-type="float" office:value="344.014">
                <text:p>344.014</text:p>
              </table:table-cell>
              <table:table-cell office:value-type="float" office:value="212.257">
                <text:p>212.2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79">
                <text:p>14.79</text:p>
              </table:table-cell>
              <table:table-cell office:value-type="float" office:value="346.619">
                <text:p>346.619</text:p>
              </table:table-cell>
              <table:table-cell office:value-type="float" office:value="215.345">
                <text:p>215.3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8198">
                <text:p>14.8198</text:p>
              </table:table-cell>
              <table:table-cell office:value-type="float" office:value="345.947">
                <text:p>345.947</text:p>
              </table:table-cell>
              <table:table-cell office:value-type="float" office:value="215.829">
                <text:p>215.8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8496">
                <text:p>14.8496</text:p>
              </table:table-cell>
              <table:table-cell office:value-type="float" office:value="343.443">
                <text:p>343.443</text:p>
              </table:table-cell>
              <table:table-cell office:value-type="float" office:value="213.64">
                <text:p>213.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8794">
                <text:p>14.8794</text:p>
              </table:table-cell>
              <table:table-cell office:value-type="float" office:value="341.139">
                <text:p>341.139</text:p>
              </table:table-cell>
              <table:table-cell office:value-type="float" office:value="212.745">
                <text:p>212.7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.9092">
                <text:p>14.9092</text:p>
              </table:table-cell>
              <table:table-cell office:value-type="float" office:value="335.414">
                <text:p>335.414</text:p>
              </table:table-cell>
              <table:table-cell office:value-type="float" office:value="206.455">
                <text:p>206.4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.939">
                <text:p>14.939</text:p>
              </table:table-cell>
              <table:table-cell office:value-type="float" office:value="327.219">
                <text:p>327.219</text:p>
              </table:table-cell>
              <table:table-cell office:value-type="float" office:value="196.456">
                <text:p>196.4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.9688">
                <text:p>14.9688</text:p>
              </table:table-cell>
              <table:table-cell office:value-type="float" office:value="318.685">
                <text:p>318.685</text:p>
              </table:table-cell>
              <table:table-cell office:value-type="float" office:value="187.052">
                <text:p>187.0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.9986">
                <text:p>14.9986</text:p>
              </table:table-cell>
              <table:table-cell office:value-type="float" office:value="310.691">
                <text:p>310.691</text:p>
              </table:table-cell>
              <table:table-cell office:value-type="float" office:value="178.743">
                <text:p>178.7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0284">
                <text:p>15.0284</text:p>
              </table:table-cell>
              <table:table-cell office:value-type="float" office:value="305.207">
                <text:p>305.207</text:p>
              </table:table-cell>
              <table:table-cell office:value-type="float" office:value="173.375">
                <text:p>173.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0582">
                <text:p>15.0582</text:p>
              </table:table-cell>
              <table:table-cell office:value-type="float" office:value="298.024">
                <text:p>298.024</text:p>
              </table:table-cell>
              <table:table-cell office:value-type="float" office:value="164.967">
                <text:p>164.9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088">
                <text:p>15.088</text:p>
              </table:table-cell>
              <table:table-cell office:value-type="float" office:value="292.605">
                <text:p>292.605</text:p>
              </table:table-cell>
              <table:table-cell office:value-type="float" office:value="157.842">
                <text:p>157.8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1178">
                <text:p>15.1178</text:p>
              </table:table-cell>
              <table:table-cell office:value-type="float" office:value="284.552">
                <text:p>284.552</text:p>
              </table:table-cell>
              <table:table-cell office:value-type="float" office:value="150.29">
                <text:p>150.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1476">
                <text:p>15.1476</text:p>
              </table:table-cell>
              <table:table-cell office:value-type="float" office:value="280.216">
                <text:p>280.216</text:p>
              </table:table-cell>
              <table:table-cell office:value-type="float" office:value="146.515">
                <text:p>146.5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1774">
                <text:p>15.1774</text:p>
              </table:table-cell>
              <table:table-cell office:value-type="float" office:value="273.257">
                <text:p>273.257</text:p>
              </table:table-cell>
              <table:table-cell office:value-type="float" office:value="139.829">
                <text:p>139.8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2072">
                <text:p>15.2072</text:p>
              </table:table-cell>
              <table:table-cell office:value-type="float" office:value="269.284">
                <text:p>269.284</text:p>
              </table:table-cell>
              <table:table-cell office:value-type="float" office:value="135.823">
                <text:p>135.8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237">
                <text:p>15.237</text:p>
              </table:table-cell>
              <table:table-cell office:value-type="float" office:value="265.255">
                <text:p>265.255</text:p>
              </table:table-cell>
              <table:table-cell office:value-type="float" office:value="130.999">
                <text:p>130.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2668">
                <text:p>15.2668</text:p>
              </table:table-cell>
              <table:table-cell office:value-type="float" office:value="261.681">
                <text:p>261.681</text:p>
              </table:table-cell>
              <table:table-cell office:value-type="float" office:value="126.631">
                <text:p>126.6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2966">
                <text:p>15.2966</text:p>
              </table:table-cell>
              <table:table-cell office:value-type="float" office:value="259.643">
                <text:p>259.643</text:p>
              </table:table-cell>
              <table:table-cell office:value-type="float" office:value="124.057">
                <text:p>124.0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3264">
                <text:p>15.3264</text:p>
              </table:table-cell>
              <table:table-cell office:value-type="float" office:value="257.547">
                <text:p>257.547</text:p>
              </table:table-cell>
              <table:table-cell office:value-type="float" office:value="122.357">
                <text:p>122.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3562">
                <text:p>15.3562</text:p>
              </table:table-cell>
              <table:table-cell office:value-type="float" office:value="256.761">
                <text:p>256.761</text:p>
              </table:table-cell>
              <table:table-cell office:value-type="float" office:value="121.991">
                <text:p>121.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386">
                <text:p>15.386</text:p>
              </table:table-cell>
              <table:table-cell office:value-type="float" office:value="255.54">
                <text:p>255.54</text:p>
              </table:table-cell>
              <table:table-cell office:value-type="float" office:value="121.083">
                <text:p>121.0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4158">
                <text:p>15.4158</text:p>
              </table:table-cell>
              <table:table-cell office:value-type="float" office:value="253.937">
                <text:p>253.937</text:p>
              </table:table-cell>
              <table:table-cell office:value-type="float" office:value="118.556">
                <text:p>118.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4456">
                <text:p>15.4456</text:p>
              </table:table-cell>
              <table:table-cell office:value-type="float" office:value="251.383">
                <text:p>251.383</text:p>
              </table:table-cell>
              <table:table-cell office:value-type="float" office:value="115.639">
                <text:p>115.6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4754">
                <text:p>15.4754</text:p>
              </table:table-cell>
              <table:table-cell office:value-type="float" office:value="251.445">
                <text:p>251.445</text:p>
              </table:table-cell>
              <table:table-cell office:value-type="float" office:value="115.608">
                <text:p>115.6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5052">
                <text:p>15.5052</text:p>
              </table:table-cell>
              <table:table-cell office:value-type="float" office:value="250.557">
                <text:p>250.557</text:p>
              </table:table-cell>
              <table:table-cell office:value-type="float" office:value="114.797">
                <text:p>114.7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535">
                <text:p>15.535</text:p>
              </table:table-cell>
              <table:table-cell office:value-type="float" office:value="250.711">
                <text:p>250.711</text:p>
              </table:table-cell>
              <table:table-cell office:value-type="float" office:value="114.553">
                <text:p>114.5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5648">
                <text:p>15.5648</text:p>
              </table:table-cell>
              <table:table-cell office:value-type="float" office:value="251.756">
                <text:p>251.756</text:p>
              </table:table-cell>
              <table:table-cell office:value-type="float" office:value="114.246">
                <text:p>114.24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5946">
                <text:p>15.5946</text:p>
              </table:table-cell>
              <table:table-cell office:value-type="float" office:value="253.623">
                <text:p>253.623</text:p>
              </table:table-cell>
              <table:table-cell office:value-type="float" office:value="116.063">
                <text:p>116.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6244">
                <text:p>15.6244</text:p>
              </table:table-cell>
              <table:table-cell office:value-type="float" office:value="252.846">
                <text:p>252.846</text:p>
              </table:table-cell>
              <table:table-cell office:value-type="float" office:value="116.301">
                <text:p>116.3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6542">
                <text:p>15.6542</text:p>
              </table:table-cell>
              <table:table-cell office:value-type="float" office:value="255.545">
                <text:p>255.545</text:p>
              </table:table-cell>
              <table:table-cell office:value-type="float" office:value="120.704">
                <text:p>120.7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6839">
                <text:p>15.6839</text:p>
              </table:table-cell>
              <table:table-cell office:value-type="float" office:value="258.317">
                <text:p>258.317</text:p>
              </table:table-cell>
              <table:table-cell office:value-type="float" office:value="123.671">
                <text:p>123.6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7137">
                <text:p>15.7137</text:p>
              </table:table-cell>
              <table:table-cell office:value-type="float" office:value="259.612">
                <text:p>259.612</text:p>
              </table:table-cell>
              <table:table-cell office:value-type="float" office:value="124.408">
                <text:p>124.4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7435">
                <text:p>15.7435</text:p>
              </table:table-cell>
              <table:table-cell office:value-type="float" office:value="259.73">
                <text:p>259.73</text:p>
              </table:table-cell>
              <table:table-cell office:value-type="float" office:value="124.186">
                <text:p>124.1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7733">
                <text:p>15.7733</text:p>
              </table:table-cell>
              <table:table-cell office:value-type="float" office:value="261.877">
                <text:p>261.877</text:p>
              </table:table-cell>
              <table:table-cell office:value-type="float" office:value="125.123">
                <text:p>125.1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8031">
                <text:p>15.8031</text:p>
              </table:table-cell>
              <table:table-cell office:value-type="float" office:value="261.526">
                <text:p>261.526</text:p>
              </table:table-cell>
              <table:table-cell office:value-type="float" office:value="125.586">
                <text:p>125.5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8329">
                <text:p>15.8329</text:p>
              </table:table-cell>
              <table:table-cell office:value-type="float" office:value="262.188">
                <text:p>262.188</text:p>
              </table:table-cell>
              <table:table-cell office:value-type="float" office:value="126.969">
                <text:p>126.9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8627">
                <text:p>15.8627</text:p>
              </table:table-cell>
              <table:table-cell office:value-type="float" office:value="263.673">
                <text:p>263.673</text:p>
              </table:table-cell>
              <table:table-cell office:value-type="float" office:value="128.325">
                <text:p>128.3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.8925">
                <text:p>15.8925</text:p>
              </table:table-cell>
              <table:table-cell office:value-type="float" office:value="266.325">
                <text:p>266.325</text:p>
              </table:table-cell>
              <table:table-cell office:value-type="float" office:value="130.626">
                <text:p>130.6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.9223">
                <text:p>15.9223</text:p>
              </table:table-cell>
              <table:table-cell office:value-type="float" office:value="266.112">
                <text:p>266.112</text:p>
              </table:table-cell>
              <table:table-cell office:value-type="float" office:value="131.732">
                <text:p>131.7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5.9521">
                <text:p>15.9521</text:p>
              </table:table-cell>
              <table:table-cell office:value-type="float" office:value="267.048">
                <text:p>267.048</text:p>
              </table:table-cell>
              <table:table-cell office:value-type="float" office:value="133.601">
                <text:p>133.6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9819">
                <text:p>15.9819</text:p>
              </table:table-cell>
              <table:table-cell office:value-type="float" office:value="268.072">
                <text:p>268.072</text:p>
              </table:table-cell>
              <table:table-cell office:value-type="float" office:value="134.717">
                <text:p>134.7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0117">
                <text:p>16.0117</text:p>
              </table:table-cell>
              <table:table-cell office:value-type="float" office:value="268.522">
                <text:p>268.522</text:p>
              </table:table-cell>
              <table:table-cell office:value-type="float" office:value="133.933">
                <text:p>133.9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0415">
                <text:p>16.0415</text:p>
              </table:table-cell>
              <table:table-cell office:value-type="float" office:value="269.984">
                <text:p>269.984</text:p>
              </table:table-cell>
              <table:table-cell office:value-type="float" office:value="135.823">
                <text:p>135.8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0713">
                <text:p>16.0713</text:p>
              </table:table-cell>
              <table:table-cell office:value-type="float" office:value="267.334">
                <text:p>267.334</text:p>
              </table:table-cell>
              <table:table-cell office:value-type="float" office:value="133.121">
                <text:p>133.1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1011">
                <text:p>16.1011</text:p>
              </table:table-cell>
              <table:table-cell office:value-type="float" office:value="266.071">
                <text:p>266.071</text:p>
              </table:table-cell>
              <table:table-cell office:value-type="float" office:value="132.116">
                <text:p>132.1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1309">
                <text:p>16.1309</text:p>
              </table:table-cell>
              <table:table-cell office:value-type="float" office:value="265.191">
                <text:p>265.191</text:p>
              </table:table-cell>
              <table:table-cell office:value-type="float" office:value="129.333">
                <text:p>129.3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1607">
                <text:p>16.1607</text:p>
              </table:table-cell>
              <table:table-cell office:value-type="float" office:value="264.192">
                <text:p>264.192</text:p>
              </table:table-cell>
              <table:table-cell office:value-type="float" office:value="128.726">
                <text:p>128.72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1905">
                <text:p>16.1905</text:p>
              </table:table-cell>
              <table:table-cell office:value-type="float" office:value="264.229">
                <text:p>264.229</text:p>
              </table:table-cell>
              <table:table-cell office:value-type="float" office:value="129.155">
                <text:p>129.1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2203">
                <text:p>16.2203</text:p>
              </table:table-cell>
              <table:table-cell office:value-type="float" office:value="264.662">
                <text:p>264.662</text:p>
              </table:table-cell>
              <table:table-cell office:value-type="float" office:value="130.73">
                <text:p>130.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2501">
                <text:p>16.2501</text:p>
              </table:table-cell>
              <table:table-cell office:value-type="float" office:value="265.041">
                <text:p>265.041</text:p>
              </table:table-cell>
              <table:table-cell office:value-type="float" office:value="129.623">
                <text:p>129.62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2799">
                <text:p>16.2799</text:p>
              </table:table-cell>
              <table:table-cell office:value-type="float" office:value="263.276">
                <text:p>263.276</text:p>
              </table:table-cell>
              <table:table-cell office:value-type="float" office:value="128.515">
                <text:p>128.5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3097">
                <text:p>16.3097</text:p>
              </table:table-cell>
              <table:table-cell office:value-type="float" office:value="264.155">
                <text:p>264.155</text:p>
              </table:table-cell>
              <table:table-cell office:value-type="float" office:value="128.758">
                <text:p>128.7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3395">
                <text:p>16.3395</text:p>
              </table:table-cell>
              <table:table-cell office:value-type="float" office:value="263.764">
                <text:p>263.764</text:p>
              </table:table-cell>
              <table:table-cell office:value-type="float" office:value="128.844">
                <text:p>128.8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3693">
                <text:p>16.3693</text:p>
              </table:table-cell>
              <table:table-cell office:value-type="float" office:value="262.652">
                <text:p>262.652</text:p>
              </table:table-cell>
              <table:table-cell office:value-type="float" office:value="127.514">
                <text:p>127.5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3991">
                <text:p>16.3991</text:p>
              </table:table-cell>
              <table:table-cell office:value-type="float" office:value="260.105">
                <text:p>260.105</text:p>
              </table:table-cell>
              <table:table-cell office:value-type="float" office:value="123.852">
                <text:p>123.8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4289">
                <text:p>16.4289</text:p>
              </table:table-cell>
              <table:table-cell office:value-type="float" office:value="256.86">
                <text:p>256.86</text:p>
              </table:table-cell>
              <table:table-cell office:value-type="float" office:value="120.964">
                <text:p>120.9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4587">
                <text:p>16.4587</text:p>
              </table:table-cell>
              <table:table-cell office:value-type="float" office:value="255.631">
                <text:p>255.631</text:p>
              </table:table-cell>
              <table:table-cell office:value-type="float" office:value="119.896">
                <text:p>119.8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4885">
                <text:p>16.4885</text:p>
              </table:table-cell>
              <table:table-cell office:value-type="float" office:value="254.785">
                <text:p>254.785</text:p>
              </table:table-cell>
              <table:table-cell office:value-type="float" office:value="118.619">
                <text:p>118.6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5183">
                <text:p>16.5183</text:p>
              </table:table-cell>
              <table:table-cell office:value-type="float" office:value="254.427">
                <text:p>254.427</text:p>
              </table:table-cell>
              <table:table-cell office:value-type="float" office:value="118.61">
                <text:p>118.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5481">
                <text:p>16.5481</text:p>
              </table:table-cell>
              <table:table-cell office:value-type="float" office:value="252.959">
                <text:p>252.959</text:p>
              </table:table-cell>
              <table:table-cell office:value-type="float" office:value="116.292">
                <text:p>116.2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5778">
                <text:p>16.5778</text:p>
              </table:table-cell>
              <table:table-cell office:value-type="float" office:value="250.696">
                <text:p>250.696</text:p>
              </table:table-cell>
              <table:table-cell office:value-type="float" office:value="114.728">
                <text:p>114.72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6076">
                <text:p>16.6076</text:p>
              </table:table-cell>
              <table:table-cell office:value-type="float" office:value="250.154">
                <text:p>250.154</text:p>
              </table:table-cell>
              <table:table-cell office:value-type="float" office:value="114.248">
                <text:p>114.2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6374">
                <text:p>16.6374</text:p>
              </table:table-cell>
              <table:table-cell office:value-type="float" office:value="248.552">
                <text:p>248.552</text:p>
              </table:table-cell>
              <table:table-cell office:value-type="float" office:value="111.518">
                <text:p>111.5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6672">
                <text:p>16.6672</text:p>
              </table:table-cell>
              <table:table-cell office:value-type="float" office:value="246.641">
                <text:p>246.641</text:p>
              </table:table-cell>
              <table:table-cell office:value-type="float" office:value="109.507">
                <text:p>109.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697">
                <text:p>16.697</text:p>
              </table:table-cell>
              <table:table-cell office:value-type="float" office:value="247.164">
                <text:p>247.164</text:p>
              </table:table-cell>
              <table:table-cell office:value-type="float" office:value="108.764">
                <text:p>108.7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7268">
                <text:p>16.7268</text:p>
              </table:table-cell>
              <table:table-cell office:value-type="float" office:value="248.548">
                <text:p>248.548</text:p>
              </table:table-cell>
              <table:table-cell office:value-type="float" office:value="110.006">
                <text:p>110.0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7566">
                <text:p>16.7566</text:p>
              </table:table-cell>
              <table:table-cell office:value-type="float" office:value="250.166">
                <text:p>250.166</text:p>
              </table:table-cell>
              <table:table-cell office:value-type="float" office:value="111.835">
                <text:p>111.8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7864">
                <text:p>16.7864</text:p>
              </table:table-cell>
              <table:table-cell office:value-type="float" office:value="251.861">
                <text:p>251.861</text:p>
              </table:table-cell>
              <table:table-cell office:value-type="float" office:value="113.663">
                <text:p>113.6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8162">
                <text:p>16.8162</text:p>
              </table:table-cell>
              <table:table-cell office:value-type="float" office:value="254.293">
                <text:p>254.293</text:p>
              </table:table-cell>
              <table:table-cell office:value-type="float" office:value="117.502">
                <text:p>117.5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846">
                <text:p>16.846</text:p>
              </table:table-cell>
              <table:table-cell office:value-type="float" office:value="256.667">
                <text:p>256.667</text:p>
              </table:table-cell>
              <table:table-cell office:value-type="float" office:value="121.078">
                <text:p>121.0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8758">
                <text:p>16.8758</text:p>
              </table:table-cell>
              <table:table-cell office:value-type="float" office:value="260.268">
                <text:p>260.268</text:p>
              </table:table-cell>
              <table:table-cell office:value-type="float" office:value="125.605">
                <text:p>125.6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.9056">
                <text:p>16.9056</text:p>
              </table:table-cell>
              <table:table-cell office:value-type="float" office:value="263.862">
                <text:p>263.862</text:p>
              </table:table-cell>
              <table:table-cell office:value-type="float" office:value="128.418">
                <text:p>128.4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.9354">
                <text:p>16.9354</text:p>
              </table:table-cell>
              <table:table-cell office:value-type="float" office:value="268.714">
                <text:p>268.714</text:p>
              </table:table-cell>
              <table:table-cell office:value-type="float" office:value="134.405">
                <text:p>134.4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.9652">
                <text:p>16.9652</text:p>
              </table:table-cell>
              <table:table-cell office:value-type="float" office:value="275.065">
                <text:p>275.065</text:p>
              </table:table-cell>
              <table:table-cell office:value-type="float" office:value="140.473">
                <text:p>140.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.995">
                <text:p>16.995</text:p>
              </table:table-cell>
              <table:table-cell office:value-type="float" office:value="281.376">
                <text:p>281.376</text:p>
              </table:table-cell>
              <table:table-cell office:value-type="float" office:value="146.248">
                <text:p>146.2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0248">
                <text:p>17.0248</text:p>
              </table:table-cell>
              <table:table-cell office:value-type="float" office:value="288.017">
                <text:p>288.017</text:p>
              </table:table-cell>
              <table:table-cell office:value-type="float" office:value="154.217">
                <text:p>154.21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0546">
                <text:p>17.0546</text:p>
              </table:table-cell>
              <table:table-cell office:value-type="float" office:value="294.85">
                <text:p>294.85</text:p>
              </table:table-cell>
              <table:table-cell office:value-type="float" office:value="161.824">
                <text:p>161.8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0844">
                <text:p>17.0844</text:p>
              </table:table-cell>
              <table:table-cell office:value-type="float" office:value="300.62">
                <text:p>300.62</text:p>
              </table:table-cell>
              <table:table-cell office:value-type="float" office:value="168.942">
                <text:p>168.9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1142">
                <text:p>17.1142</text:p>
              </table:table-cell>
              <table:table-cell office:value-type="float" office:value="307.079">
                <text:p>307.079</text:p>
              </table:table-cell>
              <table:table-cell office:value-type="float" office:value="176.133">
                <text:p>176.1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144">
                <text:p>17.144</text:p>
              </table:table-cell>
              <table:table-cell office:value-type="float" office:value="313.14">
                <text:p>313.14</text:p>
              </table:table-cell>
              <table:table-cell office:value-type="float" office:value="182.124">
                <text:p>182.12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1738">
                <text:p>17.1738</text:p>
              </table:table-cell>
              <table:table-cell office:value-type="float" office:value="319.866">
                <text:p>319.866</text:p>
              </table:table-cell>
              <table:table-cell office:value-type="float" office:value="189.869">
                <text:p>189.8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2036">
                <text:p>17.2036</text:p>
              </table:table-cell>
              <table:table-cell office:value-type="float" office:value="326.571">
                <text:p>326.571</text:p>
              </table:table-cell>
              <table:table-cell office:value-type="float" office:value="197.784">
                <text:p>197.7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2334">
                <text:p>17.2334</text:p>
              </table:table-cell>
              <table:table-cell office:value-type="float" office:value="334.623">
                <text:p>334.623</text:p>
              </table:table-cell>
              <table:table-cell office:value-type="float" office:value="206.871">
                <text:p>206.8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2632">
                <text:p>17.2632</text:p>
              </table:table-cell>
              <table:table-cell office:value-type="float" office:value="340.655">
                <text:p>340.655</text:p>
              </table:table-cell>
              <table:table-cell office:value-type="float" office:value="211.277">
                <text:p>211.2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293">
                <text:p>17.293</text:p>
              </table:table-cell>
              <table:table-cell office:value-type="float" office:value="341.356">
                <text:p>341.356</text:p>
              </table:table-cell>
              <table:table-cell office:value-type="float" office:value="212.721">
                <text:p>212.7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3228">
                <text:p>17.3228</text:p>
              </table:table-cell>
              <table:table-cell office:value-type="float" office:value="343.271">
                <text:p>343.271</text:p>
              </table:table-cell>
              <table:table-cell office:value-type="float" office:value="215.304">
                <text:p>215.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3526">
                <text:p>17.3526</text:p>
              </table:table-cell>
              <table:table-cell office:value-type="float" office:value="343.01">
                <text:p>343.01</text:p>
              </table:table-cell>
              <table:table-cell office:value-type="float" office:value="212.369">
                <text:p>212.3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3824">
                <text:p>17.3824</text:p>
              </table:table-cell>
              <table:table-cell office:value-type="float" office:value="343.26">
                <text:p>343.26</text:p>
              </table:table-cell>
              <table:table-cell office:value-type="float" office:value="212.522">
                <text:p>212.5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4122">
                <text:p>17.4122</text:p>
              </table:table-cell>
              <table:table-cell office:value-type="float" office:value="340.814">
                <text:p>340.814</text:p>
              </table:table-cell>
              <table:table-cell office:value-type="float" office:value="207.879">
                <text:p>207.8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442">
                <text:p>17.442</text:p>
              </table:table-cell>
              <table:table-cell office:value-type="float" office:value="336.903">
                <text:p>336.903</text:p>
              </table:table-cell>
              <table:table-cell office:value-type="float" office:value="202.66">
                <text:p>202.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4717">
                <text:p>17.4717</text:p>
              </table:table-cell>
              <table:table-cell office:value-type="float" office:value="330.926">
                <text:p>330.926</text:p>
              </table:table-cell>
              <table:table-cell office:value-type="float" office:value="194.647">
                <text:p>194.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5015">
                <text:p>17.5015</text:p>
              </table:table-cell>
              <table:table-cell office:value-type="float" office:value="320.289">
                <text:p>320.289</text:p>
              </table:table-cell>
              <table:table-cell office:value-type="float" office:value="183.462">
                <text:p>183.4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5313">
                <text:p>17.5313</text:p>
              </table:table-cell>
              <table:table-cell office:value-type="float" office:value="309.048">
                <text:p>309.048</text:p>
              </table:table-cell>
              <table:table-cell office:value-type="float" office:value="171.859">
                <text:p>171.8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5611">
                <text:p>17.5611</text:p>
              </table:table-cell>
              <table:table-cell office:value-type="float" office:value="298.677">
                <text:p>298.677</text:p>
              </table:table-cell>
              <table:table-cell office:value-type="float" office:value="161.128">
                <text:p>161.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5909">
                <text:p>17.5909</text:p>
              </table:table-cell>
              <table:table-cell office:value-type="float" office:value="289.049">
                <text:p>289.049</text:p>
              </table:table-cell>
              <table:table-cell office:value-type="float" office:value="149.372">
                <text:p>149.3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6207">
                <text:p>17.6207</text:p>
              </table:table-cell>
              <table:table-cell office:value-type="float" office:value="278.242">
                <text:p>278.242</text:p>
              </table:table-cell>
              <table:table-cell office:value-type="float" office:value="137.917">
                <text:p>137.9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6505">
                <text:p>17.6505</text:p>
              </table:table-cell>
              <table:table-cell office:value-type="float" office:value="267.507">
                <text:p>267.507</text:p>
              </table:table-cell>
              <table:table-cell office:value-type="float" office:value="128.421">
                <text:p>128.4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6803">
                <text:p>17.6803</text:p>
              </table:table-cell>
              <table:table-cell office:value-type="float" office:value="258.245">
                <text:p>258.245</text:p>
              </table:table-cell>
              <table:table-cell office:value-type="float" office:value="120.894">
                <text:p>120.89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7101">
                <text:p>17.7101</text:p>
              </table:table-cell>
              <table:table-cell office:value-type="float" office:value="247.278">
                <text:p>247.278</text:p>
              </table:table-cell>
              <table:table-cell office:value-type="float" office:value="109.561">
                <text:p>109.5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7399">
                <text:p>17.7399</text:p>
              </table:table-cell>
              <table:table-cell office:value-type="float" office:value="239.012">
                <text:p>239.012</text:p>
              </table:table-cell>
              <table:table-cell office:value-type="float" office:value="101.723">
                <text:p>101.7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7697">
                <text:p>17.7697</text:p>
              </table:table-cell>
              <table:table-cell office:value-type="float" office:value="228.195">
                <text:p>228.195</text:p>
              </table:table-cell>
              <table:table-cell office:value-type="float" office:value="92.5052">
                <text:p>92.50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7995">
                <text:p>17.7995</text:p>
              </table:table-cell>
              <table:table-cell office:value-type="float" office:value="219.912">
                <text:p>219.912</text:p>
              </table:table-cell>
              <table:table-cell office:value-type="float" office:value="84.7016">
                <text:p>84.70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8293">
                <text:p>17.8293</text:p>
              </table:table-cell>
              <table:table-cell office:value-type="float" office:value="210.63">
                <text:p>210.63</text:p>
              </table:table-cell>
              <table:table-cell office:value-type="float" office:value="77.8541">
                <text:p>77.854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8591">
                <text:p>17.8591</text:p>
              </table:table-cell>
              <table:table-cell office:value-type="float" office:value="204.015">
                <text:p>204.015</text:p>
              </table:table-cell>
              <table:table-cell office:value-type="float" office:value="73.8155">
                <text:p>73.81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.8889">
                <text:p>17.8889</text:p>
              </table:table-cell>
              <table:table-cell office:value-type="float" office:value="195.158">
                <text:p>195.158</text:p>
              </table:table-cell>
              <table:table-cell office:value-type="float" office:value="66.9025">
                <text:p>66.90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.9187">
                <text:p>17.9187</text:p>
              </table:table-cell>
              <table:table-cell office:value-type="float" office:value="188.833">
                <text:p>188.833</text:p>
              </table:table-cell>
              <table:table-cell office:value-type="float" office:value="62.0104">
                <text:p>62.010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.9485">
                <text:p>17.9485</text:p>
              </table:table-cell>
              <table:table-cell office:value-type="float" office:value="180.692">
                <text:p>180.692</text:p>
              </table:table-cell>
              <table:table-cell office:value-type="float" office:value="55.8568">
                <text:p>55.85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.9783">
                <text:p>17.9783</text:p>
              </table:table-cell>
              <table:table-cell office:value-type="float" office:value="173.511">
                <text:p>173.511</text:p>
              </table:table-cell>
              <table:table-cell office:value-type="float" office:value="52.2672">
                <text:p>52.267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0081">
                <text:p>18.0081</text:p>
              </table:table-cell>
              <table:table-cell office:value-type="float" office:value="169.599">
                <text:p>169.599</text:p>
              </table:table-cell>
              <table:table-cell office:value-type="float" office:value="51.05">
                <text:p>51.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0379">
                <text:p>18.0379</text:p>
              </table:table-cell>
              <table:table-cell office:value-type="float" office:value="163.449">
                <text:p>163.449</text:p>
              </table:table-cell>
              <table:table-cell office:value-type="float" office:value="44.8792">
                <text:p>44.879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0677">
                <text:p>18.0677</text:p>
              </table:table-cell>
              <table:table-cell office:value-type="float" office:value="159.37">
                <text:p>159.37</text:p>
              </table:table-cell>
              <table:table-cell office:value-type="float" office:value="42.9402">
                <text:p>42.940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0975">
                <text:p>18.0975</text:p>
              </table:table-cell>
              <table:table-cell office:value-type="float" office:value="153.267">
                <text:p>153.267</text:p>
              </table:table-cell>
              <table:table-cell office:value-type="float" office:value="40.2923">
                <text:p>40.29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1273">
                <text:p>18.1273</text:p>
              </table:table-cell>
              <table:table-cell office:value-type="float" office:value="148.039">
                <text:p>148.039</text:p>
              </table:table-cell>
              <table:table-cell office:value-type="float" office:value="37.4159">
                <text:p>37.41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1571">
                <text:p>18.1571</text:p>
              </table:table-cell>
              <table:table-cell office:value-type="float" office:value="141.556">
                <text:p>141.556</text:p>
              </table:table-cell>
              <table:table-cell office:value-type="float" office:value="31.9465">
                <text:p>31.94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415cm" svg:height="16.284cm" xlink:href=".." xlink:type="simple" chart:class="chart:scatter" chart:style-name="ch1">
        <chart:legend chart:legend-position="end" svg:x="23.299cm" svg:y="7.435cm" style:legend-expansion="high" chart:style-name="ch2"/>
        <chart:plot-area chart:style-name="ch3" table:cell-range-address="Sheet6.A65:Sheet6.C248" svg:x="0.508cm" svg:y="0.325cm" svg:width="22.283cm" svg:height="15.634cm">
          <chartooo:coordinate-region svg:x="1.42cm" svg:y="0.525cm" svg:width="21.184cm" svg:height="14.7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6.B65:Sheet6.B248" chart:class="chart:scatter">
            <chart:domain table:cell-range-address="Sheet6.A65:Sheet6.A248"/>
            <chart:data-point chart:repeated="184"/>
          </chart:series>
          <chart:series chart:style-name="ch7" chart:values-cell-range-address="Sheet6.C65:Sheet6.C248" chart:class="chart:scatter">
            <chart:data-point chart:repeated="18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2109">
                <text:p>13.2109</text:p>
                <draw:g>
                  <svg:desc>Sheet6.A65:Sheet6.A248</svg:desc>
                </draw:g>
              </table:table-cell>
              <table:table-cell office:value-type="float" office:value="0">
                <text:p>0</text:p>
                <draw:g>
                  <svg:desc>Sheet6.B65:Sheet6.B248</svg:desc>
                </draw:g>
              </table:table-cell>
              <table:table-cell office:value-type="float" office:value="0">
                <text:p>0</text:p>
                <draw:g>
                  <svg:desc>Sheet6.C65:Sheet6.C2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2407">
                <text:p>13.2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705">
                <text:p>13.27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3003">
                <text:p>13.30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3301">
                <text:p>13.3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3599">
                <text:p>13.3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3897">
                <text:p>13.38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.4194">
                <text:p>13.4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.4492">
                <text:p>13.4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.479">
                <text:p>13.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.5088">
                <text:p>13.50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5386">
                <text:p>13.5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.5684">
                <text:p>13.5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982">
                <text:p>13.59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.628">
                <text:p>13.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.6578">
                <text:p>13.6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.6876">
                <text:p>13.6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7174">
                <text:p>13.7174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7472">
                <text:p>13.7472</text:p>
              </table:table-cell>
              <table:table-cell office:value-type="float" office:value="0.0125">
                <text:p>0.0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777">
                <text:p>13.777</text:p>
              </table:table-cell>
              <table:table-cell office:value-type="float" office:value="0.0103627">
                <text:p>0.01036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.8068">
                <text:p>13.8068</text:p>
              </table:table-cell>
              <table:table-cell office:value-type="float" office:value="0.0089686">
                <text:p>0.0089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.8366">
                <text:p>13.8366</text:p>
              </table:table-cell>
              <table:table-cell office:value-type="float" office:value="0.01111111">
                <text:p>0.01111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.8664">
                <text:p>13.8664</text:p>
              </table:table-cell>
              <table:table-cell office:value-type="float" office:value="0.00920244">
                <text:p>0.00920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.8961">
                <text:p>13.8961</text:p>
              </table:table-cell>
              <table:table-cell office:value-type="float" office:value="0.01558441">
                <text:p>0.01558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.9259">
                <text:p>13.9259</text:p>
              </table:table-cell>
              <table:table-cell office:value-type="float" office:value="0.01354402">
                <text:p>0.013544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9557">
                <text:p>13.9557</text:p>
              </table:table-cell>
              <table:table-cell office:value-type="float" office:value="0.01181102">
                <text:p>0.01181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9855">
                <text:p>13.9855</text:p>
              </table:table-cell>
              <table:table-cell office:value-type="float" office:value="0.00991736">
                <text:p>0.00991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0153">
                <text:p>14.0153</text:p>
              </table:table-cell>
              <table:table-cell office:value-type="float" office:value="0.01004304">
                <text:p>0.01004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0451">
                <text:p>14.0451</text:p>
              </table:table-cell>
              <table:table-cell office:value-type="float" office:value="0.01747816">
                <text:p>0.01747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.0749">
                <text:p>14.0749</text:p>
              </table:table-cell>
              <table:table-cell office:value-type="float" office:value="0.02466366">
                <text:p>0.02466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.1047">
                <text:p>14.1047</text:p>
              </table:table-cell>
              <table:table-cell office:value-type="float" office:value="0.022862826">
                <text:p>0.0228628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.1345">
                <text:p>14.1345</text:p>
              </table:table-cell>
              <table:table-cell office:value-type="float" office:value="0.02345787">
                <text:p>0.02345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1643">
                <text:p>14.1643</text:p>
              </table:table-cell>
              <table:table-cell office:value-type="float" office:value="0.02215191">
                <text:p>0.02215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.1941">
                <text:p>14.1941</text:p>
              </table:table-cell>
              <table:table-cell office:value-type="float" office:value="0.023943675">
                <text:p>0.023943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.2239">
                <text:p>14.2239</text:p>
              </table:table-cell>
              <table:table-cell office:value-type="float" office:value="0.02848103">
                <text:p>0.02848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.2537">
                <text:p>14.2537</text:p>
              </table:table-cell>
              <table:table-cell office:value-type="float" office:value="0.03083188">
                <text:p>0.030831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.2835">
                <text:p>14.2835</text:p>
              </table:table-cell>
              <table:table-cell office:value-type="float" office:value="0.0273605">
                <text:p>0.02736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3133">
                <text:p>14.3133</text:p>
              </table:table-cell>
              <table:table-cell office:value-type="float" office:value="0.02923686">
                <text:p>0.029236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3431">
                <text:p>14.3431</text:p>
              </table:table-cell>
              <table:table-cell office:value-type="float" office:value="0.03242241">
                <text:p>0.03242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3728">
                <text:p>14.3728</text:p>
              </table:table-cell>
              <table:table-cell office:value-type="float" office:value="0.041136556">
                <text:p>0.0411365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.4026">
                <text:p>14.4026</text:p>
              </table:table-cell>
              <table:table-cell office:value-type="float" office:value="0.04518192">
                <text:p>0.04518192</text:p>
              </table:table-cell>
              <table:table-cell office:value-type="float" office:value="0.00039984">
                <text:p>0.000399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4324">
                <text:p>14.4324</text:p>
              </table:table-cell>
              <table:table-cell office:value-type="float" office:value="0.046025073">
                <text:p>0.046025073</text:p>
              </table:table-cell>
              <table:table-cell office:value-type="float" office:value="0.001901863">
                <text:p>0.0019018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4622">
                <text:p>14.4622</text:p>
              </table:table-cell>
              <table:table-cell office:value-type="float" office:value="0.05237259">
                <text:p>0.05237259</text:p>
              </table:table-cell>
              <table:table-cell office:value-type="float" office:value="0.00456942">
                <text:p>0.004569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492">
                <text:p>14.492</text:p>
              </table:table-cell>
              <table:table-cell office:value-type="float" office:value="0.063016521">
                <text:p>0.063016521</text:p>
              </table:table-cell>
              <table:table-cell office:value-type="float" office:value="0.005509641">
                <text:p>0.0055096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5218">
                <text:p>14.5218</text:p>
              </table:table-cell>
              <table:table-cell office:value-type="float" office:value="0.061969994">
                <text:p>0.061969994</text:p>
              </table:table-cell>
              <table:table-cell office:value-type="float" office:value="0.008480104">
                <text:p>0.0084801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516">
                <text:p>14.5516</text:p>
              </table:table-cell>
              <table:table-cell office:value-type="float" office:value="0.066792104">
                <text:p>0.066792104</text:p>
              </table:table-cell>
              <table:table-cell office:value-type="float" office:value="0.012543124">
                <text:p>0.0125431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5814">
                <text:p>14.5814</text:p>
              </table:table-cell>
              <table:table-cell office:value-type="float" office:value="0.072941882">
                <text:p>0.072941882</text:p>
              </table:table-cell>
              <table:table-cell office:value-type="float" office:value="0.015133162">
                <text:p>0.0151331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6112">
                <text:p>14.6112</text:p>
              </table:table-cell>
              <table:table-cell office:value-type="float" office:value="0.078978276">
                <text:p>0.078978276</text:p>
              </table:table-cell>
              <table:table-cell office:value-type="float" office:value="0.016735176">
                <text:p>0.0167351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641">
                <text:p>14.641</text:p>
              </table:table-cell>
              <table:table-cell office:value-type="float" office:value="0.083333314">
                <text:p>0.083333314</text:p>
              </table:table-cell>
              <table:table-cell office:value-type="float" office:value="0.022831044">
                <text:p>0.0228310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6708">
                <text:p>14.6708</text:p>
              </table:table-cell>
              <table:table-cell office:value-type="float" office:value="0.091086342">
                <text:p>0.091086342</text:p>
              </table:table-cell>
              <table:table-cell office:value-type="float" office:value="0.027019502">
                <text:p>0.0270195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.7006">
                <text:p>14.7006</text:p>
              </table:table-cell>
              <table:table-cell office:value-type="float" office:value="0.098675297">
                <text:p>0.098675297</text:p>
              </table:table-cell>
              <table:table-cell office:value-type="float" office:value="0.030548787">
                <text:p>0.0305487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.7304">
                <text:p>14.7304</text:p>
              </table:table-cell>
              <table:table-cell office:value-type="float" office:value="0.10474416">
                <text:p>0.10474416</text:p>
              </table:table-cell>
              <table:table-cell office:value-type="float" office:value="0.03278252">
                <text:p>0.032782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.7602">
                <text:p>14.7602</text:p>
              </table:table-cell>
              <table:table-cell office:value-type="float" office:value="0.104678199">
                <text:p>0.104678199</text:p>
              </table:table-cell>
              <table:table-cell office:value-type="float" office:value="0.032825019">
                <text:p>0.0328250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.79">
                <text:p>14.79</text:p>
              </table:table-cell>
              <table:table-cell office:value-type="float" office:value="0.11102628">
                <text:p>0.11102628</text:p>
              </table:table-cell>
              <table:table-cell office:value-type="float" office:value="0.03641456">
                <text:p>0.036414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.8198">
                <text:p>14.8198</text:p>
              </table:table-cell>
              <table:table-cell office:value-type="float" office:value="0.118163608">
                <text:p>0.118163608</text:p>
              </table:table-cell>
              <table:table-cell office:value-type="float" office:value="0.039136968">
                <text:p>0.0391369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.8496">
                <text:p>14.8496</text:p>
              </table:table-cell>
              <table:table-cell office:value-type="float" office:value="0.115029194">
                <text:p>0.115029194</text:p>
              </table:table-cell>
              <table:table-cell office:value-type="float" office:value="0.039883264">
                <text:p>0.0398832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.8793">
                <text:p>14.8793</text:p>
              </table:table-cell>
              <table:table-cell office:value-type="float" office:value="0.117016283">
                <text:p>0.117016283</text:p>
              </table:table-cell>
              <table:table-cell office:value-type="float" office:value="0.045519543">
                <text:p>0.0455195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.9091">
                <text:p>14.9091</text:p>
              </table:table-cell>
              <table:table-cell office:value-type="float" office:value="0.110982376">
                <text:p>0.110982376</text:p>
              </table:table-cell>
              <table:table-cell office:value-type="float" office:value="0.0444856360000001">
                <text:p>0.04448563600000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.9389">
                <text:p>14.9389</text:p>
              </table:table-cell>
              <table:table-cell office:value-type="float" office:value="0.105298893">
                <text:p>0.105298893</text:p>
              </table:table-cell>
              <table:table-cell office:value-type="float" office:value="0.046648553">
                <text:p>0.0466485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.9687">
                <text:p>14.9687</text:p>
              </table:table-cell>
              <table:table-cell office:value-type="float" office:value="0.101513796">
                <text:p>0.101513796</text:p>
              </table:table-cell>
              <table:table-cell office:value-type="float" office:value="0.046749776">
                <text:p>0.0467497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.9985">
                <text:p>14.9985</text:p>
              </table:table-cell>
              <table:table-cell office:value-type="float" office:value="0.100478452">
                <text:p>0.100478452</text:p>
              </table:table-cell>
              <table:table-cell office:value-type="float" office:value="0.042409742">
                <text:p>0.042409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.0283">
                <text:p>15.0283</text:p>
              </table:table-cell>
              <table:table-cell office:value-type="float" office:value="0.0996357130000001">
                <text:p>0.0996357130000001</text:p>
              </table:table-cell>
              <table:table-cell office:value-type="float" office:value="0.043282613">
                <text:p>0.043282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.0581">
                <text:p>15.0581</text:p>
              </table:table-cell>
              <table:table-cell office:value-type="float" office:value="0.0947500599999999">
                <text:p>0.0947500599999999</text:p>
              </table:table-cell>
              <table:table-cell office:value-type="float" office:value="0.04015897">
                <text:p>0.0401589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.0879">
                <text:p>15.0879</text:p>
              </table:table-cell>
              <table:table-cell office:value-type="float" office:value="0.092520094">
                <text:p>0.092520094</text:p>
              </table:table-cell>
              <table:table-cell office:value-type="float" office:value="0.039357094">
                <text:p>0.0393570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1177">
                <text:p>15.1177</text:p>
              </table:table-cell>
              <table:table-cell office:value-type="float" office:value="0.0906115910000001">
                <text:p>0.0906115910000001</text:p>
              </table:table-cell>
              <table:table-cell office:value-type="float" office:value="0.037635521">
                <text:p>0.03763552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.1475">
                <text:p>15.1475</text:p>
              </table:table-cell>
              <table:table-cell office:value-type="float" office:value="0.0886868449999999">
                <text:p>0.0886868449999999</text:p>
              </table:table-cell>
              <table:table-cell office:value-type="float" office:value="0.035151485">
                <text:p>0.0351514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.1773">
                <text:p>15.1773</text:p>
              </table:table-cell>
              <table:table-cell office:value-type="float" office:value="0.0871302520000001">
                <text:p>0.0871302520000001</text:p>
              </table:table-cell>
              <table:table-cell office:value-type="float" office:value="0.032973602">
                <text:p>0.0329736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.2071">
                <text:p>15.2071</text:p>
              </table:table-cell>
              <table:table-cell office:value-type="float" office:value="0.083416501">
                <text:p>0.083416501</text:p>
              </table:table-cell>
              <table:table-cell office:value-type="float" office:value="0.034723631">
                <text:p>0.0347236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.2369">
                <text:p>15.2369</text:p>
              </table:table-cell>
              <table:table-cell office:value-type="float" office:value="0.0829703289999999">
                <text:p>0.0829703289999999</text:p>
              </table:table-cell>
              <table:table-cell office:value-type="float" office:value="0.032475269">
                <text:p>0.0324752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.2667">
                <text:p>15.2667</text:p>
              </table:table-cell>
              <table:table-cell office:value-type="float" office:value="0.0852407100000001">
                <text:p>0.0852407100000001</text:p>
              </table:table-cell>
              <table:table-cell office:value-type="float" office:value="0.03196526">
                <text:p>0.031965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.2965">
                <text:p>15.2965</text:p>
              </table:table-cell>
              <table:table-cell office:value-type="float" office:value="0.084154511">
                <text:p>0.084154511</text:p>
              </table:table-cell>
              <table:table-cell office:value-type="float" office:value="0.028774141">
                <text:p>0.028774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.3263">
                <text:p>15.3263</text:p>
              </table:table-cell>
              <table:table-cell office:value-type="float" office:value="0.0803252759999999">
                <text:p>0.0803252759999999</text:p>
              </table:table-cell>
              <table:table-cell office:value-type="float" office:value="0.027370096">
                <text:p>0.0273700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.356">
                <text:p>15.356</text:p>
              </table:table-cell>
              <table:table-cell office:value-type="float" office:value="0.081506609">
                <text:p>0.081506609</text:p>
              </table:table-cell>
              <table:table-cell office:value-type="float" office:value="0.028895989">
                <text:p>0.0288959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3858">
                <text:p>15.3858</text:p>
              </table:table-cell>
              <table:table-cell office:value-type="float" office:value="0.081927708">
                <text:p>0.081927708</text:p>
              </table:table-cell>
              <table:table-cell office:value-type="float" office:value="0.029317278">
                <text:p>0.0293172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.4156">
                <text:p>15.4156</text:p>
              </table:table-cell>
              <table:table-cell office:value-type="float" office:value="0.0790688429999999">
                <text:p>0.0790688429999999</text:p>
              </table:table-cell>
              <table:table-cell office:value-type="float" office:value="0.029299633">
                <text:p>0.0292996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4454">
                <text:p>15.4454</text:p>
              </table:table-cell>
              <table:table-cell office:value-type="float" office:value="0.079534044">
                <text:p>0.079534044</text:p>
              </table:table-cell>
              <table:table-cell office:value-type="float" office:value="0.026712194">
                <text:p>0.0267121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752">
                <text:p>15.4752</text:p>
              </table:table-cell>
              <table:table-cell office:value-type="float" office:value="0.081042854">
                <text:p>0.081042854</text:p>
              </table:table-cell>
              <table:table-cell office:value-type="float" office:value="0.027890054">
                <text:p>0.0278900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505">
                <text:p>15.505</text:p>
              </table:table-cell>
              <table:table-cell office:value-type="float" office:value="0.0803335060000001">
                <text:p>0.0803335060000001</text:p>
              </table:table-cell>
              <table:table-cell office:value-type="float" office:value="0.028065886">
                <text:p>0.028065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5348">
                <text:p>15.5348</text:p>
              </table:table-cell>
              <table:table-cell office:value-type="float" office:value="0.083556798">
                <text:p>0.083556798</text:p>
              </table:table-cell>
              <table:table-cell office:value-type="float" office:value="0.029502798">
                <text:p>0.0295027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5646">
                <text:p>15.5646</text:p>
              </table:table-cell>
              <table:table-cell office:value-type="float" office:value="0.081176214">
                <text:p>0.081176214</text:p>
              </table:table-cell>
              <table:table-cell office:value-type="float" office:value="0.028784424">
                <text:p>0.0287844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.5944">
                <text:p>15.5944</text:p>
              </table:table-cell>
              <table:table-cell office:value-type="float" office:value="0.082673848">
                <text:p>0.082673848</text:p>
              </table:table-cell>
              <table:table-cell office:value-type="float" office:value="0.028113278">
                <text:p>0.0281132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.6242">
                <text:p>15.6242</text:p>
              </table:table-cell>
              <table:table-cell office:value-type="float" office:value="0.0825323300000001">
                <text:p>0.0825323300000001</text:p>
              </table:table-cell>
              <table:table-cell office:value-type="float" office:value="0.02862514">
                <text:p>0.028625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.654">
                <text:p>15.654</text:p>
              </table:table-cell>
              <table:table-cell office:value-type="float" office:value="0.086283716">
                <text:p>0.086283716</text:p>
              </table:table-cell>
              <table:table-cell office:value-type="float" office:value="0.028619876">
                <text:p>0.02861987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6838">
                <text:p>15.6838</text:p>
              </table:table-cell>
              <table:table-cell office:value-type="float" office:value="0.0912045400000001">
                <text:p>0.0912045400000001</text:p>
              </table:table-cell>
              <table:table-cell office:value-type="float" office:value="0.03271232">
                <text:p>0.032712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5.7136">
                <text:p>15.7136</text:p>
              </table:table-cell>
              <table:table-cell office:value-type="float" office:value="0.093470124">
                <text:p>0.093470124</text:p>
              </table:table-cell>
              <table:table-cell office:value-type="float" office:value="0.033413404">
                <text:p>0.0334134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5.7434">
                <text:p>15.7434</text:p>
              </table:table-cell>
              <table:table-cell office:value-type="float" office:value="0.0905742199999999">
                <text:p>0.0905742199999999</text:p>
              </table:table-cell>
              <table:table-cell office:value-type="float" office:value="0.03141928">
                <text:p>0.031419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.7732">
                <text:p>15.7732</text:p>
              </table:table-cell>
              <table:table-cell office:value-type="float" office:value="0.093949354">
                <text:p>0.093949354</text:p>
              </table:table-cell>
              <table:table-cell office:value-type="float" office:value="0.031243114">
                <text:p>0.0312431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.803">
                <text:p>15.803</text:p>
              </table:table-cell>
              <table:table-cell office:value-type="float" office:value="0.094922706">
                <text:p>0.094922706</text:p>
              </table:table-cell>
              <table:table-cell office:value-type="float" office:value="0.033112556">
                <text:p>0.03311255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.8327">
                <text:p>15.8327</text:p>
              </table:table-cell>
              <table:table-cell office:value-type="float" office:value="0.091487485">
                <text:p>0.091487485</text:p>
              </table:table-cell>
              <table:table-cell office:value-type="float" office:value="0.032250985">
                <text:p>0.0322509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8625">
                <text:p>15.8625</text:p>
              </table:table-cell>
              <table:table-cell office:value-type="float" office:value="0.092849298">
                <text:p>0.092849298</text:p>
              </table:table-cell>
              <table:table-cell office:value-type="float" office:value="0.033883378">
                <text:p>0.03388337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.8923">
                <text:p>15.8923</text:p>
              </table:table-cell>
              <table:table-cell office:value-type="float" office:value="0.0954818060000001">
                <text:p>0.0954818060000001</text:p>
              </table:table-cell>
              <table:table-cell office:value-type="float" office:value="0.035388356">
                <text:p>0.035388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.9221">
                <text:p>15.9221</text:p>
              </table:table-cell>
              <table:table-cell office:value-type="float" office:value="0.095621162">
                <text:p>0.095621162</text:p>
              </table:table-cell>
              <table:table-cell office:value-type="float" office:value="0.035522822">
                <text:p>0.0355228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.9519">
                <text:p>15.9519</text:p>
              </table:table-cell>
              <table:table-cell office:value-type="float" office:value="0.097358988">
                <text:p>0.097358988</text:p>
              </table:table-cell>
              <table:table-cell office:value-type="float" office:value="0.036705468">
                <text:p>0.036705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.9817">
                <text:p>15.9817</text:p>
              </table:table-cell>
              <table:table-cell office:value-type="float" office:value="0.0990522930000001">
                <text:p>0.0990522930000001</text:p>
              </table:table-cell>
              <table:table-cell office:value-type="float" office:value="0.037454873">
                <text:p>0.03745487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0115">
                <text:p>16.0115</text:p>
              </table:table-cell>
              <table:table-cell office:value-type="float" office:value="0.0960718190000001">
                <text:p>0.0960718190000001</text:p>
              </table:table-cell>
              <table:table-cell office:value-type="float" office:value="0.037261499">
                <text:p>0.0372614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.0413">
                <text:p>16.0413</text:p>
              </table:table-cell>
              <table:table-cell office:value-type="float" office:value="0.0949381260000001">
                <text:p>0.0949381260000001</text:p>
              </table:table-cell>
              <table:table-cell office:value-type="float" office:value="0.036895386">
                <text:p>0.0368953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0711">
                <text:p>16.0711</text:p>
              </table:table-cell>
              <table:table-cell office:value-type="float" office:value="0.095451505">
                <text:p>0.095451505</text:p>
              </table:table-cell>
              <table:table-cell office:value-type="float" office:value="0.036522525">
                <text:p>0.0365225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.1009">
                <text:p>16.1009</text:p>
              </table:table-cell>
              <table:table-cell office:value-type="float" office:value="0.0956755729999999">
                <text:p>0.0956755729999999</text:p>
              </table:table-cell>
              <table:table-cell office:value-type="float" office:value="0.034730013">
                <text:p>0.0347300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.1307">
                <text:p>16.1307</text:p>
              </table:table-cell>
              <table:table-cell office:value-type="float" office:value="0.09121098">
                <text:p>0.09121098</text:p>
              </table:table-cell>
              <table:table-cell office:value-type="float" office:value="0.03276512">
                <text:p>0.032765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.1605">
                <text:p>16.1605</text:p>
              </table:table-cell>
              <table:table-cell office:value-type="float" office:value="0.0897832929999999">
                <text:p>0.0897832929999999</text:p>
              </table:table-cell>
              <table:table-cell office:value-type="float" office:value="0.031623193">
                <text:p>0.0316231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.1903">
                <text:p>16.1903</text:p>
              </table:table-cell>
              <table:table-cell office:value-type="float" office:value="0.088125145">
                <text:p>0.088125145</text:p>
              </table:table-cell>
              <table:table-cell office:value-type="float" office:value="0.031284425">
                <text:p>0.0312844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.2201">
                <text:p>16.2201</text:p>
              </table:table-cell>
              <table:table-cell office:value-type="float" office:value="0.091727012">
                <text:p>0.091727012</text:p>
              </table:table-cell>
              <table:table-cell office:value-type="float" office:value="0.030941412">
                <text:p>0.0309414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.2499">
                <text:p>16.2499</text:p>
              </table:table-cell>
              <table:table-cell office:value-type="float" office:value="0.0924369469999999">
                <text:p>0.0924369469999999</text:p>
              </table:table-cell>
              <table:table-cell office:value-type="float" office:value="0.031180897">
                <text:p>0.0311808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2797">
                <text:p>16.2797</text:p>
              </table:table-cell>
              <table:table-cell office:value-type="float" office:value="0.0913884039999999">
                <text:p>0.0913884039999999</text:p>
              </table:table-cell>
              <table:table-cell office:value-type="float" office:value="0.030975414">
                <text:p>0.03097541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.3094">
                <text:p>16.3094</text:p>
              </table:table-cell>
              <table:table-cell office:value-type="float" office:value="0.0888157570000001">
                <text:p>0.0888157570000001</text:p>
              </table:table-cell>
              <table:table-cell office:value-type="float" office:value="0.028947377">
                <text:p>0.0289473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.3392">
                <text:p>16.3392</text:p>
              </table:table-cell>
              <table:table-cell office:value-type="float" office:value="0.088306496">
                <text:p>0.088306496</text:p>
              </table:table-cell>
              <table:table-cell office:value-type="float" office:value="0.027747176">
                <text:p>0.02774717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.369">
                <text:p>16.369</text:p>
              </table:table-cell>
              <table:table-cell office:value-type="float" office:value="0.086823036">
                <text:p>0.086823036</text:p>
              </table:table-cell>
              <table:table-cell office:value-type="float" office:value="0.029160256">
                <text:p>0.0291602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.3988">
                <text:p>16.3988</text:p>
              </table:table-cell>
              <table:table-cell office:value-type="float" office:value="0.0868616600000001">
                <text:p>0.0868616600000001</text:p>
              </table:table-cell>
              <table:table-cell office:value-type="float" office:value="0.02706243">
                <text:p>0.0270624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.4286">
                <text:p>16.4286</text:p>
              </table:table-cell>
              <table:table-cell office:value-type="float" office:value="0.08531831">
                <text:p>0.08531831</text:p>
              </table:table-cell>
              <table:table-cell office:value-type="float" office:value="0.02815072">
                <text:p>0.028150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.4584">
                <text:p>16.4584</text:p>
              </table:table-cell>
              <table:table-cell office:value-type="float" office:value="0.080738669">
                <text:p>0.080738669</text:p>
              </table:table-cell>
              <table:table-cell office:value-type="float" office:value="0.027700219">
                <text:p>0.0277002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.4882">
                <text:p>16.4882</text:p>
              </table:table-cell>
              <table:table-cell office:value-type="float" office:value="0.080340088">
                <text:p>0.080340088</text:p>
              </table:table-cell>
              <table:table-cell office:value-type="float" office:value="0.026142418">
                <text:p>0.0261424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.518">
                <text:p>16.518</text:p>
              </table:table-cell>
              <table:table-cell office:value-type="float" office:value="0.081390404">
                <text:p>0.081390404</text:p>
              </table:table-cell>
              <table:table-cell office:value-type="float" office:value="0.026706224">
                <text:p>0.0267062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.5478">
                <text:p>16.5478</text:p>
              </table:table-cell>
              <table:table-cell office:value-type="float" office:value="0.084397868">
                <text:p>0.084397868</text:p>
              </table:table-cell>
              <table:table-cell office:value-type="float" office:value="0.026596838">
                <text:p>0.026596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.5776">
                <text:p>16.5776</text:p>
              </table:table-cell>
              <table:table-cell office:value-type="float" office:value="0.082834112">
                <text:p>0.082834112</text:p>
              </table:table-cell>
              <table:table-cell office:value-type="float" office:value="0.027680222">
                <text:p>0.027680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6074">
                <text:p>16.6074</text:p>
              </table:table-cell>
              <table:table-cell office:value-type="float" office:value="0.0844063089999999">
                <text:p>0.0844063089999999</text:p>
              </table:table-cell>
              <table:table-cell office:value-type="float" office:value="0.029225439">
                <text:p>0.0292254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.6372">
                <text:p>16.6372</text:p>
              </table:table-cell>
              <table:table-cell office:value-type="float" office:value="0.082776756">
                <text:p>0.082776756</text:p>
              </table:table-cell>
              <table:table-cell office:value-type="float" office:value="0.029751066">
                <text:p>0.02975106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.667">
                <text:p>16.667</text:p>
              </table:table-cell>
              <table:table-cell office:value-type="float" office:value="0.0807391420000001">
                <text:p>0.0807391420000001</text:p>
              </table:table-cell>
              <table:table-cell office:value-type="float" office:value="0.028519802">
                <text:p>0.0285198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6968">
                <text:p>16.6968</text:p>
              </table:table-cell>
              <table:table-cell office:value-type="float" office:value="0.08343332">
                <text:p>0.08343332</text:p>
              </table:table-cell>
              <table:table-cell office:value-type="float" office:value="0.02941176">
                <text:p>0.029411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.7266">
                <text:p>16.7266</text:p>
              </table:table-cell>
              <table:table-cell office:value-type="float" office:value="0.0810273120000001">
                <text:p>0.0810273120000001</text:p>
              </table:table-cell>
              <table:table-cell office:value-type="float" office:value="0.029862642">
                <text:p>0.0298626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.7564">
                <text:p>16.7564</text:p>
              </table:table-cell>
              <table:table-cell office:value-type="float" office:value="0.0812524699999999">
                <text:p>0.0812524699999999</text:p>
              </table:table-cell>
              <table:table-cell office:value-type="float" office:value="0.03091558">
                <text:p>0.030915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.7861">
                <text:p>16.7861</text:p>
              </table:table-cell>
              <table:table-cell office:value-type="float" office:value="0.0800000159999999">
                <text:p>0.0800000159999999</text:p>
              </table:table-cell>
              <table:table-cell office:value-type="float" office:value="0.032277246">
                <text:p>0.032277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.8159">
                <text:p>16.8159</text:p>
              </table:table-cell>
              <table:table-cell office:value-type="float" office:value="0.081118626">
                <text:p>0.081118626</text:p>
              </table:table-cell>
              <table:table-cell office:value-type="float" office:value="0.032923446">
                <text:p>0.0329234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.8457">
                <text:p>16.8457</text:p>
              </table:table-cell>
              <table:table-cell office:value-type="float" office:value="0.0862994630000001">
                <text:p>0.0862994630000001</text:p>
              </table:table-cell>
              <table:table-cell office:value-type="float" office:value="0.033207393">
                <text:p>0.0332073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.8755">
                <text:p>16.8755</text:p>
              </table:table-cell>
              <table:table-cell office:value-type="float" office:value="0.0868618710000001">
                <text:p>0.0868618710000001</text:p>
              </table:table-cell>
              <table:table-cell office:value-type="float" office:value="0.033438851">
                <text:p>0.0334388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.9053">
                <text:p>16.9053</text:p>
              </table:table-cell>
              <table:table-cell office:value-type="float" office:value="0.0840103260000001">
                <text:p>0.0840103260000001</text:p>
              </table:table-cell>
              <table:table-cell office:value-type="float" office:value="0.033485256">
                <text:p>0.0334852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.9351">
                <text:p>16.9351</text:p>
              </table:table-cell>
              <table:table-cell office:value-type="float" office:value="0.090525891">
                <text:p>0.090525891</text:p>
              </table:table-cell>
              <table:table-cell office:value-type="float" office:value="0.034323561">
                <text:p>0.0343235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.9649">
                <text:p>16.9649</text:p>
              </table:table-cell>
              <table:table-cell office:value-type="float" office:value="0.0941703920000001">
                <text:p>0.0941703920000001</text:p>
              </table:table-cell>
              <table:table-cell office:value-type="float" office:value="0.037912752">
                <text:p>0.0379127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.9947">
                <text:p>16.9947</text:p>
              </table:table-cell>
              <table:table-cell office:value-type="float" office:value="0.0990693149999999">
                <text:p>0.0990693149999999</text:p>
              </table:table-cell>
              <table:table-cell office:value-type="float" office:value="0.040330925">
                <text:p>0.0403309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0245">
                <text:p>17.0245</text:p>
              </table:table-cell>
              <table:table-cell office:value-type="float" office:value="0.101412625">
                <text:p>0.101412625</text:p>
              </table:table-cell>
              <table:table-cell office:value-type="float" office:value="0.041745745">
                <text:p>0.0417457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7.0543">
                <text:p>17.0543</text:p>
              </table:table-cell>
              <table:table-cell office:value-type="float" office:value="0.103079542">
                <text:p>0.103079542</text:p>
              </table:table-cell>
              <table:table-cell office:value-type="float" office:value="0.041274602">
                <text:p>0.0412746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.0841">
                <text:p>17.0841</text:p>
              </table:table-cell>
              <table:table-cell office:value-type="float" office:value="0.104679053">
                <text:p>0.104679053</text:p>
              </table:table-cell>
              <table:table-cell office:value-type="float" office:value="0.038302503">
                <text:p>0.0383025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.1139">
                <text:p>17.1139</text:p>
              </table:table-cell>
              <table:table-cell office:value-type="float" office:value="0.107753829">
                <text:p>0.107753829</text:p>
              </table:table-cell>
              <table:table-cell office:value-type="float" office:value="0.038880259">
                <text:p>0.0388802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7.1437">
                <text:p>17.1437</text:p>
              </table:table-cell>
              <table:table-cell office:value-type="float" office:value="0.106973598">
                <text:p>0.106973598</text:p>
              </table:table-cell>
              <table:table-cell office:value-type="float" office:value="0.039268768">
                <text:p>0.0392687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7.1735">
                <text:p>17.1735</text:p>
              </table:table-cell>
              <table:table-cell office:value-type="float" office:value="0.106970329">
                <text:p>0.106970329</text:p>
              </table:table-cell>
              <table:table-cell office:value-type="float" office:value="0.041637919">
                <text:p>0.0416379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.2033">
                <text:p>17.2033</text:p>
              </table:table-cell>
              <table:table-cell office:value-type="float" office:value="0.10829378">
                <text:p>0.10829378</text:p>
              </table:table-cell>
              <table:table-cell office:value-type="float" office:value="0.04241706">
                <text:p>0.042417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7.2331">
                <text:p>17.2331</text:p>
              </table:table-cell>
              <table:table-cell office:value-type="float" office:value="0.112436141">
                <text:p>0.112436141</text:p>
              </table:table-cell>
              <table:table-cell office:value-type="float" office:value="0.040885891">
                <text:p>0.0408858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7.2628">
                <text:p>17.2628</text:p>
              </table:table-cell>
              <table:table-cell office:value-type="float" office:value="0.113350081">
                <text:p>0.113350081</text:p>
              </table:table-cell>
              <table:table-cell office:value-type="float" office:value="0.040050381">
                <text:p>0.0400503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.2926">
                <text:p>17.2926</text:p>
              </table:table-cell>
              <table:table-cell office:value-type="float" office:value="0.112255448">
                <text:p>0.112255448</text:p>
              </table:table-cell>
              <table:table-cell office:value-type="float" office:value="0.036560248">
                <text:p>0.0365602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.3224">
                <text:p>17.3224</text:p>
              </table:table-cell>
              <table:table-cell office:value-type="float" office:value="0.10889008">
                <text:p>0.10889008</text:p>
              </table:table-cell>
              <table:table-cell office:value-type="float" office:value="0.03603368">
                <text:p>0.036033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.3522">
                <text:p>17.3522</text:p>
              </table:table-cell>
              <table:table-cell office:value-type="float" office:value="0.101897036">
                <text:p>0.101897036</text:p>
              </table:table-cell>
              <table:table-cell office:value-type="float" office:value="0.033333346">
                <text:p>0.0333333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.382">
                <text:p>17.382</text:p>
              </table:table-cell>
              <table:table-cell office:value-type="float" office:value="0.106056306">
                <text:p>0.106056306</text:p>
              </table:table-cell>
              <table:table-cell office:value-type="float" office:value="0.029584126">
                <text:p>0.0295841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7.4118">
                <text:p>17.4118</text:p>
              </table:table-cell>
              <table:table-cell office:value-type="float" office:value="0.096236721">
                <text:p>0.096236721</text:p>
              </table:table-cell>
              <table:table-cell office:value-type="float" office:value="0.027578291">
                <text:p>0.027578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4416">
                <text:p>17.4416</text:p>
              </table:table-cell>
              <table:table-cell office:value-type="float" office:value="0.089123414">
                <text:p>0.089123414</text:p>
              </table:table-cell>
              <table:table-cell office:value-type="float" office:value="0.023160354">
                <text:p>0.0231603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4714">
                <text:p>17.4714</text:p>
              </table:table-cell>
              <table:table-cell office:value-type="float" office:value="0.083937197">
                <text:p>0.083937197</text:p>
              </table:table-cell>
              <table:table-cell office:value-type="float" office:value="0.016606277">
                <text:p>0.0166062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012">
                <text:p>17.5012</text:p>
              </table:table-cell>
              <table:table-cell office:value-type="float" office:value="0.077183266">
                <text:p>0.077183266</text:p>
              </table:table-cell>
              <table:table-cell office:value-type="float" office:value="0.014452636">
                <text:p>0.01445263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.531">
                <text:p>17.531</text:p>
              </table:table-cell>
              <table:table-cell office:value-type="float" office:value="0.068593209">
                <text:p>0.068593209</text:p>
              </table:table-cell>
              <table:table-cell office:value-type="float" office:value="0.009844399">
                <text:p>0.0098443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.5608">
                <text:p>17.5608</text:p>
              </table:table-cell>
              <table:table-cell office:value-type="float" office:value="0.062868354">
                <text:p>0.062868354</text:p>
              </table:table-cell>
              <table:table-cell office:value-type="float" office:value="0.009495734">
                <text:p>0.0094957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.5906">
                <text:p>17.5906</text:p>
              </table:table-cell>
              <table:table-cell office:value-type="float" office:value="0.056071551">
                <text:p>0.056071551</text:p>
              </table:table-cell>
              <table:table-cell office:value-type="float" office:value="0.006879941">
                <text:p>0.0068799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.6204">
                <text:p>17.6204</text:p>
              </table:table-cell>
              <table:table-cell office:value-type="float" office:value="0.04903367">
                <text:p>0.04903367</text:p>
              </table:table-cell>
              <table:table-cell office:value-type="float" office:value="0.00393701">
                <text:p>0.003937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.6502">
                <text:p>17.6502</text:p>
              </table:table-cell>
              <table:table-cell office:value-type="float" office:value="0.042680642">
                <text:p>0.042680642</text:p>
              </table:table-cell>
              <table:table-cell office:value-type="float" office:value="0.001871962">
                <text:p>0.0018719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.68">
                <text:p>17.68</text:p>
              </table:table-cell>
              <table:table-cell office:value-type="float" office:value="0.040653645">
                <text:p>0.040653645</text:p>
              </table:table-cell>
              <table:table-cell office:value-type="float" office:value="0.001195695">
                <text:p>0.001195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.7098">
                <text:p>17.7098</text:p>
              </table:table-cell>
              <table:table-cell office:value-type="float" office:value="0.036942685">
                <text:p>0.036942685</text:p>
              </table:table-cell>
              <table:table-cell office:value-type="float" office:value="0.000849257">
                <text:p>0.0008492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7396">
                <text:p>17.7396</text:p>
              </table:table-cell>
              <table:table-cell office:value-type="float" office:value="0.030825035">
                <text:p>0.030825035</text:p>
              </table:table-cell>
              <table:table-cell office:value-type="float" office:value="0.000453309">
                <text:p>0.00045330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.7693">
                <text:p>17.7693</text:p>
              </table:table-cell>
              <table:table-cell office:value-type="float" office:value="0.028794532">
                <text:p>0.0287945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.7991">
                <text:p>17.7991</text:p>
              </table:table-cell>
              <table:table-cell office:value-type="float" office:value="0.02792411">
                <text:p>0.02792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.8289">
                <text:p>17.8289</text:p>
              </table:table-cell>
              <table:table-cell office:value-type="float" office:value="0.02671312">
                <text:p>0.02671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.8587">
                <text:p>17.8587</text:p>
              </table:table-cell>
              <table:table-cell office:value-type="float" office:value="0.02541296">
                <text:p>0.025412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8885">
                <text:p>17.8885</text:p>
              </table:table-cell>
              <table:table-cell office:value-type="float" office:value="0.02425106">
                <text:p>0.02425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9183">
                <text:p>17.9183</text:p>
              </table:table-cell>
              <table:table-cell office:value-type="float" office:value="0.020984676">
                <text:p>0.020984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9481">
                <text:p>17.9481</text:p>
              </table:table-cell>
              <table:table-cell office:value-type="float" office:value="0.019004524">
                <text:p>0.019004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.9779">
                <text:p>17.9779</text:p>
              </table:table-cell>
              <table:table-cell office:value-type="float" office:value="0.01972999">
                <text:p>0.01972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.0077">
                <text:p>18.0077</text:p>
              </table:table-cell>
              <table:table-cell office:value-type="float" office:value="0.01792115">
                <text:p>0.01792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0375">
                <text:p>18.0375</text:p>
              </table:table-cell>
              <table:table-cell office:value-type="float" office:value="0.01496598">
                <text:p>0.01496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0673">
                <text:p>18.0673</text:p>
              </table:table-cell>
              <table:table-cell office:value-type="float" office:value="0.0154321">
                <text:p>0.01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0971">
                <text:p>18.0971</text:p>
              </table:table-cell>
              <table:table-cell office:value-type="float" office:value="0.01204819">
                <text:p>0.01204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.1269">
                <text:p>18.1269</text:p>
              </table:table-cell>
              <table:table-cell office:value-type="float" office:value="0.00806452">
                <text:p>0.00806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.1567">
                <text:p>18.1567</text:p>
              </table:table-cell>
              <table:table-cell office:value-type="float" office:value="0.00731706">
                <text:p>0.00731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1865">
                <text:p>18.1865</text:p>
              </table:table-cell>
              <table:table-cell office:value-type="float" office:value="0.00872093">
                <text:p>0.00872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2163">
                <text:p>18.2163</text:p>
              </table:table-cell>
              <table:table-cell office:value-type="float" office:value="0.0105634">
                <text:p>0.01056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246">
                <text:p>18.246</text:p>
              </table:table-cell>
              <table:table-cell office:value-type="float" office:value="0.00401606">
                <text:p>0.004016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.2758">
                <text:p>18.2758</text:p>
              </table:table-cell>
              <table:table-cell office:value-type="float" office:value="0.00490196">
                <text:p>0.00490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3056">
                <text:p>18.30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3354">
                <text:p>18.3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3652">
                <text:p>18.3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395">
                <text:p>18.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.4248">
                <text:p>18.4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.4546">
                <text:p>18.4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4844">
                <text:p>18.4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5142">
                <text:p>18.5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544">
                <text:p>18.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.5738">
                <text:p>18.57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6036">
                <text:p>18.60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6334">
                <text:p>18.6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6632">
                <text:p>18.6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091cm" svg:height="13.282cm" xlink:href=".." xlink:type="simple" chart:class="chart:scatter" chart:style-name="ch1">
        <chart:legend chart:legend-position="end" svg:x="18.975cm" svg:y="5.934cm" style:legend-expansion="high" chart:style-name="ch2"/>
        <chart:plot-area chart:style-name="ch3" table:cell-range-address="Sheet7.A1:Sheet7.B116 Sheet7.D1:Sheet7.D116" svg:x="0.421cm" svg:y="0.265cm" svg:width="18.133cm" svg:height="12.752cm">
          <chartooo:coordinate-region svg:x="1.228cm" svg:y="0.465cm" svg:width="17.139cm" svg:height="11.9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7.B1:Sheet7.B116" chart:class="chart:scatter">
            <chart:domain table:cell-range-address="Sheet7.A1:Sheet7.A116"/>
            <chart:data-point chart:repeated="116"/>
          </chart:series>
          <chart:series chart:style-name="ch7" chart:values-cell-range-address="Sheet7.D1:Sheet7.D116" chart:class="chart:scatter">
            <chart:data-point chart:repeated="1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427">
                <text:p>14.3427</text:p>
                <draw:g>
                  <svg:desc>Sheet7.A1:Sheet7.A116</svg:desc>
                </draw:g>
              </table:table-cell>
              <table:table-cell office:value-type="float" office:value="16">
                <text:p>16</text:p>
                <draw:g>
                  <svg:desc>Sheet7.B1:Sheet7.B116</svg:desc>
                </draw:g>
              </table:table-cell>
              <table:table-cell office:value-type="float" office:value="0">
                <text:p>0</text:p>
                <draw:g>
                  <svg:desc>Sheet7.D1:Sheet7.D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.3725">
                <text:p>14.3725</text:p>
              </table:table-cell>
              <table:table-cell office:value-type="float" office:value="24.8889">
                <text:p>24.88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4022">
                <text:p>14.4022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.432">
                <text:p>14.432</text:p>
              </table:table-cell>
              <table:table-cell office:value-type="float" office:value="41.9048">
                <text:p>41.9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4618">
                <text:p>14.4618</text:p>
              </table:table-cell>
              <table:table-cell office:value-type="float" office:value="45.5758">
                <text:p>45.57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4915">
                <text:p>14.4915</text:p>
              </table:table-cell>
              <table:table-cell office:value-type="float" office:value="49.92">
                <text:p>49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5213">
                <text:p>14.5213</text:p>
              </table:table-cell>
              <table:table-cell office:value-type="float" office:value="48.1416">
                <text:p>48.1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511">
                <text:p>14.5511</text:p>
              </table:table-cell>
              <table:table-cell office:value-type="float" office:value="59.9604">
                <text:p>59.96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5808">
                <text:p>14.5808</text:p>
              </table:table-cell>
              <table:table-cell office:value-type="float" office:value="74.2982">
                <text:p>74.2982</text:p>
              </table:table-cell>
              <table:table-cell office:value-type="float" office:value="1.58389">
                <text:p>1.583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6106">
                <text:p>14.6106</text:p>
              </table:table-cell>
              <table:table-cell office:value-type="float" office:value="90.2097">
                <text:p>90.2097</text:p>
              </table:table-cell>
              <table:table-cell office:value-type="float" office:value="4.70204">
                <text:p>4.70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.6404">
                <text:p>14.6404</text:p>
              </table:table-cell>
              <table:table-cell office:value-type="float" office:value="103.832">
                <text:p>103.832</text:p>
              </table:table-cell>
              <table:table-cell office:value-type="float" office:value="8.12641">
                <text:p>8.12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6701">
                <text:p>14.6701</text:p>
              </table:table-cell>
              <table:table-cell office:value-type="float" office:value="116.642">
                <text:p>116.642</text:p>
              </table:table-cell>
              <table:table-cell office:value-type="float" office:value="11.4196">
                <text:p>11.41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6999">
                <text:p>14.6999</text:p>
              </table:table-cell>
              <table:table-cell office:value-type="float" office:value="131.336">
                <text:p>131.336</text:p>
              </table:table-cell>
              <table:table-cell office:value-type="float" office:value="18.048">
                <text:p>18.0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7297">
                <text:p>14.7297</text:p>
              </table:table-cell>
              <table:table-cell office:value-type="float" office:value="149.558">
                <text:p>149.558</text:p>
              </table:table-cell>
              <table:table-cell office:value-type="float" office:value="29.287">
                <text:p>29.2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7594">
                <text:p>14.7594</text:p>
              </table:table-cell>
              <table:table-cell office:value-type="float" office:value="163.304">
                <text:p>163.304</text:p>
              </table:table-cell>
              <table:table-cell office:value-type="float" office:value="38.5657">
                <text:p>38.5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7892">
                <text:p>14.7892</text:p>
              </table:table-cell>
              <table:table-cell office:value-type="float" office:value="177.93">
                <text:p>177.93</text:p>
              </table:table-cell>
              <table:table-cell office:value-type="float" office:value="51.7778">
                <text:p>51.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.819">
                <text:p>14.819</text:p>
              </table:table-cell>
              <table:table-cell office:value-type="float" office:value="192.074">
                <text:p>192.074</text:p>
              </table:table-cell>
              <table:table-cell office:value-type="float" office:value="67.4132">
                <text:p>67.4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.8487">
                <text:p>14.8487</text:p>
              </table:table-cell>
              <table:table-cell office:value-type="float" office:value="205.151">
                <text:p>205.151</text:p>
              </table:table-cell>
              <table:table-cell office:value-type="float" office:value="79.1539">
                <text:p>79.15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.8785">
                <text:p>14.8785</text:p>
              </table:table-cell>
              <table:table-cell office:value-type="float" office:value="221.212">
                <text:p>221.212</text:p>
              </table:table-cell>
              <table:table-cell office:value-type="float" office:value="95.5232">
                <text:p>95.52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.9083">
                <text:p>14.9083</text:p>
              </table:table-cell>
              <table:table-cell office:value-type="float" office:value="235.28">
                <text:p>235.28</text:p>
              </table:table-cell>
              <table:table-cell office:value-type="float" office:value="109.725">
                <text:p>109.7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.938">
                <text:p>14.938</text:p>
              </table:table-cell>
              <table:table-cell office:value-type="float" office:value="250.031">
                <text:p>250.031</text:p>
              </table:table-cell>
              <table:table-cell office:value-type="float" office:value="123.357">
                <text:p>123.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.9678">
                <text:p>14.9678</text:p>
              </table:table-cell>
              <table:table-cell office:value-type="float" office:value="264.932">
                <text:p>264.932</text:p>
              </table:table-cell>
              <table:table-cell office:value-type="float" office:value="138.044">
                <text:p>138.0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9976">
                <text:p>14.9976</text:p>
              </table:table-cell>
              <table:table-cell office:value-type="float" office:value="276.843">
                <text:p>276.843</text:p>
              </table:table-cell>
              <table:table-cell office:value-type="float" office:value="151.887">
                <text:p>151.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0273">
                <text:p>15.0273</text:p>
              </table:table-cell>
              <table:table-cell office:value-type="float" office:value="289.626">
                <text:p>289.626</text:p>
              </table:table-cell>
              <table:table-cell office:value-type="float" office:value="163.958">
                <text:p>163.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0571">
                <text:p>15.0571</text:p>
              </table:table-cell>
              <table:table-cell office:value-type="float" office:value="299.452">
                <text:p>299.452</text:p>
              </table:table-cell>
              <table:table-cell office:value-type="float" office:value="174.622">
                <text:p>174.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0869">
                <text:p>15.0869</text:p>
              </table:table-cell>
              <table:table-cell office:value-type="float" office:value="302.735">
                <text:p>302.735</text:p>
              </table:table-cell>
              <table:table-cell office:value-type="float" office:value="175.587">
                <text:p>175.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1166">
                <text:p>15.1166</text:p>
              </table:table-cell>
              <table:table-cell office:value-type="float" office:value="306.001">
                <text:p>306.001</text:p>
              </table:table-cell>
              <table:table-cell office:value-type="float" office:value="179.468">
                <text:p>179.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1464">
                <text:p>15.1464</text:p>
              </table:table-cell>
              <table:table-cell office:value-type="float" office:value="309.14">
                <text:p>309.14</text:p>
              </table:table-cell>
              <table:table-cell office:value-type="float" office:value="180.58">
                <text:p>180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1762">
                <text:p>15.1762</text:p>
              </table:table-cell>
              <table:table-cell office:value-type="float" office:value="299.262">
                <text:p>299.262</text:p>
              </table:table-cell>
              <table:table-cell office:value-type="float" office:value="171.998">
                <text:p>171.9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2059">
                <text:p>15.2059</text:p>
              </table:table-cell>
              <table:table-cell office:value-type="float" office:value="300.695">
                <text:p>300.695</text:p>
              </table:table-cell>
              <table:table-cell office:value-type="float" office:value="171.822">
                <text:p>171.8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2357">
                <text:p>15.2357</text:p>
              </table:table-cell>
              <table:table-cell office:value-type="float" office:value="299.07">
                <text:p>299.07</text:p>
              </table:table-cell>
              <table:table-cell office:value-type="float" office:value="169.687">
                <text:p>169.6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2655">
                <text:p>15.2655</text:p>
              </table:table-cell>
              <table:table-cell office:value-type="float" office:value="291.572">
                <text:p>291.572</text:p>
              </table:table-cell>
              <table:table-cell office:value-type="float" office:value="161.438">
                <text:p>161.4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2952">
                <text:p>15.2952</text:p>
              </table:table-cell>
              <table:table-cell office:value-type="float" office:value="285.034">
                <text:p>285.034</text:p>
              </table:table-cell>
              <table:table-cell office:value-type="float" office:value="155.683">
                <text:p>155.6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325">
                <text:p>15.325</text:p>
              </table:table-cell>
              <table:table-cell office:value-type="float" office:value="277.626">
                <text:p>277.626</text:p>
              </table:table-cell>
              <table:table-cell office:value-type="float" office:value="146.863">
                <text:p>146.8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3548">
                <text:p>15.3548</text:p>
              </table:table-cell>
              <table:table-cell office:value-type="float" office:value="276.159">
                <text:p>276.159</text:p>
              </table:table-cell>
              <table:table-cell office:value-type="float" office:value="144.883">
                <text:p>144.88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3845">
                <text:p>15.3845</text:p>
              </table:table-cell>
              <table:table-cell office:value-type="float" office:value="276.503">
                <text:p>276.503</text:p>
              </table:table-cell>
              <table:table-cell office:value-type="float" office:value="142.776">
                <text:p>142.7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4143">
                <text:p>15.4143</text:p>
              </table:table-cell>
              <table:table-cell office:value-type="float" office:value="270.379">
                <text:p>270.379</text:p>
              </table:table-cell>
              <table:table-cell office:value-type="float" office:value="135.139">
                <text:p>135.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441">
                <text:p>15.4441</text:p>
              </table:table-cell>
              <table:table-cell office:value-type="float" office:value="269.629">
                <text:p>269.629</text:p>
              </table:table-cell>
              <table:table-cell office:value-type="float" office:value="135.604">
                <text:p>135.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4738">
                <text:p>15.4738</text:p>
              </table:table-cell>
              <table:table-cell office:value-type="float" office:value="267.506">
                <text:p>267.506</text:p>
              </table:table-cell>
              <table:table-cell office:value-type="float" office:value="133.559">
                <text:p>133.5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5036">
                <text:p>15.5036</text:p>
              </table:table-cell>
              <table:table-cell office:value-type="float" office:value="267.34">
                <text:p>267.34</text:p>
              </table:table-cell>
              <table:table-cell office:value-type="float" office:value="133.884">
                <text:p>133.8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.5334">
                <text:p>15.5334</text:p>
              </table:table-cell>
              <table:table-cell office:value-type="float" office:value="268.915">
                <text:p>268.915</text:p>
              </table:table-cell>
              <table:table-cell office:value-type="float" office:value="135.111">
                <text:p>135.1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.5631">
                <text:p>15.5631</text:p>
              </table:table-cell>
              <table:table-cell office:value-type="float" office:value="270.535">
                <text:p>270.535</text:p>
              </table:table-cell>
              <table:table-cell office:value-type="float" office:value="134.264">
                <text:p>134.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.5929">
                <text:p>15.5929</text:p>
              </table:table-cell>
              <table:table-cell office:value-type="float" office:value="270.405">
                <text:p>270.405</text:p>
              </table:table-cell>
              <table:table-cell office:value-type="float" office:value="135.775">
                <text:p>135.7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6227">
                <text:p>15.6227</text:p>
              </table:table-cell>
              <table:table-cell office:value-type="float" office:value="269.659">
                <text:p>269.659</text:p>
              </table:table-cell>
              <table:table-cell office:value-type="float" office:value="134.482">
                <text:p>134.4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6524">
                <text:p>15.6524</text:p>
              </table:table-cell>
              <table:table-cell office:value-type="float" office:value="274.366">
                <text:p>274.366</text:p>
              </table:table-cell>
              <table:table-cell office:value-type="float" office:value="141.531">
                <text:p>141.5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6822">
                <text:p>15.6822</text:p>
              </table:table-cell>
              <table:table-cell office:value-type="float" office:value="278.552">
                <text:p>278.552</text:p>
              </table:table-cell>
              <table:table-cell office:value-type="float" office:value="147.165">
                <text:p>147.1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12">
                <text:p>15.712</text:p>
              </table:table-cell>
              <table:table-cell office:value-type="float" office:value="280.98">
                <text:p>280.98</text:p>
              </table:table-cell>
              <table:table-cell office:value-type="float" office:value="148.125">
                <text:p>148.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.7417">
                <text:p>15.7417</text:p>
              </table:table-cell>
              <table:table-cell office:value-type="float" office:value="277.239">
                <text:p>277.239</text:p>
              </table:table-cell>
              <table:table-cell office:value-type="float" office:value="146.746">
                <text:p>146.7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7715">
                <text:p>15.7715</text:p>
              </table:table-cell>
              <table:table-cell office:value-type="float" office:value="282.41">
                <text:p>282.41</text:p>
              </table:table-cell>
              <table:table-cell office:value-type="float" office:value="150.058">
                <text:p>150.0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.8013">
                <text:p>15.8013</text:p>
              </table:table-cell>
              <table:table-cell office:value-type="float" office:value="281.177">
                <text:p>281.177</text:p>
              </table:table-cell>
              <table:table-cell office:value-type="float" office:value="149.036">
                <text:p>149.0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.831">
                <text:p>15.831</text:p>
              </table:table-cell>
              <table:table-cell office:value-type="float" office:value="278.829">
                <text:p>278.829</text:p>
              </table:table-cell>
              <table:table-cell office:value-type="float" office:value="147.182">
                <text:p>147.1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8608">
                <text:p>15.8608</text:p>
              </table:table-cell>
              <table:table-cell office:value-type="float" office:value="277.903">
                <text:p>277.903</text:p>
              </table:table-cell>
              <table:table-cell office:value-type="float" office:value="144.132">
                <text:p>144.1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8906">
                <text:p>15.8906</text:p>
              </table:table-cell>
              <table:table-cell office:value-type="float" office:value="281.963">
                <text:p>281.963</text:p>
              </table:table-cell>
              <table:table-cell office:value-type="float" office:value="147.004">
                <text:p>147.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9203">
                <text:p>15.9203</text:p>
              </table:table-cell>
              <table:table-cell office:value-type="float" office:value="283.67">
                <text:p>283.67</text:p>
              </table:table-cell>
              <table:table-cell office:value-type="float" office:value="149.677">
                <text:p>149.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9501">
                <text:p>15.9501</text:p>
              </table:table-cell>
              <table:table-cell office:value-type="float" office:value="285.367">
                <text:p>285.367</text:p>
              </table:table-cell>
              <table:table-cell office:value-type="float" office:value="150.767">
                <text:p>150.7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9799">
                <text:p>15.9799</text:p>
              </table:table-cell>
              <table:table-cell office:value-type="float" office:value="285.439">
                <text:p>285.439</text:p>
              </table:table-cell>
              <table:table-cell office:value-type="float" office:value="153.733">
                <text:p>153.7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0096">
                <text:p>16.0096</text:p>
              </table:table-cell>
              <table:table-cell office:value-type="float" office:value="285.875">
                <text:p>285.875</text:p>
              </table:table-cell>
              <table:table-cell office:value-type="float" office:value="151.383">
                <text:p>151.3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0394">
                <text:p>16.0394</text:p>
              </table:table-cell>
              <table:table-cell office:value-type="float" office:value="287.766">
                <text:p>287.766</text:p>
              </table:table-cell>
              <table:table-cell office:value-type="float" office:value="154.756">
                <text:p>154.7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0692">
                <text:p>16.0692</text:p>
              </table:table-cell>
              <table:table-cell office:value-type="float" office:value="285.043">
                <text:p>285.043</text:p>
              </table:table-cell>
              <table:table-cell office:value-type="float" office:value="151.705">
                <text:p>151.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.0989">
                <text:p>16.0989</text:p>
              </table:table-cell>
              <table:table-cell office:value-type="float" office:value="283.354">
                <text:p>283.354</text:p>
              </table:table-cell>
              <table:table-cell office:value-type="float" office:value="151.883">
                <text:p>151.8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.1287">
                <text:p>16.1287</text:p>
              </table:table-cell>
              <table:table-cell office:value-type="float" office:value="280.882">
                <text:p>280.882</text:p>
              </table:table-cell>
              <table:table-cell office:value-type="float" office:value="148.93">
                <text:p>148.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.1585">
                <text:p>16.1585</text:p>
              </table:table-cell>
              <table:table-cell office:value-type="float" office:value="277.426">
                <text:p>277.426</text:p>
              </table:table-cell>
              <table:table-cell office:value-type="float" office:value="146.852">
                <text:p>146.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1882">
                <text:p>16.1882</text:p>
              </table:table-cell>
              <table:table-cell office:value-type="float" office:value="277.959">
                <text:p>277.959</text:p>
              </table:table-cell>
              <table:table-cell office:value-type="float" office:value="149.045">
                <text:p>149.0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18">
                <text:p>16.218</text:p>
              </table:table-cell>
              <table:table-cell office:value-type="float" office:value="275.593">
                <text:p>275.593</text:p>
              </table:table-cell>
              <table:table-cell office:value-type="float" office:value="147.486">
                <text:p>147.4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.2478">
                <text:p>16.2478</text:p>
              </table:table-cell>
              <table:table-cell office:value-type="float" office:value="276.465">
                <text:p>276.465</text:p>
              </table:table-cell>
              <table:table-cell office:value-type="float" office:value="148.051">
                <text:p>148.0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.2775">
                <text:p>16.2775</text:p>
              </table:table-cell>
              <table:table-cell office:value-type="float" office:value="273.37">
                <text:p>273.37</text:p>
              </table:table-cell>
              <table:table-cell office:value-type="float" office:value="146.935">
                <text:p>146.9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3073">
                <text:p>16.3073</text:p>
              </table:table-cell>
              <table:table-cell office:value-type="float" office:value="275.988">
                <text:p>275.988</text:p>
              </table:table-cell>
              <table:table-cell office:value-type="float" office:value="146.946">
                <text:p>146.9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.3371">
                <text:p>16.3371</text:p>
              </table:table-cell>
              <table:table-cell office:value-type="float" office:value="279.068">
                <text:p>279.068</text:p>
              </table:table-cell>
              <table:table-cell office:value-type="float" office:value="150.16">
                <text:p>150.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3668">
                <text:p>16.3668</text:p>
              </table:table-cell>
              <table:table-cell office:value-type="float" office:value="279.125">
                <text:p>279.125</text:p>
              </table:table-cell>
              <table:table-cell office:value-type="float" office:value="150.665">
                <text:p>150.6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.3966">
                <text:p>16.3966</text:p>
              </table:table-cell>
              <table:table-cell office:value-type="float" office:value="275.995">
                <text:p>275.995</text:p>
              </table:table-cell>
              <table:table-cell office:value-type="float" office:value="145.06">
                <text:p>145.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.4264">
                <text:p>16.4264</text:p>
              </table:table-cell>
              <table:table-cell office:value-type="float" office:value="275.806">
                <text:p>275.806</text:p>
              </table:table-cell>
              <table:table-cell office:value-type="float" office:value="143.733">
                <text:p>143.7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.4561">
                <text:p>16.4561</text:p>
              </table:table-cell>
              <table:table-cell office:value-type="float" office:value="273.857">
                <text:p>273.857</text:p>
              </table:table-cell>
              <table:table-cell office:value-type="float" office:value="141.34">
                <text:p>141.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.4859">
                <text:p>16.4859</text:p>
              </table:table-cell>
              <table:table-cell office:value-type="float" office:value="271.781">
                <text:p>271.781</text:p>
              </table:table-cell>
              <table:table-cell office:value-type="float" office:value="138.76">
                <text:p>138.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5157">
                <text:p>16.5157</text:p>
              </table:table-cell>
              <table:table-cell office:value-type="float" office:value="274.734">
                <text:p>274.734</text:p>
              </table:table-cell>
              <table:table-cell office:value-type="float" office:value="143.333">
                <text:p>143.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5454">
                <text:p>16.5454</text:p>
              </table:table-cell>
              <table:table-cell office:value-type="float" office:value="275.237">
                <text:p>275.237</text:p>
              </table:table-cell>
              <table:table-cell office:value-type="float" office:value="142.319">
                <text:p>142.3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.5752">
                <text:p>16.5752</text:p>
              </table:table-cell>
              <table:table-cell office:value-type="float" office:value="274.339">
                <text:p>274.339</text:p>
              </table:table-cell>
              <table:table-cell office:value-type="float" office:value="140.569">
                <text:p>140.5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.605">
                <text:p>16.605</text:p>
              </table:table-cell>
              <table:table-cell office:value-type="float" office:value="275.424">
                <text:p>275.424</text:p>
              </table:table-cell>
              <table:table-cell office:value-type="float" office:value="141.475">
                <text:p>141.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.6347">
                <text:p>16.6347</text:p>
              </table:table-cell>
              <table:table-cell office:value-type="float" office:value="276.915">
                <text:p>276.915</text:p>
              </table:table-cell>
              <table:table-cell office:value-type="float" office:value="144.736">
                <text:p>144.7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6645">
                <text:p>16.6645</text:p>
              </table:table-cell>
              <table:table-cell office:value-type="float" office:value="280.702">
                <text:p>280.702</text:p>
              </table:table-cell>
              <table:table-cell office:value-type="float" office:value="144.667">
                <text:p>144.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6943">
                <text:p>16.6943</text:p>
              </table:table-cell>
              <table:table-cell office:value-type="float" office:value="281.7">
                <text:p>281.7</text:p>
              </table:table-cell>
              <table:table-cell office:value-type="float" office:value="146.627">
                <text:p>146.6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724">
                <text:p>16.724</text:p>
              </table:table-cell>
              <table:table-cell office:value-type="float" office:value="281.198">
                <text:p>281.198</text:p>
              </table:table-cell>
              <table:table-cell office:value-type="float" office:value="146.93">
                <text:p>146.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7538">
                <text:p>16.7538</text:p>
              </table:table-cell>
              <table:table-cell office:value-type="float" office:value="283.537">
                <text:p>283.537</text:p>
              </table:table-cell>
              <table:table-cell office:value-type="float" office:value="151.061">
                <text:p>151.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7836">
                <text:p>16.7836</text:p>
              </table:table-cell>
              <table:table-cell office:value-type="float" office:value="286.678">
                <text:p>286.678</text:p>
              </table:table-cell>
              <table:table-cell office:value-type="float" office:value="152.058">
                <text:p>152.0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133">
                <text:p>16.8133</text:p>
              </table:table-cell>
              <table:table-cell office:value-type="float" office:value="292.057">
                <text:p>292.057</text:p>
              </table:table-cell>
              <table:table-cell office:value-type="float" office:value="160.552">
                <text:p>160.5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431">
                <text:p>16.8431</text:p>
              </table:table-cell>
              <table:table-cell office:value-type="float" office:value="292.99">
                <text:p>292.99</text:p>
              </table:table-cell>
              <table:table-cell office:value-type="float" office:value="167.591">
                <text:p>167.59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.8729">
                <text:p>16.8729</text:p>
              </table:table-cell>
              <table:table-cell office:value-type="float" office:value="292.832">
                <text:p>292.832</text:p>
              </table:table-cell>
              <table:table-cell office:value-type="float" office:value="170.943">
                <text:p>170.94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.9026">
                <text:p>16.9026</text:p>
              </table:table-cell>
              <table:table-cell office:value-type="float" office:value="296.908">
                <text:p>296.908</text:p>
              </table:table-cell>
              <table:table-cell office:value-type="float" office:value="174.174">
                <text:p>174.1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.9324">
                <text:p>16.9324</text:p>
              </table:table-cell>
              <table:table-cell office:value-type="float" office:value="303.368">
                <text:p>303.368</text:p>
              </table:table-cell>
              <table:table-cell office:value-type="float" office:value="178.296">
                <text:p>178.2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9622">
                <text:p>16.9622</text:p>
              </table:table-cell>
              <table:table-cell office:value-type="float" office:value="309.772">
                <text:p>309.772</text:p>
              </table:table-cell>
              <table:table-cell office:value-type="float" office:value="187.023">
                <text:p>187.0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.9919">
                <text:p>16.9919</text:p>
              </table:table-cell>
              <table:table-cell office:value-type="float" office:value="306.196">
                <text:p>306.196</text:p>
              </table:table-cell>
              <table:table-cell office:value-type="float" office:value="181.991">
                <text:p>181.9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0217">
                <text:p>17.0217</text:p>
              </table:table-cell>
              <table:table-cell office:value-type="float" office:value="305.326">
                <text:p>305.326</text:p>
              </table:table-cell>
              <table:table-cell office:value-type="float" office:value="178.293">
                <text:p>178.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.0515">
                <text:p>17.0515</text:p>
              </table:table-cell>
              <table:table-cell office:value-type="float" office:value="293.26">
                <text:p>293.26</text:p>
              </table:table-cell>
              <table:table-cell office:value-type="float" office:value="166.284">
                <text:p>166.2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.0812">
                <text:p>17.0812</text:p>
              </table:table-cell>
              <table:table-cell office:value-type="float" office:value="279.226">
                <text:p>279.226</text:p>
              </table:table-cell>
              <table:table-cell office:value-type="float" office:value="152.584">
                <text:p>152.5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.111">
                <text:p>17.111</text:p>
              </table:table-cell>
              <table:table-cell office:value-type="float" office:value="269.989">
                <text:p>269.989</text:p>
              </table:table-cell>
              <table:table-cell office:value-type="float" office:value="143.503">
                <text:p>143.5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.1408">
                <text:p>17.1408</text:p>
              </table:table-cell>
              <table:table-cell office:value-type="float" office:value="254.321">
                <text:p>254.321</text:p>
              </table:table-cell>
              <table:table-cell office:value-type="float" office:value="124.406">
                <text:p>124.4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1705">
                <text:p>17.1705</text:p>
              </table:table-cell>
              <table:table-cell office:value-type="float" office:value="238.607">
                <text:p>238.607</text:p>
              </table:table-cell>
              <table:table-cell office:value-type="float" office:value="108.344">
                <text:p>108.3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.2003">
                <text:p>17.2003</text:p>
              </table:table-cell>
              <table:table-cell office:value-type="float" office:value="220.814">
                <text:p>220.814</text:p>
              </table:table-cell>
              <table:table-cell office:value-type="float" office:value="93.382">
                <text:p>93.3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.2301">
                <text:p>17.2301</text:p>
              </table:table-cell>
              <table:table-cell office:value-type="float" office:value="205.207">
                <text:p>205.207</text:p>
              </table:table-cell>
              <table:table-cell office:value-type="float" office:value="78.3552">
                <text:p>78.3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.2598">
                <text:p>17.2598</text:p>
              </table:table-cell>
              <table:table-cell office:value-type="float" office:value="191.576">
                <text:p>191.576</text:p>
              </table:table-cell>
              <table:table-cell office:value-type="float" office:value="61.7826">
                <text:p>61.78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.2896">
                <text:p>17.2896</text:p>
              </table:table-cell>
              <table:table-cell office:value-type="float" office:value="172.863">
                <text:p>172.863</text:p>
              </table:table-cell>
              <table:table-cell office:value-type="float" office:value="48.048">
                <text:p>48.0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3194">
                <text:p>17.3194</text:p>
              </table:table-cell>
              <table:table-cell office:value-type="float" office:value="158.558">
                <text:p>158.558</text:p>
              </table:table-cell>
              <table:table-cell office:value-type="float" office:value="36.5751">
                <text:p>36.57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.3491">
                <text:p>17.3491</text:p>
              </table:table-cell>
              <table:table-cell office:value-type="float" office:value="142.674">
                <text:p>142.674</text:p>
              </table:table-cell>
              <table:table-cell office:value-type="float" office:value="22.1372">
                <text:p>22.137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.3789">
                <text:p>17.3789</text:p>
              </table:table-cell>
              <table:table-cell office:value-type="float" office:value="128.133">
                <text:p>128.133</text:p>
              </table:table-cell>
              <table:table-cell office:value-type="float" office:value="13.2305">
                <text:p>13.23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.4087">
                <text:p>17.4087</text:p>
              </table:table-cell>
              <table:table-cell office:value-type="float" office:value="115.629">
                <text:p>115.629</text:p>
              </table:table-cell>
              <table:table-cell office:value-type="float" office:value="8.67306">
                <text:p>8.673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.4384">
                <text:p>17.4384</text:p>
              </table:table-cell>
              <table:table-cell office:value-type="float" office:value="99.9045">
                <text:p>99.9045</text:p>
              </table:table-cell>
              <table:table-cell office:value-type="float" office:value="2.83254">
                <text:p>2.8325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.4682">
                <text:p>17.4682</text:p>
              </table:table-cell>
              <table:table-cell office:value-type="float" office:value="91.0168">
                <text:p>91.0168</text:p>
              </table:table-cell>
              <table:table-cell office:value-type="float" office:value="2.03945">
                <text:p>2.039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.498">
                <text:p>17.498</text:p>
              </table:table-cell>
              <table:table-cell office:value-type="float" office:value="75.6757">
                <text:p>75.67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.5277">
                <text:p>17.5277</text:p>
              </table:table-cell>
              <table:table-cell office:value-type="float" office:value="63.1976">
                <text:p>63.1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5575">
                <text:p>17.5575</text:p>
              </table:table-cell>
              <table:table-cell office:value-type="float" office:value="52.64">
                <text:p>5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5873">
                <text:p>17.5873</text:p>
              </table:table-cell>
              <table:table-cell office:value-type="float" office:value="49.5135">
                <text:p>49.5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617">
                <text:p>17.617</text:p>
              </table:table-cell>
              <table:table-cell office:value-type="float" office:value="47.0303">
                <text:p>47.03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6468">
                <text:p>17.6468</text:p>
              </table:table-cell>
              <table:table-cell office:value-type="float" office:value="36.8">
                <text:p>36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.6766">
                <text:p>17.6766</text:p>
              </table:table-cell>
              <table:table-cell office:value-type="float" office:value="30.6667">
                <text:p>30.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7063">
                <text:p>17.7063</text:p>
              </table:table-cell>
              <table:table-cell office:value-type="float" office:value="37.3333">
                <text:p>37.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.7361">
                <text:p>17.736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.7659">
                <text:p>17.7659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